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2000000E000000DD000000DDB43ABA64C5FC9CAB.svm" manifest:media-type="image/x-svm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2000000E000000DD000000DDB43ABA64C5FC9CAB.svm" manifest:media-type="image/x-svm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B43ABA64C5FC9CAB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1.1917in"/>
    </style:style>
    <style:style style:name="co4" style:family="table-column">
      <style:table-column-properties fo:break-before="auto" style:column-width="0.992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fals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1783in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5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125">
      <style:table-cell-properties fo:padding="0.028in"/>
    </style:style>
    <style:style style:name="ce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5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8" style:family="table-cell" style:parent-style-name="Default" style:data-style-name="N125">
      <style:table-cell-properties style:text-align-source="fix" style:repeat-content="false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125">
      <style:table-cell-properties style:text-align-source="fix" style:repeat-content="false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10" style:family="table-cell" style:parent-style-name="Default" style:data-style-name="N125">
      <style:table-cell-properties fo:padding="0.028in"/>
      <style:text-properties fo:font-weight="bold" style:font-weight-asian="bold" style:font-weight-complex="bold"/>
    </style:style>
    <style:style style:name="ce11" style:family="table-cell" style:parent-style-name="Default">
      <style:table-cell-properties fo:padding="0.028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use-regular-expressions="false" table:use-wildcards="true"/>
      <table:table table:name="Arkusz1" table:style-name="ta1">
        <office:forms form:automatic-focus="false" form:apply-design-mode="false"/>
        <table:shapes>
          <draw:frame draw:z-index="0" draw:style-name="gr1" draw:text-style-name="P1" svg:width="6.2925in" svg:height="3.5319in" svg:x="6.5531in" svg:y="0.1709in">
            <draw:object draw:notify-on-update-of-ranges="Arkusz1.D1:Arkusz1.D1 Arkusz1.D2:Arkusz1.D1002 Arkusz1.E1:Arkusz1.E1 Arkusz1.E2:Arkusz1.E10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67in" svg:height="3.5315in" svg:x="6.1925in" svg:y="3.8807in">
            <draw:object draw:notify-on-update-of-ranges="Arkusz1.D1:Arkusz1.D1 Arkusz1.D2:Arkusz1.D1002 Arkusz1.F1:Arkusz1.F1 Arkusz1.F2:Arkusz1.F10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71in" svg:height="3.5319in" svg:x="6.1492in" svg:y="7.95in">
            <draw:object draw:notify-on-update-of-ranges="Arkusz1.E1:Arkusz1.E1 Arkusz1.E2:Arkusz1.E1002 Arkusz1.F1:Arkusz1.F1 Arkusz1.F2:Arkusz1.F10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3071in" svg:height="3.5319in" svg:x="12.7571in" svg:y="0.1161in">
            <draw:object draw:notify-on-update-of-ranges="Arkusz1.B1:Arkusz1.B1 Arkusz1.B2:Arkusz1.B1002 Arkusz1.D1:Arkusz1.D1 Arkusz1.D2:Arkusz1.D1002 Arkusz1.E1:Arkusz1.E1 Arkusz1.E2:Arkusz1.E1002 Arkusz1.F1:Arkusz1.F1 Arkusz1.F2:Arkusz1.F100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3" table:default-cell-style-name="ce7"/>
        <table:table-column table:style-name="co4" table:default-cell-style-name="ce2"/>
        <table:table-column table:style-name="co2" table:default-cell-style-name="ce2"/>
        <table:table-column table:style-name="co2" table:default-cell-style-name="ce7"/>
        <table:table-column table:style-name="co2" table:number-columns-repeated="249" table:default-cell-style-name="ce2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>
            <text:p>h=</text:p>
          </table:table-cell>
          <table:table-cell table:style-name="ce3" office:value-type="float" office:value="0.01" calcext:value-type="float">
            <text:p>0.01</text:p>
          </table:table-cell>
          <table:table-cell table:style-name="ce3"/>
          <table:table-cell table:style-name="ce5" office:value-type="string" calcext:value-type="string">
            <text:p>x_n</text:p>
          </table:table-cell>
          <table:table-cell table:style-name="ce8" office:value-type="string" calcext:value-type="string">
            <text:p>y_n</text:p>
          </table:table-cell>
          <table:table-cell table:style-name="ce19" office:value-type="string" calcext:value-type="string">
            <text:p>z_n</text:p>
          </table:table-cell>
          <table:table-cell table:style-name="ce5"/>
          <table:table-cell table:style-name="ce1" table:number-columns-repeated="1016"/>
        </table:table-row>
        <table:table-row table:style-name="ro1">
          <table:table-cell office:value-type="string" calcext:value-type="string">
            <text:p>t0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6" office:value-type="float" office:value="2" calcext:value-type="float">
            <text:p>2.0000</text:p>
          </table:table-cell>
          <table:table-cell table:number-columns-repeated="2" office:value-type="float" office:value="2" calcext:value-type="float">
            <text:p>2.0000</text:p>
          </table:table-cell>
          <table:table-cell table:style-name="ce20" table:number-columns-spanned="2" table:number-rows-spanned="1"/>
          <table:covered-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t1</text:p>
          </table:table-cell>
          <table:table-cell table:formula="of:=[.$B$1]+[.B2]" office:value-type="float" office:value="0.01" calcext:value-type="float">
            <text:p>0.01</text:p>
          </table:table-cell>
          <table:table-cell/>
          <table:table-cell table:formula="of:=[.D2]+(-10*[.D2]+10*[.E2])*[.$B$1]" office:value-type="float" office:value="2" calcext:value-type="float">
            <text:p>2.0000</text:p>
          </table:table-cell>
          <table:table-cell table:formula="of:=[.E2]+(28*[.D2]-[.E2]-[.D2]*[.F2])*[.$B$1]" office:value-type="float" office:value="2.5" calcext:value-type="float">
            <text:p>2.5000</text:p>
          </table:table-cell>
          <table:table-cell table:formula="of:=[.F2]+(-(8/3)*[.F2] +[.E2]*[.D2])*[.$B$1]" office:value-type="float" office:value="1.98666666666667" calcext:value-type="float">
            <text:p>1.9867</text:p>
          </table:table-cell>
          <table:table-cell table:style-name="ce20"/>
          <table:table-cell table:style-name="ce10"/>
          <table:table-cell table:number-columns-repeated="1015"/>
        </table:table-row>
        <table:table-row table:style-name="ro2">
          <table:table-cell office:value-type="string" calcext:value-type="string">
            <text:p>t2</text:p>
          </table:table-cell>
          <table:table-cell table:formula="of:=[.$B$1]+[.B3]" office:value-type="float" office:value="0.02" calcext:value-type="float">
            <text:p>0.02</text:p>
          </table:table-cell>
          <table:table-cell/>
          <table:table-cell table:formula="of:=[.D3]+(-10*[.D3]+10*[.E3])*[.$B$1]" office:value-type="float" office:value="2.05" calcext:value-type="float">
            <text:p>2.0500</text:p>
          </table:table-cell>
          <table:table-cell table:formula="of:=[.E3]+(28*[.D3]-[.E3]-[.D3]*[.F3])*[.$B$1]" office:value-type="float" office:value="2.99526666666667" calcext:value-type="float">
            <text:p>2.9953</text:p>
          </table:table-cell>
          <table:table-cell table:formula="of:=[.F3]+(-(8/3)*[.F3] +[.E3]*[.D3])*[.$B$1]" office:value-type="float" office:value="1.98368888888889" calcext:value-type="float">
            <text:p>1.9837</text:p>
          </table:table-cell>
          <table:table-cell table:style-name="ce20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t3</text:p>
          </table:table-cell>
          <table:table-cell table:formula="of:=[.$B$1]+[.B4]" office:value-type="float" office:value="0.03" calcext:value-type="float">
            <text:p>0.03</text:p>
          </table:table-cell>
          <table:table-cell/>
          <table:table-cell table:formula="of:=[.D4]+(-10*[.D4]+10*[.E4])*[.$B$1]" office:value-type="float" office:value="2.14452666666667" calcext:value-type="float">
            <text:p>2.1445</text:p>
          </table:table-cell>
          <table:table-cell table:formula="of:=[.E4]+(28*[.D4]-[.E4]-[.D4]*[.F4])*[.$B$1]" office:value-type="float" office:value="3.49864837777778" calcext:value-type="float">
            <text:p>3.4986</text:p>
          </table:table-cell>
          <table:table-cell table:formula="of:=[.F4]+(-(8/3)*[.F4] +[.E4]*[.D4])*[.$B$1]" office:value-type="float" office:value="1.99219348518519" calcext:value-type="float">
            <text:p>1.9922</text:p>
          </table:table-cell>
          <table:table-cell table:style-name="ce20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t4</text:p>
          </table:table-cell>
          <table:table-cell table:formula="of:=[.$B$1]+[.B5]" office:value-type="float" office:value="0.04" calcext:value-type="float">
            <text:p>0.04</text:p>
          </table:table-cell>
          <table:table-cell/>
          <table:table-cell table:formula="of:=[.D5]+(-10*[.D5]+10*[.E5])*[.$B$1]" office:value-type="float" office:value="2.27993883777778" calcext:value-type="float">
            <text:p>2.2799</text:p>
          </table:table-cell>
          <table:table-cell table:formula="of:=[.E5]+(28*[.D5]-[.E5]-[.D5]*[.F5])*[.$B$1]" office:value-type="float" office:value="4.02140624012527" calcext:value-type="float">
            <text:p>4.0214</text:p>
          </table:table-cell>
          <table:table-cell table:formula="of:=[.F5]+(-(8/3)*[.F5] +[.E5]*[.D5])*[.$B$1]" office:value-type="float" office:value="2.01409777301459" calcext:value-type="float">
            <text:p>2.0141</text:p>
          </table:table-cell>
          <table:table-cell table:style-name="ce20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t5</text:p>
          </table:table-cell>
          <table:table-cell table:formula="of:=[.$B$1]+[.B6]" office:value-type="float" office:value="0.05" calcext:value-type="float">
            <text:p>0.05</text:p>
          </table:table-cell>
          <table:table-cell/>
          <table:table-cell table:formula="of:=[.D6]+(-10*[.D6]+10*[.E6])*[.$B$1]" office:value-type="float" office:value="2.45408557801253" calcext:value-type="float">
            <text:p>2.4541</text:p>
          </table:table-cell>
          <table:table-cell table:formula="of:=[.E6]+(28*[.D6]-[.E6]-[.D6]*[.F6])*[.$B$1]" office:value-type="float" office:value="4.57365485494402" calcext:value-type="float">
            <text:p>4.5737</text:p>
          </table:table-cell>
          <table:table-cell table:formula="of:=[.F6]+(-(8/3)*[.F6] +[.E6]*[.D6])*[.$B$1]" office:value-type="float" office:value="2.05207410176097" calcext:value-type="float">
            <text:p>2.05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</text:p>
          </table:table-cell>
          <table:table-cell table:formula="of:=[.$B$1]+[.B7]" office:value-type="float" office:value="0.06" calcext:value-type="float">
            <text:p>0.06</text:p>
          </table:table-cell>
          <table:table-cell/>
          <table:table-cell table:formula="of:=[.D7]+(-10*[.D7]+10*[.E7])*[.$B$1]" office:value-type="float" office:value="2.66604250570568" calcext:value-type="float">
            <text:p>2.6660</text:p>
          </table:table-cell>
          <table:table-cell table:formula="of:=[.E7]+(28*[.D7]-[.E7]-[.D7]*[.F7])*[.$B$1]" office:value-type="float" office:value="5.16470261365664" calcext:value-type="float">
            <text:p>5.1647</text:p>
          </table:table-cell>
          <table:table-cell table:formula="of:=[.F7]+(-(8/3)*[.F7] +[.E7]*[.D7])*[.$B$1]" office:value-type="float" office:value="2.10959352989726" calcext:value-type="float">
            <text:p>2.10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</text:p>
          </table:table-cell>
          <table:table-cell table:formula="of:=[.$B$1]+[.B8]" office:value-type="float" office:value="0.07" calcext:value-type="float">
            <text:p>0.07</text:p>
          </table:table-cell>
          <table:table-cell/>
          <table:table-cell table:formula="of:=[.D8]+(-10*[.D8]+10*[.E8])*[.$B$1]" office:value-type="float" office:value="2.91590851650077" calcext:value-type="float">
            <text:p>2.9159</text:p>
          </table:table-cell>
          <table:table-cell table:formula="of:=[.E8]+(28*[.D8]-[.E8]-[.D8]*[.F8])*[.$B$1]" office:value-type="float" office:value="5.80330482891299" calcext:value-type="float">
            <text:p>5.8033</text:p>
          </table:table-cell>
          <table:table-cell table:formula="of:=[.F8]+(-(8/3)*[.F8] +[.E8]*[.D8])*[.$B$1]" office:value-type="float" office:value="2.19103086940671" calcext:value-type="float">
            <text:p>2.19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</text:p>
          </table:table-cell>
          <table:table-cell table:formula="of:=[.$B$1]+[.B9]" office:value-type="float" office:value="0.08" calcext:value-type="float">
            <text:p>0.08</text:p>
          </table:table-cell>
          <table:table-cell/>
          <table:table-cell table:formula="of:=[.D9]+(-10*[.D9]+10*[.E9])*[.$B$1]" office:value-type="float" office:value="3.204648147742" calcext:value-type="float">
            <text:p>3.2046</text:p>
          </table:table-cell>
          <table:table-cell table:formula="of:=[.E9]+(28*[.D9]-[.E9]-[.D9]*[.F9])*[.$B$1]" office:value-type="float" office:value="6.49783770952389" calcext:value-type="float">
            <text:p>6.4978</text:p>
          </table:table-cell>
          <table:table-cell table:formula="of:=[.F9]+(-(8/3)*[.F9] +[.E9]*[.D9])*[.$B$1]" office:value-type="float" office:value="2.30182243930064" calcext:value-type="float">
            <text:p>2.3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</text:p>
          </table:table-cell>
          <table:table-cell table:formula="of:=[.$B$1]+[.B10]" office:value-type="float" office:value="0.09" calcext:value-type="float">
            <text:p>0.09</text:p>
          </table:table-cell>
          <table:table-cell/>
          <table:table-cell table:formula="of:=[.D10]+(-10*[.D10]+10*[.E10])*[.$B$1]" office:value-type="float" office:value="3.53396710392018" calcext:value-type="float">
            <text:p>3.5340</text:p>
          </table:table-cell>
          <table:table-cell table:formula="of:=[.E10]+(28*[.D10]-[.E10]-[.D10]*[.F10])*[.$B$1]" office:value-type="float" office:value="7.25639550363105" calcext:value-type="float">
            <text:p>7.2564</text:p>
          </table:table-cell>
          <table:table-cell table:formula="of:=[.F10]+(-(8/3)*[.F10] +[.E10]*[.D10])*[.$B$1]" office:value-type="float" office:value="2.4486733433875" calcext:value-type="float">
            <text:p>2.44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0</text:p>
          </table:table-cell>
          <table:table-cell table:formula="of:=[.$B$1]+[.B11]" office:value-type="float" office:value="0.1" calcext:value-type="float">
            <text:p>0.10</text:p>
          </table:table-cell>
          <table:table-cell/>
          <table:table-cell table:formula="of:=[.D11]+(-10*[.D11]+10*[.E11])*[.$B$1]" office:value-type="float" office:value="3.90620994389127" calcext:value-type="float">
            <text:p>3.9062</text:p>
          </table:table-cell>
          <table:table-cell table:formula="of:=[.E11]+(28*[.D11]-[.E11]-[.D11]*[.F11])*[.$B$1]" office:value-type="float" office:value="8.08680702725461" calcext:value-type="float">
            <text:p>8.0868</text:p>
          </table:table-cell>
          <table:table-cell table:formula="of:=[.F11]+(-(8/3)*[.F11] +[.E11]*[.D11])*[.$B$1]" office:value-type="float" office:value="2.6398140175925" calcext:value-type="float">
            <text:p>2.63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1</text:p>
          </table:table-cell>
          <table:table-cell table:formula="of:=[.$B$1]+[.B12]" office:value-type="float" office:value="0.11" calcext:value-type="float">
            <text:p>0.11</text:p>
          </table:table-cell>
          <table:table-cell/>
          <table:table-cell table:formula="of:=[.D12]+(-10*[.D12]+10*[.E12])*[.$B$1]" office:value-type="float" office:value="4.3242696522276" calcext:value-type="float">
            <text:p>4.3243</text:p>
          </table:table-cell>
          <table:table-cell table:formula="of:=[.E12]+(28*[.D12]-[.E12]-[.D12]*[.F12])*[.$B$1]" office:value-type="float" office:value="8.99656106361619" calcext:value-type="float">
            <text:p>8.9966</text:p>
          </table:table-cell>
          <table:table-cell table:formula="of:=[.F12]+(-(8/3)*[.F12] +[.E12]*[.D12])*[.$B$1]" office:value-type="float" office:value="2.88530663736528" calcext:value-type="float">
            <text:p>2.88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2</text:p>
          </table:table-cell>
          <table:table-cell table:formula="of:=[.$B$1]+[.B13]" office:value-type="float" office:value="0.12" calcext:value-type="float">
            <text:p>0.12</text:p>
          </table:table-cell>
          <table:table-cell/>
          <table:table-cell table:formula="of:=[.D13]+(-10*[.D13]+10*[.E13])*[.$B$1]" office:value-type="float" office:value="4.79149879336646" calcext:value-type="float">
            <text:p>4.7915</text:p>
          </table:table-cell>
          <table:table-cell table:formula="of:=[.E13]+(28*[.D13]-[.E13]-[.D13]*[.F13])*[.$B$1]" office:value-type="float" office:value="9.99262251631046" calcext:value-type="float">
            <text:p>9.9926</text:p>
          </table:table-cell>
          <table:table-cell table:formula="of:=[.F13]+(-(8/3)*[.F13] +[.E13]*[.D13])*[.$B$1]" office:value-type="float" office:value="3.19740068685362" calcext:value-type="float">
            <text:p>3.19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3</text:p>
          </table:table-cell>
          <table:table-cell table:formula="of:=[.$B$1]+[.B14]" office:value-type="float" office:value="0.13" calcext:value-type="float">
            <text:p>0.13</text:p>
          </table:table-cell>
          <table:table-cell/>
          <table:table-cell table:formula="of:=[.D14]+(-10*[.D14]+10*[.E14])*[.$B$1]" office:value-type="float" office:value="5.31161116566086" calcext:value-type="float">
            <text:p>5.3116</text:p>
          </table:table-cell>
          <table:table-cell table:formula="of:=[.E14]+(28*[.D14]-[.E14]-[.D14]*[.F14])*[.$B$1]" office:value-type="float" office:value="11.0811125379603" calcext:value-type="float">
            <text:p>11.0811</text:p>
          </table:table-cell>
          <table:table-cell table:formula="of:=[.F14]+(-(8/3)*[.F14] +[.E14]*[.D14])*[.$B$1]" office:value-type="float" office:value="3.5909330558322" calcext:value-type="float">
            <text:p>3.59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4</text:p>
          </table:table-cell>
          <table:table-cell table:formula="of:=[.$B$1]+[.B15]" office:value-type="float" office:value="0.14" calcext:value-type="float">
            <text:p>0.14</text:p>
          </table:table-cell>
          <table:table-cell/>
          <table:table-cell table:formula="of:=[.D15]+(-10*[.D15]+10*[.E15])*[.$B$1]" office:value-type="float" office:value="5.88856130289081" calcext:value-type="float">
            <text:p>5.8886</text:p>
          </table:table-cell>
          <table:table-cell table:formula="of:=[.E15]+(28*[.D15]-[.E15]-[.D15]*[.F15])*[.$B$1]" office:value-type="float" office:value="12.2668161378207" calcext:value-type="float">
            <text:p>12.2668</text:p>
          </table:table-cell>
          <table:table-cell table:formula="of:=[.F15]+(-(8/3)*[.F15] +[.E15]*[.D15])*[.$B$1]" office:value-type="float" office:value="4.08376045185576" calcext:value-type="float">
            <text:p>4.08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5</text:p>
          </table:table-cell>
          <table:table-cell table:formula="of:=[.$B$1]+[.B16]" office:value-type="float" office:value="0.15" calcext:value-type="float">
            <text:p>0.15</text:p>
          </table:table-cell>
          <table:table-cell/>
          <table:table-cell table:formula="of:=[.D16]+(-10*[.D16]+10*[.E16])*[.$B$1]" office:value-type="float" office:value="6.5263867863838" calcext:value-type="float">
            <text:p>6.5264</text:p>
          </table:table-cell>
          <table:table-cell table:formula="of:=[.E16]+(28*[.D16]-[.E16]-[.D16]*[.F16])*[.$B$1]" office:value-type="float" office:value="13.5524704035812" calcext:value-type="float">
            <text:p>13.5525</text:p>
          </table:table-cell>
          <table:table-cell table:formula="of:=[.F16]+(-(8/3)*[.F16] +[.E16]*[.D16])*[.$B$1]" office:value-type="float" office:value="4.69719916132808" calcext:value-type="float">
            <text:p>4.69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6</text:p>
          </table:table-cell>
          <table:table-cell table:formula="of:=[.$B$1]+[.B17]" office:value-type="float" office:value="0.16" calcext:value-type="float">
            <text:p>0.16</text:p>
          </table:table-cell>
          <table:table-cell/>
          <table:table-cell table:formula="of:=[.D17]+(-10*[.D17]+10*[.E17])*[.$B$1]" office:value-type="float" office:value="7.22899514810354" calcext:value-type="float">
            <text:p>7.2290</text:p>
          </table:table-cell>
          <table:table-cell table:formula="of:=[.E17]+(28*[.D17]-[.E17]-[.D17]*[.F17])*[.$B$1]" office:value-type="float" office:value="14.9377766143378" calcext:value-type="float">
            <text:p>14.9378</text:p>
          </table:table-cell>
          <table:table-cell table:formula="of:=[.F17]+(-(8/3)*[.F17] +[.E17]*[.D17])*[.$B$1]" office:value-type="float" office:value="5.4564271546739" calcext:value-type="float">
            <text:p>5.45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7</text:p>
          </table:table-cell>
          <table:table-cell table:formula="of:=[.$B$1]+[.B18]" office:value-type="float" office:value="0.17" calcext:value-type="float">
            <text:p>0.17</text:p>
          </table:table-cell>
          <table:table-cell/>
          <table:table-cell table:formula="of:=[.D18]+(-10*[.D18]+10*[.E18])*[.$B$1]" office:value-type="float" office:value="7.99987329472697" calcext:value-type="float">
            <text:p>7.9999</text:p>
          </table:table-cell>
          <table:table-cell table:formula="of:=[.E18]+(28*[.D18]-[.E18]-[.D18]*[.F18])*[.$B$1]" office:value-type="float" office:value="16.4180726353923" calcext:value-type="float">
            <text:p>16.4181</text:p>
          </table:table-cell>
          <table:table-cell table:formula="of:=[.F18]+(-(8/3)*[.F18] +[.E18]*[.D18])*[.$B$1]" office:value-type="float" office:value="6.39077357723428" calcext:value-type="float">
            <text:p>6.39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8</text:p>
          </table:table-cell>
          <table:table-cell table:formula="of:=[.$B$1]+[.B19]" office:value-type="float" office:value="0.18" calcext:value-type="float">
            <text:p>0.18</text:p>
          </table:table-cell>
          <table:table-cell/>
          <table:table-cell table:formula="of:=[.D19]+(-10*[.D19]+10*[.E19])*[.$B$1]" office:value-type="float" office:value="8.8416932287935" calcext:value-type="float">
            <text:p>8.8417</text:p>
          </table:table-cell>
          <table:table-cell table:formula="of:=[.E19]+(28*[.D19]-[.E19]-[.D19]*[.F19])*[.$B$1]" office:value-type="float" office:value="17.9826026428302" calcext:value-type="float">
            <text:p>17.9826</text:p>
          </table:table-cell>
          <table:table-cell table:formula="of:=[.F19]+(-(8/3)*[.F19] +[.E19]*[.D19])*[.$B$1]" office:value-type="float" office:value="7.53377795677566" calcext:value-type="float">
            <text:p>7.53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9</text:p>
          </table:table-cell>
          <table:table-cell table:formula="of:=[.$B$1]+[.B20]" office:value-type="float" office:value="0.19" calcext:value-type="float">
            <text:p>0.19</text:p>
          </table:table-cell>
          <table:table-cell/>
          <table:table-cell table:formula="of:=[.D20]+(-10*[.D20]+10*[.E20])*[.$B$1]" office:value-type="float" office:value="9.75578417019717" calcext:value-type="float">
            <text:p>9.7558</text:p>
          </table:table-cell>
          <table:table-cell table:formula="of:=[.E20]+(28*[.D20]-[.E20]-[.D20]*[.F20])*[.$B$1]" office:value-type="float" office:value="19.6123371849876" calcext:value-type="float">
            <text:p>19.6123</text:p>
          </table:table-cell>
          <table:table-cell table:formula="of:=[.F20]+(-(8/3)*[.F20] +[.E20]*[.D20])*[.$B$1]" office:value-type="float" office:value="8.9228437714936" calcext:value-type="float">
            <text:p>8.92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0</text:p>
          </table:table-cell>
          <table:table-cell table:formula="of:=[.$B$1]+[.B21]" office:value-type="float" office:value="0.2" calcext:value-type="float">
            <text:p>0.20</text:p>
          </table:table-cell>
          <table:table-cell/>
          <table:table-cell table:formula="of:=[.D21]+(-10*[.D21]+10*[.E21])*[.$B$1]" office:value-type="float" office:value="10.7414394716762" calcext:value-type="float">
            <text:p>10.7414</text:p>
          </table:table-cell>
          <table:table-cell table:formula="of:=[.E21]+(28*[.D21]-[.E21]-[.D21]*[.F21])*[.$B$1]" office:value-type="float" office:value="21.2773400006021" calcext:value-type="float">
            <text:p>21.2773</text:p>
          </table:table-cell>
          <table:table-cell table:formula="of:=[.F21]+(-(8/3)*[.F21] +[.E21]*[.D21])*[.$B$1]" office:value-type="float" office:value="10.5982385574191" calcext:value-type="float">
            <text:p>10.59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1</text:p>
          </table:table-cell>
          <table:table-cell table:formula="of:=[.$B$1]+[.B22]" office:value-type="float" office:value="0.21" calcext:value-type="float">
            <text:p>0.21</text:p>
          </table:table-cell>
          <table:table-cell/>
          <table:table-cell table:formula="of:=[.D22]+(-10*[.D22]+10*[.E22])*[.$B$1]" office:value-type="float" office:value="11.7950295245688" calcext:value-type="float">
            <text:p>11.7950</text:p>
          </table:table-cell>
          <table:table-cell table:formula="of:=[.E22]+(28*[.D22]-[.E22]-[.D22]*[.F22])*[.$B$1]" office:value-type="float" office:value="22.9337662729564" calcext:value-type="float">
            <text:p>22.9338</text:p>
          </table:table-cell>
          <table:table-cell table:formula="of:=[.F22]+(-(8/3)*[.F22] +[.E22]*[.D22])*[.$B$1]" office:value-type="float" office:value="12.6011114599021" calcext:value-type="float">
            <text:p>12.60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2</text:p>
          </table:table-cell>
          <table:table-cell table:formula="of:=[.$B$1]+[.B23]" office:value-type="float" office:value="0.22" calcext:value-type="float">
            <text:p>0.22</text:p>
          </table:table-cell>
          <table:table-cell/>
          <table:table-cell table:formula="of:=[.D23]+(-10*[.D23]+10*[.E23])*[.$B$1]" office:value-type="float" office:value="12.9089031994076" calcext:value-type="float">
            <text:p>12.9089</text:p>
          </table:table-cell>
          <table:table-cell table:formula="of:=[.E23]+(28*[.D23]-[.E23]-[.D23]*[.F23])*[.$B$1]" office:value-type="float" office:value="24.5207320599868" calcext:value-type="float">
            <text:p>24.5207</text:p>
          </table:table-cell>
          <table:table-cell table:formula="of:=[.F23]+(-(8/3)*[.F23] +[.E23]*[.D23])*[.$B$1]" office:value-type="float" office:value="14.9701263239621" calcext:value-type="float">
            <text:p>14.97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3</text:p>
          </table:table-cell>
          <table:table-cell table:formula="of:=[.$B$1]+[.B24]" office:value-type="float" office:value="0.23" calcext:value-type="float">
            <text:p>0.23</text:p>
          </table:table-cell>
          <table:table-cell/>
          <table:table-cell table:formula="of:=[.D24]+(-10*[.D24]+10*[.E24])*[.$B$1]" office:value-type="float" office:value="14.0700860854655" calcext:value-type="float">
            <text:p>14.0701</text:p>
          </table:table-cell>
          <table:table-cell table:formula="of:=[.E24]+(28*[.D24]-[.E24]-[.D24]*[.F24])*[.$B$1]" office:value-type="float" office:value="25.9575385192318" calcext:value-type="float">
            <text:p>25.9575</text:p>
          </table:table-cell>
          <table:table-cell table:formula="of:=[.F24]+(-(8/3)*[.F24] +[.E24]*[.D24])*[.$B$1]" office:value-type="float" office:value="17.7362805207329" calcext:value-type="float">
            <text:p>17.73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4</text:p>
          </table:table-cell>
          <table:table-cell table:formula="of:=[.$B$1]+[.B25]" office:value-type="float" office:value="0.24" calcext:value-type="float">
            <text:p>0.24</text:p>
          </table:table-cell>
          <table:table-cell/>
          <table:table-cell table:formula="of:=[.D25]+(-10*[.D25]+10*[.E25])*[.$B$1]" office:value-type="float" office:value="15.2588313288421" calcext:value-type="float">
            <text:p>15.2588</text:p>
          </table:table-cell>
          <table:table-cell table:formula="of:=[.E25]+(28*[.D25]-[.E25]-[.D25]*[.F25])*[.$B$1]" office:value-type="float" office:value="27.142077300343" calcext:value-type="float">
            <text:p>27.1421</text:p>
          </table:table-cell>
          <table:table-cell table:formula="of:=[.F25]+(-(8/3)*[.F25] +[.E25]*[.D25])*[.$B$1]" office:value-type="float" office:value="20.9155610555038" calcext:value-type="float">
            <text:p>20.91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5</text:p>
          </table:table-cell>
          <table:table-cell table:formula="of:=[.$B$1]+[.B26]" office:value-type="float" office:value="0.25" calcext:value-type="float">
            <text:p>0.25</text:p>
          </table:table-cell>
          <table:table-cell/>
          <table:table-cell table:formula="of:=[.D26]+(-10*[.D26]+10*[.E26])*[.$B$1]" office:value-type="float" office:value="16.4471559259922" calcext:value-type="float">
            <text:p>16.4472</text:p>
          </table:table-cell>
          <table:table-cell table:formula="of:=[.E26]+(28*[.D26]-[.E26]-[.D26]*[.F26])*[.$B$1]" office:value-type="float" office:value="27.951659116475" calcext:value-type="float">
            <text:p>27.9517</text:p>
          </table:table-cell>
          <table:table-cell table:formula="of:=[.F26]+(-(8/3)*[.F26] +[.E26]*[.D26])*[.$B$1]" office:value-type="float" office:value="24.4993765550937" calcext:value-type="float">
            <text:p>24.49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6</text:p>
          </table:table-cell>
          <table:table-cell table:formula="of:=[.$B$1]+[.B27]" office:value-type="float" office:value="0.26" calcext:value-type="float">
            <text:p>0.26</text:p>
          </table:table-cell>
          <table:table-cell/>
          <table:table-cell table:formula="of:=[.D27]+(-10*[.D27]+10*[.E27])*[.$B$1]" office:value-type="float" office:value="17.5976062450405" calcext:value-type="float">
            <text:p>17.5976</text:p>
          </table:table-cell>
          <table:table-cell table:formula="of:=[.E27]+(28*[.D27]-[.E27]-[.D27]*[.F27])*[.$B$1]" office:value-type="float" office:value="28.2478955216759" calcext:value-type="float">
            <text:p>28.2479</text:p>
          </table:table-cell>
          <table:table-cell table:formula="of:=[.F27]+(-(8/3)*[.F27] +[.E27]*[.D27])*[.$B$1]" office:value-type="float" office:value="28.4433128057463" calcext:value-type="float">
            <text:p>28.44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7</text:p>
          </table:table-cell>
          <table:table-cell table:formula="of:=[.$B$1]+[.B28]" office:value-type="float" office:value="0.27" calcext:value-type="float">
            <text:p>0.27</text:p>
          </table:table-cell>
          <table:table-cell/>
          <table:table-cell table:formula="of:=[.D28]+(-10*[.D28]+10*[.E28])*[.$B$1]" office:value-type="float" office:value="18.662635172704" calcext:value-type="float">
            <text:p>18.6626</text:p>
          </table:table-cell>
          <table:table-cell table:formula="of:=[.E28]+(28*[.D28]-[.E28]-[.D28]*[.F28])*[.$B$1]" office:value-type="float" office:value="27.88740412447" calcext:value-type="float">
            <text:p>27.8874</text:p>
          </table:table-cell>
          <table:table-cell table:formula="of:=[.F28]+(-(8/3)*[.F28] +[.E28]*[.D28])*[.$B$1]" office:value-type="float" office:value="32.6557778906747" calcext:value-type="float">
            <text:p>32.65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8</text:p>
          </table:table-cell>
          <table:table-cell table:formula="of:=[.$B$1]+[.B29]" office:value-type="float" office:value="0.28" calcext:value-type="float">
            <text:p>0.28</text:p>
          </table:table-cell>
          <table:table-cell/>
          <table:table-cell table:formula="of:=[.D29]+(-10*[.D29]+10*[.E29])*[.$B$1]" office:value-type="float" office:value="19.5851120678806" calcext:value-type="float">
            <text:p>19.5851</text:p>
          </table:table-cell>
          <table:table-cell table:formula="of:=[.E29]+(28*[.D29]-[.E29]-[.D29]*[.F29])*[.$B$1]" office:value-type="float" office:value="26.7396392410373" calcext:value-type="float">
            <text:p>26.7396</text:p>
          </table:table-cell>
          <table:table-cell table:formula="of:=[.F29]+(-(8/3)*[.F29] +[.E29]*[.D29])*[.$B$1]" office:value-type="float" office:value="36.9894816378108" calcext:value-type="float">
            <text:p>36.98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9</text:p>
          </table:table-cell>
          <table:table-cell table:formula="of:=[.$B$1]+[.B30]" office:value-type="float" office:value="0.29" calcext:value-type="float">
            <text:p>0.29</text:p>
          </table:table-cell>
          <table:table-cell/>
          <table:table-cell table:formula="of:=[.D30]+(-10*[.D30]+10*[.E30])*[.$B$1]" office:value-type="float" office:value="20.3005647851963" calcext:value-type="float">
            <text:p>20.3006</text:p>
          </table:table-cell>
          <table:table-cell table:formula="of:=[.E30]+(28*[.D30]-[.E30]-[.D30]*[.F30])*[.$B$1]" office:value-type="float" office:value="24.7116427955401" calcext:value-type="float">
            <text:p>24.7116</text:p>
          </table:table-cell>
          <table:table-cell table:formula="of:=[.F30]+(-(8/3)*[.F30] +[.E30]*[.D30])*[.$B$1]" office:value-type="float" office:value="41.2400837727067" calcext:value-type="float">
            <text:p>41.24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0</text:p>
          </table:table-cell>
          <table:table-cell table:formula="of:=[.$B$1]+[.B31]" office:value-type="float" office:value="0.3" calcext:value-type="float">
            <text:p>0.30</text:p>
          </table:table-cell>
          <table:table-cell/>
          <table:table-cell table:formula="of:=[.D31]+(-10*[.D31]+10*[.E31])*[.$B$1]" office:value-type="float" office:value="20.7416725862307" calcext:value-type="float">
            <text:p>20.7417</text:p>
          </table:table-cell>
          <table:table-cell table:formula="of:=[.E31]+(28*[.D31]-[.E31]-[.D31]*[.F31])*[.$B$1]" office:value-type="float" office:value="21.7767145836922" calcext:value-type="float">
            <text:p>21.7767</text:p>
          </table:table-cell>
          <table:table-cell table:formula="of:=[.F31]+(-(8/3)*[.F31] +[.E31]*[.D31])*[.$B$1]" office:value-type="float" office:value="45.1569512606294" calcext:value-type="float">
            <text:p>45.15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1</text:p>
          </table:table-cell>
          <table:table-cell table:formula="of:=[.$B$1]+[.B32]" office:value-type="float" office:value="0.31" calcext:value-type="float">
            <text:p>0.31</text:p>
          </table:table-cell>
          <table:table-cell/>
          <table:table-cell table:formula="of:=[.D32]+(-10*[.D32]+10*[.E32])*[.$B$1]" office:value-type="float" office:value="20.8451767859768" calcext:value-type="float">
            <text:p>20.8452</text:p>
          </table:table-cell>
          <table:table-cell table:formula="of:=[.E32]+(28*[.D32]-[.E32]-[.D32]*[.F32])*[.$B$1]" office:value-type="float" office:value="18.0003087815963" calcext:value-type="float">
            <text:p>18.0003</text:p>
          </table:table-cell>
          <table:table-cell table:formula="of:=[.F32]+(-(8/3)*[.F32] +[.E32]*[.D32])*[.$B$1]" office:value-type="float" office:value="48.4696207326667" calcext:value-type="float">
            <text:p>48.46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2</text:p>
          </table:table-cell>
          <table:table-cell table:formula="of:=[.$B$1]+[.B33]" office:value-type="float" office:value="0.32" calcext:value-type="float">
            <text:p>0.32</text:p>
          </table:table-cell>
          <table:table-cell/>
          <table:table-cell table:formula="of:=[.D33]+(-10*[.D33]+10*[.E33])*[.$B$1]" office:value-type="float" office:value="20.5606899855388" calcext:value-type="float">
            <text:p>20.5607</text:p>
          </table:table-cell>
          <table:table-cell table:formula="of:=[.E33]+(28*[.D33]-[.E33]-[.D33]*[.F33])*[.$B$1]" office:value-type="float" office:value="13.553377064637" calcext:value-type="float">
            <text:p>13.5534</text:p>
          </table:table-cell>
          <table:table-cell table:formula="of:=[.F33]+(-(8/3)*[.F33] +[.E33]*[.D33])*[.$B$1]" office:value-type="float" office:value="50.9292937006743" calcext:value-type="float">
            <text:p>50.92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3</text:p>
          </table:table-cell>
          <table:table-cell table:formula="of:=[.$B$1]+[.B34]" office:value-type="float" office:value="0.33" calcext:value-type="float">
            <text:p>0.33</text:p>
          </table:table-cell>
          <table:table-cell/>
          <table:table-cell table:formula="of:=[.D34]+(-10*[.D34]+10*[.E34])*[.$B$1]" office:value-type="float" office:value="19.8599586934486" calcext:value-type="float">
            <text:p>19.8600</text:p>
          </table:table-cell>
          <table:table-cell table:formula="of:=[.E34]+(28*[.D34]-[.E34]-[.D34]*[.F34])*[.$B$1]" office:value-type="float" office:value="8.70342230032132" calcext:value-type="float">
            <text:p>8.7034</text:p>
          </table:table-cell>
          <table:table-cell table:formula="of:=[.F34]+(-(8/3)*[.F34] +[.E34]*[.D34])*[.$B$1]" office:value-type="float" office:value="52.3578470428208" calcext:value-type="float">
            <text:p>52.35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4</text:p>
          </table:table-cell>
          <table:table-cell table:formula="of:=[.$B$1]+[.B35]" office:value-type="float" office:value="0.34" calcext:value-type="float">
            <text:p>0.34</text:p>
          </table:table-cell>
          <table:table-cell/>
          <table:table-cell table:formula="of:=[.D35]+(-10*[.D35]+10*[.E35])*[.$B$1]" office:value-type="float" office:value="18.7443050541359" calcext:value-type="float">
            <text:p>18.7443</text:p>
          </table:table-cell>
          <table:table-cell table:formula="of:=[.E35]+(28*[.D35]-[.E35]-[.D35]*[.F35])*[.$B$1]" office:value-type="float" office:value="3.7789297160005" calcext:value-type="float">
            <text:p>3.7789</text:p>
          </table:table-cell>
          <table:table-cell table:formula="of:=[.F35]+(-(8/3)*[.F35] +[.E35]*[.D35])*[.$B$1]" office:value-type="float" office:value="52.6901338621058" calcext:value-type="float">
            <text:p>52.69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5</text:p>
          </table:table-cell>
          <table:table-cell table:formula="of:=[.$B$1]+[.B36]" office:value-type="float" office:value="0.35" calcext:value-type="float">
            <text:p>0.35</text:p>
          </table:table-cell>
          <table:table-cell/>
          <table:table-cell table:formula="of:=[.D36]+(-10*[.D36]+10*[.E36])*[.$B$1]" office:value-type="float" office:value="17.2477675203223" calcext:value-type="float">
            <text:p>17.2478</text:p>
          </table:table-cell>
          <table:table-cell table:formula="of:=[.E36]+(28*[.D36]-[.E36]-[.D36]*[.F36])*[.$B$1]" office:value-type="float" office:value="-0.886853590547114" calcext:value-type="float">
            <text:p>-0.8869</text:p>
          </table:table-cell>
          <table:table-cell table:formula="of:=[.F36]+(-(8/3)*[.F36] +[.E36]*[.D36])*[.$B$1]" office:value-type="float" office:value="51.9933977395315" calcext:value-type="float">
            <text:p>51.99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6</text:p>
          </table:table-cell>
          <table:table-cell table:formula="of:=[.$B$1]+[.B37]" office:value-type="float" office:value="0.36" calcext:value-type="float">
            <text:p>0.36</text:p>
          </table:table-cell>
          <table:table-cell/>
          <table:table-cell table:formula="of:=[.D37]+(-10*[.D37]+10*[.E37])*[.$B$1]" office:value-type="float" office:value="15.4343054092354" calcext:value-type="float">
            <text:p>15.4343</text:p>
          </table:table-cell>
          <table:table-cell table:formula="of:=[.E37]+(28*[.D37]-[.E37]-[.D37]*[.F37])*[.$B$1]" office:value-type="float" office:value="-5.01631051698231" calcext:value-type="float">
            <text:p>-5.0163</text:p>
          </table:table-cell>
          <table:table-cell table:formula="of:=[.F37]+(-(8/3)*[.F37] +[.E37]*[.D37])*[.$B$1]" office:value-type="float" office:value="50.4539446876008" calcext:value-type="float">
            <text:p>50.45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7</text:p>
          </table:table-cell>
          <table:table-cell table:formula="of:=[.$B$1]+[.B38]" office:value-type="float" office:value="0.37" calcext:value-type="float">
            <text:p>0.37</text:p>
          </table:table-cell>
          <table:table-cell/>
          <table:table-cell table:formula="of:=[.D38]+(-10*[.D38]+10*[.E38])*[.$B$1]" office:value-type="float" office:value="13.3892438166136" calcext:value-type="float">
            <text:p>13.3892</text:p>
          </table:table-cell>
          <table:table-cell table:formula="of:=[.E38]+(28*[.D38]-[.E38]-[.D38]*[.F38])*[.$B$1]" office:value-type="float" office:value="-8.43175781131758" calcext:value-type="float">
            <text:p>-8.4318</text:p>
          </table:table-cell>
          <table:table-cell table:formula="of:=[.F38]+(-(8/3)*[.F38] +[.E38]*[.D38])*[.$B$1]" office:value-type="float" office:value="48.3342734771315" calcext:value-type="float">
            <text:p>48.33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8</text:p>
          </table:table-cell>
          <table:table-cell table:formula="of:=[.$B$1]+[.B39]" office:value-type="float" office:value="0.38" calcext:value-type="float">
            <text:p>0.38</text:p>
          </table:table-cell>
          <table:table-cell/>
          <table:table-cell table:formula="of:=[.D39]+(-10*[.D39]+10*[.E39])*[.$B$1]" office:value-type="float" office:value="11.2071436538205" calcext:value-type="float">
            <text:p>11.2071</text:p>
          </table:table-cell>
          <table:table-cell table:formula="of:=[.E39]+(28*[.D39]-[.E39]-[.D39]*[.F39])*[.$B$1]" office:value-type="float" office:value="-11.0700456873945" calcext:value-type="float">
            <text:p>-11.0700</text:p>
          </table:table-cell>
          <table:table-cell table:formula="of:=[.F39]+(-(8/3)*[.F39] +[.E39]*[.D39])*[.$B$1]" office:value-type="float" office:value="45.9164109063576" calcext:value-type="float">
            <text:p>45.91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9</text:p>
          </table:table-cell>
          <table:table-cell table:formula="of:=[.$B$1]+[.B40]" office:value-type="float" office:value="0.39" calcext:value-type="float">
            <text:p>0.39</text:p>
          </table:table-cell>
          <table:table-cell/>
          <table:table-cell table:formula="of:=[.D40]+(-10*[.D40]+10*[.E40])*[.$B$1]" office:value-type="float" office:value="8.97942471969899" calcext:value-type="float">
            <text:p>8.9794</text:p>
          </table:table-cell>
          <table:table-cell table:formula="of:=[.E40]+(28*[.D40]-[.E40]-[.D40]*[.F40])*[.$B$1]" office:value-type="float" office:value="-12.9672631384048" calcext:value-type="float">
            <text:p>-12.9673</text:p>
          </table:table-cell>
          <table:table-cell table:formula="of:=[.F40]+(-(8/3)*[.F40] +[.E40]*[.D40])*[.$B$1]" office:value-type="float" office:value="43.4513373594582" calcext:value-type="float">
            <text:p>43.45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0</text:p>
          </table:table-cell>
          <table:table-cell table:formula="of:=[.$B$1]+[.B41]" office:value-type="float" office:value="0.4" calcext:value-type="float">
            <text:p>0.40</text:p>
          </table:table-cell>
          <table:table-cell/>
          <table:table-cell table:formula="of:=[.D41]+(-10*[.D41]+10*[.E41])*[.$B$1]" office:value-type="float" office:value="6.78475593388861" calcext:value-type="float">
            <text:p>6.7848</text:p>
          </table:table-cell>
          <table:table-cell table:formula="of:=[.E41]+(28*[.D41]-[.E41]-[.D41]*[.F41])*[.$B$1]" office:value-type="float" office:value="-14.2250317134001" calcext:value-type="float">
            <text:p>-14.2250</text:p>
          </table:table-cell>
          <table:table-cell table:formula="of:=[.F41]+(-(8/3)*[.F41] +[.E41]*[.D41])*[.$B$1]" office:value-type="float" office:value="41.1282493981543" calcext:value-type="float">
            <text:p>41.12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1</text:p>
          </table:table-cell>
          <table:table-cell table:formula="of:=[.$B$1]+[.B42]" office:value-type="float" office:value="0.41" calcext:value-type="float">
            <text:p>0.41</text:p>
          </table:table-cell>
          <table:table-cell/>
          <table:table-cell table:formula="of:=[.D42]+(-10*[.D42]+10*[.E42])*[.$B$1]" office:value-type="float" office:value="4.68377716915974" calcext:value-type="float">
            <text:p>4.6838</text:p>
          </table:table-cell>
          <table:table-cell table:formula="of:=[.E42]+(28*[.D42]-[.E42]-[.D42]*[.F42])*[.$B$1]" office:value-type="float" office:value="-14.973501076323" calcext:value-type="float">
            <text:p>-14.9735</text:p>
          </table:table-cell>
          <table:table-cell table:formula="of:=[.F42]+(-(8/3)*[.F42] +[.E42]*[.D42])*[.$B$1]" office:value-type="float" office:value="39.0663623975978" calcext:value-type="float">
            <text:p>39.06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2</text:p>
          </table:table-cell>
          <table:table-cell table:formula="of:=[.$B$1]+[.B43]" office:value-type="float" office:value="0.42" calcext:value-type="float">
            <text:p>0.42</text:p>
          </table:table-cell>
          <table:table-cell/>
          <table:table-cell table:formula="of:=[.D43]+(-10*[.D43]+10*[.E43])*[.$B$1]" office:value-type="float" office:value="2.71804934461146" calcext:value-type="float">
            <text:p>2.7180</text:p>
          </table:table-cell>
          <table:table-cell table:formula="of:=[.E43]+(28*[.D43]-[.E43]-[.D43]*[.F43])*[.$B$1]" office:value-type="float" office:value="-15.342089820995" calcext:value-type="float">
            <text:p>-15.3421</text:p>
          </table:table-cell>
          <table:table-cell table:formula="of:=[.F43]+(-(8/3)*[.F43] +[.E43]*[.D43])*[.$B$1]" office:value-type="float" office:value="37.3232673088251" calcext:value-type="float">
            <text:p>37.32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3</text:p>
          </table:table-cell>
          <table:table-cell table:formula="of:=[.$B$1]+[.B44]" office:value-type="float" office:value="0.43" calcext:value-type="float">
            <text:p>0.43</text:p>
          </table:table-cell>
          <table:table-cell/>
          <table:table-cell table:formula="of:=[.D44]+(-10*[.D44]+10*[.E44])*[.$B$1]" office:value-type="float" office:value="0.912035428050817" calcext:value-type="float">
            <text:p>0.9120</text:p>
          </table:table-cell>
          <table:table-cell table:formula="of:=[.E44]+(28*[.D44]-[.E44]-[.D44]*[.F44])*[.$B$1]" office:value-type="float" office:value="-15.4420799287689" calcext:value-type="float">
            <text:p>-15.4421</text:p>
          </table:table-cell>
          <table:table-cell table:formula="of:=[.F44]+(-(8/3)*[.F44] +[.E44]*[.D44])*[.$B$1]" office:value-type="float" office:value="35.9109746087605" calcext:value-type="float">
            <text:p>35.91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4</text:p>
          </table:table-cell>
          <table:table-cell table:formula="of:=[.$B$1]+[.B45]" office:value-type="float" office:value="0.44" calcext:value-type="float">
            <text:p>0.44</text:p>
          </table:table-cell>
          <table:table-cell/>
          <table:table-cell table:formula="of:=[.D45]+(-10*[.D45]+10*[.E45])*[.$B$1]" office:value-type="float" office:value="-0.723376107631156" calcext:value-type="float">
            <text:p>-0.7234</text:p>
          </table:table-cell>
          <table:table-cell table:formula="of:=[.E45]+(28*[.D45]-[.E45]-[.D45]*[.F45])*[.$B$1]" office:value-type="float" office:value="-15.3598100206172" calcext:value-type="float">
            <text:p>-15.3598</text:p>
          </table:table-cell>
          <table:table-cell table:formula="of:=[.F45]+(-(8/3)*[.F45] +[.E45]*[.D45])*[.$B$1]" office:value-type="float" office:value="34.8125113794153" calcext:value-type="float">
            <text:p>34.81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5</text:p>
          </table:table-cell>
          <table:table-cell table:formula="of:=[.$B$1]+[.B46]" office:value-type="float" office:value="0.45" calcext:value-type="float">
            <text:p>0.45</text:p>
          </table:table-cell>
          <table:table-cell/>
          <table:table-cell table:formula="of:=[.D46]+(-10*[.D46]+10*[.E46])*[.$B$1]" office:value-type="float" office:value="-2.18701949892976" calcext:value-type="float">
            <text:p>-2.1870</text:p>
          </table:table-cell>
          <table:table-cell table:formula="of:=[.E46]+(28*[.D46]-[.E46]-[.D46]*[.F46])*[.$B$1]" office:value-type="float" office:value="-15.1569318407627" calcext:value-type="float">
            <text:p>-15.1569</text:p>
          </table:table-cell>
          <table:table-cell table:formula="of:=[.F46]+(-(8/3)*[.F46] +[.E46]*[.D46])*[.$B$1]" office:value-type="float" office:value="33.9952869384975" calcext:value-type="float">
            <text:p>33.99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6</text:p>
          </table:table-cell>
          <table:table-cell table:formula="of:=[.$B$1]+[.B47]" office:value-type="float" office:value="0.46" calcext:value-type="float">
            <text:p>0.46</text:p>
          </table:table-cell>
          <table:table-cell/>
          <table:table-cell table:formula="of:=[.D47]+(-10*[.D47]+10*[.E47])*[.$B$1]" office:value-type="float" office:value="-3.48401073311306" calcext:value-type="float">
            <text:p>-3.4840</text:p>
          </table:table-cell>
          <table:table-cell table:formula="of:=[.E47]+(28*[.D47]-[.E47]-[.D47]*[.F47])*[.$B$1]" office:value-type="float" office:value="-14.8742444279934" calcext:value-type="float">
            <text:p>-14.8742</text:p>
          </table:table-cell>
          <table:table-cell table:formula="of:=[.F47]+(-(8/3)*[.F47] +[.E47]*[.D47])*[.$B$1]" office:value-type="float" office:value="33.4202310082679" calcext:value-type="float">
            <text:p>33.42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7</text:p>
          </table:table-cell>
          <table:table-cell table:formula="of:=[.$B$1]+[.B48]" office:value-type="float" office:value="0.47" calcext:value-type="float">
            <text:p>0.47</text:p>
          </table:table-cell>
          <table:table-cell/>
          <table:table-cell table:formula="of:=[.D48]+(-10*[.D48]+10*[.E48])*[.$B$1]" office:value-type="float" office:value="-4.62303410260109" calcext:value-type="float">
            <text:p>-4.6230</text:p>
          </table:table-cell>
          <table:table-cell table:formula="of:=[.E48]+(28*[.D48]-[.E48]-[.D48]*[.F48])*[.$B$1]" office:value-type="float" office:value="-14.5366605536259" calcext:value-type="float">
            <text:p>-14.5367</text:p>
          </table:table-cell>
          <table:table-cell table:formula="of:=[.F48]+(-(8/3)*[.F48] +[.E48]*[.D48])*[.$B$1]" office:value-type="float" office:value="33.0472451203882" calcext:value-type="float">
            <text:p>33.04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8</text:p>
          </table:table-cell>
          <table:table-cell table:formula="of:=[.$B$1]+[.B49]" office:value-type="float" office:value="0.48" calcext:value-type="float">
            <text:p>0.48</text:p>
          </table:table-cell>
          <table:table-cell/>
          <table:table-cell table:formula="of:=[.D49]+(-10*[.D49]+10*[.E49])*[.$B$1]" office:value-type="float" office:value="-5.61439674770357" calcext:value-type="float">
            <text:p>-5.6144</text:p>
          </table:table-cell>
          <table:table-cell table:formula="of:=[.E49]+(28*[.D49]-[.E49]-[.D49]*[.F49])*[.$B$1]" office:value-type="float" office:value="-14.1579580849322" calcext:value-type="float">
            <text:p>-14.1580</text:p>
          </table:table-cell>
          <table:table-cell table:formula="of:=[.F49]+(-(8/3)*[.F49] +[.E49]*[.D49])*[.$B$1]" office:value-type="float" office:value="32.8380200252847" calcext:value-type="float">
            <text:p>32.83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9</text:p>
          </table:table-cell>
          <table:table-cell table:formula="of:=[.$B$1]+[.B50]" office:value-type="float" office:value="0.49" calcext:value-type="float">
            <text:p>0.49</text:p>
          </table:table-cell>
          <table:table-cell/>
          <table:table-cell table:formula="of:=[.D50]+(-10*[.D50]+10*[.E50])*[.$B$1]" office:value-type="float" office:value="-6.46875288142643" calcext:value-type="float">
            <text:p>-6.4688</text:p>
          </table:table-cell>
          <table:table-cell table:formula="of:=[.E50]+(28*[.D50]-[.E50]-[.D50]*[.F50])*[.$B$1]" office:value-type="float" office:value="-13.74475286513" calcext:value-type="float">
            <text:p>-13.7448</text:p>
          </table:table-cell>
          <table:table-cell table:formula="of:=[.F50]+(-(8/3)*[.F50] +[.E50]*[.D50])*[.$B$1]" office:value-type="float" office:value="32.7572234295388" calcext:value-type="float">
            <text:p>32.75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0</text:p>
          </table:table-cell>
          <table:table-cell table:formula="of:=[.$B$1]+[.B51]" office:value-type="float" office:value="0.5" calcext:value-type="float">
            <text:p>0.50</text:p>
          </table:table-cell>
          <table:table-cell/>
          <table:table-cell table:formula="of:=[.D51]+(-10*[.D51]+10*[.E51])*[.$B$1]" office:value-type="float" office:value="-7.19635287979679" calcext:value-type="float">
            <text:p>-7.1964</text:p>
          </table:table-cell>
          <table:table-cell table:formula="of:=[.E51]+(28*[.D51]-[.E51]-[.D51]*[.F51])*[.$B$1]" office:value-type="float" office:value="-13.2995723088045" calcext:value-type="float">
            <text:p>-13.2996</text:p>
          </table:table-cell>
          <table:table-cell table:formula="of:=[.F51]+(-(8/3)*[.F51] +[.E51]*[.D51])*[.$B$1]" office:value-type="float" office:value="32.7728115684258" calcext:value-type="float">
            <text:p>32.77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1</text:p>
          </table:table-cell>
          <table:table-cell table:formula="of:=[.$B$1]+[.B52]" office:value-type="float" office:value="0.51" calcext:value-type="float">
            <text:p>0.51</text:p>
          </table:table-cell>
          <table:table-cell/>
          <table:table-cell table:formula="of:=[.D52]+(-10*[.D52]+10*[.E52])*[.$B$1]" office:value-type="float" office:value="-7.80667482269756" calcext:value-type="float">
            <text:p>-7.8067</text:p>
          </table:table-cell>
          <table:table-cell table:formula="of:=[.E52]+(28*[.D52]-[.E52]-[.D52]*[.F52])*[.$B$1]" office:value-type="float" office:value="-12.8231082229648" calcext:value-type="float">
            <text:p>-12.8231</text:p>
          </table:table-cell>
          <table:table-cell table:formula="of:=[.F52]+(-(8/3)*[.F52] +[.E52]*[.D52])*[.$B$1]" office:value-type="float" office:value="32.8559540814464" calcext:value-type="float">
            <text:p>32.85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2</text:p>
          </table:table-cell>
          <table:table-cell table:formula="of:=[.$B$1]+[.B53]" office:value-type="float" office:value="0.52" calcext:value-type="float">
            <text:p>0.52</text:p>
          </table:table-cell>
          <table:table-cell/>
          <table:table-cell table:formula="of:=[.D53]+(-10*[.D53]+10*[.E53])*[.$B$1]" office:value-type="float" office:value="-8.30831816272429" calcext:value-type="float">
            <text:p>-8.3083</text:p>
          </table:table-cell>
          <table:table-cell table:formula="of:=[.E53]+(28*[.D53]-[.E53]-[.D53]*[.F53])*[.$B$1]" office:value-type="float" office:value="-12.3157885960571" calcext:value-type="float">
            <text:p>-12.3158</text:p>
          </table:table-cell>
          <table:table-cell table:formula="of:=[.F53]+(-(8/3)*[.F53] +[.E53]*[.D53])*[.$B$1]" office:value-type="float" office:value="32.9808536670706" calcext:value-type="float">
            <text:p>32.98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3</text:p>
          </table:table-cell>
          <table:table-cell table:formula="of:=[.$B$1]+[.B54]" office:value-type="float" office:value="0.53" calcext:value-type="float">
            <text:p>0.53</text:p>
          </table:table-cell>
          <table:table-cell/>
          <table:table-cell table:formula="of:=[.D54]+(-10*[.D54]+10*[.E54])*[.$B$1]" office:value-type="float" office:value="-8.70906520605757" calcext:value-type="float">
            <text:p>-8.7091</text:p>
          </table:table-cell>
          <table:table-cell table:formula="of:=[.E54]+(28*[.D54]-[.E54]-[.D54]*[.F54])*[.$B$1]" office:value-type="float" office:value="-11.7788055402166" calcext:value-type="float">
            <text:p>-11.7788</text:p>
          </table:table-cell>
          <table:table-cell table:formula="of:=[.F54]+(-(8/3)*[.F54] +[.E54]*[.D54])*[.$B$1]" office:value-type="float" office:value="33.1245991367577" calcext:value-type="float">
            <text:p>33.12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4</text:p>
          </table:table-cell>
          <table:table-cell table:formula="of:=[.$B$1]+[.B55]" office:value-type="float" office:value="0.54" calcext:value-type="float">
            <text:p>0.54</text:p>
          </table:table-cell>
          <table:table-cell/>
          <table:table-cell table:formula="of:=[.D55]+(-10*[.D55]+10*[.E55])*[.$B$1]" office:value-type="float" office:value="-9.01603923947348" calcext:value-type="float">
            <text:p>-9.0160</text:p>
          </table:table-cell>
          <table:table-cell table:formula="of:=[.E55]+(28*[.D55]-[.E55]-[.D55]*[.F55])*[.$B$1]" office:value-type="float" office:value="-11.2147128044452" calcext:value-type="float">
            <text:p>-11.2147</text:p>
          </table:table-cell>
          <table:table-cell table:formula="of:=[.F55]+(-(8/3)*[.F55] +[.E55]*[.D55])*[.$B$1]" office:value-type="float" office:value="33.267100348103" calcext:value-type="float">
            <text:p>33.26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5</text:p>
          </table:table-cell>
          <table:table-cell table:formula="of:=[.$B$1]+[.B56]" office:value-type="float" office:value="0.55" calcext:value-type="float">
            <text:p>0.55</text:p>
          </table:table-cell>
          <table:table-cell/>
          <table:table-cell table:formula="of:=[.D56]+(-10*[.D56]+10*[.E56])*[.$B$1]" office:value-type="float" office:value="-9.23590659597065" calcext:value-type="float">
            <text:p>-9.2359</text:p>
          </table:table-cell>
          <table:table-cell table:formula="of:=[.E56]+(28*[.D56]-[.E56]-[.D56]*[.F56])*[.$B$1]" office:value-type="float" office:value="-10.6276818422333" calcext:value-type="float">
            <text:p>-10.6277</text:p>
          </table:table-cell>
          <table:table-cell table:formula="of:=[.F56]+(-(8/3)*[.F56] +[.E56]*[.D56])*[.$B$1]" office:value-type="float" office:value="33.3911005791966" calcext:value-type="float">
            <text:p>33.39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6</text:p>
          </table:table-cell>
          <table:table-cell table:formula="of:=[.$B$1]+[.B57]" office:value-type="float" office:value="0.56" calcext:value-type="float">
            <text:p>0.56</text:p>
          </table:table-cell>
          <table:table-cell/>
          <table:table-cell table:formula="of:=[.D57]+(-10*[.D57]+10*[.E57])*[.$B$1]" office:value-type="float" office:value="-9.37508412059691" calcext:value-type="float">
            <text:p>-9.3751</text:p>
          </table:table-cell>
          <table:table-cell table:formula="of:=[.E57]+(28*[.D57]-[.E57]-[.D57]*[.F57])*[.$B$1]" office:value-type="float" office:value="-10.0234880098215" calcext:value-type="float">
            <text:p>-10.0235</text:p>
          </table:table-cell>
          <table:table-cell table:formula="of:=[.F57]+(-(8/3)*[.F57] +[.E57]*[.D57])*[.$B$1]" office:value-type="float" office:value="33.4822339986836" calcext:value-type="float">
            <text:p>33.48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7</text:p>
          </table:table-cell>
          <table:table-cell table:formula="of:=[.$B$1]+[.B58]" office:value-type="float" office:value="0.57" calcext:value-type="float">
            <text:p>0.57</text:p>
          </table:table-cell>
          <table:table-cell/>
          <table:table-cell table:formula="of:=[.D58]+(-10*[.D58]+10*[.E58])*[.$B$1]" office:value-type="float" office:value="-9.43992450951937" calcext:value-type="float">
            <text:p>-9.4399</text:p>
          </table:table-cell>
          <table:table-cell table:formula="of:=[.E58]+(28*[.D58]-[.E58]-[.D58]*[.F58])*[.$B$1]" office:value-type="float" office:value="-9.40928908065877" calcext:value-type="float">
            <text:p>-9.4093</text:p>
          </table:table-cell>
          <table:table-cell table:formula="of:=[.F58]+(-(8/3)*[.F58] +[.E58]*[.D58])*[.$B$1]" office:value-type="float" office:value="33.5290848581241" calcext:value-type="float">
            <text:p>33.52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8</text:p>
          </table:table-cell>
          <table:table-cell table:formula="of:=[.$B$1]+[.B59]" office:value-type="float" office:value="0.58" calcext:value-type="float">
            <text:p>0.58</text:p>
          </table:table-cell>
          <table:table-cell/>
          <table:table-cell table:formula="of:=[.D59]+(-10*[.D59]+10*[.E59])*[.$B$1]" office:value-type="float" office:value="-9.43686096663331" calcext:value-type="float">
            <text:p>-9.4369</text:p>
          </table:table-cell>
          <table:table-cell table:formula="of:=[.E59]+(28*[.D59]-[.E59]-[.D59]*[.F59])*[.$B$1]" office:value-type="float" office:value="-8.793254753178" calcext:value-type="float">
            <text:p>-8.7933</text:p>
          </table:table-cell>
          <table:table-cell table:formula="of:=[.F59]+(-(8/3)*[.F59] +[.E59]*[.D59])*[.$B$1]" office:value-type="float" office:value="33.5232057146708" calcext:value-type="float">
            <text:p>33.52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9</text:p>
          </table:table-cell>
          <table:table-cell table:formula="of:=[.$B$1]+[.B60]" office:value-type="float" office:value="0.59" calcext:value-type="float">
            <text:p>0.59</text:p>
          </table:table-cell>
          <table:table-cell/>
          <table:table-cell table:formula="of:=[.D60]+(-10*[.D60]+10*[.E60])*[.$B$1]" office:value-type="float" office:value="-9.37250034528778" calcext:value-type="float">
            <text:p>-9.3725</text:p>
          </table:table-cell>
          <table:table-cell table:formula="of:=[.E60]+(28*[.D60]-[.E60]-[.D60]*[.F60])*[.$B$1]" office:value-type="float" office:value="-8.1841049614516" calcext:value-type="float">
            <text:p>-8.1841</text:p>
          </table:table-cell>
          <table:table-cell table:formula="of:=[.F60]+(-(8/3)*[.F60] +[.E60]*[.D60])*[.$B$1]" office:value-type="float" office:value="33.4590607877788" calcext:value-type="float">
            <text:p>33.45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0</text:p>
          </table:table-cell>
          <table:table-cell table:formula="of:=[.$B$1]+[.B61]" office:value-type="float" office:value="0.6" calcext:value-type="float">
            <text:p>0.60</text:p>
          </table:table-cell>
          <table:table-cell/>
          <table:table-cell table:formula="of:=[.D61]+(-10*[.D61]+10*[.E61])*[.$B$1]" office:value-type="float" office:value="-9.25366080690417" calcext:value-type="float">
            <text:p>-9.2537</text:p>
          </table:table-cell>
          <table:table-cell table:formula="of:=[.E61]+(28*[.D61]-[.E61]-[.D61]*[.F61])*[.$B$1]" office:value-type="float" office:value="-7.59061342065304" calcext:value-type="float">
            <text:p>-7.5906</text:p>
          </table:table-cell>
          <table:table-cell table:formula="of:=[.F61]+(-(8/3)*[.F61] +[.E61]*[.D61])*[.$B$1]" office:value-type="float" office:value="33.3338744325422" calcext:value-type="float">
            <text:p>33.33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1</text:p>
          </table:table-cell>
          <table:table-cell table:formula="of:=[.$B$1]+[.B62]" office:value-type="float" office:value="0.61" calcext:value-type="float">
            <text:p>0.61</text:p>
          </table:table-cell>
          <table:table-cell/>
          <table:table-cell table:formula="of:=[.D62]+(-10*[.D62]+10*[.E62])*[.$B$1]" office:value-type="float" office:value="-9.08735606827905" calcext:value-type="float">
            <text:p>-9.0874</text:p>
          </table:table-cell>
          <table:table-cell table:formula="of:=[.E62]+(28*[.D62]-[.E62]-[.D62]*[.F62])*[.$B$1]" office:value-type="float" office:value="-7.02112863859288" calcext:value-type="float">
            <text:p>-7.0211</text:p>
          </table:table-cell>
          <table:table-cell table:formula="of:=[.F62]+(-(8/3)*[.F62] +[.E62]*[.D62])*[.$B$1]" office:value-type="float" office:value="33.1473807334516" calcext:value-type="float">
            <text:p>33.14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2</text:p>
          </table:table-cell>
          <table:table-cell table:formula="of:=[.$B$1]+[.B63]" office:value-type="float" office:value="0.62" calcext:value-type="float">
            <text:p>0.62</text:p>
          </table:table-cell>
          <table:table-cell/>
          <table:table-cell table:formula="of:=[.D63]+(-10*[.D63]+10*[.E63])*[.$B$1]" office:value-type="float" office:value="-8.88073332531044" calcext:value-type="float">
            <text:p>-8.8807</text:p>
          </table:table-cell>
          <table:table-cell table:formula="of:=[.E63]+(28*[.D63]-[.E63]-[.D63]*[.F63])*[.$B$1]" office:value-type="float" office:value="-6.48315653676821" calcext:value-type="float">
            <text:p>-6.4832</text:p>
          </table:table-cell>
          <table:table-cell table:formula="of:=[.F63]+(-(8/3)*[.F63] +[.E63]*[.D63])*[.$B$1]" office:value-type="float" office:value="32.9014855399604" calcext:value-type="float">
            <text:p>32.9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3</text:p>
          </table:table-cell>
          <table:table-cell table:formula="of:=[.$B$1]+[.B64]" office:value-type="float" office:value="0.63" calcext:value-type="float">
            <text:p>0.63</text:p>
          </table:table-cell>
          <table:table-cell/>
          <table:table-cell table:formula="of:=[.D64]+(-10*[.D64]+10*[.E64])*[.$B$1]" office:value-type="float" office:value="-8.64097564645621" calcext:value-type="float">
            <text:p>-8.6410</text:p>
          </table:table-cell>
          <table:table-cell table:formula="of:=[.E64]+(28*[.D64]-[.E64]-[.D64]*[.F64])*[.$B$1]" office:value-type="float" office:value="-5.98303711161799" calcext:value-type="float">
            <text:p>-5.9830</text:p>
          </table:table-cell>
          <table:table-cell table:formula="of:=[.F64]+(-(8/3)*[.F64] +[.E64]*[.D64])*[.$B$1]" office:value-type="float" office:value="32.599864435321" calcext:value-type="float">
            <text:p>32.59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4</text:p>
          </table:table-cell>
          <table:table-cell table:formula="of:=[.$B$1]+[.B65]" office:value-type="float" office:value="0.64" calcext:value-type="float">
            <text:p>0.64</text:p>
          </table:table-cell>
          <table:table-cell/>
          <table:table-cell table:formula="of:=[.D65]+(-10*[.D65]+10*[.E65])*[.$B$1]" office:value-type="float" office:value="-8.37518179297239" calcext:value-type="float">
            <text:p>-8.3752</text:p>
          </table:table-cell>
          <table:table-cell table:formula="of:=[.E65]+(28*[.D65]-[.E65]-[.D65]*[.F65])*[.$B$1]" office:value-type="float" office:value="-5.52573357487572" calcext:value-type="float">
            <text:p>-5.5257</text:p>
          </table:table-cell>
          <table:table-cell table:formula="of:=[.F65]+(-(8/3)*[.F65] +[.E65]*[.D65])*[.$B$1]" office:value-type="float" office:value="32.2475274967791" calcext:value-type="float">
            <text:p>32.24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5</text:p>
          </table:table-cell>
          <table:table-cell table:formula="of:=[.$B$1]+[.B66]" office:value-type="float" office:value="0.65" calcext:value-type="float">
            <text:p>0.65</text:p>
          </table:table-cell>
          <table:table-cell/>
          <table:table-cell table:formula="of:=[.D66]+(-10*[.D66]+10*[.E66])*[.$B$1]" office:value-type="float" office:value="-8.09023697116272" calcext:value-type="float">
            <text:p>-8.0902</text:p>
          </table:table-cell>
          <table:table-cell table:formula="of:=[.E66]+(28*[.D66]-[.E66]-[.D66]*[.F66])*[.$B$1]" office:value-type="float" office:value="-5.11473808956523" calcext:value-type="float">
            <text:p>-5.1147</text:p>
          </table:table-cell>
          <table:table-cell table:formula="of:=[.F66]+(-(8/3)*[.F66] +[.E66]*[.D66])*[.$B$1]" office:value-type="float" office:value="31.8503836624895" calcext:value-type="float">
            <text:p>31.85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6</text:p>
          </table:table-cell>
          <table:table-cell table:formula="of:=[.$B$1]+[.B67]" office:value-type="float" office:value="0.66" calcext:value-type="float">
            <text:p>0.66</text:p>
          </table:table-cell>
          <table:table-cell/>
          <table:table-cell table:formula="of:=[.D67]+(-10*[.D67]+10*[.E67])*[.$B$1]" office:value-type="float" office:value="-7.79268708300297" calcext:value-type="float">
            <text:p>-7.7927</text:p>
          </table:table-cell>
          <table:table-cell table:formula="of:=[.E67]+(28*[.D67]-[.E67]-[.D67]*[.F67])*[.$B$1]" office:value-type="float" office:value="-4.75208554607524" calcext:value-type="float">
            <text:p>-4.7521</text:p>
          </table:table-cell>
          <table:table-cell table:formula="of:=[.F67]+(-(8/3)*[.F67] +[.E67]*[.D67])*[.$B$1]" office:value-type="float" office:value="31.4148345300566" calcext:value-type="float">
            <text:p>31.41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7</text:p>
          </table:table-cell>
          <table:table-cell table:formula="of:=[.$B$1]+[.B68]" office:value-type="float" office:value="0.67" calcext:value-type="float">
            <text:p>0.67</text:p>
          </table:table-cell>
          <table:table-cell/>
          <table:table-cell table:formula="of:=[.D68]+(-10*[.D68]+10*[.E68])*[.$B$1]" office:value-type="float" office:value="-7.4886269293102" calcext:value-type="float">
            <text:p>-7.4886</text:p>
          </table:table-cell>
          <table:table-cell table:formula="of:=[.E68]+(28*[.D68]-[.E68]-[.D68]*[.F68])*[.$B$1]" office:value-type="float" office:value="-4.43845732128485" calcext:value-type="float">
            <text:p>-4.4385</text:p>
          </table:table-cell>
          <table:table-cell table:formula="of:=[.F68]+(-(8/3)*[.F68] +[.E68]*[.D68])*[.$B$1]" office:value-type="float" office:value="30.9474207657773" calcext:value-type="float">
            <text:p>30.94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8</text:p>
          </table:table-cell>
          <table:table-cell table:formula="of:=[.$B$1]+[.B69]" office:value-type="float" office:value="0.68" calcext:value-type="float">
            <text:p>0.68</text:p>
          </table:table-cell>
          <table:table-cell/>
          <table:table-cell table:formula="of:=[.D69]+(-10*[.D69]+10*[.E69])*[.$B$1]" office:value-type="float" office:value="-7.18360996850767" calcext:value-type="float">
            <text:p>-7.1836</text:p>
          </table:table-cell>
          <table:table-cell table:formula="of:=[.E69]+(28*[.D69]-[.E69]-[.D69]*[.F69])*[.$B$1]" office:value-type="float" office:value="-4.17335140288592" calcext:value-type="float">
            <text:p>-4.1734</text:p>
          </table:table-cell>
          <table:table-cell table:formula="of:=[.F69]+(-(8/3)*[.F69] +[.E69]*[.D69])*[.$B$1]" office:value-type="float" office:value="30.4545357222309" calcext:value-type="float">
            <text:p>30.45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9</text:p>
          </table:table-cell>
          <table:table-cell table:formula="of:=[.$B$1]+[.B70]" office:value-type="float" office:value="0.69" calcext:value-type="float">
            <text:p>0.69</text:p>
          </table:table-cell>
          <table:table-cell/>
          <table:table-cell table:formula="of:=[.D70]+(-10*[.D70]+10*[.E70])*[.$B$1]" office:value-type="float" office:value="-6.88258411194549" calcext:value-type="float">
            <text:p>-6.8826</text:p>
          </table:table-cell>
          <table:table-cell table:formula="of:=[.E70]+(28*[.D70]-[.E70]-[.D70]*[.F70])*[.$B$1]" office:value-type="float" office:value="-3.9552936160343" calcext:value-type="float">
            <text:p>-3.9553</text:p>
          </table:table-cell>
          <table:table-cell table:formula="of:=[.F70]+(-(8/3)*[.F70] +[.E70]*[.D70])*[.$B$1]" office:value-type="float" office:value="29.9422120570367" calcext:value-type="float">
            <text:p>29.94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0</text:p>
          </table:table-cell>
          <table:table-cell table:formula="of:=[.$B$1]+[.B71]" office:value-type="float" office:value="0.7" calcext:value-type="float">
            <text:p>0.70</text:p>
          </table:table-cell>
          <table:table-cell/>
          <table:table-cell table:formula="of:=[.D71]+(-10*[.D71]+10*[.E71])*[.$B$1]" office:value-type="float" office:value="-6.58985506235437" calcext:value-type="float">
            <text:p>-6.5899</text:p>
          </table:table-cell>
          <table:table-cell table:formula="of:=[.E71]+(28*[.D71]-[.E71]-[.D71]*[.F71])*[.$B$1]" office:value-type="float" office:value="-3.78206630141606" calcext:value-type="float">
            <text:p>-3.7821</text:p>
          </table:table-cell>
          <table:table-cell table:formula="of:=[.F71]+(-(8/3)*[.F71] +[.E71]*[.D71])*[.$B$1]" office:value-type="float" office:value="29.415979478847" calcext:value-type="float">
            <text:p>29.41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1</text:p>
          </table:table-cell>
          <table:table-cell table:formula="of:=[.$B$1]+[.B72]" office:value-type="float" office:value="0.71" calcext:value-type="float">
            <text:p>0.71</text:p>
          </table:table-cell>
          <table:table-cell/>
          <table:table-cell table:formula="of:=[.D72]+(-10*[.D72]+10*[.E72])*[.$B$1]" office:value-type="float" office:value="-6.30907618626054" calcext:value-type="float">
            <text:p>-6.3091</text:p>
          </table:table-cell>
          <table:table-cell table:formula="of:=[.E72]+(28*[.D72]-[.E72]-[.D72]*[.F72])*[.$B$1]" office:value-type="float" office:value="-3.6509346430332" calcext:value-type="float">
            <text:p>-3.6509</text:p>
          </table:table-cell>
          <table:table-cell table:formula="of:=[.F72]+(-(8/3)*[.F72] +[.E72]*[.D72])*[.$B$1]" office:value-type="float" office:value="28.8807860470365" calcext:value-type="float">
            <text:p>28.88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2</text:p>
          </table:table-cell>
          <table:table-cell table:formula="of:=[.$B$1]+[.B73]" office:value-type="float" office:value="0.72" calcext:value-type="float">
            <text:p>0.72</text:p>
          </table:table-cell>
          <table:table-cell/>
          <table:table-cell table:formula="of:=[.D73]+(-10*[.D73]+10*[.E73])*[.$B$1]" office:value-type="float" office:value="-6.04326203193781" calcext:value-type="float">
            <text:p>-6.0433</text:p>
          </table:table-cell>
          <table:table-cell table:formula="of:=[.E73]+(28*[.D73]-[.E73]-[.D73]*[.F73])*[.$B$1]" office:value-type="float" office:value="-3.55885583385738" calcext:value-type="float">
            <text:p>-3.5589</text:p>
          </table:table-cell>
          <table:table-cell table:formula="of:=[.F73]+(-(8/3)*[.F73] +[.E73]*[.D73])*[.$B$1]" office:value-type="float" office:value="28.3409720005884" calcext:value-type="float">
            <text:p>28.34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3</text:p>
          </table:table-cell>
          <table:table-cell table:formula="of:=[.$B$1]+[.B74]" office:value-type="float" office:value="0.73" calcext:value-type="float">
            <text:p>0.73</text:p>
          </table:table-cell>
          <table:table-cell/>
          <table:table-cell table:formula="of:=[.D74]+(-10*[.D74]+10*[.E74])*[.$B$1]" office:value-type="float" office:value="-5.79482141212976" calcext:value-type="float">
            <text:p>-5.7948</text:p>
          </table:table-cell>
          <table:table-cell table:formula="of:=[.E74]+(28*[.D74]-[.E74]-[.D74]*[.F74])*[.$B$1]" office:value-type="float" office:value="-3.50266144406771" calcext:value-type="float">
            <text:p>-3.5027</text:p>
          </table:table-cell>
          <table:table-cell table:formula="of:=[.F74]+(-(8/3)*[.F74] +[.E74]*[.D74])*[.$B$1]" office:value-type="float" office:value="27.8002837306183" calcext:value-type="float">
            <text:p>27.8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4</text:p>
          </table:table-cell>
          <table:table-cell table:formula="of:=[.$B$1]+[.B75]" office:value-type="float" office:value="0.74" calcext:value-type="float">
            <text:p>0.74</text:p>
          </table:table-cell>
          <table:table-cell/>
          <table:table-cell table:formula="of:=[.D75]+(-10*[.D75]+10*[.E75])*[.$B$1]" office:value-type="float" office:value="-5.56560541532356" calcext:value-type="float">
            <text:p>-5.5656</text:p>
          </table:table-cell>
          <table:table-cell table:formula="of:=[.E75]+(28*[.D75]-[.E75]-[.D75]*[.F75])*[.$B$1]" office:value-type="float" office:value="-3.47920803076866" calcext:value-type="float">
            <text:p>-3.4792</text:p>
          </table:table-cell>
          <table:table-cell table:formula="of:=[.F75]+(-(8/3)*[.F75] +[.E75]*[.D75])*[.$B$1]" office:value-type="float" office:value="27.2619158064904" calcext:value-type="float">
            <text:p>27.26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5</text:p>
          </table:table-cell>
          <table:table-cell table:formula="of:=[.$B$1]+[.B76]" office:value-type="float" office:value="0.75" calcext:value-type="float">
            <text:p>0.75</text:p>
          </table:table-cell>
          <table:table-cell/>
          <table:table-cell table:formula="of:=[.D76]+(-10*[.D76]+10*[.E76])*[.$B$1]" office:value-type="float" office:value="-5.35696567686807" calcext:value-type="float">
            <text:p>-5.3570</text:p>
          </table:table-cell>
          <table:table-cell table:formula="of:=[.E76]+(28*[.D76]-[.E76]-[.D76]*[.F76])*[.$B$1]" office:value-type="float" office:value="-3.48549480430459" calcext:value-type="float">
            <text:p>-3.4855</text:p>
          </table:table-cell>
          <table:table-cell table:formula="of:=[.F76]+(-(8/3)*[.F76] +[.E76]*[.D76])*[.$B$1]" office:value-type="float" office:value="26.7285703755548" calcext:value-type="float">
            <text:p>26.72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6</text:p>
          </table:table-cell>
          <table:table-cell table:formula="of:=[.$B$1]+[.B77]" office:value-type="float" office:value="0.76" calcext:value-type="float">
            <text:p>0.76</text:p>
          </table:table-cell>
          <table:table-cell/>
          <table:table-cell table:formula="of:=[.D77]+(-10*[.D77]+10*[.E77])*[.$B$1]" office:value-type="float" office:value="-5.16981858961172" calcext:value-type="float">
            <text:p>-5.1698</text:p>
          </table:table-cell>
          <table:table-cell table:formula="of:=[.E77]+(28*[.D77]-[.E77]-[.D77]*[.F77])*[.$B$1]" office:value-type="float" office:value="-3.51874990484861" calcext:value-type="float">
            <text:p>-3.5187</text:p>
          </table:table-cell>
          <table:table-cell table:formula="of:=[.F77]+(-(8/3)*[.F77] +[.E77]*[.D77])*[.$B$1]" office:value-type="float" office:value="26.202525259209" calcext:value-type="float">
            <text:p>26.20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7</text:p>
          </table:table-cell>
          <table:table-cell table:formula="of:=[.$B$1]+[.B78]" office:value-type="float" office:value="0.77" calcext:value-type="float">
            <text:p>0.77</text:p>
          </table:table-cell>
          <table:table-cell/>
          <table:table-cell table:formula="of:=[.D78]+(-10*[.D78]+10*[.E78])*[.$B$1]" office:value-type="float" office:value="-5.00471172113541" calcext:value-type="float">
            <text:p>-5.0047</text:p>
          </table:table-cell>
          <table:table-cell table:formula="of:=[.E78]+(28*[.D78]-[.E78]-[.D78]*[.F78])*[.$B$1]" office:value-type="float" office:value="-3.57648858909311" calcext:value-type="float">
            <text:p>-3.5765</text:p>
          </table:table-cell>
          <table:table-cell table:formula="of:=[.F78]+(-(8/3)*[.F78] +[.E78]*[.D78])*[.$B$1]" office:value-type="float" office:value="25.6857042389996" calcext:value-type="float">
            <text:p>25.68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8</text:p>
          </table:table-cell>
          <table:table-cell table:formula="of:=[.$B$1]+[.B79]" office:value-type="float" office:value="0.78" calcext:value-type="float">
            <text:p>0.78</text:p>
          </table:table-cell>
          <table:table-cell/>
          <table:table-cell table:formula="of:=[.D79]+(-10*[.D79]+10*[.E79])*[.$B$1]" office:value-type="float" office:value="-4.86188940793118" calcext:value-type="float">
            <text:p>-4.8619</text:p>
          </table:table-cell>
          <table:table-cell table:formula="of:=[.E79]+(28*[.D79]-[.E79]-[.D79]*[.F79])*[.$B$1]" office:value-type="float" office:value="-3.65654753441471" calcext:value-type="float">
            <text:p>-3.6565</text:p>
          </table:table-cell>
          <table:table-cell table:formula="of:=[.F79]+(-(8/3)*[.F79] +[.E79]*[.D79])*[.$B$1]" office:value-type="float" office:value="25.179745069583" calcext:value-type="float">
            <text:p>25.17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9</text:p>
          </table:table-cell>
          <table:table-cell table:formula="of:=[.$B$1]+[.B80]" office:value-type="float" office:value="0.790000000000001" calcext:value-type="float">
            <text:p>0.79</text:p>
          </table:table-cell>
          <table:table-cell/>
          <table:table-cell table:formula="of:=[.D80]+(-10*[.D80]+10*[.E80])*[.$B$1]" office:value-type="float" office:value="-4.74135522057953" calcext:value-type="float">
            <text:p>-4.7414</text:p>
          </table:table-cell>
          <table:table-cell table:formula="of:=[.E80]+(28*[.D80]-[.E80]-[.D80]*[.F80])*[.$B$1]" office:value-type="float" office:value="-3.75709973480916" calcext:value-type="float">
            <text:p>-3.7571</text:p>
          </table:table-cell>
          <table:table-cell table:formula="of:=[.F80]+(-(8/3)*[.F80] +[.E80]*[.D80])*[.$B$1]" office:value-type="float" office:value="24.6860624983325" calcext:value-type="float">
            <text:p>24.68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0</text:p>
          </table:table-cell>
          <table:table-cell table:formula="of:=[.$B$1]+[.B81]" office:value-type="float" office:value="0.8" calcext:value-type="float">
            <text:p>0.80</text:p>
          </table:table-cell>
          <table:table-cell/>
          <table:table-cell table:formula="of:=[.D81]+(-10*[.D81]+10*[.E81])*[.$B$1]" office:value-type="float" office:value="-4.6429296720025" calcext:value-type="float">
            <text:p>-4.6429</text:p>
          </table:table-cell>
          <table:table-cell table:formula="of:=[.E81]+(28*[.D81]-[.E81]-[.D81]*[.F81])*[.$B$1]" office:value-type="float" office:value="-3.87665428620313" calcext:value-type="float">
            <text:p>-3.8767</text:p>
          </table:table-cell>
          <table:table-cell table:formula="of:=[.F81]+(-(8/3)*[.F81] +[.E81]*[.D81])*[.$B$1]" office:value-type="float" office:value="24.2059049427957" calcext:value-type="float">
            <text:p>24.20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1</text:p>
          </table:table-cell>
          <table:table-cell table:formula="of:=[.$B$1]+[.B82]" office:value-type="float" office:value="0.810000000000001" calcext:value-type="float">
            <text:p>0.81</text:p>
          </table:table-cell>
          <table:table-cell/>
          <table:table-cell table:formula="of:=[.D82]+(-10*[.D82]+10*[.E82])*[.$B$1]" office:value-type="float" office:value="-4.56630213342256" calcext:value-type="float">
            <text:p>-4.5663</text:p>
          </table:table-cell>
          <table:table-cell table:formula="of:=[.E82]+(28*[.D82]-[.E82]-[.D82]*[.F82])*[.$B$1]" office:value-type="float" office:value="-4.01404490853602" calcext:value-type="float">
            <text:p>-4.0140</text:p>
          </table:table-cell>
          <table:table-cell table:formula="of:=[.F82]+(-(8/3)*[.F82] +[.E82]*[.D82])*[.$B$1]" office:value-type="float" office:value="23.7404044764562" calcext:value-type="float">
            <text:p>23.74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2</text:p>
          </table:table-cell>
          <table:table-cell table:formula="of:=[.$B$1]+[.B83]" office:value-type="float" office:value="0.82" calcext:value-type="float">
            <text:p>0.82</text:p>
          </table:table-cell>
          <table:table-cell/>
          <table:table-cell table:formula="of:=[.D83]+(-10*[.D83]+10*[.E83])*[.$B$1]" office:value-type="float" office:value="-4.51107641093391" calcext:value-type="float">
            <text:p>-4.5111</text:p>
          </table:table-cell>
          <table:table-cell table:formula="of:=[.E83]+(28*[.D83]-[.E83]-[.D83]*[.F83])*[.$B$1]" office:value-type="float" office:value="-4.16841046071741" calcext:value-type="float">
            <text:p>-4.1684</text:p>
          </table:table-cell>
          <table:table-cell table:formula="of:=[.F83]+(-(8/3)*[.F83] +[.E83]*[.D83])*[.$B$1]" office:value-type="float" office:value="23.2906204420457" calcext:value-type="float">
            <text:p>23.29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3</text:p>
          </table:table-cell>
          <table:table-cell table:formula="of:=[.$B$1]+[.B84]" office:value-type="float" office:value="0.83" calcext:value-type="float">
            <text:p>0.83</text:p>
          </table:table-cell>
          <table:table-cell/>
          <table:table-cell table:formula="of:=[.D84]+(-10*[.D84]+10*[.E84])*[.$B$1]" office:value-type="float" office:value="-4.47680981591226" calcext:value-type="float">
            <text:p>-4.4768</text:p>
          </table:table-cell>
          <table:table-cell table:formula="of:=[.E84]+(28*[.D84]-[.E84]-[.D84]*[.F84])*[.$B$1]" office:value-type="float" office:value="-4.33917006645045" calcext:value-type="float">
            <text:p>-4.3392</text:p>
          </table:table-cell>
          <table:table-cell table:formula="of:=[.F84]+(-(8/3)*[.F84] +[.E84]*[.D84])*[.$B$1]" office:value-type="float" office:value="22.8575774112622" calcext:value-type="float">
            <text:p>22.85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4</text:p>
          </table:table-cell>
          <table:table-cell table:formula="of:=[.$B$1]+[.B85]" office:value-type="float" office:value="0.84" calcext:value-type="float">
            <text:p>0.84</text:p>
          </table:table-cell>
          <table:table-cell/>
          <table:table-cell table:formula="of:=[.D85]+(-10*[.D85]+10*[.E85])*[.$B$1]" office:value-type="float" office:value="-4.46304584096608" calcext:value-type="float">
            <text:p>-4.4630</text:p>
          </table:table-cell>
          <table:table-cell table:formula="of:=[.E85]+(28*[.D85]-[.E85]-[.D85]*[.F85])*[.$B$1]" office:value-type="float" office:value="-4.52599484501425" calcext:value-type="float">
            <text:p>-4.5260</text:p>
          </table:table-cell>
          <table:table-cell table:formula="of:=[.F85]+(-(8/3)*[.F85] +[.E85]*[.D85])*[.$B$1]" office:value-type="float" office:value="22.4422984050925" calcext:value-type="float">
            <text:p>22.44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5</text:p>
          </table:table-cell>
          <table:table-cell table:formula="of:=[.$B$1]+[.B86]" office:value-type="float" office:value="0.850000000000001" calcext:value-type="float">
            <text:p>0.85</text:p>
          </table:table-cell>
          <table:table-cell/>
          <table:table-cell table:formula="of:=[.D86]+(-10*[.D86]+10*[.E86])*[.$B$1]" office:value-type="float" office:value="-4.46934074137089" calcext:value-type="float">
            <text:p>-4.4693</text:p>
          </table:table-cell>
          <table:table-cell table:formula="of:=[.E86]+(28*[.D86]-[.E86]-[.D86]*[.F86])*[.$B$1]" office:value-type="float" office:value="-4.72877766644893" calcext:value-type="float">
            <text:p>-4.7288</text:p>
          </table:table-cell>
          <table:table-cell table:formula="of:=[.F86]+(-(8/3)*[.F86] +[.E86]*[.D86])*[.$B$1]" office:value-type="float" office:value="22.0458343389828" calcext:value-type="float">
            <text:p>22.04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6</text:p>
          </table:table-cell>
          <table:table-cell table:formula="of:=[.$B$1]+[.B87]" office:value-type="float" office:value="0.860000000000001" calcext:value-type="float">
            <text:p>0.86</text:p>
          </table:table-cell>
          <table:table-cell/>
          <table:table-cell table:formula="of:=[.D87]+(-10*[.D87]+10*[.E87])*[.$B$1]" office:value-type="float" office:value="-4.4952844338787" calcext:value-type="float">
            <text:p>-4.4953</text:p>
          </table:table-cell>
          <table:table-cell table:formula="of:=[.E87]+(28*[.D87]-[.E87]-[.D87]*[.F87])*[.$B$1]" office:value-type="float" office:value="-4.947601841481" calcext:value-type="float">
            <text:p>-4.9476</text:p>
          </table:table-cell>
          <table:table-cell table:formula="of:=[.F87]+(-(8/3)*[.F87] +[.E87]*[.D87])*[.$B$1]" office:value-type="float" office:value="21.669290610092" calcext:value-type="float">
            <text:p>21.66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7</text:p>
          </table:table-cell>
          <table:table-cell table:formula="of:=[.$B$1]+[.B88]" office:value-type="float" office:value="0.87" calcext:value-type="float">
            <text:p>0.87</text:p>
          </table:table-cell>
          <table:table-cell/>
          <table:table-cell table:formula="of:=[.D88]+(-10*[.D88]+10*[.E88])*[.$B$1]" office:value-type="float" office:value="-4.54051617463893" calcext:value-type="float">
            <text:p>-4.5405</text:p>
          </table:table-cell>
          <table:table-cell table:formula="of:=[.E88]+(28*[.D88]-[.E88]-[.D88]*[.F88])*[.$B$1]" office:value-type="float" office:value="-5.18270921682482" calcext:value-type="float">
            <text:p>-5.1827</text:p>
          </table:table-cell>
          <table:table-cell table:formula="of:=[.F88]+(-(8/3)*[.F88] +[.E88]*[.D88])*[.$B$1]" office:value-type="float" office:value="21.31385163592" calcext:value-type="float">
            <text:p>21.31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8</text:p>
          </table:table-cell>
          <table:table-cell table:formula="of:=[.$B$1]+[.B89]" office:value-type="float" office:value="0.88" calcext:value-type="float">
            <text:p>0.88</text:p>
          </table:table-cell>
          <table:table-cell/>
          <table:table-cell table:formula="of:=[.D89]+(-10*[.D89]+10*[.E89])*[.$B$1]" office:value-type="float" office:value="-4.60473547885752" calcext:value-type="float">
            <text:p>-4.6047</text:p>
          </table:table-cell>
          <table:table-cell table:formula="of:=[.E89]+(28*[.D89]-[.E89]-[.D89]*[.F89])*[.$B$1]" office:value-type="float" office:value="-5.43446777258799" calcext:value-type="float">
            <text:p>-5.4345</text:p>
          </table:table-cell>
          <table:table-cell table:formula="of:=[.F89]+(-(8/3)*[.F89] +[.E89]*[.D89])*[.$B$1]" office:value-type="float" office:value="20.9808040092365" calcext:value-type="float">
            <text:p>20.98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9</text:p>
          </table:table-cell>
          <table:table-cell table:formula="of:=[.$B$1]+[.B90]" office:value-type="float" office:value="0.890000000000001" calcext:value-type="float">
            <text:p>0.89</text:p>
          </table:table-cell>
          <table:table-cell/>
          <table:table-cell table:formula="of:=[.D90]+(-10*[.D90]+10*[.E90])*[.$B$1]" office:value-type="float" office:value="-4.68770870823056" calcext:value-type="float">
            <text:p>-4.6877</text:p>
          </table:table-cell>
          <table:table-cell table:formula="of:=[.E90]+(28*[.D90]-[.E90]-[.D90]*[.F90])*[.$B$1]" office:value-type="float" office:value="-5.70333850297934" calcext:value-type="float">
            <text:p>-5.7033</text:p>
          </table:table-cell>
          <table:table-cell table:formula="of:=[.F90]+(-(8/3)*[.F90] +[.E90]*[.D90])*[.$B$1]" office:value-type="float" office:value="20.671558767935" calcext:value-type="float">
            <text:p>20.67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0</text:p>
          </table:table-cell>
          <table:table-cell table:formula="of:=[.$B$1]+[.B91]" office:value-type="float" office:value="0.900000000000001" calcext:value-type="float">
            <text:p>0.90</text:p>
          </table:table-cell>
          <table:table-cell/>
          <table:table-cell table:formula="of:=[.D91]+(-10*[.D91]+10*[.E91])*[.$B$1]" office:value-type="float" office:value="-4.78927168770544" calcext:value-type="float">
            <text:p>-4.7893</text:p>
          </table:table-cell>
          <table:table-cell table:formula="of:=[.E91]+(28*[.D91]-[.E91]-[.D91]*[.F91])*[.$B$1]" office:value-type="float" office:value="-5.98984109576261" calcext:value-type="float">
            <text:p>-5.9898</text:p>
          </table:table-cell>
          <table:table-cell table:formula="of:=[.F91]+(-(8/3)*[.F91] +[.E91]*[.D91])*[.$B$1]" office:value-type="float" office:value="20.3876730964541" calcext:value-type="float">
            <text:p>20.38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1</text:p>
          </table:table-cell>
          <table:table-cell table:formula="of:=[.$B$1]+[.B92]" office:value-type="float" office:value="0.910000000000001" calcext:value-type="float">
            <text:p>0.91</text:p>
          </table:table-cell>
          <table:table-cell/>
          <table:table-cell table:formula="of:=[.D92]+(-10*[.D92]+10*[.E92])*[.$B$1]" office:value-type="float" office:value="-4.90932862851116" calcext:value-type="float">
            <text:p>-4.9093</text:p>
          </table:table-cell>
          <table:table-cell table:formula="of:=[.E92]+(28*[.D92]-[.E92]-[.D92]*[.F92])*[.$B$1]" office:value-type="float" office:value="-6.2945177019721" calcext:value-type="float">
            <text:p>-6.2945</text:p>
          </table:table-cell>
          <table:table-cell table:formula="of:=[.F92]+(-(8/3)*[.F92] +[.E92]*[.D92])*[.$B$1]" office:value-type="float" office:value="20.1308715776199" calcext:value-type="float">
            <text:p>20.13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2</text:p>
          </table:table-cell>
          <table:table-cell table:formula="of:=[.$B$1]+[.B93]" office:value-type="float" office:value="0.92" calcext:value-type="float">
            <text:p>0.92</text:p>
          </table:table-cell>
          <table:table-cell/>
          <table:table-cell table:formula="of:=[.D93]+(-10*[.D93]+10*[.E93])*[.$B$1]" office:value-type="float" office:value="-5.04784753585725" calcext:value-type="float">
            <text:p>-5.0478</text:p>
          </table:table-cell>
          <table:table-cell table:formula="of:=[.E93]+(28*[.D93]-[.E93]-[.D93]*[.F93])*[.$B$1]" office:value-type="float" office:value="-6.61789389940659" calcext:value-type="float">
            <text:p>-6.6179</text:p>
          </table:table-cell>
          <table:table-cell table:formula="of:=[.F93]+(-(8/3)*[.F93] +[.E93]*[.D93])*[.$B$1]" office:value-type="float" office:value="19.9030668951196" calcext:value-type="float">
            <text:p>19.90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3</text:p>
          </table:table-cell>
          <table:table-cell table:formula="of:=[.$B$1]+[.B94]" office:value-type="float" office:value="0.930000000000001" calcext:value-type="float">
            <text:p>0.93</text:p>
          </table:table-cell>
          <table:table-cell/>
          <table:table-cell table:formula="of:=[.D94]+(-10*[.D94]+10*[.E94])*[.$B$1]" office:value-type="float" office:value="-5.20485217221219" calcext:value-type="float">
            <text:p>-5.2049</text:p>
          </table:table-cell>
          <table:table-cell table:formula="of:=[.E94]+(28*[.D94]-[.E94]-[.D94]*[.F94])*[.$B$1]" office:value-type="float" office:value="-6.96043579862724" calcext:value-type="float">
            <text:p>-6.9604</text:p>
          </table:table-cell>
          <table:table-cell table:formula="of:=[.F94]+(-(8/3)*[.F94] +[.E94]*[.D94])*[.$B$1]" office:value-type="float" office:value="19.70637963871" calcext:value-type="float">
            <text:p>19.70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4</text:p>
          </table:table-cell>
          <table:table-cell table:formula="of:=[.$B$1]+[.B95]" office:value-type="float" office:value="0.940000000000001" calcext:value-type="float">
            <text:p>0.94</text:p>
          </table:table-cell>
          <table:table-cell/>
          <table:table-cell table:formula="of:=[.D95]+(-10*[.D95]+10*[.E95])*[.$B$1]" office:value-type="float" office:value="-5.38041053485369" calcext:value-type="float">
            <text:p>-5.3804</text:p>
          </table:table-cell>
          <table:table-cell table:formula="of:=[.E95]+(28*[.D95]-[.E95]-[.D95]*[.F95])*[.$B$1]" office:value-type="float" office:value="-7.3225021201706" calcext:value-type="float">
            <text:p>-7.3225</text:p>
          </table:table-cell>
          <table:table-cell table:formula="of:=[.F95]+(-(8/3)*[.F95] +[.E95]*[.D95])*[.$B$1]" office:value-type="float" office:value="19.543156575538" calcext:value-type="float">
            <text:p>19.54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5</text:p>
          </table:table-cell>
          <table:table-cell table:formula="of:=[.$B$1]+[.B96]" office:value-type="float" office:value="0.950000000000001" calcext:value-type="float">
            <text:p>0.95</text:p>
          </table:table-cell>
          <table:table-cell/>
          <table:table-cell table:formula="of:=[.D96]+(-10*[.D96]+10*[.E96])*[.$B$1]" office:value-type="float" office:value="-5.57461969338538" calcext:value-type="float">
            <text:p>-5.5746</text:p>
          </table:table-cell>
          <table:table-cell table:formula="of:=[.E96]+(28*[.D96]-[.E96]-[.D96]*[.F96])*[.$B$1]" office:value-type="float" office:value="-7.70428999349473" calcext:value-type="float">
            <text:p>-7.7043</text:p>
          </table:table-cell>
          <table:table-cell table:formula="of:=[.F96]+(-(8/3)*[.F96] +[.E96]*[.D96])*[.$B$1]" office:value-type="float" office:value="19.4159864090122" calcext:value-type="float">
            <text:p>19.41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6</text:p>
          </table:table-cell>
          <table:table-cell table:formula="of:=[.$B$1]+[.B97]" office:value-type="float" office:value="0.960000000000001" calcext:value-type="float">
            <text:p>0.96</text:p>
          </table:table-cell>
          <table:table-cell/>
          <table:table-cell table:formula="of:=[.D97]+(-10*[.D97]+10*[.E97])*[.$B$1]" office:value-type="float" office:value="-5.78758672339632" calcext:value-type="float">
            <text:p>-5.7876</text:p>
          </table:table-cell>
          <table:table-cell table:formula="of:=[.E97]+(28*[.D97]-[.E97]-[.D97]*[.F97])*[.$B$1]" office:value-type="float" office:value="-8.10577320568587" calcext:value-type="float">
            <text:p>-8.1058</text:p>
          </table:table-cell>
          <table:table-cell table:formula="of:=[.F97]+(-(8/3)*[.F97] +[.E97]*[.D97])*[.$B$1]" office:value-type="float" office:value="19.3277116386514" calcext:value-type="float">
            <text:p>19.32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7</text:p>
          </table:table-cell>
          <table:table-cell table:formula="of:=[.$B$1]+[.B98]" office:value-type="float" office:value="0.970000000000001" calcext:value-type="float">
            <text:p>0.97</text:p>
          </table:table-cell>
          <table:table-cell/>
          <table:table-cell table:formula="of:=[.D98]+(-10*[.D98]+10*[.E98])*[.$B$1]" office:value-type="float" office:value="-6.01940537162527" calcext:value-type="float">
            <text:p>-6.0194</text:p>
          </table:table-cell>
          <table:table-cell table:formula="of:=[.E98]+(28*[.D98]-[.E98]-[.D98]*[.F98])*[.$B$1]" office:value-type="float" office:value="-8.52663168344507" calcext:value-type="float">
            <text:p>-8.5266</text:p>
          </table:table-cell>
          <table:table-cell table:formula="of:=[.F98]+(-(8/3)*[.F98] +[.E98]*[.D98])*[.$B$1]" office:value-type="float" office:value="19.2814346488349" calcext:value-type="float">
            <text:p>19.28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8</text:p>
          </table:table-cell>
          <table:table-cell table:formula="of:=[.$B$1]+[.B99]" office:value-type="float" office:value="0.980000000000001" calcext:value-type="float">
            <text:p>0.98</text:p>
          </table:table-cell>
          <table:table-cell/>
          <table:table-cell table:formula="of:=[.D99]+(-10*[.D99]+10*[.E99])*[.$B$1]" office:value-type="float" office:value="-6.27012800280725" calcext:value-type="float">
            <text:p>-6.2701</text:p>
          </table:table-cell>
          <table:table-cell table:formula="of:=[.E99]+(28*[.D99]-[.E99]-[.D99]*[.F99])*[.$B$1]" office:value-type="float" office:value="-8.96617115768731" calcext:value-type="float">
            <text:p>-8.9662</text:p>
          </table:table-cell>
          <table:table-cell table:formula="of:=[.F99]+(-(8/3)*[.F99] +[.E99]*[.D99])*[.$B$1]" office:value-type="float" office:value="19.2805155837713" calcext:value-type="float">
            <text:p>19.2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9</text:p>
          </table:table-cell>
          <table:table-cell table:formula="of:=[.$B$1]+[.B100]" office:value-type="float" office:value="0.990000000000001" calcext:value-type="float">
            <text:p>0.99</text:p>
          </table:table-cell>
          <table:table-cell/>
          <table:table-cell table:formula="of:=[.D100]+(-10*[.D100]+10*[.E100])*[.$B$1]" office:value-type="float" office:value="-6.53973231829526" calcext:value-type="float">
            <text:p>-6.5397</text:p>
          </table:table-cell>
          <table:table-cell table:formula="of:=[.E100]+(28*[.D100]-[.E100]-[.D100]*[.F100])*[.$B$1]" office:value-type="float" office:value="-9.42323228019281" calcext:value-type="float">
            <text:p>-9.4232</text:p>
          </table:table-cell>
          <table:table-cell table:formula="of:=[.F100]+(-(8/3)*[.F100] +[.E100]*[.D100])*[.$B$1]" office:value-type="float" office:value="19.3285589100752" calcext:value-type="float">
            <text:p>19.32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00</text:p>
          </table:table-cell>
          <table:table-cell table:formula="of:=[.$B$1]+[.B101]" office:value-type="float" office:value="1" calcext:value-type="float">
            <text:p>1.00</text:p>
          </table:table-cell>
          <table:table-cell/>
          <table:table-cell table:formula="of:=[.D101]+(-10*[.D101]+10*[.E101])*[.$B$1]" office:value-type="float" office:value="-6.82808231448501" calcext:value-type="float">
            <text:p>-6.8281</text:p>
          </table:table-cell>
          <table:table-cell table:formula="of:=[.E101]+(28*[.D101]-[.E101]-[.D101]*[.F101])*[.$B$1]" office:value-type="float" office:value="-9.89608899281063" calcext:value-type="float">
            <text:p>-9.8961</text:p>
          </table:table-cell>
          <table:table-cell table:formula="of:=[.F101]+(-(8/3)*[.F101] +[.E101]*[.D101])*[.$B$1]" office:value-type="float" office:value="19.429384839329" calcext:value-type="float">
            <text:p>19.42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01</text:p>
          </table:table-cell>
          <table:table-cell table:formula="of:=[.$B$1]+[.B102]" office:value-type="float" office:value="1.01" calcext:value-type="float">
            <text:p>1.01</text:p>
          </table:table-cell>
          <table:table-cell/>
          <table:table-cell table:formula="of:=[.D102]+(-10*[.D102]+10*[.E102])*[.$B$1]" office:value-type="float" office:value="-7.13488298231757" calcext:value-type="float">
            <text:p>-7.1349</text:p>
          </table:table-cell>
          <table:table-cell table:formula="of:=[.E102]+(28*[.D102]-[.E102]-[.D102]*[.F102])*[.$B$1]" office:value-type="float" office:value="-10.3823367609109" calcext:value-type="float">
            <text:p>-10.3823</text:p>
          </table:table-cell>
          <table:table-cell table:formula="of:=[.F102]+(-(8/3)*[.F102] +[.E102]*[.D102])*[.$B$1]" office:value-type="float" office:value="19.586981012624" calcext:value-type="float">
            <text:p>19.58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02</text:p>
          </table:table-cell>
          <table:table-cell table:formula="of:=[.$B$1]+[.B103]" office:value-type="float" office:value="1.02" calcext:value-type="float">
            <text:p>1.02</text:p>
          </table:table-cell>
          <table:table-cell/>
          <table:table-cell table:formula="of:=[.D103]+(-10*[.D103]+10*[.E103])*[.$B$1]" office:value-type="float" office:value="-7.4596283601769" calcext:value-type="float">
            <text:p>-7.4596</text:p>
          </table:table-cell>
          <table:table-cell table:formula="of:=[.E103]+(28*[.D103]-[.E103]-[.D103]*[.F103])*[.$B$1]" office:value-type="float" office:value="-10.8787724533312" calcext:value-type="float">
            <text:p>-10.8788</text:p>
          </table:table-cell>
          <table:table-cell table:formula="of:=[.F103]+(-(8/3)*[.F103] +[.E103]*[.D103])*[.$B$1]" office:value-type="float" office:value="19.8054290976752" calcext:value-type="float">
            <text:p>19.80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03</text:p>
          </table:table-cell>
          <table:table-cell table:formula="of:=[.$B$1]+[.B104]" office:value-type="float" office:value="1.03" calcext:value-type="float">
            <text:p>1.03</text:p>
          </table:table-cell>
          <table:table-cell/>
          <table:table-cell table:formula="of:=[.D104]+(-10*[.D104]+10*[.E104])*[.$B$1]" office:value-type="float" office:value="-7.80154276949233" calcext:value-type="float">
            <text:p>-7.8015</text:p>
          </table:table-cell>
          <table:table-cell table:formula="of:=[.E104]+(28*[.D104]-[.E104]-[.D104]*[.F104])*[.$B$1]" office:value-type="float" office:value="-11.3812692638225" calcext:value-type="float">
            <text:p>-11.3813</text:p>
          </table:table-cell>
          <table:table-cell table:formula="of:=[.F104]+(-(8/3)*[.F104] +[.E104]*[.D104])*[.$B$1]" office:value-type="float" office:value="20.088800316905" calcext:value-type="float">
            <text:p>20.08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04</text:p>
          </table:table-cell>
          <table:table-cell table:formula="of:=[.$B$1]+[.B105]" office:value-type="float" office:value="1.04" calcext:value-type="float">
            <text:p>1.04</text:p>
          </table:table-cell>
          <table:table-cell/>
          <table:table-cell table:formula="of:=[.D105]+(-10*[.D105]+10*[.E105])*[.$B$1]" office:value-type="float" office:value="-8.15951541892535" calcext:value-type="float">
            <text:p>-8.1595</text:p>
          </table:table-cell>
          <table:table-cell table:formula="of:=[.E105]+(28*[.D105]-[.E105]-[.D105]*[.F105])*[.$B$1]" office:value-type="float" office:value="-11.8846521980409" calcext:value-type="float">
            <text:p>-11.8847</text:p>
          </table:table-cell>
          <table:table-cell table:formula="of:=[.F105]+(-(8/3)*[.F105] +[.E105]*[.D105])*[.$B$1]" office:value-type="float" office:value="20.441013564449" calcext:value-type="float">
            <text:p>20.44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05</text:p>
          </table:table-cell>
          <table:table-cell table:formula="of:=[.$B$1]+[.B106]" office:value-type="float" office:value="1.05" calcext:value-type="float">
            <text:p>1.05</text:p>
          </table:table-cell>
          <table:table-cell/>
          <table:table-cell table:formula="of:=[.D106]+(-10*[.D106]+10*[.E106])*[.$B$1]" office:value-type="float" office:value="-8.5320290968369" calcext:value-type="float">
            <text:p>-8.5320</text:p>
          </table:table-cell>
          <table:table-cell table:formula="of:=[.E106]+(28*[.D106]-[.E106]-[.D106]*[.F106])*[.$B$1]" office:value-type="float" office:value="-12.3825823397837" calcext:value-type="float">
            <text:p>-12.3826</text:p>
          </table:table-cell>
          <table:table-cell table:formula="of:=[.F106]+(-(8/3)*[.F106] +[.E106]*[.D106])*[.$B$1]" office:value-type="float" office:value="20.8656498979819" calcext:value-type="float">
            <text:p>20.86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06</text:p>
          </table:table-cell>
          <table:table-cell table:formula="of:=[.$B$1]+[.B107]" office:value-type="float" office:value="1.06" calcext:value-type="float">
            <text:p>1.06</text:p>
          </table:table-cell>
          <table:table-cell/>
          <table:table-cell table:formula="of:=[.D107]+(-10*[.D107]+10*[.E107])*[.$B$1]" office:value-type="float" office:value="-8.91708442113159" calcext:value-type="float">
            <text:p>-8.9171</text:p>
          </table:table-cell>
          <table:table-cell table:formula="of:=[.E107]+(28*[.D107]-[.E107]-[.D107]*[.F107])*[.$B$1]" office:value-type="float" office:value="-12.8674613429603" calcext:value-type="float">
            <text:p>-12.8675</text:p>
          </table:table-cell>
          <table:table-cell table:formula="of:=[.F107]+(-(8/3)*[.F107] +[.E107]*[.D107])*[.$B$1]" office:value-type="float" office:value="21.3657180955391" calcext:value-type="float">
            <text:p>21.36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07</text:p>
          </table:table-cell>
          <table:table-cell table:formula="of:=[.$B$1]+[.B108]" office:value-type="float" office:value="1.07" calcext:value-type="float">
            <text:p>1.07</text:p>
          </table:table-cell>
          <table:table-cell/>
          <table:table-cell table:formula="of:=[.D108]+(-10*[.D108]+10*[.E108])*[.$B$1]" office:value-type="float" office:value="-9.31212211331446" calcext:value-type="float">
            <text:p>-9.3121</text:p>
          </table:table-cell>
          <table:table-cell table:formula="of:=[.E108]+(28*[.D108]-[.E108]-[.D108]*[.F108])*[.$B$1]" office:value-type="float" office:value="-13.3303712476873" calcext:value-type="float">
            <text:p>-13.3304</text:p>
          </table:table-cell>
          <table:table-cell table:formula="of:=[.F108]+(-(8/3)*[.F108] +[.E108]*[.D108])*[.$B$1]" office:value-type="float" office:value="21.9433680037997" calcext:value-type="float">
            <text:p>21.94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08</text:p>
          </table:table-cell>
          <table:table-cell table:formula="of:=[.$B$1]+[.B109]" office:value-type="float" office:value="1.08" calcext:value-type="float">
            <text:p>1.08</text:p>
          </table:table-cell>
          <table:table-cell/>
          <table:table-cell table:formula="of:=[.D109]+(-10*[.D109]+10*[.E109])*[.$B$1]" office:value-type="float" office:value="-9.71394702675175" calcext:value-type="float">
            <text:p>-9.7139</text:p>
          </table:table-cell>
          <table:table-cell table:formula="of:=[.E109]+(28*[.D109]-[.E109]-[.D109]*[.F109])*[.$B$1]" office:value-type="float" office:value="-13.7610685026507" calcext:value-type="float">
            <text:p>-13.7611</text:p>
          </table:table-cell>
          <table:table-cell table:formula="of:=[.F109]+(-(8/3)*[.F109] +[.E109]*[.D109])*[.$B$1]" office:value-type="float" office:value="22.5995519724411" calcext:value-type="float">
            <text:p>22.59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09</text:p>
          </table:table-cell>
          <table:table-cell table:formula="of:=[.$B$1]+[.B110]" office:value-type="float" office:value="1.09" calcext:value-type="float">
            <text:p>1.09</text:p>
          </table:table-cell>
          <table:table-cell/>
          <table:table-cell table:formula="of:=[.D110]+(-10*[.D110]+10*[.E110])*[.$B$1]" office:value-type="float" office:value="-10.1186591743416" calcext:value-type="float">
            <text:p>-10.1187</text:p>
          </table:table-cell>
          <table:table-cell table:formula="of:=[.E110]+(28*[.D110]-[.E110]-[.D110]*[.F110])*[.$B$1]" office:value-type="float" office:value="-14.1480544782285" calcext:value-type="float">
            <text:p>-14.1481</text:p>
          </table:table-cell>
          <table:table-cell table:formula="of:=[.F110]+(-(8/3)*[.F110] +[.E110]*[.D110])*[.$B$1]" office:value-type="float" office:value="23.3336401578386" calcext:value-type="float">
            <text:p>23.33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10</text:p>
          </table:table-cell>
          <table:table-cell table:formula="of:=[.$B$1]+[.B111]" office:value-type="float" office:value="1.1" calcext:value-type="float">
            <text:p>1.10</text:p>
          </table:table-cell>
          <table:table-cell/>
          <table:table-cell table:formula="of:=[.D111]+(-10*[.D111]+10*[.E111])*[.$B$1]" office:value-type="float" office:value="-10.5215987047303" calcext:value-type="float">
            <text:p>-10.5216</text:p>
          </table:table-cell>
          <table:table-cell table:formula="of:=[.E111]+(28*[.D111]-[.E111]-[.D111]*[.F111])*[.$B$1]" office:value-type="float" office:value="-14.4787469817229" calcext:value-type="float">
            <text:p>-14.4787</text:p>
          </table:table-cell>
          <table:table-cell table:formula="of:=[.F111]+(-(8/3)*[.F111] +[.E111]*[.D111])*[.$B$1]" office:value-type="float" office:value="24.1430031660817" calcext:value-type="float">
            <text:p>24.14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11</text:p>
          </table:table-cell>
          <table:table-cell table:formula="of:=[.$B$1]+[.B112]" office:value-type="float" office:value="1.11" calcext:value-type="float">
            <text:p>1.11</text:p>
          </table:table-cell>
          <table:table-cell/>
          <table:table-cell table:formula="of:=[.D112]+(-10*[.D112]+10*[.E112])*[.$B$1]" office:value-type="float" office:value="-10.9173135324296" calcext:value-type="float">
            <text:p>-10.9173</text:p>
          </table:table-cell>
          <table:table-cell table:formula="of:=[.E112]+(28*[.D112]-[.E112]-[.D112]*[.F112])*[.$B$1]" office:value-type="float" office:value="-14.7397772408247" calcext:value-type="float">
            <text:p>-14.7398</text:p>
          </table:table-cell>
          <table:table-cell table:formula="of:=[.F112]+(-(8/3)*[.F112] +[.E112]*[.D112])*[.$B$1]" office:value-type="float" office:value="25.0225854032096" calcext:value-type="float">
            <text:p>25.02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12</text:p>
          </table:table-cell>
          <table:table-cell table:formula="of:=[.$B$1]+[.B113]" office:value-type="float" office:value="1.12" calcext:value-type="float">
            <text:p>1.12</text:p>
          </table:table-cell>
          <table:table-cell/>
          <table:table-cell table:formula="of:=[.D113]+(-10*[.D113]+10*[.E113])*[.$B$1]" office:value-type="float" office:value="-11.2995599032691" calcext:value-type="float">
            <text:p>-11.2996</text:p>
          </table:table-cell>
          <table:table-cell table:formula="of:=[.E113]+(28*[.D113]-[.E113]-[.D113]*[.F113])*[.$B$1]" office:value-type="float" office:value="-14.9174331551084" calcext:value-type="float">
            <text:p>-14.9174</text:p>
          </table:table-cell>
          <table:table-cell table:formula="of:=[.F113]+(-(8/3)*[.F113] +[.E113]*[.D113])*[.$B$1]" office:value-type="float" office:value="25.9645041544866" calcext:value-type="float">
            <text:p>25.96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13</text:p>
          </table:table-cell>
          <table:table-cell table:formula="of:=[.$B$1]+[.B114]" office:value-type="float" office:value="1.13" calcext:value-type="float">
            <text:p>1.13</text:p>
          </table:table-cell>
          <table:table-cell/>
          <table:table-cell table:formula="of:=[.D114]+(-10*[.D114]+10*[.E114])*[.$B$1]" office:value-type="float" office:value="-11.661347228453" calcext:value-type="float">
            <text:p>-11.6613</text:p>
          </table:table-cell>
          <table:table-cell table:formula="of:=[.E114]+(28*[.D114]-[.E114]-[.D114]*[.F114])*[.$B$1]" office:value-type="float" office:value="-14.9982608959497" calcext:value-type="float">
            <text:p>-14.9983</text:p>
          </table:table-cell>
          <table:table-cell table:formula="of:=[.F114]+(-(8/3)*[.F114] +[.E114]*[.D114])*[.$B$1]" office:value-type="float" office:value="26.9577216724252" calcext:value-type="float">
            <text:p>26.95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14</text:p>
          </table:table-cell>
          <table:table-cell table:formula="of:=[.$B$1]+[.B115]" office:value-type="float" office:value="1.14" calcext:value-type="float">
            <text:p>1.14</text:p>
          </table:table-cell>
          <table:table-cell/>
          <table:table-cell table:formula="of:=[.D115]+(-10*[.D115]+10*[.E115])*[.$B$1]" office:value-type="float" office:value="-11.9950385952027" calcext:value-type="float">
            <text:p>-11.9950</text:p>
          </table:table-cell>
          <table:table-cell table:formula="of:=[.E115]+(28*[.D115]-[.E115]-[.D115]*[.F115])*[.$B$1]" office:value-type="float" office:value="-14.9698219818556" calcext:value-type="float">
            <text:p>-14.9698</text:p>
          </table:table-cell>
          <table:table-cell table:formula="of:=[.F115]+(-(8/3)*[.F115] +[.E115]*[.D115])*[.$B$1]" office:value-type="float" office:value="27.9878483757998" calcext:value-type="float">
            <text:p>27.98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15</text:p>
          </table:table-cell>
          <table:table-cell table:formula="of:=[.$B$1]+[.B116]" office:value-type="float" office:value="1.15" calcext:value-type="float">
            <text:p>1.15</text:p>
          </table:table-cell>
          <table:table-cell/>
          <table:table-cell table:formula="of:=[.D116]+(-10*[.D116]+10*[.E116])*[.$B$1]" office:value-type="float" office:value="-12.292516933868" calcext:value-type="float">
            <text:p>-12.2925</text:p>
          </table:table-cell>
          <table:table-cell table:formula="of:=[.E116]+(28*[.D116]-[.E116]-[.D116]*[.F116])*[.$B$1]" office:value-type="float" office:value="-14.8215813540498" calcext:value-type="float">
            <text:p>-14.8216</text:p>
          </table:table-cell>
          <table:table-cell table:formula="of:=[.F116]+(-(8/3)*[.F116] +[.E116]*[.D116])*[.$B$1]" office:value-type="float" office:value="29.0371416768019" calcext:value-type="float">
            <text:p>29.03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16</text:p>
          </table:table-cell>
          <table:table-cell table:formula="of:=[.$B$1]+[.B117]" office:value-type="float" office:value="1.16" calcext:value-type="float">
            <text:p>1.16</text:p>
          </table:table-cell>
          <table:table-cell/>
          <table:table-cell table:formula="of:=[.D117]+(-10*[.D117]+10*[.E117])*[.$B$1]" office:value-type="float" office:value="-12.5454233758862" calcext:value-type="float">
            <text:p>-12.5454</text:p>
          </table:table-cell>
          <table:table-cell table:formula="of:=[.E117]+(28*[.D117]-[.E117]-[.D117]*[.F117])*[.$B$1]" office:value-type="float" office:value="-14.5458747242602" calcext:value-type="float">
            <text:p>-14.5459</text:p>
          </table:table-cell>
          <table:table-cell table:formula="of:=[.F117]+(-(8/3)*[.F117] +[.E117]*[.D117])*[.$B$1]" office:value-type="float" office:value="30.0847632965674" calcext:value-type="float">
            <text:p>30.08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17</text:p>
          </table:table-cell>
          <table:table-cell table:formula="of:=[.$B$1]+[.B118]" office:value-type="float" office:value="1.17" calcext:value-type="float">
            <text:p>1.17</text:p>
          </table:table-cell>
          <table:table-cell/>
          <table:table-cell table:formula="of:=[.D118]+(-10*[.D118]+10*[.E118])*[.$B$1]" office:value-type="float" office:value="-12.7454685107236" calcext:value-type="float">
            <text:p>-12.7455</text:p>
          </table:table-cell>
          <table:table-cell table:formula="of:=[.E118]+(28*[.D118]-[.E118]-[.D118]*[.F118])*[.$B$1]" office:value-type="float" office:value="-14.1388735950781" calcext:value-type="float">
            <text:p>-14.1389</text:p>
          </table:table-cell>
          <table:table-cell table:formula="of:=[.F118]+(-(8/3)*[.F118] +[.E118]*[.D118])*[.$B$1]" office:value-type="float" office:value="31.1073445098767" calcext:value-type="float">
            <text:p>31.10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18</text:p>
          </table:table-cell>
          <table:table-cell table:formula="of:=[.$B$1]+[.B119]" office:value-type="float" office:value="1.18" calcext:value-type="float">
            <text:p>1.18</text:p>
          </table:table-cell>
          <table:table-cell/>
          <table:table-cell table:formula="of:=[.D119]+(-10*[.D119]+10*[.E119])*[.$B$1]" office:value-type="float" office:value="-12.884809019159" calcext:value-type="float">
            <text:p>-12.8848</text:p>
          </table:table-cell>
          <table:table-cell table:formula="of:=[.E119]+(28*[.D119]-[.E119]-[.D119]*[.F119])*[.$B$1]" office:value-type="float" office:value="-13.6014392431013" calcext:value-type="float">
            <text:p>-13.6014</text:p>
          </table:table-cell>
          <table:table-cell table:formula="of:=[.F119]+(-(8/3)*[.F119] +[.E119]*[.D119])*[.$B$1]" office:value-type="float" office:value="32.0798810047784" calcext:value-type="float">
            <text:p>32.07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19</text:p>
          </table:table-cell>
          <table:table-cell table:formula="of:=[.$B$1]+[.B120]" office:value-type="float" office:value="1.19" calcext:value-type="float">
            <text:p>1.19</text:p>
          </table:table-cell>
          <table:table-cell/>
          <table:table-cell table:formula="of:=[.D120]+(-10*[.D120]+10*[.E120])*[.$B$1]" office:value-type="float" office:value="-12.9564720415532" calcext:value-type="float">
            <text:p>-12.9565</text:p>
          </table:table-cell>
          <table:table-cell table:formula="of:=[.E120]+(28*[.D120]-[.E120]-[.D120]*[.F120])*[.$B$1]" office:value-type="float" office:value="-12.9397399749957" calcext:value-type="float">
            <text:p>-12.9397</text:p>
          </table:table-cell>
          <table:table-cell table:formula="of:=[.F120]+(-(8/3)*[.F120] +[.E120]*[.D120])*[.$B$1]" office:value-type="float" office:value="32.9769369816482" calcext:value-type="float">
            <text:p>32.97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20</text:p>
          </table:table-cell>
          <table:table-cell table:formula="of:=[.$B$1]+[.B121]" office:value-type="float" office:value="1.2" calcext:value-type="float">
            <text:p>1.20</text:p>
          </table:table-cell>
          <table:table-cell/>
          <table:table-cell table:formula="of:=[.D121]+(-10*[.D121]+10*[.E121])*[.$B$1]" office:value-type="float" office:value="-12.9547988348975" calcext:value-type="float">
            <text:p>-12.9548</text:p>
          </table:table-cell>
          <table:table-cell table:formula="of:=[.E121]+(28*[.D121]-[.E121]-[.D121]*[.F121])*[.$B$1]" office:value-type="float" office:value="-12.1655071266927" calcext:value-type="float">
            <text:p>-12.1655</text:p>
          </table:table-cell>
          <table:table-cell table:formula="of:=[.F121]+(-(8/3)*[.F121] +[.E121]*[.D121])*[.$B$1]" office:value-type="float" office:value="33.7740857875809" calcext:value-type="float">
            <text:p>33.77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21</text:p>
          </table:table-cell>
          <table:table-cell table:formula="of:=[.$B$1]+[.B122]" office:value-type="float" office:value="1.21" calcext:value-type="float">
            <text:p>1.21</text:p>
          </table:table-cell>
          <table:table-cell/>
          <table:table-cell table:formula="of:=[.D122]+(-10*[.D122]+10*[.E122])*[.$B$1]" office:value-type="float" office:value="-12.875869664077" calcext:value-type="float">
            <text:p>-12.8759</text:p>
          </table:table-cell>
          <table:table-cell table:formula="of:=[.E122]+(28*[.D122]-[.E122]-[.D122]*[.F122])*[.$B$1]" office:value-type="float" office:value="-11.2958308570903" calcext:value-type="float">
            <text:p>-11.2958</text:p>
          </table:table-cell>
          <table:table-cell table:formula="of:=[.F122]+(-(8/3)*[.F122] +[.E122]*[.D122])*[.$B$1]" office:value-type="float" office:value="34.4494604754202" calcext:value-type="float">
            <text:p>34.44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22</text:p>
          </table:table-cell>
          <table:table-cell table:formula="of:=[.$B$1]+[.B123]" office:value-type="float" office:value="1.22" calcext:value-type="float">
            <text:p>1.22</text:p>
          </table:table-cell>
          <table:table-cell/>
          <table:table-cell table:formula="of:=[.D123]+(-10*[.D123]+10*[.E123])*[.$B$1]" office:value-type="float" office:value="-12.7178657833783" calcext:value-type="float">
            <text:p>-12.7179</text:p>
          </table:table-cell>
          <table:table-cell table:formula="of:=[.E123]+(28*[.D123]-[.E123]-[.D123]*[.F123])*[.$B$1]" office:value-type="float" office:value="-10.3524484236681" calcext:value-type="float">
            <text:p>-10.3524</text:p>
          </table:table-cell>
          <table:table-cell table:formula="of:=[.F123]+(-(8/3)*[.F123] +[.E123]*[.D123])*[.$B$1]" office:value-type="float" office:value="34.9852446547092" calcext:value-type="float">
            <text:p>34.98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23</text:p>
          </table:table-cell>
          <table:table-cell table:formula="of:=[.$B$1]+[.B124]" office:value-type="float" office:value="1.23" calcext:value-type="float">
            <text:p>1.23</text:p>
          </table:table-cell>
          <table:table-cell/>
          <table:table-cell table:formula="of:=[.D124]+(-10*[.D124]+10*[.E124])*[.$B$1]" office:value-type="float" office:value="-12.4813240474073" calcext:value-type="float">
            <text:p>-12.4813</text:p>
          </table:table-cell>
          <table:table-cell table:formula="of:=[.E124]+(28*[.D124]-[.E124]-[.D124]*[.F124])*[.$B$1]" office:value-type="float" office:value="-9.36054989960491" calcext:value-type="float">
            <text:p>-9.3605</text:p>
          </table:table-cell>
          <table:table-cell table:formula="of:=[.F124]+(-(8/3)*[.F124] +[.E124]*[.D124])*[.$B$1]" office:value-type="float" office:value="35.3689152930659" calcext:value-type="float">
            <text:p>35.36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24</text:p>
          </table:table-cell>
          <table:table-cell table:formula="of:=[.$B$1]+[.B125]" office:value-type="float" office:value="1.24" calcext:value-type="float">
            <text:p>1.24</text:p>
          </table:table-cell>
          <table:table-cell/>
          <table:table-cell table:formula="of:=[.D125]+(-10*[.D125]+10*[.E125])*[.$B$1]" office:value-type="float" office:value="-12.1692466326271" calcext:value-type="float">
            <text:p>-12.1692</text:p>
          </table:table-cell>
          <table:table-cell table:formula="of:=[.E125]+(28*[.D125]-[.E125]-[.D125]*[.F125])*[.$B$1]" office:value-type="float" office:value="-8.34720620410235" calcext:value-type="float">
            <text:p>-8.3472</text:p>
          </table:table-cell>
          <table:table-cell table:formula="of:=[.F125]+(-(8/3)*[.F125] +[.E125]*[.D125])*[.$B$1]" office:value-type="float" office:value="35.5940647841731" calcext:value-type="float">
            <text:p>35.59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25</text:p>
          </table:table-cell>
          <table:table-cell table:formula="of:=[.$B$1]+[.B126]" office:value-type="float" office:value="1.25" calcext:value-type="float">
            <text:p>1.25</text:p>
          </table:table-cell>
          <table:table-cell/>
          <table:table-cell table:formula="of:=[.D126]+(-10*[.D126]+10*[.E126])*[.$B$1]" office:value-type="float" office:value="-11.7870425897746" calcext:value-type="float">
            <text:p>-11.7870</text:p>
          </table:table-cell>
          <table:table-cell table:formula="of:=[.E126]+(28*[.D126]-[.E126]-[.D126]*[.F126])*[.$B$1]" office:value-type="float" office:value="-7.33959366903382" calcext:value-type="float">
            <text:p>-7.3396</text:p>
          </table:table-cell>
          <table:table-cell table:formula="of:=[.F126]+(-(8/3)*[.F126] +[.E126]*[.D126])*[.$B$1]" office:value-type="float" office:value="35.660681833173" calcext:value-type="float">
            <text:p>35.66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26</text:p>
          </table:table-cell>
          <table:table-cell table:formula="of:=[.$B$1]+[.B127]" office:value-type="float" office:value="1.26" calcext:value-type="float">
            <text:p>1.26</text:p>
          </table:table-cell>
          <table:table-cell/>
          <table:table-cell table:formula="of:=[.D127]+(-10*[.D127]+10*[.E127])*[.$B$1]" office:value-type="float" office:value="-11.3422976977005" calcext:value-type="float">
            <text:p>-11.3423</text:p>
          </table:table-cell>
          <table:table-cell table:formula="of:=[.E127]+(28*[.D127]-[.E127]-[.D127]*[.F127])*[.$B$1]" office:value-type="float" office:value="-6.36322990200026" calcext:value-type="float">
            <text:p>-6.3632</text:p>
          </table:table-cell>
          <table:table-cell table:formula="of:=[.F127]+(-(8/3)*[.F127] +[.E127]*[.D127])*[.$B$1]" office:value-type="float" office:value="35.5748513493071" calcext:value-type="float">
            <text:p>35.57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27</text:p>
          </table:table-cell>
          <table:table-cell table:formula="of:=[.$B$1]+[.B128]" office:value-type="float" office:value="1.27" calcext:value-type="float">
            <text:p>1.27</text:p>
          </table:table-cell>
          <table:table-cell/>
          <table:table-cell table:formula="of:=[.D128]+(-10*[.D128]+10*[.E128])*[.$B$1]" office:value-type="float" office:value="-10.8443909181305" calcext:value-type="float">
            <text:p>-10.8444</text:p>
          </table:table-cell>
          <table:table-cell table:formula="of:=[.E128]+(28*[.D128]-[.E128]-[.D128]*[.F128])*[.$B$1]" office:value-type="float" office:value="-5.44043541278356" calcext:value-type="float">
            <text:p>-5.4404</text:p>
          </table:table-cell>
          <table:table-cell table:formula="of:=[.F128]+(-(8/3)*[.F128] +[.E128]*[.D128])*[.$B$1]" office:value-type="float" office:value="35.3479251253329" calcext:value-type="float">
            <text:p>35.34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28</text:p>
          </table:table-cell>
          <table:table-cell table:formula="of:=[.$B$1]+[.B129]" office:value-type="float" office:value="1.28" calcext:value-type="float">
            <text:p>1.28</text:p>
          </table:table-cell>
          <table:table-cell/>
          <table:table-cell table:formula="of:=[.D129]+(-10*[.D129]+10*[.E129])*[.$B$1]" office:value-type="float" office:value="-10.3039953675958" calcext:value-type="float">
            <text:p>-10.3040</text:p>
          </table:table-cell>
          <table:table-cell table:formula="of:=[.E129]+(28*[.D129]-[.E129]-[.D129]*[.F129])*[.$B$1]" office:value-type="float" office:value="-4.58919333369309" calcext:value-type="float">
            <text:p>-4.5892</text:p>
          </table:table-cell>
          <table:table-cell table:formula="of:=[.F129]+(-(8/3)*[.F129] +[.E129]*[.D129])*[.$B$1]" office:value-type="float" office:value="34.995295872468" calcext:value-type="float">
            <text:p>34.99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29</text:p>
          </table:table-cell>
          <table:table-cell table:formula="of:=[.$B$1]+[.B130]" office:value-type="float" office:value="1.29" calcext:value-type="float">
            <text:p>1.29</text:p>
          </table:table-cell>
          <table:table-cell/>
          <table:table-cell table:formula="of:=[.D130]+(-10*[.D130]+10*[.E130])*[.$B$1]" office:value-type="float" office:value="-9.73251516420554" calcext:value-type="float">
            <text:p>-9.7325</text:p>
          </table:table-cell>
          <table:table-cell table:formula="of:=[.E130]+(28*[.D130]-[.E130]-[.D130]*[.F130])*[.$B$1]" office:value-type="float" office:value="-3.82250643770744" calcext:value-type="float">
            <text:p>-3.8225</text:p>
          </table:table-cell>
          <table:table-cell table:formula="of:=[.F130]+(-(8/3)*[.F130] +[.E130]*[.D130])*[.$B$1]" office:value-type="float" office:value="34.5349582510493" calcext:value-type="float">
            <text:p>34.53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30</text:p>
          </table:table-cell>
          <table:table-cell table:formula="of:=[.$B$1]+[.B131]" office:value-type="float" office:value="1.3" calcext:value-type="float">
            <text:p>1.30</text:p>
          </table:table-cell>
          <table:table-cell/>
          <table:table-cell table:formula="of:=[.D131]+(-10*[.D131]+10*[.E131])*[.$B$1]" office:value-type="float" office:value="-9.14151429155573" calcext:value-type="float">
            <text:p>-9.1415</text:p>
          </table:table-cell>
          <table:table-cell table:formula="of:=[.E131]+(28*[.D131]-[.E131]-[.D131]*[.F131])*[.$B$1]" office:value-type="float" office:value="-3.14826557057249" calcext:value-type="float">
            <text:p>-3.1483</text:p>
          </table:table-cell>
          <table:table-cell table:formula="of:=[.F131]+(-(8/3)*[.F131] +[.E131]*[.D131])*[.$B$1]" office:value-type="float" office:value="33.9860520497239" calcext:value-type="float">
            <text:p>33.98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31</text:p>
          </table:table-cell>
          <table:table-cell table:formula="of:=[.$B$1]+[.B132]" office:value-type="float" office:value="1.31" calcext:value-type="float">
            <text:p>1.31</text:p>
          </table:table-cell>
          <table:table-cell/>
          <table:table-cell table:formula="of:=[.D132]+(-10*[.D132]+10*[.E132])*[.$B$1]" office:value-type="float" office:value="-8.5421894194574" calcext:value-type="float">
            <text:p>-8.5422</text:p>
          </table:table-cell>
          <table:table-cell table:formula="of:=[.E132]+(28*[.D132]-[.E132]-[.D132]*[.F132])*[.$B$1]" office:value-type="float" office:value="-2.56956711124129" calcext:value-type="float">
            <text:p>-2.5696</text:p>
          </table:table-cell>
          <table:table-cell table:formula="of:=[.F132]+(-(8/3)*[.F132] +[.E132]*[.D132])*[.$B$1]" office:value-type="float" office:value="33.3675564754679" calcext:value-type="float">
            <text:p>33.36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32</text:p>
          </table:table-cell>
          <table:table-cell table:formula="of:=[.$B$1]+[.B133]" office:value-type="float" office:value="1.32" calcext:value-type="float">
            <text:p>1.32</text:p>
          </table:table-cell>
          <table:table-cell/>
          <table:table-cell table:formula="of:=[.D133]+(-10*[.D133]+10*[.E133])*[.$B$1]" office:value-type="float" office:value="-7.94492718863579" calcext:value-type="float">
            <text:p>-7.9449</text:p>
          </table:table-cell>
          <table:table-cell table:formula="of:=[.E133]+(28*[.D133]-[.E133]-[.D133]*[.F133])*[.$B$1]" office:value-type="float" office:value="-2.08536459879805" calcext:value-type="float">
            <text:p>-2.0854</text:p>
          </table:table-cell>
          <table:table-cell table:formula="of:=[.F133]+(-(8/3)*[.F133] +[.E133]*[.D133])*[.$B$1]" office:value-type="float" office:value="32.6972522593578" calcext:value-type="float">
            <text:p>32.69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33</text:p>
          </table:table-cell>
          <table:table-cell table:formula="of:=[.$B$1]+[.B134]" office:value-type="float" office:value="1.33" calcext:value-type="float">
            <text:p>1.33</text:p>
          </table:table-cell>
          <table:table-cell/>
          <table:table-cell table:formula="of:=[.D134]+(-10*[.D134]+10*[.E134])*[.$B$1]" office:value-type="float" office:value="-7.35897092965202" calcext:value-type="float">
            <text:p>-7.3590</text:p>
          </table:table-cell>
          <table:table-cell table:formula="of:=[.E134]+(28*[.D134]-[.E134]-[.D134]*[.F134])*[.$B$1]" office:value-type="float" office:value="-1.69131768093755" calcext:value-type="float">
            <text:p>-1.6913</text:p>
          </table:table-cell>
          <table:table-cell table:formula="of:=[.F134]+(-(8/3)*[.F134] +[.E134]*[.D134])*[.$B$1]" office:value-type="float" office:value="31.9910062314337" calcext:value-type="float">
            <text:p>31.99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34</text:p>
          </table:table-cell>
          <table:table-cell table:formula="of:=[.$B$1]+[.B135]" office:value-type="float" office:value="1.34" calcext:value-type="float">
            <text:p>1.34</text:p>
          </table:table-cell>
          <table:table-cell/>
          <table:table-cell table:formula="of:=[.D135]+(-10*[.D135]+10*[.E135])*[.$B$1]" office:value-type="float" office:value="-6.79220560478057" calcext:value-type="float">
            <text:p>-6.7922</text:p>
          </table:table-cell>
          <table:table-cell table:formula="of:=[.E135]+(28*[.D135]-[.E135]-[.D135]*[.F135])*[.$B$1]" office:value-type="float" office:value="-1.38070751575637" calcext:value-type="float">
            <text:p>-1.3807</text:p>
          </table:table-cell>
          <table:table-cell table:formula="of:=[.F135]+(-(8/3)*[.F135] +[.E135]*[.D135])*[.$B$1]" office:value-type="float" office:value="31.262376308397" calcext:value-type="float">
            <text:p>31.26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35</text:p>
          </table:table-cell>
          <table:table-cell table:formula="of:=[.$B$1]+[.B136]" office:value-type="float" office:value="1.35" calcext:value-type="float">
            <text:p>1.35</text:p>
          </table:table-cell>
          <table:table-cell/>
          <table:table-cell table:formula="of:=[.D136]+(-10*[.D136]+10*[.E136])*[.$B$1]" office:value-type="float" office:value="-6.25105579587815" calcext:value-type="float">
            <text:p>-6.2511</text:p>
          </table:table-cell>
          <table:table-cell table:formula="of:=[.E136]+(28*[.D136]-[.E136]-[.D136]*[.F136])*[.$B$1]" office:value-type="float" office:value="-1.14531313413083" calcext:value-type="float">
            <text:p>-1.1453</text:p>
          </table:table-cell>
          <table:table-cell table:formula="of:=[.F136]+(-(8/3)*[.F136] +[.E136]*[.D136])*[.$B$1]" office:value-type="float" office:value="30.5224934334439" calcext:value-type="float">
            <text:p>30.52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36</text:p>
          </table:table-cell>
          <table:table-cell table:formula="of:=[.$B$1]+[.B137]" office:value-type="float" office:value="1.36" calcext:value-type="float">
            <text:p>1.36</text:p>
          </table:table-cell>
          <table:table-cell/>
          <table:table-cell table:formula="of:=[.D137]+(-10*[.D137]+10*[.E137])*[.$B$1]" office:value-type="float" office:value="-5.74048152970342" calcext:value-type="float">
            <text:p>-5.7405</text:p>
          </table:table-cell>
          <table:table-cell table:formula="of:=[.E137]+(28*[.D137]-[.E137]-[.D137]*[.F137])*[.$B$1]" office:value-type="float" office:value="-0.976177530817579" calcext:value-type="float">
            <text:p>-0.9762</text:p>
          </table:table-cell>
          <table:table-cell table:formula="of:=[.F137]+(-(8/3)*[.F137] +[.E137]*[.D137])*[.$B$1]" office:value-type="float" office:value="29.7801544382708" calcext:value-type="float">
            <text:p>29.78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37</text:p>
          </table:table-cell>
          <table:table-cell table:formula="of:=[.$B$1]+[.B138]" office:value-type="float" office:value="1.37" calcext:value-type="float">
            <text:p>1.37</text:p>
          </table:table-cell>
          <table:table-cell/>
          <table:table-cell table:formula="of:=[.D138]+(-10*[.D138]+10*[.E138])*[.$B$1]" office:value-type="float" office:value="-5.26405112981483" calcext:value-type="float">
            <text:p>-5.2641</text:p>
          </table:table-cell>
          <table:table-cell table:formula="of:=[.E138]+(28*[.D138]-[.E138]-[.D138]*[.F138])*[.$B$1]" office:value-type="float" office:value="-0.864226318780272" calcext:value-type="float">
            <text:p>-0.8642</text:p>
          </table:table-cell>
          <table:table-cell table:formula="of:=[.F138]+(-(8/3)*[.F138] +[.E138]*[.D138])*[.$B$1]" office:value-type="float" office:value="29.0420542774373" calcext:value-type="float">
            <text:p>29.04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38</text:p>
          </table:table-cell>
          <table:table-cell table:formula="of:=[.$B$1]+[.B139]" office:value-type="float" office:value="1.38" calcext:value-type="float">
            <text:p>1.38</text:p>
          </table:table-cell>
          <table:table-cell/>
          <table:table-cell table:formula="of:=[.D139]+(-10*[.D139]+10*[.E139])*[.$B$1]" office:value-type="float" office:value="-4.82406864871138" calcext:value-type="float">
            <text:p>-4.8241</text:p>
          </table:table-cell>
          <table:table-cell table:formula="of:=[.E139]+(28*[.D139]-[.E139]-[.D139]*[.F139])*[.$B$1]" office:value-type="float" office:value="-0.800729785627749" calcext:value-type="float">
            <text:p>-0.8007</text:p>
          </table:table-cell>
          <table:table-cell table:formula="of:=[.F139]+(-(8/3)*[.F139] +[.E139]*[.D139])*[.$B$1]" office:value-type="float" office:value="28.3130928120035" calcext:value-type="float">
            <text:p>28.31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39</text:p>
          </table:table-cell>
          <table:table-cell table:formula="of:=[.$B$1]+[.B140]" office:value-type="float" office:value="1.39" calcext:value-type="float">
            <text:p>1.39</text:p>
          </table:table-cell>
          <table:table-cell/>
          <table:table-cell table:formula="of:=[.D140]+(-10*[.D140]+10*[.E140])*[.$B$1]" office:value-type="float" office:value="-4.42173476240301" calcext:value-type="float">
            <text:p>-4.4217</text:p>
          </table:table-cell>
          <table:table-cell table:formula="of:=[.E140]+(28*[.D140]-[.E140]-[.D140]*[.F140])*[.$B$1]" office:value-type="float" office:value="-0.777618675586241" calcext:value-type="float">
            <text:p>-0.7776</text:p>
          </table:table-cell>
          <table:table-cell table:formula="of:=[.F140]+(-(8/3)*[.F140] +[.E140]*[.D140])*[.$B$1]" office:value-type="float" office:value="27.5967047582328" calcext:value-type="float">
            <text:p>27.59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40</text:p>
          </table:table-cell>
          <table:table-cell table:formula="of:=[.$B$1]+[.B141]" office:value-type="float" office:value="1.4" calcext:value-type="float">
            <text:p>1.40</text:p>
          </table:table-cell>
          <table:table-cell/>
          <table:table-cell table:formula="of:=[.D141]+(-10*[.D141]+10*[.E141])*[.$B$1]" office:value-type="float" office:value="-4.05732315372134" calcext:value-type="float">
            <text:p>-4.0573</text:p>
          </table:table-cell>
          <table:table-cell table:formula="of:=[.E141]+(28*[.D141]-[.E141]-[.D141]*[.F141])*[.$B$1]" office:value-type="float" office:value="-0.787675134730716" calcext:value-type="float">
            <text:p>-0.7877</text:p>
          </table:table-cell>
          <table:table-cell table:formula="of:=[.F141]+(-(8/3)*[.F141] +[.E141]*[.D141])*[.$B$1]" office:value-type="float" office:value="26.8951768666439" calcext:value-type="float">
            <text:p>26.89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41</text:p>
          </table:table-cell>
          <table:table-cell table:formula="of:=[.$B$1]+[.B142]" office:value-type="float" office:value="1.41" calcext:value-type="float">
            <text:p>1.41</text:p>
          </table:table-cell>
          <table:table-cell/>
          <table:table-cell table:formula="of:=[.D142]+(-10*[.D142]+10*[.E142])*[.$B$1]" office:value-type="float" office:value="-3.73035835182228" calcext:value-type="float">
            <text:p>-3.7304</text:p>
          </table:table-cell>
          <table:table-cell table:formula="of:=[.E142]+(28*[.D142]-[.E142]-[.D142]*[.F142])*[.$B$1]" office:value-type="float" office:value="-0.824624628180735" calcext:value-type="float">
            <text:p>-0.8246</text:p>
          </table:table-cell>
          <table:table-cell table:formula="of:=[.F142]+(-(8/3)*[.F142] +[.E142]*[.D142])*[.$B$1]" office:value-type="float" office:value="26.2099306758176" calcext:value-type="float">
            <text:p>26.20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42</text:p>
          </table:table-cell>
          <table:table-cell table:formula="of:=[.$B$1]+[.B143]" office:value-type="float" office:value="1.42" calcext:value-type="float">
            <text:p>1.42</text:p>
          </table:table-cell>
          <table:table-cell/>
          <table:table-cell table:formula="of:=[.D143]+(-10*[.D143]+10*[.E143])*[.$B$1]" office:value-type="float" office:value="-3.43978497945812" calcext:value-type="float">
            <text:p>-3.4398</text:p>
          </table:table-cell>
          <table:table-cell table:formula="of:=[.E143]+(28*[.D143]-[.E143]-[.D143]*[.F143])*[.$B$1]" office:value-type="float" office:value="-0.883154382436974" calcext:value-type="float">
            <text:p>-0.8832</text:p>
          </table:table-cell>
          <table:table-cell table:formula="of:=[.F143]+(-(8/3)*[.F143] +[.E143]*[.D143])*[.$B$1]" office:value-type="float" office:value="25.5417606448177" calcext:value-type="float">
            <text:p>25.54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43</text:p>
          </table:table-cell>
          <table:table-cell table:formula="of:=[.$B$1]+[.B144]" office:value-type="float" office:value="1.43" calcext:value-type="float">
            <text:p>1.43</text:p>
          </table:table-cell>
          <table:table-cell/>
          <table:table-cell table:formula="of:=[.D144]+(-10*[.D144]+10*[.E144])*[.$B$1]" office:value-type="float" office:value="-3.18412191975601" calcext:value-type="float">
            <text:p>-3.1841</text:p>
          </table:table-cell>
          <table:table-cell table:formula="of:=[.E144]+(28*[.D144]-[.E144]-[.D144]*[.F144])*[.$B$1]" office:value-type="float" office:value="-0.958880986711294" calcext:value-type="float">
            <text:p>-0.9589</text:p>
          </table:table-cell>
          <table:table-cell table:formula="of:=[.F144]+(-(8/3)*[.F144] +[.E144]*[.D144])*[.$B$1]" office:value-type="float" office:value="24.891025639415" calcext:value-type="float">
            <text:p>24.89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44</text:p>
          </table:table-cell>
          <table:table-cell table:formula="of:=[.$B$1]+[.B145]" office:value-type="float" office:value="1.44" calcext:value-type="float">
            <text:p>1.44</text:p>
          </table:table-cell>
          <table:table-cell/>
          <table:table-cell table:formula="of:=[.D145]+(-10*[.D145]+10*[.E145])*[.$B$1]" office:value-type="float" office:value="-2.96159782645154" calcext:value-type="float">
            <text:p>-2.9616</text:p>
          </table:table-cell>
          <table:table-cell table:formula="of:=[.E145]+(28*[.D145]-[.E145]-[.D145]*[.F145])*[.$B$1]" office:value-type="float" office:value="-1.04828571093916" calcext:value-type="float">
            <text:p>-1.0483</text:p>
          </table:table-cell>
          <table:table-cell table:formula="of:=[.F145]+(-(8/3)*[.F145] +[.E145]*[.D145])*[.$B$1]" office:value-type="float" office:value="24.2577968953795" calcext:value-type="float">
            <text:p>24.25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45</text:p>
          </table:table-cell>
          <table:table-cell table:formula="of:=[.$B$1]+[.B146]" office:value-type="float" office:value="1.45" calcext:value-type="float">
            <text:p>1.45</text:p>
          </table:table-cell>
          <table:table-cell/>
          <table:table-cell table:formula="of:=[.D146]+(-10*[.D146]+10*[.E146])*[.$B$1]" office:value-type="float" office:value="-2.7702666149003" calcext:value-type="float">
            <text:p>-2.7703</text:p>
          </table:table-cell>
          <table:table-cell table:formula="of:=[.E146]+(28*[.D146]-[.E146]-[.D146]*[.F146])*[.$B$1]" office:value-type="float" office:value="-1.14863185963761" calcext:value-type="float">
            <text:p>-1.1486</text:p>
          </table:table-cell>
          <table:table-cell table:formula="of:=[.F146]+(-(8/3)*[.F146] +[.E146]*[.D146])*[.$B$1]" office:value-type="float" office:value="23.6419683183329" calcext:value-type="float">
            <text:p>23.64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46</text:p>
          </table:table-cell>
          <table:table-cell table:formula="of:=[.$B$1]+[.B147]" office:value-type="float" office:value="1.46" calcext:value-type="float">
            <text:p>1.46</text:p>
          </table:table-cell>
          <table:table-cell/>
          <table:table-cell table:formula="of:=[.D147]+(-10*[.D147]+10*[.E147])*[.$B$1]" office:value-type="float" office:value="-2.60810313937403" calcext:value-type="float">
            <text:p>-2.6081</text:p>
          </table:table-cell>
          <table:table-cell table:formula="of:=[.E147]+(28*[.D147]-[.E147]-[.D147]*[.F147])*[.$B$1]" office:value-type="float" office:value="-1.25787463778524" calcext:value-type="float">
            <text:p>-1.2579</text:p>
          </table:table-cell>
          <table:table-cell table:formula="of:=[.F147]+(-(8/3)*[.F147] +[.E147]*[.D147])*[.$B$1]" office:value-type="float" office:value="23.0433359947797" calcext:value-type="float">
            <text:p>23.04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47</text:p>
          </table:table-cell>
          <table:table-cell table:formula="of:=[.$B$1]+[.B148]" office:value-type="float" office:value="1.47" calcext:value-type="float">
            <text:p>1.47</text:p>
          </table:table-cell>
          <table:table-cell/>
          <table:table-cell table:formula="of:=[.D148]+(-10*[.D148]+10*[.E148])*[.$B$1]" office:value-type="float" office:value="-2.47308028921515" calcext:value-type="float">
            <text:p>-2.4731</text:p>
          </table:table-cell>
          <table:table-cell table:formula="of:=[.E148]+(28*[.D148]-[.E148]-[.D148]*[.F148])*[.$B$1]" office:value-type="float" office:value="-1.37457080093576" calcext:value-type="float">
            <text:p>-1.3746</text:p>
          </table:table-cell>
          <table:table-cell table:formula="of:=[.F148]+(-(8/3)*[.F148] +[.E148]*[.D148])*[.$B$1]" office:value-type="float" office:value="22.4616537028364" calcext:value-type="float">
            <text:p>22.46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48</text:p>
          </table:table-cell>
          <table:table-cell table:formula="of:=[.$B$1]+[.B149]" office:value-type="float" office:value="1.48" calcext:value-type="float">
            <text:p>1.48</text:p>
          </table:table-cell>
          <table:table-cell/>
          <table:table-cell table:formula="of:=[.D149]+(-10*[.D149]+10*[.E149])*[.$B$1]" office:value-type="float" office:value="-2.36322934038721" calcext:value-type="float">
            <text:p>-2.3632</text:p>
          </table:table-cell>
          <table:table-cell table:formula="of:=[.E149]+(28*[.D149]-[.E149]-[.D149]*[.F149])*[.$B$1]" office:value-type="float" office:value="-1.49779284355003" calcext:value-type="float">
            <text:p>-1.4978</text:p>
          </table:table-cell>
          <table:table-cell table:formula="of:=[.F149]+(-(8/3)*[.F149] +[.E149]*[.D149])*[.$B$1]" office:value-type="float" office:value="21.8966705103" calcext:value-type="float">
            <text:p>21.89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49</text:p>
          </table:table-cell>
          <table:table-cell table:formula="of:=[.$B$1]+[.B150]" office:value-type="float" office:value="1.49" calcext:value-type="float">
            <text:p>1.49</text:p>
          </table:table-cell>
          <table:table-cell/>
          <table:table-cell table:formula="of:=[.D150]+(-10*[.D150]+10*[.E150])*[.$B$1]" office:value-type="float" office:value="-2.27668569070349" calcext:value-type="float">
            <text:p>-2.2767</text:p>
          </table:table-cell>
          <table:table-cell table:formula="of:=[.E150]+(28*[.D150]-[.E150]-[.D150]*[.F150])*[.$B$1]" office:value-type="float" office:value="-1.62705058835563" calcext:value-type="float">
            <text:p>-1.6271</text:p>
          </table:table-cell>
          <table:table-cell table:formula="of:=[.F150]+(-(8/3)*[.F150] +[.E150]*[.D150])*[.$B$1]" office:value-type="float" office:value="21.348155576629" calcext:value-type="float">
            <text:p>21.34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50</text:p>
          </table:table-cell>
          <table:table-cell table:formula="of:=[.$B$1]+[.B151]" office:value-type="float" office:value="1.5" calcext:value-type="float">
            <text:p>1.50</text:p>
          </table:table-cell>
          <table:table-cell/>
          <table:table-cell table:formula="of:=[.D151]+(-10*[.D151]+10*[.E151])*[.$B$1]" office:value-type="float" office:value="-2.21172218046871" calcext:value-type="float">
            <text:p>-2.2117</text:p>
          </table:table-cell>
          <table:table-cell table:formula="of:=[.E151]+(28*[.D151]-[.E151]-[.D151]*[.F151])*[.$B$1]" office:value-type="float" office:value="-1.76222167262682" calcext:value-type="float">
            <text:p>-1.7622</text:p>
          </table:table-cell>
          <table:table-cell table:formula="of:=[.F151]+(-(8/3)*[.F151] +[.E151]*[.D151])*[.$B$1]" office:value-type="float" office:value="20.8159142558445" calcext:value-type="float">
            <text:p>20.81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51</text:p>
          </table:table-cell>
          <table:table-cell table:formula="of:=[.$B$1]+[.B152]" office:value-type="float" office:value="1.51" calcext:value-type="float">
            <text:p>1.51</text:p>
          </table:table-cell>
          <table:table-cell/>
          <table:table-cell table:formula="of:=[.D152]+(-10*[.D152]+10*[.E152])*[.$B$1]" office:value-type="float" office:value="-2.16677212968452" calcext:value-type="float">
            <text:p>-2.1668</text:p>
          </table:table-cell>
          <table:table-cell table:formula="of:=[.E152]+(28*[.D152]-[.E152]-[.D152]*[.F152])*[.$B$1]" office:value-type="float" office:value="-1.90349147376793" calcext:value-type="float">
            <text:p>-1.9035</text:p>
          </table:table-cell>
          <table:table-cell table:formula="of:=[.F152]+(-(8/3)*[.F152] +[.E152]*[.D152])*[.$B$1]" office:value-type="float" office:value="20.2997986566245" calcext:value-type="float">
            <text:p>20.29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52</text:p>
          </table:table-cell>
          <table:table-cell table:formula="of:=[.$B$1]+[.B153]" office:value-type="float" office:value="1.52" calcext:value-type="float">
            <text:p>1.52</text:p>
          </table:table-cell>
          <table:table-cell/>
          <table:table-cell table:formula="of:=[.D153]+(-10*[.D153]+10*[.E153])*[.$B$1]" office:value-type="float" office:value="-2.14044406409286" calcext:value-type="float">
            <text:p>-2.1404</text:p>
          </table:table-cell>
          <table:table-cell table:formula="of:=[.E153]+(28*[.D153]-[.E153]-[.D153]*[.F153])*[.$B$1]" office:value-type="float" office:value="-2.0513023756681" calcext:value-type="float">
            <text:p>-2.0513</text:p>
          </table:table-cell>
          <table:table-cell table:formula="of:=[.F153]+(-(8/3)*[.F153] +[.E153]*[.D153])*[.$B$1]" office:value-type="float" office:value="19.7997150151923" calcext:value-type="float">
            <text:p>19.79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53</text:p>
          </table:table-cell>
          <table:table-cell table:formula="of:=[.$B$1]+[.B154]" office:value-type="float" office:value="1.53" calcext:value-type="float">
            <text:p>1.53</text:p>
          </table:table-cell>
          <table:table-cell/>
          <table:table-cell table:formula="of:=[.D154]+(-10*[.D154]+10*[.E154])*[.$B$1]" office:value-type="float" office:value="-2.13152989525038" calcext:value-type="float">
            <text:p>-2.1315</text:p>
          </table:table-cell>
          <table:table-cell table:formula="of:=[.E154]+(28*[.D154]-[.E154]-[.D154]*[.F154])*[.$B$1]" office:value-type="float" office:value="-2.20631186510743" calcext:value-type="float">
            <text:p>-2.2063</text:p>
          </table:table-cell>
          <table:table-cell table:formula="of:=[.F154]+(-(8/3)*[.F154] +[.E154]*[.D154])*[.$B$1]" office:value-type="float" office:value="19.3156295947238" calcext:value-type="float">
            <text:p>19.31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54</text:p>
          </table:table-cell>
          <table:table-cell table:formula="of:=[.$B$1]+[.B155]" office:value-type="float" office:value="1.54" calcext:value-type="float">
            <text:p>1.54</text:p>
          </table:table-cell>
          <table:table-cell/>
          <table:table-cell table:formula="of:=[.D155]+(-10*[.D155]+10*[.E155])*[.$B$1]" office:value-type="float" office:value="-2.13900809223609" calcext:value-type="float">
            <text:p>-2.1390</text:p>
          </table:table-cell>
          <table:table-cell table:formula="of:=[.E155]+(28*[.D155]-[.E155]-[.D155]*[.F155])*[.$B$1]" office:value-type="float" office:value="-2.3693586978591" calcext:value-type="float">
            <text:p>-2.3694</text:p>
          </table:table-cell>
          <table:table-cell table:formula="of:=[.F155]+(-(8/3)*[.F155] +[.E155]*[.D155])*[.$B$1]" office:value-type="float" office:value="18.8475743358517" calcext:value-type="float">
            <text:p>18.84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55</text:p>
          </table:table-cell>
          <table:table-cell table:formula="of:=[.$B$1]+[.B156]" office:value-type="float" office:value="1.55" calcext:value-type="float">
            <text:p>1.55</text:p>
          </table:table-cell>
          <table:table-cell/>
          <table:table-cell table:formula="of:=[.D156]+(-10*[.D156]+10*[.E156])*[.$B$1]" office:value-type="float" office:value="-2.16204315279839" calcext:value-type="float">
            <text:p>-2.1620</text:p>
          </table:table-cell>
          <table:table-cell table:formula="of:=[.E156]+(28*[.D156]-[.E156]-[.D156]*[.F156])*[.$B$1]" office:value-type="float" office:value="-2.54143623647253" calcext:value-type="float">
            <text:p>-2.5414</text:p>
          </table:table-cell>
          <table:table-cell table:formula="of:=[.F156]+(-(8/3)*[.F156] +[.E156]*[.D156])*[.$B$1]" office:value-type="float" office:value="18.3956531278436" calcext:value-type="float">
            <text:p>18.39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56</text:p>
          </table:table-cell>
          <table:table-cell table:formula="of:=[.$B$1]+[.B157]" office:value-type="float" office:value="1.56" calcext:value-type="float">
            <text:p>1.56</text:p>
          </table:table-cell>
          <table:table-cell/>
          <table:table-cell table:formula="of:=[.D157]+(-10*[.D157]+10*[.E157])*[.$B$1]" office:value-type="float" office:value="-2.1999824611658" calcext:value-type="float">
            <text:p>-2.2000</text:p>
          </table:table-cell>
          <table:table-cell table:formula="of:=[.E157]+(28*[.D157]-[.E157]-[.D157]*[.F157])*[.$B$1]" office:value-type="float" office:value="-2.72367199802827" calcext:value-type="float">
            <text:p>-2.7237</text:p>
          </table:table-cell>
          <table:table-cell table:formula="of:=[.F157]+(-(8/3)*[.F157] +[.E157]*[.D157])*[.$B$1]" office:value-type="float" office:value="17.9600493259012" calcext:value-type="float">
            <text:p>17.9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57</text:p>
          </table:table-cell>
          <table:table-cell table:formula="of:=[.$B$1]+[.B158]" office:value-type="float" office:value="1.57" calcext:value-type="float">
            <text:p>1.57</text:p>
          </table:table-cell>
          <table:table-cell/>
          <table:table-cell table:formula="of:=[.D158]+(-10*[.D158]+10*[.E158])*[.$B$1]" office:value-type="float" office:value="-2.25235141485205" calcext:value-type="float">
            <text:p>-2.2524</text:p>
          </table:table-cell>
          <table:table-cell table:formula="of:=[.E158]+(28*[.D158]-[.E158]-[.D158]*[.F158])*[.$B$1]" office:value-type="float" office:value="-2.91731243198786" calcext:value-type="float">
            <text:p>-2.9173</text:p>
          </table:table-cell>
          <table:table-cell table:formula="of:=[.F158]+(-(8/3)*[.F158] +[.E158]*[.D158])*[.$B$1]" office:value-type="float" office:value="17.5410349834668" calcext:value-type="float">
            <text:p>17.54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58</text:p>
          </table:table-cell>
          <table:table-cell table:formula="of:=[.$B$1]+[.B159]" office:value-type="float" office:value="1.58" calcext:value-type="float">
            <text:p>1.58</text:p>
          </table:table-cell>
          <table:table-cell/>
          <table:table-cell table:formula="of:=[.D159]+(-10*[.D159]+10*[.E159])*[.$B$1]" office:value-type="float" office:value="-2.31884751656563" calcext:value-type="float">
            <text:p>-2.3188</text:p>
          </table:table-cell>
          <table:table-cell table:formula="of:=[.E159]+(28*[.D159]-[.E159]-[.D159]*[.F159])*[.$B$1]" office:value-type="float" office:value="-3.12371195419674" calcext:value-type="float">
            <text:p>-3.1237</text:p>
          </table:table-cell>
          <table:table-cell table:formula="of:=[.F159]+(-(8/3)*[.F159] +[.E159]*[.D159])*[.$B$1]" office:value-type="float" office:value="17.1389821784119" calcext:value-type="float">
            <text:p>17.13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59</text:p>
          </table:table-cell>
          <table:table-cell table:formula="of:=[.$B$1]+[.B160]" office:value-type="float" office:value="1.59" calcext:value-type="float">
            <text:p>1.59</text:p>
          </table:table-cell>
          <table:table-cell/>
          <table:table-cell table:formula="of:=[.D160]+(-10*[.D160]+10*[.E160])*[.$B$1]" office:value-type="float" office:value="-2.39933396032874" calcext:value-type="float">
            <text:p>-2.3993</text:p>
          </table:table-cell>
          <table:table-cell table:formula="of:=[.E160]+(28*[.D160]-[.E160]-[.D160]*[.F160])*[.$B$1]" office:value-type="float" office:value="-3.34432527668442" calcext:value-type="float">
            <text:p>-3.3443</text:p>
          </table:table-cell>
          <table:table-cell table:formula="of:=[.F160]+(-(8/3)*[.F160] +[.E160]*[.D160])*[.$B$1]" office:value-type="float" office:value="16.7543767707288" calcext:value-type="float">
            <text:p>16.75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60</text:p>
          </table:table-cell>
          <table:table-cell table:formula="of:=[.$B$1]+[.B161]" office:value-type="float" office:value="1.6" calcext:value-type="float">
            <text:p>1.60</text:p>
          </table:table-cell>
          <table:table-cell/>
          <table:table-cell table:formula="of:=[.D161]+(-10*[.D161]+10*[.E161])*[.$B$1]" office:value-type="float" office:value="-2.49383309196431" calcext:value-type="float">
            <text:p>-2.4938</text:p>
          </table:table-cell>
          <table:table-cell table:formula="of:=[.E161]+(28*[.D161]-[.E161]-[.D161]*[.F161])*[.$B$1]" office:value-type="float" office:value="-3.5807020811081" calcext:value-type="float">
            <text:p>-3.5807</text:p>
          </table:table-cell>
          <table:table-cell table:formula="of:=[.F161]+(-(8/3)*[.F161] +[.E161]*[.D161])*[.$B$1]" office:value-type="float" office:value="16.3878349222834" calcext:value-type="float">
            <text:p>16.38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61</text:p>
          </table:table-cell>
          <table:table-cell table:formula="of:=[.$B$1]+[.B162]" office:value-type="float" office:value="1.61" calcext:value-type="float">
            <text:p>1.61</text:p>
          </table:table-cell>
          <table:table-cell/>
          <table:table-cell table:formula="of:=[.D162]+(-10*[.D162]+10*[.E162])*[.$B$1]" office:value-type="float" office:value="-2.60251999087869" calcext:value-type="float">
            <text:p>-2.6025</text:p>
          </table:table-cell>
          <table:table-cell table:formula="of:=[.E162]+(28*[.D162]-[.E162]-[.D162]*[.F162])*[.$B$1]" office:value-type="float" office:value="-3.83448307569864" calcext:value-type="float">
            <text:p>-3.8345</text:p>
          </table:table-cell>
          <table:table-cell table:formula="of:=[.F162]+(-(8/3)*[.F162] +[.E162]*[.D162])*[.$B$1]" office:value-type="float" office:value="16.0401227244458" calcext:value-type="float">
            <text:p>16.04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62</text:p>
          </table:table-cell>
          <table:table-cell table:formula="of:=[.$B$1]+[.B163]" office:value-type="float" office:value="1.62" calcext:value-type="float">
            <text:p>1.62</text:p>
          </table:table-cell>
          <table:table-cell/>
          <table:table-cell table:formula="of:=[.D163]+(-10*[.D163]+10*[.E163])*[.$B$1]" office:value-type="float" office:value="-2.72571629936068" calcext:value-type="float">
            <text:p>-2.7257</text:p>
          </table:table-cell>
          <table:table-cell table:formula="of:=[.E163]+(28*[.D163]-[.E163]-[.D163]*[.F163])*[.$B$1]" office:value-type="float" office:value="-4.10739644192251" calcext:value-type="float">
            <text:p>-4.1074</text:p>
          </table:table-cell>
          <table:table-cell table:formula="of:=[.F163]+(-(8/3)*[.F163] +[.E163]*[.D163])*[.$B$1]" office:value-type="float" office:value="15.7121793070525" calcext:value-type="float">
            <text:p>15.71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63</text:p>
          </table:table-cell>
          <table:table-cell table:formula="of:=[.$B$1]+[.B164]" office:value-type="float" office:value="1.63" calcext:value-type="float">
            <text:p>1.63</text:p>
          </table:table-cell>
          <table:table-cell/>
          <table:table-cell table:formula="of:=[.D164]+(-10*[.D164]+10*[.E164])*[.$B$1]" office:value-type="float" office:value="-2.86388431361687" calcext:value-type="float">
            <text:p>-2.8639</text:p>
          </table:table-cell>
          <table:table-cell table:formula="of:=[.E164]+(28*[.D164]-[.E164]-[.D164]*[.F164])*[.$B$1]" office:value-type="float" office:value="-4.40125360896717" calcext:value-type="float">
            <text:p>-4.4013</text:p>
          </table:table-cell>
          <table:table-cell table:formula="of:=[.F164]+(-(8/3)*[.F164] +[.E164]*[.D164])*[.$B$1]" office:value-type="float" office:value="15.4051438331613" calcext:value-type="float">
            <text:p>15.40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64</text:p>
          </table:table-cell>
          <table:table-cell table:formula="of:=[.$B$1]+[.B165]" office:value-type="float" office:value="1.64" calcext:value-type="float">
            <text:p>1.64</text:p>
          </table:table-cell>
          <table:table-cell/>
          <table:table-cell table:formula="of:=[.D165]+(-10*[.D165]+10*[.E165])*[.$B$1]" office:value-type="float" office:value="-3.0176212431519" calcext:value-type="float">
            <text:p>-3.0176</text:p>
          </table:table-cell>
          <table:table-cell table:formula="of:=[.E165]+(28*[.D165]-[.E165]-[.D165]*[.F165])*[.$B$1]" office:value-type="float" office:value="-4.7179431829622" calcext:value-type="float">
            <text:p>-4.7179</text:p>
          </table:table-cell>
          <table:table-cell table:formula="of:=[.F165]+(-(8/3)*[.F165] +[.E165]*[.D165])*[.$B$1]" office:value-type="float" office:value="15.12038680932" calcext:value-type="float">
            <text:p>15.12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65</text:p>
          </table:table-cell>
          <table:table-cell table:formula="of:=[.$B$1]+[.B166]" office:value-type="float" office:value="1.65" calcext:value-type="float">
            <text:p>1.65</text:p>
          </table:table-cell>
          <table:table-cell/>
          <table:table-cell table:formula="of:=[.D166]+(-10*[.D166]+10*[.E166])*[.$B$1]" office:value-type="float" office:value="-3.18765343713293" calcext:value-type="float">
            <text:p>-3.1877</text:p>
          </table:table-cell>
          <table:table-cell table:formula="of:=[.E166]+(28*[.D166]-[.E166]-[.D166]*[.F166])*[.$B$1]" office:value-type="float" office:value="-5.05942169481033" calcext:value-type="float">
            <text:p>-5.0594</text:p>
          </table:table-cell>
          <table:table-cell table:formula="of:=[.F166]+(-(8/3)*[.F166] +[.E166]*[.D166])*[.$B$1]" office:value-type="float" office:value="14.8595461501337" calcext:value-type="float">
            <text:p>14.85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66</text:p>
          </table:table-cell>
          <table:table-cell table:formula="of:=[.$B$1]+[.B167]" office:value-type="float" office:value="1.66" calcext:value-type="float">
            <text:p>1.66</text:p>
          </table:table-cell>
          <table:table-cell/>
          <table:table-cell table:formula="of:=[.D167]+(-10*[.D167]+10*[.E167])*[.$B$1]" office:value-type="float" office:value="-3.37483026290067" calcext:value-type="float">
            <text:p>-3.3748</text:p>
          </table:table-cell>
          <table:table-cell table:formula="of:=[.E167]+(28*[.D167]-[.E167]-[.D167]*[.F167])*[.$B$1]" office:value-type="float" office:value="-5.42769960666235" calcext:value-type="float">
            <text:p>-5.4277</text:p>
          </table:table-cell>
          <table:table-cell table:formula="of:=[.F167]+(-(8/3)*[.F167] +[.E167]*[.D167])*[.$B$1]" office:value-type="float" office:value="14.6245684156838" calcext:value-type="float">
            <text:p>14.62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67</text:p>
          </table:table-cell>
          <table:table-cell table:formula="of:=[.$B$1]+[.B168]" office:value-type="float" office:value="1.67" calcext:value-type="float">
            <text:p>1.67</text:p>
          </table:table-cell>
          <table:table-cell/>
          <table:table-cell table:formula="of:=[.D168]+(-10*[.D168]+10*[.E168])*[.$B$1]" office:value-type="float" office:value="-3.58011719727683" calcext:value-type="float">
            <text:p>-3.5801</text:p>
          </table:table-cell>
          <table:table-cell table:formula="of:=[.E168]+(28*[.D168]-[.E168]-[.D168]*[.F168])*[.$B$1]" office:value-type="float" office:value="-5.82482072349681" calcext:value-type="float">
            <text:p>-5.8248</text:p>
          </table:table-cell>
          <table:table-cell table:formula="of:=[.F168]+(-(8/3)*[.F168] +[.E168]*[.D168])*[.$B$1]" office:value-type="float" office:value="14.4177555735039" calcext:value-type="float">
            <text:p>14.41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68</text:p>
          </table:table-cell>
          <table:table-cell table:formula="of:=[.$B$1]+[.B169]" office:value-type="float" office:value="1.68" calcext:value-type="float">
            <text:p>1.68</text:p>
          </table:table-cell>
          <table:table-cell/>
          <table:table-cell table:formula="of:=[.D169]+(-10*[.D169]+10*[.E169])*[.$B$1]" office:value-type="float" office:value="-3.80458754989883" calcext:value-type="float">
            <text:p>-3.8046</text:p>
          </table:table-cell>
          <table:table-cell table:formula="of:=[.E169]+(28*[.D169]-[.E169]-[.D169]*[.F169])*[.$B$1]" office:value-type="float" office:value="-6.252832784751" calcext:value-type="float">
            <text:p>-6.2528</text:p>
          </table:table-cell>
          <table:table-cell table:formula="of:=[.F169]+(-(8/3)*[.F169] +[.E169]*[.D169])*[.$B$1]" office:value-type="float" office:value="14.2418174999763" calcext:value-type="float">
            <text:p>14.24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69</text:p>
          </table:table-cell>
          <table:table-cell table:formula="of:=[.$B$1]+[.B170]" office:value-type="float" office:value="1.69" calcext:value-type="float">
            <text:p>1.69</text:p>
          </table:table-cell>
          <table:table-cell/>
          <table:table-cell table:formula="of:=[.D170]+(-10*[.D170]+10*[.E170])*[.$B$1]" office:value-type="float" office:value="-4.04941207338405" calcext:value-type="float">
            <text:p>-4.0494</text:p>
          </table:table-cell>
          <table:table-cell table:formula="of:=[.E170]+(28*[.D170]-[.E170]-[.D170]*[.F170])*[.$B$1]" office:value-type="float" office:value="-6.71374655539175" calcext:value-type="float">
            <text:p>-6.7137</text:p>
          </table:table-cell>
          <table:table-cell table:formula="of:=[.F170]+(-(8/3)*[.F170] +[.E170]*[.D170])*[.$B$1]" office:value-type="float" office:value="14.0999301976215" calcext:value-type="float">
            <text:p>14.09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70</text:p>
          </table:table-cell>
          <table:table-cell table:formula="of:=[.$B$1]+[.B171]" office:value-type="float" office:value="1.7" calcext:value-type="float">
            <text:p>1.70</text:p>
          </table:table-cell>
          <table:table-cell/>
          <table:table-cell table:formula="of:=[.D171]+(-10*[.D171]+10*[.E171])*[.$B$1]" office:value-type="float" office:value="-4.31584552158482" calcext:value-type="float">
            <text:p>-4.3158</text:p>
          </table:table-cell>
          <table:table-cell table:formula="of:=[.E171]+(28*[.D171]-[.E171]-[.D171]*[.F171])*[.$B$1]" office:value-type="float" office:value="-7.20948019462416" calcext:value-type="float">
            <text:p>-7.2095</text:p>
          </table:table-cell>
          <table:table-cell table:formula="of:=[.F171]+(-(8/3)*[.F171] +[.E171]*[.D171])*[.$B$1]" office:value-type="float" office:value="13.9957993226087" calcext:value-type="float">
            <text:p>13.99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71</text:p>
          </table:table-cell>
          <table:table-cell table:formula="of:=[.$B$1]+[.B172]" office:value-type="float" office:value="1.71" calcext:value-type="float">
            <text:p>1.71</text:p>
          </table:table-cell>
          <table:table-cell/>
          <table:table-cell table:formula="of:=[.D172]+(-10*[.D172]+10*[.E172])*[.$B$1]" office:value-type="float" office:value="-4.60520898888875" calcext:value-type="float">
            <text:p>-4.6052</text:p>
          </table:table-cell>
          <table:table-cell table:formula="of:=[.E172]+(28*[.D172]-[.E172]-[.D172]*[.F172])*[.$B$1]" office:value-type="float" office:value="-7.74178506044686" calcext:value-type="float">
            <text:p>-7.7418</text:p>
          </table:table-cell>
          <table:table-cell table:formula="of:=[.F172]+(-(8/3)*[.F172] +[.E172]*[.D172])*[.$B$1]" office:value-type="float" office:value="13.9337280354484" calcext:value-type="float">
            <text:p>13.93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72</text:p>
          </table:table-cell>
          <table:table-cell table:formula="of:=[.$B$1]+[.B173]" office:value-type="float" office:value="1.72" calcext:value-type="float">
            <text:p>1.72</text:p>
          </table:table-cell>
          <table:table-cell/>
          <table:table-cell table:formula="of:=[.D173]+(-10*[.D173]+10*[.E173])*[.$B$1]" office:value-type="float" office:value="-4.91886659604456" calcext:value-type="float">
            <text:p>-4.9189</text:p>
          </table:table-cell>
          <table:table-cell table:formula="of:=[.E173]+(28*[.D173]-[.E173]-[.D173]*[.F173])*[.$B$1]" office:value-type="float" office:value="-8.31214843075546" calcext:value-type="float">
            <text:p>-8.3121</text:p>
          </table:table-cell>
          <table:table-cell table:formula="of:=[.F173]+(-(8/3)*[.F173] +[.E173]*[.D173])*[.$B$1]" office:value-type="float" office:value="13.9186873360072" calcext:value-type="float">
            <text:p>13.91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73</text:p>
          </table:table-cell>
          <table:table-cell table:formula="of:=[.$B$1]+[.B174]" office:value-type="float" office:value="1.73" calcext:value-type="float">
            <text:p>1.73</text:p>
          </table:table-cell>
          <table:table-cell/>
          <table:table-cell table:formula="of:=[.D174]+(-10*[.D174]+10*[.E174])*[.$B$1]" office:value-type="float" office:value="-5.25819477951565" calcext:value-type="float">
            <text:p>-5.2582</text:p>
          </table:table-cell>
          <table:table-cell table:formula="of:=[.E174]+(28*[.D174]-[.E174]-[.D174]*[.F174])*[.$B$1]" office:value-type="float" office:value="-8.92166793136164" calcext:value-type="float">
            <text:p>-8.9217</text:p>
          </table:table-cell>
          <table:table-cell table:formula="of:=[.F174]+(-(8/3)*[.F174] +[.E174]*[.D174])*[.$B$1]" office:value-type="float" office:value="13.9563858329545" calcext:value-type="float">
            <text:p>13.95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74</text:p>
          </table:table-cell>
          <table:table-cell table:formula="of:=[.$B$1]+[.B175]" office:value-type="float" office:value="1.74" calcext:value-type="float">
            <text:p>1.74</text:p>
          </table:table-cell>
          <table:table-cell/>
          <table:table-cell table:formula="of:=[.D175]+(-10*[.D175]+10*[.E175])*[.$B$1]" office:value-type="float" office:value="-5.62454209470025" calcext:value-type="float">
            <text:p>-5.6245</text:p>
          </table:table-cell>
          <table:table-cell table:formula="of:=[.E175]+(28*[.D175]-[.E175]-[.D175]*[.F175])*[.$B$1]" office:value-type="float" office:value="-9.57089183903493" calcext:value-type="float">
            <text:p>-9.5709</text:p>
          </table:table-cell>
          <table:table-cell table:formula="of:=[.F175]+(-(8/3)*[.F175] +[.E175]*[.D175])*[.$B$1]" office:value-type="float" office:value="14.0533342214883" calcext:value-type="float">
            <text:p>14.05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75</text:p>
          </table:table-cell>
          <table:table-cell table:formula="of:=[.$B$1]+[.B176]" office:value-type="float" office:value="1.75" calcext:value-type="float">
            <text:p>1.75</text:p>
          </table:table-cell>
          <table:table-cell/>
          <table:table-cell table:formula="of:=[.D176]+(-10*[.D176]+10*[.E176])*[.$B$1]" office:value-type="float" office:value="-6.01917706913372" calcext:value-type="float">
            <text:p>-6.0192</text:p>
          </table:table-cell>
          <table:table-cell table:formula="of:=[.E176]+(28*[.D176]-[.E176]-[.D176]*[.F176])*[.$B$1]" office:value-type="float" office:value="-10.2596190081641" calcext:value-type="float">
            <text:p>-10.2596</text:p>
          </table:table-cell>
          <table:table-cell table:formula="of:=[.F176]+(-(8/3)*[.F176] +[.E176]*[.D176])*[.$B$1]" office:value-type="float" office:value="14.2168974825733" calcext:value-type="float">
            <text:p>14.21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76</text:p>
          </table:table-cell>
          <table:table-cell table:formula="of:=[.$B$1]+[.B177]" office:value-type="float" office:value="1.76" calcext:value-type="float">
            <text:p>1.76</text:p>
          </table:table-cell>
          <table:table-cell/>
          <table:table-cell table:formula="of:=[.D177]+(-10*[.D177]+10*[.E177])*[.$B$1]" office:value-type="float" office:value="-6.44322126303676" calcext:value-type="float">
            <text:p>-6.4432</text:p>
          </table:table-cell>
          <table:table-cell table:formula="of:=[.E177]+(28*[.D177]-[.E177]-[.D177]*[.F177])*[.$B$1]" office:value-type="float" office:value="-10.9866521642266" calcext:value-type="float">
            <text:p>-10.9867</text:p>
          </table:table-cell>
          <table:table-cell table:formula="of:=[.F177]+(-(8/3)*[.F177] +[.E177]*[.D177])*[.$B$1]" office:value-type="float" office:value="14.4553248510913" calcext:value-type="float">
            <text:p>14.45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77</text:p>
          </table:table-cell>
          <table:table-cell table:formula="of:=[.$B$1]+[.B178]" office:value-type="float" office:value="1.77" calcext:value-type="float">
            <text:p>1.77</text:p>
          </table:table-cell>
          <table:table-cell/>
          <table:table-cell table:formula="of:=[.D178]+(-10*[.D178]+10*[.E178])*[.$B$1]" office:value-type="float" office:value="-6.89756435315575" calcext:value-type="float">
            <text:p>-6.8976</text:p>
          </table:table-cell>
          <table:table-cell table:formula="of:=[.E178]+(28*[.D178]-[.E178]-[.D178]*[.F178])*[.$B$1]" office:value-type="float" office:value="-11.7494990317881" calcext:value-type="float">
            <text:p>-11.7495</text:p>
          </table:table-cell>
          <table:table-cell table:formula="of:=[.F178]+(-(8/3)*[.F178] +[.E178]*[.D178])*[.$B$1]" office:value-type="float" office:value="14.7777438300702" calcext:value-type="float">
            <text:p>14.77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78</text:p>
          </table:table-cell>
          <table:table-cell table:formula="of:=[.$B$1]+[.B179]" office:value-type="float" office:value="1.78" calcext:value-type="float">
            <text:p>1.78</text:p>
          </table:table-cell>
          <table:table-cell/>
          <table:table-cell table:formula="of:=[.D179]+(-10*[.D179]+10*[.E179])*[.$B$1]" office:value-type="float" office:value="-7.38275782101898" calcext:value-type="float">
            <text:p>-7.3828</text:p>
          </table:table-cell>
          <table:table-cell table:formula="of:=[.E179]+(28*[.D179]-[.E179]-[.D179]*[.F179])*[.$B$1]" office:value-type="float" office:value="-12.5440176697302" calcext:value-type="float">
            <text:p>-12.5440</text:p>
          </table:table-cell>
          <table:table-cell table:formula="of:=[.F179]+(-(8/3)*[.F179] +[.E179]*[.D179])*[.$B$1]" office:value-type="float" office:value="15.1940999181593" calcext:value-type="float">
            <text:p>15.19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79</text:p>
          </table:table-cell>
          <table:table-cell table:formula="of:=[.$B$1]+[.B180]" office:value-type="float" office:value="1.79" calcext:value-type="float">
            <text:p>1.79</text:p>
          </table:table-cell>
          <table:table-cell/>
          <table:table-cell table:formula="of:=[.D180]+(-10*[.D180]+10*[.E180])*[.$B$1]" office:value-type="float" office:value="-7.89888380589011" calcext:value-type="float">
            <text:p>-7.8989</text:p>
          </table:table-cell>
          <table:table-cell table:formula="of:=[.E180]+(28*[.D180]-[.E180]-[.D180]*[.F180])*[.$B$1]" office:value-type="float" office:value="-13.3640060828769" calcext:value-type="float">
            <text:p>-13.3640</text:p>
          </table:table-cell>
          <table:table-cell table:formula="of:=[.F180]+(-(8/3)*[.F180] +[.E180]*[.D180])*[.$B$1]" office:value-type="float" office:value="15.7150183659237" calcext:value-type="float">
            <text:p>15.71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80</text:p>
          </table:table-cell>
          <table:table-cell table:formula="of:=[.$B$1]+[.B181]" office:value-type="float" office:value="1.8" calcext:value-type="float">
            <text:p>1.80</text:p>
          </table:table-cell>
          <table:table-cell/>
          <table:table-cell table:formula="of:=[.D181]+(-10*[.D181]+10*[.E181])*[.$B$1]" office:value-type="float" office:value="-8.44539603358879" calcext:value-type="float">
            <text:p>-8.4454</text:p>
          </table:table-cell>
          <table:table-cell table:formula="of:=[.E181]+(28*[.D181]-[.E181]-[.D181]*[.F181])*[.$B$1]" office:value-type="float" office:value="-14.2007424468988" calcext:value-type="float">
            <text:p>-14.2007</text:p>
          </table:table-cell>
          <table:table-cell table:formula="of:=[.F181]+(-(8/3)*[.F181] +[.E181]*[.D181])*[.$B$1]" office:value-type="float" office:value="16.3515585217976" calcext:value-type="float">
            <text:p>16.35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81</text:p>
          </table:table-cell>
          <table:table-cell table:formula="of:=[.$B$1]+[.B182]" office:value-type="float" office:value="1.81" calcext:value-type="float">
            <text:p>1.81</text:p>
          </table:table-cell>
          <table:table-cell/>
          <table:table-cell table:formula="of:=[.D182]+(-10*[.D182]+10*[.E182])*[.$B$1]" office:value-type="float" office:value="-9.02093067491979" calcext:value-type="float">
            <text:p>-9.0209</text:p>
          </table:table-cell>
          <table:table-cell table:formula="of:=[.E182]+(28*[.D182]-[.E182]-[.D182]*[.F182])*[.$B$1]" office:value-type="float" office:value="-15.0424920370048" calcext:value-type="float">
            <text:p>-15.0425</text:p>
          </table:table-cell>
          <table:table-cell table:formula="of:=[.F182]+(-(8/3)*[.F182] +[.E182]*[.D182])*[.$B$1]" office:value-type="float" office:value="17.1148259005669" calcext:value-type="float">
            <text:p>17.11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82</text:p>
          </table:table-cell>
          <table:table-cell table:formula="of:=[.$B$1]+[.B183]" office:value-type="float" office:value="1.82" calcext:value-type="float">
            <text:p>1.82</text:p>
          </table:table-cell>
          <table:table-cell/>
          <table:table-cell table:formula="of:=[.D183]+(-10*[.D183]+10*[.E183])*[.$B$1]" office:value-type="float" office:value="-9.62308681112829" calcext:value-type="float">
            <text:p>-9.6231</text:p>
          </table:table-cell>
          <table:table-cell table:formula="of:=[.E183]+(28*[.D183]-[.E183]-[.D183]*[.F183])*[.$B$1]" office:value-type="float" office:value="-15.8740111259889" calcext:value-type="float">
            <text:p>-15.8740</text:p>
          </table:table-cell>
          <table:table-cell table:formula="of:=[.F183]+(-(8/3)*[.F183] +[.E183]*[.D183])*[.$B$1]" office:value-type="float" office:value="18.015403321657" calcext:value-type="float">
            <text:p>18.01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83</text:p>
          </table:table-cell>
          <table:table-cell table:formula="of:=[.$B$1]+[.B184]" office:value-type="float" office:value="1.83" calcext:value-type="float">
            <text:p>1.83</text:p>
          </table:table-cell>
          <table:table-cell/>
          <table:table-cell table:formula="of:=[.D184]+(-10*[.D184]+10*[.E184])*[.$B$1]" office:value-type="float" office:value="-10.2481792426144" calcext:value-type="float">
            <text:p>-10.2482</text:p>
          </table:table-cell>
          <table:table-cell table:formula="of:=[.E184]+(28*[.D184]-[.E184]-[.D184]*[.F184])*[.$B$1]" office:value-type="float" office:value="-16.676097420827" calcext:value-type="float">
            <text:p>-16.6761</text:p>
          </table:table-cell>
          <table:table-cell table:formula="of:=[.F184]+(-(8/3)*[.F184] +[.E184]*[.D184])*[.$B$1]" office:value-type="float" office:value="19.0625624374749" calcext:value-type="float">
            <text:p>19.06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84</text:p>
          </table:table-cell>
          <table:table-cell table:formula="of:=[.$B$1]+[.B185]" office:value-type="float" office:value="1.84" calcext:value-type="float">
            <text:p>1.84</text:p>
          </table:table-cell>
          <table:table-cell/>
          <table:table-cell table:formula="of:=[.D185]+(-10*[.D185]+10*[.E185])*[.$B$1]" office:value-type="float" office:value="-10.8909710604356" calcext:value-type="float">
            <text:p>-10.8910</text:p>
          </table:table-cell>
          <table:table-cell table:formula="of:=[.E185]+(28*[.D185]-[.E185]-[.D185]*[.F185])*[.$B$1]" office:value-type="float" office:value="-17.4252610677231" calcext:value-type="float">
            <text:p>-17.4253</text:p>
          </table:table-cell>
          <table:table-cell table:formula="of:=[.F185]+(-(8/3)*[.F185] +[.E185]*[.D185])*[.$B$1]" office:value-type="float" office:value="20.2632237935015" calcext:value-type="float">
            <text:p>20.26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85</text:p>
          </table:table-cell>
          <table:table-cell table:formula="of:=[.$B$1]+[.B186]" office:value-type="float" office:value="1.85" calcext:value-type="float">
            <text:p>1.85</text:p>
          </table:table-cell>
          <table:table-cell/>
          <table:table-cell table:formula="of:=[.D186]+(-10*[.D186]+10*[.E186])*[.$B$1]" office:value-type="float" office:value="-11.5444000611644" calcext:value-type="float">
            <text:p>-11.5444</text:p>
          </table:table-cell>
          <table:table-cell table:formula="of:=[.E186]+(28*[.D186]-[.E186]-[.D186]*[.F186])*[.$B$1]" office:value-type="float" office:value="-18.0936185147063" calcext:value-type="float">
            <text:p>-18.0936</text:p>
          </table:table-cell>
          <table:table-cell table:formula="of:=[.F186]+(-(8/3)*[.F186] +[.E186]*[.D186])*[.$B$1]" office:value-type="float" office:value="21.6206512990992" calcext:value-type="float">
            <text:p>21.62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86</text:p>
          </table:table-cell>
          <table:table-cell table:formula="of:=[.$B$1]+[.B187]" office:value-type="float" office:value="1.86" calcext:value-type="float">
            <text:p>1.86</text:p>
          </table:table-cell>
          <table:table-cell/>
          <table:table-cell table:formula="of:=[.D187]+(-10*[.D187]+10*[.E187])*[.$B$1]" office:value-type="float" office:value="-12.1993219065186" calcext:value-type="float">
            <text:p>-12.1993</text:p>
          </table:table-cell>
          <table:table-cell table:formula="of:=[.E187]+(28*[.D187]-[.E187]-[.D187]*[.F187])*[.$B$1]" office:value-type="float" office:value="-18.6491398648879" calcext:value-type="float">
            <text:p>-18.6491</text:p>
          </table:table-cell>
          <table:table-cell table:formula="of:=[.F187]+(-(8/3)*[.F187] +[.E187]*[.D187])*[.$B$1]" office:value-type="float" office:value="23.1329003046685" calcext:value-type="float">
            <text:p>23.13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87</text:p>
          </table:table-cell>
          <table:table-cell table:formula="of:=[.$B$1]+[.B188]" office:value-type="float" office:value="1.87" calcext:value-type="float">
            <text:p>1.87</text:p>
          </table:table-cell>
          <table:table-cell/>
          <table:table-cell table:formula="of:=[.D188]+(-10*[.D188]+10*[.E188])*[.$B$1]" office:value-type="float" office:value="-12.8443037023555" calcext:value-type="float">
            <text:p>-12.8443</text:p>
          </table:table-cell>
          <table:table-cell table:formula="of:=[.E188]+(28*[.D188]-[.E188]-[.D188]*[.F188])*[.$B$1]" office:value-type="float" office:value="-19.0564016255837" calcext:value-type="float">
            <text:p>-19.0564</text:p>
          </table:table-cell>
          <table:table-cell table:formula="of:=[.F188]+(-(8/3)*[.F188] +[.E188]*[.D188])*[.$B$1]" office:value-type="float" office:value="24.7910915681252" calcext:value-type="float">
            <text:p>24.79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88</text:p>
          </table:table-cell>
          <table:table-cell table:formula="of:=[.$B$1]+[.B189]" office:value-type="float" office:value="1.88" calcext:value-type="float">
            <text:p>1.88</text:p>
          </table:table-cell>
          <table:table-cell/>
          <table:table-cell table:formula="of:=[.D189]+(-10*[.D189]+10*[.E189])*[.$B$1]" office:value-type="float" office:value="-13.4655134946783" calcext:value-type="float">
            <text:p>-13.4655</text:p>
          </table:table-cell>
          <table:table-cell table:formula="of:=[.E189]+(28*[.D189]-[.E189]-[.D189]*[.F189])*[.$B$1]" office:value-type="float" office:value="-19.2779995538483" calcext:value-type="float">
            <text:p>-19.2780</text:p>
          </table:table-cell>
          <table:table-cell table:formula="of:=[.F189]+(-(8/3)*[.F189] +[.E189]*[.D189])*[.$B$1]" office:value-type="float" office:value="26.5776578925058" calcext:value-type="float">
            <text:p>26.57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89</text:p>
          </table:table-cell>
          <table:table-cell table:formula="of:=[.$B$1]+[.B190]" office:value-type="float" office:value="1.89" calcext:value-type="float">
            <text:p>1.89</text:p>
          </table:table-cell>
          <table:table-cell/>
          <table:table-cell table:formula="of:=[.D190]+(-10*[.D190]+10*[.E190])*[.$B$1]" office:value-type="float" office:value="-14.0467621005953" calcext:value-type="float">
            <text:p>-14.0468</text:p>
          </table:table-cell>
          <table:table-cell table:formula="of:=[.E190]+(28*[.D190]-[.E190]-[.D190]*[.F190])*[.$B$1]" office:value-type="float" office:value="-19.2767452267349" calcext:value-type="float">
            <text:p>-19.2767</text:p>
          </table:table-cell>
          <table:table-cell table:formula="of:=[.F190]+(-(8/3)*[.F190] +[.E190]*[.D190])*[.$B$1]" office:value-type="float" office:value="28.4648019801331" calcext:value-type="float">
            <text:p>28.46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90</text:p>
          </table:table-cell>
          <table:table-cell table:formula="of:=[.$B$1]+[.B191]" office:value-type="float" office:value="1.9" calcext:value-type="float">
            <text:p>1.90</text:p>
          </table:table-cell>
          <table:table-cell/>
          <table:table-cell table:formula="of:=[.D191]+(-10*[.D191]+10*[.E191])*[.$B$1]" office:value-type="float" office:value="-14.5697604132093" calcext:value-type="float">
            <text:p>-14.5698</text:p>
          </table:table-cell>
          <table:table-cell table:formula="of:=[.E191]+(28*[.D191]-[.E191]-[.D191]*[.F191])*[.$B$1]" office:value-type="float" office:value="-19.0186881460794" calcext:value-type="float">
            <text:p>-19.0187</text:p>
          </table:table-cell>
          <table:table-cell table:formula="of:=[.F191]+(-(8/3)*[.F191] +[.E191]*[.D191])*[.$B$1]" office:value-type="float" office:value="30.4134991367336" calcext:value-type="float">
            <text:p>30.41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91</text:p>
          </table:table-cell>
          <table:table-cell table:formula="of:=[.$B$1]+[.B192]" office:value-type="float" office:value="1.91" calcext:value-type="float">
            <text:p>1.91</text:p>
          </table:table-cell>
          <table:table-cell/>
          <table:table-cell table:formula="of:=[.D192]+(-10*[.D192]+10*[.E192])*[.$B$1]" office:value-type="float" office:value="-15.0146531864963" calcext:value-type="float">
            <text:p>-15.0147</text:p>
          </table:table-cell>
          <table:table-cell table:formula="of:=[.E192]+(28*[.D192]-[.E192]-[.D192]*[.F192])*[.$B$1]" office:value-type="float" office:value="-18.4768602228217" calcext:value-type="float">
            <text:p>-18.4769</text:p>
          </table:table-cell>
          <table:table-cell table:formula="of:=[.F192]+(-(8/3)*[.F192] +[.E192]*[.D192])*[.$B$1]" office:value-type="float" office:value="32.3734497897065" calcext:value-type="float">
            <text:p>32.37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92</text:p>
          </table:table-cell>
          <table:table-cell table:formula="of:=[.$B$1]+[.B193]" office:value-type="float" office:value="1.92" calcext:value-type="float">
            <text:p>1.92</text:p>
          </table:table-cell>
          <table:table-cell/>
          <table:table-cell table:formula="of:=[.D193]+(-10*[.D193]+10*[.E193])*[.$B$1]" office:value-type="float" office:value="-15.3608738901288" calcext:value-type="float">
            <text:p>-15.3609</text:p>
          </table:table-cell>
          <table:table-cell table:formula="of:=[.E193]+(28*[.D193]-[.E193]-[.D193]*[.F193])*[.$B$1]" office:value-type="float" office:value="-17.6354333023835" calcext:value-type="float">
            <text:p>-17.6354</text:p>
          </table:table-cell>
          <table:table-cell table:formula="of:=[.F193]+(-(8/3)*[.F193] +[.E193]*[.D193])*[.$B$1]" office:value-type="float" office:value="34.2843942775247" calcext:value-type="float">
            <text:p>34.28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93</text:p>
          </table:table-cell>
          <table:table-cell table:formula="of:=[.$B$1]+[.B194]" office:value-type="float" office:value="1.93" calcext:value-type="float">
            <text:p>1.93</text:p>
          </table:table-cell>
          <table:table-cell/>
          <table:table-cell table:formula="of:=[.D194]+(-10*[.D194]+10*[.E194])*[.$B$1]" office:value-type="float" office:value="-15.5883298313543" calcext:value-type="float">
            <text:p>-15.5883</text:p>
          </table:table-cell>
          <table:table-cell table:formula="of:=[.E194]+(28*[.D194]-[.E194]-[.D194]*[.F194])*[.$B$1]" office:value-type="float" office:value="-16.4937410896306" calcext:value-type="float">
            <text:p>-16.4937</text:p>
          </table:table-cell>
          <table:table-cell table:formula="of:=[.F194]+(-(8/3)*[.F194] +[.E194]*[.D194])*[.$B$1]" office:value-type="float" office:value="36.0791004330143" calcext:value-type="float">
            <text:p>36.0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94</text:p>
          </table:table-cell>
          <table:table-cell table:formula="of:=[.$B$1]+[.B195]" office:value-type="float" office:value="1.94" calcext:value-type="float">
            <text:p>1.94</text:p>
          </table:table-cell>
          <table:table-cell/>
          <table:table-cell table:formula="of:=[.D195]+(-10*[.D195]+10*[.E195])*[.$B$1]" office:value-type="float" office:value="-15.6788709571819" calcext:value-type="float">
            <text:p>-15.6789</text:p>
          </table:table-cell>
          <table:table-cell table:formula="of:=[.E195]+(28*[.D195]-[.E195]-[.D195]*[.F195])*[.$B$1]" office:value-type="float" office:value="-15.0694068558297" calcext:value-type="float">
            <text:p>-15.0694</text:p>
          </table:table-cell>
          <table:table-cell table:formula="of:=[.F195]+(-(8/3)*[.F195] +[.E195]*[.D195])*[.$B$1]" office:value-type="float" office:value="37.6880898507151" calcext:value-type="float">
            <text:p>37.68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95</text:p>
          </table:table-cell>
          <table:table-cell table:formula="of:=[.$B$1]+[.B196]" office:value-type="float" office:value="1.95" calcext:value-type="float">
            <text:p>1.95</text:p>
          </table:table-cell>
          <table:table-cell/>
          <table:table-cell table:formula="of:=[.D196]+(-10*[.D196]+10*[.E196])*[.$B$1]" office:value-type="float" office:value="-15.6179245470467" calcext:value-type="float">
            <text:p>-15.6179</text:p>
          </table:table-cell>
          <table:table-cell table:formula="of:=[.E196]+(28*[.D196]-[.E196]-[.D196]*[.F196])*[.$B$1]" office:value-type="float" office:value="-13.3997296813619" calcext:value-type="float">
            <text:p>-13.3997</text:p>
          </table:table-cell>
          <table:table-cell table:formula="of:=[.F196]+(-(8/3)*[.F196] +[.E196]*[.D196])*[.$B$1]" office:value-type="float" office:value="39.045786976301" calcext:value-type="float">
            <text:p>39.04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96</text:p>
          </table:table-cell>
          <table:table-cell table:formula="of:=[.$B$1]+[.B197]" office:value-type="float" office:value="1.96" calcext:value-type="float">
            <text:p>1.96</text:p>
          </table:table-cell>
          <table:table-cell/>
          <table:table-cell table:formula="of:=[.D197]+(-10*[.D197]+10*[.E197])*[.$B$1]" office:value-type="float" office:value="-15.3961050604782" calcext:value-type="float">
            <text:p>-15.3961</text:p>
          </table:table-cell>
          <table:table-cell table:formula="of:=[.E197]+(28*[.D197]-[.E197]-[.D197]*[.F197])*[.$B$1]" office:value-type="float" office:value="-11.5406097089621" calcext:value-type="float">
            <text:p>-11.5406</text:p>
          </table:table-cell>
          <table:table-cell table:formula="of:=[.F197]+(-(8/3)*[.F197] +[.E197]*[.D197])*[.$B$1]" office:value-type="float" office:value="40.0973256614096" calcext:value-type="float">
            <text:p>40.09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97</text:p>
          </table:table-cell>
          <table:table-cell table:formula="of:=[.$B$1]+[.B198]" office:value-type="float" office:value="1.97" calcext:value-type="float">
            <text:p>1.97</text:p>
          </table:table-cell>
          <table:table-cell/>
          <table:table-cell table:formula="of:=[.D198]+(-10*[.D198]+10*[.E198])*[.$B$1]" office:value-type="float" office:value="-15.0105555253266" calcext:value-type="float">
            <text:p>-15.0106</text:p>
          </table:table-cell>
          <table:table-cell table:formula="of:=[.E198]+(28*[.D198]-[.E198]-[.D198]*[.F198])*[.$B$1]" office:value-type="float" office:value="-9.56268664353364" calcext:value-type="float">
            <text:p>-9.5627</text:p>
          </table:table-cell>
          <table:table-cell table:formula="of:=[.F198]+(-(8/3)*[.F198] +[.E198]*[.D198])*[.$B$1]" office:value-type="float" office:value="40.8048680391836" calcext:value-type="float">
            <text:p>40.80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98</text:p>
          </table:table-cell>
          <table:table-cell table:formula="of:=[.$B$1]+[.B199]" office:value-type="float" office:value="1.98" calcext:value-type="float">
            <text:p>1.98</text:p>
          </table:table-cell>
          <table:table-cell/>
          <table:table-cell table:formula="of:=[.D199]+(-10*[.D199]+10*[.E199])*[.$B$1]" office:value-type="float" office:value="-14.4657686371473" calcext:value-type="float">
            <text:p>-14.4658</text:p>
          </table:table-cell>
          <table:table-cell table:formula="of:=[.E199]+(28*[.D199]-[.E199]-[.D199]*[.F199])*[.$B$1]" office:value-type="float" office:value="-7.54497795013185" calcext:value-type="float">
            <text:p>-7.5450</text:p>
          </table:table-cell>
          <table:table-cell table:formula="of:=[.F199]+(-(8/3)*[.F199] +[.E199]*[.D199])*[.$B$1]" office:value-type="float" office:value="41.152150613146" calcext:value-type="float">
            <text:p>41.15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99</text:p>
          </table:table-cell>
          <table:table-cell table:formula="of:=[.$B$1]+[.B200]" office:value-type="float" office:value="1.99" calcext:value-type="float">
            <text:p>1.99</text:p>
          </table:table-cell>
          <table:table-cell/>
          <table:table-cell table:formula="of:=[.D200]+(-10*[.D200]+10*[.E200])*[.$B$1]" office:value-type="float" office:value="-13.7736895684458" calcext:value-type="float">
            <text:p>-13.7737</text:p>
          </table:table-cell>
          <table:table-cell table:formula="of:=[.E200]+(28*[.D200]-[.E200]-[.D200]*[.F200])*[.$B$1]" office:value-type="float" office:value="-5.56696849212368" calcext:value-type="float">
            <text:p>-5.5670</text:p>
          </table:table-cell>
          <table:table-cell table:formula="of:=[.F200]+(-(8/3)*[.F200] +[.E200]*[.D200])*[.$B$1]" office:value-type="float" office:value="41.1461989841186" calcext:value-type="float">
            <text:p>41.14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00</text:p>
          </table:table-cell>
          <table:table-cell table:formula="of:=[.$B$1]+[.B201]" office:value-type="float" office:value="2" calcext:value-type="float">
            <text:p>2.00</text:p>
          </table:table-cell>
          <table:table-cell/>
          <table:table-cell table:formula="of:=[.D201]+(-10*[.D201]+10*[.E201])*[.$B$1]" office:value-type="float" office:value="-12.9530174608136" calcext:value-type="float">
            <text:p>-12.9530</text:p>
          </table:table-cell>
          <table:table-cell table:formula="of:=[.E201]+(28*[.D201]-[.E201]-[.D201]*[.F201])*[.$B$1]" office:value-type="float" office:value="-3.70058216907978" calcext:value-type="float">
            <text:p>-3.7006</text:p>
          </table:table-cell>
          <table:table-cell table:formula="of:=[.F201]+(-(8/3)*[.F201] +[.E201]*[.D201])*[.$B$1]" office:value-type="float" office:value="40.8157439696871" calcext:value-type="float">
            <text:p>40.81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01</text:p>
          </table:table-cell>
          <table:table-cell table:formula="of:=[.$B$1]+[.B202]" office:value-type="float" office:value="2.01" calcext:value-type="float">
            <text:p>2.01</text:p>
          </table:table-cell>
          <table:table-cell/>
          <table:table-cell table:formula="of:=[.D202]+(-10*[.D202]+10*[.E202])*[.$B$1]" office:value-type="float" office:value="-12.0277739316402" calcext:value-type="float">
            <text:p>-12.0278</text:p>
          </table:table-cell>
          <table:table-cell table:formula="of:=[.E202]+(28*[.D202]-[.E202]-[.D202]*[.F202])*[.$B$1]" office:value-type="float" office:value="-2.00355079326226" calcext:value-type="float">
            <text:p>-2.0036</text:p>
          </table:table-cell>
          <table:table-cell table:formula="of:=[.F202]+(-(8/3)*[.F202] +[.E202]*[.D202])*[.$B$1]" office:value-type="float" office:value="40.2066611850081" calcext:value-type="float">
            <text:p>40.20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02</text:p>
          </table:table-cell>
          <table:table-cell table:formula="of:=[.$B$1]+[.B203]" office:value-type="float" office:value="2.02" calcext:value-type="float">
            <text:p>2.02</text:p>
          </table:table-cell>
          <table:table-cell/>
          <table:table-cell table:formula="of:=[.D203]+(-10*[.D203]+10*[.E203])*[.$B$1]" office:value-type="float" office:value="-11.0253516178024" calcext:value-type="float">
            <text:p>-11.0254</text:p>
          </table:table-cell>
          <table:table-cell table:formula="of:=[.E203]+(28*[.D203]-[.E203]-[.D203]*[.F203])*[.$B$1]" office:value-type="float" office:value="-0.515325673395596" calcext:value-type="float">
            <text:p>-0.5153</text:p>
          </table:table-cell>
          <table:table-cell table:formula="of:=[.F203]+(-(8/3)*[.F203] +[.E203]*[.D203])*[.$B$1]" office:value-type="float" office:value="39.375466113427" calcext:value-type="float">
            <text:p>39.37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03</text:p>
          </table:table-cell>
          <table:table-cell table:formula="of:=[.$B$1]+[.B204]" office:value-type="float" office:value="2.03" calcext:value-type="float">
            <text:p>2.03</text:p>
          </table:table-cell>
          <table:table-cell/>
          <table:table-cell table:formula="of:=[.D204]+(-10*[.D204]+10*[.E204])*[.$B$1]" office:value-type="float" office:value="-9.9743490233617" calcext:value-type="float">
            <text:p>-9.9743</text:p>
          </table:table-cell>
          <table:table-cell table:formula="of:=[.E204]+(28*[.D204]-[.E204]-[.D204]*[.F204])*[.$B$1]" office:value-type="float" office:value="0.744012720507647" calcext:value-type="float">
            <text:p>0.7440</text:p>
          </table:table-cell>
          <table:table-cell table:formula="of:=[.F204]+(-(8/3)*[.F204] +[.E204]*[.D204])*[.$B$1]" office:value-type="float" office:value="38.3822701512043" calcext:value-type="float">
            <text:p>38.38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04</text:p>
          </table:table-cell>
          <table:table-cell table:formula="of:=[.$B$1]+[.B205]" office:value-type="float" office:value="2.04" calcext:value-type="float">
            <text:p>2.04</text:p>
          </table:table-cell>
          <table:table-cell/>
          <table:table-cell table:formula="of:=[.D205]+(-10*[.D205]+10*[.E205])*[.$B$1]" office:value-type="float" office:value="-8.90251284897477" calcext:value-type="float">
            <text:p>-8.9025</text:p>
          </table:table-cell>
          <table:table-cell table:formula="of:=[.E205]+(28*[.D205]-[.E205]-[.D205]*[.F205])*[.$B$1]" office:value-type="float" office:value="1.77213645473199" calcext:value-type="float">
            <text:p>1.7721</text:p>
          </table:table-cell>
          <table:table-cell table:formula="of:=[.F205]+(-(8/3)*[.F205] +[.E205]*[.D205])*[.$B$1]" office:value-type="float" office:value="37.2845325216505" calcext:value-type="float">
            <text:p>37.28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05</text:p>
          </table:table-cell>
          <table:table-cell table:formula="of:=[.$B$1]+[.B206]" office:value-type="float" office:value="2.05" calcext:value-type="float">
            <text:p>2.05</text:p>
          </table:table-cell>
          <table:table-cell/>
          <table:table-cell table:formula="of:=[.D206]+(-10*[.D206]+10*[.E206])*[.$B$1]" office:value-type="float" office:value="-7.83504791860409" calcext:value-type="float">
            <text:p>-7.8350</text:p>
          </table:table-cell>
          <table:table-cell table:formula="of:=[.E206]+(28*[.D206]-[.E206]-[.D206]*[.F206])*[.$B$1]" office:value-type="float" office:value="2.58097179089185" calcext:value-type="float">
            <text:p>2.5810</text:p>
          </table:table-cell>
          <table:table-cell table:formula="of:=[.F206]+(-(8/3)*[.F206] +[.E206]*[.D206])*[.$B$1]" office:value-type="float" office:value="36.1325136454893" calcext:value-type="float">
            <text:p>36.13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06</text:p>
          </table:table-cell>
          <table:table-cell table:formula="of:=[.$B$1]+[.B207]" office:value-type="float" office:value="2.06" calcext:value-type="float">
            <text:p>2.06</text:p>
          </table:table-cell>
          <table:table-cell/>
          <table:table-cell table:formula="of:=[.D207]+(-10*[.D207]+10*[.E207])*[.$B$1]" office:value-type="float" office:value="-6.7934459476545" calcext:value-type="float">
            <text:p>-6.7934</text:p>
          </table:table-cell>
          <table:table-cell table:formula="of:=[.E207]+(28*[.D207]-[.E207]-[.D207]*[.F207])*[.$B$1]" office:value-type="float" office:value="3.19234841409404" calcext:value-type="float">
            <text:p>3.1923</text:p>
          </table:table-cell>
          <table:table-cell table:formula="of:=[.F207]+(-(8/3)*[.F207] +[.E207]*[.D207])*[.$B$1]" office:value-type="float" office:value="34.9667595716942" calcext:value-type="float">
            <text:p>34.96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07</text:p>
          </table:table-cell>
          <table:table-cell table:formula="of:=[.$B$1]+[.B208]" office:value-type="float" office:value="2.07" calcext:value-type="float">
            <text:p>2.07</text:p>
          </table:table-cell>
          <table:table-cell/>
          <table:table-cell table:formula="of:=[.D208]+(-10*[.D208]+10*[.E208])*[.$B$1]" office:value-type="float" office:value="-5.79486651147965" calcext:value-type="float">
            <text:p>-5.7949</text:p>
          </table:table-cell>
          <table:table-cell table:formula="of:=[.E208]+(28*[.D208]-[.E208]-[.D208]*[.F208])*[.$B$1]" office:value-type="float" office:value="3.63370797575919" calcext:value-type="float">
            <text:p>3.6337</text:p>
          </table:table-cell>
          <table:table-cell table:formula="of:=[.F208]+(-(8/3)*[.F208] +[.E208]*[.D208])*[.$B$1]" office:value-type="float" office:value="33.8174421858101" calcext:value-type="float">
            <text:p>33.81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08</text:p>
          </table:table-cell>
          <table:table-cell table:formula="of:=[.$B$1]+[.B209]" office:value-type="float" office:value="2.08" calcext:value-type="float">
            <text:p>2.08</text:p>
          </table:table-cell>
          <table:table-cell/>
          <table:table-cell table:formula="of:=[.D209]+(-10*[.D209]+10*[.E209])*[.$B$1]" office:value-type="float" office:value="-4.85200906275576" calcext:value-type="float">
            <text:p>-4.8520</text:p>
          </table:table-cell>
          <table:table-cell table:formula="of:=[.E209]+(28*[.D209]-[.E209]-[.D209]*[.F209])*[.$B$1]" office:value-type="float" office:value="3.9344839050518" calcext:value-type="float">
            <text:p>3.9345</text:p>
          </table:table-cell>
          <table:table-cell table:formula="of:=[.F209]+(-(8/3)*[.F209] +[.E209]*[.D209])*[.$B$1]" office:value-type="float" office:value="32.7050752009096" calcext:value-type="float">
            <text:p>32.70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09</text:p>
          </table:table-cell>
          <table:table-cell table:formula="of:=[.$B$1]+[.B210]" office:value-type="float" office:value="2.09" calcext:value-type="float">
            <text:p>2.09</text:p>
          </table:table-cell>
          <table:table-cell/>
          <table:table-cell table:formula="of:=[.D210]+(-10*[.D210]+10*[.E210])*[.$B$1]" office:value-type="float" office:value="-3.973359765975" calcext:value-type="float">
            <text:p>-3.9734</text:p>
          </table:table-cell>
          <table:table-cell table:formula="of:=[.E210]+(28*[.D210]-[.E210]-[.D210]*[.F210])*[.$B$1]" office:value-type="float" office:value="4.12342974115889" calcext:value-type="float">
            <text:p>4.1234</text:p>
          </table:table-cell>
          <table:table-cell table:formula="of:=[.F210]+(-(8/3)*[.F210] +[.E210]*[.D210])*[.$B$1]" office:value-type="float" office:value="31.6420383465729" calcext:value-type="float">
            <text:p>31.64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10</text:p>
          </table:table-cell>
          <table:table-cell table:formula="of:=[.$B$1]+[.B211]" office:value-type="float" office:value="2.1" calcext:value-type="float">
            <text:p>2.10</text:p>
          </table:table-cell>
          <table:table-cell/>
          <table:table-cell table:formula="of:=[.D211]+(-10*[.D211]+10*[.E211])*[.$B$1]" office:value-type="float" office:value="-3.16368081526162" calcext:value-type="float">
            <text:p>-3.1637</text:p>
          </table:table-cell>
          <table:table-cell table:formula="of:=[.E211]+(28*[.D211]-[.E211]-[.D211]*[.F211])*[.$B$1]" office:value-type="float" office:value="4.22690673007141" calcext:value-type="float">
            <text:p>4.2269</text:p>
          </table:table-cell>
          <table:table-cell table:formula="of:=[.F211]+(-(8/3)*[.F211] +[.E211]*[.D211])*[.$B$1]" office:value-type="float" office:value="30.6344119590175" calcext:value-type="float">
            <text:p>30.63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11</text:p>
          </table:table-cell>
          <table:table-cell table:formula="of:=[.$B$1]+[.B212]" office:value-type="float" office:value="2.11" calcext:value-type="float">
            <text:p>2.11</text:p>
          </table:table-cell>
          <table:table-cell/>
          <table:table-cell table:formula="of:=[.D212]+(-10*[.D212]+10*[.E212])*[.$B$1]" office:value-type="float" office:value="-2.42462206072831" calcext:value-type="float">
            <text:p>-2.4246</text:p>
          </table:table-cell>
          <table:table-cell table:formula="of:=[.E212]+(28*[.D212]-[.E212]-[.D212]*[.F212])*[.$B$1]" office:value-type="float" office:value="4.26798204851309" calcext:value-type="float">
            <text:p>4.2680</text:p>
          </table:table-cell>
          <table:table-cell table:formula="of:=[.F212]+(-(8/3)*[.F212] +[.E212]*[.D212])*[.$B$1]" office:value-type="float" office:value="29.6837684694788" calcext:value-type="float">
            <text:p>29.68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12</text:p>
          </table:table-cell>
          <table:table-cell table:formula="of:=[.$B$1]+[.B213]" office:value-type="float" office:value="2.12" calcext:value-type="float">
            <text:p>2.12</text:p>
          </table:table-cell>
          <table:table-cell/>
          <table:table-cell table:formula="of:=[.D213]+(-10*[.D213]+10*[.E213])*[.$B$1]" office:value-type="float" office:value="-1.75536164980417" calcext:value-type="float">
            <text:p>-1.7554</text:p>
          </table:table-cell>
          <table:table-cell table:formula="of:=[.E213]+(28*[.D213]-[.E213]-[.D213]*[.F213])*[.$B$1]" office:value-type="float" office:value="4.26612724979053" calcext:value-type="float">
            <text:p>4.2661</text:p>
          </table:table-cell>
          <table:table-cell table:formula="of:=[.F213]+(-(8/3)*[.F213] +[.E213]*[.D213])*[.$B$1]" office:value-type="float" office:value="28.7887188759965" calcext:value-type="float">
            <text:p>28.78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13</text:p>
          </table:table-cell>
          <table:table-cell table:formula="of:=[.$B$1]+[.B214]" office:value-type="float" office:value="2.13" calcext:value-type="float">
            <text:p>2.13</text:p>
          </table:table-cell>
          <table:table-cell/>
          <table:table-cell table:formula="of:=[.D214]+(-10*[.D214]+10*[.E214])*[.$B$1]" office:value-type="float" office:value="-1.1532127598447" calcext:value-type="float">
            <text:p>-1.1532</text:p>
          </table:table-cell>
          <table:table-cell table:formula="of:=[.E214]+(28*[.D214]-[.E214]-[.D214]*[.F214])*[.$B$1]" office:value-type="float" office:value="4.23731084596663" calcext:value-type="float">
            <text:p>4.2373</text:p>
          </table:table-cell>
          <table:table-cell table:formula="of:=[.F214]+(-(8/3)*[.F214] +[.E214]*[.D214])*[.$B$1]" office:value-type="float" office:value="27.9461337442953" calcext:value-type="float">
            <text:p>27.94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14</text:p>
          </table:table-cell>
          <table:table-cell table:formula="of:=[.$B$1]+[.B215]" office:value-type="float" office:value="2.14" calcext:value-type="float">
            <text:p>2.14</text:p>
          </table:table-cell>
          <table:table-cell/>
          <table:table-cell table:formula="of:=[.D215]+(-10*[.D215]+10*[.E215])*[.$B$1]" office:value-type="float" office:value="-0.614160399263569" calcext:value-type="float">
            <text:p>-0.6142</text:p>
          </table:table-cell>
          <table:table-cell table:formula="of:=[.E215]+(28*[.D215]-[.E215]-[.D215]*[.F215])*[.$B$1]" office:value-type="float" office:value="4.19431654497293" calcext:value-type="float">
            <text:p>4.1943</text:p>
          </table:table-cell>
          <table:table-cell table:formula="of:=[.F215]+(-(8/3)*[.F215] +[.E215]*[.D215])*[.$B$1]" office:value-type="float" office:value="27.1520383017641" calcext:value-type="float">
            <text:p>27.15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15</text:p>
          </table:table-cell>
          <table:table-cell table:formula="of:=[.$B$1]+[.B216]" office:value-type="float" office:value="2.15" calcext:value-type="float">
            <text:p>2.15</text:p>
          </table:table-cell>
          <table:table-cell/>
          <table:table-cell table:formula="of:=[.D216]+(-10*[.D216]+10*[.E216])*[.$B$1]" office:value-type="float" office:value="-0.133312704839919" calcext:value-type="float">
            <text:p>-0.1333</text:p>
          </table:table-cell>
          <table:table-cell table:formula="of:=[.E216]+(28*[.D216]-[.E216]-[.D216]*[.F216])*[.$B$1]" office:value-type="float" office:value="4.14716553457171" calcext:value-type="float">
            <text:p>4.1472</text:p>
          </table:table-cell>
          <table:table-cell table:formula="of:=[.F216]+(-(8/3)*[.F216] +[.E216]*[.D216])*[.$B$1]" office:value-type="float" office:value="26.4022241158114" calcext:value-type="float">
            <text:p>26.40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16</text:p>
          </table:table-cell>
          <table:table-cell table:formula="of:=[.$B$1]+[.B217]" office:value-type="float" office:value="2.16" calcext:value-type="float">
            <text:p>2.16</text:p>
          </table:table-cell>
          <table:table-cell/>
          <table:table-cell table:formula="of:=[.D217]+(-10*[.D217]+10*[.E217])*[.$B$1]" office:value-type="float" office:value="0.294735119101244" calcext:value-type="float">
            <text:p>0.2947</text:p>
          </table:table-cell>
          <table:table-cell table:formula="of:=[.E217]+(28*[.D217]-[.E217]-[.D217]*[.F217])*[.$B$1]" office:value-type="float" office:value="4.1035638409775" calcext:value-type="float">
            <text:p>4.1036</text:p>
          </table:table-cell>
          <table:table-cell table:formula="of:=[.F217]+(-(8/3)*[.F217] +[.E217]*[.D217])*[.$B$1]" office:value-type="float" office:value="25.6926361075081" calcext:value-type="float">
            <text:p>25.69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17</text:p>
          </table:table-cell>
          <table:table-cell table:formula="of:=[.$B$1]+[.B218]" office:value-type="float" office:value="2.17" calcext:value-type="float">
            <text:p>2.17</text:p>
          </table:table-cell>
          <table:table-cell/>
          <table:table-cell table:formula="of:=[.D218]+(-10*[.D218]+10*[.E218])*[.$B$1]" office:value-type="float" office:value="0.67561799128887" calcext:value-type="float">
            <text:p>0.6756</text:p>
          </table:table-cell>
          <table:table-cell table:formula="of:=[.E218]+(28*[.D218]-[.E218]-[.D218]*[.F218])*[.$B$1]" office:value-type="float" office:value="4.06932881428436" calcext:value-type="float">
            <text:p>4.0693</text:p>
          </table:table-cell>
          <table:table-cell table:formula="of:=[.F218]+(-(8/3)*[.F218] +[.E218]*[.D218])*[.$B$1]" office:value-type="float" office:value="25.0195937884153" calcext:value-type="float">
            <text:p>25.01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18</text:p>
          </table:table-cell>
          <table:table-cell table:formula="of:=[.$B$1]+[.B219]" office:value-type="float" office:value="2.18" calcext:value-type="float">
            <text:p>2.18</text:p>
          </table:table-cell>
          <table:table-cell/>
          <table:table-cell table:formula="of:=[.D219]+(-10*[.D219]+10*[.E219])*[.$B$1]" office:value-type="float" office:value="1.01498907358842" calcext:value-type="float">
            <text:p>1.0150</text:p>
          </table:table-cell>
          <table:table-cell table:formula="of:=[.E219]+(28*[.D219]-[.E219]-[.D219]*[.F219])*[.$B$1]" office:value-type="float" office:value="4.04877168672048" calcext:value-type="float">
            <text:p>4.0488</text:p>
          </table:table-cell>
          <table:table-cell table:formula="of:=[.F219]+(-(8/3)*[.F219] +[.E219]*[.D219])*[.$B$1]" office:value-type="float" office:value="24.3798977383182" calcext:value-type="float">
            <text:p>24.37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19</text:p>
          </table:table-cell>
          <table:table-cell table:formula="of:=[.$B$1]+[.B220]" office:value-type="float" office:value="2.19" calcext:value-type="float">
            <text:p>2.19</text:p>
          </table:table-cell>
          <table:table-cell/>
          <table:table-cell table:formula="of:=[.D220]+(-10*[.D220]+10*[.E220])*[.$B$1]" office:value-type="float" office:value="1.31836733490163" calcext:value-type="float">
            <text:p>1.3184</text:p>
          </table:table-cell>
          <table:table-cell table:formula="of:=[.E220]+(28*[.D220]-[.E220]-[.D220]*[.F220])*[.$B$1]" office:value-type="float" office:value="4.04502761226207" calcext:value-type="float">
            <text:p>4.0450</text:p>
          </table:table-cell>
          <table:table-cell table:formula="of:=[.F220]+(-(8/3)*[.F220] +[.E220]*[.D220])*[.$B$1]" office:value-type="float" office:value="23.7708617221978" calcext:value-type="float">
            <text:p>23.77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20</text:p>
          </table:table-cell>
          <table:table-cell table:formula="of:=[.$B$1]+[.B221]" office:value-type="float" office:value="2.2" calcext:value-type="float">
            <text:p>2.20</text:p>
          </table:table-cell>
          <table:table-cell/>
          <table:table-cell table:formula="of:=[.D221]+(-10*[.D221]+10*[.E221])*[.$B$1]" office:value-type="float" office:value="1.59103336263767" calcext:value-type="float">
            <text:p>1.5910</text:p>
          </table:table-cell>
          <table:table-cell table:formula="of:=[.E221]+(28*[.D221]-[.E221]-[.D221]*[.F221])*[.$B$1]" office:value-type="float" office:value="4.06033291374181" calcext:value-type="float">
            <text:p>4.0603</text:p>
          </table:table-cell>
          <table:table-cell table:formula="of:=[.F221]+(-(8/3)*[.F221] +[.E221]*[.D221])*[.$B$1]" office:value-type="float" office:value="23.1903003990004" calcext:value-type="float">
            <text:p>23.19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21</text:p>
          </table:table-cell>
          <table:table-cell table:formula="of:=[.$B$1]+[.B222]" office:value-type="float" office:value="2.21" calcext:value-type="float">
            <text:p>2.21</text:p>
          </table:table-cell>
          <table:table-cell/>
          <table:table-cell table:formula="of:=[.D222]+(-10*[.D222]+10*[.E222])*[.$B$1]" office:value-type="float" office:value="1.83796331774808" calcext:value-type="float">
            <text:p>1.8380</text:p>
          </table:table-cell>
          <table:table-cell table:formula="of:=[.E222]+(28*[.D222]-[.E222]-[.D222]*[.F222])*[.$B$1]" office:value-type="float" office:value="4.09625350989895" calcext:value-type="float">
            <text:p>4.0963</text:p>
          </table:table-cell>
          <table:table-cell table:formula="of:=[.F222]+(-(8/3)*[.F222] +[.E222]*[.D222])*[.$B$1]" office:value-type="float" office:value="22.6364936396522" calcext:value-type="float">
            <text:p>22.63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22</text:p>
          </table:table-cell>
          <table:table-cell table:formula="of:=[.$B$1]+[.B223]" office:value-type="float" office:value="2.22" calcext:value-type="float">
            <text:p>2.22</text:p>
          </table:table-cell>
          <table:table-cell/>
          <table:table-cell table:formula="of:=[.D223]+(-10*[.D223]+10*[.E223])*[.$B$1]" office:value-type="float" office:value="2.06379233696317" calcext:value-type="float">
            <text:p>2.0638</text:p>
          </table:table-cell>
          <table:table-cell table:formula="of:=[.E223]+(28*[.D223]-[.E223]-[.D223]*[.F223])*[.$B$1]" office:value-type="float" office:value="4.15387025424824" calcext:value-type="float">
            <text:p>4.1539</text:p>
          </table:table-cell>
          <table:table-cell table:formula="of:=[.F223]+(-(8/3)*[.F223] +[.E223]*[.D223])*[.$B$1]" office:value-type="float" office:value="22.1081414461753" calcext:value-type="float">
            <text:p>22.10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23</text:p>
          </table:table-cell>
          <table:table-cell table:formula="of:=[.$B$1]+[.B224]" office:value-type="float" office:value="2.23" calcext:value-type="float">
            <text:p>2.23</text:p>
          </table:table-cell>
          <table:table-cell/>
          <table:table-cell table:formula="of:=[.D224]+(-10*[.D224]+10*[.E224])*[.$B$1]" office:value-type="float" office:value="2.27280012869168" calcext:value-type="float">
            <text:p>2.2728</text:p>
          </table:table-cell>
          <table:table-cell table:formula="of:=[.E224]+(28*[.D224]-[.E224]-[.D224]*[.F224])*[.$B$1]" office:value-type="float" office:value="4.2339272770443" calcext:value-type="float">
            <text:p>4.2339</text:p>
          </table:table-cell>
          <table:table-cell table:formula="of:=[.F224]+(-(8/3)*[.F224] +[.E224]*[.D224])*[.$B$1]" office:value-type="float" office:value="21.6043182636052" calcext:value-type="float">
            <text:p>21.60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24</text:p>
          </table:table-cell>
          <table:table-cell table:formula="of:=[.$B$1]+[.B225]" office:value-type="float" office:value="2.24" calcext:value-type="float">
            <text:p>2.24</text:p>
          </table:table-cell>
          <table:table-cell/>
          <table:table-cell table:formula="of:=[.D225]+(-10*[.D225]+10*[.E225])*[.$B$1]" office:value-type="float" office:value="2.46891284352694" calcext:value-type="float">
            <text:p>2.4689</text:p>
          </table:table-cell>
          <table:table-cell table:formula="of:=[.E225]+(28*[.D225]-[.E225]-[.D225]*[.F225])*[.$B$1]" office:value-type="float" office:value="4.33694906700935" calcext:value-type="float">
            <text:p>4.3369</text:p>
          </table:table-cell>
          <table:table-cell table:formula="of:=[.F225]+(-(8/3)*[.F225] +[.E225]*[.D225])*[.$B$1]" office:value-type="float" office:value="21.1244318145105" calcext:value-type="float">
            <text:p>21.12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25</text:p>
          </table:table-cell>
          <table:table-cell table:formula="of:=[.$B$1]+[.B226]" office:value-type="float" office:value="2.25" calcext:value-type="float">
            <text:p>2.25</text:p>
          </table:table-cell>
          <table:table-cell/>
          <table:table-cell table:formula="of:=[.D226]+(-10*[.D226]+10*[.E226])*[.$B$1]" office:value-type="float" office:value="2.65571646587518" calcext:value-type="float">
            <text:p>2.6557</text:p>
          </table:table-cell>
          <table:table-cell table:formula="of:=[.E226]+(28*[.D226]-[.E226]-[.D226]*[.F226])*[.$B$1]" office:value-type="float" office:value="4.46333136233626" calcext:value-type="float">
            <text:p>4.4633</text:p>
          </table:table-cell>
          <table:table-cell table:formula="of:=[.F226]+(-(8/3)*[.F226] +[.E226]*[.D226])*[.$B$1]" office:value-type="float" office:value="20.6681891253228" calcext:value-type="float">
            <text:p>20.66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26</text:p>
          </table:table-cell>
          <table:table-cell table:formula="of:=[.$B$1]+[.B227]" office:value-type="float" office:value="2.26" calcext:value-type="float">
            <text:p>2.26</text:p>
          </table:table-cell>
          <table:table-cell/>
          <table:table-cell table:formula="of:=[.D227]+(-10*[.D227]+10*[.E227])*[.$B$1]" office:value-type="float" office:value="2.83647795552129" calcext:value-type="float">
            <text:p>2.8365</text:p>
          </table:table-cell>
          <table:table-cell table:formula="of:=[.E227]+(28*[.D227]-[.E227]-[.D227]*[.F227])*[.$B$1]" office:value-type="float" office:value="4.61341015735852" calcext:value-type="float">
            <text:p>4.6134</text:p>
          </table:table-cell>
          <table:table-cell table:formula="of:=[.F227]+(-(8/3)*[.F227] +[.E227]*[.D227])*[.$B$1]" office:value-type="float" office:value="20.2355708412303" calcext:value-type="float">
            <text:p>20.23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27</text:p>
          </table:table-cell>
          <table:table-cell table:formula="of:=[.$B$1]+[.B228]" office:value-type="float" office:value="2.27" calcext:value-type="float">
            <text:p>2.27</text:p>
          </table:table-cell>
          <table:table-cell/>
          <table:table-cell table:formula="of:=[.D228]+(-10*[.D228]+10*[.E228])*[.$B$1]" office:value-type="float" office:value="3.01417117570501" calcext:value-type="float">
            <text:p>3.0142</text:p>
          </table:table-cell>
          <table:table-cell table:formula="of:=[.E228]+(28*[.D228]-[.E228]-[.D228]*[.F228])*[.$B$1]" office:value-type="float" office:value="4.78751237724551" calcext:value-type="float">
            <text:p>4.7875</text:p>
          </table:table-cell>
          <table:table-cell table:formula="of:=[.F228]+(-(8/3)*[.F228] +[.E228]*[.D228])*[.$B$1]" office:value-type="float" office:value="19.8268139809088" calcext:value-type="float">
            <text:p>19.82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28</text:p>
          </table:table-cell>
          <table:table-cell table:formula="of:=[.$B$1]+[.B229]" office:value-type="float" office:value="2.28" calcext:value-type="float">
            <text:p>2.28</text:p>
          </table:table-cell>
          <table:table-cell/>
          <table:table-cell table:formula="of:=[.D229]+(-10*[.D229]+10*[.E229])*[.$B$1]" office:value-type="float" office:value="3.19150529585906" calcext:value-type="float">
            <text:p>3.1915</text:p>
          </table:table-cell>
          <table:table-cell table:formula="of:=[.E229]+(28*[.D229]-[.E229]-[.D229]*[.F229])*[.$B$1]" office:value-type="float" office:value="4.98599107059725" calcext:value-type="float">
            <text:p>4.9860</text:p>
          </table:table-cell>
          <table:table-cell table:formula="of:=[.F229]+(-(8/3)*[.F229] +[.E229]*[.D229])*[.$B$1]" office:value-type="float" office:value="19.4424027595261" calcext:value-type="float">
            <text:p>19.44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29</text:p>
          </table:table-cell>
          <table:table-cell table:formula="of:=[.$B$1]+[.B230]" office:value-type="float" office:value="2.29" calcext:value-type="float">
            <text:p>2.29</text:p>
          </table:table-cell>
          <table:table-cell/>
          <table:table-cell table:formula="of:=[.D230]+(-10*[.D230]+10*[.E230])*[.$B$1]" office:value-type="float" office:value="3.37095387333288" calcext:value-type="float">
            <text:p>3.3710</text:p>
          </table:table-cell>
          <table:table-cell table:formula="of:=[.E230]+(28*[.D230]-[.E230]-[.D230]*[.F230])*[.$B$1]" office:value-type="float" office:value="5.20924732901929" calcext:value-type="float">
            <text:p>5.2092</text:p>
          </table:table-cell>
          <table:table-cell table:formula="of:=[.F230]+(-(8/3)*[.F230] +[.E230]*[.D230])*[.$B$1]" office:value-type="float" office:value="19.0830668550079" calcext:value-type="float">
            <text:p>19.08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30</text:p>
          </table:table-cell>
          <table:table-cell table:formula="of:=[.$B$1]+[.B231]" office:value-type="float" office:value="2.29999999999999" calcext:value-type="float">
            <text:p>2.30</text:p>
          </table:table-cell>
          <table:table-cell/>
          <table:table-cell table:formula="of:=[.D231]+(-10*[.D231]+10*[.E231])*[.$B$1]" office:value-type="float" office:value="3.55478321890152" calcext:value-type="float">
            <text:p>3.5548</text:p>
          </table:table-cell>
          <table:table-cell table:formula="of:=[.E231]+(28*[.D231]-[.E231]-[.D231]*[.F231])*[.$B$1]" office:value-type="float" office:value="5.45774055896271" calcext:value-type="float">
            <text:p>5.4577</text:p>
          </table:table-cell>
          <table:table-cell table:formula="of:=[.F231]+(-(8/3)*[.F231] +[.E231]*[.D231])*[.$B$1]" office:value-type="float" office:value="18.7497863968168" calcext:value-type="float">
            <text:p>18.74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31</text:p>
          </table:table-cell>
          <table:table-cell table:formula="of:=[.$B$1]+[.B232]" office:value-type="float" office:value="2.30999999999999" calcext:value-type="float">
            <text:p>2.31</text:p>
          </table:table-cell>
          <table:table-cell/>
          <table:table-cell table:formula="of:=[.D232]+(-10*[.D232]+10*[.E232])*[.$B$1]" office:value-type="float" office:value="3.74507895290764" calcext:value-type="float">
            <text:p>3.7451</text:p>
          </table:table-cell>
          <table:table-cell table:formula="of:=[.E232]+(28*[.D232]-[.E232]-[.D232]*[.F232])*[.$B$1]" office:value-type="float" office:value="5.73198819425159" calcext:value-type="float">
            <text:p>5.7320</text:p>
          </table:table-cell>
          <table:table-cell table:formula="of:=[.F232]+(-(8/3)*[.F232] +[.E232]*[.D232])*[.$B$1]" office:value-type="float" office:value="18.4438029384229" calcext:value-type="float">
            <text:p>18.44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32</text:p>
          </table:table-cell>
          <table:table-cell table:formula="of:=[.$B$1]+[.B233]" office:value-type="float" office:value="2.31999999999999" calcext:value-type="float">
            <text:p>2.32</text:p>
          </table:table-cell>
          <table:table-cell/>
          <table:table-cell table:formula="of:=[.D233]+(-10*[.D233]+10*[.E233])*[.$B$1]" office:value-type="float" office:value="3.94376987704204" calcext:value-type="float">
            <text:p>3.9438</text:p>
          </table:table-cell>
          <table:table-cell table:formula="of:=[.E233]+(28*[.D233]-[.E233]-[.D233]*[.F233])*[.$B$1]" office:value-type="float" office:value="6.03255543716058" calcext:value-type="float">
            <text:p>6.0326</text:p>
          </table:table-cell>
          <table:table-cell table:formula="of:=[.F233]+(-(8/3)*[.F233] +[.E233]*[.D233])*[.$B$1]" office:value-type="float" office:value="18.1666356768443" calcext:value-type="float">
            <text:p>18.16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33</text:p>
          </table:table-cell>
          <table:table-cell table:formula="of:=[.$B$1]+[.B234]" office:value-type="float" office:value="2.32999999999999" calcext:value-type="float">
            <text:p>2.33</text:p>
          </table:table-cell>
          <table:table-cell/>
          <table:table-cell table:formula="of:=[.D234]+(-10*[.D234]+10*[.E234])*[.$B$1]" office:value-type="float" office:value="4.15264843305389" calcext:value-type="float">
            <text:p>4.1526</text:p>
          </table:table-cell>
          <table:table-cell table:formula="of:=[.E234]+(28*[.D234]-[.E234]-[.D234]*[.F234])*[.$B$1]" office:value-type="float" office:value="6.36003514286538" calcext:value-type="float">
            <text:p>6.3600</text:p>
          </table:table-cell>
          <table:table-cell table:formula="of:=[.F234]+(-(8/3)*[.F234] +[.E234]*[.D234])*[.$B$1]" office:value-type="float" office:value="17.9201021629417" calcext:value-type="float">
            <text:p>17.92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34</text:p>
          </table:table-cell>
          <table:table-cell table:formula="of:=[.$B$1]+[.B235]" office:value-type="float" office:value="2.33999999999999" calcext:value-type="float">
            <text:p>2.34</text:p>
          </table:table-cell>
          <table:table-cell/>
          <table:table-cell table:formula="of:=[.D235]+(-10*[.D235]+10*[.E235])*[.$B$1]" office:value-type="float" office:value="4.37338710403504" calcext:value-type="float">
            <text:p>4.3734</text:p>
          </table:table-cell>
          <table:table-cell table:formula="of:=[.E235]+(28*[.D235]-[.E235]-[.D235]*[.F235])*[.$B$1]" office:value-type="float" office:value="6.71501751102076" calcext:value-type="float">
            <text:p>6.7150</text:p>
          </table:table-cell>
          <table:table-cell table:formula="of:=[.F235]+(-(8/3)*[.F235] +[.E235]*[.D235])*[.$B$1]" office:value-type="float" office:value="17.7063426716318" calcext:value-type="float">
            <text:p>17.70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35</text:p>
          </table:table-cell>
          <table:table-cell table:formula="of:=[.$B$1]+[.B236]" office:value-type="float" office:value="2.34999999999999" calcext:value-type="float">
            <text:p>2.35</text:p>
          </table:table-cell>
          <table:table-cell/>
          <table:table-cell table:formula="of:=[.D236]+(-10*[.D236]+10*[.E236])*[.$B$1]" office:value-type="float" office:value="4.60755014473361" calcext:value-type="float">
            <text:p>4.6076</text:p>
          </table:table-cell>
          <table:table-cell table:formula="of:=[.E236]+(28*[.D236]-[.E236]-[.D236]*[.F236])*[.$B$1]" office:value-type="float" office:value="7.09804881804297" calcext:value-type="float">
            <text:p>7.0980</text:p>
          </table:table-cell>
          <table:table-cell table:formula="of:=[.F236]+(-(8/3)*[.F236] +[.E236]*[.D236])*[.$B$1]" office:value-type="float" office:value="17.5278472435823" calcext:value-type="float">
            <text:p>17.52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36</text:p>
          </table:table-cell>
          <table:table-cell table:formula="of:=[.$B$1]+[.B237]" office:value-type="float" office:value="2.35999999999999" calcext:value-type="float">
            <text:p>2.36</text:p>
          </table:table-cell>
          <table:table-cell/>
          <table:table-cell table:formula="of:=[.D237]+(-10*[.D237]+10*[.E237])*[.$B$1]" office:value-type="float" office:value="4.85660001206455" calcext:value-type="float">
            <text:p>4.8566</text:p>
          </table:table-cell>
          <table:table-cell table:formula="of:=[.E237]+(28*[.D237]-[.E237]-[.D237]*[.F237])*[.$B$1]" office:value-type="float" office:value="7.50957801934758" calcext:value-type="float">
            <text:p>7.5096</text:p>
          </table:table-cell>
          <table:table-cell table:formula="of:=[.F237]+(-(8/3)*[.F237] +[.E237]*[.D237])*[.$B$1]" office:value-type="float" office:value="17.3874841423425" calcext:value-type="float">
            <text:p>17.38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37</text:p>
          </table:table-cell>
          <table:table-cell table:formula="of:=[.$B$1]+[.B238]" office:value-type="float" office:value="2.36999999999999" calcext:value-type="float">
            <text:p>2.37</text:p>
          </table:table-cell>
          <table:table-cell/>
          <table:table-cell table:formula="of:=[.D238]+(-10*[.D238]+10*[.E238])*[.$B$1]" office:value-type="float" office:value="5.12189781279285" calcext:value-type="float">
            <text:p>5.1219</text:p>
          </table:table-cell>
          <table:table-cell table:formula="of:=[.E238]+(28*[.D238]-[.E238]-[.D238]*[.F238])*[.$B$1]" office:value-type="float" office:value="7.94988968557746" calcext:value-type="float">
            <text:p>7.9499</text:p>
          </table:table-cell>
          <table:table-cell table:formula="of:=[.F238]+(-(8/3)*[.F238] +[.E238]*[.D238])*[.$B$1]" office:value-type="float" office:value="17.2885280655403" calcext:value-type="float">
            <text:p>17.28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38</text:p>
          </table:table-cell>
          <table:table-cell table:formula="of:=[.$B$1]+[.B239]" office:value-type="float" office:value="2.37999999999999" calcext:value-type="float">
            <text:p>2.38</text:p>
          </table:table-cell>
          <table:table-cell/>
          <table:table-cell table:formula="of:=[.D239]+(-10*[.D239]+10*[.E239])*[.$B$1]" office:value-type="float" office:value="5.40469700007131" calcext:value-type="float">
            <text:p>5.4047</text:p>
          </table:table-cell>
          <table:table-cell table:formula="of:=[.E239]+(28*[.D239]-[.E239]-[.D239]*[.F239])*[.$B$1]" office:value-type="float" office:value="8.41902143545069" calcext:value-type="float">
            <text:p>8.4190</text:p>
          </table:table-cell>
          <table:table-cell table:formula="of:=[.F239]+(-(8/3)*[.F239] +[.E239]*[.D239])*[.$B$1]" office:value-type="float" office:value="17.2346858763843" calcext:value-type="float">
            <text:p>17.23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39</text:p>
          </table:table-cell>
          <table:table-cell table:formula="of:=[.$B$1]+[.B240]" office:value-type="float" office:value="2.38999999999999" calcext:value-type="float">
            <text:p>2.39</text:p>
          </table:table-cell>
          <table:table-cell/>
          <table:table-cell table:formula="of:=[.D240]+(-10*[.D240]+10*[.E240])*[.$B$1]" office:value-type="float" office:value="5.70612944360925" calcext:value-type="float">
            <text:p>5.7061</text:p>
          </table:table-cell>
          <table:table-cell table:formula="of:=[.E240]+(28*[.D240]-[.E240]-[.D240]*[.F240])*[.$B$1]" office:value-type="float" office:value="8.9166638305835" calcext:value-type="float">
            <text:p>8.9167</text:p>
          </table:table-cell>
          <table:table-cell table:formula="of:=[.F240]+(-(8/3)*[.F240] +[.E240]*[.D240])*[.$B$1]" office:value-type="float" office:value="17.2301168519712" calcext:value-type="float">
            <text:p>17.23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40</text:p>
          </table:table-cell>
          <table:table-cell table:formula="of:=[.$B$1]+[.B241]" office:value-type="float" office:value="2.39999999999999" calcext:value-type="float">
            <text:p>2.40</text:p>
          </table:table-cell>
          <table:table-cell/>
          <table:table-cell table:formula="of:=[.D241]+(-10*[.D241]+10*[.E241])*[.$B$1]" office:value-type="float" office:value="6.02718288230667" calcext:value-type="float">
            <text:p>6.0272</text:p>
          </table:table-cell>
          <table:table-cell table:formula="of:=[.E241]+(28*[.D241]-[.E241]-[.D241]*[.F241])*[.$B$1]" office:value-type="float" office:value="9.44204066562965" calcext:value-type="float">
            <text:p>9.4420</text:p>
          </table:table-cell>
          <table:table-cell table:formula="of:=[.F241]+(-(8/3)*[.F241] +[.E241]*[.D241])*[.$B$1]" office:value-type="float" office:value="17.2794434494765" calcext:value-type="float">
            <text:p>17.27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41</text:p>
          </table:table-cell>
          <table:table-cell table:formula="of:=[.$B$1]+[.B242]" office:value-type="float" office:value="2.40999999999999" calcext:value-type="float">
            <text:p>2.41</text:p>
          </table:table-cell>
          <table:table-cell/>
          <table:table-cell table:formula="of:=[.D242]+(-10*[.D242]+10*[.E242])*[.$B$1]" office:value-type="float" office:value="6.36866866063897" calcext:value-type="float">
            <text:p>6.3687</text:p>
          </table:table-cell>
          <table:table-cell table:formula="of:=[.E242]+(28*[.D242]-[.E242]-[.D242]*[.F242])*[.$B$1]" office:value-type="float" office:value="9.99376780827451" calcext:value-type="float">
            <text:p>9.9938</text:p>
          </table:table-cell>
          <table:table-cell table:formula="of:=[.F242]+(-(8/3)*[.F242] +[.E242]*[.D242])*[.$B$1]" office:value-type="float" office:value="17.3877473495631" calcext:value-type="float">
            <text:p>17.38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42</text:p>
          </table:table-cell>
          <table:table-cell table:formula="of:=[.$B$1]+[.B243]" office:value-type="float" office:value="2.41999999999999" calcext:value-type="float">
            <text:p>2.42</text:p>
          </table:table-cell>
          <table:table-cell/>
          <table:table-cell table:formula="of:=[.D243]+(-10*[.D243]+10*[.E243])*[.$B$1]" office:value-type="float" office:value="6.73117857540253" calcext:value-type="float">
            <text:p>6.7312</text:p>
          </table:table-cell>
          <table:table-cell table:formula="of:=[.E243]+(28*[.D243]-[.E243]-[.D243]*[.F243])*[.$B$1]" office:value-type="float" office:value="10.569689338928" calcext:value-type="float">
            <text:p>10.5697</text:p>
          </table:table-cell>
          <table:table-cell table:formula="of:=[.F243]+(-(8/3)*[.F243] +[.E243]*[.D243])*[.$B$1]" office:value-type="float" office:value="17.5605440453307" calcext:value-type="float">
            <text:p>17.56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43</text:p>
          </table:table-cell>
          <table:table-cell table:formula="of:=[.$B$1]+[.B244]" office:value-type="float" office:value="2.42999999999999" calcext:value-type="float">
            <text:p>2.43</text:p>
          </table:table-cell>
          <table:table-cell/>
          <table:table-cell table:formula="of:=[.D244]+(-10*[.D244]+10*[.E244])*[.$B$1]" office:value-type="float" office:value="7.11502965175507" calcext:value-type="float">
            <text:p>7.1150</text:p>
          </table:table-cell>
          <table:table-cell table:formula="of:=[.E244]+(28*[.D244]-[.E244]-[.D244]*[.F244])*[.$B$1]" office:value-type="float" office:value="11.166690868148" calcext:value-type="float">
            <text:p>11.1667</text:p>
          </table:table-cell>
          <table:table-cell table:formula="of:=[.F244]+(-(8/3)*[.F244] +[.E244]*[.D244])*[.$B$1]" office:value-type="float" office:value="17.803727535057" calcext:value-type="float">
            <text:p>17.80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44</text:p>
          </table:table-cell>
          <table:table-cell table:formula="of:=[.$B$1]+[.B245]" office:value-type="float" office:value="2.43999999999999" calcext:value-type="float">
            <text:p>2.44</text:p>
          </table:table-cell>
          <table:table-cell/>
          <table:table-cell table:formula="of:=[.D245]+(-10*[.D245]+10*[.E245])*[.$B$1]" office:value-type="float" office:value="7.52019577339436" calcext:value-type="float">
            <text:p>7.5202</text:p>
          </table:table-cell>
          <table:table-cell table:formula="of:=[.E245]+(28*[.D245]-[.E245]-[.D245]*[.F245])*[.$B$1]" office:value-type="float" office:value="11.7804917687209" calcext:value-type="float">
            <text:p>11.7805</text:p>
          </table:table-cell>
          <table:table-cell table:formula="of:=[.F245]+(-(8/3)*[.F245] +[.E245]*[.D245])*[.$B$1]" office:value-type="float" office:value="18.1234748338441" calcext:value-type="float">
            <text:p>18.12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45</text:p>
          </table:table-cell>
          <table:table-cell table:formula="of:=[.$B$1]+[.B246]" office:value-type="float" office:value="2.44999999999999" calcext:value-type="float">
            <text:p>2.45</text:p>
          </table:table-cell>
          <table:table-cell/>
          <table:table-cell table:formula="of:=[.D246]+(-10*[.D246]+10*[.E246])*[.$B$1]" office:value-type="float" office:value="7.94622537292702" calcext:value-type="float">
            <text:p>7.9462</text:p>
          </table:table-cell>
          <table:table-cell table:formula="of:=[.E246]+(28*[.D246]-[.E246]-[.D246]*[.F246])*[.$B$1]" office:value-type="float" office:value="12.4054208791372" calcext:value-type="float">
            <text:p>12.4054</text:p>
          </table:table-cell>
          <table:table-cell table:formula="of:=[.F246]+(-(8/3)*[.F246] +[.E246]*[.D246])*[.$B$1]" office:value-type="float" office:value="18.5260982156847" calcext:value-type="float">
            <text:p>18.52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46</text:p>
          </table:table-cell>
          <table:table-cell table:formula="of:=[.$B$1]+[.B247]" office:value-type="float" office:value="2.45999999999999" calcext:value-type="float">
            <text:p>2.46</text:p>
          </table:table-cell>
          <table:table-cell/>
          <table:table-cell table:formula="of:=[.D247]+(-10*[.D247]+10*[.E247])*[.$B$1]" office:value-type="float" office:value="8.39214492354803" calcext:value-type="float">
            <text:p>8.3921</text:p>
          </table:table-cell>
          <table:table-cell table:formula="of:=[.E247]+(28*[.D247]-[.E247]-[.D247]*[.F247])*[.$B$1]" office:value-type="float" office:value="13.0341842577373" calcext:value-type="float">
            <text:p>13.0342</text:p>
          </table:table-cell>
          <table:table-cell table:formula="of:=[.F247]+(-(8/3)*[.F247] +[.E247]*[.D247])*[.$B$1]" office:value-type="float" office:value="19.0178316314495" calcext:value-type="float">
            <text:p>19.01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47</text:p>
          </table:table-cell>
          <table:table-cell table:formula="of:=[.$B$1]+[.B248]" office:value-type="float" office:value="2.46999999999999" calcext:value-type="float">
            <text:p>2.47</text:p>
          </table:table-cell>
          <table:table-cell/>
          <table:table-cell table:formula="of:=[.D248]+(-10*[.D248]+10*[.E248])*[.$B$1]" office:value-type="float" office:value="8.85634885696696" calcext:value-type="float">
            <text:p>8.8563</text:p>
          </table:table-cell>
          <table:table-cell table:formula="of:=[.E248]+(28*[.D248]-[.E248]-[.D248]*[.F248])*[.$B$1]" office:value-type="float" office:value="13.6576390019258" calcext:value-type="float">
            <text:p>13.6576</text:p>
          </table:table-cell>
          <table:table-cell table:formula="of:=[.F248]+(-(8/3)*[.F248] +[.E248]*[.D248])*[.$B$1]" office:value-type="float" office:value="19.6045370871224" calcext:value-type="float">
            <text:p>19.60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48</text:p>
          </table:table-cell>
          <table:table-cell table:formula="of:=[.$B$1]+[.B249]" office:value-type="float" office:value="2.47999999999999" calcext:value-type="float">
            <text:p>2.48</text:p>
          </table:table-cell>
          <table:table-cell/>
          <table:table-cell table:formula="of:=[.D249]+(-10*[.D249]+10*[.E249])*[.$B$1]" office:value-type="float" office:value="9.33647787146284" calcext:value-type="float">
            <text:p>9.3365</text:p>
          </table:table-cell>
          <table:table-cell table:formula="of:=[.E249]+(28*[.D249]-[.E249]-[.D249]*[.F249])*[.$B$1]" office:value-type="float" office:value="14.2645940956282" calcext:value-type="float">
            <text:p>14.2646</text:p>
          </table:table-cell>
          <table:table-cell table:formula="of:=[.F249]+(-(8/3)*[.F249] +[.E249]*[.D249])*[.$B$1]" office:value-type="float" office:value="20.2913175871015" calcext:value-type="float">
            <text:p>20.29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49</text:p>
          </table:table-cell>
          <table:table-cell table:formula="of:=[.$B$1]+[.B250]" office:value-type="float" office:value="2.48999999999999" calcext:value-type="float">
            <text:p>2.49</text:p>
          </table:table-cell>
          <table:table-cell/>
          <table:table-cell table:formula="of:=[.D250]+(-10*[.D250]+10*[.E250])*[.$B$1]" office:value-type="float" office:value="9.82928949387938" calcext:value-type="float">
            <text:p>9.8293</text:p>
          </table:table-cell>
          <table:table-cell table:formula="of:=[.E250]+(28*[.D250]-[.E250]-[.D250]*[.F250])*[.$B$1]" office:value-type="float" office:value="14.8416675823336" calcext:value-type="float">
            <text:p>14.8417</text:p>
          </table:table-cell>
          <table:table-cell table:formula="of:=[.F250]+(-(8/3)*[.F250] +[.E250]*[.D250])*[.$B$1]" office:value-type="float" office:value="21.0820264559711" calcext:value-type="float">
            <text:p>21.08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50</text:p>
          </table:table-cell>
          <table:table-cell table:formula="of:=[.$B$1]+[.B251]" office:value-type="float" office:value="2.49999999999999" calcext:value-type="float">
            <text:p>2.50</text:p>
          </table:table-cell>
          <table:table-cell/>
          <table:table-cell table:formula="of:=[.D251]+(-10*[.D251]+10*[.E251])*[.$B$1]" office:value-type="float" office:value="10.3305273027248" calcext:value-type="float">
            <text:p>10.3305</text:p>
          </table:table-cell>
          <table:table-cell table:formula="of:=[.E251]+(28*[.D251]-[.E251]-[.D251]*[.F251])*[.$B$1]" office:value-type="float" office:value="15.3732385532628" calcext:value-type="float">
            <text:p>15.3732</text:p>
          </table:table-cell>
          <table:table-cell table:formula="of:=[.F251]+(-(8/3)*[.F251] +[.E251]*[.D251])*[.$B$1]" office:value-type="float" office:value="21.9786695561987" calcext:value-type="float">
            <text:p>21.97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51</text:p>
          </table:table-cell>
          <table:table-cell table:formula="of:=[.$B$1]+[.B252]" office:value-type="float" office:value="2.50999999999999" calcext:value-type="float">
            <text:p>2.51</text:p>
          </table:table-cell>
          <table:table-cell/>
          <table:table-cell table:formula="of:=[.D252]+(-10*[.D252]+10*[.E252])*[.$B$1]" office:value-type="float" office:value="10.8347984277786" calcext:value-type="float">
            <text:p>10.8348</text:p>
          </table:table-cell>
          <table:table-cell table:formula="of:=[.E252]+(28*[.D252]-[.E252]-[.D252]*[.F252])*[.$B$1]" office:value-type="float" office:value="15.8415413532143" calcext:value-type="float">
            <text:p>15.8415</text:p>
          </table:table-cell>
          <table:table-cell table:formula="of:=[.F252]+(-(8/3)*[.F252] +[.E252]*[.D252])*[.$B$1]" office:value-type="float" office:value="22.9807083074246" calcext:value-type="float">
            <text:p>22.98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52</text:p>
          </table:table-cell>
          <table:table-cell table:formula="of:=[.$B$1]+[.B253]" office:value-type="float" office:value="2.51999999999999" calcext:value-type="float">
            <text:p>2.52</text:p>
          </table:table-cell>
          <table:table-cell/>
          <table:table-cell table:formula="of:=[.D253]+(-10*[.D253]+10*[.E253])*[.$B$1]" office:value-type="float" office:value="11.3354727203222" calcext:value-type="float">
            <text:p>11.3355</text:p>
          </table:table-cell>
          <table:table-cell table:formula="of:=[.E253]+(28*[.D253]-[.E253]-[.D253]*[.F253])*[.$B$1]" office:value-type="float" office:value="16.226956077075" calcext:value-type="float">
            <text:p>16.2270</text:p>
          </table:table-cell>
          <table:table-cell table:formula="of:=[.F253]+(-(8/3)*[.F253] +[.E253]*[.D253])*[.$B$1]" office:value-type="float" office:value="24.0842884927006" calcext:value-type="float">
            <text:p>24.08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53</text:p>
          </table:table-cell>
          <table:table-cell table:formula="of:=[.$B$1]+[.B254]" office:value-type="float" office:value="2.52999999999999" calcext:value-type="float">
            <text:p>2.53</text:p>
          </table:table-cell>
          <table:table-cell/>
          <table:table-cell table:formula="of:=[.D254]+(-10*[.D254]+10*[.E254])*[.$B$1]" office:value-type="float" office:value="11.8246210559975" calcext:value-type="float">
            <text:p>11.8246</text:p>
          </table:table-cell>
          <table:table-cell table:formula="of:=[.E254]+(28*[.D254]-[.E254]-[.D254]*[.F254])*[.$B$1]" office:value-type="float" office:value="16.5085509260207" calcext:value-type="float">
            <text:p>16.5086</text:p>
          </table:table-cell>
          <table:table-cell table:formula="of:=[.F254]+(-(8/3)*[.F254] +[.E254]*[.D254])*[.$B$1]" office:value-type="float" office:value="25.2814429790174" calcext:value-type="float">
            <text:p>25.28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54</text:p>
          </table:table-cell>
          <table:table-cell table:formula="of:=[.$B$1]+[.B255]" office:value-type="float" office:value="2.53999999999999" calcext:value-type="float">
            <text:p>2.54</text:p>
          </table:table-cell>
          <table:table-cell/>
          <table:table-cell table:formula="of:=[.D255]+(-10*[.D255]+10*[.E255])*[.$B$1]" office:value-type="float" office:value="12.2930140429998" calcext:value-type="float">
            <text:p>12.2930</text:p>
          </table:table-cell>
          <table:table-cell table:formula="of:=[.E255]+(28*[.D255]-[.E255]-[.D255]*[.F255])*[.$B$1]" office:value-type="float" office:value="16.6649244826829" calcext:value-type="float">
            <text:p>16.6649</text:p>
          </table:table-cell>
          <table:table-cell table:formula="of:=[.F255]+(-(8/3)*[.F255] +[.E255]*[.D255])*[.$B$1]" office:value-type="float" office:value="26.5593447550819" calcext:value-type="float">
            <text:p>26.55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55</text:p>
          </table:table-cell>
          <table:table-cell table:formula="of:=[.$B$1]+[.B256]" office:value-type="float" office:value="2.54999999999999" calcext:value-type="float">
            <text:p>2.55</text:p>
          </table:table-cell>
          <table:table-cell/>
          <table:table-cell table:formula="of:=[.D256]+(-10*[.D256]+10*[.E256])*[.$B$1]" office:value-type="float" office:value="12.7302050869681" calcext:value-type="float">
            <text:p>12.7302</text:p>
          </table:table-cell>
          <table:table-cell table:formula="of:=[.E256]+(28*[.D256]-[.E256]-[.D256]*[.F256])*[.$B$1]" office:value-type="float" office:value="16.6753751894251" calcext:value-type="float">
            <text:p>16.6754</text:p>
          </table:table-cell>
          <table:table-cell table:formula="of:=[.F256]+(-(8/3)*[.F256] +[.E256]*[.D256])*[.$B$1]" office:value-type="float" office:value="27.8997170685245" calcext:value-type="float">
            <text:p>27.89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56</text:p>
          </table:table-cell>
          <table:table-cell table:formula="of:=[.$B$1]+[.B257]" office:value-type="float" office:value="2.55999999999999" calcext:value-type="float">
            <text:p>2.56</text:p>
          </table:table-cell>
          <table:table-cell/>
          <table:table-cell table:formula="of:=[.D257]+(-10*[.D257]+10*[.E257])*[.$B$1]" office:value-type="float" office:value="13.1247220972138" calcext:value-type="float">
            <text:p>13.1247</text:p>
          </table:table-cell>
          <table:table-cell table:formula="of:=[.E257]+(28*[.D257]-[.E257]-[.D257]*[.F257])*[.$B$1]" office:value-type="float" office:value="16.5213876603749" calcext:value-type="float">
            <text:p>16.5214</text:p>
          </table:table-cell>
          <table:table-cell table:formula="of:=[.F257]+(-(8/3)*[.F257] +[.E257]*[.D257])*[.$B$1]" office:value-type="float" office:value="29.2785340739991" calcext:value-type="float">
            <text:p>29.27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57</text:p>
          </table:table-cell>
          <table:table-cell table:formula="of:=[.$B$1]+[.B258]" office:value-type="float" office:value="2.56999999999999" calcext:value-type="float">
            <text:p>2.57</text:p>
          </table:table-cell>
          <table:table-cell/>
          <table:table-cell table:formula="of:=[.D258]+(-10*[.D258]+10*[.E258])*[.$B$1]" office:value-type="float" office:value="13.4643886535299" calcext:value-type="float">
            <text:p>13.4644</text:p>
          </table:table-cell>
          <table:table-cell table:formula="of:=[.E258]+(28*[.D258]-[.E258]-[.D258]*[.F258])*[.$B$1]" office:value-type="float" office:value="16.1883697396405" calcext:value-type="float">
            <text:p>16.1884</text:p>
          </table:table-cell>
          <table:table-cell table:formula="of:=[.F258]+(-(8/3)*[.F258] +[.E258]*[.D258])*[.$B$1]" office:value-type="float" office:value="30.6661593823867" calcext:value-type="float">
            <text:p>30.66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58</text:p>
          </table:table-cell>
          <table:table-cell table:formula="of:=[.$B$1]+[.B259]" office:value-type="float" office:value="2.57999999999999" calcext:value-type="float">
            <text:p>2.58</text:p>
          </table:table-cell>
          <table:table-cell/>
          <table:table-cell table:formula="of:=[.D259]+(-10*[.D259]+10*[.E259])*[.$B$1]" office:value-type="float" office:value="13.736786762141" calcext:value-type="float">
            <text:p>13.7368</text:p>
          </table:table-cell>
          <table:table-cell table:formula="of:=[.E259]+(28*[.D259]-[.E259]-[.D259]*[.F259])*[.$B$1]" office:value-type="float" office:value="15.667503980877" calcext:value-type="float">
            <text:p>15.6675</text:p>
          </table:table-cell>
          <table:table-cell table:formula="of:=[.F259]+(-(8/3)*[.F259] +[.E259]*[.D259])*[.$B$1]" office:value-type="float" office:value="32.0280601506053" calcext:value-type="float">
            <text:p>32.02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59</text:p>
          </table:table-cell>
          <table:table-cell table:formula="of:=[.$B$1]+[.B260]" office:value-type="float" office:value="2.58999999999999" calcext:value-type="float">
            <text:p>2.59</text:p>
          </table:table-cell>
          <table:table-cell/>
          <table:table-cell table:formula="of:=[.D260]+(-10*[.D260]+10*[.E260])*[.$B$1]" office:value-type="float" office:value="13.9298584840146" calcext:value-type="float">
            <text:p>13.9299</text:p>
          </table:table-cell>
          <table:table-cell table:formula="of:=[.E260]+(28*[.D260]-[.E260]-[.D260]*[.F260])*[.$B$1]" office:value-type="float" office:value="14.9575029075288" calcext:value-type="float">
            <text:p>14.9575</text:p>
          </table:table-cell>
          <table:table-cell table:formula="of:=[.F260]+(-(8/3)*[.F260] +[.E260]*[.D260])*[.$B$1]" office:value-type="float" office:value="33.3261901593922" calcext:value-type="float">
            <text:p>33.32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60</text:p>
          </table:table-cell>
          <table:table-cell table:formula="of:=[.$B$1]+[.B261]" office:value-type="float" office:value="2.59999999999999" calcext:value-type="float">
            <text:p>2.60</text:p>
          </table:table-cell>
          <table:table-cell/>
          <table:table-cell table:formula="of:=[.D261]+(-10*[.D261]+10*[.E261])*[.$B$1]" office:value-type="float" office:value="14.032622926366" calcext:value-type="float">
            <text:p>14.0326</text:p>
          </table:table-cell>
          <table:table-cell table:formula="of:=[.E261]+(28*[.D261]-[.E261]-[.D261]*[.F261])*[.$B$1]" office:value-type="float" office:value="14.0659971266607" calcext:value-type="float">
            <text:p>14.0660</text:p>
          </table:table-cell>
          <table:table-cell table:formula="of:=[.F261]+(-(8/3)*[.F261] +[.E261]*[.D261])*[.$B$1]" office:value-type="float" office:value="34.5210507429029" calcext:value-type="float">
            <text:p>34.52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61</text:p>
          </table:table-cell>
          <table:table-cell table:formula="of:=[.$B$1]+[.B262]" office:value-type="float" office:value="2.60999999999999" calcext:value-type="float">
            <text:p>2.61</text:p>
          </table:table-cell>
          <table:table-cell/>
          <table:table-cell table:formula="of:=[.D262]+(-10*[.D262]+10*[.E262])*[.$B$1]" office:value-type="float" office:value="14.0359603463955" calcext:value-type="float">
            <text:p>14.0360</text:p>
          </table:table-cell>
          <table:table-cell table:formula="of:=[.E262]+(28*[.D262]-[.E262]-[.D262]*[.F262])*[.$B$1]" office:value-type="float" office:value="13.0102626938055" calcext:value-type="float">
            <text:p>13.0103</text:p>
          </table:table-cell>
          <table:table-cell table:formula="of:=[.F262]+(-(8/3)*[.F262] +[.E262]*[.D262])*[.$B$1]" office:value-type="float" office:value="35.5743177273766" calcext:value-type="float">
            <text:p>35.57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62</text:p>
          </table:table-cell>
          <table:table-cell table:formula="of:=[.$B$1]+[.B263]" office:value-type="float" office:value="2.61999999999999" calcext:value-type="float">
            <text:p>2.62</text:p>
          </table:table-cell>
          <table:table-cell/>
          <table:table-cell table:formula="of:=[.D263]+(-10*[.D263]+10*[.E263])*[.$B$1]" office:value-type="float" office:value="13.9333905811365" calcext:value-type="float">
            <text:p>13.9334</text:p>
          </table:table-cell>
          <table:table-cell table:formula="of:=[.E263]+(28*[.D263]-[.E263]-[.D263]*[.F263])*[.$B$1]" office:value-type="float" office:value="11.8170318341429" calcext:value-type="float">
            <text:p>11.8170</text:p>
          </table:table-cell>
          <table:table-cell table:formula="of:=[.F263]+(-(8/3)*[.F263] +[.E263]*[.D263])*[.$B$1]" office:value-type="float" office:value="36.451784567311" calcext:value-type="float">
            <text:p>36.45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63</text:p>
          </table:table-cell>
          <table:table-cell table:formula="of:=[.$B$1]+[.B264]" office:value-type="float" office:value="2.62999999999999" calcext:value-type="float">
            <text:p>2.63</text:p>
          </table:table-cell>
          <table:table-cell/>
          <table:table-cell table:formula="of:=[.D264]+(-10*[.D264]+10*[.E264])*[.$B$1]" office:value-type="float" office:value="13.7217547064371" calcext:value-type="float">
            <text:p>13.7218</text:p>
          </table:table-cell>
          <table:table-cell table:formula="of:=[.E264]+(28*[.D264]-[.E264]-[.D264]*[.F264])*[.$B$1]" office:value-type="float" office:value="10.5212413609618" calcext:value-type="float">
            <text:p>10.5212</text:p>
          </table:table-cell>
          <table:table-cell table:formula="of:=[.F264]+(-(8/3)*[.F264] +[.E264]*[.D264])*[.$B$1]" office:value-type="float" office:value="37.1262501793977" calcext:value-type="float">
            <text:p>37.12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64</text:p>
          </table:table-cell>
          <table:table-cell table:formula="of:=[.$B$1]+[.B265]" office:value-type="float" office:value="2.63999999999999" calcext:value-type="float">
            <text:p>2.64</text:p>
          </table:table-cell>
          <table:table-cell/>
          <table:table-cell table:formula="of:=[.D265]+(-10*[.D265]+10*[.E265])*[.$B$1]" office:value-type="float" office:value="13.4017033718896" calcext:value-type="float">
            <text:p>13.4017</text:p>
          </table:table-cell>
          <table:table-cell table:formula="of:=[.E265]+(28*[.D265]-[.E265]-[.D265]*[.F265])*[.$B$1]" office:value-type="float" office:value="9.16374728383948" calcext:value-type="float">
            <text:p>9.1637</text:p>
          </table:table-cell>
          <table:table-cell table:formula="of:=[.F265]+(-(8/3)*[.F265] +[.E265]*[.D265])*[.$B$1]" office:value-type="float" office:value="37.5799157729038" calcext:value-type="float">
            <text:p>37.57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65</text:p>
          </table:table-cell>
          <table:table-cell table:formula="of:=[.$B$1]+[.B266]" office:value-type="float" office:value="2.64999999999999" calcext:value-type="float">
            <text:p>2.65</text:p>
          </table:table-cell>
          <table:table-cell/>
          <table:table-cell table:formula="of:=[.D266]+(-10*[.D266]+10*[.E266])*[.$B$1]" office:value-type="float" office:value="12.9779077630846" calcext:value-type="float">
            <text:p>12.9779</text:p>
          </table:table-cell>
          <table:table-cell table:formula="of:=[.E266]+(28*[.D266]-[.E266]-[.D266]*[.F266])*[.$B$1]" office:value-type="float" office:value="7.78823791583965" calcext:value-type="float">
            <text:p>7.7882</text:p>
          </table:table-cell>
          <table:table-cell table:formula="of:=[.F266]+(-(8/3)*[.F266] +[.E266]*[.D266])*[.$B$1]" office:value-type="float" office:value="37.8058829143562" calcext:value-type="float">
            <text:p>37.80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66</text:p>
          </table:table-cell>
          <table:table-cell table:formula="of:=[.$B$1]+[.B267]" office:value-type="float" office:value="2.65999999999999" calcext:value-type="float">
            <text:p>2.66</text:p>
          </table:table-cell>
          <table:table-cell/>
          <table:table-cell table:formula="of:=[.D267]+(-10*[.D267]+10*[.E267])*[.$B$1]" office:value-type="float" office:value="12.4589407783601" calcext:value-type="float">
            <text:p>12.4589</text:p>
          </table:table-cell>
          <table:table-cell table:formula="of:=[.E267]+(28*[.D267]-[.E267]-[.D267]*[.F267])*[.$B$1]" office:value-type="float" office:value="6.43775709670004" calcext:value-type="float">
            <text:p>6.4378</text:p>
          </table:table-cell>
          <table:table-cell table:formula="of:=[.F267]+(-(8/3)*[.F267] +[.E267]*[.D267])*[.$B$1]" office:value-type="float" office:value="37.8084763697272" calcext:value-type="float">
            <text:p>37.80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67</text:p>
          </table:table-cell>
          <table:table-cell table:formula="of:=[.$B$1]+[.B268]" office:value-type="float" office:value="2.66999999999999" calcext:value-type="float">
            <text:p>2.67</text:p>
          </table:table-cell>
          <table:table-cell/>
          <table:table-cell table:formula="of:=[.D268]+(-10*[.D268]+10*[.E268])*[.$B$1]" office:value-type="float" office:value="11.8568224101941" calcext:value-type="float">
            <text:p>11.8568</text:p>
          </table:table-cell>
          <table:table-cell table:formula="of:=[.E268]+(28*[.D268]-[.E268]-[.D268]*[.F268])*[.$B$1]" office:value-type="float" office:value="5.15134726356928" calcext:value-type="float">
            <text:p>5.1513</text:p>
          </table:table-cell>
          <table:table-cell table:formula="of:=[.F268]+(-(8/3)*[.F268] +[.E268]*[.D268])*[.$B$1]" office:value-type="float" office:value="37.6023266773337" calcext:value-type="float">
            <text:p>37.60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68</text:p>
          </table:table-cell>
          <table:table-cell table:formula="of:=[.$B$1]+[.B269]" office:value-type="float" office:value="2.67999999999999" calcext:value-type="float">
            <text:p>2.68</text:p>
          </table:table-cell>
          <table:table-cell/>
          <table:table-cell table:formula="of:=[.D269]+(-10*[.D269]+10*[.E269])*[.$B$1]" office:value-type="float" office:value="11.1862748955316" calcext:value-type="float">
            <text:p>11.1863</text:p>
          </table:table-cell>
          <table:table-cell table:formula="of:=[.E269]+(28*[.D269]-[.E269]-[.D269]*[.F269])*[.$B$1]" office:value-type="float" office:value="3.96130296955544" calcext:value-type="float">
            <text:p>3.9613</text:p>
          </table:table-cell>
          <table:table-cell table:formula="of:=[.F269]+(-(8/3)*[.F269] +[.E269]*[.D269])*[.$B$1]" office:value-type="float" office:value="37.2103840627119" calcext:value-type="float">
            <text:p>37.21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69</text:p>
          </table:table-cell>
          <table:table-cell table:formula="of:=[.$B$1]+[.B270]" office:value-type="float" office:value="2.68999999999999" calcext:value-type="float">
            <text:p>2.69</text:p>
          </table:table-cell>
          <table:table-cell/>
          <table:table-cell table:formula="of:=[.D270]+(-10*[.D270]+10*[.E270])*[.$B$1]" office:value-type="float" office:value="10.463777702934" calcext:value-type="float">
            <text:p>10.4638</text:p>
          </table:table-cell>
          <table:table-cell table:formula="of:=[.E270]+(28*[.D270]-[.E270]-[.D270]*[.F270])*[.$B$1]" office:value-type="float" office:value="2.8913910596707" calcext:value-type="float">
            <text:p>2.8914</text:p>
          </table:table-cell>
          <table:table-cell table:formula="of:=[.F270]+(-(8/3)*[.F270] +[.E270]*[.D270])*[.$B$1]" office:value-type="float" office:value="36.6612293939923" calcext:value-type="float">
            <text:p>36.66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70</text:p>
          </table:table-cell>
          <table:table-cell table:formula="of:=[.$B$1]+[.B271]" office:value-type="float" office:value="2.69999999999999" calcext:value-type="float">
            <text:p>2.70</text:p>
          </table:table-cell>
          <table:table-cell/>
          <table:table-cell table:formula="of:=[.D271]+(-10*[.D271]+10*[.E271])*[.$B$1]" office:value-type="float" office:value="9.70653903860765" calcext:value-type="float">
            <text:p>9.7065</text:p>
          </table:table-cell>
          <table:table-cell table:formula="of:=[.E271]+(28*[.D271]-[.E271]-[.D271]*[.F271])*[.$B$1]" office:value-type="float" office:value="1.95618535894546" calcext:value-type="float">
            <text:p>1.9562</text:p>
          </table:table-cell>
          <table:table-cell table:formula="of:=[.F271]+(-(8/3)*[.F271] +[.E271]*[.D271])*[.$B$1]" office:value-type="float" office:value="35.9861453431589" calcext:value-type="float">
            <text:p>35.98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71</text:p>
          </table:table-cell>
          <table:table-cell table:formula="of:=[.$B$1]+[.B272]" office:value-type="float" office:value="2.70999999999999" calcext:value-type="float">
            <text:p>2.71</text:p>
          </table:table-cell>
          <table:table-cell/>
          <table:table-cell table:formula="of:=[.D272]+(-10*[.D272]+10*[.E272])*[.$B$1]" office:value-type="float" office:value="8.93150367064143" calcext:value-type="float">
            <text:p>8.9315</text:p>
          </table:table-cell>
          <table:table-cell table:formula="of:=[.E272]+(28*[.D272]-[.E272]-[.D272]*[.F272])*[.$B$1]" office:value-type="float" office:value="1.16144518994234" calcext:value-type="float">
            <text:p>1.1614</text:p>
          </table:table-cell>
          <table:table-cell table:formula="of:=[.F272]+(-(8/3)*[.F272] +[.E272]*[.D272])*[.$B$1]" office:value-type="float" office:value="35.2163926962083" calcext:value-type="float">
            <text:p>35.21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72</text:p>
          </table:table-cell>
          <table:table-cell table:formula="of:=[.$B$1]+[.B273]" office:value-type="float" office:value="2.71999999999999" calcext:value-type="float">
            <text:p>2.72</text:p>
          </table:table-cell>
          <table:table-cell/>
          <table:table-cell table:formula="of:=[.D273]+(-10*[.D273]+10*[.E273])*[.$B$1]" office:value-type="float" office:value="8.15449782257152" calcext:value-type="float">
            <text:p>8.1545</text:p>
          </table:table-cell>
          <table:table-cell table:formula="of:=[.E273]+(28*[.D273]-[.E273]-[.D273]*[.F273])*[.$B$1]" office:value-type="float" office:value="0.505298359493171" calcext:value-type="float">
            <text:p>0.5053</text:p>
          </table:table-cell>
          <table:table-cell table:formula="of:=[.F273]+(-(8/3)*[.F273] +[.E273]*[.D273])*[.$B$1]" office:value-type="float" office:value="34.3810234107482" calcext:value-type="float">
            <text:p>34.38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73</text:p>
          </table:table-cell>
          <table:table-cell table:formula="of:=[.$B$1]+[.B274]" office:value-type="float" office:value="2.72999999999999" calcext:value-type="float">
            <text:p>2.73</text:p>
          </table:table-cell>
          <table:table-cell/>
          <table:table-cell table:formula="of:=[.D274]+(-10*[.D274]+10*[.E274])*[.$B$1]" office:value-type="float" office:value="7.38957787626369" calcext:value-type="float">
            <text:p>7.3896</text:p>
          </table:table-cell>
          <table:table-cell table:formula="of:=[.E274]+(28*[.D274]-[.E274]-[.D274]*[.F274])*[.$B$1]" office:value-type="float" office:value="-0.0200950391890039" calcext:value-type="float">
            <text:p>-0.0201</text:p>
          </table:table-cell>
          <table:table-cell table:formula="of:=[.F274]+(-(8/3)*[.F274] +[.E274]*[.D274])*[.$B$1]" office:value-type="float" office:value="33.5054006635173" calcext:value-type="float">
            <text:p>33.50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74</text:p>
          </table:table-cell>
          <table:table-cell table:formula="of:=[.$B$1]+[.B275]" office:value-type="float" office:value="2.73999999999999" calcext:value-type="float">
            <text:p>2.74</text:p>
          </table:table-cell>
          <table:table-cell/>
          <table:table-cell table:formula="of:=[.D275]+(-10*[.D275]+10*[.E275])*[.$B$1]" office:value-type="float" office:value="6.64861058471842" calcext:value-type="float">
            <text:p>6.6486</text:p>
          </table:table-cell>
          <table:table-cell table:formula="of:=[.E275]+(28*[.D275]-[.E275]-[.D275]*[.F275])*[.$B$1]" office:value-type="float" office:value="-0.426719958228063" calcext:value-type="float">
            <text:p>-0.4267</text:p>
          </table:table-cell>
          <table:table-cell table:formula="of:=[.F275]+(-(8/3)*[.F275] +[.E275]*[.D275])*[.$B$1]" office:value-type="float" office:value="32.61043837392" calcext:value-type="float">
            <text:p>32.61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75</text:p>
          </table:table-cell>
          <table:table-cell table:formula="of:=[.$B$1]+[.B276]" office:value-type="float" office:value="2.74999999999999" calcext:value-type="float">
            <text:p>2.75</text:p>
          </table:table-cell>
          <table:table-cell/>
          <table:table-cell table:formula="of:=[.D276]+(-10*[.D276]+10*[.E276])*[.$B$1]" office:value-type="float" office:value="5.94107753042377" calcext:value-type="float">
            <text:p>5.9411</text:p>
          </table:table-cell>
          <table:table-cell table:formula="of:=[.E276]+(28*[.D276]-[.E276]-[.D276]*[.F276])*[.$B$1]" office:value-type="float" office:value="-0.72898285237615" calcext:value-type="float">
            <text:p>-0.7290</text:p>
          </table:table-cell>
          <table:table-cell table:formula="of:=[.F276]+(-(8/3)*[.F276] +[.E276]*[.D276])*[.$B$1]" office:value-type="float" office:value="31.712455735639" calcext:value-type="float">
            <text:p>31.71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76</text:p>
          </table:table-cell>
          <table:table-cell table:formula="of:=[.$B$1]+[.B277]" office:value-type="float" office:value="2.75999999999999" calcext:value-type="float">
            <text:p>2.76</text:p>
          </table:table-cell>
          <table:table-cell/>
          <table:table-cell table:formula="of:=[.D277]+(-10*[.D277]+10*[.E277])*[.$B$1]" office:value-type="float" office:value="5.27407149214378" calcext:value-type="float">
            <text:p>5.2741</text:p>
          </table:table-cell>
          <table:table-cell table:formula="of:=[.E277]+(28*[.D277]-[.E277]-[.D277]*[.F277])*[.$B$1]" office:value-type="float" office:value="-0.942252897389364" calcext:value-type="float">
            <text:p>-0.9423</text:p>
          </table:table-cell>
          <table:table-cell table:formula="of:=[.F277]+(-(8/3)*[.F277] +[.E277]*[.D277])*[.$B$1]" office:value-type="float" office:value="30.8234808129121" calcext:value-type="float">
            <text:p>30.82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77</text:p>
          </table:table-cell>
          <table:table-cell table:formula="of:=[.$B$1]+[.B278]" office:value-type="float" office:value="2.76999999999998" calcext:value-type="float">
            <text:p>2.77</text:p>
          </table:table-cell>
          <table:table-cell/>
          <table:table-cell table:formula="of:=[.D278]+(-10*[.D278]+10*[.E278])*[.$B$1]" office:value-type="float" office:value="4.65243905319046" calcext:value-type="float">
            <text:p>4.6524</text:p>
          </table:table-cell>
          <table:table-cell table:formula="of:=[.E278]+(28*[.D278]-[.E278]-[.D278]*[.F278])*[.$B$1]" office:value-type="float" office:value="-1.08174276505542" calcext:value-type="float">
            <text:p>-1.0817</text:p>
          </table:table-cell>
          <table:table-cell table:formula="of:=[.F278]+(-(8/3)*[.F278] +[.E278]*[.D278])*[.$B$1]" office:value-type="float" office:value="29.9518262331227" calcext:value-type="float">
            <text:p>29.95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78</text:p>
          </table:table-cell>
          <table:table-cell table:formula="of:=[.$B$1]+[.B279]" office:value-type="float" office:value="2.77999999999998" calcext:value-type="float">
            <text:p>2.78</text:p>
          </table:table-cell>
          <table:table-cell/>
          <table:table-cell table:formula="of:=[.D279]+(-10*[.D279]+10*[.E279])*[.$B$1]" office:value-type="float" office:value="4.07902087136588" calcext:value-type="float">
            <text:p>4.0790</text:p>
          </table:table-cell>
          <table:table-cell table:formula="of:=[.E279]+(28*[.D279]-[.E279]-[.D279]*[.F279])*[.$B$1]" office:value-type="float" office:value="-1.16173286332508" calcext:value-type="float">
            <text:p>-1.1617</text:p>
          </table:table-cell>
          <table:table-cell table:formula="of:=[.F279]+(-(8/3)*[.F279] +[.E279]*[.D279])*[.$B$1]" office:value-type="float" office:value="29.1027834440496" calcext:value-type="float">
            <text:p>29.10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79</text:p>
          </table:table-cell>
          <table:table-cell table:formula="of:=[.$B$1]+[.B280]" office:value-type="float" office:value="2.78999999999998" calcext:value-type="float">
            <text:p>2.79</text:p>
          </table:table-cell>
          <table:table-cell/>
          <table:table-cell table:formula="of:=[.D280]+(-10*[.D280]+10*[.E280])*[.$B$1]" office:value-type="float" office:value="3.55494549789678" calcext:value-type="float">
            <text:p>3.5549</text:p>
          </table:table-cell>
          <table:table-cell table:formula="of:=[.E280]+(28*[.D280]-[.E280]-[.D280]*[.F280])*[.$B$1]" office:value-type="float" office:value="-1.19509830154058" calcext:value-type="float">
            <text:p>-1.1951</text:p>
          </table:table-cell>
          <table:table-cell table:formula="of:=[.F280]+(-(8/3)*[.F280] +[.E280]*[.D280])*[.$B$1]" office:value-type="float" office:value="28.2793218929104" calcext:value-type="float">
            <text:p>28.27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80</text:p>
          </table:table-cell>
          <table:table-cell table:formula="of:=[.$B$1]+[.B281]" office:value-type="float" office:value="2.79999999999998" calcext:value-type="float">
            <text:p>2.80</text:p>
          </table:table-cell>
          <table:table-cell/>
          <table:table-cell table:formula="of:=[.D281]+(-10*[.D281]+10*[.E281])*[.$B$1]" office:value-type="float" office:value="3.07994111795304" calcext:value-type="float">
            <text:p>3.0799</text:p>
          </table:table-cell>
          <table:table-cell table:formula="of:=[.E281]+(28*[.D281]-[.E281]-[.D281]*[.F281])*[.$B$1]" office:value-type="float" office:value="-1.19307705958183" calcext:value-type="float">
            <text:p>-1.1931</text:p>
          </table:table-cell>
          <table:table-cell table:formula="of:=[.F281]+(-(8/3)*[.F281] +[.E281]*[.D281])*[.$B$1]" office:value-type="float" office:value="27.4827215491667" calcext:value-type="float">
            <text:p>27.48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81</text:p>
          </table:table-cell>
          <table:table-cell table:formula="of:=[.$B$1]+[.B282]" office:value-type="float" office:value="2.80999999999998" calcext:value-type="float">
            <text:p>2.81</text:p>
          </table:table-cell>
          <table:table-cell/>
          <table:table-cell table:formula="of:=[.D282]+(-10*[.D282]+10*[.E282])*[.$B$1]" office:value-type="float" office:value="2.65263930019956" calcext:value-type="float">
            <text:p>2.6526</text:p>
          </table:table-cell>
          <table:table-cell table:formula="of:=[.E282]+(28*[.D282]-[.E282]-[.D282]*[.F282])*[.$B$1]" office:value-type="float" office:value="-1.16521441728449" calcext:value-type="float">
            <text:p>-1.1652</text:p>
          </table:table-cell>
          <table:table-cell table:formula="of:=[.F282]+(-(8/3)*[.F282] +[.E282]*[.D282])*[.$B$1]" office:value-type="float" office:value="26.7131029035953" calcext:value-type="float">
            <text:p>26.71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82</text:p>
          </table:table-cell>
          <table:table-cell table:formula="of:=[.$B$1]+[.B283]" office:value-type="float" office:value="2.81999999999998" calcext:value-type="float">
            <text:p>2.82</text:p>
          </table:table-cell>
          <table:table-cell/>
          <table:table-cell table:formula="of:=[.D283]+(-10*[.D283]+10*[.E283])*[.$B$1]" office:value-type="float" office:value="2.27085392845115" calcext:value-type="float">
            <text:p>2.2709</text:p>
          </table:table-cell>
          <table:table-cell table:formula="of:=[.E283]+(28*[.D283]-[.E283]-[.D283]*[.F283])*[.$B$1]" office:value-type="float" office:value="-1.11942553497929" calcext:value-type="float">
            <text:p>-1.1194</text:p>
          </table:table-cell>
          <table:table-cell table:formula="of:=[.F283]+(-(8/3)*[.F283] +[.E283]*[.D283])*[.$B$1]" office:value-type="float" office:value="25.9698445572683" calcext:value-type="float">
            <text:p>25.96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83</text:p>
          </table:table-cell>
          <table:table-cell table:formula="of:=[.$B$1]+[.B284]" office:value-type="float" office:value="2.82999999999998" calcext:value-type="float">
            <text:p>2.83</text:p>
          </table:table-cell>
          <table:table-cell/>
          <table:table-cell table:formula="of:=[.D284]+(-10*[.D284]+10*[.E284])*[.$B$1]" office:value-type="float" office:value="1.93182598210811" calcext:value-type="float">
            <text:p>1.9318</text:p>
          </table:table-cell>
          <table:table-cell table:formula="of:=[.E284]+(28*[.D284]-[.E284]-[.D284]*[.F284])*[.$B$1]" office:value-type="float" office:value="-1.06212941500455" calcext:value-type="float">
            <text:p>-1.0621</text:p>
          </table:table-cell>
          <table:table-cell table:formula="of:=[.F284]+(-(8/3)*[.F284] +[.E284]*[.D284])*[.$B$1]" office:value-type="float" office:value="25.2518948503373" calcext:value-type="float">
            <text:p>25.25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84</text:p>
          </table:table-cell>
          <table:table-cell table:formula="of:=[.$B$1]+[.B285]" office:value-type="float" office:value="2.83999999999998" calcext:value-type="float">
            <text:p>2.84</text:p>
          </table:table-cell>
          <table:table-cell/>
          <table:table-cell table:formula="of:=[.D285]+(-10*[.D285]+10*[.E285])*[.$B$1]" office:value-type="float" office:value="1.63243044239684" calcext:value-type="float">
            <text:p>1.6324</text:p>
          </table:table-cell>
          <table:table-cell table:formula="of:=[.E285]+(28*[.D285]-[.E285]-[.D285]*[.F285])*[.$B$1]" office:value-type="float" office:value="-0.998419511557675" calcext:value-type="float">
            <text:p>-0.9984</text:p>
          </table:table-cell>
          <table:table-cell table:formula="of:=[.F285]+(-(8/3)*[.F285] +[.E285]*[.D285])*[.$B$1]" office:value-type="float" office:value="24.557992495659" calcext:value-type="float">
            <text:p>24.55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85</text:p>
          </table:table-cell>
          <table:table-cell table:formula="of:=[.$B$1]+[.B286]" office:value-type="float" office:value="2.84999999999998" calcext:value-type="float">
            <text:p>2.85</text:p>
          </table:table-cell>
          <table:table-cell/>
          <table:table-cell table:formula="of:=[.D286]+(-10*[.D286]+10*[.E286])*[.$B$1]" office:value-type="float" office:value="1.36934544700139" calcext:value-type="float">
            <text:p>1.3693</text:p>
          </table:table-cell>
          <table:table-cell table:formula="of:=[.E286]+(28*[.D286]-[.E286]-[.D286]*[.F286])*[.$B$1]" office:value-type="float" office:value="-0.932246938111652" calcext:value-type="float">
            <text:p>-0.9322</text:p>
          </table:table-cell>
          <table:table-cell table:formula="of:=[.F286]+(-(8/3)*[.F286] +[.E286]*[.D286])*[.$B$1]" office:value-type="float" office:value="23.8868141917253" calcext:value-type="float">
            <text:p>23.88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86</text:p>
          </table:table-cell>
          <table:table-cell table:formula="of:=[.$B$1]+[.B287]" office:value-type="float" office:value="2.85999999999998" calcext:value-type="float">
            <text:p>2.86</text:p>
          </table:table-cell>
          <table:table-cell/>
          <table:table-cell table:formula="of:=[.D287]+(-10*[.D287]+10*[.E287])*[.$B$1]" office:value-type="float" office:value="1.13918620849009" calcext:value-type="float">
            <text:p>1.1392</text:p>
          </table:table-cell>
          <table:table-cell table:formula="of:=[.E287]+(28*[.D287]-[.E287]-[.D287]*[.F287])*[.$B$1]" office:value-type="float" office:value="-0.866600746138218" calcext:value-type="float">
            <text:p>-0.8666</text:p>
          </table:table-cell>
          <table:table-cell table:formula="of:=[.F287]+(-(8/3)*[.F287] +[.E287]*[.D287])*[.$B$1]" office:value-type="float" office:value="23.2370667989441" calcext:value-type="float">
            <text:p>23.23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87</text:p>
          </table:table-cell>
          <table:table-cell table:formula="of:=[.$B$1]+[.B288]" office:value-type="float" office:value="2.86999999999998" calcext:value-type="float">
            <text:p>2.87</text:p>
          </table:table-cell>
          <table:table-cell/>
          <table:table-cell table:formula="of:=[.D288]+(-10*[.D288]+10*[.E288])*[.$B$1]" office:value-type="float" office:value="0.938607513027256" calcext:value-type="float">
            <text:p>0.9386</text:p>
          </table:table-cell>
          <table:table-cell table:formula="of:=[.E288]+(28*[.D288]-[.E288]-[.D288]*[.F288])*[.$B$1]" office:value-type="float" office:value="-0.803676060530811" calcext:value-type="float">
            <text:p>-0.8037</text:p>
          </table:table-cell>
          <table:table-cell table:formula="of:=[.F288]+(-(8/3)*[.F288] +[.E288]*[.D288])*[.$B$1]" office:value-type="float" office:value="22.6075394881229" calcext:value-type="float">
            <text:p>22.60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88</text:p>
          </table:table-cell>
          <table:table-cell table:formula="of:=[.$B$1]+[.B289]" office:value-type="float" office:value="2.87999999999998" calcext:value-type="float">
            <text:p>2.88</text:p>
          </table:table-cell>
          <table:table-cell/>
          <table:table-cell table:formula="of:=[.D289]+(-10*[.D289]+10*[.E289])*[.$B$1]" office:value-type="float" office:value="0.764379155671449" calcext:value-type="float">
            <text:p>0.7644</text:p>
          </table:table-cell>
          <table:table-cell table:formula="of:=[.E289]+(28*[.D289]-[.E289]-[.D289]*[.F289])*[.$B$1]" office:value-type="float" office:value="-0.745025260423996" calcext:value-type="float">
            <text:p>-0.7450</text:p>
          </table:table-cell>
          <table:table-cell table:formula="of:=[.F289]+(-(8/3)*[.F289] +[.E289]*[.D289])*[.$B$1]" office:value-type="float" office:value="21.9971284045551" calcext:value-type="float">
            <text:p>21.99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89</text:p>
          </table:table-cell>
          <table:table-cell table:formula="of:=[.$B$1]+[.B290]" office:value-type="float" office:value="2.88999999999998" calcext:value-type="float">
            <text:p>2.89</text:p>
          </table:table-cell>
          <table:table-cell/>
          <table:table-cell table:formula="of:=[.D290]+(-10*[.D290]+10*[.E290])*[.$B$1]" office:value-type="float" office:value="0.613438714061904" calcext:value-type="float">
            <text:p>0.6134</text:p>
          </table:table-cell>
          <table:table-cell table:formula="of:=[.E290]+(28*[.D290]-[.E290]-[.D290]*[.F290])*[.$B$1]" office:value-type="float" office:value="-0.691690308602453" calcext:value-type="float">
            <text:p>-0.6917</text:p>
          </table:table-cell>
          <table:table-cell table:formula="of:=[.F290]+(-(8/3)*[.F290] +[.E290]*[.D290])*[.$B$1]" office:value-type="float" office:value="21.4048434959718" calcext:value-type="float">
            <text:p>21.40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90</text:p>
          </table:table-cell>
          <table:table-cell table:formula="of:=[.$B$1]+[.B291]" office:value-type="float" office:value="2.89999999999998" calcext:value-type="float">
            <text:p>2.90</text:p>
          </table:table-cell>
          <table:table-cell/>
          <table:table-cell table:formula="of:=[.D291]+(-10*[.D291]+10*[.E291])*[.$B$1]" office:value-type="float" office:value="0.482925811795469" calcext:value-type="float">
            <text:p>0.4829</text:p>
          </table:table-cell>
          <table:table-cell table:formula="of:=[.E291]+(28*[.D291]-[.E291]-[.D291]*[.F291])*[.$B$1]" office:value-type="float" office:value="-0.644316162267748" calcext:value-type="float">
            <text:p>-0.6443</text:p>
          </table:table-cell>
          <table:table-cell table:formula="of:=[.F291]+(-(8/3)*[.F291] +[.E291]*[.D291])*[.$B$1]" office:value-type="float" office:value="20.8298045732781" calcext:value-type="float">
            <text:p>20.82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91</text:p>
          </table:table-cell>
          <table:table-cell table:formula="of:=[.$B$1]+[.B292]" office:value-type="float" office:value="2.90999999999998" calcext:value-type="float">
            <text:p>2.91</text:p>
          </table:table-cell>
          <table:table-cell/>
          <table:table-cell table:formula="of:=[.D292]+(-10*[.D292]+10*[.E292])*[.$B$1]" office:value-type="float" office:value="0.370201614389147" calcext:value-type="float">
            <text:p>0.3702</text:p>
          </table:table-cell>
          <table:table-cell table:formula="of:=[.E292]+(28*[.D292]-[.E292]-[.D292]*[.F292])*[.$B$1]" office:value-type="float" office:value="-0.603246276173252" calcext:value-type="float">
            <text:p>-0.6032</text:p>
          </table:table-cell>
          <table:table-cell table:formula="of:=[.F292]+(-(8/3)*[.F292] +[.E292]*[.D292])*[.$B$1]" office:value-type="float" office:value="20.2712315489336" calcext:value-type="float">
            <text:p>20.27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92</text:p>
          </table:table-cell>
          <table:table-cell table:formula="of:=[.$B$1]+[.B293]" office:value-type="float" office:value="2.91999999999998" calcext:value-type="float">
            <text:p>2.92</text:p>
          </table:table-cell>
          <table:table-cell/>
          <table:table-cell table:formula="of:=[.D293]+(-10*[.D293]+10*[.E293])*[.$B$1]" office:value-type="float" office:value="0.272856825332907" calcext:value-type="float">
            <text:p>0.2729</text:p>
          </table:table-cell>
          <table:table-cell table:formula="of:=[.E293]+(28*[.D293]-[.E293]-[.D293]*[.F293])*[.$B$1]" office:value-type="float" office:value="-0.568601787833273" calcext:value-type="float">
            <text:p>-0.5686</text:p>
          </table:table-cell>
          <table:table-cell table:formula="of:=[.F293]+(-(8/3)*[.F293] +[.E293]*[.D293])*[.$B$1]" office:value-type="float" office:value="19.7284321468422" calcext:value-type="float">
            <text:p>19.72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93</text:p>
          </table:table-cell>
          <table:table-cell table:formula="of:=[.$B$1]+[.B294]" office:value-type="float" office:value="2.92999999999998" calcext:value-type="float">
            <text:p>2.93</text:p>
          </table:table-cell>
          <table:table-cell/>
          <table:table-cell table:formula="of:=[.D294]+(-10*[.D294]+10*[.E294])*[.$B$1]" office:value-type="float" office:value="0.188710964016289" calcext:value-type="float">
            <text:p>0.1887</text:p>
          </table:table-cell>
          <table:table-cell table:formula="of:=[.E294]+(28*[.D294]-[.E294]-[.D294]*[.F294])*[.$B$1]" office:value-type="float" office:value="-0.540346232505556" calcext:value-type="float">
            <text:p>-0.5403</text:p>
          </table:table-cell>
          <table:table-cell table:formula="of:=[.F294]+(-(8/3)*[.F294] +[.E294]*[.D294])*[.$B$1]" office:value-type="float" office:value="19.2007891541393" calcext:value-type="float">
            <text:p>19.20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94</text:p>
          </table:table-cell>
          <table:table-cell table:formula="of:=[.$B$1]+[.B295]" office:value-type="float" office:value="2.93999999999998" calcext:value-type="float">
            <text:p>2.94</text:p>
          </table:table-cell>
          <table:table-cell/>
          <table:table-cell table:formula="of:=[.D295]+(-10*[.D295]+10*[.E295])*[.$B$1]" office:value-type="float" office:value="0.115805244364105" calcext:value-type="float">
            <text:p>0.1158</text:p>
          </table:table-cell>
          <table:table-cell table:formula="of:=[.E295]+(28*[.D295]-[.E295]-[.D295]*[.F295])*[.$B$1]" office:value-type="float" office:value="-0.518337694567451" calcext:value-type="float">
            <text:p>-0.5183</text:p>
          </table:table-cell>
          <table:table-cell table:formula="of:=[.F295]+(-(8/3)*[.F295] +[.E295]*[.D295])*[.$B$1]" office:value-type="float" office:value="18.6877484174446" calcext:value-type="float">
            <text:p>18.68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95</text:p>
          </table:table-cell>
          <table:table-cell table:formula="of:=[.$B$1]+[.B296]" office:value-type="float" office:value="2.94999999999998" calcext:value-type="float">
            <text:p>2.95</text:p>
          </table:table-cell>
          <table:table-cell/>
          <table:table-cell table:formula="of:=[.D296]+(-10*[.D296]+10*[.E296])*[.$B$1]" office:value-type="float" office:value="0.052390950470949" calcext:value-type="float">
            <text:p>0.0524</text:p>
          </table:table-cell>
          <table:table-cell table:formula="of:=[.E296]+(28*[.D296]-[.E296]-[.D296]*[.F296])*[.$B$1]" office:value-type="float" office:value="-0.502370241920798" calcext:value-type="float">
            <text:p>-0.5024</text:p>
          </table:table-cell>
          <table:table-cell table:formula="of:=[.F296]+(-(8/3)*[.F296] +[.E296]*[.D296])*[.$B$1]" office:value-type="float" office:value="18.1888081974122" calcext:value-type="float">
            <text:p>18.18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96</text:p>
          </table:table-cell>
          <table:table-cell table:formula="of:=[.$B$1]+[.B297]" office:value-type="float" office:value="2.95999999999998" calcext:value-type="float">
            <text:p>2.96</text:p>
          </table:table-cell>
          <table:table-cell/>
          <table:table-cell table:formula="of:=[.D297]+(-10*[.D297]+10*[.E297])*[.$B$1]" office:value-type="float" office:value="-0.00308516876822577" calcext:value-type="float">
            <text:p>-0.0031</text:p>
          </table:table-cell>
          <table:table-cell table:formula="of:=[.E297]+(28*[.D297]-[.E297]-[.D297]*[.F297])*[.$B$1]" office:value-type="float" office:value="-0.492206362863687" calcext:value-type="float">
            <text:p>-0.4922</text:p>
          </table:table-cell>
          <table:table-cell table:formula="of:=[.F297]+(-(8/3)*[.F297] +[.E297]*[.D297])*[.$B$1]" office:value-type="float" office:value="17.7035101156033" calcext:value-type="float">
            <text:p>17.70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97</text:p>
          </table:table-cell>
          <table:table-cell table:formula="of:=[.$B$1]+[.B298]" office:value-type="float" office:value="2.96999999999998" calcext:value-type="float">
            <text:p>2.97</text:p>
          </table:table-cell>
          <table:table-cell/>
          <table:table-cell table:formula="of:=[.D298]+(-10*[.D298]+10*[.E298])*[.$B$1]" office:value-type="float" office:value="-0.0519972881777719" calcext:value-type="float">
            <text:p>-0.0520</text:p>
          </table:table-cell>
          <table:table-cell table:formula="of:=[.E298]+(28*[.D298]-[.E298]-[.D298]*[.F298])*[.$B$1]" office:value-type="float" office:value="-0.487601963325187" calcext:value-type="float">
            <text:p>-0.4876</text:p>
          </table:table-cell>
          <table:table-cell table:formula="of:=[.F298]+(-(8/3)*[.F298] +[.E298]*[.D298])*[.$B$1]" office:value-type="float" office:value="17.2314316979175" calcext:value-type="float">
            <text:p>17.23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98</text:p>
          </table:table-cell>
          <table:table-cell table:formula="of:=[.$B$1]+[.B299]" office:value-type="float" office:value="2.97999999999998" calcext:value-type="float">
            <text:p>2.98</text:p>
          </table:table-cell>
          <table:table-cell/>
          <table:table-cell table:formula="of:=[.D299]+(-10*[.D299]+10*[.E299])*[.$B$1]" office:value-type="float" office:value="-0.0955577556925134" calcext:value-type="float">
            <text:p>-0.0956</text:p>
          </table:table-cell>
          <table:table-cell table:formula="of:=[.E299]+(28*[.D299]-[.E299]-[.D299]*[.F299])*[.$B$1]" office:value-type="float" office:value="-0.488325307184589" calcext:value-type="float">
            <text:p>-0.4883</text:p>
          </table:table-cell>
          <table:table-cell table:formula="of:=[.F299]+(-(8/3)*[.F299] +[.E299]*[.D299])*[.$B$1]" office:value-type="float" office:value="16.7721803924377" calcext:value-type="float">
            <text:p>16.77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99</text:p>
          </table:table-cell>
          <table:table-cell table:formula="of:=[.$B$1]+[.B300]" office:value-type="float" office:value="2.98999999999998" calcext:value-type="float">
            <text:p>2.99</text:p>
          </table:table-cell>
          <table:table-cell/>
          <table:table-cell table:formula="of:=[.D300]+(-10*[.D300]+10*[.E300])*[.$B$1]" office:value-type="float" office:value="-0.134834510841721" calcext:value-type="float">
            <text:p>-0.1348</text:p>
          </table:table-cell>
          <table:table-cell table:formula="of:=[.E300]+(28*[.D300]-[.E300]-[.D300]*[.F300])*[.$B$1]" office:value-type="float" office:value="-0.494171106542934" calcext:value-type="float">
            <text:p>-0.4942</text:p>
          </table:table-cell>
          <table:table-cell table:formula="of:=[.F300]+(-(8/3)*[.F300] +[.E300]*[.D300])*[.$B$1]" office:value-type="float" office:value="16.3253888813434" calcext:value-type="float">
            <text:p>16.32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00</text:p>
          </table:table-cell>
          <table:table-cell table:formula="of:=[.$B$1]+[.B301]" office:value-type="float" office:value="2.99999999999998" calcext:value-type="float">
            <text:p>3.00</text:p>
          </table:table-cell>
          <table:table-cell/>
          <table:table-cell table:formula="of:=[.D301]+(-10*[.D301]+10*[.E301])*[.$B$1]" office:value-type="float" office:value="-0.170768170411842" calcext:value-type="float">
            <text:p>-0.1708</text:p>
          </table:table-cell>
          <table:table-cell table:formula="of:=[.E301]+(28*[.D301]-[.E301]-[.D301]*[.F301])*[.$B$1]" office:value-type="float" office:value="-0.504970800272018" calcext:value-type="float">
            <text:p>-0.5050</text:p>
          </table:table-cell>
          <table:table-cell table:formula="of:=[.F301]+(-(8/3)*[.F301] +[.E301]*[.D301])*[.$B$1]" office:value-type="float" office:value="15.8907114910352" calcext:value-type="float">
            <text:p>15.89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01</text:p>
          </table:table-cell>
          <table:table-cell table:formula="of:=[.$B$1]+[.B302]" office:value-type="float" office:value="3.00999999999998" calcext:value-type="float">
            <text:p>3.01</text:p>
          </table:table-cell>
          <table:table-cell/>
          <table:table-cell table:formula="of:=[.D302]+(-10*[.D302]+10*[.E302])*[.$B$1]" office:value-type="float" office:value="-0.20418843339786" calcext:value-type="float">
            <text:p>-0.2042</text:p>
          </table:table-cell>
          <table:table-cell table:formula="of:=[.E302]+(28*[.D302]-[.E302]-[.D302]*[.F302])*[.$B$1]" office:value-type="float" office:value="-0.520599902705949" calcext:value-type="float">
            <text:p>-0.5206</text:p>
          </table:table-cell>
          <table:table-cell table:formula="of:=[.F302]+(-(8/3)*[.F302] +[.E302]*[.D302])*[.$B$1]" office:value-type="float" office:value="15.4678215140043" calcext:value-type="float">
            <text:p>15.46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02</text:p>
          </table:table-cell>
          <table:table-cell table:formula="of:=[.$B$1]+[.B303]" office:value-type="float" office:value="3.01999999999998" calcext:value-type="float">
            <text:p>3.02</text:p>
          </table:table-cell>
          <table:table-cell/>
          <table:table-cell table:formula="of:=[.D303]+(-10*[.D303]+10*[.E303])*[.$B$1]" office:value-type="float" office:value="-0.235829580328669" calcext:value-type="float">
            <text:p>-0.2358</text:p>
          </table:table-cell>
          <table:table-cell table:formula="of:=[.E303]+(28*[.D303]-[.E303]-[.D303]*[.F303])*[.$B$1]" office:value-type="float" office:value="-0.540983162600067" calcext:value-type="float">
            <text:p>-0.5410</text:p>
          </table:table-cell>
          <table:table-cell table:formula="of:=[.F303]+(-(8/3)*[.F303] +[.E303]*[.D303])*[.$B$1]" office:value-type="float" office:value="15.0564092784164" calcext:value-type="float">
            <text:p>15.05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03</text:p>
          </table:table-cell>
          <table:table-cell table:formula="of:=[.$B$1]+[.B304]" office:value-type="float" office:value="3.02999999999998" calcext:value-type="float">
            <text:p>3.03</text:p>
          </table:table-cell>
          <table:table-cell/>
          <table:table-cell table:formula="of:=[.D304]+(-10*[.D304]+10*[.E304])*[.$B$1]" office:value-type="float" office:value="-0.266344938555809" calcext:value-type="float">
            <text:p>-0.2663</text:p>
          </table:table-cell>
          <table:table-cell table:formula="of:=[.E304]+(28*[.D304]-[.E304]-[.D304]*[.F304])*[.$B$1]" office:value-type="float" office:value="-0.566098146652238" calcext:value-type="float">
            <text:p>-0.5661</text:p>
          </table:table-cell>
          <table:table-cell table:formula="of:=[.F304]+(-(8/3)*[.F304] +[.E304]*[.D304])*[.$B$1]" office:value-type="float" office:value="14.656180829314" calcext:value-type="float">
            <text:p>14.65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04</text:p>
          </table:table-cell>
          <table:table-cell table:formula="of:=[.$B$1]+[.B305]" office:value-type="float" office:value="3.03999999999998" calcext:value-type="float">
            <text:p>3.04</text:p>
          </table:table-cell>
          <table:table-cell/>
          <table:table-cell table:formula="of:=[.D305]+(-10*[.D305]+10*[.E305])*[.$B$1]" office:value-type="float" office:value="-0.296320259365451" calcext:value-type="float">
            <text:p>-0.2963</text:p>
          </table:table-cell>
          <table:table-cell table:formula="of:=[.E305]+(28*[.D305]-[.E305]-[.D305]*[.F305])*[.$B$1]" office:value-type="float" office:value="-0.595977752156877" calcext:value-type="float">
            <text:p>-0.5960</text:p>
          </table:table-cell>
          <table:table-cell table:formula="of:=[.F305]+(-(8/3)*[.F305] +[.E305]*[.D305])*[.$B$1]" office:value-type="float" office:value="14.2668571142932" calcext:value-type="float">
            <text:p>14.26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05</text:p>
          </table:table-cell>
          <table:table-cell table:formula="of:=[.$B$1]+[.B306]" office:value-type="float" office:value="3.04999999999998" calcext:value-type="float">
            <text:p>3.05</text:p>
          </table:table-cell>
          <table:table-cell/>
          <table:table-cell table:formula="of:=[.D306]+(-10*[.D306]+10*[.E306])*[.$B$1]" office:value-type="float" office:value="-0.326286008644594" calcext:value-type="float">
            <text:p>-0.3263</text:p>
          </table:table-cell>
          <table:table-cell table:formula="of:=[.E306]+(28*[.D306]-[.E306]-[.D306]*[.F306])*[.$B$1]" office:value-type="float" office:value="-0.630712059253263" calcext:value-type="float">
            <text:p>-0.6307</text:p>
          </table:table-cell>
          <table:table-cell table:formula="of:=[.F306]+(-(8/3)*[.F306] +[.E306]*[.D306])*[.$B$1]" office:value-type="float" office:value="13.8881735940663" calcext:value-type="float">
            <text:p>13.88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06</text:p>
          </table:table-cell>
          <table:table-cell table:formula="of:=[.$B$1]+[.B307]" office:value-type="float" office:value="3.05999999999998" calcext:value-type="float">
            <text:p>3.06</text:p>
          </table:table-cell>
          <table:table-cell/>
          <table:table-cell table:formula="of:=[.D307]+(-10*[.D307]+10*[.E307])*[.$B$1]" office:value-type="float" office:value="-0.356728613705461" calcext:value-type="float">
            <text:p>-0.3567</text:p>
          </table:table-cell>
          <table:table-cell table:formula="of:=[.E307]+(28*[.D307]-[.E307]-[.D307]*[.F307])*[.$B$1]" office:value-type="float" office:value="-0.670449853787505" calcext:value-type="float">
            <text:p>-0.6704</text:p>
          </table:table-cell>
          <table:table-cell table:formula="of:=[.F307]+(-(8/3)*[.F307] +[.E307]*[.D307])*[.$B$1]" office:value-type="float" office:value="13.5198802234287" calcext:value-type="float">
            <text:p>13.51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07</text:p>
          </table:table-cell>
          <table:table-cell table:formula="of:=[.$B$1]+[.B308]" office:value-type="float" office:value="3.06999999999998" calcext:value-type="float">
            <text:p>3.07</text:p>
          </table:table-cell>
          <table:table-cell/>
          <table:table-cell table:formula="of:=[.D308]+(-10*[.D308]+10*[.E308])*[.$B$1]" office:value-type="float" office:value="-0.388100737713665" calcext:value-type="float">
            <text:p>-0.3881</text:p>
          </table:table-cell>
          <table:table-cell table:formula="of:=[.E308]+(28*[.D308]-[.E308]-[.D308]*[.F308])*[.$B$1]" office:value-type="float" office:value="-0.715400085791483" calcext:value-type="float">
            <text:p>-0.7154</text:p>
          </table:table-cell>
          <table:table-cell table:formula="of:=[.F308]+(-(8/3)*[.F308] +[.E308]*[.D308])*[.$B$1]" office:value-type="float" office:value="13.1617417706063" calcext:value-type="float">
            <text:p>13.16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08</text:p>
          </table:table-cell>
          <table:table-cell table:formula="of:=[.$B$1]+[.B309]" office:value-type="float" office:value="3.07999999999998" calcext:value-type="float">
            <text:p>3.08</text:p>
          </table:table-cell>
          <table:table-cell/>
          <table:table-cell table:formula="of:=[.D309]+(-10*[.D309]+10*[.E309])*[.$B$1]" office:value-type="float" office:value="-0.420830672521447" calcext:value-type="float">
            <text:p>-0.4208</text:p>
          </table:table-cell>
          <table:table-cell table:formula="of:=[.E309]+(28*[.D309]-[.E309]-[.D309]*[.F309])*[.$B$1]" office:value-type="float" office:value="-0.765833474585704" calcext:value-type="float">
            <text:p>-0.7658</text:p>
          </table:table-cell>
          <table:table-cell table:formula="of:=[.F309]+(-(8/3)*[.F309] +[.E309]*[.D309])*[.$B$1]" office:value-type="float" office:value="12.8135384630674" calcext:value-type="float">
            <text:p>12.81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09</text:p>
          </table:table-cell>
          <table:table-cell table:formula="of:=[.$B$1]+[.B310]" office:value-type="float" office:value="3.08999999999998" calcext:value-type="float">
            <text:p>3.09</text:p>
          </table:table-cell>
          <table:table-cell/>
          <table:table-cell table:formula="of:=[.D310]+(-10*[.D310]+10*[.E310])*[.$B$1]" office:value-type="float" office:value="-0.455330952727873" calcext:value-type="float">
            <text:p>-0.4553</text:p>
          </table:table-cell>
          <table:table-cell table:formula="of:=[.E310]+(28*[.D310]-[.E310]-[.D310]*[.F310])*[.$B$1]" office:value-type="float" office:value="-0.822084428057931" calcext:value-type="float">
            <text:p>-0.8221</text:p>
          </table:table-cell>
          <table:table-cell table:formula="of:=[.F310]+(-(8/3)*[.F310] +[.E310]*[.D310])*[.$B$1]" office:value-type="float" office:value="12.4750669662137" calcext:value-type="float">
            <text:p>12.47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10</text:p>
          </table:table-cell>
          <table:table-cell table:formula="of:=[.$B$1]+[.B311]" office:value-type="float" office:value="3.09999999999998" calcext:value-type="float">
            <text:p>3.10</text:p>
          </table:table-cell>
          <table:table-cell/>
          <table:table-cell table:formula="of:=[.D311]+(-10*[.D311]+10*[.E311])*[.$B$1]" office:value-type="float" office:value="-0.492006300260879" calcext:value-type="float">
            <text:p>-0.4920</text:p>
          </table:table-cell>
          <table:table-cell table:formula="of:=[.E311]+(28*[.D311]-[.E311]-[.D311]*[.F311])*[.$B$1]" office:value-type="float" office:value="-0.884553409270455" calcext:value-type="float">
            <text:p>-0.8846</text:p>
          </table:table-cell>
          <table:table-cell table:formula="of:=[.F311]+(-(8/3)*[.F311] +[.E311]*[.D311])*[.$B$1]" office:value-type="float" office:value="12.1461417186399" calcext:value-type="float">
            <text:p>12.14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11</text:p>
          </table:table-cell>
          <table:table-cell table:formula="of:=[.$B$1]+[.B312]" office:value-type="float" office:value="3.10999999999998" calcext:value-type="float">
            <text:p>3.11</text:p>
          </table:table-cell>
          <table:table-cell/>
          <table:table-cell table:formula="of:=[.D312]+(-10*[.D312]+10*[.E312])*[.$B$1]" office:value-type="float" office:value="-0.531261011161836" calcext:value-type="float">
            <text:p>-0.5313</text:p>
          </table:table-cell>
          <table:table-cell table:formula="of:=[.E312]+(28*[.D312]-[.E312]-[.D312]*[.F312])*[.$B$1]" office:value-type="float" office:value="-0.953709856756474" calcext:value-type="float">
            <text:p>-0.9537</text:p>
          </table:table-cell>
          <table:table-cell table:formula="of:=[.F312]+(-(8/3)*[.F312] +[.E312]*[.D312])*[.$B$1]" office:value-type="float" office:value="11.8265966646456" calcext:value-type="float">
            <text:p>11.82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12</text:p>
          </table:table-cell>
          <table:table-cell table:formula="of:=[.$B$1]+[.B313]" office:value-type="float" office:value="3.11999999999998" calcext:value-type="float">
            <text:p>3.12</text:p>
          </table:table-cell>
          <table:table-cell/>
          <table:table-cell table:formula="of:=[.D313]+(-10*[.D313]+10*[.E313])*[.$B$1]" office:value-type="float" office:value="-0.5735058957213" calcext:value-type="float">
            <text:p>-0.5735</text:p>
          </table:table-cell>
          <table:table-cell table:formula="of:=[.E313]+(28*[.D313]-[.E313]-[.D313]*[.F313])*[.$B$1]" office:value-type="float" office:value="-1.0300957442876" calcext:value-type="float">
            <text:p>-1.0301</text:p>
          </table:table-cell>
          <table:table-cell table:formula="of:=[.F313]+(-(8/3)*[.F313] +[.E313]*[.D313])*[.$B$1]" office:value-type="float" office:value="11.5162874422169" calcext:value-type="float">
            <text:p>11.51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13</text:p>
          </table:table-cell>
          <table:table-cell table:formula="of:=[.$B$1]+[.B314]" office:value-type="float" office:value="3.12999999999998" calcext:value-type="float">
            <text:p>3.13</text:p>
          </table:table-cell>
          <table:table-cell/>
          <table:table-cell table:formula="of:=[.D314]+(-10*[.D314]+10*[.E314])*[.$B$1]" office:value-type="float" office:value="-0.61916488057793" calcext:value-type="float">
            <text:p>-0.6192</text:p>
          </table:table-cell>
          <table:table-cell table:formula="of:=[.E314]+(28*[.D314]-[.E314]-[.D314]*[.F314])*[.$B$1]" office:value-type="float" office:value="-1.11432985019736" calcext:value-type="float">
            <text:p>-1.1143</text:p>
          </table:table-cell>
          <table:table-cell table:formula="of:=[.F314]+(-(8/3)*[.F314] +[.E314]*[.D314])*[.$B$1]" office:value-type="float" office:value="11.2150941035829" calcext:value-type="float">
            <text:p>11.21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14</text:p>
          </table:table-cell>
          <table:table-cell table:formula="of:=[.$B$1]+[.B315]" office:value-type="float" office:value="3.13999999999998" calcext:value-type="float">
            <text:p>3.14</text:p>
          </table:table-cell>
          <table:table-cell/>
          <table:table-cell table:formula="of:=[.D315]+(-10*[.D315]+10*[.E315])*[.$B$1]" office:value-type="float" office:value="-0.668681377539873" calcext:value-type="float">
            <text:p>-0.6687</text:p>
          </table:table-cell>
          <table:table-cell table:formula="of:=[.E315]+(28*[.D315]-[.E315]-[.D315]*[.F315])*[.$B$1]" office:value-type="float" office:value="-1.20711279424405" calcext:value-type="float">
            <text:p>-1.2071</text:p>
          </table:table-cell>
          <table:table-cell table:formula="of:=[.F315]+(-(8/3)*[.F315] +[.E315]*[.D315])*[.$B$1]" office:value-type="float" office:value="10.9229244665735" calcext:value-type="float">
            <text:p>10.92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15</text:p>
          </table:table-cell>
          <table:table-cell table:formula="of:=[.$B$1]+[.B316]" office:value-type="float" office:value="3.14999999999998" calcext:value-type="float">
            <text:p>3.15</text:p>
          </table:table-cell>
          <table:table-cell/>
          <table:table-cell table:formula="of:=[.D316]+(-10*[.D316]+10*[.E316])*[.$B$1]" office:value-type="float" office:value="-0.722524519210291" calcext:value-type="float">
            <text:p>-0.7225</text:p>
          </table:table-cell>
          <table:table-cell table:formula="of:=[.E316]+(28*[.D316]-[.E316]-[.D316]*[.F316])*[.$B$1]" office:value-type="float" office:value="-1.30923289022205" calcext:value-type="float">
            <text:p>-1.3092</text:p>
          </table:table-cell>
          <table:table-cell table:formula="of:=[.F316]+(-(8/3)*[.F316] +[.E316]*[.D316])*[.$B$1]" office:value-type="float" office:value="10.6397182192593" calcext:value-type="float">
            <text:p>10.63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16</text:p>
          </table:table-cell>
          <table:table-cell table:formula="of:=[.$B$1]+[.B317]" office:value-type="float" office:value="3.15999999999998" calcext:value-type="float">
            <text:p>3.16</text:p>
          </table:table-cell>
          <table:table-cell/>
          <table:table-cell table:formula="of:=[.D317]+(-10*[.D317]+10*[.E317])*[.$B$1]" office:value-type="float" office:value="-0.781195356311467" calcext:value-type="float">
            <text:p>-0.7812</text:p>
          </table:table-cell>
          <table:table-cell table:formula="of:=[.E317]+(28*[.D317]-[.E317]-[.D317]*[.F317])*[.$B$1]" office:value-type="float" office:value="-1.42157285378968" calcext:value-type="float">
            <text:p>-1.4216</text:p>
          </table:table-cell>
          <table:table-cell table:formula="of:=[.F317]+(-(8/3)*[.F317] +[.E317]*[.D317])*[.$B$1]" office:value-type="float" office:value="10.3654519287244" calcext:value-type="float">
            <text:p>10.36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17</text:p>
          </table:table-cell>
          <table:table-cell table:formula="of:=[.$B$1]+[.B318]" office:value-type="float" office:value="3.16999999999998" calcext:value-type="float">
            <text:p>3.17</text:p>
          </table:table-cell>
          <table:table-cell/>
          <table:table-cell table:formula="of:=[.D318]+(-10*[.D318]+10*[.E318])*[.$B$1]" office:value-type="float" office:value="-0.845233106059288" calcext:value-type="float">
            <text:p>-0.8452</text:p>
          </table:table-cell>
          <table:table-cell table:formula="of:=[.E318]+(28*[.D318]-[.E318]-[.D318]*[.F318])*[.$B$1]" office:value-type="float" office:value="-1.5451173958911" calcext:value-type="float">
            <text:p>-1.5451</text:p>
          </table:table-cell>
          <table:table-cell table:formula="of:=[.F318]+(-(8/3)*[.F318] +[.E318]*[.D318])*[.$B$1]" office:value-type="float" office:value="10.1001451384122" calcext:value-type="float">
            <text:p>10.10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18</text:p>
          </table:table-cell>
          <table:table-cell table:formula="of:=[.$B$1]+[.B319]" office:value-type="float" office:value="3.17999999999998" calcext:value-type="float">
            <text:p>3.18</text:p>
          </table:table-cell>
          <table:table-cell/>
          <table:table-cell table:formula="of:=[.D319]+(-10*[.D319]+10*[.E319])*[.$B$1]" office:value-type="float" office:value="-0.91522153504247" calcext:value-type="float">
            <text:p>-0.9152</text:p>
          </table:table-cell>
          <table:table-cell table:formula="of:=[.E319]+(28*[.D319]-[.E319]-[.D319]*[.F319])*[.$B$1]" office:value-type="float" office:value="-1.6809617211589" calcext:value-type="float">
            <text:p>-1.6810</text:p>
          </table:table-cell>
          <table:table-cell table:formula="of:=[.F319]+(-(8/3)*[.F319] +[.E319]*[.D319])*[.$B$1]" office:value-type="float" office:value="9.84386777847873" calcext:value-type="float">
            <text:p>9.84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19</text:p>
          </table:table-cell>
          <table:table-cell table:formula="of:=[.$B$1]+[.B320]" office:value-type="float" office:value="3.18999999999998" calcext:value-type="float">
            <text:p>3.19</text:p>
          </table:table-cell>
          <table:table-cell/>
          <table:table-cell table:formula="of:=[.D320]+(-10*[.D320]+10*[.E320])*[.$B$1]" office:value-type="float" office:value="-0.991795553654112" calcext:value-type="float">
            <text:p>-0.9918</text:p>
          </table:table-cell>
          <table:table-cell table:formula="of:=[.E320]+(28*[.D320]-[.E320]-[.D320]*[.F320])*[.$B$1]" office:value-type="float" office:value="-1.83032093596945" calcext:value-type="float">
            <text:p>-1.8303</text:p>
          </table:table-cell>
          <table:table-cell table:formula="of:=[.F320]+(-(8/3)*[.F320] +[.E320]*[.D320])*[.$B$1]" office:value-type="float" office:value="9.59674916138716" calcext:value-type="float">
            <text:p>9.59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20</text:p>
          </table:table-cell>
          <table:table-cell table:formula="of:=[.$B$1]+[.B321]" office:value-type="float" office:value="3.19999999999998" calcext:value-type="float">
            <text:p>3.20</text:p>
          </table:table-cell>
          <table:table-cell/>
          <table:table-cell table:formula="of:=[.D321]+(-10*[.D321]+10*[.E321])*[.$B$1]" office:value-type="float" office:value="-1.07564809188565" calcext:value-type="float">
            <text:p>-1.0756</text:p>
          </table:table-cell>
          <table:table-cell table:formula="of:=[.E321]+(28*[.D321]-[.E321]-[.D321]*[.F321])*[.$B$1]" office:value-type="float" office:value="-1.99454035015493" calcext:value-type="float">
            <text:p>-1.9945</text:p>
          </table:table-cell>
          <table:table-cell table:formula="of:=[.F321]+(-(8/3)*[.F321] +[.E321]*[.D321])*[.$B$1]" office:value-type="float" office:value="9.35898889207738" calcext:value-type="float">
            <text:p>9.35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21</text:p>
          </table:table-cell>
          <table:table-cell table:formula="of:=[.$B$1]+[.B322]" office:value-type="float" office:value="3.20999999999998" calcext:value-type="float">
            <text:p>3.21</text:p>
          </table:table-cell>
          <table:table-cell/>
          <table:table-cell table:formula="of:=[.D322]+(-10*[.D322]+10*[.E322])*[.$B$1]" office:value-type="float" office:value="-1.16753731771258" calcext:value-type="float">
            <text:p>-1.1675</text:p>
          </table:table-cell>
          <table:table-cell table:formula="of:=[.E322]+(28*[.D322]-[.E322]-[.D322]*[.F322])*[.$B$1]" office:value-type="float" office:value="-2.17510662694395" calcext:value-type="float">
            <text:p>-2.1751</text:p>
          </table:table-cell>
          <table:table-cell table:formula="of:=[.F322]+(-(8/3)*[.F322] +[.E322]*[.D322])*[.$B$1]" office:value-type="float" office:value="9.13087009017365" calcext:value-type="float">
            <text:p>9.13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22</text:p>
          </table:table-cell>
          <table:table-cell table:formula="of:=[.$B$1]+[.B323]" office:value-type="float" office:value="3.21999999999998" calcext:value-type="float">
            <text:p>3.22</text:p>
          </table:table-cell>
          <table:table-cell/>
          <table:table-cell table:formula="of:=[.D323]+(-10*[.D323]+10*[.E323])*[.$B$1]" office:value-type="float" office:value="-1.26829424863571" calcext:value-type="float">
            <text:p>-1.2683</text:p>
          </table:table-cell>
          <table:table-cell table:formula="of:=[.E323]+(28*[.D323]-[.E323]-[.D323]*[.F323])*[.$B$1]" office:value-type="float" office:value="-2.37365969389939" calcext:value-type="float">
            <text:p>-2.3737</text:p>
          </table:table-cell>
          <table:table-cell table:formula="of:=[.F323]+(-(8/3)*[.F323] +[.E323]*[.D323])*[.$B$1]" office:value-type="float" office:value="8.91277540267196" calcext:value-type="float">
            <text:p>8.9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23</text:p>
          </table:table-cell>
          <table:table-cell table:formula="of:=[.$B$1]+[.B324]" office:value-type="float" office:value="3.22999999999997" calcext:value-type="float">
            <text:p>3.23</text:p>
          </table:table-cell>
          <table:table-cell/>
          <table:table-cell table:formula="of:=[.D324]+(-10*[.D324]+10*[.E324])*[.$B$1]" office:value-type="float" office:value="-1.37883079316208" calcext:value-type="float">
            <text:p>-1.3788</text:p>
          </table:table-cell>
          <table:table-cell table:formula="of:=[.E324]+(28*[.D324]-[.E324]-[.D324]*[.F324])*[.$B$1]" office:value-type="float" office:value="-2.59200526875249" calcext:value-type="float">
            <text:p>-2.5920</text:p>
          </table:table-cell>
          <table:table-cell table:formula="of:=[.F324]+(-(8/3)*[.F324] +[.E324]*[.D324])*[.$B$1]" office:value-type="float" office:value="8.70520638131395" calcext:value-type="float">
            <text:p>8.70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24</text:p>
          </table:table-cell>
          <table:table-cell table:formula="of:=[.$B$1]+[.B325]" office:value-type="float" office:value="3.23999999999997" calcext:value-type="float">
            <text:p>3.24</text:p>
          </table:table-cell>
          <table:table-cell/>
          <table:table-cell table:formula="of:=[.D325]+(-10*[.D325]+10*[.E325])*[.$B$1]" office:value-type="float" office:value="-1.50014824072112" calcext:value-type="float">
            <text:p>-1.5001</text:p>
          </table:table-cell>
          <table:table-cell table:formula="of:=[.E325]+(28*[.D325]-[.E325]-[.D325]*[.F325])*[.$B$1]" office:value-type="float" office:value="-2.83212777195648" calcext:value-type="float">
            <text:p>-2.8321</text:p>
          </table:table-cell>
          <table:table-cell table:formula="of:=[.F325]+(-(8/3)*[.F325] +[.E325]*[.D325])*[.$B$1]" office:value-type="float" office:value="8.50880691128486" calcext:value-type="float">
            <text:p>8.50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25</text:p>
          </table:table-cell>
          <table:table-cell table:formula="of:=[.$B$1]+[.B326]" office:value-type="float" office:value="3.24999999999997" calcext:value-type="float">
            <text:p>3.25</text:p>
          </table:table-cell>
          <table:table-cell/>
          <table:table-cell table:formula="of:=[.D326]+(-10*[.D326]+10*[.E326])*[.$B$1]" office:value-type="float" office:value="-1.63334619384466" calcext:value-type="float">
            <text:p>-1.6333</text:p>
          </table:table-cell>
          <table:table-cell table:formula="of:=[.E326]+(28*[.D326]-[.E326]-[.D326]*[.F326])*[.$B$1]" office:value-type="float" office:value="-3.09620328445284" calcext:value-type="float">
            <text:p>-3.0962</text:p>
          </table:table-cell>
          <table:table-cell table:formula="of:=[.F326]+(-(8/3)*[.F326] +[.E326]*[.D326])*[.$B$1]" office:value-type="float" office:value="8.32439150859657" calcext:value-type="float">
            <text:p>8.32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26</text:p>
          </table:table-cell>
          <table:table-cell table:formula="of:=[.$B$1]+[.B327]" office:value-type="float" office:value="3.25999999999997" calcext:value-type="float">
            <text:p>3.26</text:p>
          </table:table-cell>
          <table:table-cell/>
          <table:table-cell table:formula="of:=[.D327]+(-10*[.D327]+10*[.E327])*[.$B$1]" office:value-type="float" office:value="-1.77963190290548" calcext:value-type="float">
            <text:p>-1.7796</text:p>
          </table:table-cell>
          <table:table-cell table:formula="of:=[.E327]+(28*[.D327]-[.E327]-[.D327]*[.F327])*[.$B$1]" office:value-type="float" office:value="-3.38661205401842" calcext:value-type="float">
            <text:p>-3.3866</text:p>
          </table:table-cell>
          <table:table-cell table:formula="of:=[.F327]+(-(8/3)*[.F327] +[.E327]*[.D327])*[.$B$1]" office:value-type="float" office:value="8.1529794535343" calcext:value-type="float">
            <text:p>8.15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27</text:p>
          </table:table-cell>
          <table:table-cell table:formula="of:=[.$B$1]+[.B328]" office:value-type="float" office:value="3.26999999999997" calcext:value-type="float">
            <text:p>3.27</text:p>
          </table:table-cell>
          <table:table-cell/>
          <table:table-cell table:formula="of:=[.D328]+(-10*[.D328]+10*[.E328])*[.$B$1]" office:value-type="float" office:value="-1.94032991801677" calcext:value-type="float">
            <text:p>-1.9403</text:p>
          </table:table-cell>
          <table:table-cell table:formula="of:=[.E328]+(28*[.D328]-[.E328]-[.D328]*[.F328])*[.$B$1]" office:value-type="float" office:value="-3.70594984289935" calcext:value-type="float">
            <text:p>-3.7059</text:p>
          </table:table-cell>
          <table:table-cell table:formula="of:=[.F328]+(-(8/3)*[.F328] +[.E328]*[.D328])*[.$B$1]" office:value-type="float" office:value="7.99583589664767" calcext:value-type="float">
            <text:p>7.99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28</text:p>
          </table:table-cell>
          <table:table-cell table:formula="of:=[.$B$1]+[.B329]" office:value-type="float" office:value="3.27999999999997" calcext:value-type="float">
            <text:p>3.28</text:p>
          </table:table-cell>
          <table:table-cell/>
          <table:table-cell table:formula="of:=[.D329]+(-10*[.D329]+10*[.E329])*[.$B$1]" office:value-type="float" office:value="-2.11689191050503" calcext:value-type="float">
            <text:p>-2.1169</text:p>
          </table:table-cell>
          <table:table-cell table:formula="of:=[.E329]+(28*[.D329]-[.E329]-[.D329]*[.F329])*[.$B$1]" office:value-type="float" office:value="-4.05703712541687" calcext:value-type="float">
            <text:p>-4.0570</text:p>
          </table:table-cell>
          <table:table-cell table:formula="of:=[.F329]+(-(8/3)*[.F329] +[.E329]*[.D329])*[.$B$1]" office:value-type="float" office:value="7.85452125961887" calcext:value-type="float">
            <text:p>7.85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29</text:p>
          </table:table-cell>
          <table:table-cell table:formula="of:=[.$B$1]+[.B330]" office:value-type="float" office:value="3.28999999999997" calcext:value-type="float">
            <text:p>3.29</text:p>
          </table:table-cell>
          <table:table-cell/>
          <table:table-cell table:formula="of:=[.D330]+(-10*[.D330]+10*[.E330])*[.$B$1]" office:value-type="float" office:value="-2.31090643199621" calcext:value-type="float">
            <text:p>-2.3109</text:p>
          </table:table-cell>
          <table:table-cell table:formula="of:=[.E330]+(28*[.D330]-[.E330]-[.D330]*[.F330])*[.$B$1]" office:value-type="float" office:value="-4.44292476395034" calcext:value-type="float">
            <text:p>-4.4429</text:p>
          </table:table-cell>
          <table:table-cell table:formula="of:=[.F330]+(-(8/3)*[.F330] +[.E330]*[.D330])*[.$B$1]" office:value-type="float" office:value="7.73095045007651" calcext:value-type="float">
            <text:p>7.73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30</text:p>
          </table:table-cell>
          <table:table-cell table:formula="of:=[.$B$1]+[.B331]" office:value-type="float" office:value="3.29999999999997" calcext:value-type="float">
            <text:p>3.30</text:p>
          </table:table-cell>
          <table:table-cell/>
          <table:table-cell table:formula="of:=[.D331]+(-10*[.D331]+10*[.E331])*[.$B$1]" office:value-type="float" office:value="-2.52410826519162" calcext:value-type="float">
            <text:p>-2.5241</text:p>
          </table:table-cell>
          <table:table-cell table:formula="of:=[.E331]+(28*[.D331]-[.E331]-[.D331]*[.F331])*[.$B$1]" office:value-type="float" office:value="-4.86689428606452" calcext:value-type="float">
            <text:p>-4.8669</text:p>
          </table:table-cell>
          <table:table-cell table:formula="of:=[.F331]+(-(8/3)*[.F331] +[.E331]*[.D331])*[.$B$1]" office:value-type="float" office:value="7.62746360554668" calcext:value-type="float">
            <text:p>7.62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31</text:p>
          </table:table-cell>
          <table:table-cell table:formula="of:=[.$B$1]+[.B332]" office:value-type="float" office:value="3.30999999999997" calcext:value-type="float">
            <text:p>3.31</text:p>
          </table:table-cell>
          <table:table-cell/>
          <table:table-cell table:formula="of:=[.D332]+(-10*[.D332]+10*[.E332])*[.$B$1]" office:value-type="float" office:value="-2.75838686727891" calcext:value-type="float">
            <text:p>-2.7584</text:p>
          </table:table-cell>
          <table:table-cell table:formula="of:=[.E332]+(28*[.D332]-[.E332]-[.D332]*[.F332])*[.$B$1]" office:value-type="float" office:value="-5.33245021816544" calcext:value-type="float">
            <text:p>-5.3325</text:p>
          </table:table-cell>
          <table:table-cell table:formula="of:=[.F332]+(-(8/3)*[.F332] +[.E332]*[.D332])*[.$B$1]" office:value-type="float" office:value="7.54691025699813" calcext:value-type="float">
            <text:p>7.54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32</text:p>
          </table:table-cell>
          <table:table-cell table:formula="of:=[.$B$1]+[.B333]" office:value-type="float" office:value="3.31999999999997" calcext:value-type="float">
            <text:p>3.32</text:p>
          </table:table-cell>
          <table:table-cell/>
          <table:table-cell table:formula="of:=[.D333]+(-10*[.D333]+10*[.E333])*[.$B$1]" office:value-type="float" office:value="-3.01579320236757" calcext:value-type="float">
            <text:p>-3.0158</text:p>
          </table:table-cell>
          <table:table-cell table:formula="of:=[.E333]+(28*[.D333]-[.E333]-[.D333]*[.F333])*[.$B$1]" office:value-type="float" office:value="-5.84330105740752" calcext:value-type="float">
            <text:p>-5.8433</text:p>
          </table:table-cell>
          <table:table-cell table:formula="of:=[.F333]+(-(8/3)*[.F333] +[.E333]*[.D333])*[.$B$1]" office:value-type="float" office:value="7.49274892333357" calcext:value-type="float">
            <text:p>7.49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33</text:p>
          </table:table-cell>
          <table:table-cell table:formula="of:=[.$B$1]+[.B334]" office:value-type="float" office:value="3.32999999999997" calcext:value-type="float">
            <text:p>3.33</text:p>
          </table:table-cell>
          <table:table-cell/>
          <table:table-cell table:formula="of:=[.D334]+(-10*[.D334]+10*[.E334])*[.$B$1]" office:value-type="float" office:value="-3.29854398787156" calcext:value-type="float">
            <text:p>-3.2985</text:p>
          </table:table-cell>
          <table:table-cell table:formula="of:=[.E334]+(28*[.D334]-[.E334]-[.D334]*[.F334])*[.$B$1]" office:value-type="float" office:value="-6.403324330796" calcext:value-type="float">
            <text:p>-6.4033</text:p>
          </table:table-cell>
          <table:table-cell table:formula="of:=[.F334]+(-(8/3)*[.F334] +[.E334]*[.D334])*[.$B$1]" office:value-type="float" office:value="7.46916416146118" calcext:value-type="float">
            <text:p>7.46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34</text:p>
          </table:table-cell>
          <table:table-cell table:formula="of:=[.$B$1]+[.B335]" office:value-type="float" office:value="3.33999999999997" calcext:value-type="float">
            <text:p>3.34</text:p>
          </table:table-cell>
          <table:table-cell/>
          <table:table-cell table:formula="of:=[.D335]+(-10*[.D335]+10*[.E335])*[.$B$1]" office:value-type="float" office:value="-3.609022022164" calcext:value-type="float">
            <text:p>-3.6090</text:p>
          </table:table-cell>
          <table:table-cell table:formula="of:=[.E335]+(28*[.D335]-[.E335]-[.D335]*[.F335])*[.$B$1]" office:value-type="float" office:value="-7.01650973869994" calcext:value-type="float">
            <text:p>-7.0165</text:p>
          </table:table-cell>
          <table:table-cell table:formula="of:=[.F335]+(-(8/3)*[.F335] +[.E335]*[.D335])*[.$B$1]" office:value-type="float" office:value="7.48120292022627" calcext:value-type="float">
            <text:p>7.48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35</text:p>
          </table:table-cell>
          <table:table-cell table:formula="of:=[.$B$1]+[.B336]" office:value-type="float" office:value="3.34999999999997" calcext:value-type="float">
            <text:p>3.35</text:p>
          </table:table-cell>
          <table:table-cell/>
          <table:table-cell table:formula="of:=[.D336]+(-10*[.D336]+10*[.E336])*[.$B$1]" office:value-type="float" office:value="-3.9497707938176" calcext:value-type="float">
            <text:p>-3.9498</text:p>
          </table:table-cell>
          <table:table-cell table:formula="of:=[.E336]+(28*[.D336]-[.E336]-[.D336]*[.F336])*[.$B$1]" office:value-type="float" office:value="-7.68687254660512" calcext:value-type="float">
            <text:p>-7.6869</text:p>
          </table:table-cell>
          <table:table-cell table:formula="of:=[.F336]+(-(8/3)*[.F336] +[.E336]*[.D336])*[.$B$1]" office:value-type="float" office:value="7.53493155734386" calcext:value-type="float">
            <text:p>7.53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36</text:p>
          </table:table-cell>
          <table:table-cell table:formula="of:=[.$B$1]+[.B337]" office:value-type="float" office:value="3.35999999999997" calcext:value-type="float">
            <text:p>3.36</text:p>
          </table:table-cell>
          <table:table-cell/>
          <table:table-cell table:formula="of:=[.D337]+(-10*[.D337]+10*[.E337])*[.$B$1]" office:value-type="float" office:value="-4.32348096909635" calcext:value-type="float">
            <text:p>-4.3235</text:p>
          </table:table-cell>
          <table:table-cell table:formula="of:=[.E337]+(28*[.D337]-[.E337]-[.D337]*[.F337])*[.$B$1]" office:value-type="float" office:value="-8.41832711742188" calcext:value-type="float">
            <text:p>-8.4183</text:p>
          </table:table-cell>
          <table:table-cell table:formula="of:=[.F337]+(-(8/3)*[.F337] +[.E337]*[.D337])*[.$B$1]" office:value-type="float" office:value="7.63761389595182" calcext:value-type="float">
            <text:p>7.63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37</text:p>
          </table:table-cell>
          <table:table-cell table:formula="of:=[.$B$1]+[.B338]" office:value-type="float" office:value="3.36999999999997" calcext:value-type="float">
            <text:p>3.37</text:p>
          </table:table-cell>
          <table:table-cell/>
          <table:table-cell table:formula="of:=[.D338]+(-10*[.D338]+10*[.E338])*[.$B$1]" office:value-type="float" office:value="-4.7329655839289" calcext:value-type="float">
            <text:p>-4.7330</text:p>
          </table:table-cell>
          <table:table-cell table:formula="of:=[.E338]+(28*[.D338]-[.E338]-[.D338]*[.F338])*[.$B$1]" office:value-type="float" office:value="-9.21450773431011" calcext:value-type="float">
            <text:p>-9.2145</text:p>
          </table:table-cell>
          <table:table-cell table:formula="of:=[.F338]+(-(8/3)*[.F338] +[.E338]*[.D338])*[.$B$1]" office:value-type="float" office:value="7.79790896289778" calcext:value-type="float">
            <text:p>7.79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38</text:p>
          </table:table-cell>
          <table:table-cell table:formula="of:=[.$B$1]+[.B339]" office:value-type="float" office:value="3.37999999999997" calcext:value-type="float">
            <text:p>3.38</text:p>
          </table:table-cell>
          <table:table-cell/>
          <table:table-cell table:formula="of:=[.D339]+(-10*[.D339]+10*[.E339])*[.$B$1]" office:value-type="float" office:value="-5.18111979896702" calcext:value-type="float">
            <text:p>-5.1811</text:p>
          </table:table-cell>
          <table:table-cell table:formula="of:=[.E339]+(28*[.D339]-[.E339]-[.D339]*[.F339])*[.$B$1]" office:value-type="float" office:value="-10.078520672987" calcext:value-type="float">
            <text:p>-10.0785</text:p>
          </table:table-cell>
          <table:table-cell table:formula="of:=[.F339]+(-(8/3)*[.F339] +[.E339]*[.D339])*[.$B$1]" office:value-type="float" office:value="8.02608420368054" calcext:value-type="float">
            <text:p>8.02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39</text:p>
          </table:table-cell>
          <table:table-cell table:formula="of:=[.$B$1]+[.B340]" office:value-type="float" office:value="3.38999999999997" calcext:value-type="float">
            <text:p>3.39</text:p>
          </table:table-cell>
          <table:table-cell/>
          <table:table-cell table:formula="of:=[.D340]+(-10*[.D340]+10*[.E340])*[.$B$1]" office:value-type="float" office:value="-5.67085988636903" calcext:value-type="float">
            <text:p>-5.6709</text:p>
          </table:table-cell>
          <table:table-cell table:formula="of:=[.E340]+(28*[.D340]-[.E340]-[.D340]*[.F340])*[.$B$1]" office:value-type="float" office:value="-11.0126079722093" calcext:value-type="float">
            <text:p>-11.0126</text:p>
          </table:table-cell>
          <table:table-cell table:formula="of:=[.F340]+(-(8/3)*[.F340] +[.E340]*[.D340])*[.$B$1]" office:value-type="float" office:value="8.33423552161351" calcext:value-type="float">
            <text:p>8.33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40</text:p>
          </table:table-cell>
          <table:table-cell table:formula="of:=[.$B$1]+[.B341]" office:value-type="float" office:value="3.39999999999997" calcext:value-type="float">
            <text:p>3.40</text:p>
          </table:table-cell>
          <table:table-cell/>
          <table:table-cell table:formula="of:=[.D341]+(-10*[.D341]+10*[.E341])*[.$B$1]" office:value-type="float" office:value="-6.20503469495305" calcext:value-type="float">
            <text:p>-6.2050</text:p>
          </table:table-cell>
          <table:table-cell table:formula="of:=[.E341]+(28*[.D341]-[.E341]-[.D341]*[.F341])*[.$B$1]" office:value-type="float" office:value="-12.0176998416398" calcext:value-type="float">
            <text:p>-12.0177</text:p>
          </table:table-cell>
          <table:table-cell table:formula="of:=[.F341]+(-(8/3)*[.F341] +[.E341]*[.D341])*[.$B$1]" office:value-type="float" office:value="8.73649880897624" calcext:value-type="float">
            <text:p>8.73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41</text:p>
          </table:table-cell>
          <table:table-cell table:formula="of:=[.$B$1]+[.B342]" office:value-type="float" office:value="3.40999999999997" calcext:value-type="float">
            <text:p>3.41</text:p>
          </table:table-cell>
          <table:table-cell/>
          <table:table-cell table:formula="of:=[.D342]+(-10*[.D342]+10*[.E342])*[.$B$1]" office:value-type="float" office:value="-6.78630120962173" calcext:value-type="float">
            <text:p>-6.7863</text:p>
          </table:table-cell>
          <table:table-cell table:formula="of:=[.E342]+(28*[.D342]-[.E342]-[.D342]*[.F342])*[.$B$1]" office:value-type="float" office:value="-13.0928297755891" calcext:value-type="float">
            <text:p>-13.0928</text:p>
          </table:table-cell>
          <table:table-cell table:formula="of:=[.F342]+(-(8/3)*[.F342] +[.E342]*[.D342])*[.$B$1]" office:value-type="float" office:value="9.24922795211261" calcext:value-type="float">
            <text:p>9.24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42</text:p>
          </table:table-cell>
          <table:table-cell table:formula="of:=[.$B$1]+[.B343]" office:value-type="float" office:value="3.41999999999997" calcext:value-type="float">
            <text:p>3.42</text:p>
          </table:table-cell>
          <table:table-cell/>
          <table:table-cell table:formula="of:=[.D343]+(-10*[.D343]+10*[.E343])*[.$B$1]" office:value-type="float" office:value="-7.41695406621847" calcext:value-type="float">
            <text:p>-7.4170</text:p>
          </table:table-cell>
          <table:table-cell table:formula="of:=[.E343]+(28*[.D343]-[.E343]-[.D343]*[.F343])*[.$B$1]" office:value-type="float" office:value="-14.2343853481324" calcext:value-type="float">
            <text:p>-14.2344</text:p>
          </table:table-cell>
          <table:table-cell table:formula="of:=[.F343]+(-(8/3)*[.F343] +[.E343]*[.D343])*[.$B$1]" office:value-type="float" office:value="9.89110073882413" calcext:value-type="float">
            <text:p>9.89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43</text:p>
          </table:table-cell>
          <table:table-cell table:formula="of:=[.$B$1]+[.B344]" office:value-type="float" office:value="3.42999999999997" calcext:value-type="float">
            <text:p>3.43</text:p>
          </table:table-cell>
          <table:table-cell/>
          <table:table-cell table:formula="of:=[.D344]+(-10*[.D344]+10*[.E344])*[.$B$1]" office:value-type="float" office:value="-8.09869719440987" calcext:value-type="float">
            <text:p>-8.0987</text:p>
          </table:table-cell>
          <table:table-cell table:formula="of:=[.E344]+(28*[.D344]-[.E344]-[.D344]*[.F344])*[.$B$1]" office:value-type="float" office:value="-15.4351702347503" calcext:value-type="float">
            <text:p>-15.4352</text:p>
          </table:table-cell>
          <table:table-cell table:formula="of:=[.F344]+(-(8/3)*[.F344] +[.E344]*[.D344])*[.$B$1]" office:value-type="float" office:value="10.683095875335" calcext:value-type="float">
            <text:p>10.68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44</text:p>
          </table:table-cell>
          <table:table-cell table:formula="of:=[.$B$1]+[.B345]" office:value-type="float" office:value="3.43999999999997" calcext:value-type="float">
            <text:p>3.44</text:p>
          </table:table-cell>
          <table:table-cell/>
          <table:table-cell table:formula="of:=[.D345]+(-10*[.D345]+10*[.E345])*[.$B$1]" office:value-type="float" office:value="-8.83234449844391" calcext:value-type="float">
            <text:p>-8.8323</text:p>
          </table:table-cell>
          <table:table-cell table:formula="of:=[.E345]+(28*[.D345]-[.E345]-[.D345]*[.F345])*[.$B$1]" office:value-type="float" office:value="-16.6832621609057" calcext:value-type="float">
            <text:p>-16.6833</text:p>
          </table:table-cell>
          <table:table-cell table:formula="of:=[.F345]+(-(8/3)*[.F345] +[.E345]*[.D345])*[.$B$1]" office:value-type="float" office:value="11.6482610174135" calcext:value-type="float">
            <text:p>11.64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45</text:p>
          </table:table-cell>
          <table:table-cell table:formula="of:=[.$B$1]+[.B346]" office:value-type="float" office:value="3.44999999999997" calcext:value-type="float">
            <text:p>3.45</text:p>
          </table:table-cell>
          <table:table-cell/>
          <table:table-cell table:formula="of:=[.D346]+(-10*[.D346]+10*[.E346])*[.$B$1]" office:value-type="float" office:value="-9.61743626469009" calcext:value-type="float">
            <text:p>-9.6174</text:p>
          </table:table-cell>
          <table:table-cell table:formula="of:=[.E346]+(28*[.D346]-[.E346]-[.D346]*[.F346])*[.$B$1]" office:value-type="float" office:value="-17.960671457725" calcext:value-type="float">
            <text:p>-17.9607</text:p>
          </table:table-cell>
          <table:table-cell table:formula="of:=[.F346]+(-(8/3)*[.F346] +[.E346]*[.D346])*[.$B$1]" office:value-type="float" office:value="12.8111639112455" calcext:value-type="float">
            <text:p>12.8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46</text:p>
          </table:table-cell>
          <table:table-cell table:formula="of:=[.$B$1]+[.B347]" office:value-type="float" office:value="3.45999999999997" calcext:value-type="float">
            <text:p>3.46</text:p>
          </table:table-cell>
          <table:table-cell/>
          <table:table-cell table:formula="of:=[.D347]+(-10*[.D347]+10*[.E347])*[.$B$1]" office:value-type="float" office:value="-10.4517597839936" calcext:value-type="float">
            <text:p>-10.4518</text:p>
          </table:table-cell>
          <table:table-cell table:formula="of:=[.E347]+(28*[.D347]-[.E347]-[.D347]*[.F347])*[.$B$1]" office:value-type="float" office:value="-19.241841373332" calcext:value-type="float">
            <text:p>-19.2418</text:p>
          </table:table-cell>
          <table:table-cell table:formula="of:=[.F347]+(-(8/3)*[.F347] +[.E347]*[.D347])*[.$B$1]" office:value-type="float" office:value="14.1968890037694" calcext:value-type="float">
            <text:p>14.19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47</text:p>
          </table:table-cell>
          <table:table-cell table:formula="of:=[.$B$1]+[.B348]" office:value-type="float" office:value="3.46999999999997" calcext:value-type="float">
            <text:p>3.47</text:p>
          </table:table-cell>
          <table:table-cell/>
          <table:table-cell table:formula="of:=[.D348]+(-10*[.D348]+10*[.E348])*[.$B$1]" office:value-type="float" office:value="-11.3307679429274" calcext:value-type="float">
            <text:p>-11.3308</text:p>
          </table:table-cell>
          <table:table-cell table:formula="of:=[.E348]+(28*[.D348]-[.E348]-[.D348]*[.F348])*[.$B$1]" office:value-type="float" office:value="-20.4920909636427" calcext:value-type="float">
            <text:p>-20.4921</text:p>
          </table:table-cell>
          <table:table-cell table:formula="of:=[.F348]+(-(8/3)*[.F348] +[.E348]*[.D348])*[.$B$1]" office:value-type="float" office:value="15.82941633536" calcext:value-type="float">
            <text:p>15.82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48</text:p>
          </table:table-cell>
          <table:table-cell table:formula="of:=[.$B$1]+[.B349]" office:value-type="float" office:value="3.47999999999997" calcext:value-type="float">
            <text:p>3.48</text:p>
          </table:table-cell>
          <table:table-cell/>
          <table:table-cell table:formula="of:=[.D349]+(-10*[.D349]+10*[.E349])*[.$B$1]" office:value-type="float" office:value="-12.2469002449989" calcext:value-type="float">
            <text:p>-12.2469</text:p>
          </table:table-cell>
          <table:table-cell table:formula="of:=[.E349]+(28*[.D349]-[.E349]-[.D349]*[.F349])*[.$B$1]" office:value-type="float" office:value="-21.6661906463464" calcext:value-type="float">
            <text:p>-21.6662</text:p>
          </table:table-cell>
          <table:table-cell table:formula="of:=[.F349]+(-(8/3)*[.F349] +[.E349]*[.D349])*[.$B$1]" office:value-type="float" office:value="17.729209840161" calcext:value-type="float">
            <text:p>17.72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49</text:p>
          </table:table-cell>
          <table:table-cell table:formula="of:=[.$B$1]+[.B350]" office:value-type="float" office:value="3.48999999999997" calcext:value-type="float">
            <text:p>3.49</text:p>
          </table:table-cell>
          <table:table-cell/>
          <table:table-cell table:formula="of:=[.D350]+(-10*[.D350]+10*[.E350])*[.$B$1]" office:value-type="float" office:value="-13.1888292851337" calcext:value-type="float">
            <text:p>-13.1888</text:p>
          </table:table-cell>
          <table:table-cell table:formula="of:=[.E350]+(28*[.D350]-[.E350]-[.D350]*[.F350])*[.$B$1]" office:value-type="float" office:value="-22.7073821651316" calcext:value-type="float">
            <text:p>-22.7074</text:p>
          </table:table-cell>
          <table:table-cell table:formula="of:=[.F350]+(-(8/3)*[.F350] +[.E350]*[.D350])*[.$B$1]" office:value-type="float" office:value="19.9098676664394" calcext:value-type="float">
            <text:p>19.90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50</text:p>
          </table:table-cell>
          <table:table-cell table:formula="of:=[.$B$1]+[.B351]" office:value-type="float" office:value="3.49999999999997" calcext:value-type="float">
            <text:p>3.50</text:p>
          </table:table-cell>
          <table:table-cell/>
          <table:table-cell table:formula="of:=[.D351]+(-10*[.D351]+10*[.E351])*[.$B$1]" office:value-type="float" office:value="-14.1406845731335" calcext:value-type="float">
            <text:p>-14.1407</text:p>
          </table:table-cell>
          <table:table-cell table:formula="of:=[.E351]+(28*[.D351]-[.E351]-[.D351]*[.F351])*[.$B$1]" office:value-type="float" office:value="-23.547302085895" calcext:value-type="float">
            <text:p>-23.5473</text:p>
          </table:table-cell>
          <table:table-cell table:formula="of:=[.F351]+(-(8/3)*[.F351] +[.E351]*[.D351])*[.$B$1]" office:value-type="float" office:value="22.3737757308831" calcext:value-type="float">
            <text:p>22.37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51</text:p>
          </table:table-cell>
          <table:table-cell table:formula="of:=[.$B$1]+[.B352]" office:value-type="float" office:value="3.50999999999997" calcext:value-type="float">
            <text:p>3.51</text:p>
          </table:table-cell>
          <table:table-cell/>
          <table:table-cell table:formula="of:=[.D352]+(-10*[.D352]+10*[.E352])*[.$B$1]" office:value-type="float" office:value="-15.0813463244096" calcext:value-type="float">
            <text:p>-15.0813</text:p>
          </table:table-cell>
          <table:table-cell table:formula="of:=[.E352]+(28*[.D352]-[.E352]-[.D352]*[.F352])*[.$B$1]" office:value-type="float" office:value="-24.107415692309" calcext:value-type="float">
            <text:p>-24.1074</text:p>
          </table:table-cell>
          <table:table-cell table:formula="of:=[.F352]+(-(8/3)*[.F352] +[.E352]*[.D352])*[.$B$1]" office:value-type="float" office:value="25.1068914248422" calcext:value-type="float">
            <text:p>25.10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52</text:p>
          </table:table-cell>
          <table:table-cell table:formula="of:=[.$B$1]+[.B353]" office:value-type="float" office:value="3.51999999999997" calcext:value-type="float">
            <text:p>3.52</text:p>
          </table:table-cell>
          <table:table-cell/>
          <table:table-cell table:formula="of:=[.D353]+(-10*[.D353]+10*[.E353])*[.$B$1]" office:value-type="float" office:value="-15.9839532611996" calcext:value-type="float">
            <text:p>-15.9840</text:p>
          </table:table-cell>
          <table:table-cell table:formula="of:=[.E353]+(28*[.D353]-[.E353]-[.D353]*[.F353])*[.$B$1]" office:value-type="float" office:value="-24.3026612591466" calcext:value-type="float">
            <text:p>-24.3027</text:p>
          </table:table-cell>
          <table:table-cell table:formula="of:=[.F353]+(-(8/3)*[.F353] +[.E353]*[.D353])*[.$B$1]" office:value-type="float" office:value="28.0730971706019" calcext:value-type="float">
            <text:p>28.07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53</text:p>
          </table:table-cell>
          <table:table-cell table:formula="of:=[.$B$1]+[.B354]" office:value-type="float" office:value="3.52999999999997" calcext:value-type="float">
            <text:p>3.53</text:p>
          </table:table-cell>
          <table:table-cell/>
          <table:table-cell table:formula="of:=[.D354]+(-10*[.D354]+10*[.E354])*[.$B$1]" office:value-type="float" office:value="-16.8158240609943" calcext:value-type="float">
            <text:p>-16.8158</text:p>
          </table:table-cell>
          <table:table-cell table:formula="of:=[.E354]+(28*[.D354]-[.E354]-[.D354]*[.F354])*[.$B$1]" office:value-type="float" office:value="-24.0479508289709" calcext:value-type="float">
            <text:p>-24.0480</text:p>
          </table:table-cell>
          <table:table-cell table:formula="of:=[.F354]+(-(8/3)*[.F354] +[.E354]*[.D354])*[.$B$1]" office:value-type="float" office:value="31.2090072629422" calcext:value-type="float">
            <text:p>31.20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54</text:p>
          </table:table-cell>
          <table:table-cell table:formula="of:=[.$B$1]+[.B355]" office:value-type="float" office:value="3.53999999999997" calcext:value-type="float">
            <text:p>3.54</text:p>
          </table:table-cell>
          <table:table-cell/>
          <table:table-cell table:formula="of:=[.D355]+(-10*[.D355]+10*[.E355])*[.$B$1]" office:value-type="float" office:value="-17.5390367377919" calcext:value-type="float">
            <text:p>-17.5390</text:p>
          </table:table-cell>
          <table:table-cell table:formula="of:=[.E355]+(28*[.D355]-[.E355]-[.D355]*[.F355])*[.$B$1]" office:value-type="float" office:value="-23.2678503052403" calcext:value-type="float">
            <text:p>-23.2679</text:p>
          </table:table-cell>
          <table:table-cell table:formula="of:=[.F355]+(-(8/3)*[.F355] +[.E355]*[.D355])*[.$B$1]" office:value-type="float" office:value="34.4206281709379" calcext:value-type="float">
            <text:p>34.42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55</text:p>
          </table:table-cell>
          <table:table-cell table:formula="of:=[.$B$1]+[.B356]" office:value-type="float" office:value="3.54999999999997" calcext:value-type="float">
            <text:p>3.55</text:p>
          </table:table-cell>
          <table:table-cell/>
          <table:table-cell table:formula="of:=[.D356]+(-10*[.D356]+10*[.E356])*[.$B$1]" office:value-type="float" office:value="-18.1119180945368" calcext:value-type="float">
            <text:p>-18.1119</text:p>
          </table:table-cell>
          <table:table-cell table:formula="of:=[.E356]+(28*[.D356]-[.E356]-[.D356]*[.F356])*[.$B$1]" office:value-type="float" office:value="-21.9090554684901" calcext:value-type="float">
            <text:p>-21.9091</text:p>
          </table:table-cell>
          <table:table-cell table:formula="of:=[.F356]+(-(8/3)*[.F356] +[.E356]*[.D356])*[.$B$1]" office:value-type="float" office:value="37.5837015661768" calcext:value-type="float">
            <text:p>37.58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56</text:p>
          </table:table-cell>
          <table:table-cell table:formula="of:=[.$B$1]+[.B357]" office:value-type="float" office:value="3.55999999999997" calcext:value-type="float">
            <text:p>3.56</text:p>
          </table:table-cell>
          <table:table-cell/>
          <table:table-cell table:formula="of:=[.D357]+(-10*[.D357]+10*[.E357])*[.$B$1]" office:value-type="float" office:value="-18.4916318319321" calcext:value-type="float">
            <text:p>-18.4916</text:p>
          </table:table-cell>
          <table:table-cell table:formula="of:=[.E357]+(28*[.D357]-[.E357]-[.D357]*[.F357])*[.$B$1]" office:value-type="float" office:value="-19.9541727357144" calcext:value-type="float">
            <text:p>-19.9542</text:p>
          </table:table-cell>
          <table:table-cell table:formula="of:=[.F357]+(-(8/3)*[.F357] +[.E357]*[.D357])*[.$B$1]" office:value-type="float" office:value="40.5496197061516" calcext:value-type="float">
            <text:p>40.54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57</text:p>
          </table:table-cell>
          <table:table-cell table:formula="of:=[.$B$1]+[.B358]" office:value-type="float" office:value="3.56999999999997" calcext:value-type="float">
            <text:p>3.57</text:p>
          </table:table-cell>
          <table:table-cell/>
          <table:table-cell table:formula="of:=[.D358]+(-10*[.D358]+10*[.E358])*[.$B$1]" office:value-type="float" office:value="-18.6378859223103" calcext:value-type="float">
            <text:p>-18.6379</text:p>
          </table:table-cell>
          <table:table-cell table:formula="of:=[.E358]+(28*[.D358]-[.E358]-[.D358]*[.F358])*[.$B$1]" office:value-type="float" office:value="-17.4340015359881" calcext:value-type="float">
            <text:p>-17.4340</text:p>
          </table:table-cell>
          <table:table-cell table:formula="of:=[.F358]+(-(8/3)*[.F358] +[.E358]*[.D358])*[.$B$1]" office:value-type="float" office:value="43.1581486713837" calcext:value-type="float">
            <text:p>43.15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58</text:p>
          </table:table-cell>
          <table:table-cell table:formula="of:=[.$B$1]+[.B359]" office:value-type="float" office:value="3.57999999999997" calcext:value-type="float">
            <text:p>3.58</text:p>
          </table:table-cell>
          <table:table-cell/>
          <table:table-cell table:formula="of:=[.D359]+(-10*[.D359]+10*[.E359])*[.$B$1]" office:value-type="float" office:value="-18.5174974836781" calcext:value-type="float">
            <text:p>-18.5175</text:p>
          </table:table-cell>
          <table:table-cell table:formula="of:=[.E359]+(28*[.D359]-[.E359]-[.D359]*[.F359])*[.$B$1]" office:value-type="float" office:value="-14.4345030633215" calcext:value-type="float">
            <text:p>-14.4345</text:p>
          </table:table-cell>
          <table:table-cell table:formula="of:=[.F359]+(-(8/3)*[.F359] +[.E359]*[.D359])*[.$B$1]" office:value-type="float" office:value="45.2565940247847" calcext:value-type="float">
            <text:p>45.25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59</text:p>
          </table:table-cell>
          <table:table-cell table:formula="of:=[.$B$1]+[.B360]" office:value-type="float" office:value="3.58999999999997" calcext:value-type="float">
            <text:p>3.59</text:p>
          </table:table-cell>
          <table:table-cell/>
          <table:table-cell table:formula="of:=[.D360]+(-10*[.D360]+10*[.E360])*[.$B$1]" office:value-type="float" office:value="-18.1091980416425" calcext:value-type="float">
            <text:p>-18.1092</text:p>
          </table:table-cell>
          <table:table-cell table:formula="of:=[.E360]+(28*[.D360]-[.E360]-[.D360]*[.F360])*[.$B$1]" office:value-type="float" office:value="-11.0946686683803" calcext:value-type="float">
            <text:p>-11.0947</text:p>
          </table:table-cell>
          <table:table-cell table:formula="of:=[.F360]+(-(8/3)*[.F360] +[.E360]*[.D360])*[.$B$1]" office:value-type="float" office:value="46.7226602589891" calcext:value-type="float">
            <text:p>46.72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60</text:p>
          </table:table-cell>
          <table:table-cell table:formula="of:=[.$B$1]+[.B361]" office:value-type="float" office:value="3.59999999999997" calcext:value-type="float">
            <text:p>3.60</text:p>
          </table:table-cell>
          <table:table-cell/>
          <table:table-cell table:formula="of:=[.D361]+(-10*[.D361]+10*[.E361])*[.$B$1]" office:value-type="float" office:value="-17.4077451043162" calcext:value-type="float">
            <text:p>-17.4077</text:p>
          </table:table-cell>
          <table:table-cell table:formula="of:=[.E361]+(28*[.D361]-[.E361]-[.D361]*[.F361])*[.$B$1]" office:value-type="float" office:value="-7.59319835673224" calcext:value-type="float">
            <text:p>-7.5932</text:p>
          </table:table-cell>
          <table:table-cell table:formula="of:=[.F361]+(-(8/3)*[.F361] +[.E361]*[.D361])*[.$B$1]" office:value-type="float" office:value="47.4858781733038" calcext:value-type="float">
            <text:p>47.48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61</text:p>
          </table:table-cell>
          <table:table-cell table:formula="of:=[.$B$1]+[.B362]" office:value-type="float" office:value="3.60999999999997" calcext:value-type="float">
            <text:p>3.61</text:p>
          </table:table-cell>
          <table:table-cell/>
          <table:table-cell table:formula="of:=[.D362]+(-10*[.D362]+10*[.E362])*[.$B$1]" office:value-type="float" office:value="-16.4262904295578" calcext:value-type="float">
            <text:p>-16.4263</text:p>
          </table:table-cell>
          <table:table-cell table:formula="of:=[.E362]+(28*[.D362]-[.E362]-[.D362]*[.F362])*[.$B$1]" office:value-type="float" office:value="-4.1252143694186" calcext:value-type="float">
            <text:p>-4.1252</text:p>
          </table:table-cell>
          <table:table-cell table:formula="of:=[.F362]+(-(8/3)*[.F362] +[.E362]*[.D362])*[.$B$1]" office:value-type="float" office:value="47.5413927038874" calcext:value-type="float">
            <text:p>47.54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62</text:p>
          </table:table-cell>
          <table:table-cell table:formula="of:=[.$B$1]+[.B363]" office:value-type="float" office:value="3.61999999999997" calcext:value-type="float">
            <text:p>3.62</text:p>
          </table:table-cell>
          <table:table-cell/>
          <table:table-cell table:formula="of:=[.D363]+(-10*[.D363]+10*[.E363])*[.$B$1]" office:value-type="float" office:value="-15.1961828235439" calcext:value-type="float">
            <text:p>-15.1962</text:p>
          </table:table-cell>
          <table:table-cell table:formula="of:=[.E363]+(28*[.D363]-[.E363]-[.D363]*[.F363])*[.$B$1]" office:value-type="float" office:value="-0.87403630620343" calcext:value-type="float">
            <text:p>-0.8740</text:p>
          </table:table-cell>
          <table:table-cell table:formula="of:=[.F363]+(-(8/3)*[.F363] +[.E363]*[.D363])*[.$B$1]" office:value-type="float" office:value="46.9512419249463" calcext:value-type="float">
            <text:p>46.9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63</text:p>
          </table:table-cell>
          <table:table-cell table:formula="of:=[.$B$1]+[.B364]" office:value-type="float" office:value="3.62999999999997" calcext:value-type="float">
            <text:p>3.63</text:p>
          </table:table-cell>
          <table:table-cell/>
          <table:table-cell table:formula="of:=[.D364]+(-10*[.D364]+10*[.E364])*[.$B$1]" office:value-type="float" office:value="-13.7639681718099" calcext:value-type="float">
            <text:p>-13.7640</text:p>
          </table:table-cell>
          <table:table-cell table:formula="of:=[.E364]+(28*[.D364]-[.E364]-[.D364]*[.F364])*[.$B$1]" office:value-type="float" office:value="2.01456942710555" calcext:value-type="float">
            <text:p>2.0146</text:p>
          </table:table-cell>
          <table:table-cell table:formula="of:=[.F364]+(-(8/3)*[.F364] +[.E364]*[.D364])*[.$B$1]" office:value-type="float" office:value="45.8320289619826" calcext:value-type="float">
            <text:p>45.83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64</text:p>
          </table:table-cell>
          <table:table-cell table:formula="of:=[.$B$1]+[.B365]" office:value-type="float" office:value="3.63999999999997" calcext:value-type="float">
            <text:p>3.64</text:p>
          </table:table-cell>
          <table:table-cell/>
          <table:table-cell table:formula="of:=[.D365]+(-10*[.D365]+10*[.E365])*[.$B$1]" office:value-type="float" office:value="-12.1861144119183" calcext:value-type="float">
            <text:p>-12.1861</text:p>
          </table:table-cell>
          <table:table-cell table:formula="of:=[.E365]+(28*[.D365]-[.E365]-[.D365]*[.F365])*[.$B$1]" office:value-type="float" office:value="4.4488185235497" calcext:value-type="float">
            <text:p>4.4488</text:p>
          </table:table-cell>
          <table:table-cell table:formula="of:=[.F365]+(-(8/3)*[.F365] +[.E365]*[.D365])*[.$B$1]" office:value-type="float" office:value="44.3325568282506" calcext:value-type="float">
            <text:p>44.33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65</text:p>
          </table:table-cell>
          <table:table-cell table:formula="of:=[.$B$1]+[.B366]" office:value-type="float" office:value="3.64999999999997" calcext:value-type="float">
            <text:p>3.65</text:p>
          </table:table-cell>
          <table:table-cell/>
          <table:table-cell table:formula="of:=[.D366]+(-10*[.D366]+10*[.E366])*[.$B$1]" office:value-type="float" office:value="-10.5226211183715" calcext:value-type="float">
            <text:p>-10.5226</text:p>
          </table:table-cell>
          <table:table-cell table:formula="of:=[.E366]+(28*[.D366]-[.E366]-[.D366]*[.F366])*[.$B$1]" office:value-type="float" office:value="6.3946343997964" calcext:value-type="float">
            <text:p>6.3946</text:p>
          </table:table-cell>
          <table:table-cell table:formula="of:=[.F366]+(-(8/3)*[.F366] +[.E366]*[.D366])*[.$B$1]" office:value-type="float" office:value="42.6082171975722" calcext:value-type="float">
            <text:p>42.60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66</text:p>
          </table:table-cell>
          <table:table-cell table:formula="of:=[.$B$1]+[.B367]" office:value-type="float" office:value="3.65999999999997" calcext:value-type="float">
            <text:p>3.66</text:p>
          </table:table-cell>
          <table:table-cell/>
          <table:table-cell table:formula="of:=[.D367]+(-10*[.D367]+10*[.E367])*[.$B$1]" office:value-type="float" office:value="-8.83089556655473" calcext:value-type="float">
            <text:p>-8.8309</text:p>
          </table:table-cell>
          <table:table-cell table:formula="of:=[.E367]+(28*[.D367]-[.E367]-[.D367]*[.F367])*[.$B$1]" office:value-type="float" office:value="7.86785540364774" calcext:value-type="float">
            <text:p>7.8679</text:p>
          </table:table-cell>
          <table:table-cell table:formula="of:=[.F367]+(-(8/3)*[.F367] +[.E367]*[.D367])*[.$B$1]" office:value-type="float" office:value="40.799114922508" calcext:value-type="float">
            <text:p>40.79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67</text:p>
          </table:table-cell>
          <table:table-cell table:formula="of:=[.$B$1]+[.B368]" office:value-type="float" office:value="3.66999999999997" calcext:value-type="float">
            <text:p>3.67</text:p>
          </table:table-cell>
          <table:table-cell/>
          <table:table-cell table:formula="of:=[.D368]+(-10*[.D368]+10*[.E368])*[.$B$1]" office:value-type="float" office:value="-7.16102046953449" calcext:value-type="float">
            <text:p>-7.1610</text:p>
          </table:table-cell>
          <table:table-cell table:formula="of:=[.E368]+(28*[.D368]-[.E368]-[.D368]*[.F368])*[.$B$1]" office:value-type="float" office:value="8.91945332186126" calcext:value-type="float">
            <text:p>8.9195</text:p>
          </table:table-cell>
          <table:table-cell table:formula="of:=[.F368]+(-(8/3)*[.F368] +[.E368]*[.D368])*[.$B$1]" office:value-type="float" office:value="39.0163364305507" calcext:value-type="float">
            <text:p>39.01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68</text:p>
          </table:table-cell>
          <table:table-cell table:formula="of:=[.$B$1]+[.B369]" office:value-type="float" office:value="3.67999999999997" calcext:value-type="float">
            <text:p>3.68</text:p>
          </table:table-cell>
          <table:table-cell/>
          <table:table-cell table:formula="of:=[.D369]+(-10*[.D369]+10*[.E369])*[.$B$1]" office:value-type="float" office:value="-5.55297309039491" calcext:value-type="float">
            <text:p>-5.5530</text:p>
          </table:table-cell>
          <table:table-cell table:formula="of:=[.E369]+(28*[.D369]-[.E369]-[.D369]*[.F369])*[.$B$1]" office:value-type="float" office:value="9.61914089542717" calcext:value-type="float">
            <text:p>9.6191</text:p>
          </table:table-cell>
          <table:table-cell table:formula="of:=[.F369]+(-(8/3)*[.F369] +[.E369]*[.D369])*[.$B$1]" office:value-type="float" office:value="37.3371769142537" calcext:value-type="float">
            <text:p>37.33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69</text:p>
          </table:table-cell>
          <table:table-cell table:formula="of:=[.$B$1]+[.B370]" office:value-type="float" office:value="3.68999999999997" calcext:value-type="float">
            <text:p>3.69</text:p>
          </table:table-cell>
          <table:table-cell/>
          <table:table-cell table:formula="of:=[.D370]+(-10*[.D370]+10*[.E370])*[.$B$1]" office:value-type="float" office:value="-4.0357616918127" calcext:value-type="float">
            <text:p>-4.0358</text:p>
          </table:table-cell>
          <table:table-cell table:formula="of:=[.E370]+(28*[.D370]-[.E370]-[.D370]*[.F370])*[.$B$1]" office:value-type="float" office:value="10.041440407924" calcext:value-type="float">
            <text:p>10.0414</text:p>
          </table:table-cell>
          <table:table-cell table:formula="of:=[.F370]+(-(8/3)*[.F370] +[.E370]*[.D370])*[.$B$1]" office:value-type="float" office:value="35.8073705577567" calcext:value-type="float">
            <text:p>35.80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70</text:p>
          </table:table-cell>
          <table:table-cell table:formula="of:=[.$B$1]+[.B371]" office:value-type="float" office:value="3.69999999999996" calcext:value-type="float">
            <text:p>3.70</text:p>
          </table:table-cell>
          <table:table-cell/>
          <table:table-cell table:formula="of:=[.D371]+(-10*[.D371]+10*[.E371])*[.$B$1]" office:value-type="float" office:value="-2.62804148183903" calcext:value-type="float">
            <text:p>-2.6280</text:p>
          </table:table-cell>
          <table:table-cell table:formula="of:=[.E371]+(28*[.D371]-[.E371]-[.D371]*[.F371])*[.$B$1]" office:value-type="float" office:value="10.2561128739525" calcext:value-type="float">
            <text:p>10.2561</text:p>
          </table:table-cell>
          <table:table-cell table:formula="of:=[.F371]+(-(8/3)*[.F371] +[.E371]*[.D371])*[.$B$1]" office:value-type="float" office:value="34.447258737594" calcext:value-type="float">
            <text:p>34.44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71</text:p>
          </table:table-cell>
          <table:table-cell table:formula="of:=[.$B$1]+[.B372]" office:value-type="float" office:value="3.70999999999996" calcext:value-type="float">
            <text:p>3.71</text:p>
          </table:table-cell>
          <table:table-cell/>
          <table:table-cell table:formula="of:=[.D372]+(-10*[.D372]+10*[.E372])*[.$B$1]" office:value-type="float" office:value="-1.33962604625988" calcext:value-type="float">
            <text:p>-1.3396</text:p>
          </table:table-cell>
          <table:table-cell table:formula="of:=[.E372]+(28*[.D372]-[.E372]-[.D372]*[.F372])*[.$B$1]" office:value-type="float" office:value="10.3229883792785" calcext:value-type="float">
            <text:p>10.3230</text:p>
          </table:table-cell>
          <table:table-cell table:formula="of:=[.F372]+(-(8/3)*[.F372] +[.E372]*[.D372])*[.$B$1]" office:value-type="float" office:value="33.2591302705064" calcext:value-type="float">
            <text:p>33.25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72</text:p>
          </table:table-cell>
          <table:table-cell table:formula="of:=[.$B$1]+[.B373]" office:value-type="float" office:value="3.71999999999996" calcext:value-type="float">
            <text:p>3.72</text:p>
          </table:table-cell>
          <table:table-cell/>
          <table:table-cell table:formula="of:=[.D373]+(-10*[.D373]+10*[.E373])*[.$B$1]" office:value-type="float" office:value="-0.173364603706042" calcext:value-type="float">
            <text:p>-0.1734</text:p>
          </table:table-cell>
          <table:table-cell table:formula="of:=[.E373]+(28*[.D373]-[.E373]-[.D373]*[.F373])*[.$B$1]" office:value-type="float" office:value="10.2902111743961" calcext:value-type="float">
            <text:p>10.2902</text:p>
          </table:table-cell>
          <table:table-cell table:formula="of:=[.F373]+(-(8/3)*[.F373] +[.E373]*[.D373])*[.$B$1]" office:value-type="float" office:value="32.2339306888784" calcext:value-type="float">
            <text:p>32.23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73</text:p>
          </table:table-cell>
          <table:table-cell table:formula="of:=[.$B$1]+[.B374]" office:value-type="float" office:value="3.72999999999996" calcext:value-type="float">
            <text:p>3.73</text:p>
          </table:table-cell>
          <table:table-cell/>
          <table:table-cell table:formula="of:=[.D374]+(-10*[.D374]+10*[.E374])*[.$B$1]" office:value-type="float" office:value="0.872992974104176" calcext:value-type="float">
            <text:p>0.8730</text:p>
          </table:table-cell>
          <table:table-cell table:formula="of:=[.E374]+(28*[.D374]-[.E374]-[.D374]*[.F374])*[.$B$1]" office:value-type="float" office:value="10.1946491998121" calcext:value-type="float">
            <text:p>10.1946</text:p>
          </table:table-cell>
          <table:table-cell table:formula="of:=[.F374]+(-(8/3)*[.F374] +[.E374]*[.D374])*[.$B$1]" office:value-type="float" office:value="31.3565196200186" calcext:value-type="float">
            <text:p>31.35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74</text:p>
          </table:table-cell>
          <table:table-cell table:formula="of:=[.$B$1]+[.B375]" office:value-type="float" office:value="3.73999999999996" calcext:value-type="float">
            <text:p>3.74</text:p>
          </table:table-cell>
          <table:table-cell/>
          <table:table-cell table:formula="of:=[.D375]+(-10*[.D375]+10*[.E375])*[.$B$1]" office:value-type="float" office:value="1.80515859667497" calcext:value-type="float">
            <text:p>1.8052</text:p>
          </table:table-cell>
          <table:table-cell table:formula="of:=[.E375]+(28*[.D375]-[.E375]-[.D375]*[.F375])*[.$B$1]" office:value-type="float" office:value="10.0634005273568" calcext:value-type="float">
            <text:p>10.0634</text:p>
          </table:table-cell>
          <table:table-cell table:formula="of:=[.F375]+(-(8/3)*[.F375] +[.E375]*[.D375])*[.$B$1]" office:value-type="float" office:value="30.6093443347337" calcext:value-type="float">
            <text:p>30.60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75</text:p>
          </table:table-cell>
          <table:table-cell table:formula="of:=[.$B$1]+[.B376]" office:value-type="float" office:value="3.74999999999996" calcext:value-type="float">
            <text:p>3.75</text:p>
          </table:table-cell>
          <table:table-cell/>
          <table:table-cell table:formula="of:=[.D376]+(-10*[.D376]+10*[.E376])*[.$B$1]" office:value-type="float" office:value="2.63098278974316" calcext:value-type="float">
            <text:p>2.6310</text:p>
          </table:table-cell>
          <table:table-cell table:formula="of:=[.E376]+(28*[.D376]-[.E376]-[.D376]*[.F376])*[.$B$1]" office:value-type="float" office:value="9.91566371850796" calcext:value-type="float">
            <text:p>9.9157</text:p>
          </table:table-cell>
          <table:table-cell table:formula="of:=[.F376]+(-(8/3)*[.F376] +[.E376]*[.D376])*[.$B$1]" office:value-type="float" office:value="29.9747554922116" calcext:value-type="float">
            <text:p>29.97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76</text:p>
          </table:table-cell>
          <table:table-cell table:formula="of:=[.$B$1]+[.B377]" office:value-type="float" office:value="3.75999999999996" calcext:value-type="float">
            <text:p>3.76</text:p>
          </table:table-cell>
          <table:table-cell/>
          <table:table-cell table:formula="of:=[.D377]+(-10*[.D377]+10*[.E377])*[.$B$1]" office:value-type="float" office:value="3.35945088261964" calcext:value-type="float">
            <text:p>3.3595</text:p>
          </table:table-cell>
          <table:table-cell table:formula="of:=[.E377]+(28*[.D377]-[.E377]-[.D377]*[.F377])*[.$B$1]" office:value-type="float" office:value="9.76455160418328" calcext:value-type="float">
            <text:p>9.7646</text:p>
          </table:table-cell>
          <table:table-cell table:formula="of:=[.F377]+(-(8/3)*[.F377] +[.E377]*[.D377])*[.$B$1]" office:value-type="float" office:value="29.4363080850087" calcext:value-type="float">
            <text:p>29.43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77</text:p>
          </table:table-cell>
          <table:table-cell table:formula="of:=[.$B$1]+[.B378]" office:value-type="float" office:value="3.76999999999996" calcext:value-type="float">
            <text:p>3.77</text:p>
          </table:table-cell>
          <table:table-cell/>
          <table:table-cell table:formula="of:=[.D378]+(-10*[.D378]+10*[.E378])*[.$B$1]" office:value-type="float" office:value="3.999960954776" calcext:value-type="float">
            <text:p>4.0000</text:p>
          </table:table-cell>
          <table:table-cell table:formula="of:=[.E378]+(28*[.D378]-[.E378]-[.D378]*[.F378])*[.$B$1]" office:value-type="float" office:value="9.61865402350249" calcext:value-type="float">
            <text:p>9.6187</text:p>
          </table:table-cell>
          <table:table-cell table:formula="of:=[.F378]+(-(8/3)*[.F378] +[.E378]*[.D378])*[.$B$1]" office:value-type="float" office:value="28.979375184459" calcext:value-type="float">
            <text:p>28.97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78</text:p>
          </table:table-cell>
          <table:table-cell table:formula="of:=[.$B$1]+[.B379]" office:value-type="float" office:value="3.77999999999996" calcext:value-type="float">
            <text:p>3.78</text:p>
          </table:table-cell>
          <table:table-cell/>
          <table:table-cell table:formula="of:=[.D379]+(-10*[.D379]+10*[.E379])*[.$B$1]" office:value-type="float" office:value="4.56183026164865" calcext:value-type="float">
            <text:p>4.5618</text:p>
          </table:table-cell>
          <table:table-cell table:formula="of:=[.E379]+(28*[.D379]-[.E379]-[.D379]*[.F379])*[.$B$1]" office:value-type="float" office:value="9.48329285828834" calcext:value-type="float">
            <text:p>9.4833</text:p>
          </table:table-cell>
          <table:table-cell table:formula="of:=[.F379]+(-(8/3)*[.F379] +[.E379]*[.D379])*[.$B$1]" office:value-type="float" office:value="28.5913342515219" calcext:value-type="float">
            <text:p>28.59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79</text:p>
          </table:table-cell>
          <table:table-cell table:formula="of:=[.$B$1]+[.B380]" office:value-type="float" office:value="3.78999999999996" calcext:value-type="float">
            <text:p>3.79</text:p>
          </table:table-cell>
          <table:table-cell/>
          <table:table-cell table:formula="of:=[.D380]+(-10*[.D380]+10*[.E380])*[.$B$1]" office:value-type="float" office:value="5.05397652131262" calcext:value-type="float">
            <text:p>5.0540</text:p>
          </table:table-cell>
          <table:table-cell table:formula="of:=[.E380]+(28*[.D380]-[.E380]-[.D380]*[.F380])*[.$B$1]" office:value-type="float" office:value="9.36148426487204" calcext:value-type="float">
            <text:p>9.3615</text:p>
          </table:table-cell>
          <table:table-cell table:formula="of:=[.F380]+(-(8/3)*[.F380] +[.E380]*[.D380])*[.$B$1]" office:value-type="float" office:value="28.2615103948915" calcext:value-type="float">
            <text:p>28.26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80</text:p>
          </table:table-cell>
          <table:table-cell table:formula="of:=[.$B$1]+[.B381]" office:value-type="float" office:value="3.79999999999996" calcext:value-type="float">
            <text:p>3.80</text:p>
          </table:table-cell>
          <table:table-cell/>
          <table:table-cell table:formula="of:=[.D381]+(-10*[.D381]+10*[.E381])*[.$B$1]" office:value-type="float" office:value="5.48472729566856" calcext:value-type="float">
            <text:p>5.4847</text:p>
          </table:table-cell>
          <table:table-cell table:formula="of:=[.E381]+(28*[.D381]-[.E381]-[.D381]*[.F381])*[.$B$1]" office:value-type="float" office:value="9.25465274826471" calcext:value-type="float">
            <text:p>9.2547</text:p>
          </table:table-cell>
          <table:table-cell table:formula="of:=[.F381]+(-(8/3)*[.F381] +[.E381]*[.D381])*[.$B$1]" office:value-type="float" office:value="27.9809973344874" calcext:value-type="float">
            <text:p>27.98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81</text:p>
          </table:table-cell>
          <table:table-cell table:formula="of:=[.$B$1]+[.B382]" office:value-type="float" office:value="3.80999999999996" calcext:value-type="float">
            <text:p>3.81</text:p>
          </table:table-cell>
          <table:table-cell/>
          <table:table-cell table:formula="of:=[.D382]+(-10*[.D382]+10*[.E382])*[.$B$1]" office:value-type="float" office:value="5.86171984092818" calcext:value-type="float">
            <text:p>5.8617</text:p>
          </table:table-cell>
          <table:table-cell table:formula="of:=[.E382]+(28*[.D382]-[.E382]-[.D382]*[.F382])*[.$B$1]" office:value-type="float" office:value="9.16314846516434" calcext:value-type="float">
            <text:p>9.1631</text:p>
          </table:table-cell>
          <table:table-cell table:formula="of:=[.F382]+(-(8/3)*[.F382] +[.E382]*[.D382])*[.$B$1]" office:value-type="float" office:value="27.7424298709711" calcext:value-type="float">
            <text:p>27.74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82</text:p>
          </table:table-cell>
          <table:table-cell table:formula="of:=[.$B$1]+[.B383]" office:value-type="float" office:value="3.81999999999996" calcext:value-type="float">
            <text:p>3.82</text:p>
          </table:table-cell>
          <table:table-cell/>
          <table:table-cell table:formula="of:=[.D383]+(-10*[.D383]+10*[.E383])*[.$B$1]" office:value-type="float" office:value="6.19186270335179" calcext:value-type="float">
            <text:p>6.1919</text:p>
          </table:table-cell>
          <table:table-cell table:formula="of:=[.E383]+(28*[.D383]-[.E383]-[.D383]*[.F383])*[.$B$1]" office:value-type="float" office:value="9.08661501987029" calcext:value-type="float">
            <text:p>9.0866</text:p>
          </table:table-cell>
          <table:table-cell table:formula="of:=[.F383]+(-(8/3)*[.F383] +[.E383]*[.D383])*[.$B$1]" office:value-type="float" office:value="27.5397498327148" calcext:value-type="float">
            <text:p>27.53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83</text:p>
          </table:table-cell>
          <table:table-cell table:formula="of:=[.$B$1]+[.B384]" office:value-type="float" office:value="3.82999999999996" calcext:value-type="float">
            <text:p>3.83</text:p>
          </table:table-cell>
          <table:table-cell/>
          <table:table-cell table:formula="of:=[.D384]+(-10*[.D384]+10*[.E384])*[.$B$1]" office:value-type="float" office:value="6.48133793500364" calcext:value-type="float">
            <text:p>6.4813</text:p>
          </table:table-cell>
          <table:table-cell table:formula="of:=[.E384]+(28*[.D384]-[.E384]-[.D384]*[.F384])*[.$B$1]" office:value-type="float" office:value="9.02424692812183" calcext:value-type="float">
            <text:p>9.0242</text:p>
          </table:table-cell>
          <table:table-cell table:formula="of:=[.F384]+(-(8/3)*[.F384] +[.E384]*[.D384])*[.$B$1]" office:value-type="float" office:value="27.3679872302549" calcext:value-type="float">
            <text:p>27.36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84</text:p>
          </table:table-cell>
          <table:table-cell table:formula="of:=[.$B$1]+[.B385]" office:value-type="float" office:value="3.83999999999996" calcext:value-type="float">
            <text:p>3.84</text:p>
          </table:table-cell>
          <table:table-cell/>
          <table:table-cell table:formula="of:=[.D385]+(-10*[.D385]+10*[.E385])*[.$B$1]" office:value-type="float" office:value="6.73562883431546" calcext:value-type="float">
            <text:p>6.7356</text:p>
          </table:table-cell>
          <table:table-cell table:formula="of:=[.E385]+(28*[.D385]-[.E385]-[.D385]*[.F385])*[.$B$1]" office:value-type="float" office:value="8.97496734224017" calcext:value-type="float">
            <text:p>8.9750</text:p>
          </table:table-cell>
          <table:table-cell table:formula="of:=[.F385]+(-(8/3)*[.F385] +[.E385]*[.D385])*[.$B$1]" office:value-type="float" office:value="27.2230661769489" calcext:value-type="float">
            <text:p>27.22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85</text:p>
          </table:table-cell>
          <table:table-cell table:formula="of:=[.$B$1]+[.B386]" office:value-type="float" office:value="3.84999999999996" calcext:value-type="float">
            <text:p>3.85</text:p>
          </table:table-cell>
          <table:table-cell/>
          <table:table-cell table:formula="of:=[.D386]+(-10*[.D386]+10*[.E386])*[.$B$1]" office:value-type="float" office:value="6.95956268510793" calcext:value-type="float">
            <text:p>6.9596</text:p>
          </table:table-cell>
          <table:table-cell table:formula="of:=[.E386]+(28*[.D386]-[.E386]-[.D386]*[.F386])*[.$B$1]" office:value-type="float" office:value="8.93754904742675" calcext:value-type="float">
            <text:p>8.9375</text:p>
          </table:table-cell>
          <table:table-cell table:formula="of:=[.F386]+(-(8/3)*[.F386] +[.E386]*[.D386])*[.$B$1]" office:value-type="float" office:value="27.1016382337379" calcext:value-type="float">
            <text:p>27.10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86</text:p>
          </table:table-cell>
          <table:table-cell table:formula="of:=[.$B$1]+[.B387]" office:value-type="float" office:value="3.85999999999996" calcext:value-type="float">
            <text:p>3.86</text:p>
          </table:table-cell>
          <table:table-cell/>
          <table:table-cell table:formula="of:=[.D387]+(-10*[.D387]+10*[.E387])*[.$B$1]" office:value-type="float" office:value="7.15736132133981" calcext:value-type="float">
            <text:p>7.1574</text:p>
          </table:table-cell>
          <table:table-cell table:formula="of:=[.E387]+(28*[.D387]-[.E387]-[.D387]*[.F387])*[.$B$1]" office:value-type="float" office:value="8.91069560721453" calcext:value-type="float">
            <text:p>8.9107</text:p>
          </table:table-cell>
          <table:table-cell table:formula="of:=[.F387]+(-(8/3)*[.F387] +[.E387]*[.D387])*[.$B$1]" office:value-type="float" office:value="27.0009422093062" calcext:value-type="float">
            <text:p>27.00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87</text:p>
          </table:table-cell>
          <table:table-cell table:formula="of:=[.$B$1]+[.B388]" office:value-type="float" office:value="3.86999999999996" calcext:value-type="float">
            <text:p>3.87</text:p>
          </table:table-cell>
          <table:table-cell/>
          <table:table-cell table:formula="of:=[.D388]+(-10*[.D388]+10*[.E388])*[.$B$1]" office:value-type="float" office:value="7.33269474992729" calcext:value-type="float">
            <text:p>7.3327</text:p>
          </table:table-cell>
          <table:table-cell table:formula="of:=[.E388]+(28*[.D388]-[.E388]-[.D388]*[.F388])*[.$B$1]" office:value-type="float" office:value="8.89309482703134" calcext:value-type="float">
            <text:p>8.8931</text:p>
          </table:table-cell>
          <table:table-cell table:formula="of:=[.F388]+(-(8/3)*[.F388] +[.E388]*[.D388])*[.$B$1]" office:value-type="float" office:value="26.9186877645777" calcext:value-type="float">
            <text:p>26.91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88</text:p>
          </table:table-cell>
          <table:table-cell table:formula="of:=[.$B$1]+[.B389]" office:value-type="float" office:value="3.87999999999996" calcext:value-type="float">
            <text:p>3.88</text:p>
          </table:table-cell>
          <table:table-cell/>
          <table:table-cell table:formula="of:=[.D389]+(-10*[.D389]+10*[.E389])*[.$B$1]" office:value-type="float" office:value="7.48873475763769" calcext:value-type="float">
            <text:p>7.4887</text:p>
          </table:table-cell>
          <table:table-cell table:formula="of:=[.E389]+(28*[.D389]-[.E389]-[.D389]*[.F389])*[.$B$1]" office:value-type="float" office:value="8.88345320427816" calcext:value-type="float">
            <text:p>8.8835</text:p>
          </table:table-cell>
          <table:table-cell table:formula="of:=[.F389]+(-(8/3)*[.F389] +[.E389]*[.D389])*[.$B$1]" office:value-type="float" office:value="26.8529595883435" calcext:value-type="float">
            <text:p>26.85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89</text:p>
          </table:table-cell>
          <table:table-cell table:formula="of:=[.$B$1]+[.B390]" office:value-type="float" office:value="3.88999999999996" calcext:value-type="float">
            <text:p>3.89</text:p>
          </table:table-cell>
          <table:table-cell/>
          <table:table-cell table:formula="of:=[.D390]+(-10*[.D390]+10*[.E390])*[.$B$1]" office:value-type="float" office:value="7.62820660230174" calcext:value-type="float">
            <text:p>7.6282</text:p>
          </table:table-cell>
          <table:table-cell table:formula="of:=[.E390]+(28*[.D390]-[.E390]-[.D390]*[.F390])*[.$B$1]" office:value-type="float" office:value="8.88051748622725" calcext:value-type="float">
            <text:p>8.8805</text:p>
          </table:table-cell>
          <table:table-cell table:formula="of:=[.F390]+(-(8/3)*[.F390] +[.E390]*[.D390])*[.$B$1]" office:value-type="float" office:value="26.8021389137749" calcext:value-type="float">
            <text:p>26.80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90</text:p>
          </table:table-cell>
          <table:table-cell table:formula="of:=[.$B$1]+[.B391]" office:value-type="float" office:value="3.89999999999996" calcext:value-type="float">
            <text:p>3.90</text:p>
          </table:table-cell>
          <table:table-cell/>
          <table:table-cell table:formula="of:=[.D391]+(-10*[.D391]+10*[.E391])*[.$B$1]" office:value-type="float" office:value="7.75343769069429" calcext:value-type="float">
            <text:p>7.7534</text:p>
          </table:table-cell>
          <table:table-cell table:formula="of:=[.E391]+(28*[.D391]-[.E391]-[.D391]*[.F391])*[.$B$1]" office:value-type="float" office:value="8.8830876298308" calcext:value-type="float">
            <text:p>8.8831</text:p>
          </table:table-cell>
          <table:table-cell table:formula="of:=[.F391]+(-(8/3)*[.F391] +[.E391]*[.D391])*[.$B$1]" office:value-type="float" office:value="26.7648394306105" calcext:value-type="float">
            <text:p>26.76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91</text:p>
          </table:table-cell>
          <table:table-cell table:formula="of:=[.$B$1]+[.B392]" office:value-type="float" office:value="3.90999999999996" calcext:value-type="float">
            <text:p>3.91</text:p>
          </table:table-cell>
          <table:table-cell/>
          <table:table-cell table:formula="of:=[.D392]+(-10*[.D392]+10*[.E392])*[.$B$1]" office:value-type="float" office:value="7.86640268460794" calcext:value-type="float">
            <text:p>7.8664</text:p>
          </table:table-cell>
          <table:table-cell table:formula="of:=[.E392]+(28*[.D392]-[.E392]-[.D392]*[.F392])*[.$B$1]" office:value-type="float" office:value="8.89002415866013" calcext:value-type="float">
            <text:p>8.8900</text:p>
          </table:table-cell>
          <table:table-cell table:formula="of:=[.F392]+(-(8/3)*[.F392] +[.E392]*[.D392])*[.$B$1]" office:value-type="float" office:value="26.7398550435163" calcext:value-type="float">
            <text:p>26.73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92</text:p>
          </table:table-cell>
          <table:table-cell table:formula="of:=[.$B$1]+[.B393]" office:value-type="float" office:value="3.91999999999996" calcext:value-type="float">
            <text:p>3.92</text:p>
          </table:table-cell>
          <table:table-cell/>
          <table:table-cell table:formula="of:=[.D393]+(-10*[.D393]+10*[.E393])*[.$B$1]" office:value-type="float" office:value="7.96876483201316" calcext:value-type="float">
            <text:p>7.9688</text:p>
          </table:table-cell>
          <table:table-cell table:formula="of:=[.E393]+(28*[.D393]-[.E393]-[.D393]*[.F393])*[.$B$1]" office:value-type="float" office:value="8.90025199376032" calcext:value-type="float">
            <text:p>8.9003</text:p>
          </table:table-cell>
          <table:table-cell table:formula="of:=[.F393]+(-(8/3)*[.F393] +[.E393]*[.D393])*[.$B$1]" office:value-type="float" office:value="26.726117341435" calcext:value-type="float">
            <text:p>26.72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93</text:p>
          </table:table-cell>
          <table:table-cell table:formula="of:=[.$B$1]+[.B394]" office:value-type="float" office:value="3.92999999999996" calcext:value-type="float">
            <text:p>3.93</text:p>
          </table:table-cell>
          <table:table-cell/>
          <table:table-cell table:formula="of:=[.D394]+(-10*[.D394]+10*[.E394])*[.$B$1]" office:value-type="float" office:value="8.06191354818787" calcext:value-type="float">
            <text:p>8.0619</text:p>
          </table:table-cell>
          <table:table-cell table:formula="of:=[.E394]+(28*[.D394]-[.E394]-[.D394]*[.F394])*[.$B$1]" office:value-type="float" office:value="8.91276218711956" calcext:value-type="float">
            <text:p>8.9128</text:p>
          </table:table-cell>
          <table:table-cell table:formula="of:=[.F394]+(-(8/3)*[.F394] +[.E394]*[.D394])*[.$B$1]" office:value-type="float" office:value="26.722661029836" calcext:value-type="float">
            <text:p>26.72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94</text:p>
          </table:table-cell>
          <table:table-cell table:formula="of:=[.$B$1]+[.B395]" office:value-type="float" office:value="3.93999999999996" calcext:value-type="float">
            <text:p>3.94</text:p>
          </table:table-cell>
          <table:table-cell/>
          <table:table-cell table:formula="of:=[.D395]+(-10*[.D395]+10*[.E395])*[.$B$1]" office:value-type="float" office:value="8.14699841208104" calcext:value-type="float">
            <text:p>8.1470</text:p>
          </table:table-cell>
          <table:table-cell table:formula="of:=[.E395]+(28*[.D395]-[.E395]-[.D395]*[.F395])*[.$B$1]" office:value-type="float" office:value="8.9266125287403" calcext:value-type="float">
            <text:p>8.9266</text:p>
          </table:table-cell>
          <table:table-cell table:formula="of:=[.F395]+(-(8/3)*[.F395] +[.E395]*[.D395])*[.$B$1]" office:value-type="float" office:value="26.7285959179882" calcext:value-type="float">
            <text:p>26.72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95</text:p>
          </table:table-cell>
          <table:table-cell table:formula="of:=[.$B$1]+[.B396]" office:value-type="float" office:value="3.94999999999996" calcext:value-type="float">
            <text:p>3.95</text:p>
          </table:table-cell>
          <table:table-cell/>
          <table:table-cell table:formula="of:=[.D396]+(-10*[.D396]+10*[.E396])*[.$B$1]" office:value-type="float" office:value="8.22495982374697" calcext:value-type="float">
            <text:p>8.2250</text:p>
          </table:table-cell>
          <table:table-cell table:formula="of:=[.E396]+(28*[.D396]-[.E396]-[.D396]*[.F396])*[.$B$1]" office:value-type="float" office:value="8.94092767382553" calcext:value-type="float">
            <text:p>8.9409</text:p>
          </table:table-cell>
          <table:table-cell table:formula="of:=[.F396]+(-(8/3)*[.F396] +[.E396]*[.D396])*[.$B$1]" office:value-type="float" office:value="26.7430843411443" calcext:value-type="float">
            <text:p>26.74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96</text:p>
          </table:table-cell>
          <table:table-cell table:formula="of:=[.$B$1]+[.B397]" office:value-type="float" office:value="3.95999999999996" calcext:value-type="float">
            <text:p>3.96</text:p>
          </table:table-cell>
          <table:table-cell/>
          <table:table-cell table:formula="of:=[.D397]+(-10*[.D397]+10*[.E397])*[.$B$1]" office:value-type="float" office:value="8.29655660875482" calcext:value-type="float">
            <text:p>8.2966</text:p>
          </table:table-cell>
          <table:table-cell table:formula="of:=[.E397]+(28*[.D397]-[.E397]-[.D397]*[.F397])*[.$B$1]" office:value-type="float" office:value="8.95489920504654" calcext:value-type="float">
            <text:p>8.9549</text:p>
          </table:table-cell>
          <table:table-cell table:formula="of:=[.F397]+(-(8/3)*[.F397] +[.E397]*[.D397])*[.$B$1]" office:value-type="float" office:value="26.7653231344229" calcext:value-type="float">
            <text:p>26.76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97</text:p>
          </table:table-cell>
          <table:table-cell table:formula="of:=[.$B$1]+[.B398]" office:value-type="float" office:value="3.96999999999996" calcext:value-type="float">
            <text:p>3.97</text:p>
          </table:table-cell>
          <table:table-cell/>
          <table:table-cell table:formula="of:=[.D398]+(-10*[.D398]+10*[.E398])*[.$B$1]" office:value-type="float" office:value="8.362390868384" calcext:value-type="float">
            <text:p>8.3624</text:p>
          </table:table-cell>
          <table:table-cell table:formula="of:=[.E398]+(28*[.D398]-[.E398]-[.D398]*[.F398])*[.$B$1]" office:value-type="float" office:value="8.96778587808388" calcext:value-type="float">
            <text:p>8.9678</text:p>
          </table:table-cell>
          <table:table-cell table:formula="of:=[.F398]+(-(8/3)*[.F398] +[.E398]*[.D398])*[.$B$1]" office:value-type="float" office:value="26.7945294659752" calcext:value-type="float">
            <text:p>26.79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98</text:p>
          </table:table-cell>
          <table:table-cell table:formula="of:=[.$B$1]+[.B399]" office:value-type="float" office:value="3.97999999999996" calcext:value-type="float">
            <text:p>3.98</text:p>
          </table:table-cell>
          <table:table-cell/>
          <table:table-cell table:formula="of:=[.D399]+(-10*[.D399]+10*[.E399])*[.$B$1]" office:value-type="float" office:value="8.42293036935398" calcext:value-type="float">
            <text:p>8.4229</text:p>
          </table:table-cell>
          <table:table-cell table:formula="of:=[.E399]+(28*[.D399]-[.E399]-[.D399]*[.F399])*[.$B$1]" office:value-type="float" office:value="8.97891417716139" calcext:value-type="float">
            <text:p>8.9789</text:p>
          </table:table-cell>
          <table:table-cell table:formula="of:=[.F399]+(-(8/3)*[.F399] +[.E399]*[.D399])*[.$B$1]" office:value-type="float" office:value="26.829929987581" calcext:value-type="float">
            <text:p>26.82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99</text:p>
          </table:table-cell>
          <table:table-cell table:formula="of:=[.$B$1]+[.B400]" office:value-type="float" office:value="3.98999999999996" calcext:value-type="float">
            <text:p>3.99</text:p>
          </table:table-cell>
          <table:table-cell/>
          <table:table-cell table:formula="of:=[.D400]+(-10*[.D400]+10*[.E400])*[.$B$1]" office:value-type="float" office:value="8.47852875013472" calcext:value-type="float">
            <text:p>8.4785</text:p>
          </table:table-cell>
          <table:table-cell table:formula="of:=[.E400]+(28*[.D400]-[.E400]-[.D400]*[.F400])*[.$B$1]" office:value-type="float" office:value="8.98767921780852" calcext:value-type="float">
            <text:p>8.9877</text:p>
          </table:table-cell>
          <table:table-cell table:formula="of:=[.F400]+(-(8/3)*[.F400] +[.E400]*[.D400])*[.$B$1]" office:value-type="float" office:value="26.8707528769785" calcext:value-type="float">
            <text:p>26.87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00</text:p>
          </table:table-cell>
          <table:table-cell table:formula="of:=[.$B$1]+[.B401]" office:value-type="float" office:value="3.99999999999996" calcext:value-type="float">
            <text:p>4.00</text:p>
          </table:table-cell>
          <table:table-cell/>
          <table:table-cell table:formula="of:=[.D401]+(-10*[.D401]+10*[.E401])*[.$B$1]" office:value-type="float" office:value="8.5294437969021" calcext:value-type="float">
            <text:p>8.5294</text:p>
          </table:table-cell>
          <table:table-cell table:formula="of:=[.E401]+(28*[.D401]-[.E401]-[.D401]*[.F401])*[.$B$1]" office:value-type="float" office:value="8.99354596761588" calcext:value-type="float">
            <text:p>8.9935</text:p>
          </table:table-cell>
          <table:table-cell table:formula="of:=[.F401]+(-(8/3)*[.F401] +[.E401]*[.D401])*[.$B$1]" office:value-type="float" office:value="26.9162224333775" calcext:value-type="float">
            <text:p>26.91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01</text:p>
          </table:table-cell>
          <table:table-cell table:formula="of:=[.$B$1]+[.B402]" office:value-type="float" office:value="4.00999999999996" calcext:value-type="float">
            <text:p>4.01</text:p>
          </table:table-cell>
          <table:table-cell/>
          <table:table-cell table:formula="of:=[.D402]+(-10*[.D402]+10*[.E402])*[.$B$1]" office:value-type="float" office:value="8.57585401397348" calcext:value-type="float">
            <text:p>8.5759</text:p>
          </table:table-cell>
          <table:table-cell table:formula="of:=[.E402]+(28*[.D402]-[.E402]-[.D402]*[.F402])*[.$B$1]" office:value-type="float" office:value="8.99605070636821" calcext:value-type="float">
            <text:p>8.9961</text:p>
          </table:table-cell>
          <table:table-cell table:formula="of:=[.F402]+(-(8/3)*[.F402] +[.E402]*[.D402])*[.$B$1]" office:value-type="float" office:value="26.9655559504772" calcext:value-type="float">
            <text:p>26.96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02</text:p>
          </table:table-cell>
          <table:table-cell table:formula="of:=[.$B$1]+[.B403]" office:value-type="float" office:value="4.01999999999996" calcext:value-type="float">
            <text:p>4.02</text:p>
          </table:table-cell>
          <table:table-cell/>
          <table:table-cell table:formula="of:=[.D403]+(-10*[.D403]+10*[.E403])*[.$B$1]" office:value-type="float" office:value="8.61787368321295" calcext:value-type="float">
            <text:p>8.6179</text:p>
          </table:table-cell>
          <table:table-cell table:formula="of:=[.E403]+(28*[.D403]-[.E403]-[.D403]*[.F403])*[.$B$1]" office:value-type="float" office:value="8.99480261084785" calcext:value-type="float">
            <text:p>8.9948</text:p>
          </table:table-cell>
          <table:table-cell table:formula="of:=[.F403]+(-(8/3)*[.F403] +[.E403]*[.D403])*[.$B$1]" office:value-type="float" office:value="27.0179626340656" calcext:value-type="float">
            <text:p>27.0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03</text:p>
          </table:table-cell>
          <table:table-cell table:formula="of:=[.$B$1]+[.B404]" office:value-type="float" office:value="4.02999999999996" calcext:value-type="float">
            <text:p>4.03</text:p>
          </table:table-cell>
          <table:table-cell/>
          <table:table-cell table:formula="of:=[.D404]+(-10*[.D404]+10*[.E404])*[.$B$1]" office:value-type="float" office:value="8.65556657597644" calcext:value-type="float">
            <text:p>8.6556</text:p>
          </table:table-cell>
          <table:table-cell table:formula="of:=[.E404]+(28*[.D404]-[.E404]-[.D404]*[.F404])*[.$B$1]" office:value-type="float" office:value="8.98948532445754" calcext:value-type="float">
            <text:p>8.9895</text:p>
          </table:table-cell>
          <table:table-cell table:formula="of:=[.F404]+(-(8/3)*[.F404] +[.E404]*[.D404])*[.$B$1]" office:value-type="float" office:value="27.0726443575477" calcext:value-type="float">
            <text:p>27.07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04</text:p>
          </table:table-cell>
          <table:table-cell table:formula="of:=[.$B$1]+[.B405]" office:value-type="float" office:value="4.03999999999996" calcext:value-type="float">
            <text:p>4.04</text:p>
          </table:table-cell>
          <table:table-cell/>
          <table:table-cell table:formula="of:=[.D405]+(-10*[.D405]+10*[.E405])*[.$B$1]" office:value-type="float" office:value="8.68895845082455" calcext:value-type="float">
            <text:p>8.6890</text:p>
          </table:table-cell>
          <table:table-cell table:formula="of:=[.E405]+(28*[.D405]-[.E405]-[.D405]*[.F405])*[.$B$1]" office:value-type="float" office:value="8.9798583562415" calcext:value-type="float">
            <text:p>8.9799</text:p>
          </table:table-cell>
          <table:table-cell table:formula="of:=[.F405]+(-(8/3)*[.F405] +[.E405]*[.D405])*[.$B$1]" office:value-type="float" office:value="27.1287980617759" calcext:value-type="float">
            <text:p>27.12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05</text:p>
          </table:table-cell>
          <table:table-cell table:formula="of:=[.$B$1]+[.B406]" office:value-type="float" office:value="4.04999999999996" calcext:value-type="float">
            <text:p>4.05</text:p>
          </table:table-cell>
          <table:table-cell/>
          <table:table-cell table:formula="of:=[.D406]+(-10*[.D406]+10*[.E406])*[.$B$1]" office:value-type="float" office:value="8.71804844136625" calcext:value-type="float">
            <text:p>8.7180</text:p>
          </table:table-cell>
          <table:table-cell table:formula="of:=[.E406]+(28*[.D406]-[.E406]-[.D406]*[.F406])*[.$B$1]" office:value-type="float" office:value="8.96575814711416" calcext:value-type="float">
            <text:p>8.9658</text:p>
          </table:table-cell>
          <table:table-cell table:formula="of:=[.F406]+(-(8/3)*[.F406] +[.E406]*[.D406])*[.$B$1]" office:value-type="float" office:value="27.1856196083119" calcext:value-type="float">
            <text:p>27.18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06</text:p>
          </table:table-cell>
          <table:table-cell table:formula="of:=[.$B$1]+[.B407]" office:value-type="float" office:value="4.05999999999996" calcext:value-type="float">
            <text:p>4.06</text:p>
          </table:table-cell>
          <table:table-cell/>
          <table:table-cell table:formula="of:=[.D407]+(-10*[.D407]+10*[.E407])*[.$B$1]" office:value-type="float" office:value="8.74281941194104" calcext:value-type="float">
            <text:p>8.7428</text:p>
          </table:table-cell>
          <table:table-cell table:formula="of:=[.E407]+(28*[.D407]-[.E407]-[.D407]*[.F407])*[.$B$1]" office:value-type="float" office:value="8.94709864268737" calcext:value-type="float">
            <text:p>8.9471</text:p>
          </table:table-cell>
          <table:table-cell table:formula="of:=[.F407]+(-(8/3)*[.F407] +[.E407]*[.D407])*[.$B$1]" office:value-type="float" office:value="27.2423088904914" calcext:value-type="float">
            <text:p>27.24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07</text:p>
          </table:table-cell>
          <table:table-cell table:formula="of:=[.$B$1]+[.B408]" office:value-type="float" office:value="4.06999999999996" calcext:value-type="float">
            <text:p>4.07</text:p>
          </table:table-cell>
          <table:table-cell/>
          <table:table-cell table:formula="of:=[.D408]+(-10*[.D408]+10*[.E408])*[.$B$1]" office:value-type="float" office:value="8.76324733501567" calcext:value-type="float">
            <text:p>8.7632</text:p>
          </table:table-cell>
          <table:table-cell table:formula="of:=[.E408]+(28*[.D408]-[.E408]-[.D408]*[.F408])*[.$B$1]" office:value-type="float" office:value="8.92387122166517" calcext:value-type="float">
            <text:p>8.9239</text:p>
          </table:table-cell>
          <table:table-cell table:formula="of:=[.F408]+(-(8/3)*[.F408] +[.E408]*[.D408])*[.$B$1]" office:value-type="float" office:value="27.2980759970167" calcext:value-type="float">
            <text:p>27.29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08</text:p>
          </table:table-cell>
          <table:table-cell table:formula="of:=[.$B$1]+[.B409]" office:value-type="float" office:value="4.07999999999996" calcext:value-type="float">
            <text:p>4.08</text:p>
          </table:table-cell>
          <table:table-cell/>
          <table:table-cell table:formula="of:=[.D409]+(-10*[.D409]+10*[.E409])*[.$B$1]" office:value-type="float" office:value="8.77930972368062" calcext:value-type="float">
            <text:p>8.7793</text:p>
          </table:table-cell>
          <table:table-cell table:formula="of:=[.E409]+(28*[.D409]-[.E409]-[.D409]*[.F409])*[.$B$1]" office:value-type="float" office:value="8.89614384593379" calcext:value-type="float">
            <text:p>8.8961</text:p>
          </table:table-cell>
          <table:table-cell table:formula="of:=[.F409]+(-(8/3)*[.F409] +[.E409]*[.D409])*[.$B$1]" office:value-type="float" office:value="27.3521482107757" calcext:value-type="float">
            <text:p>27.35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09</text:p>
          </table:table-cell>
          <table:table-cell table:formula="of:=[.$B$1]+[.B410]" office:value-type="float" office:value="4.08999999999996" calcext:value-type="float">
            <text:p>4.09</text:p>
          </table:table-cell>
          <table:table-cell/>
          <table:table-cell table:formula="of:=[.D410]+(-10*[.D410]+10*[.E410])*[.$B$1]" office:value-type="float" office:value="8.79099313590594" calcext:value-type="float">
            <text:p>8.7910</text:p>
          </table:table-cell>
          <table:table-cell table:formula="of:=[.E410]+(28*[.D410]-[.E410]-[.D410]*[.F410])*[.$B$1]" office:value-type="float" office:value="8.86405932260086" calcext:value-type="float">
            <text:p>8.8641</text:p>
          </table:table-cell>
          <table:table-cell table:formula="of:=[.F410]+(-(8/3)*[.F410] +[.E410]*[.D410])*[.$B$1]" office:value-type="float" office:value="27.4037776135204" calcext:value-type="float">
            <text:p>27.40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10</text:p>
          </table:table-cell>
          <table:table-cell table:formula="of:=[.$B$1]+[.B411]" office:value-type="float" office:value="4.09999999999996" calcext:value-type="float">
            <text:p>4.10</text:p>
          </table:table-cell>
          <table:table-cell/>
          <table:table-cell table:formula="of:=[.D411]+(-10*[.D411]+10*[.E411])*[.$B$1]" office:value-type="float" office:value="8.79829975457543" calcext:value-type="float">
            <text:p>8.7983</text:p>
          </table:table-cell>
          <table:table-cell table:formula="of:=[.E411]+(28*[.D411]-[.E411]-[.D411]*[.F411])*[.$B$1]" office:value-type="float" office:value="8.82783259844502" calcext:value-type="float">
            <text:p>8.8278</text:p>
          </table:table-cell>
          <table:table-cell table:formula="of:=[.F411]+(-(8/3)*[.F411] +[.E411]*[.D411])*[.$B$1]" office:value-type="float" office:value="27.4522490571056" calcext:value-type="float">
            <text:p>27.45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11</text:p>
          </table:table-cell>
          <table:table-cell table:formula="of:=[.$B$1]+[.B412]" office:value-type="float" office:value="4.10999999999996" calcext:value-type="float">
            <text:p>4.11</text:p>
          </table:table-cell>
          <table:table-cell/>
          <table:table-cell table:formula="of:=[.D412]+(-10*[.D412]+10*[.E412])*[.$B$1]" office:value-type="float" office:value="8.80125303896239" calcext:value-type="float">
            <text:p>8.8013</text:p>
          </table:table-cell>
          <table:table-cell table:formula="of:=[.E412]+(28*[.D412]-[.E412]-[.D412]*[.F412])*[.$B$1]" office:value-type="float" office:value="8.78774704232493" calcext:value-type="float">
            <text:p>8.7877</text:p>
          </table:table-cell>
          <table:table-cell table:formula="of:=[.F412]+(-(8/3)*[.F412] +[.E412]*[.D412])*[.$B$1]" office:value-type="float" office:value="27.4968882560928" calcext:value-type="float">
            <text:p>27.49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12</text:p>
          </table:table-cell>
          <table:table-cell table:formula="of:=[.$B$1]+[.B413]" office:value-type="float" office:value="4.11999999999996" calcext:value-type="float">
            <text:p>4.12</text:p>
          </table:table-cell>
          <table:table-cell/>
          <table:table-cell table:formula="of:=[.D413]+(-10*[.D413]+10*[.E413])*[.$B$1]" office:value-type="float" office:value="8.79990243929864" calcext:value-type="float">
            <text:p>8.7999</text:p>
          </table:table-cell>
          <table:table-cell table:formula="of:=[.E413]+(28*[.D413]-[.E413]-[.D413]*[.F413])*[.$B$1]" office:value-type="float" office:value="8.74414970955169" calcext:value-type="float">
            <text:p>8.7441</text:p>
          </table:table-cell>
          <table:table-cell table:formula="of:=[.F413]+(-(8/3)*[.F413] +[.E413]*[.D413])*[.$B$1]" office:value-type="float" office:value="27.5370697562159" calcext:value-type="float">
            <text:p>27.53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13</text:p>
          </table:table-cell>
          <table:table-cell table:formula="of:=[.$B$1]+[.B414]" office:value-type="float" office:value="4.12999999999996" calcext:value-type="float">
            <text:p>4.13</text:p>
          </table:table-cell>
          <table:table-cell/>
          <table:table-cell table:formula="of:=[.D414]+(-10*[.D414]+10*[.E414])*[.$B$1]" office:value-type="float" office:value="8.79432716632395" calcext:value-type="float">
            <text:p>8.7943</text:p>
          </table:table-cell>
          <table:table-cell table:formula="of:=[.E414]+(28*[.D414]-[.E414]-[.D414]*[.F414])*[.$B$1]" office:value-type="float" office:value="8.69744562227118" calcext:value-type="float">
            <text:p>8.6974</text:p>
          </table:table-cell>
          <table:table-cell table:formula="of:=[.F414]+(-(8/3)*[.F414] +[.E414]*[.D414])*[.$B$1]" office:value-type="float" office:value="27.5722245396369" calcext:value-type="float">
            <text:p>27.57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14</text:p>
          </table:table-cell>
          <table:table-cell table:formula="of:=[.$B$1]+[.B415]" office:value-type="float" office:value="4.13999999999996" calcext:value-type="float">
            <text:p>4.14</text:p>
          </table:table-cell>
          <table:table-cell/>
          <table:table-cell table:formula="of:=[.D415]+(-10*[.D415]+10*[.E415])*[.$B$1]" office:value-type="float" office:value="8.78463901191867" calcext:value-type="float">
            <text:p>8.7846</text:p>
          </table:table-cell>
          <table:table-cell table:formula="of:=[.E415]+(28*[.D415]-[.E415]-[.D415]*[.F415])*[.$B$1]" office:value-type="float" office:value="8.64809113957005" calcext:value-type="float">
            <text:p>8.6481</text:p>
          </table:table-cell>
          <table:table-cell table:formula="of:=[.F415]+(-(8/3)*[.F415] +[.E415]*[.D415])*[.$B$1]" office:value-type="float" office:value="27.6018470417156" calcext:value-type="float">
            <text:p>27.6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15</text:p>
          </table:table-cell>
          <table:table-cell table:formula="of:=[.$B$1]+[.B416]" office:value-type="float" office:value="4.14999999999996" calcext:value-type="float">
            <text:p>4.15</text:p>
          </table:table-cell>
          <table:table-cell/>
          <table:table-cell table:formula="of:=[.D416]+(-10*[.D416]+10*[.E416])*[.$B$1]" office:value-type="float" office:value="8.77098422468381" calcext:value-type="float">
            <text:p>8.7710</text:p>
          </table:table-cell>
          <table:table-cell table:formula="of:=[.E416]+(28*[.D416]-[.E416]-[.D416]*[.F416])*[.$B$1]" office:value-type="float" office:value="8.59658652827491" calcext:value-type="float">
            <text:p>8.5966</text:p>
          </table:table-cell>
          <table:table-cell table:formula="of:=[.F416]+(-(8/3)*[.F416] +[.E416]*[.D416])*[.$B$1]" office:value-type="float" office:value="27.6255013753028" calcext:value-type="float">
            <text:p>27.62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16</text:p>
          </table:table-cell>
          <table:table-cell table:formula="of:=[.$B$1]+[.B417]" office:value-type="float" office:value="4.15999999999996" calcext:value-type="float">
            <text:p>4.16</text:p>
          </table:table-cell>
          <table:table-cell/>
          <table:table-cell table:formula="of:=[.D417]+(-10*[.D417]+10*[.E417])*[.$B$1]" office:value-type="float" office:value="8.75354445504292" calcext:value-type="float">
            <text:p>8.7535</text:p>
          </table:table-cell>
          <table:table-cell table:formula="of:=[.E417]+(28*[.D417]-[.E417]-[.D417]*[.F417])*[.$B$1]" office:value-type="float" office:value="8.54346787828601" calcext:value-type="float">
            <text:p>8.5435</text:p>
          </table:table-cell>
          <table:table-cell table:formula="of:=[.F417]+(-(8/3)*[.F417] +[.E417]*[.D417])*[.$B$1]" office:value-type="float" office:value="27.6428265868843" calcext:value-type="float">
            <text:p>27.64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17</text:p>
          </table:table-cell>
          <table:table-cell table:formula="of:=[.$B$1]+[.B418]" office:value-type="float" office:value="4.16999999999996" calcext:value-type="float">
            <text:p>4.17</text:p>
          </table:table-cell>
          <table:table-cell/>
          <table:table-cell table:formula="of:=[.D418]+(-10*[.D418]+10*[.E418])*[.$B$1]" office:value-type="float" office:value="8.73253679736722" calcext:value-type="float">
            <text:p>8.7325</text:p>
          </table:table-cell>
          <table:table-cell table:formula="of:=[.E418]+(28*[.D418]-[.E418]-[.D418]*[.F418])*[.$B$1]" office:value-type="float" office:value="8.48929853300182" calcext:value-type="float">
            <text:p>8.4893</text:p>
          </table:table-cell>
          <table:table-cell table:formula="of:=[.F418]+(-(8/3)*[.F418] +[.E418]*[.D418])*[.$B$1]" office:value-type="float" office:value="27.6535408032955" calcext:value-type="float">
            <text:p>27.65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18</text:p>
          </table:table-cell>
          <table:table-cell table:formula="of:=[.$B$1]+[.B419]" office:value-type="float" office:value="4.17999999999996" calcext:value-type="float">
            <text:p>4.18</text:p>
          </table:table-cell>
          <table:table-cell/>
          <table:table-cell table:formula="of:=[.D419]+(-10*[.D419]+10*[.E419])*[.$B$1]" office:value-type="float" office:value="8.70821297093068" calcext:value-type="float">
            <text:p>8.7082</text:p>
          </table:table-cell>
          <table:table-cell table:formula="of:=[.E419]+(28*[.D419]-[.E419]-[.D419]*[.F419])*[.$B$1]" office:value-type="float" office:value="8.43466022451188" calcext:value-type="float">
            <text:p>8.4347</text:p>
          </table:table-cell>
          <table:table-cell table:formula="of:=[.F419]+(-(8/3)*[.F419] +[.E419]*[.D419])*[.$B$1]" office:value-type="float" office:value="27.6574441667737" calcext:value-type="float">
            <text:p>27.65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19</text:p>
          </table:table-cell>
          <table:table-cell table:formula="of:=[.$B$1]+[.B420]" office:value-type="float" office:value="4.18999999999996" calcext:value-type="float">
            <text:p>4.19</text:p>
          </table:table-cell>
          <table:table-cell/>
          <table:table-cell table:formula="of:=[.D420]+(-10*[.D420]+10*[.E420])*[.$B$1]" office:value-type="float" office:value="8.6808576962888" calcext:value-type="float">
            <text:p>8.6809</text:p>
          </table:table-cell>
          <table:table-cell table:formula="of:=[.E420]+(28*[.D420]-[.E420]-[.D420]*[.F420])*[.$B$1]" office:value-type="float" office:value="8.38014411376846" calcext:value-type="float">
            <text:p>8.3801</text:p>
          </table:table-cell>
          <table:table-cell table:formula="of:=[.F420]+(-(8/3)*[.F420] +[.E420]*[.D420])*[.$B$1]" office:value-type="float" office:value="27.6544204980513" calcext:value-type="float">
            <text:p>27.65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20</text:p>
          </table:table-cell>
          <table:table-cell table:formula="of:=[.$B$1]+[.B421]" office:value-type="float" office:value="4.19999999999996" calcext:value-type="float">
            <text:p>4.20</text:p>
          </table:table-cell>
          <table:table-cell/>
          <table:table-cell table:formula="of:=[.D421]+(-10*[.D421]+10*[.E421])*[.$B$1]" office:value-type="float" office:value="8.65078633803677" calcext:value-type="float">
            <text:p>8.6508</text:p>
          </table:table-cell>
          <table:table-cell table:formula="of:=[.E421]+(28*[.D421]-[.E421]-[.D421]*[.F421])*[.$B$1]" office:value-type="float" office:value="8.32634193742249" calcext:value-type="float">
            <text:p>8.3263</text:p>
          </table:table-cell>
          <table:table-cell table:formula="of:=[.F421]+(-(8/3)*[.F421] +[.E421]*[.D421])*[.$B$1]" office:value-type="float" office:value="27.6444376700301" calcext:value-type="float">
            <text:p>27.64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21</text:p>
          </table:table-cell>
          <table:table-cell table:formula="of:=[.$B$1]+[.B422]" office:value-type="float" office:value="4.20999999999995" calcext:value-type="float">
            <text:p>4.21</text:p>
          </table:table-cell>
          <table:table-cell/>
          <table:table-cell table:formula="of:=[.D422]+(-10*[.D422]+10*[.E422])*[.$B$1]" office:value-type="float" office:value="8.61834189797534" calcext:value-type="float">
            <text:p>8.6183</text:p>
          </table:table-cell>
          <table:table-cell table:formula="of:=[.E422]+(28*[.D422]-[.E422]-[.D422]*[.F422])*[.$B$1]" office:value-type="float" office:value="8.2738374555125" calcext:value-type="float">
            <text:p>8.2738</text:p>
          </table:table-cell>
          <table:table-cell table:formula="of:=[.F422]+(-(8/3)*[.F422] +[.E422]*[.D422])*[.$B$1]" office:value-type="float" office:value="27.6275467162767" calcext:value-type="float">
            <text:p>27.62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22</text:p>
          </table:table-cell>
          <table:table-cell table:formula="of:=[.$B$1]+[.B423]" office:value-type="float" office:value="4.21999999999995" calcext:value-type="float">
            <text:p>4.22</text:p>
          </table:table-cell>
          <table:table-cell/>
          <table:table-cell table:formula="of:=[.D423]+(-10*[.D423]+10*[.E423])*[.$B$1]" office:value-type="float" office:value="8.58389145372906" calcext:value-type="float">
            <text:p>8.5839</text:p>
          </table:table-cell>
          <table:table-cell table:formula="of:=[.E423]+(28*[.D423]-[.E423]-[.D423]*[.F423])*[.$B$1]" office:value-type="float" office:value="8.22319837835889" calcext:value-type="float">
            <text:p>8.2232</text:p>
          </table:table-cell>
          <table:table-cell table:formula="of:=[.F423]+(-(8/3)*[.F423] +[.E423]*[.D423])*[.$B$1]" office:value-type="float" office:value="27.6038797371748" calcext:value-type="float">
            <text:p>27.60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23</text:p>
          </table:table-cell>
          <table:table-cell table:formula="of:=[.$B$1]+[.B424]" office:value-type="float" office:value="4.22999999999995" calcext:value-type="float">
            <text:p>4.23</text:p>
          </table:table-cell>
          <table:table-cell/>
          <table:table-cell table:formula="of:=[.D424]+(-10*[.D424]+10*[.E424])*[.$B$1]" office:value-type="float" office:value="8.54782214619204" calcext:value-type="float">
            <text:p>8.5478</text:p>
          </table:table-cell>
          <table:table-cell table:formula="of:=[.E424]+(28*[.D424]-[.E424]-[.D424]*[.F424])*[.$B$1]" office:value-type="float" office:value="8.17496892796244" calcext:value-type="float">
            <text:p>8.1750</text:p>
          </table:table-cell>
          <table:table-cell table:formula="of:=[.F424]+(-(8/3)*[.F424] +[.E424]*[.D424])*[.$B$1]" office:value-type="float" office:value="27.5736467003399" calcext:value-type="float">
            <text:p>27.57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24</text:p>
          </table:table-cell>
          <table:table-cell table:formula="of:=[.$B$1]+[.B425]" office:value-type="float" office:value="4.23999999999995" calcext:value-type="float">
            <text:p>4.24</text:p>
          </table:table-cell>
          <table:table-cell/>
          <table:table-cell table:formula="of:=[.D425]+(-10*[.D425]+10*[.E425])*[.$B$1]" office:value-type="float" office:value="8.51053682436908" calcext:value-type="float">
            <text:p>8.5105</text:p>
          </table:table-cell>
          <table:table-cell table:formula="of:=[.E425]+(28*[.D425]-[.E425]-[.D425]*[.F425])*[.$B$1]" office:value-type="float" office:value="8.12966316045218" calcext:value-type="float">
            <text:p>8.1297</text:p>
          </table:table-cell>
          <table:table-cell table:formula="of:=[.F425]+(-(8/3)*[.F425] +[.E425]*[.D425])*[.$B$1]" office:value-type="float" office:value="27.5371312594662" calcext:value-type="float">
            <text:p>27.53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25</text:p>
          </table:table-cell>
          <table:table-cell table:formula="of:=[.$B$1]+[.B426]" office:value-type="float" office:value="4.24999999999995" calcext:value-type="float">
            <text:p>4.25</text:p>
          </table:table-cell>
          <table:table-cell/>
          <table:table-cell table:formula="of:=[.D426]+(-10*[.D426]+10*[.E426])*[.$B$1]" office:value-type="float" office:value="8.47244945797739" calcext:value-type="float">
            <text:p>8.4724</text:p>
          </table:table-cell>
          <table:table-cell table:formula="of:=[.E426]+(28*[.D426]-[.E426]-[.D426]*[.F426])*[.$B$1]" office:value-type="float" office:value="8.08775914345928" calcext:value-type="float">
            <text:p>8.0878</text:p>
          </table:table-cell>
          <table:table-cell table:formula="of:=[.F426]+(-(8/3)*[.F426] +[.E426]*[.D426])*[.$B$1]" office:value-type="float" office:value="27.4946857361813" calcext:value-type="float">
            <text:p>27.49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26</text:p>
          </table:table-cell>
          <table:table-cell table:formula="of:=[.$B$1]+[.B427]" office:value-type="float" office:value="4.25999999999995" calcext:value-type="float">
            <text:p>4.26</text:p>
          </table:table-cell>
          <table:table-cell/>
          <table:table-cell table:formula="of:=[.D427]+(-10*[.D427]+10*[.E427])*[.$B$1]" office:value-type="float" office:value="8.43398042652558" calcext:value-type="float">
            <text:p>8.4340</text:p>
          </table:table-cell>
          <table:table-cell table:formula="of:=[.E427]+(28*[.D427]-[.E427]-[.D427]*[.F427])*[.$B$1]" office:value-type="float" office:value="8.04969404763068" calcext:value-type="float">
            <text:p>8.0497</text:p>
          </table:table-cell>
          <table:table-cell table:formula="of:=[.F427]+(-(8/3)*[.F427] +[.E427]*[.D427])*[.$B$1]" office:value-type="float" office:value="27.4467254222623" calcext:value-type="float">
            <text:p>27.44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27</text:p>
          </table:table-cell>
          <table:table-cell table:formula="of:=[.$B$1]+[.B428]" office:value-type="float" office:value="4.26999999999995" calcext:value-type="float">
            <text:p>4.27</text:p>
          </table:table-cell>
          <table:table-cell/>
          <table:table-cell table:formula="of:=[.D428]+(-10*[.D428]+10*[.E428])*[.$B$1]" office:value-type="float" office:value="8.39555178863609" calcext:value-type="float">
            <text:p>8.3956</text:p>
          </table:table-cell>
          <table:table-cell table:formula="of:=[.E428]+(28*[.D428]-[.E428]-[.D428]*[.F428])*[.$B$1]" office:value-type="float" office:value="8.01586017674571" calcext:value-type="float">
            <text:p>8.0159</text:p>
          </table:table-cell>
          <table:table-cell table:formula="of:=[.F428]+(-(8/3)*[.F428] +[.E428]*[.D428])*[.$B$1]" office:value-type="float" office:value="27.3937223647077" calcext:value-type="float">
            <text:p>27.39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28</text:p>
          </table:table-cell>
          <table:table-cell table:formula="of:=[.$B$1]+[.B429]" office:value-type="float" office:value="4.27999999999995" calcext:value-type="float">
            <text:p>4.28</text:p>
          </table:table-cell>
          <table:table-cell/>
          <table:table-cell table:formula="of:=[.D429]+(-10*[.D429]+10*[.E429])*[.$B$1]" office:value-type="float" office:value="8.35758262744705" calcext:value-type="float">
            <text:p>8.3576</text:p>
          </table:table-cell>
          <table:table-cell table:formula="of:=[.E429]+(28*[.D429]-[.E429]-[.D429]*[.F429])*[.$B$1]" office:value-type="float" office:value="7.98660192783214" calcext:value-type="float">
            <text:p>7.9866</text:p>
          </table:table-cell>
          <table:table-cell table:formula="of:=[.F429]+(-(8/3)*[.F429] +[.E429]*[.D429])*[.$B$1]" office:value-type="float" office:value="27.3361987940921" calcext:value-type="float">
            <text:p>27.33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29</text:p>
          </table:table-cell>
          <table:table-cell table:formula="of:=[.$B$1]+[.B430]" office:value-type="float" office:value="4.28999999999995" calcext:value-type="float">
            <text:p>4.29</text:p>
          </table:table-cell>
          <table:table-cell/>
          <table:table-cell table:formula="of:=[.D430]+(-10*[.D430]+10*[.E430])*[.$B$1]" office:value-type="float" office:value="8.32048455748556" calcext:value-type="float">
            <text:p>8.3205</text:p>
          </table:table-cell>
          <table:table-cell table:formula="of:=[.E430]+(28*[.D430]-[.E430]-[.D430]*[.F430])*[.$B$1]" office:value-type="float" office:value="7.96221364281956" calcext:value-type="float">
            <text:p>7.9622</text:p>
          </table:table-cell>
          <table:table-cell table:formula="of:=[.F430]+(-(8/3)*[.F430] +[.E430]*[.D430])*[.$B$1]" office:value-type="float" office:value="27.2747203481602" calcext:value-type="float">
            <text:p>27.27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30</text:p>
          </table:table-cell>
          <table:table-cell table:formula="of:=[.$B$1]+[.B431]" office:value-type="float" office:value="4.29999999999995" calcext:value-type="float">
            <text:p>4.30</text:p>
          </table:table-cell>
          <table:table-cell/>
          <table:table-cell table:formula="of:=[.D431]+(-10*[.D431]+10*[.E431])*[.$B$1]" office:value-type="float" office:value="8.28465746601896" calcext:value-type="float">
            <text:p>8.2847</text:p>
          </table:table-cell>
          <table:table-cell table:formula="of:=[.E431]+(28*[.D431]-[.E431]-[.D431]*[.F431])*[.$B$1]" office:value-type="float" office:value="7.94293828782128" calcext:value-type="float">
            <text:p>7.9429</text:p>
          </table:table-cell>
          <table:table-cell table:formula="of:=[.F431]+(-(8/3)*[.F431] +[.E431]*[.D431])*[.$B$1]" office:value-type="float" office:value="27.2098892287941" calcext:value-type="float">
            <text:p>27.20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31</text:p>
          </table:table-cell>
          <table:table-cell table:formula="of:=[.$B$1]+[.B432]" office:value-type="float" office:value="4.30999999999995" calcext:value-type="float">
            <text:p>4.31</text:p>
          </table:table-cell>
          <table:table-cell/>
          <table:table-cell table:formula="of:=[.D432]+(-10*[.D432]+10*[.E432])*[.$B$1]" office:value-type="float" office:value="8.25048554819919" calcext:value-type="float">
            <text:p>8.2505</text:p>
          </table:table-cell>
          <table:table-cell table:formula="of:=[.E432]+(28*[.D432]-[.E432]-[.D432]*[.F432])*[.$B$1]" office:value-type="float" office:value="7.9289668759396" calcext:value-type="float">
            <text:p>7.9290</text:p>
          </table:table-cell>
          <table:table-cell table:formula="of:=[.F432]+(-(8/3)*[.F432] +[.E432]*[.D432])*[.$B$1]" office:value-type="float" office:value="27.1423374125761" calcext:value-type="float">
            <text:p>27.14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32</text:p>
          </table:table-cell>
          <table:table-cell table:formula="of:=[.$B$1]+[.B433]" office:value-type="float" office:value="4.31999999999995" calcext:value-type="float">
            <text:p>4.32</text:p>
          </table:table-cell>
          <table:table-cell/>
          <table:table-cell table:formula="of:=[.D433]+(-10*[.D433]+10*[.E433])*[.$B$1]" office:value-type="float" office:value="8.21833368097323" calcext:value-type="float">
            <text:p>8.2183</text:p>
          </table:table-cell>
          <table:table-cell table:formula="of:=[.E433]+(28*[.D433]-[.E433]-[.D433]*[.F433])*[.$B$1]" office:value-type="float" office:value="7.92043853500792" calcext:value-type="float">
            <text:p>7.9204</text:p>
          </table:table-cell>
          <table:table-cell table:formula="of:=[.F433]+(-(8/3)*[.F433] +[.E433]*[.D433])*[.$B$1]" office:value-type="float" office:value="27.0727200144617" calcext:value-type="float">
            <text:p>27.07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33</text:p>
          </table:table-cell>
          <table:table-cell table:formula="of:=[.$B$1]+[.B434]" office:value-type="float" office:value="4.32999999999995" calcext:value-type="float">
            <text:p>4.33</text:p>
          </table:table-cell>
          <table:table-cell/>
          <table:table-cell table:formula="of:=[.D434]+(-10*[.D434]+10*[.E434])*[.$B$1]" office:value-type="float" office:value="8.1885441663767" calcext:value-type="float">
            <text:p>8.1885</text:p>
          </table:table-cell>
          <table:table-cell table:formula="of:=[.E434]+(28*[.D434]-[.E434]-[.D434]*[.F434])*[.$B$1]" office:value-type="float" office:value="7.91744111302626" calcext:value-type="float">
            <text:p>7.9174</text:p>
          </table:table-cell>
          <table:table-cell table:formula="of:=[.F434]+(-(8/3)*[.F434] +[.E434]*[.D434])*[.$B$1]" office:value-type="float" office:value="27.0017088818794" calcext:value-type="float">
            <text:p>27.0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34</text:p>
          </table:table-cell>
          <table:table-cell table:formula="of:=[.$B$1]+[.B435]" office:value-type="float" office:value="4.33999999999995" calcext:value-type="float">
            <text:p>4.34</text:p>
          </table:table-cell>
          <table:table-cell/>
          <table:table-cell table:formula="of:=[.D435]+(-10*[.D435]+10*[.E435])*[.$B$1]" office:value-type="float" office:value="8.16143386104166" calcext:value-type="float">
            <text:p>8.1614</text:p>
          </table:table-cell>
          <table:table-cell table:formula="of:=[.E435]+(28*[.D435]-[.E435]-[.D435]*[.F435])*[.$B$1]" office:value-type="float" office:value="7.92001221101232" calcext:value-type="float">
            <text:p>7.9200</text:p>
          </table:table-cell>
          <table:table-cell table:formula="of:=[.F435]+(-(8/3)*[.F435] +[.E435]*[.D435])*[.$B$1]" office:value-type="float" office:value="26.9299864740829" calcext:value-type="float">
            <text:p>26.93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35</text:p>
          </table:table-cell>
          <table:table-cell table:formula="of:=[.$B$1]+[.B436]" office:value-type="float" office:value="4.34999999999995" calcext:value-type="float">
            <text:p>4.35</text:p>
          </table:table-cell>
          <table:table-cell/>
          <table:table-cell table:formula="of:=[.D436]+(-10*[.D436]+10*[.E436])*[.$B$1]" office:value-type="float" office:value="8.13729169603872" calcext:value-type="float">
            <text:p>8.1373</text:p>
          </table:table-cell>
          <table:table-cell table:formula="of:=[.E436]+(28*[.D436]-[.E436]-[.D436]*[.F436])*[.$B$1]" office:value-type="float" office:value="7.92814053512412" calcext:value-type="float">
            <text:p>7.9281</text:p>
          </table:table-cell>
          <table:table-cell table:formula="of:=[.F436]+(-(8/3)*[.F436] +[.E436]*[.D436])*[.$B$1]" office:value-type="float" office:value="26.8582400598289" calcext:value-type="float">
            <text:p>26.85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36</text:p>
          </table:table-cell>
          <table:table-cell table:formula="of:=[.$B$1]+[.B437]" office:value-type="float" office:value="4.35999999999995" calcext:value-type="float">
            <text:p>4.36</text:p>
          </table:table-cell>
          <table:table-cell/>
          <table:table-cell table:formula="of:=[.D437]+(-10*[.D437]+10*[.E437])*[.$B$1]" office:value-type="float" office:value="8.11637657994726" calcext:value-type="float">
            <text:p>8.1164</text:p>
          </table:table-cell>
          <table:table-cell table:formula="of:=[.E437]+(28*[.D437]-[.E437]-[.D437]*[.F437])*[.$B$1]" office:value-type="float" office:value="7.94176746657312" calcext:value-type="float">
            <text:p>7.9418</text:p>
          </table:table-cell>
          <table:table-cell table:formula="of:=[.F437]+(-(8/3)*[.F437] +[.E437]*[.D437])*[.$B$1]" office:value-type="float" office:value="26.7871562463151" calcext:value-type="float">
            <text:p>26.78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37</text:p>
          </table:table-cell>
          <table:table-cell table:formula="of:=[.$B$1]+[.B438]" office:value-type="float" office:value="4.36999999999995" calcext:value-type="float">
            <text:p>4.37</text:p>
          </table:table-cell>
          <table:table-cell/>
          <table:table-cell table:formula="of:=[.D438]+(-10*[.D438]+10*[.E438])*[.$B$1]" office:value-type="float" office:value="8.09891566860985" calcext:value-type="float">
            <text:p>8.0989</text:p>
          </table:table-cell>
          <table:table-cell table:formula="of:=[.E438]+(28*[.D438]-[.E438]-[.D438]*[.F438])*[.$B$1]" office:value-type="float" office:value="7.96078875828282" calcext:value-type="float">
            <text:p>7.9608</text:p>
          </table:table-cell>
          <table:table-cell table:formula="of:=[.F438]+(-(8/3)*[.F438] +[.E438]*[.D438])*[.$B$1]" office:value-type="float" office:value="26.7174158344375" calcext:value-type="float">
            <text:p>26.71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38</text:p>
          </table:table-cell>
          <table:table-cell table:formula="of:=[.$B$1]+[.B439]" office:value-type="float" office:value="4.37999999999995" calcext:value-type="float">
            <text:p>4.38</text:p>
          </table:table-cell>
          <table:table-cell/>
          <table:table-cell table:formula="of:=[.D439]+(-10*[.D439]+10*[.E439])*[.$B$1]" office:value-type="float" office:value="8.08510297757715" calcext:value-type="float">
            <text:p>8.0851</text:p>
          </table:table-cell>
          <table:table-cell table:formula="of:=[.E439]+(28*[.D439]-[.E439]-[.D439]*[.F439])*[.$B$1]" office:value-type="float" office:value="7.98505628064784" calcext:value-type="float">
            <text:p>7.9851</text:p>
          </table:table-cell>
          <table:table-cell table:formula="of:=[.F439]+(-(8/3)*[.F439] +[.E439]*[.D439])*[.$B$1]" office:value-type="float" office:value="26.6496889802753" calcext:value-type="float">
            <text:p>26.64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39</text:p>
          </table:table-cell>
          <table:table-cell table:formula="of:=[.$B$1]+[.B440]" office:value-type="float" office:value="4.38999999999995" calcext:value-type="float">
            <text:p>4.39</text:p>
          </table:table-cell>
          <table:table-cell/>
          <table:table-cell table:formula="of:=[.D440]+(-10*[.D440]+10*[.E440])*[.$B$1]" office:value-type="float" office:value="8.07509830788422" calcext:value-type="float">
            <text:p>8.0751</text:p>
          </table:table-cell>
          <table:table-cell table:formula="of:=[.E440]+(28*[.D440]-[.E440]-[.D440]*[.F440])*[.$B$1]" office:value-type="float" office:value="8.01437975430367" calcext:value-type="float">
            <text:p>8.0144</text:p>
          </table:table-cell>
          <table:table-cell table:formula="of:=[.F440]+(-(8/3)*[.F440] +[.E440]*[.D440])*[.$B$1]" office:value-type="float" office:value="26.5846306305759" calcext:value-type="float">
            <text:p>26.5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40</text:p>
          </table:table-cell>
          <table:table-cell table:formula="of:=[.$B$1]+[.B441]" office:value-type="float" office:value="4.39999999999995" calcext:value-type="float">
            <text:p>4.40</text:p>
          </table:table-cell>
          <table:table-cell/>
          <table:table-cell table:formula="of:=[.D441]+(-10*[.D441]+10*[.E441])*[.$B$1]" office:value-type="float" office:value="8.06902645252616" calcext:value-type="float">
            <text:p>8.0690</text:p>
          </table:table-cell>
          <table:table-cell table:formula="of:=[.E441]+(28*[.D441]-[.E441]-[.D441]*[.F441])*[.$B$1]" office:value-type="float" office:value="8.04852842476132" calcext:value-type="float">
            <text:p>8.0485</text:p>
          </table:table-cell>
          <table:table-cell table:formula="of:=[.F441]+(-(8/3)*[.F441] +[.E441]*[.D441])*[.$B$1]" office:value-type="float" office:value="26.522876191021" calcext:value-type="float">
            <text:p>26.52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41</text:p>
          </table:table-cell>
          <table:table-cell table:formula="of:=[.$B$1]+[.B442]" office:value-type="float" office:value="4.40999999999995" calcext:value-type="float">
            <text:p>4.41</text:p>
          </table:table-cell>
          <table:table-cell/>
          <table:table-cell table:formula="of:=[.D442]+(-10*[.D442]+10*[.E442])*[.$B$1]" office:value-type="float" office:value="8.06697664974968" calcext:value-type="float">
            <text:p>8.0670</text:p>
          </table:table-cell>
          <table:table-cell table:formula="of:=[.E442]+(28*[.D442]-[.E442]-[.D442]*[.F442])*[.$B$1]" office:value-type="float" office:value="8.08723265139678" calcext:value-type="float">
            <text:p>8.0872</text:p>
          </table:table-cell>
          <table:table-cell table:formula="of:=[.F442]+(-(8/3)*[.F442] +[.E442]*[.D442])*[.$B$1]" office:value-type="float" office:value="26.4650373802269" calcext:value-type="float">
            <text:p>26.46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42</text:p>
          </table:table-cell>
          <table:table-cell table:formula="of:=[.$B$1]+[.B443]" office:value-type="float" office:value="4.41999999999995" calcext:value-type="float">
            <text:p>4.42</text:p>
          </table:table-cell>
          <table:table-cell/>
          <table:table-cell table:formula="of:=[.D443]+(-10*[.D443]+10*[.E443])*[.$B$1]" office:value-type="float" office:value="8.06900224991439" calcext:value-type="float">
            <text:p>8.0690</text:p>
          </table:table-cell>
          <table:table-cell table:formula="of:=[.E443]+(28*[.D443]-[.E443]-[.D443]*[.F443])*[.$B$1]" office:value-type="float" office:value="8.13018540100229" calcext:value-type="float">
            <text:p>8.1302</text:p>
          </table:table-cell>
          <table:table-cell table:formula="of:=[.F443]+(-(8/3)*[.F443] +[.E443]*[.D443])*[.$B$1]" office:value-type="float" office:value="26.4116982196866" calcext:value-type="float">
            <text:p>26.41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43</text:p>
          </table:table-cell>
          <table:table-cell table:formula="of:=[.$B$1]+[.B444]" office:value-type="float" office:value="4.42999999999995" calcext:value-type="float">
            <text:p>4.43</text:p>
          </table:table-cell>
          <table:table-cell/>
          <table:table-cell table:formula="of:=[.D444]+(-10*[.D444]+10*[.E444])*[.$B$1]" office:value-type="float" office:value="8.07512056502318" calcext:value-type="float">
            <text:p>8.0751</text:p>
          </table:table-cell>
          <table:table-cell table:formula="of:=[.E444]+(28*[.D444]-[.E444]-[.D444]*[.F444])*[.$B$1]" office:value-type="float" office:value="8.17704365338119" calcext:value-type="float">
            <text:p>8.1770</text:p>
          </table:table-cell>
          <table:table-cell table:formula="of:=[.F444]+(-(8/3)*[.F444] +[.E444]*[.D444])*[.$B$1]" office:value-type="float" office:value="26.3634111100907" calcext:value-type="float">
            <text:p>26.36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44</text:p>
          </table:table-cell>
          <table:table-cell table:formula="of:=[.$B$1]+[.B445]" office:value-type="float" office:value="4.43999999999995" calcext:value-type="float">
            <text:p>4.44</text:p>
          </table:table-cell>
          <table:table-cell/>
          <table:table-cell table:formula="of:=[.D445]+(-10*[.D445]+10*[.E445])*[.$B$1]" office:value-type="float" office:value="8.08531287385898" calcext:value-type="float">
            <text:p>8.0853</text:p>
          </table:table-cell>
          <table:table-cell table:formula="of:=[.E445]+(28*[.D445]-[.E445]-[.D445]*[.F445])*[.$B$1]" office:value-type="float" office:value="8.22742974286133" calcext:value-type="float">
            <text:p>8.2274</text:p>
          </table:table-cell>
          <table:table-cell table:formula="of:=[.F445]+(-(8/3)*[.F445] +[.E445]*[.D445])*[.$B$1]" office:value-type="float" office:value="26.3206929474867" calcext:value-type="float">
            <text:p>26.32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45</text:p>
          </table:table-cell>
          <table:table-cell table:formula="of:=[.$B$1]+[.B446]" office:value-type="float" office:value="4.44999999999995" calcext:value-type="float">
            <text:p>4.45</text:p>
          </table:table-cell>
          <table:table-cell/>
          <table:table-cell table:formula="of:=[.D446]+(-10*[.D446]+10*[.E446])*[.$B$1]" office:value-type="float" office:value="8.09952456075921" calcext:value-type="float">
            <text:p>8.0995</text:p>
          </table:table-cell>
          <table:table-cell table:formula="of:=[.E446]+(28*[.D446]-[.E446]-[.D446]*[.F446])*[.$B$1]" office:value-type="float" office:value="8.28093267474119" calcext:value-type="float">
            <text:p>8.2809</text:p>
          </table:table-cell>
          <table:table-cell table:formula="of:=[.F446]+(-(8/3)*[.F446] +[.E446]*[.D446])*[.$B$1]" office:value-type="float" office:value="26.2840212384077" calcext:value-type="float">
            <text:p>26.28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46</text:p>
          </table:table-cell>
          <table:table-cell table:formula="of:=[.$B$1]+[.B447]" office:value-type="float" office:value="4.45999999999995" calcext:value-type="float">
            <text:p>4.46</text:p>
          </table:table-cell>
          <table:table-cell/>
          <table:table-cell table:formula="of:=[.D447]+(-10*[.D447]+10*[.E447])*[.$B$1]" office:value-type="float" office:value="8.11766537215741" calcext:value-type="float">
            <text:p>8.1177</text:p>
          </table:table-cell>
          <table:table-cell table:formula="of:=[.E447]+(28*[.D447]-[.E447]-[.D447]*[.F447])*[.$B$1]" office:value-type="float" office:value="8.33710946924636" calcext:value-type="float">
            <text:p>8.3371</text:p>
          </table:table-cell>
          <table:table-cell table:formula="of:=[.F447]+(-(8/3)*[.F447] +[.E447]*[.D447])*[.$B$1]" office:value-type="float" office:value="26.2538301812341" calcext:value-type="float">
            <text:p>26.25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47</text:p>
          </table:table-cell>
          <table:table-cell table:formula="of:=[.$B$1]+[.B448]" office:value-type="float" office:value="4.46999999999995" calcext:value-type="float">
            <text:p>4.47</text:p>
          </table:table-cell>
          <table:table-cell/>
          <table:table-cell table:formula="of:=[.D448]+(-10*[.D448]+10*[.E448])*[.$B$1]" office:value-type="float" office:value="8.13960978186631" calcext:value-type="float">
            <text:p>8.1396</text:p>
          </table:table-cell>
          <table:table-cell table:formula="of:=[.E448]+(28*[.D448]-[.E448]-[.D448]*[.F448])*[.$B$1]" office:value-type="float" office:value="8.39548659727092" calcext:value-type="float">
            <text:p>8.3955</text:p>
          </table:table-cell>
          <table:table-cell table:formula="of:=[.F448]+(-(8/3)*[.F448] +[.E448]*[.D448])*[.$B$1]" office:value-type="float" office:value="26.2305066914917" calcext:value-type="float">
            <text:p>26.23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48</text:p>
          </table:table-cell>
          <table:table-cell table:formula="of:=[.$B$1]+[.B449]" office:value-type="float" office:value="4.47999999999995" calcext:value-type="float">
            <text:p>4.48</text:p>
          </table:table-cell>
          <table:table-cell/>
          <table:table-cell table:formula="of:=[.D449]+(-10*[.D449]+10*[.E449])*[.$B$1]" office:value-type="float" office:value="8.16519746340677" calcext:value-type="float">
            <text:p>8.1652</text:p>
          </table:table-cell>
          <table:table-cell table:formula="of:=[.E449]+(28*[.D449]-[.E449]-[.D449]*[.F449])*[.$B$1]" office:value-type="float" office:value="8.45556158172702" calcext:value-type="float">
            <text:p>8.4556</text:p>
          </table:table-cell>
          <table:table-cell table:formula="of:=[.F449]+(-(8/3)*[.F449] +[.E449]*[.D449])*[.$B$1]" office:value-type="float" office:value="26.2143863613587" calcext:value-type="float">
            <text:p>26.21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49</text:p>
          </table:table-cell>
          <table:table-cell table:formula="of:=[.$B$1]+[.B450]" office:value-type="float" office:value="4.48999999999995" calcext:value-type="float">
            <text:p>4.49</text:p>
          </table:table-cell>
          <table:table-cell/>
          <table:table-cell table:formula="of:=[.D450]+(-10*[.D450]+10*[.E450])*[.$B$1]" office:value-type="float" office:value="8.19423387523879" calcext:value-type="float">
            <text:p>8.1942</text:p>
          </table:table-cell>
          <table:table-cell table:formula="of:=[.E450]+(28*[.D450]-[.E450]-[.D450]*[.F450])*[.$B$1]" office:value-type="float" office:value="8.51680484543834" calcext:value-type="float">
            <text:p>8.5168</text:p>
          </table:table-cell>
          <table:table-cell table:formula="of:=[.F450]+(-(8/3)*[.F450] +[.E450]*[.D450])*[.$B$1]" office:value-type="float" office:value="26.2057493581771" calcext:value-type="float">
            <text:p>26.20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50</text:p>
          </table:table-cell>
          <table:table-cell table:formula="of:=[.$B$1]+[.B451]" office:value-type="float" office:value="4.49999999999995" calcext:value-type="float">
            <text:p>4.50</text:p>
          </table:table-cell>
          <table:table-cell/>
          <table:table-cell table:formula="of:=[.D451]+(-10*[.D451]+10*[.E451])*[.$B$1]" office:value-type="float" office:value="8.22649097225875" calcext:value-type="float">
            <text:p>8.2265</text:p>
          </table:table-cell>
          <table:table-cell table:formula="of:=[.E451]+(28*[.D451]-[.E451]-[.D451]*[.F451])*[.$B$1]" office:value-type="float" office:value="8.5786618908829" calcext:value-type="float">
            <text:p>8.5787</text:p>
          </table:table-cell>
          <table:table-cell table:formula="of:=[.F451]+(-(8/3)*[.F451] +[.E451]*[.D451])*[.$B$1]" office:value-type="float" office:value="26.2048162830252" calcext:value-type="float">
            <text:p>26.20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51</text:p>
          </table:table-cell>
          <table:table-cell table:formula="of:=[.$B$1]+[.B452]" office:value-type="float" office:value="4.50999999999995" calcext:value-type="float">
            <text:p>4.51</text:p>
          </table:table-cell>
          <table:table-cell/>
          <table:table-cell table:formula="of:=[.D452]+(-10*[.D452]+10*[.E452])*[.$B$1]" office:value-type="float" office:value="8.26170806412116" calcext:value-type="float">
            <text:p>8.2617</text:p>
          </table:table-cell>
          <table:table-cell table:formula="of:=[.E452]+(28*[.D452]-[.E452]-[.D452]*[.F452])*[.$B$1]" office:value-type="float" office:value="8.64055589838646" calcext:value-type="float">
            <text:p>8.6406</text:p>
          </table:table-cell>
          <table:table-cell table:formula="of:=[.F452]+(-(8/3)*[.F452] +[.E452]*[.D452])*[.$B$1]" office:value-type="float" office:value="26.2117440281386" calcext:value-type="float">
            <text:p>26.21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52</text:p>
          </table:table-cell>
          <table:table-cell table:formula="of:=[.$B$1]+[.B453]" office:value-type="float" office:value="4.51999999999995" calcext:value-type="float">
            <text:p>4.52</text:p>
          </table:table-cell>
          <table:table-cell/>
          <table:table-cell table:formula="of:=[.D453]+(-10*[.D453]+10*[.E453])*[.$B$1]" office:value-type="float" office:value="8.29959284754769" calcext:value-type="float">
            <text:p>8.2996</text:p>
          </table:table-cell>
          <table:table-cell table:formula="of:=[.E453]+(28*[.D453]-[.E453]-[.D453]*[.F453])*[.$B$1]" office:value-type="float" office:value="8.70189082723699" calcext:value-type="float">
            <text:p>8.7019</text:p>
          </table:table-cell>
          <table:table-cell table:formula="of:=[.F453]+(-(8/3)*[.F453] +[.E453]*[.D453])*[.$B$1]" office:value-type="float" office:value="26.2266216908302" calcext:value-type="float">
            <text:p>26.22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53</text:p>
          </table:table-cell>
          <table:table-cell table:formula="of:=[.$B$1]+[.B454]" office:value-type="float" office:value="4.52999999999995" calcext:value-type="float">
            <text:p>4.53</text:p>
          </table:table-cell>
          <table:table-cell/>
          <table:table-cell table:formula="of:=[.D454]+(-10*[.D454]+10*[.E454])*[.$B$1]" office:value-type="float" office:value="8.33982264551662" calcext:value-type="float">
            <text:p>8.3398</text:p>
          </table:table-cell>
          <table:table-cell table:formula="of:=[.E454]+(28*[.D454]-[.E454]-[.D454]*[.F454])*[.$B$1]" office:value-type="float" office:value="8.76205509827244" calcext:value-type="float">
            <text:p>8.7621</text:p>
          </table:table-cell>
          <table:table-cell table:formula="of:=[.F454]+(-(8/3)*[.F454] +[.E454]*[.D454])*[.$B$1]" office:value-type="float" office:value="26.2494666211068" calcext:value-type="float">
            <text:p>26.24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54</text:p>
          </table:table-cell>
          <table:table-cell table:formula="of:=[.$B$1]+[.B455]" office:value-type="float" office:value="4.53999999999995" calcext:value-type="float">
            <text:p>4.54</text:p>
          </table:table-cell>
          <table:table-cell/>
          <table:table-cell table:formula="of:=[.D455]+(-10*[.D455]+10*[.E455])*[.$B$1]" office:value-type="float" office:value="8.3820458907922" calcext:value-type="float">
            <text:p>8.3820</text:p>
          </table:table-cell>
          <table:table-cell table:formula="of:=[.E455]+(28*[.D455]-[.E455]-[.D455]*[.F455])*[.$B$1]" office:value-type="float" office:value="8.82042592643998" calcext:value-type="float">
            <text:p>8.8204</text:p>
          </table:table-cell>
          <table:table-cell table:formula="of:=[.F455]+(-(8/3)*[.F455] +[.E455]*[.D455])*[.$B$1]" office:value-type="float" office:value="26.2802206998423" calcext:value-type="float">
            <text:p>26.28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55</text:p>
          </table:table-cell>
          <table:table-cell table:formula="of:=[.$B$1]+[.B456]" office:value-type="float" office:value="4.54999999999995" calcext:value-type="float">
            <text:p>4.55</text:p>
          </table:table-cell>
          <table:table-cell/>
          <table:table-cell table:formula="of:=[.D456]+(-10*[.D456]+10*[.E456])*[.$B$1]" office:value-type="float" office:value="8.42588389435698" calcext:value-type="float">
            <text:p>8.4259</text:p>
          </table:table-cell>
          <table:table-cell table:formula="of:=[.E456]+(28*[.D456]-[.E456]-[.D456]*[.F456])*[.$B$1]" office:value-type="float" office:value="8.87637435733514" calcext:value-type="float">
            <text:p>8.8764</text:p>
          </table:table-cell>
          <table:table-cell table:formula="of:=[.F456]+(-(8/3)*[.F456] +[.E456]*[.D456])*[.$B$1]" office:value-type="float" office:value="26.3187469634307" calcext:value-type="float">
            <text:p>26.31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56</text:p>
          </table:table-cell>
          <table:table-cell table:formula="of:=[.$B$1]+[.B457]" office:value-type="float" office:value="4.55999999999995" calcext:value-type="float">
            <text:p>4.56</text:p>
          </table:table-cell>
          <table:table-cell/>
          <table:table-cell table:formula="of:=[.D457]+(-10*[.D457]+10*[.E457])*[.$B$1]" office:value-type="float" office:value="8.4709329406548" calcext:value-type="float">
            <text:p>8.4709</text:p>
          </table:table-cell>
          <table:table-cell table:formula="of:=[.E457]+(28*[.D457]-[.E457]-[.D457]*[.F457])*[.$B$1]" office:value-type="float" office:value="8.92927104259347" calcext:value-type="float">
            <text:p>8.9293</text:p>
          </table:table-cell>
          <table:table-cell table:formula="of:=[.F457]+(-(8/3)*[.F457] +[.E457]*[.D457])*[.$B$1]" office:value-type="float" office:value="26.3648267084501" calcext:value-type="float">
            <text:p>26.36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57</text:p>
          </table:table-cell>
          <table:table-cell table:formula="of:=[.$B$1]+[.B458]" office:value-type="float" office:value="4.56999999999995" calcext:value-type="float">
            <text:p>4.57</text:p>
          </table:table-cell>
          <table:table-cell/>
          <table:table-cell table:formula="of:=[.D458]+(-10*[.D458]+10*[.E458])*[.$B$1]" office:value-type="float" office:value="8.51676675084867" calcext:value-type="float">
            <text:p>8.5168</text:p>
          </table:table-cell>
          <table:table-cell table:formula="of:=[.E458]+(28*[.D458]-[.E458]-[.D458]*[.F458])*[.$B$1]" office:value-type="float" office:value="8.97849276515822" calcext:value-type="float">
            <text:p>8.9785</text:p>
          </table:table-cell>
          <table:table-cell table:formula="of:=[.F458]+(-(8/3)*[.F458] +[.E458]*[.D458])*[.$B$1]" office:value-type="float" office:value="26.4181572249988" calcext:value-type="float">
            <text:p>26.41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58</text:p>
          </table:table-cell>
          <table:table-cell table:formula="of:=[.$B$1]+[.B459]" office:value-type="float" office:value="4.57999999999995" calcext:value-type="float">
            <text:p>4.58</text:p>
          </table:table-cell>
          <table:table-cell/>
          <table:table-cell table:formula="of:=[.D459]+(-10*[.D459]+10*[.E459])*[.$B$1]" office:value-type="float" office:value="8.56293935227962" calcext:value-type="float">
            <text:p>8.5629</text:p>
          </table:table-cell>
          <table:table-cell table:formula="of:=[.E459]+(28*[.D459]-[.E459]-[.D459]*[.F459])*[.$B$1]" office:value-type="float" office:value="9.02342969701864" calcext:value-type="float">
            <text:p>9.0234</text:p>
          </table:table-cell>
          <table:table-cell table:formula="of:=[.F459]+(-(8/3)*[.F459] +[.E459]*[.D459])*[.$B$1]" office:value-type="float" office:value="26.4783503188826" calcext:value-type="float">
            <text:p>26.47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59</text:p>
          </table:table-cell>
          <table:table-cell table:formula="of:=[.$B$1]+[.B460]" office:value-type="float" office:value="4.58999999999995" calcext:value-type="float">
            <text:p>4.59</text:p>
          </table:table-cell>
          <table:table-cell/>
          <table:table-cell table:formula="of:=[.D460]+(-10*[.D460]+10*[.E460])*[.$B$1]" office:value-type="float" office:value="8.60898838675352" calcext:value-type="float">
            <text:p>8.6090</text:p>
          </table:table-cell>
          <table:table-cell table:formula="of:=[.E460]+(28*[.D460]-[.E460]-[.D460]*[.F460])*[.$B$1]" office:value-type="float" office:value="9.0634933393967" calcext:value-type="float">
            <text:p>9.0635</text:p>
          </table:table-cell>
          <table:table-cell table:formula="of:=[.F460]+(-(8/3)*[.F460] +[.E460]*[.D460])*[.$B$1]" office:value-type="float" office:value="26.544931789497" calcext:value-type="float">
            <text:p>26.54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60</text:p>
          </table:table-cell>
          <table:table-cell table:formula="of:=[.$B$1]+[.B461]" office:value-type="float" office:value="4.59999999999995" calcext:value-type="float">
            <text:p>4.60</text:p>
          </table:table-cell>
          <table:table-cell/>
          <table:table-cell table:formula="of:=[.D461]+(-10*[.D461]+10*[.E461])*[.$B$1]" office:value-type="float" office:value="8.65443888201784" calcext:value-type="float">
            <text:p>8.6544</text:p>
          </table:table-cell>
          <table:table-cell table:formula="of:=[.E461]+(28*[.D461]-[.E461]-[.D461]*[.F461])*[.$B$1]" office:value-type="float" office:value="9.09812505926428" calcext:value-type="float">
            <text:p>9.0981</text:p>
          </table:table-cell>
          <table:table-cell table:formula="of:=[.F461]+(-(8/3)*[.F461] +[.E461]*[.D461])*[.$B$1]" office:value-type="float" office:value="26.6173420307999" calcext:value-type="float">
            <text:p>26.61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61</text:p>
          </table:table-cell>
          <table:table-cell table:formula="of:=[.$B$1]+[.B462]" office:value-type="float" office:value="4.60999999999995" calcext:value-type="float">
            <text:p>4.61</text:p>
          </table:table-cell>
          <table:table-cell/>
          <table:table-cell table:formula="of:=[.D462]+(-10*[.D462]+10*[.E462])*[.$B$1]" office:value-type="float" office:value="8.69880749974248" calcext:value-type="float">
            <text:p>8.6988</text:p>
          </table:table-cell>
          <table:table-cell table:formula="of:=[.E462]+(28*[.D462]-[.E462]-[.D462]*[.F462])*[.$B$1]" office:value-type="float" office:value="9.1268050975634" calcext:value-type="float">
            <text:p>9.1268</text:p>
          </table:table-cell>
          <table:table-cell table:formula="of:=[.F462]+(-(8/3)*[.F462] +[.E462]*[.D462])*[.$B$1]" office:value-type="float" office:value="26.6949379159755" calcext:value-type="float">
            <text:p>26.69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62</text:p>
          </table:table-cell>
          <table:table-cell table:formula="of:=[.$B$1]+[.B463]" office:value-type="float" office:value="4.61999999999995" calcext:value-type="float">
            <text:p>4.62</text:p>
          </table:table-cell>
          <table:table-cell/>
          <table:table-cell table:formula="of:=[.D463]+(-10*[.D463]+10*[.E463])*[.$B$1]" office:value-type="float" office:value="8.74160725952457" calcext:value-type="float">
            <text:p>8.7416</text:p>
          </table:table-cell>
          <table:table-cell table:formula="of:=[.E463]+(28*[.D463]-[.E463]-[.D463]*[.F463])*[.$B$1]" office:value-type="float" office:value="9.14906188502919" calcext:value-type="float">
            <text:p>9.1491</text:p>
          </table:table-cell>
          <table:table-cell table:formula="of:=[.F463]+(-(8/3)*[.F463] +[.E463]*[.D463])*[.$B$1]" office:value-type="float" office:value="26.7769961111965" calcext:value-type="float">
            <text:p>26.77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63</text:p>
          </table:table-cell>
          <table:table-cell table:formula="of:=[.$B$1]+[.B464]" office:value-type="float" office:value="4.62999999999995" calcext:value-type="float">
            <text:p>4.63</text:p>
          </table:table-cell>
          <table:table-cell/>
          <table:table-cell table:formula="of:=[.D464]+(-10*[.D464]+10*[.E464])*[.$B$1]" office:value-type="float" office:value="8.78235272207504" calcext:value-type="float">
            <text:p>8.7824</text:p>
          </table:table-cell>
          <table:table-cell table:formula="of:=[.E464]+(28*[.D464]-[.E464]-[.D464]*[.F464])*[.$B$1]" office:value-type="float" office:value="9.16448146290681" calcext:value-type="float">
            <text:p>9.1645</text:p>
          </table:table-cell>
          <table:table-cell table:formula="of:=[.F464]+(-(8/3)*[.F464] +[.E464]*[.D464])*[.$B$1]" office:value-type="float" office:value="26.8627179394847" calcext:value-type="float">
            <text:p>26.86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64</text:p>
          </table:table-cell>
          <table:table-cell table:formula="of:=[.$B$1]+[.B465]" office:value-type="float" office:value="4.63999999999995" calcext:value-type="float">
            <text:p>4.64</text:p>
          </table:table-cell>
          <table:table-cell/>
          <table:table-cell table:formula="of:=[.D465]+(-10*[.D465]+10*[.E465])*[.$B$1]" office:value-type="float" office:value="8.82056559615821" calcext:value-type="float">
            <text:p>8.8206</text:p>
          </table:table-cell>
          <table:table-cell table:formula="of:=[.E465]+(28*[.D465]-[.E465]-[.D465]*[.F465])*[.$B$1]" office:value-type="float" office:value="9.17271677027708" calcext:value-type="float">
            <text:p>9.1727</text:p>
          </table:table-cell>
          <table:table-cell table:formula="of:=[.F465]+(-(8/3)*[.F465] +[.E465]*[.D465])*[.$B$1]" office:value-type="float" office:value="26.9512358816535" calcext:value-type="float">
            <text:p>26.9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65</text:p>
          </table:table-cell>
          <table:table-cell table:formula="of:=[.$B$1]+[.B466]" office:value-type="float" office:value="4.64999999999995" calcext:value-type="float">
            <text:p>4.65</text:p>
          </table:table-cell>
          <table:table-cell/>
          <table:table-cell table:formula="of:=[.D466]+(-10*[.D466]+10*[.E466])*[.$B$1]" office:value-type="float" office:value="8.8557807135701" calcext:value-type="float">
            <text:p>8.8558</text:p>
          </table:table-cell>
          <table:table-cell table:formula="of:=[.E466]+(28*[.D466]-[.E466]-[.D466]*[.F466])*[.$B$1]" office:value-type="float" office:value="9.17349652958203" calcext:value-type="float">
            <text:p>9.1735</text:p>
          </table:table-cell>
          <table:table-cell table:formula="of:=[.F466]+(-(8/3)*[.F466] +[.E466]*[.D466])*[.$B$1]" office:value-type="float" office:value="27.0416217578148" calcext:value-type="float">
            <text:p>27.04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66</text:p>
          </table:table-cell>
          <table:table-cell table:formula="of:=[.$B$1]+[.B467]" office:value-type="float" office:value="4.65999999999995" calcext:value-type="float">
            <text:p>4.66</text:p>
          </table:table-cell>
          <table:table-cell/>
          <table:table-cell table:formula="of:=[.D467]+(-10*[.D467]+10*[.E467])*[.$B$1]" office:value-type="float" office:value="8.88755229517129" calcext:value-type="float">
            <text:p>8.8876</text:p>
          </table:table-cell>
          <table:table-cell table:formula="of:=[.E467]+(28*[.D467]-[.E467]-[.D467]*[.F467])*[.$B$1]" office:value-type="float" office:value="9.1666334398207" calcext:value-type="float">
            <text:p>9.1666</text:p>
          </table:table-cell>
          <table:table-cell table:formula="of:=[.F467]+(-(8/3)*[.F467] +[.E467]*[.D467])*[.$B$1]" office:value-type="float" office:value="27.1328965806998" calcext:value-type="float">
            <text:p>27.13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67</text:p>
          </table:table-cell>
          <table:table-cell table:formula="of:=[.$B$1]+[.B468]" office:value-type="float" office:value="4.66999999999995" calcext:value-type="float">
            <text:p>4.67</text:p>
          </table:table-cell>
          <table:table-cell/>
          <table:table-cell table:formula="of:=[.D468]+(-10*[.D468]+10*[.E468])*[.$B$1]" office:value-type="float" office:value="8.91546040963623" calcext:value-type="float">
            <text:p>8.9155</text:p>
          </table:table-cell>
          <table:table-cell table:formula="of:=[.E468]+(28*[.D468]-[.E468]-[.D468]*[.F468])*[.$B$1]" office:value-type="float" office:value="9.15203137526602" calcext:value-type="float">
            <text:p>9.1520</text:p>
          </table:table-cell>
          <table:table-cell table:formula="of:=[.F468]+(-(8/3)*[.F468] +[.E468]*[.D468])*[.$B$1]" office:value-type="float" office:value="27.2240420125519" calcext:value-type="float">
            <text:p>27.22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68</text:p>
          </table:table-cell>
          <table:table-cell table:formula="of:=[.$B$1]+[.B469]" office:value-type="float" office:value="4.67999999999994" calcext:value-type="float">
            <text:p>4.68</text:p>
          </table:table-cell>
          <table:table-cell/>
          <table:table-cell table:formula="of:=[.D469]+(-10*[.D469]+10*[.E469])*[.$B$1]" office:value-type="float" office:value="8.93911750619921" calcext:value-type="float">
            <text:p>8.9391</text:p>
          </table:table-cell>
          <table:table-cell table:formula="of:=[.E469]+(28*[.D469]-[.E469]-[.D469]*[.F469])*[.$B$1]" office:value-type="float" office:value="9.1296912886797" calcext:value-type="float">
            <text:p>9.1297</text:p>
          </table:table-cell>
          <table:table-cell table:formula="of:=[.F469]+(-(8/3)*[.F469] +[.E469]*[.D469])*[.$B$1]" office:value-type="float" office:value="27.3140132928232" calcext:value-type="float">
            <text:p>27.31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69</text:p>
          </table:table-cell>
          <table:table-cell table:formula="of:=[.$B$1]+[.B470]" office:value-type="float" office:value="4.68999999999994" calcext:value-type="float">
            <text:p>4.69</text:p>
          </table:table-cell>
          <table:table-cell/>
          <table:table-cell table:formula="of:=[.D470]+(-10*[.D470]+10*[.E470])*[.$B$1]" office:value-type="float" office:value="8.95817488444726" calcext:value-type="float">
            <text:p>8.9582</text:p>
          </table:table-cell>
          <table:table-cell table:formula="of:=[.E470]+(28*[.D470]-[.E470]-[.D470]*[.F470])*[.$B$1]" office:value-type="float" office:value="9.09971553362435" calcext:value-type="float">
            <text:p>9.0997</text:p>
          </table:table-cell>
          <table:table-cell table:formula="of:=[.F470]+(-(8/3)*[.F470] +[.E470]*[.D470])*[.$B$1]" office:value-type="float" office:value="27.4017534372628" calcext:value-type="float">
            <text:p>27.4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70</text:p>
          </table:table-cell>
          <table:table-cell table:formula="of:=[.$B$1]+[.B471]" office:value-type="float" office:value="4.69999999999994" calcext:value-type="float">
            <text:p>4.70</text:p>
          </table:table-cell>
          <table:table-cell/>
          <table:table-cell table:formula="of:=[.D471]+(-10*[.D471]+10*[.E471])*[.$B$1]" office:value-type="float" office:value="8.97232894936497" calcext:value-type="float">
            <text:p>8.9723</text:p>
          </table:table-cell>
          <table:table-cell table:formula="of:=[.E471]+(28*[.D471]-[.E471]-[.D471]*[.F471])*[.$B$1]" office:value-type="float" office:value="9.0623103516183" calcext:value-type="float">
            <text:p>9.0623</text:p>
          </table:table-cell>
          <table:table-cell table:formula="of:=[.F471]+(-(8/3)*[.F471] +[.E471]*[.D471])*[.$B$1]" office:value-type="float" office:value="27.4862084437585" calcext:value-type="float">
            <text:p>27.48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71</text:p>
          </table:table-cell>
          <table:table-cell table:formula="of:=[.$B$1]+[.B472]" office:value-type="float" office:value="4.70999999999994" calcext:value-type="float">
            <text:p>4.71</text:p>
          </table:table-cell>
          <table:table-cell/>
          <table:table-cell table:formula="of:=[.D472]+(-10*[.D472]+10*[.E472])*[.$B$1]" office:value-type="float" office:value="8.9813270895903" calcext:value-type="float">
            <text:p>8.9813</text:p>
          </table:table-cell>
          <table:table-cell table:formula="of:=[.E472]+(28*[.D472]-[.E472]-[.D472]*[.F472])*[.$B$1]" office:value-type="float" office:value="9.01778631664217" calcext:value-type="float">
            <text:p>9.0178</text:p>
          </table:table-cell>
          <table:table-cell table:formula="of:=[.F472]+(-(8/3)*[.F472] +[.E472]*[.D472])*[.$B$1]" office:value-type="float" office:value="27.5663431804178" calcext:value-type="float">
            <text:p>27.56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72</text:p>
          </table:table-cell>
          <table:table-cell table:formula="of:=[.$B$1]+[.B473]" office:value-type="float" office:value="4.71999999999994" calcext:value-type="float">
            <text:p>4.72</text:p>
          </table:table-cell>
          <table:table-cell/>
          <table:table-cell table:formula="of:=[.D473]+(-10*[.D473]+10*[.E473])*[.$B$1]" office:value-type="float" office:value="8.98497301229549" calcext:value-type="float">
            <text:p>8.9850</text:p>
          </table:table-cell>
          <table:table-cell table:formula="of:=[.E473]+(28*[.D473]-[.E473]-[.D473]*[.F473])*[.$B$1]" office:value-type="float" office:value="8.96655659088874" calcext:value-type="float">
            <text:p>8.9666</text:p>
          </table:table-cell>
          <table:table-cell table:formula="of:=[.F473]+(-(8/3)*[.F473] +[.E473]*[.D473])*[.$B$1]" office:value-type="float" office:value="27.6411575809446" calcext:value-type="float">
            <text:p>27.64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73</text:p>
          </table:table-cell>
          <table:table-cell table:formula="of:=[.$B$1]+[.B474]" office:value-type="float" office:value="4.72999999999994" calcext:value-type="float">
            <text:p>4.73</text:p>
          </table:table-cell>
          <table:table-cell/>
          <table:table-cell table:formula="of:=[.D474]+(-10*[.D474]+10*[.E474])*[.$B$1]" office:value-type="float" office:value="8.98313137015481" calcext:value-type="float">
            <text:p>8.9831</text:p>
          </table:table-cell>
          <table:table-cell table:formula="of:=[.E474]+(28*[.D474]-[.E474]-[.D474]*[.F474])*[.$B$1]" office:value-type="float" office:value="8.90913291948865" calcext:value-type="float">
            <text:p>8.9091</text:p>
          </table:table-cell>
          <table:table-cell table:formula="of:=[.F474]+(-(8/3)*[.F474] +[.E474]*[.D474])*[.$B$1]" office:value-type="float" office:value="27.7097027352763" calcext:value-type="float">
            <text:p>27.70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74</text:p>
          </table:table-cell>
          <table:table-cell table:formula="of:=[.$B$1]+[.B475]" office:value-type="float" office:value="4.73999999999994" calcext:value-type="float">
            <text:p>4.74</text:p>
          </table:table-cell>
          <table:table-cell/>
          <table:table-cell table:formula="of:=[.D475]+(-10*[.D475]+10*[.E475])*[.$B$1]" office:value-type="float" office:value="8.9757315250882" calcext:value-type="float">
            <text:p>8.9757</text:p>
          </table:table-cell>
          <table:table-cell table:formula="of:=[.E475]+(28*[.D475]-[.E475]-[.D475]*[.F475])*[.$B$1]" office:value-type="float" office:value="8.84611937494786" calcext:value-type="float">
            <text:p>8.8461</text:p>
          </table:table-cell>
          <table:table-cell table:formula="of:=[.F475]+(-(8/3)*[.F475] +[.E475]*[.D475])*[.$B$1]" office:value-type="float" office:value="27.7710964431016" calcext:value-type="float">
            <text:p>27.77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75</text:p>
          </table:table-cell>
          <table:table-cell table:formula="of:=[.$B$1]+[.B476]" office:value-type="float" office:value="4.74999999999994" calcext:value-type="float">
            <text:p>4.75</text:p>
          </table:table-cell>
          <table:table-cell/>
          <table:table-cell table:formula="of:=[.D476]+(-10*[.D476]+10*[.E476])*[.$B$1]" office:value-type="float" office:value="8.96277031007416" calcext:value-type="float">
            <text:p>8.9628</text:p>
          </table:table-cell>
          <table:table-cell table:formula="of:=[.E476]+(28*[.D476]-[.E476]-[.D476]*[.F476])*[.$B$1]" office:value-type="float" office:value="8.77820394991696" calcext:value-type="float">
            <text:p>8.7782</text:p>
          </table:table-cell>
          <table:table-cell table:formula="of:=[.F476]+(-(8/3)*[.F476] +[.E476]*[.D476])*[.$B$1]" office:value-type="float" office:value="27.8245377967697" calcext:value-type="float">
            <text:p>27.82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76</text:p>
          </table:table-cell>
          <table:table-cell table:formula="of:=[.$B$1]+[.B477]" office:value-type="float" office:value="4.75999999999994" calcext:value-type="float">
            <text:p>4.76</text:p>
          </table:table-cell>
          <table:table-cell/>
          <table:table-cell table:formula="of:=[.D477]+(-10*[.D477]+10*[.E477])*[.$B$1]" office:value-type="float" office:value="8.94431367405844" calcext:value-type="float">
            <text:p>8.9443</text:p>
          </table:table-cell>
          <table:table-cell table:formula="of:=[.E477]+(28*[.D477]-[.E477]-[.D477]*[.F477])*[.$B$1]" office:value-type="float" office:value="8.70614818467431" calcext:value-type="float">
            <text:p>8.7061</text:p>
          </table:table-cell>
          <table:table-cell table:formula="of:=[.F477]+(-(8/3)*[.F477] +[.E477]*[.D477])*[.$B$1]" office:value-type="float" office:value="27.8693203795701" calcext:value-type="float">
            <text:p>27.86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77</text:p>
          </table:table-cell>
          <table:table-cell table:formula="of:=[.$B$1]+[.B478]" office:value-type="float" office:value="4.76999999999994" calcext:value-type="float">
            <text:p>4.77</text:p>
          </table:table-cell>
          <table:table-cell/>
          <table:table-cell table:formula="of:=[.D478]+(-10*[.D478]+10*[.E478])*[.$B$1]" office:value-type="float" office:value="8.92049712512003" calcext:value-type="float">
            <text:p>8.9205</text:p>
          </table:table-cell>
          <table:table-cell table:formula="of:=[.E478]+(28*[.D478]-[.E478]-[.D478]*[.F478])*[.$B$1]" office:value-type="float" office:value="8.63077509798689" calcext:value-type="float">
            <text:p>8.6308</text:p>
          </table:table-cell>
          <table:table-cell table:formula="of:=[.F478]+(-(8/3)*[.F478] +[.E478]*[.D478])*[.$B$1]" office:value-type="float" office:value="27.9048437053472" calcext:value-type="float">
            <text:p>27.90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78</text:p>
          </table:table-cell>
          <table:table-cell table:formula="of:=[.$B$1]+[.B479]" office:value-type="float" office:value="4.77999999999994" calcext:value-type="float">
            <text:p>4.78</text:p>
          </table:table-cell>
          <table:table-cell/>
          <table:table-cell table:formula="of:=[.D479]+(-10*[.D479]+10*[.E479])*[.$B$1]" office:value-type="float" office:value="8.89152492240672" calcext:value-type="float">
            <text:p>8.8915</text:p>
          </table:table-cell>
          <table:table-cell table:formula="of:=[.E479]+(28*[.D479]-[.E479]-[.D479]*[.F479])*[.$B$1]" office:value-type="float" office:value="8.5529557615359" calcext:value-type="float">
            <text:p>8.5530</text:p>
          </table:table-cell>
          <table:table-cell table:formula="of:=[.F479]+(-(8/3)*[.F479] +[.E479]*[.D479])*[.$B$1]" office:value-type="float" office:value="27.9306225843627" calcext:value-type="float">
            <text:p>27.93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79</text:p>
          </table:table-cell>
          <table:table-cell table:formula="of:=[.$B$1]+[.B480]" office:value-type="float" office:value="4.78999999999994" calcext:value-type="float">
            <text:p>4.79</text:p>
          </table:table-cell>
          <table:table-cell/>
          <table:table-cell table:formula="of:=[.D480]+(-10*[.D480]+10*[.E480])*[.$B$1]" office:value-type="float" office:value="8.85766800631963" calcext:value-type="float">
            <text:p>8.8577</text:p>
          </table:table-cell>
          <table:table-cell table:formula="of:=[.E480]+(28*[.D480]-[.E480]-[.D480]*[.F480])*[.$B$1]" office:value-type="float" office:value="8.47359491412245" calcext:value-type="float">
            <text:p>8.4736</text:p>
          </table:table-cell>
          <table:table-cell table:formula="of:=[.F480]+(-(8/3)*[.F480] +[.E480]*[.D480])*[.$B$1]" office:value-type="float" office:value="27.9462941752525" calcext:value-type="float">
            <text:p>27.94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80</text:p>
          </table:table-cell>
          <table:table-cell table:formula="of:=[.$B$1]+[.B481]" office:value-type="float" office:value="4.79999999999994" calcext:value-type="float">
            <text:p>4.80</text:p>
          </table:table-cell>
          <table:table-cell/>
          <table:table-cell table:formula="of:=[.D481]+(-10*[.D481]+10*[.E481])*[.$B$1]" office:value-type="float" office:value="8.81926069709991" calcext:value-type="float">
            <text:p>8.8193</text:p>
          </table:table-cell>
          <table:table-cell table:formula="of:=[.E481]+(28*[.D481]-[.E481]-[.D481]*[.F481])*[.$B$1]" office:value-type="float" office:value="8.39361604863741" calcext:value-type="float">
            <text:p>8.3936</text:p>
          </table:table-cell>
          <table:table-cell table:formula="of:=[.F481]+(-(8/3)*[.F481] +[.E481]*[.D481])*[.$B$1]" office:value-type="float" office:value="27.9516225696057" calcext:value-type="float">
            <text:p>27.95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81</text:p>
          </table:table-cell>
          <table:table-cell table:formula="of:=[.$B$1]+[.B482]" office:value-type="float" office:value="4.80999999999994" calcext:value-type="float">
            <text:p>4.81</text:p>
          </table:table-cell>
          <table:table-cell/>
          <table:table-cell table:formula="of:=[.D482]+(-10*[.D482]+10*[.E482])*[.$B$1]" office:value-type="float" office:value="8.77669623225366" calcext:value-type="float">
            <text:p>8.7767</text:p>
          </table:table-cell>
          <table:table-cell table:formula="of:=[.E482]+(28*[.D482]-[.E482]-[.D482]*[.F482])*[.$B$1]" office:value-type="float" office:value="8.31394641985607" calcext:value-type="float">
            <text:p>8.3139</text:p>
          </table:table-cell>
          <table:table-cell table:formula="of:=[.F482]+(-(8/3)*[.F482] +[.E482]*[.D482])*[.$B$1]" office:value-type="float" office:value="27.9465008489925" calcext:value-type="float">
            <text:p>27.94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82</text:p>
          </table:table-cell>
          <table:table-cell table:formula="of:=[.$B$1]+[.B483]" office:value-type="float" office:value="4.81999999999994" calcext:value-type="float">
            <text:p>4.82</text:p>
          </table:table-cell>
          <table:table-cell/>
          <table:table-cell table:formula="of:=[.D483]+(-10*[.D483]+10*[.E483])*[.$B$1]" office:value-type="float" office:value="8.7304212510139" calcext:value-type="float">
            <text:p>8.7304</text:p>
          </table:table-cell>
          <table:table-cell table:formula="of:=[.E483]+(28*[.D483]-[.E483]-[.D483]*[.F483])*[.$B$1]" office:value-type="float" office:value="8.23550241362826" calcext:value-type="float">
            <text:p>8.2355</text:p>
          </table:table-cell>
          <table:table-cell table:formula="of:=[.F483]+(-(8/3)*[.F483] +[.E483]*[.D483])*[.$B$1]" office:value-type="float" office:value="27.9309506485358" calcext:value-type="float">
            <text:p>27.93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83</text:p>
          </table:table-cell>
          <table:table-cell table:formula="of:=[.$B$1]+[.B484]" office:value-type="float" office:value="4.82999999999994" calcext:value-type="float">
            <text:p>4.83</text:p>
          </table:table-cell>
          <table:table-cell/>
          <table:table-cell table:formula="of:=[.D484]+(-10*[.D484]+10*[.E484])*[.$B$1]" office:value-type="float" office:value="8.68092936727534" calcext:value-type="float">
            <text:p>8.6809</text:p>
          </table:table-cell>
          <table:table-cell table:formula="of:=[.E484]+(28*[.D484]-[.E484]-[.D484]*[.F484])*[.$B$1]" office:value-type="float" office:value="8.1591756887459" calcext:value-type="float">
            <text:p>8.1592</text:p>
          </table:table-cell>
          <table:table-cell table:formula="of:=[.F484]+(-(8/3)*[.F484] +[.E484]*[.D484])*[.$B$1]" office:value-type="float" office:value="27.9051193507554" calcext:value-type="float">
            <text:p>27.90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84</text:p>
          </table:table-cell>
          <table:table-cell table:formula="of:=[.$B$1]+[.B485]" office:value-type="float" office:value="4.83999999999994" calcext:value-type="float">
            <text:p>4.84</text:p>
          </table:table-cell>
          <table:table-cell/>
          <table:table-cell table:formula="of:=[.D485]+(-10*[.D485]+10*[.E485])*[.$B$1]" office:value-type="float" office:value="8.6287539994224" calcext:value-type="float">
            <text:p>8.6288</text:p>
          </table:table-cell>
          <table:table-cell table:formula="of:=[.E485]+(28*[.D485]-[.E485]-[.D485]*[.F485])*[.$B$1]" office:value-type="float" office:value="8.08582045400257" calcext:value-type="float">
            <text:p>8.0858</text:p>
          </table:table-cell>
          <table:table-cell table:formula="of:=[.F485]+(-(8/3)*[.F485] +[.E485]*[.D485])*[.$B$1]" office:value-type="float" office:value="27.8692751132272" calcext:value-type="float">
            <text:p>27.86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85</text:p>
          </table:table-cell>
          <table:table-cell table:formula="of:=[.$B$1]+[.B486]" office:value-type="float" office:value="4.84999999999994" calcext:value-type="float">
            <text:p>4.85</text:p>
          </table:table-cell>
          <table:table-cell/>
          <table:table-cell table:formula="of:=[.D486]+(-10*[.D486]+10*[.E486])*[.$B$1]" office:value-type="float" office:value="8.57446064488041" calcext:value-type="float">
            <text:p>8.5745</text:p>
          </table:table-cell>
          <table:table-cell table:formula="of:=[.E486]+(28*[.D486]-[.E486]-[.D486]*[.F486])*[.$B$1]" office:value-type="float" office:value="8.0162421783582" calcext:value-type="float">
            <text:p>8.0162</text:p>
          </table:table-cell>
          <table:table-cell table:formula="of:=[.F486]+(-(8/3)*[.F486] +[.E486]*[.D486])*[.$B$1]" office:value-type="float" office:value="27.823799999352" calcext:value-type="float">
            <text:p>27.82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86</text:p>
          </table:table-cell>
          <table:table-cell table:formula="of:=[.$B$1]+[.B487]" office:value-type="float" office:value="4.85999999999994" calcext:value-type="float">
            <text:p>4.86</text:p>
          </table:table-cell>
          <table:table-cell/>
          <table:table-cell table:formula="of:=[.D487]+(-10*[.D487]+10*[.E487])*[.$B$1]" office:value-type="float" office:value="8.51863879822819" calcext:value-type="float">
            <text:p>8.5186</text:p>
          </table:table-cell>
          <table:table-cell table:formula="of:=[.E487]+(28*[.D487]-[.E487]-[.D487]*[.F487])*[.$B$1]" office:value-type="float" office:value="7.95118795628646" calcext:value-type="float">
            <text:p>7.9512</text:p>
          </table:table-cell>
          <table:table-cell table:formula="of:=[.F487]+(-(8/3)*[.F487] +[.E487]*[.D487])*[.$B$1]" office:value-type="float" office:value="27.7691815301509" calcext:value-type="float">
            <text:p>27.76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87</text:p>
          </table:table-cell>
          <table:table-cell table:formula="of:=[.$B$1]+[.B488]" office:value-type="float" office:value="4.86999999999994" calcext:value-type="float">
            <text:p>4.87</text:p>
          </table:table-cell>
          <table:table-cell/>
          <table:table-cell table:formula="of:=[.D488]+(-10*[.D488]+10*[.E488])*[.$B$1]" office:value-type="float" office:value="8.46189371403402" calcext:value-type="float">
            <text:p>8.4619</text:p>
          </table:table-cell>
          <table:table-cell table:formula="of:=[.E488]+(28*[.D488]-[.E488]-[.D488]*[.F488])*[.$B$1]" office:value-type="float" office:value="7.89133866844964" calcext:value-type="float">
            <text:p>7.8913</text:p>
          </table:table-cell>
          <table:table-cell table:formula="of:=[.F488]+(-(8/3)*[.F488] +[.E488]*[.D488])*[.$B$1]" office:value-type="float" office:value="27.7060030048445" calcext:value-type="float">
            <text:p>27.70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88</text:p>
          </table:table-cell>
          <table:table-cell table:formula="of:=[.$B$1]+[.B489]" office:value-type="float" office:value="4.87999999999994" calcext:value-type="float">
            <text:p>4.88</text:p>
          </table:table-cell>
          <table:table-cell/>
          <table:table-cell table:formula="of:=[.D489]+(-10*[.D489]+10*[.E489])*[.$B$1]" office:value-type="float" office:value="8.40483820947558" calcext:value-type="float">
            <text:p>8.4048</text:p>
          </table:table-cell>
          <table:table-cell table:formula="of:=[.E489]+(28*[.D489]-[.E489]-[.D489]*[.F489])*[.$B$1]" office:value-type="float" office:value="7.83730299501766" calcext:value-type="float">
            <text:p>7.8373</text:p>
          </table:table-cell>
          <table:table-cell table:formula="of:=[.F489]+(-(8/3)*[.F489] +[.E489]*[.D489])*[.$B$1]" office:value-type="float" office:value="27.6349329487873" calcext:value-type="float">
            <text:p>27.63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89</text:p>
          </table:table-cell>
          <table:table-cell table:formula="of:=[.$B$1]+[.B490]" office:value-type="float" office:value="4.88999999999994" calcext:value-type="float">
            <text:p>4.89</text:p>
          </table:table-cell>
          <table:table-cell/>
          <table:table-cell table:formula="of:=[.D490]+(-10*[.D490]+10*[.E490])*[.$B$1]" office:value-type="float" office:value="8.34808468802979" calcext:value-type="float">
            <text:p>8.3481</text:p>
          </table:table-cell>
          <table:table-cell table:formula="of:=[.E490]+(28*[.D490]-[.E490]-[.D490]*[.F490])*[.$B$1]" office:value-type="float" office:value="7.78961326007801" calcext:value-type="float">
            <text:p>7.7896</text:p>
          </table:table-cell>
          <table:table-cell table:formula="of:=[.F490]+(-(8/3)*[.F490] +[.E490]*[.D490])*[.$B$1]" office:value-type="float" office:value="27.5567140402039" calcext:value-type="float">
            <text:p>27.55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90</text:p>
          </table:table-cell>
          <table:table-cell table:formula="of:=[.$B$1]+[.B491]" office:value-type="float" office:value="4.89999999999994" calcext:value-type="float">
            <text:p>4.90</text:p>
          </table:table-cell>
          <table:table-cell/>
          <table:table-cell table:formula="of:=[.D491]+(-10*[.D491]+10*[.E491])*[.$B$1]" office:value-type="float" office:value="8.29223754523461" calcext:value-type="float">
            <text:p>8.2922</text:p>
          </table:table-cell>
          <table:table-cell table:formula="of:=[.E491]+(28*[.D491]-[.E491]-[.D491]*[.F491])*[.$B$1]" office:value-type="float" office:value="7.74872301481116" calcext:value-type="float">
            <text:p>7.7487</text:p>
          </table:table-cell>
          <table:table-cell table:formula="of:=[.F491]+(-(8/3)*[.F491] +[.E491]*[.D491])*[.$B$1]" office:value-type="float" office:value="27.4721518442864" calcext:value-type="float">
            <text:p>27.47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91</text:p>
          </table:table-cell>
          <table:table-cell table:formula="of:=[.$B$1]+[.B492]" office:value-type="float" office:value="4.90999999999994" calcext:value-type="float">
            <text:p>4.91</text:p>
          </table:table-cell>
          <table:table-cell/>
          <table:table-cell table:formula="of:=[.D492]+(-10*[.D492]+10*[.E492])*[.$B$1]" office:value-type="float" office:value="8.23788609219227" calcext:value-type="float">
            <text:p>8.2379</text:p>
          </table:table-cell>
          <table:table-cell table:formula="of:=[.E492]+(28*[.D492]-[.E492]-[.D492]*[.F492])*[.$B$1]" office:value-type="float" office:value="7.71500620761295" calcext:value-type="float">
            <text:p>7.7150</text:p>
          </table:table-cell>
          <table:table-cell table:formula="of:=[.F492]+(-(8/3)*[.F492] +[.E492]*[.D492])*[.$B$1]" office:value-type="float" office:value="27.3821036475492" calcext:value-type="float">
            <text:p>27.38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92</text:p>
          </table:table-cell>
          <table:table-cell table:formula="of:=[.$B$1]+[.B493]" office:value-type="float" office:value="4.91999999999994" calcext:value-type="float">
            <text:p>4.92</text:p>
          </table:table-cell>
          <table:table-cell/>
          <table:table-cell table:formula="of:=[.D493]+(-10*[.D493]+10*[.E493])*[.$B$1]" office:value-type="float" office:value="8.18559810373433" calcext:value-type="float">
            <text:p>8.1856</text:p>
          </table:table-cell>
          <table:table-cell table:formula="of:=[.E493]+(28*[.D493]-[.E493]-[.D493]*[.F493])*[.$B$1]" office:value-type="float" office:value="7.68875774321953" calcext:value-type="float">
            <text:p>7.6888</text:p>
          </table:table-cell>
          <table:table-cell table:formula="of:=[.F493]+(-(8/3)*[.F493] +[.E493]*[.D493])*[.$B$1]" office:value-type="float" office:value="27.2874676403366" calcext:value-type="float">
            <text:p>27.28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93</text:p>
          </table:table-cell>
          <table:table-cell table:formula="of:=[.$B$1]+[.B494]" office:value-type="float" office:value="4.92999999999994" calcext:value-type="float">
            <text:p>4.93</text:p>
          </table:table-cell>
          <table:table-cell/>
          <table:table-cell table:formula="of:=[.D494]+(-10*[.D494]+10*[.E494])*[.$B$1]" office:value-type="float" office:value="8.13591406768285" calcext:value-type="float">
            <text:p>8.1359</text:p>
          </table:table-cell>
          <table:table-cell table:formula="of:=[.E494]+(28*[.D494]-[.E494]-[.D494]*[.F494])*[.$B$1]" office:value-type="float" office:value="7.67019520110843" calcext:value-type="float">
            <text:p>7.6702</text:p>
          </table:table-cell>
          <table:table-cell table:formula="of:=[.F494]+(-(8/3)*[.F494] +[.E494]*[.D494])*[.$B$1]" office:value-type="float" office:value="27.189172644624" calcext:value-type="float">
            <text:p>27.18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94</text:p>
          </table:table-cell>
          <table:table-cell table:formula="of:=[.$B$1]+[.B495]" office:value-type="float" office:value="4.93999999999994" calcext:value-type="float">
            <text:p>4.94</text:p>
          </table:table-cell>
          <table:table-cell/>
          <table:table-cell table:formula="of:=[.D495]+(-10*[.D495]+10*[.E495])*[.$B$1]" office:value-type="float" office:value="8.08934218102541" calcext:value-type="float">
            <text:p>8.0893</text:p>
          </table:table-cell>
          <table:table-cell table:formula="of:=[.E495]+(28*[.D495]-[.E495]-[.D495]*[.F495])*[.$B$1]" office:value-type="float" office:value="7.659461465968" calcext:value-type="float">
            <text:p>7.6595</text:p>
          </table:table-cell>
          <table:table-cell table:formula="of:=[.F495]+(-(8/3)*[.F495] +[.E495]*[.D495])*[.$B$1]" office:value-type="float" office:value="27.0881685311531" calcext:value-type="float">
            <text:p>27.08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95</text:p>
          </table:table-cell>
          <table:table-cell table:formula="of:=[.$B$1]+[.B496]" office:value-type="float" office:value="4.94999999999994" calcext:value-type="float">
            <text:p>4.95</text:p>
          </table:table-cell>
          <table:table-cell/>
          <table:table-cell table:formula="of:=[.D496]+(-10*[.D496]+10*[.E496])*[.$B$1]" office:value-type="float" office:value="8.04635410951967" calcext:value-type="float">
            <text:p>8.0464</text:p>
          </table:table-cell>
          <table:table-cell table:formula="of:=[.E496]+(28*[.D496]-[.E496]-[.D496]*[.F496])*[.$B$1]" office:value-type="float" office:value="7.65662801893762" calcext:value-type="float">
            <text:p>7.6566</text:p>
          </table:table-cell>
          <table:table-cell table:formula="of:=[.F496]+(-(8/3)*[.F496] +[.E496]*[.D496])*[.$B$1]" office:value-type="float" office:value="26.9854174175283" calcext:value-type="float">
            <text:p>26.98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96</text:p>
          </table:table-cell>
          <table:table-cell table:formula="of:=[.$B$1]+[.B497]" office:value-type="float" office:value="4.95999999999994" calcext:value-type="float">
            <text:p>4.96</text:p>
          </table:table-cell>
          <table:table-cell/>
          <table:table-cell table:formula="of:=[.D497]+(-10*[.D497]+10*[.E497])*[.$B$1]" office:value-type="float" office:value="8.00738150046147" calcext:value-type="float">
            <text:p>8.0074</text:p>
          </table:table-cell>
          <table:table-cell table:formula="of:=[.E497]+(28*[.D497]-[.E497]-[.D497]*[.F497])*[.$B$1]" office:value-type="float" office:value="7.66169864606743" calcext:value-type="float">
            <text:p>7.6617</text:p>
          </table:table-cell>
          <table:table-cell table:formula="of:=[.F497]+(-(8/3)*[.F497] +[.E497]*[.D497])*[.$B$1]" office:value-type="float" office:value="26.8818856896466" calcext:value-type="float">
            <text:p>26.88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97</text:p>
          </table:table-cell>
          <table:table-cell table:formula="of:=[.$B$1]+[.B498]" office:value-type="float" office:value="4.96999999999994" calcext:value-type="float">
            <text:p>4.97</text:p>
          </table:table-cell>
          <table:table-cell/>
          <table:table-cell table:formula="of:=[.D498]+(-10*[.D498]+10*[.E498])*[.$B$1]" office:value-type="float" office:value="7.97281321502206" calcext:value-type="float">
            <text:p>7.9728</text:p>
          </table:table-cell>
          <table:table-cell table:formula="of:=[.E498]+(28*[.D498]-[.E498]-[.D498]*[.F498])*[.$B$1]" office:value-type="float" office:value="7.674613338048" calcext:value-type="float">
            <text:p>7.6746</text:p>
          </table:table-cell>
          <table:table-cell table:formula="of:=[.F498]+(-(8/3)*[.F498] +[.E498]*[.D498])*[.$B$1]" office:value-type="float" office:value="26.7785368445957" calcext:value-type="float">
            <text:p>26.77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98</text:p>
          </table:table-cell>
          <table:table-cell table:formula="of:=[.$B$1]+[.B499]" office:value-type="float" office:value="4.97999999999994" calcext:value-type="float">
            <text:p>4.98</text:p>
          </table:table-cell>
          <table:table-cell/>
          <table:table-cell table:formula="of:=[.D499]+(-10*[.D499]+10*[.E499])*[.$B$1]" office:value-type="float" office:value="7.94299322732466" calcext:value-type="float">
            <text:p>7.9430</text:p>
          </table:table-cell>
          <table:table-cell table:formula="of:=[.E499]+(28*[.D499]-[.E499]-[.D499]*[.F499])*[.$B$1]" office:value-type="float" office:value="7.69525218053823" calcext:value-type="float">
            <text:p>7.6953</text:p>
          </table:table-cell>
          <table:table-cell table:formula="of:=[.F499]+(-(8/3)*[.F499] +[.E499]*[.D499])*[.$B$1]" office:value-type="float" office:value="26.6763251151575" calcext:value-type="float">
            <text:p>26.67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99</text:p>
          </table:table-cell>
          <table:table-cell table:formula="of:=[.$B$1]+[.B500]" office:value-type="float" office:value="4.98999999999994" calcext:value-type="float">
            <text:p>4.99</text:p>
          </table:table-cell>
          <table:table-cell/>
          <table:table-cell table:formula="of:=[.D500]+(-10*[.D500]+10*[.E500])*[.$B$1]" office:value-type="float" office:value="7.91821912264601" calcext:value-type="float">
            <text:p>7.9182</text:p>
          </table:table-cell>
          <table:table-cell table:formula="of:=[.E500]+(28*[.D500]-[.E500]-[.D500]*[.F500])*[.$B$1]" office:value-type="float" office:value="7.72343906518768" calcext:value-type="float">
            <text:p>7.7234</text:p>
          </table:table-cell>
          <table:table-cell table:formula="of:=[.F500]+(-(8/3)*[.F500] +[.E500]*[.D500])*[.$B$1]" office:value-type="float" office:value="26.5761898049457" calcext:value-type="float">
            <text:p>26.57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00</text:p>
          </table:table-cell>
          <table:table-cell table:formula="of:=[.$B$1]+[.B501]" office:value-type="float" office:value="4.99999999999994" calcext:value-type="float">
            <text:p>5.00</text:p>
          </table:table-cell>
          <table:table-cell/>
          <table:table-cell table:formula="of:=[.D501]+(-10*[.D501]+10*[.E501])*[.$B$1]" office:value-type="float" office:value="7.89874111690018" calcext:value-type="float">
            <text:p>7.8987</text:p>
          </table:table-cell>
          <table:table-cell table:formula="of:=[.E501]+(28*[.D501]-[.E501]-[.D501]*[.F501])*[.$B$1]" office:value-type="float" office:value="7.75894508567077" calcext:value-type="float">
            <text:p>7.7589</text:p>
          </table:table-cell>
          <table:table-cell table:formula="of:=[.F501]+(-(8/3)*[.F501] +[.E501]*[.D501])*[.$B$1]" office:value-type="float" office:value="26.4790502391328" calcext:value-type="float">
            <text:p>26.4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01</text:p>
          </table:table-cell>
          <table:table-cell table:formula="of:=[.$B$1]+[.B502]" office:value-type="float" office:value="5.00999999999994" calcext:value-type="float">
            <text:p>5.01</text:p>
          </table:table-cell>
          <table:table-cell/>
          <table:table-cell table:formula="of:=[.D502]+(-10*[.D502]+10*[.E502])*[.$B$1]" office:value-type="float" office:value="7.88476151377724" calcext:value-type="float">
            <text:p>7.8848</text:p>
          </table:table-cell>
          <table:table-cell table:formula="of:=[.E502]+(28*[.D502]-[.E502]-[.D502]*[.F502])*[.$B$1]" office:value-type="float" office:value="7.80149151894308" calcext:value-type="float">
            <text:p>7.8015</text:p>
          </table:table-cell>
          <table:table-cell table:formula="of:=[.F502]+(-(8/3)*[.F502] +[.E502]*[.D502])*[.$B$1]" office:value-type="float" office:value="26.3858012184755" calcext:value-type="float">
            <text:p>26.38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02</text:p>
          </table:table-cell>
          <table:table-cell table:formula="of:=[.$B$1]+[.B503]" office:value-type="float" office:value="5.01999999999994" calcext:value-type="float">
            <text:p>5.02</text:p>
          </table:table-cell>
          <table:table-cell/>
          <table:table-cell table:formula="of:=[.D503]+(-10*[.D503]+10*[.E503])*[.$B$1]" office:value-type="float" office:value="7.87643451429382" calcext:value-type="float">
            <text:p>7.8764</text:p>
          </table:table-cell>
          <table:table-cell table:formula="of:=[.E503]+(28*[.D503]-[.E503]-[.D503]*[.F503])*[.$B$1]" office:value-type="float" office:value="7.85075232803516" calcext:value-type="float">
            <text:p>7.8508</text:p>
          </table:table-cell>
          <table:table-cell table:formula="of:=[.F503]+(-(8/3)*[.F503] +[.E503]*[.D503])*[.$B$1]" office:value-type="float" office:value="26.2973088534357" calcext:value-type="float">
            <text:p>26.29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03</text:p>
          </table:table-cell>
          <table:table-cell table:formula="of:=[.$B$1]+[.B504]" office:value-type="float" office:value="5.02999999999994" calcext:value-type="float">
            <text:p>5.03</text:p>
          </table:table-cell>
          <table:table-cell/>
          <table:table-cell table:formula="of:=[.D504]+(-10*[.D504]+10*[.E504])*[.$B$1]" office:value-type="float" office:value="7.87386629566796" calcext:value-type="float">
            <text:p>7.8739</text:p>
          </table:table-cell>
          <table:table-cell table:formula="of:=[.E504]+(28*[.D504]-[.E504]-[.D504]*[.F504])*[.$B$1]" office:value-type="float" office:value="7.90635615789463" calcext:value-type="float">
            <text:p>7.9064</text:p>
          </table:table-cell>
          <table:table-cell table:formula="of:=[.F504]+(-(8/3)*[.F504] +[.E504]*[.D504])*[.$B$1]" office:value-type="float" office:value="26.2144066500078" calcext:value-type="float">
            <text:p>26.21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04</text:p>
          </table:table-cell>
          <table:table-cell table:formula="of:=[.$B$1]+[.B505]" office:value-type="float" office:value="5.03999999999994" calcext:value-type="float">
            <text:p>5.04</text:p>
          </table:table-cell>
          <table:table-cell/>
          <table:table-cell table:formula="of:=[.D505]+(-10*[.D505]+10*[.E505])*[.$B$1]" office:value-type="float" office:value="7.87711528189062" calcext:value-type="float">
            <text:p>7.8771</text:p>
          </table:table-cell>
          <table:table-cell table:formula="of:=[.E505]+(28*[.D505]-[.E505]-[.D505]*[.F505])*[.$B$1]" office:value-type="float" office:value="7.9678878292784" calcext:value-type="float">
            <text:p>7.9679</text:p>
          </table:table-cell>
          <table:table-cell table:formula="of:=[.F505]+(-(8/3)*[.F505] +[.E505]*[.D505])*[.$B$1]" office:value-type="float" office:value="26.1378917187395" calcext:value-type="float">
            <text:p>26.13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05</text:p>
          </table:table-cell>
          <table:table-cell table:formula="of:=[.$B$1]+[.B506]" office:value-type="float" office:value="5.04999999999994" calcext:value-type="float">
            <text:p>5.05</text:p>
          </table:table-cell>
          <table:table-cell/>
          <table:table-cell table:formula="of:=[.D506]+(-10*[.D506]+10*[.E506])*[.$B$1]" office:value-type="float" office:value="7.8861925366294" calcext:value-type="float">
            <text:p>7.8862</text:p>
          </table:table-cell>
          <table:table-cell table:formula="of:=[.E506]+(28*[.D506]-[.E506]-[.D506]*[.F506])*[.$B$1]" office:value-type="float" office:value="8.03488936697414" calcext:value-type="float">
            <text:p>8.0349</text:p>
          </table:table-cell>
          <table:table-cell table:formula="of:=[.F506]+(-(8/3)*[.F506] +[.E506]*[.D506])*[.$B$1]" office:value-type="float" office:value="26.0685209827505" calcext:value-type="float">
            <text:p>26.06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06</text:p>
          </table:table-cell>
          <table:table-cell table:formula="of:=[.$B$1]+[.B507]" office:value-type="float" office:value="5.05999999999994" calcext:value-type="float">
            <text:p>5.06</text:p>
          </table:table-cell>
          <table:table-cell/>
          <table:table-cell table:formula="of:=[.D507]+(-10*[.D507]+10*[.E507])*[.$B$1]" office:value-type="float" office:value="7.90106221966388" calcext:value-type="float">
            <text:p>7.9011</text:p>
          </table:table-cell>
          <table:table-cell table:formula="of:=[.E507]+(28*[.D507]-[.E507]-[.D507]*[.F507])*[.$B$1]" office:value-type="float" office:value="8.10686062740929" calcext:value-type="float">
            <text:p>8.1069</text:p>
          </table:table-cell>
          <table:table-cell table:formula="of:=[.F507]+(-(8/3)*[.F507] +[.E507]*[.D507])*[.$B$1]" office:value-type="float" office:value="26.0070072687952" calcext:value-type="float">
            <text:p>26.00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07</text:p>
          </table:table-cell>
          <table:table-cell table:formula="of:=[.$B$1]+[.B508]" office:value-type="float" office:value="5.06999999999994" calcext:value-type="float">
            <text:p>5.07</text:p>
          </table:table-cell>
          <table:table-cell/>
          <table:table-cell table:formula="of:=[.D508]+(-10*[.D508]+10*[.E508])*[.$B$1]" office:value-type="float" office:value="7.92164206043842" calcext:value-type="float">
            <text:p>7.9216</text:p>
          </table:table-cell>
          <table:table-cell table:formula="of:=[.E508]+(28*[.D508]-[.E508]-[.D508]*[.F508])*[.$B$1]" office:value-type="float" office:value="8.18325961686107" calcext:value-type="float">
            <text:p>8.1833</text:p>
          </table:table-cell>
          <table:table-cell table:formula="of:=[.F508]+(-(8/3)*[.F508] +[.E508]*[.D508])*[.$B$1]" office:value-type="float" office:value="25.9540151771937" calcext:value-type="float">
            <text:p>25.95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08</text:p>
          </table:table-cell>
          <table:table-cell table:formula="of:=[.$B$1]+[.B509]" office:value-type="float" office:value="5.07999999999994" calcext:value-type="float">
            <text:p>5.08</text:p>
          </table:table-cell>
          <table:table-cell/>
          <table:table-cell table:formula="of:=[.D509]+(-10*[.D509]+10*[.E509])*[.$B$1]" office:value-type="float" office:value="7.94780381608068" calcext:value-type="float">
            <text:p>7.9478</text:p>
          </table:table-cell>
          <table:table-cell table:formula="of:=[.E509]+(28*[.D509]-[.E509]-[.D509]*[.F509])*[.$B$1]" office:value-type="float" office:value="8.26350261496607" calcext:value-type="float">
            <text:p>8.2635</text:p>
          </table:table-cell>
          <table:table-cell table:formula="of:=[.F509]+(-(8/3)*[.F509] +[.E509]*[.D509])*[.$B$1]" office:value-type="float" office:value="25.910156641526" calcext:value-type="float">
            <text:p>25.9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09</text:p>
          </table:table-cell>
          <table:table-cell table:formula="of:=[.$B$1]+[.B510]" office:value-type="float" office:value="5.08999999999994" calcext:value-type="float">
            <text:p>5.09</text:p>
          </table:table-cell>
          <table:table-cell/>
          <table:table-cell table:formula="of:=[.D510]+(-10*[.D510]+10*[.E510])*[.$B$1]" office:value-type="float" office:value="7.97937369596922" calcext:value-type="float">
            <text:p>7.9794</text:p>
          </table:table-cell>
          <table:table-cell table:formula="of:=[.E510]+(28*[.D510]-[.E510]-[.D510]*[.F510])*[.$B$1]" office:value-type="float" office:value="8.34696423901131" calcext:value-type="float">
            <text:p>8.3470</text:p>
          </table:table-cell>
          <table:table-cell table:formula="of:=[.F510]+(-(8/3)*[.F510] +[.E510]*[.D510])*[.$B$1]" office:value-type="float" office:value="25.8759861072595" calcext:value-type="float">
            <text:p>25.87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10</text:p>
          </table:table-cell>
          <table:table-cell table:formula="of:=[.$B$1]+[.B511]" office:value-type="float" office:value="5.09999999999994" calcext:value-type="float">
            <text:p>5.10</text:p>
          </table:table-cell>
          <table:table-cell/>
          <table:table-cell table:formula="of:=[.D511]+(-10*[.D511]+10*[.E511])*[.$B$1]" office:value-type="float" office:value="8.01613275027343" calcext:value-type="float">
            <text:p>8.0161</text:p>
          </table:table-cell>
          <table:table-cell table:formula="of:=[.E511]+(28*[.D511]-[.E511]-[.D511]*[.F511])*[.$B$1]" office:value-type="float" office:value="8.43297760247726" calcext:value-type="float">
            <text:p>8.4330</text:p>
          </table:table-cell>
          <table:table-cell table:formula="of:=[.F511]+(-(8/3)*[.F511] +[.E511]*[.D511])*[.$B$1]" office:value-type="float" office:value="25.8519952799656" calcext:value-type="float">
            <text:p>25.85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11</text:p>
          </table:table-cell>
          <table:table-cell table:formula="of:=[.$B$1]+[.B512]" office:value-type="float" office:value="5.10999999999994" calcext:value-type="float">
            <text:p>5.11</text:p>
          </table:table-cell>
          <table:table-cell/>
          <table:table-cell table:formula="of:=[.D512]+(-10*[.D512]+10*[.E512])*[.$B$1]" office:value-type="float" office:value="8.05781723549381" calcext:value-type="float">
            <text:p>8.0578</text:p>
          </table:table-cell>
          <table:table-cell table:formula="of:=[.E512]+(28*[.D512]-[.E512]-[.D512]*[.F512])*[.$B$1]" office:value-type="float" office:value="8.52083473629259" calcext:value-type="float">
            <text:p>8.5208</text:p>
          </table:table-cell>
          <table:table-cell table:formula="of:=[.F512]+(-(8/3)*[.F512] +[.E512]*[.D512])*[.$B$1]" office:value-type="float" office:value="25.8386074185819" calcext:value-type="float">
            <text:p>25.83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12</text:p>
          </table:table-cell>
          <table:table-cell table:formula="of:=[.$B$1]+[.B513]" office:value-type="float" office:value="5.11999999999994" calcext:value-type="float">
            <text:p>5.12</text:p>
          </table:table-cell>
          <table:table-cell/>
          <table:table-cell table:formula="of:=[.D513]+(-10*[.D513]+10*[.E513])*[.$B$1]" office:value-type="float" office:value="8.10411898557369" calcext:value-type="float">
            <text:p>8.1041</text:p>
          </table:table-cell>
          <table:table-cell table:formula="of:=[.E513]+(28*[.D513]-[.E513]-[.D513]*[.F513])*[.$B$1]" office:value-type="float" office:value="8.60978745288186" calcext:value-type="float">
            <text:p>8.6098</text:p>
          </table:table-cell>
          <table:table-cell table:formula="of:=[.F513]+(-(8/3)*[.F513] +[.E513]*[.D513])*[.$B$1]" office:value-type="float" office:value="25.8361711774086" calcext:value-type="float">
            <text:p>25.83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13</text:p>
          </table:table-cell>
          <table:table-cell table:formula="of:=[.$B$1]+[.B514]" office:value-type="float" office:value="5.12999999999994" calcext:value-type="float">
            <text:p>5.13</text:p>
          </table:table-cell>
          <table:table-cell/>
          <table:table-cell table:formula="of:=[.D514]+(-10*[.D514]+10*[.E514])*[.$B$1]" office:value-type="float" office:value="8.15468583230451" calcext:value-type="float">
            <text:p>8.1547</text:p>
          </table:table-cell>
          <table:table-cell table:formula="of:=[.E514]+(28*[.D514]-[.E514]-[.D514]*[.F514])*[.$B$1]" office:value-type="float" office:value="8.69904884077999" calcext:value-type="float">
            <text:p>8.6990</text:p>
          </table:table-cell>
          <table:table-cell table:formula="of:=[.F514]+(-(8/3)*[.F514] +[.E514]*[.D514])*[.$B$1]" office:value-type="float" office:value="25.8449540322643" calcext:value-type="float">
            <text:p>25.84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14</text:p>
          </table:table-cell>
          <table:table-cell table:formula="of:=[.$B$1]+[.B515]" office:value-type="float" office:value="5.13999999999994" calcext:value-type="float">
            <text:p>5.14</text:p>
          </table:table-cell>
          <table:table-cell/>
          <table:table-cell table:formula="of:=[.D515]+(-10*[.D515]+10*[.E515])*[.$B$1]" office:value-type="float" office:value="8.20912213315206" calcext:value-type="float">
            <text:p>8.2091</text:p>
          </table:table-cell>
          <table:table-cell table:formula="of:=[.E515]+(28*[.D515]-[.E515]-[.D515]*[.F515])*[.$B$1]" office:value-type="float" office:value="8.78779558058278" calcext:value-type="float">
            <text:p>8.7878</text:p>
          </table:table-cell>
          <table:table-cell table:formula="of:=[.F515]+(-(8/3)*[.F515] +[.E515]*[.D515])*[.$B$1]" office:value-type="float" office:value="25.8651353614349" calcext:value-type="float">
            <text:p>25.86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15</text:p>
          </table:table-cell>
          <table:table-cell table:formula="of:=[.$B$1]+[.B516]" office:value-type="float" office:value="5.14999999999993" calcext:value-type="float">
            <text:p>5.15</text:p>
          </table:table-cell>
          <table:table-cell/>
          <table:table-cell table:formula="of:=[.D516]+(-10*[.D516]+10*[.E516])*[.$B$1]" office:value-type="float" office:value="8.26698947789513" calcext:value-type="float">
            <text:p>8.2670</text:p>
          </table:table-cell>
          <table:table-cell table:formula="of:=[.E516]+(28*[.D516]-[.E516]-[.D516]*[.F516])*[.$B$1]" office:value-type="float" office:value="8.87517127033424" calcext:value-type="float">
            <text:p>8.8752</text:p>
          </table:table-cell>
          <table:table-cell table:formula="of:=[.F516]+(-(8/3)*[.F516] +[.E516]*[.D516])*[.$B$1]" office:value-type="float" office:value="25.8967992904851" calcext:value-type="float">
            <text:p>25.89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16</text:p>
          </table:table-cell>
          <table:table-cell table:formula="of:=[.$B$1]+[.B517]" office:value-type="float" office:value="5.15999999999993" calcext:value-type="float">
            <text:p>5.16</text:p>
          </table:table-cell>
          <table:table-cell/>
          <table:table-cell table:formula="of:=[.D517]+(-10*[.D517]+10*[.E517])*[.$B$1]" office:value-type="float" office:value="8.32780765713904" calcext:value-type="float">
            <text:p>8.3278</text:p>
          </table:table-cell>
          <table:table-cell table:formula="of:=[.E517]+(28*[.D517]-[.E517]-[.D517]*[.F517])*[.$B$1]" office:value-type="float" office:value="8.96029093898551" calcext:value-type="float">
            <text:p>8.9603</text:p>
          </table:table-cell>
          <table:table-cell table:formula="of:=[.F517]+(-(8/3)*[.F517] +[.E517]*[.D517])*[.$B$1]" office:value-type="float" office:value="25.9399274511358" calcext:value-type="float">
            <text:p>25.93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17</text:p>
          </table:table-cell>
          <table:table-cell table:formula="of:=[.$B$1]+[.B518]" office:value-type="float" office:value="5.16999999999993" calcext:value-type="float">
            <text:p>5.17</text:p>
          </table:table-cell>
          <table:table-cell/>
          <table:table-cell table:formula="of:=[.D518]+(-10*[.D518]+10*[.E518])*[.$B$1]" office:value-type="float" office:value="8.39105598532369" calcext:value-type="float">
            <text:p>8.3911</text:p>
          </table:table-cell>
          <table:table-cell table:formula="of:=[.E518]+(28*[.D518]-[.E518]-[.D518]*[.F518])*[.$B$1]" office:value-type="float" office:value="9.04224690906258" calcext:value-type="float">
            <text:p>9.0422</text:p>
          </table:table-cell>
          <table:table-cell table:formula="of:=[.F518]+(-(8/3)*[.F518] +[.E518]*[.D518])*[.$B$1]" office:value-type="float" office:value="25.9943918473577" calcext:value-type="float">
            <text:p>25.99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18</text:p>
          </table:table-cell>
          <table:table-cell table:formula="of:=[.$B$1]+[.B519]" office:value-type="float" office:value="5.17999999999993" calcext:value-type="float">
            <text:p>5.18</text:p>
          </table:table-cell>
          <table:table-cell/>
          <table:table-cell table:formula="of:=[.D519]+(-10*[.D519]+10*[.E519])*[.$B$1]" office:value-type="float" office:value="8.45617507769758" calcext:value-type="float">
            <text:p>8.4562</text:p>
          </table:table-cell>
          <table:table-cell table:formula="of:=[.E519]+(28*[.D519]-[.E519]-[.D519]*[.F519])*[.$B$1]" office:value-type="float" office:value="9.12011614290639" calcext:value-type="float">
            <text:p>9.1201</text:p>
          </table:table-cell>
          <table:table-cell table:formula="of:=[.F519]+(-(8/3)*[.F519] +[.E519]*[.D519])*[.$B$1]" office:value-type="float" office:value="26.0599480652321" calcext:value-type="float">
            <text:p>26.05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19</text:p>
          </table:table-cell>
          <table:table-cell table:formula="of:=[.$B$1]+[.B520]" office:value-type="float" office:value="5.18999999999993" calcext:value-type="float">
            <text:p>5.19</text:p>
          </table:table-cell>
          <table:table-cell/>
          <table:table-cell table:formula="of:=[.D520]+(-10*[.D520]+10*[.E520])*[.$B$1]" office:value-type="float" office:value="8.52256918421846" calcext:value-type="float">
            <text:p>8.5226</text:p>
          </table:table-cell>
          <table:table-cell table:formula="of:=[.E520]+(28*[.D520]-[.E520]-[.D520]*[.F520])*[.$B$1]" office:value-type="float" office:value="9.19296916967956" calcext:value-type="float">
            <text:p>9.1930</text:p>
          </table:table-cell>
          <table:table-cell table:formula="of:=[.F520]+(-(8/3)*[.F520] +[.E520]*[.D520])*[.$B$1]" office:value-type="float" office:value="26.1362291051594" calcext:value-type="float">
            <text:p>26.13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20</text:p>
          </table:table-cell>
          <table:table-cell table:formula="of:=[.$B$1]+[.B521]" office:value-type="float" office:value="5.19999999999993" calcext:value-type="float">
            <text:p>5.20</text:p>
          </table:table-cell>
          <table:table-cell/>
          <table:table-cell table:formula="of:=[.D521]+(-10*[.D521]+10*[.E521])*[.$B$1]" office:value-type="float" office:value="8.58960918276457" calcext:value-type="float">
            <text:p>8.5896</text:p>
          </table:table-cell>
          <table:table-cell table:formula="of:=[.E521]+(28*[.D521]-[.E521]-[.D521]*[.F521])*[.$B$1]" office:value-type="float" office:value="9.25988064193088" calcext:value-type="float">
            <text:p>9.2599</text:p>
          </table:table-cell>
          <table:table-cell table:formula="of:=[.F521]+(-(8/3)*[.F521] +[.E521]*[.D521])*[.$B$1]" office:value-type="float" office:value="26.2227401532583" calcext:value-type="float">
            <text:p>26.22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21</text:p>
          </table:table-cell>
          <table:table-cell table:formula="of:=[.$B$1]+[.B522]" office:value-type="float" office:value="5.20999999999993" calcext:value-type="float">
            <text:p>5.21</text:p>
          </table:table-cell>
          <table:table-cell/>
          <table:table-cell table:formula="of:=[.D522]+(-10*[.D522]+10*[.E522])*[.$B$1]" office:value-type="float" office:value="8.6566363286812" calcext:value-type="float">
            <text:p>8.6566</text:p>
          </table:table-cell>
          <table:table-cell table:formula="of:=[.E522]+(28*[.D522]-[.E522]-[.D522]*[.F522])*[.$B$1]" office:value-type="float" office:value="9.31994151050889" calcext:value-type="float">
            <text:p>9.3199</text:p>
          </table:table-cell>
          <table:table-cell table:formula="of:=[.F522]+(-(8/3)*[.F522] +[.E522]*[.D522])*[.$B$1]" office:value-type="float" office:value="26.3188546404371" calcext:value-type="float">
            <text:p>26.31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22</text:p>
          </table:table-cell>
          <table:table-cell table:formula="of:=[.$B$1]+[.B523]" office:value-type="float" office:value="5.21999999999993" calcext:value-type="float">
            <text:p>5.22</text:p>
          </table:table-cell>
          <table:table-cell/>
          <table:table-cell table:formula="of:=[.D523]+(-10*[.D523]+10*[.E523])*[.$B$1]" office:value-type="float" office:value="8.72296684686397" calcext:value-type="float">
            <text:p>8.7230</text:p>
          </table:table-cell>
          <table:table-cell table:formula="of:=[.E523]+(28*[.D523]-[.E523]-[.D523]*[.F523])*[.$B$1]" office:value-type="float" office:value="9.37227273533766" calcext:value-type="float">
            <text:p>9.3723</text:p>
          </table:table-cell>
          <table:table-cell table:formula="of:=[.F523]+(-(8/3)*[.F523] +[.E523]*[.D523])*[.$B$1]" office:value-type="float" office:value="26.4238119593027" calcext:value-type="float">
            <text:p>26.42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23</text:p>
          </table:table-cell>
          <table:table-cell table:formula="of:=[.$B$1]+[.B524]" office:value-type="float" office:value="5.22999999999993" calcext:value-type="float">
            <text:p>5.23</text:p>
          </table:table-cell>
          <table:table-cell/>
          <table:table-cell table:formula="of:=[.D524]+(-10*[.D524]+10*[.E524])*[.$B$1]" office:value-type="float" office:value="8.78789743571134" calcext:value-type="float">
            <text:p>8.7879</text:p>
          </table:table-cell>
          <table:table-cell table:formula="of:=[.E524]+(28*[.D524]-[.E524]-[.D524]*[.F524])*[.$B$1]" office:value-type="float" office:value="9.41604036821854" calcext:value-type="float">
            <text:p>9.4160</text:p>
          </table:table-cell>
          <table:table-cell table:formula="of:=[.F524]+(-(8/3)*[.F524] +[.E524]*[.D524])*[.$B$1]" office:value-type="float" office:value="26.5367172172224" calcext:value-type="float">
            <text:p>26.53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24</text:p>
          </table:table-cell>
          <table:table-cell table:formula="of:=[.$B$1]+[.B525]" office:value-type="float" office:value="5.23999999999993" calcext:value-type="float">
            <text:p>5.24</text:p>
          </table:table-cell>
          <table:table-cell/>
          <table:table-cell table:formula="of:=[.D525]+(-10*[.D525]+10*[.E525])*[.$B$1]" office:value-type="float" office:value="8.85071172896206" calcext:value-type="float">
            <text:p>8.8507</text:p>
          </table:table-cell>
          <table:table-cell table:formula="of:=[.E525]+(28*[.D525]-[.E525]-[.D525]*[.F525])*[.$B$1]" office:value-type="float" office:value="9.45047175468127" calcext:value-type="float">
            <text:p>9.4505</text:p>
          </table:table-cell>
          <table:table-cell table:formula="of:=[.F525]+(-(8/3)*[.F525] +[.E525]*[.D525])*[.$B$1]" office:value-type="float" office:value="26.6565433948274" calcext:value-type="float">
            <text:p>26.65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25</text:p>
          </table:table-cell>
          <table:table-cell table:formula="of:=[.$B$1]+[.B526]" office:value-type="float" office:value="5.24999999999993" calcext:value-type="float">
            <text:p>5.25</text:p>
          </table:table-cell>
          <table:table-cell/>
          <table:table-cell table:formula="of:=[.D526]+(-10*[.D526]+10*[.E526])*[.$B$1]" office:value-type="float" office:value="8.91068773153398" calcext:value-type="float">
            <text:p>8.9107</text:p>
          </table:table-cell>
          <table:table-cell table:formula="of:=[.E526]+(28*[.D526]-[.E526]-[.D526]*[.F526])*[.$B$1]" office:value-type="float" office:value="9.47487250846199" calcext:value-type="float">
            <text:p>9.4749</text:p>
          </table:table-cell>
          <table:table-cell table:formula="of:=[.F526]+(-(8/3)*[.F526] +[.E526]*[.D526])*[.$B$1]" office:value-type="float" office:value="26.7821362496658" calcext:value-type="float">
            <text:p>26.78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26</text:p>
          </table:table-cell>
          <table:table-cell table:formula="of:=[.$B$1]+[.B527]" office:value-type="float" office:value="5.25999999999993" calcext:value-type="float">
            <text:p>5.26</text:p>
          </table:table-cell>
          <table:table-cell/>
          <table:table-cell table:formula="of:=[.D527]+(-10*[.D527]+10*[.E527])*[.$B$1]" office:value-type="float" office:value="8.96710620922678" calcext:value-type="float">
            <text:p>8.9671</text:p>
          </table:table-cell>
          <table:table-cell table:formula="of:=[.E527]+(28*[.D527]-[.E527]-[.D527]*[.F527])*[.$B$1]" office:value-type="float" office:value="9.4886438191652" calcext:value-type="float">
            <text:p>9.4886</text:p>
          </table:table-cell>
          <table:table-cell table:formula="of:=[.F527]+(-(8/3)*[.F527] +[.E527]*[.D527])*[.$B$1]" office:value-type="float" office:value="26.9122222518647" calcext:value-type="float">
            <text:p>26.91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27</text:p>
          </table:table-cell>
          <table:table-cell table:formula="of:=[.$B$1]+[.B528]" office:value-type="float" office:value="5.26999999999993" calcext:value-type="float">
            <text:p>5.27</text:p>
          </table:table-cell>
          <table:table-cell/>
          <table:table-cell table:formula="of:=[.D528]+(-10*[.D528]+10*[.E528])*[.$B$1]" office:value-type="float" office:value="9.01925997022062" calcext:value-type="float">
            <text:p>9.0193</text:p>
          </table:table-cell>
          <table:table-cell table:formula="of:=[.E528]+(28*[.D528]-[.E528]-[.D528]*[.F528])*[.$B$1]" office:value-type="float" office:value="9.49129956696917" calcext:value-type="float">
            <text:p>9.4913</text:p>
          </table:table-cell>
          <table:table-cell table:formula="of:=[.F528]+(-(8/3)*[.F528] +[.E528]*[.D528])*[.$B$1]" office:value-type="float" office:value="27.0454197608948" calcext:value-type="float">
            <text:p>27.04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28</text:p>
          </table:table-cell>
          <table:table-cell table:formula="of:=[.$B$1]+[.B529]" office:value-type="float" office:value="5.27999999999993" calcext:value-type="float">
            <text:p>5.28</text:p>
          </table:table-cell>
          <table:table-cell/>
          <table:table-cell table:formula="of:=[.D529]+(-10*[.D529]+10*[.E529])*[.$B$1]" office:value-type="float" office:value="9.06646392989548" calcext:value-type="float">
            <text:p>9.0665</text:p>
          </table:table-cell>
          <table:table-cell table:formula="of:=[.E529]+(28*[.D529]-[.E529]-[.D529]*[.F529])*[.$B$1]" office:value-type="float" office:value="9.48248264468873" calcext:value-type="float">
            <text:p>9.4825</text:p>
          </table:table-cell>
          <table:table-cell table:formula="of:=[.F529]+(-(8/3)*[.F529] +[.E529]*[.D529])*[.$B$1]" office:value-type="float" office:value="27.1802535497683" calcext:value-type="float">
            <text:p>27.18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29</text:p>
          </table:table-cell>
          <table:table-cell table:formula="of:=[.$B$1]+[.B530]" office:value-type="float" office:value="5.28999999999993" calcext:value-type="float">
            <text:p>5.29</text:p>
          </table:table-cell>
          <table:table-cell/>
          <table:table-cell table:formula="of:=[.D530]+(-10*[.D530]+10*[.E530])*[.$B$1]" office:value-type="float" office:value="9.1080658013748" calcext:value-type="float">
            <text:p>9.1081</text:p>
          </table:table-cell>
          <table:table-cell table:formula="of:=[.E530]+(28*[.D530]-[.E530]-[.D530]*[.F530])*[.$B$1]" office:value-type="float" office:value="9.4619798344687" calcext:value-type="float">
            <text:p>9.4620</text:p>
          </table:table-cell>
          <table:table-cell table:formula="of:=[.F530]+(-(8/3)*[.F530] +[.E530]*[.D530])*[.$B$1]" office:value-type="float" office:value="27.3151726570804" calcext:value-type="float">
            <text:p>27.31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30</text:p>
          </table:table-cell>
          <table:table-cell table:formula="of:=[.$B$1]+[.B531]" office:value-type="float" office:value="5.29999999999993" calcext:value-type="float">
            <text:p>5.30</text:p>
          </table:table-cell>
          <table:table-cell/>
          <table:table-cell table:formula="of:=[.D531]+(-10*[.D531]+10*[.E531])*[.$B$1]" office:value-type="float" office:value="9.14345720468419" calcext:value-type="float">
            <text:p>9.1435</text:p>
          </table:table-cell>
          <table:table-cell table:formula="of:=[.E531]+(28*[.D531]-[.E531]-[.D531]*[.F531])*[.$B$1]" office:value-type="float" office:value="9.42973456114293" calcext:value-type="float">
            <text:p>9.4297</text:p>
          </table:table-cell>
          <table:table-cell table:formula="of:=[.F531]+(-(8/3)*[.F531] +[.E531]*[.D531])*[.$B$1]" office:value-type="float" office:value="27.4485714023279" calcext:value-type="float">
            <text:p>27.44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31</text:p>
          </table:table-cell>
          <table:table-cell table:formula="of:=[.$B$1]+[.B532]" office:value-type="float" office:value="5.30999999999993" calcext:value-type="float">
            <text:p>5.31</text:p>
          </table:table-cell>
          <table:table-cell/>
          <table:table-cell table:formula="of:=[.D532]+(-10*[.D532]+10*[.E532])*[.$B$1]" office:value-type="float" office:value="9.17208494033007" calcext:value-type="float">
            <text:p>9.1721</text:p>
          </table:table-cell>
          <table:table-cell table:formula="of:=[.E532]+(28*[.D532]-[.E532]-[.D532]*[.F532])*[.$B$1]" office:value-type="float" office:value="9.38585685337405" calcext:value-type="float">
            <text:p>9.3859</text:p>
          </table:table-cell>
          <table:table-cell table:formula="of:=[.F532]+(-(8/3)*[.F532] +[.E532]*[.D532])*[.$B$1]" office:value-type="float" office:value="27.5788132423792" calcext:value-type="float">
            <text:p>27.57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32</text:p>
          </table:table-cell>
          <table:table-cell table:formula="of:=[.$B$1]+[.B533]" office:value-type="float" office:value="5.31999999999993" calcext:value-type="float">
            <text:p>5.32</text:p>
          </table:table-cell>
          <table:table-cell/>
          <table:table-cell table:formula="of:=[.D533]+(-10*[.D533]+10*[.E533])*[.$B$1]" office:value-type="float" office:value="9.19346213163447" calcext:value-type="float">
            <text:p>9.1935</text:p>
          </table:table-cell>
          <table:table-cell table:formula="of:=[.E533]+(28*[.D533]-[.E533]-[.D533]*[.F533])*[.$B$1]" office:value-type="float" office:value="9.33062989200671" calcext:value-type="float">
            <text:p>9.3306</text:p>
          </table:table-cell>
          <table:table-cell table:formula="of:=[.F533]+(-(8/3)*[.F533] +[.E533]*[.D533])*[.$B$1]" office:value-type="float" office:value="27.7042569855517" calcext:value-type="float">
            <text:p>27.70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33</text:p>
          </table:table-cell>
          <table:table-cell table:formula="of:=[.$B$1]+[.B534]" office:value-type="float" office:value="5.32999999999993" calcext:value-type="float">
            <text:p>5.33</text:p>
          </table:table-cell>
          <table:table-cell/>
          <table:table-cell table:formula="of:=[.D534]+(-10*[.D534]+10*[.E534])*[.$B$1]" office:value-type="float" office:value="9.20717890767169" calcext:value-type="float">
            <text:p>9.2072</text:p>
          </table:table-cell>
          <table:table-cell table:formula="of:=[.E534]+(28*[.D534]-[.E534]-[.D534]*[.F534])*[.$B$1]" office:value-type="float" office:value="9.2645126151269" calcext:value-type="float">
            <text:p>9.2645</text:p>
          </table:table-cell>
          <table:table-cell table:formula="of:=[.F534]+(-(8/3)*[.F534] +[.E534]*[.D534])*[.$B$1]" office:value-type="float" office:value="27.8232847250349" calcext:value-type="float">
            <text:p>27.82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34</text:p>
          </table:table-cell>
          <table:table-cell table:formula="of:=[.$B$1]+[.B535]" office:value-type="float" office:value="5.33999999999993" calcext:value-type="float">
            <text:p>5.34</text:p>
          </table:table-cell>
          <table:table-cell/>
          <table:table-cell table:formula="of:=[.D535]+(-10*[.D535]+10*[.E535])*[.$B$1]" office:value-type="float" office:value="9.21291227841721" calcext:value-type="float">
            <text:p>9.2129</text:p>
          </table:table-cell>
          <table:table-cell table:formula="of:=[.E535]+(28*[.D535]-[.E535]-[.D535]*[.F535])*[.$B$1]" office:value-type="float" office:value="9.18813798049885" calcext:value-type="float">
            <text:p>9.1881</text:p>
          </table:table-cell>
          <table:table-cell table:formula="of:=[.F535]+(-(8/3)*[.F535] +[.E535]*[.D535])*[.$B$1]" office:value-type="float" office:value="27.9343307170992" calcext:value-type="float">
            <text:p>27.93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35</text:p>
          </table:table-cell>
          <table:table-cell table:formula="of:=[.$B$1]+[.B536]" office:value-type="float" office:value="5.34999999999993" calcext:value-type="float">
            <text:p>5.35</text:p>
          </table:table-cell>
          <table:table-cell/>
          <table:table-cell table:formula="of:=[.D536]+(-10*[.D536]+10*[.E536])*[.$B$1]" office:value-type="float" office:value="9.21043484862538" calcext:value-type="float">
            <text:p>9.2104</text:p>
          </table:table-cell>
          <table:table-cell table:formula="of:=[.E536]+(28*[.D536]-[.E536]-[.D536]*[.F536])*[.$B$1]" office:value-type="float" office:value="9.10230665412138" calcext:value-type="float">
            <text:p>9.1023</text:p>
          </table:table-cell>
          <table:table-cell table:formula="of:=[.F536]+(-(8/3)*[.F536] +[.E536]*[.D536])*[.$B$1]" office:value-type="float" office:value="28.0359103234732" calcext:value-type="float">
            <text:p>28.03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36</text:p>
          </table:table-cell>
          <table:table-cell table:formula="of:=[.$B$1]+[.B537]" office:value-type="float" office:value="5.35999999999993" calcext:value-type="float">
            <text:p>5.36</text:p>
          </table:table-cell>
          <table:table-cell/>
          <table:table-cell table:formula="of:=[.D537]+(-10*[.D537]+10*[.E537])*[.$B$1]" office:value-type="float" office:value="9.19962202917498" calcext:value-type="float">
            <text:p>9.1996</text:p>
          </table:table-cell>
          <table:table-cell table:formula="of:=[.E537]+(28*[.D537]-[.E537]-[.D537]*[.F537])*[.$B$1]" office:value-type="float" office:value="9.00797609063274" calcext:value-type="float">
            <text:p>9.0080</text:p>
          </table:table-cell>
          <table:table-cell table:formula="of:=[.F537]+(-(8/3)*[.F537] +[.E537]*[.D537])*[.$B$1]" office:value-type="float" office:value="28.1266480722805" calcext:value-type="float">
            <text:p>28.12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37</text:p>
          </table:table-cell>
          <table:table-cell table:formula="of:=[.$B$1]+[.B538]" office:value-type="float" office:value="5.36999999999993" calcext:value-type="float">
            <text:p>5.37</text:p>
          </table:table-cell>
          <table:table-cell/>
          <table:table-cell table:formula="of:=[.D538]+(-10*[.D538]+10*[.E538])*[.$B$1]" office:value-type="float" office:value="9.18045743532075" calcext:value-type="float">
            <text:p>9.1805</text:p>
          </table:table-cell>
          <table:table-cell table:formula="of:=[.E538]+(28*[.D538]-[.E538]-[.D538]*[.F538])*[.$B$1]" office:value-type="float" office:value="8.90624518576937" calcext:value-type="float">
            <text:p>8.9062</text:p>
          </table:table-cell>
          <table:table-cell table:formula="of:=[.F538]+(-(8/3)*[.F538] +[.E538]*[.D538])*[.$B$1]" office:value-type="float" office:value="28.205303876503" calcext:value-type="float">
            <text:p>28.20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38</text:p>
          </table:table-cell>
          <table:table-cell table:formula="of:=[.$B$1]+[.B539]" office:value-type="float" office:value="5.37999999999993" calcext:value-type="float">
            <text:p>5.38</text:p>
          </table:table-cell>
          <table:table-cell/>
          <table:table-cell table:formula="of:=[.D539]+(-10*[.D539]+10*[.E539])*[.$B$1]" office:value-type="float" office:value="9.15303621036562" calcext:value-type="float">
            <text:p>9.1530</text:p>
          </table:table-cell>
          <table:table-cell table:formula="of:=[.E539]+(28*[.D539]-[.E539]-[.D539]*[.F539])*[.$B$1]" office:value-type="float" office:value="8.79833489891626" calcext:value-type="float">
            <text:p>8.7983</text:p>
          </table:table-cell>
          <table:table-cell table:formula="of:=[.F539]+(-(8/3)*[.F539] +[.E539]*[.D539])*[.$B$1]" office:value-type="float" office:value="28.2707964881611" calcext:value-type="float">
            <text:p>28.27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39</text:p>
          </table:table-cell>
          <table:table-cell table:formula="of:=[.$B$1]+[.B540]" office:value-type="float" office:value="5.38999999999993" calcext:value-type="float">
            <text:p>5.39</text:p>
          </table:table-cell>
          <table:table-cell/>
          <table:table-cell table:formula="of:=[.D540]+(-10*[.D540]+10*[.E540])*[.$B$1]" office:value-type="float" office:value="9.11756607922068" calcext:value-type="float">
            <text:p>9.1176</text:p>
          </table:table-cell>
          <table:table-cell table:formula="of:=[.E540]+(28*[.D540]-[.E540]-[.D540]*[.F540])*[.$B$1]" office:value-type="float" office:value="8.68556544930931" calcext:value-type="float">
            <text:p>8.6856</text:p>
          </table:table-cell>
          <table:table-cell table:formula="of:=[.F540]+(-(8/3)*[.F540] +[.E540]*[.D540])*[.$B$1]" office:value-type="float" office:value="28.3222233610172" calcext:value-type="float">
            <text:p>28.32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40</text:p>
          </table:table-cell>
          <table:table-cell table:formula="of:=[.$B$1]+[.B541]" office:value-type="float" office:value="5.39999999999993" calcext:value-type="float">
            <text:p>5.40</text:p>
          </table:table-cell>
          <table:table-cell/>
          <table:table-cell table:formula="of:=[.D541]+(-10*[.D541]+10*[.E541])*[.$B$1]" office:value-type="float" office:value="9.07436601622954" calcext:value-type="float">
            <text:p>9.0744</text:p>
          </table:table-cell>
          <table:table-cell table:formula="of:=[.E541]+(28*[.D541]-[.E541]-[.D541]*[.F541])*[.$B$1]" office:value-type="float" office:value="8.56933086695278" calcext:value-type="float">
            <text:p>8.5693</text:p>
          </table:table-cell>
          <table:table-cell table:formula="of:=[.F541]+(-(8/3)*[.F541] +[.E541]*[.D541])*[.$B$1]" office:value-type="float" office:value="28.3588762405848" calcext:value-type="float">
            <text:p>28.35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41</text:p>
          </table:table-cell>
          <table:table-cell table:formula="of:=[.$B$1]+[.B542]" office:value-type="float" office:value="5.40999999999993" calcext:value-type="float">
            <text:p>5.41</text:p>
          </table:table-cell>
          <table:table-cell/>
          <table:table-cell table:formula="of:=[.D542]+(-10*[.D542]+10*[.E542])*[.$B$1]" office:value-type="float" office:value="9.02386250130187" calcext:value-type="float">
            <text:p>9.0239</text:p>
          </table:table-cell>
          <table:table-cell table:formula="of:=[.E542]+(28*[.D542]-[.E542]-[.D542]*[.F542])*[.$B$1]" office:value-type="float" office:value="8.45107181466731" calcext:value-type="float">
            <text:p>8.4511</text:p>
          </table:table-cell>
          <table:table-cell table:formula="of:=[.F542]+(-(8/3)*[.F542] +[.E542]*[.D542])*[.$B$1]" office:value-type="float" office:value="28.3802519888449" calcext:value-type="float">
            <text:p>28.38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42</text:p>
          </table:table-cell>
          <table:table-cell table:formula="of:=[.$B$1]+[.B543]" office:value-type="float" office:value="5.41999999999993" calcext:value-type="float">
            <text:p>5.42</text:p>
          </table:table-cell>
          <table:table-cell/>
          <table:table-cell table:formula="of:=[.D543]+(-10*[.D543]+10*[.E543])*[.$B$1]" office:value-type="float" office:value="8.96658343263841" calcext:value-type="float">
            <text:p>8.9666</text:p>
          </table:table-cell>
          <table:table-cell table:formula="of:=[.E543]+(28*[.D543]-[.E543]-[.D543]*[.F543])*[.$B$1]" office:value-type="float" office:value="8.3322476798888" calcext:value-type="float">
            <text:p>8.3322</text:p>
          </table:table-cell>
          <table:table-cell table:formula="of:=[.F543]+(-(8/3)*[.F543] +[.E543]*[.D543])*[.$B$1]" office:value-type="float" office:value="28.3860583695842" calcext:value-type="float">
            <text:p>28.38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43</text:p>
          </table:table-cell>
          <table:table-cell table:formula="of:=[.$B$1]+[.B544]" office:value-type="float" office:value="5.42999999999993" calcext:value-type="float">
            <text:p>5.43</text:p>
          </table:table-cell>
          <table:table-cell/>
          <table:table-cell table:formula="of:=[.D544]+(-10*[.D544]+10*[.E544])*[.$B$1]" office:value-type="float" office:value="8.90314985736345" calcext:value-type="float">
            <text:p>8.9031</text:p>
          </table:table-cell>
          <table:table-cell table:formula="of:=[.E544]+(28*[.D544]-[.E544]-[.D544]*[.F544])*[.$B$1]" office:value-type="float" office:value="8.21430895728246" calcext:value-type="float">
            <text:p>8.2143</text:p>
          </table:table-cell>
          <table:table-cell table:formula="of:=[.F544]+(-(8/3)*[.F544] +[.E544]*[.D544])*[.$B$1]" office:value-type="float" office:value="28.3762147530933" calcext:value-type="float">
            <text:p>28.37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44</text:p>
          </table:table-cell>
          <table:table-cell table:formula="of:=[.$B$1]+[.B545]" office:value-type="float" office:value="5.43999999999993" calcext:value-type="float">
            <text:p>5.44</text:p>
          </table:table-cell>
          <table:table-cell/>
          <table:table-cell table:formula="of:=[.D545]+(-10*[.D545]+10*[.E545])*[.$B$1]" office:value-type="float" office:value="8.83426576735535" calcext:value-type="float">
            <text:p>8.8343</text:p>
          </table:table-cell>
          <table:table-cell table:formula="of:=[.E545]+(28*[.D545]-[.E545]-[.D545]*[.F545])*[.$B$1]" office:value-type="float" office:value="8.09867090445623" calcext:value-type="float">
            <text:p>8.0987</text:p>
          </table:table-cell>
          <table:table-cell table:formula="of:=[.F545]+(-(8/3)*[.F545] +[.E545]*[.D545])*[.$B$1]" office:value-type="float" office:value="28.3508479292245" calcext:value-type="float">
            <text:p>28.35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45</text:p>
          </table:table-cell>
          <table:table-cell table:formula="of:=[.$B$1]+[.B546]" office:value-type="float" office:value="5.44999999999993" calcext:value-type="float">
            <text:p>5.45</text:p>
          </table:table-cell>
          <table:table-cell/>
          <table:table-cell table:formula="of:=[.D546]+(-10*[.D546]+10*[.E546])*[.$B$1]" office:value-type="float" office:value="8.76070628106544" calcext:value-type="float">
            <text:p>8.7607</text:p>
          </table:table-cell>
          <table:table-cell table:formula="of:=[.E546]+(28*[.D546]-[.E546]-[.D546]*[.F546])*[.$B$1]" office:value-type="float" office:value="7.98668935690471" calcext:value-type="float">
            <text:p>7.9867</text:p>
          </table:table-cell>
          <table:table-cell table:formula="of:=[.F546]+(-(8/3)*[.F546] +[.E546]*[.D546])*[.$B$1]" office:value-type="float" office:value="28.3102834291017" calcext:value-type="float">
            <text:p>28.31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46</text:p>
          </table:table-cell>
          <table:table-cell table:formula="of:=[.$B$1]+[.B547]" office:value-type="float" office:value="5.45999999999993" calcext:value-type="float">
            <text:p>5.46</text:p>
          </table:table-cell>
          <table:table-cell/>
          <table:table-cell table:formula="of:=[.D547]+(-10*[.D547]+10*[.E547])*[.$B$1]" office:value-type="float" office:value="8.68330458864936" calcext:value-type="float">
            <text:p>8.6833</text:p>
          </table:table-cell>
          <table:table-cell table:formula="of:=[.E547]+(28*[.D547]-[.E547]-[.D547]*[.F547])*[.$B$1]" office:value-type="float" office:value="7.87963944347325" calcext:value-type="float">
            <text:p>7.8796</text:p>
          </table:table-cell>
          <table:table-cell table:formula="of:=[.F547]+(-(8/3)*[.F547] +[.E547]*[.D547])*[.$B$1]" office:value-type="float" office:value="28.2550329337985" calcext:value-type="float">
            <text:p>28.25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47</text:p>
          </table:table-cell>
          <table:table-cell table:formula="of:=[.$B$1]+[.B548]" office:value-type="float" office:value="5.46999999999993" calcext:value-type="float">
            <text:p>5.47</text:p>
          </table:table-cell>
          <table:table-cell/>
          <table:table-cell table:formula="of:=[.D548]+(-10*[.D548]+10*[.E548])*[.$B$1]" office:value-type="float" office:value="8.60293807413175" calcext:value-type="float">
            <text:p>8.6029</text:p>
          </table:table-cell>
          <table:table-cell table:formula="of:=[.E548]+(28*[.D548]-[.E548]-[.D548]*[.F548])*[.$B$1]" office:value-type="float" office:value="7.77869776259543" calcext:value-type="float">
            <text:p>7.7787</text:p>
          </table:table-cell>
          <table:table-cell table:formula="of:=[.F548]+(-(8/3)*[.F548] +[.E548]*[.D548])*[.$B$1]" office:value-type="float" office:value="28.1857784822613" calcext:value-type="float">
            <text:p>28.18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48</text:p>
          </table:table-cell>
          <table:table-cell table:formula="of:=[.$B$1]+[.B549]" office:value-type="float" office:value="5.47999999999993" calcext:value-type="float">
            <text:p>5.48</text:p>
          </table:table-cell>
          <table:table-cell/>
          <table:table-cell table:formula="of:=[.D549]+(-10*[.D549]+10*[.E549])*[.$B$1]" office:value-type="float" office:value="8.52051404297812" calcext:value-type="float">
            <text:p>8.5205</text:p>
          </table:table-cell>
          <table:table-cell table:formula="of:=[.E549]+(28*[.D549]-[.E549]-[.D549]*[.F549])*[.$B$1]" office:value-type="float" office:value="7.68492837718547" calcext:value-type="float">
            <text:p>7.6849</text:p>
          </table:table-cell>
          <table:table-cell table:formula="of:=[.F549]+(-(8/3)*[.F549] +[.E549]*[.D549])*[.$B$1]" office:value-type="float" office:value="28.1033542742243" calcext:value-type="float">
            <text:p>28.10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49</text:p>
          </table:table-cell>
          <table:table-cell table:formula="of:=[.$B$1]+[.B550]" office:value-type="float" office:value="5.48999999999993" calcext:value-type="float">
            <text:p>5.49</text:p>
          </table:table-cell>
          <table:table-cell/>
          <table:table-cell table:formula="of:=[.D550]+(-10*[.D550]+10*[.E550])*[.$B$1]" office:value-type="float" office:value="8.43695547639886" calcext:value-type="float">
            <text:p>8.4370</text:p>
          </table:table-cell>
          <table:table-cell table:formula="of:=[.E550]+(28*[.D550]-[.E550]-[.D550]*[.F550])*[.$B$1]" office:value-type="float" office:value="7.59927277796431" calcext:value-type="float">
            <text:p>7.5993</text:p>
          </table:table-cell>
          <table:table-cell table:formula="of:=[.F550]+(-(8/3)*[.F550] +[.E550]*[.D550])*[.$B$1]" office:value-type="float" office:value="28.0087268951492" calcext:value-type="float">
            <text:p>28.00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50</text:p>
          </table:table-cell>
          <table:table-cell table:formula="of:=[.$B$1]+[.B551]" office:value-type="float" office:value="5.49999999999993" calcext:value-type="float">
            <text:p>5.50</text:p>
          </table:table-cell>
          <table:table-cell/>
          <table:table-cell table:formula="of:=[.D551]+(-10*[.D551]+10*[.E551])*[.$B$1]" office:value-type="float" office:value="8.3531872065554" calcext:value-type="float">
            <text:p>8.3532</text:p>
          </table:table-cell>
          <table:table-cell table:formula="of:=[.E551]+(28*[.D551]-[.E551]-[.D551]*[.F551])*[.$B$1]" office:value-type="float" office:value="7.52254376592646" calcext:value-type="float">
            <text:p>7.5225</text:p>
          </table:table-cell>
          <table:table-cell table:formula="of:=[.F551]+(-(8/3)*[.F551] +[.E551]*[.D551])*[.$B$1]" office:value-type="float" office:value="27.9029747720855" calcext:value-type="float">
            <text:p>27.90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51</text:p>
          </table:table-cell>
          <table:table-cell table:formula="of:=[.$B$1]+[.B552]" office:value-type="float" office:value="5.50999999999993" calcext:value-type="float">
            <text:p>5.51</text:p>
          </table:table-cell>
          <table:table-cell/>
          <table:table-cell table:formula="of:=[.D552]+(-10*[.D552]+10*[.E552])*[.$B$1]" office:value-type="float" office:value="8.27012286249251" calcext:value-type="float">
            <text:p>8.2701</text:p>
          </table:table-cell>
          <table:table-cell table:formula="of:=[.E552]+(28*[.D552]-[.E552]-[.D552]*[.F552])*[.$B$1]" office:value-type="float" office:value="7.45542302719248" calcext:value-type="float">
            <text:p>7.4554</text:p>
          </table:table-cell>
          <table:table-cell table:formula="of:=[.F552]+(-(8/3)*[.F552] +[.E552]*[.D552])*[.$B$1]" office:value-type="float" office:value="27.7872676082928" calcext:value-type="float">
            <text:p>27.78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52</text:p>
          </table:table-cell>
          <table:table-cell table:formula="of:=[.$B$1]+[.B553]" office:value-type="float" office:value="5.51999999999993" calcext:value-type="float">
            <text:p>5.52</text:p>
          </table:table-cell>
          <table:table-cell/>
          <table:table-cell table:formula="of:=[.D553]+(-10*[.D553]+10*[.E553])*[.$B$1]" office:value-type="float" office:value="8.18865287896251" calcext:value-type="float">
            <text:p>8.1887</text:p>
          </table:table-cell>
          <table:table-cell table:formula="of:=[.E553]+(28*[.D553]-[.E553]-[.D553]*[.F553])*[.$B$1]" office:value-type="float" office:value="7.39846202708305" calcext:value-type="float">
            <text:p>7.3985</text:p>
          </table:table-cell>
          <table:table-cell table:formula="of:=[.F553]+(-(8/3)*[.F553] +[.E553]*[.D553])*[.$B$1]" office:value-type="float" office:value="27.6628464496724" calcext:value-type="float">
            <text:p>27.66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53</text:p>
          </table:table-cell>
          <table:table-cell table:formula="of:=[.$B$1]+[.B554]" office:value-type="float" office:value="5.52999999999993" calcext:value-type="float">
            <text:p>5.53</text:p>
          </table:table-cell>
          <table:table-cell/>
          <table:table-cell table:formula="of:=[.D554]+(-10*[.D554]+10*[.E554])*[.$B$1]" office:value-type="float" office:value="8.10963379377456" calcext:value-type="float">
            <text:p>8.1096</text:p>
          </table:table-cell>
          <table:table-cell table:formula="of:=[.E554]+(28*[.D554]-[.E554]-[.D554]*[.F554])*[.$B$1]" office:value-type="float" office:value="7.35208574071765" calcext:value-type="float">
            <text:p>7.3521</text:p>
          </table:table-cell>
          <table:table-cell table:formula="of:=[.F554]+(-(8/3)*[.F554] +[.E554]*[.D554])*[.$B$1]" office:value-type="float" office:value="27.5310049181275" calcext:value-type="float">
            <text:p>27.53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54</text:p>
          </table:table-cell>
          <table:table-cell table:formula="of:=[.$B$1]+[.B555]" office:value-type="float" office:value="5.53999999999993" calcext:value-type="float">
            <text:p>5.54</text:p>
          </table:table-cell>
          <table:table-cell/>
          <table:table-cell table:formula="of:=[.D555]+(-10*[.D555]+10*[.E555])*[.$B$1]" office:value-type="float" office:value="8.03387898846887" calcext:value-type="float">
            <text:p>8.0339</text:p>
          </table:table-cell>
          <table:table-cell table:formula="of:=[.E555]+(28*[.D555]-[.E555]-[.D555]*[.F555])*[.$B$1]" office:value-type="float" office:value="7.31659866696115" calcext:value-type="float">
            <text:p>7.3166</text:p>
          </table:table-cell>
          <table:table-cell table:formula="of:=[.F555]+(-(8/3)*[.F555] +[.E555]*[.D555])*[.$B$1]" office:value-type="float" office:value="27.3930720167539" calcext:value-type="float">
            <text:p>27.39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55</text:p>
          </table:table-cell>
          <table:table-cell table:formula="of:=[.$B$1]+[.B556]" office:value-type="float" office:value="5.54999999999993" calcext:value-type="float">
            <text:p>5.55</text:p>
          </table:table-cell>
          <table:table-cell/>
          <table:table-cell table:formula="of:=[.D556]+(-10*[.D556]+10*[.E556])*[.$B$1]" office:value-type="float" office:value="7.9621509563181" calcext:value-type="float">
            <text:p>7.9622</text:p>
          </table:table-cell>
          <table:table-cell table:formula="of:=[.E556]+(28*[.D556]-[.E556]-[.D556]*[.F556])*[.$B$1]" office:value-type="float" office:value="7.29219254001268" calcext:value-type="float">
            <text:p>7.2922</text:p>
          </table:table-cell>
          <table:table-cell table:formula="of:=[.F556]+(-(8/3)*[.F556] +[.E556]*[.D556])*[.$B$1]" office:value-type="float" office:value="27.2503967792827" calcext:value-type="float">
            <text:p>27.25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56</text:p>
          </table:table-cell>
          <table:table-cell table:formula="of:=[.$B$1]+[.B557]" office:value-type="float" office:value="5.55999999999993" calcext:value-type="float">
            <text:p>5.56</text:p>
          </table:table-cell>
          <table:table-cell/>
          <table:table-cell table:formula="of:=[.D557]+(-10*[.D557]+10*[.E557])*[.$B$1]" office:value-type="float" office:value="7.89515511468756" calcext:value-type="float">
            <text:p>7.8952</text:p>
          </table:table-cell>
          <table:table-cell table:formula="of:=[.E557]+(28*[.D557]-[.E557]-[.D557]*[.F557])*[.$B$1]" office:value-type="float" office:value="7.27895515461948" calcext:value-type="float">
            <text:p>7.2790</text:p>
          </table:table-cell>
          <table:table-cell table:formula="of:=[.F557]+(-(8/3)*[.F557] +[.E557]*[.D557])*[.$B$1]" office:value-type="float" office:value="27.1043349098964" calcext:value-type="float">
            <text:p>27.10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57</text:p>
          </table:table-cell>
          <table:table-cell table:formula="of:=[.$B$1]+[.B558]" office:value-type="float" office:value="5.56999999999993" calcext:value-type="float">
            <text:p>5.57</text:p>
          </table:table-cell>
          <table:table-cell/>
          <table:table-cell table:formula="of:=[.D558]+(-10*[.D558]+10*[.E558])*[.$B$1]" office:value-type="float" office:value="7.83353511868075" calcext:value-type="float">
            <text:p>7.8335</text:p>
          </table:table-cell>
          <table:table-cell table:formula="of:=[.E558]+(28*[.D558]-[.E558]-[.D558]*[.F558])*[.$B$1]" office:value-type="float" office:value="7.27687975124508" calcext:value-type="float">
            <text:p>7.2769</text:p>
          </table:table-cell>
          <table:table-cell table:formula="of:=[.F558]+(-(8/3)*[.F558] +[.E558]*[.D558])*[.$B$1]" office:value-type="float" office:value="26.9562374458182" calcext:value-type="float">
            <text:p>26.95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58</text:p>
          </table:table-cell>
          <table:table-cell table:formula="of:=[.$B$1]+[.B559]" office:value-type="float" office:value="5.57999999999993" calcext:value-type="float">
            <text:p>5.58</text:p>
          </table:table-cell>
          <table:table-cell/>
          <table:table-cell table:formula="of:=[.D559]+(-10*[.D559]+10*[.E559])*[.$B$1]" office:value-type="float" office:value="7.77786958193718" calcext:value-type="float">
            <text:p>7.7779</text:p>
          </table:table-cell>
          <table:table-cell table:formula="of:=[.E559]+(28*[.D559]-[.E559]-[.D559]*[.F559])*[.$B$1]" office:value-type="float" office:value="7.28587445997009" calcext:value-type="float">
            <text:p>7.2859</text:p>
          </table:table-cell>
          <table:table-cell table:formula="of:=[.F559]+(-(8/3)*[.F559] +[.E559]*[.D559])*[.$B$1]" office:value-type="float" office:value="26.807441378121" calcext:value-type="float">
            <text:p>26.80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59</text:p>
          </table:table-cell>
          <table:table-cell table:formula="of:=[.$B$1]+[.B560]" office:value-type="float" office:value="5.58999999999993" calcext:value-type="float">
            <text:p>5.59</text:p>
          </table:table-cell>
          <table:table-cell/>
          <table:table-cell table:formula="of:=[.D560]+(-10*[.D560]+10*[.E560])*[.$B$1]" office:value-type="float" office:value="7.72867006974047" calcext:value-type="float">
            <text:p>7.7287</text:p>
          </table:table-cell>
          <table:table-cell table:formula="of:=[.E560]+(28*[.D560]-[.E560]-[.D560]*[.F560])*[.$B$1]" office:value-type="float" office:value="7.30577136966828" calcext:value-type="float">
            <text:p>7.3058</text:p>
          </table:table-cell>
          <table:table-cell table:formula="of:=[.F560]+(-(8/3)*[.F560] +[.E560]*[.D560])*[.$B$1]" office:value-type="float" office:value="26.6592620881046" calcext:value-type="float">
            <text:p>26.65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60</text:p>
          </table:table-cell>
          <table:table-cell table:formula="of:=[.$B$1]+[.B561]" office:value-type="float" office:value="5.59999999999993" calcext:value-type="float">
            <text:p>5.60</text:p>
          </table:table-cell>
          <table:table-cell/>
          <table:table-cell table:formula="of:=[.D561]+(-10*[.D561]+10*[.E561])*[.$B$1]" office:value-type="float" office:value="7.68638019973325" calcext:value-type="float">
            <text:p>7.6864</text:p>
          </table:table-cell>
          <table:table-cell table:formula="of:=[.E561]+(28*[.D561]-[.E561]-[.D561]*[.F561])*[.$B$1]" office:value-type="float" office:value="7.33633486568192" calcext:value-type="float">
            <text:p>7.3363</text:p>
          </table:table-cell>
          <table:table-cell table:formula="of:=[.F561]+(-(8/3)*[.F561] +[.E561]*[.D561])*[.$B$1]" office:value-type="float" office:value="26.512987397633" calcext:value-type="float">
            <text:p>26.51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61</text:p>
          </table:table-cell>
          <table:table-cell table:formula="of:=[.$B$1]+[.B562]" office:value-type="float" office:value="5.60999999999993" calcext:value-type="float">
            <text:p>5.61</text:p>
          </table:table-cell>
          <table:table-cell/>
          <table:table-cell table:formula="of:=[.D562]+(-10*[.D562]+10*[.E562])*[.$B$1]" office:value-type="float" office:value="7.65137566632812" calcext:value-type="float">
            <text:p>7.6514</text:p>
          </table:table-cell>
          <table:table-cell table:formula="of:=[.E562]+(28*[.D562]-[.E562]-[.D562]*[.F562])*[.$B$1]" office:value-type="float" office:value="7.37726895926098" calcext:value-type="float">
            <text:p>7.3773</text:p>
          </table:table-cell>
          <table:table-cell table:formula="of:=[.F562]+(-(8/3)*[.F562] +[.E562]*[.D562])*[.$B$1]" office:value-type="float" office:value="26.3698729908647" calcext:value-type="float">
            <text:p>26.36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62</text:p>
          </table:table-cell>
          <table:table-cell table:formula="of:=[.$B$1]+[.B563]" office:value-type="float" office:value="5.61999999999992" calcext:value-type="float">
            <text:p>5.62</text:p>
          </table:table-cell>
          <table:table-cell/>
          <table:table-cell table:formula="of:=[.D563]+(-10*[.D563]+10*[.E563])*[.$B$1]" office:value-type="float" office:value="7.62396499562141" calcext:value-type="float">
            <text:p>7.6240</text:p>
          </table:table-cell>
          <table:table-cell table:formula="of:=[.E563]+(28*[.D563]-[.E563]-[.D563]*[.F563])*[.$B$1]" office:value-type="float" office:value="7.42822341097558" calcext:value-type="float">
            <text:p>7.4282</text:p>
          </table:table-cell>
          <table:table-cell table:formula="of:=[.F563]+(-(8/3)*[.F563] +[.E563]*[.D563])*[.$B$1]" office:value-type="float" office:value="26.2311389397635" calcext:value-type="float">
            <text:p>26.23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63</text:p>
          </table:table-cell>
          <table:table-cell table:formula="of:=[.$B$1]+[.B564]" office:value-type="float" office:value="5.62999999999992" calcext:value-type="float">
            <text:p>5.63</text:p>
          </table:table-cell>
          <table:table-cell/>
          <table:table-cell table:formula="of:=[.D564]+(-10*[.D564]+10*[.E564])*[.$B$1]" office:value-type="float" office:value="7.60439083715682" calcext:value-type="float">
            <text:p>7.6044</text:p>
          </table:table-cell>
          <table:table-cell table:formula="of:=[.E564]+(28*[.D564]-[.E564]-[.D564]*[.F564])*[.$B$1]" office:value-type="float" office:value="7.48879852491944" calcext:value-type="float">
            <text:p>7.4888</text:p>
          </table:table-cell>
          <table:table-cell table:formula="of:=[.F564]+(-(8/3)*[.F564] +[.E564]*[.D564])*[.$B$1]" office:value-type="float" office:value="26.0979670540191" calcext:value-type="float">
            <text:p>26.09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64</text:p>
          </table:table-cell>
          <table:table-cell table:formula="of:=[.$B$1]+[.B565]" office:value-type="float" office:value="5.63999999999992" calcext:value-type="float">
            <text:p>5.64</text:p>
          </table:table-cell>
          <table:table-cell/>
          <table:table-cell table:formula="of:=[.D565]+(-10*[.D565]+10*[.E565])*[.$B$1]" office:value-type="float" office:value="7.59283160593309" calcext:value-type="float">
            <text:p>7.5928</text:p>
          </table:table-cell>
          <table:table-cell table:formula="of:=[.E565]+(28*[.D565]-[.E565]-[.D565]*[.F565])*[.$B$1]" office:value-type="float" office:value="7.55854855873412" calcext:value-type="float">
            <text:p>7.5585</text:p>
          </table:table-cell>
          <table:table-cell table:formula="of:=[.F565]+(-(8/3)*[.F565] +[.E565]*[.D565])*[.$B$1]" office:value-type="float" office:value="25.9714987747541" calcext:value-type="float">
            <text:p>25.97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65</text:p>
          </table:table-cell>
          <table:table-cell table:formula="of:=[.$B$1]+[.B566]" office:value-type="float" office:value="5.64999999999992" calcext:value-type="float">
            <text:p>5.65</text:p>
          </table:table-cell>
          <table:table-cell/>
          <table:table-cell table:formula="of:=[.D566]+(-10*[.D566]+10*[.E566])*[.$B$1]" office:value-type="float" office:value="7.58940330121319" calcext:value-type="float">
            <text:p>7.5894</text:p>
          </table:table-cell>
          <table:table-cell table:formula="of:=[.E566]+(28*[.D566]-[.E566]-[.D566]*[.F566])*[.$B$1]" office:value-type="float" office:value="7.63698375530399" calcext:value-type="float">
            <text:p>7.6370</text:p>
          </table:table-cell>
          <table:table-cell table:formula="of:=[.F566]+(-(8/3)*[.F566] +[.E566]*[.D566])*[.$B$1]" office:value-type="float" office:value="25.8528333380113" calcext:value-type="float">
            <text:p>25.85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66</text:p>
          </table:table-cell>
          <table:table-cell table:formula="of:=[.$B$1]+[.B567]" office:value-type="float" office:value="5.65999999999992" calcext:value-type="float">
            <text:p>5.66</text:p>
          </table:table-cell>
          <table:table-cell/>
          <table:table-cell table:formula="of:=[.D567]+(-10*[.D567]+10*[.E567])*[.$B$1]" office:value-type="float" office:value="7.59416134662227" calcext:value-type="float">
            <text:p>7.5942</text:p>
          </table:table-cell>
          <table:table-cell table:formula="of:=[.E567]+(28*[.D567]-[.E567]-[.D567]*[.F567])*[.$B$1]" office:value-type="float" office:value="7.72357105527847" calcext:value-type="float">
            <text:p>7.7236</text:p>
          </table:table-cell>
          <table:table-cell table:formula="of:=[.F567]+(-(8/3)*[.F567] +[.E567]*[.D567])*[.$B$1]" office:value-type="float" office:value="25.7430259462358" calcext:value-type="float">
            <text:p>25.74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67</text:p>
          </table:table-cell>
          <table:table-cell table:formula="of:=[.$B$1]+[.B568]" office:value-type="float" office:value="5.66999999999992" calcext:value-type="float">
            <text:p>5.67</text:p>
          </table:table-cell>
          <table:table-cell/>
          <table:table-cell table:formula="of:=[.D568]+(-10*[.D568]+10*[.E568])*[.$B$1]" office:value-type="float" office:value="7.60710231748789" calcext:value-type="float">
            <text:p>7.6071</text:p>
          </table:table-cell>
          <table:table-cell table:formula="of:=[.E568]+(28*[.D568]-[.E568]-[.D568]*[.F568])*[.$B$1]" office:value-type="float" office:value="7.81773359591994" calcext:value-type="float">
            <text:p>7.8177</text:p>
          </table:table-cell>
          <table:table-cell table:formula="of:=[.F568]+(-(8/3)*[.F568] +[.E568]*[.D568])*[.$B$1]" office:value-type="float" office:value="25.6430857019951" calcext:value-type="float">
            <text:p>25.64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68</text:p>
          </table:table-cell>
          <table:table-cell table:formula="of:=[.$B$1]+[.B569]" office:value-type="float" office:value="5.67999999999992" calcext:value-type="float">
            <text:p>5.68</text:p>
          </table:table-cell>
          <table:table-cell/>
          <table:table-cell table:formula="of:=[.D569]+(-10*[.D569]+10*[.E569])*[.$B$1]" office:value-type="float" office:value="7.62816544533109" calcext:value-type="float">
            <text:p>7.6282</text:p>
          </table:table-cell>
          <table:table-cell table:formula="of:=[.E569]+(28*[.D569]-[.E569]-[.D569]*[.F569])*[.$B$1]" office:value-type="float" office:value="7.91884914214547" calcext:value-type="float">
            <text:p>7.9188</text:p>
          </table:table-cell>
          <table:table-cell table:formula="of:=[.F569]+(-(8/3)*[.F569] +[.E569]*[.D569])*[.$B$1]" office:value-type="float" office:value="25.5539730768255" calcext:value-type="float">
            <text:p>25.55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69</text:p>
          </table:table-cell>
          <table:table-cell table:formula="of:=[.$B$1]+[.B570]" office:value-type="float" office:value="5.68999999999992" calcext:value-type="float">
            <text:p>5.69</text:p>
          </table:table-cell>
          <table:table-cell/>
          <table:table-cell table:formula="of:=[.D570]+(-10*[.D570]+10*[.E570])*[.$B$1]" office:value-type="float" office:value="7.65723381501253" calcext:value-type="float">
            <text:p>7.6572</text:p>
          </table:table-cell>
          <table:table-cell table:formula="of:=[.E570]+(28*[.D570]-[.E570]-[.D570]*[.F570])*[.$B$1]" office:value-type="float" office:value="8.02624763126111" calcext:value-type="float">
            <text:p>8.0262</text:p>
          </table:table-cell>
          <table:table-cell table:formula="of:=[.F570]+(-(8/3)*[.F570] +[.E570]*[.D570])*[.$B$1]" office:value-type="float" office:value="25.4765967087058" calcext:value-type="float">
            <text:p>25.47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70</text:p>
          </table:table-cell>
          <table:table-cell table:formula="of:=[.$B$1]+[.B571]" office:value-type="float" office:value="5.69999999999992" calcext:value-type="float">
            <text:p>5.70</text:p>
          </table:table-cell>
          <table:table-cell/>
          <table:table-cell table:formula="of:=[.D571]+(-10*[.D571]+10*[.E571])*[.$B$1]" office:value-type="float" office:value="7.69413519663739" calcext:value-type="float">
            <text:p>7.6941</text:p>
          </table:table-cell>
          <table:table-cell table:formula="of:=[.E571]+(28*[.D571]-[.E571]-[.D571]*[.F571])*[.$B$1]" office:value-type="float" office:value="8.13920804505862" calcext:value-type="float">
            <text:p>8.1392</text:p>
          </table:table-cell>
          <table:table-cell table:formula="of:=[.F571]+(-(8/3)*[.F571] +[.E571]*[.D571])*[.$B$1]" office:value-type="float" office:value="25.4118093441712" calcext:value-type="float">
            <text:p>25.41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71</text:p>
          </table:table-cell>
          <table:table-cell table:formula="of:=[.$B$1]+[.B572]" office:value-type="float" office:value="5.70999999999992" calcext:value-type="float">
            <text:p>5.71</text:p>
          </table:table-cell>
          <table:table-cell/>
          <table:table-cell table:formula="of:=[.D572]+(-10*[.D572]+10*[.E572])*[.$B$1]" office:value-type="float" office:value="7.73864248147951" calcext:value-type="float">
            <text:p>7.7386</text:p>
          </table:table-cell>
          <table:table-cell table:formula="of:=[.E572]+(28*[.D572]-[.E572]-[.D572]*[.F572])*[.$B$1]" office:value-type="float" office:value="8.25695485281423" calcext:value-type="float">
            <text:p>8.2570</text:p>
          </table:table-cell>
          <table:table-cell table:formula="of:=[.F572]+(-(8/3)*[.F572] +[.E572]*[.D572])*[.$B$1]" office:value-type="float" office:value="25.3604027659157" calcext:value-type="float">
            <text:p>25.36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72</text:p>
          </table:table-cell>
          <table:table-cell table:formula="of:=[.$B$1]+[.B573]" office:value-type="float" office:value="5.71999999999992" calcext:value-type="float">
            <text:p>5.72</text:p>
          </table:table-cell>
          <table:table-cell/>
          <table:table-cell table:formula="of:=[.D573]+(-10*[.D573]+10*[.E573])*[.$B$1]" office:value-type="float" office:value="7.79047371861298" calcext:value-type="float">
            <text:p>7.7905</text:p>
          </table:table-cell>
          <table:table-cell table:formula="of:=[.E573]+(28*[.D573]-[.E573]-[.D573]*[.F573])*[.$B$1]" office:value-type="float" office:value="8.3786542971829" calcext:value-type="float">
            <text:p>8.3787</text:p>
          </table:table-cell>
          <table:table-cell table:formula="of:=[.F573]+(-(8/3)*[.F573] +[.E573]*[.D573])*[.$B$1]" office:value-type="float" office:value="25.3231015747411" calcext:value-type="float">
            <text:p>25.32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73</text:p>
          </table:table-cell>
          <table:table-cell table:formula="of:=[.$B$1]+[.B574]" office:value-type="float" office:value="5.72999999999992" calcext:value-type="float">
            <text:p>5.73</text:p>
          </table:table-cell>
          <table:table-cell/>
          <table:table-cell table:formula="of:=[.D574]+(-10*[.D574]+10*[.E574])*[.$B$1]" office:value-type="float" office:value="7.84929177646998" calcext:value-type="float">
            <text:p>7.8493</text:p>
          </table:table-cell>
          <table:table-cell table:formula="of:=[.E574]+(28*[.D574]-[.E574]-[.D574]*[.F574])*[.$B$1]" office:value-type="float" office:value="8.50341082250483" calcext:value-type="float">
            <text:p>8.5034</text:p>
          </table:table-cell>
          <table:table-cell table:formula="of:=[.F574]+(-(8/3)*[.F574] +[.E574]*[.D574])*[.$B$1]" office:value-type="float" office:value="25.3005557270768" calcext:value-type="float">
            <text:p>25.30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74</text:p>
          </table:table-cell>
          <table:table-cell table:formula="of:=[.$B$1]+[.B575]" office:value-type="float" office:value="5.73999999999992" calcext:value-type="float">
            <text:p>5.74</text:p>
          </table:table-cell>
          <table:table-cell/>
          <table:table-cell table:formula="of:=[.D575]+(-10*[.D575]+10*[.E575])*[.$B$1]" office:value-type="float" office:value="7.91470368107346" calcext:value-type="float">
            <text:p>7.9147</text:p>
          </table:table-cell>
          <table:table-cell table:formula="of:=[.E575]+(28*[.D575]-[.E575]-[.D575]*[.F575])*[.$B$1]" office:value-type="float" office:value="8.63026397160473" calcext:value-type="float">
            <text:p>8.6303</text:p>
          </table:table-cell>
          <table:table-cell table:formula="of:=[.F575]+(-(8/3)*[.F575] +[.E575]*[.D575])*[.$B$1]" office:value-type="float" office:value="25.2933317674318" calcext:value-type="float">
            <text:p>25.29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75</text:p>
          </table:table-cell>
          <table:table-cell table:formula="of:=[.$B$1]+[.B576]" office:value-type="float" office:value="5.74999999999992" calcext:value-type="float">
            <text:p>5.75</text:p>
          </table:table-cell>
          <table:table-cell/>
          <table:table-cell table:formula="of:=[.D576]+(-10*[.D576]+10*[.E576])*[.$B$1]" office:value-type="float" office:value="7.98625971012659" calcext:value-type="float">
            <text:p>7.9863</text:p>
          </table:table-cell>
          <table:table-cell table:formula="of:=[.E576]+(28*[.D576]-[.E576]-[.D576]*[.F576])*[.$B$1]" office:value-type="float" office:value="8.7581861021262" calcext:value-type="float">
            <text:p>8.7582</text:p>
          </table:table-cell>
          <table:table-cell table:formula="of:=[.F576]+(-(8/3)*[.F576] +[.E576]*[.D576])*[.$B$1]" office:value-type="float" office:value="25.3019027405472" calcext:value-type="float">
            <text:p>25.30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76</text:p>
          </table:table-cell>
          <table:table-cell table:formula="of:=[.$B$1]+[.B577]" office:value-type="float" office:value="5.75999999999992" calcext:value-type="float">
            <text:p>5.76</text:p>
          </table:table-cell>
          <table:table-cell/>
          <table:table-cell table:formula="of:=[.D577]+(-10*[.D577]+10*[.E577])*[.$B$1]" office:value-type="float" office:value="8.06345234932655" calcext:value-type="float">
            <text:p>8.0635</text:p>
          </table:table-cell>
          <table:table-cell table:formula="of:=[.E577]+(28*[.D577]-[.E577]-[.D577]*[.F577])*[.$B$1]" office:value-type="float" office:value="8.88608129547665" calcext:value-type="float">
            <text:p>8.8861</text:p>
          </table:table-cell>
          <table:table-cell table:formula="of:=[.F577]+(-(8/3)*[.F577] +[.E577]*[.D577])*[.$B$1]" office:value-type="float" office:value="25.3266368221446" calcext:value-type="float">
            <text:p>25.32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77</text:p>
          </table:table-cell>
          <table:table-cell table:formula="of:=[.$B$1]+[.B578]" office:value-type="float" office:value="5.76999999999992" calcext:value-type="float">
            <text:p>5.77</text:p>
          </table:table-cell>
          <table:table-cell/>
          <table:table-cell table:formula="of:=[.D578]+(-10*[.D578]+10*[.E578])*[.$B$1]" office:value-type="float" office:value="8.14571524394156" calcext:value-type="float">
            <text:p>8.1457</text:p>
          </table:table-cell>
          <table:table-cell table:formula="of:=[.E578]+(28*[.D578]-[.E578]-[.D578]*[.F578])*[.$B$1]" office:value-type="float" office:value="9.01278584849269" calcext:value-type="float">
            <text:p>9.0128</text:p>
          </table:table-cell>
          <table:table-cell table:formula="of:=[.F578]+(-(8/3)*[.F578] +[.E578]*[.D578])*[.$B$1]" office:value-type="float" office:value="25.3677847712039" calcext:value-type="float">
            <text:p>25.36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78</text:p>
          </table:table-cell>
          <table:table-cell table:formula="of:=[.$B$1]+[.B579]" office:value-type="float" office:value="5.77999999999992" calcext:value-type="float">
            <text:p>5.78</text:p>
          </table:table-cell>
          <table:table-cell/>
          <table:table-cell table:formula="of:=[.D579]+(-10*[.D579]+10*[.E579])*[.$B$1]" office:value-type="float" office:value="8.23242230439667" calcext:value-type="float">
            <text:p>8.2324</text:p>
          </table:table-cell>
          <table:table-cell table:formula="of:=[.E579]+(28*[.D579]-[.E579]-[.D579]*[.F579])*[.$B$1]" office:value-type="float" office:value="9.13707074715316" calcext:value-type="float">
            <text:p>9.1371</text:p>
          </table:table-cell>
          <table:table-cell table:formula="of:=[.F579]+(-(8/3)*[.F579] +[.E579]*[.D579])*[.$B$1]" office:value-type="float" office:value="25.425466381403" calcext:value-type="float">
            <text:p>25.42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79</text:p>
          </table:table-cell>
          <table:table-cell table:formula="of:=[.$B$1]+[.B580]" office:value-type="float" office:value="5.78999999999992" calcext:value-type="float">
            <text:p>5.79</text:p>
          </table:table-cell>
          <table:table-cell/>
          <table:table-cell table:formula="of:=[.D580]+(-10*[.D580]+10*[.E580])*[.$B$1]" office:value-type="float" office:value="8.32288714867232" calcext:value-type="float">
            <text:p>8.3229</text:p>
          </table:table-cell>
          <table:table-cell table:formula="of:=[.E580]+(28*[.D580]-[.E580]-[.D580]*[.F580])*[.$B$1]" office:value-type="float" office:value="9.2576465195332" calcext:value-type="float">
            <text:p>9.2576</text:p>
          </table:table-cell>
          <table:table-cell table:formula="of:=[.F580]+(-(8/3)*[.F580] +[.E580]*[.D580])*[.$B$1]" office:value-type="float" office:value="25.4996561947227" calcext:value-type="float">
            <text:p>25.49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80</text:p>
          </table:table-cell>
          <table:table-cell table:formula="of:=[.$B$1]+[.B581]" office:value-type="float" office:value="5.79999999999992" calcext:value-type="float">
            <text:p>5.80</text:p>
          </table:table-cell>
          <table:table-cell/>
          <table:table-cell table:formula="of:=[.D581]+(-10*[.D581]+10*[.E581])*[.$B$1]" office:value-type="float" office:value="8.41636308575841" calcext:value-type="float">
            <text:p>8.4164</text:p>
          </table:table-cell>
          <table:table-cell table:formula="of:=[.E581]+(28*[.D581]-[.E581]-[.D581]*[.F581])*[.$B$1]" office:value-type="float" office:value="9.37317084757991" calcext:value-type="float">
            <text:p>9.3732</text:p>
          </table:table-cell>
          <table:table-cell table:formula="of:=[.F581]+(-(8/3)*[.F581] +[.E581]*[.D581])*[.$B$1]" office:value-type="float" office:value="25.5901688353072" calcext:value-type="float">
            <text:p>25.59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81</text:p>
          </table:table-cell>
          <table:table-cell table:formula="of:=[.$B$1]+[.B582]" office:value-type="float" office:value="5.80999999999992" calcext:value-type="float">
            <text:p>5.81</text:p>
          </table:table-cell>
          <table:table-cell/>
          <table:table-cell table:formula="of:=[.D582]+(-10*[.D582]+10*[.E582])*[.$B$1]" office:value-type="float" office:value="8.51204386194056" calcext:value-type="float">
            <text:p>8.5120</text:p>
          </table:table-cell>
          <table:table-cell table:formula="of:=[.E582]+(28*[.D582]-[.E582]-[.D582]*[.F582])*[.$B$1]" office:value-type="float" office:value="9.48225927967842" calcext:value-type="float">
            <text:p>9.4823</text:p>
          </table:table-cell>
          <table:table-cell table:formula="of:=[.F582]+(-(8/3)*[.F582] +[.E582]*[.D582])*[.$B$1]" office:value-type="float" office:value="25.6966444242131" calcext:value-type="float">
            <text:p>25.69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82</text:p>
          </table:table-cell>
          <table:table-cell table:formula="of:=[.$B$1]+[.B583]" office:value-type="float" office:value="5.81999999999992" calcext:value-type="float">
            <text:p>5.82</text:p>
          </table:table-cell>
          <table:table-cell/>
          <table:table-cell table:formula="of:=[.D583]+(-10*[.D583]+10*[.E583])*[.$B$1]" office:value-type="float" office:value="8.60906540371435" calcext:value-type="float">
            <text:p>8.6091</text:p>
          </table:table-cell>
          <table:table-cell table:formula="of:=[.E583]+(28*[.D583]-[.E583]-[.D583]*[.F583])*[.$B$1]" office:value-type="float" office:value="9.58349932378907" calcext:value-type="float">
            <text:p>9.5835</text:p>
          </table:table-cell>
          <table:table-cell table:formula="of:=[.F583]+(-(8/3)*[.F583] +[.E583]*[.D583])*[.$B$1]" office:value-type="float" office:value="25.8185346418899" calcext:value-type="float">
            <text:p>25.81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83</text:p>
          </table:table-cell>
          <table:table-cell table:formula="of:=[.$B$1]+[.B584]" office:value-type="float" office:value="5.82999999999992" calcext:value-type="float">
            <text:p>5.83</text:p>
          </table:table-cell>
          <table:table-cell/>
          <table:table-cell table:formula="of:=[.D584]+(-10*[.D584]+10*[.E584])*[.$B$1]" office:value-type="float" office:value="8.70650879572182" calcext:value-type="float">
            <text:p>8.7065</text:p>
          </table:table-cell>
          <table:table-cell table:formula="of:=[.E584]+(28*[.D584]-[.E584]-[.D584]*[.F584])*[.$B$1]" office:value-type="float" office:value="9.67546810999025" calcext:value-type="float">
            <text:p>9.6755</text:p>
          </table:table-cell>
          <table:table-cell table:formula="of:=[.F584]+(-(8/3)*[.F584] +[.E584]*[.D584])*[.$B$1]" office:value-type="float" office:value="25.9550901095224" calcext:value-type="float">
            <text:p>25.95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84</text:p>
          </table:table-cell>
          <table:table-cell table:formula="of:=[.$B$1]+[.B585]" office:value-type="float" office:value="5.83999999999992" calcext:value-type="float">
            <text:p>5.84</text:p>
          </table:table-cell>
          <table:table-cell/>
          <table:table-cell table:formula="of:=[.D585]+(-10*[.D585]+10*[.E585])*[.$B$1]" office:value-type="float" office:value="8.80340472714866" calcext:value-type="float">
            <text:p>8.8034</text:p>
          </table:table-cell>
          <table:table-cell table:formula="of:=[.E585]+(28*[.D585]-[.E585]-[.D585]*[.F585])*[.$B$1]" office:value-type="float" office:value="9.75675368836937" calcext:value-type="float">
            <text:p>9.7568</text:p>
          </table:table-cell>
          <table:table-cell table:formula="of:=[.F585]+(-(8/3)*[.F585] +[.E585]*[.D585])*[.$B$1]" office:value-type="float" office:value="26.105349855292" calcext:value-type="float">
            <text:p>26.10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85</text:p>
          </table:table-cell>
          <table:table-cell table:formula="of:=[.$B$1]+[.B586]" office:value-type="float" office:value="5.84999999999992" calcext:value-type="float">
            <text:p>5.85</text:p>
          </table:table-cell>
          <table:table-cell/>
          <table:table-cell table:formula="of:=[.D586]+(-10*[.D586]+10*[.E586])*[.$B$1]" office:value-type="float" office:value="8.89873962327073" calcext:value-type="float">
            <text:p>8.8987</text:p>
          </table:table-cell>
          <table:table-cell table:formula="of:=[.E586]+(28*[.D586]-[.E586]-[.D586]*[.F586])*[.$B$1]" office:value-type="float" office:value="9.82597987188783" calcext:value-type="float">
            <text:p>9.8260</text:p>
          </table:table-cell>
          <table:table-cell table:formula="of:=[.F586]+(-(8/3)*[.F586] +[.E586]*[.D586])*[.$B$1]" office:value-type="float" office:value="26.2681337079024" calcext:value-type="float">
            <text:p>26.26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86</text:p>
          </table:table-cell>
          <table:table-cell table:formula="of:=[.$B$1]+[.B587]" office:value-type="float" office:value="5.85999999999992" calcext:value-type="float">
            <text:p>5.86</text:p>
          </table:table-cell>
          <table:table-cell/>
          <table:table-cell table:formula="of:=[.D587]+(-10*[.D587]+10*[.E587])*[.$B$1]" office:value-type="float" office:value="8.99146364813244" calcext:value-type="float">
            <text:p>8.9915</text:p>
          </table:table-cell>
          <table:table-cell table:formula="of:=[.E587]+(28*[.D587]-[.E587]-[.D587]*[.F587])*[.$B$1]" office:value-type="float" office:value="9.88183434512591" calcext:value-type="float">
            <text:p>9.8818</text:p>
          </table:table-cell>
          <table:table-cell table:formula="of:=[.F587]+(-(8/3)*[.F587] +[.E587]*[.D587])*[.$B$1]" office:value-type="float" office:value="26.4420385065926" calcext:value-type="float">
            <text:p>26.44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87</text:p>
          </table:table-cell>
          <table:table-cell table:formula="of:=[.$B$1]+[.B588]" office:value-type="float" office:value="5.86999999999992" calcext:value-type="float">
            <text:p>5.87</text:p>
          </table:table-cell>
          <table:table-cell/>
          <table:table-cell table:formula="of:=[.D588]+(-10*[.D588]+10*[.E588])*[.$B$1]" office:value-type="float" office:value="9.08050071783179" calcext:value-type="float">
            <text:p>9.0805</text:p>
          </table:table-cell>
          <table:table-cell table:formula="of:=[.E588]+(28*[.D588]-[.E588]-[.D588]*[.F588])*[.$B$1]" office:value-type="float" office:value="9.92309954300628" calcext:value-type="float">
            <text:p>9.9231</text:p>
          </table:table-cell>
          <table:table-cell table:formula="of:=[.F588]+(-(8/3)*[.F588] +[.E588]*[.D588])*[.$B$1]" office:value-type="float" office:value="26.6254390226608" calcext:value-type="float">
            <text:p>26.62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88</text:p>
          </table:table-cell>
          <table:table-cell table:formula="of:=[.$B$1]+[.B589]" office:value-type="float" office:value="5.87999999999992" calcext:value-type="float">
            <text:p>5.88</text:p>
          </table:table-cell>
          <table:table-cell/>
          <table:table-cell table:formula="of:=[.D589]+(-10*[.D589]+10*[.E589])*[.$B$1]" office:value-type="float" office:value="9.16476060034924" calcext:value-type="float">
            <text:p>9.1648</text:p>
          </table:table-cell>
          <table:table-cell table:formula="of:=[.E589]+(28*[.D589]-[.E589]-[.D589]*[.F589])*[.$B$1]" office:value-type="float" office:value="9.94868556699054" calcext:value-type="float">
            <text:p>9.9487</text:p>
          </table:table-cell>
          <table:table-cell table:formula="of:=[.F589]+(-(8/3)*[.F589] +[.E589]*[.D589])*[.$B$1]" office:value-type="float" office:value="26.8164944406237" calcext:value-type="float">
            <text:p>26.8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89</text:p>
          </table:table-cell>
          <table:table-cell table:formula="of:=[.$B$1]+[.B590]" office:value-type="float" office:value="5.88999999999992" calcext:value-type="float">
            <text:p>5.89</text:p>
          </table:table-cell>
          <table:table-cell/>
          <table:table-cell table:formula="of:=[.D590]+(-10*[.D590]+10*[.E590])*[.$B$1]" office:value-type="float" office:value="9.24315309701337" calcext:value-type="float">
            <text:p>9.2432</text:p>
          </table:table-cell>
          <table:table-cell table:formula="of:=[.E590]+(28*[.D590]-[.E590]-[.D590]*[.F590])*[.$B$1]" office:value-type="float" office:value="9.9576641625293" calcext:value-type="float">
            <text:p>9.9577</text:p>
          </table:table-cell>
          <table:table-cell table:formula="of:=[.F590]+(-(8/3)*[.F590] +[.E590]*[.D590])*[.$B$1]" office:value-type="float" office:value="27.0131611373032" calcext:value-type="float">
            <text:p>27.01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90</text:p>
          </table:table-cell>
          <table:table-cell table:formula="of:=[.$B$1]+[.B591]" office:value-type="float" office:value="5.89999999999992" calcext:value-type="float">
            <text:p>5.90</text:p>
          </table:table-cell>
          <table:table-cell/>
          <table:table-cell table:formula="of:=[.D591]+(-10*[.D591]+10*[.E591])*[.$B$1]" office:value-type="float" office:value="9.31460420356496" calcext:value-type="float">
            <text:p>9.3146</text:p>
          </table:table-cell>
          <table:table-cell table:formula="of:=[.E591]+(28*[.D591]-[.E591]-[.D591]*[.F591])*[.$B$1]" office:value-type="float" office:value="9.94930254780389" calcext:value-type="float">
            <text:p>9.9493</text:p>
          </table:table-cell>
          <table:table-cell table:formula="of:=[.F591]+(-(8/3)*[.F591] +[.E591]*[.D591])*[.$B$1]" office:value-type="float" office:value="27.2132123170708" calcext:value-type="float">
            <text:p>27.21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91</text:p>
          </table:table-cell>
          <table:table-cell table:formula="of:=[.$B$1]+[.B592]" office:value-type="float" office:value="5.90999999999992" calcext:value-type="float">
            <text:p>5.91</text:p>
          </table:table-cell>
          <table:table-cell/>
          <table:table-cell table:formula="of:=[.D592]+(-10*[.D592]+10*[.E592])*[.$B$1]" office:value-type="float" office:value="9.37807403798885" calcext:value-type="float">
            <text:p>9.3781</text:p>
          </table:table-cell>
          <table:table-cell table:formula="of:=[.E592]+(28*[.D592]-[.E592]-[.D592]*[.F592])*[.$B$1]" office:value-type="float" office:value="9.92309568091311" calcext:value-type="float">
            <text:p>9.9231</text:p>
          </table:table-cell>
          <table:table-cell table:formula="of:=[.F592]+(-(8/3)*[.F592] +[.E592]*[.D592])*[.$B$1]" office:value-type="float" office:value="27.4142648086254" calcext:value-type="float">
            <text:p>27.41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92</text:p>
          </table:table-cell>
          <table:table-cell table:formula="of:=[.$B$1]+[.B593]" office:value-type="float" office:value="5.91999999999992" calcext:value-type="float">
            <text:p>5.92</text:p>
          </table:table-cell>
          <table:table-cell/>
          <table:table-cell table:formula="of:=[.D593]+(-10*[.D593]+10*[.E593])*[.$B$1]" office:value-type="float" office:value="9.43257620228128" calcext:value-type="float">
            <text:p>9.4326</text:p>
          </table:table-cell>
          <table:table-cell table:formula="of:=[.E593]+(28*[.D593]-[.E593]-[.D593]*[.F593])*[.$B$1]" office:value-type="float" office:value="9.87879540401764" calcext:value-type="float">
            <text:p>9.8788</text:p>
          </table:table-cell>
          <table:table-cell table:formula="of:=[.F593]+(-(8/3)*[.F593] +[.E593]*[.D593])*[.$B$1]" office:value-type="float" office:value="27.6138130068786" calcext:value-type="float">
            <text:p>27.61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93</text:p>
          </table:table-cell>
          <table:table-cell table:formula="of:=[.$B$1]+[.B594]" office:value-type="float" office:value="5.92999999999992" calcext:value-type="float">
            <text:p>5.93</text:p>
          </table:table-cell>
          <table:table-cell/>
          <table:table-cell table:formula="of:=[.D594]+(-10*[.D594]+10*[.E594])*[.$B$1]" office:value-type="float" office:value="9.47719812245492" calcext:value-type="float">
            <text:p>9.4772</text:p>
          </table:table-cell>
          <table:table-cell table:formula="of:=[.E594]+(28*[.D594]-[.E594]-[.D594]*[.F594])*[.$B$1]" office:value-type="float" office:value="9.81643483238694" calcext:value-type="float">
            <text:p>9.8164</text:p>
          </table:table-cell>
          <table:table-cell table:formula="of:=[.F594]+(-(8/3)*[.F594] +[.E594]*[.D594])*[.$B$1]" office:value-type="float" office:value="27.8092695643799" calcext:value-type="float">
            <text:p>27.80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94</text:p>
          </table:table-cell>
          <table:table-cell table:formula="of:=[.$B$1]+[.B595]" office:value-type="float" office:value="5.93999999999992" calcext:value-type="float">
            <text:p>5.94</text:p>
          </table:table-cell>
          <table:table-cell/>
          <table:table-cell table:formula="of:=[.D595]+(-10*[.D595]+10*[.E595])*[.$B$1]" office:value-type="float" office:value="9.51112179344812" calcext:value-type="float">
            <text:p>9.5111</text:p>
          </table:table-cell>
          <table:table-cell table:formula="of:=[.E595]+(28*[.D595]-[.E595]-[.D595]*[.F595])*[.$B$1]" office:value-type="float" office:value="9.73634638532661" calcext:value-type="float">
            <text:p>9.7363</text:p>
          </table:table-cell>
          <table:table-cell table:formula="of:=[.F595]+(-(8/3)*[.F595] +[.E595]*[.D595])*[.$B$1]" office:value-type="float" office:value="27.9980120202901" calcext:value-type="float">
            <text:p>27.99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95</text:p>
          </table:table-cell>
          <table:table-cell table:formula="of:=[.$B$1]+[.B596]" office:value-type="float" office:value="5.94999999999992" calcext:value-type="float">
            <text:p>5.95</text:p>
          </table:table-cell>
          <table:table-cell/>
          <table:table-cell table:formula="of:=[.D596]+(-10*[.D596]+10*[.E596])*[.$B$1]" office:value-type="float" office:value="9.53364425263597" calcext:value-type="float">
            <text:p>9.5336</text:p>
          </table:table-cell>
          <table:table-cell table:formula="of:=[.E596]+(28*[.D596]-[.E596]-[.D596]*[.F596])*[.$B$1]" office:value-type="float" office:value="9.63917200064478" calcext:value-type="float">
            <text:p>9.6392</text:p>
          </table:table-cell>
          <table:table-cell table:formula="of:=[.F596]+(-(8/3)*[.F596] +[.E596]*[.D596])*[.$B$1]" office:value-type="float" office:value="28.1774341293561" calcext:value-type="float">
            <text:p>28.17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96</text:p>
          </table:table-cell>
          <table:table-cell table:formula="of:=[.$B$1]+[.B597]" office:value-type="float" office:value="5.95999999999992" calcext:value-type="float">
            <text:p>5.96</text:p>
          </table:table-cell>
          <table:table-cell/>
          <table:table-cell table:formula="of:=[.D597]+(-10*[.D597]+10*[.E597])*[.$B$1]" office:value-type="float" office:value="9.54419702743685" calcext:value-type="float">
            <text:p>9.5442</text:p>
          </table:table-cell>
          <table:table-cell table:formula="of:=[.E597]+(28*[.D597]-[.E597]-[.D597]*[.F597])*[.$B$1]" office:value-type="float" office:value="9.52586434196276" calcext:value-type="float">
            <text:p>9.5259</text:p>
          </table:table-cell>
          <table:table-cell table:formula="of:=[.F597]+(-(8/3)*[.F597] +[.E597]*[.D597])*[.$B$1]" office:value-type="float" office:value="28.3450002533478" calcext:value-type="float">
            <text:p>28.34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97</text:p>
          </table:table-cell>
          <table:table-cell table:formula="of:=[.$B$1]+[.B598]" office:value-type="float" office:value="5.96999999999992" calcext:value-type="float">
            <text:p>5.97</text:p>
          </table:table-cell>
          <table:table-cell/>
          <table:table-cell table:formula="of:=[.D598]+(-10*[.D598]+10*[.E598])*[.$B$1]" office:value-type="float" office:value="9.54236375888944" calcext:value-type="float">
            <text:p>9.5424</text:p>
          </table:table-cell>
          <table:table-cell table:formula="of:=[.E598]+(28*[.D598]-[.E598]-[.D598]*[.F598])*[.$B$1]" office:value-type="float" office:value="9.39767819461847" calcext:value-type="float">
            <text:p>9.3977</text:p>
          </table:table-cell>
          <table:table-cell table:formula="of:=[.F598]+(-(8/3)*[.F598] +[.E598]*[.D598])*[.$B$1]" office:value-type="float" office:value="28.4983008412884" calcext:value-type="float">
            <text:p>28.49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98</text:p>
          </table:table-cell>
          <table:table-cell table:formula="of:=[.$B$1]+[.B599]" office:value-type="float" office:value="5.97999999999992" calcext:value-type="float">
            <text:p>5.98</text:p>
          </table:table-cell>
          <table:table-cell/>
          <table:table-cell table:formula="of:=[.D599]+(-10*[.D599]+10*[.E599])*[.$B$1]" office:value-type="float" office:value="9.52789520246234" calcext:value-type="float">
            <text:p>9.5279</text:p>
          </table:table-cell>
          <table:table-cell table:formula="of:=[.E599]+(28*[.D599]-[.E599]-[.D599]*[.F599])*[.$B$1]" office:value-type="float" office:value="9.25615173378294" calcext:value-type="float">
            <text:p>9.2562</text:p>
          </table:table-cell>
          <table:table-cell table:formula="of:=[.F599]+(-(8/3)*[.F599] +[.E599]*[.D599])*[.$B$1]" office:value-type="float" office:value="28.6351067904077" calcext:value-type="float">
            <text:p>28.63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99</text:p>
          </table:table-cell>
          <table:table-cell table:formula="of:=[.$B$1]+[.B600]" office:value-type="float" office:value="5.98999999999992" calcext:value-type="float">
            <text:p>5.99</text:p>
          </table:table-cell>
          <table:table-cell/>
          <table:table-cell table:formula="of:=[.D600]+(-10*[.D600]+10*[.E600])*[.$B$1]" office:value-type="float" office:value="9.5007208555944" calcext:value-type="float">
            <text:p>9.5007</text:p>
          </table:table-cell>
          <table:table-cell table:formula="of:=[.E600]+(28*[.D600]-[.E600]-[.D600]*[.F600])*[.$B$1]" office:value-type="float" office:value="9.10307790703133" calcext:value-type="float">
            <text:p>9.1031</text:p>
          </table:table-cell>
          <table:table-cell table:formula="of:=[.F600]+(-(8/3)*[.F600] +[.E600]*[.D600])*[.$B$1]" office:value-type="float" office:value="28.7534203796393" calcext:value-type="float">
            <text:p>28.75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00</text:p>
          </table:table-cell>
          <table:table-cell table:formula="of:=[.$B$1]+[.B601]" office:value-type="float" office:value="5.99999999999992" calcext:value-type="float">
            <text:p>6.00</text:p>
          </table:table-cell>
          <table:table-cell/>
          <table:table-cell table:formula="of:=[.D601]+(-10*[.D601]+10*[.E601])*[.$B$1]" office:value-type="float" office:value="9.4609565607381" calcext:value-type="float">
            <text:p>9.4610</text:p>
          </table:table-cell>
          <table:table-cell table:formula="of:=[.E601]+(28*[.D601]-[.E601]-[.D601]*[.F601])*[.$B$1]" office:value-type="float" office:value="8.94046676082233" calcext:value-type="float">
            <text:p>8.9405</text:p>
          </table:table-cell>
          <table:table-cell table:formula="of:=[.F601]+(-(8/3)*[.F601] +[.E601]*[.D601])*[.$B$1]" office:value-type="float" office:value="28.8515205240632" calcext:value-type="float">
            <text:p>28.85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01</text:p>
          </table:table-cell>
          <table:table-cell table:formula="of:=[.$B$1]+[.B602]" office:value-type="float" office:value="6.00999999999992" calcext:value-type="float">
            <text:p>6.01</text:p>
          </table:table-cell>
          <table:table-cell/>
          <table:table-cell table:formula="of:=[.D602]+(-10*[.D602]+10*[.E602])*[.$B$1]" office:value-type="float" office:value="9.40890758074652" calcext:value-type="float">
            <text:p>9.4089</text:p>
          </table:table-cell>
          <table:table-cell table:formula="of:=[.E602]+(28*[.D602]-[.E602]-[.D602]*[.F602])*[.$B$1]" office:value-type="float" office:value="8.77050010632672" calcext:value-type="float">
            <text:p>8.7705</text:p>
          </table:table-cell>
          <table:table-cell table:formula="of:=[.F602]+(-(8/3)*[.F602] +[.E602]*[.D602])*[.$B$1]" office:value-type="float" office:value="28.9280003199902" calcext:value-type="float">
            <text:p>28.92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02</text:p>
          </table:table-cell>
          <table:table-cell table:formula="of:=[.$B$1]+[.B603]" office:value-type="float" office:value="6.01999999999992" calcext:value-type="float">
            <text:p>6.02</text:p>
          </table:table-cell>
          <table:table-cell/>
          <table:table-cell table:formula="of:=[.D603]+(-10*[.D603]+10*[.E603])*[.$B$1]" office:value-type="float" office:value="9.34506683330454" calcext:value-type="float">
            <text:p>9.3451</text:p>
          </table:table-cell>
          <table:table-cell table:formula="of:=[.E603]+(28*[.D603]-[.E603]-[.D603]*[.F603])*[.$B$1]" office:value-type="float" office:value="8.59548041280655" calcext:value-type="float">
            <text:p>8.5955</text:p>
          </table:table-cell>
          <table:table-cell table:formula="of:=[.F603]+(-(8/3)*[.F603] +[.E603]*[.D603])*[.$B$1]" office:value-type="float" office:value="28.9817952274973" calcext:value-type="float">
            <text:p>28.98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03</text:p>
          </table:table-cell>
          <table:table-cell table:formula="of:=[.$B$1]+[.B604]" office:value-type="float" office:value="6.02999999999992" calcext:value-type="float">
            <text:p>6.03</text:p>
          </table:table-cell>
          <table:table-cell/>
          <table:table-cell table:formula="of:=[.D604]+(-10*[.D604]+10*[.E604])*[.$B$1]" office:value-type="float" office:value="9.27010819125474" calcext:value-type="float">
            <text:p>9.2701</text:p>
          </table:table-cell>
          <table:table-cell table:formula="of:=[.E604]+(28*[.D604]-[.E604]-[.D604]*[.F604])*[.$B$1]" office:value-type="float" office:value="8.41777618850266" calcext:value-type="float">
            <text:p>8.4178</text:p>
          </table:table-cell>
          <table:table-cell table:formula="of:=[.F604]+(-(8/3)*[.F604] +[.E604]*[.D604])*[.$B$1]" office:value-type="float" office:value="29.0122007439844" calcext:value-type="float">
            <text:p>29.01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04</text:p>
          </table:table-cell>
          <table:table-cell table:formula="of:=[.$B$1]+[.B605]" office:value-type="float" office:value="6.03999999999992" calcext:value-type="float">
            <text:p>6.04</text:p>
          </table:table-cell>
          <table:table-cell/>
          <table:table-cell table:formula="of:=[.D605]+(-10*[.D605]+10*[.E605])*[.$B$1]" office:value-type="float" office:value="9.18487499097953" calcext:value-type="float">
            <text:p>9.1849</text:p>
          </table:table-cell>
          <table:table-cell table:formula="of:=[.E605]+(28*[.D605]-[.E605]-[.D605]*[.F605])*[.$B$1]" office:value-type="float" office:value="8.23976632253759" calcext:value-type="float">
            <text:p>8.2398</text:p>
          </table:table-cell>
          <table:table-cell table:formula="of:=[.F605]+(-(8/3)*[.F605] +[.E605]*[.D605])*[.$B$1]" office:value-type="float" office:value="29.0188790174501" calcext:value-type="float">
            <text:p>29.01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05</text:p>
          </table:table-cell>
          <table:table-cell table:formula="of:=[.$B$1]+[.B606]" office:value-type="float" office:value="6.04999999999992" calcext:value-type="float">
            <text:p>6.05</text:p>
          </table:table-cell>
          <table:table-cell/>
          <table:table-cell table:formula="of:=[.D606]+(-10*[.D606]+10*[.E606])*[.$B$1]" office:value-type="float" office:value="9.09036412413534" calcext:value-type="float">
            <text:p>9.0904</text:p>
          </table:table-cell>
          <table:table-cell table:formula="of:=[.E606]+(28*[.D606]-[.E606]-[.D606]*[.F606])*[.$B$1]" office:value-type="float" office:value="8.06378589525011" calcext:value-type="float">
            <text:p>8.0638</text:p>
          </table:table-cell>
          <table:table-cell table:formula="of:=[.F606]+(-(8/3)*[.F606] +[.E606]*[.D606])*[.$B$1]" office:value-type="float" office:value="29.0018544799253" calcext:value-type="float">
            <text:p>29.00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06</text:p>
          </table:table-cell>
          <table:table-cell table:formula="of:=[.$B$1]+[.B607]" office:value-type="float" office:value="6.05999999999992" calcext:value-type="float">
            <text:p>6.06</text:p>
          </table:table-cell>
          <table:table-cell/>
          <table:table-cell table:formula="of:=[.D607]+(-10*[.D607]+10*[.E607])*[.$B$1]" office:value-type="float" office:value="8.98770630124682" calcext:value-type="float">
            <text:p>8.9877</text:p>
          </table:table-cell>
          <table:table-cell table:formula="of:=[.E607]+(28*[.D607]-[.E607]-[.D607]*[.F607])*[.$B$1]" office:value-type="float" office:value="7.89207581607844" calcext:value-type="float">
            <text:p>7.8921</text:p>
          </table:table-cell>
          <table:table-cell table:formula="of:=[.F607]+(-(8/3)*[.F607] +[.E607]*[.D607])*[.$B$1]" office:value-type="float" office:value="28.9614991938629" calcext:value-type="float">
            <text:p>28.96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07</text:p>
          </table:table-cell>
          <table:table-cell table:formula="of:=[.$B$1]+[.B608]" office:value-type="float" office:value="6.06999999999992" calcext:value-type="float">
            <text:p>6.07</text:p>
          </table:table-cell>
          <table:table-cell/>
          <table:table-cell table:formula="of:=[.D608]+(-10*[.D608]+10*[.E608])*[.$B$1]" office:value-type="float" office:value="8.87814325272998" calcext:value-type="float">
            <text:p>8.8781</text:p>
          </table:table-cell>
          <table:table-cell table:formula="of:=[.E608]+(28*[.D608]-[.E608]-[.D608]*[.F608])*[.$B$1]" office:value-type="float" office:value="7.7267383342844" calcext:value-type="float">
            <text:p>7.7267</text:p>
          </table:table-cell>
          <table:table-cell table:formula="of:=[.F608]+(-(8/3)*[.F608] +[.E608]*[.D608])*[.$B$1]" office:value-type="float" office:value="28.898509144114" calcext:value-type="float">
            <text:p>28.89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08</text:p>
          </table:table-cell>
          <table:table-cell table:formula="of:=[.$B$1]+[.B609]" office:value-type="float" office:value="6.07999999999992" calcext:value-type="float">
            <text:p>6.08</text:p>
          </table:table-cell>
          <table:table-cell/>
          <table:table-cell table:formula="of:=[.D609]+(-10*[.D609]+10*[.E609])*[.$B$1]" office:value-type="float" office:value="8.76300276088542" calcext:value-type="float">
            <text:p>8.7630</text:p>
          </table:table-cell>
          <table:table-cell table:formula="of:=[.E609]+(28*[.D609]-[.E609]-[.D609]*[.F609])*[.$B$1]" office:value-type="float" office:value="7.56970002198824" calcext:value-type="float">
            <text:p>7.5697</text:p>
          </table:table-cell>
          <table:table-cell table:formula="of:=[.F609]+(-(8/3)*[.F609] +[.E609]*[.D609])*[.$B$1]" office:value-type="float" office:value="28.8138731316857" calcext:value-type="float">
            <text:p>28.81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09</text:p>
          </table:table-cell>
          <table:table-cell table:formula="of:=[.$B$1]+[.B610]" office:value-type="float" office:value="6.08999999999991" calcext:value-type="float">
            <text:p>6.09</text:p>
          </table:table-cell>
          <table:table-cell/>
          <table:table-cell table:formula="of:=[.D610]+(-10*[.D610]+10*[.E610])*[.$B$1]" office:value-type="float" office:value="8.6436724869957" calcext:value-type="float">
            <text:p>8.6437</text:p>
          </table:table-cell>
          <table:table-cell table:formula="of:=[.E610]+(28*[.D610]-[.E610]-[.D610]*[.F610])*[.$B$1]" office:value-type="float" office:value="7.42268329676863" calcext:value-type="float">
            <text:p>7.4227</text:p>
          </table:table-cell>
          <table:table-cell table:formula="of:=[.F610]+(-(8/3)*[.F610] +[.E610]*[.D610])*[.$B$1]" office:value-type="float" office:value="28.708836203425" calcext:value-type="float">
            <text:p>28.70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10</text:p>
          </table:table-cell>
          <table:table-cell table:formula="of:=[.$B$1]+[.B611]" office:value-type="float" office:value="6.09999999999991" calcext:value-type="float">
            <text:p>6.10</text:p>
          </table:table-cell>
          <table:table-cell/>
          <table:table-cell table:formula="of:=[.D611]+(-10*[.D611]+10*[.E611])*[.$B$1]" office:value-type="float" office:value="8.521573567973" calcext:value-type="float">
            <text:p>8.5216</text:p>
          </table:table-cell>
          <table:table-cell table:formula="of:=[.E611]+(28*[.D611]-[.E611]-[.D611]*[.F611])*[.$B$1]" office:value-type="float" office:value="7.28718698390764" calcext:value-type="float">
            <text:p>7.2872</text:p>
          </table:table-cell>
          <table:table-cell table:formula="of:=[.F611]+(-(8/3)*[.F611] +[.E611]*[.D611])*[.$B$1]" office:value-type="float" office:value="28.5848596719199" calcext:value-type="float">
            <text:p>28.58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11</text:p>
          </table:table-cell>
          <table:table-cell table:formula="of:=[.$B$1]+[.B612]" office:value-type="float" office:value="6.10999999999991" calcext:value-type="float">
            <text:p>6.11</text:p>
          </table:table-cell>
          <table:table-cell/>
          <table:table-cell table:formula="of:=[.D612]+(-10*[.D612]+10*[.E612])*[.$B$1]" office:value-type="float" office:value="8.39813490956646" calcext:value-type="float">
            <text:p>8.3981</text:p>
          </table:table-cell>
          <table:table-cell table:formula="of:=[.E612]+(28*[.D612]-[.E612]-[.D612]*[.F612])*[.$B$1]" office:value-type="float" office:value="7.1644758668565" calcext:value-type="float">
            <text:p>7.1645</text:p>
          </table:table-cell>
          <table:table-cell table:formula="of:=[.F612]+(-(8/3)*[.F612] +[.E612]*[.D612])*[.$B$1]" office:value-type="float" office:value="28.4435797472048" calcext:value-type="float">
            <text:p>28.44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12</text:p>
          </table:table-cell>
          <table:table-cell table:formula="of:=[.$B$1]+[.B613]" office:value-type="float" office:value="6.11999999999991" calcext:value-type="float">
            <text:p>6.12</text:p>
          </table:table-cell>
          <table:table-cell/>
          <table:table-cell table:formula="of:=[.D613]+(-10*[.D613]+10*[.E613])*[.$B$1]" office:value-type="float" office:value="8.27476900529546" calcext:value-type="float">
            <text:p>8.2748</text:p>
          </table:table-cell>
          <table:table-cell table:formula="of:=[.E613]+(28*[.D613]-[.E613]-[.D613]*[.F613])*[.$B$1]" office:value-type="float" office:value="7.05557868258616" calcext:value-type="float">
            <text:p>7.0556</text:p>
          </table:table-cell>
          <table:table-cell table:formula="of:=[.F613]+(-(8/3)*[.F613] +[.E613]*[.D613])*[.$B$1]" office:value-type="float" office:value="28.2867666361413" calcext:value-type="float">
            <text:p>28.28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13</text:p>
          </table:table-cell>
          <table:table-cell table:formula="of:=[.$B$1]+[.B614]" office:value-type="float" office:value="6.12999999999991" calcext:value-type="float">
            <text:p>6.13</text:p>
          </table:table-cell>
          <table:table-cell/>
          <table:table-cell table:formula="of:=[.D614]+(-10*[.D614]+10*[.E614])*[.$B$1]" office:value-type="float" office:value="8.15284997302453" calcext:value-type="float">
            <text:p>8.1528</text:p>
          </table:table-cell>
          <table:table-cell table:formula="of:=[.E614]+(28*[.D614]-[.E614]-[.D614]*[.F614])*[.$B$1]" office:value-type="float" office:value="6.96129361903534" calcext:value-type="float">
            <text:p>6.9613</text:p>
          </table:table-cell>
          <table:table-cell table:formula="of:=[.F614]+(-(8/3)*[.F614] +[.E614]*[.D614])*[.$B$1]" office:value-type="float" office:value="28.1162856971484" calcext:value-type="float">
            <text:p>28.11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14</text:p>
          </table:table-cell>
          <table:table-cell table:formula="of:=[.$B$1]+[.B615]" office:value-type="float" office:value="6.13999999999991" calcext:value-type="float">
            <text:p>6.14</text:p>
          </table:table-cell>
          <table:table-cell/>
          <table:table-cell table:formula="of:=[.D615]+(-10*[.D615]+10*[.E615])*[.$B$1]" office:value-type="float" office:value="8.03369433762562" calcext:value-type="float">
            <text:p>8.0337</text:p>
          </table:table-cell>
          <table:table-cell table:formula="of:=[.E615]+(28*[.D615]-[.E615]-[.D615]*[.F615])*[.$B$1]" office:value-type="float" office:value="6.88220008441639" calcext:value-type="float">
            <text:p>6.8822</text:p>
          </table:table-cell>
          <table:table-cell table:formula="of:=[.F615]+(-(8/3)*[.F615] +[.E615]*[.D615])*[.$B$1]" office:value-type="float" office:value="27.9340619034995" calcext:value-type="float">
            <text:p>27.93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15</text:p>
          </table:table-cell>
          <table:table-cell table:formula="of:=[.$B$1]+[.B616]" office:value-type="float" office:value="6.14999999999991" calcext:value-type="float">
            <text:p>6.15</text:p>
          </table:table-cell>
          <table:table-cell/>
          <table:table-cell table:formula="of:=[.D616]+(-10*[.D616]+10*[.E616])*[.$B$1]" office:value-type="float" office:value="7.91854491230469" calcext:value-type="float">
            <text:p>7.9185</text:p>
          </table:table-cell>
          <table:table-cell table:formula="of:=[.E616]+(28*[.D616]-[.E616]-[.D616]*[.F616])*[.$B$1]" office:value-type="float" office:value="6.81867534869713" calcext:value-type="float">
            <text:p>6.8187</text:p>
          </table:table-cell>
          <table:table-cell table:formula="of:=[.F616]+(-(8/3)*[.F616] +[.E616]*[.D616])*[.$B$1]" office:value-type="float" office:value="27.7420485045587" calcext:value-type="float">
            <text:p>27.74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16</text:p>
          </table:table-cell>
          <table:table-cell table:formula="of:=[.$B$1]+[.B617]" office:value-type="float" office:value="6.15999999999991" calcext:value-type="float">
            <text:p>6.16</text:p>
          </table:table-cell>
          <table:table-cell/>
          <table:table-cell table:formula="of:=[.D617]+(-10*[.D617]+10*[.E617])*[.$B$1]" office:value-type="float" office:value="7.80855795594394" calcext:value-type="float">
            <text:p>7.8086</text:p>
          </table:table-cell>
          <table:table-cell table:formula="of:=[.E617]+(28*[.D617]-[.E617]-[.D617]*[.F617])*[.$B$1]" office:value-type="float" office:value="6.77091460022864" calcext:value-type="float">
            <text:p>6.7709</text:p>
          </table:table-cell>
          <table:table-cell table:formula="of:=[.F617]+(-(8/3)*[.F617] +[.E617]*[.D617])*[.$B$1]" office:value-type="float" office:value="27.5422004143479" calcext:value-type="float">
            <text:p>27.54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17</text:p>
          </table:table-cell>
          <table:table-cell table:formula="of:=[.$B$1]+[.B618]" office:value-type="float" office:value="6.16999999999991" calcext:value-type="float">
            <text:p>6.17</text:p>
          </table:table-cell>
          <table:table-cell/>
          <table:table-cell table:formula="of:=[.D618]+(-10*[.D618]+10*[.E618])*[.$B$1]" office:value-type="float" office:value="7.70479362037241" calcext:value-type="float">
            <text:p>7.7048</text:p>
          </table:table-cell>
          <table:table-cell table:formula="of:=[.E618]+(28*[.D618]-[.E618]-[.D618]*[.F618])*[.$B$1]" office:value-type="float" office:value="6.73895300019407" calcext:value-type="float">
            <text:p>6.7390</text:p>
          </table:table-cell>
          <table:table-cell table:formula="of:=[.F618]+(-(8/3)*[.F618] +[.E618]*[.D618])*[.$B$1]" office:value-type="float" office:value="27.3364525273383" calcext:value-type="float">
            <text:p>27.33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18</text:p>
          </table:table-cell>
          <table:table-cell table:formula="of:=[.$B$1]+[.B619]" office:value-type="float" office:value="6.17999999999991" calcext:value-type="float">
            <text:p>6.18</text:p>
          </table:table-cell>
          <table:table-cell/>
          <table:table-cell table:formula="of:=[.D619]+(-10*[.D619]+10*[.E619])*[.$B$1]" office:value-type="float" office:value="7.60820955835457" calcext:value-type="float">
            <text:p>7.6082</text:p>
          </table:table-cell>
          <table:table-cell table:formula="of:=[.E619]+(28*[.D619]-[.E619]-[.D619]*[.F619])*[.$B$1]" office:value-type="float" office:value="6.72268843353391" calcext:value-type="float">
            <text:p>6.7227</text:p>
          </table:table-cell>
          <table:table-cell table:formula="of:=[.F619]+(-(8/3)*[.F619] +[.E619]*[.D619])*[.$B$1]" office:value-type="float" office:value="27.1267028807815" calcext:value-type="float">
            <text:p>27.12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19</text:p>
          </table:table-cell>
          <table:table-cell table:formula="of:=[.$B$1]+[.B620]" office:value-type="float" office:value="6.18999999999991" calcext:value-type="float">
            <text:p>6.19</text:p>
          </table:table-cell>
          <table:table-cell/>
          <table:table-cell table:formula="of:=[.D620]+(-10*[.D620]+10*[.E620])*[.$B$1]" office:value-type="float" office:value="7.51965744587251" calcext:value-type="float">
            <text:p>7.5197</text:p>
          </table:table-cell>
          <table:table-cell table:formula="of:=[.E620]+(28*[.D620]-[.E620]-[.D620]*[.F620])*[.$B$1]" office:value-type="float" office:value="6.72190382409579" calcext:value-type="float">
            <text:p>6.7219</text:p>
          </table:table-cell>
          <table:table-cell table:formula="of:=[.F620]+(-(8/3)*[.F620] +[.E620]*[.D620])*[.$B$1]" office:value-type="float" office:value="26.9148003612725" calcext:value-type="float">
            <text:p>26.91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20</text:p>
          </table:table-cell>
          <table:table-cell table:formula="of:=[.$B$1]+[.B621]" office:value-type="float" office:value="6.19999999999991" calcext:value-type="float">
            <text:p>6.20</text:p>
          </table:table-cell>
          <table:table-cell/>
          <table:table-cell table:formula="of:=[.D621]+(-10*[.D621]+10*[.E621])*[.$B$1]" office:value-type="float" office:value="7.43988208369484" calcext:value-type="float">
            <text:p>7.4399</text:p>
          </table:table-cell>
          <table:table-cell table:formula="of:=[.E621]+(28*[.D621]-[.E621]-[.D621]*[.F621])*[.$B$1]" office:value-type="float" office:value="6.73628808129099" calcext:value-type="float">
            <text:p>6.7363</text:p>
          </table:table-cell>
          <table:table-cell table:formula="of:=[.F621]+(-(8/3)*[.F621] +[.E621]*[.D621])*[.$B$1]" office:value-type="float" office:value="26.7025364930516" calcext:value-type="float">
            <text:p>26.70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21</text:p>
          </table:table-cell>
          <table:table-cell table:formula="of:=[.$B$1]+[.B622]" office:value-type="float" office:value="6.20999999999991" calcext:value-type="float">
            <text:p>6.21</text:p>
          </table:table-cell>
          <table:table-cell/>
          <table:table-cell table:formula="of:=[.D622]+(-10*[.D622]+10*[.E622])*[.$B$1]" office:value-type="float" office:value="7.36952268345445" calcext:value-type="float">
            <text:p>7.3695</text:p>
          </table:table-cell>
          <table:table-cell table:formula="of:=[.E622]+(28*[.D622]-[.E622]-[.D622]*[.F622])*[.$B$1]" office:value-type="float" office:value="6.76545495547402" calcext:value-type="float">
            <text:p>6.7655</text:p>
          </table:table-cell>
          <table:table-cell table:formula="of:=[.F622]+(-(8/3)*[.F622] +[.E622]*[.D622])*[.$B$1]" office:value-type="float" office:value="26.4916407433029" calcext:value-type="float">
            <text:p>26.49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22</text:p>
          </table:table-cell>
          <table:table-cell table:formula="of:=[.$B$1]+[.B623]" office:value-type="float" office:value="6.21999999999991" calcext:value-type="float">
            <text:p>6.22</text:p>
          </table:table-cell>
          <table:table-cell/>
          <table:table-cell table:formula="of:=[.D623]+(-10*[.D623]+10*[.E623])*[.$B$1]" office:value-type="float" office:value="7.30911591065641" calcext:value-type="float">
            <text:p>7.3091</text:p>
          </table:table-cell>
          <table:table-cell table:formula="of:=[.E623]+(28*[.D623]-[.E623]-[.D623]*[.F623])*[.$B$1]" office:value-type="float" office:value="6.80895928348956" calcext:value-type="float">
            <text:p>6.8090</text:p>
          </table:table-cell>
          <table:table-cell table:formula="of:=[.F623]+(-(8/3)*[.F623] +[.E623]*[.D623])*[.$B$1]" office:value-type="float" office:value="26.2837787277307" calcext:value-type="float">
            <text:p>26.28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23</text:p>
          </table:table-cell>
          <table:table-cell table:formula="of:=[.$B$1]+[.B624]" office:value-type="float" office:value="6.22999999999991" calcext:value-type="float">
            <text:p>6.23</text:p>
          </table:table-cell>
          <table:table-cell/>
          <table:table-cell table:formula="of:=[.D624]+(-10*[.D624]+10*[.E624])*[.$B$1]" office:value-type="float" office:value="7.25910024793972" calcext:value-type="float">
            <text:p>7.2591</text:p>
          </table:table-cell>
          <table:table-cell table:formula="of:=[.E624]+(28*[.D624]-[.E624]-[.D624]*[.F624])*[.$B$1]" office:value-type="float" office:value="6.86631029272817" calcext:value-type="float">
            <text:p>6.8663</text:p>
          </table:table-cell>
          <table:table-cell table:formula="of:=[.F624]+(-(8/3)*[.F624] +[.E624]*[.D624])*[.$B$1]" office:value-type="float" office:value="26.0805526879975" calcext:value-type="float">
            <text:p>26.08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24</text:p>
          </table:table-cell>
          <table:table-cell table:formula="of:=[.$B$1]+[.B625]" office:value-type="float" office:value="6.23999999999991" calcext:value-type="float">
            <text:p>6.24</text:p>
          </table:table-cell>
          <table:table-cell/>
          <table:table-cell table:formula="of:=[.D625]+(-10*[.D625]+10*[.E625])*[.$B$1]" office:value-type="float" office:value="7.21982125241857" calcext:value-type="float">
            <text:p>7.2198</text:p>
          </table:table-cell>
          <table:table-cell table:formula="of:=[.E625]+(28*[.D625]-[.E625]-[.D625]*[.F625])*[.$B$1]" office:value-type="float" office:value="6.93698179438553" calcext:value-type="float">
            <text:p>6.9370</text:p>
          </table:table-cell>
          <table:table-cell table:formula="of:=[.F625]+(-(8/3)*[.F625] +[.E625]*[.D625])*[.$B$1]" office:value-type="float" office:value="25.883503630468" calcext:value-type="float">
            <text:p>25.88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25</text:p>
          </table:table-cell>
          <table:table-cell table:formula="of:=[.$B$1]+[.B626]" office:value-type="float" office:value="6.24999999999991" calcext:value-type="float">
            <text:p>6.25</text:p>
          </table:table-cell>
          <table:table-cell/>
          <table:table-cell table:formula="of:=[.D626]+(-10*[.D626]+10*[.E626])*[.$B$1]" office:value-type="float" office:value="7.19153730661526" calcext:value-type="float">
            <text:p>7.1915</text:p>
          </table:table-cell>
          <table:table-cell table:formula="of:=[.E626]+(28*[.D626]-[.E626]-[.D626]*[.F626])*[.$B$1]" office:value-type="float" office:value="7.02041923113581" calcext:value-type="float">
            <text:p>7.0204</text:p>
          </table:table-cell>
          <table:table-cell table:formula="of:=[.F626]+(-(8/3)*[.F626] +[.E626]*[.D626])*[.$B$1]" office:value-type="float" office:value="25.6941145528563" calcext:value-type="float">
            <text:p>25.69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26</text:p>
          </table:table-cell>
          <table:table-cell table:formula="of:=[.$B$1]+[.B627]" office:value-type="float" office:value="6.25999999999991" calcext:value-type="float">
            <text:p>6.26</text:p>
          </table:table-cell>
          <table:table-cell/>
          <table:table-cell table:formula="of:=[.D627]+(-10*[.D627]+10*[.E627])*[.$B$1]" office:value-type="float" office:value="7.17442549906732" calcext:value-type="float">
            <text:p>7.1744</text:p>
          </table:table-cell>
          <table:table-cell table:formula="of:=[.E627]+(28*[.D627]-[.E627]-[.D627]*[.F627])*[.$B$1]" office:value-type="float" office:value="7.11604365100361" calcext:value-type="float">
            <text:p>7.1160</text:p>
          </table:table-cell>
          <table:table-cell table:formula="of:=[.F627]+(-(8/3)*[.F627] +[.E627]*[.D627])*[.$B$1]" office:value-type="float" office:value="25.5138142328681" calcext:value-type="float">
            <text:p>25.51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27</text:p>
          </table:table-cell>
          <table:table-cell table:formula="of:=[.$B$1]+[.B628]" office:value-type="float" office:value="6.26999999999991" calcext:value-type="float">
            <text:p>6.27</text:p>
          </table:table-cell>
          <table:table-cell/>
          <table:table-cell table:formula="of:=[.D628]+(-10*[.D628]+10*[.E628])*[.$B$1]" office:value-type="float" office:value="7.16858731426095" calcext:value-type="float">
            <text:p>7.1686</text:p>
          </table:table-cell>
          <table:table-cell table:formula="of:=[.E628]+(28*[.D628]-[.E628]-[.D628]*[.F628])*[.$B$1]" office:value-type="float" office:value="7.22325276012487" calcext:value-type="float">
            <text:p>7.2233</text:p>
          </table:table-cell>
          <table:table-cell table:formula="of:=[.F628]+(-(8/3)*[.F628] +[.E628]*[.D628])*[.$B$1]" office:value-type="float" office:value="25.3439811035473" calcext:value-type="float">
            <text:p>25.34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28</text:p>
          </table:table-cell>
          <table:table-cell table:formula="of:=[.$B$1]+[.B629]" office:value-type="float" office:value="6.27999999999991" calcext:value-type="float">
            <text:p>6.28</text:p>
          </table:table-cell>
          <table:table-cell/>
          <table:table-cell table:formula="of:=[.D629]+(-10*[.D629]+10*[.E629])*[.$B$1]" office:value-type="float" office:value="7.17405385884734" calcext:value-type="float">
            <text:p>7.1741</text:p>
          </table:table-cell>
          <table:table-cell table:formula="of:=[.E629]+(28*[.D629]-[.E629]-[.D629]*[.F629])*[.$B$1]" office:value-type="float" office:value="7.3414192661991" calcext:value-type="float">
            <text:p>7.3414</text:p>
          </table:table-cell>
          <table:table-cell table:formula="of:=[.F629]+(-(8/3)*[.F629] +[.E629]*[.D629])*[.$B$1]" office:value-type="float" office:value="25.185946788492" calcext:value-type="float">
            <text:p>25.18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29</text:p>
          </table:table-cell>
          <table:table-cell table:formula="of:=[.$B$1]+[.B630]" office:value-type="float" office:value="6.28999999999991" calcext:value-type="float">
            <text:p>6.29</text:p>
          </table:table-cell>
          <table:table-cell/>
          <table:table-cell table:formula="of:=[.D630]+(-10*[.D630]+10*[.E630])*[.$B$1]" office:value-type="float" office:value="7.19079039958252" calcext:value-type="float">
            <text:p>7.1908</text:p>
          </table:table-cell>
          <table:table-cell table:formula="of:=[.E630]+(28*[.D630]-[.E630]-[.D630]*[.F630])*[.$B$1]" office:value-type="float" office:value="7.46988676654732" calcext:value-type="float">
            <text:p>7.4699</text:p>
          </table:table-cell>
          <table:table-cell table:formula="of:=[.F630]+(-(8/3)*[.F630] +[.E630]*[.D630])*[.$B$1]" office:value-type="float" office:value="25.0409989129598" calcext:value-type="float">
            <text:p>25.04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30</text:p>
          </table:table-cell>
          <table:table-cell table:formula="of:=[.$B$1]+[.B631]" office:value-type="float" office:value="6.29999999999991" calcext:value-type="float">
            <text:p>6.30</text:p>
          </table:table-cell>
          <table:table-cell/>
          <table:table-cell table:formula="of:=[.D631]+(-10*[.D631]+10*[.E631])*[.$B$1]" office:value-type="float" office:value="7.218700036279" calcext:value-type="float">
            <text:p>7.2187</text:p>
          </table:table-cell>
          <table:table-cell table:formula="of:=[.E631]+(28*[.D631]-[.E631]-[.D631]*[.F631])*[.$B$1]" office:value-type="float" office:value="7.60796346497227" calcext:value-type="float">
            <text:p>7.6080</text:p>
          </table:table-cell>
          <table:table-cell table:formula="of:=[.F631]+(-(8/3)*[.F631] +[.E631]*[.D631])*[.$B$1]" office:value-type="float" office:value="24.9103828424161" calcext:value-type="float">
            <text:p>24.91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31</text:p>
          </table:table-cell>
          <table:table-cell table:formula="of:=[.$B$1]+[.B632]" office:value-type="float" office:value="6.30999999999991" calcext:value-type="float">
            <text:p>6.31</text:p>
          </table:table-cell>
          <table:table-cell/>
          <table:table-cell table:formula="of:=[.D632]+(-10*[.D632]+10*[.E632])*[.$B$1]" office:value-type="float" office:value="7.25762637914832" calcext:value-type="float">
            <text:p>7.2576</text:p>
          </table:table-cell>
          <table:table-cell table:formula="of:=[.E632]+(28*[.D632]-[.E632]-[.D632]*[.F632])*[.$B$1]" office:value-type="float" office:value="7.75491402519794" calcext:value-type="float">
            <text:p>7.7549</text:p>
          </table:table-cell>
          <table:table-cell table:formula="of:=[.F632]+(-(8/3)*[.F632] +[.E632]*[.D632])*[.$B$1]" office:value-type="float" office:value="24.7953020280244" calcext:value-type="float">
            <text:p>24.79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32</text:p>
          </table:table-cell>
          <table:table-cell table:formula="of:=[.$B$1]+[.B633]" office:value-type="float" office:value="6.31999999999991" calcext:value-type="float">
            <text:p>6.32</text:p>
          </table:table-cell>
          <table:table-cell/>
          <table:table-cell table:formula="of:=[.D633]+(-10*[.D633]+10*[.E633])*[.$B$1]" office:value-type="float" office:value="7.30735514375329" calcext:value-type="float">
            <text:p>7.3074</text:p>
          </table:table-cell>
          <table:table-cell table:formula="of:=[.E633]+(28*[.D633]-[.E633]-[.D633]*[.F633])*[.$B$1]" office:value-type="float" office:value="7.9099498903321" calcext:value-type="float">
            <text:p>7.9099</text:p>
          </table:table-cell>
          <table:table-cell table:formula="of:=[.F633]+(-(8/3)*[.F633] +[.E633]*[.D633])*[.$B$1]" office:value-type="float" office:value="24.6969166599168" calcext:value-type="float">
            <text:p>24.69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33</text:p>
          </table:table-cell>
          <table:table-cell table:formula="of:=[.$B$1]+[.B634]" office:value-type="float" office:value="6.32999999999991" calcext:value-type="float">
            <text:p>6.33</text:p>
          </table:table-cell>
          <table:table-cell/>
          <table:table-cell table:formula="of:=[.D634]+(-10*[.D634]+10*[.E634])*[.$B$1]" office:value-type="float" office:value="7.36761461841117" calcext:value-type="float">
            <text:p>7.3676</text:p>
          </table:table-cell>
          <table:table-cell table:formula="of:=[.E634]+(28*[.D634]-[.E634]-[.D634]*[.F634])*[.$B$1]" office:value-type="float" office:value="8.0722184217828" calcext:value-type="float">
            <text:p>8.0722</text:p>
          </table:table-cell>
          <table:table-cell table:formula="of:=[.F634]+(-(8/3)*[.F634] +[.E634]*[.D634])*[.$B$1]" office:value-type="float" office:value="24.6163403458318" calcext:value-type="float">
            <text:p>24.61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34</text:p>
          </table:table-cell>
          <table:table-cell table:formula="of:=[.$B$1]+[.B635]" office:value-type="float" office:value="6.33999999999991" calcext:value-type="float">
            <text:p>6.34</text:p>
          </table:table-cell>
          <table:table-cell/>
          <table:table-cell table:formula="of:=[.D635]+(-10*[.D635]+10*[.E635])*[.$B$1]" office:value-type="float" office:value="7.43807499874833" calcext:value-type="float">
            <text:p>7.4381</text:p>
          </table:table-cell>
          <table:table-cell table:formula="of:=[.E635]+(28*[.D635]-[.E635]-[.D635]*[.F635])*[.$B$1]" office:value-type="float" office:value="8.24079124088275" calcext:value-type="float">
            <text:p>8.2408</text:p>
          </table:table-cell>
          <table:table-cell table:formula="of:=[.F635]+(-(8/3)*[.F635] +[.E635]*[.D635])*[.$B$1]" office:value-type="float" office:value="24.5546345477497" calcext:value-type="float">
            <text:p>24.55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35</text:p>
          </table:table-cell>
          <table:table-cell table:formula="of:=[.$B$1]+[.B636]" office:value-type="float" office:value="6.34999999999991" calcext:value-type="float">
            <text:p>6.35</text:p>
          </table:table-cell>
          <table:table-cell/>
          <table:table-cell table:formula="of:=[.D636]+(-10*[.D636]+10*[.E636])*[.$B$1]" office:value-type="float" office:value="7.51834662296177" calcext:value-type="float">
            <text:p>7.5183</text:p>
          </table:table-cell>
          <table:table-cell table:formula="of:=[.E636]+(28*[.D636]-[.E636]-[.D636]*[.F636])*[.$B$1]" office:value-type="float" office:value="8.41465219479327" calcext:value-type="float">
            <text:p>8.4147</text:p>
          </table:table-cell>
          <table:table-cell table:formula="of:=[.F636]+(-(8/3)*[.F636] +[.E636]*[.D636])*[.$B$1]" office:value-type="float" office:value="24.5128005261301" calcext:value-type="float">
            <text:p>24.5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36</text:p>
          </table:table-cell>
          <table:table-cell table:formula="of:=[.$B$1]+[.B637]" office:value-type="float" office:value="6.35999999999991" calcext:value-type="float">
            <text:p>6.36</text:p>
          </table:table-cell>
          <table:table-cell/>
          <table:table-cell table:formula="of:=[.D637]+(-10*[.D637]+10*[.E637])*[.$B$1]" office:value-type="float" office:value="7.60797718014492" calcext:value-type="float">
            <text:p>7.6080</text:p>
          </table:table-cell>
          <table:table-cell table:formula="of:=[.E637]+(28*[.D637]-[.E637]-[.D637]*[.F637])*[.$B$1]" office:value-type="float" office:value="8.59268541672497" calcext:value-type="float">
            <text:p>8.5927</text:p>
          </table:table-cell>
          <table:table-cell table:formula="of:=[.F637]+(-(8/3)*[.F637] +[.E637]*[.D637])*[.$B$1]" office:value-type="float" office:value="24.4917685645546" calcext:value-type="float">
            <text:p>24.49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37</text:p>
          </table:table-cell>
          <table:table-cell table:formula="of:=[.$B$1]+[.B638]" office:value-type="float" office:value="6.36999999999991" calcext:value-type="float">
            <text:p>6.37</text:p>
          </table:table-cell>
          <table:table-cell/>
          <table:table-cell table:formula="of:=[.D638]+(-10*[.D638]+10*[.E638])*[.$B$1]" office:value-type="float" office:value="7.70644800380293" calcext:value-type="float">
            <text:p>7.7064</text:p>
          </table:table-cell>
          <table:table-cell table:formula="of:=[.E638]+(28*[.D638]-[.E638]-[.D638]*[.F638])*[.$B$1]" office:value-type="float" office:value="8.77366400959308" calcext:value-type="float">
            <text:p>8.7737</text:p>
          </table:table-cell>
          <table:table-cell table:formula="of:=[.F638]+(-(8/3)*[.F638] +[.E638]*[.D638])*[.$B$1]" office:value-type="float" office:value="24.4923842818325" calcext:value-type="float">
            <text:p>24.49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38</text:p>
          </table:table-cell>
          <table:table-cell table:formula="of:=[.$B$1]+[.B639]" office:value-type="float" office:value="6.37999999999991" calcext:value-type="float">
            <text:p>6.38</text:p>
          </table:table-cell>
          <table:table-cell/>
          <table:table-cell table:formula="of:=[.D639]+(-10*[.D639]+10*[.E639])*[.$B$1]" office:value-type="float" office:value="7.81316960438194" calcext:value-type="float">
            <text:p>7.8132</text:p>
          </table:table-cell>
          <table:table-cell table:formula="of:=[.E639]+(28*[.D639]-[.E639]-[.D639]*[.F639])*[.$B$1]" office:value-type="float" office:value="8.95623995099095" calcext:value-type="float">
            <text:p>8.9562</text:p>
          </table:table-cell>
          <table:table-cell table:formula="of:=[.F639]+(-(8/3)*[.F639] +[.E639]*[.D639])*[.$B$1]" office:value-type="float" office:value="24.5153918892446" calcext:value-type="float">
            <text:p>24.51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39</text:p>
          </table:table-cell>
          <table:table-cell table:formula="of:=[.$B$1]+[.B640]" office:value-type="float" office:value="6.38999999999991" calcext:value-type="float">
            <text:p>6.39</text:p>
          </table:table-cell>
          <table:table-cell/>
          <table:table-cell table:formula="of:=[.D640]+(-10*[.D640]+10*[.E640])*[.$B$1]" office:value-type="float" office:value="7.92747663904284" calcext:value-type="float">
            <text:p>7.9275</text:p>
          </table:table-cell>
          <table:table-cell table:formula="of:=[.E640]+(28*[.D640]-[.E640]-[.D640]*[.F640])*[.$B$1]" office:value-type="float" office:value="9.1389358932224" calcext:value-type="float">
            <text:p>9.1389</text:p>
          </table:table-cell>
          <table:table-cell table:formula="of:=[.F640]+(-(8/3)*[.F640] +[.E640]*[.D640])*[.$B$1]" office:value-type="float" office:value="24.5614143230778" calcext:value-type="float">
            <text:p>24.56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40</text:p>
          </table:table-cell>
          <table:table-cell table:formula="of:=[.$B$1]+[.B641]" office:value-type="float" office:value="6.39999999999991" calcext:value-type="float">
            <text:p>6.40</text:p>
          </table:table-cell>
          <table:table-cell/>
          <table:table-cell table:formula="of:=[.D641]+(-10*[.D641]+10*[.E641])*[.$B$1]" office:value-type="float" office:value="8.0486225644608" calcext:value-type="float">
            <text:p>8.0486</text:p>
          </table:table-cell>
          <table:table-cell table:formula="of:=[.E641]+(28*[.D641]-[.E641]-[.D641]*[.F641])*[.$B$1]" office:value-type="float" office:value="9.32013961054166" calcext:value-type="float">
            <text:p>9.3201</text:p>
          </table:table-cell>
          <table:table-cell table:formula="of:=[.F641]+(-(8/3)*[.F641] +[.E641]*[.D641])*[.$B$1]" office:value-type="float" office:value="24.6309302824547" calcext:value-type="float">
            <text:p>24.63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41</text:p>
          </table:table-cell>
          <table:table-cell table:formula="of:=[.$B$1]+[.B642]" office:value-type="float" office:value="6.40999999999991" calcext:value-type="float">
            <text:p>6.41</text:p>
          </table:table-cell>
          <table:table-cell/>
          <table:table-cell table:formula="of:=[.D642]+(-10*[.D642]+10*[.E642])*[.$B$1]" office:value-type="float" office:value="8.17577426906889" calcext:value-type="float">
            <text:p>8.1758</text:p>
          </table:table-cell>
          <table:table-cell table:formula="of:=[.E642]+(28*[.D642]-[.E642]-[.D642]*[.F642])*[.$B$1]" office:value-type="float" office:value="9.49810191993501" calcext:value-type="float">
            <text:p>9.4981</text:p>
          </table:table-cell>
          <table:table-cell table:formula="of:=[.F642]+(-(8/3)*[.F642] +[.E642]*[.D642])*[.$B$1]" office:value-type="float" office:value="24.7242483346559" calcext:value-type="float">
            <text:p>24.72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42</text:p>
          </table:table-cell>
          <table:table-cell table:formula="of:=[.$B$1]+[.B643]" office:value-type="float" office:value="6.41999999999991" calcext:value-type="float">
            <text:p>6.42</text:p>
          </table:table-cell>
          <table:table-cell/>
          <table:table-cell table:formula="of:=[.D643]+(-10*[.D643]+10*[.E643])*[.$B$1]" office:value-type="float" office:value="8.3080070341555" calcext:value-type="float">
            <text:p>8.3080</text:p>
          </table:table-cell>
          <table:table-cell table:formula="of:=[.E643]+(28*[.D643]-[.E643]-[.D643]*[.F643])*[.$B$1]" office:value-type="float" office:value="9.67093896250946" calcext:value-type="float">
            <text:p>9.6709</text:p>
          </table:table-cell>
          <table:table-cell table:formula="of:=[.F643]+(-(8/3)*[.F643] +[.E643]*[.D643])*[.$B$1]" office:value-type="float" office:value="24.8414784185517" calcext:value-type="float">
            <text:p>24.84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43</text:p>
          </table:table-cell>
          <table:table-cell table:formula="of:=[.$B$1]+[.B644]" office:value-type="float" office:value="6.42999999999991" calcext:value-type="float">
            <text:p>6.43</text:p>
          </table:table-cell>
          <table:table-cell/>
          <table:table-cell table:formula="of:=[.D644]+(-10*[.D644]+10*[.E644])*[.$B$1]" office:value-type="float" office:value="8.44430022699089" calcext:value-type="float">
            <text:p>8.4443</text:p>
          </table:table-cell>
          <table:table-cell table:formula="of:=[.E644]+(28*[.D644]-[.E644]-[.D644]*[.F644])*[.$B$1]" office:value-type="float" office:value="9.83663976804641" calcext:value-type="float">
            <text:p>9.8366</text:p>
          </table:table-cell>
          <table:table-cell table:formula="of:=[.F644]+(-(8/3)*[.F644] +[.E644]*[.D644])*[.$B$1]" office:value-type="float" office:value="24.9825012833312" calcext:value-type="float">
            <text:p>24.98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44</text:p>
          </table:table-cell>
          <table:table-cell table:formula="of:=[.$B$1]+[.B645]" office:value-type="float" office:value="6.43999999999991" calcext:value-type="float">
            <text:p>6.44</text:p>
          </table:table-cell>
          <table:table-cell/>
          <table:table-cell table:formula="of:=[.D645]+(-10*[.D645]+10*[.E645])*[.$B$1]" office:value-type="float" office:value="8.58353418109645" calcext:value-type="float">
            <text:p>8.5835</text:p>
          </table:table-cell>
          <table:table-cell table:formula="of:=[.E645]+(28*[.D645]-[.E645]-[.D645]*[.F645])*[.$B$1]" office:value-type="float" office:value="9.99308002134706" calcext:value-type="float">
            <text:p>9.9931</text:p>
          </table:table-cell>
          <table:table-cell table:formula="of:=[.F645]+(-(8/3)*[.F645] +[.E645]*[.D645])*[.$B$1]" office:value-type="float" office:value="25.1469366433704" calcext:value-type="float">
            <text:p>25.14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45</text:p>
          </table:table-cell>
          <table:table-cell table:formula="of:=[.$B$1]+[.B646]" office:value-type="float" office:value="6.44999999999991" calcext:value-type="float">
            <text:p>6.45</text:p>
          </table:table-cell>
          <table:table-cell/>
          <table:table-cell table:formula="of:=[.D646]+(-10*[.D646]+10*[.E646])*[.$B$1]" office:value-type="float" office:value="8.72448876512151" calcext:value-type="float">
            <text:p>8.7245</text:p>
          </table:table-cell>
          <table:table-cell table:formula="of:=[.E646]+(28*[.D646]-[.E646]-[.D646]*[.F646])*[.$B$1]" office:value-type="float" office:value="10.1380428895582" calcext:value-type="float">
            <text:p>10.1380</text:p>
          </table:table-cell>
          <table:table-cell table:formula="of:=[.F646]+(-(8/3)*[.F646] +[.E646]*[.D646])*[.$B$1]" office:value-type="float" office:value="25.3341111055905" calcext:value-type="float">
            <text:p>25.33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46</text:p>
          </table:table-cell>
          <table:table-cell table:formula="of:=[.$B$1]+[.B647]" office:value-type="float" office:value="6.45999999999991" calcext:value-type="float">
            <text:p>6.46</text:p>
          </table:table-cell>
          <table:table-cell/>
          <table:table-cell table:formula="of:=[.D647]+(-10*[.D647]+10*[.E647])*[.$B$1]" office:value-type="float" office:value="8.86584417756518" calcext:value-type="float">
            <text:p>8.8658</text:p>
          </table:table-cell>
          <table:table-cell table:formula="of:=[.E647]+(28*[.D647]-[.E647]-[.D647]*[.F647])*[.$B$1]" office:value-type="float" office:value="10.269247637746" calcext:value-type="float">
            <text:p>10.2692</text:p>
          </table:table-cell>
          <table:table-cell table:formula="of:=[.F647]+(-(8/3)*[.F647] +[.E647]*[.D647])*[.$B$1]" office:value-type="float" office:value="25.5430272223441" calcext:value-type="float">
            <text:p>25.54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47</text:p>
          </table:table-cell>
          <table:table-cell table:formula="of:=[.$B$1]+[.B648]" office:value-type="float" office:value="6.46999999999991" calcext:value-type="float">
            <text:p>6.47</text:p>
          </table:table-cell>
          <table:table-cell/>
          <table:table-cell table:formula="of:=[.D648]+(-10*[.D648]+10*[.E648])*[.$B$1]" office:value-type="float" office:value="9.00618452358327" calcext:value-type="float">
            <text:p>9.0062</text:p>
          </table:table-cell>
          <table:table-cell table:formula="of:=[.E648]+(28*[.D648]-[.E648]-[.D648]*[.F648])*[.$B$1]" office:value-type="float" office:value="10.3843865393207" calcext:value-type="float">
            <text:p>10.3844</text:p>
          </table:table-cell>
          <table:table-cell table:formula="of:=[.F648]+(-(8/3)*[.F648] +[.E648]*[.D648])*[.$B$1]" office:value-type="float" office:value="25.7723353235191" calcext:value-type="float">
            <text:p>25.77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48</text:p>
          </table:table-cell>
          <table:table-cell table:formula="of:=[.$B$1]+[.B649]" office:value-type="float" office:value="6.47999999999991" calcext:value-type="float">
            <text:p>6.48</text:p>
          </table:table-cell>
          <table:table-cell/>
          <table:table-cell table:formula="of:=[.D649]+(-10*[.D649]+10*[.E649])*[.$B$1]" office:value-type="float" office:value="9.14400472515701" calcext:value-type="float">
            <text:p>9.1440</text:p>
          </table:table-cell>
          <table:table-cell table:formula="of:=[.E649]+(28*[.D649]-[.E649]-[.D649]*[.F649])*[.$B$1]" office:value-type="float" office:value="10.4811702652581" calcext:value-type="float">
            <text:p>10.4812</text:p>
          </table:table-cell>
          <table:table-cell table:formula="of:=[.F649]+(-(8/3)*[.F649] +[.E649]*[.D649])*[.$B$1]" office:value-type="float" office:value="26.0203100615987" calcext:value-type="float">
            <text:p>26.02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49</text:p>
          </table:table-cell>
          <table:table-cell table:formula="of:=[.$B$1]+[.B650]" office:value-type="float" office:value="6.48999999999991" calcext:value-type="float">
            <text:p>6.49</text:p>
          </table:table-cell>
          <table:table-cell/>
          <table:table-cell table:formula="of:=[.D650]+(-10*[.D650]+10*[.E650])*[.$B$1]" office:value-type="float" office:value="9.27772127916712" calcext:value-type="float">
            <text:p>9.2777</text:p>
          </table:table-cell>
          <table:table-cell table:formula="of:=[.E650]+(28*[.D650]-[.E650]-[.D650]*[.F650])*[.$B$1]" office:value-type="float" office:value="10.5573815041164" calcext:value-type="float">
            <text:p>10.5574</text:p>
          </table:table-cell>
          <table:table-cell table:formula="of:=[.F650]+(-(8/3)*[.F650] +[.E650]*[.D650])*[.$B$1]" office:value-type="float" office:value="26.2848338309297" calcext:value-type="float">
            <text:p>26.28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50</text:p>
          </table:table-cell>
          <table:table-cell table:formula="of:=[.$B$1]+[.B651]" office:value-type="float" office:value="6.49999999999991" calcext:value-type="float">
            <text:p>6.50</text:p>
          </table:table-cell>
          <table:table-cell/>
          <table:table-cell table:formula="of:=[.D651]+(-10*[.D651]+10*[.E651])*[.$B$1]" office:value-type="float" office:value="9.40568730166204" calcext:value-type="float">
            <text:p>9.4057</text:p>
          </table:table-cell>
          <table:table-cell table:formula="of:=[.E651]+(28*[.D651]-[.E651]-[.D651]*[.F651])*[.$B$1]" office:value-type="float" office:value="10.6109360257161" calcext:value-type="float">
            <text:p>10.6109</text:p>
          </table:table-cell>
          <table:table-cell table:formula="of:=[.F651]+(-(8/3)*[.F651] +[.E651]*[.D651])*[.$B$1]" office:value-type="float" office:value="26.5633893591018" calcext:value-type="float">
            <text:p>26.56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51</text:p>
          </table:table-cell>
          <table:table-cell table:formula="of:=[.$B$1]+[.B652]" office:value-type="float" office:value="6.50999999999991" calcext:value-type="float">
            <text:p>6.51</text:p>
          </table:table-cell>
          <table:table-cell/>
          <table:table-cell table:formula="of:=[.D652]+(-10*[.D652]+10*[.E652])*[.$B$1]" office:value-type="float" office:value="9.52621217406745" calcext:value-type="float">
            <text:p>9.5262</text:p>
          </table:table-cell>
          <table:table-cell table:formula="of:=[.E652]+(28*[.D652]-[.E652]-[.D652]*[.F652])*[.$B$1]" office:value-type="float" office:value="10.6399497700842" calcext:value-type="float">
            <text:p>10.6399</text:p>
          </table:table-cell>
          <table:table-cell table:formula="of:=[.F652]+(-(8/3)*[.F652] +[.E652]*[.D652])*[.$B$1]" office:value-type="float" office:value="26.853063771884" calcext:value-type="float">
            <text:p>26.85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52</text:p>
          </table:table-cell>
          <table:table-cell table:formula="of:=[.$B$1]+[.B653]" office:value-type="float" office:value="6.51999999999991" calcext:value-type="float">
            <text:p>6.52</text:p>
          </table:table-cell>
          <table:table-cell/>
          <table:table-cell table:formula="of:=[.D653]+(-10*[.D653]+10*[.E653])*[.$B$1]" office:value-type="float" office:value="9.63758593366913" calcext:value-type="float">
            <text:p>9.6376</text:p>
          </table:table-cell>
          <table:table-cell table:formula="of:=[.E653]+(28*[.D653]-[.E653]-[.D653]*[.F653])*[.$B$1]" office:value-type="float" office:value="10.642809850975" calcext:value-type="float">
            <text:p>10.6428</text:p>
          </table:table-cell>
          <table:table-cell table:formula="of:=[.F653]+(-(8/3)*[.F653] +[.E653]*[.D653])*[.$B$1]" office:value-type="float" office:value="27.1505662616129" calcext:value-type="float">
            <text:p>27.15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53</text:p>
          </table:table-cell>
          <table:table-cell table:formula="of:=[.$B$1]+[.B654]" office:value-type="float" office:value="6.52999999999991" calcext:value-type="float">
            <text:p>6.53</text:p>
          </table:table-cell>
          <table:table-cell/>
          <table:table-cell table:formula="of:=[.D654]+(-10*[.D654]+10*[.E654])*[.$B$1]" office:value-type="float" office:value="9.73810832539972" calcext:value-type="float">
            <text:p>9.7381</text:p>
          </table:table-cell>
          <table:table-cell table:formula="of:=[.E654]+(28*[.D654]-[.E654]-[.D654]*[.F654])*[.$B$1]" office:value-type="float" office:value="10.6182466589519" calcext:value-type="float">
            <text:p>10.6182</text:p>
          </table:table-cell>
          <table:table-cell table:formula="of:=[.F654]+(-(8/3)*[.F654] +[.E654]*[.D654])*[.$B$1]" office:value-type="float" office:value="27.4522611064479" calcext:value-type="float">
            <text:p>27.45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54</text:p>
          </table:table-cell>
          <table:table-cell table:formula="of:=[.$B$1]+[.B655]" office:value-type="float" office:value="6.53999999999991" calcext:value-type="float">
            <text:p>6.54</text:p>
          </table:table-cell>
          <table:table-cell/>
          <table:table-cell table:formula="of:=[.D655]+(-10*[.D655]+10*[.E655])*[.$B$1]" office:value-type="float" office:value="9.82612215875493" calcext:value-type="float">
            <text:p>9.8261</text:p>
          </table:table-cell>
          <table:table-cell table:formula="of:=[.E655]+(28*[.D655]-[.E655]-[.D655]*[.F655])*[.$B$1]" office:value-type="float" office:value="10.5654035991568" calcext:value-type="float">
            <text:p>10.5654</text:p>
          </table:table-cell>
          <table:table-cell table:formula="of:=[.F655]+(-(8/3)*[.F655] +[.E655]*[.D655])*[.$B$1]" office:value-type="float" office:value="27.7542171721828" calcext:value-type="float">
            <text:p>27.75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55</text:p>
          </table:table-cell>
          <table:table-cell table:formula="of:=[.$B$1]+[.B656]" office:value-type="float" office:value="6.54999999999991" calcext:value-type="float">
            <text:p>6.55</text:p>
          </table:table-cell>
          <table:table-cell/>
          <table:table-cell table:formula="of:=[.D656]+(-10*[.D656]+10*[.E656])*[.$B$1]" office:value-type="float" office:value="9.90005030279512" calcext:value-type="float">
            <text:p>9.9001</text:p>
          </table:table-cell>
          <table:table-cell table:formula="of:=[.E656]+(28*[.D656]-[.E656]-[.D656]*[.F656])*[.$B$1]" office:value-type="float" office:value="10.4839004840718" calcext:value-type="float">
            <text:p>10.4839</text:p>
          </table:table-cell>
          <table:table-cell table:formula="of:=[.F656]+(-(8/3)*[.F656] +[.E656]*[.D656])*[.$B$1]" office:value-type="float" office:value="28.0522741784766" calcext:value-type="float">
            <text:p>28.05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56</text:p>
          </table:table-cell>
          <table:table-cell table:formula="of:=[.$B$1]+[.B657]" office:value-type="float" office:value="6.5599999999999" calcext:value-type="float">
            <text:p>6.56</text:p>
          </table:table-cell>
          <table:table-cell/>
          <table:table-cell table:formula="of:=[.D657]+(-10*[.D657]+10*[.E657])*[.$B$1]" office:value-type="float" office:value="9.95843532092279" calcext:value-type="float">
            <text:p>9.9584</text:p>
          </table:table-cell>
          <table:table-cell table:formula="of:=[.E657]+(28*[.D657]-[.E657]-[.D657]*[.F657])*[.$B$1]" office:value-type="float" office:value="10.3738863092665" calcext:value-type="float">
            <text:p>10.3739</text:p>
          </table:table-cell>
          <table:table-cell table:formula="of:=[.F657]+(-(8/3)*[.F657] +[.E657]*[.D657])*[.$B$1]" office:value-type="float" office:value="28.3421249553353" calcext:value-type="float">
            <text:p>28.34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57</text:p>
          </table:table-cell>
          <table:table-cell table:formula="of:=[.$B$1]+[.B658]" office:value-type="float" office:value="6.5699999999999" calcext:value-type="float">
            <text:p>6.57</text:p>
          </table:table-cell>
          <table:table-cell/>
          <table:table-cell table:formula="of:=[.D658]+(-10*[.D658]+10*[.E658])*[.$B$1]" office:value-type="float" office:value="9.99998041975716" calcext:value-type="float">
            <text:p>10.0000</text:p>
          </table:table-cell>
          <table:table-cell table:formula="of:=[.E658]+(28*[.D658]-[.E658]-[.D658]*[.F658])*[.$B$1]" office:value-type="float" office:value="10.23607715378" calcext:value-type="float">
            <text:p>10.2361</text:p>
          </table:table-cell>
          <table:table-cell table:formula="of:=[.F658]+(-(8/3)*[.F658] +[.E658]*[.D658])*[.$B$1]" office:value-type="float" office:value="28.6194117149007" calcext:value-type="float">
            <text:p>28.61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58</text:p>
          </table:table-cell>
          <table:table-cell table:formula="of:=[.$B$1]+[.B659]" office:value-type="float" office:value="6.5799999999999" calcext:value-type="float">
            <text:p>6.58</text:p>
          </table:table-cell>
          <table:table-cell/>
          <table:table-cell table:formula="of:=[.D659]+(-10*[.D659]+10*[.E659])*[.$B$1]" office:value-type="float" office:value="10.0235900931595" calcext:value-type="float">
            <text:p>10.0236</text:p>
          </table:table-cell>
          <table:table-cell table:formula="of:=[.E659]+(28*[.D659]-[.E659]-[.D659]*[.F659])*[.$B$1]" office:value-type="float" office:value="10.0717753320345" calcext:value-type="float">
            <text:p>10.0718</text:p>
          </table:table-cell>
          <table:table-cell table:formula="of:=[.F659]+(-(8/3)*[.F659] +[.E659]*[.D659])*[.$B$1]" office:value-type="float" office:value="28.8798331136326" calcext:value-type="float">
            <text:p>28.87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59</text:p>
          </table:table-cell>
          <table:table-cell table:formula="of:=[.$B$1]+[.B660]" office:value-type="float" office:value="6.5899999999999" calcext:value-type="float">
            <text:p>6.59</text:p>
          </table:table-cell>
          <table:table-cell/>
          <table:table-cell table:formula="of:=[.D660]+(-10*[.D660]+10*[.E660])*[.$B$1]" office:value-type="float" office:value="10.028408617047" calcext:value-type="float">
            <text:p>10.0284</text:p>
          </table:table-cell>
          <table:table-cell table:formula="of:=[.E660]+(28*[.D660]-[.E660]-[.D660]*[.F660])*[.$B$1]" office:value-type="float" office:value="9.88286671389973" calcext:value-type="float">
            <text:p>9.8829</text:p>
          </table:table-cell>
          <table:table-cell table:formula="of:=[.F660]+(-(8/3)*[.F660] +[.E660]*[.D660])*[.$B$1]" office:value-type="float" office:value="29.1192577049895" calcext:value-type="float">
            <text:p>29.11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60</text:p>
          </table:table-cell>
          <table:table-cell table:formula="of:=[.$B$1]+[.B661]" office:value-type="float" office:value="6.5999999999999" calcext:value-type="float">
            <text:p>6.60</text:p>
          </table:table-cell>
          <table:table-cell/>
          <table:table-cell table:formula="of:=[.D661]+(-10*[.D661]+10*[.E661])*[.$B$1]" office:value-type="float" office:value="10.0138544267322" calcext:value-type="float">
            <text:p>10.0139</text:p>
          </table:table-cell>
          <table:table-cell table:formula="of:=[.E661]+(28*[.D661]-[.E661]-[.D661]*[.F661])*[.$B$1]" office:value-type="float" office:value="9.67179431062661" calcext:value-type="float">
            <text:p>9.6718</text:p>
          </table:table-cell>
          <table:table-cell table:formula="of:=[.F661]+(-(8/3)*[.F661] +[.E661]*[.D661])*[.$B$1]" office:value-type="float" office:value="29.3338384233378" calcext:value-type="float">
            <text:p>29.33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61</text:p>
          </table:table-cell>
          <table:table-cell table:formula="of:=[.$B$1]+[.B662]" office:value-type="float" office:value="6.6099999999999" calcext:value-type="float">
            <text:p>6.61</text:p>
          </table:table-cell>
          <table:table-cell/>
          <table:table-cell table:formula="of:=[.D662]+(-10*[.D662]+10*[.E662])*[.$B$1]" office:value-type="float" office:value="9.97964841512167" calcext:value-type="float">
            <text:p>9.9796</text:p>
          </table:table-cell>
          <table:table-cell table:formula="of:=[.E662]+(28*[.D662]-[.E662]-[.D662]*[.F662])*[.$B$1]" office:value-type="float" office:value="9.44150772951948" calcext:value-type="float">
            <text:p>9.4415</text:p>
          </table:table-cell>
          <table:table-cell table:formula="of:=[.F662]+(-(8/3)*[.F662] +[.E662]*[.D662])*[.$B$1]" office:value-type="float" office:value="29.5201221347679" calcext:value-type="float">
            <text:p>29.52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62</text:p>
          </table:table-cell>
          <table:table-cell table:formula="of:=[.$B$1]+[.B663]" office:value-type="float" office:value="6.6199999999999" calcext:value-type="float">
            <text:p>6.62</text:p>
          </table:table-cell>
          <table:table-cell/>
          <table:table-cell table:formula="of:=[.D663]+(-10*[.D663]+10*[.E663])*[.$B$1]" office:value-type="float" office:value="9.92583434656145" calcext:value-type="float">
            <text:p>9.9258</text:p>
          </table:table-cell>
          <table:table-cell table:formula="of:=[.E663]+(28*[.D663]-[.E663]-[.D663]*[.F663])*[.$B$1]" office:value-type="float" office:value="9.195389807694" calcext:value-type="float">
            <text:p>9.1954</text:p>
          </table:table-cell>
          <table:table-cell table:formula="of:=[.F663]+(-(8/3)*[.F663] +[.E663]*[.D663])*[.$B$1]" office:value-type="float" office:value="29.6751481543333" calcext:value-type="float">
            <text:p>29.67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63</text:p>
          </table:table-cell>
          <table:table-cell table:formula="of:=[.$B$1]+[.B664]" office:value-type="float" office:value="6.6299999999999" calcext:value-type="float">
            <text:p>6.63</text:p>
          </table:table-cell>
          <table:table-cell/>
          <table:table-cell table:formula="of:=[.D664]+(-10*[.D664]+10*[.E664])*[.$B$1]" office:value-type="float" office:value="9.8527898926747" calcext:value-type="float">
            <text:p>9.8528</text:p>
          </table:table-cell>
          <table:table-cell table:formula="of:=[.E664]+(28*[.D664]-[.E664]-[.D664]*[.F664])*[.$B$1]" office:value-type="float" office:value="8.93716347875846" calcext:value-type="float">
            <text:p>8.9372</text:p>
          </table:table-cell>
          <table:table-cell table:formula="of:=[.F664]+(-(8/3)*[.F664] +[.E664]*[.D664])*[.$B$1]" office:value-type="float" office:value="29.7965300300501" calcext:value-type="float">
            <text:p>29.79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64</text:p>
          </table:table-cell>
          <table:table-cell table:formula="of:=[.$B$1]+[.B665]" office:value-type="float" office:value="6.6399999999999" calcext:value-type="float">
            <text:p>6.64</text:p>
          </table:table-cell>
          <table:table-cell/>
          <table:table-cell table:formula="of:=[.D665]+(-10*[.D665]+10*[.E665])*[.$B$1]" office:value-type="float" office:value="9.76122725128308" calcext:value-type="float">
            <text:p>9.7612</text:p>
          </table:table-cell>
          <table:table-cell table:formula="of:=[.E665]+(28*[.D665]-[.E665]-[.D665]*[.F665])*[.$B$1]" office:value-type="float" office:value="8.67078351475124" calcext:value-type="float">
            <text:p>8.6708</text:p>
          </table:table-cell>
          <table:table-cell table:formula="of:=[.F665]+(-(8/3)*[.F665] +[.E665]*[.D665])*[.$B$1]" office:value-type="float" office:value="29.8825158358423" calcext:value-type="float">
            <text:p>29.88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65</text:p>
          </table:table-cell>
          <table:table-cell table:formula="of:=[.$B$1]+[.B666]" office:value-type="float" office:value="6.6499999999999" calcext:value-type="float">
            <text:p>6.65</text:p>
          </table:table-cell>
          <table:table-cell/>
          <table:table-cell table:formula="of:=[.D666]+(-10*[.D666]+10*[.E666])*[.$B$1]" office:value-type="float" office:value="9.6521828776299" calcext:value-type="float">
            <text:p>9.6522</text:p>
          </table:table-cell>
          <table:table-cell table:formula="of:=[.E666]+(28*[.D666]-[.E666]-[.D666]*[.F666])*[.$B$1]" office:value-type="float" office:value="8.40031903082576" calcext:value-type="float">
            <text:p>8.4003</text:p>
          </table:table-cell>
          <table:table-cell table:formula="of:=[.F666]+(-(8/3)*[.F666] +[.E666]*[.D666])*[.$B$1]" office:value-type="float" office:value="29.9320236302282" calcext:value-type="float">
            <text:p>29.93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66</text:p>
          </table:table-cell>
          <table:table-cell table:formula="of:=[.$B$1]+[.B667]" office:value-type="float" office:value="6.6599999999999" calcext:value-type="float">
            <text:p>6.66</text:p>
          </table:table-cell>
          <table:table-cell/>
          <table:table-cell table:formula="of:=[.D667]+(-10*[.D667]+10*[.E667])*[.$B$1]" office:value-type="float" office:value="9.52699649294948" calcext:value-type="float">
            <text:p>9.5270</text:p>
          </table:table-cell>
          <table:table-cell table:formula="of:=[.E667]+(28*[.D667]-[.E667]-[.D667]*[.F667])*[.$B$1]" office:value-type="float" office:value="8.12983338648886" calcext:value-type="float">
            <text:p>8.1298</text:p>
          </table:table-cell>
          <table:table-cell table:formula="of:=[.F667]+(-(8/3)*[.F667] +[.E667]*[.D667])*[.$B$1]" office:value-type="float" office:value="29.9446504885817" calcext:value-type="float">
            <text:p>29.94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67</text:p>
          </table:table-cell>
          <table:table-cell table:formula="of:=[.$B$1]+[.B668]" office:value-type="float" office:value="6.6699999999999" calcext:value-type="float">
            <text:p>6.67</text:p>
          </table:table-cell>
          <table:table-cell/>
          <table:table-cell table:formula="of:=[.D668]+(-10*[.D668]+10*[.E668])*[.$B$1]" office:value-type="float" office:value="9.38728018230342" calcext:value-type="float">
            <text:p>9.3873</text:p>
          </table:table-cell>
          <table:table-cell table:formula="of:=[.E668]+(28*[.D668]-[.E668]-[.D668]*[.F668])*[.$B$1]" office:value-type="float" office:value="7.86326826877666" calcext:value-type="float">
            <text:p>7.8633</text:p>
          </table:table-cell>
          <table:table-cell table:formula="of:=[.F668]+(-(8/3)*[.F668] +[.E668]*[.D668])*[.$B$1]" office:value-type="float" office:value="29.9206554171663" calcext:value-type="float">
            <text:p>29.92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68</text:p>
          </table:table-cell>
          <table:table-cell table:formula="of:=[.$B$1]+[.B669]" office:value-type="float" office:value="6.6799999999999" calcext:value-type="float">
            <text:p>6.68</text:p>
          </table:table-cell>
          <table:table-cell/>
          <table:table-cell table:formula="of:=[.D669]+(-10*[.D669]+10*[.E669])*[.$B$1]" office:value-type="float" office:value="9.23487899095075" calcext:value-type="float">
            <text:p>9.2349</text:p>
          </table:table-cell>
          <table:table-cell table:formula="of:=[.E669]+(28*[.D669]-[.E669]-[.D669]*[.F669])*[.$B$1]" office:value-type="float" office:value="7.6043382807429" calcext:value-type="float">
            <text:p>7.6043</text:p>
          </table:table-cell>
          <table:table-cell table:formula="of:=[.F669]+(-(8/3)*[.F669] +[.E669]*[.D669])*[.$B$1]" office:value-type="float" office:value="29.8609182965848" calcext:value-type="float">
            <text:p>29.86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69</text:p>
          </table:table-cell>
          <table:table-cell table:formula="of:=[.$B$1]+[.B670]" office:value-type="float" office:value="6.6899999999999" calcext:value-type="float">
            <text:p>6.69</text:p>
          </table:table-cell>
          <table:table-cell/>
          <table:table-cell table:formula="of:=[.D670]+(-10*[.D670]+10*[.E670])*[.$B$1]" office:value-type="float" office:value="9.07182491992996" calcext:value-type="float">
            <text:p>9.0718</text:p>
          </table:table-cell>
          <table:table-cell table:formula="of:=[.E670]+(28*[.D670]-[.E670]-[.D670]*[.F670])*[.$B$1]" office:value-type="float" office:value="7.35644134512541" calcext:value-type="float">
            <text:p>7.3564</text:p>
          </table:table-cell>
          <table:table-cell table:formula="of:=[.F670]+(-(8/3)*[.F670] +[.E670]*[.D670])*[.$B$1]" office:value-type="float" office:value="29.7668785802983" calcext:value-type="float">
            <text:p>29.76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70</text:p>
          </table:table-cell>
          <table:table-cell table:formula="of:=[.$B$1]+[.B671]" office:value-type="float" office:value="6.6999999999999" calcext:value-type="float">
            <text:p>6.70</text:p>
          </table:table-cell>
          <table:table-cell/>
          <table:table-cell table:formula="of:=[.D671]+(-10*[.D671]+10*[.E671])*[.$B$1]" office:value-type="float" office:value="8.90028656244951" calcext:value-type="float">
            <text:p>8.9003</text:p>
          </table:table-cell>
          <table:table-cell table:formula="of:=[.E671]+(28*[.D671]-[.E671]-[.D671]*[.F671])*[.$B$1]" office:value-type="float" office:value="7.12258880032174" calcext:value-type="float">
            <text:p>7.1226</text:p>
          </table:table-cell>
          <table:table-cell table:formula="of:=[.F671]+(-(8/3)*[.F671] +[.E671]*[.D671])*[.$B$1]" office:value-type="float" office:value="29.6404586306575" calcext:value-type="float">
            <text:p>29.64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71</text:p>
          </table:table-cell>
          <table:table-cell table:formula="of:=[.$B$1]+[.B672]" office:value-type="float" office:value="6.7099999999999" calcext:value-type="float">
            <text:p>6.71</text:p>
          </table:table-cell>
          <table:table-cell/>
          <table:table-cell table:formula="of:=[.D672]+(-10*[.D672]+10*[.E672])*[.$B$1]" office:value-type="float" office:value="8.72251678623673" calcext:value-type="float">
            <text:p>8.7225</text:p>
          </table:table-cell>
          <table:table-cell table:formula="of:=[.E672]+(28*[.D672]-[.E672]-[.D672]*[.F672])*[.$B$1]" office:value-type="float" office:value="6.90535739325157" calcext:value-type="float">
            <text:p>6.9054</text:p>
          </table:table-cell>
          <table:table-cell table:formula="of:=[.F672]+(-(8/3)*[.F672] +[.E672]*[.D672])*[.$B$1]" office:value-type="float" office:value="29.4839772144002" calcext:value-type="float">
            <text:p>29.48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72</text:p>
          </table:table-cell>
          <table:table-cell table:formula="of:=[.$B$1]+[.B673]" office:value-type="float" office:value="6.7199999999999" calcext:value-type="float">
            <text:p>6.72</text:p>
          </table:table-cell>
          <table:table-cell/>
          <table:table-cell table:formula="of:=[.D673]+(-10*[.D673]+10*[.E673])*[.$B$1]" office:value-type="float" office:value="8.54080084693821" calcext:value-type="float">
            <text:p>8.5408</text:p>
          </table:table-cell>
          <table:table-cell table:formula="of:=[.E673]+(28*[.D673]-[.E673]-[.D673]*[.F673])*[.$B$1]" office:value-type="float" office:value="6.70686365768907" calcext:value-type="float">
            <text:p>6.7069</text:p>
          </table:table-cell>
          <table:table-cell table:formula="of:=[.F673]+(-(8/3)*[.F673] +[.E673]*[.D673])*[.$B$1]" office:value-type="float" office:value="29.3000587797922" calcext:value-type="float">
            <text:p>29.30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73</text:p>
          </table:table-cell>
          <table:table-cell table:formula="of:=[.$B$1]+[.B674]" office:value-type="float" office:value="6.7299999999999" calcext:value-type="float">
            <text:p>6.73</text:p>
          </table:table-cell>
          <table:table-cell/>
          <table:table-cell table:formula="of:=[.D674]+(-10*[.D674]+10*[.E674])*[.$B$1]" office:value-type="float" office:value="8.3574071280133" calcext:value-type="float">
            <text:p>8.3574</text:p>
          </table:table-cell>
          <table:table-cell table:formula="of:=[.E674]+(28*[.D674]-[.E674]-[.D674]*[.F674])*[.$B$1]" office:value-type="float" office:value="6.52875958983699" calcext:value-type="float">
            <text:p>6.5288</text:p>
          </table:table-cell>
          <table:table-cell table:formula="of:=[.F674]+(-(8/3)*[.F674] +[.E674]*[.D674])*[.$B$1]" office:value-type="float" office:value="29.0915437470766" calcext:value-type="float">
            <text:p>29.09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74</text:p>
          </table:table-cell>
          <table:table-cell table:formula="of:=[.$B$1]+[.B675]" office:value-type="float" office:value="6.7399999999999" calcext:value-type="float">
            <text:p>6.74</text:p>
          </table:table-cell>
          <table:table-cell/>
          <table:table-cell table:formula="of:=[.D675]+(-10*[.D675]+10*[.E675])*[.$B$1]" office:value-type="float" office:value="8.17454237419567" calcext:value-type="float">
            <text:p>8.1745</text:p>
          </table:table-cell>
          <table:table-cell table:formula="of:=[.E675]+(28*[.D675]-[.E675]-[.D675]*[.F675])*[.$B$1]" office:value-type="float" office:value="6.37224723901505" calcext:value-type="float">
            <text:p>6.3722</text:p>
          </table:table-cell>
          <table:table-cell table:formula="of:=[.F675]+(-(8/3)*[.F675] +[.E675]*[.D675])*[.$B$1]" office:value-type="float" office:value="28.8614042664865" calcext:value-type="float">
            <text:p>28.86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75</text:p>
          </table:table-cell>
          <table:table-cell table:formula="of:=[.$B$1]+[.B676]" office:value-type="float" office:value="6.7499999999999" calcext:value-type="float">
            <text:p>6.75</text:p>
          </table:table-cell>
          <table:table-cell/>
          <table:table-cell table:formula="of:=[.D676]+(-10*[.D676]+10*[.E676])*[.$B$1]" office:value-type="float" office:value="7.99431286067761" calcext:value-type="float">
            <text:p>7.9943</text:p>
          </table:table-cell>
          <table:table-cell table:formula="of:=[.E676]+(28*[.D676]-[.E676]-[.D676]*[.F676])*[.$B$1]" office:value-type="float" office:value="6.23810890984784" calcext:value-type="float">
            <text:p>6.2381</text:p>
          </table:table-cell>
          <table:table-cell table:formula="of:=[.F676]+(-(8/3)*[.F676] +[.E676]*[.D676])*[.$B$1]" office:value-type="float" office:value="28.612668870122" calcext:value-type="float">
            <text:p>28.61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76</text:p>
          </table:table-cell>
          <table:table-cell table:formula="of:=[.$B$1]+[.B677]" office:value-type="float" office:value="6.7599999999999" calcext:value-type="float">
            <text:p>6.76</text:p>
          </table:table-cell>
          <table:table-cell/>
          <table:table-cell table:formula="of:=[.D677]+(-10*[.D677]+10*[.E677])*[.$B$1]" office:value-type="float" office:value="7.81869246559463" calcext:value-type="float">
            <text:p>7.8187</text:p>
          </table:table-cell>
          <table:table-cell table:formula="of:=[.E677]+(28*[.D677]-[.E677]-[.D677]*[.F677])*[.$B$1]" office:value-type="float" office:value="6.12674915447183" calcext:value-type="float">
            <text:p>6.1267</text:p>
          </table:table-cell>
          <table:table-cell table:formula="of:=[.F677]+(-(8/3)*[.F677] +[.E677]*[.D677])*[.$B$1]" office:value-type="float" office:value="28.3483583097618" calcext:value-type="float">
            <text:p>28.34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77</text:p>
          </table:table-cell>
          <table:table-cell table:formula="of:=[.$B$1]+[.B678]" office:value-type="float" office:value="6.7699999999999" calcext:value-type="float">
            <text:p>6.77</text:p>
          </table:table-cell>
          <table:table-cell/>
          <table:table-cell table:formula="of:=[.D678]+(-10*[.D678]+10*[.E678])*[.$B$1]" office:value-type="float" office:value="7.64949813448235" calcext:value-type="float">
            <text:p>7.6495</text:p>
          </table:table-cell>
          <table:table-cell table:formula="of:=[.E678]+(28*[.D678]-[.E678]-[.D678]*[.F678])*[.$B$1]" office:value-type="float" office:value="6.03824459800849" calcext:value-type="float">
            <text:p>6.0382</text:p>
          </table:table-cell>
          <table:table-cell table:formula="of:=[.F678]+(-(8/3)*[.F678] +[.E678]*[.D678])*[.$B$1]" office:value-type="float" office:value="28.0714337626947" calcext:value-type="float">
            <text:p>28.07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78</text:p>
          </table:table-cell>
          <table:table-cell table:formula="of:=[.$B$1]+[.B679]" office:value-type="float" office:value="6.7799999999999" calcext:value-type="float">
            <text:p>6.78</text:p>
          </table:table-cell>
          <table:table-cell/>
          <table:table-cell table:formula="of:=[.D679]+(-10*[.D679]+10*[.E679])*[.$B$1]" office:value-type="float" office:value="7.48837278083496" calcext:value-type="float">
            <text:p>7.4884</text:p>
          </table:table-cell>
          <table:table-cell table:formula="of:=[.E679]+(28*[.D679]-[.E679]-[.D679]*[.F679])*[.$B$1]" office:value-type="float" office:value="5.97239782768369" calcext:value-type="float">
            <text:p>5.9724</text:p>
          </table:table-cell>
          <table:table-cell table:formula="of:=[.F679]+(-(8/3)*[.F679] +[.E679]*[.D679])*[.$B$1]" office:value-type="float" office:value="27.7847576035696" calcext:value-type="float">
            <text:p>27.78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79</text:p>
          </table:table-cell>
          <table:table-cell table:formula="of:=[.$B$1]+[.B680]" office:value-type="float" office:value="6.7899999999999" calcext:value-type="float">
            <text:p>6.79</text:p>
          </table:table-cell>
          <table:table-cell/>
          <table:table-cell table:formula="of:=[.D680]+(-10*[.D680]+10*[.E680])*[.$B$1]" office:value-type="float" office:value="7.33677528551984" calcext:value-type="float">
            <text:p>7.3368</text:p>
          </table:table-cell>
          <table:table-cell table:formula="of:=[.E680]+(28*[.D680]-[.E680]-[.D680]*[.F680])*[.$B$1]" office:value-type="float" office:value="5.92879200243396" calcext:value-type="float">
            <text:p>5.9288</text:p>
          </table:table-cell>
          <table:table-cell table:formula="of:=[.F680]+(-(8/3)*[.F680] +[.E680]*[.D680])*[.$B$1]" office:value-type="float" office:value="27.4910661474326" calcext:value-type="float">
            <text:p>27.49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80</text:p>
          </table:table-cell>
          <table:table-cell table:formula="of:=[.$B$1]+[.B681]" office:value-type="float" office:value="6.7999999999999" calcext:value-type="float">
            <text:p>6.80</text:p>
          </table:table-cell>
          <table:table-cell/>
          <table:table-cell table:formula="of:=[.D681]+(-10*[.D681]+10*[.E681])*[.$B$1]" office:value-type="float" office:value="7.19597695721125" calcext:value-type="float">
            <text:p>7.1960</text:p>
          </table:table-cell>
          <table:table-cell table:formula="of:=[.E681]+(28*[.D681]-[.E681]-[.D681]*[.F681])*[.$B$1]" office:value-type="float" office:value="5.90684341552443" calcext:value-type="float">
            <text:p>5.9068</text:p>
          </table:table-cell>
          <table:table-cell table:formula="of:=[.F681]+(-(8/3)*[.F681] +[.E681]*[.D681])*[.$B$1]" office:value-type="float" office:value="27.1929531965321" calcext:value-type="float">
            <text:p>27.19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81</text:p>
          </table:table-cell>
          <table:table-cell table:formula="of:=[.$B$1]+[.B682]" office:value-type="float" office:value="6.8099999999999" calcext:value-type="float">
            <text:p>6.81</text:p>
          </table:table-cell>
          <table:table-cell/>
          <table:table-cell table:formula="of:=[.D682]+(-10*[.D682]+10*[.E682])*[.$B$1]" office:value-type="float" office:value="7.06706360304257" calcext:value-type="float">
            <text:p>7.0671</text:p>
          </table:table-cell>
          <table:table-cell table:formula="of:=[.E682]+(28*[.D682]-[.E682]-[.D682]*[.F682])*[.$B$1]" office:value-type="float" office:value="5.90584988338064" calcext:value-type="float">
            <text:p>5.9058</text:p>
          </table:table-cell>
          <table:table-cell table:formula="of:=[.F682]+(-(8/3)*[.F682] +[.E682]*[.D682])*[.$B$1]" office:value-type="float" office:value="26.8928628690376" calcext:value-type="float">
            <text:p>26.89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82</text:p>
          </table:table-cell>
          <table:table-cell table:formula="of:=[.$B$1]+[.B683]" office:value-type="float" office:value="6.8199999999999" calcext:value-type="float">
            <text:p>6.82</text:p>
          </table:table-cell>
          <table:table-cell/>
          <table:table-cell table:formula="of:=[.D683]+(-10*[.D683]+10*[.E683])*[.$B$1]" office:value-type="float" office:value="6.95094223107637" calcext:value-type="float">
            <text:p>6.9509</text:p>
          </table:table-cell>
          <table:table-cell table:formula="of:=[.E683]+(28*[.D683]-[.E683]-[.D683]*[.F683])*[.$B$1]" office:value-type="float" office:value="5.92503346976484" calcext:value-type="float">
            <text:p>5.9250</text:p>
          </table:table-cell>
          <table:table-cell table:formula="of:=[.F683]+(-(8/3)*[.F683] +[.E683]*[.D683])*[.$B$1]" office:value-type="float" office:value="26.5930900267554" calcext:value-type="float">
            <text:p>26.59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83</text:p>
          </table:table-cell>
          <table:table-cell table:formula="of:=[.$B$1]+[.B684]" office:value-type="float" office:value="6.8299999999999" calcext:value-type="float">
            <text:p>6.83</text:p>
          </table:table-cell>
          <table:table-cell/>
          <table:table-cell table:formula="of:=[.D684]+(-10*[.D684]+10*[.E684])*[.$B$1]" office:value-type="float" office:value="6.84835135494522" calcext:value-type="float">
            <text:p>6.8484</text:p>
          </table:table-cell>
          <table:table-cell table:formula="of:=[.E684]+(28*[.D684]-[.E684]-[.D684]*[.F684])*[.$B$1]" office:value-type="float" office:value="5.96357663455068" calcext:value-type="float">
            <text:p>5.9636</text:p>
          </table:table-cell>
          <table:table-cell table:formula="of:=[.F684]+(-(8/3)*[.F684] +[.E684]*[.D684])*[.$B$1]" office:value-type="float" office:value="26.2957866130305" calcext:value-type="float">
            <text:p>26.29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84</text:p>
          </table:table-cell>
          <table:table-cell table:formula="of:=[.$B$1]+[.B685]" office:value-type="float" office:value="6.8399999999999" calcext:value-type="float">
            <text:p>6.84</text:p>
          </table:table-cell>
          <table:table-cell/>
          <table:table-cell table:formula="of:=[.D685]+(-10*[.D685]+10*[.E685])*[.$B$1]" office:value-type="float" office:value="6.75987388290577" calcext:value-type="float">
            <text:p>6.7599</text:p>
          </table:table-cell>
          <table:table-cell table:formula="of:=[.E685]+(28*[.D685]-[.E685]-[.D685]*[.F685])*[.$B$1]" office:value-type="float" office:value="6.02065138878286" calcext:value-type="float">
            <text:p>6.0207</text:p>
          </table:table-cell>
          <table:table-cell table:formula="of:=[.F685]+(-(8/3)*[.F685] +[.E685]*[.D685])*[.$B$1]" office:value-type="float" office:value="26.0029723179385" calcext:value-type="float">
            <text:p>26.00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85</text:p>
          </table:table-cell>
          <table:table-cell table:formula="of:=[.$B$1]+[.B686]" office:value-type="float" office:value="6.8499999999999" calcext:value-type="float">
            <text:p>6.85</text:p>
          </table:table-cell>
          <table:table-cell/>
          <table:table-cell table:formula="of:=[.D686]+(-10*[.D686]+10*[.E686])*[.$B$1]" office:value-type="float" office:value="6.68595163349348" calcext:value-type="float">
            <text:p>6.6860</text:p>
          </table:table-cell>
          <table:table-cell table:formula="of:=[.E686]+(28*[.D686]-[.E686]-[.D686]*[.F686])*[.$B$1]" office:value-type="float" office:value="6.0954414276091" calcext:value-type="float">
            <text:p>6.0954</text:p>
          </table:table-cell>
          <table:table-cell table:formula="of:=[.F686]+(-(8/3)*[.F686] +[.E686]*[.D686])*[.$B$1]" office:value-type="float" office:value="25.7165481636046" calcext:value-type="float">
            <text:p>25.7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86</text:p>
          </table:table-cell>
          <table:table-cell table:formula="of:=[.$B$1]+[.B687]" office:value-type="float" office:value="6.8599999999999" calcext:value-type="float">
            <text:p>6.86</text:p>
          </table:table-cell>
          <table:table-cell/>
          <table:table-cell table:formula="of:=[.D687]+(-10*[.D687]+10*[.E687])*[.$B$1]" office:value-type="float" office:value="6.62690061290504" calcext:value-type="float">
            <text:p>6.6269</text:p>
          </table:table-cell>
          <table:table-cell table:formula="of:=[.E687]+(28*[.D687]-[.E687]-[.D687]*[.F687])*[.$B$1]" office:value-type="float" office:value="6.18715749868853" calcext:value-type="float">
            <text:p>6.1872</text:p>
          </table:table-cell>
          <table:table-cell table:formula="of:=[.F687]+(-(8/3)*[.F687] +[.E687]*[.D687])*[.$B$1]" office:value-type="float" office:value="25.4383118116063" calcext:value-type="float">
            <text:p>25.43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87</text:p>
          </table:table-cell>
          <table:table-cell table:formula="of:=[.$B$1]+[.B688]" office:value-type="float" office:value="6.8699999999999" calcext:value-type="float">
            <text:p>6.87</text:p>
          </table:table-cell>
          <table:table-cell/>
          <table:table-cell table:formula="of:=[.D688]+(-10*[.D688]+10*[.E688])*[.$B$1]" office:value-type="float" office:value="6.58292630148339" calcext:value-type="float">
            <text:p>6.5829</text:p>
          </table:table-cell>
          <table:table-cell table:formula="of:=[.E688]+(28*[.D688]-[.E688]-[.D688]*[.F688])*[.$B$1]" office:value-type="float" office:value="6.29504645395902" calcext:value-type="float">
            <text:p>6.2950</text:p>
          </table:table-cell>
          <table:table-cell table:formula="of:=[.F688]+(-(8/3)*[.F688] +[.E688]*[.D688])*[.$B$1]" office:value-type="float" office:value="25.1699736081655" calcext:value-type="float">
            <text:p>25.17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88</text:p>
          </table:table-cell>
          <table:table-cell table:formula="of:=[.$B$1]+[.B689]" office:value-type="float" office:value="6.8799999999999" calcext:value-type="float">
            <text:p>6.88</text:p>
          </table:table-cell>
          <table:table-cell/>
          <table:table-cell table:formula="of:=[.D689]+(-10*[.D689]+10*[.E689])*[.$B$1]" office:value-type="float" office:value="6.55413831673095" calcext:value-type="float">
            <text:p>6.5541</text:p>
          </table:table-cell>
          <table:table-cell table:formula="of:=[.E689]+(28*[.D689]-[.E689]-[.D689]*[.F689])*[.$B$1]" office:value-type="float" office:value="6.41839454110642" calcext:value-type="float">
            <text:p>6.4184</text:p>
          </table:table-cell>
          <table:table-cell table:formula="of:=[.F689]+(-(8/3)*[.F689] +[.E689]*[.D689])*[.$B$1]" office:value-type="float" office:value="24.913172580656" calcext:value-type="float">
            <text:p>24.91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89</text:p>
          </table:table-cell>
          <table:table-cell table:formula="of:=[.$B$1]+[.B690]" office:value-type="float" office:value="6.8899999999999" calcext:value-type="float">
            <text:p>6.89</text:p>
          </table:table-cell>
          <table:table-cell/>
          <table:table-cell table:formula="of:=[.D690]+(-10*[.D690]+10*[.E690])*[.$B$1]" office:value-type="float" office:value="6.5405639391685" calcext:value-type="float">
            <text:p>6.5406</text:p>
          </table:table-cell>
          <table:table-cell table:formula="of:=[.E690]+(28*[.D690]-[.E690]-[.D690]*[.F690])*[.$B$1]" office:value-type="float" office:value="6.55652553435794" calcext:value-type="float">
            <text:p>6.5565</text:p>
          </table:table-cell>
          <table:table-cell table:formula="of:=[.F690]+(-(8/3)*[.F690] +[.E690]*[.D690])*[.$B$1]" office:value-type="float" office:value="24.6694917677761" calcext:value-type="float">
            <text:p>24.66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90</text:p>
          </table:table-cell>
          <table:table-cell table:formula="of:=[.$B$1]+[.B691]" office:value-type="float" office:value="6.8999999999999" calcext:value-type="float">
            <text:p>6.90</text:p>
          </table:table-cell>
          <table:table-cell/>
          <table:table-cell table:formula="of:=[.D691]+(-10*[.D691]+10*[.E691])*[.$B$1]" office:value-type="float" office:value="6.54216009868744" calcext:value-type="float">
            <text:p>6.5422</text:p>
          </table:table-cell>
          <table:table-cell table:formula="of:=[.E691]+(28*[.D691]-[.E691]-[.D691]*[.F691])*[.$B$1]" office:value-type="float" office:value="6.70879429944223" calcext:value-type="float">
            <text:p>6.7088</text:p>
          </table:table-cell>
          <table:table-cell table:formula="of:=[.F691]+(-(8/3)*[.F691] +[.E691]*[.D691])*[.$B$1]" office:value-type="float" office:value="24.4404723987314" calcext:value-type="float">
            <text:p>24.44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91</text:p>
          </table:table-cell>
          <table:table-cell table:formula="of:=[.$B$1]+[.B692]" office:value-type="float" office:value="6.9099999999999" calcext:value-type="float">
            <text:p>6.91</text:p>
          </table:table-cell>
          <table:table-cell/>
          <table:table-cell table:formula="of:=[.D692]+(-10*[.D692]+10*[.E692])*[.$B$1]" office:value-type="float" office:value="6.55882351876292" calcext:value-type="float">
            <text:p>6.5588</text:p>
          </table:table-cell>
          <table:table-cell table:formula="of:=[.E692]+(28*[.D692]-[.E692]-[.D692]*[.F692])*[.$B$1]" office:value-type="float" office:value="6.87457635087977" calcext:value-type="float">
            <text:p>6.8746</text:p>
          </table:table-cell>
          <table:table-cell table:formula="of:=[.F692]+(-(8/3)*[.F692] +[.E692]*[.D692])*[.$B$1]" office:value-type="float" office:value="24.2276265318597" calcext:value-type="float">
            <text:p>24.22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92</text:p>
          </table:table-cell>
          <table:table-cell table:formula="of:=[.$B$1]+[.B693]" office:value-type="float" office:value="6.9199999999999" calcext:value-type="float">
            <text:p>6.92</text:p>
          </table:table-cell>
          <table:table-cell/>
          <table:table-cell table:formula="of:=[.D693]+(-10*[.D693]+10*[.E693])*[.$B$1]" office:value-type="float" office:value="6.59039880197461" calcext:value-type="float">
            <text:p>6.5904</text:p>
          </table:table-cell>
          <table:table-cell table:formula="of:=[.E693]+(28*[.D693]-[.E693]-[.D693]*[.F693])*[.$B$1]" office:value-type="float" office:value="7.05325390561494" calcext:value-type="float">
            <text:p>7.0533</text:p>
          </table:table-cell>
          <table:table-cell table:formula="of:=[.F693]+(-(8/3)*[.F693] +[.E693]*[.D693])*[.$B$1]" office:value-type="float" office:value="24.0324478215269" calcext:value-type="float">
            <text:p>24.03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93</text:p>
          </table:table-cell>
          <table:table-cell table:formula="of:=[.$B$1]+[.B694]" office:value-type="float" office:value="6.9299999999999" calcext:value-type="float">
            <text:p>6.93</text:p>
          </table:table-cell>
          <table:table-cell/>
          <table:table-cell table:formula="of:=[.D694]+(-10*[.D694]+10*[.E694])*[.$B$1]" office:value-type="float" office:value="6.63668431233864" calcext:value-type="float">
            <text:p>6.6367</text:p>
          </table:table-cell>
          <table:table-cell table:formula="of:=[.E694]+(28*[.D694]-[.E694]-[.D694]*[.F694])*[.$B$1]" office:value-type="float" office:value="7.2441988777966" calcext:value-type="float">
            <text:p>7.2442</text:p>
          </table:table-cell>
          <table:table-cell table:formula="of:=[.F694]+(-(8/3)*[.F694] +[.E694]*[.D694])*[.$B$1]" office:value-type="float" office:value="23.856420107182" calcext:value-type="float">
            <text:p>23.85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94</text:p>
          </table:table-cell>
          <table:table-cell table:formula="of:=[.$B$1]+[.B695]" office:value-type="float" office:value="6.9399999999999" calcext:value-type="float">
            <text:p>6.94</text:p>
          </table:table-cell>
          <table:table-cell/>
          <table:table-cell table:formula="of:=[.D695]+(-10*[.D695]+10*[.E695])*[.$B$1]" office:value-type="float" office:value="6.69743576888444" calcext:value-type="float">
            <text:p>6.6974</text:p>
          </table:table-cell>
          <table:table-cell table:formula="of:=[.E695]+(28*[.D695]-[.E695]-[.D695]*[.F695])*[.$B$1]" office:value-type="float" office:value="7.4467532057345" calcext:value-type="float">
            <text:p>7.4468</text:p>
          </table:table-cell>
          <table:table-cell table:formula="of:=[.F695]+(-(8/3)*[.F695] +[.E695]*[.D695])*[.$B$1]" office:value-type="float" office:value="23.7010235148012" calcext:value-type="float">
            <text:p>23.70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95</text:p>
          </table:table-cell>
          <table:table-cell table:formula="of:=[.$B$1]+[.B696]" office:value-type="float" office:value="6.9499999999999" calcext:value-type="float">
            <text:p>6.95</text:p>
          </table:table-cell>
          <table:table-cell/>
          <table:table-cell table:formula="of:=[.D696]+(-10*[.D696]+10*[.E696])*[.$B$1]" office:value-type="float" office:value="6.77236751256944" calcext:value-type="float">
            <text:p>6.7724</text:p>
          </table:table-cell>
          <table:table-cell table:formula="of:=[.E696]+(28*[.D696]-[.E696]-[.D696]*[.F696])*[.$B$1]" office:value-type="float" office:value="7.66020686249279" calcext:value-type="float">
            <text:p>7.6602</text:p>
          </table:table-cell>
          <table:table-cell table:formula="of:=[.F696]+(-(8/3)*[.F696] +[.E696]*[.D696])*[.$B$1]" office:value-type="float" office:value="23.5677377338946" calcext:value-type="float">
            <text:p>23.56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96</text:p>
          </table:table-cell>
          <table:table-cell table:formula="of:=[.$B$1]+[.B697]" office:value-type="float" office:value="6.9599999999999" calcext:value-type="float">
            <text:p>6.96</text:p>
          </table:table-cell>
          <table:table-cell/>
          <table:table-cell table:formula="of:=[.D697]+(-10*[.D697]+10*[.E697])*[.$B$1]" office:value-type="float" office:value="6.86115144756178" calcext:value-type="float">
            <text:p>6.8612</text:p>
          </table:table-cell>
          <table:table-cell table:formula="of:=[.E697]+(28*[.D697]-[.E697]-[.D697]*[.F697])*[.$B$1]" office:value-type="float" office:value="7.88377388364946" calcext:value-type="float">
            <text:p>7.8838</text:p>
          </table:table-cell>
          <table:table-cell table:formula="of:=[.F697]+(-(8/3)*[.F697] +[.E697]*[.D697])*[.$B$1]" office:value-type="float" office:value="23.4580420886085" calcext:value-type="float">
            <text:p>23.45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97</text:p>
          </table:table-cell>
          <table:table-cell table:formula="of:=[.$B$1]+[.B698]" office:value-type="float" office:value="6.9699999999999" calcext:value-type="float">
            <text:p>6.97</text:p>
          </table:table-cell>
          <table:table-cell/>
          <table:table-cell table:formula="of:=[.D698]+(-10*[.D698]+10*[.E698])*[.$B$1]" office:value-type="float" office:value="6.96341369117054" calcext:value-type="float">
            <text:p>6.9634</text:p>
          </table:table-cell>
          <table:table-cell table:formula="of:=[.E698]+(28*[.D698]-[.E698]-[.D698]*[.F698])*[.$B$1]" office:value-type="float" office:value="8.11656675579805" calcext:value-type="float">
            <text:p>8.1166</text:p>
          </table:table-cell>
          <table:table-cell table:formula="of:=[.F698]+(-(8/3)*[.F698] +[.E698]*[.D698])*[.$B$1]" office:value-type="float" office:value="23.3734119655194" calcext:value-type="float">
            <text:p>23.37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98</text:p>
          </table:table-cell>
          <table:table-cell table:formula="of:=[.$B$1]+[.B699]" office:value-type="float" office:value="6.9799999999999" calcext:value-type="float">
            <text:p>6.98</text:p>
          </table:table-cell>
          <table:table-cell/>
          <table:table-cell table:formula="of:=[.D699]+(-10*[.D699]+10*[.E699])*[.$B$1]" office:value-type="float" office:value="7.0787289976333" calcext:value-type="float">
            <text:p>7.0787</text:p>
          </table:table-cell>
          <table:table-cell table:formula="of:=[.E699]+(28*[.D699]-[.E699]-[.D699]*[.F699])*[.$B$1]" office:value-type="float" office:value="8.35756955286715" calcext:value-type="float">
            <text:p>8.3576</text:p>
          </table:table-cell>
          <table:table-cell table:formula="of:=[.F699]+(-(8/3)*[.F699] +[.E699]*[.D699])*[.$B$1]" office:value-type="float" office:value="23.3153111004985" calcext:value-type="float">
            <text:p>23.31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99</text:p>
          </table:table-cell>
          <table:table-cell table:formula="of:=[.$B$1]+[.B700]" office:value-type="float" office:value="6.9899999999999" calcext:value-type="float">
            <text:p>6.99</text:p>
          </table:table-cell>
          <table:table-cell/>
          <table:table-cell table:formula="of:=[.D700]+(-10*[.D700]+10*[.E700])*[.$B$1]" office:value-type="float" office:value="7.20661305315668" calcext:value-type="float">
            <text:p>7.2066</text:p>
          </table:table-cell>
          <table:table-cell table:formula="of:=[.E700]+(28*[.D700]-[.E700]-[.D700]*[.F700])*[.$B$1]" office:value-type="float" office:value="8.6056102889164" calcext:value-type="float">
            <text:p>8.6056</text:p>
          </table:table-cell>
          <table:table-cell table:formula="of:=[.F700]+(-(8/3)*[.F700] +[.E700]*[.D700])*[.$B$1]" office:value-type="float" office:value="23.285179170588" calcext:value-type="float">
            <text:p>23.28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00</text:p>
          </table:table-cell>
          <table:table-cell table:formula="of:=[.$B$1]+[.B701]" office:value-type="float" office:value="6.9999999999999" calcext:value-type="float">
            <text:p>7.00</text:p>
          </table:table-cell>
          <table:table-cell/>
          <table:table-cell table:formula="of:=[.D701]+(-10*[.D701]+10*[.E701])*[.$B$1]" office:value-type="float" office:value="7.34651277673265" calcext:value-type="float">
            <text:p>7.3465</text:p>
          </table:table-cell>
          <table:table-cell table:formula="of:=[.E701]+(28*[.D701]-[.E701]-[.D701]*[.F701])*[.$B$1]" office:value-type="float" office:value="8.85933307935259" calcext:value-type="float">
            <text:p>8.8593</text:p>
          </table:table-cell>
          <table:table-cell table:formula="of:=[.F701]+(-(8/3)*[.F701] +[.E701]*[.D701])*[.$B$1]" office:value-type="float" office:value="23.2844140937572" calcext:value-type="float">
            <text:p>23.28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01</text:p>
          </table:table-cell>
          <table:table-cell table:formula="of:=[.$B$1]+[.B702]" office:value-type="float" office:value="7.0099999999999" calcext:value-type="float">
            <text:p>7.01</text:p>
          </table:table-cell>
          <table:table-cell/>
          <table:table-cell table:formula="of:=[.D702]+(-10*[.D702]+10*[.E702])*[.$B$1]" office:value-type="float" office:value="7.49779480699465" calcext:value-type="float">
            <text:p>7.4978</text:p>
          </table:table-cell>
          <table:table-cell table:formula="of:=[.E702]+(28*[.D702]-[.E702]-[.D702]*[.F702])*[.$B$1]" office:value-type="float" office:value="9.117170869659" calcext:value-type="float">
            <text:p>9.1172</text:p>
          </table:table-cell>
          <table:table-cell table:formula="of:=[.F702]+(-(8/3)*[.F702] +[.E702]*[.D702])*[.$B$1]" office:value-type="float" office:value="23.3143484211983" calcext:value-type="float">
            <text:p>23.31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02</text:p>
          </table:table-cell>
          <table:table-cell table:formula="of:=[.$B$1]+[.B703]" office:value-type="float" office:value="7.0199999999999" calcext:value-type="float">
            <text:p>7.02</text:p>
          </table:table-cell>
          <table:table-cell/>
          <table:table-cell table:formula="of:=[.D703]+(-10*[.D703]+10*[.E703])*[.$B$1]" office:value-type="float" office:value="7.65973241326108" calcext:value-type="float">
            <text:p>7.6597</text:p>
          </table:table-cell>
          <table:table-cell table:formula="of:=[.E703]+(28*[.D703]-[.E703]-[.D703]*[.F703])*[.$B$1]" office:value-type="float" office:value="9.37731970171167" calcext:value-type="float">
            <text:p>9.3773</text:p>
          </table:table-cell>
          <table:table-cell table:formula="of:=[.F703]+(-(8/3)*[.F703] +[.E703]*[.D703])*[.$B$1]" office:value-type="float" office:value="23.3762192273098" calcext:value-type="float">
            <text:p>23.37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03</text:p>
          </table:table-cell>
          <table:table-cell table:formula="of:=[.$B$1]+[.B704]" office:value-type="float" office:value="7.02999999999989" calcext:value-type="float">
            <text:p>7.03</text:p>
          </table:table-cell>
          <table:table-cell/>
          <table:table-cell table:formula="of:=[.D704]+(-10*[.D704]+10*[.E704])*[.$B$1]" office:value-type="float" office:value="7.83149114210614" calcext:value-type="float">
            <text:p>7.8315</text:p>
          </table:table-cell>
          <table:table-cell table:formula="of:=[.E704]+(28*[.D704]-[.E704]-[.D704]*[.F704])*[.$B$1]" office:value-type="float" office:value="9.63771573925844" calcext:value-type="float">
            <text:p>9.6377</text:p>
          </table:table-cell>
          <table:table-cell table:formula="of:=[.F704]+(-(8/3)*[.F704] +[.E704]*[.D704])*[.$B$1]" office:value-type="float" office:value="23.4711309779353" calcext:value-type="float">
            <text:p>23.47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04</text:p>
          </table:table-cell>
          <table:table-cell table:formula="of:=[.$B$1]+[.B705]" office:value-type="float" office:value="7.03999999999989" calcext:value-type="float">
            <text:p>7.04</text:p>
          </table:table-cell>
          <table:table-cell/>
          <table:table-cell table:formula="of:=[.D705]+(-10*[.D705]+10*[.E705])*[.$B$1]" office:value-type="float" office:value="8.01211360182137" calcext:value-type="float">
            <text:p>8.0121</text:p>
          </table:table-cell>
          <table:table-cell table:formula="of:=[.E705]+(28*[.D705]-[.E705]-[.D705]*[.F705])*[.$B$1]" office:value-type="float" office:value="9.89601655816644" calcext:value-type="float">
            <text:p>9.8960</text:p>
          </table:table-cell>
          <table:table-cell table:formula="of:=[.F705]+(-(8/3)*[.F705] +[.E705]*[.D705])*[.$B$1]" office:value-type="float" office:value="23.6000110062784" calcext:value-type="float">
            <text:p>23.6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05</text:p>
          </table:table-cell>
          <table:table-cell table:formula="of:=[.$B$1]+[.B706]" office:value-type="float" office:value="7.04999999999989" calcext:value-type="float">
            <text:p>7.05</text:p>
          </table:table-cell>
          <table:table-cell/>
          <table:table-cell table:formula="of:=[.D706]+(-10*[.D706]+10*[.E706])*[.$B$1]" office:value-type="float" office:value="8.20050389745588" calcext:value-type="float">
            <text:p>8.2005</text:p>
          </table:table-cell>
          <table:table-cell table:formula="of:=[.E706]+(28*[.D706]-[.E706]-[.D706]*[.F706])*[.$B$1]" office:value-type="float" office:value="10.1495885092294" calcext:value-type="float">
            <text:p>10.1496</text:p>
          </table:table-cell>
          <table:table-cell table:formula="of:=[.F706]+(-(8/3)*[.F706] +[.E706]*[.D706])*[.$B$1]" office:value-type="float" office:value="23.7635574681397" calcext:value-type="float">
            <text:p>23.76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06</text:p>
          </table:table-cell>
          <table:table-cell table:formula="of:=[.$B$1]+[.B707]" office:value-type="float" office:value="7.05999999999989" calcext:value-type="float">
            <text:p>7.06</text:p>
          </table:table-cell>
          <table:table-cell/>
          <table:table-cell table:formula="of:=[.D707]+(-10*[.D707]+10*[.E707])*[.$B$1]" office:value-type="float" office:value="8.39541235863323" calcext:value-type="float">
            <text:p>8.3954</text:p>
          </table:table-cell>
          <table:table-cell table:formula="of:=[.E707]+(28*[.D707]-[.E707]-[.D707]*[.F707])*[.$B$1]" office:value-type="float" office:value="10.3955022590758" calcext:value-type="float">
            <text:p>10.3955</text:p>
          </table:table-cell>
          <table:table-cell table:formula="of:=[.F707]+(-(8/3)*[.F707] +[.E707]*[.D707])*[.$B$1]" office:value-type="float" office:value="23.9621800035977" calcext:value-type="float">
            <text:p>23.96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07</text:p>
          </table:table-cell>
          <table:table-cell table:formula="of:=[.$B$1]+[.B708]" office:value-type="float" office:value="7.06999999999989" calcext:value-type="float">
            <text:p>7.07</text:p>
          </table:table-cell>
          <table:table-cell/>
          <table:table-cell table:formula="of:=[.D708]+(-10*[.D708]+10*[.E708])*[.$B$1]" office:value-type="float" office:value="8.59542134867748" calcext:value-type="float">
            <text:p>8.5954</text:p>
          </table:table-cell>
          <table:table-cell table:formula="of:=[.E708]+(28*[.D708]-[.E708]-[.D708]*[.F708])*[.$B$1]" office:value-type="float" office:value="10.6305388754823" calcext:value-type="float">
            <text:p>10.6305</text:p>
          </table:table-cell>
          <table:table-cell table:formula="of:=[.F708]+(-(8/3)*[.F708] +[.E708]*[.D708])*[.$B$1]" office:value-type="float" office:value="24.1959338182355" calcext:value-type="float">
            <text:p>24.19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08</text:p>
          </table:table-cell>
          <table:table-cell table:formula="of:=[.$B$1]+[.B709]" office:value-type="float" office:value="7.07999999999989" calcext:value-type="float">
            <text:p>7.08</text:p>
          </table:table-cell>
          <table:table-cell/>
          <table:table-cell table:formula="of:=[.D709]+(-10*[.D709]+10*[.E709])*[.$B$1]" office:value-type="float" office:value="8.79893310135797" calcext:value-type="float">
            <text:p>8.7989</text:p>
          </table:table-cell>
          <table:table-cell table:formula="of:=[.E709]+(28*[.D709]-[.E709]-[.D709]*[.F709])*[.$B$1]" office:value-type="float" office:value="10.8512090034327" calcext:value-type="float">
            <text:p>10.8512</text:p>
          </table:table-cell>
          <table:table-cell table:formula="of:=[.F709]+(-(8/3)*[.F709] +[.E709]*[.D709])*[.$B$1]" office:value-type="float" office:value="24.4644485243986" calcext:value-type="float">
            <text:p>24.46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09</text:p>
          </table:table-cell>
          <table:table-cell table:formula="of:=[.$B$1]+[.B710]" office:value-type="float" office:value="7.08999999999989" calcext:value-type="float">
            <text:p>7.09</text:p>
          </table:table-cell>
          <table:table-cell/>
          <table:table-cell table:formula="of:=[.D710]+(-10*[.D710]+10*[.E710])*[.$B$1]" office:value-type="float" office:value="9.00416069156544" calcext:value-type="float">
            <text:p>9.0042</text:p>
          </table:table-cell>
          <table:table-cell table:formula="of:=[.E710]+(28*[.D710]-[.E710]-[.D710]*[.F710])*[.$B$1]" office:value-type="float" office:value="11.0537877225006" calcext:value-type="float">
            <text:p>11.0538</text:p>
          </table:table-cell>
          <table:table-cell table:formula="of:=[.F710]+(-(8/3)*[.F710] +[.E710]*[.D710])*[.$B$1]" office:value-type="float" office:value="24.7668538513152" calcext:value-type="float">
            <text:p>24.76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10</text:p>
          </table:table-cell>
          <table:table-cell table:formula="of:=[.$B$1]+[.B711]" office:value-type="float" office:value="7.09999999999989" calcext:value-type="float">
            <text:p>7.10</text:p>
          </table:table-cell>
          <table:table-cell/>
          <table:table-cell table:formula="of:=[.D711]+(-10*[.D711]+10*[.E711])*[.$B$1]" office:value-type="float" office:value="9.20912339465896" calcext:value-type="float">
            <text:p>9.2091</text:p>
          </table:table-cell>
          <table:table-cell table:formula="of:=[.E711]+(28*[.D711]-[.E711]-[.D711]*[.F711])*[.$B$1]" office:value-type="float" office:value="11.2343675198964" calcext:value-type="float">
            <text:p>11.2344</text:p>
          </table:table-cell>
          <table:table-cell table:formula="of:=[.F711]+(-(8/3)*[.F711] +[.E711]*[.D711])*[.$B$1]" office:value-type="float" office:value="25.1017052243186" calcext:value-type="float">
            <text:p>25.1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11</text:p>
          </table:table-cell>
          <table:table-cell table:formula="of:=[.$B$1]+[.B712]" office:value-type="float" office:value="7.10999999999989" calcext:value-type="float">
            <text:p>7.11</text:p>
          </table:table-cell>
          <table:table-cell/>
          <table:table-cell table:formula="of:=[.D712]+(-10*[.D712]+10*[.E712])*[.$B$1]" office:value-type="float" office:value="9.4116478071827" calcext:value-type="float">
            <text:p>9.4116</text:p>
          </table:table-cell>
          <table:table-cell table:formula="of:=[.E712]+(28*[.D712]-[.E712]-[.D712]*[.F712])*[.$B$1]" office:value-type="float" office:value="11.3889313869309" calcext:value-type="float">
            <text:p>11.3889</text:p>
          </table:table-cell>
          <table:table-cell table:formula="of:=[.F712]+(-(8/3)*[.F712] +[.E712]*[.D712])*[.$B$1]" office:value-type="float" office:value="25.4669131858535" calcext:value-type="float">
            <text:p>25.46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12</text:p>
          </table:table-cell>
          <table:table-cell table:formula="of:=[.$B$1]+[.B713]" office:value-type="float" office:value="7.11999999999989" calcext:value-type="float">
            <text:p>7.12</text:p>
          </table:table-cell>
          <table:table-cell/>
          <table:table-cell table:formula="of:=[.D713]+(-10*[.D713]+10*[.E713])*[.$B$1]" office:value-type="float" office:value="9.60937616515752" calcext:value-type="float">
            <text:p>9.6094</text:p>
          </table:table-cell>
          <table:table-cell table:formula="of:=[.E713]+(28*[.D713]-[.E713]-[.D713]*[.F713])*[.$B$1]" office:value-type="float" office:value="11.5134472826592" calcext:value-type="float">
            <text:p>11.5134</text:p>
          </table:table-cell>
          <table:table-cell table:formula="of:=[.F713]+(-(8/3)*[.F713] +[.E713]*[.D713])*[.$B$1]" office:value-type="float" office:value="25.8596816120371" calcext:value-type="float">
            <text:p>25.85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13</text:p>
          </table:table-cell>
          <table:table-cell table:formula="of:=[.$B$1]+[.B714]" office:value-type="float" office:value="7.12999999999989" calcext:value-type="float">
            <text:p>7.13</text:p>
          </table:table-cell>
          <table:table-cell/>
          <table:table-cell table:formula="of:=[.D714]+(-10*[.D714]+10*[.E714])*[.$B$1]" office:value-type="float" office:value="9.79978327690769" calcext:value-type="float">
            <text:p>9.7998</text:p>
          </table:table-cell>
          <table:table-cell table:formula="of:=[.E714]+(28*[.D714]-[.E714]-[.D714]*[.F714])*[.$B$1]" office:value-type="float" office:value="11.603984054864" calcext:value-type="float">
            <text:p>11.6040</text:p>
          </table:table-cell>
          <table:table-cell table:formula="of:=[.F714]+(-(8/3)*[.F714] +[.E714]*[.D714])*[.$B$1]" office:value-type="float" office:value="26.2764605613506" calcext:value-type="float">
            <text:p>26.27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14</text:p>
          </table:table-cell>
          <table:table-cell table:formula="of:=[.$B$1]+[.B715]" office:value-type="float" office:value="7.13999999999989" calcext:value-type="float">
            <text:p>7.14</text:p>
          </table:table-cell>
          <table:table-cell/>
          <table:table-cell table:formula="of:=[.D715]+(-10*[.D715]+10*[.E715])*[.$B$1]" office:value-type="float" office:value="9.98020335470332" calcext:value-type="float">
            <text:p>9.9802</text:p>
          </table:table-cell>
          <table:table-cell table:formula="of:=[.E715]+(28*[.D715]-[.E715]-[.D715]*[.F715])*[.$B$1]" office:value-type="float" office:value="11.656847343995" calcext:value-type="float">
            <text:p>11.6568</text:p>
          </table:table-cell>
          <table:table-cell table:formula="of:=[.F715]+(-(8/3)*[.F715] +[.E715]*[.D715])*[.$B$1]" office:value-type="float" office:value="26.7129202352448" calcext:value-type="float">
            <text:p>26.71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15</text:p>
          </table:table-cell>
          <table:table-cell table:formula="of:=[.$B$1]+[.B716]" office:value-type="float" office:value="7.14999999999989" calcext:value-type="float">
            <text:p>7.15</text:p>
          </table:table-cell>
          <table:table-cell/>
          <table:table-cell table:formula="of:=[.D716]+(-10*[.D716]+10*[.E716])*[.$B$1]" office:value-type="float" office:value="10.1478677536325" calcext:value-type="float">
            <text:p>10.1479</text:p>
          </table:table-cell>
          <table:table-cell table:formula="of:=[.E716]+(28*[.D716]-[.E716]-[.D716]*[.F716])*[.$B$1]" office:value-type="float" office:value="11.6687320484149" calcext:value-type="float">
            <text:p>11.6687</text:p>
          </table:table-cell>
          <table:table-cell table:formula="of:=[.F716]+(-(8/3)*[.F716] +[.E716]*[.D716])*[.$B$1]" office:value-type="float" office:value="27.1639527653163" calcext:value-type="float">
            <text:p>27.16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16</text:p>
          </table:table-cell>
          <table:table-cell table:formula="of:=[.$B$1]+[.B717]" office:value-type="float" office:value="7.15999999999989" calcext:value-type="float">
            <text:p>7.16</text:p>
          </table:table-cell>
          <table:table-cell/>
          <table:table-cell table:formula="of:=[.D717]+(-10*[.D717]+10*[.E717])*[.$B$1]" office:value-type="float" office:value="10.2999541831107" calcext:value-type="float">
            <text:p>10.3000</text:p>
          </table:table-cell>
          <table:table-cell table:formula="of:=[.E717]+(28*[.D717]-[.E717]-[.D717]*[.F717])*[.$B$1]" office:value-type="float" office:value="11.6368856956643" calcext:value-type="float">
            <text:p>11.6369</text:p>
          </table:table-cell>
          <table:table-cell table:formula="of:=[.F717]+(-(8/3)*[.F717] +[.E717]*[.D717])*[.$B$1]" office:value-type="float" office:value="27.6237081883734" calcext:value-type="float">
            <text:p>27.62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17</text:p>
          </table:table-cell>
          <table:table-cell table:formula="of:=[.$B$1]+[.B718]" office:value-type="float" office:value="7.16999999999989" calcext:value-type="float">
            <text:p>7.17</text:p>
          </table:table-cell>
          <table:table-cell/>
          <table:table-cell table:formula="of:=[.D718]+(-10*[.D718]+10*[.E718])*[.$B$1]" office:value-type="float" office:value="10.4336473343661" calcext:value-type="float">
            <text:p>10.4336</text:p>
          </table:table-cell>
          <table:table-cell table:formula="of:=[.E718]+(28*[.D718]-[.E718]-[.D718]*[.F718])*[.$B$1]" office:value-type="float" office:value="11.5592747229" calcext:value-type="float">
            <text:p>11.5593</text:p>
          </table:table-cell>
          <table:table-cell table:formula="of:=[.F718]+(-(8/3)*[.F718] +[.E718]*[.D718])*[.$B$1]" office:value-type="float" office:value="28.0856698650112" calcext:value-type="float">
            <text:p>28.08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18</text:p>
          </table:table-cell>
          <table:table-cell table:formula="of:=[.$B$1]+[.B719]" office:value-type="float" office:value="7.17999999999989" calcext:value-type="float">
            <text:p>7.18</text:p>
          </table:table-cell>
          <table:table-cell/>
          <table:table-cell table:formula="of:=[.D719]+(-10*[.D719]+10*[.E719])*[.$B$1]" office:value-type="float" office:value="10.5462100732195" calcext:value-type="float">
            <text:p>10.5462</text:p>
          </table:table-cell>
          <table:table-cell table:formula="of:=[.E719]+(28*[.D719]-[.E719]-[.D719]*[.F719])*[.$B$1]" office:value-type="float" office:value="11.4347434840839" calcext:value-type="float">
            <text:p>11.4347</text:p>
          </table:table-cell>
          <table:table-cell table:formula="of:=[.F719]+(-(8/3)*[.F719] +[.E719]*[.D719])*[.$B$1]" office:value-type="float" office:value="28.5427726276088" calcext:value-type="float">
            <text:p>28.54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19</text:p>
          </table:table-cell>
          <table:table-cell table:formula="of:=[.$B$1]+[.B720]" office:value-type="float" office:value="7.18999999999989" calcext:value-type="float">
            <text:p>7.19</text:p>
          </table:table-cell>
          <table:table-cell/>
          <table:table-cell table:formula="of:=[.D720]+(-10*[.D720]+10*[.E720])*[.$B$1]" office:value-type="float" office:value="10.6350634143059" calcext:value-type="float">
            <text:p>10.6351</text:p>
          </table:table-cell>
          <table:table-cell table:formula="of:=[.E720]+(28*[.D720]-[.E720]-[.D720]*[.F720])*[.$B$1]" office:value-type="float" office:value="11.2631541077155" calcext:value-type="float">
            <text:p>11.2632</text:p>
          </table:table-cell>
          <table:table-cell table:formula="of:=[.F720]+(-(8/3)*[.F720] +[.E720]*[.D720])*[.$B$1]" office:value-type="float" office:value="28.9875640933712" calcext:value-type="float">
            <text:p>28.98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20</text:p>
          </table:table-cell>
          <table:table-cell table:formula="of:=[.$B$1]+[.B721]" office:value-type="float" office:value="7.19999999999989" calcext:value-type="float">
            <text:p>7.20</text:p>
          </table:table-cell>
          <table:table-cell/>
          <table:table-cell table:formula="of:=[.D721]+(-10*[.D721]+10*[.E721])*[.$B$1]" office:value-type="float" office:value="10.6978724836469" calcext:value-type="float">
            <text:p>10.6979</text:p>
          </table:table-cell>
          <table:table-cell table:formula="of:=[.E721]+(28*[.D721]-[.E721]-[.D721]*[.F721])*[.$B$1]" office:value-type="float" office:value="11.0454944990514" calcext:value-type="float">
            <text:p>11.0455</text:p>
          </table:table-cell>
          <table:table-cell table:formula="of:=[.F721]+(-(8/3)*[.F721] +[.E721]*[.D721])*[.$B$1]" office:value-type="float" office:value="29.4124059660212" calcext:value-type="float">
            <text:p>29.41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21</text:p>
          </table:table-cell>
          <table:table-cell table:formula="of:=[.$B$1]+[.B722]" office:value-type="float" office:value="7.20999999999989" calcext:value-type="float">
            <text:p>7.21</text:p>
          </table:table-cell>
          <table:table-cell/>
          <table:table-cell table:formula="of:=[.D722]+(-10*[.D722]+10*[.E722])*[.$B$1]" office:value-type="float" office:value="10.7326346851873" calcext:value-type="float">
            <text:p>10.7326</text:p>
          </table:table-cell>
          <table:table-cell table:formula="of:=[.E722]+(28*[.D722]-[.E722]-[.D722]*[.F722])*[.$B$1]" office:value-type="float" office:value="10.7839421648646" calcext:value-type="float">
            <text:p>10.7839</text:p>
          </table:table-cell>
          <table:table-cell table:formula="of:=[.F722]+(-(8/3)*[.F722] +[.E722]*[.D722])*[.$B$1]" office:value-type="float" office:value="29.8097080569574" calcext:value-type="float">
            <text:p>29.80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22</text:p>
          </table:table-cell>
          <table:table-cell table:formula="of:=[.$B$1]+[.B723]" office:value-type="float" office:value="7.21999999999989" calcext:value-type="float">
            <text:p>7.22</text:p>
          </table:table-cell>
          <table:table-cell/>
          <table:table-cell table:formula="of:=[.D723]+(-10*[.D723]+10*[.E723])*[.$B$1]" office:value-type="float" office:value="10.7377654331551" calcext:value-type="float">
            <text:p>10.7378</text:p>
          </table:table-cell>
          <table:table-cell table:formula="of:=[.E723]+(28*[.D723]-[.E723]-[.D723]*[.F723])*[.$B$1]" office:value-type="float" office:value="10.4818733885943" calcext:value-type="float">
            <text:p>10.4819</text:p>
          </table:table-cell>
          <table:table-cell table:formula="of:=[.F723]+(-(8/3)*[.F723] +[.E723]*[.D723])*[.$B$1]" office:value-type="float" office:value="30.1721836259886" calcext:value-type="float">
            <text:p>30.17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23</text:p>
          </table:table-cell>
          <table:table-cell table:formula="of:=[.$B$1]+[.B724]" office:value-type="float" office:value="7.22999999999989" calcext:value-type="float">
            <text:p>7.23</text:p>
          </table:table-cell>
          <table:table-cell/>
          <table:table-cell table:formula="of:=[.D724]+(-10*[.D724]+10*[.E724])*[.$B$1]" office:value-type="float" office:value="10.712176228699" calcext:value-type="float">
            <text:p>10.7122</text:p>
          </table:table-cell>
          <table:table-cell table:formula="of:=[.E724]+(28*[.D724]-[.E724]-[.D724]*[.F724])*[.$B$1]" office:value-type="float" office:value="10.1438106721723" calcext:value-type="float">
            <text:p>10.1438</text:p>
          </table:table-cell>
          <table:table-cell table:formula="of:=[.F724]+(-(8/3)*[.F724] +[.E724]*[.D724])*[.$B$1]" office:value-type="float" office:value="30.4931110400965" calcext:value-type="float">
            <text:p>30.49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24</text:p>
          </table:table-cell>
          <table:table-cell table:formula="of:=[.$B$1]+[.B725]" office:value-type="float" office:value="7.23999999999989" calcext:value-type="float">
            <text:p>7.24</text:p>
          </table:table-cell>
          <table:table-cell/>
          <table:table-cell table:formula="of:=[.D725]+(-10*[.D725]+10*[.E725])*[.$B$1]" office:value-type="float" office:value="10.6553396730463" calcext:value-type="float">
            <text:p>10.6553</text:p>
          </table:table-cell>
          <table:table-cell table:formula="of:=[.E725]+(28*[.D725]-[.E725]-[.D725]*[.F725])*[.$B$1]" office:value-type="float" office:value="9.77530611725826" calcext:value-type="float">
            <text:p>9.7753</text:p>
          </table:table-cell>
          <table:table-cell table:formula="of:=[.F725]+(-(8/3)*[.F725] +[.E725]*[.D725])*[.$B$1]" office:value-type="float" office:value="30.7665842878692" calcext:value-type="float">
            <text:p>30.76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25</text:p>
          </table:table-cell>
          <table:table-cell table:formula="of:=[.$B$1]+[.B726]" office:value-type="float" office:value="7.24999999999989" calcext:value-type="float">
            <text:p>7.25</text:p>
          </table:table-cell>
          <table:table-cell/>
          <table:table-cell table:formula="of:=[.D726]+(-10*[.D726]+10*[.E726])*[.$B$1]" office:value-type="float" office:value="10.5673363174675" calcext:value-type="float">
            <text:p>10.5673</text:p>
          </table:table-cell>
          <table:table-cell table:formula="of:=[.E726]+(28*[.D726]-[.E726]-[.D726]*[.F726])*[.$B$1]" office:value-type="float" office:value="9.38276410287208" calcext:value-type="float">
            <text:p>9.3828</text:p>
          </table:table-cell>
          <table:table-cell table:formula="of:=[.F726]+(-(8/3)*[.F726] +[.E726]*[.D726])*[.$B$1]" office:value-type="float" office:value="30.9877341110667" calcext:value-type="float">
            <text:p>30.98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26</text:p>
          </table:table-cell>
          <table:table-cell table:formula="of:=[.$B$1]+[.B727]" office:value-type="float" office:value="7.25999999999989" calcext:value-type="float">
            <text:p>7.26</text:p>
          </table:table-cell>
          <table:table-cell/>
          <table:table-cell table:formula="of:=[.D727]+(-10*[.D727]+10*[.E727])*[.$B$1]" office:value-type="float" office:value="10.448879096008" calcext:value-type="float">
            <text:p>10.4489</text:p>
          </table:table-cell>
          <table:table-cell table:formula="of:=[.E727]+(28*[.D727]-[.E727]-[.D727]*[.F727])*[.$B$1]" office:value-type="float" office:value="8.97321255005525" calcext:value-type="float">
            <text:p>8.9732</text:p>
          </table:table-cell>
          <table:table-cell table:formula="of:=[.F727]+(-(8/3)*[.F727] +[.E727]*[.D727])*[.$B$1]" office:value-type="float" office:value="31.1529027733967" calcext:value-type="float">
            <text:p>31.15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27</text:p>
          </table:table-cell>
          <table:table-cell table:formula="of:=[.$B$1]+[.B728]" office:value-type="float" office:value="7.26999999999989" calcext:value-type="float">
            <text:p>7.27</text:p>
          </table:table-cell>
          <table:table-cell/>
          <table:table-cell table:formula="of:=[.D728]+(-10*[.D728]+10*[.E728])*[.$B$1]" office:value-type="float" office:value="10.3013124414127" calcext:value-type="float">
            <text:p>10.3013</text:p>
          </table:table-cell>
          <table:table-cell table:formula="of:=[.E728]+(28*[.D728]-[.E728]-[.D728]*[.F728])*[.$B$1]" office:value-type="float" office:value="8.55403742574779" calcext:value-type="float">
            <text:p>8.5540</text:p>
          </table:table-cell>
          <table:table-cell table:formula="of:=[.F728]+(-(8/3)*[.F728] +[.E728]*[.D728])*[.$B$1]" office:value-type="float" office:value="31.2597588298225" calcext:value-type="float">
            <text:p>31.25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28</text:p>
          </table:table-cell>
          <table:table-cell table:formula="of:=[.$B$1]+[.B729]" office:value-type="float" office:value="7.27999999999989" calcext:value-type="float">
            <text:p>7.28</text:p>
          </table:table-cell>
          <table:table-cell/>
          <table:table-cell table:formula="of:=[.D729]+(-10*[.D729]+10*[.E729])*[.$B$1]" office:value-type="float" office:value="10.1265849398462" calcext:value-type="float">
            <text:p>10.1266</text:p>
          </table:table-cell>
          <table:table-cell table:formula="of:=[.E729]+(28*[.D729]-[.E729]-[.D729]*[.F729])*[.$B$1]" office:value-type="float" office:value="8.13269910959376" calcext:value-type="float">
            <text:p>8.1327</text:p>
          </table:table-cell>
          <table:table-cell table:formula="of:=[.F729]+(-(8/3)*[.F729] +[.E729]*[.D729])*[.$B$1]" office:value-type="float" office:value="31.3073433826089" calcext:value-type="float">
            <text:p>31.30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29</text:p>
          </table:table-cell>
          <table:table-cell table:formula="of:=[.$B$1]+[.B730]" office:value-type="float" office:value="7.28999999999989" calcext:value-type="float">
            <text:p>7.29</text:p>
          </table:table-cell>
          <table:table-cell/>
          <table:table-cell table:formula="of:=[.D730]+(-10*[.D730]+10*[.E730])*[.$B$1]" office:value-type="float" office:value="9.92719635682096" calcext:value-type="float">
            <text:p>9.9272</text:p>
          </table:table-cell>
          <table:table-cell table:formula="of:=[.E730]+(28*[.D730]-[.E730]-[.D730]*[.F730])*[.$B$1]" office:value-type="float" office:value="7.71645118160555" calcext:value-type="float">
            <text:p>7.7165</text:p>
          </table:table-cell>
          <table:table-cell table:formula="of:=[.F730]+(-(8/3)*[.F730] +[.E730]*[.D730])*[.$B$1]" office:value-type="float" office:value="31.2960455756411" calcext:value-type="float">
            <text:p>31.29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30</text:p>
          </table:table-cell>
          <table:table-cell table:formula="of:=[.$B$1]+[.B731]" office:value-type="float" office:value="7.29999999999989" calcext:value-type="float">
            <text:p>7.30</text:p>
          </table:table-cell>
          <table:table-cell/>
          <table:table-cell table:formula="of:=[.D731]+(-10*[.D731]+10*[.E731])*[.$B$1]" office:value-type="float" office:value="9.70612183929942" calcext:value-type="float">
            <text:p>9.7061</text:p>
          </table:table-cell>
          <table:table-cell table:formula="of:=[.E731]+(28*[.D731]-[.E731]-[.D731]*[.F731])*[.$B$1]" office:value-type="float" office:value="7.31208175348529" calcext:value-type="float">
            <text:p>7.3121</text:p>
          </table:table-cell>
          <table:table-cell table:formula="of:=[.F731]+(-(8/3)*[.F731] +[.E731]*[.D731])*[.$B$1]" office:value-type="float" office:value="31.2275116208669" calcext:value-type="float">
            <text:p>31.22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31</text:p>
          </table:table-cell>
          <table:table-cell table:formula="of:=[.$B$1]+[.B732]" office:value-type="float" office:value="7.30999999999989" calcext:value-type="float">
            <text:p>7.31</text:p>
          </table:table-cell>
          <table:table-cell/>
          <table:table-cell table:formula="of:=[.D732]+(-10*[.D732]+10*[.E732])*[.$B$1]" office:value-type="float" office:value="9.466717830718" calcext:value-type="float">
            <text:p>9.4667</text:p>
          </table:table-cell>
          <table:table-cell table:formula="of:=[.E732]+(28*[.D732]-[.E732]-[.D732]*[.F732])*[.$B$1]" office:value-type="float" office:value="6.92569472565155" calcext:value-type="float">
            <text:p>6.9257</text:p>
          </table:table-cell>
          <table:table-cell table:formula="of:=[.F732]+(-(8/3)*[.F732] +[.E732]*[.D732])*[.$B$1]" office:value-type="float" office:value="31.1044975416263" calcext:value-type="float">
            <text:p>31.10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32</text:p>
          </table:table-cell>
          <table:table-cell table:formula="of:=[.$B$1]+[.B733]" office:value-type="float" office:value="7.31999999999989" calcext:value-type="float">
            <text:p>7.32</text:p>
          </table:table-cell>
          <table:table-cell/>
          <table:table-cell table:formula="of:=[.D733]+(-10*[.D733]+10*[.E733])*[.$B$1]" office:value-type="float" office:value="9.21261552021136" calcext:value-type="float">
            <text:p>9.2126</text:p>
          </table:table-cell>
          <table:table-cell table:formula="of:=[.E733]+(28*[.D733]-[.E733]-[.D733]*[.F733])*[.$B$1]" office:value-type="float" office:value="6.5625437560677" calcext:value-type="float">
            <text:p>6.5625</text:p>
          </table:table-cell>
          <table:table-cell table:formula="of:=[.F733]+(-(8/3)*[.F733] +[.E733]*[.D733])*[.$B$1]" office:value-type="float" office:value="30.9306802513439" calcext:value-type="float">
            <text:p>30.93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33</text:p>
          </table:table-cell>
          <table:table-cell table:formula="of:=[.$B$1]+[.B734]" office:value-type="float" office:value="7.32999999999989" calcext:value-type="float">
            <text:p>7.33</text:p>
          </table:table-cell>
          <table:table-cell/>
          <table:table-cell table:formula="of:=[.D734]+(-10*[.D734]+10*[.E734])*[.$B$1]" office:value-type="float" office:value="8.94760834379699" calcext:value-type="float">
            <text:p>8.9476</text:p>
          </table:table-cell>
          <table:table-cell table:formula="of:=[.E734]+(28*[.D734]-[.E734]-[.D734]*[.F734])*[.$B$1]" office:value-type="float" office:value="6.22692601482394" calcext:value-type="float">
            <text:p>6.2269</text:p>
          </table:table-cell>
          <table:table-cell table:formula="of:=[.F734]+(-(8/3)*[.F734] +[.E734]*[.D734])*[.$B$1]" office:value-type="float" office:value="30.7104440359002" calcext:value-type="float">
            <text:p>30.71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34</text:p>
          </table:table-cell>
          <table:table-cell table:formula="of:=[.$B$1]+[.B735]" office:value-type="float" office:value="7.33999999999989" calcext:value-type="float">
            <text:p>7.34</text:p>
          </table:table-cell>
          <table:table-cell/>
          <table:table-cell table:formula="of:=[.D735]+(-10*[.D735]+10*[.E735])*[.$B$1]" office:value-type="float" office:value="8.67554011089969" calcext:value-type="float">
            <text:p>8.6755</text:p>
          </table:table-cell>
          <table:table-cell table:formula="of:=[.E735]+(28*[.D735]-[.E735]-[.D735]*[.F735])*[.$B$1]" office:value-type="float" office:value="5.92213683796555" calcext:value-type="float">
            <text:p>5.9221</text:p>
          </table:table-cell>
          <table:table-cell table:formula="of:=[.F735]+(-(8/3)*[.F735] +[.E735]*[.D735])*[.$B$1]" office:value-type="float" office:value="30.448659813274" calcext:value-type="float">
            <text:p>30.44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35</text:p>
          </table:table-cell>
          <table:table-cell table:formula="of:=[.$B$1]+[.B736]" office:value-type="float" office:value="7.34999999999989" calcext:value-type="float">
            <text:p>7.35</text:p>
          </table:table-cell>
          <table:table-cell/>
          <table:table-cell table:formula="of:=[.D736]+(-10*[.D736]+10*[.E736])*[.$B$1]" office:value-type="float" office:value="8.40019978360627" calcext:value-type="float">
            <text:p>8.4002</text:p>
          </table:table-cell>
          <table:table-cell table:formula="of:=[.E736]+(28*[.D736]-[.E736]-[.D736]*[.F736])*[.$B$1]" office:value-type="float" office:value="5.65048100530583" calcext:value-type="float">
            <text:p>5.6505</text:p>
          </table:table-cell>
          <table:table-cell table:formula="of:=[.F736]+(-(8/3)*[.F736] +[.E736]*[.D736])*[.$B$1]" office:value-type="float" office:value="30.1504729083868" calcext:value-type="float">
            <text:p>30.15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36</text:p>
          </table:table-cell>
          <table:table-cell table:formula="of:=[.$B$1]+[.B737]" office:value-type="float" office:value="7.35999999999989" calcext:value-type="float">
            <text:p>7.36</text:p>
          </table:table-cell>
          <table:table-cell/>
          <table:table-cell table:formula="of:=[.D737]+(-10*[.D737]+10*[.E737])*[.$B$1]" office:value-type="float" office:value="8.12522790577623" calcext:value-type="float">
            <text:p>8.1252</text:p>
          </table:table-cell>
          <table:table-cell table:formula="of:=[.E737]+(28*[.D737]-[.E737]-[.D737]*[.F737])*[.$B$1]" office:value-type="float" office:value="5.41333217465595" calcext:value-type="float">
            <text:p>5.4133</text:p>
          </table:table-cell>
          <table:table-cell table:formula="of:=[.F737]+(-(8/3)*[.F737] +[.E737]*[.D737])*[.$B$1]" office:value-type="float" office:value="29.8211119906769" calcext:value-type="float">
            <text:p>29.82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37</text:p>
          </table:table-cell>
          <table:table-cell table:formula="of:=[.$B$1]+[.B738]" office:value-type="float" office:value="7.36999999999989" calcext:value-type="float">
            <text:p>7.37</text:p>
          </table:table-cell>
          <table:table-cell/>
          <table:table-cell table:formula="of:=[.D738]+(-10*[.D738]+10*[.E738])*[.$B$1]" office:value-type="float" office:value="7.8540383326642" calcext:value-type="float">
            <text:p>7.8540</text:p>
          </table:table-cell>
          <table:table-cell table:formula="of:=[.E738]+(28*[.D738]-[.E738]-[.D738]*[.F738])*[.$B$1]" office:value-type="float" office:value="5.21122935324748" calcext:value-type="float">
            <text:p>5.2112</text:p>
          </table:table-cell>
          <table:table-cell table:formula="of:=[.F738]+(-(8/3)*[.F738] +[.E738]*[.D738])*[.$B$1]" office:value-type="float" office:value="29.4657279140797" calcext:value-type="float">
            <text:p>29.46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38</text:p>
          </table:table-cell>
          <table:table-cell table:formula="of:=[.$B$1]+[.B739]" office:value-type="float" office:value="7.37999999999989" calcext:value-type="float">
            <text:p>7.38</text:p>
          </table:table-cell>
          <table:table-cell/>
          <table:table-cell table:formula="of:=[.D739]+(-10*[.D739]+10*[.E739])*[.$B$1]" office:value-type="float" office:value="7.58975743472253" calcext:value-type="float">
            <text:p>7.5898</text:p>
          </table:table-cell>
          <table:table-cell table:formula="of:=[.E739]+(28*[.D739]-[.E739]-[.D739]*[.F739])*[.$B$1]" office:value-type="float" office:value="5.04399822749063" calcext:value-type="float">
            <text:p>5.0440</text:p>
          </table:table-cell>
          <table:table-cell table:formula="of:=[.F739]+(-(8/3)*[.F739] +[.E739]*[.D739])*[.$B$1]" office:value-type="float" office:value="29.0892671207113" calcext:value-type="float">
            <text:p>29.08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39</text:p>
          </table:table-cell>
          <table:table-cell table:formula="of:=[.$B$1]+[.B740]" office:value-type="float" office:value="7.38999999999989" calcext:value-type="float">
            <text:p>7.39</text:p>
          </table:table-cell>
          <table:table-cell/>
          <table:table-cell table:formula="of:=[.D740]+(-10*[.D740]+10*[.E740])*[.$B$1]" office:value-type="float" office:value="7.33518151399934" calcext:value-type="float">
            <text:p>7.3352</text:p>
          </table:table-cell>
          <table:table-cell table:formula="of:=[.E740]+(28*[.D740]-[.E740]-[.D740]*[.F740])*[.$B$1]" office:value-type="float" office:value="4.91088551293755" calcext:value-type="float">
            <text:p>4.9109</text:p>
          </table:table-cell>
          <table:table-cell table:formula="of:=[.F740]+(-(8/3)*[.F740] +[.E740]*[.D740])*[.$B$1]" office:value-type="float" office:value="28.6963805613039" calcext:value-type="float">
            <text:p>28.69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40</text:p>
          </table:table-cell>
          <table:table-cell table:formula="of:=[.$B$1]+[.B741]" office:value-type="float" office:value="7.39999999999989" calcext:value-type="float">
            <text:p>7.40</text:p>
          </table:table-cell>
          <table:table-cell/>
          <table:table-cell table:formula="of:=[.D741]+(-10*[.D741]+10*[.E741])*[.$B$1]" office:value-type="float" office:value="7.09275191389316" calcext:value-type="float">
            <text:p>7.0928</text:p>
          </table:table-cell>
          <table:table-cell table:formula="of:=[.E741]+(28*[.D741]-[.E741]-[.D741]*[.F741])*[.$B$1]" office:value-type="float" office:value="4.81069587960832" calcext:value-type="float">
            <text:p>4.8107</text:p>
          </table:table-cell>
          <table:table-cell table:formula="of:=[.F741]+(-(8/3)*[.F741] +[.E741]*[.D741])*[.$B$1]" office:value-type="float" office:value="28.2913661126545" calcext:value-type="float">
            <text:p>28.29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41</text:p>
          </table:table-cell>
          <table:table-cell table:formula="of:=[.$B$1]+[.B742]" office:value-type="float" office:value="7.40999999999989" calcext:value-type="float">
            <text:p>7.41</text:p>
          </table:table-cell>
          <table:table-cell/>
          <table:table-cell table:formula="of:=[.D742]+(-10*[.D742]+10*[.E742])*[.$B$1]" office:value-type="float" office:value="6.86454631046468" calcext:value-type="float">
            <text:p>6.8645</text:p>
          </table:table-cell>
          <table:table-cell table:formula="of:=[.E742]+(28*[.D742]-[.E742]-[.D742]*[.F742])*[.$B$1]" office:value-type="float" office:value="4.7419230452805" calcext:value-type="float">
            <text:p>4.7419</text:p>
          </table:table-cell>
          <table:table-cell table:formula="of:=[.F742]+(-(8/3)*[.F742] +[.E742]*[.D742])*[.$B$1]" office:value-type="float" office:value="27.8781404070562" calcext:value-type="float">
            <text:p>27.87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42</text:p>
          </table:table-cell>
          <table:table-cell table:formula="of:=[.$B$1]+[.B743]" office:value-type="float" office:value="7.41999999999989" calcext:value-type="float">
            <text:p>7.42</text:p>
          </table:table-cell>
          <table:table-cell/>
          <table:table-cell table:formula="of:=[.D743]+(-10*[.D743]+10*[.E743])*[.$B$1]" office:value-type="float" office:value="6.65228398394626" calcext:value-type="float">
            <text:p>6.6523</text:p>
          </table:table-cell>
          <table:table-cell table:formula="of:=[.E743]+(28*[.D743]-[.E743]-[.D743]*[.F743])*[.$B$1]" office:value-type="float" office:value="4.70286892301907" calcext:value-type="float">
            <text:p>4.7029</text:p>
          </table:table-cell>
          <table:table-cell table:formula="of:=[.F743]+(-(8/3)*[.F743] +[.E743]*[.D743])*[.$B$1]" office:value-type="float" office:value="27.4602348329846" calcext:value-type="float">
            <text:p>27.46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43</text:p>
          </table:table-cell>
          <table:table-cell table:formula="of:=[.$B$1]+[.B744]" office:value-type="float" office:value="7.42999999999989" calcext:value-type="float">
            <text:p>7.43</text:p>
          </table:table-cell>
          <table:table-cell/>
          <table:table-cell table:formula="of:=[.D744]+(-10*[.D744]+10*[.E744])*[.$B$1]" office:value-type="float" office:value="6.45734247785354" calcext:value-type="float">
            <text:p>6.4573</text:p>
          </table:table-cell>
          <table:table-cell table:formula="of:=[.E744]+(28*[.D744]-[.E744]-[.D744]*[.F744])*[.$B$1]" office:value-type="float" office:value="4.69174694554517" calcext:value-type="float">
            <text:p>4.6917</text:p>
          </table:table-cell>
          <table:table-cell table:formula="of:=[.F744]+(-(8/3)*[.F744] +[.E744]*[.D744])*[.$B$1]" office:value-type="float" office:value="27.040810100257" calcext:value-type="float">
            <text:p>27.04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44</text:p>
          </table:table-cell>
          <table:table-cell table:formula="of:=[.$B$1]+[.B745]" office:value-type="float" office:value="7.43999999999989" calcext:value-type="float">
            <text:p>7.44</text:p>
          </table:table-cell>
          <table:table-cell/>
          <table:table-cell table:formula="of:=[.D745]+(-10*[.D745]+10*[.E745])*[.$B$1]" office:value-type="float" office:value="6.2807829246227" calcext:value-type="float">
            <text:p>6.2808</text:p>
          </table:table-cell>
          <table:table-cell table:formula="of:=[.E745]+(28*[.D745]-[.E745]-[.D745]*[.F745])*[.$B$1]" office:value-type="float" office:value="4.70676765292911" calcext:value-type="float">
            <text:p>4.7068</text:p>
          </table:table-cell>
          <table:table-cell table:formula="of:=[.F745]+(-(8/3)*[.F745] +[.E745]*[.D745])*[.$B$1]" office:value-type="float" office:value="26.6226839993849" calcext:value-type="float">
            <text:p>26.62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45</text:p>
          </table:table-cell>
          <table:table-cell table:formula="of:=[.$B$1]+[.B746]" office:value-type="float" office:value="7.44999999999989" calcext:value-type="float">
            <text:p>7.45</text:p>
          </table:table-cell>
          <table:table-cell/>
          <table:table-cell table:formula="of:=[.D746]+(-10*[.D746]+10*[.E746])*[.$B$1]" office:value-type="float" office:value="6.12338139745334" calcext:value-type="float">
            <text:p>6.1234</text:p>
          </table:table-cell>
          <table:table-cell table:formula="of:=[.E746]+(28*[.D746]-[.E746]-[.D746]*[.F746])*[.$B$1]" office:value-type="float" office:value="4.74620620458455" calcext:value-type="float">
            <text:p>4.7462</text:p>
          </table:table-cell>
          <table:table-cell table:formula="of:=[.F746]+(-(8/3)*[.F746] +[.E746]*[.D746])*[.$B$1]" office:value-type="float" office:value="26.2083676184481" calcext:value-type="float">
            <text:p>26.20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46</text:p>
          </table:table-cell>
          <table:table-cell table:formula="of:=[.$B$1]+[.B747]" office:value-type="float" office:value="7.45999999999989" calcext:value-type="float">
            <text:p>7.46</text:p>
          </table:table-cell>
          <table:table-cell/>
          <table:table-cell table:formula="of:=[.D747]+(-10*[.D747]+10*[.E747])*[.$B$1]" office:value-type="float" office:value="5.98566387816646" calcext:value-type="float">
            <text:p>5.9857</text:p>
          </table:table-cell>
          <table:table-cell table:formula="of:=[.E747]+(28*[.D747]-[.E747]-[.D747]*[.F747])*[.$B$1]" office:value-type="float" office:value="4.8084526265014" calcext:value-type="float">
            <text:p>4.8085</text:p>
          </table:table-cell>
          <table:table-cell table:formula="of:=[.F747]+(-(8/3)*[.F747] +[.E747]*[.D747])*[.$B$1]" office:value-type="float" office:value="25.8001061231058" calcext:value-type="float">
            <text:p>25.80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47</text:p>
          </table:table-cell>
          <table:table-cell table:formula="of:=[.$B$1]+[.B748]" office:value-type="float" office:value="7.46999999999989" calcext:value-type="float">
            <text:p>7.47</text:p>
          </table:table-cell>
          <table:table-cell/>
          <table:table-cell table:formula="of:=[.D748]+(-10*[.D748]+10*[.E748])*[.$B$1]" office:value-type="float" office:value="5.86794275299996" calcext:value-type="float">
            <text:p>5.8679</text:p>
          </table:table-cell>
          <table:table-cell table:formula="of:=[.E748]+(28*[.D748]-[.E748]-[.D748]*[.F748])*[.$B$1]" office:value-type="float" office:value="4.89204635338364" calcext:value-type="float">
            <text:p>4.8920</text:p>
          </table:table-cell>
          <table:table-cell table:formula="of:=[.F748]+(-(8/3)*[.F748] +[.E748]*[.D748])*[.$B$1]" office:value-type="float" office:value="25.3999211051195" calcext:value-type="float">
            <text:p>25.39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48</text:p>
          </table:table-cell>
          <table:table-cell table:formula="of:=[.$B$1]+[.B749]" office:value-type="float" office:value="7.47999999999989" calcext:value-type="float">
            <text:p>7.48</text:p>
          </table:table-cell>
          <table:table-cell/>
          <table:table-cell table:formula="of:=[.D749]+(-10*[.D749]+10*[.E749])*[.$B$1]" office:value-type="float" office:value="5.77035311303832" calcext:value-type="float">
            <text:p>5.7704</text:p>
          </table:table-cell>
          <table:table-cell table:formula="of:=[.E749]+(28*[.D749]-[.E749]-[.D749]*[.F749])*[.$B$1]" office:value-type="float" office:value="4.99569703093422" calcext:value-type="float">
            <text:p>4.9957</text:p>
          </table:table-cell>
          <table:table-cell table:formula="of:=[.F749]+(-(8/3)*[.F749] +[.E749]*[.D749])*[.$B$1]" office:value-type="float" office:value="25.0096523551165" calcext:value-type="float">
            <text:p>25.00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49</text:p>
          </table:table-cell>
          <table:table-cell table:formula="of:=[.$B$1]+[.B750]" office:value-type="float" office:value="7.48999999999989" calcext:value-type="float">
            <text:p>7.49</text:p>
          </table:table-cell>
          <table:table-cell/>
          <table:table-cell table:formula="of:=[.D750]+(-10*[.D750]+10*[.E750])*[.$B$1]" office:value-type="float" office:value="5.69288750482791" calcext:value-type="float">
            <text:p>5.6929</text:p>
          </table:table-cell>
          <table:table-cell table:formula="of:=[.E750]+(28*[.D750]-[.E750]-[.D750]*[.F750])*[.$B$1]" office:value-type="float" office:value="5.11829367904208" calcext:value-type="float">
            <text:p>5.1183</text:p>
          </table:table-cell>
          <table:table-cell table:formula="of:=[.F750]+(-(8/3)*[.F750] +[.E750]*[.D750])*[.$B$1]" office:value-type="float" office:value="24.6309976514558" calcext:value-type="float">
            <text:p>24.63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50</text:p>
          </table:table-cell>
          <table:table-cell table:formula="of:=[.$B$1]+[.B751]" office:value-type="float" office:value="7.49999999999988" calcext:value-type="float">
            <text:p>7.50</text:p>
          </table:table-cell>
          <table:table-cell/>
          <table:table-cell table:formula="of:=[.D751]+(-10*[.D751]+10*[.E751])*[.$B$1]" office:value-type="float" office:value="5.63542812224933" calcext:value-type="float">
            <text:p>5.6354</text:p>
          </table:table-cell>
          <table:table-cell table:formula="of:=[.E751]+(28*[.D751]-[.E751]-[.D751]*[.F751])*[.$B$1]" office:value-type="float" office:value="5.25890425598929" calcext:value-type="float">
            <text:p>5.2589</text:p>
          </table:table-cell>
          <table:table-cell table:formula="of:=[.F751]+(-(8/3)*[.F751] +[.E751]*[.D751])*[.$B$1]" office:value-type="float" office:value="24.2655497487316" calcext:value-type="float">
            <text:p>24.26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51</text:p>
          </table:table-cell>
          <table:table-cell table:formula="of:=[.$B$1]+[.B752]" office:value-type="float" office:value="7.50999999999988" calcext:value-type="float">
            <text:p>7.51</text:p>
          </table:table-cell>
          <table:table-cell/>
          <table:table-cell table:formula="of:=[.D752]+(-10*[.D752]+10*[.E752])*[.$B$1]" office:value-type="float" office:value="5.59777573562333" calcext:value-type="float">
            <text:p>5.5978</text:p>
          </table:table-cell>
          <table:table-cell table:formula="of:=[.E752]+(28*[.D752]-[.E752]-[.D752]*[.F752])*[.$B$1]" office:value-type="float" office:value="5.41676747310079" calcext:value-type="float">
            <text:p>5.4168</text:p>
          </table:table-cell>
          <table:table-cell table:formula="of:=[.F752]+(-(8/3)*[.F752] +[.E752]*[.D752])*[.$B$1]" office:value-type="float" office:value="23.9148301914629" calcext:value-type="float">
            <text:p>23.91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52</text:p>
          </table:table-cell>
          <table:table-cell table:formula="of:=[.$B$1]+[.B753]" office:value-type="float" office:value="7.51999999999988" calcext:value-type="float">
            <text:p>7.52</text:p>
          </table:table-cell>
          <table:table-cell/>
          <table:table-cell table:formula="of:=[.D753]+(-10*[.D753]+10*[.E753])*[.$B$1]" office:value-type="float" office:value="5.57967490937107" calcext:value-type="float">
            <text:p>5.5797</text:p>
          </table:table-cell>
          <table:table-cell table:formula="of:=[.E753]+(28*[.D753]-[.E753]-[.D753]*[.F753])*[.$B$1]" office:value-type="float" office:value="5.59127844267108" calcext:value-type="float">
            <text:p>5.5913</text:p>
          </table:table-cell>
          <table:table-cell table:formula="of:=[.F753]+(-(8/3)*[.F753] +[.E753]*[.D753])*[.$B$1]" office:value-type="float" office:value="23.5803198816216" calcext:value-type="float">
            <text:p>23.58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53</text:p>
          </table:table-cell>
          <table:table-cell table:formula="of:=[.$B$1]+[.B754]" office:value-type="float" office:value="7.52999999999988" calcext:value-type="float">
            <text:p>7.53</text:p>
          </table:table-cell>
          <table:table-cell/>
          <table:table-cell table:formula="of:=[.D754]+(-10*[.D754]+10*[.E754])*[.$B$1]" office:value-type="float" office:value="5.58083526270107" calcext:value-type="float">
            <text:p>5.5808</text:p>
          </table:table-cell>
          <table:table-cell table:formula="of:=[.E754]+(28*[.D754]-[.E754]-[.D754]*[.F754])*[.$B$1]" office:value-type="float" office:value="5.78196944088399" calcext:value-type="float">
            <text:p>5.7820</text:p>
          </table:table-cell>
          <table:table-cell table:formula="of:=[.F754]+(-(8/3)*[.F754] +[.E754]*[.D754])*[.$B$1]" office:value-type="float" office:value="23.2634865118238" calcext:value-type="float">
            <text:p>23.26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54</text:p>
          </table:table-cell>
          <table:table-cell table:formula="of:=[.$B$1]+[.B755]" office:value-type="float" office:value="7.53999999999988" calcext:value-type="float">
            <text:p>7.54</text:p>
          </table:table-cell>
          <table:table-cell/>
          <table:table-cell table:formula="of:=[.D755]+(-10*[.D755]+10*[.E755])*[.$B$1]" office:value-type="float" office:value="5.60094868051937" calcext:value-type="float">
            <text:p>5.6009</text:p>
          </table:table-cell>
          <table:table-cell table:formula="of:=[.E755]+(28*[.D755]-[.E755]-[.D755]*[.F755])*[.$B$1]" office:value-type="float" office:value="5.98848676144588" calcext:value-type="float">
            <text:p>5.9885</text:p>
          </table:table-cell>
          <table:table-cell table:formula="of:=[.F755]+(-(8/3)*[.F755] +[.E755]*[.D755])*[.$B$1]" office:value-type="float" office:value="22.965809060944" calcext:value-type="float">
            <text:p>22.96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55</text:p>
          </table:table-cell>
          <table:table-cell table:formula="of:=[.$B$1]+[.B756]" office:value-type="float" office:value="7.54999999999988" calcext:value-type="float">
            <text:p>7.55</text:p>
          </table:table-cell>
          <table:table-cell/>
          <table:table-cell table:formula="of:=[.D756]+(-10*[.D756]+10*[.E756])*[.$B$1]" office:value-type="float" office:value="5.63970248861202" calcext:value-type="float">
            <text:p>5.6397</text:p>
          </table:table-cell>
          <table:table-cell table:formula="of:=[.E756]+(28*[.D756]-[.E756]-[.D756]*[.F756])*[.$B$1]" office:value-type="float" office:value="6.2105643448073" calcext:value-type="float">
            <text:p>6.2106</text:p>
          </table:table-cell>
          <table:table-cell table:formula="of:=[.F756]+(-(8/3)*[.F756] +[.E756]*[.D756])*[.$B$1]" office:value-type="float" office:value="22.6887995562338" calcext:value-type="float">
            <text:p>22.68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56</text:p>
          </table:table-cell>
          <table:table-cell table:formula="of:=[.$B$1]+[.B757]" office:value-type="float" office:value="7.55999999999988" calcext:value-type="float">
            <text:p>7.56</text:p>
          </table:table-cell>
          <table:table-cell/>
          <table:table-cell table:formula="of:=[.D757]+(-10*[.D757]+10*[.E757])*[.$B$1]" office:value-type="float" office:value="5.69678867423155" calcext:value-type="float">
            <text:p>5.6968</text:p>
          </table:table-cell>
          <table:table-cell table:formula="of:=[.E757]+(28*[.D757]-[.E757]-[.D757]*[.F757])*[.$B$1]" office:value-type="float" office:value="6.44799460496148" calcext:value-type="float">
            <text:p>6.4480</text:p>
          </table:table-cell>
          <table:table-cell table:formula="of:=[.F757]+(-(8/3)*[.F757] +[.E757]*[.D757])*[.$B$1]" office:value-type="float" office:value="22.4340222533118" calcext:value-type="float">
            <text:p>22.43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57</text:p>
          </table:table-cell>
          <table:table-cell table:formula="of:=[.$B$1]+[.B758]" office:value-type="float" office:value="7.56999999999988" calcext:value-type="float">
            <text:p>7.57</text:p>
          </table:table-cell>
          <table:table-cell/>
          <table:table-cell table:formula="of:=[.D758]+(-10*[.D758]+10*[.E758])*[.$B$1]" office:value-type="float" office:value="5.77190926730454" calcext:value-type="float">
            <text:p>5.7719</text:p>
          </table:table-cell>
          <table:table-cell table:formula="of:=[.E758]+(28*[.D758]-[.E758]-[.D758]*[.F758])*[.$B$1]" office:value-type="float" office:value="6.70059664879545" calcext:value-type="float">
            <text:p>6.7006</text:p>
          </table:table-cell>
          <table:table-cell table:formula="of:=[.F758]+(-(8/3)*[.F758] +[.E758]*[.D758])*[.$B$1]" office:value-type="float" office:value="22.2031102862607" calcext:value-type="float">
            <text:p>22.20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58</text:p>
          </table:table-cell>
          <table:table-cell table:formula="of:=[.$B$1]+[.B759]" office:value-type="float" office:value="7.57999999999988" calcext:value-type="float">
            <text:p>7.58</text:p>
          </table:table-cell>
          <table:table-cell/>
          <table:table-cell table:formula="of:=[.D759]+(-10*[.D759]+10*[.E759])*[.$B$1]" office:value-type="float" office:value="5.86477800545363" calcext:value-type="float">
            <text:p>5.8648</text:p>
          </table:table-cell>
          <table:table-cell table:formula="of:=[.E759]+(28*[.D759]-[.E759]-[.D759]*[.F759])*[.$B$1]" office:value-type="float" office:value="6.96818189691024" calcext:value-type="float">
            <text:p>6.9682</text:p>
          </table:table-cell>
          <table:table-cell table:formula="of:=[.F759]+(-(8/3)*[.F759] +[.E759]*[.D759])*[.$B$1]" office:value-type="float" office:value="21.9977797042303" calcext:value-type="float">
            <text:p>21.99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59</text:p>
          </table:table-cell>
          <table:table-cell table:formula="of:=[.$B$1]+[.B760]" office:value-type="float" office:value="7.58999999999988" calcext:value-type="float">
            <text:p>7.59</text:p>
          </table:table-cell>
          <table:table-cell/>
          <table:table-cell table:formula="of:=[.D760]+(-10*[.D760]+10*[.E760])*[.$B$1]" office:value-type="float" office:value="5.97511839459929" calcext:value-type="float">
            <text:p>5.9751</text:p>
          </table:table-cell>
          <table:table-cell table:formula="of:=[.E760]+(28*[.D760]-[.E760]-[.D760]*[.F760])*[.$B$1]" office:value-type="float" office:value="7.25051697368631" calcext:value-type="float">
            <text:p>7.2505</text:p>
          </table:table-cell>
          <table:table-cell table:formula="of:=[.F760]+(-(8/3)*[.F760] +[.E760]*[.D760])*[.$B$1]" office:value-type="float" office:value="21.8198406447208" calcext:value-type="float">
            <text:p>21.81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60</text:p>
          </table:table-cell>
          <table:table-cell table:formula="of:=[.$B$1]+[.B761]" office:value-type="float" office:value="7.59999999999988" calcext:value-type="float">
            <text:p>7.60</text:p>
          </table:table-cell>
          <table:table-cell/>
          <table:table-cell table:formula="of:=[.D761]+(-10*[.D761]+10*[.E761])*[.$B$1]" office:value-type="float" office:value="6.10265825250799" calcext:value-type="float">
            <text:p>6.1027</text:p>
          </table:table-cell>
          <table:table-cell table:formula="of:=[.E761]+(28*[.D761]-[.E761]-[.D761]*[.F761])*[.$B$1]" office:value-type="float" office:value="7.54728364240229" calcext:value-type="float">
            <text:p>7.5473</text:p>
          </table:table-cell>
          <table:table-cell table:formula="of:=[.F761]+(-(8/3)*[.F761] +[.E761]*[.D761])*[.$B$1]" office:value-type="float" office:value="21.6712052009265" calcext:value-type="float">
            <text:p>21.67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61</text:p>
          </table:table-cell>
          <table:table-cell table:formula="of:=[.$B$1]+[.B762]" office:value-type="float" office:value="7.60999999999988" calcext:value-type="float">
            <text:p>7.61</text:p>
          </table:table-cell>
          <table:table-cell/>
          <table:table-cell table:formula="of:=[.D762]+(-10*[.D762]+10*[.E762])*[.$B$1]" office:value-type="float" office:value="6.24712079149742" calcext:value-type="float">
            <text:p>6.2471</text:p>
          </table:table-cell>
          <table:table-cell table:formula="of:=[.E762]+(28*[.D762]-[.E762]-[.D762]*[.F762])*[.$B$1]" office:value-type="float" office:value="7.85803552406822" calcext:value-type="float">
            <text:p>7.8580</text:p>
          </table:table-cell>
          <table:table-cell table:formula="of:=[.F762]+(-(8/3)*[.F762] +[.E762]*[.D762])*[.$B$1]" office:value-type="float" office:value="21.5538913236117" calcext:value-type="float">
            <text:p>21.55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62</text:p>
          </table:table-cell>
          <table:table-cell table:formula="of:=[.$B$1]+[.B763]" office:value-type="float" office:value="7.61999999999988" calcext:value-type="float">
            <text:p>7.62</text:p>
          </table:table-cell>
          <table:table-cell/>
          <table:table-cell table:formula="of:=[.D763]+(-10*[.D763]+10*[.E763])*[.$B$1]" office:value-type="float" office:value="6.4082122647545" calcext:value-type="float">
            <text:p>6.4082</text:p>
          </table:table-cell>
          <table:table-cell table:formula="of:=[.E763]+(28*[.D763]-[.E763]-[.D763]*[.F763])*[.$B$1]" office:value-type="float" office:value="8.18215136419271" calcext:value-type="float">
            <text:p>8.1822</text:p>
          </table:table-cell>
          <table:table-cell table:formula="of:=[.F763]+(-(8/3)*[.F763] +[.E763]*[.D763])*[.$B$1]" office:value-type="float" office:value="21.4700218593427" calcext:value-type="float">
            <text:p>21.47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63</text:p>
          </table:table-cell>
          <table:table-cell table:formula="of:=[.$B$1]+[.B764]" office:value-type="float" office:value="7.62999999999988" calcext:value-type="float">
            <text:p>7.63</text:p>
          </table:table-cell>
          <table:table-cell/>
          <table:table-cell table:formula="of:=[.D764]+(-10*[.D764]+10*[.E764])*[.$B$1]" office:value-type="float" office:value="6.58560617469832" calcext:value-type="float">
            <text:p>6.5856</text:p>
          </table:table-cell>
          <table:table-cell table:formula="of:=[.E764]+(28*[.D764]-[.E764]-[.D764]*[.F764])*[.$B$1]" office:value-type="float" office:value="8.51878471064617" calcext:value-type="float">
            <text:p>8.5188</text:p>
          </table:table-cell>
          <table:table-cell table:formula="of:=[.F764]+(-(8/3)*[.F764] +[.E764]*[.D764])*[.$B$1]" office:value-type="float" office:value="21.4218175703345" calcext:value-type="float">
            <text:p>21.42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64</text:p>
          </table:table-cell>
          <table:table-cell table:formula="of:=[.$B$1]+[.B765]" office:value-type="float" office:value="7.63999999999988" calcext:value-type="float">
            <text:p>7.64</text:p>
          </table:table-cell>
          <table:table-cell/>
          <table:table-cell table:formula="of:=[.D765]+(-10*[.D765]+10*[.E765])*[.$B$1]" office:value-type="float" office:value="6.77892402829311" calcext:value-type="float">
            <text:p>6.7789</text:p>
          </table:table-cell>
          <table:table-cell table:formula="of:=[.E765]+(28*[.D765]-[.E765]-[.D765]*[.F765])*[.$B$1]" office:value-type="float" office:value="8.86681005181068" calcext:value-type="float">
            <text:p>8.8668</text:p>
          </table:table-cell>
          <table:table-cell table:formula="of:=[.F765]+(-(8/3)*[.F765] +[.E765]*[.D765])*[.$B$1]" office:value-type="float" office:value="21.4115827137059" calcext:value-type="float">
            <text:p>21.41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65</text:p>
          </table:table-cell>
          <table:table-cell table:formula="of:=[.$B$1]+[.B766]" office:value-type="float" office:value="7.64999999999988" calcext:value-type="float">
            <text:p>7.65</text:p>
          </table:table-cell>
          <table:table-cell/>
          <table:table-cell table:formula="of:=[.D766]+(-10*[.D766]+10*[.E766])*[.$B$1]" office:value-type="float" office:value="6.98771263064487" calcext:value-type="float">
            <text:p>6.9877</text:p>
          </table:table-cell>
          <table:table-cell table:formula="of:=[.E766]+(28*[.D766]-[.E766]-[.D766]*[.F766])*[.$B$1]" office:value-type="float" office:value="9.22476575379738" calcext:value-type="float">
            <text:p>9.2248</text:p>
          </table:table-cell>
          <table:table-cell table:formula="of:=[.F766]+(-(8/3)*[.F766] +[.E766]*[.D766])*[.$B$1]" office:value-type="float" office:value="21.441681491819" calcext:value-type="float">
            <text:p>21.44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66</text:p>
          </table:table-cell>
          <table:table-cell table:formula="of:=[.$B$1]+[.B767]" office:value-type="float" office:value="7.65999999999988" calcext:value-type="float">
            <text:p>7.66</text:p>
          </table:table-cell>
          <table:table-cell/>
          <table:table-cell table:formula="of:=[.D767]+(-10*[.D767]+10*[.E767])*[.$B$1]" office:value-type="float" office:value="7.21141794296012" calcext:value-type="float">
            <text:p>7.2114</text:p>
          </table:table-cell>
          <table:table-cell table:formula="of:=[.E767]+(28*[.D767]-[.E767]-[.D767]*[.F767])*[.$B$1]" office:value-type="float" office:value="9.59079454701349" calcext:value-type="float">
            <text:p>9.5908</text:p>
          </table:table-cell>
          <table:table-cell table:formula="of:=[.F767]+(-(8/3)*[.F767] +[.E767]*[.D767])*[.$B$1]" office:value-type="float" office:value="21.5145034404293" calcext:value-type="float">
            <text:p>21.51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67</text:p>
          </table:table-cell>
          <table:table-cell table:formula="of:=[.$B$1]+[.B768]" office:value-type="float" office:value="7.66999999999988" calcext:value-type="float">
            <text:p>7.67</text:p>
          </table:table-cell>
          <table:table-cell/>
          <table:table-cell table:formula="of:=[.D768]+(-10*[.D768]+10*[.E768])*[.$B$1]" office:value-type="float" office:value="7.44935560336546" calcext:value-type="float">
            <text:p>7.4494</text:p>
          </table:table-cell>
          <table:table-cell table:formula="of:=[.E768]+(28*[.D768]-[.E768]-[.D768]*[.F768])*[.$B$1]" office:value-type="float" office:value="9.9625828641303" calcext:value-type="float">
            <text:p>9.9626</text:p>
          </table:table-cell>
          <table:table-cell table:formula="of:=[.F768]+(-(8/3)*[.F768] +[.E768]*[.D768])*[.$B$1]" office:value-type="float" office:value="21.6324156275203" calcext:value-type="float">
            <text:p>21.63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68</text:p>
          </table:table-cell>
          <table:table-cell table:formula="of:=[.$B$1]+[.B769]" office:value-type="float" office:value="7.67999999999988" calcext:value-type="float">
            <text:p>7.68</text:p>
          </table:table-cell>
          <table:table-cell/>
          <table:table-cell table:formula="of:=[.D769]+(-10*[.D769]+10*[.E769])*[.$B$1]" office:value-type="float" office:value="7.70067832944194" calcext:value-type="float">
            <text:p>7.7007</text:p>
          </table:table-cell>
          <table:table-cell table:formula="of:=[.E769]+(28*[.D769]-[.E769]-[.D769]*[.F769])*[.$B$1]" office:value-type="float" office:value="10.3373010387393" calcext:value-type="float">
            <text:p>10.3373</text:p>
          </table:table-cell>
          <table:table-cell table:formula="of:=[.F769]+(-(8/3)*[.F769] +[.E769]*[.D769])*[.$B$1]" office:value-type="float" office:value="21.7976994356155" calcext:value-type="float">
            <text:p>21.79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69</text:p>
          </table:table-cell>
          <table:table-cell table:formula="of:=[.$B$1]+[.B770]" office:value-type="float" office:value="7.68999999999988" calcext:value-type="float">
            <text:p>7.69</text:p>
          </table:table-cell>
          <table:table-cell/>
          <table:table-cell table:formula="of:=[.D770]+(-10*[.D770]+10*[.E770])*[.$B$1]" office:value-type="float" office:value="7.96434060037168" calcext:value-type="float">
            <text:p>7.9643</text:p>
          </table:table-cell>
          <table:table-cell table:formula="of:=[.E770]+(28*[.D770]-[.E770]-[.D770]*[.F770])*[.$B$1]" office:value-type="float" office:value="10.7115472438404" calcext:value-type="float">
            <text:p>10.7115</text:p>
          </table:table-cell>
          <table:table-cell table:formula="of:=[.F770]+(-(8/3)*[.F770] +[.E770]*[.D770])*[.$B$1]" office:value-type="float" office:value="22.0124697516051" calcext:value-type="float">
            <text:p>22.01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70</text:p>
          </table:table-cell>
          <table:table-cell table:formula="of:=[.$B$1]+[.B771]" office:value-type="float" office:value="7.69999999999988" calcext:value-type="float">
            <text:p>7.70</text:p>
          </table:table-cell>
          <table:table-cell/>
          <table:table-cell table:formula="of:=[.D771]+(-10*[.D771]+10*[.E771])*[.$B$1]" office:value-type="float" office:value="8.23906126471855" calcext:value-type="float">
            <text:p>8.2391</text:p>
          </table:table-cell>
          <table:table-cell table:formula="of:=[.E771]+(28*[.D771]-[.E771]-[.D771]*[.F771])*[.$B$1]" office:value-type="float" office:value="11.0812990739344" calcext:value-type="float">
            <text:p>11.0813</text:p>
          </table:table-cell>
          <table:table-cell table:formula="of:=[.F771]+(-(8/3)*[.F771] +[.E771]*[.D771])*[.$B$1]" office:value-type="float" office:value="22.2785746642981" calcext:value-type="float">
            <text:p>22.27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71</text:p>
          </table:table-cell>
          <table:table-cell table:formula="of:=[.$B$1]+[.B772]" office:value-type="float" office:value="7.70999999999988" calcext:value-type="float">
            <text:p>7.71</text:p>
          </table:table-cell>
          <table:table-cell/>
          <table:table-cell table:formula="of:=[.D772]+(-10*[.D772]+10*[.E772])*[.$B$1]" office:value-type="float" office:value="8.52328504564013" calcext:value-type="float">
            <text:p>8.5233</text:p>
          </table:table-cell>
          <table:table-cell table:formula="of:=[.E772]+(28*[.D772]-[.E772]-[.D772]*[.F772])*[.$B$1]" office:value-type="float" office:value="11.4418778218187" calcext:value-type="float">
            <text:p>11.4419</text:p>
          </table:table-cell>
          <table:table-cell table:formula="of:=[.F772]+(-(8/3)*[.F772] +[.E772]*[.D772])*[.$B$1]" office:value-type="float" office:value="22.597474359545" calcext:value-type="float">
            <text:p>22.59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72</text:p>
          </table:table-cell>
          <table:table-cell table:formula="of:=[.$B$1]+[.B773]" office:value-type="float" office:value="7.71999999999988" calcext:value-type="float">
            <text:p>7.72</text:p>
          </table:table-cell>
          <table:table-cell/>
          <table:table-cell table:formula="of:=[.D773]+(-10*[.D773]+10*[.E773])*[.$B$1]" office:value-type="float" office:value="8.81514432325798" calcext:value-type="float">
            <text:p>8.8151</text:p>
          </table:table-cell>
          <table:table-cell table:formula="of:=[.E773]+(28*[.D773]-[.E773]-[.D773]*[.F773])*[.$B$1]" office:value-type="float" office:value="11.7879317036003" calcext:value-type="float">
            <text:p>11.7879</text:p>
          </table:table-cell>
          <table:table-cell table:formula="of:=[.F773]+(-(8/3)*[.F773] +[.E773]*[.D773])*[.$B$1]" office:value-type="float" office:value="22.9700989046179" calcext:value-type="float">
            <text:p>22.97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73</text:p>
          </table:table-cell>
          <table:table-cell table:formula="of:=[.$B$1]+[.B774]" office:value-type="float" office:value="7.72999999999988" calcext:value-type="float">
            <text:p>7.73</text:p>
          </table:table-cell>
          <table:table-cell/>
          <table:table-cell table:formula="of:=[.D774]+(-10*[.D774]+10*[.E774])*[.$B$1]" office:value-type="float" office:value="9.11242306129221" calcext:value-type="float">
            <text:p>9.1124</text:p>
          </table:table-cell>
          <table:table-cell table:formula="of:=[.E774]+(28*[.D774]-[.E774]-[.D774]*[.F774])*[.$B$1]" office:value-type="float" office:value="12.1134454274393" calcext:value-type="float">
            <text:p>12.1134</text:p>
          </table:table-cell>
          <table:table-cell table:formula="of:=[.F774]+(-(8/3)*[.F774] +[.E774]*[.D774])*[.$B$1]" office:value-type="float" office:value="23.3966861262276" calcext:value-type="float">
            <text:p>23.39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74</text:p>
          </table:table-cell>
          <table:table-cell table:formula="of:=[.$B$1]+[.B775]" office:value-type="float" office:value="7.73999999999988" calcext:value-type="float">
            <text:p>7.74</text:p>
          </table:table-cell>
          <table:table-cell/>
          <table:table-cell table:formula="of:=[.D775]+(-10*[.D775]+10*[.E775])*[.$B$1]" office:value-type="float" office:value="9.41252529790692" calcext:value-type="float">
            <text:p>9.4125</text:p>
          </table:table-cell>
          <table:table-cell table:formula="of:=[.E775]+(28*[.D775]-[.E775]-[.D775]*[.F775])*[.$B$1]" office:value-type="float" office:value="12.4117844081822" calcext:value-type="float">
            <text:p>12.4118</text:p>
          </table:table-cell>
          <table:table-cell table:formula="of:=[.F775]+(-(8/3)*[.F775] +[.E775]*[.D775])*[.$B$1]" office:value-type="float" office:value="23.8766028908419" calcext:value-type="float">
            <text:p>23.87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75</text:p>
          </table:table-cell>
          <table:table-cell table:formula="of:=[.$B$1]+[.B776]" office:value-type="float" office:value="7.74999999999988" calcext:value-type="float">
            <text:p>7.75</text:p>
          </table:table-cell>
          <table:table-cell/>
          <table:table-cell table:formula="of:=[.D776]+(-10*[.D776]+10*[.E776])*[.$B$1]" office:value-type="float" office:value="9.71245120893445" calcext:value-type="float">
            <text:p>9.7125</text:p>
          </table:table-cell>
          <table:table-cell table:formula="of:=[.E776]+(28*[.D776]-[.E776]-[.D776]*[.F776])*[.$B$1]" office:value-type="float" office:value="12.6757823601331" calcext:value-type="float">
            <text:p>12.6758</text:p>
          </table:table-cell>
          <table:table-cell table:formula="of:=[.F776]+(-(8/3)*[.F776] +[.E776]*[.D776])*[.$B$1]" office:value-type="float" office:value="24.4081558277612" calcext:value-type="float">
            <text:p>24.40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76</text:p>
          </table:table-cell>
          <table:table-cell table:formula="of:=[.$B$1]+[.B777]" office:value-type="float" office:value="7.75999999999988" calcext:value-type="float">
            <text:p>7.76</text:p>
          </table:table-cell>
          <table:table-cell/>
          <table:table-cell table:formula="of:=[.D777]+(-10*[.D777]+10*[.E777])*[.$B$1]" office:value-type="float" office:value="10.0087843240543" calcext:value-type="float">
            <text:p>10.0088</text:p>
          </table:table-cell>
          <table:table-cell table:formula="of:=[.E777]+(28*[.D777]-[.E777]-[.D777]*[.F777])*[.$B$1]" office:value-type="float" office:value="12.8978806492614" calcext:value-type="float">
            <text:p>12.8979</text:p>
          </table:table-cell>
          <table:table-cell table:formula="of:=[.F777]+(-(8/3)*[.F777] +[.E777]*[.D777])*[.$B$1]" office:value-type="float" office:value="24.9884008494329" calcext:value-type="float">
            <text:p>24.98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77</text:p>
          </table:table-cell>
          <table:table-cell table:formula="of:=[.$B$1]+[.B778]" office:value-type="float" office:value="7.76999999999988" calcext:value-type="float">
            <text:p>7.77</text:p>
          </table:table-cell>
          <table:table-cell/>
          <table:table-cell table:formula="of:=[.D778]+(-10*[.D778]+10*[.E778])*[.$B$1]" office:value-type="float" office:value="10.297693956575" calcext:value-type="float">
            <text:p>10.2977</text:p>
          </table:table-cell>
          <table:table-cell table:formula="of:=[.E778]+(28*[.D778]-[.E778]-[.D778]*[.F778])*[.$B$1]" office:value-type="float" office:value="13.0703263064541" calcext:value-type="float">
            <text:p>13.0703</text:p>
          </table:table-cell>
          <table:table-cell table:formula="of:=[.F778]+(-(8/3)*[.F778] +[.E778]*[.D778])*[.$B$1]" office:value-type="float" office:value="25.6129645500065" calcext:value-type="float">
            <text:p>25.61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78</text:p>
          </table:table-cell>
          <table:table-cell table:formula="of:=[.$B$1]+[.B779]" office:value-type="float" office:value="7.77999999999988" calcext:value-type="float">
            <text:p>7.78</text:p>
          </table:table-cell>
          <table:table-cell/>
          <table:table-cell table:formula="of:=[.D779]+(-10*[.D779]+10*[.E779])*[.$B$1]" office:value-type="float" office:value="10.5749571915629" calcext:value-type="float">
            <text:p>10.5750</text:p>
          </table:table-cell>
          <table:table-cell table:formula="of:=[.E779]+(28*[.D779]-[.E779]-[.D779]*[.F779])*[.$B$1]" office:value-type="float" office:value="13.1854326486648" calcext:value-type="float">
            <text:p>13.1854</text:p>
          </table:table-cell>
          <table:table-cell table:formula="of:=[.F779]+(-(8/3)*[.F779] +[.E779]*[.D779])*[.$B$1]" office:value-type="float" office:value="26.2758943641707" calcext:value-type="float">
            <text:p>26.27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79</text:p>
          </table:table-cell>
          <table:table-cell table:formula="of:=[.$B$1]+[.B780]" office:value-type="float" office:value="7.78999999999988" calcext:value-type="float">
            <text:p>7.79</text:p>
          </table:table-cell>
          <table:table-cell/>
          <table:table-cell table:formula="of:=[.D780]+(-10*[.D780]+10*[.E780])*[.$B$1]" office:value-type="float" office:value="10.8360047372731" calcext:value-type="float">
            <text:p>10.8360</text:p>
          </table:table-cell>
          <table:table-cell table:formula="of:=[.E780]+(28*[.D780]-[.E780]-[.D780]*[.F780])*[.$B$1]" office:value-type="float" office:value="13.2359017551044" calcext:value-type="float">
            <text:p>13.2359</text:p>
          </table:table-cell>
          <table:table-cell table:formula="of:=[.F780]+(-(8/3)*[.F780] +[.E780]*[.D780])*[.$B$1]" office:value-type="float" office:value="26.9695577059115" calcext:value-type="float">
            <text:p>26.96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80</text:p>
          </table:table-cell>
          <table:table-cell table:formula="of:=[.$B$1]+[.B781]" office:value-type="float" office:value="7.79999999999988" calcext:value-type="float">
            <text:p>7.80</text:p>
          </table:table-cell>
          <table:table-cell/>
          <table:table-cell table:formula="of:=[.D781]+(-10*[.D781]+10*[.E781])*[.$B$1]" office:value-type="float" office:value="11.0759944390562" calcext:value-type="float">
            <text:p>11.0760</text:p>
          </table:table-cell>
          <table:table-cell table:formula="of:=[.E781]+(28*[.D781]-[.E781]-[.D781]*[.F781])*[.$B$1]" office:value-type="float" office:value="13.2152015133557" calcext:value-type="float">
            <text:p>13.2152</text:p>
          </table:table-cell>
          <table:table-cell table:formula="of:=[.F781]+(-(8/3)*[.F781] +[.E781]*[.D781])*[.$B$1]" office:value-type="float" office:value="27.6846124416245" calcext:value-type="float">
            <text:p>27.6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81</text:p>
          </table:table-cell>
          <table:table-cell table:formula="of:=[.$B$1]+[.B782]" office:value-type="float" office:value="7.80999999999988" calcext:value-type="float">
            <text:p>7.81</text:p>
          </table:table-cell>
          <table:table-cell/>
          <table:table-cell table:formula="of:=[.D782]+(-10*[.D782]+10*[.E782])*[.$B$1]" office:value-type="float" office:value="11.2899151464862" calcext:value-type="float">
            <text:p>11.2899</text:p>
          </table:table-cell>
          <table:table-cell table:formula="of:=[.E782]+(28*[.D782]-[.E782]-[.D782]*[.F782])*[.$B$1]" office:value-type="float" office:value="13.1179818066493" calcext:value-type="float">
            <text:p>13.1180</text:p>
          </table:table-cell>
          <table:table-cell table:formula="of:=[.F782]+(-(8/3)*[.F782] +[.E782]*[.D782])*[.$B$1]" office:value-type="float" office:value="28.4100710945772" calcext:value-type="float">
            <text:p>28.41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82</text:p>
          </table:table-cell>
          <table:table-cell table:formula="of:=[.$B$1]+[.B783]" office:value-type="float" office:value="7.81999999999988" calcext:value-type="float">
            <text:p>7.82</text:p>
          </table:table-cell>
          <table:table-cell/>
          <table:table-cell table:formula="of:=[.D783]+(-10*[.D783]+10*[.E783])*[.$B$1]" office:value-type="float" office:value="11.4727218125025" calcext:value-type="float">
            <text:p>11.4727</text:p>
          </table:table-cell>
          <table:table-cell table:formula="of:=[.E783]+(28*[.D783]-[.E783]-[.D783]*[.F783])*[.$B$1]" office:value-type="float" office:value="12.9405053099648" calcext:value-type="float">
            <text:p>12.9405</text:p>
          </table:table-cell>
          <table:table-cell table:formula="of:=[.F783]+(-(8/3)*[.F783] +[.E783]*[.D783])*[.$B$1]" office:value-type="float" office:value="29.133478213624" calcext:value-type="float">
            <text:p>29.13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83</text:p>
          </table:table-cell>
          <table:table-cell table:formula="of:=[.$B$1]+[.B784]" office:value-type="float" office:value="7.82999999999988" calcext:value-type="float">
            <text:p>7.83</text:p>
          </table:table-cell>
          <table:table-cell/>
          <table:table-cell table:formula="of:=[.D784]+(-10*[.D784]+10*[.E784])*[.$B$1]" office:value-type="float" office:value="11.6195001622487" calcext:value-type="float">
            <text:p>11.6195</text:p>
          </table:table-cell>
          <table:table-cell table:formula="of:=[.E784]+(28*[.D784]-[.E784]-[.D784]*[.F784])*[.$B$1]" office:value-type="float" office:value="12.6810594546107" calcext:value-type="float">
            <text:p>12.6811</text:p>
          </table:table-cell>
          <table:table-cell table:formula="of:=[.F784]+(-(8/3)*[.F784] +[.E784]*[.D784])*[.$B$1]" office:value-type="float" office:value="29.841213636605" calcext:value-type="float">
            <text:p>29.84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84</text:p>
          </table:table-cell>
          <table:table-cell table:formula="of:=[.$B$1]+[.B785]" office:value-type="float" office:value="7.83999999999988" calcext:value-type="float">
            <text:p>7.84</text:p>
          </table:table-cell>
          <table:table-cell/>
          <table:table-cell table:formula="of:=[.D785]+(-10*[.D785]+10*[.E785])*[.$B$1]" office:value-type="float" office:value="11.7256560914849" calcext:value-type="float">
            <text:p>11.7257</text:p>
          </table:table-cell>
          <table:table-cell table:formula="of:=[.E785]+(28*[.D785]-[.E785]-[.D785]*[.F785])*[.$B$1]" office:value-type="float" office:value="12.3403090385719" calcext:value-type="float">
            <text:p>12.3403</text:p>
          </table:table-cell>
          <table:table-cell table:formula="of:=[.F785]+(-(8/3)*[.F785] +[.E785]*[.D785])*[.$B$1]" office:value-type="float" office:value="30.5189236635323" calcext:value-type="float">
            <text:p>30.51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85</text:p>
          </table:table-cell>
          <table:table-cell table:formula="of:=[.$B$1]+[.B786]" office:value-type="float" office:value="7.84999999999988" calcext:value-type="float">
            <text:p>7.85</text:p>
          </table:table-cell>
          <table:table-cell/>
          <table:table-cell table:formula="of:=[.D786]+(-10*[.D786]+10*[.E786])*[.$B$1]" office:value-type="float" office:value="11.7871213861936" calcext:value-type="float">
            <text:p>11.7871</text:p>
          </table:table-cell>
          <table:table-cell table:formula="of:=[.E786]+(28*[.D786]-[.E786]-[.D786]*[.F786])*[.$B$1]" office:value-type="float" office:value="11.9215456221934" calcext:value-type="float">
            <text:p>11.9215</text:p>
          </table:table-cell>
          <table:table-cell table:formula="of:=[.F786]+(-(8/3)*[.F786] +[.E786]*[.D786])*[.$B$1]" office:value-type="float" office:value="31.1520678976608" calcext:value-type="float">
            <text:p>31.15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86</text:p>
          </table:table-cell>
          <table:table-cell table:formula="of:=[.$B$1]+[.B787]" office:value-type="float" office:value="7.85999999999988" calcext:value-type="float">
            <text:p>7.86</text:p>
          </table:table-cell>
          <table:table-cell/>
          <table:table-cell table:formula="of:=[.D787]+(-10*[.D787]+10*[.E787])*[.$B$1]" office:value-type="float" office:value="11.8005638097936" calcext:value-type="float">
            <text:p>11.8006</text:p>
          </table:table-cell>
          <table:table-cell table:formula="of:=[.E787]+(28*[.D787]-[.E787]-[.D787]*[.F787])*[.$B$1]" office:value-type="float" office:value="11.4307920966989" calcext:value-type="float">
            <text:p>11.4308</text:p>
          </table:table-cell>
          <table:table-cell table:formula="of:=[.F787]+(-(8/3)*[.F787] +[.E787]*[.D787])*[.$B$1]" office:value-type="float" office:value="31.7265531406549" calcext:value-type="float">
            <text:p>31.72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87</text:p>
          </table:table-cell>
          <table:table-cell table:formula="of:=[.$B$1]+[.B788]" office:value-type="float" office:value="7.86999999999988" calcext:value-type="float">
            <text:p>7.87</text:p>
          </table:table-cell>
          <table:table-cell/>
          <table:table-cell table:formula="of:=[.D788]+(-10*[.D788]+10*[.E788])*[.$B$1]" office:value-type="float" office:value="11.7635866384841" calcext:value-type="float">
            <text:p>11.7636</text:p>
          </table:table-cell>
          <table:table-cell table:formula="of:=[.E788]+(28*[.D788]-[.E788]-[.D788]*[.F788])*[.$B$1]" office:value-type="float" office:value="10.8767298944631" calcext:value-type="float">
            <text:p>10.8767</text:p>
          </table:table-cell>
          <table:table-cell table:formula="of:=[.F788]+(-(8/3)*[.F788] +[.E788]*[.D788])*[.$B$1]" office:value-type="float" office:value="32.2294096389065" calcext:value-type="float">
            <text:p>32.22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88</text:p>
          </table:table-cell>
          <table:table-cell table:formula="of:=[.$B$1]+[.B789]" office:value-type="float" office:value="7.87999999999988" calcext:value-type="float">
            <text:p>7.88</text:p>
          </table:table-cell>
          <table:table-cell/>
          <table:table-cell table:formula="of:=[.D789]+(-10*[.D789]+10*[.E789])*[.$B$1]" office:value-type="float" office:value="11.674900964082" calcext:value-type="float">
            <text:p>11.6749</text:p>
          </table:table-cell>
          <table:table-cell table:formula="of:=[.E789]+(28*[.D789]-[.E789]-[.D789]*[.F789])*[.$B$1]" office:value-type="float" office:value="10.2704323283493" calcext:value-type="float">
            <text:p>10.2704</text:p>
          </table:table-cell>
          <table:table-cell table:formula="of:=[.F789]+(-(8/3)*[.F789] +[.E789]*[.D789])*[.$B$1]" office:value-type="float" office:value="32.6494522597714" calcext:value-type="float">
            <text:p>32.64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89</text:p>
          </table:table-cell>
          <table:table-cell table:formula="of:=[.$B$1]+[.B790]" office:value-type="float" office:value="7.88999999999988" calcext:value-type="float">
            <text:p>7.89</text:p>
          </table:table-cell>
          <table:table-cell/>
          <table:table-cell table:formula="of:=[.D790]+(-10*[.D790]+10*[.E790])*[.$B$1]" office:value-type="float" office:value="11.5344541005088" calcext:value-type="float">
            <text:p>11.5345</text:p>
          </table:table-cell>
          <table:table-cell table:formula="of:=[.E790]+(28*[.D790]-[.E790]-[.D790]*[.F790])*[.$B$1]" office:value-type="float" office:value="9.62490905836522" calcext:value-type="float">
            <text:p>9.6249</text:p>
          </table:table-cell>
          <table:table-cell table:formula="of:=[.F790]+(-(8/3)*[.F790] +[.E790]*[.D790])*[.$B$1]" office:value-type="float" office:value="32.9778630024287" calcext:value-type="float">
            <text:p>32.97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90</text:p>
          </table:table-cell>
          <table:table-cell table:formula="of:=[.$B$1]+[.B791]" office:value-type="float" office:value="7.89999999999988" calcext:value-type="float">
            <text:p>7.90</text:p>
          </table:table-cell>
          <table:table-cell/>
          <table:table-cell table:formula="of:=[.D791]+(-10*[.D791]+10*[.E791])*[.$B$1]" office:value-type="float" office:value="11.3434995962944" calcext:value-type="float">
            <text:p>11.3435</text:p>
          </table:table-cell>
          <table:table-cell table:formula="of:=[.E791]+(28*[.D791]-[.E791]-[.D791]*[.F791])*[.$B$1]" office:value-type="float" office:value="8.95449064458022" calcext:value-type="float">
            <text:p>8.9545</text:p>
          </table:table-cell>
          <table:table-cell table:formula="of:=[.F791]+(-(8/3)*[.F791] +[.E791]*[.D791])*[.$B$1]" office:value-type="float" office:value="33.2086340399168" calcext:value-type="float">
            <text:p>33.20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91</text:p>
          </table:table-cell>
          <table:table-cell table:formula="of:=[.$B$1]+[.B792]" office:value-type="float" office:value="7.90999999999988" calcext:value-type="float">
            <text:p>7.91</text:p>
          </table:table-cell>
          <table:table-cell/>
          <table:table-cell table:formula="of:=[.D792]+(-10*[.D792]+10*[.E792])*[.$B$1]" office:value-type="float" office:value="11.104598701123" calcext:value-type="float">
            <text:p>11.1046</text:p>
          </table:table-cell>
          <table:table-cell table:formula="of:=[.E792]+(28*[.D792]-[.E792]-[.D792]*[.F792])*[.$B$1]" office:value-type="float" office:value="8.274104356844" calcext:value-type="float">
            <text:p>8.2741</text:p>
          </table:table-cell>
          <table:table-cell table:formula="of:=[.F792]+(-(8/3)*[.F792] +[.E792]*[.D792])*[.$B$1]" office:value-type="float" office:value="33.3388230756372" calcext:value-type="float">
            <text:p>33.33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92</text:p>
          </table:table-cell>
          <table:table-cell table:formula="of:=[.$B$1]+[.B793]" office:value-type="float" office:value="7.91999999999988" calcext:value-type="float">
            <text:p>7.92</text:p>
          </table:table-cell>
          <table:table-cell/>
          <table:table-cell table:formula="of:=[.D793]+(-10*[.D793]+10*[.E793])*[.$B$1]" office:value-type="float" office:value="10.8215492666951" calcext:value-type="float">
            <text:p>10.8215</text:p>
          </table:table-cell>
          <table:table-cell table:formula="of:=[.E793]+(28*[.D793]-[.E793]-[.D793]*[.F793])*[.$B$1]" office:value-type="float" office:value="7.5985084353631" calcext:value-type="float">
            <text:p>7.5985</text:p>
          </table:table-cell>
          <table:table-cell table:formula="of:=[.F793]+(-(8/3)*[.F793] +[.E793]*[.D793])*[.$B$1]" office:value-type="float" office:value="33.3685938785599" calcext:value-type="float">
            <text:p>33.36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93</text:p>
          </table:table-cell>
          <table:table-cell table:formula="of:=[.$B$1]+[.B794]" office:value-type="float" office:value="7.92999999999988" calcext:value-type="float">
            <text:p>7.93</text:p>
          </table:table-cell>
          <table:table-cell/>
          <table:table-cell table:formula="of:=[.D794]+(-10*[.D794]+10*[.E794])*[.$B$1]" office:value-type="float" office:value="10.4992451835619" calcext:value-type="float">
            <text:p>10.4992</text:p>
          </table:table-cell>
          <table:table-cell table:formula="of:=[.E794]+(28*[.D794]-[.E794]-[.D794]*[.F794])*[.$B$1]" office:value-type="float" office:value="6.94155831951233" calcext:value-type="float">
            <text:p>6.9416</text:p>
          </table:table-cell>
          <table:table-cell table:formula="of:=[.F794]+(-(8/3)*[.F794] +[.E794]*[.D794])*[.$B$1]" office:value-type="float" office:value="33.3010410423317" calcext:value-type="float">
            <text:p>33.30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94</text:p>
          </table:table-cell>
          <table:table-cell table:formula="of:=[.$B$1]+[.B795]" office:value-type="float" office:value="7.93999999999988" calcext:value-type="float">
            <text:p>7.94</text:p>
          </table:table-cell>
          <table:table-cell/>
          <table:table-cell table:formula="of:=[.D795]+(-10*[.D795]+10*[.E795])*[.$B$1]" office:value-type="float" office:value="10.1434764971569" calcext:value-type="float">
            <text:p>10.1435</text:p>
          </table:table-cell>
          <table:table-cell table:formula="of:=[.E795]+(28*[.D795]-[.E795]-[.D795]*[.F795])*[.$B$1]" office:value-type="float" office:value="6.31557344000156" calcext:value-type="float">
            <text:p>6.3156</text:p>
          </table:table-cell>
          <table:table-cell table:formula="of:=[.F795]+(-(8/3)*[.F795] +[.E795]*[.D795])*[.$B$1]" office:value-type="float" office:value="33.1418245087284" calcext:value-type="float">
            <text:p>33.14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95</text:p>
          </table:table-cell>
          <table:table-cell table:formula="of:=[.$B$1]+[.B796]" office:value-type="float" office:value="7.94999999999988" calcext:value-type="float">
            <text:p>7.95</text:p>
          </table:table-cell>
          <table:table-cell/>
          <table:table-cell table:formula="of:=[.D796]+(-10*[.D796]+10*[.E796])*[.$B$1]" office:value-type="float" office:value="9.7606861914414" calcext:value-type="float">
            <text:p>9.7607</text:p>
          </table:table-cell>
          <table:table-cell table:formula="of:=[.E796]+(28*[.D796]-[.E796]-[.D796]*[.F796])*[.$B$1]" office:value-type="float" office:value="5.73085794503362" calcext:value-type="float">
            <text:p>5.7309</text:p>
          </table:table-cell>
          <table:table-cell table:formula="of:=[.F796]+(-(8/3)*[.F796] +[.E796]*[.D796])*[.$B$1]" office:value-type="float" office:value="32.8986612293763" calcext:value-type="float">
            <text:p>32.89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96</text:p>
          </table:table-cell>
          <table:table-cell table:formula="of:=[.$B$1]+[.B797]" office:value-type="float" office:value="7.95999999999988" calcext:value-type="float">
            <text:p>7.96</text:p>
          </table:table-cell>
          <table:table-cell/>
          <table:table-cell table:formula="of:=[.D797]+(-10*[.D797]+10*[.E797])*[.$B$1]" office:value-type="float" office:value="9.35770336680062" calcext:value-type="float">
            <text:p>9.3577</text:p>
          </table:table-cell>
          <table:table-cell table:formula="of:=[.E797]+(28*[.D797]-[.E797]-[.D797]*[.F797])*[.$B$1]" office:value-type="float" office:value="5.19540641540206" calcext:value-type="float">
            <text:p>5.1954</text:p>
          </table:table-cell>
          <table:table-cell table:formula="of:=[.F797]+(-(8/3)*[.F797] +[.E797]*[.D797])*[.$B$1]" office:value-type="float" office:value="32.5807346566849" calcext:value-type="float">
            <text:p>32.58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97</text:p>
          </table:table-cell>
          <table:table-cell table:formula="of:=[.$B$1]+[.B798]" office:value-type="float" office:value="7.96999999999987" calcext:value-type="float">
            <text:p>7.97</text:p>
          </table:table-cell>
          <table:table-cell/>
          <table:table-cell table:formula="of:=[.D798]+(-10*[.D798]+10*[.E798])*[.$B$1]" office:value-type="float" office:value="8.94147367166076" calcext:value-type="float">
            <text:p>8.9415</text:p>
          </table:table-cell>
          <table:table-cell table:formula="of:=[.E798]+(28*[.D798]-[.E798]-[.D798]*[.F798])*[.$B$1]" office:value-type="float" office:value="4.71480079005523" calcext:value-type="float">
            <text:p>4.7148</text:p>
          </table:table-cell>
          <table:table-cell table:formula="of:=[.F798]+(-(8/3)*[.F798] +[.E798]*[.D798])*[.$B$1]" office:value-type="float" office:value="32.198085786893" calcext:value-type="float">
            <text:p>32.19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98</text:p>
          </table:table-cell>
          <table:table-cell table:formula="of:=[.$B$1]+[.B799]" office:value-type="float" office:value="7.97999999999987" calcext:value-type="float">
            <text:p>7.98</text:p>
          </table:table-cell>
          <table:table-cell/>
          <table:table-cell table:formula="of:=[.D799]+(-10*[.D799]+10*[.E799])*[.$B$1]" office:value-type="float" office:value="8.51880638350021" calcext:value-type="float">
            <text:p>8.5188</text:p>
          </table:table-cell>
          <table:table-cell table:formula="of:=[.E799]+(28*[.D799]-[.E799]-[.D799]*[.F799])*[.$B$1]" office:value-type="float" office:value="4.29228204680591" calcext:value-type="float">
            <text:p>4.2923</text:p>
          </table:table-cell>
          <table:table-cell table:formula="of:=[.F799]+(-(8/3)*[.F799] +[.E799]*[.D799])*[.$B$1]" office:value-type="float" office:value="31.7610428372233" calcext:value-type="float">
            <text:p>31.76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799</text:p>
          </table:table-cell>
          <table:table-cell table:formula="of:=[.$B$1]+[.B800]" office:value-type="float" office:value="7.98999999999987" calcext:value-type="float">
            <text:p>7.99</text:p>
          </table:table-cell>
          <table:table-cell/>
          <table:table-cell table:formula="of:=[.D800]+(-10*[.D800]+10*[.E800])*[.$B$1]" office:value-type="float" office:value="8.09615394983078" calcext:value-type="float">
            <text:p>8.0962</text:p>
          </table:table-cell>
          <table:table-cell table:formula="of:=[.E800]+(28*[.D800]-[.E800]-[.D800]*[.F800])*[.$B$1]" office:value-type="float" office:value="3.9289632690343" calcext:value-type="float">
            <text:p>3.9290</text:p>
          </table:table-cell>
          <table:table-cell table:formula="of:=[.F800]+(-(8/3)*[.F800] +[.E800]*[.D800])*[.$B$1]" office:value-type="float" office:value="31.2797328918984" calcext:value-type="float">
            <text:p>31.27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00</text:p>
          </table:table-cell>
          <table:table-cell table:formula="of:=[.$B$1]+[.B801]" office:value-type="float" office:value="7.99999999999987" calcext:value-type="float">
            <text:p>8.00</text:p>
          </table:table-cell>
          <table:table-cell/>
          <table:table-cell table:formula="of:=[.D801]+(-10*[.D801]+10*[.E801])*[.$B$1]" office:value-type="float" office:value="7.67943488175113" calcext:value-type="float">
            <text:p>7.6794</text:p>
          </table:table-cell>
          <table:table-cell table:formula="of:=[.E801]+(28*[.D801]-[.E801]-[.D801]*[.F801])*[.$B$1]" office:value-type="float" office:value="3.62414141227262" calcext:value-type="float">
            <text:p>3.6241</text:p>
          </table:table-cell>
          <table:table-cell table:formula="of:=[.F801]+(-(8/3)*[.F801] +[.E801]*[.D801])*[.$B$1]" office:value-type="float" office:value="30.7637015963411" calcext:value-type="float">
            <text:p>30.76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01</text:p>
          </table:table-cell>
          <table:table-cell table:formula="of:=[.$B$1]+[.B802]" office:value-type="float" office:value="8.00999999999987" calcext:value-type="float">
            <text:p>8.01</text:p>
          </table:table-cell>
          <table:table-cell/>
          <table:table-cell table:formula="of:=[.D802]+(-10*[.D802]+10*[.E802])*[.$B$1]" office:value-type="float" office:value="7.27390553480328" calcext:value-type="float">
            <text:p>7.2739</text:p>
          </table:table-cell>
          <table:table-cell table:formula="of:=[.E802]+(28*[.D802]-[.E802]-[.D802]*[.F802])*[.$B$1]" office:value-type="float" office:value="3.37566333373296" calcext:value-type="float">
            <text:p>3.3757</text:p>
          </table:table-cell>
          <table:table-cell table:formula="of:=[.F802]+(-(8/3)*[.F802] +[.E802]*[.D802])*[.$B$1]" office:value-type="float" office:value="30.2216498002168" calcext:value-type="float">
            <text:p>30.22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02</text:p>
          </table:table-cell>
          <table:table-cell table:formula="of:=[.$B$1]+[.B803]" office:value-type="float" office:value="8.01999999999987" calcext:value-type="float">
            <text:p>8.02</text:p>
          </table:table-cell>
          <table:table-cell/>
          <table:table-cell table:formula="of:=[.D803]+(-10*[.D803]+10*[.E803])*[.$B$1]" office:value-type="float" office:value="6.88408131469625" calcext:value-type="float">
            <text:p>6.8841</text:p>
          </table:table-cell>
          <table:table-cell table:formula="of:=[.E803]+(28*[.D803]-[.E803]-[.D803]*[.F803])*[.$B$1]" office:value-type="float" office:value="3.18030599261372" calcext:value-type="float">
            <text:p>3.1803</text:p>
          </table:table-cell>
          <table:table-cell table:formula="of:=[.F803]+(-(8/3)*[.F803] +[.E803]*[.D803])*[.$B$1]" office:value-type="float" office:value="29.6612817009464" calcext:value-type="float">
            <text:p>29.66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03</text:p>
          </table:table-cell>
          <table:table-cell table:formula="of:=[.$B$1]+[.B804]" office:value-type="float" office:value="8.02999999999987" calcext:value-type="float">
            <text:p>8.03</text:p>
          </table:table-cell>
          <table:table-cell/>
          <table:table-cell table:formula="of:=[.D804]+(-10*[.D804]+10*[.E804])*[.$B$1]" office:value-type="float" office:value="6.51370378248799" calcext:value-type="float">
            <text:p>6.5137</text:p>
          </table:table-cell>
          <table:table-cell table:formula="of:=[.E804]+(28*[.D804]-[.E804]-[.D804]*[.F804])*[.$B$1]" office:value-type="float" office:value="3.03413894952826" calcext:value-type="float">
            <text:p>3.0341</text:p>
          </table:table-cell>
          <table:table-cell table:formula="of:=[.F804]+(-(8/3)*[.F804] +[.E804]*[.D804])*[.$B$1]" office:value-type="float" office:value="29.0892490395088" calcext:value-type="float">
            <text:p>29.08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04</text:p>
          </table:table-cell>
          <table:table-cell table:formula="of:=[.$B$1]+[.B805]" office:value-type="float" office:value="8.03999999999987" calcext:value-type="float">
            <text:p>8.04</text:p>
          </table:table-cell>
          <table:table-cell/>
          <table:table-cell table:formula="of:=[.D805]+(-10*[.D805]+10*[.E805])*[.$B$1]" office:value-type="float" office:value="6.16574729919202" calcext:value-type="float">
            <text:p>6.1657</text:p>
          </table:table-cell>
          <table:table-cell table:formula="of:=[.E805]+(28*[.D805]-[.E805]-[.D805]*[.F805])*[.$B$1]" office:value-type="float" office:value="2.93284710414578" calcext:value-type="float">
            <text:p>2.9328</text:p>
          </table:table-cell>
          <table:table-cell table:formula="of:=[.F805]+(-(8/3)*[.F805] +[.E805]*[.D805])*[.$B$1]" office:value-type="float" office:value="28.5111705553099" calcext:value-type="float">
            <text:p>28.5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05</text:p>
          </table:table-cell>
          <table:table-cell table:formula="of:=[.$B$1]+[.B806]" office:value-type="float" office:value="8.04999999999987" calcext:value-type="float">
            <text:p>8.05</text:p>
          </table:table-cell>
          <table:table-cell/>
          <table:table-cell table:formula="of:=[.D806]+(-10*[.D806]+10*[.E806])*[.$B$1]" office:value-type="float" office:value="5.8424572796874" calcext:value-type="float">
            <text:p>5.8425</text:p>
          </table:table-cell>
          <table:table-cell table:formula="of:=[.E806]+(28*[.D806]-[.E806]-[.D806]*[.F806])*[.$B$1]" office:value-type="float" office:value="2.87200114839604" calcext:value-type="float">
            <text:p>2.8720</text:p>
          </table:table-cell>
          <table:table-cell table:formula="of:=[.F806]+(-(8/3)*[.F806] +[.E806]*[.D806])*[.$B$1]" office:value-type="float" office:value="27.9317046149483" calcext:value-type="float">
            <text:p>27.93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06</text:p>
          </table:table-cell>
          <table:table-cell table:formula="of:=[.$B$1]+[.B807]" office:value-type="float" office:value="8.05999999999987" calcext:value-type="float">
            <text:p>8.06</text:p>
          </table:table-cell>
          <table:table-cell/>
          <table:table-cell table:formula="of:=[.D807]+(-10*[.D807]+10*[.E807])*[.$B$1]" office:value-type="float" office:value="5.54541166655826" calcext:value-type="float">
            <text:p>5.5454</text:p>
          </table:table-cell>
          <table:table-cell table:formula="of:=[.E807]+(28*[.D807]-[.E807]-[.D807]*[.F807])*[.$B$1]" office:value-type="float" office:value="2.84727126560772" calcext:value-type="float">
            <text:p>2.8473</text:p>
          </table:table-cell>
          <table:table-cell table:formula="of:=[.F807]+(-(8/3)*[.F807] +[.E807]*[.D807])*[.$B$1]" office:value-type="float" office:value="27.3546545987169" calcext:value-type="float">
            <text:p>27.35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07</text:p>
          </table:table-cell>
          <table:table-cell table:formula="of:=[.$B$1]+[.B808]" office:value-type="float" office:value="8.06999999999987" calcext:value-type="float">
            <text:p>8.07</text:p>
          </table:table-cell>
          <table:table-cell/>
          <table:table-cell table:formula="of:=[.D808]+(-10*[.D808]+10*[.E808])*[.$B$1]" office:value-type="float" office:value="5.27559762646321" calcext:value-type="float">
            <text:p>5.2756</text:p>
          </table:table-cell>
          <table:table-cell table:formula="of:=[.E808]+(28*[.D808]-[.E808]-[.D808]*[.F808])*[.$B$1]" office:value-type="float" office:value="2.85458561212399" calcext:value-type="float">
            <text:p>2.8546</text:p>
          </table:table-cell>
          <table:table-cell table:formula="of:=[.F808]+(-(8/3)*[.F808] +[.E808]*[.D808])*[.$B$1]" office:value-type="float" office:value="26.7830900556926" calcext:value-type="float">
            <text:p>26.78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08</text:p>
          </table:table-cell>
          <table:table-cell table:formula="of:=[.$B$1]+[.B809]" office:value-type="float" office:value="8.07999999999987" calcext:value-type="float">
            <text:p>8.08</text:p>
          </table:table-cell>
          <table:table-cell/>
          <table:table-cell table:formula="of:=[.D809]+(-10*[.D809]+10*[.E809])*[.$B$1]" office:value-type="float" office:value="5.03349642502929" calcext:value-type="float">
            <text:p>5.0335</text:p>
          </table:table-cell>
          <table:table-cell table:formula="of:=[.E809]+(28*[.D809]-[.E809]-[.D809]*[.F809])*[.$B$1]" office:value-type="float" office:value="2.89023902814083" calcext:value-type="float">
            <text:p>2.8902</text:p>
          </table:table-cell>
          <table:table-cell table:formula="of:=[.F809]+(-(8/3)*[.F809] +[.E809]*[.D809])*[.$B$1]" office:value-type="float" office:value="26.2194707716727" calcext:value-type="float">
            <text:p>26.21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09</text:p>
          </table:table-cell>
          <table:table-cell table:formula="of:=[.$B$1]+[.B810]" office:value-type="float" office:value="8.08999999999987" calcext:value-type="float">
            <text:p>8.09</text:p>
          </table:table-cell>
          <table:table-cell/>
          <table:table-cell table:formula="of:=[.D810]+(-10*[.D810]+10*[.E810])*[.$B$1]" office:value-type="float" office:value="4.81917068534044" calcext:value-type="float">
            <text:p>4.8192</text:p>
          </table:table-cell>
          <table:table-cell table:formula="of:=[.E810]+(28*[.D810]-[.E810]-[.D810]*[.F810])*[.$B$1]" office:value-type="float" office:value="2.95095951291387" calcext:value-type="float">
            <text:p>2.9510</text:p>
          </table:table-cell>
          <table:table-cell table:formula="of:=[.F810]+(-(8/3)*[.F810] +[.E810]*[.D810])*[.$B$1]" office:value-type="float" office:value="25.6657649625844" calcext:value-type="float">
            <text:p>25.66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10</text:p>
          </table:table-cell>
          <table:table-cell table:formula="of:=[.$B$1]+[.B811]" office:value-type="float" office:value="8.09999999999987" calcext:value-type="float">
            <text:p>8.10</text:p>
          </table:table-cell>
          <table:table-cell/>
          <table:table-cell table:formula="of:=[.D811]+(-10*[.D811]+10*[.E811])*[.$B$1]" office:value-type="float" office:value="4.63234956809778" calcext:value-type="float">
            <text:p>4.6323</text:p>
          </table:table-cell>
          <table:table-cell table:formula="of:=[.E811]+(28*[.D811]-[.E811]-[.D811]*[.F811])*[.$B$1]" office:value-type="float" office:value="3.03394068843481" calcext:value-type="float">
            <text:p>3.0339</text:p>
          </table:table-cell>
          <table:table-cell table:formula="of:=[.F811]+(-(8/3)*[.F811] +[.E811]*[.D811])*[.$B$1]" office:value-type="float" office:value="25.1235563393648" calcext:value-type="float">
            <text:p>25.1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11</text:p>
          </table:table-cell>
          <table:table-cell table:formula="of:=[.$B$1]+[.B812]" office:value-type="float" office:value="8.10999999999987" calcext:value-type="float">
            <text:p>8.11</text:p>
          </table:table-cell>
          <table:table-cell/>
          <table:table-cell table:formula="of:=[.D812]+(-10*[.D812]+10*[.E812])*[.$B$1]" office:value-type="float" office:value="4.47250868013149" calcext:value-type="float">
            <text:p>4.4725</text:p>
          </table:table-cell>
          <table:table-cell table:formula="of:=[.E812]+(28*[.D812]-[.E812]-[.D812]*[.F812])*[.$B$1]" office:value-type="float" office:value="3.13684820704048" calcext:value-type="float">
            <text:p>3.1368</text:p>
          </table:table-cell>
          <table:table-cell table:formula="of:=[.F812]+(-(8/3)*[.F812] +[.E812]*[.D812])*[.$B$1]" office:value-type="float" office:value="24.5941375753588" calcext:value-type="float">
            <text:p>24.59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12</text:p>
          </table:table-cell>
          <table:table-cell table:formula="of:=[.$B$1]+[.B813]" office:value-type="float" office:value="8.11999999999987" calcext:value-type="float">
            <text:p>8.12</text:p>
          </table:table-cell>
          <table:table-cell/>
          <table:table-cell table:formula="of:=[.D813]+(-10*[.D813]+10*[.E813])*[.$B$1]" office:value-type="float" office:value="4.33894263282239" calcext:value-type="float">
            <text:p>4.3389</text:p>
          </table:table-cell>
          <table:table-cell table:formula="of:=[.E813]+(28*[.D813]-[.E813]-[.D813]*[.F813])*[.$B$1]" office:value-type="float" office:value="3.25780721754549" calcext:value-type="float">
            <text:p>3.2578</text:p>
          </table:table-cell>
          <table:table-cell table:formula="of:=[.F813]+(-(8/3)*[.F813] +[.E813]*[.D813])*[.$B$1]" office:value-type="float" office:value="24.078589715025" calcext:value-type="float">
            <text:p>24.07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13</text:p>
          </table:table-cell>
          <table:table-cell table:formula="of:=[.$B$1]+[.B814]" office:value-type="float" office:value="8.12999999999987" calcext:value-type="float">
            <text:p>8.13</text:p>
          </table:table-cell>
          <table:table-cell/>
          <table:table-cell table:formula="of:=[.D814]+(-10*[.D814]+10*[.E814])*[.$B$1]" office:value-type="float" office:value="4.2308290912947" calcext:value-type="float">
            <text:p>4.2308</text:p>
          </table:table-cell>
          <table:table-cell table:formula="of:=[.E814]+(28*[.D814]-[.E814]-[.D814]*[.F814])*[.$B$1]" office:value-type="float" office:value="3.3953768880327" calcext:value-type="float">
            <text:p>3.3954</text:p>
          </table:table-cell>
          <table:table-cell table:formula="of:=[.F814]+(-(8/3)*[.F814] +[.E814]*[.D814])*[.$B$1]" office:value-type="float" office:value="23.5778483755482" calcext:value-type="float">
            <text:p>23.57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14</text:p>
          </table:table-cell>
          <table:table-cell table:formula="of:=[.$B$1]+[.B815]" office:value-type="float" office:value="8.13999999999987" calcext:value-type="float">
            <text:p>8.14</text:p>
          </table:table-cell>
          <table:table-cell/>
          <table:table-cell table:formula="of:=[.D815]+(-10*[.D815]+10*[.E815])*[.$B$1]" office:value-type="float" office:value="4.1472838709685" calcext:value-type="float">
            <text:p>4.1473</text:p>
          </table:table-cell>
          <table:table-cell table:formula="of:=[.E815]+(28*[.D815]-[.E815]-[.D815]*[.F815])*[.$B$1]" office:value-type="float" office:value="3.54851679654084" calcext:value-type="float">
            <text:p>3.5485</text:p>
          </table:table-cell>
          <table:table-cell table:formula="of:=[.F815]+(-(8/3)*[.F815] +[.E815]*[.D815])*[.$B$1]" office:value-type="float" office:value="23.0927583453382" calcext:value-type="float">
            <text:p>23.09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15</text:p>
          </table:table-cell>
          <table:table-cell table:formula="of:=[.$B$1]+[.B816]" office:value-type="float" office:value="8.14999999999987" calcext:value-type="float">
            <text:p>8.15</text:p>
          </table:table-cell>
          <table:table-cell/>
          <table:table-cell table:formula="of:=[.D816]+(-10*[.D816]+10*[.E816])*[.$B$1]" office:value-type="float" office:value="4.08740716352573" calcext:value-type="float">
            <text:p>4.0874</text:p>
          </table:table-cell>
          <table:table-cell table:formula="of:=[.E816]+(28*[.D816]-[.E816]-[.D816]*[.F816])*[.$B$1]" office:value-type="float" office:value="3.71654887022866" calcext:value-type="float">
            <text:p>3.7165</text:p>
          </table:table-cell>
          <table:table-cell table:formula="of:=[.F816]+(-(8/3)*[.F816] +[.E816]*[.D816])*[.$B$1]" office:value-type="float" office:value="22.6241185208908" calcext:value-type="float">
            <text:p>22.62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16</text:p>
          </table:table-cell>
          <table:table-cell table:formula="of:=[.$B$1]+[.B817]" office:value-type="float" office:value="8.15999999999987" calcext:value-type="float">
            <text:p>8.16</text:p>
          </table:table-cell>
          <table:table-cell/>
          <table:table-cell table:formula="of:=[.D817]+(-10*[.D817]+10*[.E817])*[.$B$1]" office:value-type="float" office:value="4.05032133419602" calcext:value-type="float">
            <text:p>4.0503</text:p>
          </table:table-cell>
          <table:table-cell table:formula="of:=[.E817]+(28*[.D817]-[.E817]-[.D817]*[.F817])*[.$B$1]" office:value-type="float" office:value="3.89911754620614" calcext:value-type="float">
            <text:p>3.8991</text:p>
          </table:table-cell>
          <table:table-cell table:formula="of:=[.F817]+(-(8/3)*[.F817] +[.E817]*[.D817])*[.$B$1]" office:value-type="float" office:value="22.1727191784247" calcext:value-type="float">
            <text:p>22.17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17</text:p>
          </table:table-cell>
          <table:table-cell table:formula="of:=[.$B$1]+[.B818]" office:value-type="float" office:value="8.16999999999987" calcext:value-type="float">
            <text:p>8.17</text:p>
          </table:table-cell>
          <table:table-cell/>
          <table:table-cell table:formula="of:=[.D818]+(-10*[.D818]+10*[.E818])*[.$B$1]" office:value-type="float" office:value="4.03520095539704" calcext:value-type="float">
            <text:p>4.0352</text:p>
          </table:table-cell>
          <table:table-cell table:formula="of:=[.E818]+(28*[.D818]-[.E818]-[.D818]*[.F818])*[.$B$1]" office:value-type="float" office:value="4.09614996906386" calcext:value-type="float">
            <text:p>4.0961</text:p>
          </table:table-cell>
          <table:table-cell table:formula="of:=[.F818]+(-(8/3)*[.F818] +[.E818]*[.D818])*[.$B$1]" office:value-type="float" office:value="21.7393734568194" calcext:value-type="float">
            <text:p>21.73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18</text:p>
          </table:table-cell>
          <table:table-cell table:formula="of:=[.$B$1]+[.B819]" office:value-type="float" office:value="8.17999999999987" calcext:value-type="float">
            <text:p>8.18</text:p>
          </table:table-cell>
          <table:table-cell/>
          <table:table-cell table:formula="of:=[.D819]+(-10*[.D819]+10*[.E819])*[.$B$1]" office:value-type="float" office:value="4.04129585676372" calcext:value-type="float">
            <text:p>4.0413</text:p>
          </table:table-cell>
          <table:table-cell table:formula="of:=[.E819]+(28*[.D819]-[.E819]-[.D819]*[.F819])*[.$B$1]" office:value-type="float" office:value="4.30781733145748" calcext:value-type="float">
            <text:p>4.3078</text:p>
          </table:table-cell>
          <table:table-cell table:formula="of:=[.F819]+(-(8/3)*[.F819] +[.E819]*[.D819])*[.$B$1]" office:value-type="float" office:value="21.3249447139904" calcext:value-type="float">
            <text:p>21.32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19</text:p>
          </table:table-cell>
          <table:table-cell table:formula="of:=[.$B$1]+[.B820]" office:value-type="float" office:value="8.18999999999987" calcext:value-type="float">
            <text:p>8.19</text:p>
          </table:table-cell>
          <table:table-cell/>
          <table:table-cell table:formula="of:=[.D820]+(-10*[.D820]+10*[.E820])*[.$B$1]" office:value-type="float" office:value="4.06794800423309" calcext:value-type="float">
            <text:p>4.0679</text:p>
          </table:table-cell>
          <table:table-cell table:formula="of:=[.E820]+(28*[.D820]-[.E820]-[.D820]*[.F820])*[.$B$1]" office:value-type="float" office:value="4.5344978908531" calcext:value-type="float">
            <text:p>4.5345</text:p>
          </table:table-cell>
          <table:table-cell table:formula="of:=[.F820]+(-(8/3)*[.F820] +[.E820]*[.D820])*[.$B$1]" office:value-type="float" office:value="20.9303711649504" calcext:value-type="float">
            <text:p>20.93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20</text:p>
          </table:table-cell>
          <table:table-cell table:formula="of:=[.$B$1]+[.B821]" office:value-type="float" office:value="8.19999999999987" calcext:value-type="float">
            <text:p>8.20</text:p>
          </table:table-cell>
          <table:table-cell/>
          <table:table-cell table:formula="of:=[.D821]+(-10*[.D821]+10*[.E821])*[.$B$1]" office:value-type="float" office:value="4.1146029928951" calcext:value-type="float">
            <text:p>4.1146</text:p>
          </table:table-cell>
          <table:table-cell table:formula="of:=[.E821]+(28*[.D821]-[.E821]-[.D821]*[.F821])*[.$B$1]" office:value-type="float" office:value="4.77674173704666" calcext:value-type="float">
            <text:p>4.7767</text:p>
          </table:table-cell>
          <table:table-cell table:formula="of:=[.F821]+(-(8/3)*[.F821] +[.E821]*[.D821])*[.$B$1]" office:value-type="float" office:value="20.556688950338" calcext:value-type="float">
            <text:p>20.55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21</text:p>
          </table:table-cell>
          <table:table-cell table:formula="of:=[.$B$1]+[.B822]" office:value-type="float" office:value="8.20999999999987" calcext:value-type="float">
            <text:p>8.21</text:p>
          </table:table-cell>
          <table:table-cell/>
          <table:table-cell table:formula="of:=[.D822]+(-10*[.D822]+10*[.E822])*[.$B$1]" office:value-type="float" office:value="4.18081686731025" calcext:value-type="float">
            <text:p>4.1808</text:p>
          </table:table-cell>
          <table:table-cell table:formula="of:=[.E822]+(28*[.D822]-[.E822]-[.D822]*[.F822])*[.$B$1]" office:value-type="float" office:value="5.03523701889608" calcext:value-type="float">
            <text:p>5.0352</text:p>
          </table:table-cell>
          <table:table-cell table:formula="of:=[.F822]+(-(8/3)*[.F822] +[.E822]*[.D822])*[.$B$1]" office:value-type="float" office:value="20.2050545368044" calcext:value-type="float">
            <text:p>20.20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22</text:p>
          </table:table-cell>
          <table:table-cell table:formula="of:=[.$B$1]+[.B823]" office:value-type="float" office:value="8.21999999999987" calcext:value-type="float">
            <text:p>8.22</text:p>
          </table:table-cell>
          <table:table-cell/>
          <table:table-cell table:formula="of:=[.D823]+(-10*[.D823]+10*[.E823])*[.$B$1]" office:value-type="float" office:value="4.26625888246883" calcext:value-type="float">
            <text:p>4.2663</text:p>
          </table:table-cell>
          <table:table-cell table:formula="of:=[.E823]+(28*[.D823]-[.E823]-[.D823]*[.F823])*[.$B$1]" office:value-type="float" office:value="5.31077704343003" calcext:value-type="float">
            <text:p>5.3108</text:p>
          </table:table-cell>
          <table:table-cell table:formula="of:=[.F823]+(-(8/3)*[.F823] +[.E823]*[.D823])*[.$B$1]" office:value-type="float" office:value="19.8767671210847" calcext:value-type="float">
            <text:p>19.87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23</text:p>
          </table:table-cell>
          <table:table-cell table:formula="of:=[.$B$1]+[.B824]" office:value-type="float" office:value="8.22999999999987" calcext:value-type="float">
            <text:p>8.23</text:p>
          </table:table-cell>
          <table:table-cell/>
          <table:table-cell table:formula="of:=[.D824]+(-10*[.D824]+10*[.E824])*[.$B$1]" office:value-type="float" office:value="4.37071069856495" calcext:value-type="float">
            <text:p>4.3707</text:p>
          </table:table-cell>
          <table:table-cell table:formula="of:=[.E824]+(28*[.D824]-[.E824]-[.D824]*[.F824])*[.$B$1]" office:value-type="float" office:value="5.60422741723609" calcext:value-type="float">
            <text:p>5.6042</text:p>
          </table:table-cell>
          <table:table-cell table:formula="of:=[.F824]+(-(8/3)*[.F824] +[.E824]*[.D824])*[.$B$1]" office:value-type="float" office:value="19.5732914951992" calcext:value-type="float">
            <text:p>19.57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24</text:p>
          </table:table-cell>
          <table:table-cell table:formula="of:=[.$B$1]+[.B825]" office:value-type="float" office:value="8.23999999999987" calcext:value-type="float">
            <text:p>8.24</text:p>
          </table:table-cell>
          <table:table-cell/>
          <table:table-cell table:formula="of:=[.D825]+(-10*[.D825]+10*[.E825])*[.$B$1]" office:value-type="float" office:value="4.49406237043207" calcext:value-type="float">
            <text:p>4.4941</text:p>
          </table:table-cell>
          <table:table-cell table:formula="of:=[.E825]+(28*[.D825]-[.E825]-[.D825]*[.F825])*[.$B$1]" office:value-type="float" office:value="5.91649219321994" calcext:value-type="float">
            <text:p>5.9165</text:p>
          </table:table-cell>
          <table:table-cell table:formula="of:=[.F825]+(-(8/3)*[.F825] +[.E825]*[.D825])*[.$B$1]" office:value-type="float" office:value="19.2962816226243" calcext:value-type="float">
            <text:p>19.29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25</text:p>
          </table:table-cell>
          <table:table-cell table:formula="of:=[.$B$1]+[.B826]" office:value-type="float" office:value="8.24999999999987" calcext:value-type="float">
            <text:p>8.25</text:p>
          </table:table-cell>
          <table:table-cell/>
          <table:table-cell table:formula="of:=[.D826]+(-10*[.D826]+10*[.E826])*[.$B$1]" office:value-type="float" office:value="4.63630535271085" calcext:value-type="float">
            <text:p>4.6363</text:p>
          </table:table-cell>
          <table:table-cell table:formula="of:=[.E826]+(28*[.D826]-[.E826]-[.D826]*[.F826])*[.$B$1]" office:value-type="float" office:value="6.24847780371376" calcext:value-type="float">
            <text:p>6.2485</text:p>
          </table:table-cell>
          <table:table-cell table:formula="of:=[.F826]+(-(8/3)*[.F826] +[.E826]*[.D826])*[.$B$1]" office:value-type="float" office:value="19.0476049619927" calcext:value-type="float">
            <text:p>19.04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26</text:p>
          </table:table-cell>
          <table:table-cell table:formula="of:=[.$B$1]+[.B827]" office:value-type="float" office:value="8.25999999999987" calcext:value-type="float">
            <text:p>8.26</text:p>
          </table:table-cell>
          <table:table-cell/>
          <table:table-cell table:formula="of:=[.D827]+(-10*[.D827]+10*[.E827])*[.$B$1]" office:value-type="float" office:value="4.79752259781115" calcext:value-type="float">
            <text:p>4.7975</text:p>
          </table:table-cell>
          <table:table-cell table:formula="of:=[.E827]+(28*[.D827]-[.E827]-[.D827]*[.F827])*[.$B$1]" office:value-type="float" office:value="6.60105339601958" calcext:value-type="float">
            <text:p>6.6011</text:p>
          </table:table-cell>
          <table:table-cell table:formula="of:=[.F827]+(-(8/3)*[.F827] +[.E827]*[.D827])*[.$B$1]" office:value-type="float" office:value="18.8293673405494" calcext:value-type="float">
            <text:p>18.82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27</text:p>
          </table:table-cell>
          <table:table-cell table:formula="of:=[.$B$1]+[.B828]" office:value-type="float" office:value="8.26999999999987" calcext:value-type="float">
            <text:p>8.27</text:p>
          </table:table-cell>
          <table:table-cell/>
          <table:table-cell table:formula="of:=[.D828]+(-10*[.D828]+10*[.E828])*[.$B$1]" office:value-type="float" office:value="4.97787567763199" calcext:value-type="float">
            <text:p>4.9779</text:p>
          </table:table-cell>
          <table:table-cell table:formula="of:=[.E828]+(28*[.D828]-[.E828]-[.D828]*[.F828])*[.$B$1]" office:value-type="float" office:value="6.97500603625877" calcext:value-type="float">
            <text:p>6.9750</text:p>
          </table:table-cell>
          <table:table-cell table:formula="of:=[.F828]+(-(8/3)*[.F828] +[.E828]*[.D828])*[.$B$1]" office:value-type="float" office:value="18.6439379065024" calcext:value-type="float">
            <text:p>18.64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28</text:p>
          </table:table-cell>
          <table:table-cell table:formula="of:=[.$B$1]+[.B829]" office:value-type="float" office:value="8.27999999999987" calcext:value-type="float">
            <text:p>8.28</text:p>
          </table:table-cell>
          <table:table-cell/>
          <table:table-cell table:formula="of:=[.D829]+(-10*[.D829]+10*[.E829])*[.$B$1]" office:value-type="float" office:value="5.17758871349467" calcext:value-type="float">
            <text:p>5.1776</text:p>
          </table:table-cell>
          <table:table-cell table:formula="of:=[.E829]+(28*[.D829]-[.E829]-[.D829]*[.F829])*[.$B$1]" office:value-type="float" office:value="7.37098911523255" calcext:value-type="float">
            <text:p>7.3710</text:p>
          </table:table-cell>
          <table:table-cell table:formula="of:=[.F829]+(-(8/3)*[.F829] +[.E829]*[.D829])*[.$B$1]" office:value-type="float" office:value="18.4939733579879" calcext:value-type="float">
            <text:p>18.49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29</text:p>
          </table:table-cell>
          <table:table-cell table:formula="of:=[.$B$1]+[.B830]" office:value-type="float" office:value="8.28999999999987" calcext:value-type="float">
            <text:p>8.29</text:p>
          </table:table-cell>
          <table:table-cell/>
          <table:table-cell table:formula="of:=[.D830]+(-10*[.D830]+10*[.E830])*[.$B$1]" office:value-type="float" office:value="5.39692875366846" calcext:value-type="float">
            <text:p>5.3969</text:p>
          </table:table-cell>
          <table:table-cell table:formula="of:=[.E830]+(28*[.D830]-[.E830]-[.D830]*[.F830])*[.$B$1]" office:value-type="float" office:value="7.78946218659884" calcext:value-type="float">
            <text:p>7.7895</text:p>
          </table:table-cell>
          <table:table-cell table:formula="of:=[.F830]+(-(8/3)*[.F830] +[.E830]*[.D830])*[.$B$1]" office:value-type="float" office:value="18.3824402356115" calcext:value-type="float">
            <text:p>18.38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30</text:p>
          </table:table-cell>
          <table:table-cell table:formula="of:=[.$B$1]+[.B831]" office:value-type="float" office:value="8.29999999999987" calcext:value-type="float">
            <text:p>8.30</text:p>
          </table:table-cell>
          <table:table-cell/>
          <table:table-cell table:formula="of:=[.D831]+(-10*[.D831]+10*[.E831])*[.$B$1]" office:value-type="float" office:value="5.63618209696149" calcext:value-type="float">
            <text:p>5.6362</text:p>
          </table:table-cell>
          <table:table-cell table:formula="of:=[.E831]+(28*[.D831]-[.E831]-[.D831]*[.F831])*[.$B$1]" office:value-type="float" office:value="8.23062041305838" calcext:value-type="float">
            <text:p>8.2306</text:p>
          </table:table-cell>
          <table:table-cell table:formula="of:=[.F831]+(-(8/3)*[.F831] +[.E831]*[.D831])*[.$B$1]" office:value-type="float" office:value="18.3126335538332" calcext:value-type="float">
            <text:p>18.31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31</text:p>
          </table:table-cell>
          <table:table-cell table:formula="of:=[.$B$1]+[.B832]" office:value-type="float" office:value="8.30999999999987" calcext:value-type="float">
            <text:p>8.31</text:p>
          </table:table-cell>
          <table:table-cell/>
          <table:table-cell table:formula="of:=[.D832]+(-10*[.D832]+10*[.E832])*[.$B$1]" office:value-type="float" office:value="5.89562592857118" calcext:value-type="float">
            <text:p>5.8956</text:p>
          </table:table-cell>
          <table:table-cell table:formula="of:=[.E832]+(28*[.D832]-[.E832]-[.D832]*[.F832])*[.$B$1]" office:value-type="float" office:value="8.69431182223371" calcext:value-type="float">
            <text:p>8.6943</text:p>
          </table:table-cell>
          <table:table-cell table:formula="of:=[.F832]+(-(8/3)*[.F832] +[.E832]*[.D832])*[.$B$1]" office:value-type="float" office:value="18.2881894132539" calcext:value-type="float">
            <text:p>18.28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32</text:p>
          </table:table-cell>
          <table:table-cell table:formula="of:=[.$B$1]+[.B833]" office:value-type="float" office:value="8.31999999999987" calcext:value-type="float">
            <text:p>8.32</text:p>
          </table:table-cell>
          <table:table-cell/>
          <table:table-cell table:formula="of:=[.D833]+(-10*[.D833]+10*[.E833])*[.$B$1]" office:value-type="float" office:value="6.17549451793744" calcext:value-type="float">
            <text:p>6.1755</text:p>
          </table:table-cell>
          <table:table-cell table:formula="of:=[.E833]+(28*[.D833]-[.E833]-[.D833]*[.F833])*[.$B$1]" office:value-type="float" office:value="9.1799407270973" calcext:value-type="float">
            <text:p>9.1799</text:p>
          </table:table-cell>
          <table:table-cell table:formula="of:=[.F833]+(-(8/3)*[.F833] +[.E833]*[.D833])*[.$B$1]" office:value-type="float" office:value="18.3130884643363" calcext:value-type="float">
            <text:p>18.31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33</text:p>
          </table:table-cell>
          <table:table-cell table:formula="of:=[.$B$1]+[.B834]" office:value-type="float" office:value="8.32999999999987" calcext:value-type="float">
            <text:p>8.33</text:p>
          </table:table-cell>
          <table:table-cell/>
          <table:table-cell table:formula="of:=[.D834]+(-10*[.D834]+10*[.E834])*[.$B$1]" office:value-type="float" office:value="6.47593913885342" calcext:value-type="float">
            <text:p>6.4759</text:p>
          </table:table-cell>
          <table:table-cell table:formula="of:=[.E834]+(28*[.D834]-[.E834]-[.D834]*[.F834])*[.$B$1]" office:value-type="float" office:value="9.68635601066869" calcext:value-type="float">
            <text:p>9.6864</text:p>
          </table:table-cell>
          <table:table-cell table:formula="of:=[.F834]+(-(8/3)*[.F834] +[.E834]*[.D834])*[.$B$1]" office:value-type="float" office:value="18.3916461749724" calcext:value-type="float">
            <text:p>18.39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34</text:p>
          </table:table-cell>
          <table:table-cell table:formula="of:=[.$B$1]+[.B835]" office:value-type="float" office:value="8.33999999999987" calcext:value-type="float">
            <text:p>8.34</text:p>
          </table:table-cell>
          <table:table-cell/>
          <table:table-cell table:formula="of:=[.D835]+(-10*[.D835]+10*[.E835])*[.$B$1]" office:value-type="float" office:value="6.79698082603495" calcext:value-type="float">
            <text:p>6.7970</text:p>
          </table:table-cell>
          <table:table-cell table:formula="of:=[.E835]+(28*[.D835]-[.E835]-[.D835]*[.F835])*[.$B$1]" office:value-type="float" office:value="10.2117235965165" calcext:value-type="float">
            <text:p>10.2117</text:p>
          </table:table-cell>
          <table:table-cell table:formula="of:=[.F835]+(-(8/3)*[.F835] +[.E835]*[.D835])*[.$B$1]" office:value-type="float" office:value="18.5284847969967" calcext:value-type="float">
            <text:p>18.52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35</text:p>
          </table:table-cell>
          <table:table-cell table:formula="of:=[.$B$1]+[.B836]" office:value-type="float" office:value="8.34999999999987" calcext:value-type="float">
            <text:p>8.35</text:p>
          </table:table-cell>
          <table:table-cell/>
          <table:table-cell table:formula="of:=[.D836]+(-10*[.D836]+10*[.E836])*[.$B$1]" office:value-type="float" office:value="7.1384551030831" calcext:value-type="float">
            <text:p>7.1385</text:p>
          </table:table-cell>
          <table:table-cell table:formula="of:=[.E836]+(28*[.D836]-[.E836]-[.D836]*[.F836])*[.$B$1]" office:value-type="float" office:value="10.7533834328344" calcext:value-type="float">
            <text:p>10.7534</text:p>
          </table:table-cell>
          <table:table-cell table:formula="of:=[.F836]+(-(8/3)*[.F836] +[.E836]*[.D836])*[.$B$1]" office:value-type="float" office:value="18.7284807639397" calcext:value-type="float">
            <text:p>18.72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36</text:p>
          </table:table-cell>
          <table:table-cell table:formula="of:=[.$B$1]+[.B837]" office:value-type="float" office:value="8.35999999999987" calcext:value-type="float">
            <text:p>8.36</text:p>
          </table:table-cell>
          <table:table-cell/>
          <table:table-cell table:formula="of:=[.D837]+(-10*[.D837]+10*[.E837])*[.$B$1]" office:value-type="float" office:value="7.49994793605823" calcext:value-type="float">
            <text:p>7.4999</text:p>
          </table:table-cell>
          <table:table-cell table:formula="of:=[.E837]+(28*[.D837]-[.E837]-[.D837]*[.F837])*[.$B$1]" office:value-type="float" office:value="11.307692836546" calcext:value-type="float">
            <text:p>11.3077</text:p>
          </table:table-cell>
          <table:table-cell table:formula="of:=[.F837]+(-(8/3)*[.F837] +[.E837]*[.D837])*[.$B$1]" office:value-type="float" office:value="18.9966800586499" calcext:value-type="float">
            <text:p>18.99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37</text:p>
          </table:table-cell>
          <table:table-cell table:formula="of:=[.$B$1]+[.B838]" office:value-type="float" office:value="8.36999999999987" calcext:value-type="float">
            <text:p>8.37</text:p>
          </table:table-cell>
          <table:table-cell/>
          <table:table-cell table:formula="of:=[.D838]+(-10*[.D838]+10*[.E838])*[.$B$1]" office:value-type="float" office:value="7.88072242610701" calcext:value-type="float">
            <text:p>7.8807</text:p>
          </table:table-cell>
          <table:table-cell table:formula="of:=[.E838]+(28*[.D838]-[.E838]-[.D838]*[.F838])*[.$B$1]" office:value-type="float" office:value="11.8698602162985" calcext:value-type="float">
            <text:p>11.8699</text:p>
          </table:table-cell>
          <table:table-cell table:formula="of:=[.F838]+(-(8/3)*[.F838] +[.E838]*[.D838])*[.$B$1]" office:value-type="float" office:value="19.3381729992629" calcext:value-type="float">
            <text:p>19.33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38</text:p>
          </table:table-cell>
          <table:table-cell table:formula="of:=[.$B$1]+[.B839]" office:value-type="float" office:value="8.37999999999987" calcext:value-type="float">
            <text:p>8.38</text:p>
          </table:table-cell>
          <table:table-cell/>
          <table:table-cell table:formula="of:=[.D839]+(-10*[.D839]+10*[.E839])*[.$B$1]" office:value-type="float" office:value="8.27963620512616" calcext:value-type="float">
            <text:p>8.2796</text:p>
          </table:table-cell>
          <table:table-cell table:formula="of:=[.E839]+(28*[.D839]-[.E839]-[.D839]*[.F839])*[.$B$1]" office:value-type="float" office:value="12.4337761570932" calcext:value-type="float">
            <text:p>12.4338</text:p>
          </table:table-cell>
          <table:table-cell table:formula="of:=[.F839]+(-(8/3)*[.F839] +[.E839]*[.D839])*[.$B$1]" office:value-type="float" office:value="19.7579191219627" calcext:value-type="float">
            <text:p>19.75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39</text:p>
          </table:table-cell>
          <table:table-cell table:formula="of:=[.$B$1]+[.B840]" office:value-type="float" office:value="8.38999999999987" calcext:value-type="float">
            <text:p>8.39</text:p>
          </table:table-cell>
          <table:table-cell/>
          <table:table-cell table:formula="of:=[.D840]+(-10*[.D840]+10*[.E840])*[.$B$1]" office:value-type="float" office:value="8.69505020032286" calcext:value-type="float">
            <text:p>8.6951</text:p>
          </table:table-cell>
          <table:table-cell table:formula="of:=[.E840]+(28*[.D840]-[.E840]-[.D840]*[.F840])*[.$B$1]" office:value-type="float" office:value="12.991852707956" calcext:value-type="float">
            <text:p>12.9919</text:p>
          </table:table-cell>
          <table:table-cell table:formula="of:=[.F840]+(-(8/3)*[.F840] +[.E840]*[.D840])*[.$B$1]" office:value-type="float" office:value="20.2605127110774" calcext:value-type="float">
            <text:p>20.26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40</text:p>
          </table:table-cell>
          <table:table-cell table:formula="of:=[.$B$1]+[.B841]" office:value-type="float" office:value="8.39999999999987" calcext:value-type="float">
            <text:p>8.40</text:p>
          </table:table-cell>
          <table:table-cell/>
          <table:table-cell table:formula="of:=[.D841]+(-10*[.D841]+10*[.E841])*[.$B$1]" office:value-type="float" office:value="9.12473045108618" calcext:value-type="float">
            <text:p>9.1247</text:p>
          </table:table-cell>
          <table:table-cell table:formula="of:=[.E841]+(28*[.D841]-[.E841]-[.D841]*[.F841])*[.$B$1]" office:value-type="float" office:value="13.5348864858959" calcext:value-type="float">
            <text:p>13.5349</text:p>
          </table:table-cell>
          <table:table-cell table:formula="of:=[.F841]+(-(8/3)*[.F841] +[.E841]*[.D841])*[.$B$1]" office:value-type="float" office:value="20.8498804870241" calcext:value-type="float">
            <text:p>20.84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41</text:p>
          </table:table-cell>
          <table:table-cell table:formula="of:=[.$B$1]+[.B842]" office:value-type="float" office:value="8.40999999999987" calcext:value-type="float">
            <text:p>8.41</text:p>
          </table:table-cell>
          <table:table-cell/>
          <table:table-cell table:formula="of:=[.D842]+(-10*[.D842]+10*[.E842])*[.$B$1]" office:value-type="float" office:value="9.56574605456715" calcext:value-type="float">
            <text:p>9.5657</text:p>
          </table:table-cell>
          <table:table-cell table:formula="of:=[.E842]+(28*[.D842]-[.E842]-[.D842]*[.F842])*[.$B$1]" office:value-type="float" office:value="14.0519667535265" calcext:value-type="float">
            <text:p>14.0520</text:p>
          </table:table-cell>
          <table:table-cell table:formula="of:=[.F842]+(-(8/3)*[.F842] +[.E842]*[.D842])*[.$B$1]" office:value-type="float" office:value="21.5289055827353" calcext:value-type="float">
            <text:p>21.52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42</text:p>
          </table:table-cell>
          <table:table-cell table:formula="of:=[.$B$1]+[.B843]" office:value-type="float" office:value="8.41999999999987" calcext:value-type="float">
            <text:p>8.42</text:p>
          </table:table-cell>
          <table:table-cell/>
          <table:table-cell table:formula="of:=[.D843]+(-10*[.D843]+10*[.E843])*[.$B$1]" office:value-type="float" office:value="10.0143681244631" calcext:value-type="float">
            <text:p>10.0144</text:p>
          </table:table-cell>
          <table:table-cell table:formula="of:=[.E843]+(28*[.D843]-[.E843]-[.D843]*[.F843])*[.$B$1]" office:value-type="float" office:value="14.5304555448981" calcext:value-type="float">
            <text:p>14.5305</text:p>
          </table:table-cell>
          <table:table-cell table:formula="of:=[.F843]+(-(8/3)*[.F843] +[.E843]*[.D843])*[.$B$1]" office:value-type="float" office:value="22.2989768891769" calcext:value-type="float">
            <text:p>22.29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43</text:p>
          </table:table-cell>
          <table:table-cell table:formula="of:=[.$B$1]+[.B844]" office:value-type="float" office:value="8.42999999999987" calcext:value-type="float">
            <text:p>8.43</text:p>
          </table:table-cell>
          <table:table-cell/>
          <table:table-cell table:formula="of:=[.D844]+(-10*[.D844]+10*[.E844])*[.$B$1]" office:value-type="float" office:value="10.4659768665066" calcext:value-type="float">
            <text:p>10.4660</text:p>
          </table:table-cell>
          <table:table-cell table:formula="of:=[.E844]+(28*[.D844]-[.E844]-[.D844]*[.F844])*[.$B$1]" office:value-type="float" office:value="14.9560724306276" calcext:value-type="float">
            <text:p>14.9561</text:p>
          </table:table-cell>
          <table:table-cell table:formula="of:=[.F844]+(-(8/3)*[.F844] +[.E844]*[.D844])*[.$B$1]" office:value-type="float" office:value="23.159470813893" calcext:value-type="float">
            <text:p>23.15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44</text:p>
          </table:table-cell>
          <table:table-cell table:formula="of:=[.$B$1]+[.B845]" office:value-type="float" office:value="8.43999999999986" calcext:value-type="float">
            <text:p>8.44</text:p>
          </table:table-cell>
          <table:table-cell/>
          <table:table-cell table:formula="of:=[.D845]+(-10*[.D845]+10*[.E845])*[.$B$1]" office:value-type="float" office:value="10.9149864229187" calcext:value-type="float">
            <text:p>10.9150</text:p>
          </table:table-cell>
          <table:table-cell table:formula="of:=[.E845]+(28*[.D845]-[.E845]-[.D845]*[.F845])*[.$B$1]" office:value-type="float" office:value="15.3131203711558" calcext:value-type="float">
            <text:p>15.3131</text:p>
          </table:table-cell>
          <table:table-cell table:formula="of:=[.F845]+(-(8/3)*[.F845] +[.E845]*[.D845])*[.$B$1]" office:value-type="float" office:value="24.10718400625" calcext:value-type="float">
            <text:p>24.10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45</text:p>
          </table:table-cell>
          <table:table-cell table:formula="of:=[.$B$1]+[.B846]" office:value-type="float" office:value="8.44999999999986" calcext:value-type="float">
            <text:p>8.45</text:p>
          </table:table-cell>
          <table:table-cell/>
          <table:table-cell table:formula="of:=[.D846]+(-10*[.D846]+10*[.E846])*[.$B$1]" office:value-type="float" office:value="11.3547998177424" calcext:value-type="float">
            <text:p>11.3548</text:p>
          </table:table-cell>
          <table:table-cell table:formula="of:=[.E846]+(28*[.D846]-[.E846]-[.D846]*[.F846])*[.$B$1]" office:value-type="float" office:value="15.5848895046313" calcext:value-type="float">
            <text:p>15.5849</text:p>
          </table:table-cell>
          <table:table-cell table:formula="of:=[.F846]+(-(8/3)*[.F846] +[.E846]*[.D846])*[.$B$1]" office:value-type="float" office:value="25.1357507755202" calcext:value-type="float">
            <text:p>25.13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46</text:p>
          </table:table-cell>
          <table:table-cell table:formula="of:=[.$B$1]+[.B847]" office:value-type="float" office:value="8.45999999999986" calcext:value-type="float">
            <text:p>8.46</text:p>
          </table:table-cell>
          <table:table-cell/>
          <table:table-cell table:formula="of:=[.D847]+(-10*[.D847]+10*[.E847])*[.$B$1]" office:value-type="float" office:value="11.7778087864313" calcext:value-type="float">
            <text:p>11.7778</text:p>
          </table:table-cell>
          <table:table-cell table:formula="of:=[.E847]+(28*[.D847]-[.E847]-[.D847]*[.F847])*[.$B$1]" office:value-type="float" office:value="15.7542703753059" calcext:value-type="float">
            <text:p>15.7543</text:p>
          </table:table-cell>
          <table:table-cell table:formula="of:=[.F847]+(-(8/3)*[.F847] +[.E847]*[.D847])*[.$B$1]" office:value-type="float" office:value="26.2350970932402" calcext:value-type="float">
            <text:p>26.23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47</text:p>
          </table:table-cell>
          <table:table-cell table:formula="of:=[.$B$1]+[.B848]" office:value-type="float" office:value="8.46999999999986" calcext:value-type="float">
            <text:p>8.47</text:p>
          </table:table-cell>
          <table:table-cell/>
          <table:table-cell table:formula="of:=[.D848]+(-10*[.D848]+10*[.E848])*[.$B$1]" office:value-type="float" office:value="12.1754549453187" calcext:value-type="float">
            <text:p>12.1755</text:p>
          </table:table-cell>
          <table:table-cell table:formula="of:=[.E848]+(28*[.D848]-[.E848]-[.D848]*[.F848])*[.$B$1]" office:value-type="float" office:value="15.8045945611771" calcext:value-type="float">
            <text:p>15.8046</text:p>
          </table:table-cell>
          <table:table-cell table:formula="of:=[.F848]+(-(8/3)*[.F848] +[.E848]*[.D848])*[.$B$1]" office:value-type="float" office:value="27.3910023445881" calcext:value-type="float">
            <text:p>27.39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48</text:p>
          </table:table-cell>
          <table:table-cell table:formula="of:=[.$B$1]+[.B849]" office:value-type="float" office:value="8.47999999999986" calcext:value-type="float">
            <text:p>8.48</text:p>
          </table:table-cell>
          <table:table-cell/>
          <table:table-cell table:formula="of:=[.D849]+(-10*[.D849]+10*[.E849])*[.$B$1]" office:value-type="float" office:value="12.5383689069046" calcext:value-type="float">
            <text:p>12.5384</text:p>
          </table:table-cell>
          <table:table-cell table:formula="of:=[.E849]+(28*[.D849]-[.E849]-[.D849]*[.F849])*[.$B$1]" office:value-type="float" office:value="15.7206968507181" calcext:value-type="float">
            <text:p>15.7207</text:p>
          </table:table-cell>
          <table:table-cell table:formula="of:=[.F849]+(-(8/3)*[.F849] +[.E849]*[.D849])*[.$B$1]" office:value-type="float" office:value="28.5848569054855" calcext:value-type="float">
            <text:p>28.58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49</text:p>
          </table:table-cell>
          <table:table-cell table:formula="of:=[.$B$1]+[.B850]" office:value-type="float" office:value="8.48999999999986" calcext:value-type="float">
            <text:p>8.49</text:p>
          </table:table-cell>
          <table:table-cell/>
          <table:table-cell table:formula="of:=[.D850]+(-10*[.D850]+10*[.E850])*[.$B$1]" office:value-type="float" office:value="12.8566017012859" calcext:value-type="float">
            <text:p>12.8566</text:p>
          </table:table-cell>
          <table:table-cell table:formula="of:=[.E850]+(28*[.D850]-[.E850]-[.D850]*[.F850])*[.$B$1]" office:value-type="float" office:value="15.4901583658236" calcext:value-type="float">
            <text:p>15.4902</text:p>
          </table:table-cell>
          <table:table-cell table:formula="of:=[.F850]+(-(8/3)*[.F850] +[.E850]*[.D850])*[.$B$1]" office:value-type="float" office:value="29.7937130205517" calcext:value-type="float">
            <text:p>29.79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50</text:p>
          </table:table-cell>
          <table:table-cell table:formula="of:=[.$B$1]+[.B851]" office:value-type="float" office:value="8.49999999999986" calcext:value-type="float">
            <text:p>8.50</text:p>
          </table:table-cell>
          <table:table-cell/>
          <table:table-cell table:formula="of:=[.D851]+(-10*[.D851]+10*[.E851])*[.$B$1]" office:value-type="float" office:value="13.1199573677397" calcext:value-type="float">
            <text:p>13.1200</text:p>
          </table:table-cell>
          <table:table-cell table:formula="of:=[.E851]+(28*[.D851]-[.E851]-[.D851]*[.F851])*[.$B$1]" office:value-type="float" office:value="15.104646243449" calcext:value-type="float">
            <text:p>15.1046</text:p>
          </table:table-cell>
          <table:table-cell table:formula="of:=[.F851]+(-(8/3)*[.F851] +[.E851]*[.D851])*[.$B$1]" office:value-type="float" office:value="30.9907219706627" calcext:value-type="float">
            <text:p>30.99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51</text:p>
          </table:table-cell>
          <table:table-cell table:formula="of:=[.$B$1]+[.B852]" office:value-type="float" office:value="8.50999999999986" calcext:value-type="float">
            <text:p>8.51</text:p>
          </table:table-cell>
          <table:table-cell/>
          <table:table-cell table:formula="of:=[.D852]+(-10*[.D852]+10*[.E852])*[.$B$1]" office:value-type="float" office:value="13.3184262553106" calcext:value-type="float">
            <text:p>13.3184</text:p>
          </table:table-cell>
          <table:table-cell table:formula="of:=[.E852]+(28*[.D852]-[.E852]-[.D852]*[.F852])*[.$B$1]" office:value-type="float" office:value="14.5612183334759" calcext:value-type="float">
            <text:p>14.5612</text:p>
          </table:table-cell>
          <table:table-cell table:formula="of:=[.F852]+(-(8/3)*[.F852] +[.E852]*[.D852])*[.$B$1]" office:value-type="float" office:value="32.1460258658001" calcext:value-type="float">
            <text:p>32.14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52</text:p>
          </table:table-cell>
          <table:table-cell table:formula="of:=[.$B$1]+[.B853]" office:value-type="float" office:value="8.51999999999986" calcext:value-type="float">
            <text:p>8.52</text:p>
          </table:table-cell>
          <table:table-cell/>
          <table:table-cell table:formula="of:=[.D853]+(-10*[.D853]+10*[.E853])*[.$B$1]" office:value-type="float" office:value="13.4427054631272" calcext:value-type="float">
            <text:p>13.4427</text:p>
          </table:table-cell>
          <table:table-cell table:formula="of:=[.E853]+(28*[.D853]-[.E853]-[.D853]*[.F853])*[.$B$1]" office:value-type="float" office:value="13.8634207526785" calcext:value-type="float">
            <text:p>13.8634</text:p>
          </table:table-cell>
          <table:table-cell table:formula="of:=[.F853]+(-(8/3)*[.F853] +[.E853]*[.D853])*[.$B$1]" office:value-type="float" office:value="33.2281236349975" calcext:value-type="float">
            <text:p>33.22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53</text:p>
          </table:table-cell>
          <table:table-cell table:formula="of:=[.$B$1]+[.B854]" office:value-type="float" office:value="8.52999999999986" calcext:value-type="float">
            <text:p>8.53</text:p>
          </table:table-cell>
          <table:table-cell/>
          <table:table-cell table:formula="of:=[.D854]+(-10*[.D854]+10*[.E854])*[.$B$1]" office:value-type="float" office:value="13.4847769920823" calcext:value-type="float">
            <text:p>13.4848</text:p>
          </table:table-cell>
          <table:table-cell table:formula="of:=[.E854]+(28*[.D854]-[.E854]-[.D854]*[.F854])*[.$B$1]" office:value-type="float" office:value="13.0219852836508" calcext:value-type="float">
            <text:p>13.0220</text:p>
          </table:table-cell>
          <table:table-cell table:formula="of:=[.F854]+(-(8/3)*[.F854] +[.E854]*[.D854])*[.$B$1]" office:value-type="float" office:value="34.2056591569608" calcext:value-type="float">
            <text:p>34.20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54</text:p>
          </table:table-cell>
          <table:table-cell table:formula="of:=[.$B$1]+[.B855]" office:value-type="float" office:value="8.53999999999986" calcext:value-type="float">
            <text:p>8.54</text:p>
          </table:table-cell>
          <table:table-cell/>
          <table:table-cell table:formula="of:=[.D855]+(-10*[.D855]+10*[.E855])*[.$B$1]" office:value-type="float" office:value="13.4384978212391" calcext:value-type="float">
            <text:p>13.4385</text:p>
          </table:table-cell>
          <table:table-cell table:formula="of:=[.E855]+(28*[.D855]-[.E855]-[.D855]*[.F855])*[.$B$1]" office:value-type="float" office:value="12.0549461326094" calcext:value-type="float">
            <text:p>12.0549</text:p>
          </table:table-cell>
          <table:table-cell table:formula="of:=[.F855]+(-(8/3)*[.F855] +[.E855]*[.D855])*[.$B$1]" office:value-type="float" office:value="35.0494939215506" calcext:value-type="float">
            <text:p>35.04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55</text:p>
          </table:table-cell>
          <table:table-cell table:formula="of:=[.$B$1]+[.B856]" office:value-type="float" office:value="8.54999999999986" calcext:value-type="float">
            <text:p>8.55</text:p>
          </table:table-cell>
          <table:table-cell/>
          <table:table-cell table:formula="of:=[.D856]+(-10*[.D856]+10*[.E856])*[.$B$1]" office:value-type="float" office:value="13.3001426523762" calcext:value-type="float">
            <text:p>13.3001</text:p>
          </table:table-cell>
          <table:table-cell table:formula="of:=[.E856]+(28*[.D856]-[.E856]-[.D856]*[.F856])*[.$B$1]" office:value-type="float" office:value="10.9870505842274" calcext:value-type="float">
            <text:p>10.9871</text:p>
          </table:table-cell>
          <table:table-cell table:formula="of:=[.F856]+(-(8/3)*[.F856] +[.E856]*[.D856])*[.$B$1]" office:value-type="float" office:value="35.7348444236916" calcext:value-type="float">
            <text:p>35.73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56</text:p>
          </table:table-cell>
          <table:table-cell table:formula="of:=[.$B$1]+[.B857]" office:value-type="float" office:value="8.55999999999986" calcext:value-type="float">
            <text:p>8.56</text:p>
          </table:table-cell>
          <table:table-cell/>
          <table:table-cell table:formula="of:=[.D857]+(-10*[.D857]+10*[.E857])*[.$B$1]" office:value-type="float" office:value="13.0688334455613" calcext:value-type="float">
            <text:p>13.0688</text:p>
          </table:table-cell>
          <table:table-cell table:formula="of:=[.E857]+(28*[.D857]-[.E857]-[.D857]*[.F857])*[.$B$1]" office:value-type="float" office:value="9.84843473609476" calcext:value-type="float">
            <text:p>9.8484</text:p>
          </table:table-cell>
          <table:table-cell table:formula="of:=[.F857]+(-(8/3)*[.F857] +[.E857]*[.D857])*[.$B$1]" office:value-type="float" office:value="36.2432086400508" calcext:value-type="float">
            <text:p>36.24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57</text:p>
          </table:table-cell>
          <table:table-cell table:formula="of:=[.$B$1]+[.B858]" office:value-type="float" office:value="8.56999999999986" calcext:value-type="float">
            <text:p>8.57</text:p>
          </table:table-cell>
          <table:table-cell/>
          <table:table-cell table:formula="of:=[.D858]+(-10*[.D858]+10*[.E858])*[.$B$1]" office:value-type="float" office:value="12.7467935746146" calcext:value-type="float">
            <text:p>12.7468</text:p>
          </table:table-cell>
          <table:table-cell table:formula="of:=[.E858]+(28*[.D858]-[.E858]-[.D858]*[.F858])*[.$B$1]" office:value-type="float" office:value="8.67265918099546" calcext:value-type="float">
            <text:p>8.6727</text:p>
          </table:table-cell>
          <table:table-cell table:formula="of:=[.F858]+(-(8/3)*[.F858] +[.E858]*[.D858])*[.$B$1]" office:value-type="float" office:value="36.5637986089711" calcext:value-type="float">
            <text:p>36.56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58</text:p>
          </table:table-cell>
          <table:table-cell table:formula="of:=[.$B$1]+[.B859]" office:value-type="float" office:value="8.57999999999986" calcext:value-type="float">
            <text:p>8.58</text:p>
          </table:table-cell>
          <table:table-cell/>
          <table:table-cell table:formula="of:=[.D859]+(-10*[.D859]+10*[.E859])*[.$B$1]" office:value-type="float" office:value="12.3393801352527" calcext:value-type="float">
            <text:p>12.3394</text:p>
          </table:table-cell>
          <table:table-cell table:formula="of:=[.E859]+(28*[.D859]-[.E859]-[.D859]*[.F859])*[.$B$1]" office:value-type="float" office:value="7.49432285835424" calcext:value-type="float">
            <text:p>7.4943</text:p>
          </table:table-cell>
          <table:table-cell table:formula="of:=[.F859]+(-(8/3)*[.F859] +[.E859]*[.D859])*[.$B$1]" office:value-type="float" office:value="36.6942499426299" calcext:value-type="float">
            <text:p>36.69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59</text:p>
          </table:table-cell>
          <table:table-cell table:formula="of:=[.$B$1]+[.B860]" office:value-type="float" office:value="8.58999999999986" calcext:value-type="float">
            <text:p>8.59</text:p>
          </table:table-cell>
          <table:table-cell/>
          <table:table-cell table:formula="of:=[.D860]+(-10*[.D860]+10*[.E860])*[.$B$1]" office:value-type="float" office:value="11.8548744075629" calcext:value-type="float">
            <text:p>11.8549</text:p>
          </table:table-cell>
          <table:table-cell table:formula="of:=[.E860]+(28*[.D860]-[.E860]-[.D860]*[.F860])*[.$B$1]" office:value-type="float" office:value="6.3465630794406" calcext:value-type="float">
            <text:p>6.3466</text:p>
          </table:table-cell>
          <table:table-cell table:formula="of:=[.F860]+(-(8/3)*[.F860] +[.E860]*[.D860])*[.$B$1]" office:value-type="float" office:value="36.6404895968819" calcext:value-type="float">
            <text:p>36.64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60</text:p>
          </table:table-cell>
          <table:table-cell table:formula="of:=[.$B$1]+[.B861]" office:value-type="float" office:value="8.59999999999986" calcext:value-type="float">
            <text:p>8.60</text:p>
          </table:table-cell>
          <table:table-cell/>
          <table:table-cell table:formula="of:=[.D861]+(-10*[.D861]+10*[.E861])*[.$B$1]" office:value-type="float" office:value="11.3040432747506" calcext:value-type="float">
            <text:p>11.3040</text:p>
          </table:table-cell>
          <table:table-cell table:formula="of:=[.E861]+(28*[.D861]-[.E861]-[.D861]*[.F861])*[.$B$1]" office:value-type="float" office:value="5.25877825873731" calcext:value-type="float">
            <text:p>5.2588</text:p>
          </table:table-cell>
          <table:table-cell table:formula="of:=[.F861]+(-(8/3)*[.F861] +[.E861]*[.D861])*[.$B$1]" office:value-type="float" office:value="36.4157869565628" calcext:value-type="float">
            <text:p>36.41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61</text:p>
          </table:table-cell>
          <table:table-cell table:formula="of:=[.$B$1]+[.B862]" office:value-type="float" office:value="8.60999999999986" calcext:value-type="float">
            <text:p>8.61</text:p>
          </table:table-cell>
          <table:table-cell/>
          <table:table-cell table:formula="of:=[.D862]+(-10*[.D862]+10*[.E862])*[.$B$1]" office:value-type="float" office:value="10.6995167731493" calcext:value-type="float">
            <text:p>10.6995</text:p>
          </table:table-cell>
          <table:table-cell table:formula="of:=[.E862]+(28*[.D862]-[.E862]-[.D862]*[.F862])*[.$B$1]" office:value-type="float" office:value="4.25486627666926" calcext:value-type="float">
            <text:p>4.2549</text:p>
          </table:table-cell>
          <table:table-cell table:formula="of:=[.F862]+(-(8/3)*[.F862] +[.E862]*[.D862])*[.$B$1]" office:value-type="float" office:value="36.0391538744786" calcext:value-type="float">
            <text:p>36.03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62</text:p>
          </table:table-cell>
          <table:table-cell table:formula="of:=[.$B$1]+[.B863]" office:value-type="float" office:value="8.61999999999986" calcext:value-type="float">
            <text:p>8.62</text:p>
          </table:table-cell>
          <table:table-cell/>
          <table:table-cell table:formula="of:=[.D863]+(-10*[.D863]+10*[.E863])*[.$B$1]" office:value-type="float" office:value="10.0550517235013" calcext:value-type="float">
            <text:p>10.0551</text:p>
          </table:table-cell>
          <table:table-cell table:formula="of:=[.E863]+(28*[.D863]-[.E863]-[.D863]*[.F863])*[.$B$1]" office:value-type="float" office:value="3.35216699668344" calcext:value-type="float">
            <text:p>3.3522</text:p>
          </table:table-cell>
          <table:table-cell table:formula="of:=[.F863]+(-(8/3)*[.F863] +[.E863]*[.D863])*[.$B$1]" office:value-type="float" office:value="35.5333599021065" calcext:value-type="float">
            <text:p>35.53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63</text:p>
          </table:table-cell>
          <table:table-cell table:formula="of:=[.$B$1]+[.B864]" office:value-type="float" office:value="8.62999999999986" calcext:value-type="float">
            <text:p>8.63</text:p>
          </table:table-cell>
          <table:table-cell/>
          <table:table-cell table:formula="of:=[.D864]+(-10*[.D864]+10*[.E864])*[.$B$1]" office:value-type="float" office:value="9.38476325081952" calcext:value-type="float">
            <text:p>9.3848</text:p>
          </table:table-cell>
          <table:table-cell table:formula="of:=[.E864]+(28*[.D864]-[.E864]-[.D864]*[.F864])*[.$B$1]" office:value-type="float" office:value="2.56116209204229" calcext:value-type="float">
            <text:p>2.5612</text:p>
          </table:table-cell>
          <table:table-cell table:formula="of:=[.F864]+(-(8/3)*[.F864] +[.E864]*[.D864])*[.$B$1]" office:value-type="float" office:value="34.922865763425" calcext:value-type="float">
            <text:p>34.92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64</text:p>
          </table:table-cell>
          <table:table-cell table:formula="of:=[.$B$1]+[.B865]" office:value-type="float" office:value="8.63999999999986" calcext:value-type="float">
            <text:p>8.64</text:p>
          </table:table-cell>
          <table:table-cell/>
          <table:table-cell table:formula="of:=[.D865]+(-10*[.D865]+10*[.E865])*[.$B$1]" office:value-type="float" office:value="8.7024031349418" calcext:value-type="float">
            <text:p>8.7024</text:p>
          </table:table-cell>
          <table:table-cell table:formula="of:=[.E865]+(28*[.D865]-[.E865]-[.D865]*[.F865])*[.$B$1]" office:value-type="float" office:value="1.88585590905239" calcext:value-type="float">
            <text:p>1.8859</text:p>
          </table:table-cell>
          <table:table-cell table:formula="of:=[.F865]+(-(8/3)*[.F865] +[.E865]*[.D865])*[.$B$1]" office:value-type="float" office:value="34.2319483418749" calcext:value-type="float">
            <text:p>34.23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65</text:p>
          </table:table-cell>
          <table:table-cell table:formula="of:=[.$B$1]+[.B866]" office:value-type="float" office:value="8.64999999999986" calcext:value-type="float">
            <text:p>8.65</text:p>
          </table:table-cell>
          <table:table-cell/>
          <table:table-cell table:formula="of:=[.D866]+(-10*[.D866]+10*[.E866])*[.$B$1]" office:value-type="float" office:value="8.02074841235286" calcext:value-type="float">
            <text:p>8.0207</text:p>
          </table:table-cell>
          <table:table-cell table:formula="of:=[.E866]+(28*[.D866]-[.E866]-[.D866]*[.F866])*[.$B$1]" office:value-type="float" office:value="1.32466808209059" calcext:value-type="float">
            <text:p>1.3247</text:p>
          </table:table-cell>
          <table:table-cell table:formula="of:=[.F866]+(-(8/3)*[.F866] +[.E866]*[.D866])*[.$B$1]" office:value-type="float" office:value="33.4832111698414" calcext:value-type="float">
            <text:p>33.48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66</text:p>
          </table:table-cell>
          <table:table-cell table:formula="of:=[.$B$1]+[.B867]" office:value-type="float" office:value="8.65999999999986" calcext:value-type="float">
            <text:p>8.66</text:p>
          </table:table-cell>
          <table:table-cell/>
          <table:table-cell table:formula="of:=[.D867]+(-10*[.D867]+10*[.E867])*[.$B$1]" office:value-type="float" office:value="7.35114037932663" calcext:value-type="float">
            <text:p>7.3511</text:p>
          </table:table-cell>
          <table:table-cell table:formula="of:=[.E867]+(28*[.D867]-[.E867]-[.D867]*[.F867])*[.$B$1]" office:value-type="float" office:value="0.871626828418675" calcext:value-type="float">
            <text:p>0.8716</text:p>
          </table:table-cell>
          <table:table-cell table:formula="of:=[.F867]+(-(8/3)*[.F867] +[.E867]*[.D867])*[.$B$1]" office:value-type="float" office:value="32.6965738328089" calcext:value-type="float">
            <text:p>32.69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67</text:p>
          </table:table-cell>
          <table:table-cell table:formula="of:=[.$B$1]+[.B868]" office:value-type="float" office:value="8.66999999999986" calcext:value-type="float">
            <text:p>8.67</text:p>
          </table:table-cell>
          <table:table-cell/>
          <table:table-cell table:formula="of:=[.D868]+(-10*[.D868]+10*[.E868])*[.$B$1]" office:value-type="float" office:value="6.70318902423584" calcext:value-type="float">
            <text:p>6.7032</text:p>
          </table:table-cell>
          <table:table-cell table:formula="of:=[.E868]+(28*[.D868]-[.E868]-[.D868]*[.F868])*[.$B$1]" office:value-type="float" office:value="0.517658824665986" calcext:value-type="float">
            <text:p>0.5177</text:p>
          </table:table-cell>
          <table:table-cell table:formula="of:=[.F868]+(-(8/3)*[.F868] +[.E868]*[.D868])*[.$B$1]" office:value-type="float" office:value="31.8887397090082" calcext:value-type="float">
            <text:p>31.88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68</text:p>
          </table:table-cell>
          <table:table-cell table:formula="of:=[.$B$1]+[.B869]" office:value-type="float" office:value="8.67999999999986" calcext:value-type="float">
            <text:p>8.68</text:p>
          </table:table-cell>
          <table:table-cell/>
          <table:table-cell table:formula="of:=[.D869]+(-10*[.D869]+10*[.E869])*[.$B$1]" office:value-type="float" office:value="6.08463600427885" calcext:value-type="float">
            <text:p>6.0846</text:p>
          </table:table-cell>
          <table:table-cell table:formula="of:=[.E869]+(28*[.D869]-[.E869]-[.D869]*[.F869])*[.$B$1]" office:value-type="float" office:value="0.251812663063985" calcext:value-type="float">
            <text:p>0.2518</text:p>
          </table:table-cell>
          <table:table-cell table:formula="of:=[.F869]+(-(8/3)*[.F869] +[.E869]*[.D869])*[.$B$1]" office:value-type="float" office:value="31.073072966286" calcext:value-type="float">
            <text:p>31.07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69</text:p>
          </table:table-cell>
          <table:table-cell table:formula="of:=[.$B$1]+[.B870]" office:value-type="float" office:value="8.68999999999986" calcext:value-type="float">
            <text:p>8.69</text:p>
          </table:table-cell>
          <table:table-cell/>
          <table:table-cell table:formula="of:=[.D870]+(-10*[.D870]+10*[.E870])*[.$B$1]" office:value-type="float" office:value="5.50135367015737" calcext:value-type="float">
            <text:p>5.5014</text:p>
          </table:table-cell>
          <table:table-cell table:formula="of:=[.E870]+(28*[.D870]-[.E870]-[.D870]*[.F870])*[.$B$1]" office:value-type="float" office:value="0.0623092322889454" calcext:value-type="float">
            <text:p>0.0623</text:p>
          </table:table-cell>
          <table:table-cell table:formula="of:=[.F870]+(-(8/3)*[.F870] +[.E870]*[.D870])*[.$B$1]" office:value-type="float" office:value="30.2597795711452" calcext:value-type="float">
            <text:p>30.25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70</text:p>
          </table:table-cell>
          <table:table-cell table:formula="of:=[.$B$1]+[.B871]" office:value-type="float" office:value="8.69999999999986" calcext:value-type="float">
            <text:p>8.70</text:p>
          </table:table-cell>
          <table:table-cell/>
          <table:table-cell table:formula="of:=[.D871]+(-10*[.D871]+10*[.E871])*[.$B$1]" office:value-type="float" office:value="4.95744922637052" calcext:value-type="float">
            <text:p>4.9574</text:p>
          </table:table-cell>
          <table:table-cell table:formula="of:=[.E871]+(28*[.D871]-[.E871]-[.D871]*[.F871])*[.$B$1]" office:value-type="float" office:value="-0.0626323264086062" calcext:value-type="float">
            <text:p>-0.0626</text:p>
          </table:table-cell>
          <table:table-cell table:formula="of:=[.F871]+(-(8/3)*[.F871] +[.E871]*[.D871])*[.$B$1]" office:value-type="float" office:value="29.456279967152" calcext:value-type="float">
            <text:p>29.45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71</text:p>
          </table:table-cell>
          <table:table-cell table:formula="of:=[.$B$1]+[.B872]" office:value-type="float" office:value="8.70999999999986" calcext:value-type="float">
            <text:p>8.71</text:p>
          </table:table-cell>
          <table:table-cell/>
          <table:table-cell table:formula="of:=[.D872]+(-10*[.D872]+10*[.E872])*[.$B$1]" office:value-type="float" office:value="4.45544107109261" calcext:value-type="float">
            <text:p>4.4554</text:p>
          </table:table-cell>
          <table:table-cell table:formula="of:=[.E872]+(28*[.D872]-[.E872]-[.D872]*[.F872])*[.$B$1]" office:value-type="float" office:value="-0.134200343109887" calcext:value-type="float">
            <text:p>-0.1342</text:p>
          </table:table-cell>
          <table:table-cell table:formula="of:=[.F872]+(-(8/3)*[.F872] +[.E872]*[.D872])*[.$B$1]" office:value-type="float" office:value="28.667674202247" calcext:value-type="float">
            <text:p>28.66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72</text:p>
          </table:table-cell>
          <table:table-cell table:formula="of:=[.$B$1]+[.B873]" office:value-type="float" office:value="8.71999999999986" calcext:value-type="float">
            <text:p>8.72</text:p>
          </table:table-cell>
          <table:table-cell/>
          <table:table-cell table:formula="of:=[.D873]+(-10*[.D873]+10*[.E873])*[.$B$1]" office:value-type="float" office:value="3.99647692967236" calcext:value-type="float">
            <text:p>3.9965</text:p>
          </table:table-cell>
          <table:table-cell table:formula="of:=[.E873]+(28*[.D873]-[.E873]-[.D873]*[.F873])*[.$B$1]" office:value-type="float" office:value="-0.162606170306789" calcext:value-type="float">
            <text:p>-0.1626</text:p>
          </table:table-cell>
          <table:table-cell table:formula="of:=[.F873]+(-(8/3)*[.F873] +[.E873]*[.D873])*[.$B$1]" office:value-type="float" office:value="27.8972236729826" calcext:value-type="float">
            <text:p>27.89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73</text:p>
          </table:table-cell>
          <table:table-cell table:formula="of:=[.$B$1]+[.B874]" office:value-type="float" office:value="8.72999999999986" calcext:value-type="float">
            <text:p>8.73</text:p>
          </table:table-cell>
          <table:table-cell/>
          <table:table-cell table:formula="of:=[.D874]+(-10*[.D874]+10*[.E874])*[.$B$1]" office:value-type="float" office:value="3.58056861967444" calcext:value-type="float">
            <text:p>3.5806</text:p>
          </table:table-cell>
          <table:table-cell table:formula="of:=[.E874]+(28*[.D874]-[.E874]-[.D874]*[.F874])*[.$B$1]" office:value-type="float" office:value="-0.156872676405306" calcext:value-type="float">
            <text:p>-0.1569</text:p>
          </table:table-cell>
          <table:table-cell table:formula="of:=[.F874]+(-(8/3)*[.F874] +[.E874]*[.D874])*[.$B$1]" office:value-type="float" office:value="27.1467991902872" calcext:value-type="float">
            <text:p>27.14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74</text:p>
          </table:table-cell>
          <table:table-cell table:formula="of:=[.$B$1]+[.B875]" office:value-type="float" office:value="8.73999999999986" calcext:value-type="float">
            <text:p>8.74</text:p>
          </table:table-cell>
          <table:table-cell/>
          <table:table-cell table:formula="of:=[.D875]+(-10*[.D875]+10*[.E875])*[.$B$1]" office:value-type="float" office:value="3.20682449006647" calcext:value-type="float">
            <text:p>3.2068</text:p>
          </table:table-cell>
          <table:table-cell table:formula="of:=[.E875]+(28*[.D875]-[.E875]-[.D875]*[.F875])*[.$B$1]" office:value-type="float" office:value="-0.124754509185868" calcext:value-type="float">
            <text:p>-0.1248</text:p>
          </table:table-cell>
          <table:table-cell table:formula="of:=[.F875]+(-(8/3)*[.F875] +[.E875]*[.D875])*[.$B$1]" office:value-type="float" office:value="26.4172676113886" calcext:value-type="float">
            <text:p>26.41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75</text:p>
          </table:table-cell>
          <table:table-cell table:formula="of:=[.$B$1]+[.B876]" office:value-type="float" office:value="8.74999999999986" calcext:value-type="float">
            <text:p>8.75</text:p>
          </table:table-cell>
          <table:table-cell/>
          <table:table-cell table:formula="of:=[.D876]+(-10*[.D876]+10*[.E876])*[.$B$1]" office:value-type="float" office:value="2.87366659014124" calcext:value-type="float">
            <text:p>2.8737</text:p>
          </table:table-cell>
          <table:table-cell table:formula="of:=[.E876]+(28*[.D876]-[.E876]-[.D876]*[.F876])*[.$B$1]" office:value-type="float" office:value="-0.0727515142438061" calcext:value-type="float">
            <text:p>-0.0728</text:p>
          </table:table-cell>
          <table:table-cell table:formula="of:=[.F876]+(-(8/3)*[.F876] +[.E876]*[.D876])*[.$B$1]" office:value-type="float" office:value="25.7088064835986" calcext:value-type="float">
            <text:p>25.70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76</text:p>
          </table:table-cell>
          <table:table-cell table:formula="of:=[.$B$1]+[.B877]" office:value-type="float" office:value="8.75999999999986" calcext:value-type="float">
            <text:p>8.76</text:p>
          </table:table-cell>
          <table:table-cell/>
          <table:table-cell table:formula="of:=[.D877]+(-10*[.D877]+10*[.E877])*[.$B$1]" office:value-type="float" office:value="2.57902477970273" calcext:value-type="float">
            <text:p>2.5790</text:p>
          </table:table-cell>
          <table:table-cell table:formula="of:=[.E877]+(28*[.D877]-[.E877]-[.D877]*[.F877])*[.$B$1]" office:value-type="float" office:value="-0.0061827365050583" calcext:value-type="float">
            <text:p>-0.0062</text:p>
          </table:table-cell>
          <table:table-cell table:formula="of:=[.F877]+(-(8/3)*[.F877] +[.E877]*[.D877])*[.$B$1]" office:value-type="float" office:value="25.021147674744" calcext:value-type="float">
            <text:p>25.02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77</text:p>
          </table:table-cell>
          <table:table-cell table:formula="of:=[.$B$1]+[.B878]" office:value-type="float" office:value="8.76999999999986" calcext:value-type="float">
            <text:p>8.77</text:p>
          </table:table-cell>
          <table:table-cell/>
          <table:table-cell table:formula="of:=[.D878]+(-10*[.D878]+10*[.E878])*[.$B$1]" office:value-type="float" office:value="2.32050402808195" calcext:value-type="float">
            <text:p>2.3205</text:p>
          </table:table-cell>
          <table:table-cell table:formula="of:=[.E878]+(28*[.D878]-[.E878]-[.D878]*[.F878])*[.$B$1]" office:value-type="float" office:value="0.0707044304790962" calcext:value-type="float">
            <text:p>0.0707</text:p>
          </table:table-cell>
          <table:table-cell table:formula="of:=[.F878]+(-(8/3)*[.F878] +[.E878]*[.D878])*[.$B$1]" office:value-type="float" office:value="24.3537576157776" calcext:value-type="float">
            <text:p>24.35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78</text:p>
          </table:table-cell>
          <table:table-cell table:formula="of:=[.$B$1]+[.B879]" office:value-type="float" office:value="8.77999999999986" calcext:value-type="float">
            <text:p>8.78</text:p>
          </table:table-cell>
          <table:table-cell/>
          <table:table-cell table:formula="of:=[.D879]+(-10*[.D879]+10*[.E879])*[.$B$1]" office:value-type="float" office:value="2.09552406832167" calcext:value-type="float">
            <text:p>2.0955</text:p>
          </table:table-cell>
          <table:table-cell table:formula="of:=[.E879]+(28*[.D879]-[.E879]-[.D879]*[.F879])*[.$B$1]" office:value-type="float" office:value="0.154608587573817" calcext:value-type="float">
            <text:p>0.1546</text:p>
          </table:table-cell>
          <table:table-cell table:formula="of:=[.F879]+(-(8/3)*[.F879] +[.E879]*[.D879])*[.$B$1]" office:value-type="float" office:value="23.7059647785142" calcext:value-type="float">
            <text:p>23.70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79</text:p>
          </table:table-cell>
          <table:table-cell table:formula="of:=[.$B$1]+[.B880]" office:value-type="float" office:value="8.78999999999986" calcext:value-type="float">
            <text:p>8.79</text:p>
          </table:table-cell>
          <table:table-cell/>
          <table:table-cell table:formula="of:=[.D880]+(-10*[.D880]+10*[.E880])*[.$B$1]" office:value-type="float" office:value="1.90143252024688" calcext:value-type="float">
            <text:p>1.9014</text:p>
          </table:table-cell>
          <table:table-cell table:formula="of:=[.E880]+(28*[.D880]-[.E880]-[.D880]*[.F880])*[.$B$1]" office:value-type="float" office:value="0.243045043266524" calcext:value-type="float">
            <text:p>0.2430</text:p>
          </table:table-cell>
          <table:table-cell table:formula="of:=[.F880]+(-(8/3)*[.F880] +[.E880]*[.D880])*[.$B$1]" office:value-type="float" office:value="23.0770455779181" calcext:value-type="float">
            <text:p>23.07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80</text:p>
          </table:table-cell>
          <table:table-cell table:formula="of:=[.$B$1]+[.B881]" office:value-type="float" office:value="8.79999999999986" calcext:value-type="float">
            <text:p>8.80</text:p>
          </table:table-cell>
          <table:table-cell/>
          <table:table-cell table:formula="of:=[.D881]+(-10*[.D881]+10*[.E881])*[.$B$1]" office:value-type="float" office:value="1.73559377254885" calcext:value-type="float">
            <text:p>1.7356</text:p>
          </table:table-cell>
          <table:table-cell table:formula="of:=[.E881]+(28*[.D881]-[.E881]-[.D881]*[.F881])*[.$B$1]" office:value-type="float" office:value="0.334221249172256" calcext:value-type="float">
            <text:p>0.3342</text:p>
          </table:table-cell>
          <table:table-cell table:formula="of:=[.F881]+(-(8/3)*[.F881] +[.E881]*[.D881])*[.$B$1]" office:value-type="float" office:value="22.4662790333318" calcext:value-type="float">
            <text:p>22.46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81</text:p>
          </table:table-cell>
          <table:table-cell table:formula="of:=[.$B$1]+[.B882]" office:value-type="float" office:value="8.80999999999986" calcext:value-type="float">
            <text:p>8.81</text:p>
          </table:table-cell>
          <table:table-cell/>
          <table:table-cell table:formula="of:=[.D882]+(-10*[.D882]+10*[.E882])*[.$B$1]" office:value-type="float" office:value="1.59545652021119" calcext:value-type="float">
            <text:p>1.5955</text:p>
          </table:table-cell>
          <table:table-cell table:formula="of:=[.E882]+(28*[.D882]-[.E882]-[.D882]*[.F882])*[.$B$1]" office:value-type="float" office:value="0.426921953168257" calcext:value-type="float">
            <text:p>0.4269</text:p>
          </table:table-cell>
          <table:table-cell table:formula="of:=[.F882]+(-(8/3)*[.F882] +[.E882]*[.D882])*[.$B$1]" office:value-type="float" office:value="21.8729789822968" calcext:value-type="float">
            <text:p>21.87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82</text:p>
          </table:table-cell>
          <table:table-cell table:formula="of:=[.$B$1]+[.B883]" office:value-type="float" office:value="8.81999999999986" calcext:value-type="float">
            <text:p>8.82</text:p>
          </table:table-cell>
          <table:table-cell/>
          <table:table-cell table:formula="of:=[.D883]+(-10*[.D883]+10*[.E883])*[.$B$1]" office:value-type="float" office:value="1.47860306350689" calcext:value-type="float">
            <text:p>1.4786</text:p>
          </table:table-cell>
          <table:table-cell table:formula="of:=[.E883]+(28*[.D883]-[.E883]-[.D883]*[.F883])*[.$B$1]" office:value-type="float" office:value="0.520406689958231" calcext:value-type="float">
            <text:p>0.5204</text:p>
          </table:table-cell>
          <table:table-cell table:formula="of:=[.F883]+(-(8/3)*[.F883] +[.E883]*[.D883])*[.$B$1]" office:value-type="float" office:value="21.2965108969069" calcext:value-type="float">
            <text:p>21.29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83</text:p>
          </table:table-cell>
          <table:table-cell table:formula="of:=[.$B$1]+[.B884]" office:value-type="float" office:value="8.82999999999986" calcext:value-type="float">
            <text:p>8.83</text:p>
          </table:table-cell>
          <table:table-cell/>
          <table:table-cell table:formula="of:=[.D884]+(-10*[.D884]+10*[.E884])*[.$B$1]" office:value-type="float" office:value="1.38278342615203" calcext:value-type="float">
            <text:p>1.3828</text:p>
          </table:table-cell>
          <table:table-cell table:formula="of:=[.E884]+(28*[.D884]-[.E884]-[.D884]*[.F884])*[.$B$1]" office:value-type="float" office:value="0.614320618298833" calcext:value-type="float">
            <text:p>0.6143</text:p>
          </table:table-cell>
          <table:table-cell table:formula="of:=[.F884]+(-(8/3)*[.F884] +[.E884]*[.D884])*[.$B$1]" office:value-type="float" office:value="20.7362986889165" calcext:value-type="float">
            <text:p>20.73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84</text:p>
          </table:table-cell>
          <table:table-cell table:formula="of:=[.$B$1]+[.B885]" office:value-type="float" office:value="8.83999999999986" calcext:value-type="float">
            <text:p>8.84</text:p>
          </table:table-cell>
          <table:table-cell/>
          <table:table-cell table:formula="of:=[.D885]+(-10*[.D885]+10*[.E885])*[.$B$1]" office:value-type="float" office:value="1.30593714536671" calcext:value-type="float">
            <text:p>1.3059</text:p>
          </table:table-cell>
          <table:table-cell table:formula="of:=[.E885]+(28*[.D885]-[.E885]-[.D885]*[.F885])*[.$B$1]" office:value-type="float" office:value="0.708618669970696" calcext:value-type="float">
            <text:p>0.7086</text:p>
          </table:table-cell>
          <table:table-cell table:formula="of:=[.F885]+(-(8/3)*[.F885] +[.E885]*[.D885])*[.$B$1]" office:value-type="float" office:value="20.191825447572" calcext:value-type="float">
            <text:p>20.19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85</text:p>
          </table:table-cell>
          <table:table-cell table:formula="of:=[.$B$1]+[.B886]" office:value-type="float" office:value="8.84999999999986" calcext:value-type="float">
            <text:p>8.85</text:p>
          </table:table-cell>
          <table:table-cell/>
          <table:table-cell table:formula="of:=[.D886]+(-10*[.D886]+10*[.E886])*[.$B$1]" office:value-type="float" office:value="1.24620529782711" calcext:value-type="float">
            <text:p>1.2462</text:p>
          </table:table-cell>
          <table:table-cell table:formula="of:=[.E886]+(28*[.D886]-[.E886]-[.D886]*[.F886])*[.$B$1]" office:value-type="float" office:value="0.803502335126217" calcext:value-type="float">
            <text:p>0.8035</text:p>
          </table:table-cell>
          <table:table-cell table:formula="of:=[.F886]+(-(8/3)*[.F886] +[.E886]*[.D886])*[.$B$1]" office:value-type="float" office:value="19.6626308834002" calcext:value-type="float">
            <text:p>19.66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86</text:p>
          </table:table-cell>
          <table:table-cell table:formula="of:=[.$B$1]+[.B887]" office:value-type="float" office:value="8.85999999999986" calcext:value-type="float">
            <text:p>8.86</text:p>
          </table:table-cell>
          <table:table-cell/>
          <table:table-cell table:formula="of:=[.D887]+(-10*[.D887]+10*[.E887])*[.$B$1]" office:value-type="float" office:value="1.20193500155702" calcext:value-type="float">
            <text:p>1.2019</text:p>
          </table:table-cell>
          <table:table-cell table:formula="of:=[.E887]+(28*[.D887]-[.E887]-[.D887]*[.F887])*[.$B$1]" office:value-type="float" office:value="0.899368047405423" calcext:value-type="float">
            <text:p>0.8994</text:p>
          </table:table-cell>
          <table:table-cell table:formula="of:=[.F887]+(-(8/3)*[.F887] +[.E887]*[.D887])*[.$B$1]" office:value-type="float" office:value="19.1483073485114" calcext:value-type="float">
            <text:p>19.14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87</text:p>
          </table:table-cell>
          <table:table-cell table:formula="of:=[.$B$1]+[.B888]" office:value-type="float" office:value="8.86999999999986" calcext:value-type="float">
            <text:p>8.87</text:p>
          </table:table-cell>
          <table:table-cell/>
          <table:table-cell table:formula="of:=[.D888]+(-10*[.D888]+10*[.E888])*[.$B$1]" office:value-type="float" office:value="1.17167830614186" calcext:value-type="float">
            <text:p>1.1717</text:p>
          </table:table-cell>
          <table:table-cell table:formula="of:=[.E888]+(28*[.D888]-[.E888]-[.D888]*[.F888])*[.$B$1]" office:value-type="float" office:value="0.996765959139861" calcext:value-type="float">
            <text:p>0.9968</text:p>
          </table:table-cell>
          <table:table-cell table:formula="of:=[.F888]+(-(8/3)*[.F888] +[.E888]*[.D888])*[.$B$1]" office:value-type="float" office:value="18.6484956385723" calcext:value-type="float">
            <text:p>18.64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88</text:p>
          </table:table-cell>
          <table:table-cell table:formula="of:=[.$B$1]+[.B889]" office:value-type="float" office:value="8.87999999999986" calcext:value-type="float">
            <text:p>8.88</text:p>
          </table:table-cell>
          <table:table-cell/>
          <table:table-cell table:formula="of:=[.D889]+(-10*[.D889]+10*[.E889])*[.$B$1]" office:value-type="float" office:value="1.15418707144166" calcext:value-type="float">
            <text:p>1.1542</text:p>
          </table:table-cell>
          <table:table-cell table:formula="of:=[.E889]+(28*[.D889]-[.E889]-[.D889]*[.F889])*[.$B$1]" office:value-type="float" office:value="1.09636784744922" calcext:value-type="float">
            <text:p>1.0964</text:p>
          </table:table-cell>
          <table:table-cell table:formula="of:=[.F889]+(-(8/3)*[.F889] +[.E889]*[.D889])*[.$B$1]" office:value-type="float" office:value="18.16288131205" calcext:value-type="float">
            <text:p>18.16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89</text:p>
          </table:table-cell>
          <table:table-cell table:formula="of:=[.$B$1]+[.B890]" office:value-type="float" office:value="8.88999999999986" calcext:value-type="float">
            <text:p>8.89</text:p>
          </table:table-cell>
          <table:table-cell/>
          <table:table-cell table:formula="of:=[.D890]+(-10*[.D890]+10*[.E890])*[.$B$1]" office:value-type="float" office:value="1.14840514904242" calcext:value-type="float">
            <text:p>1.1484</text:p>
          </table:table-cell>
          <table:table-cell table:formula="of:=[.E890]+(28*[.D890]-[.E890]-[.D890]*[.F890])*[.$B$1]" office:value-type="float" office:value="1.19894292107342" calcext:value-type="float">
            <text:p>1.1989</text:p>
          </table:table-cell>
          <table:table-cell table:formula="of:=[.F890]+(-(8/3)*[.F890] +[.E890]*[.D890])*[.$B$1]" office:value-type="float" office:value="17.691191946346" calcext:value-type="float">
            <text:p>17.69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90</text:p>
          </table:table-cell>
          <table:table-cell table:formula="of:=[.$B$1]+[.B891]" office:value-type="float" office:value="8.89999999999986" calcext:value-type="float">
            <text:p>8.90</text:p>
          </table:table-cell>
          <table:table-cell/>
          <table:table-cell table:formula="of:=[.D891]+(-10*[.D891]+10*[.E891])*[.$B$1]" office:value-type="float" office:value="1.15345892624552" calcext:value-type="float">
            <text:p>1.1535</text:p>
          </table:table-cell>
          <table:table-cell table:formula="of:=[.E891]+(28*[.D891]-[.E891]-[.D891]*[.F891])*[.$B$1]" office:value-type="float" office:value="1.30534037435575" calcext:value-type="float">
            <text:p>1.3053</text:p>
          </table:table-cell>
          <table:table-cell table:formula="of:=[.F891]+(-(8/3)*[.F891] +[.E891]*[.D891])*[.$B$1]" office:value-type="float" office:value="17.2331955500165" calcext:value-type="float">
            <text:p>17.23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91</text:p>
          </table:table-cell>
          <table:table-cell table:formula="of:=[.$B$1]+[.B892]" office:value-type="float" office:value="8.90999999999985" calcext:value-type="float">
            <text:p>8.91</text:p>
          </table:table-cell>
          <table:table-cell/>
          <table:table-cell table:formula="of:=[.D892]+(-10*[.D892]+10*[.E892])*[.$B$1]" office:value-type="float" office:value="1.16864707105654" calcext:value-type="float">
            <text:p>1.1686</text:p>
          </table:table-cell>
          <table:table-cell table:formula="of:=[.E892]+(28*[.D892]-[.E892]-[.D892]*[.F892])*[.$B$1]" office:value-type="float" office:value="1.41647763761192" calcext:value-type="float">
            <text:p>1.4165</text:p>
          </table:table-cell>
          <table:table-cell table:formula="of:=[.F892]+(-(8/3)*[.F892] +[.E892]*[.D892])*[.$B$1]" office:value-type="float" office:value="16.7887002337486" calcext:value-type="float">
            <text:p>16.78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92</text:p>
          </table:table-cell>
          <table:table-cell table:formula="of:=[.$B$1]+[.B893]" office:value-type="float" office:value="8.91999999999985" calcext:value-type="float">
            <text:p>8.92</text:p>
          </table:table-cell>
          <table:table-cell/>
          <table:table-cell table:formula="of:=[.D893]+(-10*[.D893]+10*[.E893])*[.$B$1]" office:value-type="float" office:value="1.19343012771208" calcext:value-type="float">
            <text:p>1.1934</text:p>
          </table:table-cell>
          <table:table-cell table:formula="of:=[.E893]+(28*[.D893]-[.E893]-[.D893]*[.F893])*[.$B$1]" office:value-type="float" office:value="1.53333338758147" calcext:value-type="float">
            <text:p>1.5333</text:p>
          </table:table-cell>
          <table:table-cell table:formula="of:=[.F893]+(-(8/3)*[.F893] +[.E893]*[.D893])*[.$B$1]" office:value-type="float" office:value="16.3575551852728" calcext:value-type="float">
            <text:p>16.35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93</text:p>
          </table:table-cell>
          <table:table-cell table:formula="of:=[.$B$1]+[.B894]" office:value-type="float" office:value="8.92999999999985" calcext:value-type="float">
            <text:p>8.93</text:p>
          </table:table-cell>
          <table:table-cell/>
          <table:table-cell table:formula="of:=[.D894]+(-10*[.D894]+10*[.E894])*[.$B$1]" office:value-type="float" office:value="1.22742045369902" calcext:value-type="float">
            <text:p>1.2274</text:p>
          </table:table-cell>
          <table:table-cell table:formula="of:=[.E894]+(28*[.D894]-[.E894]-[.D894]*[.F894])*[.$B$1]" office:value-type="float" office:value="1.65694449772686" calcext:value-type="float">
            <text:p>1.6569</text:p>
          </table:table-cell>
          <table:table-cell table:formula="of:=[.F894]+(-(8/3)*[.F894] +[.E894]*[.D894])*[.$B$1]" office:value-type="float" office:value="15.9396529762711" calcext:value-type="float">
            <text:p>15.93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94</text:p>
          </table:table-cell>
          <table:table-cell table:formula="of:=[.$B$1]+[.B895]" office:value-type="float" office:value="8.93999999999985" calcext:value-type="float">
            <text:p>8.94</text:p>
          </table:table-cell>
          <table:table-cell/>
          <table:table-cell table:formula="of:=[.D895]+(-10*[.D895]+10*[.E895])*[.$B$1]" office:value-type="float" office:value="1.2703728581018" calcext:value-type="float">
            <text:p>1.2704</text:p>
          </table:table-cell>
          <table:table-cell table:formula="of:=[.E895]+(28*[.D895]-[.E895]-[.D895]*[.F895])*[.$B$1]" office:value-type="float" office:value="1.78840621890592" calcext:value-type="float">
            <text:p>1.7884</text:p>
          </table:table-cell>
          <table:table-cell table:formula="of:=[.F895]+(-(8/3)*[.F895] +[.E895]*[.D895])*[.$B$1]" office:value-type="float" office:value="15.5349332392421" calcext:value-type="float">
            <text:p>15.53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95</text:p>
          </table:table-cell>
          <table:table-cell table:formula="of:=[.$B$1]+[.B896]" office:value-type="float" office:value="8.94999999999985" calcext:value-type="float">
            <text:p>8.95</text:p>
          </table:table-cell>
          <table:table-cell/>
          <table:table-cell table:formula="of:=[.D896]+(-10*[.D896]+10*[.E896])*[.$B$1]" office:value-type="float" office:value="1.32217619418221" calcext:value-type="float">
            <text:p>1.3222</text:p>
          </table:table-cell>
          <table:table-cell table:formula="of:=[.E896]+(28*[.D896]-[.E896]-[.D896]*[.F896])*[.$B$1]" office:value-type="float" office:value="1.9288749815898" calcext:value-type="float">
            <text:p>1.9289</text:p>
          </table:table-cell>
          <table:table-cell table:formula="of:=[.F896]+(-(8/3)*[.F896] +[.E896]*[.D896])*[.$B$1]" office:value-type="float" office:value="15.1433877800599" calcext:value-type="float">
            <text:p>15.14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96</text:p>
          </table:table-cell>
          <table:table-cell table:formula="of:=[.$B$1]+[.B897]" office:value-type="float" office:value="8.95999999999985" calcext:value-type="float">
            <text:p>8.96</text:p>
          </table:table-cell>
          <table:table-cell/>
          <table:table-cell table:formula="of:=[.D897]+(-10*[.D897]+10*[.E897])*[.$B$1]" office:value-type="float" office:value="1.38284607292297" calcext:value-type="float">
            <text:p>1.3828</text:p>
          </table:table-cell>
          <table:table-cell table:formula="of:=[.E897]+(28*[.D897]-[.E897]-[.D897]*[.F897])*[.$B$1]" office:value-type="float" office:value="2.07957329792427" calcext:value-type="float">
            <text:p>2.0796</text:p>
          </table:table-cell>
          <table:table-cell table:formula="of:=[.F897]+(-(8/3)*[.F897] +[.E897]*[.D897])*[.$B$1]" office:value-type="float" office:value="14.7650672317471" calcext:value-type="float">
            <text:p>14.76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97</text:p>
          </table:table-cell>
          <table:table-cell table:formula="of:=[.$B$1]+[.B898]" office:value-type="float" office:value="8.96999999999985" calcext:value-type="float">
            <text:p>8.97</text:p>
          </table:table-cell>
          <table:table-cell/>
          <table:table-cell table:formula="of:=[.D898]+(-10*[.D898]+10*[.E898])*[.$B$1]" office:value-type="float" office:value="1.4525187954231" calcext:value-type="float">
            <text:p>1.4525</text:p>
          </table:table-cell>
          <table:table-cell table:formula="of:=[.E898]+(28*[.D898]-[.E898]-[.D898]*[.F898])*[.$B$1]" office:value-type="float" office:value="2.24179631298481" calcext:value-type="float">
            <text:p>2.2418</text:p>
          </table:table-cell>
          <table:table-cell table:formula="of:=[.F898]+(-(8/3)*[.F898] +[.E898]*[.D898])*[.$B$1]" office:value-type="float" office:value="14.4000894032511" calcext:value-type="float">
            <text:p>14.40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98</text:p>
          </table:table-cell>
          <table:table-cell table:formula="of:=[.$B$1]+[.B899]" office:value-type="float" office:value="8.97999999999985" calcext:value-type="float">
            <text:p>8.98</text:p>
          </table:table-cell>
          <table:table-cell/>
          <table:table-cell table:formula="of:=[.D899]+(-10*[.D899]+10*[.E899])*[.$B$1]" office:value-type="float" office:value="1.53144654717927" calcext:value-type="float">
            <text:p>1.5314</text:p>
          </table:table-cell>
          <table:table-cell table:formula="of:=[.E899]+(28*[.D899]-[.E899]-[.D899]*[.F899])*[.$B$1]" office:value-type="float" office:value="2.41691960743348" calcext:value-type="float">
            <text:p>2.4169</text:p>
          </table:table-cell>
          <table:table-cell table:formula="of:=[.F899]+(-(8/3)*[.F899] +[.E899]*[.D899])*[.$B$1]" office:value-type="float" office:value="14.0486495319656" calcext:value-type="float">
            <text:p>14.04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99</text:p>
          </table:table-cell>
          <table:table-cell table:formula="of:=[.$B$1]+[.B900]" office:value-type="float" office:value="8.98999999999985" calcext:value-type="float">
            <text:p>8.99</text:p>
          </table:table-cell>
          <table:table-cell/>
          <table:table-cell table:formula="of:=[.D900]+(-10*[.D900]+10*[.E900])*[.$B$1]" office:value-type="float" office:value="1.61999385320469" calcext:value-type="float">
            <text:p>1.6200</text:p>
          </table:table-cell>
          <table:table-cell table:formula="of:=[.E900]+(28*[.D900]-[.E900]-[.D900]*[.F900])*[.$B$1]" office:value-type="float" office:value="2.60640788638674" calcext:value-type="float">
            <text:p>2.6064</text:p>
          </table:table-cell>
          <table:table-cell table:formula="of:=[.F900]+(-(8/3)*[.F900] +[.E900]*[.D900])*[.$B$1]" office:value-type="float" office:value="13.711032709656" calcext:value-type="float">
            <text:p>13.71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00</text:p>
          </table:table-cell>
          <table:table-cell table:formula="of:=[.$B$1]+[.B901]" office:value-type="float" office:value="8.99999999999985" calcext:value-type="float">
            <text:p>9.00</text:p>
          </table:table-cell>
          <table:table-cell/>
          <table:table-cell table:formula="of:=[.D901]+(-10*[.D901]+10*[.E901])*[.$B$1]" office:value-type="float" office:value="1.7186352565229" calcext:value-type="float">
            <text:p>1.7186</text:p>
          </table:table-cell>
          <table:table-cell table:formula="of:=[.E901]+(28*[.D901]-[.E901]-[.D901]*[.F901])*[.$B$1]" office:value-type="float" office:value="2.81182419931287" calcext:value-type="float">
            <text:p>2.8118</text:p>
          </table:table-cell>
          <table:table-cell table:formula="of:=[.F901]+(-(8/3)*[.F901] +[.E901]*[.D901])*[.$B$1]" office:value-type="float" office:value="13.3876288182807" calcext:value-type="float">
            <text:p>13.38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01</text:p>
          </table:table-cell>
          <table:table-cell table:formula="of:=[.$B$1]+[.B902]" office:value-type="float" office:value="9.00999999999985" calcext:value-type="float">
            <text:p>9.01</text:p>
          </table:table-cell>
          <table:table-cell/>
          <table:table-cell table:formula="of:=[.D902]+(-10*[.D902]+10*[.E902])*[.$B$1]" office:value-type="float" office:value="1.82795415080189" calcext:value-type="float">
            <text:p>1.8280</text:p>
          </table:table-cell>
          <table:table-cell table:formula="of:=[.E902]+(28*[.D902]-[.E902]-[.D902]*[.F902])*[.$B$1]" office:value-type="float" office:value="3.03483932026276" calcext:value-type="float">
            <text:p>3.0348</text:p>
          </table:table-cell>
          <table:table-cell table:formula="of:=[.F902]+(-(8/3)*[.F902] +[.E902]*[.D902])*[.$B$1]" office:value-type="float" office:value="13.0789503851674" calcext:value-type="float">
            <text:p>13.07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02</text:p>
          </table:table-cell>
          <table:table-cell table:formula="of:=[.$B$1]+[.B903]" office:value-type="float" office:value="9.01999999999985" calcext:value-type="float">
            <text:p>9.02</text:p>
          </table:table-cell>
          <table:table-cell/>
          <table:table-cell table:formula="of:=[.D903]+(-10*[.D903]+10*[.E903])*[.$B$1]" office:value-type="float" office:value="1.94864266774798" calcext:value-type="float">
            <text:p>1.9486</text:p>
          </table:table-cell>
          <table:table-cell table:formula="of:=[.E903]+(28*[.D903]-[.E903]-[.D903]*[.F903])*[.$B$1]" office:value-type="float" office:value="3.27724087283768" calcext:value-type="float">
            <text:p>3.2772</text:p>
          </table:table-cell>
          <table:table-cell table:formula="of:=[.F903]+(-(8/3)*[.F903] +[.E903]*[.D903])*[.$B$1]" office:value-type="float" office:value="12.7856538462212" calcext:value-type="float">
            <text:p>12.78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03</text:p>
          </table:table-cell>
          <table:table-cell table:formula="of:=[.$B$1]+[.B904]" office:value-type="float" office:value="9.02999999999985" calcext:value-type="float">
            <text:p>9.03</text:p>
          </table:table-cell>
          <table:table-cell/>
          <table:table-cell table:formula="of:=[.D904]+(-10*[.D904]+10*[.E904])*[.$B$1]" office:value-type="float" office:value="2.08150248825695" calcext:value-type="float">
            <text:p>2.0815</text:p>
          </table:table-cell>
          <table:table-cell table:formula="of:=[.E904]+(28*[.D904]-[.E904]-[.D904]*[.F904])*[.$B$1]" office:value-type="float" office:value="3.54094170488071" calcext:value-type="float">
            <text:p>3.5409</text:p>
          </table:table-cell>
          <table:table-cell table:formula="of:=[.F904]+(-(8/3)*[.F904] +[.E904]*[.D904])*[.$B$1]" office:value-type="float" office:value="12.5085647909616" calcext:value-type="float">
            <text:p>12.50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04</text:p>
          </table:table-cell>
          <table:table-cell table:formula="of:=[.$B$1]+[.B905]" office:value-type="float" office:value="9.03999999999985" calcext:value-type="float">
            <text:p>9.04</text:p>
          </table:table-cell>
          <table:table-cell/>
          <table:table-cell table:formula="of:=[.D905]+(-10*[.D905]+10*[.E905])*[.$B$1]" office:value-type="float" office:value="2.22744640991933" calcext:value-type="float">
            <text:p>2.2274</text:p>
          </table:table-cell>
          <table:table-cell table:formula="of:=[.E905]+(28*[.D905]-[.E905]-[.D905]*[.F905])*[.$B$1]" office:value-type="float" office:value="3.82798689717475" calcext:value-type="float">
            <text:p>3.8280</text:p>
          </table:table-cell>
          <table:table-cell table:formula="of:=[.F905]+(-(8/3)*[.F905] +[.E905]*[.D905])*[.$B$1]" office:value-type="float" office:value="12.2487078528975" calcext:value-type="float">
            <text:p>12.24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05</text:p>
          </table:table-cell>
          <table:table-cell table:formula="of:=[.$B$1]+[.B906]" office:value-type="float" office:value="9.04999999999985" calcext:value-type="float">
            <text:p>9.05</text:p>
          </table:table-cell>
          <table:table-cell/>
          <table:table-cell table:formula="of:=[.D906]+(-10*[.D906]+10*[.E906])*[.$B$1]" office:value-type="float" office:value="2.38750045864487" calcext:value-type="float">
            <text:p>2.3875</text:p>
          </table:table-cell>
          <table:table-cell table:formula="of:=[.E906]+(28*[.D906]-[.E906]-[.D906]*[.F906])*[.$B$1]" office:value-type="float" office:value="4.14055861964954" calcext:value-type="float">
            <text:p>4.1406</text:p>
          </table:table-cell>
          <table:table-cell table:formula="of:=[.F906]+(-(8/3)*[.F906] +[.E906]*[.D906])*[.$B$1]" office:value-type="float" office:value="12.0073420002002" calcext:value-type="float">
            <text:p>12.00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06</text:p>
          </table:table-cell>
          <table:table-cell table:formula="of:=[.$B$1]+[.B907]" office:value-type="float" office:value="9.05999999999985" calcext:value-type="float">
            <text:p>9.06</text:p>
          </table:table-cell>
          <table:table-cell/>
          <table:table-cell table:formula="of:=[.D907]+(-10*[.D907]+10*[.E907])*[.$B$1]" office:value-type="float" office:value="2.56280627474533" calcext:value-type="float">
            <text:p>2.5628</text:p>
          </table:table-cell>
          <table:table-cell table:formula="of:=[.E907]+(28*[.D907]-[.E907]-[.D907]*[.F907])*[.$B$1]" office:value-type="float" office:value="4.48097781654777" calcext:value-type="float">
            <text:p>4.4810</text:p>
          </table:table-cell>
          <table:table-cell table:formula="of:=[.F907]+(-(8/3)*[.F907] +[.E907]*[.D907])*[.$B$1]" office:value-type="float" office:value="11.7860020695628" calcext:value-type="float">
            <text:p>11.78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07</text:p>
          </table:table-cell>
          <table:table-cell table:formula="of:=[.$B$1]+[.B908]" office:value-type="float" office:value="9.06999999999985" calcext:value-type="float">
            <text:p>9.07</text:p>
          </table:table-cell>
          <table:table-cell/>
          <table:table-cell table:formula="of:=[.D908]+(-10*[.D908]+10*[.E908])*[.$B$1]" office:value-type="float" office:value="2.75462342892558" calcext:value-type="float">
            <text:p>2.7546</text:p>
          </table:table-cell>
          <table:table-cell table:formula="of:=[.E908]+(28*[.D908]-[.E908]-[.D908]*[.F908])*[.$B$1]" office:value-type="float" office:value="4.85170139473062" calcext:value-type="float">
            <text:p>4.8517</text:p>
          </table:table-cell>
          <table:table-cell table:formula="of:=[.F908]+(-(8/3)*[.F908] +[.E908]*[.D908])*[.$B$1]" office:value-type="float" office:value="11.5865474616935" calcext:value-type="float">
            <text:p>11.58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08</text:p>
          </table:table-cell>
          <table:table-cell table:formula="of:=[.$B$1]+[.B909]" office:value-type="float" office:value="9.07999999999985" calcext:value-type="float">
            <text:p>9.08</text:p>
          </table:table-cell>
          <table:table-cell/>
          <table:table-cell table:formula="of:=[.D909]+(-10*[.D909]+10*[.E909])*[.$B$1]" office:value-type="float" office:value="2.96433122550608" calcext:value-type="float">
            <text:p>2.9643</text:p>
          </table:table-cell>
          <table:table-cell table:formula="of:=[.E909]+(28*[.D909]-[.E909]-[.D909]*[.F909])*[.$B$1]" office:value-type="float" office:value="5.25531318989908" calcext:value-type="float">
            <text:p>5.2553</text:p>
          </table:table-cell>
          <table:table-cell table:formula="of:=[.F909]+(-(8/3)*[.F909] +[.E909]*[.D909])*[.$B$1]" office:value-type="float" office:value="11.4112189660358" calcext:value-type="float">
            <text:p>11.4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09</text:p>
          </table:table-cell>
          <table:table-cell table:formula="of:=[.$B$1]+[.B910]" office:value-type="float" office:value="9.08999999999985" calcext:value-type="float">
            <text:p>9.09</text:p>
          </table:table-cell>
          <table:table-cell/>
          <table:table-cell table:formula="of:=[.D910]+(-10*[.D910]+10*[.E910])*[.$B$1]" office:value-type="float" office:value="3.19342942194538" calcext:value-type="float">
            <text:p>3.1934</text:p>
          </table:table-cell>
          <table:table-cell table:formula="of:=[.E910]+(28*[.D910]-[.E910]-[.D910]*[.F910])*[.$B$1]" office:value-type="float" office:value="5.69450647412072" calcext:value-type="float">
            <text:p>5.6945</text:p>
          </table:table-cell>
          <table:table-cell table:formula="of:=[.F910]+(-(8/3)*[.F910] +[.E910]*[.D910])*[.$B$1]" office:value-type="float" office:value="11.2627046834945" calcext:value-type="float">
            <text:p>11.26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10</text:p>
          </table:table-cell>
          <table:table-cell table:formula="of:=[.$B$1]+[.B911]" office:value-type="float" office:value="9.09999999999985" calcext:value-type="float">
            <text:p>9.10</text:p>
          </table:table-cell>
          <table:table-cell/>
          <table:table-cell table:formula="of:=[.D911]+(-10*[.D911]+10*[.E911])*[.$B$1]" office:value-type="float" office:value="3.44353712716292" calcext:value-type="float">
            <text:p>3.4435</text:p>
          </table:table-cell>
          <table:table-cell table:formula="of:=[.E911]+(28*[.D911]-[.E911]-[.D911]*[.F911])*[.$B$1]" office:value-type="float" office:value="6.17205512245469" calcext:value-type="float">
            <text:p>6.1721</text:p>
          </table:table-cell>
          <table:table-cell table:formula="of:=[.F911]+(-(8/3)*[.F911] +[.E911]*[.D911])*[.$B$1]" office:value-type="float" office:value="11.1442159371138" calcext:value-type="float">
            <text:p>11.14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11</text:p>
          </table:table-cell>
          <table:table-cell table:formula="of:=[.$B$1]+[.B912]" office:value-type="float" office:value="9.10999999999985" calcext:value-type="float">
            <text:p>9.11</text:p>
          </table:table-cell>
          <table:table-cell/>
          <table:table-cell table:formula="of:=[.D912]+(-10*[.D912]+10*[.E912])*[.$B$1]" office:value-type="float" office:value="3.71638892669209" calcext:value-type="float">
            <text:p>3.7164</text:p>
          </table:table-cell>
          <table:table-cell table:formula="of:=[.E912]+(28*[.D912]-[.E912]-[.D912]*[.F912])*[.$B$1]" office:value-type="float" office:value="6.69076975351004" calcext:value-type="float">
            <text:p>6.6908</text:p>
          </table:table-cell>
          <table:table-cell table:formula="of:=[.F912]+(-(8/3)*[.F912] +[.E912]*[.D912])*[.$B$1]" office:value-type="float" office:value="11.0595738551081" calcext:value-type="float">
            <text:p>11.05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12</text:p>
          </table:table-cell>
          <table:table-cell table:formula="of:=[.$B$1]+[.B913]" office:value-type="float" office:value="9.11999999999985" calcext:value-type="float">
            <text:p>9.12</text:p>
          </table:table-cell>
          <table:table-cell/>
          <table:table-cell table:formula="of:=[.D913]+(-10*[.D913]+10*[.E913])*[.$B$1]" office:value-type="float" office:value="4.01382700937389" calcext:value-type="float">
            <text:p>4.0138</text:p>
          </table:table-cell>
          <table:table-cell table:formula="of:=[.E913]+(28*[.D913]-[.E913]-[.D913]*[.F913])*[.$B$1]" office:value-type="float" office:value="7.25343417735815" calcext:value-type="float">
            <text:p>7.2534</text:p>
          </table:table-cell>
          <table:table-cell table:formula="of:=[.F913]+(-(8/3)*[.F913] +[.E913]*[.D913])*[.$B$1]" office:value-type="float" office:value="11.0133069118685" calcext:value-type="float">
            <text:p>11.01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13</text:p>
          </table:table-cell>
          <table:table-cell table:formula="of:=[.$B$1]+[.B914]" office:value-type="float" office:value="9.12999999999985" calcext:value-type="float">
            <text:p>9.13</text:p>
          </table:table-cell>
          <table:table-cell/>
          <table:table-cell table:formula="of:=[.D914]+(-10*[.D914]+10*[.E914])*[.$B$1]" office:value-type="float" office:value="4.33778772617232" calcext:value-type="float">
            <text:p>4.3378</text:p>
          </table:table-cell>
          <table:table-cell table:formula="of:=[.E914]+(28*[.D914]-[.E914]-[.D914]*[.F914])*[.$B$1]" office:value-type="float" office:value="7.86271631075544" calcext:value-type="float">
            <text:p>7.8627</text:p>
          </table:table-cell>
          <table:table-cell table:formula="of:=[.F914]+(-(8/3)*[.F914] +[.E914]*[.D914])*[.$B$1]" office:value-type="float" office:value="11.0107590276699" calcext:value-type="float">
            <text:p>11.01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14</text:p>
          </table:table-cell>
          <table:table-cell table:formula="of:=[.$B$1]+[.B915]" office:value-type="float" office:value="9.13999999999985" calcext:value-type="float">
            <text:p>9.14</text:p>
          </table:table-cell>
          <table:table-cell/>
          <table:table-cell table:formula="of:=[.D915]+(-10*[.D915]+10*[.E915])*[.$B$1]" office:value-type="float" office:value="4.69028058463063" calcext:value-type="float">
            <text:p>4.6903</text:p>
          </table:table-cell>
          <table:table-cell table:formula="of:=[.E915]+(28*[.D915]-[.E915]-[.D915]*[.F915])*[.$B$1]" office:value-type="float" office:value="8.52104635731546" calcext:value-type="float">
            <text:p>8.5210</text:p>
          </table:table-cell>
          <table:table-cell table:formula="of:=[.F915]+(-(8/3)*[.F915] +[.E915]*[.D915])*[.$B$1]" office:value-type="float" office:value="11.0582067300038" calcext:value-type="float">
            <text:p>11.05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15</text:p>
          </table:table-cell>
          <table:table-cell table:formula="of:=[.$B$1]+[.B916]" office:value-type="float" office:value="9.14999999999985" calcext:value-type="float">
            <text:p>9.15</text:p>
          </table:table-cell>
          <table:table-cell/>
          <table:table-cell table:formula="of:=[.D916]+(-10*[.D916]+10*[.E916])*[.$B$1]" office:value-type="float" office:value="5.07335716189911" calcext:value-type="float">
            <text:p>5.0734</text:p>
          </table:table-cell>
          <table:table-cell table:formula="of:=[.E916]+(28*[.D916]-[.E916]-[.D916]*[.F916])*[.$B$1]" office:value-type="float" office:value="9.2304535341732" calcext:value-type="float">
            <text:p>9.2305</text:p>
          </table:table-cell>
          <table:table-cell table:formula="of:=[.F916]+(-(8/3)*[.F916] +[.E916]*[.D916])*[.$B$1]" office:value-type="float" office:value="11.1629822001082" calcext:value-type="float">
            <text:p>11.16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16</text:p>
          </table:table-cell>
          <table:table-cell table:formula="of:=[.$B$1]+[.B917]" office:value-type="float" office:value="9.15999999999985" calcext:value-type="float">
            <text:p>9.16</text:p>
          </table:table-cell>
          <table:table-cell/>
          <table:table-cell table:formula="of:=[.D917]+(-10*[.D917]+10*[.E917])*[.$B$1]" office:value-type="float" office:value="5.48906679912652" calcext:value-type="float">
            <text:p>5.4891</text:p>
          </table:table-cell>
          <table:table-cell table:formula="of:=[.E917]+(28*[.D917]-[.E917]-[.D917]*[.F917])*[.$B$1]" office:value-type="float" office:value="9.99235104723251" calcext:value-type="float">
            <text:p>9.9924</text:p>
          </table:table-cell>
          <table:table-cell table:formula="of:=[.F917]+(-(8/3)*[.F917] +[.E917]*[.D917])*[.$B$1]" office:value-type="float" office:value="11.3335965502237" calcext:value-type="float">
            <text:p>11.33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17</text:p>
          </table:table-cell>
          <table:table-cell table:formula="of:=[.$B$1]+[.B918]" office:value-type="float" office:value="9.16999999999985" calcext:value-type="float">
            <text:p>9.17</text:p>
          </table:table-cell>
          <table:table-cell/>
          <table:table-cell table:formula="of:=[.D918]+(-10*[.D918]+10*[.E918])*[.$B$1]" office:value-type="float" office:value="5.93939522393712" calcext:value-type="float">
            <text:p>5.9394</text:p>
          </table:table-cell>
          <table:table-cell table:formula="of:=[.E918]+(28*[.D918]-[.E918]-[.D918]*[.F918])*[.$B$1]" office:value-type="float" office:value="10.8072575551303" calcext:value-type="float">
            <text:p>10.8073</text:p>
          </table:table-cell>
          <table:table-cell table:formula="of:=[.F918]+(-(8/3)*[.F918] +[.E918]*[.D918])*[.$B$1]" office:value-type="float" office:value="11.5798541326702" calcext:value-type="float">
            <text:p>11.57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18</text:p>
          </table:table-cell>
          <table:table-cell table:formula="of:=[.$B$1]+[.B919]" office:value-type="float" office:value="9.17999999999985" calcext:value-type="float">
            <text:p>9.18</text:p>
          </table:table-cell>
          <table:table-cell/>
          <table:table-cell table:formula="of:=[.D919]+(-10*[.D919]+10*[.E919])*[.$B$1]" office:value-type="float" office:value="6.42618145705644" calcext:value-type="float">
            <text:p>6.4262</text:p>
          </table:table-cell>
          <table:table-cell table:formula="of:=[.E919]+(28*[.D919]-[.E919]-[.D919]*[.F919])*[.$B$1]" office:value-type="float" office:value="11.6744423389867" calcext:value-type="float">
            <text:p>11.6744</text:p>
          </table:table-cell>
          <table:table-cell table:formula="of:=[.F919]+(-(8/3)*[.F919] +[.E919]*[.D919])*[.$B$1]" office:value-type="float" office:value="11.9129437615337" calcext:value-type="float">
            <text:p>11.91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19</text:p>
          </table:table-cell>
          <table:table-cell table:formula="of:=[.$B$1]+[.B920]" office:value-type="float" office:value="9.18999999999985" calcext:value-type="float">
            <text:p>9.19</text:p>
          </table:table-cell>
          <table:table-cell/>
          <table:table-cell table:formula="of:=[.D920]+(-10*[.D920]+10*[.E920])*[.$B$1]" office:value-type="float" office:value="6.95100754524947" calcext:value-type="float">
            <text:p>6.9510</text:p>
          </table:table-cell>
          <table:table-cell table:formula="of:=[.E920]+(28*[.D920]-[.E920]-[.D920]*[.F920])*[.$B$1]" office:value-type="float" office:value="12.5914813405794" calcext:value-type="float">
            <text:p>12.5915</text:p>
          </table:table-cell>
          <table:table-cell table:formula="of:=[.F920]+(-(8/3)*[.F920] +[.E920]*[.D920])*[.$B$1]" office:value-type="float" office:value="12.3454861100288" calcext:value-type="float">
            <text:p>12.34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20</text:p>
          </table:table-cell>
          <table:table-cell table:formula="of:=[.$B$1]+[.B921]" office:value-type="float" office:value="9.19999999999985" calcext:value-type="float">
            <text:p>9.20</text:p>
          </table:table-cell>
          <table:table-cell/>
          <table:table-cell table:formula="of:=[.D921]+(-10*[.D921]+10*[.E921])*[.$B$1]" office:value-type="float" office:value="7.51505492478246" calcext:value-type="float">
            <text:p>7.5151</text:p>
          </table:table-cell>
          <table:table-cell table:formula="of:=[.E921]+(28*[.D921]-[.E921]-[.D921]*[.F921])*[.$B$1]" office:value-type="float" office:value="13.5537129688376" calcext:value-type="float">
            <text:p>13.5537</text:p>
          </table:table-cell>
          <table:table-cell table:formula="of:=[.F921]+(-(8/3)*[.F921] +[.E921]*[.D921])*[.$B$1]" office:value-type="float" office:value="12.8915079651371" calcext:value-type="float">
            <text:p>12.89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21</text:p>
          </table:table-cell>
          <table:table-cell table:formula="of:=[.$B$1]+[.B922]" office:value-type="float" office:value="9.20999999999985" calcext:value-type="float">
            <text:p>9.21</text:p>
          </table:table-cell>
          <table:table-cell/>
          <table:table-cell table:formula="of:=[.D922]+(-10*[.D922]+10*[.E922])*[.$B$1]" office:value-type="float" office:value="8.11892072918798" calcext:value-type="float">
            <text:p>8.1189</text:p>
          </table:table-cell>
          <table:table-cell table:formula="of:=[.E922]+(28*[.D922]-[.E922]-[.D922]*[.F922])*[.$B$1]" office:value-type="float" office:value="14.5535873138756" calcext:value-type="float">
            <text:p>14.5536</text:p>
          </table:table-cell>
          <table:table-cell table:formula="of:=[.F922]+(-(8/3)*[.F922] +[.E922]*[.D922])*[.$B$1]" office:value-type="float" office:value="13.5663033933556" calcext:value-type="float">
            <text:p>13.56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22</text:p>
          </table:table-cell>
          <table:table-cell table:formula="of:=[.$B$1]+[.B923]" office:value-type="float" office:value="9.21999999999985" calcext:value-type="float">
            <text:p>9.22</text:p>
          </table:table-cell>
          <table:table-cell/>
          <table:table-cell table:formula="of:=[.D923]+(-10*[.D923]+10*[.E923])*[.$B$1]" office:value-type="float" office:value="8.76238738765674" calcext:value-type="float">
            <text:p>8.7624</text:p>
          </table:table-cell>
          <table:table-cell table:formula="of:=[.E923]+(28*[.D923]-[.E923]-[.D923]*[.F923])*[.$B$1]" office:value-type="float" office:value="15.5799118265218" calcext:value-type="float">
            <text:p>15.5799</text:p>
          </table:table-cell>
          <table:table-cell table:formula="of:=[.F923]+(-(8/3)*[.F923] +[.E923]*[.D923])*[.$B$1]" office:value-type="float" office:value="14.3861295201328" calcext:value-type="float">
            <text:p>14.38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23</text:p>
          </table:table-cell>
          <table:table-cell table:formula="of:=[.$B$1]+[.B924]" office:value-type="float" office:value="9.22999999999985" calcext:value-type="float">
            <text:p>9.23</text:p>
          </table:table-cell>
          <table:table-cell/>
          <table:table-cell table:formula="of:=[.D924]+(-10*[.D924]+10*[.E924])*[.$B$1]" office:value-type="float" office:value="9.44413983154325" calcext:value-type="float">
            <text:p>9.4441</text:p>
          </table:table-cell>
          <table:table-cell table:formula="of:=[.E924]+(28*[.D924]-[.E924]-[.D924]*[.F924])*[.$B$1]" office:value-type="float" office:value="16.6170127781564" calcext:value-type="float">
            <text:p>16.6170</text:p>
          </table:table-cell>
          <table:table-cell table:formula="of:=[.F924]+(-(8/3)*[.F924] +[.E924]*[.D924])*[.$B$1]" office:value-type="float" office:value="15.3676716284912" calcext:value-type="float">
            <text:p>15.36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24</text:p>
          </table:table-cell>
          <table:table-cell table:formula="of:=[.$B$1]+[.B925]" office:value-type="float" office:value="9.23999999999985" calcext:value-type="float">
            <text:p>9.24</text:p>
          </table:table-cell>
          <table:table-cell/>
          <table:table-cell table:formula="of:=[.D925]+(-10*[.D925]+10*[.E925])*[.$B$1]" office:value-type="float" office:value="10.1614271262046" calcext:value-type="float">
            <text:p>10.1614</text:p>
          </table:table-cell>
          <table:table-cell table:formula="of:=[.E925]+(28*[.D925]-[.E925]-[.D925]*[.F925])*[.$B$1]" office:value-type="float" office:value="17.6438574057598" calcext:value-type="float">
            <text:p>17.6439</text:p>
          </table:table-cell>
          <table:table-cell table:formula="of:=[.F925]+(-(8/3)*[.F925] +[.E925]*[.D925])*[.$B$1]" office:value-type="float" office:value="16.5272009743259" calcext:value-type="float">
            <text:p>16.52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25</text:p>
          </table:table-cell>
          <table:table-cell table:formula="of:=[.$B$1]+[.B926]" office:value-type="float" office:value="9.24999999999985" calcext:value-type="float">
            <text:p>9.25</text:p>
          </table:table-cell>
          <table:table-cell/>
          <table:table-cell table:formula="of:=[.D926]+(-10*[.D926]+10*[.E926])*[.$B$1]" office:value-type="float" office:value="10.9096701541601" calcext:value-type="float">
            <text:p>10.9097</text:p>
          </table:table-cell>
          <table:table-cell table:formula="of:=[.E926]+(28*[.D926]-[.E926]-[.D926]*[.F926])*[.$B$1]" office:value-type="float" office:value="18.633218944032" calcext:value-type="float">
            <text:p>18.6332</text:p>
          </table:table-cell>
          <table:table-cell table:formula="of:=[.F926]+(-(8/3)*[.F926] +[.E926]*[.D926])*[.$B$1]" office:value-type="float" office:value="17.8793433275483" calcext:value-type="float">
            <text:p>17.87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26</text:p>
          </table:table-cell>
          <table:table-cell table:formula="of:=[.$B$1]+[.B927]" office:value-type="float" office:value="9.25999999999985" calcext:value-type="float">
            <text:p>9.26</text:p>
          </table:table-cell>
          <table:table-cell/>
          <table:table-cell table:formula="of:=[.D927]+(-10*[.D927]+10*[.E927])*[.$B$1]" office:value-type="float" office:value="11.6820250331473" calcext:value-type="float">
            <text:p>11.6820</text:p>
          </table:table-cell>
          <table:table-cell table:formula="of:=[.E927]+(28*[.D927]-[.E927]-[.D927]*[.F927])*[.$B$1]" office:value-type="float" office:value="19.5510170149912" calcext:value-type="float">
            <text:p>19.5510</text:p>
          </table:table-cell>
          <table:table-cell table:formula="of:=[.F927]+(-(8/3)*[.F927] +[.E927]*[.D927])*[.$B$1]" office:value-type="float" office:value="19.43538356471" calcext:value-type="float">
            <text:p>19.43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27</text:p>
          </table:table-cell>
          <table:table-cell table:formula="of:=[.$B$1]+[.B928]" office:value-type="float" office:value="9.26999999999985" calcext:value-type="float">
            <text:p>9.27</text:p>
          </table:table-cell>
          <table:table-cell/>
          <table:table-cell table:formula="of:=[.D928]+(-10*[.D928]+10*[.E928])*[.$B$1]" office:value-type="float" office:value="12.4689242313317" calcext:value-type="float">
            <text:p>12.4689</text:p>
          </table:table-cell>
          <table:table-cell table:formula="of:=[.E928]+(28*[.D928]-[.E928]-[.D928]*[.F928])*[.$B$1]" office:value-type="float" office:value="20.3560274808049" calcext:value-type="float">
            <text:p>20.3560</text:p>
          </table:table-cell>
          <table:table-cell table:formula="of:=[.F928]+(-(8/3)*[.F928] +[.E928]*[.D928])*[.$B$1]" office:value-type="float" office:value="21.2010613715772" calcext:value-type="float">
            <text:p>21.20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28</text:p>
          </table:table-cell>
          <table:table-cell table:formula="of:=[.$B$1]+[.B929]" office:value-type="float" office:value="9.27999999999985" calcext:value-type="float">
            <text:p>9.28</text:p>
          </table:table-cell>
          <table:table-cell/>
          <table:table-cell table:formula="of:=[.D929]+(-10*[.D929]+10*[.E929])*[.$B$1]" office:value-type="float" office:value="13.257634556279" calcext:value-type="float">
            <text:p>13.2576</text:p>
          </table:table-cell>
          <table:table-cell table:formula="of:=[.E929]+(28*[.D929]-[.E929]-[.D929]*[.F929])*[.$B$1]" office:value-type="float" office:value="21.0002217121096" calcext:value-type="float">
            <text:p>21.0002</text:p>
          </table:table-cell>
          <table:table-cell table:formula="of:=[.F929]+(-(8/3)*[.F929] +[.E929]*[.D929])*[.$B$1]" office:value-type="float" office:value="23.1738773780924" calcext:value-type="float">
            <text:p>23.17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29</text:p>
          </table:table-cell>
          <table:table-cell table:formula="of:=[.$B$1]+[.B930]" office:value-type="float" office:value="9.28999999999985" calcext:value-type="float">
            <text:p>9.29</text:p>
          </table:table-cell>
          <table:table-cell/>
          <table:table-cell table:formula="of:=[.D930]+(-10*[.D930]+10*[.E930])*[.$B$1]" office:value-type="float" office:value="14.0318932718621" calcext:value-type="float">
            <text:p>14.0319</text:p>
          </table:table-cell>
          <table:table-cell table:formula="of:=[.E930]+(28*[.D930]-[.E930]-[.D930]*[.F930])*[.$B$1]" office:value-type="float" office:value="21.4300491954389" calcext:value-type="float">
            <text:p>21.4300</text:p>
          </table:table-cell>
          <table:table-cell table:formula="of:=[.F930]+(-(8/3)*[.F930] +[.E930]*[.D930])*[.$B$1]" office:value-type="float" office:value="25.3400399652765" calcext:value-type="float">
            <text:p>25.34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30</text:p>
          </table:table-cell>
          <table:table-cell table:formula="of:=[.$B$1]+[.B931]" office:value-type="float" office:value="9.29999999999985" calcext:value-type="float">
            <text:p>9.30</text:p>
          </table:table-cell>
          <table:table-cell/>
          <table:table-cell table:formula="of:=[.D931]+(-10*[.D931]+10*[.E931])*[.$B$1]" office:value-type="float" office:value="14.7717088642197" calcext:value-type="float">
            <text:p>14.7717</text:p>
          </table:table-cell>
          <table:table-cell table:formula="of:=[.E931]+(28*[.D931]-[.E931]-[.D931]*[.F931])*[.$B$1]" office:value-type="float" office:value="21.5889914566311" calcext:value-type="float">
            <text:p>21.5890</text:p>
          </table:table-cell>
          <table:table-cell table:formula="of:=[.F931]+(-(8/3)*[.F931] +[.E931]*[.D931])*[.$B$1]" office:value-type="float" office:value="27.671347197414" calcext:value-type="float">
            <text:p>27.67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31</text:p>
          </table:table-cell>
          <table:table-cell table:formula="of:=[.$B$1]+[.B932]" office:value-type="float" office:value="9.30999999999985" calcext:value-type="float">
            <text:p>9.31</text:p>
          </table:table-cell>
          <table:table-cell/>
          <table:table-cell table:formula="of:=[.D932]+(-10*[.D932]+10*[.E932])*[.$B$1]" office:value-type="float" office:value="15.4534371234609" calcext:value-type="float">
            <text:p>15.4534</text:p>
          </table:table-cell>
          <table:table-cell table:formula="of:=[.E932]+(28*[.D932]-[.E932]-[.D932]*[.F932])*[.$B$1]" office:value-type="float" office:value="21.4216491772369" calcext:value-type="float">
            <text:p>21.4216</text:p>
          </table:table-cell>
          <table:table-cell table:formula="of:=[.F932]+(-(8/3)*[.F932] +[.E932]*[.D932])*[.$B$1]" office:value-type="float" office:value="30.1225075701778" calcext:value-type="float">
            <text:p>30.12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32</text:p>
          </table:table-cell>
          <table:table-cell table:formula="of:=[.$B$1]+[.B933]" office:value-type="float" office:value="9.31999999999985" calcext:value-type="float">
            <text:p>9.32</text:p>
          </table:table-cell>
          <table:table-cell/>
          <table:table-cell table:formula="of:=[.D933]+(-10*[.D933]+10*[.E933])*[.$B$1]" office:value-type="float" office:value="16.0502583288385" calcext:value-type="float">
            <text:p>16.0503</text:p>
          </table:table-cell>
          <table:table-cell table:formula="of:=[.E933]+(28*[.D933]-[.E933]-[.D933]*[.F933])*[.$B$1]" office:value-type="float" office:value="20.8794323126664" calcext:value-type="float">
            <text:p>20.8794</text:p>
          </table:table-cell>
          <table:table-cell table:formula="of:=[.F933]+(-(8/3)*[.F933] +[.E933]*[.D933])*[.$B$1]" office:value-type="float" office:value="32.6296217880524" calcext:value-type="float">
            <text:p>32.62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33</text:p>
          </table:table-cell>
          <table:table-cell table:formula="of:=[.$B$1]+[.B934]" office:value-type="float" office:value="9.32999999999985" calcext:value-type="float">
            <text:p>9.33</text:p>
          </table:table-cell>
          <table:table-cell/>
          <table:table-cell table:formula="of:=[.D934]+(-10*[.D934]+10*[.E934])*[.$B$1]" office:value-type="float" office:value="16.5331757272213" calcext:value-type="float">
            <text:p>16.5332</text:p>
          </table:table-cell>
          <table:table-cell table:formula="of:=[.E934]+(28*[.D934]-[.E934]-[.D934]*[.F934])*[.$B$1]" office:value-type="float" office:value="19.9275717329092" calcext:value-type="float">
            <text:p>19.9276</text:p>
          </table:table-cell>
          <table:table-cell table:formula="of:=[.F934]+(-(8/3)*[.F934] +[.E934]*[.D934])*[.$B$1]" office:value-type="float" office:value="35.1107013641489" calcext:value-type="float">
            <text:p>35.11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34</text:p>
          </table:table-cell>
          <table:table-cell table:formula="of:=[.$B$1]+[.B935]" office:value-type="float" office:value="9.33999999999985" calcext:value-type="float">
            <text:p>9.34</text:p>
          </table:table-cell>
          <table:table-cell/>
          <table:table-cell table:formula="of:=[.D935]+(-10*[.D935]+10*[.E935])*[.$B$1]" office:value-type="float" office:value="16.8726153277901" calcext:value-type="float">
            <text:p>16.8726</text:p>
          </table:table-cell>
          <table:table-cell table:formula="of:=[.E935]+(28*[.D935]-[.E935]-[.D935]*[.F935])*[.$B$1]" office:value-type="float" office:value="18.5526712636074" calcext:value-type="float">
            <text:p>18.5527</text:p>
          </table:table-cell>
          <table:table-cell table:formula="of:=[.F935]+(-(8/3)*[.F935] +[.E935]*[.D935])*[.$B$1]" office:value-type="float" office:value="37.4690764472082" calcext:value-type="float">
            <text:p>37.46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35</text:p>
          </table:table-cell>
          <table:table-cell table:formula="of:=[.$B$1]+[.B936]" office:value-type="float" office:value="9.34999999999985" calcext:value-type="float">
            <text:p>9.35</text:p>
          </table:table-cell>
          <table:table-cell/>
          <table:table-cell table:formula="of:=[.D936]+(-10*[.D936]+10*[.E936])*[.$B$1]" office:value-type="float" office:value="17.0406209213718" calcext:value-type="float">
            <text:p>17.0406</text:p>
          </table:table-cell>
          <table:table-cell table:formula="of:=[.E936]+(28*[.D936]-[.E936]-[.D936]*[.F936])*[.$B$1]" office:value-type="float" office:value="16.7694637069395" calcext:value-type="float">
            <text:p>16.7695</text:p>
          </table:table-cell>
          <table:table-cell table:formula="of:=[.F936]+(-(8/3)*[.F936] +[.E936]*[.D936])*[.$B$1]" office:value-type="float" office:value="39.6002219306206" calcext:value-type="float">
            <text:p>39.60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36</text:p>
          </table:table-cell>
          <table:table-cell table:formula="of:=[.$B$1]+[.B937]" office:value-type="float" office:value="9.35999999999985" calcext:value-type="float">
            <text:p>9.36</text:p>
          </table:table-cell>
          <table:table-cell/>
          <table:table-cell table:formula="of:=[.D937]+(-10*[.D937]+10*[.E937])*[.$B$1]" office:value-type="float" office:value="17.0135051999286" calcext:value-type="float">
            <text:p>17.0135</text:p>
          </table:table-cell>
          <table:table-cell table:formula="of:=[.E937]+(28*[.D937]-[.E937]-[.D937]*[.F937])*[.$B$1]" office:value-type="float" office:value="14.6250192246352" calcext:value-type="float">
            <text:p>14.6250</text:p>
          </table:table-cell>
          <table:table-cell table:formula="of:=[.F937]+(-(8/3)*[.F937] +[.E937]*[.D937])*[.$B$1]" office:value-type="float" office:value="41.4018367533173" calcext:value-type="float">
            <text:p>41.4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37</text:p>
          </table:table-cell>
          <table:table-cell table:formula="of:=[.$B$1]+[.B938]" office:value-type="float" office:value="9.36999999999985" calcext:value-type="float">
            <text:p>9.37</text:p>
          </table:table-cell>
          <table:table-cell/>
          <table:table-cell table:formula="of:=[.D938]+(-10*[.D938]+10*[.E938])*[.$B$1]" office:value-type="float" office:value="16.7746566023992" calcext:value-type="float">
            <text:p>16.7747</text:p>
          </table:table-cell>
          <table:table-cell table:formula="of:=[.E938]+(28*[.D938]-[.E938]-[.D938]*[.F938])*[.$B$1]" office:value-type="float" office:value="12.1986468394773" calcext:value-type="float">
            <text:p>12.1986</text:p>
          </table:table-cell>
          <table:table-cell table:formula="of:=[.F938]+(-(8/3)*[.F938] +[.E938]*[.D938])*[.$B$1]" office:value-type="float" office:value="42.7860161795027" calcext:value-type="float">
            <text:p>42.78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38</text:p>
          </table:table-cell>
          <table:table-cell table:formula="of:=[.$B$1]+[.B939]" office:value-type="float" office:value="9.37999999999984" calcext:value-type="float">
            <text:p>9.38</text:p>
          </table:table-cell>
          <table:table-cell/>
          <table:table-cell table:formula="of:=[.D939]+(-10*[.D939]+10*[.E939])*[.$B$1]" office:value-type="float" office:value="16.317055626107" calcext:value-type="float">
            <text:p>16.3171</text:p>
          </table:table-cell>
          <table:table-cell table:formula="of:=[.E939]+(28*[.D939]-[.E939]-[.D939]*[.F939])*[.$B$1]" office:value-type="float" office:value="9.59635693179577" calcext:value-type="float">
            <text:p>9.5964</text:p>
          </table:table-cell>
          <table:table-cell table:formula="of:=[.F939]+(-(8/3)*[.F939] +[.E939]*[.D939])*[.$B$1]" office:value-type="float" office:value="43.691336865511" calcext:value-type="float">
            <text:p>43.69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39</text:p>
          </table:table-cell>
          <table:table-cell table:formula="of:=[.$B$1]+[.B940]" office:value-type="float" office:value="9.38999999999984" calcext:value-type="float">
            <text:p>9.39</text:p>
          </table:table-cell>
          <table:table-cell/>
          <table:table-cell table:formula="of:=[.D940]+(-10*[.D940]+10*[.E940])*[.$B$1]" office:value-type="float" office:value="15.6449857566759" calcext:value-type="float">
            <text:p>15.6450</text:p>
          </table:table-cell>
          <table:table-cell table:formula="of:=[.E940]+(28*[.D940]-[.E940]-[.D940]*[.F940])*[.$B$1]" office:value-type="float" office:value="6.94002919765253" calcext:value-type="float">
            <text:p>6.9400</text:p>
          </table:table-cell>
          <table:table-cell table:formula="of:=[.F940]+(-(8/3)*[.F940] +[.E940]*[.D940])*[.$B$1]" office:value-type="float" office:value="44.0920774477383" calcext:value-type="float">
            <text:p>44.09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40</text:p>
          </table:table-cell>
          <table:table-cell table:formula="of:=[.$B$1]+[.B941]" office:value-type="float" office:value="9.39999999999984" calcext:value-type="float">
            <text:p>9.40</text:p>
          </table:table-cell>
          <table:table-cell/>
          <table:table-cell table:formula="of:=[.D941]+(-10*[.D941]+10*[.E941])*[.$B$1]" office:value-type="float" office:value="14.7744901007736" calcext:value-type="float">
            <text:p>14.7745</text:p>
          </table:table-cell>
          <table:table-cell table:formula="of:=[.E941]+(28*[.D941]-[.E941]-[.D941]*[.F941])*[.$B$1]" office:value-type="float" office:value="4.35302568102409" calcext:value-type="float">
            <text:p>4.3530</text:p>
          </table:table-cell>
          <table:table-cell table:formula="of:=[.F941]+(-(8/3)*[.F941] +[.E941]*[.D941])*[.$B$1]" office:value-type="float" office:value="44.0020552952805" calcext:value-type="float">
            <text:p>44.00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41</text:p>
          </table:table-cell>
          <table:table-cell table:formula="of:=[.$B$1]+[.B942]" office:value-type="float" office:value="9.40999999999984" calcext:value-type="float">
            <text:p>9.41</text:p>
          </table:table-cell>
          <table:table-cell/>
          <table:table-cell table:formula="of:=[.D942]+(-10*[.D942]+10*[.E942])*[.$B$1]" office:value-type="float" office:value="13.7323436587986" calcext:value-type="float">
            <text:p>13.7323</text:p>
          </table:table-cell>
          <table:table-cell table:formula="of:=[.E942]+(28*[.D942]-[.E942]-[.D942]*[.F942])*[.$B$1]" office:value-type="float" office:value="1.94527334869232" calcext:value-type="float">
            <text:p>1.9453</text:p>
          </table:table-cell>
          <table:table-cell table:formula="of:=[.F942]+(-(8/3)*[.F942] +[.E942]*[.D942])*[.$B$1]" office:value-type="float" office:value="43.4718045024001" calcext:value-type="float">
            <text:p>43.47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42</text:p>
          </table:table-cell>
          <table:table-cell table:formula="of:=[.$B$1]+[.B943]" office:value-type="float" office:value="9.41999999999984" calcext:value-type="float">
            <text:p>9.42</text:p>
          </table:table-cell>
          <table:table-cell/>
          <table:table-cell table:formula="of:=[.D943]+(-10*[.D943]+10*[.E943])*[.$B$1]" office:value-type="float" office:value="12.553636627788" calcext:value-type="float">
            <text:p>12.5536</text:p>
          </table:table-cell>
          <table:table-cell table:formula="of:=[.E943]+(28*[.D943]-[.E943]-[.D943]*[.F943])*[.$B$1]" office:value-type="float" office:value="-0.198820749281664" calcext:value-type="float">
            <text:p>-0.1988</text:p>
          </table:table-cell>
          <table:table-cell table:formula="of:=[.F943]+(-(8/3)*[.F943] +[.E943]*[.D943])*[.$B$1]" office:value-type="float" office:value="42.5796880036815" calcext:value-type="float">
            <text:p>42.57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43</text:p>
          </table:table-cell>
          <table:table-cell table:formula="of:=[.$B$1]+[.B944]" office:value-type="float" office:value="9.42999999999984" calcext:value-type="float">
            <text:p>9.43</text:p>
          </table:table-cell>
          <table:table-cell/>
          <table:table-cell table:formula="of:=[.D944]+(-10*[.D944]+10*[.E944])*[.$B$1]" office:value-type="float" office:value="11.278390890081" calcext:value-type="float">
            <text:p>11.2784</text:p>
          </table:table-cell>
          <table:table-cell table:formula="of:=[.E944]+(28*[.D944]-[.E944]-[.D944]*[.F944])*[.$B$1]" office:value-type="float" office:value="-2.02711359523622" calcext:value-type="float">
            <text:p>-2.0271</text:p>
          </table:table-cell>
          <table:table-cell table:formula="of:=[.F944]+(-(8/3)*[.F944] +[.E944]*[.D944])*[.$B$1]" office:value-type="float" office:value="41.4192704225112" calcext:value-type="float">
            <text:p>41.41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44</text:p>
          </table:table-cell>
          <table:table-cell table:formula="of:=[.$B$1]+[.B945]" office:value-type="float" office:value="9.43999999999984" calcext:value-type="float">
            <text:p>9.44</text:p>
          </table:table-cell>
          <table:table-cell/>
          <table:table-cell table:formula="of:=[.D945]+(-10*[.D945]+10*[.E945])*[.$B$1]" office:value-type="float" office:value="9.94784044154931" calcext:value-type="float">
            <text:p>9.9478</text:p>
          </table:table-cell>
          <table:table-cell table:formula="of:=[.E945]+(28*[.D945]-[.E945]-[.D945]*[.F945])*[.$B$1]" office:value-type="float" office:value="-3.5203202321317" calcext:value-type="float">
            <text:p>-3.5203</text:p>
          </table:table-cell>
          <table:table-cell table:formula="of:=[.F945]+(-(8/3)*[.F945] +[.E945]*[.D945])*[.$B$1]" office:value-type="float" office:value="40.0861307495209" calcext:value-type="float">
            <text:p>40.08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45</text:p>
          </table:table-cell>
          <table:table-cell table:formula="of:=[.$B$1]+[.B946]" office:value-type="float" office:value="9.44999999999984" calcext:value-type="float">
            <text:p>9.45</text:p>
          </table:table-cell>
          <table:table-cell/>
          <table:table-cell table:formula="of:=[.D946]+(-10*[.D946]+10*[.E946])*[.$B$1]" office:value-type="float" office:value="8.60102437418121" calcext:value-type="float">
            <text:p>8.6010</text:p>
          </table:table-cell>
          <table:table-cell table:formula="of:=[.E946]+(28*[.D946]-[.E946]-[.D946]*[.F946])*[.$B$1]" office:value-type="float" office:value="-4.68742603232975" calcext:value-type="float">
            <text:p>-4.6874</text:p>
          </table:table-cell>
          <table:table-cell table:formula="of:=[.F946]+(-(8/3)*[.F946] +[.E946]*[.D946])*[.$B$1]" office:value-type="float" office:value="38.6669714231429" calcext:value-type="float">
            <text:p>38.66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46</text:p>
          </table:table-cell>
          <table:table-cell table:formula="of:=[.$B$1]+[.B947]" office:value-type="float" office:value="9.45999999999984" calcext:value-type="float">
            <text:p>9.46</text:p>
          </table:table-cell>
          <table:table-cell/>
          <table:table-cell table:formula="of:=[.D947]+(-10*[.D947]+10*[.E947])*[.$B$1]" office:value-type="float" office:value="7.27217933353011" calcext:value-type="float">
            <text:p>7.2722</text:p>
          </table:table-cell>
          <table:table-cell table:formula="of:=[.E947]+(28*[.D947]-[.E947]-[.D947]*[.F947])*[.$B$1]" office:value-type="float" office:value="-5.55802058409792" calcext:value-type="float">
            <text:p>-5.5580</text:p>
          </table:table-cell>
          <table:table-cell table:formula="of:=[.F947]+(-(8/3)*[.F947] +[.E947]*[.D947])*[.$B$1]" office:value-type="float" office:value="37.2326855296301" calcext:value-type="float">
            <text:p>37.23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47</text:p>
          </table:table-cell>
          <table:table-cell table:formula="of:=[.$B$1]+[.B948]" office:value-type="float" office:value="9.46999999999984" calcext:value-type="float">
            <text:p>9.47</text:p>
          </table:table-cell>
          <table:table-cell/>
          <table:table-cell table:formula="of:=[.D948]+(-10*[.D948]+10*[.E948])*[.$B$1]" office:value-type="float" office:value="5.98915934176731" calcext:value-type="float">
            <text:p>5.9892</text:p>
          </table:table-cell>
          <table:table-cell table:formula="of:=[.E948]+(28*[.D948]-[.E948]-[.D948]*[.F948])*[.$B$1]" office:value-type="float" office:value="-6.17385782727252" calcext:value-type="float">
            <text:p>-6.1739</text:p>
          </table:table-cell>
          <table:table-cell table:formula="of:=[.F948]+(-(8/3)*[.F948] +[.E948]*[.D948])*[.$B$1]" office:value-type="float" office:value="35.8356246912365" calcext:value-type="float">
            <text:p>35.83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48</text:p>
          </table:table-cell>
          <table:table-cell table:formula="of:=[.$B$1]+[.B949]" office:value-type="float" office:value="9.47999999999984" calcext:value-type="float">
            <text:p>9.48</text:p>
          </table:table-cell>
          <table:table-cell/>
          <table:table-cell table:formula="of:=[.D949]+(-10*[.D949]+10*[.E949])*[.$B$1]" office:value-type="float" office:value="4.77285762486332" calcext:value-type="float">
            <text:p>4.7729</text:p>
          </table:table-cell>
          <table:table-cell table:formula="of:=[.E949]+(28*[.D949]-[.E949]-[.D949]*[.F949])*[.$B$1]" office:value-type="float" office:value="-6.58140729718081" calcext:value-type="float">
            <text:p>-6.5814</text:p>
          </table:table-cell>
          <table:table-cell table:formula="of:=[.F949]+(-(8/3)*[.F949] +[.E949]*[.D949])*[.$B$1]" office:value-type="float" office:value="34.510245849994" calcext:value-type="float">
            <text:p>34.5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49</text:p>
          </table:table-cell>
          <table:table-cell table:formula="of:=[.$B$1]+[.B950]" office:value-type="float" office:value="9.48999999999984" calcext:value-type="float">
            <text:p>9.49</text:p>
          </table:table-cell>
          <table:table-cell/>
          <table:table-cell table:formula="of:=[.D950]+(-10*[.D950]+10*[.E950])*[.$B$1]" office:value-type="float" office:value="3.63743113265891" calcext:value-type="float">
            <text:p>3.6374</text:p>
          </table:table-cell>
          <table:table-cell table:formula="of:=[.E950]+(28*[.D950]-[.E950]-[.D950]*[.F950])*[.$B$1]" office:value-type="float" office:value="-6.82631798965779" calcext:value-type="float">
            <text:p>-6.8263</text:p>
          </table:table-cell>
          <table:table-cell table:formula="of:=[.F950]+(-(8/3)*[.F950] +[.E950]*[.D950])*[.$B$1]" office:value-type="float" office:value="33.2758514273207" calcext:value-type="float">
            <text:p>33.27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50</text:p>
          </table:table-cell>
          <table:table-cell table:formula="of:=[.$B$1]+[.B951]" office:value-type="float" office:value="9.49999999999984" calcext:value-type="float">
            <text:p>9.50</text:p>
          </table:table-cell>
          <table:table-cell/>
          <table:table-cell table:formula="of:=[.D951]+(-10*[.D951]+10*[.E951])*[.$B$1]" office:value-type="float" office:value="2.59105622042724" calcext:value-type="float">
            <text:p>2.5911</text:p>
          </table:table-cell>
          <table:table-cell table:formula="of:=[.E951]+(28*[.D951]-[.E951]-[.D951]*[.F951])*[.$B$1]" office:value-type="float" office:value="-6.9499602720914" calcext:value-type="float">
            <text:p>-6.9500</text:p>
          </table:table-cell>
          <table:table-cell table:formula="of:=[.F951]+(-(8/3)*[.F951] +[.E951]*[.D951])*[.$B$1]" office:value-type="float" office:value="32.1401927734887" calcext:value-type="float">
            <text:p>32.14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51</text:p>
          </table:table-cell>
          <table:table-cell table:formula="of:=[.$B$1]+[.B952]" office:value-type="float" office:value="9.50999999999984" calcext:value-type="float">
            <text:p>9.51</text:p>
          </table:table-cell>
          <table:table-cell/>
          <table:table-cell table:formula="of:=[.D952]+(-10*[.D952]+10*[.E952])*[.$B$1]" office:value-type="float" office:value="1.63695457117538" calcext:value-type="float">
            <text:p>1.6370</text:p>
          </table:table-cell>
          <table:table-cell table:formula="of:=[.E952]+(28*[.D952]-[.E952]-[.D952]*[.F952])*[.$B$1]" office:value-type="float" office:value="-6.98773539176565" calcext:value-type="float">
            <text:p>-6.9877</text:p>
          </table:table-cell>
          <table:table-cell table:formula="of:=[.F952]+(-(8/3)*[.F952] +[.E952]*[.D952])*[.$B$1]" office:value-type="float" office:value="31.1030435882484" calcext:value-type="float">
            <text:p>31.10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52</text:p>
          </table:table-cell>
          <table:table-cell table:formula="of:=[.$B$1]+[.B953]" office:value-type="float" office:value="9.51999999999984" calcext:value-type="float">
            <text:p>9.52</text:p>
          </table:table-cell>
          <table:table-cell/>
          <table:table-cell table:formula="of:=[.D953]+(-10*[.D953]+10*[.E953])*[.$B$1]" office:value-type="float" office:value="0.774485574881274" calcext:value-type="float">
            <text:p>0.7745</text:p>
          </table:table-cell>
          <table:table-cell table:formula="of:=[.E953]+(28*[.D953]-[.E953]-[.D953]*[.F953])*[.$B$1]" office:value-type="float" office:value="-6.96865345171139" calcext:value-type="float">
            <text:p>-6.9687</text:p>
          </table:table-cell>
          <table:table-cell table:formula="of:=[.F953]+(-(8/3)*[.F953] +[.E953]*[.D953])*[.$B$1]" office:value-type="float" office:value="30.1592430386446" calcext:value-type="float">
            <text:p>30.15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53</text:p>
          </table:table-cell>
          <table:table-cell table:formula="of:=[.$B$1]+[.B954]" office:value-type="float" office:value="9.52999999999984" calcext:value-type="float">
            <text:p>9.53</text:p>
          </table:table-cell>
          <table:table-cell/>
          <table:table-cell table:formula="of:=[.D954]+(-10*[.D954]+10*[.E954])*[.$B$1]" office:value-type="float" office:value="0.000171672222007757" calcext:value-type="float">
            <text:p>0.0002</text:p>
          </table:table-cell>
          <table:table-cell table:formula="of:=[.E954]+(28*[.D954]-[.E954]-[.D954]*[.F954])*[.$B$1]" office:value-type="float" office:value="-6.9156899430552" calcext:value-type="float">
            <text:p>-6.9157</text:p>
          </table:table-cell>
          <table:table-cell table:formula="of:=[.F954]+(-(8/3)*[.F954] +[.E954]*[.D954])*[.$B$1]" office:value-type="float" office:value="29.3010253418671" calcext:value-type="float">
            <text:p>29.30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54</text:p>
          </table:table-cell>
          <table:table-cell table:formula="of:=[.$B$1]+[.B955]" office:value-type="float" office:value="9.53999999999984" calcext:value-type="float">
            <text:p>9.54</text:p>
          </table:table-cell>
          <table:table-cell/>
          <table:table-cell table:formula="of:=[.D955]+(-10*[.D955]+10*[.E955])*[.$B$1]" office:value-type="float" office:value="-0.691414489305713" calcext:value-type="float">
            <text:p>-0.6914</text:p>
          </table:table-cell>
          <table:table-cell table:formula="of:=[.E955]+(28*[.D955]-[.E955]-[.D955]*[.F955])*[.$B$1]" office:value-type="float" office:value="-6.84653527712376" calcext:value-type="float">
            <text:p>-6.8465</text:p>
          </table:table-cell>
          <table:table-cell table:formula="of:=[.F955]+(-(8/3)*[.F955] +[.E955]*[.D955])*[.$B$1]" office:value-type="float" office:value="28.5196527937654" calcext:value-type="float">
            <text:p>28.51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55</text:p>
          </table:table-cell>
          <table:table-cell table:formula="of:=[.$B$1]+[.B956]" office:value-type="float" office:value="9.54999999999984" calcext:value-type="float">
            <text:p>9.55</text:p>
          </table:table-cell>
          <table:table-cell/>
          <table:table-cell table:formula="of:=[.D956]+(-10*[.D956]+10*[.E956])*[.$B$1]" office:value-type="float" office:value="-1.30692656808752" calcext:value-type="float">
            <text:p>-1.3069</text:p>
          </table:table-cell>
          <table:table-cell table:formula="of:=[.E956]+(28*[.D956]-[.E956]-[.D956]*[.F956])*[.$B$1]" office:value-type="float" office:value="-6.77447696964235" calcext:value-type="float">
            <text:p>-6.7745</text:p>
          </table:table-cell>
          <table:table-cell table:formula="of:=[.F956]+(-(8/3)*[.F956] +[.E956]*[.D956])*[.$B$1]" office:value-type="float" office:value="27.8064666561865" calcext:value-type="float">
            <text:p>27.80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56</text:p>
          </table:table-cell>
          <table:table-cell table:formula="of:=[.$B$1]+[.B957]" office:value-type="float" office:value="9.55999999999984" calcext:value-type="float">
            <text:p>9.56</text:p>
          </table:table-cell>
          <table:table-cell/>
          <table:table-cell table:formula="of:=[.D957]+(-10*[.D957]+10*[.E957])*[.$B$1]" office:value-type="float" office:value="-1.853681608243" calcext:value-type="float">
            <text:p>-1.8537</text:p>
          </table:table-cell>
          <table:table-cell table:formula="of:=[.E957]+(28*[.D957]-[.E957]-[.D957]*[.F957])*[.$B$1]" office:value-type="float" office:value="-6.70926153863433" calcext:value-type="float">
            <text:p>-6.7093</text:p>
          </table:table-cell>
          <table:table-cell table:formula="of:=[.F957]+(-(8/3)*[.F957] +[.E957]*[.D957])*[.$B$1]" office:value-type="float" office:value="27.1534983180534" calcext:value-type="float">
            <text:p>27.15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57</text:p>
          </table:table-cell>
          <table:table-cell table:formula="of:=[.$B$1]+[.B958]" office:value-type="float" office:value="9.56999999999984" calcext:value-type="float">
            <text:p>9.57</text:p>
          </table:table-cell>
          <table:table-cell/>
          <table:table-cell table:formula="of:=[.D958]+(-10*[.D958]+10*[.E958])*[.$B$1]" office:value-type="float" office:value="-2.33923960128213" calcext:value-type="float">
            <text:p>-2.3392</text:p>
          </table:table-cell>
          <table:table-cell table:formula="of:=[.E958]+(28*[.D958]-[.E958]-[.D958]*[.F958])*[.$B$1]" office:value-type="float" office:value="-6.6578603692397" calcext:value-type="float">
            <text:p>-6.6579</text:p>
          </table:table-cell>
          <table:table-cell table:formula="of:=[.F958]+(-(8/3)*[.F958] +[.E958]*[.D958])*[.$B$1]" office:value-type="float" office:value="26.5537733767625" calcext:value-type="float">
            <text:p>26.55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58</text:p>
          </table:table-cell>
          <table:table-cell table:formula="of:=[.$B$1]+[.B959]" office:value-type="float" office:value="9.57999999999984" calcext:value-type="float">
            <text:p>9.58</text:p>
          </table:table-cell>
          <table:table-cell/>
          <table:table-cell table:formula="of:=[.D959]+(-10*[.D959]+10*[.E959])*[.$B$1]" office:value-type="float" office:value="-2.77110167807789" calcext:value-type="float">
            <text:p>-2.7711</text:p>
          </table:table-cell>
          <table:table-cell table:formula="of:=[.E959]+(28*[.D959]-[.E959]-[.D959]*[.F959])*[.$B$1]" office:value-type="float" office:value="-6.62511247144236" calcext:value-type="float">
            <text:p>-6.6251</text:p>
          </table:table-cell>
          <table:table-cell table:formula="of:=[.F959]+(-(8/3)*[.F959] +[.E959]*[.D959])*[.$B$1]" office:value-type="float" office:value="26.0014160597375" calcext:value-type="float">
            <text:p>26.0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59</text:p>
          </table:table-cell>
          <table:table-cell table:formula="of:=[.$B$1]+[.B960]" office:value-type="float" office:value="9.58999999999984" calcext:value-type="float">
            <text:p>9.59</text:p>
          </table:table-cell>
          <table:table-cell/>
          <table:table-cell table:formula="of:=[.D960]+(-10*[.D960]+10*[.E960])*[.$B$1]" office:value-type="float" office:value="-3.15650275741434" calcext:value-type="float">
            <text:p>-3.1565</text:p>
          </table:table-cell>
          <table:table-cell table:formula="of:=[.E960]+(28*[.D960]-[.E960]-[.D960]*[.F960])*[.$B$1]" office:value-type="float" office:value="-6.61424413983435" calcext:value-type="float">
            <text:p>-6.6142</text:p>
          </table:table-cell>
          <table:table-cell table:formula="of:=[.F960]+(-(8/3)*[.F960] +[.E960]*[.D960])*[.$B$1]" office:value-type="float" office:value="25.4916335676819" calcext:value-type="float">
            <text:p>25.49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60</text:p>
          </table:table-cell>
          <table:table-cell table:formula="of:=[.$B$1]+[.B961]" office:value-type="float" office:value="9.59999999999984" calcext:value-type="float">
            <text:p>9.60</text:p>
          </table:table-cell>
          <table:table-cell/>
          <table:table-cell table:formula="of:=[.D961]+(-10*[.D961]+10*[.E961])*[.$B$1]" office:value-type="float" office:value="-3.50227689565634" calcext:value-type="float">
            <text:p>-3.5023</text:p>
          </table:table-cell>
          <table:table-cell table:formula="of:=[.E961]+(28*[.D961]-[.E961]-[.D961]*[.F961])*[.$B$1]" office:value-type="float" office:value="-6.62727835403818" calcext:value-type="float">
            <text:p>-6.6273</text:p>
          </table:table-cell>
          <table:table-cell table:formula="of:=[.F961]+(-(8/3)*[.F961] +[.E961]*[.D961])*[.$B$1]" office:value-type="float" office:value="25.0206354711997" calcext:value-type="float">
            <text:p>25.02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61</text:p>
          </table:table-cell>
          <table:table-cell table:formula="of:=[.$B$1]+[.B962]" office:value-type="float" office:value="9.60999999999984" calcext:value-type="float">
            <text:p>9.61</text:p>
          </table:table-cell>
          <table:table-cell/>
          <table:table-cell table:formula="of:=[.D962]+(-10*[.D962]+10*[.E962])*[.$B$1]" office:value-type="float" office:value="-3.81477704149452" calcext:value-type="float">
            <text:p>-3.8148</text:p>
          </table:table-cell>
          <table:table-cell table:formula="of:=[.E962]+(28*[.D962]-[.E962]-[.D962]*[.F962])*[.$B$1]" office:value-type="float" office:value="-6.66535116602735" calcext:value-type="float">
            <text:p>-6.6654</text:p>
          </table:table-cell>
          <table:table-cell table:formula="of:=[.F962]+(-(8/3)*[.F962] +[.E962]*[.D962])*[.$B$1]" office:value-type="float" office:value="24.5855241639053" calcext:value-type="float">
            <text:p>24.58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62</text:p>
          </table:table-cell>
          <table:table-cell table:formula="of:=[.$B$1]+[.B963]" office:value-type="float" office:value="9.61999999999984" calcext:value-type="float">
            <text:p>9.62</text:p>
          </table:table-cell>
          <table:table-cell/>
          <table:table-cell table:formula="of:=[.D963]+(-10*[.D963]+10*[.E963])*[.$B$1]" office:value-type="float" office:value="-4.09983445394781" calcext:value-type="float">
            <text:p>-4.0998</text:p>
          </table:table-cell>
          <table:table-cell table:formula="of:=[.E963]+(28*[.D963]-[.E963]-[.D963]*[.F963])*[.$B$1]" office:value-type="float" office:value="-6.7289522946498" calcext:value-type="float">
            <text:p>-6.7290</text:p>
          </table:table-cell>
          <table:table-cell table:formula="of:=[.F963]+(-(8/3)*[.F963] +[.E963]*[.D963])*[.$B$1]" office:value-type="float" office:value="24.1841784722178" calcext:value-type="float">
            <text:p>24.18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63</text:p>
          </table:table-cell>
          <table:table-cell table:formula="of:=[.$B$1]+[.B964]" office:value-type="float" office:value="9.62999999999984" calcext:value-type="float">
            <text:p>9.63</text:p>
          </table:table-cell>
          <table:table-cell/>
          <table:table-cell table:formula="of:=[.D964]+(-10*[.D964]+10*[.E964])*[.$B$1]" office:value-type="float" office:value="-4.36274623801801" calcext:value-type="float">
            <text:p>-4.3627</text:p>
          </table:table-cell>
          <table:table-cell table:formula="of:=[.E964]+(28*[.D964]-[.E964]-[.D964]*[.F964])*[.$B$1]" office:value-type="float" office:value="-6.81810513740047" calcext:value-type="float">
            <text:p>-6.8181</text:p>
          </table:table-cell>
          <table:table-cell table:formula="of:=[.F964]+(-(8/3)*[.F964] +[.E964]*[.D964])*[.$B$1]" office:value-type="float" office:value="23.8151429508578" calcext:value-type="float">
            <text:p>23.81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64</text:p>
          </table:table-cell>
          <table:table-cell table:formula="of:=[.$B$1]+[.B965]" office:value-type="float" office:value="9.63999999999984" calcext:value-type="float">
            <text:p>9.64</text:p>
          </table:table-cell>
          <table:table-cell/>
          <table:table-cell table:formula="of:=[.D965]+(-10*[.D965]+10*[.E965])*[.$B$1]" office:value-type="float" office:value="-4.60828212795625" calcext:value-type="float">
            <text:p>-4.6083</text:p>
          </table:table-cell>
          <table:table-cell table:formula="of:=[.E965]+(28*[.D965]-[.E965]-[.D965]*[.F965])*[.$B$1]" office:value-type="float" office:value="-6.93249877950435" calcext:value-type="float">
            <text:p>-6.9325</text:p>
          </table:table-cell>
          <table:table-cell table:formula="of:=[.F965]+(-(8/3)*[.F965] +[.E965]*[.D965])*[.$B$1]" office:value-type="float" office:value="23.4775290975543" calcext:value-type="float">
            <text:p>23.47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65</text:p>
          </table:table-cell>
          <table:table-cell table:formula="of:=[.$B$1]+[.B966]" office:value-type="float" office:value="9.64999999999984" calcext:value-type="float">
            <text:p>9.65</text:p>
          </table:table-cell>
          <table:table-cell/>
          <table:table-cell table:formula="of:=[.D966]+(-10*[.D966]+10*[.E966])*[.$B$1]" office:value-type="float" office:value="-4.84070379311106" calcext:value-type="float">
            <text:p>-4.8407</text:p>
          </table:table-cell>
          <table:table-cell table:formula="of:=[.E966]+(28*[.D966]-[.E966]-[.D966]*[.F966])*[.$B$1]" office:value-type="float" office:value="-7.07158201004873" calcext:value-type="float">
            <text:p>-7.0716</text:p>
          </table:table-cell>
          <table:table-cell table:formula="of:=[.F966]+(-(8/3)*[.F966] +[.E966]*[.D966])*[.$B$1]" office:value-type="float" office:value="23.1709307572295" calcext:value-type="float">
            <text:p>23.17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66</text:p>
          </table:table-cell>
          <table:table-cell table:formula="of:=[.$B$1]+[.B967]" office:value-type="float" office:value="9.65999999999984" calcext:value-type="float">
            <text:p>9.66</text:p>
          </table:table-cell>
          <table:table-cell/>
          <table:table-cell table:formula="of:=[.D967]+(-10*[.D967]+10*[.E967])*[.$B$1]" office:value-type="float" office:value="-5.06379161480483" calcext:value-type="float">
            <text:p>-5.0638</text:p>
          </table:table-cell>
          <table:table-cell table:formula="of:=[.E967]+(28*[.D967]-[.E967]-[.D967]*[.F967])*[.$B$1]" office:value-type="float" office:value="-7.234627127955" calcext:value-type="float">
            <text:p>-7.2346</text:p>
          </table:table-cell>
          <table:table-cell table:formula="of:=[.F967]+(-(8/3)*[.F967] +[.E967]*[.D967])*[.$B$1]" office:value-type="float" office:value="22.8953536089634" calcext:value-type="float">
            <text:p>22.89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67</text:p>
          </table:table-cell>
          <table:table-cell table:formula="of:=[.$B$1]+[.B968]" office:value-type="float" office:value="9.66999999999984" calcext:value-type="float">
            <text:p>9.67</text:p>
          </table:table-cell>
          <table:table-cell/>
          <table:table-cell table:formula="of:=[.D968]+(-10*[.D968]+10*[.E968])*[.$B$1]" office:value-type="float" office:value="-5.28087516611985" calcext:value-type="float">
            <text:p>-5.2809</text:p>
          </table:table-cell>
          <table:table-cell table:formula="of:=[.E968]+(28*[.D968]-[.E968]-[.D968]*[.F968])*[.$B$1]" office:value-type="float" office:value="-7.42076951259019" calcext:value-type="float">
            <text:p>-7.4208</text:p>
          </table:table-cell>
          <table:table-cell table:formula="of:=[.F968]+(-(8/3)*[.F968] +[.E968]*[.D968])*[.$B$1]" office:value-type="float" office:value="22.6511572879255" calcext:value-type="float">
            <text:p>22.6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68</text:p>
          </table:table-cell>
          <table:table-cell table:formula="of:=[.$B$1]+[.B969]" office:value-type="float" office:value="9.67999999999984" calcext:value-type="float">
            <text:p>9.68</text:p>
          </table:table-cell>
          <table:table-cell/>
          <table:table-cell table:formula="of:=[.D969]+(-10*[.D969]+10*[.E969])*[.$B$1]" office:value-type="float" office:value="-5.49486460076688" calcext:value-type="float">
            <text:p>-5.4949</text:p>
          </table:table-cell>
          <table:table-cell table:formula="of:=[.E969]+(28*[.D969]-[.E969]-[.D969]*[.F969])*[.$B$1]" office:value-type="float" office:value="-7.62902752392104" calcext:value-type="float">
            <text:p>-7.6290</text:p>
          </table:table-cell>
          <table:table-cell table:formula="of:=[.F969]+(-(8/3)*[.F969] +[.E969]*[.D969])*[.$B$1]" office:value-type="float" office:value="22.4390080012396" calcext:value-type="float">
            <text:p>22.43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69</text:p>
          </table:table-cell>
          <table:table-cell table:formula="of:=[.$B$1]+[.B970]" office:value-type="float" office:value="9.68999999999984" calcext:value-type="float">
            <text:p>9.69</text:p>
          </table:table-cell>
          <table:table-cell/>
          <table:table-cell table:formula="of:=[.D970]+(-10*[.D970]+10*[.E970])*[.$B$1]" office:value-type="float" office:value="-5.7082808930823" calcext:value-type="float">
            <text:p>-5.7083</text:p>
          </table:table-cell>
          <table:table-cell table:formula="of:=[.E970]+(28*[.D970]-[.E970]-[.D970]*[.F970])*[.$B$1]" office:value-type="float" office:value="-7.8583062294732" calcext:value-type="float">
            <text:p>-7.8583</text:p>
          </table:table-cell>
          <table:table-cell table:formula="of:=[.F970]+(-(8/3)*[.F970] +[.E970]*[.D970])*[.$B$1]" office:value-type="float" office:value="22.2598391873345" calcext:value-type="float">
            <text:p>22.25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70</text:p>
          </table:table-cell>
          <table:table-cell table:formula="of:=[.$B$1]+[.B971]" office:value-type="float" office:value="9.69999999999984" calcext:value-type="float">
            <text:p>9.70</text:p>
          </table:table-cell>
          <table:table-cell/>
          <table:table-cell table:formula="of:=[.D971]+(-10*[.D971]+10*[.E971])*[.$B$1]" office:value-type="float" office:value="-5.92328342672139" calcext:value-type="float">
            <text:p>-5.9233</text:p>
          </table:table-cell>
          <table:table-cell table:formula="of:=[.E971]+(28*[.D971]-[.E971]-[.D971]*[.F971])*[.$B$1]" office:value-type="float" office:value="-8.10738767008005" calcext:value-type="float">
            <text:p>-8.1074</text:p>
          </table:table-cell>
          <table:table-cell table:formula="of:=[.F971]+(-(8/3)*[.F971] +[.E971]*[.D971])*[.$B$1]" office:value-type="float" office:value="22.1148176686892" calcext:value-type="float">
            <text:p>22.11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71</text:p>
          </table:table-cell>
          <table:table-cell table:formula="of:=[.$B$1]+[.B972]" office:value-type="float" office:value="9.70999999999984" calcext:value-type="float">
            <text:p>9.71</text:p>
          </table:table-cell>
          <table:table-cell/>
          <table:table-cell table:formula="of:=[.D972]+(-10*[.D972]+10*[.E972])*[.$B$1]" office:value-type="float" office:value="-6.14169385105725" calcext:value-type="float">
            <text:p>-6.1417</text:p>
          </table:table-cell>
          <table:table-cell table:formula="of:=[.E972]+(28*[.D972]-[.E972]-[.D972]*[.F972])*[.$B$1]" office:value-type="float" office:value="-8.37490982304212" calcext:value-type="float">
            <text:p>-8.3749</text:p>
          </table:table-cell>
          <table:table-cell table:formula="of:=[.F972]+(-(8/3)*[.F972] +[.E972]*[.D972])*[.$B$1]" office:value-type="float" office:value="22.0053127477261" calcext:value-type="float">
            <text:p>22.00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72</text:p>
          </table:table-cell>
          <table:table-cell table:formula="of:=[.$B$1]+[.B973]" office:value-type="float" office:value="9.71999999999984" calcext:value-type="float">
            <text:p>9.72</text:p>
          </table:table-cell>
          <table:table-cell/>
          <table:table-cell table:formula="of:=[.D973]+(-10*[.D973]+10*[.E973])*[.$B$1]" office:value-type="float" office:value="-6.36501544825574" calcext:value-type="float">
            <text:p>-6.3650</text:p>
          </table:table-cell>
          <table:table-cell table:formula="of:=[.E973]+(28*[.D973]-[.E973]-[.D973]*[.F973])*[.$B$1]" office:value-type="float" office:value="-8.65933606317472" calcext:value-type="float">
            <text:p>-8.6593</text:p>
          </table:table-cell>
          <table:table-cell table:formula="of:=[.F973]+(-(8/3)*[.F973] +[.E973]*[.D973])*[.$B$1]" office:value-type="float" office:value="21.9328657294201" calcext:value-type="float">
            <text:p>21.93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73</text:p>
          </table:table-cell>
          <table:table-cell table:formula="of:=[.$B$1]+[.B974]" office:value-type="float" office:value="9.72999999999984" calcext:value-type="float">
            <text:p>9.73</text:p>
          </table:table-cell>
          <table:table-cell/>
          <table:table-cell table:formula="of:=[.D974]+(-10*[.D974]+10*[.E974])*[.$B$1]" office:value-type="float" office:value="-6.59444750974764" calcext:value-type="float">
            <text:p>-6.5944</text:p>
          </table:table-cell>
          <table:table-cell table:formula="of:=[.E974]+(28*[.D974]-[.E974]-[.D974]*[.F974])*[.$B$1]" office:value-type="float" office:value="-8.9589167361318" calcext:value-type="float">
            <text:p>-8.9589</text:p>
          </table:table-cell>
          <table:table-cell table:formula="of:=[.F974]+(-(8/3)*[.F974] +[.E974]*[.D974])*[.$B$1]" office:value-type="float" office:value="21.8991573881063" calcext:value-type="float">
            <text:p>21.89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74</text:p>
          </table:table-cell>
          <table:table-cell table:formula="of:=[.$B$1]+[.B975]" office:value-type="float" office:value="9.73999999999984" calcext:value-type="float">
            <text:p>9.74</text:p>
          </table:table-cell>
          <table:table-cell/>
          <table:table-cell table:formula="of:=[.D975]+(-10*[.D975]+10*[.E975])*[.$B$1]" office:value-type="float" office:value="-6.83089443238605" calcext:value-type="float">
            <text:p>-6.8309</text:p>
          </table:table-cell>
          <table:table-cell table:formula="of:=[.E975]+(28*[.D975]-[.E975]-[.D975]*[.F975])*[.$B$1]" office:value-type="float" office:value="-9.27164443246413" calcext:value-type="float">
            <text:p>-9.2716</text:p>
          </table:table-cell>
          <table:table-cell table:formula="of:=[.F975]+(-(8/3)*[.F975] +[.E975]*[.D975])*[.$B$1]" office:value-type="float" office:value="21.905970919363" calcext:value-type="float">
            <text:p>21.90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75</text:p>
          </table:table-cell>
          <table:table-cell table:formula="of:=[.$B$1]+[.B976]" office:value-type="float" office:value="9.74999999999984" calcext:value-type="float">
            <text:p>9.75</text:p>
          </table:table-cell>
          <table:table-cell/>
          <table:table-cell table:formula="of:=[.D976]+(-10*[.D976]+10*[.E976])*[.$B$1]" office:value-type="float" office:value="-7.07496943239386" calcext:value-type="float">
            <text:p>-7.0750</text:p>
          </table:table-cell>
          <table:table-cell table:formula="of:=[.E976]+(28*[.D976]-[.E976]-[.D976]*[.F976])*[.$B$1]" office:value-type="float" office:value="-9.59520468131671" calcext:value-type="float">
            <text:p>-9.5952</text:p>
          </table:table-cell>
          <table:table-cell table:formula="of:=[.F976]+(-(8/3)*[.F976] +[.E976]*[.D976])*[.$B$1]" office:value-type="float" office:value="21.9551479381745" calcext:value-type="float">
            <text:p>21.95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76</text:p>
          </table:table-cell>
          <table:table-cell table:formula="of:=[.$B$1]+[.B977]" office:value-type="float" office:value="9.75999999999984" calcext:value-type="float">
            <text:p>9.76</text:p>
          </table:table-cell>
          <table:table-cell/>
          <table:table-cell table:formula="of:=[.D977]+(-10*[.D977]+10*[.E977])*[.$B$1]" office:value-type="float" office:value="-7.32699295728615" calcext:value-type="float">
            <text:p>-7.3270</text:p>
          </table:table-cell>
          <table:table-cell table:formula="of:=[.E977]+(28*[.D977]-[.E977]-[.D977]*[.F977])*[.$B$1]" office:value-type="float" office:value="-9.92692407011112" calcext:value-type="float">
            <text:p>-9.9269</text:p>
          </table:table-cell>
          <table:table-cell table:formula="of:=[.F977]+(-(8/3)*[.F977] +[.E977]*[.D977])*[.$B$1]" office:value-type="float" office:value="22.0485351246686" calcext:value-type="float">
            <text:p>22.04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77</text:p>
          </table:table-cell>
          <table:table-cell table:formula="of:=[.$B$1]+[.B978]" office:value-type="float" office:value="9.76999999999984" calcext:value-type="float">
            <text:p>9.77</text:p>
          </table:table-cell>
          <table:table-cell/>
          <table:table-cell table:formula="of:=[.D978]+(-10*[.D978]+10*[.E978])*[.$B$1]" office:value-type="float" office:value="-7.58698606856864" calcext:value-type="float">
            <text:p>-7.5870</text:p>
          </table:table-cell>
          <table:table-cell table:formula="of:=[.E978]+(28*[.D978]-[.E978]-[.D978]*[.F978])*[.$B$1]" office:value-type="float" office:value="-10.2637182416809" calcext:value-type="float">
            <text:p>-10.2637</text:p>
          </table:table-cell>
          <table:table-cell table:formula="of:=[.F978]+(-(8/3)*[.F978] +[.E978]*[.D978])*[.$B$1]" office:value-type="float" office:value="22.187919215503" calcext:value-type="float">
            <text:p>22.18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78</text:p>
          </table:table-cell>
          <table:table-cell table:formula="of:=[.$B$1]+[.B979]" office:value-type="float" office:value="9.77999999999984" calcext:value-type="float">
            <text:p>9.78</text:p>
          </table:table-cell>
          <table:table-cell/>
          <table:table-cell table:formula="of:=[.D979]+(-10*[.D979]+10*[.E979])*[.$B$1]" office:value-type="float" office:value="-7.85465928587987" calcext:value-type="float">
            <text:p>-7.8547</text:p>
          </table:table-cell>
          <table:table-cell table:formula="of:=[.E979]+(28*[.D979]-[.E979]-[.D979]*[.F979])*[.$B$1]" office:value-type="float" office:value="-10.6020428186778" calcext:value-type="float">
            <text:p>-10.6020</text:p>
          </table:table-cell>
          <table:table-cell table:formula="of:=[.F979]+(-(8/3)*[.F979] +[.E979]*[.D979])*[.$B$1]" office:value-type="float" office:value="22.3749482428697" calcext:value-type="float">
            <text:p>22.37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79</text:p>
          </table:table-cell>
          <table:table-cell table:formula="of:=[.$B$1]+[.B980]" office:value-type="float" office:value="9.78999999999984" calcext:value-type="float">
            <text:p>9.79</text:p>
          </table:table-cell>
          <table:table-cell/>
          <table:table-cell table:formula="of:=[.D980]+(-10*[.D980]+10*[.E980])*[.$B$1]" office:value-type="float" office:value="-8.12939763915967" calcext:value-type="float">
            <text:p>-8.1294</text:p>
          </table:table-cell>
          <table:table-cell table:formula="of:=[.E980]+(28*[.D980]-[.E980]-[.D980]*[.F980])*[.$B$1]" office:value-type="float" office:value="-10.937851040668" calcext:value-type="float">
            <text:p>-10.9379</text:p>
          </table:table-cell>
          <table:table-cell table:formula="of:=[.F980]+(-(8/3)*[.F980] +[.E980]*[.D980])*[.$B$1]" office:value-type="float" office:value="22.6110372971434" calcext:value-type="float">
            <text:p>22.61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80</text:p>
          </table:table-cell>
          <table:table-cell table:formula="of:=[.$B$1]+[.B981]" office:value-type="float" office:value="9.79999999999984" calcext:value-type="float">
            <text:p>9.80</text:p>
          </table:table-cell>
          <table:table-cell/>
          <table:table-cell table:formula="of:=[.D981]+(-10*[.D981]+10*[.E981])*[.$B$1]" office:value-type="float" office:value="-8.41024297931051" calcext:value-type="float">
            <text:p>-8.4102</text:p>
          </table:table-cell>
          <table:table-cell table:formula="of:=[.E981]+(28*[.D981]-[.E981]-[.D981]*[.F981])*[.$B$1]" office:value-type="float" office:value="-11.2665627370026" calcext:value-type="float">
            <text:p>-11.2666</text:p>
          </table:table-cell>
          <table:table-cell table:formula="of:=[.F981]+(-(8/3)*[.F981] +[.E981]*[.D981])*[.$B$1]" office:value-type="float" office:value="22.8972577068278" calcext:value-type="float">
            <text:p>22.89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81</text:p>
          </table:table-cell>
          <table:table-cell table:formula="of:=[.$B$1]+[.B982]" office:value-type="float" office:value="9.80999999999984" calcext:value-type="float">
            <text:p>9.81</text:p>
          </table:table-cell>
          <table:table-cell/>
          <table:table-cell table:formula="of:=[.D982]+(-10*[.D982]+10*[.E982])*[.$B$1]" office:value-type="float" office:value="-8.69587495507971" calcext:value-type="float">
            <text:p>-8.6959</text:p>
          </table:table-cell>
          <table:table-cell table:formula="of:=[.E982]+(28*[.D982]-[.E982]-[.D982]*[.F982])*[.$B$1]" office:value-type="float" office:value="-11.5830501350964" calcext:value-type="float">
            <text:p>-11.5831</text:p>
          </table:table-cell>
          <table:table-cell table:formula="of:=[.F982]+(-(8/3)*[.F982] +[.E982]*[.D982])*[.$B$1]" office:value-type="float" office:value="23.2342094695774" calcext:value-type="float">
            <text:p>23.23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82</text:p>
          </table:table-cell>
          <table:table-cell table:formula="of:=[.$B$1]+[.B983]" office:value-type="float" office:value="9.81999999999984" calcext:value-type="float">
            <text:p>9.82</text:p>
          </table:table-cell>
          <table:table-cell/>
          <table:table-cell table:formula="of:=[.D983]+(-10*[.D983]+10*[.E983])*[.$B$1]" office:value-type="float" office:value="-8.98459247308138" calcext:value-type="float">
            <text:p>-8.9846</text:p>
          </table:table-cell>
          <table:table-cell table:formula="of:=[.E983]+(28*[.D983]-[.E983]-[.D983]*[.F983])*[.$B$1]" office:value-type="float" office:value="-11.881646818892" calcext:value-type="float">
            <text:p>-11.8816</text:p>
          </table:table-cell>
          <table:table-cell table:formula="of:=[.F983]+(-(8/3)*[.F983] +[.E983]*[.D983])*[.$B$1]" office:value-type="float" office:value="23.6218781061209" calcext:value-type="float">
            <text:p>23.62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83</text:p>
          </table:table-cell>
          <table:table-cell table:formula="of:=[.$B$1]+[.B984]" office:value-type="float" office:value="9.82999999999984" calcext:value-type="float">
            <text:p>9.83</text:p>
          </table:table-cell>
          <table:table-cell/>
          <table:table-cell table:formula="of:=[.D984]+(-10*[.D984]+10*[.E984])*[.$B$1]" office:value-type="float" office:value="-9.27429790766244" calcext:value-type="float">
            <text:p>-9.2743</text:p>
          </table:table-cell>
          <table:table-cell table:formula="of:=[.E984]+(28*[.D984]-[.E984]-[.D984]*[.F984])*[.$B$1]" office:value-type="float" office:value="-12.1561867608429" calcext:value-type="float">
            <text:p>-12.1562</text:p>
          </table:table-cell>
          <table:table-cell table:formula="of:=[.F984]+(-(8/3)*[.F984] +[.E984]*[.D984])*[.$B$1]" office:value-type="float" office:value="24.0594789023926" calcext:value-type="float">
            <text:p>24.05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84</text:p>
          </table:table-cell>
          <table:table-cell table:formula="of:=[.$B$1]+[.B985]" office:value-type="float" office:value="9.83999999999983" calcext:value-type="float">
            <text:p>9.84</text:p>
          </table:table-cell>
          <table:table-cell/>
          <table:table-cell table:formula="of:=[.D985]+(-10*[.D985]+10*[.E985])*[.$B$1]" office:value-type="float" office:value="-9.56248679298048" calcext:value-type="float">
            <text:p>-9.5625</text:p>
          </table:table-cell>
          <table:table-cell table:formula="of:=[.E985]+(28*[.D985]-[.E985]-[.D985]*[.F985])*[.$B$1]" office:value-type="float" office:value="-12.4000805589408" calcext:value-type="float">
            <text:p>-12.4001</text:p>
          </table:table-cell>
          <table:table-cell table:formula="of:=[.F985]+(-(8/3)*[.F985] +[.E985]*[.D985])*[.$B$1]" office:value-type="float" office:value="24.5452937727412" calcext:value-type="float">
            <text:p>24.54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85</text:p>
          </table:table-cell>
          <table:table-cell table:formula="of:=[.$B$1]+[.B986]" office:value-type="float" office:value="9.84999999999983" calcext:value-type="float">
            <text:p>9.85</text:p>
          </table:table-cell>
          <table:table-cell/>
          <table:table-cell table:formula="of:=[.D986]+(-10*[.D986]+10*[.E986])*[.$B$1]" office:value-type="float" office:value="-9.84624616957652" calcext:value-type="float">
            <text:p>-9.8462</text:p>
          </table:table-cell>
          <table:table-cell table:formula="of:=[.E986]+(28*[.D986]-[.E986]-[.D986]*[.F986])*[.$B$1]" office:value-type="float" office:value="-12.6064355800693" calcext:value-type="float">
            <text:p>-12.6064</text:p>
          </table:table-cell>
          <table:table-cell table:formula="of:=[.F986]+(-(8/3)*[.F986] +[.E986]*[.D986])*[.$B$1]" office:value-type="float" office:value="25.0765086712357" calcext:value-type="float">
            <text:p>25.07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86</text:p>
          </table:table-cell>
          <table:table-cell table:formula="of:=[.$B$1]+[.B987]" office:value-type="float" office:value="9.85999999999983" calcext:value-type="float">
            <text:p>9.86</text:p>
          </table:table-cell>
          <table:table-cell/>
          <table:table-cell table:formula="of:=[.D987]+(-10*[.D987]+10*[.E987])*[.$B$1]" office:value-type="float" office:value="-10.1222651106258" calcext:value-type="float">
            <text:p>-10.1223</text:p>
          </table:table-cell>
          <table:table-cell table:formula="of:=[.E987]+(28*[.D987]-[.E987]-[.D987]*[.F987])*[.$B$1]" office:value-type="float" office:value="-12.768225377245" calcext:value-type="float">
            <text:p>-12.7682</text:p>
          </table:table-cell>
          <table:table-cell table:formula="of:=[.F987]+(-(8/3)*[.F987] +[.E987]*[.D987])*[.$B$1]" office:value-type="float" office:value="25.6490624537588" calcext:value-type="float">
            <text:p>25.64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87</text:p>
          </table:table-cell>
          <table:table-cell table:formula="of:=[.$B$1]+[.B988]" office:value-type="float" office:value="9.86999999999983" calcext:value-type="float">
            <text:p>9.87</text:p>
          </table:table-cell>
          <table:table-cell/>
          <table:table-cell table:formula="of:=[.D988]+(-10*[.D988]+10*[.E988])*[.$B$1]" office:value-type="float" office:value="-10.3868611372877" calcext:value-type="float">
            <text:p>-10.3869</text:p>
          </table:table-cell>
          <table:table-cell table:formula="of:=[.E988]+(28*[.D988]-[.E988]-[.D988]*[.F988])*[.$B$1]" office:value-type="float" office:value="-12.8785112544883" calcext:value-type="float">
            <text:p>-12.8785</text:p>
          </table:table-cell>
          <table:table-cell table:formula="of:=[.F988]+(-(8/3)*[.F988] +[.E988]*[.D988])*[.$B$1]" office:value-type="float" office:value="26.2575210775989" calcext:value-type="float">
            <text:p>26.25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88</text:p>
          </table:table-cell>
          <table:table-cell table:formula="of:=[.$B$1]+[.B989]" office:value-type="float" office:value="9.87999999999983" calcext:value-type="float">
            <text:p>9.88</text:p>
          </table:table-cell>
          <table:table-cell/>
          <table:table-cell table:formula="of:=[.D989]+(-10*[.D989]+10*[.E989])*[.$B$1]" office:value-type="float" office:value="-10.6360261490078" calcext:value-type="float">
            <text:p>-10.6360</text:p>
          </table:table-cell>
          <table:table-cell table:formula="of:=[.E989]+(28*[.D989]-[.E989]-[.D989]*[.F989])*[.$B$1]" office:value-type="float" office:value="-12.9307150079597" calcext:value-type="float">
            <text:p>-12.9307</text:p>
          </table:table-cell>
          <table:table-cell table:formula="of:=[.F989]+(-(8/3)*[.F989] +[.E989]*[.D989])*[.$B$1]" office:value-type="float" office:value="26.8949935960832" calcext:value-type="float">
            <text:p>26.89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89</text:p>
          </table:table-cell>
          <table:table-cell table:formula="of:=[.$B$1]+[.B990]" office:value-type="float" office:value="9.88999999999983" calcext:value-type="float">
            <text:p>9.89</text:p>
          </table:table-cell>
          <table:table-cell/>
          <table:table-cell table:formula="of:=[.D990]+(-10*[.D990]+10*[.E990])*[.$B$1]" office:value-type="float" office:value="-10.865495034903" calcext:value-type="float">
            <text:p>-10.8655</text:p>
          </table:table-cell>
          <table:table-cell table:formula="of:=[.E990]+(28*[.D990]-[.E990]-[.D990]*[.F990])*[.$B$1]" office:value-type="float" office:value="-12.9189366279489" calcext:value-type="float">
            <text:p>-12.9189</text:p>
          </table:table-cell>
          <table:table-cell table:formula="of:=[.F990]+(-(8/3)*[.F990] +[.E990]*[.D990])*[.$B$1]" office:value-type="float" office:value="27.5531079963546" calcext:value-type="float">
            <text:p>27.55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90</text:p>
          </table:table-cell>
          <table:table-cell table:formula="of:=[.$B$1]+[.B991]" office:value-type="float" office:value="9.89999999999983" calcext:value-type="float">
            <text:p>9.90</text:p>
          </table:table-cell>
          <table:table-cell/>
          <table:table-cell table:formula="of:=[.D991]+(-10*[.D991]+10*[.E991])*[.$B$1]" office:value-type="float" office:value="-11.0708391942076" calcext:value-type="float">
            <text:p>-11.0708</text:p>
          </table:table-cell>
          <table:table-cell table:formula="of:=[.E991]+(28*[.D991]-[.E991]-[.D991]*[.F991])*[.$B$1]" office:value-type="float" office:value="-12.8383042901369" calcext:value-type="float">
            <text:p>-12.8383</text:p>
          </table:table-cell>
          <table:table-cell table:formula="of:=[.F991]+(-(8/3)*[.F991] +[.E991]*[.D991])*[.$B$1]" office:value-type="float" office:value="28.2220648676572" calcext:value-type="float">
            <text:p>28.22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91</text:p>
          </table:table-cell>
          <table:table-cell table:formula="of:=[.$B$1]+[.B992]" office:value-type="float" office:value="9.90999999999983" calcext:value-type="float">
            <text:p>9.91</text:p>
          </table:table-cell>
          <table:table-cell/>
          <table:table-cell table:formula="of:=[.D992]+(-10*[.D992]+10*[.E992])*[.$B$1]" office:value-type="float" office:value="-11.2475857038005" calcext:value-type="float">
            <text:p>-11.2476</text:p>
          </table:table-cell>
          <table:table-cell table:formula="of:=[.E992]+(28*[.D992]-[.E992]-[.D992]*[.F992])*[.$B$1]" office:value-type="float" office:value="-12.6853368028304" calcext:value-type="float">
            <text:p>-12.6853</text:p>
          </table:table-cell>
          <table:table-cell table:formula="of:=[.F992]+(-(8/3)*[.F992] +[.E992]*[.D992])*[.$B$1]" office:value-type="float" office:value="28.8907844944105" calcext:value-type="float">
            <text:p>28.89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92</text:p>
          </table:table-cell>
          <table:table-cell table:formula="of:=[.$B$1]+[.B993]" office:value-type="float" office:value="9.91999999999983" calcext:value-type="float">
            <text:p>9.92</text:p>
          </table:table-cell>
          <table:table-cell/>
          <table:table-cell table:formula="of:=[.D993]+(-10*[.D993]+10*[.E993])*[.$B$1]" office:value-type="float" office:value="-11.3913608137035" calcext:value-type="float">
            <text:p>-11.3914</text:p>
          </table:table-cell>
          <table:table-cell table:formula="of:=[.E993]+(28*[.D993]-[.E993]-[.D993]*[.F993])*[.$B$1]" office:value-type="float" office:value="-12.4582916853571" calcext:value-type="float">
            <text:p>-12.4583</text:p>
          </table:table-cell>
          <table:table-cell table:formula="of:=[.F993]+(-(8/3)*[.F993] +[.E993]*[.D993])*[.$B$1]" office:value-type="float" office:value="29.5471577032736" calcext:value-type="float">
            <text:p>29.54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93</text:p>
          </table:table-cell>
          <table:table-cell table:formula="of:=[.$B$1]+[.B994]" office:value-type="float" office:value="9.92999999999983" calcext:value-type="float">
            <text:p>9.93</text:p>
          </table:table-cell>
          <table:table-cell/>
          <table:table-cell table:formula="of:=[.D994]+(-10*[.D994]+10*[.E994])*[.$B$1]" office:value-type="float" office:value="-11.4980539008689" calcext:value-type="float">
            <text:p>-11.4981</text:p>
          </table:table-cell>
          <table:table-cell table:formula="of:=[.E994]+(28*[.D994]-[.E994]-[.D994]*[.F994])*[.$B$1]" office:value-type="float" office:value="-12.1574664521666" calcext:value-type="float">
            <text:p>-12.1575</text:p>
          </table:table-cell>
          <table:table-cell table:formula="of:=[.F994]+(-(8/3)*[.F994] +[.E994]*[.D994])*[.$B$1]" office:value-type="float" office:value="30.1784024549556" calcext:value-type="float">
            <text:p>30.17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94</text:p>
          </table:table-cell>
          <table:table-cell table:formula="of:=[.$B$1]+[.B995]" office:value-type="float" office:value="9.93999999999983" calcext:value-type="float">
            <text:p>9.94</text:p>
          </table:table-cell>
          <table:table-cell/>
          <table:table-cell table:formula="of:=[.D995]+(-10*[.D995]+10*[.E995])*[.$B$1]" office:value-type="float" office:value="-11.5639951559986" calcext:value-type="float">
            <text:p>-11.5640</text:p>
          </table:table-cell>
          <table:table-cell table:formula="of:=[.E995]+(28*[.D995]-[.E995]-[.D995]*[.F995])*[.$B$1]" office:value-type="float" office:value="-11.7854178991963" calcext:value-type="float">
            <text:p>-11.7854</text:p>
          </table:table-cell>
          <table:table-cell table:formula="of:=[.F995]+(-(8/3)*[.F995] +[.E995]*[.D995])*[.$B$1]" office:value-type="float" office:value="30.771517101807" calcext:value-type="float">
            <text:p>30.77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95</text:p>
          </table:table-cell>
          <table:table-cell table:formula="of:=[.$B$1]+[.B996]" office:value-type="float" office:value="9.94999999999983" calcext:value-type="float">
            <text:p>9.95</text:p>
          </table:table-cell>
          <table:table-cell/>
          <table:table-cell table:formula="of:=[.D996]+(-10*[.D996]+10*[.E996])*[.$B$1]" office:value-type="float" office:value="-11.5861374303184" calcext:value-type="float">
            <text:p>-11.5861</text:p>
          </table:table-cell>
          <table:table-cell table:formula="of:=[.E996]+(28*[.D996]-[.E996]-[.D996]*[.F996])*[.$B$1]" office:value-type="float" office:value="-11.3470656168037" calcext:value-type="float">
            <text:p>-11.3471</text:p>
          </table:table-cell>
          <table:table-cell table:formula="of:=[.F996]+(-(8/3)*[.F996] +[.E996]*[.D996])*[.$B$1]" office:value-type="float" office:value="31.3138084674027" calcext:value-type="float">
            <text:p>31.31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96</text:p>
          </table:table-cell>
          <table:table-cell table:formula="of:=[.$B$1]+[.B997]" office:value-type="float" office:value="9.95999999999983" calcext:value-type="float">
            <text:p>9.96</text:p>
          </table:table-cell>
          <table:table-cell/>
          <table:table-cell table:formula="of:=[.D997]+(-10*[.D997]+10*[.E997])*[.$B$1]" office:value-type="float" office:value="-11.5622302489669" calcext:value-type="float">
            <text:p>-11.5622</text:p>
          </table:table-cell>
          <table:table-cell table:formula="of:=[.E997]+(28*[.D997]-[.E997]-[.D997]*[.F997])*[.$B$1]" office:value-type="float" office:value="-10.8496525574249" calcext:value-type="float">
            <text:p>-10.8497</text:p>
          </table:table-cell>
          <table:table-cell table:formula="of:=[.F997]+(-(8/3)*[.F997] +[.E997]*[.D997])*[.$B$1]" office:value-type="float" office:value="31.7934601916099" calcext:value-type="float">
            <text:p>31.79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97</text:p>
          </table:table-cell>
          <table:table-cell table:formula="of:=[.$B$1]+[.B998]" office:value-type="float" office:value="9.96999999999983" calcext:value-type="float">
            <text:p>9.97</text:p>
          </table:table-cell>
          <table:table-cell/>
          <table:table-cell table:formula="of:=[.D998]+(-10*[.D998]+10*[.E998])*[.$B$1]" office:value-type="float" office:value="-11.4909724798127" calcext:value-type="float">
            <text:p>-11.4910</text:p>
          </table:table-cell>
          <table:table-cell table:formula="of:=[.E998]+(28*[.D998]-[.E998]-[.D998]*[.F998])*[.$B$1]" office:value-type="float" office:value="-10.3025474300938" calcext:value-type="float">
            <text:p>-10.3025</text:p>
          </table:table-cell>
          <table:table-cell table:formula="of:=[.F998]+(-(8/3)*[.F998] +[.E998]*[.D998])*[.$B$1]" office:value-type="float" office:value="32.2000963964027" calcext:value-type="float">
            <text:p>32.20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98</text:p>
          </table:table-cell>
          <table:table-cell table:formula="of:=[.$B$1]+[.B999]" office:value-type="float" office:value="9.97999999999983" calcext:value-type="float">
            <text:p>9.98</text:p>
          </table:table-cell>
          <table:table-cell/>
          <table:table-cell table:formula="of:=[.D999]+(-10*[.D999]+10*[.E999])*[.$B$1]" office:value-type="float" office:value="-11.3721299748408" calcext:value-type="float">
            <text:p>-11.3721</text:p>
          </table:table-cell>
          <table:table-cell table:formula="of:=[.E999]+(28*[.D999]-[.E999]-[.D999]*[.F999])*[.$B$1]" office:value-type="float" office:value="-9.71689003475659" calcext:value-type="float">
            <text:p>-9.7169</text:p>
          </table:table-cell>
          <table:table-cell table:formula="of:=[.F999]+(-(8/3)*[.F999] +[.E999]*[.D999])*[.$B$1]" office:value-type="float" office:value="32.525290049077" calcext:value-type="float">
            <text:p>32.52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999</text:p>
          </table:table-cell>
          <table:table-cell table:formula="of:=[.$B$1]+[.B1000]" office:value-type="float" office:value="9.98999999999983" calcext:value-type="float">
            <text:p>9.99</text:p>
          </table:table-cell>
          <table:table-cell/>
          <table:table-cell table:formula="of:=[.D1000]+(-10*[.D1000]+10*[.E1000])*[.$B$1]" office:value-type="float" office:value="-11.2066059808324" calcext:value-type="float">
            <text:p>-11.2066</text:p>
          </table:table-cell>
          <table:table-cell table:formula="of:=[.E1000]+(28*[.D1000]-[.E1000]-[.D1000]*[.F1000])*[.$B$1]" office:value-type="float" office:value="-9.10509926828945" calcext:value-type="float">
            <text:p>-9.1051</text:p>
          </table:table-cell>
          <table:table-cell table:formula="of:=[.F1000]+(-(8/3)*[.F1000] +[.E1000]*[.D1000])*[.$B$1]" office:value-type="float" office:value="32.7629663453665" calcext:value-type="float">
            <text:p>32.76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000</text:p>
          </table:table-cell>
          <table:table-cell table:formula="of:=[.$B$1]+[.B1001]" office:value-type="float" office:value="9.99999999999983" calcext:value-type="float">
            <text:p>10.00</text:p>
          </table:table-cell>
          <table:table-cell/>
          <table:table-cell table:formula="of:=[.D1001]+(-10*[.D1001]+10*[.E1001])*[.$B$1]" office:value-type="float" office:value="-10.9964553095781" calcext:value-type="float">
            <text:p>-10.9965</text:p>
          </table:table-cell>
          <table:table-cell table:formula="of:=[.E1001]+(28*[.D1001]-[.E1001]-[.D1001]*[.F1001])*[.$B$1]" office:value-type="float" office:value="-8.48028140428167" calcext:value-type="float">
            <text:p>-8.4803</text:p>
          </table:table-cell>
          <table:table-cell table:formula="of:=[.F1001]+(-(8/3)*[.F1001] +[.E1001]*[.D1001])*[.$B$1]" office:value-type="float" office:value="32.9096598419843" calcext:value-type="float">
            <text:p>32.9097</text:p>
          </table:table-cell>
          <table:table-cell table:number-columns-repeated="1017"/>
        </table:table-row>
        <table:table-row table:style-name="ro1" table:number-rows-repeated="104757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kusz2" table:style-name="ta2">
        <table:table-column table:style-name="co2" table:number-columns-repeated="257" table:default-cell-style-name="ce11"/>
        <table:table-row table:style-name="ro3" table:number-rows-repeated="1048575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Arkusz3" table:style-name="ta3">
        <table:table-column table:style-name="co2" table:number-columns-repeated="257" table:default-cell-style-name="ce11"/>
        <table:table-row table:style-name="ro3" table:number-rows-repeated="1048575">
          <table:table-cell table:number-columns-repeated="257"/>
        </table:table-row>
        <table:table-row table:style-name="ro3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9">00/00/0000</text:date>, <text:time style:data-style-name="N2" text:time-value="20:41:21.33812270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2" style:display-name="PageStyle_Arkusz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3" style:display-name="PageStyle_Arkusz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0-03-26T13:55:08</meta:creation-date>
    <dc:date>2021-06-09T22:31:38.828990497</dc:date>
    <meta:editing-cycles>6</meta:editing-cycles>
    <meta:editing-duration>PT1H1M54S</meta:editing-duration>
    <meta:generator>LibreOffice/6.4.7.2$Linux_X86_64 LibreOffice_project/40$Build-2</meta:generator>
    <meta:document-statistic meta:table-count="3" meta:cell-count="5010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25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4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5">
      <style:chart-properties chart:symbol-type="named-symbol" chart:symbol-name="square" chart:symbol-width="0cm" chart:symbol-height="0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4cm" svg:height="8.972cm" xlink:href=".." xlink:type="simple" chart:class="chart:scatter" chart:style-name="ch1">
        <chart:title svg:x="7.618cm" svg:y="0.315cm" chart:style-name="ch2">
          <text:p>XY</text:p>
        </chart:title>
        <chart:plot-area chart:style-name="ch3" table:cell-range-address="Arkusz1.D1:Arkusz1.E1002" chart:data-source-has-labels="row" svg:x="0.319cm" svg:y="1.273cm" svg:width="15.346cm" svg:height="7.52cm">
          <chartooo:coordinate-region svg:x="0.981cm" svg:y="1.473cm" svg:width="14.074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E2:Arkusz1.E1002" chart:label-cell-address="Arkusz1.E1:Arkusz1.E1" chart:class="chart:scatter">
            <chart:domain table:cell-range-address="Arkusz1.D2:Arkusz1.D1002"/>
            <chart:data-point chart:repeated="10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y_n</text:p>
                <draw:g>
                  <svg:desc>Arkusz1.E1:Arkusz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Arkusz1.D2:Arkusz1.D1002</svg:desc>
                </draw:g>
              </table:table-cell>
              <table:table-cell office:value-type="float" office:value="2">
                <text:p>2</text:p>
                <draw:g>
                  <svg:desc>Arkusz1.E2:Arkusz1.E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5">
                <text:p>2.05</text:p>
              </table:table-cell>
              <table:table-cell office:value-type="float" office:value="2.99526666666667">
                <text:p>2.9952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4452666666667">
                <text:p>2.14452666666667</text:p>
              </table:table-cell>
              <table:table-cell office:value-type="float" office:value="3.49864837777778">
                <text:p>3.498648377777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7993883777778">
                <text:p>2.27993883777778</text:p>
              </table:table-cell>
              <table:table-cell office:value-type="float" office:value="4.02140624012527">
                <text:p>4.021406240125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45408557801253">
                <text:p>2.45408557801253</text:p>
              </table:table-cell>
              <table:table-cell office:value-type="float" office:value="4.57365485494402">
                <text:p>4.573654854944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66604250570568">
                <text:p>2.66604250570568</text:p>
              </table:table-cell>
              <table:table-cell office:value-type="float" office:value="5.16470261365664">
                <text:p>5.164702613656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91590851650077">
                <text:p>2.91590851650077</text:p>
              </table:table-cell>
              <table:table-cell office:value-type="float" office:value="5.80330482891299">
                <text:p>5.803304828912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04648147742">
                <text:p>3.204648147742</text:p>
              </table:table-cell>
              <table:table-cell office:value-type="float" office:value="6.49783770952389">
                <text:p>6.497837709523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3396710392018">
                <text:p>3.53396710392018</text:p>
              </table:table-cell>
              <table:table-cell office:value-type="float" office:value="7.25639550363105">
                <text:p>7.256395503631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90620994389127">
                <text:p>3.90620994389127</text:p>
              </table:table-cell>
              <table:table-cell office:value-type="float" office:value="8.08680702725461">
                <text:p>8.086807027254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3242696522276">
                <text:p>4.3242696522276</text:p>
              </table:table-cell>
              <table:table-cell office:value-type="float" office:value="8.99656106361619">
                <text:p>8.996561063616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79149879336646">
                <text:p>4.79149879336646</text:p>
              </table:table-cell>
              <table:table-cell office:value-type="float" office:value="9.99262251631046">
                <text:p>9.992622516310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1161116566086">
                <text:p>5.31161116566086</text:p>
              </table:table-cell>
              <table:table-cell office:value-type="float" office:value="11.0811125379603">
                <text:p>11.08111253796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88856130289081">
                <text:p>5.88856130289081</text:p>
              </table:table-cell>
              <table:table-cell office:value-type="float" office:value="12.2668161378207">
                <text:p>12.26681613782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263867863838">
                <text:p>6.5263867863838</text:p>
              </table:table-cell>
              <table:table-cell office:value-type="float" office:value="13.5524704035812">
                <text:p>13.55247040358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22899514810354">
                <text:p>7.22899514810354</text:p>
              </table:table-cell>
              <table:table-cell office:value-type="float" office:value="14.9377766143378">
                <text:p>14.93777661433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99987329472697">
                <text:p>7.99987329472697</text:p>
              </table:table-cell>
              <table:table-cell office:value-type="float" office:value="16.4180726353923">
                <text:p>16.41807263539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8416932287935">
                <text:p>8.8416932287935</text:p>
              </table:table-cell>
              <table:table-cell office:value-type="float" office:value="17.9826026428302">
                <text:p>17.98260264283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75578417019717">
                <text:p>9.75578417019717</text:p>
              </table:table-cell>
              <table:table-cell office:value-type="float" office:value="19.6123371849876">
                <text:p>19.61233718498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7414394716762">
                <text:p>10.7414394716762</text:p>
              </table:table-cell>
              <table:table-cell office:value-type="float" office:value="21.2773400006021">
                <text:p>21.27734000060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7950295245688">
                <text:p>11.7950295245688</text:p>
              </table:table-cell>
              <table:table-cell office:value-type="float" office:value="22.9337662729564">
                <text:p>22.93376627295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9089031994076">
                <text:p>12.9089031994076</text:p>
              </table:table-cell>
              <table:table-cell office:value-type="float" office:value="24.5207320599868">
                <text:p>24.52073205998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0700860854655">
                <text:p>14.0700860854655</text:p>
              </table:table-cell>
              <table:table-cell office:value-type="float" office:value="25.9575385192318">
                <text:p>25.95753851923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2588313288421">
                <text:p>15.2588313288421</text:p>
              </table:table-cell>
              <table:table-cell office:value-type="float" office:value="27.142077300343">
                <text:p>27.1420773003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4471559259922">
                <text:p>16.4471559259922</text:p>
              </table:table-cell>
              <table:table-cell office:value-type="float" office:value="27.951659116475">
                <text:p>27.9516591164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.5976062450405">
                <text:p>17.5976062450405</text:p>
              </table:table-cell>
              <table:table-cell office:value-type="float" office:value="28.2478955216759">
                <text:p>28.24789552167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.662635172704">
                <text:p>18.662635172704</text:p>
              </table:table-cell>
              <table:table-cell office:value-type="float" office:value="27.88740412447">
                <text:p>27.887404124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.5851120678806">
                <text:p>19.5851120678806</text:p>
              </table:table-cell>
              <table:table-cell office:value-type="float" office:value="26.7396392410373">
                <text:p>26.73963924103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.3005647851963">
                <text:p>20.3005647851963</text:p>
              </table:table-cell>
              <table:table-cell office:value-type="float" office:value="24.7116427955401">
                <text:p>24.71164279554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.7416725862307">
                <text:p>20.7416725862307</text:p>
              </table:table-cell>
              <table:table-cell office:value-type="float" office:value="21.7767145836922">
                <text:p>21.77671458369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.8451767859768">
                <text:p>20.8451767859768</text:p>
              </table:table-cell>
              <table:table-cell office:value-type="float" office:value="18.0003087815963">
                <text:p>18.00030878159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.5606899855388">
                <text:p>20.5606899855388</text:p>
              </table:table-cell>
              <table:table-cell office:value-type="float" office:value="13.553377064637">
                <text:p>13.5533770646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.8599586934486">
                <text:p>19.8599586934486</text:p>
              </table:table-cell>
              <table:table-cell office:value-type="float" office:value="8.70342230032132">
                <text:p>8.703422300321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.7443050541359">
                <text:p>18.7443050541359</text:p>
              </table:table-cell>
              <table:table-cell office:value-type="float" office:value="3.7789297160005">
                <text:p>3.77892971600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2477675203223">
                <text:p>17.2477675203223</text:p>
              </table:table-cell>
              <table:table-cell office:value-type="float" office:value="-0.886853590547114">
                <text:p>-0.8868535905471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.4343054092354">
                <text:p>15.4343054092354</text:p>
              </table:table-cell>
              <table:table-cell office:value-type="float" office:value="-5.01631051698231">
                <text:p>-5.016310516982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.3892438166136">
                <text:p>13.3892438166136</text:p>
              </table:table-cell>
              <table:table-cell office:value-type="float" office:value="-8.43175781131758">
                <text:p>-8.431757811317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2071436538205">
                <text:p>11.2071436538205</text:p>
              </table:table-cell>
              <table:table-cell office:value-type="float" office:value="-11.0700456873945">
                <text:p>-11.07004568739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97942471969899">
                <text:p>8.97942471969899</text:p>
              </table:table-cell>
              <table:table-cell office:value-type="float" office:value="-12.9672631384048">
                <text:p>-12.96726313840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78475593388861">
                <text:p>6.78475593388861</text:p>
              </table:table-cell>
              <table:table-cell office:value-type="float" office:value="-14.2250317134001">
                <text:p>-14.22503171340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68377716915974">
                <text:p>4.68377716915974</text:p>
              </table:table-cell>
              <table:table-cell office:value-type="float" office:value="-14.973501076323">
                <text:p>-14.9735010763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71804934461146">
                <text:p>2.71804934461146</text:p>
              </table:table-cell>
              <table:table-cell office:value-type="float" office:value="-15.342089820995">
                <text:p>-15.3420898209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12035428050817">
                <text:p>0.912035428050817</text:p>
              </table:table-cell>
              <table:table-cell office:value-type="float" office:value="-15.4420799287689">
                <text:p>-15.44207992876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723376107631156">
                <text:p>-0.723376107631156</text:p>
              </table:table-cell>
              <table:table-cell office:value-type="float" office:value="-15.3598100206172">
                <text:p>-15.35981002061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.18701949892976">
                <text:p>-2.18701949892976</text:p>
              </table:table-cell>
              <table:table-cell office:value-type="float" office:value="-15.1569318407627">
                <text:p>-15.15693184076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.48401073311306">
                <text:p>-3.48401073311306</text:p>
              </table:table-cell>
              <table:table-cell office:value-type="float" office:value="-14.8742444279934">
                <text:p>-14.87424442799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4.62303410260109">
                <text:p>-4.62303410260109</text:p>
              </table:table-cell>
              <table:table-cell office:value-type="float" office:value="-14.5366605536259">
                <text:p>-14.53666055362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.61439674770357">
                <text:p>-5.61439674770357</text:p>
              </table:table-cell>
              <table:table-cell office:value-type="float" office:value="-14.1579580849322">
                <text:p>-14.15795808493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6.46875288142643">
                <text:p>-6.46875288142643</text:p>
              </table:table-cell>
              <table:table-cell office:value-type="float" office:value="-13.74475286513">
                <text:p>-13.744752865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7.19635287979679">
                <text:p>-7.19635287979679</text:p>
              </table:table-cell>
              <table:table-cell office:value-type="float" office:value="-13.2995723088045">
                <text:p>-13.29957230880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7.80667482269756">
                <text:p>-7.80667482269756</text:p>
              </table:table-cell>
              <table:table-cell office:value-type="float" office:value="-12.8231082229648">
                <text:p>-12.82310822296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8.30831816272429">
                <text:p>-8.30831816272429</text:p>
              </table:table-cell>
              <table:table-cell office:value-type="float" office:value="-12.3157885960571">
                <text:p>-12.31578859605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8.70906520605757">
                <text:p>-8.70906520605757</text:p>
              </table:table-cell>
              <table:table-cell office:value-type="float" office:value="-11.7788055402166">
                <text:p>-11.77880554021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.01603923947348">
                <text:p>-9.01603923947348</text:p>
              </table:table-cell>
              <table:table-cell office:value-type="float" office:value="-11.2147128044452">
                <text:p>-11.21471280444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9.23590659597065">
                <text:p>-9.23590659597065</text:p>
              </table:table-cell>
              <table:table-cell office:value-type="float" office:value="-10.6276818422333">
                <text:p>-10.6276818422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9.37508412059691">
                <text:p>-9.37508412059691</text:p>
              </table:table-cell>
              <table:table-cell office:value-type="float" office:value="-10.0234880098215">
                <text:p>-10.02348800982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9.43992450951937">
                <text:p>-9.43992450951937</text:p>
              </table:table-cell>
              <table:table-cell office:value-type="float" office:value="-9.40928908065877">
                <text:p>-9.409289080658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9.43686096663331">
                <text:p>-9.43686096663331</text:p>
              </table:table-cell>
              <table:table-cell office:value-type="float" office:value="-8.793254753178">
                <text:p>-8.7932547531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9.37250034528778">
                <text:p>-9.37250034528778</text:p>
              </table:table-cell>
              <table:table-cell office:value-type="float" office:value="-8.1841049614516">
                <text:p>-8.18410496145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9.25366080690417">
                <text:p>-9.25366080690417</text:p>
              </table:table-cell>
              <table:table-cell office:value-type="float" office:value="-7.59061342065304">
                <text:p>-7.590613420653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9.08735606827905">
                <text:p>-9.08735606827905</text:p>
              </table:table-cell>
              <table:table-cell office:value-type="float" office:value="-7.02112863859288">
                <text:p>-7.021128638592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8.88073332531044">
                <text:p>-8.88073332531044</text:p>
              </table:table-cell>
              <table:table-cell office:value-type="float" office:value="-6.48315653676821">
                <text:p>-6.483156536768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8.64097564645621">
                <text:p>-8.64097564645621</text:p>
              </table:table-cell>
              <table:table-cell office:value-type="float" office:value="-5.98303711161799">
                <text:p>-5.983037111617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8.37518179297239">
                <text:p>-8.37518179297239</text:p>
              </table:table-cell>
              <table:table-cell office:value-type="float" office:value="-5.52573357487572">
                <text:p>-5.525733574875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8.09023697116272">
                <text:p>-8.09023697116272</text:p>
              </table:table-cell>
              <table:table-cell office:value-type="float" office:value="-5.11473808956523">
                <text:p>-5.114738089565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7.79268708300297">
                <text:p>-7.79268708300297</text:p>
              </table:table-cell>
              <table:table-cell office:value-type="float" office:value="-4.75208554607524">
                <text:p>-4.752085546075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7.4886269293102">
                <text:p>-7.4886269293102</text:p>
              </table:table-cell>
              <table:table-cell office:value-type="float" office:value="-4.43845732128485">
                <text:p>-4.438457321284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7.18360996850767">
                <text:p>-7.18360996850767</text:p>
              </table:table-cell>
              <table:table-cell office:value-type="float" office:value="-4.17335140288592">
                <text:p>-4.173351402885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6.88258411194549">
                <text:p>-6.88258411194549</text:p>
              </table:table-cell>
              <table:table-cell office:value-type="float" office:value="-3.9552936160343">
                <text:p>-3.95529361603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6.58985506235437">
                <text:p>-6.58985506235437</text:p>
              </table:table-cell>
              <table:table-cell office:value-type="float" office:value="-3.78206630141606">
                <text:p>-3.782066301416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6.30907618626054">
                <text:p>-6.30907618626054</text:p>
              </table:table-cell>
              <table:table-cell office:value-type="float" office:value="-3.6509346430332">
                <text:p>-3.65093464303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6.04326203193781">
                <text:p>-6.04326203193781</text:p>
              </table:table-cell>
              <table:table-cell office:value-type="float" office:value="-3.55885583385738">
                <text:p>-3.558855833857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5.79482141212976">
                <text:p>-5.79482141212976</text:p>
              </table:table-cell>
              <table:table-cell office:value-type="float" office:value="-3.50266144406771">
                <text:p>-3.502661444067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5.56560541532356">
                <text:p>-5.56560541532356</text:p>
              </table:table-cell>
              <table:table-cell office:value-type="float" office:value="-3.47920803076866">
                <text:p>-3.479208030768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5.35696567686807">
                <text:p>-5.35696567686807</text:p>
              </table:table-cell>
              <table:table-cell office:value-type="float" office:value="-3.48549480430459">
                <text:p>-3.485494804304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.16981858961172">
                <text:p>-5.16981858961172</text:p>
              </table:table-cell>
              <table:table-cell office:value-type="float" office:value="-3.51874990484861">
                <text:p>-3.518749904848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5.00471172113541">
                <text:p>-5.00471172113541</text:p>
              </table:table-cell>
              <table:table-cell office:value-type="float" office:value="-3.57648858909311">
                <text:p>-3.576488589093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4.86188940793118">
                <text:p>-4.86188940793118</text:p>
              </table:table-cell>
              <table:table-cell office:value-type="float" office:value="-3.65654753441471">
                <text:p>-3.656547534414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4.74135522057953">
                <text:p>-4.74135522057953</text:p>
              </table:table-cell>
              <table:table-cell office:value-type="float" office:value="-3.75709973480916">
                <text:p>-3.757099734809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4.6429296720025">
                <text:p>-4.6429296720025</text:p>
              </table:table-cell>
              <table:table-cell office:value-type="float" office:value="-3.87665428620313">
                <text:p>-3.876654286203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4.56630213342256">
                <text:p>-4.56630213342256</text:p>
              </table:table-cell>
              <table:table-cell office:value-type="float" office:value="-4.01404490853602">
                <text:p>-4.014044908536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4.51107641093391">
                <text:p>-4.51107641093391</text:p>
              </table:table-cell>
              <table:table-cell office:value-type="float" office:value="-4.16841046071741">
                <text:p>-4.168410460717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4.47680981591226">
                <text:p>-4.47680981591226</text:p>
              </table:table-cell>
              <table:table-cell office:value-type="float" office:value="-4.33917006645045">
                <text:p>-4.339170066450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4.46304584096608">
                <text:p>-4.46304584096608</text:p>
              </table:table-cell>
              <table:table-cell office:value-type="float" office:value="-4.52599484501425">
                <text:p>-4.525994845014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4.46934074137089">
                <text:p>-4.46934074137089</text:p>
              </table:table-cell>
              <table:table-cell office:value-type="float" office:value="-4.72877766644893">
                <text:p>-4.728777666448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4.4952844338787">
                <text:p>-4.4952844338787</text:p>
              </table:table-cell>
              <table:table-cell office:value-type="float" office:value="-4.947601841481">
                <text:p>-4.9476018414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4.54051617463893">
                <text:p>-4.54051617463893</text:p>
              </table:table-cell>
              <table:table-cell office:value-type="float" office:value="-5.18270921682482">
                <text:p>-5.182709216824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4.60473547885752">
                <text:p>-4.60473547885752</text:p>
              </table:table-cell>
              <table:table-cell office:value-type="float" office:value="-5.43446777258799">
                <text:p>-5.434467772587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4.68770870823056">
                <text:p>-4.68770870823056</text:p>
              </table:table-cell>
              <table:table-cell office:value-type="float" office:value="-5.70333850297934">
                <text:p>-5.703338502979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4.78927168770544">
                <text:p>-4.78927168770544</text:p>
              </table:table-cell>
              <table:table-cell office:value-type="float" office:value="-5.98984109576261">
                <text:p>-5.989841095762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4.90932862851116">
                <text:p>-4.90932862851116</text:p>
              </table:table-cell>
              <table:table-cell office:value-type="float" office:value="-6.2945177019721">
                <text:p>-6.29451770197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5.04784753585725">
                <text:p>-5.04784753585725</text:p>
              </table:table-cell>
              <table:table-cell office:value-type="float" office:value="-6.61789389940659">
                <text:p>-6.617893899406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5.20485217221219">
                <text:p>-5.20485217221219</text:p>
              </table:table-cell>
              <table:table-cell office:value-type="float" office:value="-6.96043579862724">
                <text:p>-6.960435798627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5.38041053485369">
                <text:p>-5.38041053485369</text:p>
              </table:table-cell>
              <table:table-cell office:value-type="float" office:value="-7.3225021201706">
                <text:p>-7.32250212017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.57461969338538">
                <text:p>-5.57461969338538</text:p>
              </table:table-cell>
              <table:table-cell office:value-type="float" office:value="-7.70428999349473">
                <text:p>-7.704289993494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5.78758672339632">
                <text:p>-5.78758672339632</text:p>
              </table:table-cell>
              <table:table-cell office:value-type="float" office:value="-8.10577320568587">
                <text:p>-8.105773205685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6.01940537162527">
                <text:p>-6.01940537162527</text:p>
              </table:table-cell>
              <table:table-cell office:value-type="float" office:value="-8.52663168344507">
                <text:p>-8.526631683445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6.27012800280725">
                <text:p>-6.27012800280725</text:p>
              </table:table-cell>
              <table:table-cell office:value-type="float" office:value="-8.96617115768731">
                <text:p>-8.966171157687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6.53973231829526">
                <text:p>-6.53973231829526</text:p>
              </table:table-cell>
              <table:table-cell office:value-type="float" office:value="-9.42323228019281">
                <text:p>-9.423232280192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6.82808231448501">
                <text:p>-6.82808231448501</text:p>
              </table:table-cell>
              <table:table-cell office:value-type="float" office:value="-9.89608899281063">
                <text:p>-9.896088992810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7.13488298231757">
                <text:p>-7.13488298231757</text:p>
              </table:table-cell>
              <table:table-cell office:value-type="float" office:value="-10.3823367609109">
                <text:p>-10.38233676091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7.4596283601769">
                <text:p>-7.4596283601769</text:p>
              </table:table-cell>
              <table:table-cell office:value-type="float" office:value="-10.8787724533312">
                <text:p>-10.87877245333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7.80154276949233">
                <text:p>-7.80154276949233</text:p>
              </table:table-cell>
              <table:table-cell office:value-type="float" office:value="-11.3812692638225">
                <text:p>-11.38126926382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8.15951541892535">
                <text:p>-8.15951541892535</text:p>
              </table:table-cell>
              <table:table-cell office:value-type="float" office:value="-11.8846521980409">
                <text:p>-11.88465219804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8.5320290968369">
                <text:p>-8.5320290968369</text:p>
              </table:table-cell>
              <table:table-cell office:value-type="float" office:value="-12.3825823397837">
                <text:p>-12.38258233978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8.91708442113159">
                <text:p>-8.91708442113159</text:p>
              </table:table-cell>
              <table:table-cell office:value-type="float" office:value="-12.8674613429603">
                <text:p>-12.86746134296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9.31212211331446">
                <text:p>-9.31212211331446</text:p>
              </table:table-cell>
              <table:table-cell office:value-type="float" office:value="-13.3303712476873">
                <text:p>-13.33037124768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9.71394702675175">
                <text:p>-9.71394702675175</text:p>
              </table:table-cell>
              <table:table-cell office:value-type="float" office:value="-13.7610685026507">
                <text:p>-13.76106850265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0.1186591743416">
                <text:p>-10.1186591743416</text:p>
              </table:table-cell>
              <table:table-cell office:value-type="float" office:value="-14.1480544782285">
                <text:p>-14.14805447822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0.5215987047303">
                <text:p>-10.5215987047303</text:p>
              </table:table-cell>
              <table:table-cell office:value-type="float" office:value="-14.4787469817229">
                <text:p>-14.47874698172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0.9173135324296">
                <text:p>-10.9173135324296</text:p>
              </table:table-cell>
              <table:table-cell office:value-type="float" office:value="-14.7397772408247">
                <text:p>-14.739777240824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1.2995599032691">
                <text:p>-11.2995599032691</text:p>
              </table:table-cell>
              <table:table-cell office:value-type="float" office:value="-14.9174331551084">
                <text:p>-14.91743315510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1.661347228453">
                <text:p>-11.661347228453</text:p>
              </table:table-cell>
              <table:table-cell office:value-type="float" office:value="-14.9982608959497">
                <text:p>-14.99826089594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1.9950385952027">
                <text:p>-11.9950385952027</text:p>
              </table:table-cell>
              <table:table-cell office:value-type="float" office:value="-14.9698219818556">
                <text:p>-14.96982198185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2.292516933868">
                <text:p>-12.292516933868</text:p>
              </table:table-cell>
              <table:table-cell office:value-type="float" office:value="-14.8215813540498">
                <text:p>-14.82158135404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2.5454233758862">
                <text:p>-12.5454233758862</text:p>
              </table:table-cell>
              <table:table-cell office:value-type="float" office:value="-14.5458747242602">
                <text:p>-14.54587472426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2.7454685107236">
                <text:p>-12.7454685107236</text:p>
              </table:table-cell>
              <table:table-cell office:value-type="float" office:value="-14.1388735950781">
                <text:p>-14.13887359507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2.884809019159">
                <text:p>-12.884809019159</text:p>
              </table:table-cell>
              <table:table-cell office:value-type="float" office:value="-13.6014392431013">
                <text:p>-13.60143924310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2.9564720415532">
                <text:p>-12.9564720415532</text:p>
              </table:table-cell>
              <table:table-cell office:value-type="float" office:value="-12.9397399749957">
                <text:p>-12.93973997499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2.9547988348975">
                <text:p>-12.9547988348975</text:p>
              </table:table-cell>
              <table:table-cell office:value-type="float" office:value="-12.1655071266927">
                <text:p>-12.16550712669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2.875869664077">
                <text:p>-12.875869664077</text:p>
              </table:table-cell>
              <table:table-cell office:value-type="float" office:value="-11.2958308570903">
                <text:p>-11.29583085709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2.7178657833783">
                <text:p>-12.7178657833783</text:p>
              </table:table-cell>
              <table:table-cell office:value-type="float" office:value="-10.3524484236681">
                <text:p>-10.35244842366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2.4813240474073">
                <text:p>-12.4813240474073</text:p>
              </table:table-cell>
              <table:table-cell office:value-type="float" office:value="-9.36054989960491">
                <text:p>-9.360549899604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2.1692466326271">
                <text:p>-12.1692466326271</text:p>
              </table:table-cell>
              <table:table-cell office:value-type="float" office:value="-8.34720620410235">
                <text:p>-8.3472062041023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1.7870425897746">
                <text:p>-11.7870425897746</text:p>
              </table:table-cell>
              <table:table-cell office:value-type="float" office:value="-7.33959366903382">
                <text:p>-7.339593669033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1.3422976977005">
                <text:p>-11.3422976977005</text:p>
              </table:table-cell>
              <table:table-cell office:value-type="float" office:value="-6.36322990200026">
                <text:p>-6.363229902000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0.8443909181305">
                <text:p>-10.8443909181305</text:p>
              </table:table-cell>
              <table:table-cell office:value-type="float" office:value="-5.44043541278356">
                <text:p>-5.440435412783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0.3039953675958">
                <text:p>-10.3039953675958</text:p>
              </table:table-cell>
              <table:table-cell office:value-type="float" office:value="-4.58919333369309">
                <text:p>-4.589193333693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9.73251516420554">
                <text:p>-9.73251516420554</text:p>
              </table:table-cell>
              <table:table-cell office:value-type="float" office:value="-3.82250643770744">
                <text:p>-3.822506437707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9.14151429155573">
                <text:p>-9.14151429155573</text:p>
              </table:table-cell>
              <table:table-cell office:value-type="float" office:value="-3.14826557057249">
                <text:p>-3.148265570572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8.5421894194574">
                <text:p>-8.5421894194574</text:p>
              </table:table-cell>
              <table:table-cell office:value-type="float" office:value="-2.56956711124129">
                <text:p>-2.5695671112412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7.94492718863579">
                <text:p>-7.94492718863579</text:p>
              </table:table-cell>
              <table:table-cell office:value-type="float" office:value="-2.08536459879805">
                <text:p>-2.085364598798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7.35897092965202">
                <text:p>-7.35897092965202</text:p>
              </table:table-cell>
              <table:table-cell office:value-type="float" office:value="-1.69131768093755">
                <text:p>-1.691317680937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6.79220560478057">
                <text:p>-6.79220560478057</text:p>
              </table:table-cell>
              <table:table-cell office:value-type="float" office:value="-1.38070751575637">
                <text:p>-1.380707515756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6.25105579587815">
                <text:p>-6.25105579587815</text:p>
              </table:table-cell>
              <table:table-cell office:value-type="float" office:value="-1.14531313413083">
                <text:p>-1.145313134130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5.74048152970342">
                <text:p>-5.74048152970342</text:p>
              </table:table-cell>
              <table:table-cell office:value-type="float" office:value="-0.976177530817579">
                <text:p>-0.9761775308175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5.26405112981483">
                <text:p>-5.26405112981483</text:p>
              </table:table-cell>
              <table:table-cell office:value-type="float" office:value="-0.864226318780272">
                <text:p>-0.8642263187802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4.82406864871138">
                <text:p>-4.82406864871138</text:p>
              </table:table-cell>
              <table:table-cell office:value-type="float" office:value="-0.800729785627749">
                <text:p>-0.8007297856277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4.42173476240301">
                <text:p>-4.42173476240301</text:p>
              </table:table-cell>
              <table:table-cell office:value-type="float" office:value="-0.777618675586241">
                <text:p>-0.77761867558624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4.05732315372134">
                <text:p>-4.05732315372134</text:p>
              </table:table-cell>
              <table:table-cell office:value-type="float" office:value="-0.787675134730716">
                <text:p>-0.7876751347307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.73035835182228">
                <text:p>-3.73035835182228</text:p>
              </table:table-cell>
              <table:table-cell office:value-type="float" office:value="-0.824624628180735">
                <text:p>-0.8246246281807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3.43978497945812">
                <text:p>-3.43978497945812</text:p>
              </table:table-cell>
              <table:table-cell office:value-type="float" office:value="-0.883154382436974">
                <text:p>-0.8831543824369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3.18412191975601">
                <text:p>-3.18412191975601</text:p>
              </table:table-cell>
              <table:table-cell office:value-type="float" office:value="-0.958880986711294">
                <text:p>-0.9588809867112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2.96159782645154">
                <text:p>-2.96159782645154</text:p>
              </table:table-cell>
              <table:table-cell office:value-type="float" office:value="-1.04828571093916">
                <text:p>-1.048285710939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2.7702666149003">
                <text:p>-2.7702666149003</text:p>
              </table:table-cell>
              <table:table-cell office:value-type="float" office:value="-1.14863185963761">
                <text:p>-1.148631859637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2.60810313937403">
                <text:p>-2.60810313937403</text:p>
              </table:table-cell>
              <table:table-cell office:value-type="float" office:value="-1.25787463778524">
                <text:p>-1.257874637785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2.47308028921515">
                <text:p>-2.47308028921515</text:p>
              </table:table-cell>
              <table:table-cell office:value-type="float" office:value="-1.37457080093576">
                <text:p>-1.374570800935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2.36322934038721">
                <text:p>-2.36322934038721</text:p>
              </table:table-cell>
              <table:table-cell office:value-type="float" office:value="-1.49779284355003">
                <text:p>-1.497792843550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2.27668569070349">
                <text:p>-2.27668569070349</text:p>
              </table:table-cell>
              <table:table-cell office:value-type="float" office:value="-1.62705058835563">
                <text:p>-1.627050588355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2.21172218046871">
                <text:p>-2.21172218046871</text:p>
              </table:table-cell>
              <table:table-cell office:value-type="float" office:value="-1.76222167262682">
                <text:p>-1.762221672626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.16677212968452">
                <text:p>-2.16677212968452</text:p>
              </table:table-cell>
              <table:table-cell office:value-type="float" office:value="-1.90349147376793">
                <text:p>-1.9034914737679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.14044406409286">
                <text:p>-2.14044406409286</text:p>
              </table:table-cell>
              <table:table-cell office:value-type="float" office:value="-2.0513023756681">
                <text:p>-2.05130237566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.13152989525038">
                <text:p>-2.13152989525038</text:p>
              </table:table-cell>
              <table:table-cell office:value-type="float" office:value="-2.20631186510743">
                <text:p>-2.206311865107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.13900809223609">
                <text:p>-2.13900809223609</text:p>
              </table:table-cell>
              <table:table-cell office:value-type="float" office:value="-2.3693586978591">
                <text:p>-2.36935869785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.16204315279839">
                <text:p>-2.16204315279839</text:p>
              </table:table-cell>
              <table:table-cell office:value-type="float" office:value="-2.54143623647253">
                <text:p>-2.541436236472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.1999824611658">
                <text:p>-2.1999824611658</text:p>
              </table:table-cell>
              <table:table-cell office:value-type="float" office:value="-2.72367199802827">
                <text:p>-2.723671998028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.25235141485205">
                <text:p>-2.25235141485205</text:p>
              </table:table-cell>
              <table:table-cell office:value-type="float" office:value="-2.91731243198786">
                <text:p>-2.917312431987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.31884751656563">
                <text:p>-2.31884751656563</text:p>
              </table:table-cell>
              <table:table-cell office:value-type="float" office:value="-3.12371195419674">
                <text:p>-3.123711954196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.39933396032874">
                <text:p>-2.39933396032874</text:p>
              </table:table-cell>
              <table:table-cell office:value-type="float" office:value="-3.34432527668442">
                <text:p>-3.344325276684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.49383309196431">
                <text:p>-2.49383309196431</text:p>
              </table:table-cell>
              <table:table-cell office:value-type="float" office:value="-3.5807020811081">
                <text:p>-3.580702081108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2.60251999087869">
                <text:p>-2.60251999087869</text:p>
              </table:table-cell>
              <table:table-cell office:value-type="float" office:value="-3.83448307569864">
                <text:p>-3.834483075698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2.72571629936068">
                <text:p>-2.72571629936068</text:p>
              </table:table-cell>
              <table:table-cell office:value-type="float" office:value="-4.10739644192251">
                <text:p>-4.107396441922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2.86388431361687">
                <text:p>-2.86388431361687</text:p>
              </table:table-cell>
              <table:table-cell office:value-type="float" office:value="-4.40125360896717">
                <text:p>-4.401253608967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3.0176212431519">
                <text:p>-3.0176212431519</text:p>
              </table:table-cell>
              <table:table-cell office:value-type="float" office:value="-4.7179431829622">
                <text:p>-4.71794318296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3.18765343713293">
                <text:p>-3.18765343713293</text:p>
              </table:table-cell>
              <table:table-cell office:value-type="float" office:value="-5.05942169481033">
                <text:p>-5.059421694810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3.37483026290067">
                <text:p>-3.37483026290067</text:p>
              </table:table-cell>
              <table:table-cell office:value-type="float" office:value="-5.42769960666235">
                <text:p>-5.4276996066623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3.58011719727683">
                <text:p>-3.58011719727683</text:p>
              </table:table-cell>
              <table:table-cell office:value-type="float" office:value="-5.82482072349681">
                <text:p>-5.8248207234968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.80458754989883">
                <text:p>-3.80458754989883</text:p>
              </table:table-cell>
              <table:table-cell office:value-type="float" office:value="-6.252832784751">
                <text:p>-6.2528327847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4.04941207338405">
                <text:p>-4.04941207338405</text:p>
              </table:table-cell>
              <table:table-cell office:value-type="float" office:value="-6.71374655539175">
                <text:p>-6.713746555391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4.31584552158482">
                <text:p>-4.31584552158482</text:p>
              </table:table-cell>
              <table:table-cell office:value-type="float" office:value="-7.20948019462416">
                <text:p>-7.209480194624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4.60520898888875">
                <text:p>-4.60520898888875</text:p>
              </table:table-cell>
              <table:table-cell office:value-type="float" office:value="-7.74178506044686">
                <text:p>-7.741785060446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4.91886659604456">
                <text:p>-4.91886659604456</text:p>
              </table:table-cell>
              <table:table-cell office:value-type="float" office:value="-8.31214843075546">
                <text:p>-8.3121484307554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5.25819477951565">
                <text:p>-5.25819477951565</text:p>
              </table:table-cell>
              <table:table-cell office:value-type="float" office:value="-8.92166793136164">
                <text:p>-8.921667931361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5.62454209470025">
                <text:p>-5.62454209470025</text:p>
              </table:table-cell>
              <table:table-cell office:value-type="float" office:value="-9.57089183903493">
                <text:p>-9.570891839034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6.01917706913372">
                <text:p>-6.01917706913372</text:p>
              </table:table-cell>
              <table:table-cell office:value-type="float" office:value="-10.2596190081641">
                <text:p>-10.25961900816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6.44322126303676">
                <text:p>-6.44322126303676</text:p>
              </table:table-cell>
              <table:table-cell office:value-type="float" office:value="-10.9866521642266">
                <text:p>-10.98665216422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6.89756435315575">
                <text:p>-6.89756435315575</text:p>
              </table:table-cell>
              <table:table-cell office:value-type="float" office:value="-11.7494990317881">
                <text:p>-11.74949903178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7.38275782101898">
                <text:p>-7.38275782101898</text:p>
              </table:table-cell>
              <table:table-cell office:value-type="float" office:value="-12.5440176697302">
                <text:p>-12.54401766973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7.89888380589011">
                <text:p>-7.89888380589011</text:p>
              </table:table-cell>
              <table:table-cell office:value-type="float" office:value="-13.3640060828769">
                <text:p>-13.364006082876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8.44539603358879">
                <text:p>-8.44539603358879</text:p>
              </table:table-cell>
              <table:table-cell office:value-type="float" office:value="-14.2007424468988">
                <text:p>-14.20074244689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9.02093067491979">
                <text:p>-9.02093067491979</text:p>
              </table:table-cell>
              <table:table-cell office:value-type="float" office:value="-15.0424920370048">
                <text:p>-15.04249203700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9.62308681112829">
                <text:p>-9.62308681112829</text:p>
              </table:table-cell>
              <table:table-cell office:value-type="float" office:value="-15.8740111259889">
                <text:p>-15.874011125988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0.2481792426144">
                <text:p>-10.2481792426144</text:p>
              </table:table-cell>
              <table:table-cell office:value-type="float" office:value="-16.676097420827">
                <text:p>-16.67609742082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0.8909710604356">
                <text:p>-10.8909710604356</text:p>
              </table:table-cell>
              <table:table-cell office:value-type="float" office:value="-17.4252610677231">
                <text:p>-17.42526106772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1.5444000611644">
                <text:p>-11.5444000611644</text:p>
              </table:table-cell>
              <table:table-cell office:value-type="float" office:value="-18.0936185147063">
                <text:p>-18.09361851470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2.1993219065186">
                <text:p>-12.1993219065186</text:p>
              </table:table-cell>
              <table:table-cell office:value-type="float" office:value="-18.6491398648879">
                <text:p>-18.64913986488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2.8443037023555">
                <text:p>-12.8443037023555</text:p>
              </table:table-cell>
              <table:table-cell office:value-type="float" office:value="-19.0564016255837">
                <text:p>-19.056401625583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3.4655134946783">
                <text:p>-13.4655134946783</text:p>
              </table:table-cell>
              <table:table-cell office:value-type="float" office:value="-19.2779995538483">
                <text:p>-19.27799955384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4.0467621005953">
                <text:p>-14.0467621005953</text:p>
              </table:table-cell>
              <table:table-cell office:value-type="float" office:value="-19.2767452267349">
                <text:p>-19.276745226734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4.5697604132093">
                <text:p>-14.5697604132093</text:p>
              </table:table-cell>
              <table:table-cell office:value-type="float" office:value="-19.0186881460794">
                <text:p>-19.01868814607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5.0146531864963">
                <text:p>-15.0146531864963</text:p>
              </table:table-cell>
              <table:table-cell office:value-type="float" office:value="-18.4768602228217">
                <text:p>-18.47686022282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5.3608738901288">
                <text:p>-15.3608738901288</text:p>
              </table:table-cell>
              <table:table-cell office:value-type="float" office:value="-17.6354333023835">
                <text:p>-17.63543330238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5.5883298313543">
                <text:p>-15.5883298313543</text:p>
              </table:table-cell>
              <table:table-cell office:value-type="float" office:value="-16.4937410896306">
                <text:p>-16.49374108963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5.6788709571819">
                <text:p>-15.6788709571819</text:p>
              </table:table-cell>
              <table:table-cell office:value-type="float" office:value="-15.0694068558297">
                <text:p>-15.069406855829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5.6179245470467">
                <text:p>-15.6179245470467</text:p>
              </table:table-cell>
              <table:table-cell office:value-type="float" office:value="-13.3997296813619">
                <text:p>-13.39972968136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5.3961050604782">
                <text:p>-15.3961050604782</text:p>
              </table:table-cell>
              <table:table-cell office:value-type="float" office:value="-11.5406097089621">
                <text:p>-11.54060970896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5.0105555253266">
                <text:p>-15.0105555253266</text:p>
              </table:table-cell>
              <table:table-cell office:value-type="float" office:value="-9.56268664353364">
                <text:p>-9.562686643533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4.4657686371473">
                <text:p>-14.4657686371473</text:p>
              </table:table-cell>
              <table:table-cell office:value-type="float" office:value="-7.54497795013185">
                <text:p>-7.544977950131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3.7736895684458">
                <text:p>-13.7736895684458</text:p>
              </table:table-cell>
              <table:table-cell office:value-type="float" office:value="-5.56696849212368">
                <text:p>-5.566968492123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2.9530174608136">
                <text:p>-12.9530174608136</text:p>
              </table:table-cell>
              <table:table-cell office:value-type="float" office:value="-3.70058216907978">
                <text:p>-3.7005821690797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2.0277739316402">
                <text:p>-12.0277739316402</text:p>
              </table:table-cell>
              <table:table-cell office:value-type="float" office:value="-2.00355079326226">
                <text:p>-2.0035507932622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1.0253516178024">
                <text:p>-11.0253516178024</text:p>
              </table:table-cell>
              <table:table-cell office:value-type="float" office:value="-0.515325673395596">
                <text:p>-0.5153256733955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9.9743490233617">
                <text:p>-9.9743490233617</text:p>
              </table:table-cell>
              <table:table-cell office:value-type="float" office:value="0.744012720507647">
                <text:p>0.74401272050764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8.90251284897477">
                <text:p>-8.90251284897477</text:p>
              </table:table-cell>
              <table:table-cell office:value-type="float" office:value="1.77213645473199">
                <text:p>1.7721364547319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7.83504791860409">
                <text:p>-7.83504791860409</text:p>
              </table:table-cell>
              <table:table-cell office:value-type="float" office:value="2.58097179089185">
                <text:p>2.5809717908918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6.7934459476545">
                <text:p>-6.7934459476545</text:p>
              </table:table-cell>
              <table:table-cell office:value-type="float" office:value="3.19234841409404">
                <text:p>3.1923484140940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5.79486651147965">
                <text:p>-5.79486651147965</text:p>
              </table:table-cell>
              <table:table-cell office:value-type="float" office:value="3.63370797575919">
                <text:p>3.633707975759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4.85200906275576">
                <text:p>-4.85200906275576</text:p>
              </table:table-cell>
              <table:table-cell office:value-type="float" office:value="3.9344839050518">
                <text:p>3.93448390505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3.973359765975">
                <text:p>-3.973359765975</text:p>
              </table:table-cell>
              <table:table-cell office:value-type="float" office:value="4.12342974115889">
                <text:p>4.1234297411588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3.16368081526162">
                <text:p>-3.16368081526162</text:p>
              </table:table-cell>
              <table:table-cell office:value-type="float" office:value="4.22690673007141">
                <text:p>4.2269067300714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2.42462206072831">
                <text:p>-2.42462206072831</text:p>
              </table:table-cell>
              <table:table-cell office:value-type="float" office:value="4.26798204851309">
                <text:p>4.267982048513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.75536164980417">
                <text:p>-1.75536164980417</text:p>
              </table:table-cell>
              <table:table-cell office:value-type="float" office:value="4.26612724979053">
                <text:p>4.266127249790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.1532127598447">
                <text:p>-1.1532127598447</text:p>
              </table:table-cell>
              <table:table-cell office:value-type="float" office:value="4.23731084596663">
                <text:p>4.237310845966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614160399263569">
                <text:p>-0.614160399263569</text:p>
              </table:table-cell>
              <table:table-cell office:value-type="float" office:value="4.19431654497293">
                <text:p>4.1943165449729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133312704839919">
                <text:p>-0.133312704839919</text:p>
              </table:table-cell>
              <table:table-cell office:value-type="float" office:value="4.14716553457171">
                <text:p>4.1471655345717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94735119101244">
                <text:p>0.294735119101244</text:p>
              </table:table-cell>
              <table:table-cell office:value-type="float" office:value="4.1035638409775">
                <text:p>4.10356384097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67561799128887">
                <text:p>0.67561799128887</text:p>
              </table:table-cell>
              <table:table-cell office:value-type="float" office:value="4.06932881428436">
                <text:p>4.069328814284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01498907358842">
                <text:p>1.01498907358842</text:p>
              </table:table-cell>
              <table:table-cell office:value-type="float" office:value="4.04877168672048">
                <text:p>4.048771686720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31836733490163">
                <text:p>1.31836733490163</text:p>
              </table:table-cell>
              <table:table-cell office:value-type="float" office:value="4.04502761226207">
                <text:p>4.0450276122620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59103336263767">
                <text:p>1.59103336263767</text:p>
              </table:table-cell>
              <table:table-cell office:value-type="float" office:value="4.06033291374181">
                <text:p>4.0603329137418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83796331774808">
                <text:p>1.83796331774808</text:p>
              </table:table-cell>
              <table:table-cell office:value-type="float" office:value="4.09625350989895">
                <text:p>4.0962535098989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06379233696317">
                <text:p>2.06379233696317</text:p>
              </table:table-cell>
              <table:table-cell office:value-type="float" office:value="4.15387025424824">
                <text:p>4.153870254248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7280012869168">
                <text:p>2.27280012869168</text:p>
              </table:table-cell>
              <table:table-cell office:value-type="float" office:value="4.2339272770443">
                <text:p>4.233927277044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46891284352694">
                <text:p>2.46891284352694</text:p>
              </table:table-cell>
              <table:table-cell office:value-type="float" office:value="4.33694906700935">
                <text:p>4.336949067009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65571646587518">
                <text:p>2.65571646587518</text:p>
              </table:table-cell>
              <table:table-cell office:value-type="float" office:value="4.46333136233626">
                <text:p>4.4633313623362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83647795552129">
                <text:p>2.83647795552129</text:p>
              </table:table-cell>
              <table:table-cell office:value-type="float" office:value="4.61341015735852">
                <text:p>4.613410157358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01417117570501">
                <text:p>3.01417117570501</text:p>
              </table:table-cell>
              <table:table-cell office:value-type="float" office:value="4.78751237724551">
                <text:p>4.7875123772455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19150529585906">
                <text:p>3.19150529585906</text:p>
              </table:table-cell>
              <table:table-cell office:value-type="float" office:value="4.98599107059725">
                <text:p>4.985991070597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37095387333288">
                <text:p>3.37095387333288</text:p>
              </table:table-cell>
              <table:table-cell office:value-type="float" office:value="5.20924732901929">
                <text:p>5.209247329019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55478321890152">
                <text:p>3.55478321890152</text:p>
              </table:table-cell>
              <table:table-cell office:value-type="float" office:value="5.45774055896271">
                <text:p>5.4577405589627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74507895290764">
                <text:p>3.74507895290764</text:p>
              </table:table-cell>
              <table:table-cell office:value-type="float" office:value="5.73198819425159">
                <text:p>5.7319881942515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94376987704204">
                <text:p>3.94376987704204</text:p>
              </table:table-cell>
              <table:table-cell office:value-type="float" office:value="6.03255543716058">
                <text:p>6.0325554371605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15264843305389">
                <text:p>4.15264843305389</text:p>
              </table:table-cell>
              <table:table-cell office:value-type="float" office:value="6.36003514286538">
                <text:p>6.360035142865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37338710403504">
                <text:p>4.37338710403504</text:p>
              </table:table-cell>
              <table:table-cell office:value-type="float" office:value="6.71501751102076">
                <text:p>6.7150175110207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60755014473361">
                <text:p>4.60755014473361</text:p>
              </table:table-cell>
              <table:table-cell office:value-type="float" office:value="7.09804881804297">
                <text:p>7.0980488180429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85660001206455">
                <text:p>4.85660001206455</text:p>
              </table:table-cell>
              <table:table-cell office:value-type="float" office:value="7.50957801934758">
                <text:p>7.5095780193475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.12189781279285">
                <text:p>5.12189781279285</text:p>
              </table:table-cell>
              <table:table-cell office:value-type="float" office:value="7.94988968557746">
                <text:p>7.9498896855774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.40469700007131">
                <text:p>5.40469700007131</text:p>
              </table:table-cell>
              <table:table-cell office:value-type="float" office:value="8.41902143545069">
                <text:p>8.419021435450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.70612944360925">
                <text:p>5.70612944360925</text:p>
              </table:table-cell>
              <table:table-cell office:value-type="float" office:value="8.9166638305835">
                <text:p>8.916663830583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.02718288230667">
                <text:p>6.02718288230667</text:p>
              </table:table-cell>
              <table:table-cell office:value-type="float" office:value="9.44204066562965">
                <text:p>9.4420406656296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.36866866063897">
                <text:p>6.36866866063897</text:p>
              </table:table-cell>
              <table:table-cell office:value-type="float" office:value="9.99376780827451">
                <text:p>9.9937678082745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.73117857540253">
                <text:p>6.73117857540253</text:p>
              </table:table-cell>
              <table:table-cell office:value-type="float" office:value="10.569689338928">
                <text:p>10.5696893389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.11502965175507">
                <text:p>7.11502965175507</text:p>
              </table:table-cell>
              <table:table-cell office:value-type="float" office:value="11.166690868148">
                <text:p>11.16669086814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.52019577339436">
                <text:p>7.52019577339436</text:p>
              </table:table-cell>
              <table:table-cell office:value-type="float" office:value="11.7804917687209">
                <text:p>11.780491768720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.94622537292702">
                <text:p>7.94622537292702</text:p>
              </table:table-cell>
              <table:table-cell office:value-type="float" office:value="12.4054208791372">
                <text:p>12.405420879137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.39214492354803">
                <text:p>8.39214492354803</text:p>
              </table:table-cell>
              <table:table-cell office:value-type="float" office:value="13.0341842577373">
                <text:p>13.034184257737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.85634885696696">
                <text:p>8.85634885696696</text:p>
              </table:table-cell>
              <table:table-cell office:value-type="float" office:value="13.6576390019258">
                <text:p>13.657639001925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.33647787146284">
                <text:p>9.33647787146284</text:p>
              </table:table-cell>
              <table:table-cell office:value-type="float" office:value="14.2645940956282">
                <text:p>14.264594095628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.82928949387938">
                <text:p>9.82928949387938</text:p>
              </table:table-cell>
              <table:table-cell office:value-type="float" office:value="14.8416675823336">
                <text:p>14.841667582333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.3305273027248">
                <text:p>10.3305273027248</text:p>
              </table:table-cell>
              <table:table-cell office:value-type="float" office:value="15.3732385532628">
                <text:p>15.373238553262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.8347984277786">
                <text:p>10.8347984277786</text:p>
              </table:table-cell>
              <table:table-cell office:value-type="float" office:value="15.8415413532143">
                <text:p>15.841541353214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.3354727203222">
                <text:p>11.3354727203222</text:p>
              </table:table-cell>
              <table:table-cell office:value-type="float" office:value="16.226956077075">
                <text:p>16.2269560770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.8246210559975">
                <text:p>11.8246210559975</text:p>
              </table:table-cell>
              <table:table-cell office:value-type="float" office:value="16.5085509260207">
                <text:p>16.508550926020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.2930140429998">
                <text:p>12.2930140429998</text:p>
              </table:table-cell>
              <table:table-cell office:value-type="float" office:value="16.6649244826829">
                <text:p>16.664924482682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.7302050869681">
                <text:p>12.7302050869681</text:p>
              </table:table-cell>
              <table:table-cell office:value-type="float" office:value="16.6753751894251">
                <text:p>16.675375189425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.1247220972138">
                <text:p>13.1247220972138</text:p>
              </table:table-cell>
              <table:table-cell office:value-type="float" office:value="16.5213876603749">
                <text:p>16.521387660374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.4643886535299">
                <text:p>13.4643886535299</text:p>
              </table:table-cell>
              <table:table-cell office:value-type="float" office:value="16.1883697396405">
                <text:p>16.188369739640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.736786762141">
                <text:p>13.736786762141</text:p>
              </table:table-cell>
              <table:table-cell office:value-type="float" office:value="15.667503980877">
                <text:p>15.66750398087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.9298584840146">
                <text:p>13.9298584840146</text:p>
              </table:table-cell>
              <table:table-cell office:value-type="float" office:value="14.9575029075288">
                <text:p>14.957502907528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.032622926366">
                <text:p>14.032622926366</text:p>
              </table:table-cell>
              <table:table-cell office:value-type="float" office:value="14.0659971266607">
                <text:p>14.065997126660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.0359603463955">
                <text:p>14.0359603463955</text:p>
              </table:table-cell>
              <table:table-cell office:value-type="float" office:value="13.0102626938055">
                <text:p>13.010262693805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.9333905811365">
                <text:p>13.9333905811365</text:p>
              </table:table-cell>
              <table:table-cell office:value-type="float" office:value="11.8170318341429">
                <text:p>11.817031834142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.7217547064371">
                <text:p>13.7217547064371</text:p>
              </table:table-cell>
              <table:table-cell office:value-type="float" office:value="10.5212413609618">
                <text:p>10.521241360961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.4017033718896">
                <text:p>13.4017033718896</text:p>
              </table:table-cell>
              <table:table-cell office:value-type="float" office:value="9.16374728383948">
                <text:p>9.163747283839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.9779077630846">
                <text:p>12.9779077630846</text:p>
              </table:table-cell>
              <table:table-cell office:value-type="float" office:value="7.78823791583965">
                <text:p>7.7882379158396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.4589407783601">
                <text:p>12.4589407783601</text:p>
              </table:table-cell>
              <table:table-cell office:value-type="float" office:value="6.43775709670004">
                <text:p>6.4377570967000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1.8568224101941">
                <text:p>11.8568224101941</text:p>
              </table:table-cell>
              <table:table-cell office:value-type="float" office:value="5.15134726356928">
                <text:p>5.1513472635692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.1862748955316">
                <text:p>11.1862748955316</text:p>
              </table:table-cell>
              <table:table-cell office:value-type="float" office:value="3.96130296955544">
                <text:p>3.9613029695554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.463777702934">
                <text:p>10.463777702934</text:p>
              </table:table-cell>
              <table:table-cell office:value-type="float" office:value="2.8913910596707">
                <text:p>2.891391059670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.70653903860765">
                <text:p>9.70653903860765</text:p>
              </table:table-cell>
              <table:table-cell office:value-type="float" office:value="1.95618535894546">
                <text:p>1.9561853589454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.93150367064143">
                <text:p>8.93150367064143</text:p>
              </table:table-cell>
              <table:table-cell office:value-type="float" office:value="1.16144518994234">
                <text:p>1.1614451899423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.15449782257152">
                <text:p>8.15449782257152</text:p>
              </table:table-cell>
              <table:table-cell office:value-type="float" office:value="0.505298359493171">
                <text:p>0.50529835949317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.38957787626369">
                <text:p>7.38957787626369</text:p>
              </table:table-cell>
              <table:table-cell office:value-type="float" office:value="-0.0200950391890039">
                <text:p>-0.020095039189003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.64861058471842">
                <text:p>6.64861058471842</text:p>
              </table:table-cell>
              <table:table-cell office:value-type="float" office:value="-0.426719958228063">
                <text:p>-0.42671995822806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.94107753042377">
                <text:p>5.94107753042377</text:p>
              </table:table-cell>
              <table:table-cell office:value-type="float" office:value="-0.72898285237615">
                <text:p>-0.728982852376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.27407149214378">
                <text:p>5.27407149214378</text:p>
              </table:table-cell>
              <table:table-cell office:value-type="float" office:value="-0.942252897389364">
                <text:p>-0.94225289738936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.65243905319046">
                <text:p>4.65243905319046</text:p>
              </table:table-cell>
              <table:table-cell office:value-type="float" office:value="-1.08174276505542">
                <text:p>-1.081742765055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07902087136588">
                <text:p>4.07902087136588</text:p>
              </table:table-cell>
              <table:table-cell office:value-type="float" office:value="-1.16173286332508">
                <text:p>-1.1617328633250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55494549789678">
                <text:p>3.55494549789678</text:p>
              </table:table-cell>
              <table:table-cell office:value-type="float" office:value="-1.19509830154058">
                <text:p>-1.1950983015405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07994111795304">
                <text:p>3.07994111795304</text:p>
              </table:table-cell>
              <table:table-cell office:value-type="float" office:value="-1.19307705958183">
                <text:p>-1.1930770595818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65263930019956">
                <text:p>2.65263930019956</text:p>
              </table:table-cell>
              <table:table-cell office:value-type="float" office:value="-1.16521441728449">
                <text:p>-1.1652144172844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27085392845115">
                <text:p>2.27085392845115</text:p>
              </table:table-cell>
              <table:table-cell office:value-type="float" office:value="-1.11942553497929">
                <text:p>-1.1194255349792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93182598210811">
                <text:p>1.93182598210811</text:p>
              </table:table-cell>
              <table:table-cell office:value-type="float" office:value="-1.06212941500455">
                <text:p>-1.0621294150045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63243044239684">
                <text:p>1.63243044239684</text:p>
              </table:table-cell>
              <table:table-cell office:value-type="float" office:value="-0.998419511557675">
                <text:p>-0.99841951155767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36934544700139">
                <text:p>1.36934544700139</text:p>
              </table:table-cell>
              <table:table-cell office:value-type="float" office:value="-0.932246938111652">
                <text:p>-0.93224693811165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13918620849009">
                <text:p>1.13918620849009</text:p>
              </table:table-cell>
              <table:table-cell office:value-type="float" office:value="-0.866600746138218">
                <text:p>-0.86660074613821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38607513027256">
                <text:p>0.938607513027256</text:p>
              </table:table-cell>
              <table:table-cell office:value-type="float" office:value="-0.803676060530811">
                <text:p>-0.80367606053081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764379155671449">
                <text:p>0.764379155671449</text:p>
              </table:table-cell>
              <table:table-cell office:value-type="float" office:value="-0.745025260423996">
                <text:p>-0.7450252604239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613438714061904">
                <text:p>0.613438714061904</text:p>
              </table:table-cell>
              <table:table-cell office:value-type="float" office:value="-0.691690308602453">
                <text:p>-0.69169030860245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482925811795469">
                <text:p>0.482925811795469</text:p>
              </table:table-cell>
              <table:table-cell office:value-type="float" office:value="-0.644316162267748">
                <text:p>-0.64431616226774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70201614389147">
                <text:p>0.370201614389147</text:p>
              </table:table-cell>
              <table:table-cell office:value-type="float" office:value="-0.603246276173252">
                <text:p>-0.60324627617325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72856825332907">
                <text:p>0.272856825332907</text:p>
              </table:table-cell>
              <table:table-cell office:value-type="float" office:value="-0.568601787833273">
                <text:p>-0.56860178783327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88710964016289">
                <text:p>0.188710964016289</text:p>
              </table:table-cell>
              <table:table-cell office:value-type="float" office:value="-0.540346232505556">
                <text:p>-0.54034623250555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15805244364105">
                <text:p>0.115805244364105</text:p>
              </table:table-cell>
              <table:table-cell office:value-type="float" office:value="-0.518337694567451">
                <text:p>-0.51833769456745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52390950470949">
                <text:p>0.052390950470949</text:p>
              </table:table-cell>
              <table:table-cell office:value-type="float" office:value="-0.502370241920798">
                <text:p>-0.50237024192079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00308516876822577">
                <text:p>-0.00308516876822577</text:p>
              </table:table-cell>
              <table:table-cell office:value-type="float" office:value="-0.492206362863687">
                <text:p>-0.49220636286368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0519972881777719">
                <text:p>-0.0519972881777719</text:p>
              </table:table-cell>
              <table:table-cell office:value-type="float" office:value="-0.487601963325187">
                <text:p>-0.48760196332518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0955577556925134">
                <text:p>-0.0955577556925134</text:p>
              </table:table-cell>
              <table:table-cell office:value-type="float" office:value="-0.488325307184589">
                <text:p>-0.48832530718458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134834510841721">
                <text:p>-0.134834510841721</text:p>
              </table:table-cell>
              <table:table-cell office:value-type="float" office:value="-0.494171106542934">
                <text:p>-0.49417110654293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170768170411842">
                <text:p>-0.170768170411842</text:p>
              </table:table-cell>
              <table:table-cell office:value-type="float" office:value="-0.504970800272018">
                <text:p>-0.50497080027201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20418843339786">
                <text:p>-0.20418843339786</text:p>
              </table:table-cell>
              <table:table-cell office:value-type="float" office:value="-0.520599902705949">
                <text:p>-0.52059990270594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235829580328669">
                <text:p>-0.235829580328669</text:p>
              </table:table-cell>
              <table:table-cell office:value-type="float" office:value="-0.540983162600067">
                <text:p>-0.54098316260006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266344938555809">
                <text:p>-0.266344938555809</text:p>
              </table:table-cell>
              <table:table-cell office:value-type="float" office:value="-0.566098146652238">
                <text:p>-0.56609814665223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296320259365451">
                <text:p>-0.296320259365451</text:p>
              </table:table-cell>
              <table:table-cell office:value-type="float" office:value="-0.595977752156877">
                <text:p>-0.59597775215687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326286008644594">
                <text:p>-0.326286008644594</text:p>
              </table:table-cell>
              <table:table-cell office:value-type="float" office:value="-0.630712059253263">
                <text:p>-0.63071205925326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356728613705461">
                <text:p>-0.356728613705461</text:p>
              </table:table-cell>
              <table:table-cell office:value-type="float" office:value="-0.670449853787505">
                <text:p>-0.67044985378750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388100737713665">
                <text:p>-0.388100737713665</text:p>
              </table:table-cell>
              <table:table-cell office:value-type="float" office:value="-0.715400085791483">
                <text:p>-0.71540008579148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420830672521447">
                <text:p>-0.420830672521447</text:p>
              </table:table-cell>
              <table:table-cell office:value-type="float" office:value="-0.765833474585704">
                <text:p>-0.76583347458570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455330952727873">
                <text:p>-0.455330952727873</text:p>
              </table:table-cell>
              <table:table-cell office:value-type="float" office:value="-0.822084428057931">
                <text:p>-0.82208442805793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492006300260879">
                <text:p>-0.492006300260879</text:p>
              </table:table-cell>
              <table:table-cell office:value-type="float" office:value="-0.884553409270455">
                <text:p>-0.88455340927045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531261011161836">
                <text:p>-0.531261011161836</text:p>
              </table:table-cell>
              <table:table-cell office:value-type="float" office:value="-0.953709856756474">
                <text:p>-0.95370985675647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5735058957213">
                <text:p>-0.5735058957213</text:p>
              </table:table-cell>
              <table:table-cell office:value-type="float" office:value="-1.0300957442876">
                <text:p>-1.030095744287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61916488057793">
                <text:p>-0.61916488057793</text:p>
              </table:table-cell>
              <table:table-cell office:value-type="float" office:value="-1.11432985019736">
                <text:p>-1.1143298501973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668681377539873">
                <text:p>-0.668681377539873</text:p>
              </table:table-cell>
              <table:table-cell office:value-type="float" office:value="-1.20711279424405">
                <text:p>-1.2071127942440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722524519210291">
                <text:p>-0.722524519210291</text:p>
              </table:table-cell>
              <table:table-cell office:value-type="float" office:value="-1.30923289022205">
                <text:p>-1.3092328902220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781195356311467">
                <text:p>-0.781195356311467</text:p>
              </table:table-cell>
              <table:table-cell office:value-type="float" office:value="-1.42157285378968">
                <text:p>-1.4215728537896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845233106059288">
                <text:p>-0.845233106059288</text:p>
              </table:table-cell>
              <table:table-cell office:value-type="float" office:value="-1.5451173958911">
                <text:p>-1.545117395891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91522153504247">
                <text:p>-0.91522153504247</text:p>
              </table:table-cell>
              <table:table-cell office:value-type="float" office:value="-1.6809617211589">
                <text:p>-1.680961721158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991795553654112">
                <text:p>-0.991795553654112</text:p>
              </table:table-cell>
              <table:table-cell office:value-type="float" office:value="-1.83032093596945">
                <text:p>-1.8303209359694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.07564809188565">
                <text:p>-1.07564809188565</text:p>
              </table:table-cell>
              <table:table-cell office:value-type="float" office:value="-1.99454035015493">
                <text:p>-1.9945403501549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.16753731771258">
                <text:p>-1.16753731771258</text:p>
              </table:table-cell>
              <table:table-cell office:value-type="float" office:value="-2.17510662694395">
                <text:p>-2.1751066269439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1.26829424863571">
                <text:p>-1.26829424863571</text:p>
              </table:table-cell>
              <table:table-cell office:value-type="float" office:value="-2.37365969389939">
                <text:p>-2.3736596938993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1.37883079316208">
                <text:p>-1.37883079316208</text:p>
              </table:table-cell>
              <table:table-cell office:value-type="float" office:value="-2.59200526875249">
                <text:p>-2.5920052687524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1.50014824072112">
                <text:p>-1.50014824072112</text:p>
              </table:table-cell>
              <table:table-cell office:value-type="float" office:value="-2.83212777195648">
                <text:p>-2.8321277719564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1.63334619384466">
                <text:p>-1.63334619384466</text:p>
              </table:table-cell>
              <table:table-cell office:value-type="float" office:value="-3.09620328445284">
                <text:p>-3.0962032844528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1.77963190290548">
                <text:p>-1.77963190290548</text:p>
              </table:table-cell>
              <table:table-cell office:value-type="float" office:value="-3.38661205401842">
                <text:p>-3.3866120540184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1.94032991801677">
                <text:p>-1.94032991801677</text:p>
              </table:table-cell>
              <table:table-cell office:value-type="float" office:value="-3.70594984289935">
                <text:p>-3.7059498428993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2.11689191050503">
                <text:p>-2.11689191050503</text:p>
              </table:table-cell>
              <table:table-cell office:value-type="float" office:value="-4.05703712541687">
                <text:p>-4.0570371254168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2.31090643199621">
                <text:p>-2.31090643199621</text:p>
              </table:table-cell>
              <table:table-cell office:value-type="float" office:value="-4.44292476395034">
                <text:p>-4.4429247639503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2.52410826519162">
                <text:p>-2.52410826519162</text:p>
              </table:table-cell>
              <table:table-cell office:value-type="float" office:value="-4.86689428606452">
                <text:p>-4.8668942860645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2.75838686727891">
                <text:p>-2.75838686727891</text:p>
              </table:table-cell>
              <table:table-cell office:value-type="float" office:value="-5.33245021816544">
                <text:p>-5.3324502181654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3.01579320236757">
                <text:p>-3.01579320236757</text:p>
              </table:table-cell>
              <table:table-cell office:value-type="float" office:value="-5.84330105740752">
                <text:p>-5.8433010574075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3.29854398787156">
                <text:p>-3.29854398787156</text:p>
              </table:table-cell>
              <table:table-cell office:value-type="float" office:value="-6.403324330796">
                <text:p>-6.40332433079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3.609022022164">
                <text:p>-3.609022022164</text:p>
              </table:table-cell>
              <table:table-cell office:value-type="float" office:value="-7.01650973869994">
                <text:p>-7.0165097386999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3.9497707938176">
                <text:p>-3.9497707938176</text:p>
              </table:table-cell>
              <table:table-cell office:value-type="float" office:value="-7.68687254660512">
                <text:p>-7.686872546605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4.32348096909635">
                <text:p>-4.32348096909635</text:p>
              </table:table-cell>
              <table:table-cell office:value-type="float" office:value="-8.41832711742188">
                <text:p>-8.4183271174218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4.7329655839289">
                <text:p>-4.7329655839289</text:p>
              </table:table-cell>
              <table:table-cell office:value-type="float" office:value="-9.21450773431011">
                <text:p>-9.2145077343101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5.18111979896702">
                <text:p>-5.18111979896702</text:p>
              </table:table-cell>
              <table:table-cell office:value-type="float" office:value="-10.078520672987">
                <text:p>-10.07852067298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5.67085988636903">
                <text:p>-5.67085988636903</text:p>
              </table:table-cell>
              <table:table-cell office:value-type="float" office:value="-11.0126079722093">
                <text:p>-11.012607972209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6.20503469495305">
                <text:p>-6.20503469495305</text:p>
              </table:table-cell>
              <table:table-cell office:value-type="float" office:value="-12.0176998416398">
                <text:p>-12.017699841639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6.78630120962173">
                <text:p>-6.78630120962173</text:p>
              </table:table-cell>
              <table:table-cell office:value-type="float" office:value="-13.0928297755891">
                <text:p>-13.092829775589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7.41695406621847">
                <text:p>-7.41695406621847</text:p>
              </table:table-cell>
              <table:table-cell office:value-type="float" office:value="-14.2343853481324">
                <text:p>-14.234385348132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8.09869719440987">
                <text:p>-8.09869719440987</text:p>
              </table:table-cell>
              <table:table-cell office:value-type="float" office:value="-15.4351702347503">
                <text:p>-15.435170234750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8.83234449844391">
                <text:p>-8.83234449844391</text:p>
              </table:table-cell>
              <table:table-cell office:value-type="float" office:value="-16.6832621609057">
                <text:p>-16.683262160905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9.61743626469009">
                <text:p>-9.61743626469009</text:p>
              </table:table-cell>
              <table:table-cell office:value-type="float" office:value="-17.960671457725">
                <text:p>-17.9606714577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0.4517597839936">
                <text:p>-10.4517597839936</text:p>
              </table:table-cell>
              <table:table-cell office:value-type="float" office:value="-19.241841373332">
                <text:p>-19.24184137333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1.3307679429274">
                <text:p>-11.3307679429274</text:p>
              </table:table-cell>
              <table:table-cell office:value-type="float" office:value="-20.4920909636427">
                <text:p>-20.492090963642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2.2469002449989">
                <text:p>-12.2469002449989</text:p>
              </table:table-cell>
              <table:table-cell office:value-type="float" office:value="-21.6661906463464">
                <text:p>-21.666190646346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3.1888292851337">
                <text:p>-13.1888292851337</text:p>
              </table:table-cell>
              <table:table-cell office:value-type="float" office:value="-22.7073821651316">
                <text:p>-22.70738216513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4.1406845731335">
                <text:p>-14.1406845731335</text:p>
              </table:table-cell>
              <table:table-cell office:value-type="float" office:value="-23.547302085895">
                <text:p>-23.54730208589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5.0813463244096">
                <text:p>-15.0813463244096</text:p>
              </table:table-cell>
              <table:table-cell office:value-type="float" office:value="-24.107415692309">
                <text:p>-24.10741569230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15.9839532611996">
                <text:p>-15.9839532611996</text:p>
              </table:table-cell>
              <table:table-cell office:value-type="float" office:value="-24.3026612591466">
                <text:p>-24.302661259146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16.8158240609943">
                <text:p>-16.8158240609943</text:p>
              </table:table-cell>
              <table:table-cell office:value-type="float" office:value="-24.0479508289709">
                <text:p>-24.047950828970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7.5390367377919">
                <text:p>-17.5390367377919</text:p>
              </table:table-cell>
              <table:table-cell office:value-type="float" office:value="-23.2678503052403">
                <text:p>-23.267850305240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18.1119180945368">
                <text:p>-18.1119180945368</text:p>
              </table:table-cell>
              <table:table-cell office:value-type="float" office:value="-21.9090554684901">
                <text:p>-21.909055468490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8.4916318319321">
                <text:p>-18.4916318319321</text:p>
              </table:table-cell>
              <table:table-cell office:value-type="float" office:value="-19.9541727357144">
                <text:p>-19.954172735714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8.6378859223103">
                <text:p>-18.6378859223103</text:p>
              </table:table-cell>
              <table:table-cell office:value-type="float" office:value="-17.4340015359881">
                <text:p>-17.434001535988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8.5174974836781">
                <text:p>-18.5174974836781</text:p>
              </table:table-cell>
              <table:table-cell office:value-type="float" office:value="-14.4345030633215">
                <text:p>-14.434503063321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8.1091980416425">
                <text:p>-18.1091980416425</text:p>
              </table:table-cell>
              <table:table-cell office:value-type="float" office:value="-11.0946686683803">
                <text:p>-11.094668668380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7.4077451043162">
                <text:p>-17.4077451043162</text:p>
              </table:table-cell>
              <table:table-cell office:value-type="float" office:value="-7.59319835673224">
                <text:p>-7.5931983567322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16.4262904295578">
                <text:p>-16.4262904295578</text:p>
              </table:table-cell>
              <table:table-cell office:value-type="float" office:value="-4.1252143694186">
                <text:p>-4.125214369418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15.1961828235439">
                <text:p>-15.1961828235439</text:p>
              </table:table-cell>
              <table:table-cell office:value-type="float" office:value="-0.87403630620343">
                <text:p>-0.8740363062034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3.7639681718099">
                <text:p>-13.7639681718099</text:p>
              </table:table-cell>
              <table:table-cell office:value-type="float" office:value="2.01456942710555">
                <text:p>2.0145694271055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2.1861144119183">
                <text:p>-12.1861144119183</text:p>
              </table:table-cell>
              <table:table-cell office:value-type="float" office:value="4.4488185235497">
                <text:p>4.448818523549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0.5226211183715">
                <text:p>-10.5226211183715</text:p>
              </table:table-cell>
              <table:table-cell office:value-type="float" office:value="6.3946343997964">
                <text:p>6.394634399796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8.83089556655473">
                <text:p>-8.83089556655473</text:p>
              </table:table-cell>
              <table:table-cell office:value-type="float" office:value="7.86785540364774">
                <text:p>7.8678554036477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7.16102046953449">
                <text:p>-7.16102046953449</text:p>
              </table:table-cell>
              <table:table-cell office:value-type="float" office:value="8.91945332186126">
                <text:p>8.9194533218612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5.55297309039491">
                <text:p>-5.55297309039491</text:p>
              </table:table-cell>
              <table:table-cell office:value-type="float" office:value="9.61914089542717">
                <text:p>9.6191408954271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4.0357616918127">
                <text:p>-4.0357616918127</text:p>
              </table:table-cell>
              <table:table-cell office:value-type="float" office:value="10.041440407924">
                <text:p>10.04144040792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2.62804148183903">
                <text:p>-2.62804148183903</text:p>
              </table:table-cell>
              <table:table-cell office:value-type="float" office:value="10.2561128739525">
                <text:p>10.256112873952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.33962604625988">
                <text:p>-1.33962604625988</text:p>
              </table:table-cell>
              <table:table-cell office:value-type="float" office:value="10.3229883792785">
                <text:p>10.322988379278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173364603706042">
                <text:p>-0.173364603706042</text:p>
              </table:table-cell>
              <table:table-cell office:value-type="float" office:value="10.2902111743961">
                <text:p>10.290211174396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872992974104176">
                <text:p>0.872992974104176</text:p>
              </table:table-cell>
              <table:table-cell office:value-type="float" office:value="10.1946491998121">
                <text:p>10.194649199812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80515859667497">
                <text:p>1.80515859667497</text:p>
              </table:table-cell>
              <table:table-cell office:value-type="float" office:value="10.0634005273568">
                <text:p>10.063400527356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.63098278974316">
                <text:p>2.63098278974316</text:p>
              </table:table-cell>
              <table:table-cell office:value-type="float" office:value="9.91566371850796">
                <text:p>9.9156637185079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35945088261964">
                <text:p>3.35945088261964</text:p>
              </table:table-cell>
              <table:table-cell office:value-type="float" office:value="9.76455160418328">
                <text:p>9.7645516041832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999960954776">
                <text:p>3.999960954776</text:p>
              </table:table-cell>
              <table:table-cell office:value-type="float" office:value="9.61865402350249">
                <text:p>9.6186540235024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.56183026164865">
                <text:p>4.56183026164865</text:p>
              </table:table-cell>
              <table:table-cell office:value-type="float" office:value="9.48329285828834">
                <text:p>9.4832928582883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.05397652131262">
                <text:p>5.05397652131262</text:p>
              </table:table-cell>
              <table:table-cell office:value-type="float" office:value="9.36148426487204">
                <text:p>9.3614842648720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.48472729566856">
                <text:p>5.48472729566856</text:p>
              </table:table-cell>
              <table:table-cell office:value-type="float" office:value="9.25465274826471">
                <text:p>9.2546527482647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.86171984092818">
                <text:p>5.86171984092818</text:p>
              </table:table-cell>
              <table:table-cell office:value-type="float" office:value="9.16314846516434">
                <text:p>9.1631484651643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.19186270335179">
                <text:p>6.19186270335179</text:p>
              </table:table-cell>
              <table:table-cell office:value-type="float" office:value="9.08661501987029">
                <text:p>9.0866150198702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.48133793500364">
                <text:p>6.48133793500364</text:p>
              </table:table-cell>
              <table:table-cell office:value-type="float" office:value="9.02424692812183">
                <text:p>9.0242469281218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.73562883431546">
                <text:p>6.73562883431546</text:p>
              </table:table-cell>
              <table:table-cell office:value-type="float" office:value="8.97496734224017">
                <text:p>8.9749673422401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.95956268510793">
                <text:p>6.95956268510793</text:p>
              </table:table-cell>
              <table:table-cell office:value-type="float" office:value="8.93754904742675">
                <text:p>8.9375490474267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.15736132133981">
                <text:p>7.15736132133981</text:p>
              </table:table-cell>
              <table:table-cell office:value-type="float" office:value="8.91069560721453">
                <text:p>8.9106956072145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.33269474992729">
                <text:p>7.33269474992729</text:p>
              </table:table-cell>
              <table:table-cell office:value-type="float" office:value="8.89309482703134">
                <text:p>8.8930948270313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.48873475763769">
                <text:p>7.48873475763769</text:p>
              </table:table-cell>
              <table:table-cell office:value-type="float" office:value="8.88345320427816">
                <text:p>8.8834532042781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.62820660230174">
                <text:p>7.62820660230174</text:p>
              </table:table-cell>
              <table:table-cell office:value-type="float" office:value="8.88051748622725">
                <text:p>8.880517486227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.75343769069429">
                <text:p>7.75343769069429</text:p>
              </table:table-cell>
              <table:table-cell office:value-type="float" office:value="8.8830876298308">
                <text:p>8.883087629830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.86640268460794">
                <text:p>7.86640268460794</text:p>
              </table:table-cell>
              <table:table-cell office:value-type="float" office:value="8.89002415866013">
                <text:p>8.8900241586601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.96876483201316">
                <text:p>7.96876483201316</text:p>
              </table:table-cell>
              <table:table-cell office:value-type="float" office:value="8.90025199376032">
                <text:p>8.9002519937603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.06191354818787">
                <text:p>8.06191354818787</text:p>
              </table:table-cell>
              <table:table-cell office:value-type="float" office:value="8.91276218711956">
                <text:p>8.9127621871195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.14699841208104">
                <text:p>8.14699841208104</text:p>
              </table:table-cell>
              <table:table-cell office:value-type="float" office:value="8.9266125287403">
                <text:p>8.926612528740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.22495982374697">
                <text:p>8.22495982374697</text:p>
              </table:table-cell>
              <table:table-cell office:value-type="float" office:value="8.94092767382553">
                <text:p>8.9409276738255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.29655660875482">
                <text:p>8.29655660875482</text:p>
              </table:table-cell>
              <table:table-cell office:value-type="float" office:value="8.95489920504654">
                <text:p>8.9548992050465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.362390868384">
                <text:p>8.362390868384</text:p>
              </table:table-cell>
              <table:table-cell office:value-type="float" office:value="8.96778587808388">
                <text:p>8.9677858780838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.42293036935398">
                <text:p>8.42293036935398</text:p>
              </table:table-cell>
              <table:table-cell office:value-type="float" office:value="8.97891417716139">
                <text:p>8.9789141771613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.47852875013472">
                <text:p>8.47852875013472</text:p>
              </table:table-cell>
              <table:table-cell office:value-type="float" office:value="8.98767921780852">
                <text:p>8.9876792178085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.5294437969021">
                <text:p>8.5294437969021</text:p>
              </table:table-cell>
              <table:table-cell office:value-type="float" office:value="8.99354596761588">
                <text:p>8.9935459676158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.57585401397348">
                <text:p>8.57585401397348</text:p>
              </table:table-cell>
              <table:table-cell office:value-type="float" office:value="8.99605070636821">
                <text:p>8.9960507063682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.61787368321295">
                <text:p>8.61787368321295</text:p>
              </table:table-cell>
              <table:table-cell office:value-type="float" office:value="8.99480261084785">
                <text:p>8.9948026108478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.65556657597644">
                <text:p>8.65556657597644</text:p>
              </table:table-cell>
              <table:table-cell office:value-type="float" office:value="8.98948532445754">
                <text:p>8.9894853244575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.68895845082455">
                <text:p>8.68895845082455</text:p>
              </table:table-cell>
              <table:table-cell office:value-type="float" office:value="8.9798583562415">
                <text:p>8.979858356241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.71804844136625">
                <text:p>8.71804844136625</text:p>
              </table:table-cell>
              <table:table-cell office:value-type="float" office:value="8.96575814711416">
                <text:p>8.9657581471141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.74281941194104">
                <text:p>8.74281941194104</text:p>
              </table:table-cell>
              <table:table-cell office:value-type="float" office:value="8.94709864268737">
                <text:p>8.9470986426873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.76324733501567">
                <text:p>8.76324733501567</text:p>
              </table:table-cell>
              <table:table-cell office:value-type="float" office:value="8.92387122166517">
                <text:p>8.9238712216651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.77930972368062">
                <text:p>8.77930972368062</text:p>
              </table:table-cell>
              <table:table-cell office:value-type="float" office:value="8.89614384593379">
                <text:p>8.8961438459337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.79099313590594">
                <text:p>8.79099313590594</text:p>
              </table:table-cell>
              <table:table-cell office:value-type="float" office:value="8.86405932260086">
                <text:p>8.8640593226008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.79829975457543">
                <text:p>8.79829975457543</text:p>
              </table:table-cell>
              <table:table-cell office:value-type="float" office:value="8.82783259844502">
                <text:p>8.8278325984450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.80125303896239">
                <text:p>8.80125303896239</text:p>
              </table:table-cell>
              <table:table-cell office:value-type="float" office:value="8.78774704232493">
                <text:p>8.7877470423249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.79990243929864">
                <text:p>8.79990243929864</text:p>
              </table:table-cell>
              <table:table-cell office:value-type="float" office:value="8.74414970955169">
                <text:p>8.7441497095516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.79432716632395">
                <text:p>8.79432716632395</text:p>
              </table:table-cell>
              <table:table-cell office:value-type="float" office:value="8.69744562227118">
                <text:p>8.6974456222711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.78463901191867">
                <text:p>8.78463901191867</text:p>
              </table:table-cell>
              <table:table-cell office:value-type="float" office:value="8.64809113957005">
                <text:p>8.6480911395700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.77098422468381">
                <text:p>8.77098422468381</text:p>
              </table:table-cell>
              <table:table-cell office:value-type="float" office:value="8.59658652827491">
                <text:p>8.5965865282749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.75354445504292">
                <text:p>8.75354445504292</text:p>
              </table:table-cell>
              <table:table-cell office:value-type="float" office:value="8.54346787828601">
                <text:p>8.5434678782860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.73253679736722">
                <text:p>8.73253679736722</text:p>
              </table:table-cell>
              <table:table-cell office:value-type="float" office:value="8.48929853300182">
                <text:p>8.4892985330018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.70821297093068">
                <text:p>8.70821297093068</text:p>
              </table:table-cell>
              <table:table-cell office:value-type="float" office:value="8.43466022451188">
                <text:p>8.4346602245118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.6808576962888">
                <text:p>8.6808576962888</text:p>
              </table:table-cell>
              <table:table-cell office:value-type="float" office:value="8.38014411376846">
                <text:p>8.3801441137684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.65078633803677">
                <text:p>8.65078633803677</text:p>
              </table:table-cell>
              <table:table-cell office:value-type="float" office:value="8.32634193742249">
                <text:p>8.3263419374224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.61834189797534">
                <text:p>8.61834189797534</text:p>
              </table:table-cell>
              <table:table-cell office:value-type="float" office:value="8.2738374555125">
                <text:p>8.273837455512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.58389145372906">
                <text:p>8.58389145372906</text:p>
              </table:table-cell>
              <table:table-cell office:value-type="float" office:value="8.22319837835889">
                <text:p>8.2231983783588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.54782214619204">
                <text:p>8.54782214619204</text:p>
              </table:table-cell>
              <table:table-cell office:value-type="float" office:value="8.17496892796244">
                <text:p>8.1749689279624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.51053682436908">
                <text:p>8.51053682436908</text:p>
              </table:table-cell>
              <table:table-cell office:value-type="float" office:value="8.12966316045218">
                <text:p>8.1296631604521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.47244945797739">
                <text:p>8.47244945797739</text:p>
              </table:table-cell>
              <table:table-cell office:value-type="float" office:value="8.08775914345928">
                <text:p>8.0877591434592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.43398042652558">
                <text:p>8.43398042652558</text:p>
              </table:table-cell>
              <table:table-cell office:value-type="float" office:value="8.04969404763068">
                <text:p>8.0496940476306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.39555178863609">
                <text:p>8.39555178863609</text:p>
              </table:table-cell>
              <table:table-cell office:value-type="float" office:value="8.01586017674571">
                <text:p>8.0158601767457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.35758262744705">
                <text:p>8.35758262744705</text:p>
              </table:table-cell>
              <table:table-cell office:value-type="float" office:value="7.98660192783214">
                <text:p>7.9866019278321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.32048455748556">
                <text:p>8.32048455748556</text:p>
              </table:table-cell>
              <table:table-cell office:value-type="float" office:value="7.96221364281956">
                <text:p>7.9622136428195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.28465746601896">
                <text:p>8.28465746601896</text:p>
              </table:table-cell>
              <table:table-cell office:value-type="float" office:value="7.94293828782128">
                <text:p>7.9429382878212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.25048554819919">
                <text:p>8.25048554819919</text:p>
              </table:table-cell>
              <table:table-cell office:value-type="float" office:value="7.9289668759396">
                <text:p>7.928966875939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.21833368097323">
                <text:p>8.21833368097323</text:p>
              </table:table-cell>
              <table:table-cell office:value-type="float" office:value="7.92043853500792">
                <text:p>7.9204385350079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.1885441663767">
                <text:p>8.1885441663767</text:p>
              </table:table-cell>
              <table:table-cell office:value-type="float" office:value="7.91744111302626">
                <text:p>7.9174411130262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.16143386104166">
                <text:p>8.16143386104166</text:p>
              </table:table-cell>
              <table:table-cell office:value-type="float" office:value="7.92001221101232">
                <text:p>7.9200122110123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.13729169603872">
                <text:p>8.13729169603872</text:p>
              </table:table-cell>
              <table:table-cell office:value-type="float" office:value="7.92814053512412">
                <text:p>7.9281405351241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.11637657994726">
                <text:p>8.11637657994726</text:p>
              </table:table-cell>
              <table:table-cell office:value-type="float" office:value="7.94176746657312">
                <text:p>7.9417674665731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.09891566860985">
                <text:p>8.09891566860985</text:p>
              </table:table-cell>
              <table:table-cell office:value-type="float" office:value="7.96078875828282">
                <text:p>7.9607887582828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.08510297757715">
                <text:p>8.08510297757715</text:p>
              </table:table-cell>
              <table:table-cell office:value-type="float" office:value="7.98505628064784">
                <text:p>7.9850562806478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.07509830788422">
                <text:p>8.07509830788422</text:p>
              </table:table-cell>
              <table:table-cell office:value-type="float" office:value="8.01437975430367">
                <text:p>8.0143797543036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.06902645252616">
                <text:p>8.06902645252616</text:p>
              </table:table-cell>
              <table:table-cell office:value-type="float" office:value="8.04852842476132">
                <text:p>8.0485284247613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.06697664974968">
                <text:p>8.06697664974968</text:p>
              </table:table-cell>
              <table:table-cell office:value-type="float" office:value="8.08723265139678">
                <text:p>8.0872326513967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.06900224991439">
                <text:p>8.06900224991439</text:p>
              </table:table-cell>
              <table:table-cell office:value-type="float" office:value="8.13018540100229">
                <text:p>8.1301854010022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.07512056502318">
                <text:p>8.07512056502318</text:p>
              </table:table-cell>
              <table:table-cell office:value-type="float" office:value="8.17704365338119">
                <text:p>8.1770436533811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.08531287385898">
                <text:p>8.08531287385898</text:p>
              </table:table-cell>
              <table:table-cell office:value-type="float" office:value="8.22742974286133">
                <text:p>8.2274297428613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.09952456075921">
                <text:p>8.09952456075921</text:p>
              </table:table-cell>
              <table:table-cell office:value-type="float" office:value="8.28093267474119">
                <text:p>8.2809326747411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.11766537215741">
                <text:p>8.11766537215741</text:p>
              </table:table-cell>
              <table:table-cell office:value-type="float" office:value="8.33710946924636">
                <text:p>8.3371094692463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.13960978186631">
                <text:p>8.13960978186631</text:p>
              </table:table-cell>
              <table:table-cell office:value-type="float" office:value="8.39548659727092">
                <text:p>8.3954865972709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.16519746340677">
                <text:p>8.16519746340677</text:p>
              </table:table-cell>
              <table:table-cell office:value-type="float" office:value="8.45556158172702">
                <text:p>8.4555615817270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.19423387523879">
                <text:p>8.19423387523879</text:p>
              </table:table-cell>
              <table:table-cell office:value-type="float" office:value="8.51680484543834">
                <text:p>8.5168048454383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.22649097225875">
                <text:p>8.22649097225875</text:p>
              </table:table-cell>
              <table:table-cell office:value-type="float" office:value="8.5786618908829">
                <text:p>8.578661890882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.26170806412116">
                <text:p>8.26170806412116</text:p>
              </table:table-cell>
              <table:table-cell office:value-type="float" office:value="8.64055589838646">
                <text:p>8.6405558983864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.29959284754769">
                <text:p>8.29959284754769</text:p>
              </table:table-cell>
              <table:table-cell office:value-type="float" office:value="8.70189082723699">
                <text:p>8.7018908272369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.33982264551662">
                <text:p>8.33982264551662</text:p>
              </table:table-cell>
              <table:table-cell office:value-type="float" office:value="8.76205509827244">
                <text:p>8.7620550982724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.3820458907922">
                <text:p>8.3820458907922</text:p>
              </table:table-cell>
              <table:table-cell office:value-type="float" office:value="8.82042592643998">
                <text:p>8.8204259264399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.42588389435698">
                <text:p>8.42588389435698</text:p>
              </table:table-cell>
              <table:table-cell office:value-type="float" office:value="8.87637435733514">
                <text:p>8.8763743573351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.4709329406548">
                <text:p>8.4709329406548</text:p>
              </table:table-cell>
              <table:table-cell office:value-type="float" office:value="8.92927104259347">
                <text:p>8.9292710425934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.51676675084867">
                <text:p>8.51676675084867</text:p>
              </table:table-cell>
              <table:table-cell office:value-type="float" office:value="8.97849276515822">
                <text:p>8.9784927651582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.56293935227962">
                <text:p>8.56293935227962</text:p>
              </table:table-cell>
              <table:table-cell office:value-type="float" office:value="9.02342969701864">
                <text:p>9.0234296970186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.60898838675352">
                <text:p>8.60898838675352</text:p>
              </table:table-cell>
              <table:table-cell office:value-type="float" office:value="9.0634933393967">
                <text:p>9.063493339396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.65443888201784">
                <text:p>8.65443888201784</text:p>
              </table:table-cell>
              <table:table-cell office:value-type="float" office:value="9.09812505926428">
                <text:p>9.0981250592642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.69880749974248">
                <text:p>8.69880749974248</text:p>
              </table:table-cell>
              <table:table-cell office:value-type="float" office:value="9.1268050975634">
                <text:p>9.126805097563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.74160725952457">
                <text:p>8.74160725952457</text:p>
              </table:table-cell>
              <table:table-cell office:value-type="float" office:value="9.14906188502919">
                <text:p>9.1490618850291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.78235272207504">
                <text:p>8.78235272207504</text:p>
              </table:table-cell>
              <table:table-cell office:value-type="float" office:value="9.16448146290681">
                <text:p>9.1644814629068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.82056559615821">
                <text:p>8.82056559615821</text:p>
              </table:table-cell>
              <table:table-cell office:value-type="float" office:value="9.17271677027708">
                <text:p>9.1727167702770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.8557807135701">
                <text:p>8.8557807135701</text:p>
              </table:table-cell>
              <table:table-cell office:value-type="float" office:value="9.17349652958203">
                <text:p>9.1734965295820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.88755229517129">
                <text:p>8.88755229517129</text:p>
              </table:table-cell>
              <table:table-cell office:value-type="float" office:value="9.1666334398207">
                <text:p>9.166633439820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.91546040963623">
                <text:p>8.91546040963623</text:p>
              </table:table-cell>
              <table:table-cell office:value-type="float" office:value="9.15203137526602">
                <text:p>9.1520313752660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.93911750619921">
                <text:p>8.93911750619921</text:p>
              </table:table-cell>
              <table:table-cell office:value-type="float" office:value="9.1296912886797">
                <text:p>9.129691288679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.95817488444726">
                <text:p>8.95817488444726</text:p>
              </table:table-cell>
              <table:table-cell office:value-type="float" office:value="9.09971553362435">
                <text:p>9.0997155336243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.97232894936497">
                <text:p>8.97232894936497</text:p>
              </table:table-cell>
              <table:table-cell office:value-type="float" office:value="9.0623103516183">
                <text:p>9.062310351618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.9813270895903">
                <text:p>8.9813270895903</text:p>
              </table:table-cell>
              <table:table-cell office:value-type="float" office:value="9.01778631664217">
                <text:p>9.0177863166421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.98497301229549">
                <text:p>8.98497301229549</text:p>
              </table:table-cell>
              <table:table-cell office:value-type="float" office:value="8.96655659088874">
                <text:p>8.9665565908887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.98313137015481">
                <text:p>8.98313137015481</text:p>
              </table:table-cell>
              <table:table-cell office:value-type="float" office:value="8.90913291948865">
                <text:p>8.9091329194886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.9757315250882">
                <text:p>8.9757315250882</text:p>
              </table:table-cell>
              <table:table-cell office:value-type="float" office:value="8.84611937494786">
                <text:p>8.8461193749478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.96277031007416">
                <text:p>8.96277031007416</text:p>
              </table:table-cell>
              <table:table-cell office:value-type="float" office:value="8.77820394991696">
                <text:p>8.7782039499169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.94431367405844">
                <text:p>8.94431367405844</text:p>
              </table:table-cell>
              <table:table-cell office:value-type="float" office:value="8.70614818467431">
                <text:p>8.7061481846743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.92049712512003">
                <text:p>8.92049712512003</text:p>
              </table:table-cell>
              <table:table-cell office:value-type="float" office:value="8.63077509798689">
                <text:p>8.6307750979868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.89152492240672">
                <text:p>8.89152492240672</text:p>
              </table:table-cell>
              <table:table-cell office:value-type="float" office:value="8.5529557615359">
                <text:p>8.552955761535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.85766800631963">
                <text:p>8.85766800631963</text:p>
              </table:table-cell>
              <table:table-cell office:value-type="float" office:value="8.47359491412245">
                <text:p>8.4735949141224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.81926069709991">
                <text:p>8.81926069709991</text:p>
              </table:table-cell>
              <table:table-cell office:value-type="float" office:value="8.39361604863741">
                <text:p>8.3936160486374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.77669623225366">
                <text:p>8.77669623225366</text:p>
              </table:table-cell>
              <table:table-cell office:value-type="float" office:value="8.31394641985607">
                <text:p>8.3139464198560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.7304212510139">
                <text:p>8.7304212510139</text:p>
              </table:table-cell>
              <table:table-cell office:value-type="float" office:value="8.23550241362826">
                <text:p>8.2355024136282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.68092936727534">
                <text:p>8.68092936727534</text:p>
              </table:table-cell>
              <table:table-cell office:value-type="float" office:value="8.1591756887459">
                <text:p>8.159175688745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.6287539994224">
                <text:p>8.6287539994224</text:p>
              </table:table-cell>
              <table:table-cell office:value-type="float" office:value="8.08582045400257">
                <text:p>8.0858204540025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.57446064488041">
                <text:p>8.57446064488041</text:p>
              </table:table-cell>
              <table:table-cell office:value-type="float" office:value="8.0162421783582">
                <text:p>8.016242178358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.51863879822819">
                <text:p>8.51863879822819</text:p>
              </table:table-cell>
              <table:table-cell office:value-type="float" office:value="7.95118795628646">
                <text:p>7.9511879562864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.46189371403402">
                <text:p>8.46189371403402</text:p>
              </table:table-cell>
              <table:table-cell office:value-type="float" office:value="7.89133866844964">
                <text:p>7.8913386684496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.40483820947558">
                <text:p>8.40483820947558</text:p>
              </table:table-cell>
              <table:table-cell office:value-type="float" office:value="7.83730299501766">
                <text:p>7.8373029950176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.34808468802979">
                <text:p>8.34808468802979</text:p>
              </table:table-cell>
              <table:table-cell office:value-type="float" office:value="7.78961326007801">
                <text:p>7.7896132600780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.29223754523461">
                <text:p>8.29223754523461</text:p>
              </table:table-cell>
              <table:table-cell office:value-type="float" office:value="7.74872301481116">
                <text:p>7.7487230148111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.23788609219227">
                <text:p>8.23788609219227</text:p>
              </table:table-cell>
              <table:table-cell office:value-type="float" office:value="7.71500620761295">
                <text:p>7.7150062076129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.18559810373433">
                <text:p>8.18559810373433</text:p>
              </table:table-cell>
              <table:table-cell office:value-type="float" office:value="7.68875774321953">
                <text:p>7.6887577432195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.13591406768285">
                <text:p>8.13591406768285</text:p>
              </table:table-cell>
              <table:table-cell office:value-type="float" office:value="7.67019520110843">
                <text:p>7.6701952011084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.08934218102541">
                <text:p>8.08934218102541</text:p>
              </table:table-cell>
              <table:table-cell office:value-type="float" office:value="7.659461465968">
                <text:p>7.65946146596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.04635410951967">
                <text:p>8.04635410951967</text:p>
              </table:table-cell>
              <table:table-cell office:value-type="float" office:value="7.65662801893762">
                <text:p>7.6566280189376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.00738150046147">
                <text:p>8.00738150046147</text:p>
              </table:table-cell>
              <table:table-cell office:value-type="float" office:value="7.66169864606743">
                <text:p>7.6616986460674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.97281321502206">
                <text:p>7.97281321502206</text:p>
              </table:table-cell>
              <table:table-cell office:value-type="float" office:value="7.674613338048">
                <text:p>7.67461333804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.94299322732466">
                <text:p>7.94299322732466</text:p>
              </table:table-cell>
              <table:table-cell office:value-type="float" office:value="7.69525218053823">
                <text:p>7.6952521805382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.91821912264601">
                <text:p>7.91821912264601</text:p>
              </table:table-cell>
              <table:table-cell office:value-type="float" office:value="7.72343906518768">
                <text:p>7.7234390651876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.89874111690018">
                <text:p>7.89874111690018</text:p>
              </table:table-cell>
              <table:table-cell office:value-type="float" office:value="7.75894508567077">
                <text:p>7.7589450856707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.88476151377724">
                <text:p>7.88476151377724</text:p>
              </table:table-cell>
              <table:table-cell office:value-type="float" office:value="7.80149151894308">
                <text:p>7.8014915189430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.87643451429382">
                <text:p>7.87643451429382</text:p>
              </table:table-cell>
              <table:table-cell office:value-type="float" office:value="7.85075232803516">
                <text:p>7.8507523280351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.87386629566796">
                <text:p>7.87386629566796</text:p>
              </table:table-cell>
              <table:table-cell office:value-type="float" office:value="7.90635615789463">
                <text:p>7.9063561578946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.87711528189062">
                <text:p>7.87711528189062</text:p>
              </table:table-cell>
              <table:table-cell office:value-type="float" office:value="7.9678878292784">
                <text:p>7.967887829278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.8861925366294">
                <text:p>7.8861925366294</text:p>
              </table:table-cell>
              <table:table-cell office:value-type="float" office:value="8.03488936697414">
                <text:p>8.0348893669741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.90106221966388">
                <text:p>7.90106221966388</text:p>
              </table:table-cell>
              <table:table-cell office:value-type="float" office:value="8.10686062740929">
                <text:p>8.1068606274092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.92164206043842">
                <text:p>7.92164206043842</text:p>
              </table:table-cell>
              <table:table-cell office:value-type="float" office:value="8.18325961686107">
                <text:p>8.1832596168610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.94780381608068">
                <text:p>7.94780381608068</text:p>
              </table:table-cell>
              <table:table-cell office:value-type="float" office:value="8.26350261496607">
                <text:p>8.2635026149660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.97937369596922">
                <text:p>7.97937369596922</text:p>
              </table:table-cell>
              <table:table-cell office:value-type="float" office:value="8.34696423901131">
                <text:p>8.3469642390113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.01613275027343">
                <text:p>8.01613275027343</text:p>
              </table:table-cell>
              <table:table-cell office:value-type="float" office:value="8.43297760247726">
                <text:p>8.4329776024772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.05781723549381">
                <text:p>8.05781723549381</text:p>
              </table:table-cell>
              <table:table-cell office:value-type="float" office:value="8.52083473629259">
                <text:p>8.5208347362925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.10411898557369">
                <text:p>8.10411898557369</text:p>
              </table:table-cell>
              <table:table-cell office:value-type="float" office:value="8.60978745288186">
                <text:p>8.6097874528818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.15468583230451">
                <text:p>8.15468583230451</text:p>
              </table:table-cell>
              <table:table-cell office:value-type="float" office:value="8.69904884077999">
                <text:p>8.6990488407799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.20912213315206">
                <text:p>8.20912213315206</text:p>
              </table:table-cell>
              <table:table-cell office:value-type="float" office:value="8.78779558058278">
                <text:p>8.7877955805827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.26698947789513">
                <text:p>8.26698947789513</text:p>
              </table:table-cell>
              <table:table-cell office:value-type="float" office:value="8.87517127033424">
                <text:p>8.8751712703342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.32780765713904">
                <text:p>8.32780765713904</text:p>
              </table:table-cell>
              <table:table-cell office:value-type="float" office:value="8.96029093898551">
                <text:p>8.9602909389855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.39105598532369">
                <text:p>8.39105598532369</text:p>
              </table:table-cell>
              <table:table-cell office:value-type="float" office:value="9.04224690906258">
                <text:p>9.0422469090625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.45617507769758">
                <text:p>8.45617507769758</text:p>
              </table:table-cell>
              <table:table-cell office:value-type="float" office:value="9.12011614290639">
                <text:p>9.1201161429063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.52256918421846">
                <text:p>8.52256918421846</text:p>
              </table:table-cell>
              <table:table-cell office:value-type="float" office:value="9.19296916967956">
                <text:p>9.1929691696795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.58960918276457">
                <text:p>8.58960918276457</text:p>
              </table:table-cell>
              <table:table-cell office:value-type="float" office:value="9.25988064193088">
                <text:p>9.2598806419308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.6566363286812">
                <text:p>8.6566363286812</text:p>
              </table:table-cell>
              <table:table-cell office:value-type="float" office:value="9.31994151050889">
                <text:p>9.3199415105088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.72296684686397">
                <text:p>8.72296684686397</text:p>
              </table:table-cell>
              <table:table-cell office:value-type="float" office:value="9.37227273533766">
                <text:p>9.3722727353376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.78789743571134">
                <text:p>8.78789743571134</text:p>
              </table:table-cell>
              <table:table-cell office:value-type="float" office:value="9.41604036821854">
                <text:p>9.4160403682185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.85071172896206">
                <text:p>8.85071172896206</text:p>
              </table:table-cell>
              <table:table-cell office:value-type="float" office:value="9.45047175468127">
                <text:p>9.4504717546812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.91068773153398">
                <text:p>8.91068773153398</text:p>
              </table:table-cell>
              <table:table-cell office:value-type="float" office:value="9.47487250846199">
                <text:p>9.4748725084619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.96710620922678">
                <text:p>8.96710620922678</text:p>
              </table:table-cell>
              <table:table-cell office:value-type="float" office:value="9.4886438191652">
                <text:p>9.488643819165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.01925997022062">
                <text:p>9.01925997022062</text:p>
              </table:table-cell>
              <table:table-cell office:value-type="float" office:value="9.49129956696917">
                <text:p>9.4912995669691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.06646392989548">
                <text:p>9.06646392989548</text:p>
              </table:table-cell>
              <table:table-cell office:value-type="float" office:value="9.48248264468873">
                <text:p>9.4824826446887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.1080658013748">
                <text:p>9.1080658013748</text:p>
              </table:table-cell>
              <table:table-cell office:value-type="float" office:value="9.4619798344687">
                <text:p>9.461979834468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9.14345720468419">
                <text:p>9.14345720468419</text:p>
              </table:table-cell>
              <table:table-cell office:value-type="float" office:value="9.42973456114293">
                <text:p>9.4297345611429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9.17208494033007">
                <text:p>9.17208494033007</text:p>
              </table:table-cell>
              <table:table-cell office:value-type="float" office:value="9.38585685337405">
                <text:p>9.3858568533740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9.19346213163447">
                <text:p>9.19346213163447</text:p>
              </table:table-cell>
              <table:table-cell office:value-type="float" office:value="9.33062989200671">
                <text:p>9.3306298920067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.20717890767169">
                <text:p>9.20717890767169</text:p>
              </table:table-cell>
              <table:table-cell office:value-type="float" office:value="9.2645126151269">
                <text:p>9.264512615126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9.21291227841721">
                <text:p>9.21291227841721</text:p>
              </table:table-cell>
              <table:table-cell office:value-type="float" office:value="9.18813798049885">
                <text:p>9.1881379804988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9.21043484862538">
                <text:p>9.21043484862538</text:p>
              </table:table-cell>
              <table:table-cell office:value-type="float" office:value="9.10230665412138">
                <text:p>9.1023066541213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9.19962202917498">
                <text:p>9.19962202917498</text:p>
              </table:table-cell>
              <table:table-cell office:value-type="float" office:value="9.00797609063274">
                <text:p>9.0079760906327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9.18045743532075">
                <text:p>9.18045743532075</text:p>
              </table:table-cell>
              <table:table-cell office:value-type="float" office:value="8.90624518576937">
                <text:p>8.9062451857693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9.15303621036562">
                <text:p>9.15303621036562</text:p>
              </table:table-cell>
              <table:table-cell office:value-type="float" office:value="8.79833489891626">
                <text:p>8.7983348989162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9.11756607922068">
                <text:p>9.11756607922068</text:p>
              </table:table-cell>
              <table:table-cell office:value-type="float" office:value="8.68556544930931">
                <text:p>8.6855654493093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.07436601622954">
                <text:p>9.07436601622954</text:p>
              </table:table-cell>
              <table:table-cell office:value-type="float" office:value="8.56933086695278">
                <text:p>8.5693308669527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.02386250130187">
                <text:p>9.02386250130187</text:p>
              </table:table-cell>
              <table:table-cell office:value-type="float" office:value="8.45107181466731">
                <text:p>8.4510718146673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.96658343263841">
                <text:p>8.96658343263841</text:p>
              </table:table-cell>
              <table:table-cell office:value-type="float" office:value="8.3322476798888">
                <text:p>8.332247679888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.90314985736345">
                <text:p>8.90314985736345</text:p>
              </table:table-cell>
              <table:table-cell office:value-type="float" office:value="8.21430895728246">
                <text:p>8.2143089572824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8.83426576735535">
                <text:p>8.83426576735535</text:p>
              </table:table-cell>
              <table:table-cell office:value-type="float" office:value="8.09867090445623">
                <text:p>8.0986709044562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.76070628106544">
                <text:p>8.76070628106544</text:p>
              </table:table-cell>
              <table:table-cell office:value-type="float" office:value="7.98668935690471">
                <text:p>7.9866893569047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.68330458864936">
                <text:p>8.68330458864936</text:p>
              </table:table-cell>
              <table:table-cell office:value-type="float" office:value="7.87963944347325">
                <text:p>7.8796394434732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.60293807413175">
                <text:p>8.60293807413175</text:p>
              </table:table-cell>
              <table:table-cell office:value-type="float" office:value="7.77869776259543">
                <text:p>7.7786977625954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8.52051404297812">
                <text:p>8.52051404297812</text:p>
              </table:table-cell>
              <table:table-cell office:value-type="float" office:value="7.68492837718547">
                <text:p>7.6849283771854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8.43695547639886">
                <text:p>8.43695547639886</text:p>
              </table:table-cell>
              <table:table-cell office:value-type="float" office:value="7.59927277796431">
                <text:p>7.5992727779643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8.3531872065554">
                <text:p>8.3531872065554</text:p>
              </table:table-cell>
              <table:table-cell office:value-type="float" office:value="7.52254376592646">
                <text:p>7.5225437659264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8.27012286249251">
                <text:p>8.27012286249251</text:p>
              </table:table-cell>
              <table:table-cell office:value-type="float" office:value="7.45542302719248">
                <text:p>7.4554230271924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8.18865287896251">
                <text:p>8.18865287896251</text:p>
              </table:table-cell>
              <table:table-cell office:value-type="float" office:value="7.39846202708305">
                <text:p>7.3984620270830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8.10963379377456">
                <text:p>8.10963379377456</text:p>
              </table:table-cell>
              <table:table-cell office:value-type="float" office:value="7.35208574071765">
                <text:p>7.3520857407176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8.03387898846887">
                <text:p>8.03387898846887</text:p>
              </table:table-cell>
              <table:table-cell office:value-type="float" office:value="7.31659866696115">
                <text:p>7.3165986669611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.9621509563181">
                <text:p>7.9621509563181</text:p>
              </table:table-cell>
              <table:table-cell office:value-type="float" office:value="7.29219254001268">
                <text:p>7.2921925400126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.89515511468756">
                <text:p>7.89515511468756</text:p>
              </table:table-cell>
              <table:table-cell office:value-type="float" office:value="7.27895515461948">
                <text:p>7.2789551546194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.83353511868075">
                <text:p>7.83353511868075</text:p>
              </table:table-cell>
              <table:table-cell office:value-type="float" office:value="7.27687975124508">
                <text:p>7.2768797512450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.77786958193718">
                <text:p>7.77786958193718</text:p>
              </table:table-cell>
              <table:table-cell office:value-type="float" office:value="7.28587445997009">
                <text:p>7.2858744599700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.72867006974047">
                <text:p>7.72867006974047</text:p>
              </table:table-cell>
              <table:table-cell office:value-type="float" office:value="7.30577136966828">
                <text:p>7.3057713696682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.68638019973325">
                <text:p>7.68638019973325</text:p>
              </table:table-cell>
              <table:table-cell office:value-type="float" office:value="7.33633486568192">
                <text:p>7.3363348656819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.65137566632812">
                <text:p>7.65137566632812</text:p>
              </table:table-cell>
              <table:table-cell office:value-type="float" office:value="7.37726895926098">
                <text:p>7.3772689592609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.62396499562141">
                <text:p>7.62396499562141</text:p>
              </table:table-cell>
              <table:table-cell office:value-type="float" office:value="7.42822341097558">
                <text:p>7.4282234109755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.60439083715682">
                <text:p>7.60439083715682</text:p>
              </table:table-cell>
              <table:table-cell office:value-type="float" office:value="7.48879852491944">
                <text:p>7.4887985249194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.59283160593309">
                <text:p>7.59283160593309</text:p>
              </table:table-cell>
              <table:table-cell office:value-type="float" office:value="7.55854855873412">
                <text:p>7.5585485587341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.58940330121319">
                <text:p>7.58940330121319</text:p>
              </table:table-cell>
              <table:table-cell office:value-type="float" office:value="7.63698375530399">
                <text:p>7.6369837553039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.59416134662227">
                <text:p>7.59416134662227</text:p>
              </table:table-cell>
              <table:table-cell office:value-type="float" office:value="7.72357105527847">
                <text:p>7.7235710552784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.60710231748789">
                <text:p>7.60710231748789</text:p>
              </table:table-cell>
              <table:table-cell office:value-type="float" office:value="7.81773359591994">
                <text:p>7.8177335959199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.62816544533109">
                <text:p>7.62816544533109</text:p>
              </table:table-cell>
              <table:table-cell office:value-type="float" office:value="7.91884914214547">
                <text:p>7.9188491421454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.65723381501253">
                <text:p>7.65723381501253</text:p>
              </table:table-cell>
              <table:table-cell office:value-type="float" office:value="8.02624763126111">
                <text:p>8.0262476312611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.69413519663739">
                <text:p>7.69413519663739</text:p>
              </table:table-cell>
              <table:table-cell office:value-type="float" office:value="8.13920804505862">
                <text:p>8.1392080450586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.73864248147951">
                <text:p>7.73864248147951</text:p>
              </table:table-cell>
              <table:table-cell office:value-type="float" office:value="8.25695485281423">
                <text:p>8.2569548528142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.79047371861298">
                <text:p>7.79047371861298</text:p>
              </table:table-cell>
              <table:table-cell office:value-type="float" office:value="8.3786542971829">
                <text:p>8.378654297182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.84929177646998">
                <text:p>7.84929177646998</text:p>
              </table:table-cell>
              <table:table-cell office:value-type="float" office:value="8.50341082250483">
                <text:p>8.5034108225048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.91470368107346">
                <text:p>7.91470368107346</text:p>
              </table:table-cell>
              <table:table-cell office:value-type="float" office:value="8.63026397160473">
                <text:p>8.6302639716047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.98625971012659">
                <text:p>7.98625971012659</text:p>
              </table:table-cell>
              <table:table-cell office:value-type="float" office:value="8.7581861021262">
                <text:p>8.758186102126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8.06345234932655">
                <text:p>8.06345234932655</text:p>
              </table:table-cell>
              <table:table-cell office:value-type="float" office:value="8.88608129547665">
                <text:p>8.8860812954766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8.14571524394156">
                <text:p>8.14571524394156</text:p>
              </table:table-cell>
              <table:table-cell office:value-type="float" office:value="9.01278584849269">
                <text:p>9.0127858484926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.23242230439667">
                <text:p>8.23242230439667</text:p>
              </table:table-cell>
              <table:table-cell office:value-type="float" office:value="9.13707074715316">
                <text:p>9.1370707471531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8.32288714867232">
                <text:p>8.32288714867232</text:p>
              </table:table-cell>
              <table:table-cell office:value-type="float" office:value="9.2576465195332">
                <text:p>9.257646519533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.41636308575841">
                <text:p>8.41636308575841</text:p>
              </table:table-cell>
              <table:table-cell office:value-type="float" office:value="9.37317084757991">
                <text:p>9.3731708475799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.51204386194056">
                <text:p>8.51204386194056</text:p>
              </table:table-cell>
              <table:table-cell office:value-type="float" office:value="9.48225927967842">
                <text:p>9.4822592796784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.60906540371435">
                <text:p>8.60906540371435</text:p>
              </table:table-cell>
              <table:table-cell office:value-type="float" office:value="9.58349932378907">
                <text:p>9.5834993237890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.70650879572182">
                <text:p>8.70650879572182</text:p>
              </table:table-cell>
              <table:table-cell office:value-type="float" office:value="9.67546810999025">
                <text:p>9.6754681099902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.80340472714866">
                <text:p>8.80340472714866</text:p>
              </table:table-cell>
              <table:table-cell office:value-type="float" office:value="9.75675368836937">
                <text:p>9.7567536883693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.89873962327073">
                <text:p>8.89873962327073</text:p>
              </table:table-cell>
              <table:table-cell office:value-type="float" office:value="9.82597987188783">
                <text:p>9.8259798718878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.99146364813244">
                <text:p>8.99146364813244</text:p>
              </table:table-cell>
              <table:table-cell office:value-type="float" office:value="9.88183434512591">
                <text:p>9.8818343451259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.08050071783179">
                <text:p>9.08050071783179</text:p>
              </table:table-cell>
              <table:table-cell office:value-type="float" office:value="9.92309954300628">
                <text:p>9.9230995430062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.16476060034924">
                <text:p>9.16476060034924</text:p>
              </table:table-cell>
              <table:table-cell office:value-type="float" office:value="9.94868556699054">
                <text:p>9.9486855669905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.24315309701337">
                <text:p>9.24315309701337</text:p>
              </table:table-cell>
              <table:table-cell office:value-type="float" office:value="9.9576641625293">
                <text:p>9.957664162529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.31460420356496">
                <text:p>9.31460420356496</text:p>
              </table:table-cell>
              <table:table-cell office:value-type="float" office:value="9.94930254780389">
                <text:p>9.9493025478038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.37807403798885">
                <text:p>9.37807403798885</text:p>
              </table:table-cell>
              <table:table-cell office:value-type="float" office:value="9.92309568091311">
                <text:p>9.9230956809131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9.43257620228128">
                <text:p>9.43257620228128</text:p>
              </table:table-cell>
              <table:table-cell office:value-type="float" office:value="9.87879540401764">
                <text:p>9.8787954040176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.47719812245492">
                <text:p>9.47719812245492</text:p>
              </table:table-cell>
              <table:table-cell office:value-type="float" office:value="9.81643483238694">
                <text:p>9.8164348323869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9.51112179344812">
                <text:p>9.51112179344812</text:p>
              </table:table-cell>
              <table:table-cell office:value-type="float" office:value="9.73634638532661">
                <text:p>9.7363463853266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9.53364425263597">
                <text:p>9.53364425263597</text:p>
              </table:table-cell>
              <table:table-cell office:value-type="float" office:value="9.63917200064478">
                <text:p>9.6391720006447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.54419702743685">
                <text:p>9.54419702743685</text:p>
              </table:table-cell>
              <table:table-cell office:value-type="float" office:value="9.52586434196276">
                <text:p>9.5258643419627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.54236375888944">
                <text:p>9.54236375888944</text:p>
              </table:table-cell>
              <table:table-cell office:value-type="float" office:value="9.39767819461847">
                <text:p>9.3976781946184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.52789520246234">
                <text:p>9.52789520246234</text:p>
              </table:table-cell>
              <table:table-cell office:value-type="float" office:value="9.25615173378294">
                <text:p>9.2561517337829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.5007208555944">
                <text:p>9.5007208555944</text:p>
              </table:table-cell>
              <table:table-cell office:value-type="float" office:value="9.10307790703133">
                <text:p>9.1030779070313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.4609565607381">
                <text:p>9.4609565607381</text:p>
              </table:table-cell>
              <table:table-cell office:value-type="float" office:value="8.94046676082233">
                <text:p>8.9404667608223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.40890758074652">
                <text:p>9.40890758074652</text:p>
              </table:table-cell>
              <table:table-cell office:value-type="float" office:value="8.77050010632672">
                <text:p>8.7705001063267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.34506683330454">
                <text:p>9.34506683330454</text:p>
              </table:table-cell>
              <table:table-cell office:value-type="float" office:value="8.59548041280655">
                <text:p>8.5954804128065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.27010819125474">
                <text:p>9.27010819125474</text:p>
              </table:table-cell>
              <table:table-cell office:value-type="float" office:value="8.41777618850266">
                <text:p>8.4177761885026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.18487499097953">
                <text:p>9.18487499097953</text:p>
              </table:table-cell>
              <table:table-cell office:value-type="float" office:value="8.23976632253759">
                <text:p>8.2397663225375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.09036412413534">
                <text:p>9.09036412413534</text:p>
              </table:table-cell>
              <table:table-cell office:value-type="float" office:value="8.06378589525011">
                <text:p>8.0637858952501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8.98770630124682">
                <text:p>8.98770630124682</text:p>
              </table:table-cell>
              <table:table-cell office:value-type="float" office:value="7.89207581607844">
                <text:p>7.8920758160784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8.87814325272998">
                <text:p>8.87814325272998</text:p>
              </table:table-cell>
              <table:table-cell office:value-type="float" office:value="7.7267383342844">
                <text:p>7.726738334284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8.76300276088542">
                <text:p>8.76300276088542</text:p>
              </table:table-cell>
              <table:table-cell office:value-type="float" office:value="7.56970002198824">
                <text:p>7.5697000219882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8.6436724869957">
                <text:p>8.6436724869957</text:p>
              </table:table-cell>
              <table:table-cell office:value-type="float" office:value="7.42268329676863">
                <text:p>7.4226832967686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8.521573567973">
                <text:p>8.521573567973</text:p>
              </table:table-cell>
              <table:table-cell office:value-type="float" office:value="7.28718698390764">
                <text:p>7.2871869839076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8.39813490956646">
                <text:p>8.39813490956646</text:p>
              </table:table-cell>
              <table:table-cell office:value-type="float" office:value="7.1644758668565">
                <text:p>7.164475866856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8.27476900529546">
                <text:p>8.27476900529546</text:p>
              </table:table-cell>
              <table:table-cell office:value-type="float" office:value="7.05557868258616">
                <text:p>7.0555786825861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8.15284997302453">
                <text:p>8.15284997302453</text:p>
              </table:table-cell>
              <table:table-cell office:value-type="float" office:value="6.96129361903534">
                <text:p>6.9612936190353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.03369433762562">
                <text:p>8.03369433762562</text:p>
              </table:table-cell>
              <table:table-cell office:value-type="float" office:value="6.88220008441639">
                <text:p>6.8822000844163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.91854491230469">
                <text:p>7.91854491230469</text:p>
              </table:table-cell>
              <table:table-cell office:value-type="float" office:value="6.81867534869713">
                <text:p>6.8186753486971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.80855795594394">
                <text:p>7.80855795594394</text:p>
              </table:table-cell>
              <table:table-cell office:value-type="float" office:value="6.77091460022864">
                <text:p>6.7709146002286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.70479362037241">
                <text:p>7.70479362037241</text:p>
              </table:table-cell>
              <table:table-cell office:value-type="float" office:value="6.73895300019407">
                <text:p>6.7389530001940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.60820955835457">
                <text:p>7.60820955835457</text:p>
              </table:table-cell>
              <table:table-cell office:value-type="float" office:value="6.72268843353391">
                <text:p>6.7226884335339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.51965744587251">
                <text:p>7.51965744587251</text:p>
              </table:table-cell>
              <table:table-cell office:value-type="float" office:value="6.72190382409579">
                <text:p>6.7219038240957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.43988208369484">
                <text:p>7.43988208369484</text:p>
              </table:table-cell>
              <table:table-cell office:value-type="float" office:value="6.73628808129099">
                <text:p>6.7362880812909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.36952268345445">
                <text:p>7.36952268345445</text:p>
              </table:table-cell>
              <table:table-cell office:value-type="float" office:value="6.76545495547402">
                <text:p>6.7654549554740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.30911591065641">
                <text:p>7.30911591065641</text:p>
              </table:table-cell>
              <table:table-cell office:value-type="float" office:value="6.80895928348956">
                <text:p>6.8089592834895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.25910024793972">
                <text:p>7.25910024793972</text:p>
              </table:table-cell>
              <table:table-cell office:value-type="float" office:value="6.86631029272817">
                <text:p>6.8663102927281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.21982125241857">
                <text:p>7.21982125241857</text:p>
              </table:table-cell>
              <table:table-cell office:value-type="float" office:value="6.93698179438553">
                <text:p>6.9369817943855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.19153730661526">
                <text:p>7.19153730661526</text:p>
              </table:table-cell>
              <table:table-cell office:value-type="float" office:value="7.02041923113581">
                <text:p>7.0204192311358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.17442549906732">
                <text:p>7.17442549906732</text:p>
              </table:table-cell>
              <table:table-cell office:value-type="float" office:value="7.11604365100361">
                <text:p>7.1160436510036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.16858731426095">
                <text:p>7.16858731426095</text:p>
              </table:table-cell>
              <table:table-cell office:value-type="float" office:value="7.22325276012487">
                <text:p>7.2232527601248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.17405385884734">
                <text:p>7.17405385884734</text:p>
              </table:table-cell>
              <table:table-cell office:value-type="float" office:value="7.3414192661991">
                <text:p>7.341419266199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.19079039958252">
                <text:p>7.19079039958252</text:p>
              </table:table-cell>
              <table:table-cell office:value-type="float" office:value="7.46988676654732">
                <text:p>7.4698867665473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.218700036279">
                <text:p>7.218700036279</text:p>
              </table:table-cell>
              <table:table-cell office:value-type="float" office:value="7.60796346497227">
                <text:p>7.6079634649722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.25762637914832">
                <text:p>7.25762637914832</text:p>
              </table:table-cell>
              <table:table-cell office:value-type="float" office:value="7.75491402519794">
                <text:p>7.7549140251979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.30735514375329">
                <text:p>7.30735514375329</text:p>
              </table:table-cell>
              <table:table-cell office:value-type="float" office:value="7.9099498903321">
                <text:p>7.909949890332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.36761461841117">
                <text:p>7.36761461841117</text:p>
              </table:table-cell>
              <table:table-cell office:value-type="float" office:value="8.0722184217828">
                <text:p>8.072218421782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.43807499874833">
                <text:p>7.43807499874833</text:p>
              </table:table-cell>
              <table:table-cell office:value-type="float" office:value="8.24079124088275">
                <text:p>8.2407912408827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.51834662296177">
                <text:p>7.51834662296177</text:p>
              </table:table-cell>
              <table:table-cell office:value-type="float" office:value="8.41465219479327">
                <text:p>8.4146521947932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.60797718014492">
                <text:p>7.60797718014492</text:p>
              </table:table-cell>
              <table:table-cell office:value-type="float" office:value="8.59268541672497">
                <text:p>8.5926854167249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.70644800380293">
                <text:p>7.70644800380293</text:p>
              </table:table-cell>
              <table:table-cell office:value-type="float" office:value="8.77366400959308">
                <text:p>8.7736640095930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.81316960438194">
                <text:p>7.81316960438194</text:p>
              </table:table-cell>
              <table:table-cell office:value-type="float" office:value="8.95623995099095">
                <text:p>8.9562399509909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.92747663904284">
                <text:p>7.92747663904284</text:p>
              </table:table-cell>
              <table:table-cell office:value-type="float" office:value="9.1389358932224">
                <text:p>9.138935893222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.0486225644608">
                <text:p>8.0486225644608</text:p>
              </table:table-cell>
              <table:table-cell office:value-type="float" office:value="9.32013961054166">
                <text:p>9.3201396105416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8.17577426906889">
                <text:p>8.17577426906889</text:p>
              </table:table-cell>
              <table:table-cell office:value-type="float" office:value="9.49810191993501">
                <text:p>9.4981019199350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8.3080070341555">
                <text:p>8.3080070341555</text:p>
              </table:table-cell>
              <table:table-cell office:value-type="float" office:value="9.67093896250946">
                <text:p>9.6709389625094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.44430022699089">
                <text:p>8.44430022699089</text:p>
              </table:table-cell>
              <table:table-cell office:value-type="float" office:value="9.83663976804641">
                <text:p>9.8366397680464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8.58353418109645">
                <text:p>8.58353418109645</text:p>
              </table:table-cell>
              <table:table-cell office:value-type="float" office:value="9.99308002134706">
                <text:p>9.9930800213470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8.72448876512151">
                <text:p>8.72448876512151</text:p>
              </table:table-cell>
              <table:table-cell office:value-type="float" office:value="10.1380428895582">
                <text:p>10.138042889558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8.86584417756518">
                <text:p>8.86584417756518</text:p>
              </table:table-cell>
              <table:table-cell office:value-type="float" office:value="10.269247637746">
                <text:p>10.26924763774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9.00618452358327">
                <text:p>9.00618452358327</text:p>
              </table:table-cell>
              <table:table-cell office:value-type="float" office:value="10.3843865393207">
                <text:p>10.384386539320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9.14400472515701">
                <text:p>9.14400472515701</text:p>
              </table:table-cell>
              <table:table-cell office:value-type="float" office:value="10.4811702652581">
                <text:p>10.481170265258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9.27772127916712">
                <text:p>9.27772127916712</text:p>
              </table:table-cell>
              <table:table-cell office:value-type="float" office:value="10.5573815041164">
                <text:p>10.557381504116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9.40568730166204">
                <text:p>9.40568730166204</text:p>
              </table:table-cell>
              <table:table-cell office:value-type="float" office:value="10.6109360257161">
                <text:p>10.610936025716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.52621217406745">
                <text:p>9.52621217406745</text:p>
              </table:table-cell>
              <table:table-cell office:value-type="float" office:value="10.6399497700842">
                <text:p>10.639949770084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9.63758593366913">
                <text:p>9.63758593366913</text:p>
              </table:table-cell>
              <table:table-cell office:value-type="float" office:value="10.642809850975">
                <text:p>10.64280985097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9.73810832539972">
                <text:p>9.73810832539972</text:p>
              </table:table-cell>
              <table:table-cell office:value-type="float" office:value="10.6182466589519">
                <text:p>10.618246658951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9.82612215875493">
                <text:p>9.82612215875493</text:p>
              </table:table-cell>
              <table:table-cell office:value-type="float" office:value="10.5654035991568">
                <text:p>10.565403599156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9.90005030279512">
                <text:p>9.90005030279512</text:p>
              </table:table-cell>
              <table:table-cell office:value-type="float" office:value="10.4839004840718">
                <text:p>10.483900484071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9.95843532092279">
                <text:p>9.95843532092279</text:p>
              </table:table-cell>
              <table:table-cell office:value-type="float" office:value="10.3738863092665">
                <text:p>10.373886309266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9.99998041975716">
                <text:p>9.99998041975716</text:p>
              </table:table-cell>
              <table:table-cell office:value-type="float" office:value="10.23607715378">
                <text:p>10.2360771537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0.0235900931595">
                <text:p>10.0235900931595</text:p>
              </table:table-cell>
              <table:table-cell office:value-type="float" office:value="10.0717753320345">
                <text:p>10.071775332034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0.028408617047">
                <text:p>10.028408617047</text:p>
              </table:table-cell>
              <table:table-cell office:value-type="float" office:value="9.88286671389973">
                <text:p>9.8828667138997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0.0138544267322">
                <text:p>10.0138544267322</text:p>
              </table:table-cell>
              <table:table-cell office:value-type="float" office:value="9.67179431062661">
                <text:p>9.6717943106266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9.97964841512167">
                <text:p>9.97964841512167</text:p>
              </table:table-cell>
              <table:table-cell office:value-type="float" office:value="9.44150772951948">
                <text:p>9.4415077295194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9.92583434656145">
                <text:p>9.92583434656145</text:p>
              </table:table-cell>
              <table:table-cell office:value-type="float" office:value="9.195389807694">
                <text:p>9.19538980769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9.8527898926747">
                <text:p>9.8527898926747</text:p>
              </table:table-cell>
              <table:table-cell office:value-type="float" office:value="8.93716347875846">
                <text:p>8.9371634787584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9.76122725128308">
                <text:p>9.76122725128308</text:p>
              </table:table-cell>
              <table:table-cell office:value-type="float" office:value="8.67078351475124">
                <text:p>8.6707835147512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9.6521828776299">
                <text:p>9.6521828776299</text:p>
              </table:table-cell>
              <table:table-cell office:value-type="float" office:value="8.40031903082576">
                <text:p>8.4003190308257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9.52699649294948">
                <text:p>9.52699649294948</text:p>
              </table:table-cell>
              <table:table-cell office:value-type="float" office:value="8.12983338648886">
                <text:p>8.1298333864888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9.38728018230342">
                <text:p>9.38728018230342</text:p>
              </table:table-cell>
              <table:table-cell office:value-type="float" office:value="7.86326826877666">
                <text:p>7.8632682687766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9.23487899095075">
                <text:p>9.23487899095075</text:p>
              </table:table-cell>
              <table:table-cell office:value-type="float" office:value="7.6043382807429">
                <text:p>7.604338280742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9.07182491992996">
                <text:p>9.07182491992996</text:p>
              </table:table-cell>
              <table:table-cell office:value-type="float" office:value="7.35644134512541">
                <text:p>7.3564413451254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.90028656244951">
                <text:p>8.90028656244951</text:p>
              </table:table-cell>
              <table:table-cell office:value-type="float" office:value="7.12258880032174">
                <text:p>7.1225888003217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.72251678623673">
                <text:p>8.72251678623673</text:p>
              </table:table-cell>
              <table:table-cell office:value-type="float" office:value="6.90535739325157">
                <text:p>6.9053573932515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.54080084693821">
                <text:p>8.54080084693821</text:p>
              </table:table-cell>
              <table:table-cell office:value-type="float" office:value="6.70686365768907">
                <text:p>6.7068636576890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.3574071280133">
                <text:p>8.3574071280133</text:p>
              </table:table-cell>
              <table:table-cell office:value-type="float" office:value="6.52875958983699">
                <text:p>6.5287595898369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.17454237419567">
                <text:p>8.17454237419567</text:p>
              </table:table-cell>
              <table:table-cell office:value-type="float" office:value="6.37224723901505">
                <text:p>6.3722472390150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.99431286067761">
                <text:p>7.99431286067761</text:p>
              </table:table-cell>
              <table:table-cell office:value-type="float" office:value="6.23810890984784">
                <text:p>6.2381089098478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.81869246559463">
                <text:p>7.81869246559463</text:p>
              </table:table-cell>
              <table:table-cell office:value-type="float" office:value="6.12674915447183">
                <text:p>6.1267491544718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.64949813448235">
                <text:p>7.64949813448235</text:p>
              </table:table-cell>
              <table:table-cell office:value-type="float" office:value="6.03824459800849">
                <text:p>6.0382445980084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.48837278083496">
                <text:p>7.48837278083496</text:p>
              </table:table-cell>
              <table:table-cell office:value-type="float" office:value="5.97239782768369">
                <text:p>5.9723978276836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.33677528551984">
                <text:p>7.33677528551984</text:p>
              </table:table-cell>
              <table:table-cell office:value-type="float" office:value="5.92879200243396">
                <text:p>5.9287920024339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.19597695721125">
                <text:p>7.19597695721125</text:p>
              </table:table-cell>
              <table:table-cell office:value-type="float" office:value="5.90684341552443">
                <text:p>5.9068434155244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.06706360304257">
                <text:p>7.06706360304257</text:p>
              </table:table-cell>
              <table:table-cell office:value-type="float" office:value="5.90584988338064">
                <text:p>5.9058498833806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.95094223107637">
                <text:p>6.95094223107637</text:p>
              </table:table-cell>
              <table:table-cell office:value-type="float" office:value="5.92503346976484">
                <text:p>5.9250334697648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.84835135494522">
                <text:p>6.84835135494522</text:p>
              </table:table-cell>
              <table:table-cell office:value-type="float" office:value="5.96357663455068">
                <text:p>5.9635766345506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.75987388290577">
                <text:p>6.75987388290577</text:p>
              </table:table-cell>
              <table:table-cell office:value-type="float" office:value="6.02065138878286">
                <text:p>6.0206513887828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68595163349348">
                <text:p>6.68595163349348</text:p>
              </table:table-cell>
              <table:table-cell office:value-type="float" office:value="6.0954414276091">
                <text:p>6.095441427609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.62690061290504">
                <text:p>6.62690061290504</text:p>
              </table:table-cell>
              <table:table-cell office:value-type="float" office:value="6.18715749868853">
                <text:p>6.1871574986885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58292630148339">
                <text:p>6.58292630148339</text:p>
              </table:table-cell>
              <table:table-cell office:value-type="float" office:value="6.29504645395902">
                <text:p>6.2950464539590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55413831673095">
                <text:p>6.55413831673095</text:p>
              </table:table-cell>
              <table:table-cell office:value-type="float" office:value="6.41839454110642">
                <text:p>6.4183945411064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5405639391685">
                <text:p>6.5405639391685</text:p>
              </table:table-cell>
              <table:table-cell office:value-type="float" office:value="6.55652553435794">
                <text:p>6.5565255343579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.54216009868744">
                <text:p>6.54216009868744</text:p>
              </table:table-cell>
              <table:table-cell office:value-type="float" office:value="6.70879429944223">
                <text:p>6.7087942994422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.55882351876292">
                <text:p>6.55882351876292</text:p>
              </table:table-cell>
              <table:table-cell office:value-type="float" office:value="6.87457635087977">
                <text:p>6.8745763508797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.59039880197461">
                <text:p>6.59039880197461</text:p>
              </table:table-cell>
              <table:table-cell office:value-type="float" office:value="7.05325390561494">
                <text:p>7.0532539056149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.63668431233864">
                <text:p>6.63668431233864</text:p>
              </table:table-cell>
              <table:table-cell office:value-type="float" office:value="7.2441988777966">
                <text:p>7.244198877796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.69743576888444">
                <text:p>6.69743576888444</text:p>
              </table:table-cell>
              <table:table-cell office:value-type="float" office:value="7.4467532057345">
                <text:p>7.446753205734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.77236751256944">
                <text:p>6.77236751256944</text:p>
              </table:table-cell>
              <table:table-cell office:value-type="float" office:value="7.66020686249279">
                <text:p>7.6602068624927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.86115144756178">
                <text:p>6.86115144756178</text:p>
              </table:table-cell>
              <table:table-cell office:value-type="float" office:value="7.88377388364946">
                <text:p>7.8837738836494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.96341369117054">
                <text:p>6.96341369117054</text:p>
              </table:table-cell>
              <table:table-cell office:value-type="float" office:value="8.11656675579805">
                <text:p>8.1165667557980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.0787289976333">
                <text:p>7.0787289976333</text:p>
              </table:table-cell>
              <table:table-cell office:value-type="float" office:value="8.35756955286715">
                <text:p>8.3575695528671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.20661305315668">
                <text:p>7.20661305315668</text:p>
              </table:table-cell>
              <table:table-cell office:value-type="float" office:value="8.6056102889164">
                <text:p>8.605610288916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.34651277673265">
                <text:p>7.34651277673265</text:p>
              </table:table-cell>
              <table:table-cell office:value-type="float" office:value="8.85933307935259">
                <text:p>8.8593330793525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.49779480699465">
                <text:p>7.49779480699465</text:p>
              </table:table-cell>
              <table:table-cell office:value-type="float" office:value="9.117170869659">
                <text:p>9.11717086965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.65973241326108">
                <text:p>7.65973241326108</text:p>
              </table:table-cell>
              <table:table-cell office:value-type="float" office:value="9.37731970171167">
                <text:p>9.3773197017116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.83149114210614">
                <text:p>7.83149114210614</text:p>
              </table:table-cell>
              <table:table-cell office:value-type="float" office:value="9.63771573925844">
                <text:p>9.6377157392584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.01211360182137">
                <text:p>8.01211360182137</text:p>
              </table:table-cell>
              <table:table-cell office:value-type="float" office:value="9.89601655816644">
                <text:p>9.8960165581664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.20050389745588">
                <text:p>8.20050389745588</text:p>
              </table:table-cell>
              <table:table-cell office:value-type="float" office:value="10.1495885092294">
                <text:p>10.149588509229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.39541235863323">
                <text:p>8.39541235863323</text:p>
              </table:table-cell>
              <table:table-cell office:value-type="float" office:value="10.3955022590758">
                <text:p>10.395502259075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.59542134867748">
                <text:p>8.59542134867748</text:p>
              </table:table-cell>
              <table:table-cell office:value-type="float" office:value="10.6305388754823">
                <text:p>10.630538875482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.79893310135797">
                <text:p>8.79893310135797</text:p>
              </table:table-cell>
              <table:table-cell office:value-type="float" office:value="10.8512090034327">
                <text:p>10.851209003432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9.00416069156544">
                <text:p>9.00416069156544</text:p>
              </table:table-cell>
              <table:table-cell office:value-type="float" office:value="11.0537877225006">
                <text:p>11.053787722500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9.20912339465896">
                <text:p>9.20912339465896</text:p>
              </table:table-cell>
              <table:table-cell office:value-type="float" office:value="11.2343675198964">
                <text:p>11.234367519896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9.4116478071827">
                <text:p>9.4116478071827</text:p>
              </table:table-cell>
              <table:table-cell office:value-type="float" office:value="11.3889313869309">
                <text:p>11.388931386930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9.60937616515752">
                <text:p>9.60937616515752</text:p>
              </table:table-cell>
              <table:table-cell office:value-type="float" office:value="11.5134472826592">
                <text:p>11.513447282659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9.79978327690769">
                <text:p>9.79978327690769</text:p>
              </table:table-cell>
              <table:table-cell office:value-type="float" office:value="11.603984054864">
                <text:p>11.60398405486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9.98020335470332">
                <text:p>9.98020335470332</text:p>
              </table:table-cell>
              <table:table-cell office:value-type="float" office:value="11.656847343995">
                <text:p>11.65684734399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0.1478677536325">
                <text:p>10.1478677536325</text:p>
              </table:table-cell>
              <table:table-cell office:value-type="float" office:value="11.6687320484149">
                <text:p>11.668732048414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0.2999541831107">
                <text:p>10.2999541831107</text:p>
              </table:table-cell>
              <table:table-cell office:value-type="float" office:value="11.6368856956643">
                <text:p>11.636885695664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0.4336473343661">
                <text:p>10.4336473343661</text:p>
              </table:table-cell>
              <table:table-cell office:value-type="float" office:value="11.5592747229">
                <text:p>11.559274722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0.5462100732195">
                <text:p>10.5462100732195</text:p>
              </table:table-cell>
              <table:table-cell office:value-type="float" office:value="11.4347434840839">
                <text:p>11.434743484083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0.6350634143059">
                <text:p>10.6350634143059</text:p>
              </table:table-cell>
              <table:table-cell office:value-type="float" office:value="11.2631541077155">
                <text:p>11.263154107715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0.6978724836469">
                <text:p>10.6978724836469</text:p>
              </table:table-cell>
              <table:table-cell office:value-type="float" office:value="11.0454944990514">
                <text:p>11.045494499051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0.7326346851873">
                <text:p>10.7326346851873</text:p>
              </table:table-cell>
              <table:table-cell office:value-type="float" office:value="10.7839421648646">
                <text:p>10.783942164864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0.7377654331551">
                <text:p>10.7377654331551</text:p>
              </table:table-cell>
              <table:table-cell office:value-type="float" office:value="10.4818733885943">
                <text:p>10.481873388594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0.712176228699">
                <text:p>10.712176228699</text:p>
              </table:table-cell>
              <table:table-cell office:value-type="float" office:value="10.1438106721723">
                <text:p>10.143810672172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0.6553396730463">
                <text:p>10.6553396730463</text:p>
              </table:table-cell>
              <table:table-cell office:value-type="float" office:value="9.77530611725826">
                <text:p>9.7753061172582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0.5673363174675">
                <text:p>10.5673363174675</text:p>
              </table:table-cell>
              <table:table-cell office:value-type="float" office:value="9.38276410287208">
                <text:p>9.3827641028720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0.448879096008">
                <text:p>10.448879096008</text:p>
              </table:table-cell>
              <table:table-cell office:value-type="float" office:value="8.97321255005525">
                <text:p>8.9732125500552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0.3013124414127">
                <text:p>10.3013124414127</text:p>
              </table:table-cell>
              <table:table-cell office:value-type="float" office:value="8.55403742574779">
                <text:p>8.5540374257477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0.1265849398462">
                <text:p>10.1265849398462</text:p>
              </table:table-cell>
              <table:table-cell office:value-type="float" office:value="8.13269910959376">
                <text:p>8.1326991095937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9.92719635682096">
                <text:p>9.92719635682096</text:p>
              </table:table-cell>
              <table:table-cell office:value-type="float" office:value="7.71645118160555">
                <text:p>7.7164511816055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9.70612183929942">
                <text:p>9.70612183929942</text:p>
              </table:table-cell>
              <table:table-cell office:value-type="float" office:value="7.31208175348529">
                <text:p>7.3120817534852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9.466717830718">
                <text:p>9.466717830718</text:p>
              </table:table-cell>
              <table:table-cell office:value-type="float" office:value="6.92569472565155">
                <text:p>6.9256947256515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9.21261552021136">
                <text:p>9.21261552021136</text:p>
              </table:table-cell>
              <table:table-cell office:value-type="float" office:value="6.5625437560677">
                <text:p>6.562543756067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.94760834379699">
                <text:p>8.94760834379699</text:p>
              </table:table-cell>
              <table:table-cell office:value-type="float" office:value="6.22692601482394">
                <text:p>6.2269260148239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.67554011089969">
                <text:p>8.67554011089969</text:p>
              </table:table-cell>
              <table:table-cell office:value-type="float" office:value="5.92213683796555">
                <text:p>5.9221368379655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.40019978360627">
                <text:p>8.40019978360627</text:p>
              </table:table-cell>
              <table:table-cell office:value-type="float" office:value="5.65048100530583">
                <text:p>5.6504810053058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.12522790577623">
                <text:p>8.12522790577623</text:p>
              </table:table-cell>
              <table:table-cell office:value-type="float" office:value="5.41333217465595">
                <text:p>5.4133321746559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.8540383326642">
                <text:p>7.8540383326642</text:p>
              </table:table-cell>
              <table:table-cell office:value-type="float" office:value="5.21122935324748">
                <text:p>5.2112293532474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.58975743472253">
                <text:p>7.58975743472253</text:p>
              </table:table-cell>
              <table:table-cell office:value-type="float" office:value="5.04399822749063">
                <text:p>5.0439982274906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.33518151399934">
                <text:p>7.33518151399934</text:p>
              </table:table-cell>
              <table:table-cell office:value-type="float" office:value="4.91088551293755">
                <text:p>4.9108855129375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.09275191389316">
                <text:p>7.09275191389316</text:p>
              </table:table-cell>
              <table:table-cell office:value-type="float" office:value="4.81069587960832">
                <text:p>4.8106958796083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6.86454631046468">
                <text:p>6.86454631046468</text:p>
              </table:table-cell>
              <table:table-cell office:value-type="float" office:value="4.7419230452805">
                <text:p>4.741923045280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6.65228398394626">
                <text:p>6.65228398394626</text:p>
              </table:table-cell>
              <table:table-cell office:value-type="float" office:value="4.70286892301907">
                <text:p>4.7028689230190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6.45734247785354">
                <text:p>6.45734247785354</text:p>
              </table:table-cell>
              <table:table-cell office:value-type="float" office:value="4.69174694554517">
                <text:p>4.6917469455451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6.2807829246227">
                <text:p>6.2807829246227</text:p>
              </table:table-cell>
              <table:table-cell office:value-type="float" office:value="4.70676765292911">
                <text:p>4.7067676529291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6.12338139745334">
                <text:p>6.12338139745334</text:p>
              </table:table-cell>
              <table:table-cell office:value-type="float" office:value="4.74620620458455">
                <text:p>4.7462062045845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.98566387816646">
                <text:p>5.98566387816646</text:p>
              </table:table-cell>
              <table:table-cell office:value-type="float" office:value="4.8084526265014">
                <text:p>4.808452626501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.86794275299996">
                <text:p>5.86794275299996</text:p>
              </table:table-cell>
              <table:table-cell office:value-type="float" office:value="4.89204635338364">
                <text:p>4.8920463533836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.77035311303832">
                <text:p>5.77035311303832</text:p>
              </table:table-cell>
              <table:table-cell office:value-type="float" office:value="4.99569703093422">
                <text:p>4.9956970309342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.69288750482791">
                <text:p>5.69288750482791</text:p>
              </table:table-cell>
              <table:table-cell office:value-type="float" office:value="5.11829367904208">
                <text:p>5.1182936790420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5.63542812224933">
                <text:p>5.63542812224933</text:p>
              </table:table-cell>
              <table:table-cell office:value-type="float" office:value="5.25890425598929">
                <text:p>5.2589042559892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.59777573562333">
                <text:p>5.59777573562333</text:p>
              </table:table-cell>
              <table:table-cell office:value-type="float" office:value="5.41676747310079">
                <text:p>5.4167674731007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.57967490937107">
                <text:p>5.57967490937107</text:p>
              </table:table-cell>
              <table:table-cell office:value-type="float" office:value="5.59127844267108">
                <text:p>5.5912784426710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5.58083526270107">
                <text:p>5.58083526270107</text:p>
              </table:table-cell>
              <table:table-cell office:value-type="float" office:value="5.78196944088399">
                <text:p>5.7819694408839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5.60094868051937">
                <text:p>5.60094868051937</text:p>
              </table:table-cell>
              <table:table-cell office:value-type="float" office:value="5.98848676144588">
                <text:p>5.9884867614458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.63970248861202">
                <text:p>5.63970248861202</text:p>
              </table:table-cell>
              <table:table-cell office:value-type="float" office:value="6.2105643448073">
                <text:p>6.210564344807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5.69678867423155">
                <text:p>5.69678867423155</text:p>
              </table:table-cell>
              <table:table-cell office:value-type="float" office:value="6.44799460496148">
                <text:p>6.4479946049614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5.77190926730454">
                <text:p>5.77190926730454</text:p>
              </table:table-cell>
              <table:table-cell office:value-type="float" office:value="6.70059664879545">
                <text:p>6.7005966487954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5.86477800545363">
                <text:p>5.86477800545363</text:p>
              </table:table-cell>
              <table:table-cell office:value-type="float" office:value="6.96818189691024">
                <text:p>6.9681818969102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5.97511839459929">
                <text:p>5.97511839459929</text:p>
              </table:table-cell>
              <table:table-cell office:value-type="float" office:value="7.25051697368631">
                <text:p>7.2505169736863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.10265825250799">
                <text:p>6.10265825250799</text:p>
              </table:table-cell>
              <table:table-cell office:value-type="float" office:value="7.54728364240229">
                <text:p>7.5472836424022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6.24712079149742">
                <text:p>6.24712079149742</text:p>
              </table:table-cell>
              <table:table-cell office:value-type="float" office:value="7.85803552406822">
                <text:p>7.8580355240682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6.4082122647545">
                <text:p>6.4082122647545</text:p>
              </table:table-cell>
              <table:table-cell office:value-type="float" office:value="8.18215136419271">
                <text:p>8.1821513641927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6.58560617469832">
                <text:p>6.58560617469832</text:p>
              </table:table-cell>
              <table:table-cell office:value-type="float" office:value="8.51878471064617">
                <text:p>8.5187847106461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6.77892402829311">
                <text:p>6.77892402829311</text:p>
              </table:table-cell>
              <table:table-cell office:value-type="float" office:value="8.86681005181068">
                <text:p>8.8668100518106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6.98771263064487">
                <text:p>6.98771263064487</text:p>
              </table:table-cell>
              <table:table-cell office:value-type="float" office:value="9.22476575379738">
                <text:p>9.2247657537973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.21141794296012">
                <text:p>7.21141794296012</text:p>
              </table:table-cell>
              <table:table-cell office:value-type="float" office:value="9.59079454701349">
                <text:p>9.5907945470134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.44935560336546">
                <text:p>7.44935560336546</text:p>
              </table:table-cell>
              <table:table-cell office:value-type="float" office:value="9.9625828641303">
                <text:p>9.962582864130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.70067832944194">
                <text:p>7.70067832944194</text:p>
              </table:table-cell>
              <table:table-cell office:value-type="float" office:value="10.3373010387393">
                <text:p>10.337301038739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.96434060037168">
                <text:p>7.96434060037168</text:p>
              </table:table-cell>
              <table:table-cell office:value-type="float" office:value="10.7115472438404">
                <text:p>10.711547243840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8.23906126471855">
                <text:p>8.23906126471855</text:p>
              </table:table-cell>
              <table:table-cell office:value-type="float" office:value="11.0812990739344">
                <text:p>11.081299073934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8.52328504564013">
                <text:p>8.52328504564013</text:p>
              </table:table-cell>
              <table:table-cell office:value-type="float" office:value="11.4418778218187">
                <text:p>11.441877821818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.81514432325798">
                <text:p>8.81514432325798</text:p>
              </table:table-cell>
              <table:table-cell office:value-type="float" office:value="11.7879317036003">
                <text:p>11.787931703600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.11242306129221">
                <text:p>9.11242306129221</text:p>
              </table:table-cell>
              <table:table-cell office:value-type="float" office:value="12.1134454274393">
                <text:p>12.113445427439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.41252529790692">
                <text:p>9.41252529790692</text:p>
              </table:table-cell>
              <table:table-cell office:value-type="float" office:value="12.4117844081822">
                <text:p>12.411784408182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.71245120893445">
                <text:p>9.71245120893445</text:p>
              </table:table-cell>
              <table:table-cell office:value-type="float" office:value="12.6757823601331">
                <text:p>12.675782360133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0.0087843240543">
                <text:p>10.0087843240543</text:p>
              </table:table-cell>
              <table:table-cell office:value-type="float" office:value="12.8978806492614">
                <text:p>12.897880649261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0.297693956575">
                <text:p>10.297693956575</text:p>
              </table:table-cell>
              <table:table-cell office:value-type="float" office:value="13.0703263064541">
                <text:p>13.070326306454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0.5749571915629">
                <text:p>10.5749571915629</text:p>
              </table:table-cell>
              <table:table-cell office:value-type="float" office:value="13.1854326486648">
                <text:p>13.185432648664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0.8360047372731">
                <text:p>10.8360047372731</text:p>
              </table:table-cell>
              <table:table-cell office:value-type="float" office:value="13.2359017551044">
                <text:p>13.235901755104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1.0759944390562">
                <text:p>11.0759944390562</text:p>
              </table:table-cell>
              <table:table-cell office:value-type="float" office:value="13.2152015133557">
                <text:p>13.215201513355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1.2899151464862">
                <text:p>11.2899151464862</text:p>
              </table:table-cell>
              <table:table-cell office:value-type="float" office:value="13.1179818066493">
                <text:p>13.117981806649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1.4727218125025">
                <text:p>11.4727218125025</text:p>
              </table:table-cell>
              <table:table-cell office:value-type="float" office:value="12.9405053099648">
                <text:p>12.940505309964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1.6195001622487">
                <text:p>11.6195001622487</text:p>
              </table:table-cell>
              <table:table-cell office:value-type="float" office:value="12.6810594546107">
                <text:p>12.681059454610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1.7256560914849">
                <text:p>11.7256560914849</text:p>
              </table:table-cell>
              <table:table-cell office:value-type="float" office:value="12.3403090385719">
                <text:p>12.340309038571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1.7871213861936">
                <text:p>11.7871213861936</text:p>
              </table:table-cell>
              <table:table-cell office:value-type="float" office:value="11.9215456221934">
                <text:p>11.921545622193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1.8005638097936">
                <text:p>11.8005638097936</text:p>
              </table:table-cell>
              <table:table-cell office:value-type="float" office:value="11.4307920966989">
                <text:p>11.430792096698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1.7635866384841">
                <text:p>11.7635866384841</text:p>
              </table:table-cell>
              <table:table-cell office:value-type="float" office:value="10.8767298944631">
                <text:p>10.876729894463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1.674900964082">
                <text:p>11.674900964082</text:p>
              </table:table-cell>
              <table:table-cell office:value-type="float" office:value="10.2704323283493">
                <text:p>10.270432328349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1.5344541005088">
                <text:p>11.5344541005088</text:p>
              </table:table-cell>
              <table:table-cell office:value-type="float" office:value="9.62490905836522">
                <text:p>9.6249090583652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1.3434995962944">
                <text:p>11.3434995962944</text:p>
              </table:table-cell>
              <table:table-cell office:value-type="float" office:value="8.95449064458022">
                <text:p>8.9544906445802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1.104598701123">
                <text:p>11.104598701123</text:p>
              </table:table-cell>
              <table:table-cell office:value-type="float" office:value="8.274104356844">
                <text:p>8.27410435684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0.8215492666951">
                <text:p>10.8215492666951</text:p>
              </table:table-cell>
              <table:table-cell office:value-type="float" office:value="7.5985084353631">
                <text:p>7.598508435363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0.4992451835619">
                <text:p>10.4992451835619</text:p>
              </table:table-cell>
              <table:table-cell office:value-type="float" office:value="6.94155831951233">
                <text:p>6.9415583195123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0.1434764971569">
                <text:p>10.1434764971569</text:p>
              </table:table-cell>
              <table:table-cell office:value-type="float" office:value="6.31557344000156">
                <text:p>6.3155734400015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.7606861914414">
                <text:p>9.7606861914414</text:p>
              </table:table-cell>
              <table:table-cell office:value-type="float" office:value="5.73085794503362">
                <text:p>5.7308579450336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.35770336680062">
                <text:p>9.35770336680062</text:p>
              </table:table-cell>
              <table:table-cell office:value-type="float" office:value="5.19540641540206">
                <text:p>5.1954064154020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.94147367166076">
                <text:p>8.94147367166076</text:p>
              </table:table-cell>
              <table:table-cell office:value-type="float" office:value="4.71480079005523">
                <text:p>4.7148007900552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.51880638350021">
                <text:p>8.51880638350021</text:p>
              </table:table-cell>
              <table:table-cell office:value-type="float" office:value="4.29228204680591">
                <text:p>4.2922820468059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.09615394983078">
                <text:p>8.09615394983078</text:p>
              </table:table-cell>
              <table:table-cell office:value-type="float" office:value="3.9289632690343">
                <text:p>3.928963269034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7.67943488175113">
                <text:p>7.67943488175113</text:p>
              </table:table-cell>
              <table:table-cell office:value-type="float" office:value="3.62414141227262">
                <text:p>3.6241414122726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7.27390553480328">
                <text:p>7.27390553480328</text:p>
              </table:table-cell>
              <table:table-cell office:value-type="float" office:value="3.37566333373296">
                <text:p>3.3756633337329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6.88408131469625">
                <text:p>6.88408131469625</text:p>
              </table:table-cell>
              <table:table-cell office:value-type="float" office:value="3.18030599261372">
                <text:p>3.1803059926137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6.51370378248799">
                <text:p>6.51370378248799</text:p>
              </table:table-cell>
              <table:table-cell office:value-type="float" office:value="3.03413894952826">
                <text:p>3.0341389495282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6.16574729919202">
                <text:p>6.16574729919202</text:p>
              </table:table-cell>
              <table:table-cell office:value-type="float" office:value="2.93284710414578">
                <text:p>2.9328471041457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.8424572796874">
                <text:p>5.8424572796874</text:p>
              </table:table-cell>
              <table:table-cell office:value-type="float" office:value="2.87200114839604">
                <text:p>2.8720011483960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.54541166655826">
                <text:p>5.54541166655826</text:p>
              </table:table-cell>
              <table:table-cell office:value-type="float" office:value="2.84727126560772">
                <text:p>2.8472712656077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.27559762646321">
                <text:p>5.27559762646321</text:p>
              </table:table-cell>
              <table:table-cell office:value-type="float" office:value="2.85458561212399">
                <text:p>2.8545856121239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.03349642502929">
                <text:p>5.03349642502929</text:p>
              </table:table-cell>
              <table:table-cell office:value-type="float" office:value="2.89023902814083">
                <text:p>2.8902390281408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.81917068534044">
                <text:p>4.81917068534044</text:p>
              </table:table-cell>
              <table:table-cell office:value-type="float" office:value="2.95095951291387">
                <text:p>2.9509595129138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.63234956809778">
                <text:p>4.63234956809778</text:p>
              </table:table-cell>
              <table:table-cell office:value-type="float" office:value="3.03394068843481">
                <text:p>3.0339406884348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.47250868013149">
                <text:p>4.47250868013149</text:p>
              </table:table-cell>
              <table:table-cell office:value-type="float" office:value="3.13684820704048">
                <text:p>3.1368482070404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.33894263282239">
                <text:p>4.33894263282239</text:p>
              </table:table-cell>
              <table:table-cell office:value-type="float" office:value="3.25780721754549">
                <text:p>3.2578072175454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.2308290912947">
                <text:p>4.2308290912947</text:p>
              </table:table-cell>
              <table:table-cell office:value-type="float" office:value="3.3953768880327">
                <text:p>3.395376888032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.1472838709685">
                <text:p>4.1472838709685</text:p>
              </table:table-cell>
              <table:table-cell office:value-type="float" office:value="3.54851679654084">
                <text:p>3.5485167965408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.08740716352573">
                <text:p>4.08740716352573</text:p>
              </table:table-cell>
              <table:table-cell office:value-type="float" office:value="3.71654887022866">
                <text:p>3.7165488702286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.05032133419602">
                <text:p>4.05032133419602</text:p>
              </table:table-cell>
              <table:table-cell office:value-type="float" office:value="3.89911754620614">
                <text:p>3.8991175462061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.03520095539704">
                <text:p>4.03520095539704</text:p>
              </table:table-cell>
              <table:table-cell office:value-type="float" office:value="4.09614996906386">
                <text:p>4.0961499690638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.04129585676372">
                <text:p>4.04129585676372</text:p>
              </table:table-cell>
              <table:table-cell office:value-type="float" office:value="4.30781733145748">
                <text:p>4.3078173314574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.06794800423309">
                <text:p>4.06794800423309</text:p>
              </table:table-cell>
              <table:table-cell office:value-type="float" office:value="4.5344978908531">
                <text:p>4.534497890853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.1146029928951">
                <text:p>4.1146029928951</text:p>
              </table:table-cell>
              <table:table-cell office:value-type="float" office:value="4.77674173704666">
                <text:p>4.7767417370466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.18081686731025">
                <text:p>4.18081686731025</text:p>
              </table:table-cell>
              <table:table-cell office:value-type="float" office:value="5.03523701889608">
                <text:p>5.0352370188960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.26625888246883">
                <text:p>4.26625888246883</text:p>
              </table:table-cell>
              <table:table-cell office:value-type="float" office:value="5.31077704343003">
                <text:p>5.3107770434300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.37071069856495">
                <text:p>4.37071069856495</text:p>
              </table:table-cell>
              <table:table-cell office:value-type="float" office:value="5.60422741723609">
                <text:p>5.6042274172360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.49406237043207">
                <text:p>4.49406237043207</text:p>
              </table:table-cell>
              <table:table-cell office:value-type="float" office:value="5.91649219321994">
                <text:p>5.9164921932199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.63630535271085">
                <text:p>4.63630535271085</text:p>
              </table:table-cell>
              <table:table-cell office:value-type="float" office:value="6.24847780371376">
                <text:p>6.2484778037137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.79752259781115">
                <text:p>4.79752259781115</text:p>
              </table:table-cell>
              <table:table-cell office:value-type="float" office:value="6.60105339601958">
                <text:p>6.6010533960195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.97787567763199">
                <text:p>4.97787567763199</text:p>
              </table:table-cell>
              <table:table-cell office:value-type="float" office:value="6.97500603625877">
                <text:p>6.9750060362587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.17758871349467">
                <text:p>5.17758871349467</text:p>
              </table:table-cell>
              <table:table-cell office:value-type="float" office:value="7.37098911523255">
                <text:p>7.3709891152325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.39692875366846">
                <text:p>5.39692875366846</text:p>
              </table:table-cell>
              <table:table-cell office:value-type="float" office:value="7.78946218659884">
                <text:p>7.7894621865988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.63618209696149">
                <text:p>5.63618209696149</text:p>
              </table:table-cell>
              <table:table-cell office:value-type="float" office:value="8.23062041305838">
                <text:p>8.2306204130583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.89562592857118">
                <text:p>5.89562592857118</text:p>
              </table:table-cell>
              <table:table-cell office:value-type="float" office:value="8.69431182223371">
                <text:p>8.6943118222337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6.17549451793744">
                <text:p>6.17549451793744</text:p>
              </table:table-cell>
              <table:table-cell office:value-type="float" office:value="9.1799407270973">
                <text:p>9.179940727097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6.47593913885342">
                <text:p>6.47593913885342</text:p>
              </table:table-cell>
              <table:table-cell office:value-type="float" office:value="9.68635601066869">
                <text:p>9.6863560106686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6.79698082603495">
                <text:p>6.79698082603495</text:p>
              </table:table-cell>
              <table:table-cell office:value-type="float" office:value="10.2117235965165">
                <text:p>10.211723596516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7.1384551030831">
                <text:p>7.1384551030831</text:p>
              </table:table-cell>
              <table:table-cell office:value-type="float" office:value="10.7533834328344">
                <text:p>10.753383432834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7.49994793605823">
                <text:p>7.49994793605823</text:p>
              </table:table-cell>
              <table:table-cell office:value-type="float" office:value="11.307692836546">
                <text:p>11.30769283654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7.88072242610701">
                <text:p>7.88072242610701</text:p>
              </table:table-cell>
              <table:table-cell office:value-type="float" office:value="11.8698602162985">
                <text:p>11.869860216298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.27963620512616">
                <text:p>8.27963620512616</text:p>
              </table:table-cell>
              <table:table-cell office:value-type="float" office:value="12.4337761570932">
                <text:p>12.433776157093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.69505020032286">
                <text:p>8.69505020032286</text:p>
              </table:table-cell>
              <table:table-cell office:value-type="float" office:value="12.991852707956">
                <text:p>12.99185270795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.12473045108618">
                <text:p>9.12473045108618</text:p>
              </table:table-cell>
              <table:table-cell office:value-type="float" office:value="13.5348864858959">
                <text:p>13.534886485895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9.56574605456715">
                <text:p>9.56574605456715</text:p>
              </table:table-cell>
              <table:table-cell office:value-type="float" office:value="14.0519667535265">
                <text:p>14.051966753526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0.0143681244631">
                <text:p>10.0143681244631</text:p>
              </table:table-cell>
              <table:table-cell office:value-type="float" office:value="14.5304555448981">
                <text:p>14.530455544898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0.4659768665066">
                <text:p>10.4659768665066</text:p>
              </table:table-cell>
              <table:table-cell office:value-type="float" office:value="14.9560724306276">
                <text:p>14.956072430627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0.9149864229187">
                <text:p>10.9149864229187</text:p>
              </table:table-cell>
              <table:table-cell office:value-type="float" office:value="15.3131203711558">
                <text:p>15.313120371155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1.3547998177424">
                <text:p>11.3547998177424</text:p>
              </table:table-cell>
              <table:table-cell office:value-type="float" office:value="15.5848895046313">
                <text:p>15.584889504631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1.7778087864313">
                <text:p>11.7778087864313</text:p>
              </table:table-cell>
              <table:table-cell office:value-type="float" office:value="15.7542703753059">
                <text:p>15.754270375305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2.1754549453187">
                <text:p>12.1754549453187</text:p>
              </table:table-cell>
              <table:table-cell office:value-type="float" office:value="15.8045945611771">
                <text:p>15.804594561177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2.5383689069046">
                <text:p>12.5383689069046</text:p>
              </table:table-cell>
              <table:table-cell office:value-type="float" office:value="15.7206968507181">
                <text:p>15.720696850718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2.8566017012859">
                <text:p>12.8566017012859</text:p>
              </table:table-cell>
              <table:table-cell office:value-type="float" office:value="15.4901583658236">
                <text:p>15.490158365823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3.1199573677397">
                <text:p>13.1199573677397</text:p>
              </table:table-cell>
              <table:table-cell office:value-type="float" office:value="15.104646243449">
                <text:p>15.10464624344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3.3184262553106">
                <text:p>13.3184262553106</text:p>
              </table:table-cell>
              <table:table-cell office:value-type="float" office:value="14.5612183334759">
                <text:p>14.561218333475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3.4427054631272">
                <text:p>13.4427054631272</text:p>
              </table:table-cell>
              <table:table-cell office:value-type="float" office:value="13.8634207526785">
                <text:p>13.863420752678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3.4847769920823">
                <text:p>13.4847769920823</text:p>
              </table:table-cell>
              <table:table-cell office:value-type="float" office:value="13.0219852836508">
                <text:p>13.021985283650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3.4384978212391">
                <text:p>13.4384978212391</text:p>
              </table:table-cell>
              <table:table-cell office:value-type="float" office:value="12.0549461326094">
                <text:p>12.054946132609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3.3001426523762">
                <text:p>13.3001426523762</text:p>
              </table:table-cell>
              <table:table-cell office:value-type="float" office:value="10.9870505842274">
                <text:p>10.987050584227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3.0688334455613">
                <text:p>13.0688334455613</text:p>
              </table:table-cell>
              <table:table-cell office:value-type="float" office:value="9.84843473609476">
                <text:p>9.8484347360947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2.7467935746146">
                <text:p>12.7467935746146</text:p>
              </table:table-cell>
              <table:table-cell office:value-type="float" office:value="8.67265918099546">
                <text:p>8.6726591809954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2.3393801352527">
                <text:p>12.3393801352527</text:p>
              </table:table-cell>
              <table:table-cell office:value-type="float" office:value="7.49432285835424">
                <text:p>7.4943228583542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1.8548744075629">
                <text:p>11.8548744075629</text:p>
              </table:table-cell>
              <table:table-cell office:value-type="float" office:value="6.3465630794406">
                <text:p>6.346563079440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1.3040432747506">
                <text:p>11.3040432747506</text:p>
              </table:table-cell>
              <table:table-cell office:value-type="float" office:value="5.25877825873731">
                <text:p>5.2587782587373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0.6995167731493">
                <text:p>10.6995167731493</text:p>
              </table:table-cell>
              <table:table-cell office:value-type="float" office:value="4.25486627666926">
                <text:p>4.2548662766692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0.0550517235013">
                <text:p>10.0550517235013</text:p>
              </table:table-cell>
              <table:table-cell office:value-type="float" office:value="3.35216699668344">
                <text:p>3.3521669966834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.38476325081952">
                <text:p>9.38476325081952</text:p>
              </table:table-cell>
              <table:table-cell office:value-type="float" office:value="2.56116209204229">
                <text:p>2.5611620920422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.7024031349418">
                <text:p>8.7024031349418</text:p>
              </table:table-cell>
              <table:table-cell office:value-type="float" office:value="1.88585590905239">
                <text:p>1.8858559090523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.02074841235286">
                <text:p>8.02074841235286</text:p>
              </table:table-cell>
              <table:table-cell office:value-type="float" office:value="1.32466808209059">
                <text:p>1.3246680820905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7.35114037932663">
                <text:p>7.35114037932663</text:p>
              </table:table-cell>
              <table:table-cell office:value-type="float" office:value="0.871626828418675">
                <text:p>0.87162682841867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6.70318902423584">
                <text:p>6.70318902423584</text:p>
              </table:table-cell>
              <table:table-cell office:value-type="float" office:value="0.517658824665986">
                <text:p>0.51765882466598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6.08463600427885">
                <text:p>6.08463600427885</text:p>
              </table:table-cell>
              <table:table-cell office:value-type="float" office:value="0.251812663063985">
                <text:p>0.25181266306398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.50135367015737">
                <text:p>5.50135367015737</text:p>
              </table:table-cell>
              <table:table-cell office:value-type="float" office:value="0.0623092322889454">
                <text:p>0.062309232288945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.95744922637052">
                <text:p>4.95744922637052</text:p>
              </table:table-cell>
              <table:table-cell office:value-type="float" office:value="-0.0626323264086062">
                <text:p>-0.062632326408606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.45544107109261">
                <text:p>4.45544107109261</text:p>
              </table:table-cell>
              <table:table-cell office:value-type="float" office:value="-0.134200343109887">
                <text:p>-0.13420034310988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.99647692967236">
                <text:p>3.99647692967236</text:p>
              </table:table-cell>
              <table:table-cell office:value-type="float" office:value="-0.162606170306789">
                <text:p>-0.16260617030678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.58056861967444">
                <text:p>3.58056861967444</text:p>
              </table:table-cell>
              <table:table-cell office:value-type="float" office:value="-0.156872676405306">
                <text:p>-0.15687267640530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.20682449006647">
                <text:p>3.20682449006647</text:p>
              </table:table-cell>
              <table:table-cell office:value-type="float" office:value="-0.124754509185868">
                <text:p>-0.12475450918586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.87366659014124">
                <text:p>2.87366659014124</text:p>
              </table:table-cell>
              <table:table-cell office:value-type="float" office:value="-0.0727515142438061">
                <text:p>-0.072751514243806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.57902477970273">
                <text:p>2.57902477970273</text:p>
              </table:table-cell>
              <table:table-cell office:value-type="float" office:value="-0.0061827365050583">
                <text:p>-0.006182736505058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.32050402808195">
                <text:p>2.32050402808195</text:p>
              </table:table-cell>
              <table:table-cell office:value-type="float" office:value="0.0707044304790962">
                <text:p>0.070704430479096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.09552406832167">
                <text:p>2.09552406832167</text:p>
              </table:table-cell>
              <table:table-cell office:value-type="float" office:value="0.154608587573817">
                <text:p>0.15460858757381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.90143252024688">
                <text:p>1.90143252024688</text:p>
              </table:table-cell>
              <table:table-cell office:value-type="float" office:value="0.243045043266524">
                <text:p>0.24304504326652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.73559377254885">
                <text:p>1.73559377254885</text:p>
              </table:table-cell>
              <table:table-cell office:value-type="float" office:value="0.334221249172256">
                <text:p>0.33422124917225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.59545652021119">
                <text:p>1.59545652021119</text:p>
              </table:table-cell>
              <table:table-cell office:value-type="float" office:value="0.426921953168257">
                <text:p>0.42692195316825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.47860306350689">
                <text:p>1.47860306350689</text:p>
              </table:table-cell>
              <table:table-cell office:value-type="float" office:value="0.520406689958231">
                <text:p>0.52040668995823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.38278342615203">
                <text:p>1.38278342615203</text:p>
              </table:table-cell>
              <table:table-cell office:value-type="float" office:value="0.614320618298833">
                <text:p>0.61432061829883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.30593714536671">
                <text:p>1.30593714536671</text:p>
              </table:table-cell>
              <table:table-cell office:value-type="float" office:value="0.708618669970696">
                <text:p>0.70861866997069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.24620529782711">
                <text:p>1.24620529782711</text:p>
              </table:table-cell>
              <table:table-cell office:value-type="float" office:value="0.803502335126217">
                <text:p>0.80350233512621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.20193500155702">
                <text:p>1.20193500155702</text:p>
              </table:table-cell>
              <table:table-cell office:value-type="float" office:value="0.899368047405423">
                <text:p>0.89936804740542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.17167830614186">
                <text:p>1.17167830614186</text:p>
              </table:table-cell>
              <table:table-cell office:value-type="float" office:value="0.996765959139861">
                <text:p>0.99676595913986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.15418707144166">
                <text:p>1.15418707144166</text:p>
              </table:table-cell>
              <table:table-cell office:value-type="float" office:value="1.09636784744922">
                <text:p>1.0963678474492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.14840514904242">
                <text:p>1.14840514904242</text:p>
              </table:table-cell>
              <table:table-cell office:value-type="float" office:value="1.19894292107342">
                <text:p>1.1989429210734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.15345892624552">
                <text:p>1.15345892624552</text:p>
              </table:table-cell>
              <table:table-cell office:value-type="float" office:value="1.30534037435575">
                <text:p>1.3053403743557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.16864707105654">
                <text:p>1.16864707105654</text:p>
              </table:table-cell>
              <table:table-cell office:value-type="float" office:value="1.41647763761192">
                <text:p>1.4164776376119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.19343012771208">
                <text:p>1.19343012771208</text:p>
              </table:table-cell>
              <table:table-cell office:value-type="float" office:value="1.53333338758147">
                <text:p>1.5333333875814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.22742045369902">
                <text:p>1.22742045369902</text:p>
              </table:table-cell>
              <table:table-cell office:value-type="float" office:value="1.65694449772686">
                <text:p>1.6569444977268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.2703728581018">
                <text:p>1.2703728581018</text:p>
              </table:table-cell>
              <table:table-cell office:value-type="float" office:value="1.78840621890592">
                <text:p>1.7884062189059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.32217619418221">
                <text:p>1.32217619418221</text:p>
              </table:table-cell>
              <table:table-cell office:value-type="float" office:value="1.9288749815898">
                <text:p>1.928874981589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.38284607292297">
                <text:p>1.38284607292297</text:p>
              </table:table-cell>
              <table:table-cell office:value-type="float" office:value="2.07957329792427">
                <text:p>2.0795732979242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.4525187954231">
                <text:p>1.4525187954231</text:p>
              </table:table-cell>
              <table:table-cell office:value-type="float" office:value="2.24179631298481">
                <text:p>2.2417963129848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.53144654717927">
                <text:p>1.53144654717927</text:p>
              </table:table-cell>
              <table:table-cell office:value-type="float" office:value="2.41691960743348">
                <text:p>2.4169196074334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.61999385320469">
                <text:p>1.61999385320469</text:p>
              </table:table-cell>
              <table:table-cell office:value-type="float" office:value="2.60640788638674">
                <text:p>2.6064078863867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.7186352565229">
                <text:p>1.7186352565229</text:p>
              </table:table-cell>
              <table:table-cell office:value-type="float" office:value="2.81182419931287">
                <text:p>2.8118241993128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.82795415080189">
                <text:p>1.82795415080189</text:p>
              </table:table-cell>
              <table:table-cell office:value-type="float" office:value="3.03483932026276">
                <text:p>3.0348393202627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.94864266774798">
                <text:p>1.94864266774798</text:p>
              </table:table-cell>
              <table:table-cell office:value-type="float" office:value="3.27724087283768">
                <text:p>3.2772408728376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.08150248825695">
                <text:p>2.08150248825695</text:p>
              </table:table-cell>
              <table:table-cell office:value-type="float" office:value="3.54094170488071">
                <text:p>3.5409417048807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.22744640991933">
                <text:p>2.22744640991933</text:p>
              </table:table-cell>
              <table:table-cell office:value-type="float" office:value="3.82798689717475">
                <text:p>3.8279868971747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.38750045864487">
                <text:p>2.38750045864487</text:p>
              </table:table-cell>
              <table:table-cell office:value-type="float" office:value="4.14055861964954">
                <text:p>4.1405586196495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.56280627474533">
                <text:p>2.56280627474533</text:p>
              </table:table-cell>
              <table:table-cell office:value-type="float" office:value="4.48097781654777">
                <text:p>4.4809778165477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.75462342892558">
                <text:p>2.75462342892558</text:p>
              </table:table-cell>
              <table:table-cell office:value-type="float" office:value="4.85170139473062">
                <text:p>4.8517013947306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.96433122550608">
                <text:p>2.96433122550608</text:p>
              </table:table-cell>
              <table:table-cell office:value-type="float" office:value="5.25531318989908">
                <text:p>5.2553131898990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.19342942194538">
                <text:p>3.19342942194538</text:p>
              </table:table-cell>
              <table:table-cell office:value-type="float" office:value="5.69450647412072">
                <text:p>5.6945064741207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.44353712716292">
                <text:p>3.44353712716292</text:p>
              </table:table-cell>
              <table:table-cell office:value-type="float" office:value="6.17205512245469">
                <text:p>6.1720551224546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.71638892669209">
                <text:p>3.71638892669209</text:p>
              </table:table-cell>
              <table:table-cell office:value-type="float" office:value="6.69076975351004">
                <text:p>6.6907697535100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.01382700937389">
                <text:p>4.01382700937389</text:p>
              </table:table-cell>
              <table:table-cell office:value-type="float" office:value="7.25343417735815">
                <text:p>7.2534341773581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.33778772617232">
                <text:p>4.33778772617232</text:p>
              </table:table-cell>
              <table:table-cell office:value-type="float" office:value="7.86271631075544">
                <text:p>7.8627163107554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.69028058463063">
                <text:p>4.69028058463063</text:p>
              </table:table-cell>
              <table:table-cell office:value-type="float" office:value="8.52104635731546">
                <text:p>8.5210463573154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5.07335716189911">
                <text:p>5.07335716189911</text:p>
              </table:table-cell>
              <table:table-cell office:value-type="float" office:value="9.2304535341732">
                <text:p>9.230453534173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5.48906679912652">
                <text:p>5.48906679912652</text:p>
              </table:table-cell>
              <table:table-cell office:value-type="float" office:value="9.99235104723251">
                <text:p>9.9923510472325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5.93939522393712">
                <text:p>5.93939522393712</text:p>
              </table:table-cell>
              <table:table-cell office:value-type="float" office:value="10.8072575551303">
                <text:p>10.807257555130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.42618145705644">
                <text:p>6.42618145705644</text:p>
              </table:table-cell>
              <table:table-cell office:value-type="float" office:value="11.6744423389867">
                <text:p>11.674442338986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6.95100754524947">
                <text:p>6.95100754524947</text:p>
              </table:table-cell>
              <table:table-cell office:value-type="float" office:value="12.5914813405794">
                <text:p>12.591481340579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7.51505492478246">
                <text:p>7.51505492478246</text:p>
              </table:table-cell>
              <table:table-cell office:value-type="float" office:value="13.5537129688376">
                <text:p>13.553712968837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8.11892072918798">
                <text:p>8.11892072918798</text:p>
              </table:table-cell>
              <table:table-cell office:value-type="float" office:value="14.5535873138756">
                <text:p>14.553587313875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8.76238738765674">
                <text:p>8.76238738765674</text:p>
              </table:table-cell>
              <table:table-cell office:value-type="float" office:value="15.5799118265218">
                <text:p>15.579911826521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.44413983154325">
                <text:p>9.44413983154325</text:p>
              </table:table-cell>
              <table:table-cell office:value-type="float" office:value="16.6170127781564">
                <text:p>16.617012778156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0.1614271262046">
                <text:p>10.1614271262046</text:p>
              </table:table-cell>
              <table:table-cell office:value-type="float" office:value="17.6438574057598">
                <text:p>17.643857405759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0.9096701541601">
                <text:p>10.9096701541601</text:p>
              </table:table-cell>
              <table:table-cell office:value-type="float" office:value="18.633218944032">
                <text:p>18.63321894403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1.6820250331473">
                <text:p>11.6820250331473</text:p>
              </table:table-cell>
              <table:table-cell office:value-type="float" office:value="19.5510170149912">
                <text:p>19.551017014991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2.4689242313317">
                <text:p>12.4689242313317</text:p>
              </table:table-cell>
              <table:table-cell office:value-type="float" office:value="20.3560274808049">
                <text:p>20.356027480804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3.257634556279">
                <text:p>13.257634556279</text:p>
              </table:table-cell>
              <table:table-cell office:value-type="float" office:value="21.0002217121096">
                <text:p>21.000221712109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4.0318932718621">
                <text:p>14.0318932718621</text:p>
              </table:table-cell>
              <table:table-cell office:value-type="float" office:value="21.4300491954389">
                <text:p>21.430049195438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4.7717088642197">
                <text:p>14.7717088642197</text:p>
              </table:table-cell>
              <table:table-cell office:value-type="float" office:value="21.5889914566311">
                <text:p>21.588991456631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5.4534371234609">
                <text:p>15.4534371234609</text:p>
              </table:table-cell>
              <table:table-cell office:value-type="float" office:value="21.4216491772369">
                <text:p>21.421649177236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6.0502583288385">
                <text:p>16.0502583288385</text:p>
              </table:table-cell>
              <table:table-cell office:value-type="float" office:value="20.8794323126664">
                <text:p>20.879432312666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6.5331757272213">
                <text:p>16.5331757272213</text:p>
              </table:table-cell>
              <table:table-cell office:value-type="float" office:value="19.9275717329092">
                <text:p>19.927571732909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6.8726153277901">
                <text:p>16.8726153277901</text:p>
              </table:table-cell>
              <table:table-cell office:value-type="float" office:value="18.5526712636074">
                <text:p>18.552671263607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7.0406209213718">
                <text:p>17.0406209213718</text:p>
              </table:table-cell>
              <table:table-cell office:value-type="float" office:value="16.7694637069395">
                <text:p>16.769463706939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7.0135051999286">
                <text:p>17.0135051999286</text:p>
              </table:table-cell>
              <table:table-cell office:value-type="float" office:value="14.6250192246352">
                <text:p>14.625019224635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6.7746566023992">
                <text:p>16.7746566023992</text:p>
              </table:table-cell>
              <table:table-cell office:value-type="float" office:value="12.1986468394773">
                <text:p>12.198646839477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6.317055626107">
                <text:p>16.317055626107</text:p>
              </table:table-cell>
              <table:table-cell office:value-type="float" office:value="9.59635693179577">
                <text:p>9.5963569317957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5.6449857566759">
                <text:p>15.6449857566759</text:p>
              </table:table-cell>
              <table:table-cell office:value-type="float" office:value="6.94002919765253">
                <text:p>6.9400291976525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4.7744901007736">
                <text:p>14.7744901007736</text:p>
              </table:table-cell>
              <table:table-cell office:value-type="float" office:value="4.35302568102409">
                <text:p>4.3530256810240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3.7323436587986">
                <text:p>13.7323436587986</text:p>
              </table:table-cell>
              <table:table-cell office:value-type="float" office:value="1.94527334869232">
                <text:p>1.9452733486923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2.553636627788">
                <text:p>12.553636627788</text:p>
              </table:table-cell>
              <table:table-cell office:value-type="float" office:value="-0.198820749281664">
                <text:p>-0.19882074928166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1.278390890081">
                <text:p>11.278390890081</text:p>
              </table:table-cell>
              <table:table-cell office:value-type="float" office:value="-2.02711359523622">
                <text:p>-2.0271135952362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.94784044154931">
                <text:p>9.94784044154931</text:p>
              </table:table-cell>
              <table:table-cell office:value-type="float" office:value="-3.5203202321317">
                <text:p>-3.520320232131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8.60102437418121">
                <text:p>8.60102437418121</text:p>
              </table:table-cell>
              <table:table-cell office:value-type="float" office:value="-4.68742603232975">
                <text:p>-4.6874260323297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7.27217933353011">
                <text:p>7.27217933353011</text:p>
              </table:table-cell>
              <table:table-cell office:value-type="float" office:value="-5.55802058409792">
                <text:p>-5.5580205840979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5.98915934176731">
                <text:p>5.98915934176731</text:p>
              </table:table-cell>
              <table:table-cell office:value-type="float" office:value="-6.17385782727252">
                <text:p>-6.1738578272725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.77285762486332">
                <text:p>4.77285762486332</text:p>
              </table:table-cell>
              <table:table-cell office:value-type="float" office:value="-6.58140729718081">
                <text:p>-6.5814072971808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.63743113265891">
                <text:p>3.63743113265891</text:p>
              </table:table-cell>
              <table:table-cell office:value-type="float" office:value="-6.82631798965779">
                <text:p>-6.8263179896577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.59105622042724">
                <text:p>2.59105622042724</text:p>
              </table:table-cell>
              <table:table-cell office:value-type="float" office:value="-6.9499602720914">
                <text:p>-6.949960272091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.63695457117538">
                <text:p>1.63695457117538</text:p>
              </table:table-cell>
              <table:table-cell office:value-type="float" office:value="-6.98773539176565">
                <text:p>-6.9877353917656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774485574881274">
                <text:p>0.774485574881274</text:p>
              </table:table-cell>
              <table:table-cell office:value-type="float" office:value="-6.96865345171139">
                <text:p>-6.9686534517113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00171672222007757">
                <text:p>0.000171672222007757</text:p>
              </table:table-cell>
              <table:table-cell office:value-type="float" office:value="-6.9156899430552">
                <text:p>-6.915689943055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0.691414489305713">
                <text:p>-0.691414489305713</text:p>
              </table:table-cell>
              <table:table-cell office:value-type="float" office:value="-6.84653527712376">
                <text:p>-6.8465352771237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1.30692656808752">
                <text:p>-1.30692656808752</text:p>
              </table:table-cell>
              <table:table-cell office:value-type="float" office:value="-6.77447696964235">
                <text:p>-6.7744769696423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1.853681608243">
                <text:p>-1.853681608243</text:p>
              </table:table-cell>
              <table:table-cell office:value-type="float" office:value="-6.70926153863433">
                <text:p>-6.7092615386343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2.33923960128213">
                <text:p>-2.33923960128213</text:p>
              </table:table-cell>
              <table:table-cell office:value-type="float" office:value="-6.6578603692397">
                <text:p>-6.657860369239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2.77110167807789">
                <text:p>-2.77110167807789</text:p>
              </table:table-cell>
              <table:table-cell office:value-type="float" office:value="-6.62511247144236">
                <text:p>-6.6251124714423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3.15650275741434">
                <text:p>-3.15650275741434</text:p>
              </table:table-cell>
              <table:table-cell office:value-type="float" office:value="-6.61424413983435">
                <text:p>-6.6142441398343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3.50227689565634">
                <text:p>-3.50227689565634</text:p>
              </table:table-cell>
              <table:table-cell office:value-type="float" office:value="-6.62727835403818">
                <text:p>-6.6272783540381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3.81477704149452">
                <text:p>-3.81477704149452</text:p>
              </table:table-cell>
              <table:table-cell office:value-type="float" office:value="-6.66535116602735">
                <text:p>-6.6653511660273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4.09983445394781">
                <text:p>-4.09983445394781</text:p>
              </table:table-cell>
              <table:table-cell office:value-type="float" office:value="-6.7289522946498">
                <text:p>-6.728952294649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4.36274623801801">
                <text:p>-4.36274623801801</text:p>
              </table:table-cell>
              <table:table-cell office:value-type="float" office:value="-6.81810513740047">
                <text:p>-6.8181051374004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4.60828212795625">
                <text:p>-4.60828212795625</text:p>
              </table:table-cell>
              <table:table-cell office:value-type="float" office:value="-6.93249877950435">
                <text:p>-6.9324987795043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4.84070379311106">
                <text:p>-4.84070379311106</text:p>
              </table:table-cell>
              <table:table-cell office:value-type="float" office:value="-7.07158201004873">
                <text:p>-7.0715820100487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5.06379161480483">
                <text:p>-5.06379161480483</text:p>
              </table:table-cell>
              <table:table-cell office:value-type="float" office:value="-7.234627127955">
                <text:p>-7.23462712795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5.28087516611985">
                <text:p>-5.28087516611985</text:p>
              </table:table-cell>
              <table:table-cell office:value-type="float" office:value="-7.42076951259019">
                <text:p>-7.4207695125901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5.49486460076688">
                <text:p>-5.49486460076688</text:p>
              </table:table-cell>
              <table:table-cell office:value-type="float" office:value="-7.62902752392104">
                <text:p>-7.6290275239210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5.7082808930823">
                <text:p>-5.7082808930823</text:p>
              </table:table-cell>
              <table:table-cell office:value-type="float" office:value="-7.8583062294732">
                <text:p>-7.858306229473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5.92328342672139">
                <text:p>-5.92328342672139</text:p>
              </table:table-cell>
              <table:table-cell office:value-type="float" office:value="-8.10738767008005">
                <text:p>-8.1073876700800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6.14169385105725">
                <text:p>-6.14169385105725</text:p>
              </table:table-cell>
              <table:table-cell office:value-type="float" office:value="-8.37490982304212">
                <text:p>-8.3749098230421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6.36501544825574">
                <text:p>-6.36501544825574</text:p>
              </table:table-cell>
              <table:table-cell office:value-type="float" office:value="-8.65933606317472">
                <text:p>-8.6593360631747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6.59444750974764">
                <text:p>-6.59444750974764</text:p>
              </table:table-cell>
              <table:table-cell office:value-type="float" office:value="-8.9589167361318">
                <text:p>-8.958916736131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6.83089443238605">
                <text:p>-6.83089443238605</text:p>
              </table:table-cell>
              <table:table-cell office:value-type="float" office:value="-9.27164443246413">
                <text:p>-9.2716444324641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7.07496943239386">
                <text:p>-7.07496943239386</text:p>
              </table:table-cell>
              <table:table-cell office:value-type="float" office:value="-9.59520468131671">
                <text:p>-9.5952046813167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7.32699295728615">
                <text:p>-7.32699295728615</text:p>
              </table:table-cell>
              <table:table-cell office:value-type="float" office:value="-9.92692407011112">
                <text:p>-9.9269240701111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7.58698606856864">
                <text:p>-7.58698606856864</text:p>
              </table:table-cell>
              <table:table-cell office:value-type="float" office:value="-10.2637182416809">
                <text:p>-10.263718241680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7.85465928587987">
                <text:p>-7.85465928587987</text:p>
              </table:table-cell>
              <table:table-cell office:value-type="float" office:value="-10.6020428186778">
                <text:p>-10.602042818677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8.12939763915967">
                <text:p>-8.12939763915967</text:p>
              </table:table-cell>
              <table:table-cell office:value-type="float" office:value="-10.937851040668">
                <text:p>-10.93785104066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8.41024297931051">
                <text:p>-8.41024297931051</text:p>
              </table:table-cell>
              <table:table-cell office:value-type="float" office:value="-11.2665627370026">
                <text:p>-11.266562737002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8.69587495507971">
                <text:p>-8.69587495507971</text:p>
              </table:table-cell>
              <table:table-cell office:value-type="float" office:value="-11.5830501350964">
                <text:p>-11.583050135096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8.98459247308138">
                <text:p>-8.98459247308138</text:p>
              </table:table-cell>
              <table:table-cell office:value-type="float" office:value="-11.881646818892">
                <text:p>-11.88164681889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9.27429790766244">
                <text:p>-9.27429790766244</text:p>
              </table:table-cell>
              <table:table-cell office:value-type="float" office:value="-12.1561867608429">
                <text:p>-12.156186760842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9.56248679298048">
                <text:p>-9.56248679298048</text:p>
              </table:table-cell>
              <table:table-cell office:value-type="float" office:value="-12.4000805589408">
                <text:p>-12.400080558940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9.84624616957652">
                <text:p>-9.84624616957652</text:p>
              </table:table-cell>
              <table:table-cell office:value-type="float" office:value="-12.6064355800693">
                <text:p>-12.606435580069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10.1222651106258">
                <text:p>-10.1222651106258</text:p>
              </table:table-cell>
              <table:table-cell office:value-type="float" office:value="-12.768225377245">
                <text:p>-12.76822537724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10.3868611372877">
                <text:p>-10.3868611372877</text:p>
              </table:table-cell>
              <table:table-cell office:value-type="float" office:value="-12.8785112544883">
                <text:p>-12.878511254488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10.6360261490078">
                <text:p>-10.6360261490078</text:p>
              </table:table-cell>
              <table:table-cell office:value-type="float" office:value="-12.9307150079597">
                <text:p>-12.930715007959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10.865495034903">
                <text:p>-10.865495034903</text:p>
              </table:table-cell>
              <table:table-cell office:value-type="float" office:value="-12.9189366279489">
                <text:p>-12.918936627948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11.0708391942076">
                <text:p>-11.0708391942076</text:p>
              </table:table-cell>
              <table:table-cell office:value-type="float" office:value="-12.8383042901369">
                <text:p>-12.838304290136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11.2475857038005">
                <text:p>-11.2475857038005</text:p>
              </table:table-cell>
              <table:table-cell office:value-type="float" office:value="-12.6853368028304">
                <text:p>-12.685336802830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11.3913608137035">
                <text:p>-11.3913608137035</text:p>
              </table:table-cell>
              <table:table-cell office:value-type="float" office:value="-12.4582916853571">
                <text:p>-12.458291685357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11.4980539008689">
                <text:p>-11.4980539008689</text:p>
              </table:table-cell>
              <table:table-cell office:value-type="float" office:value="-12.1574664521666">
                <text:p>-12.157466452166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11.5639951559986">
                <text:p>-11.5639951559986</text:p>
              </table:table-cell>
              <table:table-cell office:value-type="float" office:value="-11.7854178991963">
                <text:p>-11.785417899196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11.5861374303184">
                <text:p>-11.5861374303184</text:p>
              </table:table-cell>
              <table:table-cell office:value-type="float" office:value="-11.3470656168037">
                <text:p>-11.347065616803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11.5622302489669">
                <text:p>-11.5622302489669</text:p>
              </table:table-cell>
              <table:table-cell office:value-type="float" office:value="-10.8496525574249">
                <text:p>-10.849652557424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11.4909724798127">
                <text:p>-11.4909724798127</text:p>
              </table:table-cell>
              <table:table-cell office:value-type="float" office:value="-10.3025474300938">
                <text:p>-10.302547430093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11.3721299748408">
                <text:p>-11.3721299748408</text:p>
              </table:table-cell>
              <table:table-cell office:value-type="float" office:value="-9.71689003475659">
                <text:p>-9.7168900347565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11.2066059808324">
                <text:p>-11.2066059808324</text:p>
              </table:table-cell>
              <table:table-cell office:value-type="float" office:value="-9.10509926828945">
                <text:p>-9.1050992682894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10.9964553095781">
                <text:p>-10.9964553095781</text:p>
              </table:table-cell>
              <table:table-cell office:value-type="float" office:value="-8.48028140428167">
                <text:p>-8.480281404281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25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4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5">
      <style:chart-properties chart:symbol-type="named-symbol" chart:symbol-name="square" chart:symbol-width="0cm" chart:symbol-height="0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cm" svg:height="8.971cm" xlink:href=".." xlink:type="simple" chart:class="chart:scatter" chart:style-name="ch1">
        <chart:title svg:x="7.649cm" svg:y="0.315cm" chart:style-name="ch2">
          <text:p>XZ</text:p>
        </chart:title>
        <chart:plot-area chart:style-name="ch3" table:cell-range-address="Arkusz1.D1:Arkusz1.D1002 Arkusz1.F1:Arkusz1.F1002" chart:data-source-has-labels="row" svg:x="0.32cm" svg:y="1.273cm" svg:width="15.38cm" svg:height="7.519cm">
          <chartooo:coordinate-region svg:x="0.982cm" svg:y="1.472cm" svg:width="14.108cm" svg:height="6.6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F2:Arkusz1.F1002" chart:label-cell-address="Arkusz1.F1:Arkusz1.F1" chart:class="chart:scatter">
            <chart:domain table:cell-range-address="Arkusz1.D2:Arkusz1.D1002"/>
            <chart:data-point chart:repeated="10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z_n</text:p>
                <draw:g>
                  <svg:desc>Arkusz1.F1:Arkusz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Arkusz1.D2:Arkusz1.D1002</svg:desc>
                </draw:g>
              </table:table-cell>
              <table:table-cell office:value-type="float" office:value="2">
                <text:p>2</text:p>
                <draw:g>
                  <svg:desc>Arkusz1.F2:Arkusz1.F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8666666666667">
                <text:p>1.98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5">
                <text:p>2.05</text:p>
              </table:table-cell>
              <table:table-cell office:value-type="float" office:value="1.98368888888889">
                <text:p>1.98368888888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4452666666667">
                <text:p>2.14452666666667</text:p>
              </table:table-cell>
              <table:table-cell office:value-type="float" office:value="1.99219348518519">
                <text:p>1.992193485185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7993883777778">
                <text:p>2.27993883777778</text:p>
              </table:table-cell>
              <table:table-cell office:value-type="float" office:value="2.01409777301459">
                <text:p>2.014097773014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45408557801253">
                <text:p>2.45408557801253</text:p>
              </table:table-cell>
              <table:table-cell office:value-type="float" office:value="2.05207410176097">
                <text:p>2.052074101760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66604250570568">
                <text:p>2.66604250570568</text:p>
              </table:table-cell>
              <table:table-cell office:value-type="float" office:value="2.10959352989726">
                <text:p>2.109593529897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91590851650077">
                <text:p>2.91590851650077</text:p>
              </table:table-cell>
              <table:table-cell office:value-type="float" office:value="2.19103086940671">
                <text:p>2.191030869406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04648147742">
                <text:p>3.204648147742</text:p>
              </table:table-cell>
              <table:table-cell office:value-type="float" office:value="2.30182243930064">
                <text:p>2.301822439300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3396710392018">
                <text:p>3.53396710392018</text:p>
              </table:table-cell>
              <table:table-cell office:value-type="float" office:value="2.4486733433875">
                <text:p>2.4486733433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90620994389127">
                <text:p>3.90620994389127</text:p>
              </table:table-cell>
              <table:table-cell office:value-type="float" office:value="2.6398140175925">
                <text:p>2.63981401759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3242696522276">
                <text:p>4.3242696522276</text:p>
              </table:table-cell>
              <table:table-cell office:value-type="float" office:value="2.88530663736528">
                <text:p>2.885306637365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79149879336646">
                <text:p>4.79149879336646</text:p>
              </table:table-cell>
              <table:table-cell office:value-type="float" office:value="3.19740068685362">
                <text:p>3.197400686853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1161116566086">
                <text:p>5.31161116566086</text:p>
              </table:table-cell>
              <table:table-cell office:value-type="float" office:value="3.5909330558322">
                <text:p>3.59093305583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88856130289081">
                <text:p>5.88856130289081</text:p>
              </table:table-cell>
              <table:table-cell office:value-type="float" office:value="4.08376045185576">
                <text:p>4.083760451855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263867863838">
                <text:p>6.5263867863838</text:p>
              </table:table-cell>
              <table:table-cell office:value-type="float" office:value="4.69719916132808">
                <text:p>4.697199161328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22899514810354">
                <text:p>7.22899514810354</text:p>
              </table:table-cell>
              <table:table-cell office:value-type="float" office:value="5.4564271546739">
                <text:p>5.45642715467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99987329472697">
                <text:p>7.99987329472697</text:p>
              </table:table-cell>
              <table:table-cell office:value-type="float" office:value="6.39077357723428">
                <text:p>6.390773577234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8416932287935">
                <text:p>8.8416932287935</text:p>
              </table:table-cell>
              <table:table-cell office:value-type="float" office:value="7.53377795677566">
                <text:p>7.533777956775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75578417019717">
                <text:p>9.75578417019717</text:p>
              </table:table-cell>
              <table:table-cell office:value-type="float" office:value="8.9228437714936">
                <text:p>8.92284377149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7414394716762">
                <text:p>10.7414394716762</text:p>
              </table:table-cell>
              <table:table-cell office:value-type="float" office:value="10.5982385574191">
                <text:p>10.59823855741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7950295245688">
                <text:p>11.7950295245688</text:p>
              </table:table-cell>
              <table:table-cell office:value-type="float" office:value="12.6011114599021">
                <text:p>12.60111145990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9089031994076">
                <text:p>12.9089031994076</text:p>
              </table:table-cell>
              <table:table-cell office:value-type="float" office:value="14.9701263239621">
                <text:p>14.97012632396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0700860854655">
                <text:p>14.0700860854655</text:p>
              </table:table-cell>
              <table:table-cell office:value-type="float" office:value="17.7362805207329">
                <text:p>17.73628052073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2588313288421">
                <text:p>15.2588313288421</text:p>
              </table:table-cell>
              <table:table-cell office:value-type="float" office:value="20.9155610555038">
                <text:p>20.91556105550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4471559259922">
                <text:p>16.4471559259922</text:p>
              </table:table-cell>
              <table:table-cell office:value-type="float" office:value="24.4993765550937">
                <text:p>24.49937655509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.5976062450405">
                <text:p>17.5976062450405</text:p>
              </table:table-cell>
              <table:table-cell office:value-type="float" office:value="28.4433128057463">
                <text:p>28.44331280574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.662635172704">
                <text:p>18.662635172704</text:p>
              </table:table-cell>
              <table:table-cell office:value-type="float" office:value="32.6557778906747">
                <text:p>32.65577789067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.5851120678806">
                <text:p>19.5851120678806</text:p>
              </table:table-cell>
              <table:table-cell office:value-type="float" office:value="36.9894816378108">
                <text:p>36.98948163781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.3005647851963">
                <text:p>20.3005647851963</text:p>
              </table:table-cell>
              <table:table-cell office:value-type="float" office:value="41.2400837727067">
                <text:p>41.24008377270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.7416725862307">
                <text:p>20.7416725862307</text:p>
              </table:table-cell>
              <table:table-cell office:value-type="float" office:value="45.1569512606294">
                <text:p>45.15695126062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.8451767859768">
                <text:p>20.8451767859768</text:p>
              </table:table-cell>
              <table:table-cell office:value-type="float" office:value="48.4696207326667">
                <text:p>48.469620732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.5606899855388">
                <text:p>20.5606899855388</text:p>
              </table:table-cell>
              <table:table-cell office:value-type="float" office:value="50.9292937006743">
                <text:p>50.92929370067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.8599586934486">
                <text:p>19.8599586934486</text:p>
              </table:table-cell>
              <table:table-cell office:value-type="float" office:value="52.3578470428208">
                <text:p>52.35784704282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.7443050541359">
                <text:p>18.7443050541359</text:p>
              </table:table-cell>
              <table:table-cell office:value-type="float" office:value="52.6901338621058">
                <text:p>52.69013386210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2477675203223">
                <text:p>17.2477675203223</text:p>
              </table:table-cell>
              <table:table-cell office:value-type="float" office:value="51.9933977395315">
                <text:p>51.99339773953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.4343054092354">
                <text:p>15.4343054092354</text:p>
              </table:table-cell>
              <table:table-cell office:value-type="float" office:value="50.4539446876008">
                <text:p>50.45394468760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.3892438166136">
                <text:p>13.3892438166136</text:p>
              </table:table-cell>
              <table:table-cell office:value-type="float" office:value="48.3342734771315">
                <text:p>48.33427347713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2071436538205">
                <text:p>11.2071436538205</text:p>
              </table:table-cell>
              <table:table-cell office:value-type="float" office:value="45.9164109063576">
                <text:p>45.91641090635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97942471969899">
                <text:p>8.97942471969899</text:p>
              </table:table-cell>
              <table:table-cell office:value-type="float" office:value="43.4513373594582">
                <text:p>43.45133735945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78475593388861">
                <text:p>6.78475593388861</text:p>
              </table:table-cell>
              <table:table-cell office:value-type="float" office:value="41.1282493981543">
                <text:p>41.12824939815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68377716915974">
                <text:p>4.68377716915974</text:p>
              </table:table-cell>
              <table:table-cell office:value-type="float" office:value="39.0663623975978">
                <text:p>39.0663623975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71804934461146">
                <text:p>2.71804934461146</text:p>
              </table:table-cell>
              <table:table-cell office:value-type="float" office:value="37.3232673088251">
                <text:p>37.32326730882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12035428050817">
                <text:p>0.912035428050817</text:p>
              </table:table-cell>
              <table:table-cell office:value-type="float" office:value="35.9109746087605">
                <text:p>35.91097460876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723376107631156">
                <text:p>-0.723376107631156</text:p>
              </table:table-cell>
              <table:table-cell office:value-type="float" office:value="34.8125113794153">
                <text:p>34.81251137941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.18701949892976">
                <text:p>-2.18701949892976</text:p>
              </table:table-cell>
              <table:table-cell office:value-type="float" office:value="33.9952869384975">
                <text:p>33.99528693849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.48401073311306">
                <text:p>-3.48401073311306</text:p>
              </table:table-cell>
              <table:table-cell office:value-type="float" office:value="33.4202310082679">
                <text:p>33.42023100826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4.62303410260109">
                <text:p>-4.62303410260109</text:p>
              </table:table-cell>
              <table:table-cell office:value-type="float" office:value="33.0472451203882">
                <text:p>33.04724512038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.61439674770357">
                <text:p>-5.61439674770357</text:p>
              </table:table-cell>
              <table:table-cell office:value-type="float" office:value="32.8380200252847">
                <text:p>32.83802002528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6.46875288142643">
                <text:p>-6.46875288142643</text:p>
              </table:table-cell>
              <table:table-cell office:value-type="float" office:value="32.7572234295388">
                <text:p>32.75722342953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7.19635287979679">
                <text:p>-7.19635287979679</text:p>
              </table:table-cell>
              <table:table-cell office:value-type="float" office:value="32.7728115684258">
                <text:p>32.77281156842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7.80667482269756">
                <text:p>-7.80667482269756</text:p>
              </table:table-cell>
              <table:table-cell office:value-type="float" office:value="32.8559540814464">
                <text:p>32.85595408144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8.30831816272429">
                <text:p>-8.30831816272429</text:p>
              </table:table-cell>
              <table:table-cell office:value-type="float" office:value="32.9808536670706">
                <text:p>32.98085366707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8.70906520605757">
                <text:p>-8.70906520605757</text:p>
              </table:table-cell>
              <table:table-cell office:value-type="float" office:value="33.1245991367577">
                <text:p>33.12459913675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.01603923947348">
                <text:p>-9.01603923947348</text:p>
              </table:table-cell>
              <table:table-cell office:value-type="float" office:value="33.267100348103">
                <text:p>33.2671003481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9.23590659597065">
                <text:p>-9.23590659597065</text:p>
              </table:table-cell>
              <table:table-cell office:value-type="float" office:value="33.3911005791966">
                <text:p>33.39110057919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9.37508412059691">
                <text:p>-9.37508412059691</text:p>
              </table:table-cell>
              <table:table-cell office:value-type="float" office:value="33.4822339986836">
                <text:p>33.48223399868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9.43992450951937">
                <text:p>-9.43992450951937</text:p>
              </table:table-cell>
              <table:table-cell office:value-type="float" office:value="33.5290848581241">
                <text:p>33.52908485812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9.43686096663331">
                <text:p>-9.43686096663331</text:p>
              </table:table-cell>
              <table:table-cell office:value-type="float" office:value="33.5232057146708">
                <text:p>33.52320571467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9.37250034528778">
                <text:p>-9.37250034528778</text:p>
              </table:table-cell>
              <table:table-cell office:value-type="float" office:value="33.4590607877788">
                <text:p>33.45906078777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9.25366080690417">
                <text:p>-9.25366080690417</text:p>
              </table:table-cell>
              <table:table-cell office:value-type="float" office:value="33.3338744325422">
                <text:p>33.33387443254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9.08735606827905">
                <text:p>-9.08735606827905</text:p>
              </table:table-cell>
              <table:table-cell office:value-type="float" office:value="33.1473807334516">
                <text:p>33.14738073345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8.88073332531044">
                <text:p>-8.88073332531044</text:p>
              </table:table-cell>
              <table:table-cell office:value-type="float" office:value="32.9014855399604">
                <text:p>32.90148553996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8.64097564645621">
                <text:p>-8.64097564645621</text:p>
              </table:table-cell>
              <table:table-cell office:value-type="float" office:value="32.599864435321">
                <text:p>32.5998644353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8.37518179297239">
                <text:p>-8.37518179297239</text:p>
              </table:table-cell>
              <table:table-cell office:value-type="float" office:value="32.2475274967791">
                <text:p>32.24752749677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8.09023697116272">
                <text:p>-8.09023697116272</text:p>
              </table:table-cell>
              <table:table-cell office:value-type="float" office:value="31.8503836624895">
                <text:p>31.85038366248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7.79268708300297">
                <text:p>-7.79268708300297</text:p>
              </table:table-cell>
              <table:table-cell office:value-type="float" office:value="31.4148345300566">
                <text:p>31.41483453005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7.4886269293102">
                <text:p>-7.4886269293102</text:p>
              </table:table-cell>
              <table:table-cell office:value-type="float" office:value="30.9474207657773">
                <text:p>30.94742076577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7.18360996850767">
                <text:p>-7.18360996850767</text:p>
              </table:table-cell>
              <table:table-cell office:value-type="float" office:value="30.4545357222309">
                <text:p>30.45453572223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6.88258411194549">
                <text:p>-6.88258411194549</text:p>
              </table:table-cell>
              <table:table-cell office:value-type="float" office:value="29.9422120570367">
                <text:p>29.94221205703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6.58985506235437">
                <text:p>-6.58985506235437</text:p>
              </table:table-cell>
              <table:table-cell office:value-type="float" office:value="29.415979478847">
                <text:p>29.4159794788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6.30907618626054">
                <text:p>-6.30907618626054</text:p>
              </table:table-cell>
              <table:table-cell office:value-type="float" office:value="28.8807860470365">
                <text:p>28.88078604703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6.04326203193781">
                <text:p>-6.04326203193781</text:p>
              </table:table-cell>
              <table:table-cell office:value-type="float" office:value="28.3409720005884">
                <text:p>28.34097200058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5.79482141212976">
                <text:p>-5.79482141212976</text:p>
              </table:table-cell>
              <table:table-cell office:value-type="float" office:value="27.8002837306183">
                <text:p>27.80028373061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5.56560541532356">
                <text:p>-5.56560541532356</text:p>
              </table:table-cell>
              <table:table-cell office:value-type="float" office:value="27.2619158064904">
                <text:p>27.26191580649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5.35696567686807">
                <text:p>-5.35696567686807</text:p>
              </table:table-cell>
              <table:table-cell office:value-type="float" office:value="26.7285703755548">
                <text:p>26.72857037555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.16981858961172">
                <text:p>-5.16981858961172</text:p>
              </table:table-cell>
              <table:table-cell office:value-type="float" office:value="26.202525259209">
                <text:p>26.2025252592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5.00471172113541">
                <text:p>-5.00471172113541</text:p>
              </table:table-cell>
              <table:table-cell office:value-type="float" office:value="25.6857042389996">
                <text:p>25.68570423899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4.86188940793118">
                <text:p>-4.86188940793118</text:p>
              </table:table-cell>
              <table:table-cell office:value-type="float" office:value="25.179745069583">
                <text:p>25.1797450695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4.74135522057953">
                <text:p>-4.74135522057953</text:p>
              </table:table-cell>
              <table:table-cell office:value-type="float" office:value="24.6860624983325">
                <text:p>24.68606249833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4.6429296720025">
                <text:p>-4.6429296720025</text:p>
              </table:table-cell>
              <table:table-cell office:value-type="float" office:value="24.2059049427957">
                <text:p>24.20590494279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4.56630213342256">
                <text:p>-4.56630213342256</text:p>
              </table:table-cell>
              <table:table-cell office:value-type="float" office:value="23.7404044764562">
                <text:p>23.74040447645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4.51107641093391">
                <text:p>-4.51107641093391</text:p>
              </table:table-cell>
              <table:table-cell office:value-type="float" office:value="23.2906204420457">
                <text:p>23.29062044204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4.47680981591226">
                <text:p>-4.47680981591226</text:p>
              </table:table-cell>
              <table:table-cell office:value-type="float" office:value="22.8575774112622">
                <text:p>22.85757741126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4.46304584096608">
                <text:p>-4.46304584096608</text:p>
              </table:table-cell>
              <table:table-cell office:value-type="float" office:value="22.4422984050925">
                <text:p>22.44229840509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4.46934074137089">
                <text:p>-4.46934074137089</text:p>
              </table:table-cell>
              <table:table-cell office:value-type="float" office:value="22.0458343389828">
                <text:p>22.04583433898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4.4952844338787">
                <text:p>-4.4952844338787</text:p>
              </table:table-cell>
              <table:table-cell office:value-type="float" office:value="21.669290610092">
                <text:p>21.6692906100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4.54051617463893">
                <text:p>-4.54051617463893</text:p>
              </table:table-cell>
              <table:table-cell office:value-type="float" office:value="21.31385163592">
                <text:p>21.313851635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4.60473547885752">
                <text:p>-4.60473547885752</text:p>
              </table:table-cell>
              <table:table-cell office:value-type="float" office:value="20.9808040092365">
                <text:p>20.98080400923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4.68770870823056">
                <text:p>-4.68770870823056</text:p>
              </table:table-cell>
              <table:table-cell office:value-type="float" office:value="20.671558767935">
                <text:p>20.6715587679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4.78927168770544">
                <text:p>-4.78927168770544</text:p>
              </table:table-cell>
              <table:table-cell office:value-type="float" office:value="20.3876730964541">
                <text:p>20.38767309645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4.90932862851116">
                <text:p>-4.90932862851116</text:p>
              </table:table-cell>
              <table:table-cell office:value-type="float" office:value="20.1308715776199">
                <text:p>20.13087157761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5.04784753585725">
                <text:p>-5.04784753585725</text:p>
              </table:table-cell>
              <table:table-cell office:value-type="float" office:value="19.9030668951196">
                <text:p>19.90306689511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5.20485217221219">
                <text:p>-5.20485217221219</text:p>
              </table:table-cell>
              <table:table-cell office:value-type="float" office:value="19.70637963871">
                <text:p>19.706379638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5.38041053485369">
                <text:p>-5.38041053485369</text:p>
              </table:table-cell>
              <table:table-cell office:value-type="float" office:value="19.543156575538">
                <text:p>19.5431565755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.57461969338538">
                <text:p>-5.57461969338538</text:p>
              </table:table-cell>
              <table:table-cell office:value-type="float" office:value="19.4159864090122">
                <text:p>19.41598640901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5.78758672339632">
                <text:p>-5.78758672339632</text:p>
              </table:table-cell>
              <table:table-cell office:value-type="float" office:value="19.3277116386514">
                <text:p>19.32771163865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6.01940537162527">
                <text:p>-6.01940537162527</text:p>
              </table:table-cell>
              <table:table-cell office:value-type="float" office:value="19.2814346488349">
                <text:p>19.28143464883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6.27012800280725">
                <text:p>-6.27012800280725</text:p>
              </table:table-cell>
              <table:table-cell office:value-type="float" office:value="19.2805155837713">
                <text:p>19.28051558377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6.53973231829526">
                <text:p>-6.53973231829526</text:p>
              </table:table-cell>
              <table:table-cell office:value-type="float" office:value="19.3285589100752">
                <text:p>19.32855891007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6.82808231448501">
                <text:p>-6.82808231448501</text:p>
              </table:table-cell>
              <table:table-cell office:value-type="float" office:value="19.429384839329">
                <text:p>19.4293848393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7.13488298231757">
                <text:p>-7.13488298231757</text:p>
              </table:table-cell>
              <table:table-cell office:value-type="float" office:value="19.586981012624">
                <text:p>19.5869810126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7.4596283601769">
                <text:p>-7.4596283601769</text:p>
              </table:table-cell>
              <table:table-cell office:value-type="float" office:value="19.8054290976752">
                <text:p>19.80542909767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7.80154276949233">
                <text:p>-7.80154276949233</text:p>
              </table:table-cell>
              <table:table-cell office:value-type="float" office:value="20.088800316905">
                <text:p>20.0888003169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8.15951541892535">
                <text:p>-8.15951541892535</text:p>
              </table:table-cell>
              <table:table-cell office:value-type="float" office:value="20.441013564449">
                <text:p>20.4410135644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8.5320290968369">
                <text:p>-8.5320290968369</text:p>
              </table:table-cell>
              <table:table-cell office:value-type="float" office:value="20.8656498979819">
                <text:p>20.86564989798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8.91708442113159">
                <text:p>-8.91708442113159</text:p>
              </table:table-cell>
              <table:table-cell office:value-type="float" office:value="21.3657180955391">
                <text:p>21.36571809553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9.31212211331446">
                <text:p>-9.31212211331446</text:p>
              </table:table-cell>
              <table:table-cell office:value-type="float" office:value="21.9433680037997">
                <text:p>21.94336800379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9.71394702675175">
                <text:p>-9.71394702675175</text:p>
              </table:table-cell>
              <table:table-cell office:value-type="float" office:value="22.5995519724411">
                <text:p>22.59955197244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0.1186591743416">
                <text:p>-10.1186591743416</text:p>
              </table:table-cell>
              <table:table-cell office:value-type="float" office:value="23.3336401578386">
                <text:p>23.33364015783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0.5215987047303">
                <text:p>-10.5215987047303</text:p>
              </table:table-cell>
              <table:table-cell office:value-type="float" office:value="24.1430031660817">
                <text:p>24.14300316608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0.9173135324296">
                <text:p>-10.9173135324296</text:p>
              </table:table-cell>
              <table:table-cell office:value-type="float" office:value="25.0225854032096">
                <text:p>25.02258540320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1.2995599032691">
                <text:p>-11.2995599032691</text:p>
              </table:table-cell>
              <table:table-cell office:value-type="float" office:value="25.9645041544866">
                <text:p>25.96450415448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1.661347228453">
                <text:p>-11.661347228453</text:p>
              </table:table-cell>
              <table:table-cell office:value-type="float" office:value="26.9577216724252">
                <text:p>26.95772167242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1.9950385952027">
                <text:p>-11.9950385952027</text:p>
              </table:table-cell>
              <table:table-cell office:value-type="float" office:value="27.9878483757998">
                <text:p>27.98784837579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2.292516933868">
                <text:p>-12.292516933868</text:p>
              </table:table-cell>
              <table:table-cell office:value-type="float" office:value="29.0371416768019">
                <text:p>29.03714167680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2.5454233758862">
                <text:p>-12.5454233758862</text:p>
              </table:table-cell>
              <table:table-cell office:value-type="float" office:value="30.0847632965674">
                <text:p>30.08476329656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2.7454685107236">
                <text:p>-12.7454685107236</text:p>
              </table:table-cell>
              <table:table-cell office:value-type="float" office:value="31.1073445098767">
                <text:p>31.10734450987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2.884809019159">
                <text:p>-12.884809019159</text:p>
              </table:table-cell>
              <table:table-cell office:value-type="float" office:value="32.0798810047784">
                <text:p>32.07988100477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2.9564720415532">
                <text:p>-12.9564720415532</text:p>
              </table:table-cell>
              <table:table-cell office:value-type="float" office:value="32.9769369816482">
                <text:p>32.97693698164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2.9547988348975">
                <text:p>-12.9547988348975</text:p>
              </table:table-cell>
              <table:table-cell office:value-type="float" office:value="33.7740857875809">
                <text:p>33.77408578758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2.875869664077">
                <text:p>-12.875869664077</text:p>
              </table:table-cell>
              <table:table-cell office:value-type="float" office:value="34.4494604754202">
                <text:p>34.44946047542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2.7178657833783">
                <text:p>-12.7178657833783</text:p>
              </table:table-cell>
              <table:table-cell office:value-type="float" office:value="34.9852446547092">
                <text:p>34.98524465470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2.4813240474073">
                <text:p>-12.4813240474073</text:p>
              </table:table-cell>
              <table:table-cell office:value-type="float" office:value="35.3689152930659">
                <text:p>35.36891529306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2.1692466326271">
                <text:p>-12.1692466326271</text:p>
              </table:table-cell>
              <table:table-cell office:value-type="float" office:value="35.5940647841731">
                <text:p>35.59406478417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1.7870425897746">
                <text:p>-11.7870425897746</text:p>
              </table:table-cell>
              <table:table-cell office:value-type="float" office:value="35.660681833173">
                <text:p>35.6606818331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1.3422976977005">
                <text:p>-11.3422976977005</text:p>
              </table:table-cell>
              <table:table-cell office:value-type="float" office:value="35.5748513493071">
                <text:p>35.57485134930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0.8443909181305">
                <text:p>-10.8443909181305</text:p>
              </table:table-cell>
              <table:table-cell office:value-type="float" office:value="35.3479251253329">
                <text:p>35.34792512533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0.3039953675958">
                <text:p>-10.3039953675958</text:p>
              </table:table-cell>
              <table:table-cell office:value-type="float" office:value="34.995295872468">
                <text:p>34.9952958724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9.73251516420554">
                <text:p>-9.73251516420554</text:p>
              </table:table-cell>
              <table:table-cell office:value-type="float" office:value="34.5349582510493">
                <text:p>34.534958251049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9.14151429155573">
                <text:p>-9.14151429155573</text:p>
              </table:table-cell>
              <table:table-cell office:value-type="float" office:value="33.9860520497239">
                <text:p>33.98605204972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8.5421894194574">
                <text:p>-8.5421894194574</text:p>
              </table:table-cell>
              <table:table-cell office:value-type="float" office:value="33.3675564754679">
                <text:p>33.36755647546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7.94492718863579">
                <text:p>-7.94492718863579</text:p>
              </table:table-cell>
              <table:table-cell office:value-type="float" office:value="32.6972522593578">
                <text:p>32.69725225935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7.35897092965202">
                <text:p>-7.35897092965202</text:p>
              </table:table-cell>
              <table:table-cell office:value-type="float" office:value="31.9910062314337">
                <text:p>31.991006231433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6.79220560478057">
                <text:p>-6.79220560478057</text:p>
              </table:table-cell>
              <table:table-cell office:value-type="float" office:value="31.262376308397">
                <text:p>31.2623763083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6.25105579587815">
                <text:p>-6.25105579587815</text:p>
              </table:table-cell>
              <table:table-cell office:value-type="float" office:value="30.5224934334439">
                <text:p>30.522493433443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5.74048152970342">
                <text:p>-5.74048152970342</text:p>
              </table:table-cell>
              <table:table-cell office:value-type="float" office:value="29.7801544382708">
                <text:p>29.78015443827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5.26405112981483">
                <text:p>-5.26405112981483</text:p>
              </table:table-cell>
              <table:table-cell office:value-type="float" office:value="29.0420542774373">
                <text:p>29.042054277437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4.82406864871138">
                <text:p>-4.82406864871138</text:p>
              </table:table-cell>
              <table:table-cell office:value-type="float" office:value="28.3130928120035">
                <text:p>28.31309281200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4.42173476240301">
                <text:p>-4.42173476240301</text:p>
              </table:table-cell>
              <table:table-cell office:value-type="float" office:value="27.5967047582328">
                <text:p>27.59670475823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4.05732315372134">
                <text:p>-4.05732315372134</text:p>
              </table:table-cell>
              <table:table-cell office:value-type="float" office:value="26.8951768666439">
                <text:p>26.89517686664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.73035835182228">
                <text:p>-3.73035835182228</text:p>
              </table:table-cell>
              <table:table-cell office:value-type="float" office:value="26.2099306758176">
                <text:p>26.20993067581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3.43978497945812">
                <text:p>-3.43978497945812</text:p>
              </table:table-cell>
              <table:table-cell office:value-type="float" office:value="25.5417606448177">
                <text:p>25.54176064481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3.18412191975601">
                <text:p>-3.18412191975601</text:p>
              </table:table-cell>
              <table:table-cell office:value-type="float" office:value="24.891025639415">
                <text:p>24.8910256394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2.96159782645154">
                <text:p>-2.96159782645154</text:p>
              </table:table-cell>
              <table:table-cell office:value-type="float" office:value="24.2577968953795">
                <text:p>24.25779689537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2.7702666149003">
                <text:p>-2.7702666149003</text:p>
              </table:table-cell>
              <table:table-cell office:value-type="float" office:value="23.6419683183329">
                <text:p>23.64196831833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2.60810313937403">
                <text:p>-2.60810313937403</text:p>
              </table:table-cell>
              <table:table-cell office:value-type="float" office:value="23.0433359947797">
                <text:p>23.043335994779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2.47308028921515">
                <text:p>-2.47308028921515</text:p>
              </table:table-cell>
              <table:table-cell office:value-type="float" office:value="22.4616537028364">
                <text:p>22.46165370283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2.36322934038721">
                <text:p>-2.36322934038721</text:p>
              </table:table-cell>
              <table:table-cell office:value-type="float" office:value="21.8966705103">
                <text:p>21.89667051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2.27668569070349">
                <text:p>-2.27668569070349</text:p>
              </table:table-cell>
              <table:table-cell office:value-type="float" office:value="21.348155576629">
                <text:p>21.3481555766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2.21172218046871">
                <text:p>-2.21172218046871</text:p>
              </table:table-cell>
              <table:table-cell office:value-type="float" office:value="20.8159142558445">
                <text:p>20.81591425584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.16677212968452">
                <text:p>-2.16677212968452</text:p>
              </table:table-cell>
              <table:table-cell office:value-type="float" office:value="20.2997986566245">
                <text:p>20.29979865662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.14044406409286">
                <text:p>-2.14044406409286</text:p>
              </table:table-cell>
              <table:table-cell office:value-type="float" office:value="19.7997150151923">
                <text:p>19.79971501519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.13152989525038">
                <text:p>-2.13152989525038</text:p>
              </table:table-cell>
              <table:table-cell office:value-type="float" office:value="19.3156295947238">
                <text:p>19.31562959472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.13900809223609">
                <text:p>-2.13900809223609</text:p>
              </table:table-cell>
              <table:table-cell office:value-type="float" office:value="18.8475743358517">
                <text:p>18.84757433585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.16204315279839">
                <text:p>-2.16204315279839</text:p>
              </table:table-cell>
              <table:table-cell office:value-type="float" office:value="18.3956531278436">
                <text:p>18.39565312784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.1999824611658">
                <text:p>-2.1999824611658</text:p>
              </table:table-cell>
              <table:table-cell office:value-type="float" office:value="17.9600493259012">
                <text:p>17.96004932590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.25235141485205">
                <text:p>-2.25235141485205</text:p>
              </table:table-cell>
              <table:table-cell office:value-type="float" office:value="17.5410349834668">
                <text:p>17.54103498346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.31884751656563">
                <text:p>-2.31884751656563</text:p>
              </table:table-cell>
              <table:table-cell office:value-type="float" office:value="17.1389821784119">
                <text:p>17.13898217841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.39933396032874">
                <text:p>-2.39933396032874</text:p>
              </table:table-cell>
              <table:table-cell office:value-type="float" office:value="16.7543767707288">
                <text:p>16.75437677072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.49383309196431">
                <text:p>-2.49383309196431</text:p>
              </table:table-cell>
              <table:table-cell office:value-type="float" office:value="16.3878349222834">
                <text:p>16.38783492228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2.60251999087869">
                <text:p>-2.60251999087869</text:p>
              </table:table-cell>
              <table:table-cell office:value-type="float" office:value="16.0401227244458">
                <text:p>16.04012272444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2.72571629936068">
                <text:p>-2.72571629936068</text:p>
              </table:table-cell>
              <table:table-cell office:value-type="float" office:value="15.7121793070525">
                <text:p>15.71217930705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2.86388431361687">
                <text:p>-2.86388431361687</text:p>
              </table:table-cell>
              <table:table-cell office:value-type="float" office:value="15.4051438331613">
                <text:p>15.40514383316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3.0176212431519">
                <text:p>-3.0176212431519</text:p>
              </table:table-cell>
              <table:table-cell office:value-type="float" office:value="15.12038680932">
                <text:p>15.120386809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3.18765343713293">
                <text:p>-3.18765343713293</text:p>
              </table:table-cell>
              <table:table-cell office:value-type="float" office:value="14.8595461501337">
                <text:p>14.85954615013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3.37483026290067">
                <text:p>-3.37483026290067</text:p>
              </table:table-cell>
              <table:table-cell office:value-type="float" office:value="14.6245684156838">
                <text:p>14.62456841568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3.58011719727683">
                <text:p>-3.58011719727683</text:p>
              </table:table-cell>
              <table:table-cell office:value-type="float" office:value="14.4177555735039">
                <text:p>14.41775557350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.80458754989883">
                <text:p>-3.80458754989883</text:p>
              </table:table-cell>
              <table:table-cell office:value-type="float" office:value="14.2418174999763">
                <text:p>14.24181749997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4.04941207338405">
                <text:p>-4.04941207338405</text:p>
              </table:table-cell>
              <table:table-cell office:value-type="float" office:value="14.0999301976215">
                <text:p>14.09993019762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4.31584552158482">
                <text:p>-4.31584552158482</text:p>
              </table:table-cell>
              <table:table-cell office:value-type="float" office:value="13.9957993226087">
                <text:p>13.995799322608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4.60520898888875">
                <text:p>-4.60520898888875</text:p>
              </table:table-cell>
              <table:table-cell office:value-type="float" office:value="13.9337280354484">
                <text:p>13.93372803544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4.91886659604456">
                <text:p>-4.91886659604456</text:p>
              </table:table-cell>
              <table:table-cell office:value-type="float" office:value="13.9186873360072">
                <text:p>13.91868733600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5.25819477951565">
                <text:p>-5.25819477951565</text:p>
              </table:table-cell>
              <table:table-cell office:value-type="float" office:value="13.9563858329545">
                <text:p>13.95638583295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5.62454209470025">
                <text:p>-5.62454209470025</text:p>
              </table:table-cell>
              <table:table-cell office:value-type="float" office:value="14.0533342214883">
                <text:p>14.053334221488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6.01917706913372">
                <text:p>-6.01917706913372</text:p>
              </table:table-cell>
              <table:table-cell office:value-type="float" office:value="14.2168974825733">
                <text:p>14.21689748257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6.44322126303676">
                <text:p>-6.44322126303676</text:p>
              </table:table-cell>
              <table:table-cell office:value-type="float" office:value="14.4553248510913">
                <text:p>14.45532485109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6.89756435315575">
                <text:p>-6.89756435315575</text:p>
              </table:table-cell>
              <table:table-cell office:value-type="float" office:value="14.7777438300702">
                <text:p>14.777743830070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7.38275782101898">
                <text:p>-7.38275782101898</text:p>
              </table:table-cell>
              <table:table-cell office:value-type="float" office:value="15.1940999181593">
                <text:p>15.194099918159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7.89888380589011">
                <text:p>-7.89888380589011</text:p>
              </table:table-cell>
              <table:table-cell office:value-type="float" office:value="15.7150183659237">
                <text:p>15.715018365923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8.44539603358879">
                <text:p>-8.44539603358879</text:p>
              </table:table-cell>
              <table:table-cell office:value-type="float" office:value="16.3515585217976">
                <text:p>16.35155852179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9.02093067491979">
                <text:p>-9.02093067491979</text:p>
              </table:table-cell>
              <table:table-cell office:value-type="float" office:value="17.1148259005669">
                <text:p>17.11482590056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9.62308681112829">
                <text:p>-9.62308681112829</text:p>
              </table:table-cell>
              <table:table-cell office:value-type="float" office:value="18.015403321657">
                <text:p>18.0154033216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0.2481792426144">
                <text:p>-10.2481792426144</text:p>
              </table:table-cell>
              <table:table-cell office:value-type="float" office:value="19.0625624374749">
                <text:p>19.06256243747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0.8909710604356">
                <text:p>-10.8909710604356</text:p>
              </table:table-cell>
              <table:table-cell office:value-type="float" office:value="20.2632237935015">
                <text:p>20.26322379350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1.5444000611644">
                <text:p>-11.5444000611644</text:p>
              </table:table-cell>
              <table:table-cell office:value-type="float" office:value="21.6206512990992">
                <text:p>21.62065129909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2.1993219065186">
                <text:p>-12.1993219065186</text:p>
              </table:table-cell>
              <table:table-cell office:value-type="float" office:value="23.1329003046685">
                <text:p>23.13290030466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2.8443037023555">
                <text:p>-12.8443037023555</text:p>
              </table:table-cell>
              <table:table-cell office:value-type="float" office:value="24.7910915681252">
                <text:p>24.79109156812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3.4655134946783">
                <text:p>-13.4655134946783</text:p>
              </table:table-cell>
              <table:table-cell office:value-type="float" office:value="26.5776578925058">
                <text:p>26.57765789250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4.0467621005953">
                <text:p>-14.0467621005953</text:p>
              </table:table-cell>
              <table:table-cell office:value-type="float" office:value="28.4648019801331">
                <text:p>28.464801980133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4.5697604132093">
                <text:p>-14.5697604132093</text:p>
              </table:table-cell>
              <table:table-cell office:value-type="float" office:value="30.4134991367336">
                <text:p>30.41349913673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5.0146531864963">
                <text:p>-15.0146531864963</text:p>
              </table:table-cell>
              <table:table-cell office:value-type="float" office:value="32.3734497897065">
                <text:p>32.373449789706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5.3608738901288">
                <text:p>-15.3608738901288</text:p>
              </table:table-cell>
              <table:table-cell office:value-type="float" office:value="34.2843942775247">
                <text:p>34.28439427752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5.5883298313543">
                <text:p>-15.5883298313543</text:p>
              </table:table-cell>
              <table:table-cell office:value-type="float" office:value="36.0791004330143">
                <text:p>36.07910043301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5.6788709571819">
                <text:p>-15.6788709571819</text:p>
              </table:table-cell>
              <table:table-cell office:value-type="float" office:value="37.6880898507151">
                <text:p>37.68808985071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5.6179245470467">
                <text:p>-15.6179245470467</text:p>
              </table:table-cell>
              <table:table-cell office:value-type="float" office:value="39.045786976301">
                <text:p>39.0457869763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5.3961050604782">
                <text:p>-15.3961050604782</text:p>
              </table:table-cell>
              <table:table-cell office:value-type="float" office:value="40.0973256614096">
                <text:p>40.09732566140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5.0105555253266">
                <text:p>-15.0105555253266</text:p>
              </table:table-cell>
              <table:table-cell office:value-type="float" office:value="40.8048680391836">
                <text:p>40.80486803918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4.4657686371473">
                <text:p>-14.4657686371473</text:p>
              </table:table-cell>
              <table:table-cell office:value-type="float" office:value="41.152150613146">
                <text:p>41.1521506131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3.7736895684458">
                <text:p>-13.7736895684458</text:p>
              </table:table-cell>
              <table:table-cell office:value-type="float" office:value="41.1461989841186">
                <text:p>41.14619898411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2.9530174608136">
                <text:p>-12.9530174608136</text:p>
              </table:table-cell>
              <table:table-cell office:value-type="float" office:value="40.8157439696871">
                <text:p>40.815743969687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2.0277739316402">
                <text:p>-12.0277739316402</text:p>
              </table:table-cell>
              <table:table-cell office:value-type="float" office:value="40.2066611850081">
                <text:p>40.206661185008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1.0253516178024">
                <text:p>-11.0253516178024</text:p>
              </table:table-cell>
              <table:table-cell office:value-type="float" office:value="39.375466113427">
                <text:p>39.37546611342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9.9743490233617">
                <text:p>-9.9743490233617</text:p>
              </table:table-cell>
              <table:table-cell office:value-type="float" office:value="38.3822701512043">
                <text:p>38.382270151204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8.90251284897477">
                <text:p>-8.90251284897477</text:p>
              </table:table-cell>
              <table:table-cell office:value-type="float" office:value="37.2845325216505">
                <text:p>37.28453252165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7.83504791860409">
                <text:p>-7.83504791860409</text:p>
              </table:table-cell>
              <table:table-cell office:value-type="float" office:value="36.1325136454893">
                <text:p>36.132513645489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6.7934459476545">
                <text:p>-6.7934459476545</text:p>
              </table:table-cell>
              <table:table-cell office:value-type="float" office:value="34.9667595716942">
                <text:p>34.966759571694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5.79486651147965">
                <text:p>-5.79486651147965</text:p>
              </table:table-cell>
              <table:table-cell office:value-type="float" office:value="33.8174421858101">
                <text:p>33.81744218581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4.85200906275576">
                <text:p>-4.85200906275576</text:p>
              </table:table-cell>
              <table:table-cell office:value-type="float" office:value="32.7050752009096">
                <text:p>32.70507520090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3.973359765975">
                <text:p>-3.973359765975</text:p>
              </table:table-cell>
              <table:table-cell office:value-type="float" office:value="31.6420383465729">
                <text:p>31.642038346572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3.16368081526162">
                <text:p>-3.16368081526162</text:p>
              </table:table-cell>
              <table:table-cell office:value-type="float" office:value="30.6344119590175">
                <text:p>30.63441195901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2.42462206072831">
                <text:p>-2.42462206072831</text:p>
              </table:table-cell>
              <table:table-cell office:value-type="float" office:value="29.6837684694788">
                <text:p>29.68376846947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.75536164980417">
                <text:p>-1.75536164980417</text:p>
              </table:table-cell>
              <table:table-cell office:value-type="float" office:value="28.7887188759965">
                <text:p>28.78871887599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.1532127598447">
                <text:p>-1.1532127598447</text:p>
              </table:table-cell>
              <table:table-cell office:value-type="float" office:value="27.9461337442953">
                <text:p>27.946133744295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614160399263569">
                <text:p>-0.614160399263569</text:p>
              </table:table-cell>
              <table:table-cell office:value-type="float" office:value="27.1520383017641">
                <text:p>27.15203830176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133312704839919">
                <text:p>-0.133312704839919</text:p>
              </table:table-cell>
              <table:table-cell office:value-type="float" office:value="26.4022241158114">
                <text:p>26.40222411581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94735119101244">
                <text:p>0.294735119101244</text:p>
              </table:table-cell>
              <table:table-cell office:value-type="float" office:value="25.6926361075081">
                <text:p>25.69263610750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67561799128887">
                <text:p>0.67561799128887</text:p>
              </table:table-cell>
              <table:table-cell office:value-type="float" office:value="25.0195937884153">
                <text:p>25.01959378841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01498907358842">
                <text:p>1.01498907358842</text:p>
              </table:table-cell>
              <table:table-cell office:value-type="float" office:value="24.3798977383182">
                <text:p>24.37989773831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31836733490163">
                <text:p>1.31836733490163</text:p>
              </table:table-cell>
              <table:table-cell office:value-type="float" office:value="23.7708617221978">
                <text:p>23.770861722197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59103336263767">
                <text:p>1.59103336263767</text:p>
              </table:table-cell>
              <table:table-cell office:value-type="float" office:value="23.1903003990004">
                <text:p>23.19030039900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83796331774808">
                <text:p>1.83796331774808</text:p>
              </table:table-cell>
              <table:table-cell office:value-type="float" office:value="22.6364936396522">
                <text:p>22.636493639652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06379233696317">
                <text:p>2.06379233696317</text:p>
              </table:table-cell>
              <table:table-cell office:value-type="float" office:value="22.1081414461753">
                <text:p>22.108141446175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7280012869168">
                <text:p>2.27280012869168</text:p>
              </table:table-cell>
              <table:table-cell office:value-type="float" office:value="21.6043182636052">
                <text:p>21.60431826360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46891284352694">
                <text:p>2.46891284352694</text:p>
              </table:table-cell>
              <table:table-cell office:value-type="float" office:value="21.1244318145105">
                <text:p>21.12443181451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65571646587518">
                <text:p>2.65571646587518</text:p>
              </table:table-cell>
              <table:table-cell office:value-type="float" office:value="20.6681891253228">
                <text:p>20.66818912532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83647795552129">
                <text:p>2.83647795552129</text:p>
              </table:table-cell>
              <table:table-cell office:value-type="float" office:value="20.2355708412303">
                <text:p>20.23557084123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01417117570501">
                <text:p>3.01417117570501</text:p>
              </table:table-cell>
              <table:table-cell office:value-type="float" office:value="19.8268139809088">
                <text:p>19.82681398090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19150529585906">
                <text:p>3.19150529585906</text:p>
              </table:table-cell>
              <table:table-cell office:value-type="float" office:value="19.4424027595261">
                <text:p>19.44240275952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37095387333288">
                <text:p>3.37095387333288</text:p>
              </table:table-cell>
              <table:table-cell office:value-type="float" office:value="19.0830668550079">
                <text:p>19.083066855007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55478321890152">
                <text:p>3.55478321890152</text:p>
              </table:table-cell>
              <table:table-cell office:value-type="float" office:value="18.7497863968168">
                <text:p>18.749786396816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74507895290764">
                <text:p>3.74507895290764</text:p>
              </table:table-cell>
              <table:table-cell office:value-type="float" office:value="18.4438029384229">
                <text:p>18.44380293842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94376987704204">
                <text:p>3.94376987704204</text:p>
              </table:table-cell>
              <table:table-cell office:value-type="float" office:value="18.1666356768443">
                <text:p>18.166635676844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15264843305389">
                <text:p>4.15264843305389</text:p>
              </table:table-cell>
              <table:table-cell office:value-type="float" office:value="17.9201021629417">
                <text:p>17.92010216294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37338710403504">
                <text:p>4.37338710403504</text:p>
              </table:table-cell>
              <table:table-cell office:value-type="float" office:value="17.7063426716318">
                <text:p>17.706342671631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60755014473361">
                <text:p>4.60755014473361</text:p>
              </table:table-cell>
              <table:table-cell office:value-type="float" office:value="17.5278472435823">
                <text:p>17.527847243582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85660001206455">
                <text:p>4.85660001206455</text:p>
              </table:table-cell>
              <table:table-cell office:value-type="float" office:value="17.3874841423425">
                <text:p>17.38748414234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.12189781279285">
                <text:p>5.12189781279285</text:p>
              </table:table-cell>
              <table:table-cell office:value-type="float" office:value="17.2885280655403">
                <text:p>17.28852806554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.40469700007131">
                <text:p>5.40469700007131</text:p>
              </table:table-cell>
              <table:table-cell office:value-type="float" office:value="17.2346858763843">
                <text:p>17.234685876384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.70612944360925">
                <text:p>5.70612944360925</text:p>
              </table:table-cell>
              <table:table-cell office:value-type="float" office:value="17.2301168519712">
                <text:p>17.23011685197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.02718288230667">
                <text:p>6.02718288230667</text:p>
              </table:table-cell>
              <table:table-cell office:value-type="float" office:value="17.2794434494765">
                <text:p>17.279443449476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.36866866063897">
                <text:p>6.36866866063897</text:p>
              </table:table-cell>
              <table:table-cell office:value-type="float" office:value="17.3877473495631">
                <text:p>17.387747349563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.73117857540253">
                <text:p>6.73117857540253</text:p>
              </table:table-cell>
              <table:table-cell office:value-type="float" office:value="17.5605440453307">
                <text:p>17.560544045330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.11502965175507">
                <text:p>7.11502965175507</text:p>
              </table:table-cell>
              <table:table-cell office:value-type="float" office:value="17.803727535057">
                <text:p>17.80372753505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.52019577339436">
                <text:p>7.52019577339436</text:p>
              </table:table-cell>
              <table:table-cell office:value-type="float" office:value="18.1234748338441">
                <text:p>18.123474833844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.94622537292702">
                <text:p>7.94622537292702</text:p>
              </table:table-cell>
              <table:table-cell office:value-type="float" office:value="18.5260982156847">
                <text:p>18.526098215684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.39214492354803">
                <text:p>8.39214492354803</text:p>
              </table:table-cell>
              <table:table-cell office:value-type="float" office:value="19.0178316314495">
                <text:p>19.017831631449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.85634885696696">
                <text:p>8.85634885696696</text:p>
              </table:table-cell>
              <table:table-cell office:value-type="float" office:value="19.6045370871224">
                <text:p>19.604537087122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.33647787146284">
                <text:p>9.33647787146284</text:p>
              </table:table-cell>
              <table:table-cell office:value-type="float" office:value="20.2913175871015">
                <text:p>20.29131758710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.82928949387938">
                <text:p>9.82928949387938</text:p>
              </table:table-cell>
              <table:table-cell office:value-type="float" office:value="21.0820264559711">
                <text:p>21.082026455971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.3305273027248">
                <text:p>10.3305273027248</text:p>
              </table:table-cell>
              <table:table-cell office:value-type="float" office:value="21.9786695561987">
                <text:p>21.978669556198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.8347984277786">
                <text:p>10.8347984277786</text:p>
              </table:table-cell>
              <table:table-cell office:value-type="float" office:value="22.9807083074246">
                <text:p>22.980708307424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.3354727203222">
                <text:p>11.3354727203222</text:p>
              </table:table-cell>
              <table:table-cell office:value-type="float" office:value="24.0842884927006">
                <text:p>24.08428849270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.8246210559975">
                <text:p>11.8246210559975</text:p>
              </table:table-cell>
              <table:table-cell office:value-type="float" office:value="25.2814429790174">
                <text:p>25.281442979017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.2930140429998">
                <text:p>12.2930140429998</text:p>
              </table:table-cell>
              <table:table-cell office:value-type="float" office:value="26.5593447550819">
                <text:p>26.559344755081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.7302050869681">
                <text:p>12.7302050869681</text:p>
              </table:table-cell>
              <table:table-cell office:value-type="float" office:value="27.8997170685245">
                <text:p>27.899717068524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.1247220972138">
                <text:p>13.1247220972138</text:p>
              </table:table-cell>
              <table:table-cell office:value-type="float" office:value="29.2785340739991">
                <text:p>29.278534073999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.4643886535299">
                <text:p>13.4643886535299</text:p>
              </table:table-cell>
              <table:table-cell office:value-type="float" office:value="30.6661593823867">
                <text:p>30.66615938238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.736786762141">
                <text:p>13.736786762141</text:p>
              </table:table-cell>
              <table:table-cell office:value-type="float" office:value="32.0280601506053">
                <text:p>32.028060150605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.9298584840146">
                <text:p>13.9298584840146</text:p>
              </table:table-cell>
              <table:table-cell office:value-type="float" office:value="33.3261901593922">
                <text:p>33.326190159392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.032622926366">
                <text:p>14.032622926366</text:p>
              </table:table-cell>
              <table:table-cell office:value-type="float" office:value="34.5210507429029">
                <text:p>34.521050742902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.0359603463955">
                <text:p>14.0359603463955</text:p>
              </table:table-cell>
              <table:table-cell office:value-type="float" office:value="35.5743177273766">
                <text:p>35.574317727376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.9333905811365">
                <text:p>13.9333905811365</text:p>
              </table:table-cell>
              <table:table-cell office:value-type="float" office:value="36.451784567311">
                <text:p>36.4517845673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.7217547064371">
                <text:p>13.7217547064371</text:p>
              </table:table-cell>
              <table:table-cell office:value-type="float" office:value="37.1262501793977">
                <text:p>37.126250179397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.4017033718896">
                <text:p>13.4017033718896</text:p>
              </table:table-cell>
              <table:table-cell office:value-type="float" office:value="37.5799157729038">
                <text:p>37.579915772903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.9779077630846">
                <text:p>12.9779077630846</text:p>
              </table:table-cell>
              <table:table-cell office:value-type="float" office:value="37.8058829143562">
                <text:p>37.805882914356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.4589407783601">
                <text:p>12.4589407783601</text:p>
              </table:table-cell>
              <table:table-cell office:value-type="float" office:value="37.8084763697272">
                <text:p>37.808476369727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1.8568224101941">
                <text:p>11.8568224101941</text:p>
              </table:table-cell>
              <table:table-cell office:value-type="float" office:value="37.6023266773337">
                <text:p>37.602326677333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.1862748955316">
                <text:p>11.1862748955316</text:p>
              </table:table-cell>
              <table:table-cell office:value-type="float" office:value="37.2103840627119">
                <text:p>37.21038406271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.463777702934">
                <text:p>10.463777702934</text:p>
              </table:table-cell>
              <table:table-cell office:value-type="float" office:value="36.6612293939923">
                <text:p>36.661229393992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.70653903860765">
                <text:p>9.70653903860765</text:p>
              </table:table-cell>
              <table:table-cell office:value-type="float" office:value="35.9861453431589">
                <text:p>35.986145343158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.93150367064143">
                <text:p>8.93150367064143</text:p>
              </table:table-cell>
              <table:table-cell office:value-type="float" office:value="35.2163926962083">
                <text:p>35.216392696208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.15449782257152">
                <text:p>8.15449782257152</text:p>
              </table:table-cell>
              <table:table-cell office:value-type="float" office:value="34.3810234107482">
                <text:p>34.381023410748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.38957787626369">
                <text:p>7.38957787626369</text:p>
              </table:table-cell>
              <table:table-cell office:value-type="float" office:value="33.5054006635173">
                <text:p>33.505400663517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.64861058471842">
                <text:p>6.64861058471842</text:p>
              </table:table-cell>
              <table:table-cell office:value-type="float" office:value="32.61043837392">
                <text:p>32.6104383739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.94107753042377">
                <text:p>5.94107753042377</text:p>
              </table:table-cell>
              <table:table-cell office:value-type="float" office:value="31.712455735639">
                <text:p>31.71245573563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.27407149214378">
                <text:p>5.27407149214378</text:p>
              </table:table-cell>
              <table:table-cell office:value-type="float" office:value="30.8234808129121">
                <text:p>30.823480812912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.65243905319046">
                <text:p>4.65243905319046</text:p>
              </table:table-cell>
              <table:table-cell office:value-type="float" office:value="29.9518262331227">
                <text:p>29.951826233122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07902087136588">
                <text:p>4.07902087136588</text:p>
              </table:table-cell>
              <table:table-cell office:value-type="float" office:value="29.1027834440496">
                <text:p>29.10278344404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55494549789678">
                <text:p>3.55494549789678</text:p>
              </table:table-cell>
              <table:table-cell office:value-type="float" office:value="28.2793218929104">
                <text:p>28.279321892910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07994111795304">
                <text:p>3.07994111795304</text:p>
              </table:table-cell>
              <table:table-cell office:value-type="float" office:value="27.4827215491667">
                <text:p>27.48272154916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65263930019956">
                <text:p>2.65263930019956</text:p>
              </table:table-cell>
              <table:table-cell office:value-type="float" office:value="26.7131029035953">
                <text:p>26.713102903595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27085392845115">
                <text:p>2.27085392845115</text:p>
              </table:table-cell>
              <table:table-cell office:value-type="float" office:value="25.9698445572683">
                <text:p>25.96984455726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93182598210811">
                <text:p>1.93182598210811</text:p>
              </table:table-cell>
              <table:table-cell office:value-type="float" office:value="25.2518948503373">
                <text:p>25.251894850337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63243044239684">
                <text:p>1.63243044239684</text:p>
              </table:table-cell>
              <table:table-cell office:value-type="float" office:value="24.557992495659">
                <text:p>24.55799249565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36934544700139">
                <text:p>1.36934544700139</text:p>
              </table:table-cell>
              <table:table-cell office:value-type="float" office:value="23.8868141917253">
                <text:p>23.886814191725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13918620849009">
                <text:p>1.13918620849009</text:p>
              </table:table-cell>
              <table:table-cell office:value-type="float" office:value="23.2370667989441">
                <text:p>23.237066798944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38607513027256">
                <text:p>0.938607513027256</text:p>
              </table:table-cell>
              <table:table-cell office:value-type="float" office:value="22.6075394881229">
                <text:p>22.607539488122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764379155671449">
                <text:p>0.764379155671449</text:p>
              </table:table-cell>
              <table:table-cell office:value-type="float" office:value="21.9971284045551">
                <text:p>21.997128404555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613438714061904">
                <text:p>0.613438714061904</text:p>
              </table:table-cell>
              <table:table-cell office:value-type="float" office:value="21.4048434959718">
                <text:p>21.404843495971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482925811795469">
                <text:p>0.482925811795469</text:p>
              </table:table-cell>
              <table:table-cell office:value-type="float" office:value="20.8298045732781">
                <text:p>20.829804573278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70201614389147">
                <text:p>0.370201614389147</text:p>
              </table:table-cell>
              <table:table-cell office:value-type="float" office:value="20.2712315489336">
                <text:p>20.271231548933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72856825332907">
                <text:p>0.272856825332907</text:p>
              </table:table-cell>
              <table:table-cell office:value-type="float" office:value="19.7284321468422">
                <text:p>19.728432146842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88710964016289">
                <text:p>0.188710964016289</text:p>
              </table:table-cell>
              <table:table-cell office:value-type="float" office:value="19.2007891541393">
                <text:p>19.200789154139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15805244364105">
                <text:p>0.115805244364105</text:p>
              </table:table-cell>
              <table:table-cell office:value-type="float" office:value="18.6877484174446">
                <text:p>18.687748417444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52390950470949">
                <text:p>0.052390950470949</text:p>
              </table:table-cell>
              <table:table-cell office:value-type="float" office:value="18.1888081974122">
                <text:p>18.188808197412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00308516876822577">
                <text:p>-0.00308516876822577</text:p>
              </table:table-cell>
              <table:table-cell office:value-type="float" office:value="17.7035101156033">
                <text:p>17.703510115603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0519972881777719">
                <text:p>-0.0519972881777719</text:p>
              </table:table-cell>
              <table:table-cell office:value-type="float" office:value="17.2314316979175">
                <text:p>17.23143169791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0955577556925134">
                <text:p>-0.0955577556925134</text:p>
              </table:table-cell>
              <table:table-cell office:value-type="float" office:value="16.7721803924377">
                <text:p>16.772180392437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134834510841721">
                <text:p>-0.134834510841721</text:p>
              </table:table-cell>
              <table:table-cell office:value-type="float" office:value="16.3253888813434">
                <text:p>16.325388881343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170768170411842">
                <text:p>-0.170768170411842</text:p>
              </table:table-cell>
              <table:table-cell office:value-type="float" office:value="15.8907114910352">
                <text:p>15.890711491035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20418843339786">
                <text:p>-0.20418843339786</text:p>
              </table:table-cell>
              <table:table-cell office:value-type="float" office:value="15.4678215140043">
                <text:p>15.467821514004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235829580328669">
                <text:p>-0.235829580328669</text:p>
              </table:table-cell>
              <table:table-cell office:value-type="float" office:value="15.0564092784164">
                <text:p>15.056409278416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266344938555809">
                <text:p>-0.266344938555809</text:p>
              </table:table-cell>
              <table:table-cell office:value-type="float" office:value="14.656180829314">
                <text:p>14.65618082931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296320259365451">
                <text:p>-0.296320259365451</text:p>
              </table:table-cell>
              <table:table-cell office:value-type="float" office:value="14.2668571142932">
                <text:p>14.266857114293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326286008644594">
                <text:p>-0.326286008644594</text:p>
              </table:table-cell>
              <table:table-cell office:value-type="float" office:value="13.8881735940663">
                <text:p>13.888173594066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356728613705461">
                <text:p>-0.356728613705461</text:p>
              </table:table-cell>
              <table:table-cell office:value-type="float" office:value="13.5198802234287">
                <text:p>13.519880223428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388100737713665">
                <text:p>-0.388100737713665</text:p>
              </table:table-cell>
              <table:table-cell office:value-type="float" office:value="13.1617417706063">
                <text:p>13.161741770606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420830672521447">
                <text:p>-0.420830672521447</text:p>
              </table:table-cell>
              <table:table-cell office:value-type="float" office:value="12.8135384630674">
                <text:p>12.813538463067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455330952727873">
                <text:p>-0.455330952727873</text:p>
              </table:table-cell>
              <table:table-cell office:value-type="float" office:value="12.4750669662137">
                <text:p>12.475066966213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492006300260879">
                <text:p>-0.492006300260879</text:p>
              </table:table-cell>
              <table:table-cell office:value-type="float" office:value="12.1461417186399">
                <text:p>12.146141718639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531261011161836">
                <text:p>-0.531261011161836</text:p>
              </table:table-cell>
              <table:table-cell office:value-type="float" office:value="11.8265966646456">
                <text:p>11.826596664645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5735058957213">
                <text:p>-0.5735058957213</text:p>
              </table:table-cell>
              <table:table-cell office:value-type="float" office:value="11.5162874422169">
                <text:p>11.516287442216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61916488057793">
                <text:p>-0.61916488057793</text:p>
              </table:table-cell>
              <table:table-cell office:value-type="float" office:value="11.2150941035829">
                <text:p>11.215094103582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668681377539873">
                <text:p>-0.668681377539873</text:p>
              </table:table-cell>
              <table:table-cell office:value-type="float" office:value="10.9229244665735">
                <text:p>10.922924466573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722524519210291">
                <text:p>-0.722524519210291</text:p>
              </table:table-cell>
              <table:table-cell office:value-type="float" office:value="10.6397182192593">
                <text:p>10.639718219259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781195356311467">
                <text:p>-0.781195356311467</text:p>
              </table:table-cell>
              <table:table-cell office:value-type="float" office:value="10.3654519287244">
                <text:p>10.365451928724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845233106059288">
                <text:p>-0.845233106059288</text:p>
              </table:table-cell>
              <table:table-cell office:value-type="float" office:value="10.1001451384122">
                <text:p>10.100145138412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91522153504247">
                <text:p>-0.91522153504247</text:p>
              </table:table-cell>
              <table:table-cell office:value-type="float" office:value="9.84386777847873">
                <text:p>9.8438677784787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991795553654112">
                <text:p>-0.991795553654112</text:p>
              </table:table-cell>
              <table:table-cell office:value-type="float" office:value="9.59674916138716">
                <text:p>9.596749161387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.07564809188565">
                <text:p>-1.07564809188565</text:p>
              </table:table-cell>
              <table:table-cell office:value-type="float" office:value="9.35898889207738">
                <text:p>9.3589888920773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.16753731771258">
                <text:p>-1.16753731771258</text:p>
              </table:table-cell>
              <table:table-cell office:value-type="float" office:value="9.13087009017365">
                <text:p>9.1308700901736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1.26829424863571">
                <text:p>-1.26829424863571</text:p>
              </table:table-cell>
              <table:table-cell office:value-type="float" office:value="8.91277540267196">
                <text:p>8.9127754026719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1.37883079316208">
                <text:p>-1.37883079316208</text:p>
              </table:table-cell>
              <table:table-cell office:value-type="float" office:value="8.70520638131395">
                <text:p>8.7052063813139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1.50014824072112">
                <text:p>-1.50014824072112</text:p>
              </table:table-cell>
              <table:table-cell office:value-type="float" office:value="8.50880691128486">
                <text:p>8.5088069112848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1.63334619384466">
                <text:p>-1.63334619384466</text:p>
              </table:table-cell>
              <table:table-cell office:value-type="float" office:value="8.32439150859657">
                <text:p>8.3243915085965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1.77963190290548">
                <text:p>-1.77963190290548</text:p>
              </table:table-cell>
              <table:table-cell office:value-type="float" office:value="8.1529794535343">
                <text:p>8.152979453534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1.94032991801677">
                <text:p>-1.94032991801677</text:p>
              </table:table-cell>
              <table:table-cell office:value-type="float" office:value="7.99583589664767">
                <text:p>7.995835896647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2.11689191050503">
                <text:p>-2.11689191050503</text:p>
              </table:table-cell>
              <table:table-cell office:value-type="float" office:value="7.85452125961887">
                <text:p>7.8545212596188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2.31090643199621">
                <text:p>-2.31090643199621</text:p>
              </table:table-cell>
              <table:table-cell office:value-type="float" office:value="7.73095045007651">
                <text:p>7.7309504500765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2.52410826519162">
                <text:p>-2.52410826519162</text:p>
              </table:table-cell>
              <table:table-cell office:value-type="float" office:value="7.62746360554668">
                <text:p>7.6274636055466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2.75838686727891">
                <text:p>-2.75838686727891</text:p>
              </table:table-cell>
              <table:table-cell office:value-type="float" office:value="7.54691025699813">
                <text:p>7.5469102569981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3.01579320236757">
                <text:p>-3.01579320236757</text:p>
              </table:table-cell>
              <table:table-cell office:value-type="float" office:value="7.49274892333357">
                <text:p>7.4927489233335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3.29854398787156">
                <text:p>-3.29854398787156</text:p>
              </table:table-cell>
              <table:table-cell office:value-type="float" office:value="7.46916416146118">
                <text:p>7.4691641614611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3.609022022164">
                <text:p>-3.609022022164</text:p>
              </table:table-cell>
              <table:table-cell office:value-type="float" office:value="7.48120292022627">
                <text:p>7.4812029202262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3.9497707938176">
                <text:p>-3.9497707938176</text:p>
              </table:table-cell>
              <table:table-cell office:value-type="float" office:value="7.53493155734386">
                <text:p>7.5349315573438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4.32348096909635">
                <text:p>-4.32348096909635</text:p>
              </table:table-cell>
              <table:table-cell office:value-type="float" office:value="7.63761389595182">
                <text:p>7.6376138959518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4.7329655839289">
                <text:p>-4.7329655839289</text:p>
              </table:table-cell>
              <table:table-cell office:value-type="float" office:value="7.79790896289778">
                <text:p>7.7979089628977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5.18111979896702">
                <text:p>-5.18111979896702</text:p>
              </table:table-cell>
              <table:table-cell office:value-type="float" office:value="8.02608420368054">
                <text:p>8.0260842036805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5.67085988636903">
                <text:p>-5.67085988636903</text:p>
              </table:table-cell>
              <table:table-cell office:value-type="float" office:value="8.33423552161351">
                <text:p>8.3342355216135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6.20503469495305">
                <text:p>-6.20503469495305</text:p>
              </table:table-cell>
              <table:table-cell office:value-type="float" office:value="8.73649880897624">
                <text:p>8.7364988089762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6.78630120962173">
                <text:p>-6.78630120962173</text:p>
              </table:table-cell>
              <table:table-cell office:value-type="float" office:value="9.24922795211261">
                <text:p>9.2492279521126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7.41695406621847">
                <text:p>-7.41695406621847</text:p>
              </table:table-cell>
              <table:table-cell office:value-type="float" office:value="9.89110073882413">
                <text:p>9.8911007388241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8.09869719440987">
                <text:p>-8.09869719440987</text:p>
              </table:table-cell>
              <table:table-cell office:value-type="float" office:value="10.683095875335">
                <text:p>10.68309587533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8.83234449844391">
                <text:p>-8.83234449844391</text:p>
              </table:table-cell>
              <table:table-cell office:value-type="float" office:value="11.6482610174135">
                <text:p>11.648261017413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9.61743626469009">
                <text:p>-9.61743626469009</text:p>
              </table:table-cell>
              <table:table-cell office:value-type="float" office:value="12.8111639112455">
                <text:p>12.811163911245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0.4517597839936">
                <text:p>-10.4517597839936</text:p>
              </table:table-cell>
              <table:table-cell office:value-type="float" office:value="14.1968890037694">
                <text:p>14.196889003769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1.3307679429274">
                <text:p>-11.3307679429274</text:p>
              </table:table-cell>
              <table:table-cell office:value-type="float" office:value="15.82941633536">
                <text:p>15.8294163353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2.2469002449989">
                <text:p>-12.2469002449989</text:p>
              </table:table-cell>
              <table:table-cell office:value-type="float" office:value="17.729209840161">
                <text:p>17.72920984016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3.1888292851337">
                <text:p>-13.1888292851337</text:p>
              </table:table-cell>
              <table:table-cell office:value-type="float" office:value="19.9098676664394">
                <text:p>19.909867666439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4.1406845731335">
                <text:p>-14.1406845731335</text:p>
              </table:table-cell>
              <table:table-cell office:value-type="float" office:value="22.3737757308831">
                <text:p>22.373775730883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5.0813463244096">
                <text:p>-15.0813463244096</text:p>
              </table:table-cell>
              <table:table-cell office:value-type="float" office:value="25.1068914248422">
                <text:p>25.106891424842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15.9839532611996">
                <text:p>-15.9839532611996</text:p>
              </table:table-cell>
              <table:table-cell office:value-type="float" office:value="28.0730971706019">
                <text:p>28.073097170601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16.8158240609943">
                <text:p>-16.8158240609943</text:p>
              </table:table-cell>
              <table:table-cell office:value-type="float" office:value="31.2090072629422">
                <text:p>31.209007262942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7.5390367377919">
                <text:p>-17.5390367377919</text:p>
              </table:table-cell>
              <table:table-cell office:value-type="float" office:value="34.4206281709379">
                <text:p>34.420628170937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18.1119180945368">
                <text:p>-18.1119180945368</text:p>
              </table:table-cell>
              <table:table-cell office:value-type="float" office:value="37.5837015661768">
                <text:p>37.583701566176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8.4916318319321">
                <text:p>-18.4916318319321</text:p>
              </table:table-cell>
              <table:table-cell office:value-type="float" office:value="40.5496197061516">
                <text:p>40.54961970615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8.6378859223103">
                <text:p>-18.6378859223103</text:p>
              </table:table-cell>
              <table:table-cell office:value-type="float" office:value="43.1581486713837">
                <text:p>43.158148671383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8.5174974836781">
                <text:p>-18.5174974836781</text:p>
              </table:table-cell>
              <table:table-cell office:value-type="float" office:value="45.2565940247847">
                <text:p>45.256594024784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8.1091980416425">
                <text:p>-18.1091980416425</text:p>
              </table:table-cell>
              <table:table-cell office:value-type="float" office:value="46.7226602589891">
                <text:p>46.722660258989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7.4077451043162">
                <text:p>-17.4077451043162</text:p>
              </table:table-cell>
              <table:table-cell office:value-type="float" office:value="47.4858781733038">
                <text:p>47.485878173303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16.4262904295578">
                <text:p>-16.4262904295578</text:p>
              </table:table-cell>
              <table:table-cell office:value-type="float" office:value="47.5413927038874">
                <text:p>47.541392703887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15.1961828235439">
                <text:p>-15.1961828235439</text:p>
              </table:table-cell>
              <table:table-cell office:value-type="float" office:value="46.9512419249463">
                <text:p>46.951241924946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3.7639681718099">
                <text:p>-13.7639681718099</text:p>
              </table:table-cell>
              <table:table-cell office:value-type="float" office:value="45.8320289619826">
                <text:p>45.832028961982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2.1861144119183">
                <text:p>-12.1861144119183</text:p>
              </table:table-cell>
              <table:table-cell office:value-type="float" office:value="44.3325568282506">
                <text:p>44.332556828250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0.5226211183715">
                <text:p>-10.5226211183715</text:p>
              </table:table-cell>
              <table:table-cell office:value-type="float" office:value="42.6082171975722">
                <text:p>42.608217197572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8.83089556655473">
                <text:p>-8.83089556655473</text:p>
              </table:table-cell>
              <table:table-cell office:value-type="float" office:value="40.799114922508">
                <text:p>40.79911492250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7.16102046953449">
                <text:p>-7.16102046953449</text:p>
              </table:table-cell>
              <table:table-cell office:value-type="float" office:value="39.0163364305507">
                <text:p>39.016336430550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5.55297309039491">
                <text:p>-5.55297309039491</text:p>
              </table:table-cell>
              <table:table-cell office:value-type="float" office:value="37.3371769142537">
                <text:p>37.337176914253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4.0357616918127">
                <text:p>-4.0357616918127</text:p>
              </table:table-cell>
              <table:table-cell office:value-type="float" office:value="35.8073705577567">
                <text:p>35.807370557756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2.62804148183903">
                <text:p>-2.62804148183903</text:p>
              </table:table-cell>
              <table:table-cell office:value-type="float" office:value="34.447258737594">
                <text:p>34.44725873759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.33962604625988">
                <text:p>-1.33962604625988</text:p>
              </table:table-cell>
              <table:table-cell office:value-type="float" office:value="33.2591302705064">
                <text:p>33.259130270506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173364603706042">
                <text:p>-0.173364603706042</text:p>
              </table:table-cell>
              <table:table-cell office:value-type="float" office:value="32.2339306888784">
                <text:p>32.233930688878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872992974104176">
                <text:p>0.872992974104176</text:p>
              </table:table-cell>
              <table:table-cell office:value-type="float" office:value="31.3565196200186">
                <text:p>31.356519620018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80515859667497">
                <text:p>1.80515859667497</text:p>
              </table:table-cell>
              <table:table-cell office:value-type="float" office:value="30.6093443347337">
                <text:p>30.609344334733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.63098278974316">
                <text:p>2.63098278974316</text:p>
              </table:table-cell>
              <table:table-cell office:value-type="float" office:value="29.9747554922116">
                <text:p>29.974755492211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35945088261964">
                <text:p>3.35945088261964</text:p>
              </table:table-cell>
              <table:table-cell office:value-type="float" office:value="29.4363080850087">
                <text:p>29.436308085008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999960954776">
                <text:p>3.999960954776</text:p>
              </table:table-cell>
              <table:table-cell office:value-type="float" office:value="28.979375184459">
                <text:p>28.97937518445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.56183026164865">
                <text:p>4.56183026164865</text:p>
              </table:table-cell>
              <table:table-cell office:value-type="float" office:value="28.5913342515219">
                <text:p>28.591334251521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.05397652131262">
                <text:p>5.05397652131262</text:p>
              </table:table-cell>
              <table:table-cell office:value-type="float" office:value="28.2615103948915">
                <text:p>28.261510394891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.48472729566856">
                <text:p>5.48472729566856</text:p>
              </table:table-cell>
              <table:table-cell office:value-type="float" office:value="27.9809973344874">
                <text:p>27.980997334487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.86171984092818">
                <text:p>5.86171984092818</text:p>
              </table:table-cell>
              <table:table-cell office:value-type="float" office:value="27.7424298709711">
                <text:p>27.742429870971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.19186270335179">
                <text:p>6.19186270335179</text:p>
              </table:table-cell>
              <table:table-cell office:value-type="float" office:value="27.5397498327148">
                <text:p>27.539749832714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.48133793500364">
                <text:p>6.48133793500364</text:p>
              </table:table-cell>
              <table:table-cell office:value-type="float" office:value="27.3679872302549">
                <text:p>27.367987230254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.73562883431546">
                <text:p>6.73562883431546</text:p>
              </table:table-cell>
              <table:table-cell office:value-type="float" office:value="27.2230661769489">
                <text:p>27.223066176948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.95956268510793">
                <text:p>6.95956268510793</text:p>
              </table:table-cell>
              <table:table-cell office:value-type="float" office:value="27.1016382337379">
                <text:p>27.101638233737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.15736132133981">
                <text:p>7.15736132133981</text:p>
              </table:table-cell>
              <table:table-cell office:value-type="float" office:value="27.0009422093062">
                <text:p>27.000942209306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.33269474992729">
                <text:p>7.33269474992729</text:p>
              </table:table-cell>
              <table:table-cell office:value-type="float" office:value="26.9186877645777">
                <text:p>26.918687764577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.48873475763769">
                <text:p>7.48873475763769</text:p>
              </table:table-cell>
              <table:table-cell office:value-type="float" office:value="26.8529595883435">
                <text:p>26.852959588343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.62820660230174">
                <text:p>7.62820660230174</text:p>
              </table:table-cell>
              <table:table-cell office:value-type="float" office:value="26.8021389137749">
                <text:p>26.802138913774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.75343769069429">
                <text:p>7.75343769069429</text:p>
              </table:table-cell>
              <table:table-cell office:value-type="float" office:value="26.7648394306105">
                <text:p>26.764839430610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.86640268460794">
                <text:p>7.86640268460794</text:p>
              </table:table-cell>
              <table:table-cell office:value-type="float" office:value="26.7398550435163">
                <text:p>26.73985504351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.96876483201316">
                <text:p>7.96876483201316</text:p>
              </table:table-cell>
              <table:table-cell office:value-type="float" office:value="26.726117341435">
                <text:p>26.72611734143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.06191354818787">
                <text:p>8.06191354818787</text:p>
              </table:table-cell>
              <table:table-cell office:value-type="float" office:value="26.722661029836">
                <text:p>26.72266102983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.14699841208104">
                <text:p>8.14699841208104</text:p>
              </table:table-cell>
              <table:table-cell office:value-type="float" office:value="26.7285959179882">
                <text:p>26.728595917988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.22495982374697">
                <text:p>8.22495982374697</text:p>
              </table:table-cell>
              <table:table-cell office:value-type="float" office:value="26.7430843411443">
                <text:p>26.743084341144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.29655660875482">
                <text:p>8.29655660875482</text:p>
              </table:table-cell>
              <table:table-cell office:value-type="float" office:value="26.7653231344229">
                <text:p>26.765323134422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.362390868384">
                <text:p>8.362390868384</text:p>
              </table:table-cell>
              <table:table-cell office:value-type="float" office:value="26.7945294659752">
                <text:p>26.794529465975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.42293036935398">
                <text:p>8.42293036935398</text:p>
              </table:table-cell>
              <table:table-cell office:value-type="float" office:value="26.829929987581">
                <text:p>26.82992998758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.47852875013472">
                <text:p>8.47852875013472</text:p>
              </table:table-cell>
              <table:table-cell office:value-type="float" office:value="26.8707528769785">
                <text:p>26.870752876978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.5294437969021">
                <text:p>8.5294437969021</text:p>
              </table:table-cell>
              <table:table-cell office:value-type="float" office:value="26.9162224333775">
                <text:p>26.91622243337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.57585401397348">
                <text:p>8.57585401397348</text:p>
              </table:table-cell>
              <table:table-cell office:value-type="float" office:value="26.9655559504772">
                <text:p>26.965555950477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.61787368321295">
                <text:p>8.61787368321295</text:p>
              </table:table-cell>
              <table:table-cell office:value-type="float" office:value="27.0179626340656">
                <text:p>27.017962634065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.65556657597644">
                <text:p>8.65556657597644</text:p>
              </table:table-cell>
              <table:table-cell office:value-type="float" office:value="27.0726443575477">
                <text:p>27.072644357547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.68895845082455">
                <text:p>8.68895845082455</text:p>
              </table:table-cell>
              <table:table-cell office:value-type="float" office:value="27.1287980617759">
                <text:p>27.128798061775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.71804844136625">
                <text:p>8.71804844136625</text:p>
              </table:table-cell>
              <table:table-cell office:value-type="float" office:value="27.1856196083119">
                <text:p>27.185619608311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.74281941194104">
                <text:p>8.74281941194104</text:p>
              </table:table-cell>
              <table:table-cell office:value-type="float" office:value="27.2423088904914">
                <text:p>27.242308890491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.76324733501567">
                <text:p>8.76324733501567</text:p>
              </table:table-cell>
              <table:table-cell office:value-type="float" office:value="27.2980759970167">
                <text:p>27.298075997016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.77930972368062">
                <text:p>8.77930972368062</text:p>
              </table:table-cell>
              <table:table-cell office:value-type="float" office:value="27.3521482107757">
                <text:p>27.352148210775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.79099313590594">
                <text:p>8.79099313590594</text:p>
              </table:table-cell>
              <table:table-cell office:value-type="float" office:value="27.4037776135204">
                <text:p>27.403777613520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.79829975457543">
                <text:p>8.79829975457543</text:p>
              </table:table-cell>
              <table:table-cell office:value-type="float" office:value="27.4522490571056">
                <text:p>27.452249057105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.80125303896239">
                <text:p>8.80125303896239</text:p>
              </table:table-cell>
              <table:table-cell office:value-type="float" office:value="27.4968882560928">
                <text:p>27.496888256092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.79990243929864">
                <text:p>8.79990243929864</text:p>
              </table:table-cell>
              <table:table-cell office:value-type="float" office:value="27.5370697562159">
                <text:p>27.537069756215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.79432716632395">
                <text:p>8.79432716632395</text:p>
              </table:table-cell>
              <table:table-cell office:value-type="float" office:value="27.5722245396369">
                <text:p>27.572224539636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.78463901191867">
                <text:p>8.78463901191867</text:p>
              </table:table-cell>
              <table:table-cell office:value-type="float" office:value="27.6018470417156">
                <text:p>27.601847041715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.77098422468381">
                <text:p>8.77098422468381</text:p>
              </table:table-cell>
              <table:table-cell office:value-type="float" office:value="27.6255013753028">
                <text:p>27.625501375302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.75354445504292">
                <text:p>8.75354445504292</text:p>
              </table:table-cell>
              <table:table-cell office:value-type="float" office:value="27.6428265868843">
                <text:p>27.642826586884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.73253679736722">
                <text:p>8.73253679736722</text:p>
              </table:table-cell>
              <table:table-cell office:value-type="float" office:value="27.6535408032955">
                <text:p>27.653540803295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.70821297093068">
                <text:p>8.70821297093068</text:p>
              </table:table-cell>
              <table:table-cell office:value-type="float" office:value="27.6574441667737">
                <text:p>27.657444166773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.6808576962888">
                <text:p>8.6808576962888</text:p>
              </table:table-cell>
              <table:table-cell office:value-type="float" office:value="27.6544204980513">
                <text:p>27.654420498051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.65078633803677">
                <text:p>8.65078633803677</text:p>
              </table:table-cell>
              <table:table-cell office:value-type="float" office:value="27.6444376700301">
                <text:p>27.644437670030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.61834189797534">
                <text:p>8.61834189797534</text:p>
              </table:table-cell>
              <table:table-cell office:value-type="float" office:value="27.6275467162767">
                <text:p>27.627546716276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.58389145372906">
                <text:p>8.58389145372906</text:p>
              </table:table-cell>
              <table:table-cell office:value-type="float" office:value="27.6038797371748">
                <text:p>27.603879737174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.54782214619204">
                <text:p>8.54782214619204</text:p>
              </table:table-cell>
              <table:table-cell office:value-type="float" office:value="27.5736467003399">
                <text:p>27.573646700339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.51053682436908">
                <text:p>8.51053682436908</text:p>
              </table:table-cell>
              <table:table-cell office:value-type="float" office:value="27.5371312594662">
                <text:p>27.537131259466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.47244945797739">
                <text:p>8.47244945797739</text:p>
              </table:table-cell>
              <table:table-cell office:value-type="float" office:value="27.4946857361813">
                <text:p>27.494685736181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.43398042652558">
                <text:p>8.43398042652558</text:p>
              </table:table-cell>
              <table:table-cell office:value-type="float" office:value="27.4467254222623">
                <text:p>27.446725422262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.39555178863609">
                <text:p>8.39555178863609</text:p>
              </table:table-cell>
              <table:table-cell office:value-type="float" office:value="27.3937223647077">
                <text:p>27.393722364707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.35758262744705">
                <text:p>8.35758262744705</text:p>
              </table:table-cell>
              <table:table-cell office:value-type="float" office:value="27.3361987940921">
                <text:p>27.336198794092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.32048455748556">
                <text:p>8.32048455748556</text:p>
              </table:table-cell>
              <table:table-cell office:value-type="float" office:value="27.2747203481602">
                <text:p>27.274720348160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.28465746601896">
                <text:p>8.28465746601896</text:p>
              </table:table-cell>
              <table:table-cell office:value-type="float" office:value="27.2098892287941">
                <text:p>27.209889228794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.25048554819919">
                <text:p>8.25048554819919</text:p>
              </table:table-cell>
              <table:table-cell office:value-type="float" office:value="27.1423374125761">
                <text:p>27.142337412576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.21833368097323">
                <text:p>8.21833368097323</text:p>
              </table:table-cell>
              <table:table-cell office:value-type="float" office:value="27.0727200144617">
                <text:p>27.072720014461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.1885441663767">
                <text:p>8.1885441663767</text:p>
              </table:table-cell>
              <table:table-cell office:value-type="float" office:value="27.0017088818794">
                <text:p>27.001708881879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.16143386104166">
                <text:p>8.16143386104166</text:p>
              </table:table-cell>
              <table:table-cell office:value-type="float" office:value="26.9299864740829">
                <text:p>26.929986474082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.13729169603872">
                <text:p>8.13729169603872</text:p>
              </table:table-cell>
              <table:table-cell office:value-type="float" office:value="26.8582400598289">
                <text:p>26.858240059828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.11637657994726">
                <text:p>8.11637657994726</text:p>
              </table:table-cell>
              <table:table-cell office:value-type="float" office:value="26.7871562463151">
                <text:p>26.787156246315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.09891566860985">
                <text:p>8.09891566860985</text:p>
              </table:table-cell>
              <table:table-cell office:value-type="float" office:value="26.7174158344375">
                <text:p>26.717415834437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.08510297757715">
                <text:p>8.08510297757715</text:p>
              </table:table-cell>
              <table:table-cell office:value-type="float" office:value="26.6496889802753">
                <text:p>26.649688980275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.07509830788422">
                <text:p>8.07509830788422</text:p>
              </table:table-cell>
              <table:table-cell office:value-type="float" office:value="26.5846306305759">
                <text:p>26.584630630575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.06902645252616">
                <text:p>8.06902645252616</text:p>
              </table:table-cell>
              <table:table-cell office:value-type="float" office:value="26.522876191021">
                <text:p>26.52287619102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.06697664974968">
                <text:p>8.06697664974968</text:p>
              </table:table-cell>
              <table:table-cell office:value-type="float" office:value="26.4650373802269">
                <text:p>26.465037380226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.06900224991439">
                <text:p>8.06900224991439</text:p>
              </table:table-cell>
              <table:table-cell office:value-type="float" office:value="26.4116982196866">
                <text:p>26.411698219686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.07512056502318">
                <text:p>8.07512056502318</text:p>
              </table:table-cell>
              <table:table-cell office:value-type="float" office:value="26.3634111100907">
                <text:p>26.363411110090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.08531287385898">
                <text:p>8.08531287385898</text:p>
              </table:table-cell>
              <table:table-cell office:value-type="float" office:value="26.3206929474867">
                <text:p>26.320692947486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.09952456075921">
                <text:p>8.09952456075921</text:p>
              </table:table-cell>
              <table:table-cell office:value-type="float" office:value="26.2840212384077">
                <text:p>26.284021238407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.11766537215741">
                <text:p>8.11766537215741</text:p>
              </table:table-cell>
              <table:table-cell office:value-type="float" office:value="26.2538301812341">
                <text:p>26.253830181234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.13960978186631">
                <text:p>8.13960978186631</text:p>
              </table:table-cell>
              <table:table-cell office:value-type="float" office:value="26.2305066914917">
                <text:p>26.230506691491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.16519746340677">
                <text:p>8.16519746340677</text:p>
              </table:table-cell>
              <table:table-cell office:value-type="float" office:value="26.2143863613587">
                <text:p>26.214386361358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.19423387523879">
                <text:p>8.19423387523879</text:p>
              </table:table-cell>
              <table:table-cell office:value-type="float" office:value="26.2057493581771">
                <text:p>26.205749358177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.22649097225875">
                <text:p>8.22649097225875</text:p>
              </table:table-cell>
              <table:table-cell office:value-type="float" office:value="26.2048162830252">
                <text:p>26.204816283025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.26170806412116">
                <text:p>8.26170806412116</text:p>
              </table:table-cell>
              <table:table-cell office:value-type="float" office:value="26.2117440281386">
                <text:p>26.211744028138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.29959284754769">
                <text:p>8.29959284754769</text:p>
              </table:table-cell>
              <table:table-cell office:value-type="float" office:value="26.2266216908302">
                <text:p>26.226621690830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.33982264551662">
                <text:p>8.33982264551662</text:p>
              </table:table-cell>
              <table:table-cell office:value-type="float" office:value="26.2494666211068">
                <text:p>26.249466621106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.3820458907922">
                <text:p>8.3820458907922</text:p>
              </table:table-cell>
              <table:table-cell office:value-type="float" office:value="26.2802206998423">
                <text:p>26.280220699842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.42588389435698">
                <text:p>8.42588389435698</text:p>
              </table:table-cell>
              <table:table-cell office:value-type="float" office:value="26.3187469634307">
                <text:p>26.318746963430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.4709329406548">
                <text:p>8.4709329406548</text:p>
              </table:table-cell>
              <table:table-cell office:value-type="float" office:value="26.3648267084501">
                <text:p>26.364826708450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.51676675084867">
                <text:p>8.51676675084867</text:p>
              </table:table-cell>
              <table:table-cell office:value-type="float" office:value="26.4181572249988">
                <text:p>26.418157224998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.56293935227962">
                <text:p>8.56293935227962</text:p>
              </table:table-cell>
              <table:table-cell office:value-type="float" office:value="26.4783503188826">
                <text:p>26.478350318882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.60898838675352">
                <text:p>8.60898838675352</text:p>
              </table:table-cell>
              <table:table-cell office:value-type="float" office:value="26.544931789497">
                <text:p>26.54493178949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.65443888201784">
                <text:p>8.65443888201784</text:p>
              </table:table-cell>
              <table:table-cell office:value-type="float" office:value="26.6173420307999">
                <text:p>26.617342030799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.69880749974248">
                <text:p>8.69880749974248</text:p>
              </table:table-cell>
              <table:table-cell office:value-type="float" office:value="26.6949379159755">
                <text:p>26.694937915975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.74160725952457">
                <text:p>8.74160725952457</text:p>
              </table:table-cell>
              <table:table-cell office:value-type="float" office:value="26.7769961111965">
                <text:p>26.776996111196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.78235272207504">
                <text:p>8.78235272207504</text:p>
              </table:table-cell>
              <table:table-cell office:value-type="float" office:value="26.8627179394847">
                <text:p>26.862717939484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.82056559615821">
                <text:p>8.82056559615821</text:p>
              </table:table-cell>
              <table:table-cell office:value-type="float" office:value="26.9512358816535">
                <text:p>26.951235881653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.8557807135701">
                <text:p>8.8557807135701</text:p>
              </table:table-cell>
              <table:table-cell office:value-type="float" office:value="27.0416217578148">
                <text:p>27.041621757814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.88755229517129">
                <text:p>8.88755229517129</text:p>
              </table:table-cell>
              <table:table-cell office:value-type="float" office:value="27.1328965806998">
                <text:p>27.132896580699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.91546040963623">
                <text:p>8.91546040963623</text:p>
              </table:table-cell>
              <table:table-cell office:value-type="float" office:value="27.2240420125519">
                <text:p>27.224042012551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.93911750619921">
                <text:p>8.93911750619921</text:p>
              </table:table-cell>
              <table:table-cell office:value-type="float" office:value="27.3140132928232">
                <text:p>27.314013292823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.95817488444726">
                <text:p>8.95817488444726</text:p>
              </table:table-cell>
              <table:table-cell office:value-type="float" office:value="27.4017534372628">
                <text:p>27.401753437262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.97232894936497">
                <text:p>8.97232894936497</text:p>
              </table:table-cell>
              <table:table-cell office:value-type="float" office:value="27.4862084437585">
                <text:p>27.486208443758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.9813270895903">
                <text:p>8.9813270895903</text:p>
              </table:table-cell>
              <table:table-cell office:value-type="float" office:value="27.5663431804178">
                <text:p>27.566343180417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.98497301229549">
                <text:p>8.98497301229549</text:p>
              </table:table-cell>
              <table:table-cell office:value-type="float" office:value="27.6411575809446">
                <text:p>27.641157580944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.98313137015481">
                <text:p>8.98313137015481</text:p>
              </table:table-cell>
              <table:table-cell office:value-type="float" office:value="27.7097027352763">
                <text:p>27.709702735276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.9757315250882">
                <text:p>8.9757315250882</text:p>
              </table:table-cell>
              <table:table-cell office:value-type="float" office:value="27.7710964431016">
                <text:p>27.771096443101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.96277031007416">
                <text:p>8.96277031007416</text:p>
              </table:table-cell>
              <table:table-cell office:value-type="float" office:value="27.8245377967697">
                <text:p>27.824537796769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.94431367405844">
                <text:p>8.94431367405844</text:p>
              </table:table-cell>
              <table:table-cell office:value-type="float" office:value="27.8693203795701">
                <text:p>27.869320379570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.92049712512003">
                <text:p>8.92049712512003</text:p>
              </table:table-cell>
              <table:table-cell office:value-type="float" office:value="27.9048437053472">
                <text:p>27.904843705347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.89152492240672">
                <text:p>8.89152492240672</text:p>
              </table:table-cell>
              <table:table-cell office:value-type="float" office:value="27.9306225843627">
                <text:p>27.930622584362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.85766800631963">
                <text:p>8.85766800631963</text:p>
              </table:table-cell>
              <table:table-cell office:value-type="float" office:value="27.9462941752525">
                <text:p>27.946294175252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.81926069709991">
                <text:p>8.81926069709991</text:p>
              </table:table-cell>
              <table:table-cell office:value-type="float" office:value="27.9516225696057">
                <text:p>27.951622569605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.77669623225366">
                <text:p>8.77669623225366</text:p>
              </table:table-cell>
              <table:table-cell office:value-type="float" office:value="27.9465008489925">
                <text:p>27.946500848992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.7304212510139">
                <text:p>8.7304212510139</text:p>
              </table:table-cell>
              <table:table-cell office:value-type="float" office:value="27.9309506485358">
                <text:p>27.930950648535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.68092936727534">
                <text:p>8.68092936727534</text:p>
              </table:table-cell>
              <table:table-cell office:value-type="float" office:value="27.9051193507554">
                <text:p>27.905119350755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.6287539994224">
                <text:p>8.6287539994224</text:p>
              </table:table-cell>
              <table:table-cell office:value-type="float" office:value="27.8692751132272">
                <text:p>27.869275113227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.57446064488041">
                <text:p>8.57446064488041</text:p>
              </table:table-cell>
              <table:table-cell office:value-type="float" office:value="27.823799999352">
                <text:p>27.82379999935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.51863879822819">
                <text:p>8.51863879822819</text:p>
              </table:table-cell>
              <table:table-cell office:value-type="float" office:value="27.7691815301509">
                <text:p>27.769181530150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.46189371403402">
                <text:p>8.46189371403402</text:p>
              </table:table-cell>
              <table:table-cell office:value-type="float" office:value="27.7060030048445">
                <text:p>27.706003004844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.40483820947558">
                <text:p>8.40483820947558</text:p>
              </table:table-cell>
              <table:table-cell office:value-type="float" office:value="27.6349329487873">
                <text:p>27.634932948787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.34808468802979">
                <text:p>8.34808468802979</text:p>
              </table:table-cell>
              <table:table-cell office:value-type="float" office:value="27.5567140402039">
                <text:p>27.556714040203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.29223754523461">
                <text:p>8.29223754523461</text:p>
              </table:table-cell>
              <table:table-cell office:value-type="float" office:value="27.4721518442864">
                <text:p>27.472151844286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.23788609219227">
                <text:p>8.23788609219227</text:p>
              </table:table-cell>
              <table:table-cell office:value-type="float" office:value="27.3821036475492">
                <text:p>27.382103647549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.18559810373433">
                <text:p>8.18559810373433</text:p>
              </table:table-cell>
              <table:table-cell office:value-type="float" office:value="27.2874676403366">
                <text:p>27.287467640336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.13591406768285">
                <text:p>8.13591406768285</text:p>
              </table:table-cell>
              <table:table-cell office:value-type="float" office:value="27.189172644624">
                <text:p>27.18917264462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.08934218102541">
                <text:p>8.08934218102541</text:p>
              </table:table-cell>
              <table:table-cell office:value-type="float" office:value="27.0881685311531">
                <text:p>27.088168531153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.04635410951967">
                <text:p>8.04635410951967</text:p>
              </table:table-cell>
              <table:table-cell office:value-type="float" office:value="26.9854174175283">
                <text:p>26.985417417528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.00738150046147">
                <text:p>8.00738150046147</text:p>
              </table:table-cell>
              <table:table-cell office:value-type="float" office:value="26.8818856896466">
                <text:p>26.881885689646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.97281321502206">
                <text:p>7.97281321502206</text:p>
              </table:table-cell>
              <table:table-cell office:value-type="float" office:value="26.7785368445957">
                <text:p>26.778536844595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.94299322732466">
                <text:p>7.94299322732466</text:p>
              </table:table-cell>
              <table:table-cell office:value-type="float" office:value="26.6763251151575">
                <text:p>26.676325115157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.91821912264601">
                <text:p>7.91821912264601</text:p>
              </table:table-cell>
              <table:table-cell office:value-type="float" office:value="26.5761898049457">
                <text:p>26.576189804945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.89874111690018">
                <text:p>7.89874111690018</text:p>
              </table:table-cell>
              <table:table-cell office:value-type="float" office:value="26.4790502391328">
                <text:p>26.479050239132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.88476151377724">
                <text:p>7.88476151377724</text:p>
              </table:table-cell>
              <table:table-cell office:value-type="float" office:value="26.3858012184755">
                <text:p>26.385801218475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.87643451429382">
                <text:p>7.87643451429382</text:p>
              </table:table-cell>
              <table:table-cell office:value-type="float" office:value="26.2973088534357">
                <text:p>26.297308853435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.87386629566796">
                <text:p>7.87386629566796</text:p>
              </table:table-cell>
              <table:table-cell office:value-type="float" office:value="26.2144066500078">
                <text:p>26.214406650007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.87711528189062">
                <text:p>7.87711528189062</text:p>
              </table:table-cell>
              <table:table-cell office:value-type="float" office:value="26.1378917187395">
                <text:p>26.137891718739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.8861925366294">
                <text:p>7.8861925366294</text:p>
              </table:table-cell>
              <table:table-cell office:value-type="float" office:value="26.0685209827505">
                <text:p>26.068520982750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.90106221966388">
                <text:p>7.90106221966388</text:p>
              </table:table-cell>
              <table:table-cell office:value-type="float" office:value="26.0070072687952">
                <text:p>26.007007268795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.92164206043842">
                <text:p>7.92164206043842</text:p>
              </table:table-cell>
              <table:table-cell office:value-type="float" office:value="25.9540151771937">
                <text:p>25.954015177193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.94780381608068">
                <text:p>7.94780381608068</text:p>
              </table:table-cell>
              <table:table-cell office:value-type="float" office:value="25.910156641526">
                <text:p>25.91015664152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.97937369596922">
                <text:p>7.97937369596922</text:p>
              </table:table-cell>
              <table:table-cell office:value-type="float" office:value="25.8759861072595">
                <text:p>25.875986107259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.01613275027343">
                <text:p>8.01613275027343</text:p>
              </table:table-cell>
              <table:table-cell office:value-type="float" office:value="25.8519952799656">
                <text:p>25.851995279965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.05781723549381">
                <text:p>8.05781723549381</text:p>
              </table:table-cell>
              <table:table-cell office:value-type="float" office:value="25.8386074185819">
                <text:p>25.838607418581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.10411898557369">
                <text:p>8.10411898557369</text:p>
              </table:table-cell>
              <table:table-cell office:value-type="float" office:value="25.8361711774086">
                <text:p>25.836171177408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.15468583230451">
                <text:p>8.15468583230451</text:p>
              </table:table-cell>
              <table:table-cell office:value-type="float" office:value="25.8449540322643">
                <text:p>25.844954032264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.20912213315206">
                <text:p>8.20912213315206</text:p>
              </table:table-cell>
              <table:table-cell office:value-type="float" office:value="25.8651353614349">
                <text:p>25.865135361434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.26698947789513">
                <text:p>8.26698947789513</text:p>
              </table:table-cell>
              <table:table-cell office:value-type="float" office:value="25.8967992904851">
                <text:p>25.896799290485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.32780765713904">
                <text:p>8.32780765713904</text:p>
              </table:table-cell>
              <table:table-cell office:value-type="float" office:value="25.9399274511358">
                <text:p>25.939927451135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.39105598532369">
                <text:p>8.39105598532369</text:p>
              </table:table-cell>
              <table:table-cell office:value-type="float" office:value="25.9943918473577">
                <text:p>25.994391847357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.45617507769758">
                <text:p>8.45617507769758</text:p>
              </table:table-cell>
              <table:table-cell office:value-type="float" office:value="26.0599480652321">
                <text:p>26.059948065232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.52256918421846">
                <text:p>8.52256918421846</text:p>
              </table:table-cell>
              <table:table-cell office:value-type="float" office:value="26.1362291051594">
                <text:p>26.136229105159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.58960918276457">
                <text:p>8.58960918276457</text:p>
              </table:table-cell>
              <table:table-cell office:value-type="float" office:value="26.2227401532583">
                <text:p>26.222740153258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.6566363286812">
                <text:p>8.6566363286812</text:p>
              </table:table-cell>
              <table:table-cell office:value-type="float" office:value="26.3188546404371">
                <text:p>26.318854640437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.72296684686397">
                <text:p>8.72296684686397</text:p>
              </table:table-cell>
              <table:table-cell office:value-type="float" office:value="26.4238119593027">
                <text:p>26.423811959302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.78789743571134">
                <text:p>8.78789743571134</text:p>
              </table:table-cell>
              <table:table-cell office:value-type="float" office:value="26.5367172172224">
                <text:p>26.536717217222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.85071172896206">
                <text:p>8.85071172896206</text:p>
              </table:table-cell>
              <table:table-cell office:value-type="float" office:value="26.6565433948274">
                <text:p>26.656543394827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.91068773153398">
                <text:p>8.91068773153398</text:p>
              </table:table-cell>
              <table:table-cell office:value-type="float" office:value="26.7821362496658">
                <text:p>26.782136249665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.96710620922678">
                <text:p>8.96710620922678</text:p>
              </table:table-cell>
              <table:table-cell office:value-type="float" office:value="26.9122222518647">
                <text:p>26.912222251864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.01925997022062">
                <text:p>9.01925997022062</text:p>
              </table:table-cell>
              <table:table-cell office:value-type="float" office:value="27.0454197608948">
                <text:p>27.045419760894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.06646392989548">
                <text:p>9.06646392989548</text:p>
              </table:table-cell>
              <table:table-cell office:value-type="float" office:value="27.1802535497683">
                <text:p>27.180253549768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.1080658013748">
                <text:p>9.1080658013748</text:p>
              </table:table-cell>
              <table:table-cell office:value-type="float" office:value="27.3151726570804">
                <text:p>27.315172657080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9.14345720468419">
                <text:p>9.14345720468419</text:p>
              </table:table-cell>
              <table:table-cell office:value-type="float" office:value="27.4485714023279">
                <text:p>27.448571402327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9.17208494033007">
                <text:p>9.17208494033007</text:p>
              </table:table-cell>
              <table:table-cell office:value-type="float" office:value="27.5788132423792">
                <text:p>27.578813242379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9.19346213163447">
                <text:p>9.19346213163447</text:p>
              </table:table-cell>
              <table:table-cell office:value-type="float" office:value="27.7042569855517">
                <text:p>27.704256985551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.20717890767169">
                <text:p>9.20717890767169</text:p>
              </table:table-cell>
              <table:table-cell office:value-type="float" office:value="27.8232847250349">
                <text:p>27.823284725034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9.21291227841721">
                <text:p>9.21291227841721</text:p>
              </table:table-cell>
              <table:table-cell office:value-type="float" office:value="27.9343307170992">
                <text:p>27.934330717099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9.21043484862538">
                <text:p>9.21043484862538</text:p>
              </table:table-cell>
              <table:table-cell office:value-type="float" office:value="28.0359103234732">
                <text:p>28.035910323473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9.19962202917498">
                <text:p>9.19962202917498</text:p>
              </table:table-cell>
              <table:table-cell office:value-type="float" office:value="28.1266480722805">
                <text:p>28.126648072280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9.18045743532075">
                <text:p>9.18045743532075</text:p>
              </table:table-cell>
              <table:table-cell office:value-type="float" office:value="28.205303876503">
                <text:p>28.20530387650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9.15303621036562">
                <text:p>9.15303621036562</text:p>
              </table:table-cell>
              <table:table-cell office:value-type="float" office:value="28.2707964881611">
                <text:p>28.270796488161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9.11756607922068">
                <text:p>9.11756607922068</text:p>
              </table:table-cell>
              <table:table-cell office:value-type="float" office:value="28.3222233610172">
                <text:p>28.322223361017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.07436601622954">
                <text:p>9.07436601622954</text:p>
              </table:table-cell>
              <table:table-cell office:value-type="float" office:value="28.3588762405848">
                <text:p>28.358876240584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.02386250130187">
                <text:p>9.02386250130187</text:p>
              </table:table-cell>
              <table:table-cell office:value-type="float" office:value="28.3802519888449">
                <text:p>28.380251988844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.96658343263841">
                <text:p>8.96658343263841</text:p>
              </table:table-cell>
              <table:table-cell office:value-type="float" office:value="28.3860583695842">
                <text:p>28.386058369584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.90314985736345">
                <text:p>8.90314985736345</text:p>
              </table:table-cell>
              <table:table-cell office:value-type="float" office:value="28.3762147530933">
                <text:p>28.376214753093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8.83426576735535">
                <text:p>8.83426576735535</text:p>
              </table:table-cell>
              <table:table-cell office:value-type="float" office:value="28.3508479292245">
                <text:p>28.350847929224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.76070628106544">
                <text:p>8.76070628106544</text:p>
              </table:table-cell>
              <table:table-cell office:value-type="float" office:value="28.3102834291017">
                <text:p>28.310283429101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.68330458864936">
                <text:p>8.68330458864936</text:p>
              </table:table-cell>
              <table:table-cell office:value-type="float" office:value="28.2550329337985">
                <text:p>28.255032933798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.60293807413175">
                <text:p>8.60293807413175</text:p>
              </table:table-cell>
              <table:table-cell office:value-type="float" office:value="28.1857784822613">
                <text:p>28.185778482261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8.52051404297812">
                <text:p>8.52051404297812</text:p>
              </table:table-cell>
              <table:table-cell office:value-type="float" office:value="28.1033542742243">
                <text:p>28.103354274224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8.43695547639886">
                <text:p>8.43695547639886</text:p>
              </table:table-cell>
              <table:table-cell office:value-type="float" office:value="28.0087268951492">
                <text:p>28.008726895149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8.3531872065554">
                <text:p>8.3531872065554</text:p>
              </table:table-cell>
              <table:table-cell office:value-type="float" office:value="27.9029747720855">
                <text:p>27.902974772085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8.27012286249251">
                <text:p>8.27012286249251</text:p>
              </table:table-cell>
              <table:table-cell office:value-type="float" office:value="27.7872676082928">
                <text:p>27.787267608292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8.18865287896251">
                <text:p>8.18865287896251</text:p>
              </table:table-cell>
              <table:table-cell office:value-type="float" office:value="27.6628464496724">
                <text:p>27.662846449672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8.10963379377456">
                <text:p>8.10963379377456</text:p>
              </table:table-cell>
              <table:table-cell office:value-type="float" office:value="27.5310049181275">
                <text:p>27.531004918127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8.03387898846887">
                <text:p>8.03387898846887</text:p>
              </table:table-cell>
              <table:table-cell office:value-type="float" office:value="27.3930720167539">
                <text:p>27.393072016753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.9621509563181">
                <text:p>7.9621509563181</text:p>
              </table:table-cell>
              <table:table-cell office:value-type="float" office:value="27.2503967792827">
                <text:p>27.250396779282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.89515511468756">
                <text:p>7.89515511468756</text:p>
              </table:table-cell>
              <table:table-cell office:value-type="float" office:value="27.1043349098964">
                <text:p>27.104334909896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.83353511868075">
                <text:p>7.83353511868075</text:p>
              </table:table-cell>
              <table:table-cell office:value-type="float" office:value="26.9562374458182">
                <text:p>26.956237445818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.77786958193718">
                <text:p>7.77786958193718</text:p>
              </table:table-cell>
              <table:table-cell office:value-type="float" office:value="26.807441378121">
                <text:p>26.80744137812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.72867006974047">
                <text:p>7.72867006974047</text:p>
              </table:table-cell>
              <table:table-cell office:value-type="float" office:value="26.6592620881046">
                <text:p>26.659262088104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.68638019973325">
                <text:p>7.68638019973325</text:p>
              </table:table-cell>
              <table:table-cell office:value-type="float" office:value="26.512987397633">
                <text:p>26.51298739763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.65137566632812">
                <text:p>7.65137566632812</text:p>
              </table:table-cell>
              <table:table-cell office:value-type="float" office:value="26.3698729908647">
                <text:p>26.369872990864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.62396499562141">
                <text:p>7.62396499562141</text:p>
              </table:table-cell>
              <table:table-cell office:value-type="float" office:value="26.2311389397635">
                <text:p>26.231138939763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.60439083715682">
                <text:p>7.60439083715682</text:p>
              </table:table-cell>
              <table:table-cell office:value-type="float" office:value="26.0979670540191">
                <text:p>26.097967054019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.59283160593309">
                <text:p>7.59283160593309</text:p>
              </table:table-cell>
              <table:table-cell office:value-type="float" office:value="25.9714987747541">
                <text:p>25.971498774754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.58940330121319">
                <text:p>7.58940330121319</text:p>
              </table:table-cell>
              <table:table-cell office:value-type="float" office:value="25.8528333380113">
                <text:p>25.852833338011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.59416134662227">
                <text:p>7.59416134662227</text:p>
              </table:table-cell>
              <table:table-cell office:value-type="float" office:value="25.7430259462358">
                <text:p>25.743025946235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.60710231748789">
                <text:p>7.60710231748789</text:p>
              </table:table-cell>
              <table:table-cell office:value-type="float" office:value="25.6430857019951">
                <text:p>25.643085701995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.62816544533109">
                <text:p>7.62816544533109</text:p>
              </table:table-cell>
              <table:table-cell office:value-type="float" office:value="25.5539730768255">
                <text:p>25.553973076825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.65723381501253">
                <text:p>7.65723381501253</text:p>
              </table:table-cell>
              <table:table-cell office:value-type="float" office:value="25.4765967087058">
                <text:p>25.476596708705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.69413519663739">
                <text:p>7.69413519663739</text:p>
              </table:table-cell>
              <table:table-cell office:value-type="float" office:value="25.4118093441712">
                <text:p>25.411809344171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.73864248147951">
                <text:p>7.73864248147951</text:p>
              </table:table-cell>
              <table:table-cell office:value-type="float" office:value="25.3604027659157">
                <text:p>25.360402765915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.79047371861298">
                <text:p>7.79047371861298</text:p>
              </table:table-cell>
              <table:table-cell office:value-type="float" office:value="25.3231015747411">
                <text:p>25.323101574741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.84929177646998">
                <text:p>7.84929177646998</text:p>
              </table:table-cell>
              <table:table-cell office:value-type="float" office:value="25.3005557270768">
                <text:p>25.300555727076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.91470368107346">
                <text:p>7.91470368107346</text:p>
              </table:table-cell>
              <table:table-cell office:value-type="float" office:value="25.2933317674318">
                <text:p>25.293331767431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.98625971012659">
                <text:p>7.98625971012659</text:p>
              </table:table-cell>
              <table:table-cell office:value-type="float" office:value="25.3019027405472">
                <text:p>25.301902740547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8.06345234932655">
                <text:p>8.06345234932655</text:p>
              </table:table-cell>
              <table:table-cell office:value-type="float" office:value="25.3266368221446">
                <text:p>25.326636822144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8.14571524394156">
                <text:p>8.14571524394156</text:p>
              </table:table-cell>
              <table:table-cell office:value-type="float" office:value="25.3677847712039">
                <text:p>25.367784771203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.23242230439667">
                <text:p>8.23242230439667</text:p>
              </table:table-cell>
              <table:table-cell office:value-type="float" office:value="25.425466381403">
                <text:p>25.42546638140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8.32288714867232">
                <text:p>8.32288714867232</text:p>
              </table:table-cell>
              <table:table-cell office:value-type="float" office:value="25.4996561947227">
                <text:p>25.499656194722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.41636308575841">
                <text:p>8.41636308575841</text:p>
              </table:table-cell>
              <table:table-cell office:value-type="float" office:value="25.5901688353072">
                <text:p>25.590168835307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.51204386194056">
                <text:p>8.51204386194056</text:p>
              </table:table-cell>
              <table:table-cell office:value-type="float" office:value="25.6966444242131">
                <text:p>25.696644424213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.60906540371435">
                <text:p>8.60906540371435</text:p>
              </table:table-cell>
              <table:table-cell office:value-type="float" office:value="25.8185346418899">
                <text:p>25.818534641889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.70650879572182">
                <text:p>8.70650879572182</text:p>
              </table:table-cell>
              <table:table-cell office:value-type="float" office:value="25.9550901095224">
                <text:p>25.955090109522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.80340472714866">
                <text:p>8.80340472714866</text:p>
              </table:table-cell>
              <table:table-cell office:value-type="float" office:value="26.105349855292">
                <text:p>26.10534985529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.89873962327073">
                <text:p>8.89873962327073</text:p>
              </table:table-cell>
              <table:table-cell office:value-type="float" office:value="26.2681337079024">
                <text:p>26.268133707902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.99146364813244">
                <text:p>8.99146364813244</text:p>
              </table:table-cell>
              <table:table-cell office:value-type="float" office:value="26.4420385065926">
                <text:p>26.442038506592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.08050071783179">
                <text:p>9.08050071783179</text:p>
              </table:table-cell>
              <table:table-cell office:value-type="float" office:value="26.6254390226608">
                <text:p>26.625439022660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.16476060034924">
                <text:p>9.16476060034924</text:p>
              </table:table-cell>
              <table:table-cell office:value-type="float" office:value="26.8164944406237">
                <text:p>26.816494440623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.24315309701337">
                <text:p>9.24315309701337</text:p>
              </table:table-cell>
              <table:table-cell office:value-type="float" office:value="27.0131611373032">
                <text:p>27.013161137303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.31460420356496">
                <text:p>9.31460420356496</text:p>
              </table:table-cell>
              <table:table-cell office:value-type="float" office:value="27.2132123170708">
                <text:p>27.213212317070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.37807403798885">
                <text:p>9.37807403798885</text:p>
              </table:table-cell>
              <table:table-cell office:value-type="float" office:value="27.4142648086254">
                <text:p>27.414264808625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9.43257620228128">
                <text:p>9.43257620228128</text:p>
              </table:table-cell>
              <table:table-cell office:value-type="float" office:value="27.6138130068786">
                <text:p>27.613813006878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.47719812245492">
                <text:p>9.47719812245492</text:p>
              </table:table-cell>
              <table:table-cell office:value-type="float" office:value="27.8092695643799">
                <text:p>27.809269564379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9.51112179344812">
                <text:p>9.51112179344812</text:p>
              </table:table-cell>
              <table:table-cell office:value-type="float" office:value="27.9980120202901">
                <text:p>27.998012020290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9.53364425263597">
                <text:p>9.53364425263597</text:p>
              </table:table-cell>
              <table:table-cell office:value-type="float" office:value="28.1774341293561">
                <text:p>28.177434129356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.54419702743685">
                <text:p>9.54419702743685</text:p>
              </table:table-cell>
              <table:table-cell office:value-type="float" office:value="28.3450002533478">
                <text:p>28.345000253347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.54236375888944">
                <text:p>9.54236375888944</text:p>
              </table:table-cell>
              <table:table-cell office:value-type="float" office:value="28.4983008412884">
                <text:p>28.498300841288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.52789520246234">
                <text:p>9.52789520246234</text:p>
              </table:table-cell>
              <table:table-cell office:value-type="float" office:value="28.6351067904077">
                <text:p>28.635106790407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.5007208555944">
                <text:p>9.5007208555944</text:p>
              </table:table-cell>
              <table:table-cell office:value-type="float" office:value="28.7534203796393">
                <text:p>28.753420379639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.4609565607381">
                <text:p>9.4609565607381</text:p>
              </table:table-cell>
              <table:table-cell office:value-type="float" office:value="28.8515205240632">
                <text:p>28.851520524063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.40890758074652">
                <text:p>9.40890758074652</text:p>
              </table:table-cell>
              <table:table-cell office:value-type="float" office:value="28.9280003199902">
                <text:p>28.928000319990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.34506683330454">
                <text:p>9.34506683330454</text:p>
              </table:table-cell>
              <table:table-cell office:value-type="float" office:value="28.9817952274973">
                <text:p>28.981795227497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.27010819125474">
                <text:p>9.27010819125474</text:p>
              </table:table-cell>
              <table:table-cell office:value-type="float" office:value="29.0122007439844">
                <text:p>29.012200743984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.18487499097953">
                <text:p>9.18487499097953</text:p>
              </table:table-cell>
              <table:table-cell office:value-type="float" office:value="29.0188790174501">
                <text:p>29.018879017450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.09036412413534">
                <text:p>9.09036412413534</text:p>
              </table:table-cell>
              <table:table-cell office:value-type="float" office:value="29.0018544799253">
                <text:p>29.001854479925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8.98770630124682">
                <text:p>8.98770630124682</text:p>
              </table:table-cell>
              <table:table-cell office:value-type="float" office:value="28.9614991938629">
                <text:p>28.961499193862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8.87814325272998">
                <text:p>8.87814325272998</text:p>
              </table:table-cell>
              <table:table-cell office:value-type="float" office:value="28.898509144114">
                <text:p>28.89850914411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8.76300276088542">
                <text:p>8.76300276088542</text:p>
              </table:table-cell>
              <table:table-cell office:value-type="float" office:value="28.8138731316857">
                <text:p>28.813873131685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8.6436724869957">
                <text:p>8.6436724869957</text:p>
              </table:table-cell>
              <table:table-cell office:value-type="float" office:value="28.708836203425">
                <text:p>28.70883620342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8.521573567973">
                <text:p>8.521573567973</text:p>
              </table:table-cell>
              <table:table-cell office:value-type="float" office:value="28.5848596719199">
                <text:p>28.584859671919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8.39813490956646">
                <text:p>8.39813490956646</text:p>
              </table:table-cell>
              <table:table-cell office:value-type="float" office:value="28.4435797472048">
                <text:p>28.443579747204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8.27476900529546">
                <text:p>8.27476900529546</text:p>
              </table:table-cell>
              <table:table-cell office:value-type="float" office:value="28.2867666361413">
                <text:p>28.286766636141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8.15284997302453">
                <text:p>8.15284997302453</text:p>
              </table:table-cell>
              <table:table-cell office:value-type="float" office:value="28.1162856971484">
                <text:p>28.116285697148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.03369433762562">
                <text:p>8.03369433762562</text:p>
              </table:table-cell>
              <table:table-cell office:value-type="float" office:value="27.9340619034995">
                <text:p>27.934061903499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.91854491230469">
                <text:p>7.91854491230469</text:p>
              </table:table-cell>
              <table:table-cell office:value-type="float" office:value="27.7420485045587">
                <text:p>27.742048504558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.80855795594394">
                <text:p>7.80855795594394</text:p>
              </table:table-cell>
              <table:table-cell office:value-type="float" office:value="27.5422004143479">
                <text:p>27.542200414347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.70479362037241">
                <text:p>7.70479362037241</text:p>
              </table:table-cell>
              <table:table-cell office:value-type="float" office:value="27.3364525273383">
                <text:p>27.336452527338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.60820955835457">
                <text:p>7.60820955835457</text:p>
              </table:table-cell>
              <table:table-cell office:value-type="float" office:value="27.1267028807815">
                <text:p>27.126702880781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.51965744587251">
                <text:p>7.51965744587251</text:p>
              </table:table-cell>
              <table:table-cell office:value-type="float" office:value="26.9148003612725">
                <text:p>26.914800361272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.43988208369484">
                <text:p>7.43988208369484</text:p>
              </table:table-cell>
              <table:table-cell office:value-type="float" office:value="26.7025364930516">
                <text:p>26.702536493051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.36952268345445">
                <text:p>7.36952268345445</text:p>
              </table:table-cell>
              <table:table-cell office:value-type="float" office:value="26.4916407433029">
                <text:p>26.491640743302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.30911591065641">
                <text:p>7.30911591065641</text:p>
              </table:table-cell>
              <table:table-cell office:value-type="float" office:value="26.2837787277307">
                <text:p>26.283778727730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.25910024793972">
                <text:p>7.25910024793972</text:p>
              </table:table-cell>
              <table:table-cell office:value-type="float" office:value="26.0805526879975">
                <text:p>26.080552687997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.21982125241857">
                <text:p>7.21982125241857</text:p>
              </table:table-cell>
              <table:table-cell office:value-type="float" office:value="25.883503630468">
                <text:p>25.88350363046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.19153730661526">
                <text:p>7.19153730661526</text:p>
              </table:table-cell>
              <table:table-cell office:value-type="float" office:value="25.6941145528563">
                <text:p>25.694114552856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.17442549906732">
                <text:p>7.17442549906732</text:p>
              </table:table-cell>
              <table:table-cell office:value-type="float" office:value="25.5138142328681">
                <text:p>25.513814232868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.16858731426095">
                <text:p>7.16858731426095</text:p>
              </table:table-cell>
              <table:table-cell office:value-type="float" office:value="25.3439811035473">
                <text:p>25.343981103547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.17405385884734">
                <text:p>7.17405385884734</text:p>
              </table:table-cell>
              <table:table-cell office:value-type="float" office:value="25.185946788492">
                <text:p>25.18594678849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.19079039958252">
                <text:p>7.19079039958252</text:p>
              </table:table-cell>
              <table:table-cell office:value-type="float" office:value="25.0409989129598">
                <text:p>25.040998912959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.218700036279">
                <text:p>7.218700036279</text:p>
              </table:table-cell>
              <table:table-cell office:value-type="float" office:value="24.9103828424161">
                <text:p>24.910382842416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.25762637914832">
                <text:p>7.25762637914832</text:p>
              </table:table-cell>
              <table:table-cell office:value-type="float" office:value="24.7953020280244">
                <text:p>24.795302028024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.30735514375329">
                <text:p>7.30735514375329</text:p>
              </table:table-cell>
              <table:table-cell office:value-type="float" office:value="24.6969166599168">
                <text:p>24.696916659916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.36761461841117">
                <text:p>7.36761461841117</text:p>
              </table:table-cell>
              <table:table-cell office:value-type="float" office:value="24.6163403458318">
                <text:p>24.616340345831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.43807499874833">
                <text:p>7.43807499874833</text:p>
              </table:table-cell>
              <table:table-cell office:value-type="float" office:value="24.5546345477497">
                <text:p>24.554634547749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.51834662296177">
                <text:p>7.51834662296177</text:p>
              </table:table-cell>
              <table:table-cell office:value-type="float" office:value="24.5128005261301">
                <text:p>24.512800526130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.60797718014492">
                <text:p>7.60797718014492</text:p>
              </table:table-cell>
              <table:table-cell office:value-type="float" office:value="24.4917685645546">
                <text:p>24.491768564554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.70644800380293">
                <text:p>7.70644800380293</text:p>
              </table:table-cell>
              <table:table-cell office:value-type="float" office:value="24.4923842818325">
                <text:p>24.492384281832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.81316960438194">
                <text:p>7.81316960438194</text:p>
              </table:table-cell>
              <table:table-cell office:value-type="float" office:value="24.5153918892446">
                <text:p>24.515391889244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.92747663904284">
                <text:p>7.92747663904284</text:p>
              </table:table-cell>
              <table:table-cell office:value-type="float" office:value="24.5614143230778">
                <text:p>24.561414323077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.0486225644608">
                <text:p>8.0486225644608</text:p>
              </table:table-cell>
              <table:table-cell office:value-type="float" office:value="24.6309302824547">
                <text:p>24.630930282454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8.17577426906889">
                <text:p>8.17577426906889</text:p>
              </table:table-cell>
              <table:table-cell office:value-type="float" office:value="24.7242483346559">
                <text:p>24.724248334655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8.3080070341555">
                <text:p>8.3080070341555</text:p>
              </table:table-cell>
              <table:table-cell office:value-type="float" office:value="24.8414784185517">
                <text:p>24.841478418551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.44430022699089">
                <text:p>8.44430022699089</text:p>
              </table:table-cell>
              <table:table-cell office:value-type="float" office:value="24.9825012833312">
                <text:p>24.982501283331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8.58353418109645">
                <text:p>8.58353418109645</text:p>
              </table:table-cell>
              <table:table-cell office:value-type="float" office:value="25.1469366433704">
                <text:p>25.146936643370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8.72448876512151">
                <text:p>8.72448876512151</text:p>
              </table:table-cell>
              <table:table-cell office:value-type="float" office:value="25.3341111055905">
                <text:p>25.334111105590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8.86584417756518">
                <text:p>8.86584417756518</text:p>
              </table:table-cell>
              <table:table-cell office:value-type="float" office:value="25.5430272223441">
                <text:p>25.543027222344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9.00618452358327">
                <text:p>9.00618452358327</text:p>
              </table:table-cell>
              <table:table-cell office:value-type="float" office:value="25.7723353235191">
                <text:p>25.772335323519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9.14400472515701">
                <text:p>9.14400472515701</text:p>
              </table:table-cell>
              <table:table-cell office:value-type="float" office:value="26.0203100615987">
                <text:p>26.020310061598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9.27772127916712">
                <text:p>9.27772127916712</text:p>
              </table:table-cell>
              <table:table-cell office:value-type="float" office:value="26.2848338309297">
                <text:p>26.284833830929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9.40568730166204">
                <text:p>9.40568730166204</text:p>
              </table:table-cell>
              <table:table-cell office:value-type="float" office:value="26.5633893591018">
                <text:p>26.563389359101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.52621217406745">
                <text:p>9.52621217406745</text:p>
              </table:table-cell>
              <table:table-cell office:value-type="float" office:value="26.853063771884">
                <text:p>26.85306377188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9.63758593366913">
                <text:p>9.63758593366913</text:p>
              </table:table-cell>
              <table:table-cell office:value-type="float" office:value="27.1505662616129">
                <text:p>27.150566261612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9.73810832539972">
                <text:p>9.73810832539972</text:p>
              </table:table-cell>
              <table:table-cell office:value-type="float" office:value="27.4522611064479">
                <text:p>27.452261106447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9.82612215875493">
                <text:p>9.82612215875493</text:p>
              </table:table-cell>
              <table:table-cell office:value-type="float" office:value="27.7542171721828">
                <text:p>27.754217172182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9.90005030279512">
                <text:p>9.90005030279512</text:p>
              </table:table-cell>
              <table:table-cell office:value-type="float" office:value="28.0522741784766">
                <text:p>28.052274178476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9.95843532092279">
                <text:p>9.95843532092279</text:p>
              </table:table-cell>
              <table:table-cell office:value-type="float" office:value="28.3421249553353">
                <text:p>28.342124955335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9.99998041975716">
                <text:p>9.99998041975716</text:p>
              </table:table-cell>
              <table:table-cell office:value-type="float" office:value="28.6194117149007">
                <text:p>28.619411714900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0.0235900931595">
                <text:p>10.0235900931595</text:p>
              </table:table-cell>
              <table:table-cell office:value-type="float" office:value="28.8798331136326">
                <text:p>28.879833113632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0.028408617047">
                <text:p>10.028408617047</text:p>
              </table:table-cell>
              <table:table-cell office:value-type="float" office:value="29.1192577049895">
                <text:p>29.119257704989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0.0138544267322">
                <text:p>10.0138544267322</text:p>
              </table:table-cell>
              <table:table-cell office:value-type="float" office:value="29.3338384233378">
                <text:p>29.333838423337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9.97964841512167">
                <text:p>9.97964841512167</text:p>
              </table:table-cell>
              <table:table-cell office:value-type="float" office:value="29.5201221347679">
                <text:p>29.520122134767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9.92583434656145">
                <text:p>9.92583434656145</text:p>
              </table:table-cell>
              <table:table-cell office:value-type="float" office:value="29.6751481543333">
                <text:p>29.675148154333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9.8527898926747">
                <text:p>9.8527898926747</text:p>
              </table:table-cell>
              <table:table-cell office:value-type="float" office:value="29.7965300300501">
                <text:p>29.796530030050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9.76122725128308">
                <text:p>9.76122725128308</text:p>
              </table:table-cell>
              <table:table-cell office:value-type="float" office:value="29.8825158358423">
                <text:p>29.882515835842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9.6521828776299">
                <text:p>9.6521828776299</text:p>
              </table:table-cell>
              <table:table-cell office:value-type="float" office:value="29.9320236302282">
                <text:p>29.932023630228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9.52699649294948">
                <text:p>9.52699649294948</text:p>
              </table:table-cell>
              <table:table-cell office:value-type="float" office:value="29.9446504885817">
                <text:p>29.944650488581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9.38728018230342">
                <text:p>9.38728018230342</text:p>
              </table:table-cell>
              <table:table-cell office:value-type="float" office:value="29.9206554171663">
                <text:p>29.920655417166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9.23487899095075">
                <text:p>9.23487899095075</text:p>
              </table:table-cell>
              <table:table-cell office:value-type="float" office:value="29.8609182965848">
                <text:p>29.860918296584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9.07182491992996">
                <text:p>9.07182491992996</text:p>
              </table:table-cell>
              <table:table-cell office:value-type="float" office:value="29.7668785802983">
                <text:p>29.766878580298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.90028656244951">
                <text:p>8.90028656244951</text:p>
              </table:table-cell>
              <table:table-cell office:value-type="float" office:value="29.6404586306575">
                <text:p>29.640458630657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.72251678623673">
                <text:p>8.72251678623673</text:p>
              </table:table-cell>
              <table:table-cell office:value-type="float" office:value="29.4839772144002">
                <text:p>29.483977214400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.54080084693821">
                <text:p>8.54080084693821</text:p>
              </table:table-cell>
              <table:table-cell office:value-type="float" office:value="29.3000587797922">
                <text:p>29.300058779792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.3574071280133">
                <text:p>8.3574071280133</text:p>
              </table:table-cell>
              <table:table-cell office:value-type="float" office:value="29.0915437470766">
                <text:p>29.091543747076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.17454237419567">
                <text:p>8.17454237419567</text:p>
              </table:table-cell>
              <table:table-cell office:value-type="float" office:value="28.8614042664865">
                <text:p>28.861404266486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.99431286067761">
                <text:p>7.99431286067761</text:p>
              </table:table-cell>
              <table:table-cell office:value-type="float" office:value="28.612668870122">
                <text:p>28.61266887012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.81869246559463">
                <text:p>7.81869246559463</text:p>
              </table:table-cell>
              <table:table-cell office:value-type="float" office:value="28.3483583097618">
                <text:p>28.348358309761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.64949813448235">
                <text:p>7.64949813448235</text:p>
              </table:table-cell>
              <table:table-cell office:value-type="float" office:value="28.0714337626947">
                <text:p>28.071433762694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.48837278083496">
                <text:p>7.48837278083496</text:p>
              </table:table-cell>
              <table:table-cell office:value-type="float" office:value="27.7847576035696">
                <text:p>27.784757603569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.33677528551984">
                <text:p>7.33677528551984</text:p>
              </table:table-cell>
              <table:table-cell office:value-type="float" office:value="27.4910661474326">
                <text:p>27.491066147432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.19597695721125">
                <text:p>7.19597695721125</text:p>
              </table:table-cell>
              <table:table-cell office:value-type="float" office:value="27.1929531965321">
                <text:p>27.192953196532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.06706360304257">
                <text:p>7.06706360304257</text:p>
              </table:table-cell>
              <table:table-cell office:value-type="float" office:value="26.8928628690376">
                <text:p>26.892862869037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.95094223107637">
                <text:p>6.95094223107637</text:p>
              </table:table-cell>
              <table:table-cell office:value-type="float" office:value="26.5930900267554">
                <text:p>26.593090026755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.84835135494522">
                <text:p>6.84835135494522</text:p>
              </table:table-cell>
              <table:table-cell office:value-type="float" office:value="26.2957866130305">
                <text:p>26.295786613030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.75987388290577">
                <text:p>6.75987388290577</text:p>
              </table:table-cell>
              <table:table-cell office:value-type="float" office:value="26.0029723179385">
                <text:p>26.002972317938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68595163349348">
                <text:p>6.68595163349348</text:p>
              </table:table-cell>
              <table:table-cell office:value-type="float" office:value="25.7165481636046">
                <text:p>25.716548163604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.62690061290504">
                <text:p>6.62690061290504</text:p>
              </table:table-cell>
              <table:table-cell office:value-type="float" office:value="25.4383118116063">
                <text:p>25.438311811606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58292630148339">
                <text:p>6.58292630148339</text:p>
              </table:table-cell>
              <table:table-cell office:value-type="float" office:value="25.1699736081655">
                <text:p>25.169973608165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55413831673095">
                <text:p>6.55413831673095</text:p>
              </table:table-cell>
              <table:table-cell office:value-type="float" office:value="24.913172580656">
                <text:p>24.91317258065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5405639391685">
                <text:p>6.5405639391685</text:p>
              </table:table-cell>
              <table:table-cell office:value-type="float" office:value="24.6694917677761">
                <text:p>24.669491767776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.54216009868744">
                <text:p>6.54216009868744</text:p>
              </table:table-cell>
              <table:table-cell office:value-type="float" office:value="24.4404723987314">
                <text:p>24.440472398731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.55882351876292">
                <text:p>6.55882351876292</text:p>
              </table:table-cell>
              <table:table-cell office:value-type="float" office:value="24.2276265318597">
                <text:p>24.227626531859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.59039880197461">
                <text:p>6.59039880197461</text:p>
              </table:table-cell>
              <table:table-cell office:value-type="float" office:value="24.0324478215269">
                <text:p>24.032447821526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.63668431233864">
                <text:p>6.63668431233864</text:p>
              </table:table-cell>
              <table:table-cell office:value-type="float" office:value="23.856420107182">
                <text:p>23.85642010718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.69743576888444">
                <text:p>6.69743576888444</text:p>
              </table:table-cell>
              <table:table-cell office:value-type="float" office:value="23.7010235148012">
                <text:p>23.701023514801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.77236751256944">
                <text:p>6.77236751256944</text:p>
              </table:table-cell>
              <table:table-cell office:value-type="float" office:value="23.5677377338946">
                <text:p>23.567737733894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.86115144756178">
                <text:p>6.86115144756178</text:p>
              </table:table-cell>
              <table:table-cell office:value-type="float" office:value="23.4580420886085">
                <text:p>23.458042088608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.96341369117054">
                <text:p>6.96341369117054</text:p>
              </table:table-cell>
              <table:table-cell office:value-type="float" office:value="23.3734119655194">
                <text:p>23.373411965519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.0787289976333">
                <text:p>7.0787289976333</text:p>
              </table:table-cell>
              <table:table-cell office:value-type="float" office:value="23.3153111004985">
                <text:p>23.315311100498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.20661305315668">
                <text:p>7.20661305315668</text:p>
              </table:table-cell>
              <table:table-cell office:value-type="float" office:value="23.285179170588">
                <text:p>23.28517917058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.34651277673265">
                <text:p>7.34651277673265</text:p>
              </table:table-cell>
              <table:table-cell office:value-type="float" office:value="23.2844140937572">
                <text:p>23.284414093757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.49779480699465">
                <text:p>7.49779480699465</text:p>
              </table:table-cell>
              <table:table-cell office:value-type="float" office:value="23.3143484211983">
                <text:p>23.314348421198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.65973241326108">
                <text:p>7.65973241326108</text:p>
              </table:table-cell>
              <table:table-cell office:value-type="float" office:value="23.3762192273098">
                <text:p>23.376219227309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.83149114210614">
                <text:p>7.83149114210614</text:p>
              </table:table-cell>
              <table:table-cell office:value-type="float" office:value="23.4711309779353">
                <text:p>23.471130977935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.01211360182137">
                <text:p>8.01211360182137</text:p>
              </table:table-cell>
              <table:table-cell office:value-type="float" office:value="23.6000110062784">
                <text:p>23.600011006278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.20050389745588">
                <text:p>8.20050389745588</text:p>
              </table:table-cell>
              <table:table-cell office:value-type="float" office:value="23.7635574681397">
                <text:p>23.763557468139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.39541235863323">
                <text:p>8.39541235863323</text:p>
              </table:table-cell>
              <table:table-cell office:value-type="float" office:value="23.9621800035977">
                <text:p>23.962180003597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.59542134867748">
                <text:p>8.59542134867748</text:p>
              </table:table-cell>
              <table:table-cell office:value-type="float" office:value="24.1959338182355">
                <text:p>24.195933818235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.79893310135797">
                <text:p>8.79893310135797</text:p>
              </table:table-cell>
              <table:table-cell office:value-type="float" office:value="24.4644485243986">
                <text:p>24.464448524398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9.00416069156544">
                <text:p>9.00416069156544</text:p>
              </table:table-cell>
              <table:table-cell office:value-type="float" office:value="24.7668538513152">
                <text:p>24.766853851315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9.20912339465896">
                <text:p>9.20912339465896</text:p>
              </table:table-cell>
              <table:table-cell office:value-type="float" office:value="25.1017052243186">
                <text:p>25.101705224318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9.4116478071827">
                <text:p>9.4116478071827</text:p>
              </table:table-cell>
              <table:table-cell office:value-type="float" office:value="25.4669131858535">
                <text:p>25.466913185853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9.60937616515752">
                <text:p>9.60937616515752</text:p>
              </table:table-cell>
              <table:table-cell office:value-type="float" office:value="25.8596816120371">
                <text:p>25.859681612037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9.79978327690769">
                <text:p>9.79978327690769</text:p>
              </table:table-cell>
              <table:table-cell office:value-type="float" office:value="26.2764605613506">
                <text:p>26.276460561350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9.98020335470332">
                <text:p>9.98020335470332</text:p>
              </table:table-cell>
              <table:table-cell office:value-type="float" office:value="26.7129202352448">
                <text:p>26.712920235244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0.1478677536325">
                <text:p>10.1478677536325</text:p>
              </table:table-cell>
              <table:table-cell office:value-type="float" office:value="27.1639527653163">
                <text:p>27.163952765316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0.2999541831107">
                <text:p>10.2999541831107</text:p>
              </table:table-cell>
              <table:table-cell office:value-type="float" office:value="27.6237081883734">
                <text:p>27.623708188373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0.4336473343661">
                <text:p>10.4336473343661</text:p>
              </table:table-cell>
              <table:table-cell office:value-type="float" office:value="28.0856698650112">
                <text:p>28.085669865011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0.5462100732195">
                <text:p>10.5462100732195</text:p>
              </table:table-cell>
              <table:table-cell office:value-type="float" office:value="28.5427726276088">
                <text:p>28.542772627608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0.6350634143059">
                <text:p>10.6350634143059</text:p>
              </table:table-cell>
              <table:table-cell office:value-type="float" office:value="28.9875640933712">
                <text:p>28.987564093371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0.6978724836469">
                <text:p>10.6978724836469</text:p>
              </table:table-cell>
              <table:table-cell office:value-type="float" office:value="29.4124059660212">
                <text:p>29.412405966021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0.7326346851873">
                <text:p>10.7326346851873</text:p>
              </table:table-cell>
              <table:table-cell office:value-type="float" office:value="29.8097080569574">
                <text:p>29.809708056957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0.7377654331551">
                <text:p>10.7377654331551</text:p>
              </table:table-cell>
              <table:table-cell office:value-type="float" office:value="30.1721836259886">
                <text:p>30.172183625988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0.712176228699">
                <text:p>10.712176228699</text:p>
              </table:table-cell>
              <table:table-cell office:value-type="float" office:value="30.4931110400965">
                <text:p>30.493111040096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0.6553396730463">
                <text:p>10.6553396730463</text:p>
              </table:table-cell>
              <table:table-cell office:value-type="float" office:value="30.7665842878692">
                <text:p>30.766584287869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0.5673363174675">
                <text:p>10.5673363174675</text:p>
              </table:table-cell>
              <table:table-cell office:value-type="float" office:value="30.9877341110667">
                <text:p>30.987734111066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0.448879096008">
                <text:p>10.448879096008</text:p>
              </table:table-cell>
              <table:table-cell office:value-type="float" office:value="31.1529027733967">
                <text:p>31.152902773396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0.3013124414127">
                <text:p>10.3013124414127</text:p>
              </table:table-cell>
              <table:table-cell office:value-type="float" office:value="31.2597588298225">
                <text:p>31.259758829822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0.1265849398462">
                <text:p>10.1265849398462</text:p>
              </table:table-cell>
              <table:table-cell office:value-type="float" office:value="31.3073433826089">
                <text:p>31.307343382608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9.92719635682096">
                <text:p>9.92719635682096</text:p>
              </table:table-cell>
              <table:table-cell office:value-type="float" office:value="31.2960455756411">
                <text:p>31.296045575641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9.70612183929942">
                <text:p>9.70612183929942</text:p>
              </table:table-cell>
              <table:table-cell office:value-type="float" office:value="31.2275116208669">
                <text:p>31.227511620866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9.466717830718">
                <text:p>9.466717830718</text:p>
              </table:table-cell>
              <table:table-cell office:value-type="float" office:value="31.1044975416263">
                <text:p>31.104497541626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9.21261552021136">
                <text:p>9.21261552021136</text:p>
              </table:table-cell>
              <table:table-cell office:value-type="float" office:value="30.9306802513439">
                <text:p>30.930680251343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.94760834379699">
                <text:p>8.94760834379699</text:p>
              </table:table-cell>
              <table:table-cell office:value-type="float" office:value="30.7104440359002">
                <text:p>30.710444035900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.67554011089969">
                <text:p>8.67554011089969</text:p>
              </table:table-cell>
              <table:table-cell office:value-type="float" office:value="30.448659813274">
                <text:p>30.44865981327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.40019978360627">
                <text:p>8.40019978360627</text:p>
              </table:table-cell>
              <table:table-cell office:value-type="float" office:value="30.1504729083868">
                <text:p>30.150472908386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.12522790577623">
                <text:p>8.12522790577623</text:p>
              </table:table-cell>
              <table:table-cell office:value-type="float" office:value="29.8211119906769">
                <text:p>29.821111990676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.8540383326642">
                <text:p>7.8540383326642</text:p>
              </table:table-cell>
              <table:table-cell office:value-type="float" office:value="29.4657279140797">
                <text:p>29.465727914079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.58975743472253">
                <text:p>7.58975743472253</text:p>
              </table:table-cell>
              <table:table-cell office:value-type="float" office:value="29.0892671207113">
                <text:p>29.089267120711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.33518151399934">
                <text:p>7.33518151399934</text:p>
              </table:table-cell>
              <table:table-cell office:value-type="float" office:value="28.6963805613039">
                <text:p>28.696380561303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.09275191389316">
                <text:p>7.09275191389316</text:p>
              </table:table-cell>
              <table:table-cell office:value-type="float" office:value="28.2913661126545">
                <text:p>28.291366112654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6.86454631046468">
                <text:p>6.86454631046468</text:p>
              </table:table-cell>
              <table:table-cell office:value-type="float" office:value="27.8781404070562">
                <text:p>27.878140407056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6.65228398394626">
                <text:p>6.65228398394626</text:p>
              </table:table-cell>
              <table:table-cell office:value-type="float" office:value="27.4602348329846">
                <text:p>27.460234832984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6.45734247785354">
                <text:p>6.45734247785354</text:p>
              </table:table-cell>
              <table:table-cell office:value-type="float" office:value="27.040810100257">
                <text:p>27.04081010025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6.2807829246227">
                <text:p>6.2807829246227</text:p>
              </table:table-cell>
              <table:table-cell office:value-type="float" office:value="26.6226839993849">
                <text:p>26.622683999384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6.12338139745334">
                <text:p>6.12338139745334</text:p>
              </table:table-cell>
              <table:table-cell office:value-type="float" office:value="26.2083676184481">
                <text:p>26.208367618448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.98566387816646">
                <text:p>5.98566387816646</text:p>
              </table:table-cell>
              <table:table-cell office:value-type="float" office:value="25.8001061231058">
                <text:p>25.800106123105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.86794275299996">
                <text:p>5.86794275299996</text:p>
              </table:table-cell>
              <table:table-cell office:value-type="float" office:value="25.3999211051195">
                <text:p>25.399921105119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.77035311303832">
                <text:p>5.77035311303832</text:p>
              </table:table-cell>
              <table:table-cell office:value-type="float" office:value="25.0096523551165">
                <text:p>25.009652355116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.69288750482791">
                <text:p>5.69288750482791</text:p>
              </table:table-cell>
              <table:table-cell office:value-type="float" office:value="24.6309976514558">
                <text:p>24.630997651455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5.63542812224933">
                <text:p>5.63542812224933</text:p>
              </table:table-cell>
              <table:table-cell office:value-type="float" office:value="24.2655497487316">
                <text:p>24.265549748731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.59777573562333">
                <text:p>5.59777573562333</text:p>
              </table:table-cell>
              <table:table-cell office:value-type="float" office:value="23.9148301914629">
                <text:p>23.914830191462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.57967490937107">
                <text:p>5.57967490937107</text:p>
              </table:table-cell>
              <table:table-cell office:value-type="float" office:value="23.5803198816216">
                <text:p>23.580319881621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5.58083526270107">
                <text:p>5.58083526270107</text:p>
              </table:table-cell>
              <table:table-cell office:value-type="float" office:value="23.2634865118238">
                <text:p>23.263486511823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5.60094868051937">
                <text:p>5.60094868051937</text:p>
              </table:table-cell>
              <table:table-cell office:value-type="float" office:value="22.965809060944">
                <text:p>22.96580906094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.63970248861202">
                <text:p>5.63970248861202</text:p>
              </table:table-cell>
              <table:table-cell office:value-type="float" office:value="22.6887995562338">
                <text:p>22.688799556233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5.69678867423155">
                <text:p>5.69678867423155</text:p>
              </table:table-cell>
              <table:table-cell office:value-type="float" office:value="22.4340222533118">
                <text:p>22.434022253311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5.77190926730454">
                <text:p>5.77190926730454</text:p>
              </table:table-cell>
              <table:table-cell office:value-type="float" office:value="22.2031102862607">
                <text:p>22.203110286260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5.86477800545363">
                <text:p>5.86477800545363</text:p>
              </table:table-cell>
              <table:table-cell office:value-type="float" office:value="21.9977797042303">
                <text:p>21.997779704230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5.97511839459929">
                <text:p>5.97511839459929</text:p>
              </table:table-cell>
              <table:table-cell office:value-type="float" office:value="21.8198406447208">
                <text:p>21.819840644720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.10265825250799">
                <text:p>6.10265825250799</text:p>
              </table:table-cell>
              <table:table-cell office:value-type="float" office:value="21.6712052009265">
                <text:p>21.671205200926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6.24712079149742">
                <text:p>6.24712079149742</text:p>
              </table:table-cell>
              <table:table-cell office:value-type="float" office:value="21.5538913236117">
                <text:p>21.553891323611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6.4082122647545">
                <text:p>6.4082122647545</text:p>
              </table:table-cell>
              <table:table-cell office:value-type="float" office:value="21.4700218593427">
                <text:p>21.470021859342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6.58560617469832">
                <text:p>6.58560617469832</text:p>
              </table:table-cell>
              <table:table-cell office:value-type="float" office:value="21.4218175703345">
                <text:p>21.421817570334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6.77892402829311">
                <text:p>6.77892402829311</text:p>
              </table:table-cell>
              <table:table-cell office:value-type="float" office:value="21.4115827137059">
                <text:p>21.411582713705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6.98771263064487">
                <text:p>6.98771263064487</text:p>
              </table:table-cell>
              <table:table-cell office:value-type="float" office:value="21.441681491819">
                <text:p>21.44168149181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.21141794296012">
                <text:p>7.21141794296012</text:p>
              </table:table-cell>
              <table:table-cell office:value-type="float" office:value="21.5145034404293">
                <text:p>21.514503440429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.44935560336546">
                <text:p>7.44935560336546</text:p>
              </table:table-cell>
              <table:table-cell office:value-type="float" office:value="21.6324156275203">
                <text:p>21.632415627520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.70067832944194">
                <text:p>7.70067832944194</text:p>
              </table:table-cell>
              <table:table-cell office:value-type="float" office:value="21.7976994356155">
                <text:p>21.797699435615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.96434060037168">
                <text:p>7.96434060037168</text:p>
              </table:table-cell>
              <table:table-cell office:value-type="float" office:value="22.0124697516051">
                <text:p>22.012469751605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8.23906126471855">
                <text:p>8.23906126471855</text:p>
              </table:table-cell>
              <table:table-cell office:value-type="float" office:value="22.2785746642981">
                <text:p>22.278574664298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8.52328504564013">
                <text:p>8.52328504564013</text:p>
              </table:table-cell>
              <table:table-cell office:value-type="float" office:value="22.597474359545">
                <text:p>22.59747435954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.81514432325798">
                <text:p>8.81514432325798</text:p>
              </table:table-cell>
              <table:table-cell office:value-type="float" office:value="22.9700989046179">
                <text:p>22.970098904617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.11242306129221">
                <text:p>9.11242306129221</text:p>
              </table:table-cell>
              <table:table-cell office:value-type="float" office:value="23.3966861262276">
                <text:p>23.396686126227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.41252529790692">
                <text:p>9.41252529790692</text:p>
              </table:table-cell>
              <table:table-cell office:value-type="float" office:value="23.8766028908419">
                <text:p>23.876602890841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.71245120893445">
                <text:p>9.71245120893445</text:p>
              </table:table-cell>
              <table:table-cell office:value-type="float" office:value="24.4081558277612">
                <text:p>24.408155827761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0.0087843240543">
                <text:p>10.0087843240543</text:p>
              </table:table-cell>
              <table:table-cell office:value-type="float" office:value="24.9884008494329">
                <text:p>24.988400849432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0.297693956575">
                <text:p>10.297693956575</text:p>
              </table:table-cell>
              <table:table-cell office:value-type="float" office:value="25.6129645500065">
                <text:p>25.612964550006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0.5749571915629">
                <text:p>10.5749571915629</text:p>
              </table:table-cell>
              <table:table-cell office:value-type="float" office:value="26.2758943641707">
                <text:p>26.275894364170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0.8360047372731">
                <text:p>10.8360047372731</text:p>
              </table:table-cell>
              <table:table-cell office:value-type="float" office:value="26.9695577059115">
                <text:p>26.969557705911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1.0759944390562">
                <text:p>11.0759944390562</text:p>
              </table:table-cell>
              <table:table-cell office:value-type="float" office:value="27.6846124416245">
                <text:p>27.684612441624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1.2899151464862">
                <text:p>11.2899151464862</text:p>
              </table:table-cell>
              <table:table-cell office:value-type="float" office:value="28.4100710945772">
                <text:p>28.410071094577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1.4727218125025">
                <text:p>11.4727218125025</text:p>
              </table:table-cell>
              <table:table-cell office:value-type="float" office:value="29.133478213624">
                <text:p>29.13347821362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1.6195001622487">
                <text:p>11.6195001622487</text:p>
              </table:table-cell>
              <table:table-cell office:value-type="float" office:value="29.841213636605">
                <text:p>29.84121363660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1.7256560914849">
                <text:p>11.7256560914849</text:p>
              </table:table-cell>
              <table:table-cell office:value-type="float" office:value="30.5189236635323">
                <text:p>30.518923663532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1.7871213861936">
                <text:p>11.7871213861936</text:p>
              </table:table-cell>
              <table:table-cell office:value-type="float" office:value="31.1520678976608">
                <text:p>31.152067897660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1.8005638097936">
                <text:p>11.8005638097936</text:p>
              </table:table-cell>
              <table:table-cell office:value-type="float" office:value="31.7265531406549">
                <text:p>31.726553140654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1.7635866384841">
                <text:p>11.7635866384841</text:p>
              </table:table-cell>
              <table:table-cell office:value-type="float" office:value="32.2294096389065">
                <text:p>32.229409638906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1.674900964082">
                <text:p>11.674900964082</text:p>
              </table:table-cell>
              <table:table-cell office:value-type="float" office:value="32.6494522597714">
                <text:p>32.649452259771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1.5344541005088">
                <text:p>11.5344541005088</text:p>
              </table:table-cell>
              <table:table-cell office:value-type="float" office:value="32.9778630024287">
                <text:p>32.977863002428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1.3434995962944">
                <text:p>11.3434995962944</text:p>
              </table:table-cell>
              <table:table-cell office:value-type="float" office:value="33.2086340399168">
                <text:p>33.208634039916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1.104598701123">
                <text:p>11.104598701123</text:p>
              </table:table-cell>
              <table:table-cell office:value-type="float" office:value="33.3388230756372">
                <text:p>33.338823075637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0.8215492666951">
                <text:p>10.8215492666951</text:p>
              </table:table-cell>
              <table:table-cell office:value-type="float" office:value="33.3685938785599">
                <text:p>33.368593878559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0.4992451835619">
                <text:p>10.4992451835619</text:p>
              </table:table-cell>
              <table:table-cell office:value-type="float" office:value="33.3010410423317">
                <text:p>33.301041042331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0.1434764971569">
                <text:p>10.1434764971569</text:p>
              </table:table-cell>
              <table:table-cell office:value-type="float" office:value="33.1418245087284">
                <text:p>33.141824508728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.7606861914414">
                <text:p>9.7606861914414</text:p>
              </table:table-cell>
              <table:table-cell office:value-type="float" office:value="32.8986612293763">
                <text:p>32.898661229376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.35770336680062">
                <text:p>9.35770336680062</text:p>
              </table:table-cell>
              <table:table-cell office:value-type="float" office:value="32.5807346566849">
                <text:p>32.580734656684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.94147367166076">
                <text:p>8.94147367166076</text:p>
              </table:table-cell>
              <table:table-cell office:value-type="float" office:value="32.198085786893">
                <text:p>32.19808578689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.51880638350021">
                <text:p>8.51880638350021</text:p>
              </table:table-cell>
              <table:table-cell office:value-type="float" office:value="31.7610428372233">
                <text:p>31.761042837223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.09615394983078">
                <text:p>8.09615394983078</text:p>
              </table:table-cell>
              <table:table-cell office:value-type="float" office:value="31.2797328918984">
                <text:p>31.279732891898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7.67943488175113">
                <text:p>7.67943488175113</text:p>
              </table:table-cell>
              <table:table-cell office:value-type="float" office:value="30.7637015963411">
                <text:p>30.763701596341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7.27390553480328">
                <text:p>7.27390553480328</text:p>
              </table:table-cell>
              <table:table-cell office:value-type="float" office:value="30.2216498002168">
                <text:p>30.221649800216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6.88408131469625">
                <text:p>6.88408131469625</text:p>
              </table:table-cell>
              <table:table-cell office:value-type="float" office:value="29.6612817009464">
                <text:p>29.661281700946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6.51370378248799">
                <text:p>6.51370378248799</text:p>
              </table:table-cell>
              <table:table-cell office:value-type="float" office:value="29.0892490395088">
                <text:p>29.089249039508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6.16574729919202">
                <text:p>6.16574729919202</text:p>
              </table:table-cell>
              <table:table-cell office:value-type="float" office:value="28.5111705553099">
                <text:p>28.511170555309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.8424572796874">
                <text:p>5.8424572796874</text:p>
              </table:table-cell>
              <table:table-cell office:value-type="float" office:value="27.9317046149483">
                <text:p>27.931704614948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.54541166655826">
                <text:p>5.54541166655826</text:p>
              </table:table-cell>
              <table:table-cell office:value-type="float" office:value="27.3546545987169">
                <text:p>27.354654598716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.27559762646321">
                <text:p>5.27559762646321</text:p>
              </table:table-cell>
              <table:table-cell office:value-type="float" office:value="26.7830900556926">
                <text:p>26.783090055692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.03349642502929">
                <text:p>5.03349642502929</text:p>
              </table:table-cell>
              <table:table-cell office:value-type="float" office:value="26.2194707716727">
                <text:p>26.219470771672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.81917068534044">
                <text:p>4.81917068534044</text:p>
              </table:table-cell>
              <table:table-cell office:value-type="float" office:value="25.6657649625844">
                <text:p>25.665764962584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.63234956809778">
                <text:p>4.63234956809778</text:p>
              </table:table-cell>
              <table:table-cell office:value-type="float" office:value="25.1235563393648">
                <text:p>25.123556339364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.47250868013149">
                <text:p>4.47250868013149</text:p>
              </table:table-cell>
              <table:table-cell office:value-type="float" office:value="24.5941375753588">
                <text:p>24.594137575358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.33894263282239">
                <text:p>4.33894263282239</text:p>
              </table:table-cell>
              <table:table-cell office:value-type="float" office:value="24.078589715025">
                <text:p>24.07858971502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.2308290912947">
                <text:p>4.2308290912947</text:p>
              </table:table-cell>
              <table:table-cell office:value-type="float" office:value="23.5778483755482">
                <text:p>23.577848375548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.1472838709685">
                <text:p>4.1472838709685</text:p>
              </table:table-cell>
              <table:table-cell office:value-type="float" office:value="23.0927583453382">
                <text:p>23.092758345338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.08740716352573">
                <text:p>4.08740716352573</text:p>
              </table:table-cell>
              <table:table-cell office:value-type="float" office:value="22.6241185208908">
                <text:p>22.624118520890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.05032133419602">
                <text:p>4.05032133419602</text:p>
              </table:table-cell>
              <table:table-cell office:value-type="float" office:value="22.1727191784247">
                <text:p>22.172719178424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.03520095539704">
                <text:p>4.03520095539704</text:p>
              </table:table-cell>
              <table:table-cell office:value-type="float" office:value="21.7393734568194">
                <text:p>21.739373456819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.04129585676372">
                <text:p>4.04129585676372</text:p>
              </table:table-cell>
              <table:table-cell office:value-type="float" office:value="21.3249447139904">
                <text:p>21.324944713990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.06794800423309">
                <text:p>4.06794800423309</text:p>
              </table:table-cell>
              <table:table-cell office:value-type="float" office:value="20.9303711649504">
                <text:p>20.930371164950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.1146029928951">
                <text:p>4.1146029928951</text:p>
              </table:table-cell>
              <table:table-cell office:value-type="float" office:value="20.556688950338">
                <text:p>20.55668895033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.18081686731025">
                <text:p>4.18081686731025</text:p>
              </table:table-cell>
              <table:table-cell office:value-type="float" office:value="20.2050545368044">
                <text:p>20.205054536804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.26625888246883">
                <text:p>4.26625888246883</text:p>
              </table:table-cell>
              <table:table-cell office:value-type="float" office:value="19.8767671210847">
                <text:p>19.876767121084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.37071069856495">
                <text:p>4.37071069856495</text:p>
              </table:table-cell>
              <table:table-cell office:value-type="float" office:value="19.5732914951992">
                <text:p>19.573291495199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.49406237043207">
                <text:p>4.49406237043207</text:p>
              </table:table-cell>
              <table:table-cell office:value-type="float" office:value="19.2962816226243">
                <text:p>19.296281622624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.63630535271085">
                <text:p>4.63630535271085</text:p>
              </table:table-cell>
              <table:table-cell office:value-type="float" office:value="19.0476049619927">
                <text:p>19.047604961992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.79752259781115">
                <text:p>4.79752259781115</text:p>
              </table:table-cell>
              <table:table-cell office:value-type="float" office:value="18.8293673405494">
                <text:p>18.829367340549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.97787567763199">
                <text:p>4.97787567763199</text:p>
              </table:table-cell>
              <table:table-cell office:value-type="float" office:value="18.6439379065024">
                <text:p>18.643937906502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.17758871349467">
                <text:p>5.17758871349467</text:p>
              </table:table-cell>
              <table:table-cell office:value-type="float" office:value="18.4939733579879">
                <text:p>18.493973357987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.39692875366846">
                <text:p>5.39692875366846</text:p>
              </table:table-cell>
              <table:table-cell office:value-type="float" office:value="18.3824402356115">
                <text:p>18.382440235611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.63618209696149">
                <text:p>5.63618209696149</text:p>
              </table:table-cell>
              <table:table-cell office:value-type="float" office:value="18.3126335538332">
                <text:p>18.312633553833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.89562592857118">
                <text:p>5.89562592857118</text:p>
              </table:table-cell>
              <table:table-cell office:value-type="float" office:value="18.2881894132539">
                <text:p>18.288189413253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6.17549451793744">
                <text:p>6.17549451793744</text:p>
              </table:table-cell>
              <table:table-cell office:value-type="float" office:value="18.3130884643363">
                <text:p>18.313088464336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6.47593913885342">
                <text:p>6.47593913885342</text:p>
              </table:table-cell>
              <table:table-cell office:value-type="float" office:value="18.3916461749724">
                <text:p>18.391646174972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6.79698082603495">
                <text:p>6.79698082603495</text:p>
              </table:table-cell>
              <table:table-cell office:value-type="float" office:value="18.5284847969967">
                <text:p>18.528484796996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7.1384551030831">
                <text:p>7.1384551030831</text:p>
              </table:table-cell>
              <table:table-cell office:value-type="float" office:value="18.7284807639397">
                <text:p>18.728480763939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7.49994793605823">
                <text:p>7.49994793605823</text:p>
              </table:table-cell>
              <table:table-cell office:value-type="float" office:value="18.9966800586499">
                <text:p>18.996680058649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7.88072242610701">
                <text:p>7.88072242610701</text:p>
              </table:table-cell>
              <table:table-cell office:value-type="float" office:value="19.3381729992629">
                <text:p>19.338172999262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.27963620512616">
                <text:p>8.27963620512616</text:p>
              </table:table-cell>
              <table:table-cell office:value-type="float" office:value="19.7579191219627">
                <text:p>19.757919121962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.69505020032286">
                <text:p>8.69505020032286</text:p>
              </table:table-cell>
              <table:table-cell office:value-type="float" office:value="20.2605127110774">
                <text:p>20.260512711077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.12473045108618">
                <text:p>9.12473045108618</text:p>
              </table:table-cell>
              <table:table-cell office:value-type="float" office:value="20.8498804870241">
                <text:p>20.849880487024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9.56574605456715">
                <text:p>9.56574605456715</text:p>
              </table:table-cell>
              <table:table-cell office:value-type="float" office:value="21.5289055827353">
                <text:p>21.528905582735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0.0143681244631">
                <text:p>10.0143681244631</text:p>
              </table:table-cell>
              <table:table-cell office:value-type="float" office:value="22.2989768891769">
                <text:p>22.298976889176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0.4659768665066">
                <text:p>10.4659768665066</text:p>
              </table:table-cell>
              <table:table-cell office:value-type="float" office:value="23.159470813893">
                <text:p>23.15947081389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0.9149864229187">
                <text:p>10.9149864229187</text:p>
              </table:table-cell>
              <table:table-cell office:value-type="float" office:value="24.10718400625">
                <text:p>24.1071840062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1.3547998177424">
                <text:p>11.3547998177424</text:p>
              </table:table-cell>
              <table:table-cell office:value-type="float" office:value="25.1357507755202">
                <text:p>25.135750775520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1.7778087864313">
                <text:p>11.7778087864313</text:p>
              </table:table-cell>
              <table:table-cell office:value-type="float" office:value="26.2350970932402">
                <text:p>26.235097093240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2.1754549453187">
                <text:p>12.1754549453187</text:p>
              </table:table-cell>
              <table:table-cell office:value-type="float" office:value="27.3910023445881">
                <text:p>27.391002344588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2.5383689069046">
                <text:p>12.5383689069046</text:p>
              </table:table-cell>
              <table:table-cell office:value-type="float" office:value="28.5848569054855">
                <text:p>28.584856905485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2.8566017012859">
                <text:p>12.8566017012859</text:p>
              </table:table-cell>
              <table:table-cell office:value-type="float" office:value="29.7937130205517">
                <text:p>29.793713020551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3.1199573677397">
                <text:p>13.1199573677397</text:p>
              </table:table-cell>
              <table:table-cell office:value-type="float" office:value="30.9907219706627">
                <text:p>30.990721970662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3.3184262553106">
                <text:p>13.3184262553106</text:p>
              </table:table-cell>
              <table:table-cell office:value-type="float" office:value="32.1460258658001">
                <text:p>32.146025865800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3.4427054631272">
                <text:p>13.4427054631272</text:p>
              </table:table-cell>
              <table:table-cell office:value-type="float" office:value="33.2281236349975">
                <text:p>33.228123634997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3.4847769920823">
                <text:p>13.4847769920823</text:p>
              </table:table-cell>
              <table:table-cell office:value-type="float" office:value="34.2056591569608">
                <text:p>34.205659156960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3.4384978212391">
                <text:p>13.4384978212391</text:p>
              </table:table-cell>
              <table:table-cell office:value-type="float" office:value="35.0494939215506">
                <text:p>35.049493921550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3.3001426523762">
                <text:p>13.3001426523762</text:p>
              </table:table-cell>
              <table:table-cell office:value-type="float" office:value="35.7348444236916">
                <text:p>35.734844423691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3.0688334455613">
                <text:p>13.0688334455613</text:p>
              </table:table-cell>
              <table:table-cell office:value-type="float" office:value="36.2432086400508">
                <text:p>36.243208640050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2.7467935746146">
                <text:p>12.7467935746146</text:p>
              </table:table-cell>
              <table:table-cell office:value-type="float" office:value="36.5637986089711">
                <text:p>36.563798608971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2.3393801352527">
                <text:p>12.3393801352527</text:p>
              </table:table-cell>
              <table:table-cell office:value-type="float" office:value="36.6942499426299">
                <text:p>36.694249942629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1.8548744075629">
                <text:p>11.8548744075629</text:p>
              </table:table-cell>
              <table:table-cell office:value-type="float" office:value="36.6404895968819">
                <text:p>36.640489596881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1.3040432747506">
                <text:p>11.3040432747506</text:p>
              </table:table-cell>
              <table:table-cell office:value-type="float" office:value="36.4157869565628">
                <text:p>36.415786956562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0.6995167731493">
                <text:p>10.6995167731493</text:p>
              </table:table-cell>
              <table:table-cell office:value-type="float" office:value="36.0391538744786">
                <text:p>36.039153874478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0.0550517235013">
                <text:p>10.0550517235013</text:p>
              </table:table-cell>
              <table:table-cell office:value-type="float" office:value="35.5333599021065">
                <text:p>35.533359902106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.38476325081952">
                <text:p>9.38476325081952</text:p>
              </table:table-cell>
              <table:table-cell office:value-type="float" office:value="34.922865763425">
                <text:p>34.92286576342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.7024031349418">
                <text:p>8.7024031349418</text:p>
              </table:table-cell>
              <table:table-cell office:value-type="float" office:value="34.2319483418749">
                <text:p>34.231948341874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.02074841235286">
                <text:p>8.02074841235286</text:p>
              </table:table-cell>
              <table:table-cell office:value-type="float" office:value="33.4832111698414">
                <text:p>33.483211169841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7.35114037932663">
                <text:p>7.35114037932663</text:p>
              </table:table-cell>
              <table:table-cell office:value-type="float" office:value="32.6965738328089">
                <text:p>32.696573832808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6.70318902423584">
                <text:p>6.70318902423584</text:p>
              </table:table-cell>
              <table:table-cell office:value-type="float" office:value="31.8887397090082">
                <text:p>31.888739709008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6.08463600427885">
                <text:p>6.08463600427885</text:p>
              </table:table-cell>
              <table:table-cell office:value-type="float" office:value="31.073072966286">
                <text:p>31.07307296628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.50135367015737">
                <text:p>5.50135367015737</text:p>
              </table:table-cell>
              <table:table-cell office:value-type="float" office:value="30.2597795711452">
                <text:p>30.259779571145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.95744922637052">
                <text:p>4.95744922637052</text:p>
              </table:table-cell>
              <table:table-cell office:value-type="float" office:value="29.456279967152">
                <text:p>29.45627996715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.45544107109261">
                <text:p>4.45544107109261</text:p>
              </table:table-cell>
              <table:table-cell office:value-type="float" office:value="28.667674202247">
                <text:p>28.66767420224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.99647692967236">
                <text:p>3.99647692967236</text:p>
              </table:table-cell>
              <table:table-cell office:value-type="float" office:value="27.8972236729826">
                <text:p>27.897223672982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.58056861967444">
                <text:p>3.58056861967444</text:p>
              </table:table-cell>
              <table:table-cell office:value-type="float" office:value="27.1467991902872">
                <text:p>27.146799190287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.20682449006647">
                <text:p>3.20682449006647</text:p>
              </table:table-cell>
              <table:table-cell office:value-type="float" office:value="26.4172676113886">
                <text:p>26.417267611388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.87366659014124">
                <text:p>2.87366659014124</text:p>
              </table:table-cell>
              <table:table-cell office:value-type="float" office:value="25.7088064835986">
                <text:p>25.708806483598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.57902477970273">
                <text:p>2.57902477970273</text:p>
              </table:table-cell>
              <table:table-cell office:value-type="float" office:value="25.021147674744">
                <text:p>25.02114767474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.32050402808195">
                <text:p>2.32050402808195</text:p>
              </table:table-cell>
              <table:table-cell office:value-type="float" office:value="24.3537576157776">
                <text:p>24.353757615777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.09552406832167">
                <text:p>2.09552406832167</text:p>
              </table:table-cell>
              <table:table-cell office:value-type="float" office:value="23.7059647785142">
                <text:p>23.705964778514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.90143252024688">
                <text:p>1.90143252024688</text:p>
              </table:table-cell>
              <table:table-cell office:value-type="float" office:value="23.0770455779181">
                <text:p>23.077045577918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.73559377254885">
                <text:p>1.73559377254885</text:p>
              </table:table-cell>
              <table:table-cell office:value-type="float" office:value="22.4662790333318">
                <text:p>22.466279033331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.59545652021119">
                <text:p>1.59545652021119</text:p>
              </table:table-cell>
              <table:table-cell office:value-type="float" office:value="21.8729789822968">
                <text:p>21.872978982296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.47860306350689">
                <text:p>1.47860306350689</text:p>
              </table:table-cell>
              <table:table-cell office:value-type="float" office:value="21.2965108969069">
                <text:p>21.296510896906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.38278342615203">
                <text:p>1.38278342615203</text:p>
              </table:table-cell>
              <table:table-cell office:value-type="float" office:value="20.7362986889165">
                <text:p>20.736298688916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.30593714536671">
                <text:p>1.30593714536671</text:p>
              </table:table-cell>
              <table:table-cell office:value-type="float" office:value="20.191825447572">
                <text:p>20.19182544757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.24620529782711">
                <text:p>1.24620529782711</text:p>
              </table:table-cell>
              <table:table-cell office:value-type="float" office:value="19.6626308834002">
                <text:p>19.662630883400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.20193500155702">
                <text:p>1.20193500155702</text:p>
              </table:table-cell>
              <table:table-cell office:value-type="float" office:value="19.1483073485114">
                <text:p>19.148307348511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.17167830614186">
                <text:p>1.17167830614186</text:p>
              </table:table-cell>
              <table:table-cell office:value-type="float" office:value="18.6484956385723">
                <text:p>18.648495638572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.15418707144166">
                <text:p>1.15418707144166</text:p>
              </table:table-cell>
              <table:table-cell office:value-type="float" office:value="18.16288131205">
                <text:p>18.1628813120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.14840514904242">
                <text:p>1.14840514904242</text:p>
              </table:table-cell>
              <table:table-cell office:value-type="float" office:value="17.691191946346">
                <text:p>17.69119194634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.15345892624552">
                <text:p>1.15345892624552</text:p>
              </table:table-cell>
              <table:table-cell office:value-type="float" office:value="17.2331955500165">
                <text:p>17.233195550016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.16864707105654">
                <text:p>1.16864707105654</text:p>
              </table:table-cell>
              <table:table-cell office:value-type="float" office:value="16.7887002337486">
                <text:p>16.788700233748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.19343012771208">
                <text:p>1.19343012771208</text:p>
              </table:table-cell>
              <table:table-cell office:value-type="float" office:value="16.3575551852728">
                <text:p>16.357555185272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.22742045369902">
                <text:p>1.22742045369902</text:p>
              </table:table-cell>
              <table:table-cell office:value-type="float" office:value="15.9396529762711">
                <text:p>15.939652976271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.2703728581018">
                <text:p>1.2703728581018</text:p>
              </table:table-cell>
              <table:table-cell office:value-type="float" office:value="15.5349332392421">
                <text:p>15.534933239242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.32217619418221">
                <text:p>1.32217619418221</text:p>
              </table:table-cell>
              <table:table-cell office:value-type="float" office:value="15.1433877800599">
                <text:p>15.143387780059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.38284607292297">
                <text:p>1.38284607292297</text:p>
              </table:table-cell>
              <table:table-cell office:value-type="float" office:value="14.7650672317471">
                <text:p>14.765067231747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.4525187954231">
                <text:p>1.4525187954231</text:p>
              </table:table-cell>
              <table:table-cell office:value-type="float" office:value="14.4000894032511">
                <text:p>14.400089403251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.53144654717927">
                <text:p>1.53144654717927</text:p>
              </table:table-cell>
              <table:table-cell office:value-type="float" office:value="14.0486495319656">
                <text:p>14.048649531965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.61999385320469">
                <text:p>1.61999385320469</text:p>
              </table:table-cell>
              <table:table-cell office:value-type="float" office:value="13.711032709656">
                <text:p>13.71103270965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.7186352565229">
                <text:p>1.7186352565229</text:p>
              </table:table-cell>
              <table:table-cell office:value-type="float" office:value="13.3876288182807">
                <text:p>13.387628818280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.82795415080189">
                <text:p>1.82795415080189</text:p>
              </table:table-cell>
              <table:table-cell office:value-type="float" office:value="13.0789503851674">
                <text:p>13.078950385167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.94864266774798">
                <text:p>1.94864266774798</text:p>
              </table:table-cell>
              <table:table-cell office:value-type="float" office:value="12.7856538462212">
                <text:p>12.785653846221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.08150248825695">
                <text:p>2.08150248825695</text:p>
              </table:table-cell>
              <table:table-cell office:value-type="float" office:value="12.5085647909616">
                <text:p>12.508564790961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.22744640991933">
                <text:p>2.22744640991933</text:p>
              </table:table-cell>
              <table:table-cell office:value-type="float" office:value="12.2487078528975">
                <text:p>12.248707852897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.38750045864487">
                <text:p>2.38750045864487</text:p>
              </table:table-cell>
              <table:table-cell office:value-type="float" office:value="12.0073420002002">
                <text:p>12.007342000200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.56280627474533">
                <text:p>2.56280627474533</text:p>
              </table:table-cell>
              <table:table-cell office:value-type="float" office:value="11.7860020695628">
                <text:p>11.786002069562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.75462342892558">
                <text:p>2.75462342892558</text:p>
              </table:table-cell>
              <table:table-cell office:value-type="float" office:value="11.5865474616935">
                <text:p>11.586547461693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.96433122550608">
                <text:p>2.96433122550608</text:p>
              </table:table-cell>
              <table:table-cell office:value-type="float" office:value="11.4112189660358">
                <text:p>11.411218966035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.19342942194538">
                <text:p>3.19342942194538</text:p>
              </table:table-cell>
              <table:table-cell office:value-type="float" office:value="11.2627046834945">
                <text:p>11.262704683494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.44353712716292">
                <text:p>3.44353712716292</text:p>
              </table:table-cell>
              <table:table-cell office:value-type="float" office:value="11.1442159371138">
                <text:p>11.144215937113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.71638892669209">
                <text:p>3.71638892669209</text:p>
              </table:table-cell>
              <table:table-cell office:value-type="float" office:value="11.0595738551081">
                <text:p>11.059573855108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.01382700937389">
                <text:p>4.01382700937389</text:p>
              </table:table-cell>
              <table:table-cell office:value-type="float" office:value="11.0133069118685">
                <text:p>11.013306911868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.33778772617232">
                <text:p>4.33778772617232</text:p>
              </table:table-cell>
              <table:table-cell office:value-type="float" office:value="11.0107590276699">
                <text:p>11.010759027669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.69028058463063">
                <text:p>4.69028058463063</text:p>
              </table:table-cell>
              <table:table-cell office:value-type="float" office:value="11.0582067300038">
                <text:p>11.058206730003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5.07335716189911">
                <text:p>5.07335716189911</text:p>
              </table:table-cell>
              <table:table-cell office:value-type="float" office:value="11.1629822001082">
                <text:p>11.162982200108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5.48906679912652">
                <text:p>5.48906679912652</text:p>
              </table:table-cell>
              <table:table-cell office:value-type="float" office:value="11.3335965502237">
                <text:p>11.333596550223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5.93939522393712">
                <text:p>5.93939522393712</text:p>
              </table:table-cell>
              <table:table-cell office:value-type="float" office:value="11.5798541326702">
                <text:p>11.579854132670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.42618145705644">
                <text:p>6.42618145705644</text:p>
              </table:table-cell>
              <table:table-cell office:value-type="float" office:value="11.9129437615337">
                <text:p>11.912943761533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6.95100754524947">
                <text:p>6.95100754524947</text:p>
              </table:table-cell>
              <table:table-cell office:value-type="float" office:value="12.3454861100288">
                <text:p>12.345486110028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7.51505492478246">
                <text:p>7.51505492478246</text:p>
              </table:table-cell>
              <table:table-cell office:value-type="float" office:value="12.8915079651371">
                <text:p>12.891507965137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8.11892072918798">
                <text:p>8.11892072918798</text:p>
              </table:table-cell>
              <table:table-cell office:value-type="float" office:value="13.5663033933556">
                <text:p>13.566303393355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8.76238738765674">
                <text:p>8.76238738765674</text:p>
              </table:table-cell>
              <table:table-cell office:value-type="float" office:value="14.3861295201328">
                <text:p>14.386129520132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.44413983154325">
                <text:p>9.44413983154325</text:p>
              </table:table-cell>
              <table:table-cell office:value-type="float" office:value="15.3676716284912">
                <text:p>15.367671628491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0.1614271262046">
                <text:p>10.1614271262046</text:p>
              </table:table-cell>
              <table:table-cell office:value-type="float" office:value="16.5272009743259">
                <text:p>16.527200974325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0.9096701541601">
                <text:p>10.9096701541601</text:p>
              </table:table-cell>
              <table:table-cell office:value-type="float" office:value="17.8793433275483">
                <text:p>17.879343327548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1.6820250331473">
                <text:p>11.6820250331473</text:p>
              </table:table-cell>
              <table:table-cell office:value-type="float" office:value="19.43538356471">
                <text:p>19.4353835647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2.4689242313317">
                <text:p>12.4689242313317</text:p>
              </table:table-cell>
              <table:table-cell office:value-type="float" office:value="21.2010613715772">
                <text:p>21.201061371577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3.257634556279">
                <text:p>13.257634556279</text:p>
              </table:table-cell>
              <table:table-cell office:value-type="float" office:value="23.1738773780924">
                <text:p>23.173877378092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4.0318932718621">
                <text:p>14.0318932718621</text:p>
              </table:table-cell>
              <table:table-cell office:value-type="float" office:value="25.3400399652765">
                <text:p>25.340039965276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4.7717088642197">
                <text:p>14.7717088642197</text:p>
              </table:table-cell>
              <table:table-cell office:value-type="float" office:value="27.671347197414">
                <text:p>27.67134719741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5.4534371234609">
                <text:p>15.4534371234609</text:p>
              </table:table-cell>
              <table:table-cell office:value-type="float" office:value="30.1225075701778">
                <text:p>30.122507570177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6.0502583288385">
                <text:p>16.0502583288385</text:p>
              </table:table-cell>
              <table:table-cell office:value-type="float" office:value="32.6296217880524">
                <text:p>32.629621788052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6.5331757272213">
                <text:p>16.5331757272213</text:p>
              </table:table-cell>
              <table:table-cell office:value-type="float" office:value="35.1107013641489">
                <text:p>35.110701364148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6.8726153277901">
                <text:p>16.8726153277901</text:p>
              </table:table-cell>
              <table:table-cell office:value-type="float" office:value="37.4690764472082">
                <text:p>37.469076447208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7.0406209213718">
                <text:p>17.0406209213718</text:p>
              </table:table-cell>
              <table:table-cell office:value-type="float" office:value="39.6002219306206">
                <text:p>39.600221930620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7.0135051999286">
                <text:p>17.0135051999286</text:p>
              </table:table-cell>
              <table:table-cell office:value-type="float" office:value="41.4018367533173">
                <text:p>41.401836753317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6.7746566023992">
                <text:p>16.7746566023992</text:p>
              </table:table-cell>
              <table:table-cell office:value-type="float" office:value="42.7860161795027">
                <text:p>42.786016179502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6.317055626107">
                <text:p>16.317055626107</text:p>
              </table:table-cell>
              <table:table-cell office:value-type="float" office:value="43.691336865511">
                <text:p>43.69133686551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5.6449857566759">
                <text:p>15.6449857566759</text:p>
              </table:table-cell>
              <table:table-cell office:value-type="float" office:value="44.0920774477383">
                <text:p>44.092077447738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4.7744901007736">
                <text:p>14.7744901007736</text:p>
              </table:table-cell>
              <table:table-cell office:value-type="float" office:value="44.0020552952805">
                <text:p>44.002055295280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3.7323436587986">
                <text:p>13.7323436587986</text:p>
              </table:table-cell>
              <table:table-cell office:value-type="float" office:value="43.4718045024001">
                <text:p>43.471804502400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2.553636627788">
                <text:p>12.553636627788</text:p>
              </table:table-cell>
              <table:table-cell office:value-type="float" office:value="42.5796880036815">
                <text:p>42.579688003681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1.278390890081">
                <text:p>11.278390890081</text:p>
              </table:table-cell>
              <table:table-cell office:value-type="float" office:value="41.4192704225112">
                <text:p>41.419270422511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.94784044154931">
                <text:p>9.94784044154931</text:p>
              </table:table-cell>
              <table:table-cell office:value-type="float" office:value="40.0861307495209">
                <text:p>40.086130749520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8.60102437418121">
                <text:p>8.60102437418121</text:p>
              </table:table-cell>
              <table:table-cell office:value-type="float" office:value="38.6669714231429">
                <text:p>38.666971423142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7.27217933353011">
                <text:p>7.27217933353011</text:p>
              </table:table-cell>
              <table:table-cell office:value-type="float" office:value="37.2326855296301">
                <text:p>37.232685529630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5.98915934176731">
                <text:p>5.98915934176731</text:p>
              </table:table-cell>
              <table:table-cell office:value-type="float" office:value="35.8356246912365">
                <text:p>35.835624691236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.77285762486332">
                <text:p>4.77285762486332</text:p>
              </table:table-cell>
              <table:table-cell office:value-type="float" office:value="34.510245849994">
                <text:p>34.51024584999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.63743113265891">
                <text:p>3.63743113265891</text:p>
              </table:table-cell>
              <table:table-cell office:value-type="float" office:value="33.2758514273207">
                <text:p>33.275851427320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.59105622042724">
                <text:p>2.59105622042724</text:p>
              </table:table-cell>
              <table:table-cell office:value-type="float" office:value="32.1401927734887">
                <text:p>32.140192773488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.63695457117538">
                <text:p>1.63695457117538</text:p>
              </table:table-cell>
              <table:table-cell office:value-type="float" office:value="31.1030435882484">
                <text:p>31.103043588248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774485574881274">
                <text:p>0.774485574881274</text:p>
              </table:table-cell>
              <table:table-cell office:value-type="float" office:value="30.1592430386446">
                <text:p>30.159243038644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00171672222007757">
                <text:p>0.000171672222007757</text:p>
              </table:table-cell>
              <table:table-cell office:value-type="float" office:value="29.3010253418671">
                <text:p>29.301025341867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0.691414489305713">
                <text:p>-0.691414489305713</text:p>
              </table:table-cell>
              <table:table-cell office:value-type="float" office:value="28.5196527937654">
                <text:p>28.519652793765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1.30692656808752">
                <text:p>-1.30692656808752</text:p>
              </table:table-cell>
              <table:table-cell office:value-type="float" office:value="27.8064666561865">
                <text:p>27.806466656186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1.853681608243">
                <text:p>-1.853681608243</text:p>
              </table:table-cell>
              <table:table-cell office:value-type="float" office:value="27.1534983180534">
                <text:p>27.153498318053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2.33923960128213">
                <text:p>-2.33923960128213</text:p>
              </table:table-cell>
              <table:table-cell office:value-type="float" office:value="26.5537733767625">
                <text:p>26.553773376762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2.77110167807789">
                <text:p>-2.77110167807789</text:p>
              </table:table-cell>
              <table:table-cell office:value-type="float" office:value="26.0014160597375">
                <text:p>26.001416059737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3.15650275741434">
                <text:p>-3.15650275741434</text:p>
              </table:table-cell>
              <table:table-cell office:value-type="float" office:value="25.4916335676819">
                <text:p>25.491633567681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3.50227689565634">
                <text:p>-3.50227689565634</text:p>
              </table:table-cell>
              <table:table-cell office:value-type="float" office:value="25.0206354711997">
                <text:p>25.020635471199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3.81477704149452">
                <text:p>-3.81477704149452</text:p>
              </table:table-cell>
              <table:table-cell office:value-type="float" office:value="24.5855241639053">
                <text:p>24.585524163905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4.09983445394781">
                <text:p>-4.09983445394781</text:p>
              </table:table-cell>
              <table:table-cell office:value-type="float" office:value="24.1841784722178">
                <text:p>24.184178472217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4.36274623801801">
                <text:p>-4.36274623801801</text:p>
              </table:table-cell>
              <table:table-cell office:value-type="float" office:value="23.8151429508578">
                <text:p>23.815142950857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4.60828212795625">
                <text:p>-4.60828212795625</text:p>
              </table:table-cell>
              <table:table-cell office:value-type="float" office:value="23.4775290975543">
                <text:p>23.477529097554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4.84070379311106">
                <text:p>-4.84070379311106</text:p>
              </table:table-cell>
              <table:table-cell office:value-type="float" office:value="23.1709307572295">
                <text:p>23.170930757229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5.06379161480483">
                <text:p>-5.06379161480483</text:p>
              </table:table-cell>
              <table:table-cell office:value-type="float" office:value="22.8953536089634">
                <text:p>22.895353608963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5.28087516611985">
                <text:p>-5.28087516611985</text:p>
              </table:table-cell>
              <table:table-cell office:value-type="float" office:value="22.6511572879255">
                <text:p>22.651157287925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5.49486460076688">
                <text:p>-5.49486460076688</text:p>
              </table:table-cell>
              <table:table-cell office:value-type="float" office:value="22.4390080012396">
                <text:p>22.439008001239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5.7082808930823">
                <text:p>-5.7082808930823</text:p>
              </table:table-cell>
              <table:table-cell office:value-type="float" office:value="22.2598391873345">
                <text:p>22.259839187334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5.92328342672139">
                <text:p>-5.92328342672139</text:p>
              </table:table-cell>
              <table:table-cell office:value-type="float" office:value="22.1148176686892">
                <text:p>22.114817668689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6.14169385105725">
                <text:p>-6.14169385105725</text:p>
              </table:table-cell>
              <table:table-cell office:value-type="float" office:value="22.0053127477261">
                <text:p>22.005312747726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6.36501544825574">
                <text:p>-6.36501544825574</text:p>
              </table:table-cell>
              <table:table-cell office:value-type="float" office:value="21.9328657294201">
                <text:p>21.932865729420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6.59444750974764">
                <text:p>-6.59444750974764</text:p>
              </table:table-cell>
              <table:table-cell office:value-type="float" office:value="21.8991573881063">
                <text:p>21.899157388106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6.83089443238605">
                <text:p>-6.83089443238605</text:p>
              </table:table-cell>
              <table:table-cell office:value-type="float" office:value="21.905970919363">
                <text:p>21.90597091936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7.07496943239386">
                <text:p>-7.07496943239386</text:p>
              </table:table-cell>
              <table:table-cell office:value-type="float" office:value="21.9551479381745">
                <text:p>21.955147938174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7.32699295728615">
                <text:p>-7.32699295728615</text:p>
              </table:table-cell>
              <table:table-cell office:value-type="float" office:value="22.0485351246686">
                <text:p>22.048535124668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7.58698606856864">
                <text:p>-7.58698606856864</text:p>
              </table:table-cell>
              <table:table-cell office:value-type="float" office:value="22.187919215503">
                <text:p>22.18791921550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7.85465928587987">
                <text:p>-7.85465928587987</text:p>
              </table:table-cell>
              <table:table-cell office:value-type="float" office:value="22.3749482428697">
                <text:p>22.374948242869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8.12939763915967">
                <text:p>-8.12939763915967</text:p>
              </table:table-cell>
              <table:table-cell office:value-type="float" office:value="22.6110372971434">
                <text:p>22.611037297143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8.41024297931051">
                <text:p>-8.41024297931051</text:p>
              </table:table-cell>
              <table:table-cell office:value-type="float" office:value="22.8972577068278">
                <text:p>22.897257706827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8.69587495507971">
                <text:p>-8.69587495507971</text:p>
              </table:table-cell>
              <table:table-cell office:value-type="float" office:value="23.2342094695774">
                <text:p>23.234209469577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8.98459247308138">
                <text:p>-8.98459247308138</text:p>
              </table:table-cell>
              <table:table-cell office:value-type="float" office:value="23.6218781061209">
                <text:p>23.621878106120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9.27429790766244">
                <text:p>-9.27429790766244</text:p>
              </table:table-cell>
              <table:table-cell office:value-type="float" office:value="24.0594789023926">
                <text:p>24.059478902392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9.56248679298048">
                <text:p>-9.56248679298048</text:p>
              </table:table-cell>
              <table:table-cell office:value-type="float" office:value="24.5452937727412">
                <text:p>24.545293772741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9.84624616957652">
                <text:p>-9.84624616957652</text:p>
              </table:table-cell>
              <table:table-cell office:value-type="float" office:value="25.0765086712357">
                <text:p>25.076508671235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10.1222651106258">
                <text:p>-10.1222651106258</text:p>
              </table:table-cell>
              <table:table-cell office:value-type="float" office:value="25.6490624537588">
                <text:p>25.649062453758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10.3868611372877">
                <text:p>-10.3868611372877</text:p>
              </table:table-cell>
              <table:table-cell office:value-type="float" office:value="26.2575210775989">
                <text:p>26.257521077598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10.6360261490078">
                <text:p>-10.6360261490078</text:p>
              </table:table-cell>
              <table:table-cell office:value-type="float" office:value="26.8949935960832">
                <text:p>26.894993596083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10.865495034903">
                <text:p>-10.865495034903</text:p>
              </table:table-cell>
              <table:table-cell office:value-type="float" office:value="27.5531079963546">
                <text:p>27.553107996354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11.0708391942076">
                <text:p>-11.0708391942076</text:p>
              </table:table-cell>
              <table:table-cell office:value-type="float" office:value="28.2220648676572">
                <text:p>28.222064867657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11.2475857038005">
                <text:p>-11.2475857038005</text:p>
              </table:table-cell>
              <table:table-cell office:value-type="float" office:value="28.8907844944105">
                <text:p>28.890784494410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11.3913608137035">
                <text:p>-11.3913608137035</text:p>
              </table:table-cell>
              <table:table-cell office:value-type="float" office:value="29.5471577032736">
                <text:p>29.547157703273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11.4980539008689">
                <text:p>-11.4980539008689</text:p>
              </table:table-cell>
              <table:table-cell office:value-type="float" office:value="30.1784024549556">
                <text:p>30.178402454955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11.5639951559986">
                <text:p>-11.5639951559986</text:p>
              </table:table-cell>
              <table:table-cell office:value-type="float" office:value="30.771517101807">
                <text:p>30.77151710180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11.5861374303184">
                <text:p>-11.5861374303184</text:p>
              </table:table-cell>
              <table:table-cell office:value-type="float" office:value="31.3138084674027">
                <text:p>31.313808467402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11.5622302489669">
                <text:p>-11.5622302489669</text:p>
              </table:table-cell>
              <table:table-cell office:value-type="float" office:value="31.7934601916099">
                <text:p>31.793460191609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11.4909724798127">
                <text:p>-11.4909724798127</text:p>
              </table:table-cell>
              <table:table-cell office:value-type="float" office:value="32.2000963964027">
                <text:p>32.200096396402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11.3721299748408">
                <text:p>-11.3721299748408</text:p>
              </table:table-cell>
              <table:table-cell office:value-type="float" office:value="32.525290049077">
                <text:p>32.52529004907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11.2066059808324">
                <text:p>-11.2066059808324</text:p>
              </table:table-cell>
              <table:table-cell office:value-type="float" office:value="32.7629663453665">
                <text:p>32.762966345366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10.9964553095781">
                <text:p>-10.9964553095781</text:p>
              </table:table-cell>
              <table:table-cell office:value-type="float" office:value="32.9096598419843">
                <text:p>32.90965984198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25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4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5">
      <style:chart-properties chart:symbol-type="named-symbol" chart:symbol-name="square" chart:symbol-width="0cm" chart:symbol-height="0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cm" chart:symbol-height="0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1cm" svg:height="8.972cm" xlink:href=".." xlink:type="simple" chart:class="chart:scatter" chart:style-name="ch1">
        <chart:title svg:x="7.649cm" svg:y="0.315cm" chart:style-name="ch2">
          <text:p>YZ</text:p>
        </chart:title>
        <chart:plot-area chart:style-name="ch3" table:cell-range-address="Arkusz1.E1:Arkusz1.F1002" chart:data-source-has-labels="row" svg:x="0.32cm" svg:y="1.273cm" svg:width="15.381cm" svg:height="7.52cm">
          <chartooo:coordinate-region svg:x="0.982cm" svg:y="1.472cm" svg:width="14.109cm" svg:height="6.6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F2:Arkusz1.F1002" chart:label-cell-address="Arkusz1.F1:Arkusz1.F1" chart:class="chart:scatter">
            <chart:domain table:cell-range-address="Arkusz1.E2:Arkusz1.E1002"/>
            <chart:data-point chart:repeated="729"/>
            <chart:data-point chart:style-name="ch7"/>
            <chart:data-point chart:repeated="39"/>
            <chart:data-point chart:style-name="ch7"/>
            <chart:data-point chart:repeated="2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</text:p>
              </table:table-cell>
              <table:table-cell office:value-type="string">
                <text:p>z_n</text:p>
                <draw:g>
                  <svg:desc>Arkusz1.F1:Arkusz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Arkusz1.E2:Arkusz1.E1002</svg:desc>
                </draw:g>
              </table:table-cell>
              <table:table-cell office:value-type="float" office:value="2">
                <text:p>2</text:p>
                <draw:g>
                  <svg:desc>Arkusz1.F2:Arkusz1.F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1.98666666666667">
                <text:p>1.98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9526666666667">
                <text:p>2.99526666666667</text:p>
              </table:table-cell>
              <table:table-cell office:value-type="float" office:value="1.98368888888889">
                <text:p>1.98368888888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9864837777778">
                <text:p>3.49864837777778</text:p>
              </table:table-cell>
              <table:table-cell office:value-type="float" office:value="1.99219348518519">
                <text:p>1.992193485185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2140624012527">
                <text:p>4.02140624012527</text:p>
              </table:table-cell>
              <table:table-cell office:value-type="float" office:value="2.01409777301459">
                <text:p>2.014097773014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7365485494402">
                <text:p>4.57365485494402</text:p>
              </table:table-cell>
              <table:table-cell office:value-type="float" office:value="2.05207410176097">
                <text:p>2.052074101760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16470261365664">
                <text:p>5.16470261365664</text:p>
              </table:table-cell>
              <table:table-cell office:value-type="float" office:value="2.10959352989726">
                <text:p>2.109593529897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80330482891299">
                <text:p>5.80330482891299</text:p>
              </table:table-cell>
              <table:table-cell office:value-type="float" office:value="2.19103086940671">
                <text:p>2.191030869406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49783770952389">
                <text:p>6.49783770952389</text:p>
              </table:table-cell>
              <table:table-cell office:value-type="float" office:value="2.30182243930064">
                <text:p>2.301822439300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25639550363105">
                <text:p>7.25639550363105</text:p>
              </table:table-cell>
              <table:table-cell office:value-type="float" office:value="2.4486733433875">
                <text:p>2.4486733433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08680702725461">
                <text:p>8.08680702725461</text:p>
              </table:table-cell>
              <table:table-cell office:value-type="float" office:value="2.6398140175925">
                <text:p>2.63981401759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99656106361619">
                <text:p>8.99656106361619</text:p>
              </table:table-cell>
              <table:table-cell office:value-type="float" office:value="2.88530663736528">
                <text:p>2.885306637365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99262251631046">
                <text:p>9.99262251631046</text:p>
              </table:table-cell>
              <table:table-cell office:value-type="float" office:value="3.19740068685362">
                <text:p>3.197400686853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0811125379603">
                <text:p>11.0811125379603</text:p>
              </table:table-cell>
              <table:table-cell office:value-type="float" office:value="3.5909330558322">
                <text:p>3.59093305583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2668161378207">
                <text:p>12.2668161378207</text:p>
              </table:table-cell>
              <table:table-cell office:value-type="float" office:value="4.08376045185576">
                <text:p>4.083760451855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5524704035812">
                <text:p>13.5524704035812</text:p>
              </table:table-cell>
              <table:table-cell office:value-type="float" office:value="4.69719916132808">
                <text:p>4.697199161328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9377766143378">
                <text:p>14.9377766143378</text:p>
              </table:table-cell>
              <table:table-cell office:value-type="float" office:value="5.4564271546739">
                <text:p>5.45642715467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4180726353923">
                <text:p>16.4180726353923</text:p>
              </table:table-cell>
              <table:table-cell office:value-type="float" office:value="6.39077357723428">
                <text:p>6.390773577234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.9826026428302">
                <text:p>17.9826026428302</text:p>
              </table:table-cell>
              <table:table-cell office:value-type="float" office:value="7.53377795677566">
                <text:p>7.533777956775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6123371849876">
                <text:p>19.6123371849876</text:p>
              </table:table-cell>
              <table:table-cell office:value-type="float" office:value="8.9228437714936">
                <text:p>8.92284377149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.2773400006021">
                <text:p>21.2773400006021</text:p>
              </table:table-cell>
              <table:table-cell office:value-type="float" office:value="10.5982385574191">
                <text:p>10.59823855741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.9337662729564">
                <text:p>22.9337662729564</text:p>
              </table:table-cell>
              <table:table-cell office:value-type="float" office:value="12.6011114599021">
                <text:p>12.60111145990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.5207320599868">
                <text:p>24.5207320599868</text:p>
              </table:table-cell>
              <table:table-cell office:value-type="float" office:value="14.9701263239621">
                <text:p>14.97012632396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.9575385192318">
                <text:p>25.9575385192318</text:p>
              </table:table-cell>
              <table:table-cell office:value-type="float" office:value="17.7362805207329">
                <text:p>17.73628052073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.142077300343">
                <text:p>27.142077300343</text:p>
              </table:table-cell>
              <table:table-cell office:value-type="float" office:value="20.9155610555038">
                <text:p>20.91556105550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.951659116475">
                <text:p>27.951659116475</text:p>
              </table:table-cell>
              <table:table-cell office:value-type="float" office:value="24.4993765550937">
                <text:p>24.49937655509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.2478955216759">
                <text:p>28.2478955216759</text:p>
              </table:table-cell>
              <table:table-cell office:value-type="float" office:value="28.4433128057463">
                <text:p>28.44331280574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88740412447">
                <text:p>27.88740412447</text:p>
              </table:table-cell>
              <table:table-cell office:value-type="float" office:value="32.6557778906747">
                <text:p>32.65577789067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.7396392410373">
                <text:p>26.7396392410373</text:p>
              </table:table-cell>
              <table:table-cell office:value-type="float" office:value="36.9894816378108">
                <text:p>36.98948163781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.7116427955401">
                <text:p>24.7116427955401</text:p>
              </table:table-cell>
              <table:table-cell office:value-type="float" office:value="41.2400837727067">
                <text:p>41.24008377270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.7767145836922">
                <text:p>21.7767145836922</text:p>
              </table:table-cell>
              <table:table-cell office:value-type="float" office:value="45.1569512606294">
                <text:p>45.15695126062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.0003087815963">
                <text:p>18.0003087815963</text:p>
              </table:table-cell>
              <table:table-cell office:value-type="float" office:value="48.4696207326667">
                <text:p>48.469620732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.553377064637">
                <text:p>13.553377064637</text:p>
              </table:table-cell>
              <table:table-cell office:value-type="float" office:value="50.9292937006743">
                <text:p>50.92929370067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70342230032132">
                <text:p>8.70342230032132</text:p>
              </table:table-cell>
              <table:table-cell office:value-type="float" office:value="52.3578470428208">
                <text:p>52.35784704282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7789297160005">
                <text:p>3.7789297160005</text:p>
              </table:table-cell>
              <table:table-cell office:value-type="float" office:value="52.6901338621058">
                <text:p>52.69013386210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886853590547114">
                <text:p>-0.886853590547114</text:p>
              </table:table-cell>
              <table:table-cell office:value-type="float" office:value="51.9933977395315">
                <text:p>51.99339773953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5.01631051698231">
                <text:p>-5.01631051698231</text:p>
              </table:table-cell>
              <table:table-cell office:value-type="float" office:value="50.4539446876008">
                <text:p>50.45394468760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8.43175781131758">
                <text:p>-8.43175781131758</text:p>
              </table:table-cell>
              <table:table-cell office:value-type="float" office:value="48.3342734771315">
                <text:p>48.33427347713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1.0700456873945">
                <text:p>-11.0700456873945</text:p>
              </table:table-cell>
              <table:table-cell office:value-type="float" office:value="45.9164109063576">
                <text:p>45.91641090635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2.9672631384048">
                <text:p>-12.9672631384048</text:p>
              </table:table-cell>
              <table:table-cell office:value-type="float" office:value="43.4513373594582">
                <text:p>43.45133735945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4.2250317134001">
                <text:p>-14.2250317134001</text:p>
              </table:table-cell>
              <table:table-cell office:value-type="float" office:value="41.1282493981543">
                <text:p>41.12824939815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4.973501076323">
                <text:p>-14.973501076323</text:p>
              </table:table-cell>
              <table:table-cell office:value-type="float" office:value="39.0663623975978">
                <text:p>39.0663623975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5.342089820995">
                <text:p>-15.342089820995</text:p>
              </table:table-cell>
              <table:table-cell office:value-type="float" office:value="37.3232673088251">
                <text:p>37.32326730882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5.4420799287689">
                <text:p>-15.4420799287689</text:p>
              </table:table-cell>
              <table:table-cell office:value-type="float" office:value="35.9109746087605">
                <text:p>35.91097460876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5.3598100206172">
                <text:p>-15.3598100206172</text:p>
              </table:table-cell>
              <table:table-cell office:value-type="float" office:value="34.8125113794153">
                <text:p>34.81251137941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5.1569318407627">
                <text:p>-15.1569318407627</text:p>
              </table:table-cell>
              <table:table-cell office:value-type="float" office:value="33.9952869384975">
                <text:p>33.99528693849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4.8742444279934">
                <text:p>-14.8742444279934</text:p>
              </table:table-cell>
              <table:table-cell office:value-type="float" office:value="33.4202310082679">
                <text:p>33.42023100826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4.5366605536259">
                <text:p>-14.5366605536259</text:p>
              </table:table-cell>
              <table:table-cell office:value-type="float" office:value="33.0472451203882">
                <text:p>33.04724512038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4.1579580849322">
                <text:p>-14.1579580849322</text:p>
              </table:table-cell>
              <table:table-cell office:value-type="float" office:value="32.8380200252847">
                <text:p>32.83802002528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3.74475286513">
                <text:p>-13.74475286513</text:p>
              </table:table-cell>
              <table:table-cell office:value-type="float" office:value="32.7572234295388">
                <text:p>32.75722342953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3.2995723088045">
                <text:p>-13.2995723088045</text:p>
              </table:table-cell>
              <table:table-cell office:value-type="float" office:value="32.7728115684258">
                <text:p>32.77281156842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2.8231082229648">
                <text:p>-12.8231082229648</text:p>
              </table:table-cell>
              <table:table-cell office:value-type="float" office:value="32.8559540814464">
                <text:p>32.85595408144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2.3157885960571">
                <text:p>-12.3157885960571</text:p>
              </table:table-cell>
              <table:table-cell office:value-type="float" office:value="32.9808536670706">
                <text:p>32.98085366707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1.7788055402166">
                <text:p>-11.7788055402166</text:p>
              </table:table-cell>
              <table:table-cell office:value-type="float" office:value="33.1245991367577">
                <text:p>33.12459913675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.2147128044452">
                <text:p>-11.2147128044452</text:p>
              </table:table-cell>
              <table:table-cell office:value-type="float" office:value="33.267100348103">
                <text:p>33.2671003481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0.6276818422333">
                <text:p>-10.6276818422333</text:p>
              </table:table-cell>
              <table:table-cell office:value-type="float" office:value="33.3911005791966">
                <text:p>33.39110057919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0.0234880098215">
                <text:p>-10.0234880098215</text:p>
              </table:table-cell>
              <table:table-cell office:value-type="float" office:value="33.4822339986836">
                <text:p>33.48223399868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9.40928908065877">
                <text:p>-9.40928908065877</text:p>
              </table:table-cell>
              <table:table-cell office:value-type="float" office:value="33.5290848581241">
                <text:p>33.52908485812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8.793254753178">
                <text:p>-8.793254753178</text:p>
              </table:table-cell>
              <table:table-cell office:value-type="float" office:value="33.5232057146708">
                <text:p>33.52320571467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8.1841049614516">
                <text:p>-8.1841049614516</text:p>
              </table:table-cell>
              <table:table-cell office:value-type="float" office:value="33.4590607877788">
                <text:p>33.45906078777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7.59061342065304">
                <text:p>-7.59061342065304</text:p>
              </table:table-cell>
              <table:table-cell office:value-type="float" office:value="33.3338744325422">
                <text:p>33.33387443254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7.02112863859288">
                <text:p>-7.02112863859288</text:p>
              </table:table-cell>
              <table:table-cell office:value-type="float" office:value="33.1473807334516">
                <text:p>33.14738073345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6.48315653676821">
                <text:p>-6.48315653676821</text:p>
              </table:table-cell>
              <table:table-cell office:value-type="float" office:value="32.9014855399604">
                <text:p>32.90148553996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5.98303711161799">
                <text:p>-5.98303711161799</text:p>
              </table:table-cell>
              <table:table-cell office:value-type="float" office:value="32.599864435321">
                <text:p>32.5998644353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.52573357487572">
                <text:p>-5.52573357487572</text:p>
              </table:table-cell>
              <table:table-cell office:value-type="float" office:value="32.2475274967791">
                <text:p>32.24752749677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5.11473808956523">
                <text:p>-5.11473808956523</text:p>
              </table:table-cell>
              <table:table-cell office:value-type="float" office:value="31.8503836624895">
                <text:p>31.85038366248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4.75208554607524">
                <text:p>-4.75208554607524</text:p>
              </table:table-cell>
              <table:table-cell office:value-type="float" office:value="31.4148345300566">
                <text:p>31.41483453005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4.43845732128485">
                <text:p>-4.43845732128485</text:p>
              </table:table-cell>
              <table:table-cell office:value-type="float" office:value="30.9474207657773">
                <text:p>30.94742076577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4.17335140288592">
                <text:p>-4.17335140288592</text:p>
              </table:table-cell>
              <table:table-cell office:value-type="float" office:value="30.4545357222309">
                <text:p>30.45453572223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.9552936160343">
                <text:p>-3.9552936160343</text:p>
              </table:table-cell>
              <table:table-cell office:value-type="float" office:value="29.9422120570367">
                <text:p>29.94221205703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.78206630141606">
                <text:p>-3.78206630141606</text:p>
              </table:table-cell>
              <table:table-cell office:value-type="float" office:value="29.415979478847">
                <text:p>29.4159794788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.6509346430332">
                <text:p>-3.6509346430332</text:p>
              </table:table-cell>
              <table:table-cell office:value-type="float" office:value="28.8807860470365">
                <text:p>28.88078604703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3.55885583385738">
                <text:p>-3.55885583385738</text:p>
              </table:table-cell>
              <table:table-cell office:value-type="float" office:value="28.3409720005884">
                <text:p>28.34097200058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.50266144406771">
                <text:p>-3.50266144406771</text:p>
              </table:table-cell>
              <table:table-cell office:value-type="float" office:value="27.8002837306183">
                <text:p>27.80028373061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3.47920803076866">
                <text:p>-3.47920803076866</text:p>
              </table:table-cell>
              <table:table-cell office:value-type="float" office:value="27.2619158064904">
                <text:p>27.26191580649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3.48549480430459">
                <text:p>-3.48549480430459</text:p>
              </table:table-cell>
              <table:table-cell office:value-type="float" office:value="26.7285703755548">
                <text:p>26.72857037555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3.51874990484861">
                <text:p>-3.51874990484861</text:p>
              </table:table-cell>
              <table:table-cell office:value-type="float" office:value="26.202525259209">
                <text:p>26.2025252592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3.57648858909311">
                <text:p>-3.57648858909311</text:p>
              </table:table-cell>
              <table:table-cell office:value-type="float" office:value="25.6857042389996">
                <text:p>25.68570423899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3.65654753441471">
                <text:p>-3.65654753441471</text:p>
              </table:table-cell>
              <table:table-cell office:value-type="float" office:value="25.179745069583">
                <text:p>25.1797450695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3.75709973480916">
                <text:p>-3.75709973480916</text:p>
              </table:table-cell>
              <table:table-cell office:value-type="float" office:value="24.6860624983325">
                <text:p>24.68606249833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3.87665428620313">
                <text:p>-3.87665428620313</text:p>
              </table:table-cell>
              <table:table-cell office:value-type="float" office:value="24.2059049427957">
                <text:p>24.20590494279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4.01404490853602">
                <text:p>-4.01404490853602</text:p>
              </table:table-cell>
              <table:table-cell office:value-type="float" office:value="23.7404044764562">
                <text:p>23.74040447645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4.16841046071741">
                <text:p>-4.16841046071741</text:p>
              </table:table-cell>
              <table:table-cell office:value-type="float" office:value="23.2906204420457">
                <text:p>23.29062044204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4.33917006645045">
                <text:p>-4.33917006645045</text:p>
              </table:table-cell>
              <table:table-cell office:value-type="float" office:value="22.8575774112622">
                <text:p>22.85757741126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4.52599484501425">
                <text:p>-4.52599484501425</text:p>
              </table:table-cell>
              <table:table-cell office:value-type="float" office:value="22.4422984050925">
                <text:p>22.44229840509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4.72877766644893">
                <text:p>-4.72877766644893</text:p>
              </table:table-cell>
              <table:table-cell office:value-type="float" office:value="22.0458343389828">
                <text:p>22.04583433898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4.947601841481">
                <text:p>-4.947601841481</text:p>
              </table:table-cell>
              <table:table-cell office:value-type="float" office:value="21.669290610092">
                <text:p>21.6692906100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5.18270921682482">
                <text:p>-5.18270921682482</text:p>
              </table:table-cell>
              <table:table-cell office:value-type="float" office:value="21.31385163592">
                <text:p>21.313851635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5.43446777258799">
                <text:p>-5.43446777258799</text:p>
              </table:table-cell>
              <table:table-cell office:value-type="float" office:value="20.9808040092365">
                <text:p>20.98080400923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5.70333850297934">
                <text:p>-5.70333850297934</text:p>
              </table:table-cell>
              <table:table-cell office:value-type="float" office:value="20.671558767935">
                <text:p>20.6715587679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5.98984109576261">
                <text:p>-5.98984109576261</text:p>
              </table:table-cell>
              <table:table-cell office:value-type="float" office:value="20.3876730964541">
                <text:p>20.38767309645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6.2945177019721">
                <text:p>-6.2945177019721</text:p>
              </table:table-cell>
              <table:table-cell office:value-type="float" office:value="20.1308715776199">
                <text:p>20.13087157761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6.61789389940659">
                <text:p>-6.61789389940659</text:p>
              </table:table-cell>
              <table:table-cell office:value-type="float" office:value="19.9030668951196">
                <text:p>19.90306689511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6.96043579862724">
                <text:p>-6.96043579862724</text:p>
              </table:table-cell>
              <table:table-cell office:value-type="float" office:value="19.70637963871">
                <text:p>19.706379638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7.3225021201706">
                <text:p>-7.3225021201706</text:p>
              </table:table-cell>
              <table:table-cell office:value-type="float" office:value="19.543156575538">
                <text:p>19.5431565755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7.70428999349473">
                <text:p>-7.70428999349473</text:p>
              </table:table-cell>
              <table:table-cell office:value-type="float" office:value="19.4159864090122">
                <text:p>19.41598640901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8.10577320568587">
                <text:p>-8.10577320568587</text:p>
              </table:table-cell>
              <table:table-cell office:value-type="float" office:value="19.3277116386514">
                <text:p>19.32771163865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8.52663168344507">
                <text:p>-8.52663168344507</text:p>
              </table:table-cell>
              <table:table-cell office:value-type="float" office:value="19.2814346488349">
                <text:p>19.28143464883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8.96617115768731">
                <text:p>-8.96617115768731</text:p>
              </table:table-cell>
              <table:table-cell office:value-type="float" office:value="19.2805155837713">
                <text:p>19.28051558377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9.42323228019281">
                <text:p>-9.42323228019281</text:p>
              </table:table-cell>
              <table:table-cell office:value-type="float" office:value="19.3285589100752">
                <text:p>19.32855891007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9.89608899281063">
                <text:p>-9.89608899281063</text:p>
              </table:table-cell>
              <table:table-cell office:value-type="float" office:value="19.429384839329">
                <text:p>19.4293848393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0.3823367609109">
                <text:p>-10.3823367609109</text:p>
              </table:table-cell>
              <table:table-cell office:value-type="float" office:value="19.586981012624">
                <text:p>19.5869810126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0.8787724533312">
                <text:p>-10.8787724533312</text:p>
              </table:table-cell>
              <table:table-cell office:value-type="float" office:value="19.8054290976752">
                <text:p>19.80542909767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1.3812692638225">
                <text:p>-11.3812692638225</text:p>
              </table:table-cell>
              <table:table-cell office:value-type="float" office:value="20.088800316905">
                <text:p>20.0888003169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1.8846521980409">
                <text:p>-11.8846521980409</text:p>
              </table:table-cell>
              <table:table-cell office:value-type="float" office:value="20.441013564449">
                <text:p>20.4410135644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2.3825823397837">
                <text:p>-12.3825823397837</text:p>
              </table:table-cell>
              <table:table-cell office:value-type="float" office:value="20.8656498979819">
                <text:p>20.86564989798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2.8674613429603">
                <text:p>-12.8674613429603</text:p>
              </table:table-cell>
              <table:table-cell office:value-type="float" office:value="21.3657180955391">
                <text:p>21.36571809553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3.3303712476873">
                <text:p>-13.3303712476873</text:p>
              </table:table-cell>
              <table:table-cell office:value-type="float" office:value="21.9433680037997">
                <text:p>21.94336800379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3.7610685026507">
                <text:p>-13.7610685026507</text:p>
              </table:table-cell>
              <table:table-cell office:value-type="float" office:value="22.5995519724411">
                <text:p>22.59955197244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4.1480544782285">
                <text:p>-14.1480544782285</text:p>
              </table:table-cell>
              <table:table-cell office:value-type="float" office:value="23.3336401578386">
                <text:p>23.33364015783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4.4787469817229">
                <text:p>-14.4787469817229</text:p>
              </table:table-cell>
              <table:table-cell office:value-type="float" office:value="24.1430031660817">
                <text:p>24.14300316608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4.7397772408247">
                <text:p>-14.7397772408247</text:p>
              </table:table-cell>
              <table:table-cell office:value-type="float" office:value="25.0225854032096">
                <text:p>25.02258540320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4.9174331551084">
                <text:p>-14.9174331551084</text:p>
              </table:table-cell>
              <table:table-cell office:value-type="float" office:value="25.9645041544866">
                <text:p>25.96450415448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4.9982608959497">
                <text:p>-14.9982608959497</text:p>
              </table:table-cell>
              <table:table-cell office:value-type="float" office:value="26.9577216724252">
                <text:p>26.95772167242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4.9698219818556">
                <text:p>-14.9698219818556</text:p>
              </table:table-cell>
              <table:table-cell office:value-type="float" office:value="27.9878483757998">
                <text:p>27.98784837579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4.8215813540498">
                <text:p>-14.8215813540498</text:p>
              </table:table-cell>
              <table:table-cell office:value-type="float" office:value="29.0371416768019">
                <text:p>29.03714167680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4.5458747242602">
                <text:p>-14.5458747242602</text:p>
              </table:table-cell>
              <table:table-cell office:value-type="float" office:value="30.0847632965674">
                <text:p>30.08476329656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4.1388735950781">
                <text:p>-14.1388735950781</text:p>
              </table:table-cell>
              <table:table-cell office:value-type="float" office:value="31.1073445098767">
                <text:p>31.10734450987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3.6014392431013">
                <text:p>-13.6014392431013</text:p>
              </table:table-cell>
              <table:table-cell office:value-type="float" office:value="32.0798810047784">
                <text:p>32.07988100477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2.9397399749957">
                <text:p>-12.9397399749957</text:p>
              </table:table-cell>
              <table:table-cell office:value-type="float" office:value="32.9769369816482">
                <text:p>32.97693698164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2.1655071266927">
                <text:p>-12.1655071266927</text:p>
              </table:table-cell>
              <table:table-cell office:value-type="float" office:value="33.7740857875809">
                <text:p>33.77408578758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1.2958308570903">
                <text:p>-11.2958308570903</text:p>
              </table:table-cell>
              <table:table-cell office:value-type="float" office:value="34.4494604754202">
                <text:p>34.44946047542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0.3524484236681">
                <text:p>-10.3524484236681</text:p>
              </table:table-cell>
              <table:table-cell office:value-type="float" office:value="34.9852446547092">
                <text:p>34.98524465470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9.36054989960491">
                <text:p>-9.36054989960491</text:p>
              </table:table-cell>
              <table:table-cell office:value-type="float" office:value="35.3689152930659">
                <text:p>35.36891529306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8.34720620410235">
                <text:p>-8.34720620410235</text:p>
              </table:table-cell>
              <table:table-cell office:value-type="float" office:value="35.5940647841731">
                <text:p>35.59406478417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7.33959366903382">
                <text:p>-7.33959366903382</text:p>
              </table:table-cell>
              <table:table-cell office:value-type="float" office:value="35.660681833173">
                <text:p>35.6606818331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6.36322990200026">
                <text:p>-6.36322990200026</text:p>
              </table:table-cell>
              <table:table-cell office:value-type="float" office:value="35.5748513493071">
                <text:p>35.57485134930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5.44043541278356">
                <text:p>-5.44043541278356</text:p>
              </table:table-cell>
              <table:table-cell office:value-type="float" office:value="35.3479251253329">
                <text:p>35.34792512533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4.58919333369309">
                <text:p>-4.58919333369309</text:p>
              </table:table-cell>
              <table:table-cell office:value-type="float" office:value="34.995295872468">
                <text:p>34.9952958724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3.82250643770744">
                <text:p>-3.82250643770744</text:p>
              </table:table-cell>
              <table:table-cell office:value-type="float" office:value="34.5349582510493">
                <text:p>34.534958251049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3.14826557057249">
                <text:p>-3.14826557057249</text:p>
              </table:table-cell>
              <table:table-cell office:value-type="float" office:value="33.9860520497239">
                <text:p>33.98605204972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2.56956711124129">
                <text:p>-2.56956711124129</text:p>
              </table:table-cell>
              <table:table-cell office:value-type="float" office:value="33.3675564754679">
                <text:p>33.36755647546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2.08536459879805">
                <text:p>-2.08536459879805</text:p>
              </table:table-cell>
              <table:table-cell office:value-type="float" office:value="32.6972522593578">
                <text:p>32.69725225935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.69131768093755">
                <text:p>-1.69131768093755</text:p>
              </table:table-cell>
              <table:table-cell office:value-type="float" office:value="31.9910062314337">
                <text:p>31.991006231433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.38070751575637">
                <text:p>-1.38070751575637</text:p>
              </table:table-cell>
              <table:table-cell office:value-type="float" office:value="31.262376308397">
                <text:p>31.2623763083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.14531313413083">
                <text:p>-1.14531313413083</text:p>
              </table:table-cell>
              <table:table-cell office:value-type="float" office:value="30.5224934334439">
                <text:p>30.522493433443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976177530817579">
                <text:p>-0.976177530817579</text:p>
              </table:table-cell>
              <table:table-cell office:value-type="float" office:value="29.7801544382708">
                <text:p>29.78015443827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864226318780272">
                <text:p>-0.864226318780272</text:p>
              </table:table-cell>
              <table:table-cell office:value-type="float" office:value="29.0420542774373">
                <text:p>29.042054277437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800729785627749">
                <text:p>-0.800729785627749</text:p>
              </table:table-cell>
              <table:table-cell office:value-type="float" office:value="28.3130928120035">
                <text:p>28.31309281200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777618675586241">
                <text:p>-0.777618675586241</text:p>
              </table:table-cell>
              <table:table-cell office:value-type="float" office:value="27.5967047582328">
                <text:p>27.59670475823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787675134730716">
                <text:p>-0.787675134730716</text:p>
              </table:table-cell>
              <table:table-cell office:value-type="float" office:value="26.8951768666439">
                <text:p>26.89517686664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824624628180735">
                <text:p>-0.824624628180735</text:p>
              </table:table-cell>
              <table:table-cell office:value-type="float" office:value="26.2099306758176">
                <text:p>26.20993067581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883154382436974">
                <text:p>-0.883154382436974</text:p>
              </table:table-cell>
              <table:table-cell office:value-type="float" office:value="25.5417606448177">
                <text:p>25.54176064481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958880986711294">
                <text:p>-0.958880986711294</text:p>
              </table:table-cell>
              <table:table-cell office:value-type="float" office:value="24.891025639415">
                <text:p>24.8910256394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04828571093916">
                <text:p>-1.04828571093916</text:p>
              </table:table-cell>
              <table:table-cell office:value-type="float" office:value="24.2577968953795">
                <text:p>24.25779689537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14863185963761">
                <text:p>-1.14863185963761</text:p>
              </table:table-cell>
              <table:table-cell office:value-type="float" office:value="23.6419683183329">
                <text:p>23.64196831833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.25787463778524">
                <text:p>-1.25787463778524</text:p>
              </table:table-cell>
              <table:table-cell office:value-type="float" office:value="23.0433359947797">
                <text:p>23.043335994779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.37457080093576">
                <text:p>-1.37457080093576</text:p>
              </table:table-cell>
              <table:table-cell office:value-type="float" office:value="22.4616537028364">
                <text:p>22.46165370283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.49779284355003">
                <text:p>-1.49779284355003</text:p>
              </table:table-cell>
              <table:table-cell office:value-type="float" office:value="21.8966705103">
                <text:p>21.89667051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62705058835563">
                <text:p>-1.62705058835563</text:p>
              </table:table-cell>
              <table:table-cell office:value-type="float" office:value="21.348155576629">
                <text:p>21.3481555766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76222167262682">
                <text:p>-1.76222167262682</text:p>
              </table:table-cell>
              <table:table-cell office:value-type="float" office:value="20.8159142558445">
                <text:p>20.81591425584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.90349147376793">
                <text:p>-1.90349147376793</text:p>
              </table:table-cell>
              <table:table-cell office:value-type="float" office:value="20.2997986566245">
                <text:p>20.29979865662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.0513023756681">
                <text:p>-2.0513023756681</text:p>
              </table:table-cell>
              <table:table-cell office:value-type="float" office:value="19.7997150151923">
                <text:p>19.79971501519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.20631186510743">
                <text:p>-2.20631186510743</text:p>
              </table:table-cell>
              <table:table-cell office:value-type="float" office:value="19.3156295947238">
                <text:p>19.31562959472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.3693586978591">
                <text:p>-2.3693586978591</text:p>
              </table:table-cell>
              <table:table-cell office:value-type="float" office:value="18.8475743358517">
                <text:p>18.84757433585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.54143623647253">
                <text:p>-2.54143623647253</text:p>
              </table:table-cell>
              <table:table-cell office:value-type="float" office:value="18.3956531278436">
                <text:p>18.39565312784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.72367199802827">
                <text:p>-2.72367199802827</text:p>
              </table:table-cell>
              <table:table-cell office:value-type="float" office:value="17.9600493259012">
                <text:p>17.96004932590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.91731243198786">
                <text:p>-2.91731243198786</text:p>
              </table:table-cell>
              <table:table-cell office:value-type="float" office:value="17.5410349834668">
                <text:p>17.54103498346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3.12371195419674">
                <text:p>-3.12371195419674</text:p>
              </table:table-cell>
              <table:table-cell office:value-type="float" office:value="17.1389821784119">
                <text:p>17.13898217841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3.34432527668442">
                <text:p>-3.34432527668442</text:p>
              </table:table-cell>
              <table:table-cell office:value-type="float" office:value="16.7543767707288">
                <text:p>16.75437677072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3.5807020811081">
                <text:p>-3.5807020811081</text:p>
              </table:table-cell>
              <table:table-cell office:value-type="float" office:value="16.3878349222834">
                <text:p>16.38783492228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3.83448307569864">
                <text:p>-3.83448307569864</text:p>
              </table:table-cell>
              <table:table-cell office:value-type="float" office:value="16.0401227244458">
                <text:p>16.04012272444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4.10739644192251">
                <text:p>-4.10739644192251</text:p>
              </table:table-cell>
              <table:table-cell office:value-type="float" office:value="15.7121793070525">
                <text:p>15.71217930705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4.40125360896717">
                <text:p>-4.40125360896717</text:p>
              </table:table-cell>
              <table:table-cell office:value-type="float" office:value="15.4051438331613">
                <text:p>15.40514383316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4.7179431829622">
                <text:p>-4.7179431829622</text:p>
              </table:table-cell>
              <table:table-cell office:value-type="float" office:value="15.12038680932">
                <text:p>15.120386809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5.05942169481033">
                <text:p>-5.05942169481033</text:p>
              </table:table-cell>
              <table:table-cell office:value-type="float" office:value="14.8595461501337">
                <text:p>14.85954615013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5.42769960666235">
                <text:p>-5.42769960666235</text:p>
              </table:table-cell>
              <table:table-cell office:value-type="float" office:value="14.6245684156838">
                <text:p>14.62456841568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5.82482072349681">
                <text:p>-5.82482072349681</text:p>
              </table:table-cell>
              <table:table-cell office:value-type="float" office:value="14.4177555735039">
                <text:p>14.41775557350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6.252832784751">
                <text:p>-6.252832784751</text:p>
              </table:table-cell>
              <table:table-cell office:value-type="float" office:value="14.2418174999763">
                <text:p>14.24181749997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6.71374655539175">
                <text:p>-6.71374655539175</text:p>
              </table:table-cell>
              <table:table-cell office:value-type="float" office:value="14.0999301976215">
                <text:p>14.09993019762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7.20948019462416">
                <text:p>-7.20948019462416</text:p>
              </table:table-cell>
              <table:table-cell office:value-type="float" office:value="13.9957993226087">
                <text:p>13.995799322608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7.74178506044686">
                <text:p>-7.74178506044686</text:p>
              </table:table-cell>
              <table:table-cell office:value-type="float" office:value="13.9337280354484">
                <text:p>13.93372803544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8.31214843075546">
                <text:p>-8.31214843075546</text:p>
              </table:table-cell>
              <table:table-cell office:value-type="float" office:value="13.9186873360072">
                <text:p>13.91868733600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8.92166793136164">
                <text:p>-8.92166793136164</text:p>
              </table:table-cell>
              <table:table-cell office:value-type="float" office:value="13.9563858329545">
                <text:p>13.95638583295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9.57089183903493">
                <text:p>-9.57089183903493</text:p>
              </table:table-cell>
              <table:table-cell office:value-type="float" office:value="14.0533342214883">
                <text:p>14.053334221488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0.2596190081641">
                <text:p>-10.2596190081641</text:p>
              </table:table-cell>
              <table:table-cell office:value-type="float" office:value="14.2168974825733">
                <text:p>14.21689748257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0.9866521642266">
                <text:p>-10.9866521642266</text:p>
              </table:table-cell>
              <table:table-cell office:value-type="float" office:value="14.4553248510913">
                <text:p>14.45532485109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1.7494990317881">
                <text:p>-11.7494990317881</text:p>
              </table:table-cell>
              <table:table-cell office:value-type="float" office:value="14.7777438300702">
                <text:p>14.777743830070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2.5440176697302">
                <text:p>-12.5440176697302</text:p>
              </table:table-cell>
              <table:table-cell office:value-type="float" office:value="15.1940999181593">
                <text:p>15.194099918159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3.3640060828769">
                <text:p>-13.3640060828769</text:p>
              </table:table-cell>
              <table:table-cell office:value-type="float" office:value="15.7150183659237">
                <text:p>15.715018365923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4.2007424468988">
                <text:p>-14.2007424468988</text:p>
              </table:table-cell>
              <table:table-cell office:value-type="float" office:value="16.3515585217976">
                <text:p>16.35155852179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5.0424920370048">
                <text:p>-15.0424920370048</text:p>
              </table:table-cell>
              <table:table-cell office:value-type="float" office:value="17.1148259005669">
                <text:p>17.11482590056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5.8740111259889">
                <text:p>-15.8740111259889</text:p>
              </table:table-cell>
              <table:table-cell office:value-type="float" office:value="18.015403321657">
                <text:p>18.0154033216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6.676097420827">
                <text:p>-16.676097420827</text:p>
              </table:table-cell>
              <table:table-cell office:value-type="float" office:value="19.0625624374749">
                <text:p>19.06256243747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7.4252610677231">
                <text:p>-17.4252610677231</text:p>
              </table:table-cell>
              <table:table-cell office:value-type="float" office:value="20.2632237935015">
                <text:p>20.26322379350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8.0936185147063">
                <text:p>-18.0936185147063</text:p>
              </table:table-cell>
              <table:table-cell office:value-type="float" office:value="21.6206512990992">
                <text:p>21.62065129909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8.6491398648879">
                <text:p>-18.6491398648879</text:p>
              </table:table-cell>
              <table:table-cell office:value-type="float" office:value="23.1329003046685">
                <text:p>23.13290030466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9.0564016255837">
                <text:p>-19.0564016255837</text:p>
              </table:table-cell>
              <table:table-cell office:value-type="float" office:value="24.7910915681252">
                <text:p>24.79109156812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9.2779995538483">
                <text:p>-19.2779995538483</text:p>
              </table:table-cell>
              <table:table-cell office:value-type="float" office:value="26.5776578925058">
                <text:p>26.57765789250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9.2767452267349">
                <text:p>-19.2767452267349</text:p>
              </table:table-cell>
              <table:table-cell office:value-type="float" office:value="28.4648019801331">
                <text:p>28.464801980133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9.0186881460794">
                <text:p>-19.0186881460794</text:p>
              </table:table-cell>
              <table:table-cell office:value-type="float" office:value="30.4134991367336">
                <text:p>30.41349913673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8.4768602228217">
                <text:p>-18.4768602228217</text:p>
              </table:table-cell>
              <table:table-cell office:value-type="float" office:value="32.3734497897065">
                <text:p>32.373449789706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7.6354333023835">
                <text:p>-17.6354333023835</text:p>
              </table:table-cell>
              <table:table-cell office:value-type="float" office:value="34.2843942775247">
                <text:p>34.28439427752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6.4937410896306">
                <text:p>-16.4937410896306</text:p>
              </table:table-cell>
              <table:table-cell office:value-type="float" office:value="36.0791004330143">
                <text:p>36.07910043301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5.0694068558297">
                <text:p>-15.0694068558297</text:p>
              </table:table-cell>
              <table:table-cell office:value-type="float" office:value="37.6880898507151">
                <text:p>37.68808985071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3.3997296813619">
                <text:p>-13.3997296813619</text:p>
              </table:table-cell>
              <table:table-cell office:value-type="float" office:value="39.045786976301">
                <text:p>39.0457869763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1.5406097089621">
                <text:p>-11.5406097089621</text:p>
              </table:table-cell>
              <table:table-cell office:value-type="float" office:value="40.0973256614096">
                <text:p>40.09732566140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9.56268664353364">
                <text:p>-9.56268664353364</text:p>
              </table:table-cell>
              <table:table-cell office:value-type="float" office:value="40.8048680391836">
                <text:p>40.80486803918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7.54497795013185">
                <text:p>-7.54497795013185</text:p>
              </table:table-cell>
              <table:table-cell office:value-type="float" office:value="41.152150613146">
                <text:p>41.1521506131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5.56696849212368">
                <text:p>-5.56696849212368</text:p>
              </table:table-cell>
              <table:table-cell office:value-type="float" office:value="41.1461989841186">
                <text:p>41.14619898411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3.70058216907978">
                <text:p>-3.70058216907978</text:p>
              </table:table-cell>
              <table:table-cell office:value-type="float" office:value="40.8157439696871">
                <text:p>40.815743969687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2.00355079326226">
                <text:p>-2.00355079326226</text:p>
              </table:table-cell>
              <table:table-cell office:value-type="float" office:value="40.2066611850081">
                <text:p>40.206661185008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515325673395596">
                <text:p>-0.515325673395596</text:p>
              </table:table-cell>
              <table:table-cell office:value-type="float" office:value="39.375466113427">
                <text:p>39.37546611342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744012720507647">
                <text:p>0.744012720507647</text:p>
              </table:table-cell>
              <table:table-cell office:value-type="float" office:value="38.3822701512043">
                <text:p>38.382270151204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77213645473199">
                <text:p>1.77213645473199</text:p>
              </table:table-cell>
              <table:table-cell office:value-type="float" office:value="37.2845325216505">
                <text:p>37.28453252165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58097179089185">
                <text:p>2.58097179089185</text:p>
              </table:table-cell>
              <table:table-cell office:value-type="float" office:value="36.1325136454893">
                <text:p>36.132513645489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19234841409404">
                <text:p>3.19234841409404</text:p>
              </table:table-cell>
              <table:table-cell office:value-type="float" office:value="34.9667595716942">
                <text:p>34.966759571694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63370797575919">
                <text:p>3.63370797575919</text:p>
              </table:table-cell>
              <table:table-cell office:value-type="float" office:value="33.8174421858101">
                <text:p>33.81744218581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9344839050518">
                <text:p>3.9344839050518</text:p>
              </table:table-cell>
              <table:table-cell office:value-type="float" office:value="32.7050752009096">
                <text:p>32.70507520090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.12342974115889">
                <text:p>4.12342974115889</text:p>
              </table:table-cell>
              <table:table-cell office:value-type="float" office:value="31.6420383465729">
                <text:p>31.642038346572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.22690673007141">
                <text:p>4.22690673007141</text:p>
              </table:table-cell>
              <table:table-cell office:value-type="float" office:value="30.6344119590175">
                <text:p>30.63441195901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26798204851309">
                <text:p>4.26798204851309</text:p>
              </table:table-cell>
              <table:table-cell office:value-type="float" office:value="29.6837684694788">
                <text:p>29.68376846947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26612724979053">
                <text:p>4.26612724979053</text:p>
              </table:table-cell>
              <table:table-cell office:value-type="float" office:value="28.7887188759965">
                <text:p>28.78871887599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23731084596663">
                <text:p>4.23731084596663</text:p>
              </table:table-cell>
              <table:table-cell office:value-type="float" office:value="27.9461337442953">
                <text:p>27.946133744295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19431654497293">
                <text:p>4.19431654497293</text:p>
              </table:table-cell>
              <table:table-cell office:value-type="float" office:value="27.1520383017641">
                <text:p>27.15203830176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14716553457171">
                <text:p>4.14716553457171</text:p>
              </table:table-cell>
              <table:table-cell office:value-type="float" office:value="26.4022241158114">
                <text:p>26.40222411581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1035638409775">
                <text:p>4.1035638409775</text:p>
              </table:table-cell>
              <table:table-cell office:value-type="float" office:value="25.6926361075081">
                <text:p>25.69263610750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06932881428436">
                <text:p>4.06932881428436</text:p>
              </table:table-cell>
              <table:table-cell office:value-type="float" office:value="25.0195937884153">
                <text:p>25.01959378841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04877168672048">
                <text:p>4.04877168672048</text:p>
              </table:table-cell>
              <table:table-cell office:value-type="float" office:value="24.3798977383182">
                <text:p>24.37989773831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04502761226207">
                <text:p>4.04502761226207</text:p>
              </table:table-cell>
              <table:table-cell office:value-type="float" office:value="23.7708617221978">
                <text:p>23.770861722197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06033291374181">
                <text:p>4.06033291374181</text:p>
              </table:table-cell>
              <table:table-cell office:value-type="float" office:value="23.1903003990004">
                <text:p>23.19030039900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09625350989895">
                <text:p>4.09625350989895</text:p>
              </table:table-cell>
              <table:table-cell office:value-type="float" office:value="22.6364936396522">
                <text:p>22.636493639652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15387025424824">
                <text:p>4.15387025424824</text:p>
              </table:table-cell>
              <table:table-cell office:value-type="float" office:value="22.1081414461753">
                <text:p>22.108141446175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2339272770443">
                <text:p>4.2339272770443</text:p>
              </table:table-cell>
              <table:table-cell office:value-type="float" office:value="21.6043182636052">
                <text:p>21.60431826360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33694906700935">
                <text:p>4.33694906700935</text:p>
              </table:table-cell>
              <table:table-cell office:value-type="float" office:value="21.1244318145105">
                <text:p>21.12443181451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46333136233626">
                <text:p>4.46333136233626</text:p>
              </table:table-cell>
              <table:table-cell office:value-type="float" office:value="20.6681891253228">
                <text:p>20.66818912532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61341015735852">
                <text:p>4.61341015735852</text:p>
              </table:table-cell>
              <table:table-cell office:value-type="float" office:value="20.2355708412303">
                <text:p>20.23557084123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78751237724551">
                <text:p>4.78751237724551</text:p>
              </table:table-cell>
              <table:table-cell office:value-type="float" office:value="19.8268139809088">
                <text:p>19.82681398090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98599107059725">
                <text:p>4.98599107059725</text:p>
              </table:table-cell>
              <table:table-cell office:value-type="float" office:value="19.4424027595261">
                <text:p>19.44240275952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20924732901929">
                <text:p>5.20924732901929</text:p>
              </table:table-cell>
              <table:table-cell office:value-type="float" office:value="19.0830668550079">
                <text:p>19.083066855007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.45774055896271">
                <text:p>5.45774055896271</text:p>
              </table:table-cell>
              <table:table-cell office:value-type="float" office:value="18.7497863968168">
                <text:p>18.749786396816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.73198819425159">
                <text:p>5.73198819425159</text:p>
              </table:table-cell>
              <table:table-cell office:value-type="float" office:value="18.4438029384229">
                <text:p>18.44380293842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.03255543716058">
                <text:p>6.03255543716058</text:p>
              </table:table-cell>
              <table:table-cell office:value-type="float" office:value="18.1666356768443">
                <text:p>18.166635676844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.36003514286538">
                <text:p>6.36003514286538</text:p>
              </table:table-cell>
              <table:table-cell office:value-type="float" office:value="17.9201021629417">
                <text:p>17.92010216294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.71501751102076">
                <text:p>6.71501751102076</text:p>
              </table:table-cell>
              <table:table-cell office:value-type="float" office:value="17.7063426716318">
                <text:p>17.706342671631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09804881804297">
                <text:p>7.09804881804297</text:p>
              </table:table-cell>
              <table:table-cell office:value-type="float" office:value="17.5278472435823">
                <text:p>17.527847243582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.50957801934758">
                <text:p>7.50957801934758</text:p>
              </table:table-cell>
              <table:table-cell office:value-type="float" office:value="17.3874841423425">
                <text:p>17.38748414234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.94988968557746">
                <text:p>7.94988968557746</text:p>
              </table:table-cell>
              <table:table-cell office:value-type="float" office:value="17.2885280655403">
                <text:p>17.28852806554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.41902143545069">
                <text:p>8.41902143545069</text:p>
              </table:table-cell>
              <table:table-cell office:value-type="float" office:value="17.2346858763843">
                <text:p>17.234685876384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.9166638305835">
                <text:p>8.9166638305835</text:p>
              </table:table-cell>
              <table:table-cell office:value-type="float" office:value="17.2301168519712">
                <text:p>17.23011685197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.44204066562965">
                <text:p>9.44204066562965</text:p>
              </table:table-cell>
              <table:table-cell office:value-type="float" office:value="17.2794434494765">
                <text:p>17.279443449476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.99376780827451">
                <text:p>9.99376780827451</text:p>
              </table:table-cell>
              <table:table-cell office:value-type="float" office:value="17.3877473495631">
                <text:p>17.387747349563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.569689338928">
                <text:p>10.569689338928</text:p>
              </table:table-cell>
              <table:table-cell office:value-type="float" office:value="17.5605440453307">
                <text:p>17.560544045330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.166690868148">
                <text:p>11.166690868148</text:p>
              </table:table-cell>
              <table:table-cell office:value-type="float" office:value="17.803727535057">
                <text:p>17.80372753505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.7804917687209">
                <text:p>11.7804917687209</text:p>
              </table:table-cell>
              <table:table-cell office:value-type="float" office:value="18.1234748338441">
                <text:p>18.123474833844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.4054208791372">
                <text:p>12.4054208791372</text:p>
              </table:table-cell>
              <table:table-cell office:value-type="float" office:value="18.5260982156847">
                <text:p>18.526098215684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3.0341842577373">
                <text:p>13.0341842577373</text:p>
              </table:table-cell>
              <table:table-cell office:value-type="float" office:value="19.0178316314495">
                <text:p>19.017831631449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.6576390019258">
                <text:p>13.6576390019258</text:p>
              </table:table-cell>
              <table:table-cell office:value-type="float" office:value="19.6045370871224">
                <text:p>19.604537087122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.2645940956282">
                <text:p>14.2645940956282</text:p>
              </table:table-cell>
              <table:table-cell office:value-type="float" office:value="20.2913175871015">
                <text:p>20.29131758710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.8416675823336">
                <text:p>14.8416675823336</text:p>
              </table:table-cell>
              <table:table-cell office:value-type="float" office:value="21.0820264559711">
                <text:p>21.082026455971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.3732385532628">
                <text:p>15.3732385532628</text:p>
              </table:table-cell>
              <table:table-cell office:value-type="float" office:value="21.9786695561987">
                <text:p>21.978669556198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.8415413532143">
                <text:p>15.8415413532143</text:p>
              </table:table-cell>
              <table:table-cell office:value-type="float" office:value="22.9807083074246">
                <text:p>22.980708307424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.226956077075">
                <text:p>16.226956077075</text:p>
              </table:table-cell>
              <table:table-cell office:value-type="float" office:value="24.0842884927006">
                <text:p>24.08428849270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.5085509260207">
                <text:p>16.5085509260207</text:p>
              </table:table-cell>
              <table:table-cell office:value-type="float" office:value="25.2814429790174">
                <text:p>25.281442979017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.6649244826829">
                <text:p>16.6649244826829</text:p>
              </table:table-cell>
              <table:table-cell office:value-type="float" office:value="26.5593447550819">
                <text:p>26.559344755081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.6753751894251">
                <text:p>16.6753751894251</text:p>
              </table:table-cell>
              <table:table-cell office:value-type="float" office:value="27.8997170685245">
                <text:p>27.899717068524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.5213876603749">
                <text:p>16.5213876603749</text:p>
              </table:table-cell>
              <table:table-cell office:value-type="float" office:value="29.2785340739991">
                <text:p>29.278534073999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.1883697396405">
                <text:p>16.1883697396405</text:p>
              </table:table-cell>
              <table:table-cell office:value-type="float" office:value="30.6661593823867">
                <text:p>30.66615938238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.667503980877">
                <text:p>15.667503980877</text:p>
              </table:table-cell>
              <table:table-cell office:value-type="float" office:value="32.0280601506053">
                <text:p>32.028060150605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.9575029075288">
                <text:p>14.9575029075288</text:p>
              </table:table-cell>
              <table:table-cell office:value-type="float" office:value="33.3261901593922">
                <text:p>33.326190159392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.0659971266607">
                <text:p>14.0659971266607</text:p>
              </table:table-cell>
              <table:table-cell office:value-type="float" office:value="34.5210507429029">
                <text:p>34.521050742902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.0102626938055">
                <text:p>13.0102626938055</text:p>
              </table:table-cell>
              <table:table-cell office:value-type="float" office:value="35.5743177273766">
                <text:p>35.574317727376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.8170318341429">
                <text:p>11.8170318341429</text:p>
              </table:table-cell>
              <table:table-cell office:value-type="float" office:value="36.451784567311">
                <text:p>36.4517845673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.5212413609618">
                <text:p>10.5212413609618</text:p>
              </table:table-cell>
              <table:table-cell office:value-type="float" office:value="37.1262501793977">
                <text:p>37.126250179397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.16374728383948">
                <text:p>9.16374728383948</text:p>
              </table:table-cell>
              <table:table-cell office:value-type="float" office:value="37.5799157729038">
                <text:p>37.579915772903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.78823791583965">
                <text:p>7.78823791583965</text:p>
              </table:table-cell>
              <table:table-cell office:value-type="float" office:value="37.8058829143562">
                <text:p>37.805882914356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.43775709670004">
                <text:p>6.43775709670004</text:p>
              </table:table-cell>
              <table:table-cell office:value-type="float" office:value="37.8084763697272">
                <text:p>37.808476369727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.15134726356928">
                <text:p>5.15134726356928</text:p>
              </table:table-cell>
              <table:table-cell office:value-type="float" office:value="37.6023266773337">
                <text:p>37.602326677333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96130296955544">
                <text:p>3.96130296955544</text:p>
              </table:table-cell>
              <table:table-cell office:value-type="float" office:value="37.2103840627119">
                <text:p>37.21038406271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8913910596707">
                <text:p>2.8913910596707</text:p>
              </table:table-cell>
              <table:table-cell office:value-type="float" office:value="36.6612293939923">
                <text:p>36.661229393992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95618535894546">
                <text:p>1.95618535894546</text:p>
              </table:table-cell>
              <table:table-cell office:value-type="float" office:value="35.9861453431589">
                <text:p>35.986145343158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16144518994234">
                <text:p>1.16144518994234</text:p>
              </table:table-cell>
              <table:table-cell office:value-type="float" office:value="35.2163926962083">
                <text:p>35.216392696208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05298359493171">
                <text:p>0.505298359493171</text:p>
              </table:table-cell>
              <table:table-cell office:value-type="float" office:value="34.3810234107482">
                <text:p>34.381023410748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0200950391890039">
                <text:p>-0.0200950391890039</text:p>
              </table:table-cell>
              <table:table-cell office:value-type="float" office:value="33.5054006635173">
                <text:p>33.505400663517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426719958228063">
                <text:p>-0.426719958228063</text:p>
              </table:table-cell>
              <table:table-cell office:value-type="float" office:value="32.61043837392">
                <text:p>32.6104383739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72898285237615">
                <text:p>-0.72898285237615</text:p>
              </table:table-cell>
              <table:table-cell office:value-type="float" office:value="31.712455735639">
                <text:p>31.71245573563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942252897389364">
                <text:p>-0.942252897389364</text:p>
              </table:table-cell>
              <table:table-cell office:value-type="float" office:value="30.8234808129121">
                <text:p>30.823480812912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.08174276505542">
                <text:p>-1.08174276505542</text:p>
              </table:table-cell>
              <table:table-cell office:value-type="float" office:value="29.9518262331227">
                <text:p>29.951826233122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.16173286332508">
                <text:p>-1.16173286332508</text:p>
              </table:table-cell>
              <table:table-cell office:value-type="float" office:value="29.1027834440496">
                <text:p>29.10278344404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1.19509830154058">
                <text:p>-1.19509830154058</text:p>
              </table:table-cell>
              <table:table-cell office:value-type="float" office:value="28.2793218929104">
                <text:p>28.279321892910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.19307705958183">
                <text:p>-1.19307705958183</text:p>
              </table:table-cell>
              <table:table-cell office:value-type="float" office:value="27.4827215491667">
                <text:p>27.48272154916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1.16521441728449">
                <text:p>-1.16521441728449</text:p>
              </table:table-cell>
              <table:table-cell office:value-type="float" office:value="26.7131029035953">
                <text:p>26.713102903595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1.11942553497929">
                <text:p>-1.11942553497929</text:p>
              </table:table-cell>
              <table:table-cell office:value-type="float" office:value="25.9698445572683">
                <text:p>25.96984455726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1.06212941500455">
                <text:p>-1.06212941500455</text:p>
              </table:table-cell>
              <table:table-cell office:value-type="float" office:value="25.2518948503373">
                <text:p>25.251894850337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998419511557675">
                <text:p>-0.998419511557675</text:p>
              </table:table-cell>
              <table:table-cell office:value-type="float" office:value="24.557992495659">
                <text:p>24.55799249565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932246938111652">
                <text:p>-0.932246938111652</text:p>
              </table:table-cell>
              <table:table-cell office:value-type="float" office:value="23.8868141917253">
                <text:p>23.886814191725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866600746138218">
                <text:p>-0.866600746138218</text:p>
              </table:table-cell>
              <table:table-cell office:value-type="float" office:value="23.2370667989441">
                <text:p>23.237066798944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803676060530811">
                <text:p>-0.803676060530811</text:p>
              </table:table-cell>
              <table:table-cell office:value-type="float" office:value="22.6075394881229">
                <text:p>22.607539488122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745025260423996">
                <text:p>-0.745025260423996</text:p>
              </table:table-cell>
              <table:table-cell office:value-type="float" office:value="21.9971284045551">
                <text:p>21.997128404555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691690308602453">
                <text:p>-0.691690308602453</text:p>
              </table:table-cell>
              <table:table-cell office:value-type="float" office:value="21.4048434959718">
                <text:p>21.404843495971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644316162267748">
                <text:p>-0.644316162267748</text:p>
              </table:table-cell>
              <table:table-cell office:value-type="float" office:value="20.8298045732781">
                <text:p>20.829804573278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603246276173252">
                <text:p>-0.603246276173252</text:p>
              </table:table-cell>
              <table:table-cell office:value-type="float" office:value="20.2712315489336">
                <text:p>20.271231548933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568601787833273">
                <text:p>-0.568601787833273</text:p>
              </table:table-cell>
              <table:table-cell office:value-type="float" office:value="19.7284321468422">
                <text:p>19.728432146842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540346232505556">
                <text:p>-0.540346232505556</text:p>
              </table:table-cell>
              <table:table-cell office:value-type="float" office:value="19.2007891541393">
                <text:p>19.200789154139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518337694567451">
                <text:p>-0.518337694567451</text:p>
              </table:table-cell>
              <table:table-cell office:value-type="float" office:value="18.6877484174446">
                <text:p>18.687748417444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502370241920798">
                <text:p>-0.502370241920798</text:p>
              </table:table-cell>
              <table:table-cell office:value-type="float" office:value="18.1888081974122">
                <text:p>18.188808197412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492206362863687">
                <text:p>-0.492206362863687</text:p>
              </table:table-cell>
              <table:table-cell office:value-type="float" office:value="17.7035101156033">
                <text:p>17.703510115603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487601963325187">
                <text:p>-0.487601963325187</text:p>
              </table:table-cell>
              <table:table-cell office:value-type="float" office:value="17.2314316979175">
                <text:p>17.23143169791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488325307184589">
                <text:p>-0.488325307184589</text:p>
              </table:table-cell>
              <table:table-cell office:value-type="float" office:value="16.7721803924377">
                <text:p>16.772180392437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494171106542934">
                <text:p>-0.494171106542934</text:p>
              </table:table-cell>
              <table:table-cell office:value-type="float" office:value="16.3253888813434">
                <text:p>16.325388881343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504970800272018">
                <text:p>-0.504970800272018</text:p>
              </table:table-cell>
              <table:table-cell office:value-type="float" office:value="15.8907114910352">
                <text:p>15.890711491035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520599902705949">
                <text:p>-0.520599902705949</text:p>
              </table:table-cell>
              <table:table-cell office:value-type="float" office:value="15.4678215140043">
                <text:p>15.467821514004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540983162600067">
                <text:p>-0.540983162600067</text:p>
              </table:table-cell>
              <table:table-cell office:value-type="float" office:value="15.0564092784164">
                <text:p>15.056409278416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566098146652238">
                <text:p>-0.566098146652238</text:p>
              </table:table-cell>
              <table:table-cell office:value-type="float" office:value="14.656180829314">
                <text:p>14.65618082931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595977752156877">
                <text:p>-0.595977752156877</text:p>
              </table:table-cell>
              <table:table-cell office:value-type="float" office:value="14.2668571142932">
                <text:p>14.266857114293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630712059253263">
                <text:p>-0.630712059253263</text:p>
              </table:table-cell>
              <table:table-cell office:value-type="float" office:value="13.8881735940663">
                <text:p>13.888173594066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670449853787505">
                <text:p>-0.670449853787505</text:p>
              </table:table-cell>
              <table:table-cell office:value-type="float" office:value="13.5198802234287">
                <text:p>13.519880223428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715400085791483">
                <text:p>-0.715400085791483</text:p>
              </table:table-cell>
              <table:table-cell office:value-type="float" office:value="13.1617417706063">
                <text:p>13.161741770606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765833474585704">
                <text:p>-0.765833474585704</text:p>
              </table:table-cell>
              <table:table-cell office:value-type="float" office:value="12.8135384630674">
                <text:p>12.813538463067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822084428057931">
                <text:p>-0.822084428057931</text:p>
              </table:table-cell>
              <table:table-cell office:value-type="float" office:value="12.4750669662137">
                <text:p>12.475066966213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884553409270455">
                <text:p>-0.884553409270455</text:p>
              </table:table-cell>
              <table:table-cell office:value-type="float" office:value="12.1461417186399">
                <text:p>12.146141718639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953709856756474">
                <text:p>-0.953709856756474</text:p>
              </table:table-cell>
              <table:table-cell office:value-type="float" office:value="11.8265966646456">
                <text:p>11.826596664645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.0300957442876">
                <text:p>-1.0300957442876</text:p>
              </table:table-cell>
              <table:table-cell office:value-type="float" office:value="11.5162874422169">
                <text:p>11.516287442216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.11432985019736">
                <text:p>-1.11432985019736</text:p>
              </table:table-cell>
              <table:table-cell office:value-type="float" office:value="11.2150941035829">
                <text:p>11.215094103582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.20711279424405">
                <text:p>-1.20711279424405</text:p>
              </table:table-cell>
              <table:table-cell office:value-type="float" office:value="10.9229244665735">
                <text:p>10.922924466573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1.30923289022205">
                <text:p>-1.30923289022205</text:p>
              </table:table-cell>
              <table:table-cell office:value-type="float" office:value="10.6397182192593">
                <text:p>10.639718219259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1.42157285378968">
                <text:p>-1.42157285378968</text:p>
              </table:table-cell>
              <table:table-cell office:value-type="float" office:value="10.3654519287244">
                <text:p>10.365451928724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1.5451173958911">
                <text:p>-1.5451173958911</text:p>
              </table:table-cell>
              <table:table-cell office:value-type="float" office:value="10.1001451384122">
                <text:p>10.100145138412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1.6809617211589">
                <text:p>-1.6809617211589</text:p>
              </table:table-cell>
              <table:table-cell office:value-type="float" office:value="9.84386777847873">
                <text:p>9.8438677784787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1.83032093596945">
                <text:p>-1.83032093596945</text:p>
              </table:table-cell>
              <table:table-cell office:value-type="float" office:value="9.59674916138716">
                <text:p>9.596749161387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.99454035015493">
                <text:p>-1.99454035015493</text:p>
              </table:table-cell>
              <table:table-cell office:value-type="float" office:value="9.35898889207738">
                <text:p>9.3589888920773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2.17510662694395">
                <text:p>-2.17510662694395</text:p>
              </table:table-cell>
              <table:table-cell office:value-type="float" office:value="9.13087009017365">
                <text:p>9.1308700901736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2.37365969389939">
                <text:p>-2.37365969389939</text:p>
              </table:table-cell>
              <table:table-cell office:value-type="float" office:value="8.91277540267196">
                <text:p>8.9127754026719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2.59200526875249">
                <text:p>-2.59200526875249</text:p>
              </table:table-cell>
              <table:table-cell office:value-type="float" office:value="8.70520638131395">
                <text:p>8.7052063813139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2.83212777195648">
                <text:p>-2.83212777195648</text:p>
              </table:table-cell>
              <table:table-cell office:value-type="float" office:value="8.50880691128486">
                <text:p>8.5088069112848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3.09620328445284">
                <text:p>-3.09620328445284</text:p>
              </table:table-cell>
              <table:table-cell office:value-type="float" office:value="8.32439150859657">
                <text:p>8.3243915085965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3.38661205401842">
                <text:p>-3.38661205401842</text:p>
              </table:table-cell>
              <table:table-cell office:value-type="float" office:value="8.1529794535343">
                <text:p>8.152979453534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3.70594984289935">
                <text:p>-3.70594984289935</text:p>
              </table:table-cell>
              <table:table-cell office:value-type="float" office:value="7.99583589664767">
                <text:p>7.995835896647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4.05703712541687">
                <text:p>-4.05703712541687</text:p>
              </table:table-cell>
              <table:table-cell office:value-type="float" office:value="7.85452125961887">
                <text:p>7.8545212596188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4.44292476395034">
                <text:p>-4.44292476395034</text:p>
              </table:table-cell>
              <table:table-cell office:value-type="float" office:value="7.73095045007651">
                <text:p>7.7309504500765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4.86689428606452">
                <text:p>-4.86689428606452</text:p>
              </table:table-cell>
              <table:table-cell office:value-type="float" office:value="7.62746360554668">
                <text:p>7.6274636055466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5.33245021816544">
                <text:p>-5.33245021816544</text:p>
              </table:table-cell>
              <table:table-cell office:value-type="float" office:value="7.54691025699813">
                <text:p>7.5469102569981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5.84330105740752">
                <text:p>-5.84330105740752</text:p>
              </table:table-cell>
              <table:table-cell office:value-type="float" office:value="7.49274892333357">
                <text:p>7.4927489233335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6.403324330796">
                <text:p>-6.403324330796</text:p>
              </table:table-cell>
              <table:table-cell office:value-type="float" office:value="7.46916416146118">
                <text:p>7.4691641614611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7.01650973869994">
                <text:p>-7.01650973869994</text:p>
              </table:table-cell>
              <table:table-cell office:value-type="float" office:value="7.48120292022627">
                <text:p>7.4812029202262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7.68687254660512">
                <text:p>-7.68687254660512</text:p>
              </table:table-cell>
              <table:table-cell office:value-type="float" office:value="7.53493155734386">
                <text:p>7.5349315573438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8.41832711742188">
                <text:p>-8.41832711742188</text:p>
              </table:table-cell>
              <table:table-cell office:value-type="float" office:value="7.63761389595182">
                <text:p>7.6376138959518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9.21450773431011">
                <text:p>-9.21450773431011</text:p>
              </table:table-cell>
              <table:table-cell office:value-type="float" office:value="7.79790896289778">
                <text:p>7.7979089628977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10.078520672987">
                <text:p>-10.078520672987</text:p>
              </table:table-cell>
              <table:table-cell office:value-type="float" office:value="8.02608420368054">
                <text:p>8.0260842036805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1.0126079722093">
                <text:p>-11.0126079722093</text:p>
              </table:table-cell>
              <table:table-cell office:value-type="float" office:value="8.33423552161351">
                <text:p>8.3342355216135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12.0176998416398">
                <text:p>-12.0176998416398</text:p>
              </table:table-cell>
              <table:table-cell office:value-type="float" office:value="8.73649880897624">
                <text:p>8.7364988089762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3.0928297755891">
                <text:p>-13.0928297755891</text:p>
              </table:table-cell>
              <table:table-cell office:value-type="float" office:value="9.24922795211261">
                <text:p>9.2492279521126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4.2343853481324">
                <text:p>-14.2343853481324</text:p>
              </table:table-cell>
              <table:table-cell office:value-type="float" office:value="9.89110073882413">
                <text:p>9.8911007388241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5.4351702347503">
                <text:p>-15.4351702347503</text:p>
              </table:table-cell>
              <table:table-cell office:value-type="float" office:value="10.683095875335">
                <text:p>10.68309587533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6.6832621609057">
                <text:p>-16.6832621609057</text:p>
              </table:table-cell>
              <table:table-cell office:value-type="float" office:value="11.6482610174135">
                <text:p>11.648261017413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7.960671457725">
                <text:p>-17.960671457725</text:p>
              </table:table-cell>
              <table:table-cell office:value-type="float" office:value="12.8111639112455">
                <text:p>12.811163911245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9.241841373332">
                <text:p>-19.241841373332</text:p>
              </table:table-cell>
              <table:table-cell office:value-type="float" office:value="14.1968890037694">
                <text:p>14.196889003769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20.4920909636427">
                <text:p>-20.4920909636427</text:p>
              </table:table-cell>
              <table:table-cell office:value-type="float" office:value="15.82941633536">
                <text:p>15.8294163353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21.6661906463464">
                <text:p>-21.6661906463464</text:p>
              </table:table-cell>
              <table:table-cell office:value-type="float" office:value="17.729209840161">
                <text:p>17.72920984016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22.7073821651316">
                <text:p>-22.7073821651316</text:p>
              </table:table-cell>
              <table:table-cell office:value-type="float" office:value="19.9098676664394">
                <text:p>19.909867666439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23.547302085895">
                <text:p>-23.547302085895</text:p>
              </table:table-cell>
              <table:table-cell office:value-type="float" office:value="22.3737757308831">
                <text:p>22.373775730883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24.107415692309">
                <text:p>-24.107415692309</text:p>
              </table:table-cell>
              <table:table-cell office:value-type="float" office:value="25.1068914248422">
                <text:p>25.106891424842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24.3026612591466">
                <text:p>-24.3026612591466</text:p>
              </table:table-cell>
              <table:table-cell office:value-type="float" office:value="28.0730971706019">
                <text:p>28.073097170601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24.0479508289709">
                <text:p>-24.0479508289709</text:p>
              </table:table-cell>
              <table:table-cell office:value-type="float" office:value="31.2090072629422">
                <text:p>31.209007262942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23.2678503052403">
                <text:p>-23.2678503052403</text:p>
              </table:table-cell>
              <table:table-cell office:value-type="float" office:value="34.4206281709379">
                <text:p>34.420628170937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21.9090554684901">
                <text:p>-21.9090554684901</text:p>
              </table:table-cell>
              <table:table-cell office:value-type="float" office:value="37.5837015661768">
                <text:p>37.583701566176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9.9541727357144">
                <text:p>-19.9541727357144</text:p>
              </table:table-cell>
              <table:table-cell office:value-type="float" office:value="40.5496197061516">
                <text:p>40.54961970615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7.4340015359881">
                <text:p>-17.4340015359881</text:p>
              </table:table-cell>
              <table:table-cell office:value-type="float" office:value="43.1581486713837">
                <text:p>43.158148671383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4.4345030633215">
                <text:p>-14.4345030633215</text:p>
              </table:table-cell>
              <table:table-cell office:value-type="float" office:value="45.2565940247847">
                <text:p>45.256594024784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1.0946686683803">
                <text:p>-11.0946686683803</text:p>
              </table:table-cell>
              <table:table-cell office:value-type="float" office:value="46.7226602589891">
                <text:p>46.722660258989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7.59319835673224">
                <text:p>-7.59319835673224</text:p>
              </table:table-cell>
              <table:table-cell office:value-type="float" office:value="47.4858781733038">
                <text:p>47.485878173303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4.1252143694186">
                <text:p>-4.1252143694186</text:p>
              </table:table-cell>
              <table:table-cell office:value-type="float" office:value="47.5413927038874">
                <text:p>47.541392703887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87403630620343">
                <text:p>-0.87403630620343</text:p>
              </table:table-cell>
              <table:table-cell office:value-type="float" office:value="46.9512419249463">
                <text:p>46.951241924946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.01456942710555">
                <text:p>2.01456942710555</text:p>
              </table:table-cell>
              <table:table-cell office:value-type="float" office:value="45.8320289619826">
                <text:p>45.832028961982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.4488185235497">
                <text:p>4.4488185235497</text:p>
              </table:table-cell>
              <table:table-cell office:value-type="float" office:value="44.3325568282506">
                <text:p>44.332556828250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.3946343997964">
                <text:p>6.3946343997964</text:p>
              </table:table-cell>
              <table:table-cell office:value-type="float" office:value="42.6082171975722">
                <text:p>42.608217197572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.86785540364774">
                <text:p>7.86785540364774</text:p>
              </table:table-cell>
              <table:table-cell office:value-type="float" office:value="40.799114922508">
                <text:p>40.79911492250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.91945332186126">
                <text:p>8.91945332186126</text:p>
              </table:table-cell>
              <table:table-cell office:value-type="float" office:value="39.0163364305507">
                <text:p>39.016336430550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.61914089542717">
                <text:p>9.61914089542717</text:p>
              </table:table-cell>
              <table:table-cell office:value-type="float" office:value="37.3371769142537">
                <text:p>37.337176914253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.041440407924">
                <text:p>10.041440407924</text:p>
              </table:table-cell>
              <table:table-cell office:value-type="float" office:value="35.8073705577567">
                <text:p>35.807370557756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.2561128739525">
                <text:p>10.2561128739525</text:p>
              </table:table-cell>
              <table:table-cell office:value-type="float" office:value="34.447258737594">
                <text:p>34.44725873759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.3229883792785">
                <text:p>10.3229883792785</text:p>
              </table:table-cell>
              <table:table-cell office:value-type="float" office:value="33.2591302705064">
                <text:p>33.259130270506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.2902111743961">
                <text:p>10.2902111743961</text:p>
              </table:table-cell>
              <table:table-cell office:value-type="float" office:value="32.2339306888784">
                <text:p>32.233930688878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.1946491998121">
                <text:p>10.1946491998121</text:p>
              </table:table-cell>
              <table:table-cell office:value-type="float" office:value="31.3565196200186">
                <text:p>31.356519620018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.0634005273568">
                <text:p>10.0634005273568</text:p>
              </table:table-cell>
              <table:table-cell office:value-type="float" office:value="30.6093443347337">
                <text:p>30.609344334733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.91566371850796">
                <text:p>9.91566371850796</text:p>
              </table:table-cell>
              <table:table-cell office:value-type="float" office:value="29.9747554922116">
                <text:p>29.974755492211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.76455160418328">
                <text:p>9.76455160418328</text:p>
              </table:table-cell>
              <table:table-cell office:value-type="float" office:value="29.4363080850087">
                <text:p>29.436308085008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.61865402350249">
                <text:p>9.61865402350249</text:p>
              </table:table-cell>
              <table:table-cell office:value-type="float" office:value="28.979375184459">
                <text:p>28.97937518445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.48329285828834">
                <text:p>9.48329285828834</text:p>
              </table:table-cell>
              <table:table-cell office:value-type="float" office:value="28.5913342515219">
                <text:p>28.591334251521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.36148426487204">
                <text:p>9.36148426487204</text:p>
              </table:table-cell>
              <table:table-cell office:value-type="float" office:value="28.2615103948915">
                <text:p>28.261510394891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.25465274826471">
                <text:p>9.25465274826471</text:p>
              </table:table-cell>
              <table:table-cell office:value-type="float" office:value="27.9809973344874">
                <text:p>27.980997334487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.16314846516434">
                <text:p>9.16314846516434</text:p>
              </table:table-cell>
              <table:table-cell office:value-type="float" office:value="27.7424298709711">
                <text:p>27.742429870971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.08661501987029">
                <text:p>9.08661501987029</text:p>
              </table:table-cell>
              <table:table-cell office:value-type="float" office:value="27.5397498327148">
                <text:p>27.539749832714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.02424692812183">
                <text:p>9.02424692812183</text:p>
              </table:table-cell>
              <table:table-cell office:value-type="float" office:value="27.3679872302549">
                <text:p>27.367987230254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.97496734224017">
                <text:p>8.97496734224017</text:p>
              </table:table-cell>
              <table:table-cell office:value-type="float" office:value="27.2230661769489">
                <text:p>27.223066176948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.93754904742675">
                <text:p>8.93754904742675</text:p>
              </table:table-cell>
              <table:table-cell office:value-type="float" office:value="27.1016382337379">
                <text:p>27.101638233737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.91069560721453">
                <text:p>8.91069560721453</text:p>
              </table:table-cell>
              <table:table-cell office:value-type="float" office:value="27.0009422093062">
                <text:p>27.000942209306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.89309482703134">
                <text:p>8.89309482703134</text:p>
              </table:table-cell>
              <table:table-cell office:value-type="float" office:value="26.9186877645777">
                <text:p>26.918687764577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.88345320427816">
                <text:p>8.88345320427816</text:p>
              </table:table-cell>
              <table:table-cell office:value-type="float" office:value="26.8529595883435">
                <text:p>26.852959588343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.88051748622725">
                <text:p>8.88051748622725</text:p>
              </table:table-cell>
              <table:table-cell office:value-type="float" office:value="26.8021389137749">
                <text:p>26.802138913774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.8830876298308">
                <text:p>8.8830876298308</text:p>
              </table:table-cell>
              <table:table-cell office:value-type="float" office:value="26.7648394306105">
                <text:p>26.764839430610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.89002415866013">
                <text:p>8.89002415866013</text:p>
              </table:table-cell>
              <table:table-cell office:value-type="float" office:value="26.7398550435163">
                <text:p>26.73985504351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.90025199376032">
                <text:p>8.90025199376032</text:p>
              </table:table-cell>
              <table:table-cell office:value-type="float" office:value="26.726117341435">
                <text:p>26.72611734143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.91276218711956">
                <text:p>8.91276218711956</text:p>
              </table:table-cell>
              <table:table-cell office:value-type="float" office:value="26.722661029836">
                <text:p>26.72266102983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.9266125287403">
                <text:p>8.9266125287403</text:p>
              </table:table-cell>
              <table:table-cell office:value-type="float" office:value="26.7285959179882">
                <text:p>26.728595917988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.94092767382553">
                <text:p>8.94092767382553</text:p>
              </table:table-cell>
              <table:table-cell office:value-type="float" office:value="26.7430843411443">
                <text:p>26.743084341144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.95489920504654">
                <text:p>8.95489920504654</text:p>
              </table:table-cell>
              <table:table-cell office:value-type="float" office:value="26.7653231344229">
                <text:p>26.765323134422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.96778587808388">
                <text:p>8.96778587808388</text:p>
              </table:table-cell>
              <table:table-cell office:value-type="float" office:value="26.7945294659752">
                <text:p>26.794529465975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.97891417716139">
                <text:p>8.97891417716139</text:p>
              </table:table-cell>
              <table:table-cell office:value-type="float" office:value="26.829929987581">
                <text:p>26.82992998758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.98767921780852">
                <text:p>8.98767921780852</text:p>
              </table:table-cell>
              <table:table-cell office:value-type="float" office:value="26.8707528769785">
                <text:p>26.870752876978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.99354596761588">
                <text:p>8.99354596761588</text:p>
              </table:table-cell>
              <table:table-cell office:value-type="float" office:value="26.9162224333775">
                <text:p>26.91622243337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.99605070636821">
                <text:p>8.99605070636821</text:p>
              </table:table-cell>
              <table:table-cell office:value-type="float" office:value="26.9655559504772">
                <text:p>26.965555950477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.99480261084785">
                <text:p>8.99480261084785</text:p>
              </table:table-cell>
              <table:table-cell office:value-type="float" office:value="27.0179626340656">
                <text:p>27.017962634065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.98948532445754">
                <text:p>8.98948532445754</text:p>
              </table:table-cell>
              <table:table-cell office:value-type="float" office:value="27.0726443575477">
                <text:p>27.072644357547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.9798583562415">
                <text:p>8.9798583562415</text:p>
              </table:table-cell>
              <table:table-cell office:value-type="float" office:value="27.1287980617759">
                <text:p>27.128798061775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.96575814711416">
                <text:p>8.96575814711416</text:p>
              </table:table-cell>
              <table:table-cell office:value-type="float" office:value="27.1856196083119">
                <text:p>27.185619608311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.94709864268737">
                <text:p>8.94709864268737</text:p>
              </table:table-cell>
              <table:table-cell office:value-type="float" office:value="27.2423088904914">
                <text:p>27.242308890491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.92387122166517">
                <text:p>8.92387122166517</text:p>
              </table:table-cell>
              <table:table-cell office:value-type="float" office:value="27.2980759970167">
                <text:p>27.298075997016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.89614384593379">
                <text:p>8.89614384593379</text:p>
              </table:table-cell>
              <table:table-cell office:value-type="float" office:value="27.3521482107757">
                <text:p>27.352148210775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.86405932260086">
                <text:p>8.86405932260086</text:p>
              </table:table-cell>
              <table:table-cell office:value-type="float" office:value="27.4037776135204">
                <text:p>27.403777613520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.82783259844502">
                <text:p>8.82783259844502</text:p>
              </table:table-cell>
              <table:table-cell office:value-type="float" office:value="27.4522490571056">
                <text:p>27.452249057105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.78774704232493">
                <text:p>8.78774704232493</text:p>
              </table:table-cell>
              <table:table-cell office:value-type="float" office:value="27.4968882560928">
                <text:p>27.496888256092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.74414970955169">
                <text:p>8.74414970955169</text:p>
              </table:table-cell>
              <table:table-cell office:value-type="float" office:value="27.5370697562159">
                <text:p>27.537069756215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.69744562227118">
                <text:p>8.69744562227118</text:p>
              </table:table-cell>
              <table:table-cell office:value-type="float" office:value="27.5722245396369">
                <text:p>27.572224539636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.64809113957005">
                <text:p>8.64809113957005</text:p>
              </table:table-cell>
              <table:table-cell office:value-type="float" office:value="27.6018470417156">
                <text:p>27.601847041715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.59658652827491">
                <text:p>8.59658652827491</text:p>
              </table:table-cell>
              <table:table-cell office:value-type="float" office:value="27.6255013753028">
                <text:p>27.625501375302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.54346787828601">
                <text:p>8.54346787828601</text:p>
              </table:table-cell>
              <table:table-cell office:value-type="float" office:value="27.6428265868843">
                <text:p>27.642826586884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.48929853300182">
                <text:p>8.48929853300182</text:p>
              </table:table-cell>
              <table:table-cell office:value-type="float" office:value="27.6535408032955">
                <text:p>27.653540803295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.43466022451188">
                <text:p>8.43466022451188</text:p>
              </table:table-cell>
              <table:table-cell office:value-type="float" office:value="27.6574441667737">
                <text:p>27.657444166773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.38014411376846">
                <text:p>8.38014411376846</text:p>
              </table:table-cell>
              <table:table-cell office:value-type="float" office:value="27.6544204980513">
                <text:p>27.654420498051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.32634193742249">
                <text:p>8.32634193742249</text:p>
              </table:table-cell>
              <table:table-cell office:value-type="float" office:value="27.6444376700301">
                <text:p>27.644437670030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.2738374555125">
                <text:p>8.2738374555125</text:p>
              </table:table-cell>
              <table:table-cell office:value-type="float" office:value="27.6275467162767">
                <text:p>27.627546716276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.22319837835889">
                <text:p>8.22319837835889</text:p>
              </table:table-cell>
              <table:table-cell office:value-type="float" office:value="27.6038797371748">
                <text:p>27.603879737174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.17496892796244">
                <text:p>8.17496892796244</text:p>
              </table:table-cell>
              <table:table-cell office:value-type="float" office:value="27.5736467003399">
                <text:p>27.573646700339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.12966316045218">
                <text:p>8.12966316045218</text:p>
              </table:table-cell>
              <table:table-cell office:value-type="float" office:value="27.5371312594662">
                <text:p>27.537131259466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.08775914345928">
                <text:p>8.08775914345928</text:p>
              </table:table-cell>
              <table:table-cell office:value-type="float" office:value="27.4946857361813">
                <text:p>27.494685736181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.04969404763068">
                <text:p>8.04969404763068</text:p>
              </table:table-cell>
              <table:table-cell office:value-type="float" office:value="27.4467254222623">
                <text:p>27.446725422262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.01586017674571">
                <text:p>8.01586017674571</text:p>
              </table:table-cell>
              <table:table-cell office:value-type="float" office:value="27.3937223647077">
                <text:p>27.393722364707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.98660192783214">
                <text:p>7.98660192783214</text:p>
              </table:table-cell>
              <table:table-cell office:value-type="float" office:value="27.3361987940921">
                <text:p>27.336198794092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.96221364281956">
                <text:p>7.96221364281956</text:p>
              </table:table-cell>
              <table:table-cell office:value-type="float" office:value="27.2747203481602">
                <text:p>27.274720348160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.94293828782128">
                <text:p>7.94293828782128</text:p>
              </table:table-cell>
              <table:table-cell office:value-type="float" office:value="27.2098892287941">
                <text:p>27.209889228794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.9289668759396">
                <text:p>7.9289668759396</text:p>
              </table:table-cell>
              <table:table-cell office:value-type="float" office:value="27.1423374125761">
                <text:p>27.142337412576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.92043853500792">
                <text:p>7.92043853500792</text:p>
              </table:table-cell>
              <table:table-cell office:value-type="float" office:value="27.0727200144617">
                <text:p>27.072720014461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.91744111302626">
                <text:p>7.91744111302626</text:p>
              </table:table-cell>
              <table:table-cell office:value-type="float" office:value="27.0017088818794">
                <text:p>27.001708881879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.92001221101232">
                <text:p>7.92001221101232</text:p>
              </table:table-cell>
              <table:table-cell office:value-type="float" office:value="26.9299864740829">
                <text:p>26.929986474082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.92814053512412">
                <text:p>7.92814053512412</text:p>
              </table:table-cell>
              <table:table-cell office:value-type="float" office:value="26.8582400598289">
                <text:p>26.858240059828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.94176746657312">
                <text:p>7.94176746657312</text:p>
              </table:table-cell>
              <table:table-cell office:value-type="float" office:value="26.7871562463151">
                <text:p>26.787156246315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.96078875828282">
                <text:p>7.96078875828282</text:p>
              </table:table-cell>
              <table:table-cell office:value-type="float" office:value="26.7174158344375">
                <text:p>26.717415834437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.98505628064784">
                <text:p>7.98505628064784</text:p>
              </table:table-cell>
              <table:table-cell office:value-type="float" office:value="26.6496889802753">
                <text:p>26.649688980275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.01437975430367">
                <text:p>8.01437975430367</text:p>
              </table:table-cell>
              <table:table-cell office:value-type="float" office:value="26.5846306305759">
                <text:p>26.584630630575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.04852842476132">
                <text:p>8.04852842476132</text:p>
              </table:table-cell>
              <table:table-cell office:value-type="float" office:value="26.522876191021">
                <text:p>26.52287619102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.08723265139678">
                <text:p>8.08723265139678</text:p>
              </table:table-cell>
              <table:table-cell office:value-type="float" office:value="26.4650373802269">
                <text:p>26.465037380226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.13018540100229">
                <text:p>8.13018540100229</text:p>
              </table:table-cell>
              <table:table-cell office:value-type="float" office:value="26.4116982196866">
                <text:p>26.411698219686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.17704365338119">
                <text:p>8.17704365338119</text:p>
              </table:table-cell>
              <table:table-cell office:value-type="float" office:value="26.3634111100907">
                <text:p>26.363411110090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.22742974286133">
                <text:p>8.22742974286133</text:p>
              </table:table-cell>
              <table:table-cell office:value-type="float" office:value="26.3206929474867">
                <text:p>26.320692947486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.28093267474119">
                <text:p>8.28093267474119</text:p>
              </table:table-cell>
              <table:table-cell office:value-type="float" office:value="26.2840212384077">
                <text:p>26.284021238407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.33710946924636">
                <text:p>8.33710946924636</text:p>
              </table:table-cell>
              <table:table-cell office:value-type="float" office:value="26.2538301812341">
                <text:p>26.253830181234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.39548659727092">
                <text:p>8.39548659727092</text:p>
              </table:table-cell>
              <table:table-cell office:value-type="float" office:value="26.2305066914917">
                <text:p>26.230506691491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.45556158172702">
                <text:p>8.45556158172702</text:p>
              </table:table-cell>
              <table:table-cell office:value-type="float" office:value="26.2143863613587">
                <text:p>26.214386361358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.51680484543834">
                <text:p>8.51680484543834</text:p>
              </table:table-cell>
              <table:table-cell office:value-type="float" office:value="26.2057493581771">
                <text:p>26.205749358177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.5786618908829">
                <text:p>8.5786618908829</text:p>
              </table:table-cell>
              <table:table-cell office:value-type="float" office:value="26.2048162830252">
                <text:p>26.204816283025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.64055589838646">
                <text:p>8.64055589838646</text:p>
              </table:table-cell>
              <table:table-cell office:value-type="float" office:value="26.2117440281386">
                <text:p>26.211744028138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.70189082723699">
                <text:p>8.70189082723699</text:p>
              </table:table-cell>
              <table:table-cell office:value-type="float" office:value="26.2266216908302">
                <text:p>26.226621690830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.76205509827244">
                <text:p>8.76205509827244</text:p>
              </table:table-cell>
              <table:table-cell office:value-type="float" office:value="26.2494666211068">
                <text:p>26.249466621106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.82042592643998">
                <text:p>8.82042592643998</text:p>
              </table:table-cell>
              <table:table-cell office:value-type="float" office:value="26.2802206998423">
                <text:p>26.280220699842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.87637435733514">
                <text:p>8.87637435733514</text:p>
              </table:table-cell>
              <table:table-cell office:value-type="float" office:value="26.3187469634307">
                <text:p>26.318746963430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.92927104259347">
                <text:p>8.92927104259347</text:p>
              </table:table-cell>
              <table:table-cell office:value-type="float" office:value="26.3648267084501">
                <text:p>26.364826708450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.97849276515822">
                <text:p>8.97849276515822</text:p>
              </table:table-cell>
              <table:table-cell office:value-type="float" office:value="26.4181572249988">
                <text:p>26.418157224998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.02342969701864">
                <text:p>9.02342969701864</text:p>
              </table:table-cell>
              <table:table-cell office:value-type="float" office:value="26.4783503188826">
                <text:p>26.478350318882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.0634933393967">
                <text:p>9.0634933393967</text:p>
              </table:table-cell>
              <table:table-cell office:value-type="float" office:value="26.544931789497">
                <text:p>26.54493178949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.09812505926428">
                <text:p>9.09812505926428</text:p>
              </table:table-cell>
              <table:table-cell office:value-type="float" office:value="26.6173420307999">
                <text:p>26.617342030799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.1268050975634">
                <text:p>9.1268050975634</text:p>
              </table:table-cell>
              <table:table-cell office:value-type="float" office:value="26.6949379159755">
                <text:p>26.694937915975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.14906188502919">
                <text:p>9.14906188502919</text:p>
              </table:table-cell>
              <table:table-cell office:value-type="float" office:value="26.7769961111965">
                <text:p>26.776996111196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.16448146290681">
                <text:p>9.16448146290681</text:p>
              </table:table-cell>
              <table:table-cell office:value-type="float" office:value="26.8627179394847">
                <text:p>26.862717939484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.17271677027708">
                <text:p>9.17271677027708</text:p>
              </table:table-cell>
              <table:table-cell office:value-type="float" office:value="26.9512358816535">
                <text:p>26.951235881653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.17349652958203">
                <text:p>9.17349652958203</text:p>
              </table:table-cell>
              <table:table-cell office:value-type="float" office:value="27.0416217578148">
                <text:p>27.041621757814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.1666334398207">
                <text:p>9.1666334398207</text:p>
              </table:table-cell>
              <table:table-cell office:value-type="float" office:value="27.1328965806998">
                <text:p>27.132896580699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.15203137526602">
                <text:p>9.15203137526602</text:p>
              </table:table-cell>
              <table:table-cell office:value-type="float" office:value="27.2240420125519">
                <text:p>27.224042012551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.1296912886797">
                <text:p>9.1296912886797</text:p>
              </table:table-cell>
              <table:table-cell office:value-type="float" office:value="27.3140132928232">
                <text:p>27.314013292823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.09971553362435">
                <text:p>9.09971553362435</text:p>
              </table:table-cell>
              <table:table-cell office:value-type="float" office:value="27.4017534372628">
                <text:p>27.401753437262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.0623103516183">
                <text:p>9.0623103516183</text:p>
              </table:table-cell>
              <table:table-cell office:value-type="float" office:value="27.4862084437585">
                <text:p>27.486208443758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.01778631664217">
                <text:p>9.01778631664217</text:p>
              </table:table-cell>
              <table:table-cell office:value-type="float" office:value="27.5663431804178">
                <text:p>27.566343180417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.96655659088874">
                <text:p>8.96655659088874</text:p>
              </table:table-cell>
              <table:table-cell office:value-type="float" office:value="27.6411575809446">
                <text:p>27.641157580944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.90913291948865">
                <text:p>8.90913291948865</text:p>
              </table:table-cell>
              <table:table-cell office:value-type="float" office:value="27.7097027352763">
                <text:p>27.709702735276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.84611937494786">
                <text:p>8.84611937494786</text:p>
              </table:table-cell>
              <table:table-cell office:value-type="float" office:value="27.7710964431016">
                <text:p>27.771096443101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.77820394991696">
                <text:p>8.77820394991696</text:p>
              </table:table-cell>
              <table:table-cell office:value-type="float" office:value="27.8245377967697">
                <text:p>27.824537796769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.70614818467431">
                <text:p>8.70614818467431</text:p>
              </table:table-cell>
              <table:table-cell office:value-type="float" office:value="27.8693203795701">
                <text:p>27.869320379570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.63077509798689">
                <text:p>8.63077509798689</text:p>
              </table:table-cell>
              <table:table-cell office:value-type="float" office:value="27.9048437053472">
                <text:p>27.904843705347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.5529557615359">
                <text:p>8.5529557615359</text:p>
              </table:table-cell>
              <table:table-cell office:value-type="float" office:value="27.9306225843627">
                <text:p>27.930622584362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.47359491412245">
                <text:p>8.47359491412245</text:p>
              </table:table-cell>
              <table:table-cell office:value-type="float" office:value="27.9462941752525">
                <text:p>27.946294175252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.39361604863741">
                <text:p>8.39361604863741</text:p>
              </table:table-cell>
              <table:table-cell office:value-type="float" office:value="27.9516225696057">
                <text:p>27.951622569605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.31394641985607">
                <text:p>8.31394641985607</text:p>
              </table:table-cell>
              <table:table-cell office:value-type="float" office:value="27.9465008489925">
                <text:p>27.946500848992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.23550241362826">
                <text:p>8.23550241362826</text:p>
              </table:table-cell>
              <table:table-cell office:value-type="float" office:value="27.9309506485358">
                <text:p>27.930950648535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.1591756887459">
                <text:p>8.1591756887459</text:p>
              </table:table-cell>
              <table:table-cell office:value-type="float" office:value="27.9051193507554">
                <text:p>27.905119350755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.08582045400257">
                <text:p>8.08582045400257</text:p>
              </table:table-cell>
              <table:table-cell office:value-type="float" office:value="27.8692751132272">
                <text:p>27.869275113227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.0162421783582">
                <text:p>8.0162421783582</text:p>
              </table:table-cell>
              <table:table-cell office:value-type="float" office:value="27.823799999352">
                <text:p>27.82379999935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.95118795628646">
                <text:p>7.95118795628646</text:p>
              </table:table-cell>
              <table:table-cell office:value-type="float" office:value="27.7691815301509">
                <text:p>27.769181530150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.89133866844964">
                <text:p>7.89133866844964</text:p>
              </table:table-cell>
              <table:table-cell office:value-type="float" office:value="27.7060030048445">
                <text:p>27.706003004844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.83730299501766">
                <text:p>7.83730299501766</text:p>
              </table:table-cell>
              <table:table-cell office:value-type="float" office:value="27.6349329487873">
                <text:p>27.634932948787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.78961326007801">
                <text:p>7.78961326007801</text:p>
              </table:table-cell>
              <table:table-cell office:value-type="float" office:value="27.5567140402039">
                <text:p>27.556714040203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.74872301481116">
                <text:p>7.74872301481116</text:p>
              </table:table-cell>
              <table:table-cell office:value-type="float" office:value="27.4721518442864">
                <text:p>27.472151844286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.71500620761295">
                <text:p>7.71500620761295</text:p>
              </table:table-cell>
              <table:table-cell office:value-type="float" office:value="27.3821036475492">
                <text:p>27.382103647549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.68875774321953">
                <text:p>7.68875774321953</text:p>
              </table:table-cell>
              <table:table-cell office:value-type="float" office:value="27.2874676403366">
                <text:p>27.287467640336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.67019520110843">
                <text:p>7.67019520110843</text:p>
              </table:table-cell>
              <table:table-cell office:value-type="float" office:value="27.189172644624">
                <text:p>27.18917264462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.659461465968">
                <text:p>7.659461465968</text:p>
              </table:table-cell>
              <table:table-cell office:value-type="float" office:value="27.0881685311531">
                <text:p>27.088168531153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.65662801893762">
                <text:p>7.65662801893762</text:p>
              </table:table-cell>
              <table:table-cell office:value-type="float" office:value="26.9854174175283">
                <text:p>26.985417417528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.66169864606743">
                <text:p>7.66169864606743</text:p>
              </table:table-cell>
              <table:table-cell office:value-type="float" office:value="26.8818856896466">
                <text:p>26.881885689646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.674613338048">
                <text:p>7.674613338048</text:p>
              </table:table-cell>
              <table:table-cell office:value-type="float" office:value="26.7785368445957">
                <text:p>26.778536844595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.69525218053823">
                <text:p>7.69525218053823</text:p>
              </table:table-cell>
              <table:table-cell office:value-type="float" office:value="26.6763251151575">
                <text:p>26.676325115157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.72343906518768">
                <text:p>7.72343906518768</text:p>
              </table:table-cell>
              <table:table-cell office:value-type="float" office:value="26.5761898049457">
                <text:p>26.576189804945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.75894508567077">
                <text:p>7.75894508567077</text:p>
              </table:table-cell>
              <table:table-cell office:value-type="float" office:value="26.4790502391328">
                <text:p>26.479050239132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.80149151894308">
                <text:p>7.80149151894308</text:p>
              </table:table-cell>
              <table:table-cell office:value-type="float" office:value="26.3858012184755">
                <text:p>26.385801218475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.85075232803516">
                <text:p>7.85075232803516</text:p>
              </table:table-cell>
              <table:table-cell office:value-type="float" office:value="26.2973088534357">
                <text:p>26.297308853435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.90635615789463">
                <text:p>7.90635615789463</text:p>
              </table:table-cell>
              <table:table-cell office:value-type="float" office:value="26.2144066500078">
                <text:p>26.214406650007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.9678878292784">
                <text:p>7.9678878292784</text:p>
              </table:table-cell>
              <table:table-cell office:value-type="float" office:value="26.1378917187395">
                <text:p>26.137891718739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.03488936697414">
                <text:p>8.03488936697414</text:p>
              </table:table-cell>
              <table:table-cell office:value-type="float" office:value="26.0685209827505">
                <text:p>26.068520982750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.10686062740929">
                <text:p>8.10686062740929</text:p>
              </table:table-cell>
              <table:table-cell office:value-type="float" office:value="26.0070072687952">
                <text:p>26.007007268795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.18325961686107">
                <text:p>8.18325961686107</text:p>
              </table:table-cell>
              <table:table-cell office:value-type="float" office:value="25.9540151771937">
                <text:p>25.954015177193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.26350261496607">
                <text:p>8.26350261496607</text:p>
              </table:table-cell>
              <table:table-cell office:value-type="float" office:value="25.910156641526">
                <text:p>25.91015664152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.34696423901131">
                <text:p>8.34696423901131</text:p>
              </table:table-cell>
              <table:table-cell office:value-type="float" office:value="25.8759861072595">
                <text:p>25.875986107259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.43297760247726">
                <text:p>8.43297760247726</text:p>
              </table:table-cell>
              <table:table-cell office:value-type="float" office:value="25.8519952799656">
                <text:p>25.851995279965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.52083473629259">
                <text:p>8.52083473629259</text:p>
              </table:table-cell>
              <table:table-cell office:value-type="float" office:value="25.8386074185819">
                <text:p>25.838607418581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.60978745288186">
                <text:p>8.60978745288186</text:p>
              </table:table-cell>
              <table:table-cell office:value-type="float" office:value="25.8361711774086">
                <text:p>25.836171177408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.69904884077999">
                <text:p>8.69904884077999</text:p>
              </table:table-cell>
              <table:table-cell office:value-type="float" office:value="25.8449540322643">
                <text:p>25.844954032264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.78779558058278">
                <text:p>8.78779558058278</text:p>
              </table:table-cell>
              <table:table-cell office:value-type="float" office:value="25.8651353614349">
                <text:p>25.865135361434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.87517127033424">
                <text:p>8.87517127033424</text:p>
              </table:table-cell>
              <table:table-cell office:value-type="float" office:value="25.8967992904851">
                <text:p>25.896799290485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.96029093898551">
                <text:p>8.96029093898551</text:p>
              </table:table-cell>
              <table:table-cell office:value-type="float" office:value="25.9399274511358">
                <text:p>25.939927451135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9.04224690906258">
                <text:p>9.04224690906258</text:p>
              </table:table-cell>
              <table:table-cell office:value-type="float" office:value="25.9943918473577">
                <text:p>25.994391847357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9.12011614290639">
                <text:p>9.12011614290639</text:p>
              </table:table-cell>
              <table:table-cell office:value-type="float" office:value="26.0599480652321">
                <text:p>26.059948065232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.19296916967956">
                <text:p>9.19296916967956</text:p>
              </table:table-cell>
              <table:table-cell office:value-type="float" office:value="26.1362291051594">
                <text:p>26.136229105159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9.25988064193088">
                <text:p>9.25988064193088</text:p>
              </table:table-cell>
              <table:table-cell office:value-type="float" office:value="26.2227401532583">
                <text:p>26.222740153258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9.31994151050889">
                <text:p>9.31994151050889</text:p>
              </table:table-cell>
              <table:table-cell office:value-type="float" office:value="26.3188546404371">
                <text:p>26.318854640437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9.37227273533766">
                <text:p>9.37227273533766</text:p>
              </table:table-cell>
              <table:table-cell office:value-type="float" office:value="26.4238119593027">
                <text:p>26.423811959302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9.41604036821854">
                <text:p>9.41604036821854</text:p>
              </table:table-cell>
              <table:table-cell office:value-type="float" office:value="26.5367172172224">
                <text:p>26.536717217222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.45047175468127">
                <text:p>9.45047175468127</text:p>
              </table:table-cell>
              <table:table-cell office:value-type="float" office:value="26.6565433948274">
                <text:p>26.656543394827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9.47487250846199">
                <text:p>9.47487250846199</text:p>
              </table:table-cell>
              <table:table-cell office:value-type="float" office:value="26.7821362496658">
                <text:p>26.782136249665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9.4886438191652">
                <text:p>9.4886438191652</text:p>
              </table:table-cell>
              <table:table-cell office:value-type="float" office:value="26.9122222518647">
                <text:p>26.912222251864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.49129956696917">
                <text:p>9.49129956696917</text:p>
              </table:table-cell>
              <table:table-cell office:value-type="float" office:value="27.0454197608948">
                <text:p>27.045419760894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.48248264468873">
                <text:p>9.48248264468873</text:p>
              </table:table-cell>
              <table:table-cell office:value-type="float" office:value="27.1802535497683">
                <text:p>27.180253549768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.4619798344687">
                <text:p>9.4619798344687</text:p>
              </table:table-cell>
              <table:table-cell office:value-type="float" office:value="27.3151726570804">
                <text:p>27.315172657080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9.42973456114293">
                <text:p>9.42973456114293</text:p>
              </table:table-cell>
              <table:table-cell office:value-type="float" office:value="27.4485714023279">
                <text:p>27.448571402327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9.38585685337405">
                <text:p>9.38585685337405</text:p>
              </table:table-cell>
              <table:table-cell office:value-type="float" office:value="27.5788132423792">
                <text:p>27.578813242379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9.33062989200671">
                <text:p>9.33062989200671</text:p>
              </table:table-cell>
              <table:table-cell office:value-type="float" office:value="27.7042569855517">
                <text:p>27.704256985551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.2645126151269">
                <text:p>9.2645126151269</text:p>
              </table:table-cell>
              <table:table-cell office:value-type="float" office:value="27.8232847250349">
                <text:p>27.823284725034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9.18813798049885">
                <text:p>9.18813798049885</text:p>
              </table:table-cell>
              <table:table-cell office:value-type="float" office:value="27.9343307170992">
                <text:p>27.934330717099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9.10230665412138">
                <text:p>9.10230665412138</text:p>
              </table:table-cell>
              <table:table-cell office:value-type="float" office:value="28.0359103234732">
                <text:p>28.035910323473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9.00797609063274">
                <text:p>9.00797609063274</text:p>
              </table:table-cell>
              <table:table-cell office:value-type="float" office:value="28.1266480722805">
                <text:p>28.126648072280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.90624518576937">
                <text:p>8.90624518576937</text:p>
              </table:table-cell>
              <table:table-cell office:value-type="float" office:value="28.205303876503">
                <text:p>28.20530387650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.79833489891626">
                <text:p>8.79833489891626</text:p>
              </table:table-cell>
              <table:table-cell office:value-type="float" office:value="28.2707964881611">
                <text:p>28.270796488161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.68556544930931">
                <text:p>8.68556544930931</text:p>
              </table:table-cell>
              <table:table-cell office:value-type="float" office:value="28.3222233610172">
                <text:p>28.322223361017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.56933086695278">
                <text:p>8.56933086695278</text:p>
              </table:table-cell>
              <table:table-cell office:value-type="float" office:value="28.3588762405848">
                <text:p>28.358876240584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8.45107181466731">
                <text:p>8.45107181466731</text:p>
              </table:table-cell>
              <table:table-cell office:value-type="float" office:value="28.3802519888449">
                <text:p>28.380251988844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.3322476798888">
                <text:p>8.3322476798888</text:p>
              </table:table-cell>
              <table:table-cell office:value-type="float" office:value="28.3860583695842">
                <text:p>28.386058369584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.21430895728246">
                <text:p>8.21430895728246</text:p>
              </table:table-cell>
              <table:table-cell office:value-type="float" office:value="28.3762147530933">
                <text:p>28.376214753093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8.09867090445623">
                <text:p>8.09867090445623</text:p>
              </table:table-cell>
              <table:table-cell office:value-type="float" office:value="28.3508479292245">
                <text:p>28.350847929224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.98668935690471">
                <text:p>7.98668935690471</text:p>
              </table:table-cell>
              <table:table-cell office:value-type="float" office:value="28.3102834291017">
                <text:p>28.310283429101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.87963944347325">
                <text:p>7.87963944347325</text:p>
              </table:table-cell>
              <table:table-cell office:value-type="float" office:value="28.2550329337985">
                <text:p>28.255032933798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.77869776259543">
                <text:p>7.77869776259543</text:p>
              </table:table-cell>
              <table:table-cell office:value-type="float" office:value="28.1857784822613">
                <text:p>28.185778482261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.68492837718547">
                <text:p>7.68492837718547</text:p>
              </table:table-cell>
              <table:table-cell office:value-type="float" office:value="28.1033542742243">
                <text:p>28.103354274224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.59927277796431">
                <text:p>7.59927277796431</text:p>
              </table:table-cell>
              <table:table-cell office:value-type="float" office:value="28.0087268951492">
                <text:p>28.008726895149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.52254376592646">
                <text:p>7.52254376592646</text:p>
              </table:table-cell>
              <table:table-cell office:value-type="float" office:value="27.9029747720855">
                <text:p>27.902974772085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.45542302719248">
                <text:p>7.45542302719248</text:p>
              </table:table-cell>
              <table:table-cell office:value-type="float" office:value="27.7872676082928">
                <text:p>27.787267608292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.39846202708305">
                <text:p>7.39846202708305</text:p>
              </table:table-cell>
              <table:table-cell office:value-type="float" office:value="27.6628464496724">
                <text:p>27.662846449672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.35208574071765">
                <text:p>7.35208574071765</text:p>
              </table:table-cell>
              <table:table-cell office:value-type="float" office:value="27.5310049181275">
                <text:p>27.531004918127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.31659866696115">
                <text:p>7.31659866696115</text:p>
              </table:table-cell>
              <table:table-cell office:value-type="float" office:value="27.3930720167539">
                <text:p>27.393072016753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.29219254001268">
                <text:p>7.29219254001268</text:p>
              </table:table-cell>
              <table:table-cell office:value-type="float" office:value="27.2503967792827">
                <text:p>27.250396779282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.27895515461948">
                <text:p>7.27895515461948</text:p>
              </table:table-cell>
              <table:table-cell office:value-type="float" office:value="27.1043349098964">
                <text:p>27.104334909896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.27687975124508">
                <text:p>7.27687975124508</text:p>
              </table:table-cell>
              <table:table-cell office:value-type="float" office:value="26.9562374458182">
                <text:p>26.956237445818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.28587445997009">
                <text:p>7.28587445997009</text:p>
              </table:table-cell>
              <table:table-cell office:value-type="float" office:value="26.807441378121">
                <text:p>26.80744137812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.30577136966828">
                <text:p>7.30577136966828</text:p>
              </table:table-cell>
              <table:table-cell office:value-type="float" office:value="26.6592620881046">
                <text:p>26.659262088104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.33633486568192">
                <text:p>7.33633486568192</text:p>
              </table:table-cell>
              <table:table-cell office:value-type="float" office:value="26.512987397633">
                <text:p>26.51298739763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.37726895926098">
                <text:p>7.37726895926098</text:p>
              </table:table-cell>
              <table:table-cell office:value-type="float" office:value="26.3698729908647">
                <text:p>26.369872990864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.42822341097558">
                <text:p>7.42822341097558</text:p>
              </table:table-cell>
              <table:table-cell office:value-type="float" office:value="26.2311389397635">
                <text:p>26.231138939763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.48879852491944">
                <text:p>7.48879852491944</text:p>
              </table:table-cell>
              <table:table-cell office:value-type="float" office:value="26.0979670540191">
                <text:p>26.097967054019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.55854855873412">
                <text:p>7.55854855873412</text:p>
              </table:table-cell>
              <table:table-cell office:value-type="float" office:value="25.9714987747541">
                <text:p>25.971498774754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.63698375530399">
                <text:p>7.63698375530399</text:p>
              </table:table-cell>
              <table:table-cell office:value-type="float" office:value="25.8528333380113">
                <text:p>25.852833338011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.72357105527847">
                <text:p>7.72357105527847</text:p>
              </table:table-cell>
              <table:table-cell office:value-type="float" office:value="25.7430259462358">
                <text:p>25.743025946235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.81773359591994">
                <text:p>7.81773359591994</text:p>
              </table:table-cell>
              <table:table-cell office:value-type="float" office:value="25.6430857019951">
                <text:p>25.643085701995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.91884914214547">
                <text:p>7.91884914214547</text:p>
              </table:table-cell>
              <table:table-cell office:value-type="float" office:value="25.5539730768255">
                <text:p>25.553973076825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.02624763126111">
                <text:p>8.02624763126111</text:p>
              </table:table-cell>
              <table:table-cell office:value-type="float" office:value="25.4765967087058">
                <text:p>25.476596708705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.13920804505862">
                <text:p>8.13920804505862</text:p>
              </table:table-cell>
              <table:table-cell office:value-type="float" office:value="25.4118093441712">
                <text:p>25.411809344171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8.25695485281423">
                <text:p>8.25695485281423</text:p>
              </table:table-cell>
              <table:table-cell office:value-type="float" office:value="25.3604027659157">
                <text:p>25.360402765915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8.3786542971829">
                <text:p>8.3786542971829</text:p>
              </table:table-cell>
              <table:table-cell office:value-type="float" office:value="25.3231015747411">
                <text:p>25.323101574741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.50341082250483">
                <text:p>8.50341082250483</text:p>
              </table:table-cell>
              <table:table-cell office:value-type="float" office:value="25.3005557270768">
                <text:p>25.300555727076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8.63026397160473">
                <text:p>8.63026397160473</text:p>
              </table:table-cell>
              <table:table-cell office:value-type="float" office:value="25.2933317674318">
                <text:p>25.293331767431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8.7581861021262">
                <text:p>8.7581861021262</text:p>
              </table:table-cell>
              <table:table-cell office:value-type="float" office:value="25.3019027405472">
                <text:p>25.301902740547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8.88608129547665">
                <text:p>8.88608129547665</text:p>
              </table:table-cell>
              <table:table-cell office:value-type="float" office:value="25.3266368221446">
                <text:p>25.326636822144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9.01278584849269">
                <text:p>9.01278584849269</text:p>
              </table:table-cell>
              <table:table-cell office:value-type="float" office:value="25.3677847712039">
                <text:p>25.367784771203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9.13707074715316">
                <text:p>9.13707074715316</text:p>
              </table:table-cell>
              <table:table-cell office:value-type="float" office:value="25.425466381403">
                <text:p>25.42546638140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9.2576465195332">
                <text:p>9.2576465195332</text:p>
              </table:table-cell>
              <table:table-cell office:value-type="float" office:value="25.4996561947227">
                <text:p>25.499656194722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9.37317084757991">
                <text:p>9.37317084757991</text:p>
              </table:table-cell>
              <table:table-cell office:value-type="float" office:value="25.5901688353072">
                <text:p>25.590168835307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.48225927967842">
                <text:p>9.48225927967842</text:p>
              </table:table-cell>
              <table:table-cell office:value-type="float" office:value="25.6966444242131">
                <text:p>25.696644424213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.58349932378907">
                <text:p>9.58349932378907</text:p>
              </table:table-cell>
              <table:table-cell office:value-type="float" office:value="25.8185346418899">
                <text:p>25.818534641889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9.67546810999025">
                <text:p>9.67546810999025</text:p>
              </table:table-cell>
              <table:table-cell office:value-type="float" office:value="25.9550901095224">
                <text:p>25.955090109522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9.75675368836937">
                <text:p>9.75675368836937</text:p>
              </table:table-cell>
              <table:table-cell office:value-type="float" office:value="26.105349855292">
                <text:p>26.10534985529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9.82597987188783">
                <text:p>9.82597987188783</text:p>
              </table:table-cell>
              <table:table-cell office:value-type="float" office:value="26.2681337079024">
                <text:p>26.268133707902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.88183434512591">
                <text:p>9.88183434512591</text:p>
              </table:table-cell>
              <table:table-cell office:value-type="float" office:value="26.4420385065926">
                <text:p>26.442038506592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.92309954300628">
                <text:p>9.92309954300628</text:p>
              </table:table-cell>
              <table:table-cell office:value-type="float" office:value="26.6254390226608">
                <text:p>26.625439022660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.94868556699054">
                <text:p>9.94868556699054</text:p>
              </table:table-cell>
              <table:table-cell office:value-type="float" office:value="26.8164944406237">
                <text:p>26.816494440623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.9576641625293">
                <text:p>9.9576641625293</text:p>
              </table:table-cell>
              <table:table-cell office:value-type="float" office:value="27.0131611373032">
                <text:p>27.013161137303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.94930254780389">
                <text:p>9.94930254780389</text:p>
              </table:table-cell>
              <table:table-cell office:value-type="float" office:value="27.2132123170708">
                <text:p>27.213212317070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.92309568091311">
                <text:p>9.92309568091311</text:p>
              </table:table-cell>
              <table:table-cell office:value-type="float" office:value="27.4142648086254">
                <text:p>27.414264808625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9.87879540401764">
                <text:p>9.87879540401764</text:p>
              </table:table-cell>
              <table:table-cell office:value-type="float" office:value="27.6138130068786">
                <text:p>27.613813006878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.81643483238694">
                <text:p>9.81643483238694</text:p>
              </table:table-cell>
              <table:table-cell office:value-type="float" office:value="27.8092695643799">
                <text:p>27.809269564379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9.73634638532661">
                <text:p>9.73634638532661</text:p>
              </table:table-cell>
              <table:table-cell office:value-type="float" office:value="27.9980120202901">
                <text:p>27.998012020290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9.63917200064478">
                <text:p>9.63917200064478</text:p>
              </table:table-cell>
              <table:table-cell office:value-type="float" office:value="28.1774341293561">
                <text:p>28.177434129356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.52586434196276">
                <text:p>9.52586434196276</text:p>
              </table:table-cell>
              <table:table-cell office:value-type="float" office:value="28.3450002533478">
                <text:p>28.345000253347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.39767819461847">
                <text:p>9.39767819461847</text:p>
              </table:table-cell>
              <table:table-cell office:value-type="float" office:value="28.4983008412884">
                <text:p>28.498300841288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.25615173378294">
                <text:p>9.25615173378294</text:p>
              </table:table-cell>
              <table:table-cell office:value-type="float" office:value="28.6351067904077">
                <text:p>28.635106790407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.10307790703133">
                <text:p>9.10307790703133</text:p>
              </table:table-cell>
              <table:table-cell office:value-type="float" office:value="28.7534203796393">
                <text:p>28.753420379639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8.94046676082233">
                <text:p>8.94046676082233</text:p>
              </table:table-cell>
              <table:table-cell office:value-type="float" office:value="28.8515205240632">
                <text:p>28.851520524063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8.77050010632672">
                <text:p>8.77050010632672</text:p>
              </table:table-cell>
              <table:table-cell office:value-type="float" office:value="28.9280003199902">
                <text:p>28.928000319990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8.59548041280655">
                <text:p>8.59548041280655</text:p>
              </table:table-cell>
              <table:table-cell office:value-type="float" office:value="28.9817952274973">
                <text:p>28.981795227497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8.41777618850266">
                <text:p>8.41777618850266</text:p>
              </table:table-cell>
              <table:table-cell office:value-type="float" office:value="29.0122007439844">
                <text:p>29.012200743984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8.23976632253759">
                <text:p>8.23976632253759</text:p>
              </table:table-cell>
              <table:table-cell office:value-type="float" office:value="29.0188790174501">
                <text:p>29.018879017450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8.06378589525011">
                <text:p>8.06378589525011</text:p>
              </table:table-cell>
              <table:table-cell office:value-type="float" office:value="29.0018544799253">
                <text:p>29.001854479925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.89207581607844">
                <text:p>7.89207581607844</text:p>
              </table:table-cell>
              <table:table-cell office:value-type="float" office:value="28.9614991938629">
                <text:p>28.961499193862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.7267383342844">
                <text:p>7.7267383342844</text:p>
              </table:table-cell>
              <table:table-cell office:value-type="float" office:value="28.898509144114">
                <text:p>28.89850914411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.56970002198824">
                <text:p>7.56970002198824</text:p>
              </table:table-cell>
              <table:table-cell office:value-type="float" office:value="28.8138731316857">
                <text:p>28.813873131685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.42268329676863">
                <text:p>7.42268329676863</text:p>
              </table:table-cell>
              <table:table-cell office:value-type="float" office:value="28.708836203425">
                <text:p>28.70883620342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.28718698390764">
                <text:p>7.28718698390764</text:p>
              </table:table-cell>
              <table:table-cell office:value-type="float" office:value="28.5848596719199">
                <text:p>28.584859671919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.1644758668565">
                <text:p>7.1644758668565</text:p>
              </table:table-cell>
              <table:table-cell office:value-type="float" office:value="28.4435797472048">
                <text:p>28.443579747204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.05557868258616">
                <text:p>7.05557868258616</text:p>
              </table:table-cell>
              <table:table-cell office:value-type="float" office:value="28.2867666361413">
                <text:p>28.286766636141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.96129361903534">
                <text:p>6.96129361903534</text:p>
              </table:table-cell>
              <table:table-cell office:value-type="float" office:value="28.1162856971484">
                <text:p>28.116285697148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.88220008441639">
                <text:p>6.88220008441639</text:p>
              </table:table-cell>
              <table:table-cell office:value-type="float" office:value="27.9340619034995">
                <text:p>27.934061903499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.81867534869713">
                <text:p>6.81867534869713</text:p>
              </table:table-cell>
              <table:table-cell office:value-type="float" office:value="27.7420485045587">
                <text:p>27.742048504558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.77091460022864">
                <text:p>6.77091460022864</text:p>
              </table:table-cell>
              <table:table-cell office:value-type="float" office:value="27.5422004143479">
                <text:p>27.542200414347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.73895300019407">
                <text:p>6.73895300019407</text:p>
              </table:table-cell>
              <table:table-cell office:value-type="float" office:value="27.3364525273383">
                <text:p>27.336452527338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.72268843353391">
                <text:p>6.72268843353391</text:p>
              </table:table-cell>
              <table:table-cell office:value-type="float" office:value="27.1267028807815">
                <text:p>27.126702880781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.72190382409579">
                <text:p>6.72190382409579</text:p>
              </table:table-cell>
              <table:table-cell office:value-type="float" office:value="26.9148003612725">
                <text:p>26.914800361272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.73628808129099">
                <text:p>6.73628808129099</text:p>
              </table:table-cell>
              <table:table-cell office:value-type="float" office:value="26.7025364930516">
                <text:p>26.702536493051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.76545495547402">
                <text:p>6.76545495547402</text:p>
              </table:table-cell>
              <table:table-cell office:value-type="float" office:value="26.4916407433029">
                <text:p>26.491640743302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.80895928348956">
                <text:p>6.80895928348956</text:p>
              </table:table-cell>
              <table:table-cell office:value-type="float" office:value="26.2837787277307">
                <text:p>26.283778727730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.86631029272817">
                <text:p>6.86631029272817</text:p>
              </table:table-cell>
              <table:table-cell office:value-type="float" office:value="26.0805526879975">
                <text:p>26.080552687997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.93698179438553">
                <text:p>6.93698179438553</text:p>
              </table:table-cell>
              <table:table-cell office:value-type="float" office:value="25.883503630468">
                <text:p>25.88350363046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.02041923113581">
                <text:p>7.02041923113581</text:p>
              </table:table-cell>
              <table:table-cell office:value-type="float" office:value="25.6941145528563">
                <text:p>25.694114552856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.11604365100361">
                <text:p>7.11604365100361</text:p>
              </table:table-cell>
              <table:table-cell office:value-type="float" office:value="25.5138142328681">
                <text:p>25.513814232868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.22325276012487">
                <text:p>7.22325276012487</text:p>
              </table:table-cell>
              <table:table-cell office:value-type="float" office:value="25.3439811035473">
                <text:p>25.343981103547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.3414192661991">
                <text:p>7.3414192661991</text:p>
              </table:table-cell>
              <table:table-cell office:value-type="float" office:value="25.185946788492">
                <text:p>25.18594678849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.46988676654732">
                <text:p>7.46988676654732</text:p>
              </table:table-cell>
              <table:table-cell office:value-type="float" office:value="25.0409989129598">
                <text:p>25.040998912959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.60796346497227">
                <text:p>7.60796346497227</text:p>
              </table:table-cell>
              <table:table-cell office:value-type="float" office:value="24.9103828424161">
                <text:p>24.910382842416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.75491402519794">
                <text:p>7.75491402519794</text:p>
              </table:table-cell>
              <table:table-cell office:value-type="float" office:value="24.7953020280244">
                <text:p>24.795302028024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.9099498903321">
                <text:p>7.9099498903321</text:p>
              </table:table-cell>
              <table:table-cell office:value-type="float" office:value="24.6969166599168">
                <text:p>24.696916659916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8.0722184217828">
                <text:p>8.0722184217828</text:p>
              </table:table-cell>
              <table:table-cell office:value-type="float" office:value="24.6163403458318">
                <text:p>24.616340345831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8.24079124088275">
                <text:p>8.24079124088275</text:p>
              </table:table-cell>
              <table:table-cell office:value-type="float" office:value="24.5546345477497">
                <text:p>24.554634547749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.41465219479327">
                <text:p>8.41465219479327</text:p>
              </table:table-cell>
              <table:table-cell office:value-type="float" office:value="24.5128005261301">
                <text:p>24.512800526130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8.59268541672497">
                <text:p>8.59268541672497</text:p>
              </table:table-cell>
              <table:table-cell office:value-type="float" office:value="24.4917685645546">
                <text:p>24.491768564554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8.77366400959308">
                <text:p>8.77366400959308</text:p>
              </table:table-cell>
              <table:table-cell office:value-type="float" office:value="24.4923842818325">
                <text:p>24.492384281832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8.95623995099095">
                <text:p>8.95623995099095</text:p>
              </table:table-cell>
              <table:table-cell office:value-type="float" office:value="24.5153918892446">
                <text:p>24.515391889244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.1389358932224">
                <text:p>9.1389358932224</text:p>
              </table:table-cell>
              <table:table-cell office:value-type="float" office:value="24.5614143230778">
                <text:p>24.561414323077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9.32013961054166">
                <text:p>9.32013961054166</text:p>
              </table:table-cell>
              <table:table-cell office:value-type="float" office:value="24.6309302824547">
                <text:p>24.630930282454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.49810191993501">
                <text:p>9.49810191993501</text:p>
              </table:table-cell>
              <table:table-cell office:value-type="float" office:value="24.7242483346559">
                <text:p>24.724248334655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.67093896250946">
                <text:p>9.67093896250946</text:p>
              </table:table-cell>
              <table:table-cell office:value-type="float" office:value="24.8414784185517">
                <text:p>24.841478418551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9.83663976804641">
                <text:p>9.83663976804641</text:p>
              </table:table-cell>
              <table:table-cell office:value-type="float" office:value="24.9825012833312">
                <text:p>24.982501283331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9.99308002134706">
                <text:p>9.99308002134706</text:p>
              </table:table-cell>
              <table:table-cell office:value-type="float" office:value="25.1469366433704">
                <text:p>25.146936643370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0.1380428895582">
                <text:p>10.1380428895582</text:p>
              </table:table-cell>
              <table:table-cell office:value-type="float" office:value="25.3341111055905">
                <text:p>25.334111105590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.269247637746">
                <text:p>10.269247637746</text:p>
              </table:table-cell>
              <table:table-cell office:value-type="float" office:value="25.5430272223441">
                <text:p>25.543027222344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0.3843865393207">
                <text:p>10.3843865393207</text:p>
              </table:table-cell>
              <table:table-cell office:value-type="float" office:value="25.7723353235191">
                <text:p>25.772335323519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0.4811702652581">
                <text:p>10.4811702652581</text:p>
              </table:table-cell>
              <table:table-cell office:value-type="float" office:value="26.0203100615987">
                <text:p>26.020310061598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0.5573815041164">
                <text:p>10.5573815041164</text:p>
              </table:table-cell>
              <table:table-cell office:value-type="float" office:value="26.2848338309297">
                <text:p>26.284833830929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0.6109360257161">
                <text:p>10.6109360257161</text:p>
              </table:table-cell>
              <table:table-cell office:value-type="float" office:value="26.5633893591018">
                <text:p>26.563389359101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0.6399497700842">
                <text:p>10.6399497700842</text:p>
              </table:table-cell>
              <table:table-cell office:value-type="float" office:value="26.853063771884">
                <text:p>26.85306377188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0.642809850975">
                <text:p>10.642809850975</text:p>
              </table:table-cell>
              <table:table-cell office:value-type="float" office:value="27.1505662616129">
                <text:p>27.150566261612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0.6182466589519">
                <text:p>10.6182466589519</text:p>
              </table:table-cell>
              <table:table-cell office:value-type="float" office:value="27.4522611064479">
                <text:p>27.452261106447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0.5654035991568">
                <text:p>10.5654035991568</text:p>
              </table:table-cell>
              <table:table-cell office:value-type="float" office:value="27.7542171721828">
                <text:p>27.754217172182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0.4839004840718">
                <text:p>10.4839004840718</text:p>
              </table:table-cell>
              <table:table-cell office:value-type="float" office:value="28.0522741784766">
                <text:p>28.052274178476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0.3738863092665">
                <text:p>10.3738863092665</text:p>
              </table:table-cell>
              <table:table-cell office:value-type="float" office:value="28.3421249553353">
                <text:p>28.342124955335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0.23607715378">
                <text:p>10.23607715378</text:p>
              </table:table-cell>
              <table:table-cell office:value-type="float" office:value="28.6194117149007">
                <text:p>28.619411714900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0.0717753320345">
                <text:p>10.0717753320345</text:p>
              </table:table-cell>
              <table:table-cell office:value-type="float" office:value="28.8798331136326">
                <text:p>28.879833113632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9.88286671389973">
                <text:p>9.88286671389973</text:p>
              </table:table-cell>
              <table:table-cell office:value-type="float" office:value="29.1192577049895">
                <text:p>29.119257704989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.67179431062661">
                <text:p>9.67179431062661</text:p>
              </table:table-cell>
              <table:table-cell office:value-type="float" office:value="29.3338384233378">
                <text:p>29.333838423337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9.44150772951948">
                <text:p>9.44150772951948</text:p>
              </table:table-cell>
              <table:table-cell office:value-type="float" office:value="29.5201221347679">
                <text:p>29.520122134767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9.195389807694">
                <text:p>9.195389807694</text:p>
              </table:table-cell>
              <table:table-cell office:value-type="float" office:value="29.6751481543333">
                <text:p>29.675148154333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8.93716347875846">
                <text:p>8.93716347875846</text:p>
              </table:table-cell>
              <table:table-cell office:value-type="float" office:value="29.7965300300501">
                <text:p>29.796530030050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8.67078351475124">
                <text:p>8.67078351475124</text:p>
              </table:table-cell>
              <table:table-cell office:value-type="float" office:value="29.8825158358423">
                <text:p>29.882515835842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8.40031903082576">
                <text:p>8.40031903082576</text:p>
              </table:table-cell>
              <table:table-cell office:value-type="float" office:value="29.9320236302282">
                <text:p>29.932023630228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8.12983338648886">
                <text:p>8.12983338648886</text:p>
              </table:table-cell>
              <table:table-cell office:value-type="float" office:value="29.9446504885817">
                <text:p>29.944650488581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.86326826877666">
                <text:p>7.86326826877666</text:p>
              </table:table-cell>
              <table:table-cell office:value-type="float" office:value="29.9206554171663">
                <text:p>29.920655417166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.6043382807429">
                <text:p>7.6043382807429</text:p>
              </table:table-cell>
              <table:table-cell office:value-type="float" office:value="29.8609182965848">
                <text:p>29.860918296584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.35644134512541">
                <text:p>7.35644134512541</text:p>
              </table:table-cell>
              <table:table-cell office:value-type="float" office:value="29.7668785802983">
                <text:p>29.766878580298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.12258880032174">
                <text:p>7.12258880032174</text:p>
              </table:table-cell>
              <table:table-cell office:value-type="float" office:value="29.6404586306575">
                <text:p>29.640458630657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90535739325157">
                <text:p>6.90535739325157</text:p>
              </table:table-cell>
              <table:table-cell office:value-type="float" office:value="29.4839772144002">
                <text:p>29.483977214400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.70686365768907">
                <text:p>6.70686365768907</text:p>
              </table:table-cell>
              <table:table-cell office:value-type="float" office:value="29.3000587797922">
                <text:p>29.300058779792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.52875958983699">
                <text:p>6.52875958983699</text:p>
              </table:table-cell>
              <table:table-cell office:value-type="float" office:value="29.0915437470766">
                <text:p>29.091543747076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.37224723901505">
                <text:p>6.37224723901505</text:p>
              </table:table-cell>
              <table:table-cell office:value-type="float" office:value="28.8614042664865">
                <text:p>28.861404266486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.23810890984784">
                <text:p>6.23810890984784</text:p>
              </table:table-cell>
              <table:table-cell office:value-type="float" office:value="28.612668870122">
                <text:p>28.61266887012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12674915447183">
                <text:p>6.12674915447183</text:p>
              </table:table-cell>
              <table:table-cell office:value-type="float" office:value="28.3483583097618">
                <text:p>28.348358309761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.03824459800849">
                <text:p>6.03824459800849</text:p>
              </table:table-cell>
              <table:table-cell office:value-type="float" office:value="28.0714337626947">
                <text:p>28.071433762694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.97239782768369">
                <text:p>5.97239782768369</text:p>
              </table:table-cell>
              <table:table-cell office:value-type="float" office:value="27.7847576035696">
                <text:p>27.784757603569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.92879200243396">
                <text:p>5.92879200243396</text:p>
              </table:table-cell>
              <table:table-cell office:value-type="float" office:value="27.4910661474326">
                <text:p>27.491066147432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.90684341552443">
                <text:p>5.90684341552443</text:p>
              </table:table-cell>
              <table:table-cell office:value-type="float" office:value="27.1929531965321">
                <text:p>27.192953196532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5.90584988338064">
                <text:p>5.90584988338064</text:p>
              </table:table-cell>
              <table:table-cell office:value-type="float" office:value="26.8928628690376">
                <text:p>26.892862869037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5.92503346976484">
                <text:p>5.92503346976484</text:p>
              </table:table-cell>
              <table:table-cell office:value-type="float" office:value="26.5930900267554">
                <text:p>26.593090026755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5.96357663455068">
                <text:p>5.96357663455068</text:p>
              </table:table-cell>
              <table:table-cell office:value-type="float" office:value="26.2957866130305">
                <text:p>26.295786613030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.02065138878286">
                <text:p>6.02065138878286</text:p>
              </table:table-cell>
              <table:table-cell office:value-type="float" office:value="26.0029723179385">
                <text:p>26.002972317938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0954414276091">
                <text:p>6.0954414276091</text:p>
              </table:table-cell>
              <table:table-cell office:value-type="float" office:value="25.7165481636046">
                <text:p>25.716548163604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.18715749868853">
                <text:p>6.18715749868853</text:p>
              </table:table-cell>
              <table:table-cell office:value-type="float" office:value="25.4383118116063">
                <text:p>25.438311811606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29504645395902">
                <text:p>6.29504645395902</text:p>
              </table:table-cell>
              <table:table-cell office:value-type="float" office:value="25.1699736081655">
                <text:p>25.169973608165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41839454110642">
                <text:p>6.41839454110642</text:p>
              </table:table-cell>
              <table:table-cell office:value-type="float" office:value="24.913172580656">
                <text:p>24.91317258065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55652553435794">
                <text:p>6.55652553435794</text:p>
              </table:table-cell>
              <table:table-cell office:value-type="float" office:value="24.6694917677761">
                <text:p>24.669491767776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.70879429944223">
                <text:p>6.70879429944223</text:p>
              </table:table-cell>
              <table:table-cell office:value-type="float" office:value="24.4404723987314">
                <text:p>24.440472398731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.87457635087977">
                <text:p>6.87457635087977</text:p>
              </table:table-cell>
              <table:table-cell office:value-type="float" office:value="24.2276265318597">
                <text:p>24.227626531859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.05325390561494">
                <text:p>7.05325390561494</text:p>
              </table:table-cell>
              <table:table-cell office:value-type="float" office:value="24.0324478215269">
                <text:p>24.032447821526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.2441988777966">
                <text:p>7.2441988777966</text:p>
              </table:table-cell>
              <table:table-cell office:value-type="float" office:value="23.856420107182">
                <text:p>23.85642010718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.4467532057345">
                <text:p>7.4467532057345</text:p>
              </table:table-cell>
              <table:table-cell office:value-type="float" office:value="23.7010235148012">
                <text:p>23.701023514801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.66020686249279">
                <text:p>7.66020686249279</text:p>
              </table:table-cell>
              <table:table-cell office:value-type="float" office:value="23.5677377338946">
                <text:p>23.567737733894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.88377388364946">
                <text:p>7.88377388364946</text:p>
              </table:table-cell>
              <table:table-cell office:value-type="float" office:value="23.4580420886085">
                <text:p>23.458042088608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.11656675579805">
                <text:p>8.11656675579805</text:p>
              </table:table-cell>
              <table:table-cell office:value-type="float" office:value="23.3734119655194">
                <text:p>23.373411965519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.35756955286715">
                <text:p>8.35756955286715</text:p>
              </table:table-cell>
              <table:table-cell office:value-type="float" office:value="23.3153111004985">
                <text:p>23.315311100498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.6056102889164">
                <text:p>8.6056102889164</text:p>
              </table:table-cell>
              <table:table-cell office:value-type="float" office:value="23.285179170588">
                <text:p>23.28517917058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.85933307935259">
                <text:p>8.85933307935259</text:p>
              </table:table-cell>
              <table:table-cell office:value-type="float" office:value="23.2844140937572">
                <text:p>23.284414093757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9.117170869659">
                <text:p>9.117170869659</text:p>
              </table:table-cell>
              <table:table-cell office:value-type="float" office:value="23.3143484211983">
                <text:p>23.314348421198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9.37731970171167">
                <text:p>9.37731970171167</text:p>
              </table:table-cell>
              <table:table-cell office:value-type="float" office:value="23.3762192273098">
                <text:p>23.376219227309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9.63771573925844">
                <text:p>9.63771573925844</text:p>
              </table:table-cell>
              <table:table-cell office:value-type="float" office:value="23.4711309779353">
                <text:p>23.471130977935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.89601655816644">
                <text:p>9.89601655816644</text:p>
              </table:table-cell>
              <table:table-cell office:value-type="float" office:value="23.6000110062784">
                <text:p>23.600011006278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0.1495885092294">
                <text:p>10.1495885092294</text:p>
              </table:table-cell>
              <table:table-cell office:value-type="float" office:value="23.7635574681397">
                <text:p>23.763557468139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0.3955022590758">
                <text:p>10.3955022590758</text:p>
              </table:table-cell>
              <table:table-cell office:value-type="float" office:value="23.9621800035977">
                <text:p>23.962180003597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0.6305388754823">
                <text:p>10.6305388754823</text:p>
              </table:table-cell>
              <table:table-cell office:value-type="float" office:value="24.1959338182355">
                <text:p>24.195933818235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0.8512090034327">
                <text:p>10.8512090034327</text:p>
              </table:table-cell>
              <table:table-cell office:value-type="float" office:value="24.4644485243986">
                <text:p>24.464448524398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1.0537877225006">
                <text:p>11.0537877225006</text:p>
              </table:table-cell>
              <table:table-cell office:value-type="float" office:value="24.7668538513152">
                <text:p>24.766853851315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1.2343675198964">
                <text:p>11.2343675198964</text:p>
              </table:table-cell>
              <table:table-cell office:value-type="float" office:value="25.1017052243186">
                <text:p>25.101705224318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1.3889313869309">
                <text:p>11.3889313869309</text:p>
              </table:table-cell>
              <table:table-cell office:value-type="float" office:value="25.4669131858535">
                <text:p>25.466913185853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1.5134472826592">
                <text:p>11.5134472826592</text:p>
              </table:table-cell>
              <table:table-cell office:value-type="float" office:value="25.8596816120371">
                <text:p>25.859681612037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1.603984054864">
                <text:p>11.603984054864</text:p>
              </table:table-cell>
              <table:table-cell office:value-type="float" office:value="26.2764605613506">
                <text:p>26.276460561350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1.656847343995">
                <text:p>11.656847343995</text:p>
              </table:table-cell>
              <table:table-cell office:value-type="float" office:value="26.7129202352448">
                <text:p>26.712920235244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1.6687320484149">
                <text:p>11.6687320484149</text:p>
              </table:table-cell>
              <table:table-cell office:value-type="float" office:value="27.1639527653163">
                <text:p>27.163952765316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1.6368856956643">
                <text:p>11.6368856956643</text:p>
              </table:table-cell>
              <table:table-cell office:value-type="float" office:value="27.6237081883734">
                <text:p>27.623708188373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1.5592747229">
                <text:p>11.5592747229</text:p>
              </table:table-cell>
              <table:table-cell office:value-type="float" office:value="28.0856698650112">
                <text:p>28.085669865011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1.4347434840839">
                <text:p>11.4347434840839</text:p>
              </table:table-cell>
              <table:table-cell office:value-type="float" office:value="28.5427726276088">
                <text:p>28.542772627608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1.2631541077155">
                <text:p>11.2631541077155</text:p>
              </table:table-cell>
              <table:table-cell office:value-type="float" office:value="28.9875640933712">
                <text:p>28.987564093371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1.0454944990514">
                <text:p>11.0454944990514</text:p>
              </table:table-cell>
              <table:table-cell office:value-type="float" office:value="29.4124059660212">
                <text:p>29.412405966021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0.7839421648646">
                <text:p>10.7839421648646</text:p>
              </table:table-cell>
              <table:table-cell office:value-type="float" office:value="29.8097080569574">
                <text:p>29.809708056957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0.4818733885943">
                <text:p>10.4818733885943</text:p>
              </table:table-cell>
              <table:table-cell office:value-type="float" office:value="30.1721836259886">
                <text:p>30.172183625988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0.1438106721723">
                <text:p>10.1438106721723</text:p>
              </table:table-cell>
              <table:table-cell office:value-type="float" office:value="30.4931110400965">
                <text:p>30.493111040096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9.77530611725826">
                <text:p>9.77530611725826</text:p>
              </table:table-cell>
              <table:table-cell office:value-type="float" office:value="30.7665842878692">
                <text:p>30.766584287869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9.38276410287208">
                <text:p>9.38276410287208</text:p>
              </table:table-cell>
              <table:table-cell office:value-type="float" office:value="30.9877341110667">
                <text:p>30.987734111066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.97321255005525">
                <text:p>8.97321255005525</text:p>
              </table:table-cell>
              <table:table-cell office:value-type="float" office:value="31.1529027733967">
                <text:p>31.152902773396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.55403742574779">
                <text:p>8.55403742574779</text:p>
              </table:table-cell>
              <table:table-cell office:value-type="float" office:value="31.2597588298225">
                <text:p>31.259758829822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.13269910959376">
                <text:p>8.13269910959376</text:p>
              </table:table-cell>
              <table:table-cell office:value-type="float" office:value="31.3073433826089">
                <text:p>31.307343382608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.71645118160555">
                <text:p>7.71645118160555</text:p>
              </table:table-cell>
              <table:table-cell office:value-type="float" office:value="31.2960455756411">
                <text:p>31.296045575641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.31208175348529">
                <text:p>7.31208175348529</text:p>
              </table:table-cell>
              <table:table-cell office:value-type="float" office:value="31.2275116208669">
                <text:p>31.227511620866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6.92569472565155">
                <text:p>6.92569472565155</text:p>
              </table:table-cell>
              <table:table-cell office:value-type="float" office:value="31.1044975416263">
                <text:p>31.104497541626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6.5625437560677">
                <text:p>6.5625437560677</text:p>
              </table:table-cell>
              <table:table-cell office:value-type="float" office:value="30.9306802513439">
                <text:p>30.930680251343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6.22692601482394">
                <text:p>6.22692601482394</text:p>
              </table:table-cell>
              <table:table-cell office:value-type="float" office:value="30.7104440359002">
                <text:p>30.710444035900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.92213683796555">
                <text:p>5.92213683796555</text:p>
              </table:table-cell>
              <table:table-cell office:value-type="float" office:value="30.448659813274">
                <text:p>30.44865981327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.65048100530583">
                <text:p>5.65048100530583</text:p>
              </table:table-cell>
              <table:table-cell office:value-type="float" office:value="30.1504729083868">
                <text:p>30.150472908386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5.41333217465595">
                <text:p>5.41333217465595</text:p>
              </table:table-cell>
              <table:table-cell office:value-type="float" office:value="29.8211119906769">
                <text:p>29.821111990676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5.21122935324748">
                <text:p>5.21122935324748</text:p>
              </table:table-cell>
              <table:table-cell office:value-type="float" office:value="29.4657279140797">
                <text:p>29.465727914079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.04399822749063">
                <text:p>5.04399822749063</text:p>
              </table:table-cell>
              <table:table-cell office:value-type="float" office:value="29.0892671207113">
                <text:p>29.089267120711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.91088551293755">
                <text:p>4.91088551293755</text:p>
              </table:table-cell>
              <table:table-cell office:value-type="float" office:value="28.6963805613039">
                <text:p>28.696380561303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.81069587960832">
                <text:p>4.81069587960832</text:p>
              </table:table-cell>
              <table:table-cell office:value-type="float" office:value="28.2913661126545">
                <text:p>28.291366112654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.7419230452805">
                <text:p>4.7419230452805</text:p>
              </table:table-cell>
              <table:table-cell office:value-type="float" office:value="27.8781404070562">
                <text:p>27.878140407056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.70286892301907">
                <text:p>4.70286892301907</text:p>
              </table:table-cell>
              <table:table-cell office:value-type="float" office:value="27.4602348329846">
                <text:p>27.460234832984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.69174694554517">
                <text:p>4.69174694554517</text:p>
              </table:table-cell>
              <table:table-cell office:value-type="float" office:value="27.040810100257">
                <text:p>27.04081010025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.70676765292911">
                <text:p>4.70676765292911</text:p>
              </table:table-cell>
              <table:table-cell office:value-type="float" office:value="26.6226839993849">
                <text:p>26.622683999384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.74620620458455">
                <text:p>4.74620620458455</text:p>
              </table:table-cell>
              <table:table-cell office:value-type="float" office:value="26.2083676184481">
                <text:p>26.208367618448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.8084526265014">
                <text:p>4.8084526265014</text:p>
              </table:table-cell>
              <table:table-cell office:value-type="float" office:value="25.8001061231058">
                <text:p>25.800106123105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.89204635338364">
                <text:p>4.89204635338364</text:p>
              </table:table-cell>
              <table:table-cell office:value-type="float" office:value="25.3999211051195">
                <text:p>25.399921105119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.99569703093422">
                <text:p>4.99569703093422</text:p>
              </table:table-cell>
              <table:table-cell office:value-type="float" office:value="25.0096523551165">
                <text:p>25.009652355116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.11829367904208">
                <text:p>5.11829367904208</text:p>
              </table:table-cell>
              <table:table-cell office:value-type="float" office:value="24.6309976514558">
                <text:p>24.630997651455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5.25890425598929">
                <text:p>5.25890425598929</text:p>
              </table:table-cell>
              <table:table-cell office:value-type="float" office:value="24.2655497487316">
                <text:p>24.265549748731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.41676747310079">
                <text:p>5.41676747310079</text:p>
              </table:table-cell>
              <table:table-cell office:value-type="float" office:value="23.9148301914629">
                <text:p>23.914830191462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.59127844267108">
                <text:p>5.59127844267108</text:p>
              </table:table-cell>
              <table:table-cell office:value-type="float" office:value="23.5803198816216">
                <text:p>23.580319881621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5.78196944088399">
                <text:p>5.78196944088399</text:p>
              </table:table-cell>
              <table:table-cell office:value-type="float" office:value="23.2634865118238">
                <text:p>23.263486511823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5.98848676144588">
                <text:p>5.98848676144588</text:p>
              </table:table-cell>
              <table:table-cell office:value-type="float" office:value="22.965809060944">
                <text:p>22.96580906094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.2105643448073">
                <text:p>6.2105643448073</text:p>
              </table:table-cell>
              <table:table-cell office:value-type="float" office:value="22.6887995562338">
                <text:p>22.688799556233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.44799460496148">
                <text:p>6.44799460496148</text:p>
              </table:table-cell>
              <table:table-cell office:value-type="float" office:value="22.4340222533118">
                <text:p>22.434022253311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6.70059664879545">
                <text:p>6.70059664879545</text:p>
              </table:table-cell>
              <table:table-cell office:value-type="float" office:value="22.2031102862607">
                <text:p>22.203110286260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6.96818189691024">
                <text:p>6.96818189691024</text:p>
              </table:table-cell>
              <table:table-cell office:value-type="float" office:value="21.9977797042303">
                <text:p>21.997779704230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.25051697368631">
                <text:p>7.25051697368631</text:p>
              </table:table-cell>
              <table:table-cell office:value-type="float" office:value="21.8198406447208">
                <text:p>21.819840644720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.54728364240229">
                <text:p>7.54728364240229</text:p>
              </table:table-cell>
              <table:table-cell office:value-type="float" office:value="21.6712052009265">
                <text:p>21.671205200926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.85803552406822">
                <text:p>7.85803552406822</text:p>
              </table:table-cell>
              <table:table-cell office:value-type="float" office:value="21.5538913236117">
                <text:p>21.553891323611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.18215136419271">
                <text:p>8.18215136419271</text:p>
              </table:table-cell>
              <table:table-cell office:value-type="float" office:value="21.4700218593427">
                <text:p>21.470021859342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.51878471064617">
                <text:p>8.51878471064617</text:p>
              </table:table-cell>
              <table:table-cell office:value-type="float" office:value="21.4218175703345">
                <text:p>21.421817570334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8.86681005181068">
                <text:p>8.86681005181068</text:p>
              </table:table-cell>
              <table:table-cell office:value-type="float" office:value="21.4115827137059">
                <text:p>21.411582713705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.22476575379738">
                <text:p>9.22476575379738</text:p>
              </table:table-cell>
              <table:table-cell office:value-type="float" office:value="21.441681491819">
                <text:p>21.44168149181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.59079454701349">
                <text:p>9.59079454701349</text:p>
              </table:table-cell>
              <table:table-cell office:value-type="float" office:value="21.5145034404293">
                <text:p>21.514503440429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.9625828641303">
                <text:p>9.9625828641303</text:p>
              </table:table-cell>
              <table:table-cell office:value-type="float" office:value="21.6324156275203">
                <text:p>21.632415627520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0.3373010387393">
                <text:p>10.3373010387393</text:p>
              </table:table-cell>
              <table:table-cell office:value-type="float" office:value="21.7976994356155">
                <text:p>21.797699435615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0.7115472438404">
                <text:p>10.7115472438404</text:p>
              </table:table-cell>
              <table:table-cell office:value-type="float" office:value="22.0124697516051">
                <text:p>22.012469751605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1.0812990739344">
                <text:p>11.0812990739344</text:p>
              </table:table-cell>
              <table:table-cell office:value-type="float" office:value="22.2785746642981">
                <text:p>22.278574664298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1.4418778218187">
                <text:p>11.4418778218187</text:p>
              </table:table-cell>
              <table:table-cell office:value-type="float" office:value="22.597474359545">
                <text:p>22.59747435954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1.7879317036003">
                <text:p>11.7879317036003</text:p>
              </table:table-cell>
              <table:table-cell office:value-type="float" office:value="22.9700989046179">
                <text:p>22.970098904617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2.1134454274393">
                <text:p>12.1134454274393</text:p>
              </table:table-cell>
              <table:table-cell office:value-type="float" office:value="23.3966861262276">
                <text:p>23.396686126227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2.4117844081822">
                <text:p>12.4117844081822</text:p>
              </table:table-cell>
              <table:table-cell office:value-type="float" office:value="23.8766028908419">
                <text:p>23.876602890841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2.6757823601331">
                <text:p>12.6757823601331</text:p>
              </table:table-cell>
              <table:table-cell office:value-type="float" office:value="24.4081558277612">
                <text:p>24.408155827761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2.8978806492614">
                <text:p>12.8978806492614</text:p>
              </table:table-cell>
              <table:table-cell office:value-type="float" office:value="24.9884008494329">
                <text:p>24.988400849432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3.0703263064541">
                <text:p>13.0703263064541</text:p>
              </table:table-cell>
              <table:table-cell office:value-type="float" office:value="25.6129645500065">
                <text:p>25.612964550006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3.1854326486648">
                <text:p>13.1854326486648</text:p>
              </table:table-cell>
              <table:table-cell office:value-type="float" office:value="26.2758943641707">
                <text:p>26.275894364170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3.2359017551044">
                <text:p>13.2359017551044</text:p>
              </table:table-cell>
              <table:table-cell office:value-type="float" office:value="26.9695577059115">
                <text:p>26.969557705911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3.2152015133557">
                <text:p>13.2152015133557</text:p>
              </table:table-cell>
              <table:table-cell office:value-type="float" office:value="27.6846124416245">
                <text:p>27.684612441624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3.1179818066493">
                <text:p>13.1179818066493</text:p>
              </table:table-cell>
              <table:table-cell office:value-type="float" office:value="28.4100710945772">
                <text:p>28.410071094577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2.9405053099648">
                <text:p>12.9405053099648</text:p>
              </table:table-cell>
              <table:table-cell office:value-type="float" office:value="29.133478213624">
                <text:p>29.13347821362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2.6810594546107">
                <text:p>12.6810594546107</text:p>
              </table:table-cell>
              <table:table-cell office:value-type="float" office:value="29.841213636605">
                <text:p>29.84121363660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2.3403090385719">
                <text:p>12.3403090385719</text:p>
              </table:table-cell>
              <table:table-cell office:value-type="float" office:value="30.5189236635323">
                <text:p>30.518923663532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1.9215456221934">
                <text:p>11.9215456221934</text:p>
              </table:table-cell>
              <table:table-cell office:value-type="float" office:value="31.1520678976608">
                <text:p>31.152067897660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1.4307920966989">
                <text:p>11.4307920966989</text:p>
              </table:table-cell>
              <table:table-cell office:value-type="float" office:value="31.7265531406549">
                <text:p>31.726553140654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0.8767298944631">
                <text:p>10.8767298944631</text:p>
              </table:table-cell>
              <table:table-cell office:value-type="float" office:value="32.2294096389065">
                <text:p>32.229409638906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0.2704323283493">
                <text:p>10.2704323283493</text:p>
              </table:table-cell>
              <table:table-cell office:value-type="float" office:value="32.6494522597714">
                <text:p>32.649452259771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9.62490905836522">
                <text:p>9.62490905836522</text:p>
              </table:table-cell>
              <table:table-cell office:value-type="float" office:value="32.9778630024287">
                <text:p>32.977863002428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.95449064458022">
                <text:p>8.95449064458022</text:p>
              </table:table-cell>
              <table:table-cell office:value-type="float" office:value="33.2086340399168">
                <text:p>33.208634039916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.274104356844">
                <text:p>8.274104356844</text:p>
              </table:table-cell>
              <table:table-cell office:value-type="float" office:value="33.3388230756372">
                <text:p>33.338823075637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.5985084353631">
                <text:p>7.5985084353631</text:p>
              </table:table-cell>
              <table:table-cell office:value-type="float" office:value="33.3685938785599">
                <text:p>33.368593878559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6.94155831951233">
                <text:p>6.94155831951233</text:p>
              </table:table-cell>
              <table:table-cell office:value-type="float" office:value="33.3010410423317">
                <text:p>33.301041042331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6.31557344000156">
                <text:p>6.31557344000156</text:p>
              </table:table-cell>
              <table:table-cell office:value-type="float" office:value="33.1418245087284">
                <text:p>33.141824508728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.73085794503362">
                <text:p>5.73085794503362</text:p>
              </table:table-cell>
              <table:table-cell office:value-type="float" office:value="32.8986612293763">
                <text:p>32.898661229376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.19540641540206">
                <text:p>5.19540641540206</text:p>
              </table:table-cell>
              <table:table-cell office:value-type="float" office:value="32.5807346566849">
                <text:p>32.580734656684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.71480079005523">
                <text:p>4.71480079005523</text:p>
              </table:table-cell>
              <table:table-cell office:value-type="float" office:value="32.198085786893">
                <text:p>32.19808578689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.29228204680591">
                <text:p>4.29228204680591</text:p>
              </table:table-cell>
              <table:table-cell office:value-type="float" office:value="31.7610428372233">
                <text:p>31.761042837223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.9289632690343">
                <text:p>3.9289632690343</text:p>
              </table:table-cell>
              <table:table-cell office:value-type="float" office:value="31.2797328918984">
                <text:p>31.279732891898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.62414141227262">
                <text:p>3.62414141227262</text:p>
              </table:table-cell>
              <table:table-cell office:value-type="float" office:value="30.7637015963411">
                <text:p>30.763701596341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.37566333373296">
                <text:p>3.37566333373296</text:p>
              </table:table-cell>
              <table:table-cell office:value-type="float" office:value="30.2216498002168">
                <text:p>30.221649800216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.18030599261372">
                <text:p>3.18030599261372</text:p>
              </table:table-cell>
              <table:table-cell office:value-type="float" office:value="29.6612817009464">
                <text:p>29.661281700946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.03413894952826">
                <text:p>3.03413894952826</text:p>
              </table:table-cell>
              <table:table-cell office:value-type="float" office:value="29.0892490395088">
                <text:p>29.089249039508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.93284710414578">
                <text:p>2.93284710414578</text:p>
              </table:table-cell>
              <table:table-cell office:value-type="float" office:value="28.5111705553099">
                <text:p>28.511170555309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.87200114839604">
                <text:p>2.87200114839604</text:p>
              </table:table-cell>
              <table:table-cell office:value-type="float" office:value="27.9317046149483">
                <text:p>27.931704614948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.84727126560772">
                <text:p>2.84727126560772</text:p>
              </table:table-cell>
              <table:table-cell office:value-type="float" office:value="27.3546545987169">
                <text:p>27.354654598716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.85458561212399">
                <text:p>2.85458561212399</text:p>
              </table:table-cell>
              <table:table-cell office:value-type="float" office:value="26.7830900556926">
                <text:p>26.783090055692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.89023902814083">
                <text:p>2.89023902814083</text:p>
              </table:table-cell>
              <table:table-cell office:value-type="float" office:value="26.2194707716727">
                <text:p>26.219470771672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.95095951291387">
                <text:p>2.95095951291387</text:p>
              </table:table-cell>
              <table:table-cell office:value-type="float" office:value="25.6657649625844">
                <text:p>25.665764962584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.03394068843481">
                <text:p>3.03394068843481</text:p>
              </table:table-cell>
              <table:table-cell office:value-type="float" office:value="25.1235563393648">
                <text:p>25.123556339364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.13684820704048">
                <text:p>3.13684820704048</text:p>
              </table:table-cell>
              <table:table-cell office:value-type="float" office:value="24.5941375753588">
                <text:p>24.594137575358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.25780721754549">
                <text:p>3.25780721754549</text:p>
              </table:table-cell>
              <table:table-cell office:value-type="float" office:value="24.078589715025">
                <text:p>24.07858971502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.3953768880327">
                <text:p>3.3953768880327</text:p>
              </table:table-cell>
              <table:table-cell office:value-type="float" office:value="23.5778483755482">
                <text:p>23.577848375548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.54851679654084">
                <text:p>3.54851679654084</text:p>
              </table:table-cell>
              <table:table-cell office:value-type="float" office:value="23.0927583453382">
                <text:p>23.092758345338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.71654887022866">
                <text:p>3.71654887022866</text:p>
              </table:table-cell>
              <table:table-cell office:value-type="float" office:value="22.6241185208908">
                <text:p>22.624118520890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.89911754620614">
                <text:p>3.89911754620614</text:p>
              </table:table-cell>
              <table:table-cell office:value-type="float" office:value="22.1727191784247">
                <text:p>22.172719178424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.09614996906386">
                <text:p>4.09614996906386</text:p>
              </table:table-cell>
              <table:table-cell office:value-type="float" office:value="21.7393734568194">
                <text:p>21.739373456819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.30781733145748">
                <text:p>4.30781733145748</text:p>
              </table:table-cell>
              <table:table-cell office:value-type="float" office:value="21.3249447139904">
                <text:p>21.324944713990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.5344978908531">
                <text:p>4.5344978908531</text:p>
              </table:table-cell>
              <table:table-cell office:value-type="float" office:value="20.9303711649504">
                <text:p>20.930371164950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.77674173704666">
                <text:p>4.77674173704666</text:p>
              </table:table-cell>
              <table:table-cell office:value-type="float" office:value="20.556688950338">
                <text:p>20.55668895033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5.03523701889608">
                <text:p>5.03523701889608</text:p>
              </table:table-cell>
              <table:table-cell office:value-type="float" office:value="20.2050545368044">
                <text:p>20.205054536804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5.31077704343003">
                <text:p>5.31077704343003</text:p>
              </table:table-cell>
              <table:table-cell office:value-type="float" office:value="19.8767671210847">
                <text:p>19.876767121084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.60422741723609">
                <text:p>5.60422741723609</text:p>
              </table:table-cell>
              <table:table-cell office:value-type="float" office:value="19.5732914951992">
                <text:p>19.573291495199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.91649219321994">
                <text:p>5.91649219321994</text:p>
              </table:table-cell>
              <table:table-cell office:value-type="float" office:value="19.2962816226243">
                <text:p>19.296281622624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6.24847780371376">
                <text:p>6.24847780371376</text:p>
              </table:table-cell>
              <table:table-cell office:value-type="float" office:value="19.0476049619927">
                <text:p>19.047604961992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6.60105339601958">
                <text:p>6.60105339601958</text:p>
              </table:table-cell>
              <table:table-cell office:value-type="float" office:value="18.8293673405494">
                <text:p>18.829367340549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6.97500603625877">
                <text:p>6.97500603625877</text:p>
              </table:table-cell>
              <table:table-cell office:value-type="float" office:value="18.6439379065024">
                <text:p>18.643937906502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7.37098911523255">
                <text:p>7.37098911523255</text:p>
              </table:table-cell>
              <table:table-cell office:value-type="float" office:value="18.4939733579879">
                <text:p>18.493973357987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7.78946218659884">
                <text:p>7.78946218659884</text:p>
              </table:table-cell>
              <table:table-cell office:value-type="float" office:value="18.3824402356115">
                <text:p>18.382440235611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.23062041305838">
                <text:p>8.23062041305838</text:p>
              </table:table-cell>
              <table:table-cell office:value-type="float" office:value="18.3126335538332">
                <text:p>18.312633553833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.69431182223371">
                <text:p>8.69431182223371</text:p>
              </table:table-cell>
              <table:table-cell office:value-type="float" office:value="18.2881894132539">
                <text:p>18.288189413253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.1799407270973">
                <text:p>9.1799407270973</text:p>
              </table:table-cell>
              <table:table-cell office:value-type="float" office:value="18.3130884643363">
                <text:p>18.313088464336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.68635601066869">
                <text:p>9.68635601066869</text:p>
              </table:table-cell>
              <table:table-cell office:value-type="float" office:value="18.3916461749724">
                <text:p>18.391646174972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0.2117235965165">
                <text:p>10.2117235965165</text:p>
              </table:table-cell>
              <table:table-cell office:value-type="float" office:value="18.5284847969967">
                <text:p>18.528484796996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0.7533834328344">
                <text:p>10.7533834328344</text:p>
              </table:table-cell>
              <table:table-cell office:value-type="float" office:value="18.7284807639397">
                <text:p>18.728480763939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1.307692836546">
                <text:p>11.307692836546</text:p>
              </table:table-cell>
              <table:table-cell office:value-type="float" office:value="18.9966800586499">
                <text:p>18.996680058649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1.8698602162985">
                <text:p>11.8698602162985</text:p>
              </table:table-cell>
              <table:table-cell office:value-type="float" office:value="19.3381729992629">
                <text:p>19.338172999262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2.4337761570932">
                <text:p>12.4337761570932</text:p>
              </table:table-cell>
              <table:table-cell office:value-type="float" office:value="19.7579191219627">
                <text:p>19.757919121962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2.991852707956">
                <text:p>12.991852707956</text:p>
              </table:table-cell>
              <table:table-cell office:value-type="float" office:value="20.2605127110774">
                <text:p>20.260512711077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3.5348864858959">
                <text:p>13.5348864858959</text:p>
              </table:table-cell>
              <table:table-cell office:value-type="float" office:value="20.8498804870241">
                <text:p>20.849880487024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4.0519667535265">
                <text:p>14.0519667535265</text:p>
              </table:table-cell>
              <table:table-cell office:value-type="float" office:value="21.5289055827353">
                <text:p>21.528905582735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4.5304555448981">
                <text:p>14.5304555448981</text:p>
              </table:table-cell>
              <table:table-cell office:value-type="float" office:value="22.2989768891769">
                <text:p>22.298976889176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4.9560724306276">
                <text:p>14.9560724306276</text:p>
              </table:table-cell>
              <table:table-cell office:value-type="float" office:value="23.159470813893">
                <text:p>23.15947081389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5.3131203711558">
                <text:p>15.3131203711558</text:p>
              </table:table-cell>
              <table:table-cell office:value-type="float" office:value="24.10718400625">
                <text:p>24.1071840062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5.5848895046313">
                <text:p>15.5848895046313</text:p>
              </table:table-cell>
              <table:table-cell office:value-type="float" office:value="25.1357507755202">
                <text:p>25.135750775520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5.7542703753059">
                <text:p>15.7542703753059</text:p>
              </table:table-cell>
              <table:table-cell office:value-type="float" office:value="26.2350970932402">
                <text:p>26.235097093240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5.8045945611771">
                <text:p>15.8045945611771</text:p>
              </table:table-cell>
              <table:table-cell office:value-type="float" office:value="27.3910023445881">
                <text:p>27.391002344588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5.7206968507181">
                <text:p>15.7206968507181</text:p>
              </table:table-cell>
              <table:table-cell office:value-type="float" office:value="28.5848569054855">
                <text:p>28.584856905485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5.4901583658236">
                <text:p>15.4901583658236</text:p>
              </table:table-cell>
              <table:table-cell office:value-type="float" office:value="29.7937130205517">
                <text:p>29.793713020551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5.104646243449">
                <text:p>15.104646243449</text:p>
              </table:table-cell>
              <table:table-cell office:value-type="float" office:value="30.9907219706627">
                <text:p>30.990721970662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4.5612183334759">
                <text:p>14.5612183334759</text:p>
              </table:table-cell>
              <table:table-cell office:value-type="float" office:value="32.1460258658001">
                <text:p>32.146025865800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3.8634207526785">
                <text:p>13.8634207526785</text:p>
              </table:table-cell>
              <table:table-cell office:value-type="float" office:value="33.2281236349975">
                <text:p>33.228123634997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3.0219852836508">
                <text:p>13.0219852836508</text:p>
              </table:table-cell>
              <table:table-cell office:value-type="float" office:value="34.2056591569608">
                <text:p>34.205659156960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2.0549461326094">
                <text:p>12.0549461326094</text:p>
              </table:table-cell>
              <table:table-cell office:value-type="float" office:value="35.0494939215506">
                <text:p>35.049493921550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0.9870505842274">
                <text:p>10.9870505842274</text:p>
              </table:table-cell>
              <table:table-cell office:value-type="float" office:value="35.7348444236916">
                <text:p>35.734844423691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.84843473609476">
                <text:p>9.84843473609476</text:p>
              </table:table-cell>
              <table:table-cell office:value-type="float" office:value="36.2432086400508">
                <text:p>36.243208640050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.67265918099546">
                <text:p>8.67265918099546</text:p>
              </table:table-cell>
              <table:table-cell office:value-type="float" office:value="36.5637986089711">
                <text:p>36.563798608971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7.49432285835424">
                <text:p>7.49432285835424</text:p>
              </table:table-cell>
              <table:table-cell office:value-type="float" office:value="36.6942499426299">
                <text:p>36.694249942629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6.3465630794406">
                <text:p>6.3465630794406</text:p>
              </table:table-cell>
              <table:table-cell office:value-type="float" office:value="36.6404895968819">
                <text:p>36.640489596881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.25877825873731">
                <text:p>5.25877825873731</text:p>
              </table:table-cell>
              <table:table-cell office:value-type="float" office:value="36.4157869565628">
                <text:p>36.415786956562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.25486627666926">
                <text:p>4.25486627666926</text:p>
              </table:table-cell>
              <table:table-cell office:value-type="float" office:value="36.0391538744786">
                <text:p>36.039153874478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.35216699668344">
                <text:p>3.35216699668344</text:p>
              </table:table-cell>
              <table:table-cell office:value-type="float" office:value="35.5333599021065">
                <text:p>35.533359902106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.56116209204229">
                <text:p>2.56116209204229</text:p>
              </table:table-cell>
              <table:table-cell office:value-type="float" office:value="34.922865763425">
                <text:p>34.92286576342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.88585590905239">
                <text:p>1.88585590905239</text:p>
              </table:table-cell>
              <table:table-cell office:value-type="float" office:value="34.2319483418749">
                <text:p>34.231948341874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.32466808209059">
                <text:p>1.32466808209059</text:p>
              </table:table-cell>
              <table:table-cell office:value-type="float" office:value="33.4832111698414">
                <text:p>33.483211169841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871626828418675">
                <text:p>0.871626828418675</text:p>
              </table:table-cell>
              <table:table-cell office:value-type="float" office:value="32.6965738328089">
                <text:p>32.696573832808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517658824665986">
                <text:p>0.517658824665986</text:p>
              </table:table-cell>
              <table:table-cell office:value-type="float" office:value="31.8887397090082">
                <text:p>31.888739709008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251812663063985">
                <text:p>0.251812663063985</text:p>
              </table:table-cell>
              <table:table-cell office:value-type="float" office:value="31.073072966286">
                <text:p>31.07307296628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623092322889454">
                <text:p>0.0623092322889454</text:p>
              </table:table-cell>
              <table:table-cell office:value-type="float" office:value="30.2597795711452">
                <text:p>30.259779571145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0.0626323264086062">
                <text:p>-0.0626323264086062</text:p>
              </table:table-cell>
              <table:table-cell office:value-type="float" office:value="29.456279967152">
                <text:p>29.45627996715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0.134200343109887">
                <text:p>-0.134200343109887</text:p>
              </table:table-cell>
              <table:table-cell office:value-type="float" office:value="28.667674202247">
                <text:p>28.66767420224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0.162606170306789">
                <text:p>-0.162606170306789</text:p>
              </table:table-cell>
              <table:table-cell office:value-type="float" office:value="27.8972236729826">
                <text:p>27.897223672982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0.156872676405306">
                <text:p>-0.156872676405306</text:p>
              </table:table-cell>
              <table:table-cell office:value-type="float" office:value="27.1467991902872">
                <text:p>27.146799190287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0.124754509185868">
                <text:p>-0.124754509185868</text:p>
              </table:table-cell>
              <table:table-cell office:value-type="float" office:value="26.4172676113886">
                <text:p>26.417267611388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0.0727515142438061">
                <text:p>-0.0727515142438061</text:p>
              </table:table-cell>
              <table:table-cell office:value-type="float" office:value="25.7088064835986">
                <text:p>25.708806483598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0.0061827365050583">
                <text:p>-0.0061827365050583</text:p>
              </table:table-cell>
              <table:table-cell office:value-type="float" office:value="25.021147674744">
                <text:p>25.02114767474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707044304790962">
                <text:p>0.0707044304790962</text:p>
              </table:table-cell>
              <table:table-cell office:value-type="float" office:value="24.3537576157776">
                <text:p>24.353757615777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154608587573817">
                <text:p>0.154608587573817</text:p>
              </table:table-cell>
              <table:table-cell office:value-type="float" office:value="23.7059647785142">
                <text:p>23.705964778514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243045043266524">
                <text:p>0.243045043266524</text:p>
              </table:table-cell>
              <table:table-cell office:value-type="float" office:value="23.0770455779181">
                <text:p>23.077045577918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334221249172256">
                <text:p>0.334221249172256</text:p>
              </table:table-cell>
              <table:table-cell office:value-type="float" office:value="22.4662790333318">
                <text:p>22.466279033331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426921953168257">
                <text:p>0.426921953168257</text:p>
              </table:table-cell>
              <table:table-cell office:value-type="float" office:value="21.8729789822968">
                <text:p>21.872978982296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520406689958231">
                <text:p>0.520406689958231</text:p>
              </table:table-cell>
              <table:table-cell office:value-type="float" office:value="21.2965108969069">
                <text:p>21.296510896906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614320618298833">
                <text:p>0.614320618298833</text:p>
              </table:table-cell>
              <table:table-cell office:value-type="float" office:value="20.7362986889165">
                <text:p>20.736298688916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708618669970696">
                <text:p>0.708618669970696</text:p>
              </table:table-cell>
              <table:table-cell office:value-type="float" office:value="20.191825447572">
                <text:p>20.19182544757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803502335126217">
                <text:p>0.803502335126217</text:p>
              </table:table-cell>
              <table:table-cell office:value-type="float" office:value="19.6626308834002">
                <text:p>19.662630883400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899368047405423">
                <text:p>0.899368047405423</text:p>
              </table:table-cell>
              <table:table-cell office:value-type="float" office:value="19.1483073485114">
                <text:p>19.148307348511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996765959139861">
                <text:p>0.996765959139861</text:p>
              </table:table-cell>
              <table:table-cell office:value-type="float" office:value="18.6484956385723">
                <text:p>18.648495638572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.09636784744922">
                <text:p>1.09636784744922</text:p>
              </table:table-cell>
              <table:table-cell office:value-type="float" office:value="18.16288131205">
                <text:p>18.1628813120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.19894292107342">
                <text:p>1.19894292107342</text:p>
              </table:table-cell>
              <table:table-cell office:value-type="float" office:value="17.691191946346">
                <text:p>17.69119194634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.30534037435575">
                <text:p>1.30534037435575</text:p>
              </table:table-cell>
              <table:table-cell office:value-type="float" office:value="17.2331955500165">
                <text:p>17.233195550016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.41647763761192">
                <text:p>1.41647763761192</text:p>
              </table:table-cell>
              <table:table-cell office:value-type="float" office:value="16.7887002337486">
                <text:p>16.788700233748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.53333338758147">
                <text:p>1.53333338758147</text:p>
              </table:table-cell>
              <table:table-cell office:value-type="float" office:value="16.3575551852728">
                <text:p>16.357555185272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.65694449772686">
                <text:p>1.65694449772686</text:p>
              </table:table-cell>
              <table:table-cell office:value-type="float" office:value="15.9396529762711">
                <text:p>15.939652976271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.78840621890592">
                <text:p>1.78840621890592</text:p>
              </table:table-cell>
              <table:table-cell office:value-type="float" office:value="15.5349332392421">
                <text:p>15.534933239242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.9288749815898">
                <text:p>1.9288749815898</text:p>
              </table:table-cell>
              <table:table-cell office:value-type="float" office:value="15.1433877800599">
                <text:p>15.143387780059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.07957329792427">
                <text:p>2.07957329792427</text:p>
              </table:table-cell>
              <table:table-cell office:value-type="float" office:value="14.7650672317471">
                <text:p>14.765067231747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.24179631298481">
                <text:p>2.24179631298481</text:p>
              </table:table-cell>
              <table:table-cell office:value-type="float" office:value="14.4000894032511">
                <text:p>14.400089403251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.41691960743348">
                <text:p>2.41691960743348</text:p>
              </table:table-cell>
              <table:table-cell office:value-type="float" office:value="14.0486495319656">
                <text:p>14.048649531965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.60640788638674">
                <text:p>2.60640788638674</text:p>
              </table:table-cell>
              <table:table-cell office:value-type="float" office:value="13.711032709656">
                <text:p>13.71103270965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.81182419931287">
                <text:p>2.81182419931287</text:p>
              </table:table-cell>
              <table:table-cell office:value-type="float" office:value="13.3876288182807">
                <text:p>13.387628818280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.03483932026276">
                <text:p>3.03483932026276</text:p>
              </table:table-cell>
              <table:table-cell office:value-type="float" office:value="13.0789503851674">
                <text:p>13.078950385167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.27724087283768">
                <text:p>3.27724087283768</text:p>
              </table:table-cell>
              <table:table-cell office:value-type="float" office:value="12.7856538462212">
                <text:p>12.785653846221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.54094170488071">
                <text:p>3.54094170488071</text:p>
              </table:table-cell>
              <table:table-cell office:value-type="float" office:value="12.5085647909616">
                <text:p>12.508564790961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.82798689717475">
                <text:p>3.82798689717475</text:p>
              </table:table-cell>
              <table:table-cell office:value-type="float" office:value="12.2487078528975">
                <text:p>12.248707852897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.14055861964954">
                <text:p>4.14055861964954</text:p>
              </table:table-cell>
              <table:table-cell office:value-type="float" office:value="12.0073420002002">
                <text:p>12.007342000200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.48097781654777">
                <text:p>4.48097781654777</text:p>
              </table:table-cell>
              <table:table-cell office:value-type="float" office:value="11.7860020695628">
                <text:p>11.786002069562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.85170139473062">
                <text:p>4.85170139473062</text:p>
              </table:table-cell>
              <table:table-cell office:value-type="float" office:value="11.5865474616935">
                <text:p>11.586547461693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5.25531318989908">
                <text:p>5.25531318989908</text:p>
              </table:table-cell>
              <table:table-cell office:value-type="float" office:value="11.4112189660358">
                <text:p>11.411218966035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5.69450647412072">
                <text:p>5.69450647412072</text:p>
              </table:table-cell>
              <table:table-cell office:value-type="float" office:value="11.2627046834945">
                <text:p>11.262704683494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6.17205512245469">
                <text:p>6.17205512245469</text:p>
              </table:table-cell>
              <table:table-cell office:value-type="float" office:value="11.1442159371138">
                <text:p>11.144215937113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6.69076975351004">
                <text:p>6.69076975351004</text:p>
              </table:table-cell>
              <table:table-cell office:value-type="float" office:value="11.0595738551081">
                <text:p>11.059573855108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7.25343417735815">
                <text:p>7.25343417735815</text:p>
              </table:table-cell>
              <table:table-cell office:value-type="float" office:value="11.0133069118685">
                <text:p>11.013306911868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7.86271631075544">
                <text:p>7.86271631075544</text:p>
              </table:table-cell>
              <table:table-cell office:value-type="float" office:value="11.0107590276699">
                <text:p>11.010759027669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8.52104635731546">
                <text:p>8.52104635731546</text:p>
              </table:table-cell>
              <table:table-cell office:value-type="float" office:value="11.0582067300038">
                <text:p>11.058206730003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.2304535341732">
                <text:p>9.2304535341732</text:p>
              </table:table-cell>
              <table:table-cell office:value-type="float" office:value="11.1629822001082">
                <text:p>11.162982200108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.99235104723251">
                <text:p>9.99235104723251</text:p>
              </table:table-cell>
              <table:table-cell office:value-type="float" office:value="11.3335965502237">
                <text:p>11.333596550223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0.8072575551303">
                <text:p>10.8072575551303</text:p>
              </table:table-cell>
              <table:table-cell office:value-type="float" office:value="11.5798541326702">
                <text:p>11.579854132670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1.6744423389867">
                <text:p>11.6744423389867</text:p>
              </table:table-cell>
              <table:table-cell office:value-type="float" office:value="11.9129437615337">
                <text:p>11.912943761533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2.5914813405794">
                <text:p>12.5914813405794</text:p>
              </table:table-cell>
              <table:table-cell office:value-type="float" office:value="12.3454861100288">
                <text:p>12.345486110028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3.5537129688376">
                <text:p>13.5537129688376</text:p>
              </table:table-cell>
              <table:table-cell office:value-type="float" office:value="12.8915079651371">
                <text:p>12.891507965137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4.5535873138756">
                <text:p>14.5535873138756</text:p>
              </table:table-cell>
              <table:table-cell office:value-type="float" office:value="13.5663033933556">
                <text:p>13.566303393355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5.5799118265218">
                <text:p>15.5799118265218</text:p>
              </table:table-cell>
              <table:table-cell office:value-type="float" office:value="14.3861295201328">
                <text:p>14.386129520132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6.6170127781564">
                <text:p>16.6170127781564</text:p>
              </table:table-cell>
              <table:table-cell office:value-type="float" office:value="15.3676716284912">
                <text:p>15.367671628491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7.6438574057598">
                <text:p>17.6438574057598</text:p>
              </table:table-cell>
              <table:table-cell office:value-type="float" office:value="16.5272009743259">
                <text:p>16.527200974325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8.633218944032">
                <text:p>18.633218944032</text:p>
              </table:table-cell>
              <table:table-cell office:value-type="float" office:value="17.8793433275483">
                <text:p>17.879343327548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9.5510170149912">
                <text:p>19.5510170149912</text:p>
              </table:table-cell>
              <table:table-cell office:value-type="float" office:value="19.43538356471">
                <text:p>19.4353835647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0.3560274808049">
                <text:p>20.3560274808049</text:p>
              </table:table-cell>
              <table:table-cell office:value-type="float" office:value="21.2010613715772">
                <text:p>21.201061371577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1.0002217121096">
                <text:p>21.0002217121096</text:p>
              </table:table-cell>
              <table:table-cell office:value-type="float" office:value="23.1738773780924">
                <text:p>23.173877378092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1.4300491954389">
                <text:p>21.4300491954389</text:p>
              </table:table-cell>
              <table:table-cell office:value-type="float" office:value="25.3400399652765">
                <text:p>25.340039965276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1.5889914566311">
                <text:p>21.5889914566311</text:p>
              </table:table-cell>
              <table:table-cell office:value-type="float" office:value="27.671347197414">
                <text:p>27.67134719741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1.4216491772369">
                <text:p>21.4216491772369</text:p>
              </table:table-cell>
              <table:table-cell office:value-type="float" office:value="30.1225075701778">
                <text:p>30.122507570177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0.8794323126664">
                <text:p>20.8794323126664</text:p>
              </table:table-cell>
              <table:table-cell office:value-type="float" office:value="32.6296217880524">
                <text:p>32.629621788052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9.9275717329092">
                <text:p>19.9275717329092</text:p>
              </table:table-cell>
              <table:table-cell office:value-type="float" office:value="35.1107013641489">
                <text:p>35.110701364148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8.5526712636074">
                <text:p>18.5526712636074</text:p>
              </table:table-cell>
              <table:table-cell office:value-type="float" office:value="37.4690764472082">
                <text:p>37.469076447208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6.7694637069395">
                <text:p>16.7694637069395</text:p>
              </table:table-cell>
              <table:table-cell office:value-type="float" office:value="39.6002219306206">
                <text:p>39.600221930620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4.6250192246352">
                <text:p>14.6250192246352</text:p>
              </table:table-cell>
              <table:table-cell office:value-type="float" office:value="41.4018367533173">
                <text:p>41.401836753317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2.1986468394773">
                <text:p>12.1986468394773</text:p>
              </table:table-cell>
              <table:table-cell office:value-type="float" office:value="42.7860161795027">
                <text:p>42.786016179502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.59635693179577">
                <text:p>9.59635693179577</text:p>
              </table:table-cell>
              <table:table-cell office:value-type="float" office:value="43.691336865511">
                <text:p>43.69133686551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.94002919765253">
                <text:p>6.94002919765253</text:p>
              </table:table-cell>
              <table:table-cell office:value-type="float" office:value="44.0920774477383">
                <text:p>44.092077447738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.35302568102409">
                <text:p>4.35302568102409</text:p>
              </table:table-cell>
              <table:table-cell office:value-type="float" office:value="44.0020552952805">
                <text:p>44.002055295280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.94527334869232">
                <text:p>1.94527334869232</text:p>
              </table:table-cell>
              <table:table-cell office:value-type="float" office:value="43.4718045024001">
                <text:p>43.471804502400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0.198820749281664">
                <text:p>-0.198820749281664</text:p>
              </table:table-cell>
              <table:table-cell office:value-type="float" office:value="42.5796880036815">
                <text:p>42.579688003681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2.02711359523622">
                <text:p>-2.02711359523622</text:p>
              </table:table-cell>
              <table:table-cell office:value-type="float" office:value="41.4192704225112">
                <text:p>41.419270422511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3.5203202321317">
                <text:p>-3.5203202321317</text:p>
              </table:table-cell>
              <table:table-cell office:value-type="float" office:value="40.0861307495209">
                <text:p>40.086130749520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4.68742603232975">
                <text:p>-4.68742603232975</text:p>
              </table:table-cell>
              <table:table-cell office:value-type="float" office:value="38.6669714231429">
                <text:p>38.666971423142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5.55802058409792">
                <text:p>-5.55802058409792</text:p>
              </table:table-cell>
              <table:table-cell office:value-type="float" office:value="37.2326855296301">
                <text:p>37.232685529630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6.17385782727252">
                <text:p>-6.17385782727252</text:p>
              </table:table-cell>
              <table:table-cell office:value-type="float" office:value="35.8356246912365">
                <text:p>35.835624691236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6.58140729718081">
                <text:p>-6.58140729718081</text:p>
              </table:table-cell>
              <table:table-cell office:value-type="float" office:value="34.510245849994">
                <text:p>34.51024584999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6.82631798965779">
                <text:p>-6.82631798965779</text:p>
              </table:table-cell>
              <table:table-cell office:value-type="float" office:value="33.2758514273207">
                <text:p>33.275851427320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6.9499602720914">
                <text:p>-6.9499602720914</text:p>
              </table:table-cell>
              <table:table-cell office:value-type="float" office:value="32.1401927734887">
                <text:p>32.140192773488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6.98773539176565">
                <text:p>-6.98773539176565</text:p>
              </table:table-cell>
              <table:table-cell office:value-type="float" office:value="31.1030435882484">
                <text:p>31.103043588248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6.96865345171139">
                <text:p>-6.96865345171139</text:p>
              </table:table-cell>
              <table:table-cell office:value-type="float" office:value="30.1592430386446">
                <text:p>30.159243038644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6.9156899430552">
                <text:p>-6.9156899430552</text:p>
              </table:table-cell>
              <table:table-cell office:value-type="float" office:value="29.3010253418671">
                <text:p>29.301025341867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6.84653527712376">
                <text:p>-6.84653527712376</text:p>
              </table:table-cell>
              <table:table-cell office:value-type="float" office:value="28.5196527937654">
                <text:p>28.519652793765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6.77447696964235">
                <text:p>-6.77447696964235</text:p>
              </table:table-cell>
              <table:table-cell office:value-type="float" office:value="27.8064666561865">
                <text:p>27.806466656186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6.70926153863433">
                <text:p>-6.70926153863433</text:p>
              </table:table-cell>
              <table:table-cell office:value-type="float" office:value="27.1534983180534">
                <text:p>27.153498318053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6.6578603692397">
                <text:p>-6.6578603692397</text:p>
              </table:table-cell>
              <table:table-cell office:value-type="float" office:value="26.5537733767625">
                <text:p>26.553773376762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6.62511247144236">
                <text:p>-6.62511247144236</text:p>
              </table:table-cell>
              <table:table-cell office:value-type="float" office:value="26.0014160597375">
                <text:p>26.001416059737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6.61424413983435">
                <text:p>-6.61424413983435</text:p>
              </table:table-cell>
              <table:table-cell office:value-type="float" office:value="25.4916335676819">
                <text:p>25.491633567681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6.62727835403818">
                <text:p>-6.62727835403818</text:p>
              </table:table-cell>
              <table:table-cell office:value-type="float" office:value="25.0206354711997">
                <text:p>25.020635471199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6.66535116602735">
                <text:p>-6.66535116602735</text:p>
              </table:table-cell>
              <table:table-cell office:value-type="float" office:value="24.5855241639053">
                <text:p>24.585524163905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6.7289522946498">
                <text:p>-6.7289522946498</text:p>
              </table:table-cell>
              <table:table-cell office:value-type="float" office:value="24.1841784722178">
                <text:p>24.184178472217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6.81810513740047">
                <text:p>-6.81810513740047</text:p>
              </table:table-cell>
              <table:table-cell office:value-type="float" office:value="23.8151429508578">
                <text:p>23.815142950857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6.93249877950435">
                <text:p>-6.93249877950435</text:p>
              </table:table-cell>
              <table:table-cell office:value-type="float" office:value="23.4775290975543">
                <text:p>23.477529097554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7.07158201004873">
                <text:p>-7.07158201004873</text:p>
              </table:table-cell>
              <table:table-cell office:value-type="float" office:value="23.1709307572295">
                <text:p>23.170930757229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7.234627127955">
                <text:p>-7.234627127955</text:p>
              </table:table-cell>
              <table:table-cell office:value-type="float" office:value="22.8953536089634">
                <text:p>22.895353608963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7.42076951259019">
                <text:p>-7.42076951259019</text:p>
              </table:table-cell>
              <table:table-cell office:value-type="float" office:value="22.6511572879255">
                <text:p>22.651157287925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7.62902752392104">
                <text:p>-7.62902752392104</text:p>
              </table:table-cell>
              <table:table-cell office:value-type="float" office:value="22.4390080012396">
                <text:p>22.439008001239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7.8583062294732">
                <text:p>-7.8583062294732</text:p>
              </table:table-cell>
              <table:table-cell office:value-type="float" office:value="22.2598391873345">
                <text:p>22.259839187334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8.10738767008005">
                <text:p>-8.10738767008005</text:p>
              </table:table-cell>
              <table:table-cell office:value-type="float" office:value="22.1148176686892">
                <text:p>22.114817668689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8.37490982304212">
                <text:p>-8.37490982304212</text:p>
              </table:table-cell>
              <table:table-cell office:value-type="float" office:value="22.0053127477261">
                <text:p>22.005312747726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8.65933606317472">
                <text:p>-8.65933606317472</text:p>
              </table:table-cell>
              <table:table-cell office:value-type="float" office:value="21.9328657294201">
                <text:p>21.932865729420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8.9589167361318">
                <text:p>-8.9589167361318</text:p>
              </table:table-cell>
              <table:table-cell office:value-type="float" office:value="21.8991573881063">
                <text:p>21.899157388106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9.27164443246413">
                <text:p>-9.27164443246413</text:p>
              </table:table-cell>
              <table:table-cell office:value-type="float" office:value="21.905970919363">
                <text:p>21.90597091936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9.59520468131671">
                <text:p>-9.59520468131671</text:p>
              </table:table-cell>
              <table:table-cell office:value-type="float" office:value="21.9551479381745">
                <text:p>21.955147938174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9.92692407011112">
                <text:p>-9.92692407011112</text:p>
              </table:table-cell>
              <table:table-cell office:value-type="float" office:value="22.0485351246686">
                <text:p>22.048535124668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10.2637182416809">
                <text:p>-10.2637182416809</text:p>
              </table:table-cell>
              <table:table-cell office:value-type="float" office:value="22.187919215503">
                <text:p>22.18791921550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10.6020428186778">
                <text:p>-10.6020428186778</text:p>
              </table:table-cell>
              <table:table-cell office:value-type="float" office:value="22.3749482428697">
                <text:p>22.374948242869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10.937851040668">
                <text:p>-10.937851040668</text:p>
              </table:table-cell>
              <table:table-cell office:value-type="float" office:value="22.6110372971434">
                <text:p>22.611037297143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11.2665627370026">
                <text:p>-11.2665627370026</text:p>
              </table:table-cell>
              <table:table-cell office:value-type="float" office:value="22.8972577068278">
                <text:p>22.897257706827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11.5830501350964">
                <text:p>-11.5830501350964</text:p>
              </table:table-cell>
              <table:table-cell office:value-type="float" office:value="23.2342094695774">
                <text:p>23.234209469577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11.881646818892">
                <text:p>-11.881646818892</text:p>
              </table:table-cell>
              <table:table-cell office:value-type="float" office:value="23.6218781061209">
                <text:p>23.621878106120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12.1561867608429">
                <text:p>-12.1561867608429</text:p>
              </table:table-cell>
              <table:table-cell office:value-type="float" office:value="24.0594789023926">
                <text:p>24.059478902392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12.4000805589408">
                <text:p>-12.4000805589408</text:p>
              </table:table-cell>
              <table:table-cell office:value-type="float" office:value="24.5452937727412">
                <text:p>24.545293772741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12.6064355800693">
                <text:p>-12.6064355800693</text:p>
              </table:table-cell>
              <table:table-cell office:value-type="float" office:value="25.0765086712357">
                <text:p>25.076508671235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12.768225377245">
                <text:p>-12.768225377245</text:p>
              </table:table-cell>
              <table:table-cell office:value-type="float" office:value="25.6490624537588">
                <text:p>25.649062453758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12.8785112544883">
                <text:p>-12.8785112544883</text:p>
              </table:table-cell>
              <table:table-cell office:value-type="float" office:value="26.2575210775989">
                <text:p>26.257521077598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12.9307150079597">
                <text:p>-12.9307150079597</text:p>
              </table:table-cell>
              <table:table-cell office:value-type="float" office:value="26.8949935960832">
                <text:p>26.894993596083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12.9189366279489">
                <text:p>-12.9189366279489</text:p>
              </table:table-cell>
              <table:table-cell office:value-type="float" office:value="27.5531079963546">
                <text:p>27.553107996354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12.8383042901369">
                <text:p>-12.8383042901369</text:p>
              </table:table-cell>
              <table:table-cell office:value-type="float" office:value="28.2220648676572">
                <text:p>28.222064867657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12.6853368028304">
                <text:p>-12.6853368028304</text:p>
              </table:table-cell>
              <table:table-cell office:value-type="float" office:value="28.8907844944105">
                <text:p>28.890784494410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12.4582916853571">
                <text:p>-12.4582916853571</text:p>
              </table:table-cell>
              <table:table-cell office:value-type="float" office:value="29.5471577032736">
                <text:p>29.547157703273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12.1574664521666">
                <text:p>-12.1574664521666</text:p>
              </table:table-cell>
              <table:table-cell office:value-type="float" office:value="30.1784024549556">
                <text:p>30.178402454955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11.7854178991963">
                <text:p>-11.7854178991963</text:p>
              </table:table-cell>
              <table:table-cell office:value-type="float" office:value="30.771517101807">
                <text:p>30.77151710180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11.3470656168037">
                <text:p>-11.3470656168037</text:p>
              </table:table-cell>
              <table:table-cell office:value-type="float" office:value="31.3138084674027">
                <text:p>31.313808467402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10.8496525574249">
                <text:p>-10.8496525574249</text:p>
              </table:table-cell>
              <table:table-cell office:value-type="float" office:value="31.7934601916099">
                <text:p>31.793460191609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10.3025474300938">
                <text:p>-10.3025474300938</text:p>
              </table:table-cell>
              <table:table-cell office:value-type="float" office:value="32.2000963964027">
                <text:p>32.200096396402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9.71689003475659">
                <text:p>-9.71689003475659</text:p>
              </table:table-cell>
              <table:table-cell office:value-type="float" office:value="32.525290049077">
                <text:p>32.52529004907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9.10509926828945">
                <text:p>-9.10509926828945</text:p>
              </table:table-cell>
              <table:table-cell office:value-type="float" office:value="32.7629663453665">
                <text:p>32.762966345366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8.48028140428167">
                <text:p>-8.48028140428167</text:p>
              </table:table-cell>
              <table:table-cell office:value-type="float" office:value="32.9096598419843">
                <text:p>32.90965984198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25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5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5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5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21cm" svg:height="8.972cm" xlink:href=".." xlink:type="simple" chart:class="chart:line" chart:style-name="ch1">
        <chart:title svg:x="6.63cm" svg:y="0.315cm" chart:style-name="ch2">
          <text:p>x(t), y(t), z(t)</text:p>
        </chart:title>
        <chart:legend chart:legend-position="end" svg:x="14.121cm" svg:y="3.689cm" style:legend-expansion="high" chart:style-name="ch3"/>
        <chart:plot-area chart:style-name="ch4" table:cell-range-address="Arkusz1.B1:Arkusz1.B1002 Arkusz1.D1:Arkusz1.F1002" chart:data-source-has-labels="both" svg:x="0.32cm" svg:y="1.273cm" svg:width="13.481cm" svg:height="6.539cm">
          <chartooo:coordinate-region svg:x="1.894cm" svg:y="1.473cm" svg:width="11.907cm" svg:height="6.14cm"/>
          <chart:axis chart:dimension="x" chart:name="primary-x" chart:style-name="ch5" chartooo:axis-type="auto">
            <chartooo:date-scale/>
            <chart:title svg:x="6.963cm" svg:y="7.991cm" chart:style-name="ch6">
              <text:p>t</text:p>
            </chart:title>
            <chart:categories table:cell-range-address="Arkusz1.B2:Arkusz1.B100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rkusz1.D2:Arkusz1.D1002" chart:label-cell-address="Arkusz1.D1:Arkusz1.D1" chart:class="chart:line">
            <chart:data-point chart:repeated="1001"/>
          </chart:series>
          <chart:series chart:style-name="ch10" chart:values-cell-range-address="Arkusz1.E2:Arkusz1.E1002" chart:label-cell-address="Arkusz1.E1:Arkusz1.E1" chart:class="chart:line">
            <chart:data-point chart:repeated="1001"/>
          </chart:series>
          <chart:series chart:style-name="ch11" chart:values-cell-range-address="Arkusz1.F2:Arkusz1.F1002" chart:label-cell-address="Arkusz1.F1:Arkusz1.F1" chart:class="chart:line">
            <chart:data-point chart:repeated="10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_n</text:p>
                <draw:g>
                  <svg:desc>Arkusz1.D1:Arkusz1.D1</svg:desc>
                </draw:g>
              </table:table-cell>
              <table:table-cell office:value-type="string">
                <text:p>y_n</text:p>
                <draw:g>
                  <svg:desc>Arkusz1.E1:Arkusz1.E1</svg:desc>
                </draw:g>
              </table:table-cell>
              <table:table-cell office:value-type="string">
                <text:p>z_n</text:p>
                <draw:g>
                  <svg:desc>Arkusz1.F1:Arkusz1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rkusz1.B2:Arkusz1.B1002</svg:desc>
                </draw:g>
              </table:table-cell>
              <table:table-cell office:value-type="float" office:value="2">
                <text:p>2</text:p>
                <draw:g>
                  <svg:desc>Arkusz1.D2:Arkusz1.D1002</svg:desc>
                </draw:g>
              </table:table-cell>
              <table:table-cell office:value-type="float" office:value="2">
                <text:p>2</text:p>
                <draw:g>
                  <svg:desc>Arkusz1.E2:Arkusz1.E1002</svg:desc>
                </draw:g>
              </table:table-cell>
              <table:table-cell office:value-type="float" office:value="2">
                <text:p>2</text:p>
                <draw:g>
                  <svg:desc>Arkusz1.F2:Arkusz1.F1002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1.98666666666667">
                <text:p>1.98666666666667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2.05">
                <text:p>2.05</text:p>
              </table:table-cell>
              <table:table-cell office:value-type="float" office:value="2.99526666666667">
                <text:p>2.99526666666667</text:p>
              </table:table-cell>
              <table:table-cell office:value-type="float" office:value="1.98368888888889">
                <text:p>1.98368888888889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2.14452666666667">
                <text:p>2.14452666666667</text:p>
              </table:table-cell>
              <table:table-cell office:value-type="float" office:value="3.49864837777778">
                <text:p>3.49864837777778</text:p>
              </table:table-cell>
              <table:table-cell office:value-type="float" office:value="1.99219348518519">
                <text:p>1.99219348518519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2.27993883777778">
                <text:p>2.27993883777778</text:p>
              </table:table-cell>
              <table:table-cell office:value-type="float" office:value="4.02140624012527">
                <text:p>4.02140624012527</text:p>
              </table:table-cell>
              <table:table-cell office:value-type="float" office:value="2.01409777301459">
                <text:p>2.01409777301459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2.45408557801253">
                <text:p>2.45408557801253</text:p>
              </table:table-cell>
              <table:table-cell office:value-type="float" office:value="4.57365485494402">
                <text:p>4.57365485494402</text:p>
              </table:table-cell>
              <table:table-cell office:value-type="float" office:value="2.05207410176097">
                <text:p>2.05207410176097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2.66604250570568">
                <text:p>2.66604250570568</text:p>
              </table:table-cell>
              <table:table-cell office:value-type="float" office:value="5.16470261365664">
                <text:p>5.16470261365664</text:p>
              </table:table-cell>
              <table:table-cell office:value-type="float" office:value="2.10959352989726">
                <text:p>2.10959352989726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2.91590851650077">
                <text:p>2.91590851650077</text:p>
              </table:table-cell>
              <table:table-cell office:value-type="float" office:value="5.80330482891299">
                <text:p>5.80330482891299</text:p>
              </table:table-cell>
              <table:table-cell office:value-type="float" office:value="2.19103086940671">
                <text:p>2.19103086940671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3.204648147742">
                <text:p>3.204648147742</text:p>
              </table:table-cell>
              <table:table-cell office:value-type="float" office:value="6.49783770952389">
                <text:p>6.49783770952389</text:p>
              </table:table-cell>
              <table:table-cell office:value-type="float" office:value="2.30182243930064">
                <text:p>2.30182243930064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3.53396710392018">
                <text:p>3.53396710392018</text:p>
              </table:table-cell>
              <table:table-cell office:value-type="float" office:value="7.25639550363105">
                <text:p>7.25639550363105</text:p>
              </table:table-cell>
              <table:table-cell office:value-type="float" office:value="2.4486733433875">
                <text:p>2.448673343387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3.90620994389127">
                <text:p>3.90620994389127</text:p>
              </table:table-cell>
              <table:table-cell office:value-type="float" office:value="8.08680702725461">
                <text:p>8.08680702725461</text:p>
              </table:table-cell>
              <table:table-cell office:value-type="float" office:value="2.6398140175925">
                <text:p>2.6398140175925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4.3242696522276">
                <text:p>4.3242696522276</text:p>
              </table:table-cell>
              <table:table-cell office:value-type="float" office:value="8.99656106361619">
                <text:p>8.99656106361619</text:p>
              </table:table-cell>
              <table:table-cell office:value-type="float" office:value="2.88530663736528">
                <text:p>2.88530663736528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4.79149879336646">
                <text:p>4.79149879336646</text:p>
              </table:table-cell>
              <table:table-cell office:value-type="float" office:value="9.99262251631046">
                <text:p>9.99262251631046</text:p>
              </table:table-cell>
              <table:table-cell office:value-type="float" office:value="3.19740068685362">
                <text:p>3.19740068685362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5.31161116566086">
                <text:p>5.31161116566086</text:p>
              </table:table-cell>
              <table:table-cell office:value-type="float" office:value="11.0811125379603">
                <text:p>11.0811125379603</text:p>
              </table:table-cell>
              <table:table-cell office:value-type="float" office:value="3.5909330558322">
                <text:p>3.5909330558322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5.88856130289081">
                <text:p>5.88856130289081</text:p>
              </table:table-cell>
              <table:table-cell office:value-type="float" office:value="12.2668161378207">
                <text:p>12.2668161378207</text:p>
              </table:table-cell>
              <table:table-cell office:value-type="float" office:value="4.08376045185576">
                <text:p>4.08376045185576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6.5263867863838">
                <text:p>6.5263867863838</text:p>
              </table:table-cell>
              <table:table-cell office:value-type="float" office:value="13.5524704035812">
                <text:p>13.5524704035812</text:p>
              </table:table-cell>
              <table:table-cell office:value-type="float" office:value="4.69719916132808">
                <text:p>4.69719916132808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7.22899514810354">
                <text:p>7.22899514810354</text:p>
              </table:table-cell>
              <table:table-cell office:value-type="float" office:value="14.9377766143378">
                <text:p>14.9377766143378</text:p>
              </table:table-cell>
              <table:table-cell office:value-type="float" office:value="5.4564271546739">
                <text:p>5.4564271546739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7.99987329472697">
                <text:p>7.99987329472697</text:p>
              </table:table-cell>
              <table:table-cell office:value-type="float" office:value="16.4180726353923">
                <text:p>16.4180726353923</text:p>
              </table:table-cell>
              <table:table-cell office:value-type="float" office:value="6.39077357723428">
                <text:p>6.39077357723428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8.8416932287935">
                <text:p>8.8416932287935</text:p>
              </table:table-cell>
              <table:table-cell office:value-type="float" office:value="17.9826026428302">
                <text:p>17.9826026428302</text:p>
              </table:table-cell>
              <table:table-cell office:value-type="float" office:value="7.53377795677566">
                <text:p>7.53377795677566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9.75578417019717">
                <text:p>9.75578417019717</text:p>
              </table:table-cell>
              <table:table-cell office:value-type="float" office:value="19.6123371849876">
                <text:p>19.6123371849876</text:p>
              </table:table-cell>
              <table:table-cell office:value-type="float" office:value="8.9228437714936">
                <text:p>8.9228437714936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0.7414394716762">
                <text:p>10.7414394716762</text:p>
              </table:table-cell>
              <table:table-cell office:value-type="float" office:value="21.2773400006021">
                <text:p>21.2773400006021</text:p>
              </table:table-cell>
              <table:table-cell office:value-type="float" office:value="10.5982385574191">
                <text:p>10.5982385574191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11.7950295245688">
                <text:p>11.7950295245688</text:p>
              </table:table-cell>
              <table:table-cell office:value-type="float" office:value="22.9337662729564">
                <text:p>22.9337662729564</text:p>
              </table:table-cell>
              <table:table-cell office:value-type="float" office:value="12.6011114599021">
                <text:p>12.6011114599021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12.9089031994076">
                <text:p>12.9089031994076</text:p>
              </table:table-cell>
              <table:table-cell office:value-type="float" office:value="24.5207320599868">
                <text:p>24.5207320599868</text:p>
              </table:table-cell>
              <table:table-cell office:value-type="float" office:value="14.9701263239621">
                <text:p>14.9701263239621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14.0700860854655">
                <text:p>14.0700860854655</text:p>
              </table:table-cell>
              <table:table-cell office:value-type="float" office:value="25.9575385192318">
                <text:p>25.9575385192318</text:p>
              </table:table-cell>
              <table:table-cell office:value-type="float" office:value="17.7362805207329">
                <text:p>17.7362805207329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5.2588313288421">
                <text:p>15.2588313288421</text:p>
              </table:table-cell>
              <table:table-cell office:value-type="float" office:value="27.142077300343">
                <text:p>27.142077300343</text:p>
              </table:table-cell>
              <table:table-cell office:value-type="float" office:value="20.9155610555038">
                <text:p>20.9155610555038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6.4471559259922">
                <text:p>16.4471559259922</text:p>
              </table:table-cell>
              <table:table-cell office:value-type="float" office:value="27.951659116475">
                <text:p>27.951659116475</text:p>
              </table:table-cell>
              <table:table-cell office:value-type="float" office:value="24.4993765550937">
                <text:p>24.4993765550937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17.5976062450405">
                <text:p>17.5976062450405</text:p>
              </table:table-cell>
              <table:table-cell office:value-type="float" office:value="28.2478955216759">
                <text:p>28.2478955216759</text:p>
              </table:table-cell>
              <table:table-cell office:value-type="float" office:value="28.4433128057463">
                <text:p>28.4433128057463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18.662635172704">
                <text:p>18.662635172704</text:p>
              </table:table-cell>
              <table:table-cell office:value-type="float" office:value="27.88740412447">
                <text:p>27.88740412447</text:p>
              </table:table-cell>
              <table:table-cell office:value-type="float" office:value="32.6557778906747">
                <text:p>32.6557778906747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19.5851120678806">
                <text:p>19.5851120678806</text:p>
              </table:table-cell>
              <table:table-cell office:value-type="float" office:value="26.7396392410373">
                <text:p>26.7396392410373</text:p>
              </table:table-cell>
              <table:table-cell office:value-type="float" office:value="36.9894816378108">
                <text:p>36.9894816378108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20.3005647851963">
                <text:p>20.3005647851963</text:p>
              </table:table-cell>
              <table:table-cell office:value-type="float" office:value="24.7116427955401">
                <text:p>24.7116427955401</text:p>
              </table:table-cell>
              <table:table-cell office:value-type="float" office:value="41.2400837727067">
                <text:p>41.2400837727067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0.7416725862307">
                <text:p>20.7416725862307</text:p>
              </table:table-cell>
              <table:table-cell office:value-type="float" office:value="21.7767145836922">
                <text:p>21.7767145836922</text:p>
              </table:table-cell>
              <table:table-cell office:value-type="float" office:value="45.1569512606294">
                <text:p>45.1569512606294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20.8451767859768">
                <text:p>20.8451767859768</text:p>
              </table:table-cell>
              <table:table-cell office:value-type="float" office:value="18.0003087815963">
                <text:p>18.0003087815963</text:p>
              </table:table-cell>
              <table:table-cell office:value-type="float" office:value="48.4696207326667">
                <text:p>48.4696207326667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20.5606899855388">
                <text:p>20.5606899855388</text:p>
              </table:table-cell>
              <table:table-cell office:value-type="float" office:value="13.553377064637">
                <text:p>13.553377064637</text:p>
              </table:table-cell>
              <table:table-cell office:value-type="float" office:value="50.9292937006743">
                <text:p>50.9292937006743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19.8599586934486">
                <text:p>19.8599586934486</text:p>
              </table:table-cell>
              <table:table-cell office:value-type="float" office:value="8.70342230032132">
                <text:p>8.70342230032132</text:p>
              </table:table-cell>
              <table:table-cell office:value-type="float" office:value="52.3578470428208">
                <text:p>52.3578470428208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18.7443050541359">
                <text:p>18.7443050541359</text:p>
              </table:table-cell>
              <table:table-cell office:value-type="float" office:value="3.7789297160005">
                <text:p>3.7789297160005</text:p>
              </table:table-cell>
              <table:table-cell office:value-type="float" office:value="52.6901338621058">
                <text:p>52.6901338621058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17.2477675203223">
                <text:p>17.2477675203223</text:p>
              </table:table-cell>
              <table:table-cell office:value-type="float" office:value="-0.886853590547114">
                <text:p>-0.886853590547114</text:p>
              </table:table-cell>
              <table:table-cell office:value-type="float" office:value="51.9933977395315">
                <text:p>51.9933977395315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15.4343054092354">
                <text:p>15.4343054092354</text:p>
              </table:table-cell>
              <table:table-cell office:value-type="float" office:value="-5.01631051698231">
                <text:p>-5.01631051698231</text:p>
              </table:table-cell>
              <table:table-cell office:value-type="float" office:value="50.4539446876008">
                <text:p>50.4539446876008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13.3892438166136">
                <text:p>13.3892438166136</text:p>
              </table:table-cell>
              <table:table-cell office:value-type="float" office:value="-8.43175781131758">
                <text:p>-8.43175781131758</text:p>
              </table:table-cell>
              <table:table-cell office:value-type="float" office:value="48.3342734771315">
                <text:p>48.3342734771315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11.2071436538205">
                <text:p>11.2071436538205</text:p>
              </table:table-cell>
              <table:table-cell office:value-type="float" office:value="-11.0700456873945">
                <text:p>-11.0700456873945</text:p>
              </table:table-cell>
              <table:table-cell office:value-type="float" office:value="45.9164109063576">
                <text:p>45.9164109063576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8.97942471969899">
                <text:p>8.97942471969899</text:p>
              </table:table-cell>
              <table:table-cell office:value-type="float" office:value="-12.9672631384048">
                <text:p>-12.9672631384048</text:p>
              </table:table-cell>
              <table:table-cell office:value-type="float" office:value="43.4513373594582">
                <text:p>43.4513373594582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6.78475593388861">
                <text:p>6.78475593388861</text:p>
              </table:table-cell>
              <table:table-cell office:value-type="float" office:value="-14.2250317134001">
                <text:p>-14.2250317134001</text:p>
              </table:table-cell>
              <table:table-cell office:value-type="float" office:value="41.1282493981543">
                <text:p>41.1282493981543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4.68377716915974">
                <text:p>4.68377716915974</text:p>
              </table:table-cell>
              <table:table-cell office:value-type="float" office:value="-14.973501076323">
                <text:p>-14.973501076323</text:p>
              </table:table-cell>
              <table:table-cell office:value-type="float" office:value="39.0663623975978">
                <text:p>39.0663623975978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2.71804934461146">
                <text:p>2.71804934461146</text:p>
              </table:table-cell>
              <table:table-cell office:value-type="float" office:value="-15.342089820995">
                <text:p>-15.342089820995</text:p>
              </table:table-cell>
              <table:table-cell office:value-type="float" office:value="37.3232673088251">
                <text:p>37.3232673088251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0.912035428050817">
                <text:p>0.912035428050817</text:p>
              </table:table-cell>
              <table:table-cell office:value-type="float" office:value="-15.4420799287689">
                <text:p>-15.4420799287689</text:p>
              </table:table-cell>
              <table:table-cell office:value-type="float" office:value="35.9109746087605">
                <text:p>35.9109746087605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-0.723376107631156">
                <text:p>-0.723376107631156</text:p>
              </table:table-cell>
              <table:table-cell office:value-type="float" office:value="-15.3598100206172">
                <text:p>-15.3598100206172</text:p>
              </table:table-cell>
              <table:table-cell office:value-type="float" office:value="34.8125113794153">
                <text:p>34.8125113794153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-2.18701949892976">
                <text:p>-2.18701949892976</text:p>
              </table:table-cell>
              <table:table-cell office:value-type="float" office:value="-15.1569318407627">
                <text:p>-15.1569318407627</text:p>
              </table:table-cell>
              <table:table-cell office:value-type="float" office:value="33.9952869384975">
                <text:p>33.9952869384975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-3.48401073311306">
                <text:p>-3.48401073311306</text:p>
              </table:table-cell>
              <table:table-cell office:value-type="float" office:value="-14.8742444279934">
                <text:p>-14.8742444279934</text:p>
              </table:table-cell>
              <table:table-cell office:value-type="float" office:value="33.4202310082679">
                <text:p>33.4202310082679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-4.62303410260109">
                <text:p>-4.62303410260109</text:p>
              </table:table-cell>
              <table:table-cell office:value-type="float" office:value="-14.5366605536259">
                <text:p>-14.5366605536259</text:p>
              </table:table-cell>
              <table:table-cell office:value-type="float" office:value="33.0472451203882">
                <text:p>33.0472451203882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-5.61439674770357">
                <text:p>-5.61439674770357</text:p>
              </table:table-cell>
              <table:table-cell office:value-type="float" office:value="-14.1579580849322">
                <text:p>-14.1579580849322</text:p>
              </table:table-cell>
              <table:table-cell office:value-type="float" office:value="32.8380200252847">
                <text:p>32.8380200252847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-6.46875288142643">
                <text:p>-6.46875288142643</text:p>
              </table:table-cell>
              <table:table-cell office:value-type="float" office:value="-13.74475286513">
                <text:p>-13.74475286513</text:p>
              </table:table-cell>
              <table:table-cell office:value-type="float" office:value="32.7572234295388">
                <text:p>32.7572234295388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-7.19635287979679">
                <text:p>-7.19635287979679</text:p>
              </table:table-cell>
              <table:table-cell office:value-type="float" office:value="-13.2995723088045">
                <text:p>-13.2995723088045</text:p>
              </table:table-cell>
              <table:table-cell office:value-type="float" office:value="32.7728115684258">
                <text:p>32.7728115684258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-7.80667482269756">
                <text:p>-7.80667482269756</text:p>
              </table:table-cell>
              <table:table-cell office:value-type="float" office:value="-12.8231082229648">
                <text:p>-12.8231082229648</text:p>
              </table:table-cell>
              <table:table-cell office:value-type="float" office:value="32.8559540814464">
                <text:p>32.8559540814464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-8.30831816272429">
                <text:p>-8.30831816272429</text:p>
              </table:table-cell>
              <table:table-cell office:value-type="float" office:value="-12.3157885960571">
                <text:p>-12.3157885960571</text:p>
              </table:table-cell>
              <table:table-cell office:value-type="float" office:value="32.9808536670706">
                <text:p>32.9808536670706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-8.70906520605757">
                <text:p>-8.70906520605757</text:p>
              </table:table-cell>
              <table:table-cell office:value-type="float" office:value="-11.7788055402166">
                <text:p>-11.7788055402166</text:p>
              </table:table-cell>
              <table:table-cell office:value-type="float" office:value="33.1245991367577">
                <text:p>33.1245991367577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-9.01603923947348">
                <text:p>-9.01603923947348</text:p>
              </table:table-cell>
              <table:table-cell office:value-type="float" office:value="-11.2147128044452">
                <text:p>-11.2147128044452</text:p>
              </table:table-cell>
              <table:table-cell office:value-type="float" office:value="33.267100348103">
                <text:p>33.267100348103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-9.23590659597065">
                <text:p>-9.23590659597065</text:p>
              </table:table-cell>
              <table:table-cell office:value-type="float" office:value="-10.6276818422333">
                <text:p>-10.6276818422333</text:p>
              </table:table-cell>
              <table:table-cell office:value-type="float" office:value="33.3911005791966">
                <text:p>33.3911005791966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-9.37508412059691">
                <text:p>-9.37508412059691</text:p>
              </table:table-cell>
              <table:table-cell office:value-type="float" office:value="-10.0234880098215">
                <text:p>-10.0234880098215</text:p>
              </table:table-cell>
              <table:table-cell office:value-type="float" office:value="33.4822339986836">
                <text:p>33.4822339986836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-9.43992450951937">
                <text:p>-9.43992450951937</text:p>
              </table:table-cell>
              <table:table-cell office:value-type="float" office:value="-9.40928908065877">
                <text:p>-9.40928908065877</text:p>
              </table:table-cell>
              <table:table-cell office:value-type="float" office:value="33.5290848581241">
                <text:p>33.5290848581241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-9.43686096663331">
                <text:p>-9.43686096663331</text:p>
              </table:table-cell>
              <table:table-cell office:value-type="float" office:value="-8.793254753178">
                <text:p>-8.793254753178</text:p>
              </table:table-cell>
              <table:table-cell office:value-type="float" office:value="33.5232057146708">
                <text:p>33.5232057146708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-9.37250034528778">
                <text:p>-9.37250034528778</text:p>
              </table:table-cell>
              <table:table-cell office:value-type="float" office:value="-8.1841049614516">
                <text:p>-8.1841049614516</text:p>
              </table:table-cell>
              <table:table-cell office:value-type="float" office:value="33.4590607877788">
                <text:p>33.4590607877788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-9.25366080690417">
                <text:p>-9.25366080690417</text:p>
              </table:table-cell>
              <table:table-cell office:value-type="float" office:value="-7.59061342065304">
                <text:p>-7.59061342065304</text:p>
              </table:table-cell>
              <table:table-cell office:value-type="float" office:value="33.3338744325422">
                <text:p>33.3338744325422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-9.08735606827905">
                <text:p>-9.08735606827905</text:p>
              </table:table-cell>
              <table:table-cell office:value-type="float" office:value="-7.02112863859288">
                <text:p>-7.02112863859288</text:p>
              </table:table-cell>
              <table:table-cell office:value-type="float" office:value="33.1473807334516">
                <text:p>33.1473807334516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-8.88073332531044">
                <text:p>-8.88073332531044</text:p>
              </table:table-cell>
              <table:table-cell office:value-type="float" office:value="-6.48315653676821">
                <text:p>-6.48315653676821</text:p>
              </table:table-cell>
              <table:table-cell office:value-type="float" office:value="32.9014855399604">
                <text:p>32.9014855399604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-8.64097564645621">
                <text:p>-8.64097564645621</text:p>
              </table:table-cell>
              <table:table-cell office:value-type="float" office:value="-5.98303711161799">
                <text:p>-5.98303711161799</text:p>
              </table:table-cell>
              <table:table-cell office:value-type="float" office:value="32.599864435321">
                <text:p>32.599864435321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-8.37518179297239">
                <text:p>-8.37518179297239</text:p>
              </table:table-cell>
              <table:table-cell office:value-type="float" office:value="-5.52573357487572">
                <text:p>-5.52573357487572</text:p>
              </table:table-cell>
              <table:table-cell office:value-type="float" office:value="32.2475274967791">
                <text:p>32.2475274967791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-8.09023697116272">
                <text:p>-8.09023697116272</text:p>
              </table:table-cell>
              <table:table-cell office:value-type="float" office:value="-5.11473808956523">
                <text:p>-5.11473808956523</text:p>
              </table:table-cell>
              <table:table-cell office:value-type="float" office:value="31.8503836624895">
                <text:p>31.8503836624895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-7.79268708300297">
                <text:p>-7.79268708300297</text:p>
              </table:table-cell>
              <table:table-cell office:value-type="float" office:value="-4.75208554607524">
                <text:p>-4.75208554607524</text:p>
              </table:table-cell>
              <table:table-cell office:value-type="float" office:value="31.4148345300566">
                <text:p>31.4148345300566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-7.4886269293102">
                <text:p>-7.4886269293102</text:p>
              </table:table-cell>
              <table:table-cell office:value-type="float" office:value="-4.43845732128485">
                <text:p>-4.43845732128485</text:p>
              </table:table-cell>
              <table:table-cell office:value-type="float" office:value="30.9474207657773">
                <text:p>30.9474207657773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-7.18360996850767">
                <text:p>-7.18360996850767</text:p>
              </table:table-cell>
              <table:table-cell office:value-type="float" office:value="-4.17335140288592">
                <text:p>-4.17335140288592</text:p>
              </table:table-cell>
              <table:table-cell office:value-type="float" office:value="30.4545357222309">
                <text:p>30.4545357222309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-6.88258411194549">
                <text:p>-6.88258411194549</text:p>
              </table:table-cell>
              <table:table-cell office:value-type="float" office:value="-3.9552936160343">
                <text:p>-3.9552936160343</text:p>
              </table:table-cell>
              <table:table-cell office:value-type="float" office:value="29.9422120570367">
                <text:p>29.942212057036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-6.58985506235437">
                <text:p>-6.58985506235437</text:p>
              </table:table-cell>
              <table:table-cell office:value-type="float" office:value="-3.78206630141606">
                <text:p>-3.78206630141606</text:p>
              </table:table-cell>
              <table:table-cell office:value-type="float" office:value="29.415979478847">
                <text:p>29.415979478847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-6.30907618626054">
                <text:p>-6.30907618626054</text:p>
              </table:table-cell>
              <table:table-cell office:value-type="float" office:value="-3.6509346430332">
                <text:p>-3.6509346430332</text:p>
              </table:table-cell>
              <table:table-cell office:value-type="float" office:value="28.8807860470365">
                <text:p>28.8807860470365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-6.04326203193781">
                <text:p>-6.04326203193781</text:p>
              </table:table-cell>
              <table:table-cell office:value-type="float" office:value="-3.55885583385738">
                <text:p>-3.55885583385738</text:p>
              </table:table-cell>
              <table:table-cell office:value-type="float" office:value="28.3409720005884">
                <text:p>28.3409720005884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-5.79482141212976">
                <text:p>-5.79482141212976</text:p>
              </table:table-cell>
              <table:table-cell office:value-type="float" office:value="-3.50266144406771">
                <text:p>-3.50266144406771</text:p>
              </table:table-cell>
              <table:table-cell office:value-type="float" office:value="27.8002837306183">
                <text:p>27.8002837306183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-5.56560541532356">
                <text:p>-5.56560541532356</text:p>
              </table:table-cell>
              <table:table-cell office:value-type="float" office:value="-3.47920803076866">
                <text:p>-3.47920803076866</text:p>
              </table:table-cell>
              <table:table-cell office:value-type="float" office:value="27.2619158064904">
                <text:p>27.2619158064904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-5.35696567686807">
                <text:p>-5.35696567686807</text:p>
              </table:table-cell>
              <table:table-cell office:value-type="float" office:value="-3.48549480430459">
                <text:p>-3.48549480430459</text:p>
              </table:table-cell>
              <table:table-cell office:value-type="float" office:value="26.7285703755548">
                <text:p>26.7285703755548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-5.16981858961172">
                <text:p>-5.16981858961172</text:p>
              </table:table-cell>
              <table:table-cell office:value-type="float" office:value="-3.51874990484861">
                <text:p>-3.51874990484861</text:p>
              </table:table-cell>
              <table:table-cell office:value-type="float" office:value="26.202525259209">
                <text:p>26.202525259209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-5.00471172113541">
                <text:p>-5.00471172113541</text:p>
              </table:table-cell>
              <table:table-cell office:value-type="float" office:value="-3.57648858909311">
                <text:p>-3.57648858909311</text:p>
              </table:table-cell>
              <table:table-cell office:value-type="float" office:value="25.6857042389996">
                <text:p>25.6857042389996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-4.86188940793118">
                <text:p>-4.86188940793118</text:p>
              </table:table-cell>
              <table:table-cell office:value-type="float" office:value="-3.65654753441471">
                <text:p>-3.65654753441471</text:p>
              </table:table-cell>
              <table:table-cell office:value-type="float" office:value="25.179745069583">
                <text:p>25.179745069583</text:p>
              </table:table-cell>
            </table:table-row>
            <table:table-row>
              <table:table-cell office:value-type="float" office:value="0.790000000000001">
                <text:p>0.790000000000001</text:p>
              </table:table-cell>
              <table:table-cell office:value-type="float" office:value="-4.74135522057953">
                <text:p>-4.74135522057953</text:p>
              </table:table-cell>
              <table:table-cell office:value-type="float" office:value="-3.75709973480916">
                <text:p>-3.75709973480916</text:p>
              </table:table-cell>
              <table:table-cell office:value-type="float" office:value="24.6860624983325">
                <text:p>24.686062498332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-4.6429296720025">
                <text:p>-4.6429296720025</text:p>
              </table:table-cell>
              <table:table-cell office:value-type="float" office:value="-3.87665428620313">
                <text:p>-3.87665428620313</text:p>
              </table:table-cell>
              <table:table-cell office:value-type="float" office:value="24.2059049427957">
                <text:p>24.2059049427957</text:p>
              </table:table-cell>
            </table:table-row>
            <table:table-row>
              <table:table-cell office:value-type="float" office:value="0.810000000000001">
                <text:p>0.810000000000001</text:p>
              </table:table-cell>
              <table:table-cell office:value-type="float" office:value="-4.56630213342256">
                <text:p>-4.56630213342256</text:p>
              </table:table-cell>
              <table:table-cell office:value-type="float" office:value="-4.01404490853602">
                <text:p>-4.01404490853602</text:p>
              </table:table-cell>
              <table:table-cell office:value-type="float" office:value="23.7404044764562">
                <text:p>23.7404044764562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-4.51107641093391">
                <text:p>-4.51107641093391</text:p>
              </table:table-cell>
              <table:table-cell office:value-type="float" office:value="-4.16841046071741">
                <text:p>-4.16841046071741</text:p>
              </table:table-cell>
              <table:table-cell office:value-type="float" office:value="23.2906204420457">
                <text:p>23.2906204420457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-4.47680981591226">
                <text:p>-4.47680981591226</text:p>
              </table:table-cell>
              <table:table-cell office:value-type="float" office:value="-4.33917006645045">
                <text:p>-4.33917006645045</text:p>
              </table:table-cell>
              <table:table-cell office:value-type="float" office:value="22.8575774112622">
                <text:p>22.8575774112622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-4.46304584096608">
                <text:p>-4.46304584096608</text:p>
              </table:table-cell>
              <table:table-cell office:value-type="float" office:value="-4.52599484501425">
                <text:p>-4.52599484501425</text:p>
              </table:table-cell>
              <table:table-cell office:value-type="float" office:value="22.4422984050925">
                <text:p>22.4422984050925</text:p>
              </table:table-cell>
            </table:table-row>
            <table:table-row>
              <table:table-cell office:value-type="float" office:value="0.850000000000001">
                <text:p>0.850000000000001</text:p>
              </table:table-cell>
              <table:table-cell office:value-type="float" office:value="-4.46934074137089">
                <text:p>-4.46934074137089</text:p>
              </table:table-cell>
              <table:table-cell office:value-type="float" office:value="-4.72877766644893">
                <text:p>-4.72877766644893</text:p>
              </table:table-cell>
              <table:table-cell office:value-type="float" office:value="22.0458343389828">
                <text:p>22.0458343389828</text:p>
              </table:table-cell>
            </table:table-row>
            <table:table-row>
              <table:table-cell office:value-type="float" office:value="0.860000000000001">
                <text:p>0.860000000000001</text:p>
              </table:table-cell>
              <table:table-cell office:value-type="float" office:value="-4.4952844338787">
                <text:p>-4.4952844338787</text:p>
              </table:table-cell>
              <table:table-cell office:value-type="float" office:value="-4.947601841481">
                <text:p>-4.947601841481</text:p>
              </table:table-cell>
              <table:table-cell office:value-type="float" office:value="21.669290610092">
                <text:p>21.669290610092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-4.54051617463893">
                <text:p>-4.54051617463893</text:p>
              </table:table-cell>
              <table:table-cell office:value-type="float" office:value="-5.18270921682482">
                <text:p>-5.18270921682482</text:p>
              </table:table-cell>
              <table:table-cell office:value-type="float" office:value="21.31385163592">
                <text:p>21.31385163592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-4.60473547885752">
                <text:p>-4.60473547885752</text:p>
              </table:table-cell>
              <table:table-cell office:value-type="float" office:value="-5.43446777258799">
                <text:p>-5.43446777258799</text:p>
              </table:table-cell>
              <table:table-cell office:value-type="float" office:value="20.9808040092365">
                <text:p>20.9808040092365</text:p>
              </table:table-cell>
            </table:table-row>
            <table:table-row>
              <table:table-cell office:value-type="float" office:value="0.890000000000001">
                <text:p>0.890000000000001</text:p>
              </table:table-cell>
              <table:table-cell office:value-type="float" office:value="-4.68770870823056">
                <text:p>-4.68770870823056</text:p>
              </table:table-cell>
              <table:table-cell office:value-type="float" office:value="-5.70333850297934">
                <text:p>-5.70333850297934</text:p>
              </table:table-cell>
              <table:table-cell office:value-type="float" office:value="20.671558767935">
                <text:p>20.671558767935</text:p>
              </table:table-cell>
            </table:table-row>
            <table:table-row>
              <table:table-cell office:value-type="float" office:value="0.900000000000001">
                <text:p>0.900000000000001</text:p>
              </table:table-cell>
              <table:table-cell office:value-type="float" office:value="-4.78927168770544">
                <text:p>-4.78927168770544</text:p>
              </table:table-cell>
              <table:table-cell office:value-type="float" office:value="-5.98984109576261">
                <text:p>-5.98984109576261</text:p>
              </table:table-cell>
              <table:table-cell office:value-type="float" office:value="20.3876730964541">
                <text:p>20.3876730964541</text:p>
              </table:table-cell>
            </table:table-row>
            <table:table-row>
              <table:table-cell office:value-type="float" office:value="0.910000000000001">
                <text:p>0.910000000000001</text:p>
              </table:table-cell>
              <table:table-cell office:value-type="float" office:value="-4.90932862851116">
                <text:p>-4.90932862851116</text:p>
              </table:table-cell>
              <table:table-cell office:value-type="float" office:value="-6.2945177019721">
                <text:p>-6.2945177019721</text:p>
              </table:table-cell>
              <table:table-cell office:value-type="float" office:value="20.1308715776199">
                <text:p>20.1308715776199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-5.04784753585725">
                <text:p>-5.04784753585725</text:p>
              </table:table-cell>
              <table:table-cell office:value-type="float" office:value="-6.61789389940659">
                <text:p>-6.61789389940659</text:p>
              </table:table-cell>
              <table:table-cell office:value-type="float" office:value="19.9030668951196">
                <text:p>19.9030668951196</text:p>
              </table:table-cell>
            </table:table-row>
            <table:table-row>
              <table:table-cell office:value-type="float" office:value="0.930000000000001">
                <text:p>0.930000000000001</text:p>
              </table:table-cell>
              <table:table-cell office:value-type="float" office:value="-5.20485217221219">
                <text:p>-5.20485217221219</text:p>
              </table:table-cell>
              <table:table-cell office:value-type="float" office:value="-6.96043579862724">
                <text:p>-6.96043579862724</text:p>
              </table:table-cell>
              <table:table-cell office:value-type="float" office:value="19.70637963871">
                <text:p>19.70637963871</text:p>
              </table:table-cell>
            </table:table-row>
            <table:table-row>
              <table:table-cell office:value-type="float" office:value="0.940000000000001">
                <text:p>0.940000000000001</text:p>
              </table:table-cell>
              <table:table-cell office:value-type="float" office:value="-5.38041053485369">
                <text:p>-5.38041053485369</text:p>
              </table:table-cell>
              <table:table-cell office:value-type="float" office:value="-7.3225021201706">
                <text:p>-7.3225021201706</text:p>
              </table:table-cell>
              <table:table-cell office:value-type="float" office:value="19.543156575538">
                <text:p>19.543156575538</text:p>
              </table:table-cell>
            </table:table-row>
            <table:table-row>
              <table:table-cell office:value-type="float" office:value="0.950000000000001">
                <text:p>0.950000000000001</text:p>
              </table:table-cell>
              <table:table-cell office:value-type="float" office:value="-5.57461969338538">
                <text:p>-5.57461969338538</text:p>
              </table:table-cell>
              <table:table-cell office:value-type="float" office:value="-7.70428999349473">
                <text:p>-7.70428999349473</text:p>
              </table:table-cell>
              <table:table-cell office:value-type="float" office:value="19.4159864090122">
                <text:p>19.4159864090122</text:p>
              </table:table-cell>
            </table:table-row>
            <table:table-row>
              <table:table-cell office:value-type="float" office:value="0.960000000000001">
                <text:p>0.960000000000001</text:p>
              </table:table-cell>
              <table:table-cell office:value-type="float" office:value="-5.78758672339632">
                <text:p>-5.78758672339632</text:p>
              </table:table-cell>
              <table:table-cell office:value-type="float" office:value="-8.10577320568587">
                <text:p>-8.10577320568587</text:p>
              </table:table-cell>
              <table:table-cell office:value-type="float" office:value="19.3277116386514">
                <text:p>19.3277116386514</text:p>
              </table:table-cell>
            </table:table-row>
            <table:table-row>
              <table:table-cell office:value-type="float" office:value="0.970000000000001">
                <text:p>0.970000000000001</text:p>
              </table:table-cell>
              <table:table-cell office:value-type="float" office:value="-6.01940537162527">
                <text:p>-6.01940537162527</text:p>
              </table:table-cell>
              <table:table-cell office:value-type="float" office:value="-8.52663168344507">
                <text:p>-8.52663168344507</text:p>
              </table:table-cell>
              <table:table-cell office:value-type="float" office:value="19.2814346488349">
                <text:p>19.2814346488349</text:p>
              </table:table-cell>
            </table:table-row>
            <table:table-row>
              <table:table-cell office:value-type="float" office:value="0.980000000000001">
                <text:p>0.980000000000001</text:p>
              </table:table-cell>
              <table:table-cell office:value-type="float" office:value="-6.27012800280725">
                <text:p>-6.27012800280725</text:p>
              </table:table-cell>
              <table:table-cell office:value-type="float" office:value="-8.96617115768731">
                <text:p>-8.96617115768731</text:p>
              </table:table-cell>
              <table:table-cell office:value-type="float" office:value="19.2805155837713">
                <text:p>19.2805155837713</text:p>
              </table:table-cell>
            </table:table-row>
            <table:table-row>
              <table:table-cell office:value-type="float" office:value="0.990000000000001">
                <text:p>0.990000000000001</text:p>
              </table:table-cell>
              <table:table-cell office:value-type="float" office:value="-6.53973231829526">
                <text:p>-6.53973231829526</text:p>
              </table:table-cell>
              <table:table-cell office:value-type="float" office:value="-9.42323228019281">
                <text:p>-9.42323228019281</text:p>
              </table:table-cell>
              <table:table-cell office:value-type="float" office:value="19.3285589100752">
                <text:p>19.328558910075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6.82808231448501">
                <text:p>-6.82808231448501</text:p>
              </table:table-cell>
              <table:table-cell office:value-type="float" office:value="-9.89608899281063">
                <text:p>-9.89608899281063</text:p>
              </table:table-cell>
              <table:table-cell office:value-type="float" office:value="19.429384839329">
                <text:p>19.429384839329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-7.13488298231757">
                <text:p>-7.13488298231757</text:p>
              </table:table-cell>
              <table:table-cell office:value-type="float" office:value="-10.3823367609109">
                <text:p>-10.3823367609109</text:p>
              </table:table-cell>
              <table:table-cell office:value-type="float" office:value="19.586981012624">
                <text:p>19.586981012624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-7.4596283601769">
                <text:p>-7.4596283601769</text:p>
              </table:table-cell>
              <table:table-cell office:value-type="float" office:value="-10.8787724533312">
                <text:p>-10.8787724533312</text:p>
              </table:table-cell>
              <table:table-cell office:value-type="float" office:value="19.8054290976752">
                <text:p>19.8054290976752</text:p>
              </table:table-cell>
            </table:table-row>
            <table:table-row>
              <table:table-cell office:value-type="float" office:value="1.03">
                <text:p>1.03</text:p>
              </table:table-cell>
              <table:table-cell office:value-type="float" office:value="-7.80154276949233">
                <text:p>-7.80154276949233</text:p>
              </table:table-cell>
              <table:table-cell office:value-type="float" office:value="-11.3812692638225">
                <text:p>-11.3812692638225</text:p>
              </table:table-cell>
              <table:table-cell office:value-type="float" office:value="20.088800316905">
                <text:p>20.088800316905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-8.15951541892535">
                <text:p>-8.15951541892535</text:p>
              </table:table-cell>
              <table:table-cell office:value-type="float" office:value="-11.8846521980409">
                <text:p>-11.8846521980409</text:p>
              </table:table-cell>
              <table:table-cell office:value-type="float" office:value="20.441013564449">
                <text:p>20.441013564449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-8.5320290968369">
                <text:p>-8.5320290968369</text:p>
              </table:table-cell>
              <table:table-cell office:value-type="float" office:value="-12.3825823397837">
                <text:p>-12.3825823397837</text:p>
              </table:table-cell>
              <table:table-cell office:value-type="float" office:value="20.8656498979819">
                <text:p>20.8656498979819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-8.91708442113159">
                <text:p>-8.91708442113159</text:p>
              </table:table-cell>
              <table:table-cell office:value-type="float" office:value="-12.8674613429603">
                <text:p>-12.8674613429603</text:p>
              </table:table-cell>
              <table:table-cell office:value-type="float" office:value="21.3657180955391">
                <text:p>21.3657180955391</text:p>
              </table:table-cell>
            </table:table-row>
            <table:table-row>
              <table:table-cell office:value-type="float" office:value="1.07">
                <text:p>1.07</text:p>
              </table:table-cell>
              <table:table-cell office:value-type="float" office:value="-9.31212211331446">
                <text:p>-9.31212211331446</text:p>
              </table:table-cell>
              <table:table-cell office:value-type="float" office:value="-13.3303712476873">
                <text:p>-13.3303712476873</text:p>
              </table:table-cell>
              <table:table-cell office:value-type="float" office:value="21.9433680037997">
                <text:p>21.9433680037997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-9.71394702675175">
                <text:p>-9.71394702675175</text:p>
              </table:table-cell>
              <table:table-cell office:value-type="float" office:value="-13.7610685026507">
                <text:p>-13.7610685026507</text:p>
              </table:table-cell>
              <table:table-cell office:value-type="float" office:value="22.5995519724411">
                <text:p>22.5995519724411</text:p>
              </table:table-cell>
            </table:table-row>
            <table:table-row>
              <table:table-cell office:value-type="float" office:value="1.09">
                <text:p>1.09</text:p>
              </table:table-cell>
              <table:table-cell office:value-type="float" office:value="-10.1186591743416">
                <text:p>-10.1186591743416</text:p>
              </table:table-cell>
              <table:table-cell office:value-type="float" office:value="-14.1480544782285">
                <text:p>-14.1480544782285</text:p>
              </table:table-cell>
              <table:table-cell office:value-type="float" office:value="23.3336401578386">
                <text:p>23.3336401578386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-10.5215987047303">
                <text:p>-10.5215987047303</text:p>
              </table:table-cell>
              <table:table-cell office:value-type="float" office:value="-14.4787469817229">
                <text:p>-14.4787469817229</text:p>
              </table:table-cell>
              <table:table-cell office:value-type="float" office:value="24.1430031660817">
                <text:p>24.1430031660817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-10.9173135324296">
                <text:p>-10.9173135324296</text:p>
              </table:table-cell>
              <table:table-cell office:value-type="float" office:value="-14.7397772408247">
                <text:p>-14.7397772408247</text:p>
              </table:table-cell>
              <table:table-cell office:value-type="float" office:value="25.0225854032096">
                <text:p>25.0225854032096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-11.2995599032691">
                <text:p>-11.2995599032691</text:p>
              </table:table-cell>
              <table:table-cell office:value-type="float" office:value="-14.9174331551084">
                <text:p>-14.9174331551084</text:p>
              </table:table-cell>
              <table:table-cell office:value-type="float" office:value="25.9645041544866">
                <text:p>25.9645041544866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-11.661347228453">
                <text:p>-11.661347228453</text:p>
              </table:table-cell>
              <table:table-cell office:value-type="float" office:value="-14.9982608959497">
                <text:p>-14.9982608959497</text:p>
              </table:table-cell>
              <table:table-cell office:value-type="float" office:value="26.9577216724252">
                <text:p>26.9577216724252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-11.9950385952027">
                <text:p>-11.9950385952027</text:p>
              </table:table-cell>
              <table:table-cell office:value-type="float" office:value="-14.9698219818556">
                <text:p>-14.9698219818556</text:p>
              </table:table-cell>
              <table:table-cell office:value-type="float" office:value="27.9878483757998">
                <text:p>27.9878483757998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-12.292516933868">
                <text:p>-12.292516933868</text:p>
              </table:table-cell>
              <table:table-cell office:value-type="float" office:value="-14.8215813540498">
                <text:p>-14.8215813540498</text:p>
              </table:table-cell>
              <table:table-cell office:value-type="float" office:value="29.0371416768019">
                <text:p>29.0371416768019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-12.5454233758862">
                <text:p>-12.5454233758862</text:p>
              </table:table-cell>
              <table:table-cell office:value-type="float" office:value="-14.5458747242602">
                <text:p>-14.5458747242602</text:p>
              </table:table-cell>
              <table:table-cell office:value-type="float" office:value="30.0847632965674">
                <text:p>30.0847632965674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-12.7454685107236">
                <text:p>-12.7454685107236</text:p>
              </table:table-cell>
              <table:table-cell office:value-type="float" office:value="-14.1388735950781">
                <text:p>-14.1388735950781</text:p>
              </table:table-cell>
              <table:table-cell office:value-type="float" office:value="31.1073445098767">
                <text:p>31.1073445098767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-12.884809019159">
                <text:p>-12.884809019159</text:p>
              </table:table-cell>
              <table:table-cell office:value-type="float" office:value="-13.6014392431013">
                <text:p>-13.6014392431013</text:p>
              </table:table-cell>
              <table:table-cell office:value-type="float" office:value="32.0798810047784">
                <text:p>32.0798810047784</text:p>
              </table:table-cell>
            </table:table-row>
            <table:table-row>
              <table:table-cell office:value-type="float" office:value="1.19">
                <text:p>1.19</text:p>
              </table:table-cell>
              <table:table-cell office:value-type="float" office:value="-12.9564720415532">
                <text:p>-12.9564720415532</text:p>
              </table:table-cell>
              <table:table-cell office:value-type="float" office:value="-12.9397399749957">
                <text:p>-12.9397399749957</text:p>
              </table:table-cell>
              <table:table-cell office:value-type="float" office:value="32.9769369816482">
                <text:p>32.9769369816482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-12.9547988348975">
                <text:p>-12.9547988348975</text:p>
              </table:table-cell>
              <table:table-cell office:value-type="float" office:value="-12.1655071266927">
                <text:p>-12.1655071266927</text:p>
              </table:table-cell>
              <table:table-cell office:value-type="float" office:value="33.7740857875809">
                <text:p>33.7740857875809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-12.875869664077">
                <text:p>-12.875869664077</text:p>
              </table:table-cell>
              <table:table-cell office:value-type="float" office:value="-11.2958308570903">
                <text:p>-11.2958308570903</text:p>
              </table:table-cell>
              <table:table-cell office:value-type="float" office:value="34.4494604754202">
                <text:p>34.4494604754202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-12.7178657833783">
                <text:p>-12.7178657833783</text:p>
              </table:table-cell>
              <table:table-cell office:value-type="float" office:value="-10.3524484236681">
                <text:p>-10.3524484236681</text:p>
              </table:table-cell>
              <table:table-cell office:value-type="float" office:value="34.9852446547092">
                <text:p>34.9852446547092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-12.4813240474073">
                <text:p>-12.4813240474073</text:p>
              </table:table-cell>
              <table:table-cell office:value-type="float" office:value="-9.36054989960491">
                <text:p>-9.36054989960491</text:p>
              </table:table-cell>
              <table:table-cell office:value-type="float" office:value="35.3689152930659">
                <text:p>35.3689152930659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-12.1692466326271">
                <text:p>-12.1692466326271</text:p>
              </table:table-cell>
              <table:table-cell office:value-type="float" office:value="-8.34720620410235">
                <text:p>-8.34720620410235</text:p>
              </table:table-cell>
              <table:table-cell office:value-type="float" office:value="35.5940647841731">
                <text:p>35.5940647841731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-11.7870425897746">
                <text:p>-11.7870425897746</text:p>
              </table:table-cell>
              <table:table-cell office:value-type="float" office:value="-7.33959366903382">
                <text:p>-7.33959366903382</text:p>
              </table:table-cell>
              <table:table-cell office:value-type="float" office:value="35.660681833173">
                <text:p>35.660681833173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-11.3422976977005">
                <text:p>-11.3422976977005</text:p>
              </table:table-cell>
              <table:table-cell office:value-type="float" office:value="-6.36322990200026">
                <text:p>-6.36322990200026</text:p>
              </table:table-cell>
              <table:table-cell office:value-type="float" office:value="35.5748513493071">
                <text:p>35.5748513493071</text:p>
              </table:table-cell>
            </table:table-row>
            <table:table-row>
              <table:table-cell office:value-type="float" office:value="1.27">
                <text:p>1.27</text:p>
              </table:table-cell>
              <table:table-cell office:value-type="float" office:value="-10.8443909181305">
                <text:p>-10.8443909181305</text:p>
              </table:table-cell>
              <table:table-cell office:value-type="float" office:value="-5.44043541278356">
                <text:p>-5.44043541278356</text:p>
              </table:table-cell>
              <table:table-cell office:value-type="float" office:value="35.3479251253329">
                <text:p>35.3479251253329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-10.3039953675958">
                <text:p>-10.3039953675958</text:p>
              </table:table-cell>
              <table:table-cell office:value-type="float" office:value="-4.58919333369309">
                <text:p>-4.58919333369309</text:p>
              </table:table-cell>
              <table:table-cell office:value-type="float" office:value="34.995295872468">
                <text:p>34.995295872468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-9.73251516420554">
                <text:p>-9.73251516420554</text:p>
              </table:table-cell>
              <table:table-cell office:value-type="float" office:value="-3.82250643770744">
                <text:p>-3.82250643770744</text:p>
              </table:table-cell>
              <table:table-cell office:value-type="float" office:value="34.5349582510493">
                <text:p>34.5349582510493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-9.14151429155573">
                <text:p>-9.14151429155573</text:p>
              </table:table-cell>
              <table:table-cell office:value-type="float" office:value="-3.14826557057249">
                <text:p>-3.14826557057249</text:p>
              </table:table-cell>
              <table:table-cell office:value-type="float" office:value="33.9860520497239">
                <text:p>33.9860520497239</text:p>
              </table:table-cell>
            </table:table-row>
            <table:table-row>
              <table:table-cell office:value-type="float" office:value="1.31">
                <text:p>1.31</text:p>
              </table:table-cell>
              <table:table-cell office:value-type="float" office:value="-8.5421894194574">
                <text:p>-8.5421894194574</text:p>
              </table:table-cell>
              <table:table-cell office:value-type="float" office:value="-2.56956711124129">
                <text:p>-2.56956711124129</text:p>
              </table:table-cell>
              <table:table-cell office:value-type="float" office:value="33.3675564754679">
                <text:p>33.3675564754679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-7.94492718863579">
                <text:p>-7.94492718863579</text:p>
              </table:table-cell>
              <table:table-cell office:value-type="float" office:value="-2.08536459879805">
                <text:p>-2.08536459879805</text:p>
              </table:table-cell>
              <table:table-cell office:value-type="float" office:value="32.6972522593578">
                <text:p>32.6972522593578</text:p>
              </table:table-cell>
            </table:table-row>
            <table:table-row>
              <table:table-cell office:value-type="float" office:value="1.33">
                <text:p>1.33</text:p>
              </table:table-cell>
              <table:table-cell office:value-type="float" office:value="-7.35897092965202">
                <text:p>-7.35897092965202</text:p>
              </table:table-cell>
              <table:table-cell office:value-type="float" office:value="-1.69131768093755">
                <text:p>-1.69131768093755</text:p>
              </table:table-cell>
              <table:table-cell office:value-type="float" office:value="31.9910062314337">
                <text:p>31.9910062314337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-6.79220560478057">
                <text:p>-6.79220560478057</text:p>
              </table:table-cell>
              <table:table-cell office:value-type="float" office:value="-1.38070751575637">
                <text:p>-1.38070751575637</text:p>
              </table:table-cell>
              <table:table-cell office:value-type="float" office:value="31.262376308397">
                <text:p>31.262376308397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-6.25105579587815">
                <text:p>-6.25105579587815</text:p>
              </table:table-cell>
              <table:table-cell office:value-type="float" office:value="-1.14531313413083">
                <text:p>-1.14531313413083</text:p>
              </table:table-cell>
              <table:table-cell office:value-type="float" office:value="30.5224934334439">
                <text:p>30.5224934334439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-5.74048152970342">
                <text:p>-5.74048152970342</text:p>
              </table:table-cell>
              <table:table-cell office:value-type="float" office:value="-0.976177530817579">
                <text:p>-0.976177530817579</text:p>
              </table:table-cell>
              <table:table-cell office:value-type="float" office:value="29.7801544382708">
                <text:p>29.7801544382708</text:p>
              </table:table-cell>
            </table:table-row>
            <table:table-row>
              <table:table-cell office:value-type="float" office:value="1.37">
                <text:p>1.37</text:p>
              </table:table-cell>
              <table:table-cell office:value-type="float" office:value="-5.26405112981483">
                <text:p>-5.26405112981483</text:p>
              </table:table-cell>
              <table:table-cell office:value-type="float" office:value="-0.864226318780272">
                <text:p>-0.864226318780272</text:p>
              </table:table-cell>
              <table:table-cell office:value-type="float" office:value="29.0420542774373">
                <text:p>29.0420542774373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-4.82406864871138">
                <text:p>-4.82406864871138</text:p>
              </table:table-cell>
              <table:table-cell office:value-type="float" office:value="-0.800729785627749">
                <text:p>-0.800729785627749</text:p>
              </table:table-cell>
              <table:table-cell office:value-type="float" office:value="28.3130928120035">
                <text:p>28.3130928120035</text:p>
              </table:table-cell>
            </table:table-row>
            <table:table-row>
              <table:table-cell office:value-type="float" office:value="1.39">
                <text:p>1.39</text:p>
              </table:table-cell>
              <table:table-cell office:value-type="float" office:value="-4.42173476240301">
                <text:p>-4.42173476240301</text:p>
              </table:table-cell>
              <table:table-cell office:value-type="float" office:value="-0.777618675586241">
                <text:p>-0.777618675586241</text:p>
              </table:table-cell>
              <table:table-cell office:value-type="float" office:value="27.5967047582328">
                <text:p>27.5967047582328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-4.05732315372134">
                <text:p>-4.05732315372134</text:p>
              </table:table-cell>
              <table:table-cell office:value-type="float" office:value="-0.787675134730716">
                <text:p>-0.787675134730716</text:p>
              </table:table-cell>
              <table:table-cell office:value-type="float" office:value="26.8951768666439">
                <text:p>26.8951768666439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-3.73035835182228">
                <text:p>-3.73035835182228</text:p>
              </table:table-cell>
              <table:table-cell office:value-type="float" office:value="-0.824624628180735">
                <text:p>-0.824624628180735</text:p>
              </table:table-cell>
              <table:table-cell office:value-type="float" office:value="26.2099306758176">
                <text:p>26.2099306758176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-3.43978497945812">
                <text:p>-3.43978497945812</text:p>
              </table:table-cell>
              <table:table-cell office:value-type="float" office:value="-0.883154382436974">
                <text:p>-0.883154382436974</text:p>
              </table:table-cell>
              <table:table-cell office:value-type="float" office:value="25.5417606448177">
                <text:p>25.5417606448177</text:p>
              </table:table-cell>
            </table:table-row>
            <table:table-row>
              <table:table-cell office:value-type="float" office:value="1.43">
                <text:p>1.43</text:p>
              </table:table-cell>
              <table:table-cell office:value-type="float" office:value="-3.18412191975601">
                <text:p>-3.18412191975601</text:p>
              </table:table-cell>
              <table:table-cell office:value-type="float" office:value="-0.958880986711294">
                <text:p>-0.958880986711294</text:p>
              </table:table-cell>
              <table:table-cell office:value-type="float" office:value="24.891025639415">
                <text:p>24.891025639415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-2.96159782645154">
                <text:p>-2.96159782645154</text:p>
              </table:table-cell>
              <table:table-cell office:value-type="float" office:value="-1.04828571093916">
                <text:p>-1.04828571093916</text:p>
              </table:table-cell>
              <table:table-cell office:value-type="float" office:value="24.2577968953795">
                <text:p>24.2577968953795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-2.7702666149003">
                <text:p>-2.7702666149003</text:p>
              </table:table-cell>
              <table:table-cell office:value-type="float" office:value="-1.14863185963761">
                <text:p>-1.14863185963761</text:p>
              </table:table-cell>
              <table:table-cell office:value-type="float" office:value="23.6419683183329">
                <text:p>23.6419683183329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-2.60810313937403">
                <text:p>-2.60810313937403</text:p>
              </table:table-cell>
              <table:table-cell office:value-type="float" office:value="-1.25787463778524">
                <text:p>-1.25787463778524</text:p>
              </table:table-cell>
              <table:table-cell office:value-type="float" office:value="23.0433359947797">
                <text:p>23.0433359947797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-2.47308028921515">
                <text:p>-2.47308028921515</text:p>
              </table:table-cell>
              <table:table-cell office:value-type="float" office:value="-1.37457080093576">
                <text:p>-1.37457080093576</text:p>
              </table:table-cell>
              <table:table-cell office:value-type="float" office:value="22.4616537028364">
                <text:p>22.4616537028364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-2.36322934038721">
                <text:p>-2.36322934038721</text:p>
              </table:table-cell>
              <table:table-cell office:value-type="float" office:value="-1.49779284355003">
                <text:p>-1.49779284355003</text:p>
              </table:table-cell>
              <table:table-cell office:value-type="float" office:value="21.8966705103">
                <text:p>21.8966705103</text:p>
              </table:table-cell>
            </table:table-row>
            <table:table-row>
              <table:table-cell office:value-type="float" office:value="1.49">
                <text:p>1.49</text:p>
              </table:table-cell>
              <table:table-cell office:value-type="float" office:value="-2.27668569070349">
                <text:p>-2.27668569070349</text:p>
              </table:table-cell>
              <table:table-cell office:value-type="float" office:value="-1.62705058835563">
                <text:p>-1.62705058835563</text:p>
              </table:table-cell>
              <table:table-cell office:value-type="float" office:value="21.348155576629">
                <text:p>21.348155576629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2.21172218046871">
                <text:p>-2.21172218046871</text:p>
              </table:table-cell>
              <table:table-cell office:value-type="float" office:value="-1.76222167262682">
                <text:p>-1.76222167262682</text:p>
              </table:table-cell>
              <table:table-cell office:value-type="float" office:value="20.8159142558445">
                <text:p>20.8159142558445</text:p>
              </table:table-cell>
            </table:table-row>
            <table:table-row>
              <table:table-cell office:value-type="float" office:value="1.51">
                <text:p>1.51</text:p>
              </table:table-cell>
              <table:table-cell office:value-type="float" office:value="-2.16677212968452">
                <text:p>-2.16677212968452</text:p>
              </table:table-cell>
              <table:table-cell office:value-type="float" office:value="-1.90349147376793">
                <text:p>-1.90349147376793</text:p>
              </table:table-cell>
              <table:table-cell office:value-type="float" office:value="20.2997986566245">
                <text:p>20.2997986566245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-2.14044406409286">
                <text:p>-2.14044406409286</text:p>
              </table:table-cell>
              <table:table-cell office:value-type="float" office:value="-2.0513023756681">
                <text:p>-2.0513023756681</text:p>
              </table:table-cell>
              <table:table-cell office:value-type="float" office:value="19.7997150151923">
                <text:p>19.7997150151923</text:p>
              </table:table-cell>
            </table:table-row>
            <table:table-row>
              <table:table-cell office:value-type="float" office:value="1.53">
                <text:p>1.53</text:p>
              </table:table-cell>
              <table:table-cell office:value-type="float" office:value="-2.13152989525038">
                <text:p>-2.13152989525038</text:p>
              </table:table-cell>
              <table:table-cell office:value-type="float" office:value="-2.20631186510743">
                <text:p>-2.20631186510743</text:p>
              </table:table-cell>
              <table:table-cell office:value-type="float" office:value="19.3156295947238">
                <text:p>19.3156295947238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-2.13900809223609">
                <text:p>-2.13900809223609</text:p>
              </table:table-cell>
              <table:table-cell office:value-type="float" office:value="-2.3693586978591">
                <text:p>-2.3693586978591</text:p>
              </table:table-cell>
              <table:table-cell office:value-type="float" office:value="18.8475743358517">
                <text:p>18.8475743358517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-2.16204315279839">
                <text:p>-2.16204315279839</text:p>
              </table:table-cell>
              <table:table-cell office:value-type="float" office:value="-2.54143623647253">
                <text:p>-2.54143623647253</text:p>
              </table:table-cell>
              <table:table-cell office:value-type="float" office:value="18.3956531278436">
                <text:p>18.3956531278436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-2.1999824611658">
                <text:p>-2.1999824611658</text:p>
              </table:table-cell>
              <table:table-cell office:value-type="float" office:value="-2.72367199802827">
                <text:p>-2.72367199802827</text:p>
              </table:table-cell>
              <table:table-cell office:value-type="float" office:value="17.9600493259012">
                <text:p>17.9600493259012</text:p>
              </table:table-cell>
            </table:table-row>
            <table:table-row>
              <table:table-cell office:value-type="float" office:value="1.57">
                <text:p>1.57</text:p>
              </table:table-cell>
              <table:table-cell office:value-type="float" office:value="-2.25235141485205">
                <text:p>-2.25235141485205</text:p>
              </table:table-cell>
              <table:table-cell office:value-type="float" office:value="-2.91731243198786">
                <text:p>-2.91731243198786</text:p>
              </table:table-cell>
              <table:table-cell office:value-type="float" office:value="17.5410349834668">
                <text:p>17.5410349834668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-2.31884751656563">
                <text:p>-2.31884751656563</text:p>
              </table:table-cell>
              <table:table-cell office:value-type="float" office:value="-3.12371195419674">
                <text:p>-3.12371195419674</text:p>
              </table:table-cell>
              <table:table-cell office:value-type="float" office:value="17.1389821784119">
                <text:p>17.1389821784119</text:p>
              </table:table-cell>
            </table:table-row>
            <table:table-row>
              <table:table-cell office:value-type="float" office:value="1.59">
                <text:p>1.59</text:p>
              </table:table-cell>
              <table:table-cell office:value-type="float" office:value="-2.39933396032874">
                <text:p>-2.39933396032874</text:p>
              </table:table-cell>
              <table:table-cell office:value-type="float" office:value="-3.34432527668442">
                <text:p>-3.34432527668442</text:p>
              </table:table-cell>
              <table:table-cell office:value-type="float" office:value="16.7543767707288">
                <text:p>16.7543767707288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-2.49383309196431">
                <text:p>-2.49383309196431</text:p>
              </table:table-cell>
              <table:table-cell office:value-type="float" office:value="-3.5807020811081">
                <text:p>-3.5807020811081</text:p>
              </table:table-cell>
              <table:table-cell office:value-type="float" office:value="16.3878349222834">
                <text:p>16.3878349222834</text:p>
              </table:table-cell>
            </table:table-row>
            <table:table-row>
              <table:table-cell office:value-type="float" office:value="1.61">
                <text:p>1.61</text:p>
              </table:table-cell>
              <table:table-cell office:value-type="float" office:value="-2.60251999087869">
                <text:p>-2.60251999087869</text:p>
              </table:table-cell>
              <table:table-cell office:value-type="float" office:value="-3.83448307569864">
                <text:p>-3.83448307569864</text:p>
              </table:table-cell>
              <table:table-cell office:value-type="float" office:value="16.0401227244458">
                <text:p>16.0401227244458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-2.72571629936068">
                <text:p>-2.72571629936068</text:p>
              </table:table-cell>
              <table:table-cell office:value-type="float" office:value="-4.10739644192251">
                <text:p>-4.10739644192251</text:p>
              </table:table-cell>
              <table:table-cell office:value-type="float" office:value="15.7121793070525">
                <text:p>15.7121793070525</text:p>
              </table:table-cell>
            </table:table-row>
            <table:table-row>
              <table:table-cell office:value-type="float" office:value="1.63">
                <text:p>1.63</text:p>
              </table:table-cell>
              <table:table-cell office:value-type="float" office:value="-2.86388431361687">
                <text:p>-2.86388431361687</text:p>
              </table:table-cell>
              <table:table-cell office:value-type="float" office:value="-4.40125360896717">
                <text:p>-4.40125360896717</text:p>
              </table:table-cell>
              <table:table-cell office:value-type="float" office:value="15.4051438331613">
                <text:p>15.4051438331613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-3.0176212431519">
                <text:p>-3.0176212431519</text:p>
              </table:table-cell>
              <table:table-cell office:value-type="float" office:value="-4.7179431829622">
                <text:p>-4.7179431829622</text:p>
              </table:table-cell>
              <table:table-cell office:value-type="float" office:value="15.12038680932">
                <text:p>15.12038680932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-3.18765343713293">
                <text:p>-3.18765343713293</text:p>
              </table:table-cell>
              <table:table-cell office:value-type="float" office:value="-5.05942169481033">
                <text:p>-5.05942169481033</text:p>
              </table:table-cell>
              <table:table-cell office:value-type="float" office:value="14.8595461501337">
                <text:p>14.8595461501337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-3.37483026290067">
                <text:p>-3.37483026290067</text:p>
              </table:table-cell>
              <table:table-cell office:value-type="float" office:value="-5.42769960666235">
                <text:p>-5.42769960666235</text:p>
              </table:table-cell>
              <table:table-cell office:value-type="float" office:value="14.6245684156838">
                <text:p>14.6245684156838</text:p>
              </table:table-cell>
            </table:table-row>
            <table:table-row>
              <table:table-cell office:value-type="float" office:value="1.67">
                <text:p>1.67</text:p>
              </table:table-cell>
              <table:table-cell office:value-type="float" office:value="-3.58011719727683">
                <text:p>-3.58011719727683</text:p>
              </table:table-cell>
              <table:table-cell office:value-type="float" office:value="-5.82482072349681">
                <text:p>-5.82482072349681</text:p>
              </table:table-cell>
              <table:table-cell office:value-type="float" office:value="14.4177555735039">
                <text:p>14.4177555735039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-3.80458754989883">
                <text:p>-3.80458754989883</text:p>
              </table:table-cell>
              <table:table-cell office:value-type="float" office:value="-6.252832784751">
                <text:p>-6.252832784751</text:p>
              </table:table-cell>
              <table:table-cell office:value-type="float" office:value="14.2418174999763">
                <text:p>14.2418174999763</text:p>
              </table:table-cell>
            </table:table-row>
            <table:table-row>
              <table:table-cell office:value-type="float" office:value="1.69">
                <text:p>1.69</text:p>
              </table:table-cell>
              <table:table-cell office:value-type="float" office:value="-4.04941207338405">
                <text:p>-4.04941207338405</text:p>
              </table:table-cell>
              <table:table-cell office:value-type="float" office:value="-6.71374655539175">
                <text:p>-6.71374655539175</text:p>
              </table:table-cell>
              <table:table-cell office:value-type="float" office:value="14.0999301976215">
                <text:p>14.0999301976215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-4.31584552158482">
                <text:p>-4.31584552158482</text:p>
              </table:table-cell>
              <table:table-cell office:value-type="float" office:value="-7.20948019462416">
                <text:p>-7.20948019462416</text:p>
              </table:table-cell>
              <table:table-cell office:value-type="float" office:value="13.9957993226087">
                <text:p>13.9957993226087</text:p>
              </table:table-cell>
            </table:table-row>
            <table:table-row>
              <table:table-cell office:value-type="float" office:value="1.71">
                <text:p>1.71</text:p>
              </table:table-cell>
              <table:table-cell office:value-type="float" office:value="-4.60520898888875">
                <text:p>-4.60520898888875</text:p>
              </table:table-cell>
              <table:table-cell office:value-type="float" office:value="-7.74178506044686">
                <text:p>-7.74178506044686</text:p>
              </table:table-cell>
              <table:table-cell office:value-type="float" office:value="13.9337280354484">
                <text:p>13.9337280354484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-4.91886659604456">
                <text:p>-4.91886659604456</text:p>
              </table:table-cell>
              <table:table-cell office:value-type="float" office:value="-8.31214843075546">
                <text:p>-8.31214843075546</text:p>
              </table:table-cell>
              <table:table-cell office:value-type="float" office:value="13.9186873360072">
                <text:p>13.9186873360072</text:p>
              </table:table-cell>
            </table:table-row>
            <table:table-row>
              <table:table-cell office:value-type="float" office:value="1.73">
                <text:p>1.73</text:p>
              </table:table-cell>
              <table:table-cell office:value-type="float" office:value="-5.25819477951565">
                <text:p>-5.25819477951565</text:p>
              </table:table-cell>
              <table:table-cell office:value-type="float" office:value="-8.92166793136164">
                <text:p>-8.92166793136164</text:p>
              </table:table-cell>
              <table:table-cell office:value-type="float" office:value="13.9563858329545">
                <text:p>13.9563858329545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-5.62454209470025">
                <text:p>-5.62454209470025</text:p>
              </table:table-cell>
              <table:table-cell office:value-type="float" office:value="-9.57089183903493">
                <text:p>-9.57089183903493</text:p>
              </table:table-cell>
              <table:table-cell office:value-type="float" office:value="14.0533342214883">
                <text:p>14.0533342214883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-6.01917706913372">
                <text:p>-6.01917706913372</text:p>
              </table:table-cell>
              <table:table-cell office:value-type="float" office:value="-10.2596190081641">
                <text:p>-10.2596190081641</text:p>
              </table:table-cell>
              <table:table-cell office:value-type="float" office:value="14.2168974825733">
                <text:p>14.2168974825733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-6.44322126303676">
                <text:p>-6.44322126303676</text:p>
              </table:table-cell>
              <table:table-cell office:value-type="float" office:value="-10.9866521642266">
                <text:p>-10.9866521642266</text:p>
              </table:table-cell>
              <table:table-cell office:value-type="float" office:value="14.4553248510913">
                <text:p>14.4553248510913</text:p>
              </table:table-cell>
            </table:table-row>
            <table:table-row>
              <table:table-cell office:value-type="float" office:value="1.77">
                <text:p>1.77</text:p>
              </table:table-cell>
              <table:table-cell office:value-type="float" office:value="-6.89756435315575">
                <text:p>-6.89756435315575</text:p>
              </table:table-cell>
              <table:table-cell office:value-type="float" office:value="-11.7494990317881">
                <text:p>-11.7494990317881</text:p>
              </table:table-cell>
              <table:table-cell office:value-type="float" office:value="14.7777438300702">
                <text:p>14.7777438300702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-7.38275782101898">
                <text:p>-7.38275782101898</text:p>
              </table:table-cell>
              <table:table-cell office:value-type="float" office:value="-12.5440176697302">
                <text:p>-12.5440176697302</text:p>
              </table:table-cell>
              <table:table-cell office:value-type="float" office:value="15.1940999181593">
                <text:p>15.1940999181593</text:p>
              </table:table-cell>
            </table:table-row>
            <table:table-row>
              <table:table-cell office:value-type="float" office:value="1.79">
                <text:p>1.79</text:p>
              </table:table-cell>
              <table:table-cell office:value-type="float" office:value="-7.89888380589011">
                <text:p>-7.89888380589011</text:p>
              </table:table-cell>
              <table:table-cell office:value-type="float" office:value="-13.3640060828769">
                <text:p>-13.3640060828769</text:p>
              </table:table-cell>
              <table:table-cell office:value-type="float" office:value="15.7150183659237">
                <text:p>15.7150183659237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-8.44539603358879">
                <text:p>-8.44539603358879</text:p>
              </table:table-cell>
              <table:table-cell office:value-type="float" office:value="-14.2007424468988">
                <text:p>-14.2007424468988</text:p>
              </table:table-cell>
              <table:table-cell office:value-type="float" office:value="16.3515585217976">
                <text:p>16.3515585217976</text:p>
              </table:table-cell>
            </table:table-row>
            <table:table-row>
              <table:table-cell office:value-type="float" office:value="1.81">
                <text:p>1.81</text:p>
              </table:table-cell>
              <table:table-cell office:value-type="float" office:value="-9.02093067491979">
                <text:p>-9.02093067491979</text:p>
              </table:table-cell>
              <table:table-cell office:value-type="float" office:value="-15.0424920370048">
                <text:p>-15.0424920370048</text:p>
              </table:table-cell>
              <table:table-cell office:value-type="float" office:value="17.1148259005669">
                <text:p>17.1148259005669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-9.62308681112829">
                <text:p>-9.62308681112829</text:p>
              </table:table-cell>
              <table:table-cell office:value-type="float" office:value="-15.8740111259889">
                <text:p>-15.8740111259889</text:p>
              </table:table-cell>
              <table:table-cell office:value-type="float" office:value="18.015403321657">
                <text:p>18.015403321657</text:p>
              </table:table-cell>
            </table:table-row>
            <table:table-row>
              <table:table-cell office:value-type="float" office:value="1.83">
                <text:p>1.83</text:p>
              </table:table-cell>
              <table:table-cell office:value-type="float" office:value="-10.2481792426144">
                <text:p>-10.2481792426144</text:p>
              </table:table-cell>
              <table:table-cell office:value-type="float" office:value="-16.676097420827">
                <text:p>-16.676097420827</text:p>
              </table:table-cell>
              <table:table-cell office:value-type="float" office:value="19.0625624374749">
                <text:p>19.0625624374749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-10.8909710604356">
                <text:p>-10.8909710604356</text:p>
              </table:table-cell>
              <table:table-cell office:value-type="float" office:value="-17.4252610677231">
                <text:p>-17.4252610677231</text:p>
              </table:table-cell>
              <table:table-cell office:value-type="float" office:value="20.2632237935015">
                <text:p>20.2632237935015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-11.5444000611644">
                <text:p>-11.5444000611644</text:p>
              </table:table-cell>
              <table:table-cell office:value-type="float" office:value="-18.0936185147063">
                <text:p>-18.0936185147063</text:p>
              </table:table-cell>
              <table:table-cell office:value-type="float" office:value="21.6206512990992">
                <text:p>21.6206512990992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-12.1993219065186">
                <text:p>-12.1993219065186</text:p>
              </table:table-cell>
              <table:table-cell office:value-type="float" office:value="-18.6491398648879">
                <text:p>-18.6491398648879</text:p>
              </table:table-cell>
              <table:table-cell office:value-type="float" office:value="23.1329003046685">
                <text:p>23.1329003046685</text:p>
              </table:table-cell>
            </table:table-row>
            <table:table-row>
              <table:table-cell office:value-type="float" office:value="1.87">
                <text:p>1.87</text:p>
              </table:table-cell>
              <table:table-cell office:value-type="float" office:value="-12.8443037023555">
                <text:p>-12.8443037023555</text:p>
              </table:table-cell>
              <table:table-cell office:value-type="float" office:value="-19.0564016255837">
                <text:p>-19.0564016255837</text:p>
              </table:table-cell>
              <table:table-cell office:value-type="float" office:value="24.7910915681252">
                <text:p>24.7910915681252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-13.4655134946783">
                <text:p>-13.4655134946783</text:p>
              </table:table-cell>
              <table:table-cell office:value-type="float" office:value="-19.2779995538483">
                <text:p>-19.2779995538483</text:p>
              </table:table-cell>
              <table:table-cell office:value-type="float" office:value="26.5776578925058">
                <text:p>26.5776578925058</text:p>
              </table:table-cell>
            </table:table-row>
            <table:table-row>
              <table:table-cell office:value-type="float" office:value="1.89">
                <text:p>1.89</text:p>
              </table:table-cell>
              <table:table-cell office:value-type="float" office:value="-14.0467621005953">
                <text:p>-14.0467621005953</text:p>
              </table:table-cell>
              <table:table-cell office:value-type="float" office:value="-19.2767452267349">
                <text:p>-19.2767452267349</text:p>
              </table:table-cell>
              <table:table-cell office:value-type="float" office:value="28.4648019801331">
                <text:p>28.4648019801331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-14.5697604132093">
                <text:p>-14.5697604132093</text:p>
              </table:table-cell>
              <table:table-cell office:value-type="float" office:value="-19.0186881460794">
                <text:p>-19.0186881460794</text:p>
              </table:table-cell>
              <table:table-cell office:value-type="float" office:value="30.4134991367336">
                <text:p>30.4134991367336</text:p>
              </table:table-cell>
            </table:table-row>
            <table:table-row>
              <table:table-cell office:value-type="float" office:value="1.91">
                <text:p>1.91</text:p>
              </table:table-cell>
              <table:table-cell office:value-type="float" office:value="-15.0146531864963">
                <text:p>-15.0146531864963</text:p>
              </table:table-cell>
              <table:table-cell office:value-type="float" office:value="-18.4768602228217">
                <text:p>-18.4768602228217</text:p>
              </table:table-cell>
              <table:table-cell office:value-type="float" office:value="32.3734497897065">
                <text:p>32.3734497897065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-15.3608738901288">
                <text:p>-15.3608738901288</text:p>
              </table:table-cell>
              <table:table-cell office:value-type="float" office:value="-17.6354333023835">
                <text:p>-17.6354333023835</text:p>
              </table:table-cell>
              <table:table-cell office:value-type="float" office:value="34.2843942775247">
                <text:p>34.2843942775247</text:p>
              </table:table-cell>
            </table:table-row>
            <table:table-row>
              <table:table-cell office:value-type="float" office:value="1.93">
                <text:p>1.93</text:p>
              </table:table-cell>
              <table:table-cell office:value-type="float" office:value="-15.5883298313543">
                <text:p>-15.5883298313543</text:p>
              </table:table-cell>
              <table:table-cell office:value-type="float" office:value="-16.4937410896306">
                <text:p>-16.4937410896306</text:p>
              </table:table-cell>
              <table:table-cell office:value-type="float" office:value="36.0791004330143">
                <text:p>36.0791004330143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-15.6788709571819">
                <text:p>-15.6788709571819</text:p>
              </table:table-cell>
              <table:table-cell office:value-type="float" office:value="-15.0694068558297">
                <text:p>-15.0694068558297</text:p>
              </table:table-cell>
              <table:table-cell office:value-type="float" office:value="37.6880898507151">
                <text:p>37.6880898507151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-15.6179245470467">
                <text:p>-15.6179245470467</text:p>
              </table:table-cell>
              <table:table-cell office:value-type="float" office:value="-13.3997296813619">
                <text:p>-13.3997296813619</text:p>
              </table:table-cell>
              <table:table-cell office:value-type="float" office:value="39.045786976301">
                <text:p>39.045786976301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-15.3961050604782">
                <text:p>-15.3961050604782</text:p>
              </table:table-cell>
              <table:table-cell office:value-type="float" office:value="-11.5406097089621">
                <text:p>-11.5406097089621</text:p>
              </table:table-cell>
              <table:table-cell office:value-type="float" office:value="40.0973256614096">
                <text:p>40.0973256614096</text:p>
              </table:table-cell>
            </table:table-row>
            <table:table-row>
              <table:table-cell office:value-type="float" office:value="1.97">
                <text:p>1.97</text:p>
              </table:table-cell>
              <table:table-cell office:value-type="float" office:value="-15.0105555253266">
                <text:p>-15.0105555253266</text:p>
              </table:table-cell>
              <table:table-cell office:value-type="float" office:value="-9.56268664353364">
                <text:p>-9.56268664353364</text:p>
              </table:table-cell>
              <table:table-cell office:value-type="float" office:value="40.8048680391836">
                <text:p>40.8048680391836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-14.4657686371473">
                <text:p>-14.4657686371473</text:p>
              </table:table-cell>
              <table:table-cell office:value-type="float" office:value="-7.54497795013185">
                <text:p>-7.54497795013185</text:p>
              </table:table-cell>
              <table:table-cell office:value-type="float" office:value="41.152150613146">
                <text:p>41.152150613146</text:p>
              </table:table-cell>
            </table:table-row>
            <table:table-row>
              <table:table-cell office:value-type="float" office:value="1.99">
                <text:p>1.99</text:p>
              </table:table-cell>
              <table:table-cell office:value-type="float" office:value="-13.7736895684458">
                <text:p>-13.7736895684458</text:p>
              </table:table-cell>
              <table:table-cell office:value-type="float" office:value="-5.56696849212368">
                <text:p>-5.56696849212368</text:p>
              </table:table-cell>
              <table:table-cell office:value-type="float" office:value="41.1461989841186">
                <text:p>41.146198984118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12.9530174608136">
                <text:p>-12.9530174608136</text:p>
              </table:table-cell>
              <table:table-cell office:value-type="float" office:value="-3.70058216907978">
                <text:p>-3.70058216907978</text:p>
              </table:table-cell>
              <table:table-cell office:value-type="float" office:value="40.8157439696871">
                <text:p>40.8157439696871</text:p>
              </table:table-cell>
            </table:table-row>
            <table:table-row>
              <table:table-cell office:value-type="float" office:value="2.01">
                <text:p>2.01</text:p>
              </table:table-cell>
              <table:table-cell office:value-type="float" office:value="-12.0277739316402">
                <text:p>-12.0277739316402</text:p>
              </table:table-cell>
              <table:table-cell office:value-type="float" office:value="-2.00355079326226">
                <text:p>-2.00355079326226</text:p>
              </table:table-cell>
              <table:table-cell office:value-type="float" office:value="40.2066611850081">
                <text:p>40.2066611850081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-11.0253516178024">
                <text:p>-11.0253516178024</text:p>
              </table:table-cell>
              <table:table-cell office:value-type="float" office:value="-0.515325673395596">
                <text:p>-0.515325673395596</text:p>
              </table:table-cell>
              <table:table-cell office:value-type="float" office:value="39.375466113427">
                <text:p>39.375466113427</text:p>
              </table:table-cell>
            </table:table-row>
            <table:table-row>
              <table:table-cell office:value-type="float" office:value="2.03">
                <text:p>2.03</text:p>
              </table:table-cell>
              <table:table-cell office:value-type="float" office:value="-9.9743490233617">
                <text:p>-9.9743490233617</text:p>
              </table:table-cell>
              <table:table-cell office:value-type="float" office:value="0.744012720507647">
                <text:p>0.744012720507647</text:p>
              </table:table-cell>
              <table:table-cell office:value-type="float" office:value="38.3822701512043">
                <text:p>38.3822701512043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-8.90251284897477">
                <text:p>-8.90251284897477</text:p>
              </table:table-cell>
              <table:table-cell office:value-type="float" office:value="1.77213645473199">
                <text:p>1.77213645473199</text:p>
              </table:table-cell>
              <table:table-cell office:value-type="float" office:value="37.2845325216505">
                <text:p>37.2845325216505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-7.83504791860409">
                <text:p>-7.83504791860409</text:p>
              </table:table-cell>
              <table:table-cell office:value-type="float" office:value="2.58097179089185">
                <text:p>2.58097179089185</text:p>
              </table:table-cell>
              <table:table-cell office:value-type="float" office:value="36.1325136454893">
                <text:p>36.1325136454893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-6.7934459476545">
                <text:p>-6.7934459476545</text:p>
              </table:table-cell>
              <table:table-cell office:value-type="float" office:value="3.19234841409404">
                <text:p>3.19234841409404</text:p>
              </table:table-cell>
              <table:table-cell office:value-type="float" office:value="34.9667595716942">
                <text:p>34.9667595716942</text:p>
              </table:table-cell>
            </table:table-row>
            <table:table-row>
              <table:table-cell office:value-type="float" office:value="2.07">
                <text:p>2.07</text:p>
              </table:table-cell>
              <table:table-cell office:value-type="float" office:value="-5.79486651147965">
                <text:p>-5.79486651147965</text:p>
              </table:table-cell>
              <table:table-cell office:value-type="float" office:value="3.63370797575919">
                <text:p>3.63370797575919</text:p>
              </table:table-cell>
              <table:table-cell office:value-type="float" office:value="33.8174421858101">
                <text:p>33.8174421858101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-4.85200906275576">
                <text:p>-4.85200906275576</text:p>
              </table:table-cell>
              <table:table-cell office:value-type="float" office:value="3.9344839050518">
                <text:p>3.9344839050518</text:p>
              </table:table-cell>
              <table:table-cell office:value-type="float" office:value="32.7050752009096">
                <text:p>32.7050752009096</text:p>
              </table:table-cell>
            </table:table-row>
            <table:table-row>
              <table:table-cell office:value-type="float" office:value="2.09">
                <text:p>2.09</text:p>
              </table:table-cell>
              <table:table-cell office:value-type="float" office:value="-3.973359765975">
                <text:p>-3.973359765975</text:p>
              </table:table-cell>
              <table:table-cell office:value-type="float" office:value="4.12342974115889">
                <text:p>4.12342974115889</text:p>
              </table:table-cell>
              <table:table-cell office:value-type="float" office:value="31.6420383465729">
                <text:p>31.6420383465729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-3.16368081526162">
                <text:p>-3.16368081526162</text:p>
              </table:table-cell>
              <table:table-cell office:value-type="float" office:value="4.22690673007141">
                <text:p>4.22690673007141</text:p>
              </table:table-cell>
              <table:table-cell office:value-type="float" office:value="30.6344119590175">
                <text:p>30.6344119590175</text:p>
              </table:table-cell>
            </table:table-row>
            <table:table-row>
              <table:table-cell office:value-type="float" office:value="2.11">
                <text:p>2.11</text:p>
              </table:table-cell>
              <table:table-cell office:value-type="float" office:value="-2.42462206072831">
                <text:p>-2.42462206072831</text:p>
              </table:table-cell>
              <table:table-cell office:value-type="float" office:value="4.26798204851309">
                <text:p>4.26798204851309</text:p>
              </table:table-cell>
              <table:table-cell office:value-type="float" office:value="29.6837684694788">
                <text:p>29.6837684694788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-1.75536164980417">
                <text:p>-1.75536164980417</text:p>
              </table:table-cell>
              <table:table-cell office:value-type="float" office:value="4.26612724979053">
                <text:p>4.26612724979053</text:p>
              </table:table-cell>
              <table:table-cell office:value-type="float" office:value="28.7887188759965">
                <text:p>28.7887188759965</text:p>
              </table:table-cell>
            </table:table-row>
            <table:table-row>
              <table:table-cell office:value-type="float" office:value="2.13">
                <text:p>2.13</text:p>
              </table:table-cell>
              <table:table-cell office:value-type="float" office:value="-1.1532127598447">
                <text:p>-1.1532127598447</text:p>
              </table:table-cell>
              <table:table-cell office:value-type="float" office:value="4.23731084596663">
                <text:p>4.23731084596663</text:p>
              </table:table-cell>
              <table:table-cell office:value-type="float" office:value="27.9461337442953">
                <text:p>27.9461337442953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-0.614160399263569">
                <text:p>-0.614160399263569</text:p>
              </table:table-cell>
              <table:table-cell office:value-type="float" office:value="4.19431654497293">
                <text:p>4.19431654497293</text:p>
              </table:table-cell>
              <table:table-cell office:value-type="float" office:value="27.1520383017641">
                <text:p>27.1520383017641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-0.133312704839919">
                <text:p>-0.133312704839919</text:p>
              </table:table-cell>
              <table:table-cell office:value-type="float" office:value="4.14716553457171">
                <text:p>4.14716553457171</text:p>
              </table:table-cell>
              <table:table-cell office:value-type="float" office:value="26.4022241158114">
                <text:p>26.4022241158114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0.294735119101244">
                <text:p>0.294735119101244</text:p>
              </table:table-cell>
              <table:table-cell office:value-type="float" office:value="4.1035638409775">
                <text:p>4.1035638409775</text:p>
              </table:table-cell>
              <table:table-cell office:value-type="float" office:value="25.6926361075081">
                <text:p>25.6926361075081</text:p>
              </table:table-cell>
            </table:table-row>
            <table:table-row>
              <table:table-cell office:value-type="float" office:value="2.17">
                <text:p>2.17</text:p>
              </table:table-cell>
              <table:table-cell office:value-type="float" office:value="0.67561799128887">
                <text:p>0.67561799128887</text:p>
              </table:table-cell>
              <table:table-cell office:value-type="float" office:value="4.06932881428436">
                <text:p>4.06932881428436</text:p>
              </table:table-cell>
              <table:table-cell office:value-type="float" office:value="25.0195937884153">
                <text:p>25.0195937884153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1.01498907358842">
                <text:p>1.01498907358842</text:p>
              </table:table-cell>
              <table:table-cell office:value-type="float" office:value="4.04877168672048">
                <text:p>4.04877168672048</text:p>
              </table:table-cell>
              <table:table-cell office:value-type="float" office:value="24.3798977383182">
                <text:p>24.3798977383182</text:p>
              </table:table-cell>
            </table:table-row>
            <table:table-row>
              <table:table-cell office:value-type="float" office:value="2.19">
                <text:p>2.19</text:p>
              </table:table-cell>
              <table:table-cell office:value-type="float" office:value="1.31836733490163">
                <text:p>1.31836733490163</text:p>
              </table:table-cell>
              <table:table-cell office:value-type="float" office:value="4.04502761226207">
                <text:p>4.04502761226207</text:p>
              </table:table-cell>
              <table:table-cell office:value-type="float" office:value="23.7708617221978">
                <text:p>23.7708617221978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.59103336263767">
                <text:p>1.59103336263767</text:p>
              </table:table-cell>
              <table:table-cell office:value-type="float" office:value="4.06033291374181">
                <text:p>4.06033291374181</text:p>
              </table:table-cell>
              <table:table-cell office:value-type="float" office:value="23.1903003990004">
                <text:p>23.1903003990004</text:p>
              </table:table-cell>
            </table:table-row>
            <table:table-row>
              <table:table-cell office:value-type="float" office:value="2.21">
                <text:p>2.21</text:p>
              </table:table-cell>
              <table:table-cell office:value-type="float" office:value="1.83796331774808">
                <text:p>1.83796331774808</text:p>
              </table:table-cell>
              <table:table-cell office:value-type="float" office:value="4.09625350989895">
                <text:p>4.09625350989895</text:p>
              </table:table-cell>
              <table:table-cell office:value-type="float" office:value="22.6364936396522">
                <text:p>22.6364936396522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2.06379233696317">
                <text:p>2.06379233696317</text:p>
              </table:table-cell>
              <table:table-cell office:value-type="float" office:value="4.15387025424824">
                <text:p>4.15387025424824</text:p>
              </table:table-cell>
              <table:table-cell office:value-type="float" office:value="22.1081414461753">
                <text:p>22.1081414461753</text:p>
              </table:table-cell>
            </table:table-row>
            <table:table-row>
              <table:table-cell office:value-type="float" office:value="2.23">
                <text:p>2.23</text:p>
              </table:table-cell>
              <table:table-cell office:value-type="float" office:value="2.27280012869168">
                <text:p>2.27280012869168</text:p>
              </table:table-cell>
              <table:table-cell office:value-type="float" office:value="4.2339272770443">
                <text:p>4.2339272770443</text:p>
              </table:table-cell>
              <table:table-cell office:value-type="float" office:value="21.6043182636052">
                <text:p>21.6043182636052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2.46891284352694">
                <text:p>2.46891284352694</text:p>
              </table:table-cell>
              <table:table-cell office:value-type="float" office:value="4.33694906700935">
                <text:p>4.33694906700935</text:p>
              </table:table-cell>
              <table:table-cell office:value-type="float" office:value="21.1244318145105">
                <text:p>21.1244318145105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2.65571646587518">
                <text:p>2.65571646587518</text:p>
              </table:table-cell>
              <table:table-cell office:value-type="float" office:value="4.46333136233626">
                <text:p>4.46333136233626</text:p>
              </table:table-cell>
              <table:table-cell office:value-type="float" office:value="20.6681891253228">
                <text:p>20.6681891253228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2.83647795552129">
                <text:p>2.83647795552129</text:p>
              </table:table-cell>
              <table:table-cell office:value-type="float" office:value="4.61341015735852">
                <text:p>4.61341015735852</text:p>
              </table:table-cell>
              <table:table-cell office:value-type="float" office:value="20.2355708412303">
                <text:p>20.2355708412303</text:p>
              </table:table-cell>
            </table:table-row>
            <table:table-row>
              <table:table-cell office:value-type="float" office:value="2.27">
                <text:p>2.27</text:p>
              </table:table-cell>
              <table:table-cell office:value-type="float" office:value="3.01417117570501">
                <text:p>3.01417117570501</text:p>
              </table:table-cell>
              <table:table-cell office:value-type="float" office:value="4.78751237724551">
                <text:p>4.78751237724551</text:p>
              </table:table-cell>
              <table:table-cell office:value-type="float" office:value="19.8268139809088">
                <text:p>19.8268139809088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3.19150529585906">
                <text:p>3.19150529585906</text:p>
              </table:table-cell>
              <table:table-cell office:value-type="float" office:value="4.98599107059725">
                <text:p>4.98599107059725</text:p>
              </table:table-cell>
              <table:table-cell office:value-type="float" office:value="19.4424027595261">
                <text:p>19.4424027595261</text:p>
              </table:table-cell>
            </table:table-row>
            <table:table-row>
              <table:table-cell office:value-type="float" office:value="2.29">
                <text:p>2.29</text:p>
              </table:table-cell>
              <table:table-cell office:value-type="float" office:value="3.37095387333288">
                <text:p>3.37095387333288</text:p>
              </table:table-cell>
              <table:table-cell office:value-type="float" office:value="5.20924732901929">
                <text:p>5.20924732901929</text:p>
              </table:table-cell>
              <table:table-cell office:value-type="float" office:value="19.0830668550079">
                <text:p>19.0830668550079</text:p>
              </table:table-cell>
            </table:table-row>
            <table:table-row>
              <table:table-cell office:value-type="float" office:value="2.29999999999999">
                <text:p>2.29999999999999</text:p>
              </table:table-cell>
              <table:table-cell office:value-type="float" office:value="3.55478321890152">
                <text:p>3.55478321890152</text:p>
              </table:table-cell>
              <table:table-cell office:value-type="float" office:value="5.45774055896271">
                <text:p>5.45774055896271</text:p>
              </table:table-cell>
              <table:table-cell office:value-type="float" office:value="18.7497863968168">
                <text:p>18.7497863968168</text:p>
              </table:table-cell>
            </table:table-row>
            <table:table-row>
              <table:table-cell office:value-type="float" office:value="2.30999999999999">
                <text:p>2.30999999999999</text:p>
              </table:table-cell>
              <table:table-cell office:value-type="float" office:value="3.74507895290764">
                <text:p>3.74507895290764</text:p>
              </table:table-cell>
              <table:table-cell office:value-type="float" office:value="5.73198819425159">
                <text:p>5.73198819425159</text:p>
              </table:table-cell>
              <table:table-cell office:value-type="float" office:value="18.4438029384229">
                <text:p>18.4438029384229</text:p>
              </table:table-cell>
            </table:table-row>
            <table:table-row>
              <table:table-cell office:value-type="float" office:value="2.31999999999999">
                <text:p>2.31999999999999</text:p>
              </table:table-cell>
              <table:table-cell office:value-type="float" office:value="3.94376987704204">
                <text:p>3.94376987704204</text:p>
              </table:table-cell>
              <table:table-cell office:value-type="float" office:value="6.03255543716058">
                <text:p>6.03255543716058</text:p>
              </table:table-cell>
              <table:table-cell office:value-type="float" office:value="18.1666356768443">
                <text:p>18.1666356768443</text:p>
              </table:table-cell>
            </table:table-row>
            <table:table-row>
              <table:table-cell office:value-type="float" office:value="2.32999999999999">
                <text:p>2.32999999999999</text:p>
              </table:table-cell>
              <table:table-cell office:value-type="float" office:value="4.15264843305389">
                <text:p>4.15264843305389</text:p>
              </table:table-cell>
              <table:table-cell office:value-type="float" office:value="6.36003514286538">
                <text:p>6.36003514286538</text:p>
              </table:table-cell>
              <table:table-cell office:value-type="float" office:value="17.9201021629417">
                <text:p>17.9201021629417</text:p>
              </table:table-cell>
            </table:table-row>
            <table:table-row>
              <table:table-cell office:value-type="float" office:value="2.33999999999999">
                <text:p>2.33999999999999</text:p>
              </table:table-cell>
              <table:table-cell office:value-type="float" office:value="4.37338710403504">
                <text:p>4.37338710403504</text:p>
              </table:table-cell>
              <table:table-cell office:value-type="float" office:value="6.71501751102076">
                <text:p>6.71501751102076</text:p>
              </table:table-cell>
              <table:table-cell office:value-type="float" office:value="17.7063426716318">
                <text:p>17.7063426716318</text:p>
              </table:table-cell>
            </table:table-row>
            <table:table-row>
              <table:table-cell office:value-type="float" office:value="2.34999999999999">
                <text:p>2.34999999999999</text:p>
              </table:table-cell>
              <table:table-cell office:value-type="float" office:value="4.60755014473361">
                <text:p>4.60755014473361</text:p>
              </table:table-cell>
              <table:table-cell office:value-type="float" office:value="7.09804881804297">
                <text:p>7.09804881804297</text:p>
              </table:table-cell>
              <table:table-cell office:value-type="float" office:value="17.5278472435823">
                <text:p>17.5278472435823</text:p>
              </table:table-cell>
            </table:table-row>
            <table:table-row>
              <table:table-cell office:value-type="float" office:value="2.35999999999999">
                <text:p>2.35999999999999</text:p>
              </table:table-cell>
              <table:table-cell office:value-type="float" office:value="4.85660001206455">
                <text:p>4.85660001206455</text:p>
              </table:table-cell>
              <table:table-cell office:value-type="float" office:value="7.50957801934758">
                <text:p>7.50957801934758</text:p>
              </table:table-cell>
              <table:table-cell office:value-type="float" office:value="17.3874841423425">
                <text:p>17.3874841423425</text:p>
              </table:table-cell>
            </table:table-row>
            <table:table-row>
              <table:table-cell office:value-type="float" office:value="2.36999999999999">
                <text:p>2.36999999999999</text:p>
              </table:table-cell>
              <table:table-cell office:value-type="float" office:value="5.12189781279285">
                <text:p>5.12189781279285</text:p>
              </table:table-cell>
              <table:table-cell office:value-type="float" office:value="7.94988968557746">
                <text:p>7.94988968557746</text:p>
              </table:table-cell>
              <table:table-cell office:value-type="float" office:value="17.2885280655403">
                <text:p>17.2885280655403</text:p>
              </table:table-cell>
            </table:table-row>
            <table:table-row>
              <table:table-cell office:value-type="float" office:value="2.37999999999999">
                <text:p>2.37999999999999</text:p>
              </table:table-cell>
              <table:table-cell office:value-type="float" office:value="5.40469700007131">
                <text:p>5.40469700007131</text:p>
              </table:table-cell>
              <table:table-cell office:value-type="float" office:value="8.41902143545069">
                <text:p>8.41902143545069</text:p>
              </table:table-cell>
              <table:table-cell office:value-type="float" office:value="17.2346858763843">
                <text:p>17.2346858763843</text:p>
              </table:table-cell>
            </table:table-row>
            <table:table-row>
              <table:table-cell office:value-type="float" office:value="2.38999999999999">
                <text:p>2.38999999999999</text:p>
              </table:table-cell>
              <table:table-cell office:value-type="float" office:value="5.70612944360925">
                <text:p>5.70612944360925</text:p>
              </table:table-cell>
              <table:table-cell office:value-type="float" office:value="8.9166638305835">
                <text:p>8.9166638305835</text:p>
              </table:table-cell>
              <table:table-cell office:value-type="float" office:value="17.2301168519712">
                <text:p>17.2301168519712</text:p>
              </table:table-cell>
            </table:table-row>
            <table:table-row>
              <table:table-cell office:value-type="float" office:value="2.39999999999999">
                <text:p>2.39999999999999</text:p>
              </table:table-cell>
              <table:table-cell office:value-type="float" office:value="6.02718288230667">
                <text:p>6.02718288230667</text:p>
              </table:table-cell>
              <table:table-cell office:value-type="float" office:value="9.44204066562965">
                <text:p>9.44204066562965</text:p>
              </table:table-cell>
              <table:table-cell office:value-type="float" office:value="17.2794434494765">
                <text:p>17.2794434494765</text:p>
              </table:table-cell>
            </table:table-row>
            <table:table-row>
              <table:table-cell office:value-type="float" office:value="2.40999999999999">
                <text:p>2.40999999999999</text:p>
              </table:table-cell>
              <table:table-cell office:value-type="float" office:value="6.36866866063897">
                <text:p>6.36866866063897</text:p>
              </table:table-cell>
              <table:table-cell office:value-type="float" office:value="9.99376780827451">
                <text:p>9.99376780827451</text:p>
              </table:table-cell>
              <table:table-cell office:value-type="float" office:value="17.3877473495631">
                <text:p>17.3877473495631</text:p>
              </table:table-cell>
            </table:table-row>
            <table:table-row>
              <table:table-cell office:value-type="float" office:value="2.41999999999999">
                <text:p>2.41999999999999</text:p>
              </table:table-cell>
              <table:table-cell office:value-type="float" office:value="6.73117857540253">
                <text:p>6.73117857540253</text:p>
              </table:table-cell>
              <table:table-cell office:value-type="float" office:value="10.569689338928">
                <text:p>10.569689338928</text:p>
              </table:table-cell>
              <table:table-cell office:value-type="float" office:value="17.5605440453307">
                <text:p>17.5605440453307</text:p>
              </table:table-cell>
            </table:table-row>
            <table:table-row>
              <table:table-cell office:value-type="float" office:value="2.42999999999999">
                <text:p>2.42999999999999</text:p>
              </table:table-cell>
              <table:table-cell office:value-type="float" office:value="7.11502965175507">
                <text:p>7.11502965175507</text:p>
              </table:table-cell>
              <table:table-cell office:value-type="float" office:value="11.166690868148">
                <text:p>11.166690868148</text:p>
              </table:table-cell>
              <table:table-cell office:value-type="float" office:value="17.803727535057">
                <text:p>17.803727535057</text:p>
              </table:table-cell>
            </table:table-row>
            <table:table-row>
              <table:table-cell office:value-type="float" office:value="2.43999999999999">
                <text:p>2.43999999999999</text:p>
              </table:table-cell>
              <table:table-cell office:value-type="float" office:value="7.52019577339436">
                <text:p>7.52019577339436</text:p>
              </table:table-cell>
              <table:table-cell office:value-type="float" office:value="11.7804917687209">
                <text:p>11.7804917687209</text:p>
              </table:table-cell>
              <table:table-cell office:value-type="float" office:value="18.1234748338441">
                <text:p>18.1234748338441</text:p>
              </table:table-cell>
            </table:table-row>
            <table:table-row>
              <table:table-cell office:value-type="float" office:value="2.44999999999999">
                <text:p>2.44999999999999</text:p>
              </table:table-cell>
              <table:table-cell office:value-type="float" office:value="7.94622537292702">
                <text:p>7.94622537292702</text:p>
              </table:table-cell>
              <table:table-cell office:value-type="float" office:value="12.4054208791372">
                <text:p>12.4054208791372</text:p>
              </table:table-cell>
              <table:table-cell office:value-type="float" office:value="18.5260982156847">
                <text:p>18.5260982156847</text:p>
              </table:table-cell>
            </table:table-row>
            <table:table-row>
              <table:table-cell office:value-type="float" office:value="2.45999999999999">
                <text:p>2.45999999999999</text:p>
              </table:table-cell>
              <table:table-cell office:value-type="float" office:value="8.39214492354803">
                <text:p>8.39214492354803</text:p>
              </table:table-cell>
              <table:table-cell office:value-type="float" office:value="13.0341842577373">
                <text:p>13.0341842577373</text:p>
              </table:table-cell>
              <table:table-cell office:value-type="float" office:value="19.0178316314495">
                <text:p>19.0178316314495</text:p>
              </table:table-cell>
            </table:table-row>
            <table:table-row>
              <table:table-cell office:value-type="float" office:value="2.46999999999999">
                <text:p>2.46999999999999</text:p>
              </table:table-cell>
              <table:table-cell office:value-type="float" office:value="8.85634885696696">
                <text:p>8.85634885696696</text:p>
              </table:table-cell>
              <table:table-cell office:value-type="float" office:value="13.6576390019258">
                <text:p>13.6576390019258</text:p>
              </table:table-cell>
              <table:table-cell office:value-type="float" office:value="19.6045370871224">
                <text:p>19.6045370871224</text:p>
              </table:table-cell>
            </table:table-row>
            <table:table-row>
              <table:table-cell office:value-type="float" office:value="2.47999999999999">
                <text:p>2.47999999999999</text:p>
              </table:table-cell>
              <table:table-cell office:value-type="float" office:value="9.33647787146284">
                <text:p>9.33647787146284</text:p>
              </table:table-cell>
              <table:table-cell office:value-type="float" office:value="14.2645940956282">
                <text:p>14.2645940956282</text:p>
              </table:table-cell>
              <table:table-cell office:value-type="float" office:value="20.2913175871015">
                <text:p>20.2913175871015</text:p>
              </table:table-cell>
            </table:table-row>
            <table:table-row>
              <table:table-cell office:value-type="float" office:value="2.48999999999999">
                <text:p>2.48999999999999</text:p>
              </table:table-cell>
              <table:table-cell office:value-type="float" office:value="9.82928949387938">
                <text:p>9.82928949387938</text:p>
              </table:table-cell>
              <table:table-cell office:value-type="float" office:value="14.8416675823336">
                <text:p>14.8416675823336</text:p>
              </table:table-cell>
              <table:table-cell office:value-type="float" office:value="21.0820264559711">
                <text:p>21.0820264559711</text:p>
              </table:table-cell>
            </table:table-row>
            <table:table-row>
              <table:table-cell office:value-type="float" office:value="2.49999999999999">
                <text:p>2.49999999999999</text:p>
              </table:table-cell>
              <table:table-cell office:value-type="float" office:value="10.3305273027248">
                <text:p>10.3305273027248</text:p>
              </table:table-cell>
              <table:table-cell office:value-type="float" office:value="15.3732385532628">
                <text:p>15.3732385532628</text:p>
              </table:table-cell>
              <table:table-cell office:value-type="float" office:value="21.9786695561987">
                <text:p>21.9786695561987</text:p>
              </table:table-cell>
            </table:table-row>
            <table:table-row>
              <table:table-cell office:value-type="float" office:value="2.50999999999999">
                <text:p>2.50999999999999</text:p>
              </table:table-cell>
              <table:table-cell office:value-type="float" office:value="10.8347984277786">
                <text:p>10.8347984277786</text:p>
              </table:table-cell>
              <table:table-cell office:value-type="float" office:value="15.8415413532143">
                <text:p>15.8415413532143</text:p>
              </table:table-cell>
              <table:table-cell office:value-type="float" office:value="22.9807083074246">
                <text:p>22.9807083074246</text:p>
              </table:table-cell>
            </table:table-row>
            <table:table-row>
              <table:table-cell office:value-type="float" office:value="2.51999999999999">
                <text:p>2.51999999999999</text:p>
              </table:table-cell>
              <table:table-cell office:value-type="float" office:value="11.3354727203222">
                <text:p>11.3354727203222</text:p>
              </table:table-cell>
              <table:table-cell office:value-type="float" office:value="16.226956077075">
                <text:p>16.226956077075</text:p>
              </table:table-cell>
              <table:table-cell office:value-type="float" office:value="24.0842884927006">
                <text:p>24.0842884927006</text:p>
              </table:table-cell>
            </table:table-row>
            <table:table-row>
              <table:table-cell office:value-type="float" office:value="2.52999999999999">
                <text:p>2.52999999999999</text:p>
              </table:table-cell>
              <table:table-cell office:value-type="float" office:value="11.8246210559975">
                <text:p>11.8246210559975</text:p>
              </table:table-cell>
              <table:table-cell office:value-type="float" office:value="16.5085509260207">
                <text:p>16.5085509260207</text:p>
              </table:table-cell>
              <table:table-cell office:value-type="float" office:value="25.2814429790174">
                <text:p>25.2814429790174</text:p>
              </table:table-cell>
            </table:table-row>
            <table:table-row>
              <table:table-cell office:value-type="float" office:value="2.53999999999999">
                <text:p>2.53999999999999</text:p>
              </table:table-cell>
              <table:table-cell office:value-type="float" office:value="12.2930140429998">
                <text:p>12.2930140429998</text:p>
              </table:table-cell>
              <table:table-cell office:value-type="float" office:value="16.6649244826829">
                <text:p>16.6649244826829</text:p>
              </table:table-cell>
              <table:table-cell office:value-type="float" office:value="26.5593447550819">
                <text:p>26.5593447550819</text:p>
              </table:table-cell>
            </table:table-row>
            <table:table-row>
              <table:table-cell office:value-type="float" office:value="2.54999999999999">
                <text:p>2.54999999999999</text:p>
              </table:table-cell>
              <table:table-cell office:value-type="float" office:value="12.7302050869681">
                <text:p>12.7302050869681</text:p>
              </table:table-cell>
              <table:table-cell office:value-type="float" office:value="16.6753751894251">
                <text:p>16.6753751894251</text:p>
              </table:table-cell>
              <table:table-cell office:value-type="float" office:value="27.8997170685245">
                <text:p>27.8997170685245</text:p>
              </table:table-cell>
            </table:table-row>
            <table:table-row>
              <table:table-cell office:value-type="float" office:value="2.55999999999999">
                <text:p>2.55999999999999</text:p>
              </table:table-cell>
              <table:table-cell office:value-type="float" office:value="13.1247220972138">
                <text:p>13.1247220972138</text:p>
              </table:table-cell>
              <table:table-cell office:value-type="float" office:value="16.5213876603749">
                <text:p>16.5213876603749</text:p>
              </table:table-cell>
              <table:table-cell office:value-type="float" office:value="29.2785340739991">
                <text:p>29.2785340739991</text:p>
              </table:table-cell>
            </table:table-row>
            <table:table-row>
              <table:table-cell office:value-type="float" office:value="2.56999999999999">
                <text:p>2.56999999999999</text:p>
              </table:table-cell>
              <table:table-cell office:value-type="float" office:value="13.4643886535299">
                <text:p>13.4643886535299</text:p>
              </table:table-cell>
              <table:table-cell office:value-type="float" office:value="16.1883697396405">
                <text:p>16.1883697396405</text:p>
              </table:table-cell>
              <table:table-cell office:value-type="float" office:value="30.6661593823867">
                <text:p>30.6661593823867</text:p>
              </table:table-cell>
            </table:table-row>
            <table:table-row>
              <table:table-cell office:value-type="float" office:value="2.57999999999999">
                <text:p>2.57999999999999</text:p>
              </table:table-cell>
              <table:table-cell office:value-type="float" office:value="13.736786762141">
                <text:p>13.736786762141</text:p>
              </table:table-cell>
              <table:table-cell office:value-type="float" office:value="15.667503980877">
                <text:p>15.667503980877</text:p>
              </table:table-cell>
              <table:table-cell office:value-type="float" office:value="32.0280601506053">
                <text:p>32.0280601506053</text:p>
              </table:table-cell>
            </table:table-row>
            <table:table-row>
              <table:table-cell office:value-type="float" office:value="2.58999999999999">
                <text:p>2.58999999999999</text:p>
              </table:table-cell>
              <table:table-cell office:value-type="float" office:value="13.9298584840146">
                <text:p>13.9298584840146</text:p>
              </table:table-cell>
              <table:table-cell office:value-type="float" office:value="14.9575029075288">
                <text:p>14.9575029075288</text:p>
              </table:table-cell>
              <table:table-cell office:value-type="float" office:value="33.3261901593922">
                <text:p>33.3261901593922</text:p>
              </table:table-cell>
            </table:table-row>
            <table:table-row>
              <table:table-cell office:value-type="float" office:value="2.59999999999999">
                <text:p>2.59999999999999</text:p>
              </table:table-cell>
              <table:table-cell office:value-type="float" office:value="14.032622926366">
                <text:p>14.032622926366</text:p>
              </table:table-cell>
              <table:table-cell office:value-type="float" office:value="14.0659971266607">
                <text:p>14.0659971266607</text:p>
              </table:table-cell>
              <table:table-cell office:value-type="float" office:value="34.5210507429029">
                <text:p>34.5210507429029</text:p>
              </table:table-cell>
            </table:table-row>
            <table:table-row>
              <table:table-cell office:value-type="float" office:value="2.60999999999999">
                <text:p>2.60999999999999</text:p>
              </table:table-cell>
              <table:table-cell office:value-type="float" office:value="14.0359603463955">
                <text:p>14.0359603463955</text:p>
              </table:table-cell>
              <table:table-cell office:value-type="float" office:value="13.0102626938055">
                <text:p>13.0102626938055</text:p>
              </table:table-cell>
              <table:table-cell office:value-type="float" office:value="35.5743177273766">
                <text:p>35.5743177273766</text:p>
              </table:table-cell>
            </table:table-row>
            <table:table-row>
              <table:table-cell office:value-type="float" office:value="2.61999999999999">
                <text:p>2.61999999999999</text:p>
              </table:table-cell>
              <table:table-cell office:value-type="float" office:value="13.9333905811365">
                <text:p>13.9333905811365</text:p>
              </table:table-cell>
              <table:table-cell office:value-type="float" office:value="11.8170318341429">
                <text:p>11.8170318341429</text:p>
              </table:table-cell>
              <table:table-cell office:value-type="float" office:value="36.451784567311">
                <text:p>36.451784567311</text:p>
              </table:table-cell>
            </table:table-row>
            <table:table-row>
              <table:table-cell office:value-type="float" office:value="2.62999999999999">
                <text:p>2.62999999999999</text:p>
              </table:table-cell>
              <table:table-cell office:value-type="float" office:value="13.7217547064371">
                <text:p>13.7217547064371</text:p>
              </table:table-cell>
              <table:table-cell office:value-type="float" office:value="10.5212413609618">
                <text:p>10.5212413609618</text:p>
              </table:table-cell>
              <table:table-cell office:value-type="float" office:value="37.1262501793977">
                <text:p>37.1262501793977</text:p>
              </table:table-cell>
            </table:table-row>
            <table:table-row>
              <table:table-cell office:value-type="float" office:value="2.63999999999999">
                <text:p>2.63999999999999</text:p>
              </table:table-cell>
              <table:table-cell office:value-type="float" office:value="13.4017033718896">
                <text:p>13.4017033718896</text:p>
              </table:table-cell>
              <table:table-cell office:value-type="float" office:value="9.16374728383948">
                <text:p>9.16374728383948</text:p>
              </table:table-cell>
              <table:table-cell office:value-type="float" office:value="37.5799157729038">
                <text:p>37.5799157729038</text:p>
              </table:table-cell>
            </table:table-row>
            <table:table-row>
              <table:table-cell office:value-type="float" office:value="2.64999999999999">
                <text:p>2.64999999999999</text:p>
              </table:table-cell>
              <table:table-cell office:value-type="float" office:value="12.9779077630846">
                <text:p>12.9779077630846</text:p>
              </table:table-cell>
              <table:table-cell office:value-type="float" office:value="7.78823791583965">
                <text:p>7.78823791583965</text:p>
              </table:table-cell>
              <table:table-cell office:value-type="float" office:value="37.8058829143562">
                <text:p>37.8058829143562</text:p>
              </table:table-cell>
            </table:table-row>
            <table:table-row>
              <table:table-cell office:value-type="float" office:value="2.65999999999999">
                <text:p>2.65999999999999</text:p>
              </table:table-cell>
              <table:table-cell office:value-type="float" office:value="12.4589407783601">
                <text:p>12.4589407783601</text:p>
              </table:table-cell>
              <table:table-cell office:value-type="float" office:value="6.43775709670004">
                <text:p>6.43775709670004</text:p>
              </table:table-cell>
              <table:table-cell office:value-type="float" office:value="37.8084763697272">
                <text:p>37.8084763697272</text:p>
              </table:table-cell>
            </table:table-row>
            <table:table-row>
              <table:table-cell office:value-type="float" office:value="2.66999999999999">
                <text:p>2.66999999999999</text:p>
              </table:table-cell>
              <table:table-cell office:value-type="float" office:value="11.8568224101941">
                <text:p>11.8568224101941</text:p>
              </table:table-cell>
              <table:table-cell office:value-type="float" office:value="5.15134726356928">
                <text:p>5.15134726356928</text:p>
              </table:table-cell>
              <table:table-cell office:value-type="float" office:value="37.6023266773337">
                <text:p>37.6023266773337</text:p>
              </table:table-cell>
            </table:table-row>
            <table:table-row>
              <table:table-cell office:value-type="float" office:value="2.67999999999999">
                <text:p>2.67999999999999</text:p>
              </table:table-cell>
              <table:table-cell office:value-type="float" office:value="11.1862748955316">
                <text:p>11.1862748955316</text:p>
              </table:table-cell>
              <table:table-cell office:value-type="float" office:value="3.96130296955544">
                <text:p>3.96130296955544</text:p>
              </table:table-cell>
              <table:table-cell office:value-type="float" office:value="37.2103840627119">
                <text:p>37.2103840627119</text:p>
              </table:table-cell>
            </table:table-row>
            <table:table-row>
              <table:table-cell office:value-type="float" office:value="2.68999999999999">
                <text:p>2.68999999999999</text:p>
              </table:table-cell>
              <table:table-cell office:value-type="float" office:value="10.463777702934">
                <text:p>10.463777702934</text:p>
              </table:table-cell>
              <table:table-cell office:value-type="float" office:value="2.8913910596707">
                <text:p>2.8913910596707</text:p>
              </table:table-cell>
              <table:table-cell office:value-type="float" office:value="36.6612293939923">
                <text:p>36.6612293939923</text:p>
              </table:table-cell>
            </table:table-row>
            <table:table-row>
              <table:table-cell office:value-type="float" office:value="2.69999999999999">
                <text:p>2.69999999999999</text:p>
              </table:table-cell>
              <table:table-cell office:value-type="float" office:value="9.70653903860765">
                <text:p>9.70653903860765</text:p>
              </table:table-cell>
              <table:table-cell office:value-type="float" office:value="1.95618535894546">
                <text:p>1.95618535894546</text:p>
              </table:table-cell>
              <table:table-cell office:value-type="float" office:value="35.9861453431589">
                <text:p>35.9861453431589</text:p>
              </table:table-cell>
            </table:table-row>
            <table:table-row>
              <table:table-cell office:value-type="float" office:value="2.70999999999999">
                <text:p>2.70999999999999</text:p>
              </table:table-cell>
              <table:table-cell office:value-type="float" office:value="8.93150367064143">
                <text:p>8.93150367064143</text:p>
              </table:table-cell>
              <table:table-cell office:value-type="float" office:value="1.16144518994234">
                <text:p>1.16144518994234</text:p>
              </table:table-cell>
              <table:table-cell office:value-type="float" office:value="35.2163926962083">
                <text:p>35.2163926962083</text:p>
              </table:table-cell>
            </table:table-row>
            <table:table-row>
              <table:table-cell office:value-type="float" office:value="2.71999999999999">
                <text:p>2.71999999999999</text:p>
              </table:table-cell>
              <table:table-cell office:value-type="float" office:value="8.15449782257152">
                <text:p>8.15449782257152</text:p>
              </table:table-cell>
              <table:table-cell office:value-type="float" office:value="0.505298359493171">
                <text:p>0.505298359493171</text:p>
              </table:table-cell>
              <table:table-cell office:value-type="float" office:value="34.3810234107482">
                <text:p>34.3810234107482</text:p>
              </table:table-cell>
            </table:table-row>
            <table:table-row>
              <table:table-cell office:value-type="float" office:value="2.72999999999999">
                <text:p>2.72999999999999</text:p>
              </table:table-cell>
              <table:table-cell office:value-type="float" office:value="7.38957787626369">
                <text:p>7.38957787626369</text:p>
              </table:table-cell>
              <table:table-cell office:value-type="float" office:value="-0.0200950391890039">
                <text:p>-0.0200950391890039</text:p>
              </table:table-cell>
              <table:table-cell office:value-type="float" office:value="33.5054006635173">
                <text:p>33.5054006635173</text:p>
              </table:table-cell>
            </table:table-row>
            <table:table-row>
              <table:table-cell office:value-type="float" office:value="2.73999999999999">
                <text:p>2.73999999999999</text:p>
              </table:table-cell>
              <table:table-cell office:value-type="float" office:value="6.64861058471842">
                <text:p>6.64861058471842</text:p>
              </table:table-cell>
              <table:table-cell office:value-type="float" office:value="-0.426719958228063">
                <text:p>-0.426719958228063</text:p>
              </table:table-cell>
              <table:table-cell office:value-type="float" office:value="32.61043837392">
                <text:p>32.61043837392</text:p>
              </table:table-cell>
            </table:table-row>
            <table:table-row>
              <table:table-cell office:value-type="float" office:value="2.74999999999999">
                <text:p>2.74999999999999</text:p>
              </table:table-cell>
              <table:table-cell office:value-type="float" office:value="5.94107753042377">
                <text:p>5.94107753042377</text:p>
              </table:table-cell>
              <table:table-cell office:value-type="float" office:value="-0.72898285237615">
                <text:p>-0.72898285237615</text:p>
              </table:table-cell>
              <table:table-cell office:value-type="float" office:value="31.712455735639">
                <text:p>31.712455735639</text:p>
              </table:table-cell>
            </table:table-row>
            <table:table-row>
              <table:table-cell office:value-type="float" office:value="2.75999999999999">
                <text:p>2.75999999999999</text:p>
              </table:table-cell>
              <table:table-cell office:value-type="float" office:value="5.27407149214378">
                <text:p>5.27407149214378</text:p>
              </table:table-cell>
              <table:table-cell office:value-type="float" office:value="-0.942252897389364">
                <text:p>-0.942252897389364</text:p>
              </table:table-cell>
              <table:table-cell office:value-type="float" office:value="30.8234808129121">
                <text:p>30.8234808129121</text:p>
              </table:table-cell>
            </table:table-row>
            <table:table-row>
              <table:table-cell office:value-type="float" office:value="2.76999999999998">
                <text:p>2.76999999999998</text:p>
              </table:table-cell>
              <table:table-cell office:value-type="float" office:value="4.65243905319046">
                <text:p>4.65243905319046</text:p>
              </table:table-cell>
              <table:table-cell office:value-type="float" office:value="-1.08174276505542">
                <text:p>-1.08174276505542</text:p>
              </table:table-cell>
              <table:table-cell office:value-type="float" office:value="29.9518262331227">
                <text:p>29.9518262331227</text:p>
              </table:table-cell>
            </table:table-row>
            <table:table-row>
              <table:table-cell office:value-type="float" office:value="2.77999999999998">
                <text:p>2.77999999999998</text:p>
              </table:table-cell>
              <table:table-cell office:value-type="float" office:value="4.07902087136588">
                <text:p>4.07902087136588</text:p>
              </table:table-cell>
              <table:table-cell office:value-type="float" office:value="-1.16173286332508">
                <text:p>-1.16173286332508</text:p>
              </table:table-cell>
              <table:table-cell office:value-type="float" office:value="29.1027834440496">
                <text:p>29.1027834440496</text:p>
              </table:table-cell>
            </table:table-row>
            <table:table-row>
              <table:table-cell office:value-type="float" office:value="2.78999999999998">
                <text:p>2.78999999999998</text:p>
              </table:table-cell>
              <table:table-cell office:value-type="float" office:value="3.55494549789678">
                <text:p>3.55494549789678</text:p>
              </table:table-cell>
              <table:table-cell office:value-type="float" office:value="-1.19509830154058">
                <text:p>-1.19509830154058</text:p>
              </table:table-cell>
              <table:table-cell office:value-type="float" office:value="28.2793218929104">
                <text:p>28.2793218929104</text:p>
              </table:table-cell>
            </table:table-row>
            <table:table-row>
              <table:table-cell office:value-type="float" office:value="2.79999999999998">
                <text:p>2.79999999999998</text:p>
              </table:table-cell>
              <table:table-cell office:value-type="float" office:value="3.07994111795304">
                <text:p>3.07994111795304</text:p>
              </table:table-cell>
              <table:table-cell office:value-type="float" office:value="-1.19307705958183">
                <text:p>-1.19307705958183</text:p>
              </table:table-cell>
              <table:table-cell office:value-type="float" office:value="27.4827215491667">
                <text:p>27.4827215491667</text:p>
              </table:table-cell>
            </table:table-row>
            <table:table-row>
              <table:table-cell office:value-type="float" office:value="2.80999999999998">
                <text:p>2.80999999999998</text:p>
              </table:table-cell>
              <table:table-cell office:value-type="float" office:value="2.65263930019956">
                <text:p>2.65263930019956</text:p>
              </table:table-cell>
              <table:table-cell office:value-type="float" office:value="-1.16521441728449">
                <text:p>-1.16521441728449</text:p>
              </table:table-cell>
              <table:table-cell office:value-type="float" office:value="26.7131029035953">
                <text:p>26.7131029035953</text:p>
              </table:table-cell>
            </table:table-row>
            <table:table-row>
              <table:table-cell office:value-type="float" office:value="2.81999999999998">
                <text:p>2.81999999999998</text:p>
              </table:table-cell>
              <table:table-cell office:value-type="float" office:value="2.27085392845115">
                <text:p>2.27085392845115</text:p>
              </table:table-cell>
              <table:table-cell office:value-type="float" office:value="-1.11942553497929">
                <text:p>-1.11942553497929</text:p>
              </table:table-cell>
              <table:table-cell office:value-type="float" office:value="25.9698445572683">
                <text:p>25.9698445572683</text:p>
              </table:table-cell>
            </table:table-row>
            <table:table-row>
              <table:table-cell office:value-type="float" office:value="2.82999999999998">
                <text:p>2.82999999999998</text:p>
              </table:table-cell>
              <table:table-cell office:value-type="float" office:value="1.93182598210811">
                <text:p>1.93182598210811</text:p>
              </table:table-cell>
              <table:table-cell office:value-type="float" office:value="-1.06212941500455">
                <text:p>-1.06212941500455</text:p>
              </table:table-cell>
              <table:table-cell office:value-type="float" office:value="25.2518948503373">
                <text:p>25.2518948503373</text:p>
              </table:table-cell>
            </table:table-row>
            <table:table-row>
              <table:table-cell office:value-type="float" office:value="2.83999999999998">
                <text:p>2.83999999999998</text:p>
              </table:table-cell>
              <table:table-cell office:value-type="float" office:value="1.63243044239684">
                <text:p>1.63243044239684</text:p>
              </table:table-cell>
              <table:table-cell office:value-type="float" office:value="-0.998419511557675">
                <text:p>-0.998419511557675</text:p>
              </table:table-cell>
              <table:table-cell office:value-type="float" office:value="24.557992495659">
                <text:p>24.557992495659</text:p>
              </table:table-cell>
            </table:table-row>
            <table:table-row>
              <table:table-cell office:value-type="float" office:value="2.84999999999998">
                <text:p>2.84999999999998</text:p>
              </table:table-cell>
              <table:table-cell office:value-type="float" office:value="1.36934544700139">
                <text:p>1.36934544700139</text:p>
              </table:table-cell>
              <table:table-cell office:value-type="float" office:value="-0.932246938111652">
                <text:p>-0.932246938111652</text:p>
              </table:table-cell>
              <table:table-cell office:value-type="float" office:value="23.8868141917253">
                <text:p>23.8868141917253</text:p>
              </table:table-cell>
            </table:table-row>
            <table:table-row>
              <table:table-cell office:value-type="float" office:value="2.85999999999998">
                <text:p>2.85999999999998</text:p>
              </table:table-cell>
              <table:table-cell office:value-type="float" office:value="1.13918620849009">
                <text:p>1.13918620849009</text:p>
              </table:table-cell>
              <table:table-cell office:value-type="float" office:value="-0.866600746138218">
                <text:p>-0.866600746138218</text:p>
              </table:table-cell>
              <table:table-cell office:value-type="float" office:value="23.2370667989441">
                <text:p>23.2370667989441</text:p>
              </table:table-cell>
            </table:table-row>
            <table:table-row>
              <table:table-cell office:value-type="float" office:value="2.86999999999998">
                <text:p>2.86999999999998</text:p>
              </table:table-cell>
              <table:table-cell office:value-type="float" office:value="0.938607513027256">
                <text:p>0.938607513027256</text:p>
              </table:table-cell>
              <table:table-cell office:value-type="float" office:value="-0.803676060530811">
                <text:p>-0.803676060530811</text:p>
              </table:table-cell>
              <table:table-cell office:value-type="float" office:value="22.6075394881229">
                <text:p>22.6075394881229</text:p>
              </table:table-cell>
            </table:table-row>
            <table:table-row>
              <table:table-cell office:value-type="float" office:value="2.87999999999998">
                <text:p>2.87999999999998</text:p>
              </table:table-cell>
              <table:table-cell office:value-type="float" office:value="0.764379155671449">
                <text:p>0.764379155671449</text:p>
              </table:table-cell>
              <table:table-cell office:value-type="float" office:value="-0.745025260423996">
                <text:p>-0.745025260423996</text:p>
              </table:table-cell>
              <table:table-cell office:value-type="float" office:value="21.9971284045551">
                <text:p>21.9971284045551</text:p>
              </table:table-cell>
            </table:table-row>
            <table:table-row>
              <table:table-cell office:value-type="float" office:value="2.88999999999998">
                <text:p>2.88999999999998</text:p>
              </table:table-cell>
              <table:table-cell office:value-type="float" office:value="0.613438714061904">
                <text:p>0.613438714061904</text:p>
              </table:table-cell>
              <table:table-cell office:value-type="float" office:value="-0.691690308602453">
                <text:p>-0.691690308602453</text:p>
              </table:table-cell>
              <table:table-cell office:value-type="float" office:value="21.4048434959718">
                <text:p>21.4048434959718</text:p>
              </table:table-cell>
            </table:table-row>
            <table:table-row>
              <table:table-cell office:value-type="float" office:value="2.89999999999998">
                <text:p>2.89999999999998</text:p>
              </table:table-cell>
              <table:table-cell office:value-type="float" office:value="0.482925811795469">
                <text:p>0.482925811795469</text:p>
              </table:table-cell>
              <table:table-cell office:value-type="float" office:value="-0.644316162267748">
                <text:p>-0.644316162267748</text:p>
              </table:table-cell>
              <table:table-cell office:value-type="float" office:value="20.8298045732781">
                <text:p>20.8298045732781</text:p>
              </table:table-cell>
            </table:table-row>
            <table:table-row>
              <table:table-cell office:value-type="float" office:value="2.90999999999998">
                <text:p>2.90999999999998</text:p>
              </table:table-cell>
              <table:table-cell office:value-type="float" office:value="0.370201614389147">
                <text:p>0.370201614389147</text:p>
              </table:table-cell>
              <table:table-cell office:value-type="float" office:value="-0.603246276173252">
                <text:p>-0.603246276173252</text:p>
              </table:table-cell>
              <table:table-cell office:value-type="float" office:value="20.2712315489336">
                <text:p>20.2712315489336</text:p>
              </table:table-cell>
            </table:table-row>
            <table:table-row>
              <table:table-cell office:value-type="float" office:value="2.91999999999998">
                <text:p>2.91999999999998</text:p>
              </table:table-cell>
              <table:table-cell office:value-type="float" office:value="0.272856825332907">
                <text:p>0.272856825332907</text:p>
              </table:table-cell>
              <table:table-cell office:value-type="float" office:value="-0.568601787833273">
                <text:p>-0.568601787833273</text:p>
              </table:table-cell>
              <table:table-cell office:value-type="float" office:value="19.7284321468422">
                <text:p>19.7284321468422</text:p>
              </table:table-cell>
            </table:table-row>
            <table:table-row>
              <table:table-cell office:value-type="float" office:value="2.92999999999998">
                <text:p>2.92999999999998</text:p>
              </table:table-cell>
              <table:table-cell office:value-type="float" office:value="0.188710964016289">
                <text:p>0.188710964016289</text:p>
              </table:table-cell>
              <table:table-cell office:value-type="float" office:value="-0.540346232505556">
                <text:p>-0.540346232505556</text:p>
              </table:table-cell>
              <table:table-cell office:value-type="float" office:value="19.2007891541393">
                <text:p>19.2007891541393</text:p>
              </table:table-cell>
            </table:table-row>
            <table:table-row>
              <table:table-cell office:value-type="float" office:value="2.93999999999998">
                <text:p>2.93999999999998</text:p>
              </table:table-cell>
              <table:table-cell office:value-type="float" office:value="0.115805244364105">
                <text:p>0.115805244364105</text:p>
              </table:table-cell>
              <table:table-cell office:value-type="float" office:value="-0.518337694567451">
                <text:p>-0.518337694567451</text:p>
              </table:table-cell>
              <table:table-cell office:value-type="float" office:value="18.6877484174446">
                <text:p>18.6877484174446</text:p>
              </table:table-cell>
            </table:table-row>
            <table:table-row>
              <table:table-cell office:value-type="float" office:value="2.94999999999998">
                <text:p>2.94999999999998</text:p>
              </table:table-cell>
              <table:table-cell office:value-type="float" office:value="0.052390950470949">
                <text:p>0.052390950470949</text:p>
              </table:table-cell>
              <table:table-cell office:value-type="float" office:value="-0.502370241920798">
                <text:p>-0.502370241920798</text:p>
              </table:table-cell>
              <table:table-cell office:value-type="float" office:value="18.1888081974122">
                <text:p>18.1888081974122</text:p>
              </table:table-cell>
            </table:table-row>
            <table:table-row>
              <table:table-cell office:value-type="float" office:value="2.95999999999998">
                <text:p>2.95999999999998</text:p>
              </table:table-cell>
              <table:table-cell office:value-type="float" office:value="-0.00308516876822577">
                <text:p>-0.00308516876822577</text:p>
              </table:table-cell>
              <table:table-cell office:value-type="float" office:value="-0.492206362863687">
                <text:p>-0.492206362863687</text:p>
              </table:table-cell>
              <table:table-cell office:value-type="float" office:value="17.7035101156033">
                <text:p>17.7035101156033</text:p>
              </table:table-cell>
            </table:table-row>
            <table:table-row>
              <table:table-cell office:value-type="float" office:value="2.96999999999998">
                <text:p>2.96999999999998</text:p>
              </table:table-cell>
              <table:table-cell office:value-type="float" office:value="-0.0519972881777719">
                <text:p>-0.0519972881777719</text:p>
              </table:table-cell>
              <table:table-cell office:value-type="float" office:value="-0.487601963325187">
                <text:p>-0.487601963325187</text:p>
              </table:table-cell>
              <table:table-cell office:value-type="float" office:value="17.2314316979175">
                <text:p>17.2314316979175</text:p>
              </table:table-cell>
            </table:table-row>
            <table:table-row>
              <table:table-cell office:value-type="float" office:value="2.97999999999998">
                <text:p>2.97999999999998</text:p>
              </table:table-cell>
              <table:table-cell office:value-type="float" office:value="-0.0955577556925134">
                <text:p>-0.0955577556925134</text:p>
              </table:table-cell>
              <table:table-cell office:value-type="float" office:value="-0.488325307184589">
                <text:p>-0.488325307184589</text:p>
              </table:table-cell>
              <table:table-cell office:value-type="float" office:value="16.7721803924377">
                <text:p>16.7721803924377</text:p>
              </table:table-cell>
            </table:table-row>
            <table:table-row>
              <table:table-cell office:value-type="float" office:value="2.98999999999998">
                <text:p>2.98999999999998</text:p>
              </table:table-cell>
              <table:table-cell office:value-type="float" office:value="-0.134834510841721">
                <text:p>-0.134834510841721</text:p>
              </table:table-cell>
              <table:table-cell office:value-type="float" office:value="-0.494171106542934">
                <text:p>-0.494171106542934</text:p>
              </table:table-cell>
              <table:table-cell office:value-type="float" office:value="16.3253888813434">
                <text:p>16.3253888813434</text:p>
              </table:table-cell>
            </table:table-row>
            <table:table-row>
              <table:table-cell office:value-type="float" office:value="2.99999999999998">
                <text:p>2.99999999999998</text:p>
              </table:table-cell>
              <table:table-cell office:value-type="float" office:value="-0.170768170411842">
                <text:p>-0.170768170411842</text:p>
              </table:table-cell>
              <table:table-cell office:value-type="float" office:value="-0.504970800272018">
                <text:p>-0.504970800272018</text:p>
              </table:table-cell>
              <table:table-cell office:value-type="float" office:value="15.8907114910352">
                <text:p>15.8907114910352</text:p>
              </table:table-cell>
            </table:table-row>
            <table:table-row>
              <table:table-cell office:value-type="float" office:value="3.00999999999998">
                <text:p>3.00999999999998</text:p>
              </table:table-cell>
              <table:table-cell office:value-type="float" office:value="-0.20418843339786">
                <text:p>-0.20418843339786</text:p>
              </table:table-cell>
              <table:table-cell office:value-type="float" office:value="-0.520599902705949">
                <text:p>-0.520599902705949</text:p>
              </table:table-cell>
              <table:table-cell office:value-type="float" office:value="15.4678215140043">
                <text:p>15.4678215140043</text:p>
              </table:table-cell>
            </table:table-row>
            <table:table-row>
              <table:table-cell office:value-type="float" office:value="3.01999999999998">
                <text:p>3.01999999999998</text:p>
              </table:table-cell>
              <table:table-cell office:value-type="float" office:value="-0.235829580328669">
                <text:p>-0.235829580328669</text:p>
              </table:table-cell>
              <table:table-cell office:value-type="float" office:value="-0.540983162600067">
                <text:p>-0.540983162600067</text:p>
              </table:table-cell>
              <table:table-cell office:value-type="float" office:value="15.0564092784164">
                <text:p>15.0564092784164</text:p>
              </table:table-cell>
            </table:table-row>
            <table:table-row>
              <table:table-cell office:value-type="float" office:value="3.02999999999998">
                <text:p>3.02999999999998</text:p>
              </table:table-cell>
              <table:table-cell office:value-type="float" office:value="-0.266344938555809">
                <text:p>-0.266344938555809</text:p>
              </table:table-cell>
              <table:table-cell office:value-type="float" office:value="-0.566098146652238">
                <text:p>-0.566098146652238</text:p>
              </table:table-cell>
              <table:table-cell office:value-type="float" office:value="14.656180829314">
                <text:p>14.656180829314</text:p>
              </table:table-cell>
            </table:table-row>
            <table:table-row>
              <table:table-cell office:value-type="float" office:value="3.03999999999998">
                <text:p>3.03999999999998</text:p>
              </table:table-cell>
              <table:table-cell office:value-type="float" office:value="-0.296320259365451">
                <text:p>-0.296320259365451</text:p>
              </table:table-cell>
              <table:table-cell office:value-type="float" office:value="-0.595977752156877">
                <text:p>-0.595977752156877</text:p>
              </table:table-cell>
              <table:table-cell office:value-type="float" office:value="14.2668571142932">
                <text:p>14.2668571142932</text:p>
              </table:table-cell>
            </table:table-row>
            <table:table-row>
              <table:table-cell office:value-type="float" office:value="3.04999999999998">
                <text:p>3.04999999999998</text:p>
              </table:table-cell>
              <table:table-cell office:value-type="float" office:value="-0.326286008644594">
                <text:p>-0.326286008644594</text:p>
              </table:table-cell>
              <table:table-cell office:value-type="float" office:value="-0.630712059253263">
                <text:p>-0.630712059253263</text:p>
              </table:table-cell>
              <table:table-cell office:value-type="float" office:value="13.8881735940663">
                <text:p>13.8881735940663</text:p>
              </table:table-cell>
            </table:table-row>
            <table:table-row>
              <table:table-cell office:value-type="float" office:value="3.05999999999998">
                <text:p>3.05999999999998</text:p>
              </table:table-cell>
              <table:table-cell office:value-type="float" office:value="-0.356728613705461">
                <text:p>-0.356728613705461</text:p>
              </table:table-cell>
              <table:table-cell office:value-type="float" office:value="-0.670449853787505">
                <text:p>-0.670449853787505</text:p>
              </table:table-cell>
              <table:table-cell office:value-type="float" office:value="13.5198802234287">
                <text:p>13.5198802234287</text:p>
              </table:table-cell>
            </table:table-row>
            <table:table-row>
              <table:table-cell office:value-type="float" office:value="3.06999999999998">
                <text:p>3.06999999999998</text:p>
              </table:table-cell>
              <table:table-cell office:value-type="float" office:value="-0.388100737713665">
                <text:p>-0.388100737713665</text:p>
              </table:table-cell>
              <table:table-cell office:value-type="float" office:value="-0.715400085791483">
                <text:p>-0.715400085791483</text:p>
              </table:table-cell>
              <table:table-cell office:value-type="float" office:value="13.1617417706063">
                <text:p>13.1617417706063</text:p>
              </table:table-cell>
            </table:table-row>
            <table:table-row>
              <table:table-cell office:value-type="float" office:value="3.07999999999998">
                <text:p>3.07999999999998</text:p>
              </table:table-cell>
              <table:table-cell office:value-type="float" office:value="-0.420830672521447">
                <text:p>-0.420830672521447</text:p>
              </table:table-cell>
              <table:table-cell office:value-type="float" office:value="-0.765833474585704">
                <text:p>-0.765833474585704</text:p>
              </table:table-cell>
              <table:table-cell office:value-type="float" office:value="12.8135384630674">
                <text:p>12.8135384630674</text:p>
              </table:table-cell>
            </table:table-row>
            <table:table-row>
              <table:table-cell office:value-type="float" office:value="3.08999999999998">
                <text:p>3.08999999999998</text:p>
              </table:table-cell>
              <table:table-cell office:value-type="float" office:value="-0.455330952727873">
                <text:p>-0.455330952727873</text:p>
              </table:table-cell>
              <table:table-cell office:value-type="float" office:value="-0.822084428057931">
                <text:p>-0.822084428057931</text:p>
              </table:table-cell>
              <table:table-cell office:value-type="float" office:value="12.4750669662137">
                <text:p>12.4750669662137</text:p>
              </table:table-cell>
            </table:table-row>
            <table:table-row>
              <table:table-cell office:value-type="float" office:value="3.09999999999998">
                <text:p>3.09999999999998</text:p>
              </table:table-cell>
              <table:table-cell office:value-type="float" office:value="-0.492006300260879">
                <text:p>-0.492006300260879</text:p>
              </table:table-cell>
              <table:table-cell office:value-type="float" office:value="-0.884553409270455">
                <text:p>-0.884553409270455</text:p>
              </table:table-cell>
              <table:table-cell office:value-type="float" office:value="12.1461417186399">
                <text:p>12.1461417186399</text:p>
              </table:table-cell>
            </table:table-row>
            <table:table-row>
              <table:table-cell office:value-type="float" office:value="3.10999999999998">
                <text:p>3.10999999999998</text:p>
              </table:table-cell>
              <table:table-cell office:value-type="float" office:value="-0.531261011161836">
                <text:p>-0.531261011161836</text:p>
              </table:table-cell>
              <table:table-cell office:value-type="float" office:value="-0.953709856756474">
                <text:p>-0.953709856756474</text:p>
              </table:table-cell>
              <table:table-cell office:value-type="float" office:value="11.8265966646456">
                <text:p>11.8265966646456</text:p>
              </table:table-cell>
            </table:table-row>
            <table:table-row>
              <table:table-cell office:value-type="float" office:value="3.11999999999998">
                <text:p>3.11999999999998</text:p>
              </table:table-cell>
              <table:table-cell office:value-type="float" office:value="-0.5735058957213">
                <text:p>-0.5735058957213</text:p>
              </table:table-cell>
              <table:table-cell office:value-type="float" office:value="-1.0300957442876">
                <text:p>-1.0300957442876</text:p>
              </table:table-cell>
              <table:table-cell office:value-type="float" office:value="11.5162874422169">
                <text:p>11.5162874422169</text:p>
              </table:table-cell>
            </table:table-row>
            <table:table-row>
              <table:table-cell office:value-type="float" office:value="3.12999999999998">
                <text:p>3.12999999999998</text:p>
              </table:table-cell>
              <table:table-cell office:value-type="float" office:value="-0.61916488057793">
                <text:p>-0.61916488057793</text:p>
              </table:table-cell>
              <table:table-cell office:value-type="float" office:value="-1.11432985019736">
                <text:p>-1.11432985019736</text:p>
              </table:table-cell>
              <table:table-cell office:value-type="float" office:value="11.2150941035829">
                <text:p>11.2150941035829</text:p>
              </table:table-cell>
            </table:table-row>
            <table:table-row>
              <table:table-cell office:value-type="float" office:value="3.13999999999998">
                <text:p>3.13999999999998</text:p>
              </table:table-cell>
              <table:table-cell office:value-type="float" office:value="-0.668681377539873">
                <text:p>-0.668681377539873</text:p>
              </table:table-cell>
              <table:table-cell office:value-type="float" office:value="-1.20711279424405">
                <text:p>-1.20711279424405</text:p>
              </table:table-cell>
              <table:table-cell office:value-type="float" office:value="10.9229244665735">
                <text:p>10.9229244665735</text:p>
              </table:table-cell>
            </table:table-row>
            <table:table-row>
              <table:table-cell office:value-type="float" office:value="3.14999999999998">
                <text:p>3.14999999999998</text:p>
              </table:table-cell>
              <table:table-cell office:value-type="float" office:value="-0.722524519210291">
                <text:p>-0.722524519210291</text:p>
              </table:table-cell>
              <table:table-cell office:value-type="float" office:value="-1.30923289022205">
                <text:p>-1.30923289022205</text:p>
              </table:table-cell>
              <table:table-cell office:value-type="float" office:value="10.6397182192593">
                <text:p>10.6397182192593</text:p>
              </table:table-cell>
            </table:table-row>
            <table:table-row>
              <table:table-cell office:value-type="float" office:value="3.15999999999998">
                <text:p>3.15999999999998</text:p>
              </table:table-cell>
              <table:table-cell office:value-type="float" office:value="-0.781195356311467">
                <text:p>-0.781195356311467</text:p>
              </table:table-cell>
              <table:table-cell office:value-type="float" office:value="-1.42157285378968">
                <text:p>-1.42157285378968</text:p>
              </table:table-cell>
              <table:table-cell office:value-type="float" office:value="10.3654519287244">
                <text:p>10.3654519287244</text:p>
              </table:table-cell>
            </table:table-row>
            <table:table-row>
              <table:table-cell office:value-type="float" office:value="3.16999999999998">
                <text:p>3.16999999999998</text:p>
              </table:table-cell>
              <table:table-cell office:value-type="float" office:value="-0.845233106059288">
                <text:p>-0.845233106059288</text:p>
              </table:table-cell>
              <table:table-cell office:value-type="float" office:value="-1.5451173958911">
                <text:p>-1.5451173958911</text:p>
              </table:table-cell>
              <table:table-cell office:value-type="float" office:value="10.1001451384122">
                <text:p>10.1001451384122</text:p>
              </table:table-cell>
            </table:table-row>
            <table:table-row>
              <table:table-cell office:value-type="float" office:value="3.17999999999998">
                <text:p>3.17999999999998</text:p>
              </table:table-cell>
              <table:table-cell office:value-type="float" office:value="-0.91522153504247">
                <text:p>-0.91522153504247</text:p>
              </table:table-cell>
              <table:table-cell office:value-type="float" office:value="-1.6809617211589">
                <text:p>-1.6809617211589</text:p>
              </table:table-cell>
              <table:table-cell office:value-type="float" office:value="9.84386777847873">
                <text:p>9.84386777847873</text:p>
              </table:table-cell>
            </table:table-row>
            <table:table-row>
              <table:table-cell office:value-type="float" office:value="3.18999999999998">
                <text:p>3.18999999999998</text:p>
              </table:table-cell>
              <table:table-cell office:value-type="float" office:value="-0.991795553654112">
                <text:p>-0.991795553654112</text:p>
              </table:table-cell>
              <table:table-cell office:value-type="float" office:value="-1.83032093596945">
                <text:p>-1.83032093596945</text:p>
              </table:table-cell>
              <table:table-cell office:value-type="float" office:value="9.59674916138716">
                <text:p>9.59674916138716</text:p>
              </table:table-cell>
            </table:table-row>
            <table:table-row>
              <table:table-cell office:value-type="float" office:value="3.19999999999998">
                <text:p>3.19999999999998</text:p>
              </table:table-cell>
              <table:table-cell office:value-type="float" office:value="-1.07564809188565">
                <text:p>-1.07564809188565</text:p>
              </table:table-cell>
              <table:table-cell office:value-type="float" office:value="-1.99454035015493">
                <text:p>-1.99454035015493</text:p>
              </table:table-cell>
              <table:table-cell office:value-type="float" office:value="9.35898889207738">
                <text:p>9.35898889207738</text:p>
              </table:table-cell>
            </table:table-row>
            <table:table-row>
              <table:table-cell office:value-type="float" office:value="3.20999999999998">
                <text:p>3.20999999999998</text:p>
              </table:table-cell>
              <table:table-cell office:value-type="float" office:value="-1.16753731771258">
                <text:p>-1.16753731771258</text:p>
              </table:table-cell>
              <table:table-cell office:value-type="float" office:value="-2.17510662694395">
                <text:p>-2.17510662694395</text:p>
              </table:table-cell>
              <table:table-cell office:value-type="float" office:value="9.13087009017365">
                <text:p>9.13087009017365</text:p>
              </table:table-cell>
            </table:table-row>
            <table:table-row>
              <table:table-cell office:value-type="float" office:value="3.21999999999998">
                <text:p>3.21999999999998</text:p>
              </table:table-cell>
              <table:table-cell office:value-type="float" office:value="-1.26829424863571">
                <text:p>-1.26829424863571</text:p>
              </table:table-cell>
              <table:table-cell office:value-type="float" office:value="-2.37365969389939">
                <text:p>-2.37365969389939</text:p>
              </table:table-cell>
              <table:table-cell office:value-type="float" office:value="8.91277540267196">
                <text:p>8.91277540267196</text:p>
              </table:table-cell>
            </table:table-row>
            <table:table-row>
              <table:table-cell office:value-type="float" office:value="3.22999999999997">
                <text:p>3.22999999999997</text:p>
              </table:table-cell>
              <table:table-cell office:value-type="float" office:value="-1.37883079316208">
                <text:p>-1.37883079316208</text:p>
              </table:table-cell>
              <table:table-cell office:value-type="float" office:value="-2.59200526875249">
                <text:p>-2.59200526875249</text:p>
              </table:table-cell>
              <table:table-cell office:value-type="float" office:value="8.70520638131395">
                <text:p>8.70520638131395</text:p>
              </table:table-cell>
            </table:table-row>
            <table:table-row>
              <table:table-cell office:value-type="float" office:value="3.23999999999997">
                <text:p>3.23999999999997</text:p>
              </table:table-cell>
              <table:table-cell office:value-type="float" office:value="-1.50014824072112">
                <text:p>-1.50014824072112</text:p>
              </table:table-cell>
              <table:table-cell office:value-type="float" office:value="-2.83212777195648">
                <text:p>-2.83212777195648</text:p>
              </table:table-cell>
              <table:table-cell office:value-type="float" office:value="8.50880691128486">
                <text:p>8.50880691128486</text:p>
              </table:table-cell>
            </table:table-row>
            <table:table-row>
              <table:table-cell office:value-type="float" office:value="3.24999999999997">
                <text:p>3.24999999999997</text:p>
              </table:table-cell>
              <table:table-cell office:value-type="float" office:value="-1.63334619384466">
                <text:p>-1.63334619384466</text:p>
              </table:table-cell>
              <table:table-cell office:value-type="float" office:value="-3.09620328445284">
                <text:p>-3.09620328445284</text:p>
              </table:table-cell>
              <table:table-cell office:value-type="float" office:value="8.32439150859657">
                <text:p>8.32439150859657</text:p>
              </table:table-cell>
            </table:table-row>
            <table:table-row>
              <table:table-cell office:value-type="float" office:value="3.25999999999997">
                <text:p>3.25999999999997</text:p>
              </table:table-cell>
              <table:table-cell office:value-type="float" office:value="-1.77963190290548">
                <text:p>-1.77963190290548</text:p>
              </table:table-cell>
              <table:table-cell office:value-type="float" office:value="-3.38661205401842">
                <text:p>-3.38661205401842</text:p>
              </table:table-cell>
              <table:table-cell office:value-type="float" office:value="8.1529794535343">
                <text:p>8.1529794535343</text:p>
              </table:table-cell>
            </table:table-row>
            <table:table-row>
              <table:table-cell office:value-type="float" office:value="3.26999999999997">
                <text:p>3.26999999999997</text:p>
              </table:table-cell>
              <table:table-cell office:value-type="float" office:value="-1.94032991801677">
                <text:p>-1.94032991801677</text:p>
              </table:table-cell>
              <table:table-cell office:value-type="float" office:value="-3.70594984289935">
                <text:p>-3.70594984289935</text:p>
              </table:table-cell>
              <table:table-cell office:value-type="float" office:value="7.99583589664767">
                <text:p>7.99583589664767</text:p>
              </table:table-cell>
            </table:table-row>
            <table:table-row>
              <table:table-cell office:value-type="float" office:value="3.27999999999997">
                <text:p>3.27999999999997</text:p>
              </table:table-cell>
              <table:table-cell office:value-type="float" office:value="-2.11689191050503">
                <text:p>-2.11689191050503</text:p>
              </table:table-cell>
              <table:table-cell office:value-type="float" office:value="-4.05703712541687">
                <text:p>-4.05703712541687</text:p>
              </table:table-cell>
              <table:table-cell office:value-type="float" office:value="7.85452125961887">
                <text:p>7.85452125961887</text:p>
              </table:table-cell>
            </table:table-row>
            <table:table-row>
              <table:table-cell office:value-type="float" office:value="3.28999999999997">
                <text:p>3.28999999999997</text:p>
              </table:table-cell>
              <table:table-cell office:value-type="float" office:value="-2.31090643199621">
                <text:p>-2.31090643199621</text:p>
              </table:table-cell>
              <table:table-cell office:value-type="float" office:value="-4.44292476395034">
                <text:p>-4.44292476395034</text:p>
              </table:table-cell>
              <table:table-cell office:value-type="float" office:value="7.73095045007651">
                <text:p>7.73095045007651</text:p>
              </table:table-cell>
            </table:table-row>
            <table:table-row>
              <table:table-cell office:value-type="float" office:value="3.29999999999997">
                <text:p>3.29999999999997</text:p>
              </table:table-cell>
              <table:table-cell office:value-type="float" office:value="-2.52410826519162">
                <text:p>-2.52410826519162</text:p>
              </table:table-cell>
              <table:table-cell office:value-type="float" office:value="-4.86689428606452">
                <text:p>-4.86689428606452</text:p>
              </table:table-cell>
              <table:table-cell office:value-type="float" office:value="7.62746360554668">
                <text:p>7.62746360554668</text:p>
              </table:table-cell>
            </table:table-row>
            <table:table-row>
              <table:table-cell office:value-type="float" office:value="3.30999999999997">
                <text:p>3.30999999999997</text:p>
              </table:table-cell>
              <table:table-cell office:value-type="float" office:value="-2.75838686727891">
                <text:p>-2.75838686727891</text:p>
              </table:table-cell>
              <table:table-cell office:value-type="float" office:value="-5.33245021816544">
                <text:p>-5.33245021816544</text:p>
              </table:table-cell>
              <table:table-cell office:value-type="float" office:value="7.54691025699813">
                <text:p>7.54691025699813</text:p>
              </table:table-cell>
            </table:table-row>
            <table:table-row>
              <table:table-cell office:value-type="float" office:value="3.31999999999997">
                <text:p>3.31999999999997</text:p>
              </table:table-cell>
              <table:table-cell office:value-type="float" office:value="-3.01579320236757">
                <text:p>-3.01579320236757</text:p>
              </table:table-cell>
              <table:table-cell office:value-type="float" office:value="-5.84330105740752">
                <text:p>-5.84330105740752</text:p>
              </table:table-cell>
              <table:table-cell office:value-type="float" office:value="7.49274892333357">
                <text:p>7.49274892333357</text:p>
              </table:table-cell>
            </table:table-row>
            <table:table-row>
              <table:table-cell office:value-type="float" office:value="3.32999999999997">
                <text:p>3.32999999999997</text:p>
              </table:table-cell>
              <table:table-cell office:value-type="float" office:value="-3.29854398787156">
                <text:p>-3.29854398787156</text:p>
              </table:table-cell>
              <table:table-cell office:value-type="float" office:value="-6.403324330796">
                <text:p>-6.403324330796</text:p>
              </table:table-cell>
              <table:table-cell office:value-type="float" office:value="7.46916416146118">
                <text:p>7.46916416146118</text:p>
              </table:table-cell>
            </table:table-row>
            <table:table-row>
              <table:table-cell office:value-type="float" office:value="3.33999999999997">
                <text:p>3.33999999999997</text:p>
              </table:table-cell>
              <table:table-cell office:value-type="float" office:value="-3.609022022164">
                <text:p>-3.609022022164</text:p>
              </table:table-cell>
              <table:table-cell office:value-type="float" office:value="-7.01650973869994">
                <text:p>-7.01650973869994</text:p>
              </table:table-cell>
              <table:table-cell office:value-type="float" office:value="7.48120292022627">
                <text:p>7.48120292022627</text:p>
              </table:table-cell>
            </table:table-row>
            <table:table-row>
              <table:table-cell office:value-type="float" office:value="3.34999999999997">
                <text:p>3.34999999999997</text:p>
              </table:table-cell>
              <table:table-cell office:value-type="float" office:value="-3.9497707938176">
                <text:p>-3.9497707938176</text:p>
              </table:table-cell>
              <table:table-cell office:value-type="float" office:value="-7.68687254660512">
                <text:p>-7.68687254660512</text:p>
              </table:table-cell>
              <table:table-cell office:value-type="float" office:value="7.53493155734386">
                <text:p>7.53493155734386</text:p>
              </table:table-cell>
            </table:table-row>
            <table:table-row>
              <table:table-cell office:value-type="float" office:value="3.35999999999997">
                <text:p>3.35999999999997</text:p>
              </table:table-cell>
              <table:table-cell office:value-type="float" office:value="-4.32348096909635">
                <text:p>-4.32348096909635</text:p>
              </table:table-cell>
              <table:table-cell office:value-type="float" office:value="-8.41832711742188">
                <text:p>-8.41832711742188</text:p>
              </table:table-cell>
              <table:table-cell office:value-type="float" office:value="7.63761389595182">
                <text:p>7.63761389595182</text:p>
              </table:table-cell>
            </table:table-row>
            <table:table-row>
              <table:table-cell office:value-type="float" office:value="3.36999999999997">
                <text:p>3.36999999999997</text:p>
              </table:table-cell>
              <table:table-cell office:value-type="float" office:value="-4.7329655839289">
                <text:p>-4.7329655839289</text:p>
              </table:table-cell>
              <table:table-cell office:value-type="float" office:value="-9.21450773431011">
                <text:p>-9.21450773431011</text:p>
              </table:table-cell>
              <table:table-cell office:value-type="float" office:value="7.79790896289778">
                <text:p>7.79790896289778</text:p>
              </table:table-cell>
            </table:table-row>
            <table:table-row>
              <table:table-cell office:value-type="float" office:value="3.37999999999997">
                <text:p>3.37999999999997</text:p>
              </table:table-cell>
              <table:table-cell office:value-type="float" office:value="-5.18111979896702">
                <text:p>-5.18111979896702</text:p>
              </table:table-cell>
              <table:table-cell office:value-type="float" office:value="-10.078520672987">
                <text:p>-10.078520672987</text:p>
              </table:table-cell>
              <table:table-cell office:value-type="float" office:value="8.02608420368054">
                <text:p>8.02608420368054</text:p>
              </table:table-cell>
            </table:table-row>
            <table:table-row>
              <table:table-cell office:value-type="float" office:value="3.38999999999997">
                <text:p>3.38999999999997</text:p>
              </table:table-cell>
              <table:table-cell office:value-type="float" office:value="-5.67085988636903">
                <text:p>-5.67085988636903</text:p>
              </table:table-cell>
              <table:table-cell office:value-type="float" office:value="-11.0126079722093">
                <text:p>-11.0126079722093</text:p>
              </table:table-cell>
              <table:table-cell office:value-type="float" office:value="8.33423552161351">
                <text:p>8.33423552161351</text:p>
              </table:table-cell>
            </table:table-row>
            <table:table-row>
              <table:table-cell office:value-type="float" office:value="3.39999999999997">
                <text:p>3.39999999999997</text:p>
              </table:table-cell>
              <table:table-cell office:value-type="float" office:value="-6.20503469495305">
                <text:p>-6.20503469495305</text:p>
              </table:table-cell>
              <table:table-cell office:value-type="float" office:value="-12.0176998416398">
                <text:p>-12.0176998416398</text:p>
              </table:table-cell>
              <table:table-cell office:value-type="float" office:value="8.73649880897624">
                <text:p>8.73649880897624</text:p>
              </table:table-cell>
            </table:table-row>
            <table:table-row>
              <table:table-cell office:value-type="float" office:value="3.40999999999997">
                <text:p>3.40999999999997</text:p>
              </table:table-cell>
              <table:table-cell office:value-type="float" office:value="-6.78630120962173">
                <text:p>-6.78630120962173</text:p>
              </table:table-cell>
              <table:table-cell office:value-type="float" office:value="-13.0928297755891">
                <text:p>-13.0928297755891</text:p>
              </table:table-cell>
              <table:table-cell office:value-type="float" office:value="9.24922795211261">
                <text:p>9.24922795211261</text:p>
              </table:table-cell>
            </table:table-row>
            <table:table-row>
              <table:table-cell office:value-type="float" office:value="3.41999999999997">
                <text:p>3.41999999999997</text:p>
              </table:table-cell>
              <table:table-cell office:value-type="float" office:value="-7.41695406621847">
                <text:p>-7.41695406621847</text:p>
              </table:table-cell>
              <table:table-cell office:value-type="float" office:value="-14.2343853481324">
                <text:p>-14.2343853481324</text:p>
              </table:table-cell>
              <table:table-cell office:value-type="float" office:value="9.89110073882413">
                <text:p>9.89110073882413</text:p>
              </table:table-cell>
            </table:table-row>
            <table:table-row>
              <table:table-cell office:value-type="float" office:value="3.42999999999997">
                <text:p>3.42999999999997</text:p>
              </table:table-cell>
              <table:table-cell office:value-type="float" office:value="-8.09869719440987">
                <text:p>-8.09869719440987</text:p>
              </table:table-cell>
              <table:table-cell office:value-type="float" office:value="-15.4351702347503">
                <text:p>-15.4351702347503</text:p>
              </table:table-cell>
              <table:table-cell office:value-type="float" office:value="10.683095875335">
                <text:p>10.683095875335</text:p>
              </table:table-cell>
            </table:table-row>
            <table:table-row>
              <table:table-cell office:value-type="float" office:value="3.43999999999997">
                <text:p>3.43999999999997</text:p>
              </table:table-cell>
              <table:table-cell office:value-type="float" office:value="-8.83234449844391">
                <text:p>-8.83234449844391</text:p>
              </table:table-cell>
              <table:table-cell office:value-type="float" office:value="-16.6832621609057">
                <text:p>-16.6832621609057</text:p>
              </table:table-cell>
              <table:table-cell office:value-type="float" office:value="11.6482610174135">
                <text:p>11.6482610174135</text:p>
              </table:table-cell>
            </table:table-row>
            <table:table-row>
              <table:table-cell office:value-type="float" office:value="3.44999999999997">
                <text:p>3.44999999999997</text:p>
              </table:table-cell>
              <table:table-cell office:value-type="float" office:value="-9.61743626469009">
                <text:p>-9.61743626469009</text:p>
              </table:table-cell>
              <table:table-cell office:value-type="float" office:value="-17.960671457725">
                <text:p>-17.960671457725</text:p>
              </table:table-cell>
              <table:table-cell office:value-type="float" office:value="12.8111639112455">
                <text:p>12.8111639112455</text:p>
              </table:table-cell>
            </table:table-row>
            <table:table-row>
              <table:table-cell office:value-type="float" office:value="3.45999999999997">
                <text:p>3.45999999999997</text:p>
              </table:table-cell>
              <table:table-cell office:value-type="float" office:value="-10.4517597839936">
                <text:p>-10.4517597839936</text:p>
              </table:table-cell>
              <table:table-cell office:value-type="float" office:value="-19.241841373332">
                <text:p>-19.241841373332</text:p>
              </table:table-cell>
              <table:table-cell office:value-type="float" office:value="14.1968890037694">
                <text:p>14.1968890037694</text:p>
              </table:table-cell>
            </table:table-row>
            <table:table-row>
              <table:table-cell office:value-type="float" office:value="3.46999999999997">
                <text:p>3.46999999999997</text:p>
              </table:table-cell>
              <table:table-cell office:value-type="float" office:value="-11.3307679429274">
                <text:p>-11.3307679429274</text:p>
              </table:table-cell>
              <table:table-cell office:value-type="float" office:value="-20.4920909636427">
                <text:p>-20.4920909636427</text:p>
              </table:table-cell>
              <table:table-cell office:value-type="float" office:value="15.82941633536">
                <text:p>15.82941633536</text:p>
              </table:table-cell>
            </table:table-row>
            <table:table-row>
              <table:table-cell office:value-type="float" office:value="3.47999999999997">
                <text:p>3.47999999999997</text:p>
              </table:table-cell>
              <table:table-cell office:value-type="float" office:value="-12.2469002449989">
                <text:p>-12.2469002449989</text:p>
              </table:table-cell>
              <table:table-cell office:value-type="float" office:value="-21.6661906463464">
                <text:p>-21.6661906463464</text:p>
              </table:table-cell>
              <table:table-cell office:value-type="float" office:value="17.729209840161">
                <text:p>17.729209840161</text:p>
              </table:table-cell>
            </table:table-row>
            <table:table-row>
              <table:table-cell office:value-type="float" office:value="3.48999999999997">
                <text:p>3.48999999999997</text:p>
              </table:table-cell>
              <table:table-cell office:value-type="float" office:value="-13.1888292851337">
                <text:p>-13.1888292851337</text:p>
              </table:table-cell>
              <table:table-cell office:value-type="float" office:value="-22.7073821651316">
                <text:p>-22.7073821651316</text:p>
              </table:table-cell>
              <table:table-cell office:value-type="float" office:value="19.9098676664394">
                <text:p>19.9098676664394</text:p>
              </table:table-cell>
            </table:table-row>
            <table:table-row>
              <table:table-cell office:value-type="float" office:value="3.49999999999997">
                <text:p>3.49999999999997</text:p>
              </table:table-cell>
              <table:table-cell office:value-type="float" office:value="-14.1406845731335">
                <text:p>-14.1406845731335</text:p>
              </table:table-cell>
              <table:table-cell office:value-type="float" office:value="-23.547302085895">
                <text:p>-23.547302085895</text:p>
              </table:table-cell>
              <table:table-cell office:value-type="float" office:value="22.3737757308831">
                <text:p>22.3737757308831</text:p>
              </table:table-cell>
            </table:table-row>
            <table:table-row>
              <table:table-cell office:value-type="float" office:value="3.50999999999997">
                <text:p>3.50999999999997</text:p>
              </table:table-cell>
              <table:table-cell office:value-type="float" office:value="-15.0813463244096">
                <text:p>-15.0813463244096</text:p>
              </table:table-cell>
              <table:table-cell office:value-type="float" office:value="-24.107415692309">
                <text:p>-24.107415692309</text:p>
              </table:table-cell>
              <table:table-cell office:value-type="float" office:value="25.1068914248422">
                <text:p>25.1068914248422</text:p>
              </table:table-cell>
            </table:table-row>
            <table:table-row>
              <table:table-cell office:value-type="float" office:value="3.51999999999997">
                <text:p>3.51999999999997</text:p>
              </table:table-cell>
              <table:table-cell office:value-type="float" office:value="-15.9839532611996">
                <text:p>-15.9839532611996</text:p>
              </table:table-cell>
              <table:table-cell office:value-type="float" office:value="-24.3026612591466">
                <text:p>-24.3026612591466</text:p>
              </table:table-cell>
              <table:table-cell office:value-type="float" office:value="28.0730971706019">
                <text:p>28.0730971706019</text:p>
              </table:table-cell>
            </table:table-row>
            <table:table-row>
              <table:table-cell office:value-type="float" office:value="3.52999999999997">
                <text:p>3.52999999999997</text:p>
              </table:table-cell>
              <table:table-cell office:value-type="float" office:value="-16.8158240609943">
                <text:p>-16.8158240609943</text:p>
              </table:table-cell>
              <table:table-cell office:value-type="float" office:value="-24.0479508289709">
                <text:p>-24.0479508289709</text:p>
              </table:table-cell>
              <table:table-cell office:value-type="float" office:value="31.2090072629422">
                <text:p>31.2090072629422</text:p>
              </table:table-cell>
            </table:table-row>
            <table:table-row>
              <table:table-cell office:value-type="float" office:value="3.53999999999997">
                <text:p>3.53999999999997</text:p>
              </table:table-cell>
              <table:table-cell office:value-type="float" office:value="-17.5390367377919">
                <text:p>-17.5390367377919</text:p>
              </table:table-cell>
              <table:table-cell office:value-type="float" office:value="-23.2678503052403">
                <text:p>-23.2678503052403</text:p>
              </table:table-cell>
              <table:table-cell office:value-type="float" office:value="34.4206281709379">
                <text:p>34.4206281709379</text:p>
              </table:table-cell>
            </table:table-row>
            <table:table-row>
              <table:table-cell office:value-type="float" office:value="3.54999999999997">
                <text:p>3.54999999999997</text:p>
              </table:table-cell>
              <table:table-cell office:value-type="float" office:value="-18.1119180945368">
                <text:p>-18.1119180945368</text:p>
              </table:table-cell>
              <table:table-cell office:value-type="float" office:value="-21.9090554684901">
                <text:p>-21.9090554684901</text:p>
              </table:table-cell>
              <table:table-cell office:value-type="float" office:value="37.5837015661768">
                <text:p>37.5837015661768</text:p>
              </table:table-cell>
            </table:table-row>
            <table:table-row>
              <table:table-cell office:value-type="float" office:value="3.55999999999997">
                <text:p>3.55999999999997</text:p>
              </table:table-cell>
              <table:table-cell office:value-type="float" office:value="-18.4916318319321">
                <text:p>-18.4916318319321</text:p>
              </table:table-cell>
              <table:table-cell office:value-type="float" office:value="-19.9541727357144">
                <text:p>-19.9541727357144</text:p>
              </table:table-cell>
              <table:table-cell office:value-type="float" office:value="40.5496197061516">
                <text:p>40.5496197061516</text:p>
              </table:table-cell>
            </table:table-row>
            <table:table-row>
              <table:table-cell office:value-type="float" office:value="3.56999999999997">
                <text:p>3.56999999999997</text:p>
              </table:table-cell>
              <table:table-cell office:value-type="float" office:value="-18.6378859223103">
                <text:p>-18.6378859223103</text:p>
              </table:table-cell>
              <table:table-cell office:value-type="float" office:value="-17.4340015359881">
                <text:p>-17.4340015359881</text:p>
              </table:table-cell>
              <table:table-cell office:value-type="float" office:value="43.1581486713837">
                <text:p>43.1581486713837</text:p>
              </table:table-cell>
            </table:table-row>
            <table:table-row>
              <table:table-cell office:value-type="float" office:value="3.57999999999997">
                <text:p>3.57999999999997</text:p>
              </table:table-cell>
              <table:table-cell office:value-type="float" office:value="-18.5174974836781">
                <text:p>-18.5174974836781</text:p>
              </table:table-cell>
              <table:table-cell office:value-type="float" office:value="-14.4345030633215">
                <text:p>-14.4345030633215</text:p>
              </table:table-cell>
              <table:table-cell office:value-type="float" office:value="45.2565940247847">
                <text:p>45.2565940247847</text:p>
              </table:table-cell>
            </table:table-row>
            <table:table-row>
              <table:table-cell office:value-type="float" office:value="3.58999999999997">
                <text:p>3.58999999999997</text:p>
              </table:table-cell>
              <table:table-cell office:value-type="float" office:value="-18.1091980416425">
                <text:p>-18.1091980416425</text:p>
              </table:table-cell>
              <table:table-cell office:value-type="float" office:value="-11.0946686683803">
                <text:p>-11.0946686683803</text:p>
              </table:table-cell>
              <table:table-cell office:value-type="float" office:value="46.7226602589891">
                <text:p>46.7226602589891</text:p>
              </table:table-cell>
            </table:table-row>
            <table:table-row>
              <table:table-cell office:value-type="float" office:value="3.59999999999997">
                <text:p>3.59999999999997</text:p>
              </table:table-cell>
              <table:table-cell office:value-type="float" office:value="-17.4077451043162">
                <text:p>-17.4077451043162</text:p>
              </table:table-cell>
              <table:table-cell office:value-type="float" office:value="-7.59319835673224">
                <text:p>-7.59319835673224</text:p>
              </table:table-cell>
              <table:table-cell office:value-type="float" office:value="47.4858781733038">
                <text:p>47.4858781733038</text:p>
              </table:table-cell>
            </table:table-row>
            <table:table-row>
              <table:table-cell office:value-type="float" office:value="3.60999999999997">
                <text:p>3.60999999999997</text:p>
              </table:table-cell>
              <table:table-cell office:value-type="float" office:value="-16.4262904295578">
                <text:p>-16.4262904295578</text:p>
              </table:table-cell>
              <table:table-cell office:value-type="float" office:value="-4.1252143694186">
                <text:p>-4.1252143694186</text:p>
              </table:table-cell>
              <table:table-cell office:value-type="float" office:value="47.5413927038874">
                <text:p>47.5413927038874</text:p>
              </table:table-cell>
            </table:table-row>
            <table:table-row>
              <table:table-cell office:value-type="float" office:value="3.61999999999997">
                <text:p>3.61999999999997</text:p>
              </table:table-cell>
              <table:table-cell office:value-type="float" office:value="-15.1961828235439">
                <text:p>-15.1961828235439</text:p>
              </table:table-cell>
              <table:table-cell office:value-type="float" office:value="-0.87403630620343">
                <text:p>-0.87403630620343</text:p>
              </table:table-cell>
              <table:table-cell office:value-type="float" office:value="46.9512419249463">
                <text:p>46.9512419249463</text:p>
              </table:table-cell>
            </table:table-row>
            <table:table-row>
              <table:table-cell office:value-type="float" office:value="3.62999999999997">
                <text:p>3.62999999999997</text:p>
              </table:table-cell>
              <table:table-cell office:value-type="float" office:value="-13.7639681718099">
                <text:p>-13.7639681718099</text:p>
              </table:table-cell>
              <table:table-cell office:value-type="float" office:value="2.01456942710555">
                <text:p>2.01456942710555</text:p>
              </table:table-cell>
              <table:table-cell office:value-type="float" office:value="45.8320289619826">
                <text:p>45.8320289619826</text:p>
              </table:table-cell>
            </table:table-row>
            <table:table-row>
              <table:table-cell office:value-type="float" office:value="3.63999999999997">
                <text:p>3.63999999999997</text:p>
              </table:table-cell>
              <table:table-cell office:value-type="float" office:value="-12.1861144119183">
                <text:p>-12.1861144119183</text:p>
              </table:table-cell>
              <table:table-cell office:value-type="float" office:value="4.4488185235497">
                <text:p>4.4488185235497</text:p>
              </table:table-cell>
              <table:table-cell office:value-type="float" office:value="44.3325568282506">
                <text:p>44.3325568282506</text:p>
              </table:table-cell>
            </table:table-row>
            <table:table-row>
              <table:table-cell office:value-type="float" office:value="3.64999999999997">
                <text:p>3.64999999999997</text:p>
              </table:table-cell>
              <table:table-cell office:value-type="float" office:value="-10.5226211183715">
                <text:p>-10.5226211183715</text:p>
              </table:table-cell>
              <table:table-cell office:value-type="float" office:value="6.3946343997964">
                <text:p>6.3946343997964</text:p>
              </table:table-cell>
              <table:table-cell office:value-type="float" office:value="42.6082171975722">
                <text:p>42.6082171975722</text:p>
              </table:table-cell>
            </table:table-row>
            <table:table-row>
              <table:table-cell office:value-type="float" office:value="3.65999999999997">
                <text:p>3.65999999999997</text:p>
              </table:table-cell>
              <table:table-cell office:value-type="float" office:value="-8.83089556655473">
                <text:p>-8.83089556655473</text:p>
              </table:table-cell>
              <table:table-cell office:value-type="float" office:value="7.86785540364774">
                <text:p>7.86785540364774</text:p>
              </table:table-cell>
              <table:table-cell office:value-type="float" office:value="40.799114922508">
                <text:p>40.799114922508</text:p>
              </table:table-cell>
            </table:table-row>
            <table:table-row>
              <table:table-cell office:value-type="float" office:value="3.66999999999997">
                <text:p>3.66999999999997</text:p>
              </table:table-cell>
              <table:table-cell office:value-type="float" office:value="-7.16102046953449">
                <text:p>-7.16102046953449</text:p>
              </table:table-cell>
              <table:table-cell office:value-type="float" office:value="8.91945332186126">
                <text:p>8.91945332186126</text:p>
              </table:table-cell>
              <table:table-cell office:value-type="float" office:value="39.0163364305507">
                <text:p>39.0163364305507</text:p>
              </table:table-cell>
            </table:table-row>
            <table:table-row>
              <table:table-cell office:value-type="float" office:value="3.67999999999997">
                <text:p>3.67999999999997</text:p>
              </table:table-cell>
              <table:table-cell office:value-type="float" office:value="-5.55297309039491">
                <text:p>-5.55297309039491</text:p>
              </table:table-cell>
              <table:table-cell office:value-type="float" office:value="9.61914089542717">
                <text:p>9.61914089542717</text:p>
              </table:table-cell>
              <table:table-cell office:value-type="float" office:value="37.3371769142537">
                <text:p>37.3371769142537</text:p>
              </table:table-cell>
            </table:table-row>
            <table:table-row>
              <table:table-cell office:value-type="float" office:value="3.68999999999997">
                <text:p>3.68999999999997</text:p>
              </table:table-cell>
              <table:table-cell office:value-type="float" office:value="-4.0357616918127">
                <text:p>-4.0357616918127</text:p>
              </table:table-cell>
              <table:table-cell office:value-type="float" office:value="10.041440407924">
                <text:p>10.041440407924</text:p>
              </table:table-cell>
              <table:table-cell office:value-type="float" office:value="35.8073705577567">
                <text:p>35.8073705577567</text:p>
              </table:table-cell>
            </table:table-row>
            <table:table-row>
              <table:table-cell office:value-type="float" office:value="3.69999999999996">
                <text:p>3.69999999999996</text:p>
              </table:table-cell>
              <table:table-cell office:value-type="float" office:value="-2.62804148183903">
                <text:p>-2.62804148183903</text:p>
              </table:table-cell>
              <table:table-cell office:value-type="float" office:value="10.2561128739525">
                <text:p>10.2561128739525</text:p>
              </table:table-cell>
              <table:table-cell office:value-type="float" office:value="34.447258737594">
                <text:p>34.447258737594</text:p>
              </table:table-cell>
            </table:table-row>
            <table:table-row>
              <table:table-cell office:value-type="float" office:value="3.70999999999996">
                <text:p>3.70999999999996</text:p>
              </table:table-cell>
              <table:table-cell office:value-type="float" office:value="-1.33962604625988">
                <text:p>-1.33962604625988</text:p>
              </table:table-cell>
              <table:table-cell office:value-type="float" office:value="10.3229883792785">
                <text:p>10.3229883792785</text:p>
              </table:table-cell>
              <table:table-cell office:value-type="float" office:value="33.2591302705064">
                <text:p>33.2591302705064</text:p>
              </table:table-cell>
            </table:table-row>
            <table:table-row>
              <table:table-cell office:value-type="float" office:value="3.71999999999996">
                <text:p>3.71999999999996</text:p>
              </table:table-cell>
              <table:table-cell office:value-type="float" office:value="-0.173364603706042">
                <text:p>-0.173364603706042</text:p>
              </table:table-cell>
              <table:table-cell office:value-type="float" office:value="10.2902111743961">
                <text:p>10.2902111743961</text:p>
              </table:table-cell>
              <table:table-cell office:value-type="float" office:value="32.2339306888784">
                <text:p>32.2339306888784</text:p>
              </table:table-cell>
            </table:table-row>
            <table:table-row>
              <table:table-cell office:value-type="float" office:value="3.72999999999996">
                <text:p>3.72999999999996</text:p>
              </table:table-cell>
              <table:table-cell office:value-type="float" office:value="0.872992974104176">
                <text:p>0.872992974104176</text:p>
              </table:table-cell>
              <table:table-cell office:value-type="float" office:value="10.1946491998121">
                <text:p>10.1946491998121</text:p>
              </table:table-cell>
              <table:table-cell office:value-type="float" office:value="31.3565196200186">
                <text:p>31.3565196200186</text:p>
              </table:table-cell>
            </table:table-row>
            <table:table-row>
              <table:table-cell office:value-type="float" office:value="3.73999999999996">
                <text:p>3.73999999999996</text:p>
              </table:table-cell>
              <table:table-cell office:value-type="float" office:value="1.80515859667497">
                <text:p>1.80515859667497</text:p>
              </table:table-cell>
              <table:table-cell office:value-type="float" office:value="10.0634005273568">
                <text:p>10.0634005273568</text:p>
              </table:table-cell>
              <table:table-cell office:value-type="float" office:value="30.6093443347337">
                <text:p>30.6093443347337</text:p>
              </table:table-cell>
            </table:table-row>
            <table:table-row>
              <table:table-cell office:value-type="float" office:value="3.74999999999996">
                <text:p>3.74999999999996</text:p>
              </table:table-cell>
              <table:table-cell office:value-type="float" office:value="2.63098278974316">
                <text:p>2.63098278974316</text:p>
              </table:table-cell>
              <table:table-cell office:value-type="float" office:value="9.91566371850796">
                <text:p>9.91566371850796</text:p>
              </table:table-cell>
              <table:table-cell office:value-type="float" office:value="29.9747554922116">
                <text:p>29.9747554922116</text:p>
              </table:table-cell>
            </table:table-row>
            <table:table-row>
              <table:table-cell office:value-type="float" office:value="3.75999999999996">
                <text:p>3.75999999999996</text:p>
              </table:table-cell>
              <table:table-cell office:value-type="float" office:value="3.35945088261964">
                <text:p>3.35945088261964</text:p>
              </table:table-cell>
              <table:table-cell office:value-type="float" office:value="9.76455160418328">
                <text:p>9.76455160418328</text:p>
              </table:table-cell>
              <table:table-cell office:value-type="float" office:value="29.4363080850087">
                <text:p>29.4363080850087</text:p>
              </table:table-cell>
            </table:table-row>
            <table:table-row>
              <table:table-cell office:value-type="float" office:value="3.76999999999996">
                <text:p>3.76999999999996</text:p>
              </table:table-cell>
              <table:table-cell office:value-type="float" office:value="3.999960954776">
                <text:p>3.999960954776</text:p>
              </table:table-cell>
              <table:table-cell office:value-type="float" office:value="9.61865402350249">
                <text:p>9.61865402350249</text:p>
              </table:table-cell>
              <table:table-cell office:value-type="float" office:value="28.979375184459">
                <text:p>28.979375184459</text:p>
              </table:table-cell>
            </table:table-row>
            <table:table-row>
              <table:table-cell office:value-type="float" office:value="3.77999999999996">
                <text:p>3.77999999999996</text:p>
              </table:table-cell>
              <table:table-cell office:value-type="float" office:value="4.56183026164865">
                <text:p>4.56183026164865</text:p>
              </table:table-cell>
              <table:table-cell office:value-type="float" office:value="9.48329285828834">
                <text:p>9.48329285828834</text:p>
              </table:table-cell>
              <table:table-cell office:value-type="float" office:value="28.5913342515219">
                <text:p>28.5913342515219</text:p>
              </table:table-cell>
            </table:table-row>
            <table:table-row>
              <table:table-cell office:value-type="float" office:value="3.78999999999996">
                <text:p>3.78999999999996</text:p>
              </table:table-cell>
              <table:table-cell office:value-type="float" office:value="5.05397652131262">
                <text:p>5.05397652131262</text:p>
              </table:table-cell>
              <table:table-cell office:value-type="float" office:value="9.36148426487204">
                <text:p>9.36148426487204</text:p>
              </table:table-cell>
              <table:table-cell office:value-type="float" office:value="28.2615103948915">
                <text:p>28.2615103948915</text:p>
              </table:table-cell>
            </table:table-row>
            <table:table-row>
              <table:table-cell office:value-type="float" office:value="3.79999999999996">
                <text:p>3.79999999999996</text:p>
              </table:table-cell>
              <table:table-cell office:value-type="float" office:value="5.48472729566856">
                <text:p>5.48472729566856</text:p>
              </table:table-cell>
              <table:table-cell office:value-type="float" office:value="9.25465274826471">
                <text:p>9.25465274826471</text:p>
              </table:table-cell>
              <table:table-cell office:value-type="float" office:value="27.9809973344874">
                <text:p>27.9809973344874</text:p>
              </table:table-cell>
            </table:table-row>
            <table:table-row>
              <table:table-cell office:value-type="float" office:value="3.80999999999996">
                <text:p>3.80999999999996</text:p>
              </table:table-cell>
              <table:table-cell office:value-type="float" office:value="5.86171984092818">
                <text:p>5.86171984092818</text:p>
              </table:table-cell>
              <table:table-cell office:value-type="float" office:value="9.16314846516434">
                <text:p>9.16314846516434</text:p>
              </table:table-cell>
              <table:table-cell office:value-type="float" office:value="27.7424298709711">
                <text:p>27.7424298709711</text:p>
              </table:table-cell>
            </table:table-row>
            <table:table-row>
              <table:table-cell office:value-type="float" office:value="3.81999999999996">
                <text:p>3.81999999999996</text:p>
              </table:table-cell>
              <table:table-cell office:value-type="float" office:value="6.19186270335179">
                <text:p>6.19186270335179</text:p>
              </table:table-cell>
              <table:table-cell office:value-type="float" office:value="9.08661501987029">
                <text:p>9.08661501987029</text:p>
              </table:table-cell>
              <table:table-cell office:value-type="float" office:value="27.5397498327148">
                <text:p>27.5397498327148</text:p>
              </table:table-cell>
            </table:table-row>
            <table:table-row>
              <table:table-cell office:value-type="float" office:value="3.82999999999996">
                <text:p>3.82999999999996</text:p>
              </table:table-cell>
              <table:table-cell office:value-type="float" office:value="6.48133793500364">
                <text:p>6.48133793500364</text:p>
              </table:table-cell>
              <table:table-cell office:value-type="float" office:value="9.02424692812183">
                <text:p>9.02424692812183</text:p>
              </table:table-cell>
              <table:table-cell office:value-type="float" office:value="27.3679872302549">
                <text:p>27.3679872302549</text:p>
              </table:table-cell>
            </table:table-row>
            <table:table-row>
              <table:table-cell office:value-type="float" office:value="3.83999999999996">
                <text:p>3.83999999999996</text:p>
              </table:table-cell>
              <table:table-cell office:value-type="float" office:value="6.73562883431546">
                <text:p>6.73562883431546</text:p>
              </table:table-cell>
              <table:table-cell office:value-type="float" office:value="8.97496734224017">
                <text:p>8.97496734224017</text:p>
              </table:table-cell>
              <table:table-cell office:value-type="float" office:value="27.2230661769489">
                <text:p>27.2230661769489</text:p>
              </table:table-cell>
            </table:table-row>
            <table:table-row>
              <table:table-cell office:value-type="float" office:value="3.84999999999996">
                <text:p>3.84999999999996</text:p>
              </table:table-cell>
              <table:table-cell office:value-type="float" office:value="6.95956268510793">
                <text:p>6.95956268510793</text:p>
              </table:table-cell>
              <table:table-cell office:value-type="float" office:value="8.93754904742675">
                <text:p>8.93754904742675</text:p>
              </table:table-cell>
              <table:table-cell office:value-type="float" office:value="27.1016382337379">
                <text:p>27.1016382337379</text:p>
              </table:table-cell>
            </table:table-row>
            <table:table-row>
              <table:table-cell office:value-type="float" office:value="3.85999999999996">
                <text:p>3.85999999999996</text:p>
              </table:table-cell>
              <table:table-cell office:value-type="float" office:value="7.15736132133981">
                <text:p>7.15736132133981</text:p>
              </table:table-cell>
              <table:table-cell office:value-type="float" office:value="8.91069560721453">
                <text:p>8.91069560721453</text:p>
              </table:table-cell>
              <table:table-cell office:value-type="float" office:value="27.0009422093062">
                <text:p>27.0009422093062</text:p>
              </table:table-cell>
            </table:table-row>
            <table:table-row>
              <table:table-cell office:value-type="float" office:value="3.86999999999996">
                <text:p>3.86999999999996</text:p>
              </table:table-cell>
              <table:table-cell office:value-type="float" office:value="7.33269474992729">
                <text:p>7.33269474992729</text:p>
              </table:table-cell>
              <table:table-cell office:value-type="float" office:value="8.89309482703134">
                <text:p>8.89309482703134</text:p>
              </table:table-cell>
              <table:table-cell office:value-type="float" office:value="26.9186877645777">
                <text:p>26.9186877645777</text:p>
              </table:table-cell>
            </table:table-row>
            <table:table-row>
              <table:table-cell office:value-type="float" office:value="3.87999999999996">
                <text:p>3.87999999999996</text:p>
              </table:table-cell>
              <table:table-cell office:value-type="float" office:value="7.48873475763769">
                <text:p>7.48873475763769</text:p>
              </table:table-cell>
              <table:table-cell office:value-type="float" office:value="8.88345320427816">
                <text:p>8.88345320427816</text:p>
              </table:table-cell>
              <table:table-cell office:value-type="float" office:value="26.8529595883435">
                <text:p>26.8529595883435</text:p>
              </table:table-cell>
            </table:table-row>
            <table:table-row>
              <table:table-cell office:value-type="float" office:value="3.88999999999996">
                <text:p>3.88999999999996</text:p>
              </table:table-cell>
              <table:table-cell office:value-type="float" office:value="7.62820660230174">
                <text:p>7.62820660230174</text:p>
              </table:table-cell>
              <table:table-cell office:value-type="float" office:value="8.88051748622725">
                <text:p>8.88051748622725</text:p>
              </table:table-cell>
              <table:table-cell office:value-type="float" office:value="26.8021389137749">
                <text:p>26.8021389137749</text:p>
              </table:table-cell>
            </table:table-row>
            <table:table-row>
              <table:table-cell office:value-type="float" office:value="3.89999999999996">
                <text:p>3.89999999999996</text:p>
              </table:table-cell>
              <table:table-cell office:value-type="float" office:value="7.75343769069429">
                <text:p>7.75343769069429</text:p>
              </table:table-cell>
              <table:table-cell office:value-type="float" office:value="8.8830876298308">
                <text:p>8.8830876298308</text:p>
              </table:table-cell>
              <table:table-cell office:value-type="float" office:value="26.7648394306105">
                <text:p>26.7648394306105</text:p>
              </table:table-cell>
            </table:table-row>
            <table:table-row>
              <table:table-cell office:value-type="float" office:value="3.90999999999996">
                <text:p>3.90999999999996</text:p>
              </table:table-cell>
              <table:table-cell office:value-type="float" office:value="7.86640268460794">
                <text:p>7.86640268460794</text:p>
              </table:table-cell>
              <table:table-cell office:value-type="float" office:value="8.89002415866013">
                <text:p>8.89002415866013</text:p>
              </table:table-cell>
              <table:table-cell office:value-type="float" office:value="26.7398550435163">
                <text:p>26.7398550435163</text:p>
              </table:table-cell>
            </table:table-row>
            <table:table-row>
              <table:table-cell office:value-type="float" office:value="3.91999999999996">
                <text:p>3.91999999999996</text:p>
              </table:table-cell>
              <table:table-cell office:value-type="float" office:value="7.96876483201316">
                <text:p>7.96876483201316</text:p>
              </table:table-cell>
              <table:table-cell office:value-type="float" office:value="8.90025199376032">
                <text:p>8.90025199376032</text:p>
              </table:table-cell>
              <table:table-cell office:value-type="float" office:value="26.726117341435">
                <text:p>26.726117341435</text:p>
              </table:table-cell>
            </table:table-row>
            <table:table-row>
              <table:table-cell office:value-type="float" office:value="3.92999999999996">
                <text:p>3.92999999999996</text:p>
              </table:table-cell>
              <table:table-cell office:value-type="float" office:value="8.06191354818787">
                <text:p>8.06191354818787</text:p>
              </table:table-cell>
              <table:table-cell office:value-type="float" office:value="8.91276218711956">
                <text:p>8.91276218711956</text:p>
              </table:table-cell>
              <table:table-cell office:value-type="float" office:value="26.722661029836">
                <text:p>26.722661029836</text:p>
              </table:table-cell>
            </table:table-row>
            <table:table-row>
              <table:table-cell office:value-type="float" office:value="3.93999999999996">
                <text:p>3.93999999999996</text:p>
              </table:table-cell>
              <table:table-cell office:value-type="float" office:value="8.14699841208104">
                <text:p>8.14699841208104</text:p>
              </table:table-cell>
              <table:table-cell office:value-type="float" office:value="8.9266125287403">
                <text:p>8.9266125287403</text:p>
              </table:table-cell>
              <table:table-cell office:value-type="float" office:value="26.7285959179882">
                <text:p>26.7285959179882</text:p>
              </table:table-cell>
            </table:table-row>
            <table:table-row>
              <table:table-cell office:value-type="float" office:value="3.94999999999996">
                <text:p>3.94999999999996</text:p>
              </table:table-cell>
              <table:table-cell office:value-type="float" office:value="8.22495982374697">
                <text:p>8.22495982374697</text:p>
              </table:table-cell>
              <table:table-cell office:value-type="float" office:value="8.94092767382553">
                <text:p>8.94092767382553</text:p>
              </table:table-cell>
              <table:table-cell office:value-type="float" office:value="26.7430843411443">
                <text:p>26.7430843411443</text:p>
              </table:table-cell>
            </table:table-row>
            <table:table-row>
              <table:table-cell office:value-type="float" office:value="3.95999999999996">
                <text:p>3.95999999999996</text:p>
              </table:table-cell>
              <table:table-cell office:value-type="float" office:value="8.29655660875482">
                <text:p>8.29655660875482</text:p>
              </table:table-cell>
              <table:table-cell office:value-type="float" office:value="8.95489920504654">
                <text:p>8.95489920504654</text:p>
              </table:table-cell>
              <table:table-cell office:value-type="float" office:value="26.7653231344229">
                <text:p>26.7653231344229</text:p>
              </table:table-cell>
            </table:table-row>
            <table:table-row>
              <table:table-cell office:value-type="float" office:value="3.96999999999996">
                <text:p>3.96999999999996</text:p>
              </table:table-cell>
              <table:table-cell office:value-type="float" office:value="8.362390868384">
                <text:p>8.362390868384</text:p>
              </table:table-cell>
              <table:table-cell office:value-type="float" office:value="8.96778587808388">
                <text:p>8.96778587808388</text:p>
              </table:table-cell>
              <table:table-cell office:value-type="float" office:value="26.7945294659752">
                <text:p>26.7945294659752</text:p>
              </table:table-cell>
            </table:table-row>
            <table:table-row>
              <table:table-cell office:value-type="float" office:value="3.97999999999996">
                <text:p>3.97999999999996</text:p>
              </table:table-cell>
              <table:table-cell office:value-type="float" office:value="8.42293036935398">
                <text:p>8.42293036935398</text:p>
              </table:table-cell>
              <table:table-cell office:value-type="float" office:value="8.97891417716139">
                <text:p>8.97891417716139</text:p>
              </table:table-cell>
              <table:table-cell office:value-type="float" office:value="26.829929987581">
                <text:p>26.829929987581</text:p>
              </table:table-cell>
            </table:table-row>
            <table:table-row>
              <table:table-cell office:value-type="float" office:value="3.98999999999996">
                <text:p>3.98999999999996</text:p>
              </table:table-cell>
              <table:table-cell office:value-type="float" office:value="8.47852875013472">
                <text:p>8.47852875013472</text:p>
              </table:table-cell>
              <table:table-cell office:value-type="float" office:value="8.98767921780852">
                <text:p>8.98767921780852</text:p>
              </table:table-cell>
              <table:table-cell office:value-type="float" office:value="26.8707528769785">
                <text:p>26.8707528769785</text:p>
              </table:table-cell>
            </table:table-row>
            <table:table-row>
              <table:table-cell office:value-type="float" office:value="3.99999999999996">
                <text:p>3.99999999999996</text:p>
              </table:table-cell>
              <table:table-cell office:value-type="float" office:value="8.5294437969021">
                <text:p>8.5294437969021</text:p>
              </table:table-cell>
              <table:table-cell office:value-type="float" office:value="8.99354596761588">
                <text:p>8.99354596761588</text:p>
              </table:table-cell>
              <table:table-cell office:value-type="float" office:value="26.9162224333775">
                <text:p>26.9162224333775</text:p>
              </table:table-cell>
            </table:table-row>
            <table:table-row>
              <table:table-cell office:value-type="float" office:value="4.00999999999996">
                <text:p>4.00999999999996</text:p>
              </table:table-cell>
              <table:table-cell office:value-type="float" office:value="8.57585401397348">
                <text:p>8.57585401397348</text:p>
              </table:table-cell>
              <table:table-cell office:value-type="float" office:value="8.99605070636821">
                <text:p>8.99605070636821</text:p>
              </table:table-cell>
              <table:table-cell office:value-type="float" office:value="26.9655559504772">
                <text:p>26.9655559504772</text:p>
              </table:table-cell>
            </table:table-row>
            <table:table-row>
              <table:table-cell office:value-type="float" office:value="4.01999999999996">
                <text:p>4.01999999999996</text:p>
              </table:table-cell>
              <table:table-cell office:value-type="float" office:value="8.61787368321295">
                <text:p>8.61787368321295</text:p>
              </table:table-cell>
              <table:table-cell office:value-type="float" office:value="8.99480261084785">
                <text:p>8.99480261084785</text:p>
              </table:table-cell>
              <table:table-cell office:value-type="float" office:value="27.0179626340656">
                <text:p>27.0179626340656</text:p>
              </table:table-cell>
            </table:table-row>
            <table:table-row>
              <table:table-cell office:value-type="float" office:value="4.02999999999996">
                <text:p>4.02999999999996</text:p>
              </table:table-cell>
              <table:table-cell office:value-type="float" office:value="8.65556657597644">
                <text:p>8.65556657597644</text:p>
              </table:table-cell>
              <table:table-cell office:value-type="float" office:value="8.98948532445754">
                <text:p>8.98948532445754</text:p>
              </table:table-cell>
              <table:table-cell office:value-type="float" office:value="27.0726443575477">
                <text:p>27.0726443575477</text:p>
              </table:table-cell>
            </table:table-row>
            <table:table-row>
              <table:table-cell office:value-type="float" office:value="4.03999999999996">
                <text:p>4.03999999999996</text:p>
              </table:table-cell>
              <table:table-cell office:value-type="float" office:value="8.68895845082455">
                <text:p>8.68895845082455</text:p>
              </table:table-cell>
              <table:table-cell office:value-type="float" office:value="8.9798583562415">
                <text:p>8.9798583562415</text:p>
              </table:table-cell>
              <table:table-cell office:value-type="float" office:value="27.1287980617759">
                <text:p>27.1287980617759</text:p>
              </table:table-cell>
            </table:table-row>
            <table:table-row>
              <table:table-cell office:value-type="float" office:value="4.04999999999996">
                <text:p>4.04999999999996</text:p>
              </table:table-cell>
              <table:table-cell office:value-type="float" office:value="8.71804844136625">
                <text:p>8.71804844136625</text:p>
              </table:table-cell>
              <table:table-cell office:value-type="float" office:value="8.96575814711416">
                <text:p>8.96575814711416</text:p>
              </table:table-cell>
              <table:table-cell office:value-type="float" office:value="27.1856196083119">
                <text:p>27.1856196083119</text:p>
              </table:table-cell>
            </table:table-row>
            <table:table-row>
              <table:table-cell office:value-type="float" office:value="4.05999999999996">
                <text:p>4.05999999999996</text:p>
              </table:table-cell>
              <table:table-cell office:value-type="float" office:value="8.74281941194104">
                <text:p>8.74281941194104</text:p>
              </table:table-cell>
              <table:table-cell office:value-type="float" office:value="8.94709864268737">
                <text:p>8.94709864268737</text:p>
              </table:table-cell>
              <table:table-cell office:value-type="float" office:value="27.2423088904914">
                <text:p>27.2423088904914</text:p>
              </table:table-cell>
            </table:table-row>
            <table:table-row>
              <table:table-cell office:value-type="float" office:value="4.06999999999996">
                <text:p>4.06999999999996</text:p>
              </table:table-cell>
              <table:table-cell office:value-type="float" office:value="8.76324733501567">
                <text:p>8.76324733501567</text:p>
              </table:table-cell>
              <table:table-cell office:value-type="float" office:value="8.92387122166517">
                <text:p>8.92387122166517</text:p>
              </table:table-cell>
              <table:table-cell office:value-type="float" office:value="27.2980759970167">
                <text:p>27.2980759970167</text:p>
              </table:table-cell>
            </table:table-row>
            <table:table-row>
              <table:table-cell office:value-type="float" office:value="4.07999999999996">
                <text:p>4.07999999999996</text:p>
              </table:table-cell>
              <table:table-cell office:value-type="float" office:value="8.77930972368062">
                <text:p>8.77930972368062</text:p>
              </table:table-cell>
              <table:table-cell office:value-type="float" office:value="8.89614384593379">
                <text:p>8.89614384593379</text:p>
              </table:table-cell>
              <table:table-cell office:value-type="float" office:value="27.3521482107757">
                <text:p>27.3521482107757</text:p>
              </table:table-cell>
            </table:table-row>
            <table:table-row>
              <table:table-cell office:value-type="float" office:value="4.08999999999996">
                <text:p>4.08999999999996</text:p>
              </table:table-cell>
              <table:table-cell office:value-type="float" office:value="8.79099313590594">
                <text:p>8.79099313590594</text:p>
              </table:table-cell>
              <table:table-cell office:value-type="float" office:value="8.86405932260086">
                <text:p>8.86405932260086</text:p>
              </table:table-cell>
              <table:table-cell office:value-type="float" office:value="27.4037776135204">
                <text:p>27.4037776135204</text:p>
              </table:table-cell>
            </table:table-row>
            <table:table-row>
              <table:table-cell office:value-type="float" office:value="4.09999999999996">
                <text:p>4.09999999999996</text:p>
              </table:table-cell>
              <table:table-cell office:value-type="float" office:value="8.79829975457543">
                <text:p>8.79829975457543</text:p>
              </table:table-cell>
              <table:table-cell office:value-type="float" office:value="8.82783259844502">
                <text:p>8.82783259844502</text:p>
              </table:table-cell>
              <table:table-cell office:value-type="float" office:value="27.4522490571056">
                <text:p>27.4522490571056</text:p>
              </table:table-cell>
            </table:table-row>
            <table:table-row>
              <table:table-cell office:value-type="float" office:value="4.10999999999996">
                <text:p>4.10999999999996</text:p>
              </table:table-cell>
              <table:table-cell office:value-type="float" office:value="8.80125303896239">
                <text:p>8.80125303896239</text:p>
              </table:table-cell>
              <table:table-cell office:value-type="float" office:value="8.78774704232493">
                <text:p>8.78774704232493</text:p>
              </table:table-cell>
              <table:table-cell office:value-type="float" office:value="27.4968882560928">
                <text:p>27.4968882560928</text:p>
              </table:table-cell>
            </table:table-row>
            <table:table-row>
              <table:table-cell office:value-type="float" office:value="4.11999999999996">
                <text:p>4.11999999999996</text:p>
              </table:table-cell>
              <table:table-cell office:value-type="float" office:value="8.79990243929864">
                <text:p>8.79990243929864</text:p>
              </table:table-cell>
              <table:table-cell office:value-type="float" office:value="8.74414970955169">
                <text:p>8.74414970955169</text:p>
              </table:table-cell>
              <table:table-cell office:value-type="float" office:value="27.5370697562159">
                <text:p>27.5370697562159</text:p>
              </table:table-cell>
            </table:table-row>
            <table:table-row>
              <table:table-cell office:value-type="float" office:value="4.12999999999996">
                <text:p>4.12999999999996</text:p>
              </table:table-cell>
              <table:table-cell office:value-type="float" office:value="8.79432716632395">
                <text:p>8.79432716632395</text:p>
              </table:table-cell>
              <table:table-cell office:value-type="float" office:value="8.69744562227118">
                <text:p>8.69744562227118</text:p>
              </table:table-cell>
              <table:table-cell office:value-type="float" office:value="27.5722245396369">
                <text:p>27.5722245396369</text:p>
              </table:table-cell>
            </table:table-row>
            <table:table-row>
              <table:table-cell office:value-type="float" office:value="4.13999999999996">
                <text:p>4.13999999999996</text:p>
              </table:table-cell>
              <table:table-cell office:value-type="float" office:value="8.78463901191867">
                <text:p>8.78463901191867</text:p>
              </table:table-cell>
              <table:table-cell office:value-type="float" office:value="8.64809113957005">
                <text:p>8.64809113957005</text:p>
              </table:table-cell>
              <table:table-cell office:value-type="float" office:value="27.6018470417156">
                <text:p>27.6018470417156</text:p>
              </table:table-cell>
            </table:table-row>
            <table:table-row>
              <table:table-cell office:value-type="float" office:value="4.14999999999996">
                <text:p>4.14999999999996</text:p>
              </table:table-cell>
              <table:table-cell office:value-type="float" office:value="8.77098422468381">
                <text:p>8.77098422468381</text:p>
              </table:table-cell>
              <table:table-cell office:value-type="float" office:value="8.59658652827491">
                <text:p>8.59658652827491</text:p>
              </table:table-cell>
              <table:table-cell office:value-type="float" office:value="27.6255013753028">
                <text:p>27.6255013753028</text:p>
              </table:table-cell>
            </table:table-row>
            <table:table-row>
              <table:table-cell office:value-type="float" office:value="4.15999999999996">
                <text:p>4.15999999999996</text:p>
              </table:table-cell>
              <table:table-cell office:value-type="float" office:value="8.75354445504292">
                <text:p>8.75354445504292</text:p>
              </table:table-cell>
              <table:table-cell office:value-type="float" office:value="8.54346787828601">
                <text:p>8.54346787828601</text:p>
              </table:table-cell>
              <table:table-cell office:value-type="float" office:value="27.6428265868843">
                <text:p>27.6428265868843</text:p>
              </table:table-cell>
            </table:table-row>
            <table:table-row>
              <table:table-cell office:value-type="float" office:value="4.16999999999996">
                <text:p>4.16999999999996</text:p>
              </table:table-cell>
              <table:table-cell office:value-type="float" office:value="8.73253679736722">
                <text:p>8.73253679736722</text:p>
              </table:table-cell>
              <table:table-cell office:value-type="float" office:value="8.48929853300182">
                <text:p>8.48929853300182</text:p>
              </table:table-cell>
              <table:table-cell office:value-type="float" office:value="27.6535408032955">
                <text:p>27.6535408032955</text:p>
              </table:table-cell>
            </table:table-row>
            <table:table-row>
              <table:table-cell office:value-type="float" office:value="4.17999999999996">
                <text:p>4.17999999999996</text:p>
              </table:table-cell>
              <table:table-cell office:value-type="float" office:value="8.70821297093068">
                <text:p>8.70821297093068</text:p>
              </table:table-cell>
              <table:table-cell office:value-type="float" office:value="8.43466022451188">
                <text:p>8.43466022451188</text:p>
              </table:table-cell>
              <table:table-cell office:value-type="float" office:value="27.6574441667737">
                <text:p>27.6574441667737</text:p>
              </table:table-cell>
            </table:table-row>
            <table:table-row>
              <table:table-cell office:value-type="float" office:value="4.18999999999996">
                <text:p>4.18999999999996</text:p>
              </table:table-cell>
              <table:table-cell office:value-type="float" office:value="8.6808576962888">
                <text:p>8.6808576962888</text:p>
              </table:table-cell>
              <table:table-cell office:value-type="float" office:value="8.38014411376846">
                <text:p>8.38014411376846</text:p>
              </table:table-cell>
              <table:table-cell office:value-type="float" office:value="27.6544204980513">
                <text:p>27.6544204980513</text:p>
              </table:table-cell>
            </table:table-row>
            <table:table-row>
              <table:table-cell office:value-type="float" office:value="4.19999999999996">
                <text:p>4.19999999999996</text:p>
              </table:table-cell>
              <table:table-cell office:value-type="float" office:value="8.65078633803677">
                <text:p>8.65078633803677</text:p>
              </table:table-cell>
              <table:table-cell office:value-type="float" office:value="8.32634193742249">
                <text:p>8.32634193742249</text:p>
              </table:table-cell>
              <table:table-cell office:value-type="float" office:value="27.6444376700301">
                <text:p>27.6444376700301</text:p>
              </table:table-cell>
            </table:table-row>
            <table:table-row>
              <table:table-cell office:value-type="float" office:value="4.20999999999995">
                <text:p>4.20999999999995</text:p>
              </table:table-cell>
              <table:table-cell office:value-type="float" office:value="8.61834189797534">
                <text:p>8.61834189797534</text:p>
              </table:table-cell>
              <table:table-cell office:value-type="float" office:value="8.2738374555125">
                <text:p>8.2738374555125</text:p>
              </table:table-cell>
              <table:table-cell office:value-type="float" office:value="27.6275467162767">
                <text:p>27.6275467162767</text:p>
              </table:table-cell>
            </table:table-row>
            <table:table-row>
              <table:table-cell office:value-type="float" office:value="4.21999999999995">
                <text:p>4.21999999999995</text:p>
              </table:table-cell>
              <table:table-cell office:value-type="float" office:value="8.58389145372906">
                <text:p>8.58389145372906</text:p>
              </table:table-cell>
              <table:table-cell office:value-type="float" office:value="8.22319837835889">
                <text:p>8.22319837835889</text:p>
              </table:table-cell>
              <table:table-cell office:value-type="float" office:value="27.6038797371748">
                <text:p>27.6038797371748</text:p>
              </table:table-cell>
            </table:table-row>
            <table:table-row>
              <table:table-cell office:value-type="float" office:value="4.22999999999995">
                <text:p>4.22999999999995</text:p>
              </table:table-cell>
              <table:table-cell office:value-type="float" office:value="8.54782214619204">
                <text:p>8.54782214619204</text:p>
              </table:table-cell>
              <table:table-cell office:value-type="float" office:value="8.17496892796244">
                <text:p>8.17496892796244</text:p>
              </table:table-cell>
              <table:table-cell office:value-type="float" office:value="27.5736467003399">
                <text:p>27.5736467003399</text:p>
              </table:table-cell>
            </table:table-row>
            <table:table-row>
              <table:table-cell office:value-type="float" office:value="4.23999999999995">
                <text:p>4.23999999999995</text:p>
              </table:table-cell>
              <table:table-cell office:value-type="float" office:value="8.51053682436908">
                <text:p>8.51053682436908</text:p>
              </table:table-cell>
              <table:table-cell office:value-type="float" office:value="8.12966316045218">
                <text:p>8.12966316045218</text:p>
              </table:table-cell>
              <table:table-cell office:value-type="float" office:value="27.5371312594662">
                <text:p>27.5371312594662</text:p>
              </table:table-cell>
            </table:table-row>
            <table:table-row>
              <table:table-cell office:value-type="float" office:value="4.24999999999995">
                <text:p>4.24999999999995</text:p>
              </table:table-cell>
              <table:table-cell office:value-type="float" office:value="8.47244945797739">
                <text:p>8.47244945797739</text:p>
              </table:table-cell>
              <table:table-cell office:value-type="float" office:value="8.08775914345928">
                <text:p>8.08775914345928</text:p>
              </table:table-cell>
              <table:table-cell office:value-type="float" office:value="27.4946857361813">
                <text:p>27.4946857361813</text:p>
              </table:table-cell>
            </table:table-row>
            <table:table-row>
              <table:table-cell office:value-type="float" office:value="4.25999999999995">
                <text:p>4.25999999999995</text:p>
              </table:table-cell>
              <table:table-cell office:value-type="float" office:value="8.43398042652558">
                <text:p>8.43398042652558</text:p>
              </table:table-cell>
              <table:table-cell office:value-type="float" office:value="8.04969404763068">
                <text:p>8.04969404763068</text:p>
              </table:table-cell>
              <table:table-cell office:value-type="float" office:value="27.4467254222623">
                <text:p>27.4467254222623</text:p>
              </table:table-cell>
            </table:table-row>
            <table:table-row>
              <table:table-cell office:value-type="float" office:value="4.26999999999995">
                <text:p>4.26999999999995</text:p>
              </table:table-cell>
              <table:table-cell office:value-type="float" office:value="8.39555178863609">
                <text:p>8.39555178863609</text:p>
              </table:table-cell>
              <table:table-cell office:value-type="float" office:value="8.01586017674571">
                <text:p>8.01586017674571</text:p>
              </table:table-cell>
              <table:table-cell office:value-type="float" office:value="27.3937223647077">
                <text:p>27.3937223647077</text:p>
              </table:table-cell>
            </table:table-row>
            <table:table-row>
              <table:table-cell office:value-type="float" office:value="4.27999999999995">
                <text:p>4.27999999999995</text:p>
              </table:table-cell>
              <table:table-cell office:value-type="float" office:value="8.35758262744705">
                <text:p>8.35758262744705</text:p>
              </table:table-cell>
              <table:table-cell office:value-type="float" office:value="7.98660192783214">
                <text:p>7.98660192783214</text:p>
              </table:table-cell>
              <table:table-cell office:value-type="float" office:value="27.3361987940921">
                <text:p>27.3361987940921</text:p>
              </table:table-cell>
            </table:table-row>
            <table:table-row>
              <table:table-cell office:value-type="float" office:value="4.28999999999995">
                <text:p>4.28999999999995</text:p>
              </table:table-cell>
              <table:table-cell office:value-type="float" office:value="8.32048455748556">
                <text:p>8.32048455748556</text:p>
              </table:table-cell>
              <table:table-cell office:value-type="float" office:value="7.96221364281956">
                <text:p>7.96221364281956</text:p>
              </table:table-cell>
              <table:table-cell office:value-type="float" office:value="27.2747203481602">
                <text:p>27.2747203481602</text:p>
              </table:table-cell>
            </table:table-row>
            <table:table-row>
              <table:table-cell office:value-type="float" office:value="4.29999999999995">
                <text:p>4.29999999999995</text:p>
              </table:table-cell>
              <table:table-cell office:value-type="float" office:value="8.28465746601896">
                <text:p>8.28465746601896</text:p>
              </table:table-cell>
              <table:table-cell office:value-type="float" office:value="7.94293828782128">
                <text:p>7.94293828782128</text:p>
              </table:table-cell>
              <table:table-cell office:value-type="float" office:value="27.2098892287941">
                <text:p>27.2098892287941</text:p>
              </table:table-cell>
            </table:table-row>
            <table:table-row>
              <table:table-cell office:value-type="float" office:value="4.30999999999995">
                <text:p>4.30999999999995</text:p>
              </table:table-cell>
              <table:table-cell office:value-type="float" office:value="8.25048554819919">
                <text:p>8.25048554819919</text:p>
              </table:table-cell>
              <table:table-cell office:value-type="float" office:value="7.9289668759396">
                <text:p>7.9289668759396</text:p>
              </table:table-cell>
              <table:table-cell office:value-type="float" office:value="27.1423374125761">
                <text:p>27.1423374125761</text:p>
              </table:table-cell>
            </table:table-row>
            <table:table-row>
              <table:table-cell office:value-type="float" office:value="4.31999999999995">
                <text:p>4.31999999999995</text:p>
              </table:table-cell>
              <table:table-cell office:value-type="float" office:value="8.21833368097323">
                <text:p>8.21833368097323</text:p>
              </table:table-cell>
              <table:table-cell office:value-type="float" office:value="7.92043853500792">
                <text:p>7.92043853500792</text:p>
              </table:table-cell>
              <table:table-cell office:value-type="float" office:value="27.0727200144617">
                <text:p>27.0727200144617</text:p>
              </table:table-cell>
            </table:table-row>
            <table:table-row>
              <table:table-cell office:value-type="float" office:value="4.32999999999995">
                <text:p>4.32999999999995</text:p>
              </table:table-cell>
              <table:table-cell office:value-type="float" office:value="8.1885441663767">
                <text:p>8.1885441663767</text:p>
              </table:table-cell>
              <table:table-cell office:value-type="float" office:value="7.91744111302626">
                <text:p>7.91744111302626</text:p>
              </table:table-cell>
              <table:table-cell office:value-type="float" office:value="27.0017088818794">
                <text:p>27.0017088818794</text:p>
              </table:table-cell>
            </table:table-row>
            <table:table-row>
              <table:table-cell office:value-type="float" office:value="4.33999999999995">
                <text:p>4.33999999999995</text:p>
              </table:table-cell>
              <table:table-cell office:value-type="float" office:value="8.16143386104166">
                <text:p>8.16143386104166</text:p>
              </table:table-cell>
              <table:table-cell office:value-type="float" office:value="7.92001221101232">
                <text:p>7.92001221101232</text:p>
              </table:table-cell>
              <table:table-cell office:value-type="float" office:value="26.9299864740829">
                <text:p>26.9299864740829</text:p>
              </table:table-cell>
            </table:table-row>
            <table:table-row>
              <table:table-cell office:value-type="float" office:value="4.34999999999995">
                <text:p>4.34999999999995</text:p>
              </table:table-cell>
              <table:table-cell office:value-type="float" office:value="8.13729169603872">
                <text:p>8.13729169603872</text:p>
              </table:table-cell>
              <table:table-cell office:value-type="float" office:value="7.92814053512412">
                <text:p>7.92814053512412</text:p>
              </table:table-cell>
              <table:table-cell office:value-type="float" office:value="26.8582400598289">
                <text:p>26.8582400598289</text:p>
              </table:table-cell>
            </table:table-row>
            <table:table-row>
              <table:table-cell office:value-type="float" office:value="4.35999999999995">
                <text:p>4.35999999999995</text:p>
              </table:table-cell>
              <table:table-cell office:value-type="float" office:value="8.11637657994726">
                <text:p>8.11637657994726</text:p>
              </table:table-cell>
              <table:table-cell office:value-type="float" office:value="7.94176746657312">
                <text:p>7.94176746657312</text:p>
              </table:table-cell>
              <table:table-cell office:value-type="float" office:value="26.7871562463151">
                <text:p>26.7871562463151</text:p>
              </table:table-cell>
            </table:table-row>
            <table:table-row>
              <table:table-cell office:value-type="float" office:value="4.36999999999995">
                <text:p>4.36999999999995</text:p>
              </table:table-cell>
              <table:table-cell office:value-type="float" office:value="8.09891566860985">
                <text:p>8.09891566860985</text:p>
              </table:table-cell>
              <table:table-cell office:value-type="float" office:value="7.96078875828282">
                <text:p>7.96078875828282</text:p>
              </table:table-cell>
              <table:table-cell office:value-type="float" office:value="26.7174158344375">
                <text:p>26.7174158344375</text:p>
              </table:table-cell>
            </table:table-row>
            <table:table-row>
              <table:table-cell office:value-type="float" office:value="4.37999999999995">
                <text:p>4.37999999999995</text:p>
              </table:table-cell>
              <table:table-cell office:value-type="float" office:value="8.08510297757715">
                <text:p>8.08510297757715</text:p>
              </table:table-cell>
              <table:table-cell office:value-type="float" office:value="7.98505628064784">
                <text:p>7.98505628064784</text:p>
              </table:table-cell>
              <table:table-cell office:value-type="float" office:value="26.6496889802753">
                <text:p>26.6496889802753</text:p>
              </table:table-cell>
            </table:table-row>
            <table:table-row>
              <table:table-cell office:value-type="float" office:value="4.38999999999995">
                <text:p>4.38999999999995</text:p>
              </table:table-cell>
              <table:table-cell office:value-type="float" office:value="8.07509830788422">
                <text:p>8.07509830788422</text:p>
              </table:table-cell>
              <table:table-cell office:value-type="float" office:value="8.01437975430367">
                <text:p>8.01437975430367</text:p>
              </table:table-cell>
              <table:table-cell office:value-type="float" office:value="26.5846306305759">
                <text:p>26.5846306305759</text:p>
              </table:table-cell>
            </table:table-row>
            <table:table-row>
              <table:table-cell office:value-type="float" office:value="4.39999999999995">
                <text:p>4.39999999999995</text:p>
              </table:table-cell>
              <table:table-cell office:value-type="float" office:value="8.06902645252616">
                <text:p>8.06902645252616</text:p>
              </table:table-cell>
              <table:table-cell office:value-type="float" office:value="8.04852842476132">
                <text:p>8.04852842476132</text:p>
              </table:table-cell>
              <table:table-cell office:value-type="float" office:value="26.522876191021">
                <text:p>26.522876191021</text:p>
              </table:table-cell>
            </table:table-row>
            <table:table-row>
              <table:table-cell office:value-type="float" office:value="4.40999999999995">
                <text:p>4.40999999999995</text:p>
              </table:table-cell>
              <table:table-cell office:value-type="float" office:value="8.06697664974968">
                <text:p>8.06697664974968</text:p>
              </table:table-cell>
              <table:table-cell office:value-type="float" office:value="8.08723265139678">
                <text:p>8.08723265139678</text:p>
              </table:table-cell>
              <table:table-cell office:value-type="float" office:value="26.4650373802269">
                <text:p>26.4650373802269</text:p>
              </table:table-cell>
            </table:table-row>
            <table:table-row>
              <table:table-cell office:value-type="float" office:value="4.41999999999995">
                <text:p>4.41999999999995</text:p>
              </table:table-cell>
              <table:table-cell office:value-type="float" office:value="8.06900224991439">
                <text:p>8.06900224991439</text:p>
              </table:table-cell>
              <table:table-cell office:value-type="float" office:value="8.13018540100229">
                <text:p>8.13018540100229</text:p>
              </table:table-cell>
              <table:table-cell office:value-type="float" office:value="26.4116982196866">
                <text:p>26.4116982196866</text:p>
              </table:table-cell>
            </table:table-row>
            <table:table-row>
              <table:table-cell office:value-type="float" office:value="4.42999999999995">
                <text:p>4.42999999999995</text:p>
              </table:table-cell>
              <table:table-cell office:value-type="float" office:value="8.07512056502318">
                <text:p>8.07512056502318</text:p>
              </table:table-cell>
              <table:table-cell office:value-type="float" office:value="8.17704365338119">
                <text:p>8.17704365338119</text:p>
              </table:table-cell>
              <table:table-cell office:value-type="float" office:value="26.3634111100907">
                <text:p>26.3634111100907</text:p>
              </table:table-cell>
            </table:table-row>
            <table:table-row>
              <table:table-cell office:value-type="float" office:value="4.43999999999995">
                <text:p>4.43999999999995</text:p>
              </table:table-cell>
              <table:table-cell office:value-type="float" office:value="8.08531287385898">
                <text:p>8.08531287385898</text:p>
              </table:table-cell>
              <table:table-cell office:value-type="float" office:value="8.22742974286133">
                <text:p>8.22742974286133</text:p>
              </table:table-cell>
              <table:table-cell office:value-type="float" office:value="26.3206929474867">
                <text:p>26.3206929474867</text:p>
              </table:table-cell>
            </table:table-row>
            <table:table-row>
              <table:table-cell office:value-type="float" office:value="4.44999999999995">
                <text:p>4.44999999999995</text:p>
              </table:table-cell>
              <table:table-cell office:value-type="float" office:value="8.09952456075921">
                <text:p>8.09952456075921</text:p>
              </table:table-cell>
              <table:table-cell office:value-type="float" office:value="8.28093267474119">
                <text:p>8.28093267474119</text:p>
              </table:table-cell>
              <table:table-cell office:value-type="float" office:value="26.2840212384077">
                <text:p>26.2840212384077</text:p>
              </table:table-cell>
            </table:table-row>
            <table:table-row>
              <table:table-cell office:value-type="float" office:value="4.45999999999995">
                <text:p>4.45999999999995</text:p>
              </table:table-cell>
              <table:table-cell office:value-type="float" office:value="8.11766537215741">
                <text:p>8.11766537215741</text:p>
              </table:table-cell>
              <table:table-cell office:value-type="float" office:value="8.33710946924636">
                <text:p>8.33710946924636</text:p>
              </table:table-cell>
              <table:table-cell office:value-type="float" office:value="26.2538301812341">
                <text:p>26.2538301812341</text:p>
              </table:table-cell>
            </table:table-row>
            <table:table-row>
              <table:table-cell office:value-type="float" office:value="4.46999999999995">
                <text:p>4.46999999999995</text:p>
              </table:table-cell>
              <table:table-cell office:value-type="float" office:value="8.13960978186631">
                <text:p>8.13960978186631</text:p>
              </table:table-cell>
              <table:table-cell office:value-type="float" office:value="8.39548659727092">
                <text:p>8.39548659727092</text:p>
              </table:table-cell>
              <table:table-cell office:value-type="float" office:value="26.2305066914917">
                <text:p>26.2305066914917</text:p>
              </table:table-cell>
            </table:table-row>
            <table:table-row>
              <table:table-cell office:value-type="float" office:value="4.47999999999995">
                <text:p>4.47999999999995</text:p>
              </table:table-cell>
              <table:table-cell office:value-type="float" office:value="8.16519746340677">
                <text:p>8.16519746340677</text:p>
              </table:table-cell>
              <table:table-cell office:value-type="float" office:value="8.45556158172702">
                <text:p>8.45556158172702</text:p>
              </table:table-cell>
              <table:table-cell office:value-type="float" office:value="26.2143863613587">
                <text:p>26.2143863613587</text:p>
              </table:table-cell>
            </table:table-row>
            <table:table-row>
              <table:table-cell office:value-type="float" office:value="4.48999999999995">
                <text:p>4.48999999999995</text:p>
              </table:table-cell>
              <table:table-cell office:value-type="float" office:value="8.19423387523879">
                <text:p>8.19423387523879</text:p>
              </table:table-cell>
              <table:table-cell office:value-type="float" office:value="8.51680484543834">
                <text:p>8.51680484543834</text:p>
              </table:table-cell>
              <table:table-cell office:value-type="float" office:value="26.2057493581771">
                <text:p>26.2057493581771</text:p>
              </table:table-cell>
            </table:table-row>
            <table:table-row>
              <table:table-cell office:value-type="float" office:value="4.49999999999995">
                <text:p>4.49999999999995</text:p>
              </table:table-cell>
              <table:table-cell office:value-type="float" office:value="8.22649097225875">
                <text:p>8.22649097225875</text:p>
              </table:table-cell>
              <table:table-cell office:value-type="float" office:value="8.5786618908829">
                <text:p>8.5786618908829</text:p>
              </table:table-cell>
              <table:table-cell office:value-type="float" office:value="26.2048162830252">
                <text:p>26.2048162830252</text:p>
              </table:table-cell>
            </table:table-row>
            <table:table-row>
              <table:table-cell office:value-type="float" office:value="4.50999999999995">
                <text:p>4.50999999999995</text:p>
              </table:table-cell>
              <table:table-cell office:value-type="float" office:value="8.26170806412116">
                <text:p>8.26170806412116</text:p>
              </table:table-cell>
              <table:table-cell office:value-type="float" office:value="8.64055589838646">
                <text:p>8.64055589838646</text:p>
              </table:table-cell>
              <table:table-cell office:value-type="float" office:value="26.2117440281386">
                <text:p>26.2117440281386</text:p>
              </table:table-cell>
            </table:table-row>
            <table:table-row>
              <table:table-cell office:value-type="float" office:value="4.51999999999995">
                <text:p>4.51999999999995</text:p>
              </table:table-cell>
              <table:table-cell office:value-type="float" office:value="8.29959284754769">
                <text:p>8.29959284754769</text:p>
              </table:table-cell>
              <table:table-cell office:value-type="float" office:value="8.70189082723699">
                <text:p>8.70189082723699</text:p>
              </table:table-cell>
              <table:table-cell office:value-type="float" office:value="26.2266216908302">
                <text:p>26.2266216908302</text:p>
              </table:table-cell>
            </table:table-row>
            <table:table-row>
              <table:table-cell office:value-type="float" office:value="4.52999999999995">
                <text:p>4.52999999999995</text:p>
              </table:table-cell>
              <table:table-cell office:value-type="float" office:value="8.33982264551662">
                <text:p>8.33982264551662</text:p>
              </table:table-cell>
              <table:table-cell office:value-type="float" office:value="8.76205509827244">
                <text:p>8.76205509827244</text:p>
              </table:table-cell>
              <table:table-cell office:value-type="float" office:value="26.2494666211068">
                <text:p>26.2494666211068</text:p>
              </table:table-cell>
            </table:table-row>
            <table:table-row>
              <table:table-cell office:value-type="float" office:value="4.53999999999995">
                <text:p>4.53999999999995</text:p>
              </table:table-cell>
              <table:table-cell office:value-type="float" office:value="8.3820458907922">
                <text:p>8.3820458907922</text:p>
              </table:table-cell>
              <table:table-cell office:value-type="float" office:value="8.82042592643998">
                <text:p>8.82042592643998</text:p>
              </table:table-cell>
              <table:table-cell office:value-type="float" office:value="26.2802206998423">
                <text:p>26.2802206998423</text:p>
              </table:table-cell>
            </table:table-row>
            <table:table-row>
              <table:table-cell office:value-type="float" office:value="4.54999999999995">
                <text:p>4.54999999999995</text:p>
              </table:table-cell>
              <table:table-cell office:value-type="float" office:value="8.42588389435698">
                <text:p>8.42588389435698</text:p>
              </table:table-cell>
              <table:table-cell office:value-type="float" office:value="8.87637435733514">
                <text:p>8.87637435733514</text:p>
              </table:table-cell>
              <table:table-cell office:value-type="float" office:value="26.3187469634307">
                <text:p>26.3187469634307</text:p>
              </table:table-cell>
            </table:table-row>
            <table:table-row>
              <table:table-cell office:value-type="float" office:value="4.55999999999995">
                <text:p>4.55999999999995</text:p>
              </table:table-cell>
              <table:table-cell office:value-type="float" office:value="8.4709329406548">
                <text:p>8.4709329406548</text:p>
              </table:table-cell>
              <table:table-cell office:value-type="float" office:value="8.92927104259347">
                <text:p>8.92927104259347</text:p>
              </table:table-cell>
              <table:table-cell office:value-type="float" office:value="26.3648267084501">
                <text:p>26.3648267084501</text:p>
              </table:table-cell>
            </table:table-row>
            <table:table-row>
              <table:table-cell office:value-type="float" office:value="4.56999999999995">
                <text:p>4.56999999999995</text:p>
              </table:table-cell>
              <table:table-cell office:value-type="float" office:value="8.51676675084867">
                <text:p>8.51676675084867</text:p>
              </table:table-cell>
              <table:table-cell office:value-type="float" office:value="8.97849276515822">
                <text:p>8.97849276515822</text:p>
              </table:table-cell>
              <table:table-cell office:value-type="float" office:value="26.4181572249988">
                <text:p>26.4181572249988</text:p>
              </table:table-cell>
            </table:table-row>
            <table:table-row>
              <table:table-cell office:value-type="float" office:value="4.57999999999995">
                <text:p>4.57999999999995</text:p>
              </table:table-cell>
              <table:table-cell office:value-type="float" office:value="8.56293935227962">
                <text:p>8.56293935227962</text:p>
              </table:table-cell>
              <table:table-cell office:value-type="float" office:value="9.02342969701864">
                <text:p>9.02342969701864</text:p>
              </table:table-cell>
              <table:table-cell office:value-type="float" office:value="26.4783503188826">
                <text:p>26.4783503188826</text:p>
              </table:table-cell>
            </table:table-row>
            <table:table-row>
              <table:table-cell office:value-type="float" office:value="4.58999999999995">
                <text:p>4.58999999999995</text:p>
              </table:table-cell>
              <table:table-cell office:value-type="float" office:value="8.60898838675352">
                <text:p>8.60898838675352</text:p>
              </table:table-cell>
              <table:table-cell office:value-type="float" office:value="9.0634933393967">
                <text:p>9.0634933393967</text:p>
              </table:table-cell>
              <table:table-cell office:value-type="float" office:value="26.544931789497">
                <text:p>26.544931789497</text:p>
              </table:table-cell>
            </table:table-row>
            <table:table-row>
              <table:table-cell office:value-type="float" office:value="4.59999999999995">
                <text:p>4.59999999999995</text:p>
              </table:table-cell>
              <table:table-cell office:value-type="float" office:value="8.65443888201784">
                <text:p>8.65443888201784</text:p>
              </table:table-cell>
              <table:table-cell office:value-type="float" office:value="9.09812505926428">
                <text:p>9.09812505926428</text:p>
              </table:table-cell>
              <table:table-cell office:value-type="float" office:value="26.6173420307999">
                <text:p>26.6173420307999</text:p>
              </table:table-cell>
            </table:table-row>
            <table:table-row>
              <table:table-cell office:value-type="float" office:value="4.60999999999995">
                <text:p>4.60999999999995</text:p>
              </table:table-cell>
              <table:table-cell office:value-type="float" office:value="8.69880749974248">
                <text:p>8.69880749974248</text:p>
              </table:table-cell>
              <table:table-cell office:value-type="float" office:value="9.1268050975634">
                <text:p>9.1268050975634</text:p>
              </table:table-cell>
              <table:table-cell office:value-type="float" office:value="26.6949379159755">
                <text:p>26.6949379159755</text:p>
              </table:table-cell>
            </table:table-row>
            <table:table-row>
              <table:table-cell office:value-type="float" office:value="4.61999999999995">
                <text:p>4.61999999999995</text:p>
              </table:table-cell>
              <table:table-cell office:value-type="float" office:value="8.74160725952457">
                <text:p>8.74160725952457</text:p>
              </table:table-cell>
              <table:table-cell office:value-type="float" office:value="9.14906188502919">
                <text:p>9.14906188502919</text:p>
              </table:table-cell>
              <table:table-cell office:value-type="float" office:value="26.7769961111965">
                <text:p>26.7769961111965</text:p>
              </table:table-cell>
            </table:table-row>
            <table:table-row>
              <table:table-cell office:value-type="float" office:value="4.62999999999995">
                <text:p>4.62999999999995</text:p>
              </table:table-cell>
              <table:table-cell office:value-type="float" office:value="8.78235272207504">
                <text:p>8.78235272207504</text:p>
              </table:table-cell>
              <table:table-cell office:value-type="float" office:value="9.16448146290681">
                <text:p>9.16448146290681</text:p>
              </table:table-cell>
              <table:table-cell office:value-type="float" office:value="26.8627179394847">
                <text:p>26.8627179394847</text:p>
              </table:table-cell>
            </table:table-row>
            <table:table-row>
              <table:table-cell office:value-type="float" office:value="4.63999999999995">
                <text:p>4.63999999999995</text:p>
              </table:table-cell>
              <table:table-cell office:value-type="float" office:value="8.82056559615821">
                <text:p>8.82056559615821</text:p>
              </table:table-cell>
              <table:table-cell office:value-type="float" office:value="9.17271677027708">
                <text:p>9.17271677027708</text:p>
              </table:table-cell>
              <table:table-cell office:value-type="float" office:value="26.9512358816535">
                <text:p>26.9512358816535</text:p>
              </table:table-cell>
            </table:table-row>
            <table:table-row>
              <table:table-cell office:value-type="float" office:value="4.64999999999995">
                <text:p>4.64999999999995</text:p>
              </table:table-cell>
              <table:table-cell office:value-type="float" office:value="8.8557807135701">
                <text:p>8.8557807135701</text:p>
              </table:table-cell>
              <table:table-cell office:value-type="float" office:value="9.17349652958203">
                <text:p>9.17349652958203</text:p>
              </table:table-cell>
              <table:table-cell office:value-type="float" office:value="27.0416217578148">
                <text:p>27.0416217578148</text:p>
              </table:table-cell>
            </table:table-row>
            <table:table-row>
              <table:table-cell office:value-type="float" office:value="4.65999999999995">
                <text:p>4.65999999999995</text:p>
              </table:table-cell>
              <table:table-cell office:value-type="float" office:value="8.88755229517129">
                <text:p>8.88755229517129</text:p>
              </table:table-cell>
              <table:table-cell office:value-type="float" office:value="9.1666334398207">
                <text:p>9.1666334398207</text:p>
              </table:table-cell>
              <table:table-cell office:value-type="float" office:value="27.1328965806998">
                <text:p>27.1328965806998</text:p>
              </table:table-cell>
            </table:table-row>
            <table:table-row>
              <table:table-cell office:value-type="float" office:value="4.66999999999995">
                <text:p>4.66999999999995</text:p>
              </table:table-cell>
              <table:table-cell office:value-type="float" office:value="8.91546040963623">
                <text:p>8.91546040963623</text:p>
              </table:table-cell>
              <table:table-cell office:value-type="float" office:value="9.15203137526602">
                <text:p>9.15203137526602</text:p>
              </table:table-cell>
              <table:table-cell office:value-type="float" office:value="27.2240420125519">
                <text:p>27.2240420125519</text:p>
              </table:table-cell>
            </table:table-row>
            <table:table-row>
              <table:table-cell office:value-type="float" office:value="4.67999999999994">
                <text:p>4.67999999999994</text:p>
              </table:table-cell>
              <table:table-cell office:value-type="float" office:value="8.93911750619921">
                <text:p>8.93911750619921</text:p>
              </table:table-cell>
              <table:table-cell office:value-type="float" office:value="9.1296912886797">
                <text:p>9.1296912886797</text:p>
              </table:table-cell>
              <table:table-cell office:value-type="float" office:value="27.3140132928232">
                <text:p>27.3140132928232</text:p>
              </table:table-cell>
            </table:table-row>
            <table:table-row>
              <table:table-cell office:value-type="float" office:value="4.68999999999994">
                <text:p>4.68999999999994</text:p>
              </table:table-cell>
              <table:table-cell office:value-type="float" office:value="8.95817488444726">
                <text:p>8.95817488444726</text:p>
              </table:table-cell>
              <table:table-cell office:value-type="float" office:value="9.09971553362435">
                <text:p>9.09971553362435</text:p>
              </table:table-cell>
              <table:table-cell office:value-type="float" office:value="27.4017534372628">
                <text:p>27.4017534372628</text:p>
              </table:table-cell>
            </table:table-row>
            <table:table-row>
              <table:table-cell office:value-type="float" office:value="4.69999999999994">
                <text:p>4.69999999999994</text:p>
              </table:table-cell>
              <table:table-cell office:value-type="float" office:value="8.97232894936497">
                <text:p>8.97232894936497</text:p>
              </table:table-cell>
              <table:table-cell office:value-type="float" office:value="9.0623103516183">
                <text:p>9.0623103516183</text:p>
              </table:table-cell>
              <table:table-cell office:value-type="float" office:value="27.4862084437585">
                <text:p>27.4862084437585</text:p>
              </table:table-cell>
            </table:table-row>
            <table:table-row>
              <table:table-cell office:value-type="float" office:value="4.70999999999994">
                <text:p>4.70999999999994</text:p>
              </table:table-cell>
              <table:table-cell office:value-type="float" office:value="8.9813270895903">
                <text:p>8.9813270895903</text:p>
              </table:table-cell>
              <table:table-cell office:value-type="float" office:value="9.01778631664217">
                <text:p>9.01778631664217</text:p>
              </table:table-cell>
              <table:table-cell office:value-type="float" office:value="27.5663431804178">
                <text:p>27.5663431804178</text:p>
              </table:table-cell>
            </table:table-row>
            <table:table-row>
              <table:table-cell office:value-type="float" office:value="4.71999999999994">
                <text:p>4.71999999999994</text:p>
              </table:table-cell>
              <table:table-cell office:value-type="float" office:value="8.98497301229549">
                <text:p>8.98497301229549</text:p>
              </table:table-cell>
              <table:table-cell office:value-type="float" office:value="8.96655659088874">
                <text:p>8.96655659088874</text:p>
              </table:table-cell>
              <table:table-cell office:value-type="float" office:value="27.6411575809446">
                <text:p>27.6411575809446</text:p>
              </table:table-cell>
            </table:table-row>
            <table:table-row>
              <table:table-cell office:value-type="float" office:value="4.72999999999994">
                <text:p>4.72999999999994</text:p>
              </table:table-cell>
              <table:table-cell office:value-type="float" office:value="8.98313137015481">
                <text:p>8.98313137015481</text:p>
              </table:table-cell>
              <table:table-cell office:value-type="float" office:value="8.90913291948865">
                <text:p>8.90913291948865</text:p>
              </table:table-cell>
              <table:table-cell office:value-type="float" office:value="27.7097027352763">
                <text:p>27.7097027352763</text:p>
              </table:table-cell>
            </table:table-row>
            <table:table-row>
              <table:table-cell office:value-type="float" office:value="4.73999999999994">
                <text:p>4.73999999999994</text:p>
              </table:table-cell>
              <table:table-cell office:value-type="float" office:value="8.9757315250882">
                <text:p>8.9757315250882</text:p>
              </table:table-cell>
              <table:table-cell office:value-type="float" office:value="8.84611937494786">
                <text:p>8.84611937494786</text:p>
              </table:table-cell>
              <table:table-cell office:value-type="float" office:value="27.7710964431016">
                <text:p>27.7710964431016</text:p>
              </table:table-cell>
            </table:table-row>
            <table:table-row>
              <table:table-cell office:value-type="float" office:value="4.74999999999994">
                <text:p>4.74999999999994</text:p>
              </table:table-cell>
              <table:table-cell office:value-type="float" office:value="8.96277031007416">
                <text:p>8.96277031007416</text:p>
              </table:table-cell>
              <table:table-cell office:value-type="float" office:value="8.77820394991696">
                <text:p>8.77820394991696</text:p>
              </table:table-cell>
              <table:table-cell office:value-type="float" office:value="27.8245377967697">
                <text:p>27.8245377967697</text:p>
              </table:table-cell>
            </table:table-row>
            <table:table-row>
              <table:table-cell office:value-type="float" office:value="4.75999999999994">
                <text:p>4.75999999999994</text:p>
              </table:table-cell>
              <table:table-cell office:value-type="float" office:value="8.94431367405844">
                <text:p>8.94431367405844</text:p>
              </table:table-cell>
              <table:table-cell office:value-type="float" office:value="8.70614818467431">
                <text:p>8.70614818467431</text:p>
              </table:table-cell>
              <table:table-cell office:value-type="float" office:value="27.8693203795701">
                <text:p>27.8693203795701</text:p>
              </table:table-cell>
            </table:table-row>
            <table:table-row>
              <table:table-cell office:value-type="float" office:value="4.76999999999994">
                <text:p>4.76999999999994</text:p>
              </table:table-cell>
              <table:table-cell office:value-type="float" office:value="8.92049712512003">
                <text:p>8.92049712512003</text:p>
              </table:table-cell>
              <table:table-cell office:value-type="float" office:value="8.63077509798689">
                <text:p>8.63077509798689</text:p>
              </table:table-cell>
              <table:table-cell office:value-type="float" office:value="27.9048437053472">
                <text:p>27.9048437053472</text:p>
              </table:table-cell>
            </table:table-row>
            <table:table-row>
              <table:table-cell office:value-type="float" office:value="4.77999999999994">
                <text:p>4.77999999999994</text:p>
              </table:table-cell>
              <table:table-cell office:value-type="float" office:value="8.89152492240672">
                <text:p>8.89152492240672</text:p>
              </table:table-cell>
              <table:table-cell office:value-type="float" office:value="8.5529557615359">
                <text:p>8.5529557615359</text:p>
              </table:table-cell>
              <table:table-cell office:value-type="float" office:value="27.9306225843627">
                <text:p>27.9306225843627</text:p>
              </table:table-cell>
            </table:table-row>
            <table:table-row>
              <table:table-cell office:value-type="float" office:value="4.78999999999994">
                <text:p>4.78999999999994</text:p>
              </table:table-cell>
              <table:table-cell office:value-type="float" office:value="8.85766800631963">
                <text:p>8.85766800631963</text:p>
              </table:table-cell>
              <table:table-cell office:value-type="float" office:value="8.47359491412245">
                <text:p>8.47359491412245</text:p>
              </table:table-cell>
              <table:table-cell office:value-type="float" office:value="27.9462941752525">
                <text:p>27.9462941752525</text:p>
              </table:table-cell>
            </table:table-row>
            <table:table-row>
              <table:table-cell office:value-type="float" office:value="4.79999999999994">
                <text:p>4.79999999999994</text:p>
              </table:table-cell>
              <table:table-cell office:value-type="float" office:value="8.81926069709991">
                <text:p>8.81926069709991</text:p>
              </table:table-cell>
              <table:table-cell office:value-type="float" office:value="8.39361604863741">
                <text:p>8.39361604863741</text:p>
              </table:table-cell>
              <table:table-cell office:value-type="float" office:value="27.9516225696057">
                <text:p>27.9516225696057</text:p>
              </table:table-cell>
            </table:table-row>
            <table:table-row>
              <table:table-cell office:value-type="float" office:value="4.80999999999994">
                <text:p>4.80999999999994</text:p>
              </table:table-cell>
              <table:table-cell office:value-type="float" office:value="8.77669623225366">
                <text:p>8.77669623225366</text:p>
              </table:table-cell>
              <table:table-cell office:value-type="float" office:value="8.31394641985607">
                <text:p>8.31394641985607</text:p>
              </table:table-cell>
              <table:table-cell office:value-type="float" office:value="27.9465008489925">
                <text:p>27.9465008489925</text:p>
              </table:table-cell>
            </table:table-row>
            <table:table-row>
              <table:table-cell office:value-type="float" office:value="4.81999999999994">
                <text:p>4.81999999999994</text:p>
              </table:table-cell>
              <table:table-cell office:value-type="float" office:value="8.7304212510139">
                <text:p>8.7304212510139</text:p>
              </table:table-cell>
              <table:table-cell office:value-type="float" office:value="8.23550241362826">
                <text:p>8.23550241362826</text:p>
              </table:table-cell>
              <table:table-cell office:value-type="float" office:value="27.9309506485358">
                <text:p>27.9309506485358</text:p>
              </table:table-cell>
            </table:table-row>
            <table:table-row>
              <table:table-cell office:value-type="float" office:value="4.82999999999994">
                <text:p>4.82999999999994</text:p>
              </table:table-cell>
              <table:table-cell office:value-type="float" office:value="8.68092936727534">
                <text:p>8.68092936727534</text:p>
              </table:table-cell>
              <table:table-cell office:value-type="float" office:value="8.1591756887459">
                <text:p>8.1591756887459</text:p>
              </table:table-cell>
              <table:table-cell office:value-type="float" office:value="27.9051193507554">
                <text:p>27.9051193507554</text:p>
              </table:table-cell>
            </table:table-row>
            <table:table-row>
              <table:table-cell office:value-type="float" office:value="4.83999999999994">
                <text:p>4.83999999999994</text:p>
              </table:table-cell>
              <table:table-cell office:value-type="float" office:value="8.6287539994224">
                <text:p>8.6287539994224</text:p>
              </table:table-cell>
              <table:table-cell office:value-type="float" office:value="8.08582045400257">
                <text:p>8.08582045400257</text:p>
              </table:table-cell>
              <table:table-cell office:value-type="float" office:value="27.8692751132272">
                <text:p>27.8692751132272</text:p>
              </table:table-cell>
            </table:table-row>
            <table:table-row>
              <table:table-cell office:value-type="float" office:value="4.84999999999994">
                <text:p>4.84999999999994</text:p>
              </table:table-cell>
              <table:table-cell office:value-type="float" office:value="8.57446064488041">
                <text:p>8.57446064488041</text:p>
              </table:table-cell>
              <table:table-cell office:value-type="float" office:value="8.0162421783582">
                <text:p>8.0162421783582</text:p>
              </table:table-cell>
              <table:table-cell office:value-type="float" office:value="27.823799999352">
                <text:p>27.823799999352</text:p>
              </table:table-cell>
            </table:table-row>
            <table:table-row>
              <table:table-cell office:value-type="float" office:value="4.85999999999994">
                <text:p>4.85999999999994</text:p>
              </table:table-cell>
              <table:table-cell office:value-type="float" office:value="8.51863879822819">
                <text:p>8.51863879822819</text:p>
              </table:table-cell>
              <table:table-cell office:value-type="float" office:value="7.95118795628646">
                <text:p>7.95118795628646</text:p>
              </table:table-cell>
              <table:table-cell office:value-type="float" office:value="27.7691815301509">
                <text:p>27.7691815301509</text:p>
              </table:table-cell>
            </table:table-row>
            <table:table-row>
              <table:table-cell office:value-type="float" office:value="4.86999999999994">
                <text:p>4.86999999999994</text:p>
              </table:table-cell>
              <table:table-cell office:value-type="float" office:value="8.46189371403402">
                <text:p>8.46189371403402</text:p>
              </table:table-cell>
              <table:table-cell office:value-type="float" office:value="7.89133866844964">
                <text:p>7.89133866844964</text:p>
              </table:table-cell>
              <table:table-cell office:value-type="float" office:value="27.7060030048445">
                <text:p>27.7060030048445</text:p>
              </table:table-cell>
            </table:table-row>
            <table:table-row>
              <table:table-cell office:value-type="float" office:value="4.87999999999994">
                <text:p>4.87999999999994</text:p>
              </table:table-cell>
              <table:table-cell office:value-type="float" office:value="8.40483820947558">
                <text:p>8.40483820947558</text:p>
              </table:table-cell>
              <table:table-cell office:value-type="float" office:value="7.83730299501766">
                <text:p>7.83730299501766</text:p>
              </table:table-cell>
              <table:table-cell office:value-type="float" office:value="27.6349329487873">
                <text:p>27.6349329487873</text:p>
              </table:table-cell>
            </table:table-row>
            <table:table-row>
              <table:table-cell office:value-type="float" office:value="4.88999999999994">
                <text:p>4.88999999999994</text:p>
              </table:table-cell>
              <table:table-cell office:value-type="float" office:value="8.34808468802979">
                <text:p>8.34808468802979</text:p>
              </table:table-cell>
              <table:table-cell office:value-type="float" office:value="7.78961326007801">
                <text:p>7.78961326007801</text:p>
              </table:table-cell>
              <table:table-cell office:value-type="float" office:value="27.5567140402039">
                <text:p>27.5567140402039</text:p>
              </table:table-cell>
            </table:table-row>
            <table:table-row>
              <table:table-cell office:value-type="float" office:value="4.89999999999994">
                <text:p>4.89999999999994</text:p>
              </table:table-cell>
              <table:table-cell office:value-type="float" office:value="8.29223754523461">
                <text:p>8.29223754523461</text:p>
              </table:table-cell>
              <table:table-cell office:value-type="float" office:value="7.74872301481116">
                <text:p>7.74872301481116</text:p>
              </table:table-cell>
              <table:table-cell office:value-type="float" office:value="27.4721518442864">
                <text:p>27.4721518442864</text:p>
              </table:table-cell>
            </table:table-row>
            <table:table-row>
              <table:table-cell office:value-type="float" office:value="4.90999999999994">
                <text:p>4.90999999999994</text:p>
              </table:table-cell>
              <table:table-cell office:value-type="float" office:value="8.23788609219227">
                <text:p>8.23788609219227</text:p>
              </table:table-cell>
              <table:table-cell office:value-type="float" office:value="7.71500620761295">
                <text:p>7.71500620761295</text:p>
              </table:table-cell>
              <table:table-cell office:value-type="float" office:value="27.3821036475492">
                <text:p>27.3821036475492</text:p>
              </table:table-cell>
            </table:table-row>
            <table:table-row>
              <table:table-cell office:value-type="float" office:value="4.91999999999994">
                <text:p>4.91999999999994</text:p>
              </table:table-cell>
              <table:table-cell office:value-type="float" office:value="8.18559810373433">
                <text:p>8.18559810373433</text:p>
              </table:table-cell>
              <table:table-cell office:value-type="float" office:value="7.68875774321953">
                <text:p>7.68875774321953</text:p>
              </table:table-cell>
              <table:table-cell office:value-type="float" office:value="27.2874676403366">
                <text:p>27.2874676403366</text:p>
              </table:table-cell>
            </table:table-row>
            <table:table-row>
              <table:table-cell office:value-type="float" office:value="4.92999999999994">
                <text:p>4.92999999999994</text:p>
              </table:table-cell>
              <table:table-cell office:value-type="float" office:value="8.13591406768285">
                <text:p>8.13591406768285</text:p>
              </table:table-cell>
              <table:table-cell office:value-type="float" office:value="7.67019520110843">
                <text:p>7.67019520110843</text:p>
              </table:table-cell>
              <table:table-cell office:value-type="float" office:value="27.189172644624">
                <text:p>27.189172644624</text:p>
              </table:table-cell>
            </table:table-row>
            <table:table-row>
              <table:table-cell office:value-type="float" office:value="4.93999999999994">
                <text:p>4.93999999999994</text:p>
              </table:table-cell>
              <table:table-cell office:value-type="float" office:value="8.08934218102541">
                <text:p>8.08934218102541</text:p>
              </table:table-cell>
              <table:table-cell office:value-type="float" office:value="7.659461465968">
                <text:p>7.659461465968</text:p>
              </table:table-cell>
              <table:table-cell office:value-type="float" office:value="27.0881685311531">
                <text:p>27.0881685311531</text:p>
              </table:table-cell>
            </table:table-row>
            <table:table-row>
              <table:table-cell office:value-type="float" office:value="4.94999999999994">
                <text:p>4.94999999999994</text:p>
              </table:table-cell>
              <table:table-cell office:value-type="float" office:value="8.04635410951967">
                <text:p>8.04635410951967</text:p>
              </table:table-cell>
              <table:table-cell office:value-type="float" office:value="7.65662801893762">
                <text:p>7.65662801893762</text:p>
              </table:table-cell>
              <table:table-cell office:value-type="float" office:value="26.9854174175283">
                <text:p>26.9854174175283</text:p>
              </table:table-cell>
            </table:table-row>
            <table:table-row>
              <table:table-cell office:value-type="float" office:value="4.95999999999994">
                <text:p>4.95999999999994</text:p>
              </table:table-cell>
              <table:table-cell office:value-type="float" office:value="8.00738150046147">
                <text:p>8.00738150046147</text:p>
              </table:table-cell>
              <table:table-cell office:value-type="float" office:value="7.66169864606743">
                <text:p>7.66169864606743</text:p>
              </table:table-cell>
              <table:table-cell office:value-type="float" office:value="26.8818856896466">
                <text:p>26.8818856896466</text:p>
              </table:table-cell>
            </table:table-row>
            <table:table-row>
              <table:table-cell office:value-type="float" office:value="4.96999999999994">
                <text:p>4.96999999999994</text:p>
              </table:table-cell>
              <table:table-cell office:value-type="float" office:value="7.97281321502206">
                <text:p>7.97281321502206</text:p>
              </table:table-cell>
              <table:table-cell office:value-type="float" office:value="7.674613338048">
                <text:p>7.674613338048</text:p>
              </table:table-cell>
              <table:table-cell office:value-type="float" office:value="26.7785368445957">
                <text:p>26.7785368445957</text:p>
              </table:table-cell>
            </table:table-row>
            <table:table-row>
              <table:table-cell office:value-type="float" office:value="4.97999999999994">
                <text:p>4.97999999999994</text:p>
              </table:table-cell>
              <table:table-cell office:value-type="float" office:value="7.94299322732466">
                <text:p>7.94299322732466</text:p>
              </table:table-cell>
              <table:table-cell office:value-type="float" office:value="7.69525218053823">
                <text:p>7.69525218053823</text:p>
              </table:table-cell>
              <table:table-cell office:value-type="float" office:value="26.6763251151575">
                <text:p>26.6763251151575</text:p>
              </table:table-cell>
            </table:table-row>
            <table:table-row>
              <table:table-cell office:value-type="float" office:value="4.98999999999994">
                <text:p>4.98999999999994</text:p>
              </table:table-cell>
              <table:table-cell office:value-type="float" office:value="7.91821912264601">
                <text:p>7.91821912264601</text:p>
              </table:table-cell>
              <table:table-cell office:value-type="float" office:value="7.72343906518768">
                <text:p>7.72343906518768</text:p>
              </table:table-cell>
              <table:table-cell office:value-type="float" office:value="26.5761898049457">
                <text:p>26.5761898049457</text:p>
              </table:table-cell>
            </table:table-row>
            <table:table-row>
              <table:table-cell office:value-type="float" office:value="4.99999999999994">
                <text:p>4.99999999999994</text:p>
              </table:table-cell>
              <table:table-cell office:value-type="float" office:value="7.89874111690018">
                <text:p>7.89874111690018</text:p>
              </table:table-cell>
              <table:table-cell office:value-type="float" office:value="7.75894508567077">
                <text:p>7.75894508567077</text:p>
              </table:table-cell>
              <table:table-cell office:value-type="float" office:value="26.4790502391328">
                <text:p>26.4790502391328</text:p>
              </table:table-cell>
            </table:table-row>
            <table:table-row>
              <table:table-cell office:value-type="float" office:value="5.00999999999994">
                <text:p>5.00999999999994</text:p>
              </table:table-cell>
              <table:table-cell office:value-type="float" office:value="7.88476151377724">
                <text:p>7.88476151377724</text:p>
              </table:table-cell>
              <table:table-cell office:value-type="float" office:value="7.80149151894308">
                <text:p>7.80149151894308</text:p>
              </table:table-cell>
              <table:table-cell office:value-type="float" office:value="26.3858012184755">
                <text:p>26.3858012184755</text:p>
              </table:table-cell>
            </table:table-row>
            <table:table-row>
              <table:table-cell office:value-type="float" office:value="5.01999999999994">
                <text:p>5.01999999999994</text:p>
              </table:table-cell>
              <table:table-cell office:value-type="float" office:value="7.87643451429382">
                <text:p>7.87643451429382</text:p>
              </table:table-cell>
              <table:table-cell office:value-type="float" office:value="7.85075232803516">
                <text:p>7.85075232803516</text:p>
              </table:table-cell>
              <table:table-cell office:value-type="float" office:value="26.2973088534357">
                <text:p>26.2973088534357</text:p>
              </table:table-cell>
            </table:table-row>
            <table:table-row>
              <table:table-cell office:value-type="float" office:value="5.02999999999994">
                <text:p>5.02999999999994</text:p>
              </table:table-cell>
              <table:table-cell office:value-type="float" office:value="7.87386629566796">
                <text:p>7.87386629566796</text:p>
              </table:table-cell>
              <table:table-cell office:value-type="float" office:value="7.90635615789463">
                <text:p>7.90635615789463</text:p>
              </table:table-cell>
              <table:table-cell office:value-type="float" office:value="26.2144066500078">
                <text:p>26.2144066500078</text:p>
              </table:table-cell>
            </table:table-row>
            <table:table-row>
              <table:table-cell office:value-type="float" office:value="5.03999999999994">
                <text:p>5.03999999999994</text:p>
              </table:table-cell>
              <table:table-cell office:value-type="float" office:value="7.87711528189062">
                <text:p>7.87711528189062</text:p>
              </table:table-cell>
              <table:table-cell office:value-type="float" office:value="7.9678878292784">
                <text:p>7.9678878292784</text:p>
              </table:table-cell>
              <table:table-cell office:value-type="float" office:value="26.1378917187395">
                <text:p>26.1378917187395</text:p>
              </table:table-cell>
            </table:table-row>
            <table:table-row>
              <table:table-cell office:value-type="float" office:value="5.04999999999994">
                <text:p>5.04999999999994</text:p>
              </table:table-cell>
              <table:table-cell office:value-type="float" office:value="7.8861925366294">
                <text:p>7.8861925366294</text:p>
              </table:table-cell>
              <table:table-cell office:value-type="float" office:value="8.03488936697414">
                <text:p>8.03488936697414</text:p>
              </table:table-cell>
              <table:table-cell office:value-type="float" office:value="26.0685209827505">
                <text:p>26.0685209827505</text:p>
              </table:table-cell>
            </table:table-row>
            <table:table-row>
              <table:table-cell office:value-type="float" office:value="5.05999999999994">
                <text:p>5.05999999999994</text:p>
              </table:table-cell>
              <table:table-cell office:value-type="float" office:value="7.90106221966388">
                <text:p>7.90106221966388</text:p>
              </table:table-cell>
              <table:table-cell office:value-type="float" office:value="8.10686062740929">
                <text:p>8.10686062740929</text:p>
              </table:table-cell>
              <table:table-cell office:value-type="float" office:value="26.0070072687952">
                <text:p>26.0070072687952</text:p>
              </table:table-cell>
            </table:table-row>
            <table:table-row>
              <table:table-cell office:value-type="float" office:value="5.06999999999994">
                <text:p>5.06999999999994</text:p>
              </table:table-cell>
              <table:table-cell office:value-type="float" office:value="7.92164206043842">
                <text:p>7.92164206043842</text:p>
              </table:table-cell>
              <table:table-cell office:value-type="float" office:value="8.18325961686107">
                <text:p>8.18325961686107</text:p>
              </table:table-cell>
              <table:table-cell office:value-type="float" office:value="25.9540151771937">
                <text:p>25.9540151771937</text:p>
              </table:table-cell>
            </table:table-row>
            <table:table-row>
              <table:table-cell office:value-type="float" office:value="5.07999999999994">
                <text:p>5.07999999999994</text:p>
              </table:table-cell>
              <table:table-cell office:value-type="float" office:value="7.94780381608068">
                <text:p>7.94780381608068</text:p>
              </table:table-cell>
              <table:table-cell office:value-type="float" office:value="8.26350261496607">
                <text:p>8.26350261496607</text:p>
              </table:table-cell>
              <table:table-cell office:value-type="float" office:value="25.910156641526">
                <text:p>25.910156641526</text:p>
              </table:table-cell>
            </table:table-row>
            <table:table-row>
              <table:table-cell office:value-type="float" office:value="5.08999999999994">
                <text:p>5.08999999999994</text:p>
              </table:table-cell>
              <table:table-cell office:value-type="float" office:value="7.97937369596922">
                <text:p>7.97937369596922</text:p>
              </table:table-cell>
              <table:table-cell office:value-type="float" office:value="8.34696423901131">
                <text:p>8.34696423901131</text:p>
              </table:table-cell>
              <table:table-cell office:value-type="float" office:value="25.8759861072595">
                <text:p>25.8759861072595</text:p>
              </table:table-cell>
            </table:table-row>
            <table:table-row>
              <table:table-cell office:value-type="float" office:value="5.09999999999994">
                <text:p>5.09999999999994</text:p>
              </table:table-cell>
              <table:table-cell office:value-type="float" office:value="8.01613275027343">
                <text:p>8.01613275027343</text:p>
              </table:table-cell>
              <table:table-cell office:value-type="float" office:value="8.43297760247726">
                <text:p>8.43297760247726</text:p>
              </table:table-cell>
              <table:table-cell office:value-type="float" office:value="25.8519952799656">
                <text:p>25.8519952799656</text:p>
              </table:table-cell>
            </table:table-row>
            <table:table-row>
              <table:table-cell office:value-type="float" office:value="5.10999999999994">
                <text:p>5.10999999999994</text:p>
              </table:table-cell>
              <table:table-cell office:value-type="float" office:value="8.05781723549381">
                <text:p>8.05781723549381</text:p>
              </table:table-cell>
              <table:table-cell office:value-type="float" office:value="8.52083473629259">
                <text:p>8.52083473629259</text:p>
              </table:table-cell>
              <table:table-cell office:value-type="float" office:value="25.8386074185819">
                <text:p>25.8386074185819</text:p>
              </table:table-cell>
            </table:table-row>
            <table:table-row>
              <table:table-cell office:value-type="float" office:value="5.11999999999994">
                <text:p>5.11999999999994</text:p>
              </table:table-cell>
              <table:table-cell office:value-type="float" office:value="8.10411898557369">
                <text:p>8.10411898557369</text:p>
              </table:table-cell>
              <table:table-cell office:value-type="float" office:value="8.60978745288186">
                <text:p>8.60978745288186</text:p>
              </table:table-cell>
              <table:table-cell office:value-type="float" office:value="25.8361711774086">
                <text:p>25.8361711774086</text:p>
              </table:table-cell>
            </table:table-row>
            <table:table-row>
              <table:table-cell office:value-type="float" office:value="5.12999999999994">
                <text:p>5.12999999999994</text:p>
              </table:table-cell>
              <table:table-cell office:value-type="float" office:value="8.15468583230451">
                <text:p>8.15468583230451</text:p>
              </table:table-cell>
              <table:table-cell office:value-type="float" office:value="8.69904884077999">
                <text:p>8.69904884077999</text:p>
              </table:table-cell>
              <table:table-cell office:value-type="float" office:value="25.8449540322643">
                <text:p>25.8449540322643</text:p>
              </table:table-cell>
            </table:table-row>
            <table:table-row>
              <table:table-cell office:value-type="float" office:value="5.13999999999994">
                <text:p>5.13999999999994</text:p>
              </table:table-cell>
              <table:table-cell office:value-type="float" office:value="8.20912213315206">
                <text:p>8.20912213315206</text:p>
              </table:table-cell>
              <table:table-cell office:value-type="float" office:value="8.78779558058278">
                <text:p>8.78779558058278</text:p>
              </table:table-cell>
              <table:table-cell office:value-type="float" office:value="25.8651353614349">
                <text:p>25.8651353614349</text:p>
              </table:table-cell>
            </table:table-row>
            <table:table-row>
              <table:table-cell office:value-type="float" office:value="5.14999999999993">
                <text:p>5.14999999999993</text:p>
              </table:table-cell>
              <table:table-cell office:value-type="float" office:value="8.26698947789513">
                <text:p>8.26698947789513</text:p>
              </table:table-cell>
              <table:table-cell office:value-type="float" office:value="8.87517127033424">
                <text:p>8.87517127033424</text:p>
              </table:table-cell>
              <table:table-cell office:value-type="float" office:value="25.8967992904851">
                <text:p>25.8967992904851</text:p>
              </table:table-cell>
            </table:table-row>
            <table:table-row>
              <table:table-cell office:value-type="float" office:value="5.15999999999993">
                <text:p>5.15999999999993</text:p>
              </table:table-cell>
              <table:table-cell office:value-type="float" office:value="8.32780765713904">
                <text:p>8.32780765713904</text:p>
              </table:table-cell>
              <table:table-cell office:value-type="float" office:value="8.96029093898551">
                <text:p>8.96029093898551</text:p>
              </table:table-cell>
              <table:table-cell office:value-type="float" office:value="25.9399274511358">
                <text:p>25.9399274511358</text:p>
              </table:table-cell>
            </table:table-row>
            <table:table-row>
              <table:table-cell office:value-type="float" office:value="5.16999999999993">
                <text:p>5.16999999999993</text:p>
              </table:table-cell>
              <table:table-cell office:value-type="float" office:value="8.39105598532369">
                <text:p>8.39105598532369</text:p>
              </table:table-cell>
              <table:table-cell office:value-type="float" office:value="9.04224690906258">
                <text:p>9.04224690906258</text:p>
              </table:table-cell>
              <table:table-cell office:value-type="float" office:value="25.9943918473577">
                <text:p>25.9943918473577</text:p>
              </table:table-cell>
            </table:table-row>
            <table:table-row>
              <table:table-cell office:value-type="float" office:value="5.17999999999993">
                <text:p>5.17999999999993</text:p>
              </table:table-cell>
              <table:table-cell office:value-type="float" office:value="8.45617507769758">
                <text:p>8.45617507769758</text:p>
              </table:table-cell>
              <table:table-cell office:value-type="float" office:value="9.12011614290639">
                <text:p>9.12011614290639</text:p>
              </table:table-cell>
              <table:table-cell office:value-type="float" office:value="26.0599480652321">
                <text:p>26.0599480652321</text:p>
              </table:table-cell>
            </table:table-row>
            <table:table-row>
              <table:table-cell office:value-type="float" office:value="5.18999999999993">
                <text:p>5.18999999999993</text:p>
              </table:table-cell>
              <table:table-cell office:value-type="float" office:value="8.52256918421846">
                <text:p>8.52256918421846</text:p>
              </table:table-cell>
              <table:table-cell office:value-type="float" office:value="9.19296916967956">
                <text:p>9.19296916967956</text:p>
              </table:table-cell>
              <table:table-cell office:value-type="float" office:value="26.1362291051594">
                <text:p>26.1362291051594</text:p>
              </table:table-cell>
            </table:table-row>
            <table:table-row>
              <table:table-cell office:value-type="float" office:value="5.19999999999993">
                <text:p>5.19999999999993</text:p>
              </table:table-cell>
              <table:table-cell office:value-type="float" office:value="8.58960918276457">
                <text:p>8.58960918276457</text:p>
              </table:table-cell>
              <table:table-cell office:value-type="float" office:value="9.25988064193088">
                <text:p>9.25988064193088</text:p>
              </table:table-cell>
              <table:table-cell office:value-type="float" office:value="26.2227401532583">
                <text:p>26.2227401532583</text:p>
              </table:table-cell>
            </table:table-row>
            <table:table-row>
              <table:table-cell office:value-type="float" office:value="5.20999999999993">
                <text:p>5.20999999999993</text:p>
              </table:table-cell>
              <table:table-cell office:value-type="float" office:value="8.6566363286812">
                <text:p>8.6566363286812</text:p>
              </table:table-cell>
              <table:table-cell office:value-type="float" office:value="9.31994151050889">
                <text:p>9.31994151050889</text:p>
              </table:table-cell>
              <table:table-cell office:value-type="float" office:value="26.3188546404371">
                <text:p>26.3188546404371</text:p>
              </table:table-cell>
            </table:table-row>
            <table:table-row>
              <table:table-cell office:value-type="float" office:value="5.21999999999993">
                <text:p>5.21999999999993</text:p>
              </table:table-cell>
              <table:table-cell office:value-type="float" office:value="8.72296684686397">
                <text:p>8.72296684686397</text:p>
              </table:table-cell>
              <table:table-cell office:value-type="float" office:value="9.37227273533766">
                <text:p>9.37227273533766</text:p>
              </table:table-cell>
              <table:table-cell office:value-type="float" office:value="26.4238119593027">
                <text:p>26.4238119593027</text:p>
              </table:table-cell>
            </table:table-row>
            <table:table-row>
              <table:table-cell office:value-type="float" office:value="5.22999999999993">
                <text:p>5.22999999999993</text:p>
              </table:table-cell>
              <table:table-cell office:value-type="float" office:value="8.78789743571134">
                <text:p>8.78789743571134</text:p>
              </table:table-cell>
              <table:table-cell office:value-type="float" office:value="9.41604036821854">
                <text:p>9.41604036821854</text:p>
              </table:table-cell>
              <table:table-cell office:value-type="float" office:value="26.5367172172224">
                <text:p>26.5367172172224</text:p>
              </table:table-cell>
            </table:table-row>
            <table:table-row>
              <table:table-cell office:value-type="float" office:value="5.23999999999993">
                <text:p>5.23999999999993</text:p>
              </table:table-cell>
              <table:table-cell office:value-type="float" office:value="8.85071172896206">
                <text:p>8.85071172896206</text:p>
              </table:table-cell>
              <table:table-cell office:value-type="float" office:value="9.45047175468127">
                <text:p>9.45047175468127</text:p>
              </table:table-cell>
              <table:table-cell office:value-type="float" office:value="26.6565433948274">
                <text:p>26.6565433948274</text:p>
              </table:table-cell>
            </table:table-row>
            <table:table-row>
              <table:table-cell office:value-type="float" office:value="5.24999999999993">
                <text:p>5.24999999999993</text:p>
              </table:table-cell>
              <table:table-cell office:value-type="float" office:value="8.91068773153398">
                <text:p>8.91068773153398</text:p>
              </table:table-cell>
              <table:table-cell office:value-type="float" office:value="9.47487250846199">
                <text:p>9.47487250846199</text:p>
              </table:table-cell>
              <table:table-cell office:value-type="float" office:value="26.7821362496658">
                <text:p>26.7821362496658</text:p>
              </table:table-cell>
            </table:table-row>
            <table:table-row>
              <table:table-cell office:value-type="float" office:value="5.25999999999993">
                <text:p>5.25999999999993</text:p>
              </table:table-cell>
              <table:table-cell office:value-type="float" office:value="8.96710620922678">
                <text:p>8.96710620922678</text:p>
              </table:table-cell>
              <table:table-cell office:value-type="float" office:value="9.4886438191652">
                <text:p>9.4886438191652</text:p>
              </table:table-cell>
              <table:table-cell office:value-type="float" office:value="26.9122222518647">
                <text:p>26.9122222518647</text:p>
              </table:table-cell>
            </table:table-row>
            <table:table-row>
              <table:table-cell office:value-type="float" office:value="5.26999999999993">
                <text:p>5.26999999999993</text:p>
              </table:table-cell>
              <table:table-cell office:value-type="float" office:value="9.01925997022062">
                <text:p>9.01925997022062</text:p>
              </table:table-cell>
              <table:table-cell office:value-type="float" office:value="9.49129956696917">
                <text:p>9.49129956696917</text:p>
              </table:table-cell>
              <table:table-cell office:value-type="float" office:value="27.0454197608948">
                <text:p>27.0454197608948</text:p>
              </table:table-cell>
            </table:table-row>
            <table:table-row>
              <table:table-cell office:value-type="float" office:value="5.27999999999993">
                <text:p>5.27999999999993</text:p>
              </table:table-cell>
              <table:table-cell office:value-type="float" office:value="9.06646392989548">
                <text:p>9.06646392989548</text:p>
              </table:table-cell>
              <table:table-cell office:value-type="float" office:value="9.48248264468873">
                <text:p>9.48248264468873</text:p>
              </table:table-cell>
              <table:table-cell office:value-type="float" office:value="27.1802535497683">
                <text:p>27.1802535497683</text:p>
              </table:table-cell>
            </table:table-row>
            <table:table-row>
              <table:table-cell office:value-type="float" office:value="5.28999999999993">
                <text:p>5.28999999999993</text:p>
              </table:table-cell>
              <table:table-cell office:value-type="float" office:value="9.1080658013748">
                <text:p>9.1080658013748</text:p>
              </table:table-cell>
              <table:table-cell office:value-type="float" office:value="9.4619798344687">
                <text:p>9.4619798344687</text:p>
              </table:table-cell>
              <table:table-cell office:value-type="float" office:value="27.3151726570804">
                <text:p>27.3151726570804</text:p>
              </table:table-cell>
            </table:table-row>
            <table:table-row>
              <table:table-cell office:value-type="float" office:value="5.29999999999993">
                <text:p>5.29999999999993</text:p>
              </table:table-cell>
              <table:table-cell office:value-type="float" office:value="9.14345720468419">
                <text:p>9.14345720468419</text:p>
              </table:table-cell>
              <table:table-cell office:value-type="float" office:value="9.42973456114293">
                <text:p>9.42973456114293</text:p>
              </table:table-cell>
              <table:table-cell office:value-type="float" office:value="27.4485714023279">
                <text:p>27.4485714023279</text:p>
              </table:table-cell>
            </table:table-row>
            <table:table-row>
              <table:table-cell office:value-type="float" office:value="5.30999999999993">
                <text:p>5.30999999999993</text:p>
              </table:table-cell>
              <table:table-cell office:value-type="float" office:value="9.17208494033007">
                <text:p>9.17208494033007</text:p>
              </table:table-cell>
              <table:table-cell office:value-type="float" office:value="9.38585685337405">
                <text:p>9.38585685337405</text:p>
              </table:table-cell>
              <table:table-cell office:value-type="float" office:value="27.5788132423792">
                <text:p>27.5788132423792</text:p>
              </table:table-cell>
            </table:table-row>
            <table:table-row>
              <table:table-cell office:value-type="float" office:value="5.31999999999993">
                <text:p>5.31999999999993</text:p>
              </table:table-cell>
              <table:table-cell office:value-type="float" office:value="9.19346213163447">
                <text:p>9.19346213163447</text:p>
              </table:table-cell>
              <table:table-cell office:value-type="float" office:value="9.33062989200671">
                <text:p>9.33062989200671</text:p>
              </table:table-cell>
              <table:table-cell office:value-type="float" office:value="27.7042569855517">
                <text:p>27.7042569855517</text:p>
              </table:table-cell>
            </table:table-row>
            <table:table-row>
              <table:table-cell office:value-type="float" office:value="5.32999999999993">
                <text:p>5.32999999999993</text:p>
              </table:table-cell>
              <table:table-cell office:value-type="float" office:value="9.20717890767169">
                <text:p>9.20717890767169</text:p>
              </table:table-cell>
              <table:table-cell office:value-type="float" office:value="9.2645126151269">
                <text:p>9.2645126151269</text:p>
              </table:table-cell>
              <table:table-cell office:value-type="float" office:value="27.8232847250349">
                <text:p>27.8232847250349</text:p>
              </table:table-cell>
            </table:table-row>
            <table:table-row>
              <table:table-cell office:value-type="float" office:value="5.33999999999993">
                <text:p>5.33999999999993</text:p>
              </table:table-cell>
              <table:table-cell office:value-type="float" office:value="9.21291227841721">
                <text:p>9.21291227841721</text:p>
              </table:table-cell>
              <table:table-cell office:value-type="float" office:value="9.18813798049885">
                <text:p>9.18813798049885</text:p>
              </table:table-cell>
              <table:table-cell office:value-type="float" office:value="27.9343307170992">
                <text:p>27.9343307170992</text:p>
              </table:table-cell>
            </table:table-row>
            <table:table-row>
              <table:table-cell office:value-type="float" office:value="5.34999999999993">
                <text:p>5.34999999999993</text:p>
              </table:table-cell>
              <table:table-cell office:value-type="float" office:value="9.21043484862538">
                <text:p>9.21043484862538</text:p>
              </table:table-cell>
              <table:table-cell office:value-type="float" office:value="9.10230665412138">
                <text:p>9.10230665412138</text:p>
              </table:table-cell>
              <table:table-cell office:value-type="float" office:value="28.0359103234732">
                <text:p>28.0359103234732</text:p>
              </table:table-cell>
            </table:table-row>
            <table:table-row>
              <table:table-cell office:value-type="float" office:value="5.35999999999993">
                <text:p>5.35999999999993</text:p>
              </table:table-cell>
              <table:table-cell office:value-type="float" office:value="9.19962202917498">
                <text:p>9.19962202917498</text:p>
              </table:table-cell>
              <table:table-cell office:value-type="float" office:value="9.00797609063274">
                <text:p>9.00797609063274</text:p>
              </table:table-cell>
              <table:table-cell office:value-type="float" office:value="28.1266480722805">
                <text:p>28.1266480722805</text:p>
              </table:table-cell>
            </table:table-row>
            <table:table-row>
              <table:table-cell office:value-type="float" office:value="5.36999999999993">
                <text:p>5.36999999999993</text:p>
              </table:table-cell>
              <table:table-cell office:value-type="float" office:value="9.18045743532075">
                <text:p>9.18045743532075</text:p>
              </table:table-cell>
              <table:table-cell office:value-type="float" office:value="8.90624518576937">
                <text:p>8.90624518576937</text:p>
              </table:table-cell>
              <table:table-cell office:value-type="float" office:value="28.205303876503">
                <text:p>28.205303876503</text:p>
              </table:table-cell>
            </table:table-row>
            <table:table-row>
              <table:table-cell office:value-type="float" office:value="5.37999999999993">
                <text:p>5.37999999999993</text:p>
              </table:table-cell>
              <table:table-cell office:value-type="float" office:value="9.15303621036562">
                <text:p>9.15303621036562</text:p>
              </table:table-cell>
              <table:table-cell office:value-type="float" office:value="8.79833489891626">
                <text:p>8.79833489891626</text:p>
              </table:table-cell>
              <table:table-cell office:value-type="float" office:value="28.2707964881611">
                <text:p>28.2707964881611</text:p>
              </table:table-cell>
            </table:table-row>
            <table:table-row>
              <table:table-cell office:value-type="float" office:value="5.38999999999993">
                <text:p>5.38999999999993</text:p>
              </table:table-cell>
              <table:table-cell office:value-type="float" office:value="9.11756607922068">
                <text:p>9.11756607922068</text:p>
              </table:table-cell>
              <table:table-cell office:value-type="float" office:value="8.68556544930931">
                <text:p>8.68556544930931</text:p>
              </table:table-cell>
              <table:table-cell office:value-type="float" office:value="28.3222233610172">
                <text:p>28.3222233610172</text:p>
              </table:table-cell>
            </table:table-row>
            <table:table-row>
              <table:table-cell office:value-type="float" office:value="5.39999999999993">
                <text:p>5.39999999999993</text:p>
              </table:table-cell>
              <table:table-cell office:value-type="float" office:value="9.07436601622954">
                <text:p>9.07436601622954</text:p>
              </table:table-cell>
              <table:table-cell office:value-type="float" office:value="8.56933086695278">
                <text:p>8.56933086695278</text:p>
              </table:table-cell>
              <table:table-cell office:value-type="float" office:value="28.3588762405848">
                <text:p>28.3588762405848</text:p>
              </table:table-cell>
            </table:table-row>
            <table:table-row>
              <table:table-cell office:value-type="float" office:value="5.40999999999993">
                <text:p>5.40999999999993</text:p>
              </table:table-cell>
              <table:table-cell office:value-type="float" office:value="9.02386250130187">
                <text:p>9.02386250130187</text:p>
              </table:table-cell>
              <table:table-cell office:value-type="float" office:value="8.45107181466731">
                <text:p>8.45107181466731</text:p>
              </table:table-cell>
              <table:table-cell office:value-type="float" office:value="28.3802519888449">
                <text:p>28.3802519888449</text:p>
              </table:table-cell>
            </table:table-row>
            <table:table-row>
              <table:table-cell office:value-type="float" office:value="5.41999999999993">
                <text:p>5.41999999999993</text:p>
              </table:table-cell>
              <table:table-cell office:value-type="float" office:value="8.96658343263841">
                <text:p>8.96658343263841</text:p>
              </table:table-cell>
              <table:table-cell office:value-type="float" office:value="8.3322476798888">
                <text:p>8.3322476798888</text:p>
              </table:table-cell>
              <table:table-cell office:value-type="float" office:value="28.3860583695842">
                <text:p>28.3860583695842</text:p>
              </table:table-cell>
            </table:table-row>
            <table:table-row>
              <table:table-cell office:value-type="float" office:value="5.42999999999993">
                <text:p>5.42999999999993</text:p>
              </table:table-cell>
              <table:table-cell office:value-type="float" office:value="8.90314985736345">
                <text:p>8.90314985736345</text:p>
              </table:table-cell>
              <table:table-cell office:value-type="float" office:value="8.21430895728246">
                <text:p>8.21430895728246</text:p>
              </table:table-cell>
              <table:table-cell office:value-type="float" office:value="28.3762147530933">
                <text:p>28.3762147530933</text:p>
              </table:table-cell>
            </table:table-row>
            <table:table-row>
              <table:table-cell office:value-type="float" office:value="5.43999999999993">
                <text:p>5.43999999999993</text:p>
              </table:table-cell>
              <table:table-cell office:value-type="float" office:value="8.83426576735535">
                <text:p>8.83426576735535</text:p>
              </table:table-cell>
              <table:table-cell office:value-type="float" office:value="8.09867090445623">
                <text:p>8.09867090445623</text:p>
              </table:table-cell>
              <table:table-cell office:value-type="float" office:value="28.3508479292245">
                <text:p>28.3508479292245</text:p>
              </table:table-cell>
            </table:table-row>
            <table:table-row>
              <table:table-cell office:value-type="float" office:value="5.44999999999993">
                <text:p>5.44999999999993</text:p>
              </table:table-cell>
              <table:table-cell office:value-type="float" office:value="8.76070628106544">
                <text:p>8.76070628106544</text:p>
              </table:table-cell>
              <table:table-cell office:value-type="float" office:value="7.98668935690471">
                <text:p>7.98668935690471</text:p>
              </table:table-cell>
              <table:table-cell office:value-type="float" office:value="28.3102834291017">
                <text:p>28.3102834291017</text:p>
              </table:table-cell>
            </table:table-row>
            <table:table-row>
              <table:table-cell office:value-type="float" office:value="5.45999999999993">
                <text:p>5.45999999999993</text:p>
              </table:table-cell>
              <table:table-cell office:value-type="float" office:value="8.68330458864936">
                <text:p>8.68330458864936</text:p>
              </table:table-cell>
              <table:table-cell office:value-type="float" office:value="7.87963944347325">
                <text:p>7.87963944347325</text:p>
              </table:table-cell>
              <table:table-cell office:value-type="float" office:value="28.2550329337985">
                <text:p>28.2550329337985</text:p>
              </table:table-cell>
            </table:table-row>
            <table:table-row>
              <table:table-cell office:value-type="float" office:value="5.46999999999993">
                <text:p>5.46999999999993</text:p>
              </table:table-cell>
              <table:table-cell office:value-type="float" office:value="8.60293807413175">
                <text:p>8.60293807413175</text:p>
              </table:table-cell>
              <table:table-cell office:value-type="float" office:value="7.77869776259543">
                <text:p>7.77869776259543</text:p>
              </table:table-cell>
              <table:table-cell office:value-type="float" office:value="28.1857784822613">
                <text:p>28.1857784822613</text:p>
              </table:table-cell>
            </table:table-row>
            <table:table-row>
              <table:table-cell office:value-type="float" office:value="5.47999999999993">
                <text:p>5.47999999999993</text:p>
              </table:table-cell>
              <table:table-cell office:value-type="float" office:value="8.52051404297812">
                <text:p>8.52051404297812</text:p>
              </table:table-cell>
              <table:table-cell office:value-type="float" office:value="7.68492837718547">
                <text:p>7.68492837718547</text:p>
              </table:table-cell>
              <table:table-cell office:value-type="float" office:value="28.1033542742243">
                <text:p>28.1033542742243</text:p>
              </table:table-cell>
            </table:table-row>
            <table:table-row>
              <table:table-cell office:value-type="float" office:value="5.48999999999993">
                <text:p>5.48999999999993</text:p>
              </table:table-cell>
              <table:table-cell office:value-type="float" office:value="8.43695547639886">
                <text:p>8.43695547639886</text:p>
              </table:table-cell>
              <table:table-cell office:value-type="float" office:value="7.59927277796431">
                <text:p>7.59927277796431</text:p>
              </table:table-cell>
              <table:table-cell office:value-type="float" office:value="28.0087268951492">
                <text:p>28.0087268951492</text:p>
              </table:table-cell>
            </table:table-row>
            <table:table-row>
              <table:table-cell office:value-type="float" office:value="5.49999999999993">
                <text:p>5.49999999999993</text:p>
              </table:table-cell>
              <table:table-cell office:value-type="float" office:value="8.3531872065554">
                <text:p>8.3531872065554</text:p>
              </table:table-cell>
              <table:table-cell office:value-type="float" office:value="7.52254376592646">
                <text:p>7.52254376592646</text:p>
              </table:table-cell>
              <table:table-cell office:value-type="float" office:value="27.9029747720855">
                <text:p>27.9029747720855</text:p>
              </table:table-cell>
            </table:table-row>
            <table:table-row>
              <table:table-cell office:value-type="float" office:value="5.50999999999993">
                <text:p>5.50999999999993</text:p>
              </table:table-cell>
              <table:table-cell office:value-type="float" office:value="8.27012286249251">
                <text:p>8.27012286249251</text:p>
              </table:table-cell>
              <table:table-cell office:value-type="float" office:value="7.45542302719248">
                <text:p>7.45542302719248</text:p>
              </table:table-cell>
              <table:table-cell office:value-type="float" office:value="27.7872676082928">
                <text:p>27.7872676082928</text:p>
              </table:table-cell>
            </table:table-row>
            <table:table-row>
              <table:table-cell office:value-type="float" office:value="5.51999999999993">
                <text:p>5.51999999999993</text:p>
              </table:table-cell>
              <table:table-cell office:value-type="float" office:value="8.18865287896251">
                <text:p>8.18865287896251</text:p>
              </table:table-cell>
              <table:table-cell office:value-type="float" office:value="7.39846202708305">
                <text:p>7.39846202708305</text:p>
              </table:table-cell>
              <table:table-cell office:value-type="float" office:value="27.6628464496724">
                <text:p>27.6628464496724</text:p>
              </table:table-cell>
            </table:table-row>
            <table:table-row>
              <table:table-cell office:value-type="float" office:value="5.52999999999993">
                <text:p>5.52999999999993</text:p>
              </table:table-cell>
              <table:table-cell office:value-type="float" office:value="8.10963379377456">
                <text:p>8.10963379377456</text:p>
              </table:table-cell>
              <table:table-cell office:value-type="float" office:value="7.35208574071765">
                <text:p>7.35208574071765</text:p>
              </table:table-cell>
              <table:table-cell office:value-type="float" office:value="27.5310049181275">
                <text:p>27.5310049181275</text:p>
              </table:table-cell>
            </table:table-row>
            <table:table-row>
              <table:table-cell office:value-type="float" office:value="5.53999999999993">
                <text:p>5.53999999999993</text:p>
              </table:table-cell>
              <table:table-cell office:value-type="float" office:value="8.03387898846887">
                <text:p>8.03387898846887</text:p>
              </table:table-cell>
              <table:table-cell office:value-type="float" office:value="7.31659866696115">
                <text:p>7.31659866696115</text:p>
              </table:table-cell>
              <table:table-cell office:value-type="float" office:value="27.3930720167539">
                <text:p>27.3930720167539</text:p>
              </table:table-cell>
            </table:table-row>
            <table:table-row>
              <table:table-cell office:value-type="float" office:value="5.54999999999993">
                <text:p>5.54999999999993</text:p>
              </table:table-cell>
              <table:table-cell office:value-type="float" office:value="7.9621509563181">
                <text:p>7.9621509563181</text:p>
              </table:table-cell>
              <table:table-cell office:value-type="float" office:value="7.29219254001268">
                <text:p>7.29219254001268</text:p>
              </table:table-cell>
              <table:table-cell office:value-type="float" office:value="27.2503967792827">
                <text:p>27.2503967792827</text:p>
              </table:table-cell>
            </table:table-row>
            <table:table-row>
              <table:table-cell office:value-type="float" office:value="5.55999999999993">
                <text:p>5.55999999999993</text:p>
              </table:table-cell>
              <table:table-cell office:value-type="float" office:value="7.89515511468756">
                <text:p>7.89515511468756</text:p>
              </table:table-cell>
              <table:table-cell office:value-type="float" office:value="7.27895515461948">
                <text:p>7.27895515461948</text:p>
              </table:table-cell>
              <table:table-cell office:value-type="float" office:value="27.1043349098964">
                <text:p>27.1043349098964</text:p>
              </table:table-cell>
            </table:table-row>
            <table:table-row>
              <table:table-cell office:value-type="float" office:value="5.56999999999993">
                <text:p>5.56999999999993</text:p>
              </table:table-cell>
              <table:table-cell office:value-type="float" office:value="7.83353511868075">
                <text:p>7.83353511868075</text:p>
              </table:table-cell>
              <table:table-cell office:value-type="float" office:value="7.27687975124508">
                <text:p>7.27687975124508</text:p>
              </table:table-cell>
              <table:table-cell office:value-type="float" office:value="26.9562374458182">
                <text:p>26.9562374458182</text:p>
              </table:table-cell>
            </table:table-row>
            <table:table-row>
              <table:table-cell office:value-type="float" office:value="5.57999999999993">
                <text:p>5.57999999999993</text:p>
              </table:table-cell>
              <table:table-cell office:value-type="float" office:value="7.77786958193718">
                <text:p>7.77786958193718</text:p>
              </table:table-cell>
              <table:table-cell office:value-type="float" office:value="7.28587445997009">
                <text:p>7.28587445997009</text:p>
              </table:table-cell>
              <table:table-cell office:value-type="float" office:value="26.807441378121">
                <text:p>26.807441378121</text:p>
              </table:table-cell>
            </table:table-row>
            <table:table-row>
              <table:table-cell office:value-type="float" office:value="5.58999999999993">
                <text:p>5.58999999999993</text:p>
              </table:table-cell>
              <table:table-cell office:value-type="float" office:value="7.72867006974047">
                <text:p>7.72867006974047</text:p>
              </table:table-cell>
              <table:table-cell office:value-type="float" office:value="7.30577136966828">
                <text:p>7.30577136966828</text:p>
              </table:table-cell>
              <table:table-cell office:value-type="float" office:value="26.6592620881046">
                <text:p>26.6592620881046</text:p>
              </table:table-cell>
            </table:table-row>
            <table:table-row>
              <table:table-cell office:value-type="float" office:value="5.59999999999993">
                <text:p>5.59999999999993</text:p>
              </table:table-cell>
              <table:table-cell office:value-type="float" office:value="7.68638019973325">
                <text:p>7.68638019973325</text:p>
              </table:table-cell>
              <table:table-cell office:value-type="float" office:value="7.33633486568192">
                <text:p>7.33633486568192</text:p>
              </table:table-cell>
              <table:table-cell office:value-type="float" office:value="26.512987397633">
                <text:p>26.512987397633</text:p>
              </table:table-cell>
            </table:table-row>
            <table:table-row>
              <table:table-cell office:value-type="float" office:value="5.60999999999993">
                <text:p>5.60999999999993</text:p>
              </table:table-cell>
              <table:table-cell office:value-type="float" office:value="7.65137566632812">
                <text:p>7.65137566632812</text:p>
              </table:table-cell>
              <table:table-cell office:value-type="float" office:value="7.37726895926098">
                <text:p>7.37726895926098</text:p>
              </table:table-cell>
              <table:table-cell office:value-type="float" office:value="26.3698729908647">
                <text:p>26.3698729908647</text:p>
              </table:table-cell>
            </table:table-row>
            <table:table-row>
              <table:table-cell office:value-type="float" office:value="5.61999999999992">
                <text:p>5.61999999999992</text:p>
              </table:table-cell>
              <table:table-cell office:value-type="float" office:value="7.62396499562141">
                <text:p>7.62396499562141</text:p>
              </table:table-cell>
              <table:table-cell office:value-type="float" office:value="7.42822341097558">
                <text:p>7.42822341097558</text:p>
              </table:table-cell>
              <table:table-cell office:value-type="float" office:value="26.2311389397635">
                <text:p>26.2311389397635</text:p>
              </table:table-cell>
            </table:table-row>
            <table:table-row>
              <table:table-cell office:value-type="float" office:value="5.62999999999992">
                <text:p>5.62999999999992</text:p>
              </table:table-cell>
              <table:table-cell office:value-type="float" office:value="7.60439083715682">
                <text:p>7.60439083715682</text:p>
              </table:table-cell>
              <table:table-cell office:value-type="float" office:value="7.48879852491944">
                <text:p>7.48879852491944</text:p>
              </table:table-cell>
              <table:table-cell office:value-type="float" office:value="26.0979670540191">
                <text:p>26.0979670540191</text:p>
              </table:table-cell>
            </table:table-row>
            <table:table-row>
              <table:table-cell office:value-type="float" office:value="5.63999999999992">
                <text:p>5.63999999999992</text:p>
              </table:table-cell>
              <table:table-cell office:value-type="float" office:value="7.59283160593309">
                <text:p>7.59283160593309</text:p>
              </table:table-cell>
              <table:table-cell office:value-type="float" office:value="7.55854855873412">
                <text:p>7.55854855873412</text:p>
              </table:table-cell>
              <table:table-cell office:value-type="float" office:value="25.9714987747541">
                <text:p>25.9714987747541</text:p>
              </table:table-cell>
            </table:table-row>
            <table:table-row>
              <table:table-cell office:value-type="float" office:value="5.64999999999992">
                <text:p>5.64999999999992</text:p>
              </table:table-cell>
              <table:table-cell office:value-type="float" office:value="7.58940330121319">
                <text:p>7.58940330121319</text:p>
              </table:table-cell>
              <table:table-cell office:value-type="float" office:value="7.63698375530399">
                <text:p>7.63698375530399</text:p>
              </table:table-cell>
              <table:table-cell office:value-type="float" office:value="25.8528333380113">
                <text:p>25.8528333380113</text:p>
              </table:table-cell>
            </table:table-row>
            <table:table-row>
              <table:table-cell office:value-type="float" office:value="5.65999999999992">
                <text:p>5.65999999999992</text:p>
              </table:table-cell>
              <table:table-cell office:value-type="float" office:value="7.59416134662227">
                <text:p>7.59416134662227</text:p>
              </table:table-cell>
              <table:table-cell office:value-type="float" office:value="7.72357105527847">
                <text:p>7.72357105527847</text:p>
              </table:table-cell>
              <table:table-cell office:value-type="float" office:value="25.7430259462358">
                <text:p>25.7430259462358</text:p>
              </table:table-cell>
            </table:table-row>
            <table:table-row>
              <table:table-cell office:value-type="float" office:value="5.66999999999992">
                <text:p>5.66999999999992</text:p>
              </table:table-cell>
              <table:table-cell office:value-type="float" office:value="7.60710231748789">
                <text:p>7.60710231748789</text:p>
              </table:table-cell>
              <table:table-cell office:value-type="float" office:value="7.81773359591994">
                <text:p>7.81773359591994</text:p>
              </table:table-cell>
              <table:table-cell office:value-type="float" office:value="25.6430857019951">
                <text:p>25.6430857019951</text:p>
              </table:table-cell>
            </table:table-row>
            <table:table-row>
              <table:table-cell office:value-type="float" office:value="5.67999999999992">
                <text:p>5.67999999999992</text:p>
              </table:table-cell>
              <table:table-cell office:value-type="float" office:value="7.62816544533109">
                <text:p>7.62816544533109</text:p>
              </table:table-cell>
              <table:table-cell office:value-type="float" office:value="7.91884914214547">
                <text:p>7.91884914214547</text:p>
              </table:table-cell>
              <table:table-cell office:value-type="float" office:value="25.5539730768255">
                <text:p>25.5539730768255</text:p>
              </table:table-cell>
            </table:table-row>
            <table:table-row>
              <table:table-cell office:value-type="float" office:value="5.68999999999992">
                <text:p>5.68999999999992</text:p>
              </table:table-cell>
              <table:table-cell office:value-type="float" office:value="7.65723381501253">
                <text:p>7.65723381501253</text:p>
              </table:table-cell>
              <table:table-cell office:value-type="float" office:value="8.02624763126111">
                <text:p>8.02624763126111</text:p>
              </table:table-cell>
              <table:table-cell office:value-type="float" office:value="25.4765967087058">
                <text:p>25.4765967087058</text:p>
              </table:table-cell>
            </table:table-row>
            <table:table-row>
              <table:table-cell office:value-type="float" office:value="5.69999999999992">
                <text:p>5.69999999999992</text:p>
              </table:table-cell>
              <table:table-cell office:value-type="float" office:value="7.69413519663739">
                <text:p>7.69413519663739</text:p>
              </table:table-cell>
              <table:table-cell office:value-type="float" office:value="8.13920804505862">
                <text:p>8.13920804505862</text:p>
              </table:table-cell>
              <table:table-cell office:value-type="float" office:value="25.4118093441712">
                <text:p>25.4118093441712</text:p>
              </table:table-cell>
            </table:table-row>
            <table:table-row>
              <table:table-cell office:value-type="float" office:value="5.70999999999992">
                <text:p>5.70999999999992</text:p>
              </table:table-cell>
              <table:table-cell office:value-type="float" office:value="7.73864248147951">
                <text:p>7.73864248147951</text:p>
              </table:table-cell>
              <table:table-cell office:value-type="float" office:value="8.25695485281423">
                <text:p>8.25695485281423</text:p>
              </table:table-cell>
              <table:table-cell office:value-type="float" office:value="25.3604027659157">
                <text:p>25.3604027659157</text:p>
              </table:table-cell>
            </table:table-row>
            <table:table-row>
              <table:table-cell office:value-type="float" office:value="5.71999999999992">
                <text:p>5.71999999999992</text:p>
              </table:table-cell>
              <table:table-cell office:value-type="float" office:value="7.79047371861298">
                <text:p>7.79047371861298</text:p>
              </table:table-cell>
              <table:table-cell office:value-type="float" office:value="8.3786542971829">
                <text:p>8.3786542971829</text:p>
              </table:table-cell>
              <table:table-cell office:value-type="float" office:value="25.3231015747411">
                <text:p>25.3231015747411</text:p>
              </table:table-cell>
            </table:table-row>
            <table:table-row>
              <table:table-cell office:value-type="float" office:value="5.72999999999992">
                <text:p>5.72999999999992</text:p>
              </table:table-cell>
              <table:table-cell office:value-type="float" office:value="7.84929177646998">
                <text:p>7.84929177646998</text:p>
              </table:table-cell>
              <table:table-cell office:value-type="float" office:value="8.50341082250483">
                <text:p>8.50341082250483</text:p>
              </table:table-cell>
              <table:table-cell office:value-type="float" office:value="25.3005557270768">
                <text:p>25.3005557270768</text:p>
              </table:table-cell>
            </table:table-row>
            <table:table-row>
              <table:table-cell office:value-type="float" office:value="5.73999999999992">
                <text:p>5.73999999999992</text:p>
              </table:table-cell>
              <table:table-cell office:value-type="float" office:value="7.91470368107346">
                <text:p>7.91470368107346</text:p>
              </table:table-cell>
              <table:table-cell office:value-type="float" office:value="8.63026397160473">
                <text:p>8.63026397160473</text:p>
              </table:table-cell>
              <table:table-cell office:value-type="float" office:value="25.2933317674318">
                <text:p>25.2933317674318</text:p>
              </table:table-cell>
            </table:table-row>
            <table:table-row>
              <table:table-cell office:value-type="float" office:value="5.74999999999992">
                <text:p>5.74999999999992</text:p>
              </table:table-cell>
              <table:table-cell office:value-type="float" office:value="7.98625971012659">
                <text:p>7.98625971012659</text:p>
              </table:table-cell>
              <table:table-cell office:value-type="float" office:value="8.7581861021262">
                <text:p>8.7581861021262</text:p>
              </table:table-cell>
              <table:table-cell office:value-type="float" office:value="25.3019027405472">
                <text:p>25.3019027405472</text:p>
              </table:table-cell>
            </table:table-row>
            <table:table-row>
              <table:table-cell office:value-type="float" office:value="5.75999999999992">
                <text:p>5.75999999999992</text:p>
              </table:table-cell>
              <table:table-cell office:value-type="float" office:value="8.06345234932655">
                <text:p>8.06345234932655</text:p>
              </table:table-cell>
              <table:table-cell office:value-type="float" office:value="8.88608129547665">
                <text:p>8.88608129547665</text:p>
              </table:table-cell>
              <table:table-cell office:value-type="float" office:value="25.3266368221446">
                <text:p>25.3266368221446</text:p>
              </table:table-cell>
            </table:table-row>
            <table:table-row>
              <table:table-cell office:value-type="float" office:value="5.76999999999992">
                <text:p>5.76999999999992</text:p>
              </table:table-cell>
              <table:table-cell office:value-type="float" office:value="8.14571524394156">
                <text:p>8.14571524394156</text:p>
              </table:table-cell>
              <table:table-cell office:value-type="float" office:value="9.01278584849269">
                <text:p>9.01278584849269</text:p>
              </table:table-cell>
              <table:table-cell office:value-type="float" office:value="25.3677847712039">
                <text:p>25.3677847712039</text:p>
              </table:table-cell>
            </table:table-row>
            <table:table-row>
              <table:table-cell office:value-type="float" office:value="5.77999999999992">
                <text:p>5.77999999999992</text:p>
              </table:table-cell>
              <table:table-cell office:value-type="float" office:value="8.23242230439667">
                <text:p>8.23242230439667</text:p>
              </table:table-cell>
              <table:table-cell office:value-type="float" office:value="9.13707074715316">
                <text:p>9.13707074715316</text:p>
              </table:table-cell>
              <table:table-cell office:value-type="float" office:value="25.425466381403">
                <text:p>25.425466381403</text:p>
              </table:table-cell>
            </table:table-row>
            <table:table-row>
              <table:table-cell office:value-type="float" office:value="5.78999999999992">
                <text:p>5.78999999999992</text:p>
              </table:table-cell>
              <table:table-cell office:value-type="float" office:value="8.32288714867232">
                <text:p>8.32288714867232</text:p>
              </table:table-cell>
              <table:table-cell office:value-type="float" office:value="9.2576465195332">
                <text:p>9.2576465195332</text:p>
              </table:table-cell>
              <table:table-cell office:value-type="float" office:value="25.4996561947227">
                <text:p>25.4996561947227</text:p>
              </table:table-cell>
            </table:table-row>
            <table:table-row>
              <table:table-cell office:value-type="float" office:value="5.79999999999992">
                <text:p>5.79999999999992</text:p>
              </table:table-cell>
              <table:table-cell office:value-type="float" office:value="8.41636308575841">
                <text:p>8.41636308575841</text:p>
              </table:table-cell>
              <table:table-cell office:value-type="float" office:value="9.37317084757991">
                <text:p>9.37317084757991</text:p>
              </table:table-cell>
              <table:table-cell office:value-type="float" office:value="25.5901688353072">
                <text:p>25.5901688353072</text:p>
              </table:table-cell>
            </table:table-row>
            <table:table-row>
              <table:table-cell office:value-type="float" office:value="5.80999999999992">
                <text:p>5.80999999999992</text:p>
              </table:table-cell>
              <table:table-cell office:value-type="float" office:value="8.51204386194056">
                <text:p>8.51204386194056</text:p>
              </table:table-cell>
              <table:table-cell office:value-type="float" office:value="9.48225927967842">
                <text:p>9.48225927967842</text:p>
              </table:table-cell>
              <table:table-cell office:value-type="float" office:value="25.6966444242131">
                <text:p>25.6966444242131</text:p>
              </table:table-cell>
            </table:table-row>
            <table:table-row>
              <table:table-cell office:value-type="float" office:value="5.81999999999992">
                <text:p>5.81999999999992</text:p>
              </table:table-cell>
              <table:table-cell office:value-type="float" office:value="8.60906540371435">
                <text:p>8.60906540371435</text:p>
              </table:table-cell>
              <table:table-cell office:value-type="float" office:value="9.58349932378907">
                <text:p>9.58349932378907</text:p>
              </table:table-cell>
              <table:table-cell office:value-type="float" office:value="25.8185346418899">
                <text:p>25.8185346418899</text:p>
              </table:table-cell>
            </table:table-row>
            <table:table-row>
              <table:table-cell office:value-type="float" office:value="5.82999999999992">
                <text:p>5.82999999999992</text:p>
              </table:table-cell>
              <table:table-cell office:value-type="float" office:value="8.70650879572182">
                <text:p>8.70650879572182</text:p>
              </table:table-cell>
              <table:table-cell office:value-type="float" office:value="9.67546810999025">
                <text:p>9.67546810999025</text:p>
              </table:table-cell>
              <table:table-cell office:value-type="float" office:value="25.9550901095224">
                <text:p>25.9550901095224</text:p>
              </table:table-cell>
            </table:table-row>
            <table:table-row>
              <table:table-cell office:value-type="float" office:value="5.83999999999992">
                <text:p>5.83999999999992</text:p>
              </table:table-cell>
              <table:table-cell office:value-type="float" office:value="8.80340472714866">
                <text:p>8.80340472714866</text:p>
              </table:table-cell>
              <table:table-cell office:value-type="float" office:value="9.75675368836937">
                <text:p>9.75675368836937</text:p>
              </table:table-cell>
              <table:table-cell office:value-type="float" office:value="26.105349855292">
                <text:p>26.105349855292</text:p>
              </table:table-cell>
            </table:table-row>
            <table:table-row>
              <table:table-cell office:value-type="float" office:value="5.84999999999992">
                <text:p>5.84999999999992</text:p>
              </table:table-cell>
              <table:table-cell office:value-type="float" office:value="8.89873962327073">
                <text:p>8.89873962327073</text:p>
              </table:table-cell>
              <table:table-cell office:value-type="float" office:value="9.82597987188783">
                <text:p>9.82597987188783</text:p>
              </table:table-cell>
              <table:table-cell office:value-type="float" office:value="26.2681337079024">
                <text:p>26.2681337079024</text:p>
              </table:table-cell>
            </table:table-row>
            <table:table-row>
              <table:table-cell office:value-type="float" office:value="5.85999999999992">
                <text:p>5.85999999999992</text:p>
              </table:table-cell>
              <table:table-cell office:value-type="float" office:value="8.99146364813244">
                <text:p>8.99146364813244</text:p>
              </table:table-cell>
              <table:table-cell office:value-type="float" office:value="9.88183434512591">
                <text:p>9.88183434512591</text:p>
              </table:table-cell>
              <table:table-cell office:value-type="float" office:value="26.4420385065926">
                <text:p>26.4420385065926</text:p>
              </table:table-cell>
            </table:table-row>
            <table:table-row>
              <table:table-cell office:value-type="float" office:value="5.86999999999992">
                <text:p>5.86999999999992</text:p>
              </table:table-cell>
              <table:table-cell office:value-type="float" office:value="9.08050071783179">
                <text:p>9.08050071783179</text:p>
              </table:table-cell>
              <table:table-cell office:value-type="float" office:value="9.92309954300628">
                <text:p>9.92309954300628</text:p>
              </table:table-cell>
              <table:table-cell office:value-type="float" office:value="26.6254390226608">
                <text:p>26.6254390226608</text:p>
              </table:table-cell>
            </table:table-row>
            <table:table-row>
              <table:table-cell office:value-type="float" office:value="5.87999999999992">
                <text:p>5.87999999999992</text:p>
              </table:table-cell>
              <table:table-cell office:value-type="float" office:value="9.16476060034924">
                <text:p>9.16476060034924</text:p>
              </table:table-cell>
              <table:table-cell office:value-type="float" office:value="9.94868556699054">
                <text:p>9.94868556699054</text:p>
              </table:table-cell>
              <table:table-cell office:value-type="float" office:value="26.8164944406237">
                <text:p>26.8164944406237</text:p>
              </table:table-cell>
            </table:table-row>
            <table:table-row>
              <table:table-cell office:value-type="float" office:value="5.88999999999992">
                <text:p>5.88999999999992</text:p>
              </table:table-cell>
              <table:table-cell office:value-type="float" office:value="9.24315309701337">
                <text:p>9.24315309701337</text:p>
              </table:table-cell>
              <table:table-cell office:value-type="float" office:value="9.9576641625293">
                <text:p>9.9576641625293</text:p>
              </table:table-cell>
              <table:table-cell office:value-type="float" office:value="27.0131611373032">
                <text:p>27.0131611373032</text:p>
              </table:table-cell>
            </table:table-row>
            <table:table-row>
              <table:table-cell office:value-type="float" office:value="5.89999999999992">
                <text:p>5.89999999999992</text:p>
              </table:table-cell>
              <table:table-cell office:value-type="float" office:value="9.31460420356496">
                <text:p>9.31460420356496</text:p>
              </table:table-cell>
              <table:table-cell office:value-type="float" office:value="9.94930254780389">
                <text:p>9.94930254780389</text:p>
              </table:table-cell>
              <table:table-cell office:value-type="float" office:value="27.2132123170708">
                <text:p>27.2132123170708</text:p>
              </table:table-cell>
            </table:table-row>
            <table:table-row>
              <table:table-cell office:value-type="float" office:value="5.90999999999992">
                <text:p>5.90999999999992</text:p>
              </table:table-cell>
              <table:table-cell office:value-type="float" office:value="9.37807403798885">
                <text:p>9.37807403798885</text:p>
              </table:table-cell>
              <table:table-cell office:value-type="float" office:value="9.92309568091311">
                <text:p>9.92309568091311</text:p>
              </table:table-cell>
              <table:table-cell office:value-type="float" office:value="27.4142648086254">
                <text:p>27.4142648086254</text:p>
              </table:table-cell>
            </table:table-row>
            <table:table-row>
              <table:table-cell office:value-type="float" office:value="5.91999999999992">
                <text:p>5.91999999999992</text:p>
              </table:table-cell>
              <table:table-cell office:value-type="float" office:value="9.43257620228128">
                <text:p>9.43257620228128</text:p>
              </table:table-cell>
              <table:table-cell office:value-type="float" office:value="9.87879540401764">
                <text:p>9.87879540401764</text:p>
              </table:table-cell>
              <table:table-cell office:value-type="float" office:value="27.6138130068786">
                <text:p>27.6138130068786</text:p>
              </table:table-cell>
            </table:table-row>
            <table:table-row>
              <table:table-cell office:value-type="float" office:value="5.92999999999992">
                <text:p>5.92999999999992</text:p>
              </table:table-cell>
              <table:table-cell office:value-type="float" office:value="9.47719812245492">
                <text:p>9.47719812245492</text:p>
              </table:table-cell>
              <table:table-cell office:value-type="float" office:value="9.81643483238694">
                <text:p>9.81643483238694</text:p>
              </table:table-cell>
              <table:table-cell office:value-type="float" office:value="27.8092695643799">
                <text:p>27.8092695643799</text:p>
              </table:table-cell>
            </table:table-row>
            <table:table-row>
              <table:table-cell office:value-type="float" office:value="5.93999999999992">
                <text:p>5.93999999999992</text:p>
              </table:table-cell>
              <table:table-cell office:value-type="float" office:value="9.51112179344812">
                <text:p>9.51112179344812</text:p>
              </table:table-cell>
              <table:table-cell office:value-type="float" office:value="9.73634638532661">
                <text:p>9.73634638532661</text:p>
              </table:table-cell>
              <table:table-cell office:value-type="float" office:value="27.9980120202901">
                <text:p>27.9980120202901</text:p>
              </table:table-cell>
            </table:table-row>
            <table:table-row>
              <table:table-cell office:value-type="float" office:value="5.94999999999992">
                <text:p>5.94999999999992</text:p>
              </table:table-cell>
              <table:table-cell office:value-type="float" office:value="9.53364425263597">
                <text:p>9.53364425263597</text:p>
              </table:table-cell>
              <table:table-cell office:value-type="float" office:value="9.63917200064478">
                <text:p>9.63917200064478</text:p>
              </table:table-cell>
              <table:table-cell office:value-type="float" office:value="28.1774341293561">
                <text:p>28.1774341293561</text:p>
              </table:table-cell>
            </table:table-row>
            <table:table-row>
              <table:table-cell office:value-type="float" office:value="5.95999999999992">
                <text:p>5.95999999999992</text:p>
              </table:table-cell>
              <table:table-cell office:value-type="float" office:value="9.54419702743685">
                <text:p>9.54419702743685</text:p>
              </table:table-cell>
              <table:table-cell office:value-type="float" office:value="9.52586434196276">
                <text:p>9.52586434196276</text:p>
              </table:table-cell>
              <table:table-cell office:value-type="float" office:value="28.3450002533478">
                <text:p>28.3450002533478</text:p>
              </table:table-cell>
            </table:table-row>
            <table:table-row>
              <table:table-cell office:value-type="float" office:value="5.96999999999992">
                <text:p>5.96999999999992</text:p>
              </table:table-cell>
              <table:table-cell office:value-type="float" office:value="9.54236375888944">
                <text:p>9.54236375888944</text:p>
              </table:table-cell>
              <table:table-cell office:value-type="float" office:value="9.39767819461847">
                <text:p>9.39767819461847</text:p>
              </table:table-cell>
              <table:table-cell office:value-type="float" office:value="28.4983008412884">
                <text:p>28.4983008412884</text:p>
              </table:table-cell>
            </table:table-row>
            <table:table-row>
              <table:table-cell office:value-type="float" office:value="5.97999999999992">
                <text:p>5.97999999999992</text:p>
              </table:table-cell>
              <table:table-cell office:value-type="float" office:value="9.52789520246234">
                <text:p>9.52789520246234</text:p>
              </table:table-cell>
              <table:table-cell office:value-type="float" office:value="9.25615173378294">
                <text:p>9.25615173378294</text:p>
              </table:table-cell>
              <table:table-cell office:value-type="float" office:value="28.6351067904077">
                <text:p>28.6351067904077</text:p>
              </table:table-cell>
            </table:table-row>
            <table:table-row>
              <table:table-cell office:value-type="float" office:value="5.98999999999992">
                <text:p>5.98999999999992</text:p>
              </table:table-cell>
              <table:table-cell office:value-type="float" office:value="9.5007208555944">
                <text:p>9.5007208555944</text:p>
              </table:table-cell>
              <table:table-cell office:value-type="float" office:value="9.10307790703133">
                <text:p>9.10307790703133</text:p>
              </table:table-cell>
              <table:table-cell office:value-type="float" office:value="28.7534203796393">
                <text:p>28.7534203796393</text:p>
              </table:table-cell>
            </table:table-row>
            <table:table-row>
              <table:table-cell office:value-type="float" office:value="5.99999999999992">
                <text:p>5.99999999999992</text:p>
              </table:table-cell>
              <table:table-cell office:value-type="float" office:value="9.4609565607381">
                <text:p>9.4609565607381</text:p>
              </table:table-cell>
              <table:table-cell office:value-type="float" office:value="8.94046676082233">
                <text:p>8.94046676082233</text:p>
              </table:table-cell>
              <table:table-cell office:value-type="float" office:value="28.8515205240632">
                <text:p>28.8515205240632</text:p>
              </table:table-cell>
            </table:table-row>
            <table:table-row>
              <table:table-cell office:value-type="float" office:value="6.00999999999992">
                <text:p>6.00999999999992</text:p>
              </table:table-cell>
              <table:table-cell office:value-type="float" office:value="9.40890758074652">
                <text:p>9.40890758074652</text:p>
              </table:table-cell>
              <table:table-cell office:value-type="float" office:value="8.77050010632672">
                <text:p>8.77050010632672</text:p>
              </table:table-cell>
              <table:table-cell office:value-type="float" office:value="28.9280003199902">
                <text:p>28.9280003199902</text:p>
              </table:table-cell>
            </table:table-row>
            <table:table-row>
              <table:table-cell office:value-type="float" office:value="6.01999999999992">
                <text:p>6.01999999999992</text:p>
              </table:table-cell>
              <table:table-cell office:value-type="float" office:value="9.34506683330454">
                <text:p>9.34506683330454</text:p>
              </table:table-cell>
              <table:table-cell office:value-type="float" office:value="8.59548041280655">
                <text:p>8.59548041280655</text:p>
              </table:table-cell>
              <table:table-cell office:value-type="float" office:value="28.9817952274973">
                <text:p>28.9817952274973</text:p>
              </table:table-cell>
            </table:table-row>
            <table:table-row>
              <table:table-cell office:value-type="float" office:value="6.02999999999992">
                <text:p>6.02999999999992</text:p>
              </table:table-cell>
              <table:table-cell office:value-type="float" office:value="9.27010819125474">
                <text:p>9.27010819125474</text:p>
              </table:table-cell>
              <table:table-cell office:value-type="float" office:value="8.41777618850266">
                <text:p>8.41777618850266</text:p>
              </table:table-cell>
              <table:table-cell office:value-type="float" office:value="29.0122007439844">
                <text:p>29.0122007439844</text:p>
              </table:table-cell>
            </table:table-row>
            <table:table-row>
              <table:table-cell office:value-type="float" office:value="6.03999999999992">
                <text:p>6.03999999999992</text:p>
              </table:table-cell>
              <table:table-cell office:value-type="float" office:value="9.18487499097953">
                <text:p>9.18487499097953</text:p>
              </table:table-cell>
              <table:table-cell office:value-type="float" office:value="8.23976632253759">
                <text:p>8.23976632253759</text:p>
              </table:table-cell>
              <table:table-cell office:value-type="float" office:value="29.0188790174501">
                <text:p>29.0188790174501</text:p>
              </table:table-cell>
            </table:table-row>
            <table:table-row>
              <table:table-cell office:value-type="float" office:value="6.04999999999992">
                <text:p>6.04999999999992</text:p>
              </table:table-cell>
              <table:table-cell office:value-type="float" office:value="9.09036412413534">
                <text:p>9.09036412413534</text:p>
              </table:table-cell>
              <table:table-cell office:value-type="float" office:value="8.06378589525011">
                <text:p>8.06378589525011</text:p>
              </table:table-cell>
              <table:table-cell office:value-type="float" office:value="29.0018544799253">
                <text:p>29.0018544799253</text:p>
              </table:table-cell>
            </table:table-row>
            <table:table-row>
              <table:table-cell office:value-type="float" office:value="6.05999999999992">
                <text:p>6.05999999999992</text:p>
              </table:table-cell>
              <table:table-cell office:value-type="float" office:value="8.98770630124682">
                <text:p>8.98770630124682</text:p>
              </table:table-cell>
              <table:table-cell office:value-type="float" office:value="7.89207581607844">
                <text:p>7.89207581607844</text:p>
              </table:table-cell>
              <table:table-cell office:value-type="float" office:value="28.9614991938629">
                <text:p>28.9614991938629</text:p>
              </table:table-cell>
            </table:table-row>
            <table:table-row>
              <table:table-cell office:value-type="float" office:value="6.06999999999992">
                <text:p>6.06999999999992</text:p>
              </table:table-cell>
              <table:table-cell office:value-type="float" office:value="8.87814325272998">
                <text:p>8.87814325272998</text:p>
              </table:table-cell>
              <table:table-cell office:value-type="float" office:value="7.7267383342844">
                <text:p>7.7267383342844</text:p>
              </table:table-cell>
              <table:table-cell office:value-type="float" office:value="28.898509144114">
                <text:p>28.898509144114</text:p>
              </table:table-cell>
            </table:table-row>
            <table:table-row>
              <table:table-cell office:value-type="float" office:value="6.07999999999992">
                <text:p>6.07999999999992</text:p>
              </table:table-cell>
              <table:table-cell office:value-type="float" office:value="8.76300276088542">
                <text:p>8.76300276088542</text:p>
              </table:table-cell>
              <table:table-cell office:value-type="float" office:value="7.56970002198824">
                <text:p>7.56970002198824</text:p>
              </table:table-cell>
              <table:table-cell office:value-type="float" office:value="28.8138731316857">
                <text:p>28.8138731316857</text:p>
              </table:table-cell>
            </table:table-row>
            <table:table-row>
              <table:table-cell office:value-type="float" office:value="6.08999999999991">
                <text:p>6.08999999999991</text:p>
              </table:table-cell>
              <table:table-cell office:value-type="float" office:value="8.6436724869957">
                <text:p>8.6436724869957</text:p>
              </table:table-cell>
              <table:table-cell office:value-type="float" office:value="7.42268329676863">
                <text:p>7.42268329676863</text:p>
              </table:table-cell>
              <table:table-cell office:value-type="float" office:value="28.708836203425">
                <text:p>28.708836203425</text:p>
              </table:table-cell>
            </table:table-row>
            <table:table-row>
              <table:table-cell office:value-type="float" office:value="6.09999999999991">
                <text:p>6.09999999999991</text:p>
              </table:table-cell>
              <table:table-cell office:value-type="float" office:value="8.521573567973">
                <text:p>8.521573567973</text:p>
              </table:table-cell>
              <table:table-cell office:value-type="float" office:value="7.28718698390764">
                <text:p>7.28718698390764</text:p>
              </table:table-cell>
              <table:table-cell office:value-type="float" office:value="28.5848596719199">
                <text:p>28.5848596719199</text:p>
              </table:table-cell>
            </table:table-row>
            <table:table-row>
              <table:table-cell office:value-type="float" office:value="6.10999999999991">
                <text:p>6.10999999999991</text:p>
              </table:table-cell>
              <table:table-cell office:value-type="float" office:value="8.39813490956646">
                <text:p>8.39813490956646</text:p>
              </table:table-cell>
              <table:table-cell office:value-type="float" office:value="7.1644758668565">
                <text:p>7.1644758668565</text:p>
              </table:table-cell>
              <table:table-cell office:value-type="float" office:value="28.4435797472048">
                <text:p>28.4435797472048</text:p>
              </table:table-cell>
            </table:table-row>
            <table:table-row>
              <table:table-cell office:value-type="float" office:value="6.11999999999991">
                <text:p>6.11999999999991</text:p>
              </table:table-cell>
              <table:table-cell office:value-type="float" office:value="8.27476900529546">
                <text:p>8.27476900529546</text:p>
              </table:table-cell>
              <table:table-cell office:value-type="float" office:value="7.05557868258616">
                <text:p>7.05557868258616</text:p>
              </table:table-cell>
              <table:table-cell office:value-type="float" office:value="28.2867666361413">
                <text:p>28.2867666361413</text:p>
              </table:table-cell>
            </table:table-row>
            <table:table-row>
              <table:table-cell office:value-type="float" office:value="6.12999999999991">
                <text:p>6.12999999999991</text:p>
              </table:table-cell>
              <table:table-cell office:value-type="float" office:value="8.15284997302453">
                <text:p>8.15284997302453</text:p>
              </table:table-cell>
              <table:table-cell office:value-type="float" office:value="6.96129361903534">
                <text:p>6.96129361903534</text:p>
              </table:table-cell>
              <table:table-cell office:value-type="float" office:value="28.1162856971484">
                <text:p>28.1162856971484</text:p>
              </table:table-cell>
            </table:table-row>
            <table:table-row>
              <table:table-cell office:value-type="float" office:value="6.13999999999991">
                <text:p>6.13999999999991</text:p>
              </table:table-cell>
              <table:table-cell office:value-type="float" office:value="8.03369433762562">
                <text:p>8.03369433762562</text:p>
              </table:table-cell>
              <table:table-cell office:value-type="float" office:value="6.88220008441639">
                <text:p>6.88220008441639</text:p>
              </table:table-cell>
              <table:table-cell office:value-type="float" office:value="27.9340619034995">
                <text:p>27.9340619034995</text:p>
              </table:table-cell>
            </table:table-row>
            <table:table-row>
              <table:table-cell office:value-type="float" office:value="6.14999999999991">
                <text:p>6.14999999999991</text:p>
              </table:table-cell>
              <table:table-cell office:value-type="float" office:value="7.91854491230469">
                <text:p>7.91854491230469</text:p>
              </table:table-cell>
              <table:table-cell office:value-type="float" office:value="6.81867534869713">
                <text:p>6.81867534869713</text:p>
              </table:table-cell>
              <table:table-cell office:value-type="float" office:value="27.7420485045587">
                <text:p>27.7420485045587</text:p>
              </table:table-cell>
            </table:table-row>
            <table:table-row>
              <table:table-cell office:value-type="float" office:value="6.15999999999991">
                <text:p>6.15999999999991</text:p>
              </table:table-cell>
              <table:table-cell office:value-type="float" office:value="7.80855795594394">
                <text:p>7.80855795594394</text:p>
              </table:table-cell>
              <table:table-cell office:value-type="float" office:value="6.77091460022864">
                <text:p>6.77091460022864</text:p>
              </table:table-cell>
              <table:table-cell office:value-type="float" office:value="27.5422004143479">
                <text:p>27.5422004143479</text:p>
              </table:table-cell>
            </table:table-row>
            <table:table-row>
              <table:table-cell office:value-type="float" office:value="6.16999999999991">
                <text:p>6.16999999999991</text:p>
              </table:table-cell>
              <table:table-cell office:value-type="float" office:value="7.70479362037241">
                <text:p>7.70479362037241</text:p>
              </table:table-cell>
              <table:table-cell office:value-type="float" office:value="6.73895300019407">
                <text:p>6.73895300019407</text:p>
              </table:table-cell>
              <table:table-cell office:value-type="float" office:value="27.3364525273383">
                <text:p>27.3364525273383</text:p>
              </table:table-cell>
            </table:table-row>
            <table:table-row>
              <table:table-cell office:value-type="float" office:value="6.17999999999991">
                <text:p>6.17999999999991</text:p>
              </table:table-cell>
              <table:table-cell office:value-type="float" office:value="7.60820955835457">
                <text:p>7.60820955835457</text:p>
              </table:table-cell>
              <table:table-cell office:value-type="float" office:value="6.72268843353391">
                <text:p>6.72268843353391</text:p>
              </table:table-cell>
              <table:table-cell office:value-type="float" office:value="27.1267028807815">
                <text:p>27.1267028807815</text:p>
              </table:table-cell>
            </table:table-row>
            <table:table-row>
              <table:table-cell office:value-type="float" office:value="6.18999999999991">
                <text:p>6.18999999999991</text:p>
              </table:table-cell>
              <table:table-cell office:value-type="float" office:value="7.51965744587251">
                <text:p>7.51965744587251</text:p>
              </table:table-cell>
              <table:table-cell office:value-type="float" office:value="6.72190382409579">
                <text:p>6.72190382409579</text:p>
              </table:table-cell>
              <table:table-cell office:value-type="float" office:value="26.9148003612725">
                <text:p>26.9148003612725</text:p>
              </table:table-cell>
            </table:table-row>
            <table:table-row>
              <table:table-cell office:value-type="float" office:value="6.19999999999991">
                <text:p>6.19999999999991</text:p>
              </table:table-cell>
              <table:table-cell office:value-type="float" office:value="7.43988208369484">
                <text:p>7.43988208369484</text:p>
              </table:table-cell>
              <table:table-cell office:value-type="float" office:value="6.73628808129099">
                <text:p>6.73628808129099</text:p>
              </table:table-cell>
              <table:table-cell office:value-type="float" office:value="26.7025364930516">
                <text:p>26.7025364930516</text:p>
              </table:table-cell>
            </table:table-row>
            <table:table-row>
              <table:table-cell office:value-type="float" office:value="6.20999999999991">
                <text:p>6.20999999999991</text:p>
              </table:table-cell>
              <table:table-cell office:value-type="float" office:value="7.36952268345445">
                <text:p>7.36952268345445</text:p>
              </table:table-cell>
              <table:table-cell office:value-type="float" office:value="6.76545495547402">
                <text:p>6.76545495547402</text:p>
              </table:table-cell>
              <table:table-cell office:value-type="float" office:value="26.4916407433029">
                <text:p>26.4916407433029</text:p>
              </table:table-cell>
            </table:table-row>
            <table:table-row>
              <table:table-cell office:value-type="float" office:value="6.21999999999991">
                <text:p>6.21999999999991</text:p>
              </table:table-cell>
              <table:table-cell office:value-type="float" office:value="7.30911591065641">
                <text:p>7.30911591065641</text:p>
              </table:table-cell>
              <table:table-cell office:value-type="float" office:value="6.80895928348956">
                <text:p>6.80895928348956</text:p>
              </table:table-cell>
              <table:table-cell office:value-type="float" office:value="26.2837787277307">
                <text:p>26.2837787277307</text:p>
              </table:table-cell>
            </table:table-row>
            <table:table-row>
              <table:table-cell office:value-type="float" office:value="6.22999999999991">
                <text:p>6.22999999999991</text:p>
              </table:table-cell>
              <table:table-cell office:value-type="float" office:value="7.25910024793972">
                <text:p>7.25910024793972</text:p>
              </table:table-cell>
              <table:table-cell office:value-type="float" office:value="6.86631029272817">
                <text:p>6.86631029272817</text:p>
              </table:table-cell>
              <table:table-cell office:value-type="float" office:value="26.0805526879975">
                <text:p>26.0805526879975</text:p>
              </table:table-cell>
            </table:table-row>
            <table:table-row>
              <table:table-cell office:value-type="float" office:value="6.23999999999991">
                <text:p>6.23999999999991</text:p>
              </table:table-cell>
              <table:table-cell office:value-type="float" office:value="7.21982125241857">
                <text:p>7.21982125241857</text:p>
              </table:table-cell>
              <table:table-cell office:value-type="float" office:value="6.93698179438553">
                <text:p>6.93698179438553</text:p>
              </table:table-cell>
              <table:table-cell office:value-type="float" office:value="25.883503630468">
                <text:p>25.883503630468</text:p>
              </table:table-cell>
            </table:table-row>
            <table:table-row>
              <table:table-cell office:value-type="float" office:value="6.24999999999991">
                <text:p>6.24999999999991</text:p>
              </table:table-cell>
              <table:table-cell office:value-type="float" office:value="7.19153730661526">
                <text:p>7.19153730661526</text:p>
              </table:table-cell>
              <table:table-cell office:value-type="float" office:value="7.02041923113581">
                <text:p>7.02041923113581</text:p>
              </table:table-cell>
              <table:table-cell office:value-type="float" office:value="25.6941145528563">
                <text:p>25.6941145528563</text:p>
              </table:table-cell>
            </table:table-row>
            <table:table-row>
              <table:table-cell office:value-type="float" office:value="6.25999999999991">
                <text:p>6.25999999999991</text:p>
              </table:table-cell>
              <table:table-cell office:value-type="float" office:value="7.17442549906732">
                <text:p>7.17442549906732</text:p>
              </table:table-cell>
              <table:table-cell office:value-type="float" office:value="7.11604365100361">
                <text:p>7.11604365100361</text:p>
              </table:table-cell>
              <table:table-cell office:value-type="float" office:value="25.5138142328681">
                <text:p>25.5138142328681</text:p>
              </table:table-cell>
            </table:table-row>
            <table:table-row>
              <table:table-cell office:value-type="float" office:value="6.26999999999991">
                <text:p>6.26999999999991</text:p>
              </table:table-cell>
              <table:table-cell office:value-type="float" office:value="7.16858731426095">
                <text:p>7.16858731426095</text:p>
              </table:table-cell>
              <table:table-cell office:value-type="float" office:value="7.22325276012487">
                <text:p>7.22325276012487</text:p>
              </table:table-cell>
              <table:table-cell office:value-type="float" office:value="25.3439811035473">
                <text:p>25.3439811035473</text:p>
              </table:table-cell>
            </table:table-row>
            <table:table-row>
              <table:table-cell office:value-type="float" office:value="6.27999999999991">
                <text:p>6.27999999999991</text:p>
              </table:table-cell>
              <table:table-cell office:value-type="float" office:value="7.17405385884734">
                <text:p>7.17405385884734</text:p>
              </table:table-cell>
              <table:table-cell office:value-type="float" office:value="7.3414192661991">
                <text:p>7.3414192661991</text:p>
              </table:table-cell>
              <table:table-cell office:value-type="float" office:value="25.185946788492">
                <text:p>25.185946788492</text:p>
              </table:table-cell>
            </table:table-row>
            <table:table-row>
              <table:table-cell office:value-type="float" office:value="6.28999999999991">
                <text:p>6.28999999999991</text:p>
              </table:table-cell>
              <table:table-cell office:value-type="float" office:value="7.19079039958252">
                <text:p>7.19079039958252</text:p>
              </table:table-cell>
              <table:table-cell office:value-type="float" office:value="7.46988676654732">
                <text:p>7.46988676654732</text:p>
              </table:table-cell>
              <table:table-cell office:value-type="float" office:value="25.0409989129598">
                <text:p>25.0409989129598</text:p>
              </table:table-cell>
            </table:table-row>
            <table:table-row>
              <table:table-cell office:value-type="float" office:value="6.29999999999991">
                <text:p>6.29999999999991</text:p>
              </table:table-cell>
              <table:table-cell office:value-type="float" office:value="7.218700036279">
                <text:p>7.218700036279</text:p>
              </table:table-cell>
              <table:table-cell office:value-type="float" office:value="7.60796346497227">
                <text:p>7.60796346497227</text:p>
              </table:table-cell>
              <table:table-cell office:value-type="float" office:value="24.9103828424161">
                <text:p>24.9103828424161</text:p>
              </table:table-cell>
            </table:table-row>
            <table:table-row>
              <table:table-cell office:value-type="float" office:value="6.30999999999991">
                <text:p>6.30999999999991</text:p>
              </table:table-cell>
              <table:table-cell office:value-type="float" office:value="7.25762637914832">
                <text:p>7.25762637914832</text:p>
              </table:table-cell>
              <table:table-cell office:value-type="float" office:value="7.75491402519794">
                <text:p>7.75491402519794</text:p>
              </table:table-cell>
              <table:table-cell office:value-type="float" office:value="24.7953020280244">
                <text:p>24.7953020280244</text:p>
              </table:table-cell>
            </table:table-row>
            <table:table-row>
              <table:table-cell office:value-type="float" office:value="6.31999999999991">
                <text:p>6.31999999999991</text:p>
              </table:table-cell>
              <table:table-cell office:value-type="float" office:value="7.30735514375329">
                <text:p>7.30735514375329</text:p>
              </table:table-cell>
              <table:table-cell office:value-type="float" office:value="7.9099498903321">
                <text:p>7.9099498903321</text:p>
              </table:table-cell>
              <table:table-cell office:value-type="float" office:value="24.6969166599168">
                <text:p>24.6969166599168</text:p>
              </table:table-cell>
            </table:table-row>
            <table:table-row>
              <table:table-cell office:value-type="float" office:value="6.32999999999991">
                <text:p>6.32999999999991</text:p>
              </table:table-cell>
              <table:table-cell office:value-type="float" office:value="7.36761461841117">
                <text:p>7.36761461841117</text:p>
              </table:table-cell>
              <table:table-cell office:value-type="float" office:value="8.0722184217828">
                <text:p>8.0722184217828</text:p>
              </table:table-cell>
              <table:table-cell office:value-type="float" office:value="24.6163403458318">
                <text:p>24.6163403458318</text:p>
              </table:table-cell>
            </table:table-row>
            <table:table-row>
              <table:table-cell office:value-type="float" office:value="6.33999999999991">
                <text:p>6.33999999999991</text:p>
              </table:table-cell>
              <table:table-cell office:value-type="float" office:value="7.43807499874833">
                <text:p>7.43807499874833</text:p>
              </table:table-cell>
              <table:table-cell office:value-type="float" office:value="8.24079124088275">
                <text:p>8.24079124088275</text:p>
              </table:table-cell>
              <table:table-cell office:value-type="float" office:value="24.5546345477497">
                <text:p>24.5546345477497</text:p>
              </table:table-cell>
            </table:table-row>
            <table:table-row>
              <table:table-cell office:value-type="float" office:value="6.34999999999991">
                <text:p>6.34999999999991</text:p>
              </table:table-cell>
              <table:table-cell office:value-type="float" office:value="7.51834662296177">
                <text:p>7.51834662296177</text:p>
              </table:table-cell>
              <table:table-cell office:value-type="float" office:value="8.41465219479327">
                <text:p>8.41465219479327</text:p>
              </table:table-cell>
              <table:table-cell office:value-type="float" office:value="24.5128005261301">
                <text:p>24.5128005261301</text:p>
              </table:table-cell>
            </table:table-row>
            <table:table-row>
              <table:table-cell office:value-type="float" office:value="6.35999999999991">
                <text:p>6.35999999999991</text:p>
              </table:table-cell>
              <table:table-cell office:value-type="float" office:value="7.60797718014492">
                <text:p>7.60797718014492</text:p>
              </table:table-cell>
              <table:table-cell office:value-type="float" office:value="8.59268541672497">
                <text:p>8.59268541672497</text:p>
              </table:table-cell>
              <table:table-cell office:value-type="float" office:value="24.4917685645546">
                <text:p>24.4917685645546</text:p>
              </table:table-cell>
            </table:table-row>
            <table:table-row>
              <table:table-cell office:value-type="float" office:value="6.36999999999991">
                <text:p>6.36999999999991</text:p>
              </table:table-cell>
              <table:table-cell office:value-type="float" office:value="7.70644800380293">
                <text:p>7.70644800380293</text:p>
              </table:table-cell>
              <table:table-cell office:value-type="float" office:value="8.77366400959308">
                <text:p>8.77366400959308</text:p>
              </table:table-cell>
              <table:table-cell office:value-type="float" office:value="24.4923842818325">
                <text:p>24.4923842818325</text:p>
              </table:table-cell>
            </table:table-row>
            <table:table-row>
              <table:table-cell office:value-type="float" office:value="6.37999999999991">
                <text:p>6.37999999999991</text:p>
              </table:table-cell>
              <table:table-cell office:value-type="float" office:value="7.81316960438194">
                <text:p>7.81316960438194</text:p>
              </table:table-cell>
              <table:table-cell office:value-type="float" office:value="8.95623995099095">
                <text:p>8.95623995099095</text:p>
              </table:table-cell>
              <table:table-cell office:value-type="float" office:value="24.5153918892446">
                <text:p>24.5153918892446</text:p>
              </table:table-cell>
            </table:table-row>
            <table:table-row>
              <table:table-cell office:value-type="float" office:value="6.38999999999991">
                <text:p>6.38999999999991</text:p>
              </table:table-cell>
              <table:table-cell office:value-type="float" office:value="7.92747663904284">
                <text:p>7.92747663904284</text:p>
              </table:table-cell>
              <table:table-cell office:value-type="float" office:value="9.1389358932224">
                <text:p>9.1389358932224</text:p>
              </table:table-cell>
              <table:table-cell office:value-type="float" office:value="24.5614143230778">
                <text:p>24.5614143230778</text:p>
              </table:table-cell>
            </table:table-row>
            <table:table-row>
              <table:table-cell office:value-type="float" office:value="6.39999999999991">
                <text:p>6.39999999999991</text:p>
              </table:table-cell>
              <table:table-cell office:value-type="float" office:value="8.0486225644608">
                <text:p>8.0486225644608</text:p>
              </table:table-cell>
              <table:table-cell office:value-type="float" office:value="9.32013961054166">
                <text:p>9.32013961054166</text:p>
              </table:table-cell>
              <table:table-cell office:value-type="float" office:value="24.6309302824547">
                <text:p>24.6309302824547</text:p>
              </table:table-cell>
            </table:table-row>
            <table:table-row>
              <table:table-cell office:value-type="float" office:value="6.40999999999991">
                <text:p>6.40999999999991</text:p>
              </table:table-cell>
              <table:table-cell office:value-type="float" office:value="8.17577426906889">
                <text:p>8.17577426906889</text:p>
              </table:table-cell>
              <table:table-cell office:value-type="float" office:value="9.49810191993501">
                <text:p>9.49810191993501</text:p>
              </table:table-cell>
              <table:table-cell office:value-type="float" office:value="24.7242483346559">
                <text:p>24.7242483346559</text:p>
              </table:table-cell>
            </table:table-row>
            <table:table-row>
              <table:table-cell office:value-type="float" office:value="6.41999999999991">
                <text:p>6.41999999999991</text:p>
              </table:table-cell>
              <table:table-cell office:value-type="float" office:value="8.3080070341555">
                <text:p>8.3080070341555</text:p>
              </table:table-cell>
              <table:table-cell office:value-type="float" office:value="9.67093896250946">
                <text:p>9.67093896250946</text:p>
              </table:table-cell>
              <table:table-cell office:value-type="float" office:value="24.8414784185517">
                <text:p>24.8414784185517</text:p>
              </table:table-cell>
            </table:table-row>
            <table:table-row>
              <table:table-cell office:value-type="float" office:value="6.42999999999991">
                <text:p>6.42999999999991</text:p>
              </table:table-cell>
              <table:table-cell office:value-type="float" office:value="8.44430022699089">
                <text:p>8.44430022699089</text:p>
              </table:table-cell>
              <table:table-cell office:value-type="float" office:value="9.83663976804641">
                <text:p>9.83663976804641</text:p>
              </table:table-cell>
              <table:table-cell office:value-type="float" office:value="24.9825012833312">
                <text:p>24.9825012833312</text:p>
              </table:table-cell>
            </table:table-row>
            <table:table-row>
              <table:table-cell office:value-type="float" office:value="6.43999999999991">
                <text:p>6.43999999999991</text:p>
              </table:table-cell>
              <table:table-cell office:value-type="float" office:value="8.58353418109645">
                <text:p>8.58353418109645</text:p>
              </table:table-cell>
              <table:table-cell office:value-type="float" office:value="9.99308002134706">
                <text:p>9.99308002134706</text:p>
              </table:table-cell>
              <table:table-cell office:value-type="float" office:value="25.1469366433704">
                <text:p>25.1469366433704</text:p>
              </table:table-cell>
            </table:table-row>
            <table:table-row>
              <table:table-cell office:value-type="float" office:value="6.44999999999991">
                <text:p>6.44999999999991</text:p>
              </table:table-cell>
              <table:table-cell office:value-type="float" office:value="8.72448876512151">
                <text:p>8.72448876512151</text:p>
              </table:table-cell>
              <table:table-cell office:value-type="float" office:value="10.1380428895582">
                <text:p>10.1380428895582</text:p>
              </table:table-cell>
              <table:table-cell office:value-type="float" office:value="25.3341111055905">
                <text:p>25.3341111055905</text:p>
              </table:table-cell>
            </table:table-row>
            <table:table-row>
              <table:table-cell office:value-type="float" office:value="6.45999999999991">
                <text:p>6.45999999999991</text:p>
              </table:table-cell>
              <table:table-cell office:value-type="float" office:value="8.86584417756518">
                <text:p>8.86584417756518</text:p>
              </table:table-cell>
              <table:table-cell office:value-type="float" office:value="10.269247637746">
                <text:p>10.269247637746</text:p>
              </table:table-cell>
              <table:table-cell office:value-type="float" office:value="25.5430272223441">
                <text:p>25.5430272223441</text:p>
              </table:table-cell>
            </table:table-row>
            <table:table-row>
              <table:table-cell office:value-type="float" office:value="6.46999999999991">
                <text:p>6.46999999999991</text:p>
              </table:table-cell>
              <table:table-cell office:value-type="float" office:value="9.00618452358327">
                <text:p>9.00618452358327</text:p>
              </table:table-cell>
              <table:table-cell office:value-type="float" office:value="10.3843865393207">
                <text:p>10.3843865393207</text:p>
              </table:table-cell>
              <table:table-cell office:value-type="float" office:value="25.7723353235191">
                <text:p>25.7723353235191</text:p>
              </table:table-cell>
            </table:table-row>
            <table:table-row>
              <table:table-cell office:value-type="float" office:value="6.47999999999991">
                <text:p>6.47999999999991</text:p>
              </table:table-cell>
              <table:table-cell office:value-type="float" office:value="9.14400472515701">
                <text:p>9.14400472515701</text:p>
              </table:table-cell>
              <table:table-cell office:value-type="float" office:value="10.4811702652581">
                <text:p>10.4811702652581</text:p>
              </table:table-cell>
              <table:table-cell office:value-type="float" office:value="26.0203100615987">
                <text:p>26.0203100615987</text:p>
              </table:table-cell>
            </table:table-row>
            <table:table-row>
              <table:table-cell office:value-type="float" office:value="6.48999999999991">
                <text:p>6.48999999999991</text:p>
              </table:table-cell>
              <table:table-cell office:value-type="float" office:value="9.27772127916712">
                <text:p>9.27772127916712</text:p>
              </table:table-cell>
              <table:table-cell office:value-type="float" office:value="10.5573815041164">
                <text:p>10.5573815041164</text:p>
              </table:table-cell>
              <table:table-cell office:value-type="float" office:value="26.2848338309297">
                <text:p>26.2848338309297</text:p>
              </table:table-cell>
            </table:table-row>
            <table:table-row>
              <table:table-cell office:value-type="float" office:value="6.49999999999991">
                <text:p>6.49999999999991</text:p>
              </table:table-cell>
              <table:table-cell office:value-type="float" office:value="9.40568730166204">
                <text:p>9.40568730166204</text:p>
              </table:table-cell>
              <table:table-cell office:value-type="float" office:value="10.6109360257161">
                <text:p>10.6109360257161</text:p>
              </table:table-cell>
              <table:table-cell office:value-type="float" office:value="26.5633893591018">
                <text:p>26.5633893591018</text:p>
              </table:table-cell>
            </table:table-row>
            <table:table-row>
              <table:table-cell office:value-type="float" office:value="6.50999999999991">
                <text:p>6.50999999999991</text:p>
              </table:table-cell>
              <table:table-cell office:value-type="float" office:value="9.52621217406745">
                <text:p>9.52621217406745</text:p>
              </table:table-cell>
              <table:table-cell office:value-type="float" office:value="10.6399497700842">
                <text:p>10.6399497700842</text:p>
              </table:table-cell>
              <table:table-cell office:value-type="float" office:value="26.853063771884">
                <text:p>26.853063771884</text:p>
              </table:table-cell>
            </table:table-row>
            <table:table-row>
              <table:table-cell office:value-type="float" office:value="6.51999999999991">
                <text:p>6.51999999999991</text:p>
              </table:table-cell>
              <table:table-cell office:value-type="float" office:value="9.63758593366913">
                <text:p>9.63758593366913</text:p>
              </table:table-cell>
              <table:table-cell office:value-type="float" office:value="10.642809850975">
                <text:p>10.642809850975</text:p>
              </table:table-cell>
              <table:table-cell office:value-type="float" office:value="27.1505662616129">
                <text:p>27.1505662616129</text:p>
              </table:table-cell>
            </table:table-row>
            <table:table-row>
              <table:table-cell office:value-type="float" office:value="6.52999999999991">
                <text:p>6.52999999999991</text:p>
              </table:table-cell>
              <table:table-cell office:value-type="float" office:value="9.73810832539972">
                <text:p>9.73810832539972</text:p>
              </table:table-cell>
              <table:table-cell office:value-type="float" office:value="10.6182466589519">
                <text:p>10.6182466589519</text:p>
              </table:table-cell>
              <table:table-cell office:value-type="float" office:value="27.4522611064479">
                <text:p>27.4522611064479</text:p>
              </table:table-cell>
            </table:table-row>
            <table:table-row>
              <table:table-cell office:value-type="float" office:value="6.53999999999991">
                <text:p>6.53999999999991</text:p>
              </table:table-cell>
              <table:table-cell office:value-type="float" office:value="9.82612215875493">
                <text:p>9.82612215875493</text:p>
              </table:table-cell>
              <table:table-cell office:value-type="float" office:value="10.5654035991568">
                <text:p>10.5654035991568</text:p>
              </table:table-cell>
              <table:table-cell office:value-type="float" office:value="27.7542171721828">
                <text:p>27.7542171721828</text:p>
              </table:table-cell>
            </table:table-row>
            <table:table-row>
              <table:table-cell office:value-type="float" office:value="6.54999999999991">
                <text:p>6.54999999999991</text:p>
              </table:table-cell>
              <table:table-cell office:value-type="float" office:value="9.90005030279512">
                <text:p>9.90005030279512</text:p>
              </table:table-cell>
              <table:table-cell office:value-type="float" office:value="10.4839004840718">
                <text:p>10.4839004840718</text:p>
              </table:table-cell>
              <table:table-cell office:value-type="float" office:value="28.0522741784766">
                <text:p>28.0522741784766</text:p>
              </table:table-cell>
            </table:table-row>
            <table:table-row>
              <table:table-cell office:value-type="float" office:value="6.5599999999999">
                <text:p>6.5599999999999</text:p>
              </table:table-cell>
              <table:table-cell office:value-type="float" office:value="9.95843532092279">
                <text:p>9.95843532092279</text:p>
              </table:table-cell>
              <table:table-cell office:value-type="float" office:value="10.3738863092665">
                <text:p>10.3738863092665</text:p>
              </table:table-cell>
              <table:table-cell office:value-type="float" office:value="28.3421249553353">
                <text:p>28.3421249553353</text:p>
              </table:table-cell>
            </table:table-row>
            <table:table-row>
              <table:table-cell office:value-type="float" office:value="6.5699999999999">
                <text:p>6.5699999999999</text:p>
              </table:table-cell>
              <table:table-cell office:value-type="float" office:value="9.99998041975716">
                <text:p>9.99998041975716</text:p>
              </table:table-cell>
              <table:table-cell office:value-type="float" office:value="10.23607715378">
                <text:p>10.23607715378</text:p>
              </table:table-cell>
              <table:table-cell office:value-type="float" office:value="28.6194117149007">
                <text:p>28.6194117149007</text:p>
              </table:table-cell>
            </table:table-row>
            <table:table-row>
              <table:table-cell office:value-type="float" office:value="6.5799999999999">
                <text:p>6.5799999999999</text:p>
              </table:table-cell>
              <table:table-cell office:value-type="float" office:value="10.0235900931595">
                <text:p>10.0235900931595</text:p>
              </table:table-cell>
              <table:table-cell office:value-type="float" office:value="10.0717753320345">
                <text:p>10.0717753320345</text:p>
              </table:table-cell>
              <table:table-cell office:value-type="float" office:value="28.8798331136326">
                <text:p>28.8798331136326</text:p>
              </table:table-cell>
            </table:table-row>
            <table:table-row>
              <table:table-cell office:value-type="float" office:value="6.5899999999999">
                <text:p>6.5899999999999</text:p>
              </table:table-cell>
              <table:table-cell office:value-type="float" office:value="10.028408617047">
                <text:p>10.028408617047</text:p>
              </table:table-cell>
              <table:table-cell office:value-type="float" office:value="9.88286671389973">
                <text:p>9.88286671389973</text:p>
              </table:table-cell>
              <table:table-cell office:value-type="float" office:value="29.1192577049895">
                <text:p>29.1192577049895</text:p>
              </table:table-cell>
            </table:table-row>
            <table:table-row>
              <table:table-cell office:value-type="float" office:value="6.5999999999999">
                <text:p>6.5999999999999</text:p>
              </table:table-cell>
              <table:table-cell office:value-type="float" office:value="10.0138544267322">
                <text:p>10.0138544267322</text:p>
              </table:table-cell>
              <table:table-cell office:value-type="float" office:value="9.67179431062661">
                <text:p>9.67179431062661</text:p>
              </table:table-cell>
              <table:table-cell office:value-type="float" office:value="29.3338384233378">
                <text:p>29.3338384233378</text:p>
              </table:table-cell>
            </table:table-row>
            <table:table-row>
              <table:table-cell office:value-type="float" office:value="6.6099999999999">
                <text:p>6.6099999999999</text:p>
              </table:table-cell>
              <table:table-cell office:value-type="float" office:value="9.97964841512167">
                <text:p>9.97964841512167</text:p>
              </table:table-cell>
              <table:table-cell office:value-type="float" office:value="9.44150772951948">
                <text:p>9.44150772951948</text:p>
              </table:table-cell>
              <table:table-cell office:value-type="float" office:value="29.5201221347679">
                <text:p>29.5201221347679</text:p>
              </table:table-cell>
            </table:table-row>
            <table:table-row>
              <table:table-cell office:value-type="float" office:value="6.6199999999999">
                <text:p>6.6199999999999</text:p>
              </table:table-cell>
              <table:table-cell office:value-type="float" office:value="9.92583434656145">
                <text:p>9.92583434656145</text:p>
              </table:table-cell>
              <table:table-cell office:value-type="float" office:value="9.195389807694">
                <text:p>9.195389807694</text:p>
              </table:table-cell>
              <table:table-cell office:value-type="float" office:value="29.6751481543333">
                <text:p>29.6751481543333</text:p>
              </table:table-cell>
            </table:table-row>
            <table:table-row>
              <table:table-cell office:value-type="float" office:value="6.6299999999999">
                <text:p>6.6299999999999</text:p>
              </table:table-cell>
              <table:table-cell office:value-type="float" office:value="9.8527898926747">
                <text:p>9.8527898926747</text:p>
              </table:table-cell>
              <table:table-cell office:value-type="float" office:value="8.93716347875846">
                <text:p>8.93716347875846</text:p>
              </table:table-cell>
              <table:table-cell office:value-type="float" office:value="29.7965300300501">
                <text:p>29.7965300300501</text:p>
              </table:table-cell>
            </table:table-row>
            <table:table-row>
              <table:table-cell office:value-type="float" office:value="6.6399999999999">
                <text:p>6.6399999999999</text:p>
              </table:table-cell>
              <table:table-cell office:value-type="float" office:value="9.76122725128308">
                <text:p>9.76122725128308</text:p>
              </table:table-cell>
              <table:table-cell office:value-type="float" office:value="8.67078351475124">
                <text:p>8.67078351475124</text:p>
              </table:table-cell>
              <table:table-cell office:value-type="float" office:value="29.8825158358423">
                <text:p>29.8825158358423</text:p>
              </table:table-cell>
            </table:table-row>
            <table:table-row>
              <table:table-cell office:value-type="float" office:value="6.6499999999999">
                <text:p>6.6499999999999</text:p>
              </table:table-cell>
              <table:table-cell office:value-type="float" office:value="9.6521828776299">
                <text:p>9.6521828776299</text:p>
              </table:table-cell>
              <table:table-cell office:value-type="float" office:value="8.40031903082576">
                <text:p>8.40031903082576</text:p>
              </table:table-cell>
              <table:table-cell office:value-type="float" office:value="29.9320236302282">
                <text:p>29.9320236302282</text:p>
              </table:table-cell>
            </table:table-row>
            <table:table-row>
              <table:table-cell office:value-type="float" office:value="6.6599999999999">
                <text:p>6.6599999999999</text:p>
              </table:table-cell>
              <table:table-cell office:value-type="float" office:value="9.52699649294948">
                <text:p>9.52699649294948</text:p>
              </table:table-cell>
              <table:table-cell office:value-type="float" office:value="8.12983338648886">
                <text:p>8.12983338648886</text:p>
              </table:table-cell>
              <table:table-cell office:value-type="float" office:value="29.9446504885817">
                <text:p>29.9446504885817</text:p>
              </table:table-cell>
            </table:table-row>
            <table:table-row>
              <table:table-cell office:value-type="float" office:value="6.6699999999999">
                <text:p>6.6699999999999</text:p>
              </table:table-cell>
              <table:table-cell office:value-type="float" office:value="9.38728018230342">
                <text:p>9.38728018230342</text:p>
              </table:table-cell>
              <table:table-cell office:value-type="float" office:value="7.86326826877666">
                <text:p>7.86326826877666</text:p>
              </table:table-cell>
              <table:table-cell office:value-type="float" office:value="29.9206554171663">
                <text:p>29.9206554171663</text:p>
              </table:table-cell>
            </table:table-row>
            <table:table-row>
              <table:table-cell office:value-type="float" office:value="6.6799999999999">
                <text:p>6.6799999999999</text:p>
              </table:table-cell>
              <table:table-cell office:value-type="float" office:value="9.23487899095075">
                <text:p>9.23487899095075</text:p>
              </table:table-cell>
              <table:table-cell office:value-type="float" office:value="7.6043382807429">
                <text:p>7.6043382807429</text:p>
              </table:table-cell>
              <table:table-cell office:value-type="float" office:value="29.8609182965848">
                <text:p>29.8609182965848</text:p>
              </table:table-cell>
            </table:table-row>
            <table:table-row>
              <table:table-cell office:value-type="float" office:value="6.6899999999999">
                <text:p>6.6899999999999</text:p>
              </table:table-cell>
              <table:table-cell office:value-type="float" office:value="9.07182491992996">
                <text:p>9.07182491992996</text:p>
              </table:table-cell>
              <table:table-cell office:value-type="float" office:value="7.35644134512541">
                <text:p>7.35644134512541</text:p>
              </table:table-cell>
              <table:table-cell office:value-type="float" office:value="29.7668785802983">
                <text:p>29.7668785802983</text:p>
              </table:table-cell>
            </table:table-row>
            <table:table-row>
              <table:table-cell office:value-type="float" office:value="6.6999999999999">
                <text:p>6.6999999999999</text:p>
              </table:table-cell>
              <table:table-cell office:value-type="float" office:value="8.90028656244951">
                <text:p>8.90028656244951</text:p>
              </table:table-cell>
              <table:table-cell office:value-type="float" office:value="7.12258880032174">
                <text:p>7.12258880032174</text:p>
              </table:table-cell>
              <table:table-cell office:value-type="float" office:value="29.6404586306575">
                <text:p>29.6404586306575</text:p>
              </table:table-cell>
            </table:table-row>
            <table:table-row>
              <table:table-cell office:value-type="float" office:value="6.7099999999999">
                <text:p>6.7099999999999</text:p>
              </table:table-cell>
              <table:table-cell office:value-type="float" office:value="8.72251678623673">
                <text:p>8.72251678623673</text:p>
              </table:table-cell>
              <table:table-cell office:value-type="float" office:value="6.90535739325157">
                <text:p>6.90535739325157</text:p>
              </table:table-cell>
              <table:table-cell office:value-type="float" office:value="29.4839772144002">
                <text:p>29.4839772144002</text:p>
              </table:table-cell>
            </table:table-row>
            <table:table-row>
              <table:table-cell office:value-type="float" office:value="6.7199999999999">
                <text:p>6.7199999999999</text:p>
              </table:table-cell>
              <table:table-cell office:value-type="float" office:value="8.54080084693821">
                <text:p>8.54080084693821</text:p>
              </table:table-cell>
              <table:table-cell office:value-type="float" office:value="6.70686365768907">
                <text:p>6.70686365768907</text:p>
              </table:table-cell>
              <table:table-cell office:value-type="float" office:value="29.3000587797922">
                <text:p>29.3000587797922</text:p>
              </table:table-cell>
            </table:table-row>
            <table:table-row>
              <table:table-cell office:value-type="float" office:value="6.7299999999999">
                <text:p>6.7299999999999</text:p>
              </table:table-cell>
              <table:table-cell office:value-type="float" office:value="8.3574071280133">
                <text:p>8.3574071280133</text:p>
              </table:table-cell>
              <table:table-cell office:value-type="float" office:value="6.52875958983699">
                <text:p>6.52875958983699</text:p>
              </table:table-cell>
              <table:table-cell office:value-type="float" office:value="29.0915437470766">
                <text:p>29.0915437470766</text:p>
              </table:table-cell>
            </table:table-row>
            <table:table-row>
              <table:table-cell office:value-type="float" office:value="6.7399999999999">
                <text:p>6.7399999999999</text:p>
              </table:table-cell>
              <table:table-cell office:value-type="float" office:value="8.17454237419567">
                <text:p>8.17454237419567</text:p>
              </table:table-cell>
              <table:table-cell office:value-type="float" office:value="6.37224723901505">
                <text:p>6.37224723901505</text:p>
              </table:table-cell>
              <table:table-cell office:value-type="float" office:value="28.8614042664865">
                <text:p>28.8614042664865</text:p>
              </table:table-cell>
            </table:table-row>
            <table:table-row>
              <table:table-cell office:value-type="float" office:value="6.7499999999999">
                <text:p>6.7499999999999</text:p>
              </table:table-cell>
              <table:table-cell office:value-type="float" office:value="7.99431286067761">
                <text:p>7.99431286067761</text:p>
              </table:table-cell>
              <table:table-cell office:value-type="float" office:value="6.23810890984784">
                <text:p>6.23810890984784</text:p>
              </table:table-cell>
              <table:table-cell office:value-type="float" office:value="28.612668870122">
                <text:p>28.612668870122</text:p>
              </table:table-cell>
            </table:table-row>
            <table:table-row>
              <table:table-cell office:value-type="float" office:value="6.7599999999999">
                <text:p>6.7599999999999</text:p>
              </table:table-cell>
              <table:table-cell office:value-type="float" office:value="7.81869246559463">
                <text:p>7.81869246559463</text:p>
              </table:table-cell>
              <table:table-cell office:value-type="float" office:value="6.12674915447183">
                <text:p>6.12674915447183</text:p>
              </table:table-cell>
              <table:table-cell office:value-type="float" office:value="28.3483583097618">
                <text:p>28.3483583097618</text:p>
              </table:table-cell>
            </table:table-row>
            <table:table-row>
              <table:table-cell office:value-type="float" office:value="6.7699999999999">
                <text:p>6.7699999999999</text:p>
              </table:table-cell>
              <table:table-cell office:value-type="float" office:value="7.64949813448235">
                <text:p>7.64949813448235</text:p>
              </table:table-cell>
              <table:table-cell office:value-type="float" office:value="6.03824459800849">
                <text:p>6.03824459800849</text:p>
              </table:table-cell>
              <table:table-cell office:value-type="float" office:value="28.0714337626947">
                <text:p>28.0714337626947</text:p>
              </table:table-cell>
            </table:table-row>
            <table:table-row>
              <table:table-cell office:value-type="float" office:value="6.7799999999999">
                <text:p>6.7799999999999</text:p>
              </table:table-cell>
              <table:table-cell office:value-type="float" office:value="7.48837278083496">
                <text:p>7.48837278083496</text:p>
              </table:table-cell>
              <table:table-cell office:value-type="float" office:value="5.97239782768369">
                <text:p>5.97239782768369</text:p>
              </table:table-cell>
              <table:table-cell office:value-type="float" office:value="27.7847576035696">
                <text:p>27.7847576035696</text:p>
              </table:table-cell>
            </table:table-row>
            <table:table-row>
              <table:table-cell office:value-type="float" office:value="6.7899999999999">
                <text:p>6.7899999999999</text:p>
              </table:table-cell>
              <table:table-cell office:value-type="float" office:value="7.33677528551984">
                <text:p>7.33677528551984</text:p>
              </table:table-cell>
              <table:table-cell office:value-type="float" office:value="5.92879200243396">
                <text:p>5.92879200243396</text:p>
              </table:table-cell>
              <table:table-cell office:value-type="float" office:value="27.4910661474326">
                <text:p>27.4910661474326</text:p>
              </table:table-cell>
            </table:table-row>
            <table:table-row>
              <table:table-cell office:value-type="float" office:value="6.7999999999999">
                <text:p>6.7999999999999</text:p>
              </table:table-cell>
              <table:table-cell office:value-type="float" office:value="7.19597695721125">
                <text:p>7.19597695721125</text:p>
              </table:table-cell>
              <table:table-cell office:value-type="float" office:value="5.90684341552443">
                <text:p>5.90684341552443</text:p>
              </table:table-cell>
              <table:table-cell office:value-type="float" office:value="27.1929531965321">
                <text:p>27.1929531965321</text:p>
              </table:table-cell>
            </table:table-row>
            <table:table-row>
              <table:table-cell office:value-type="float" office:value="6.8099999999999">
                <text:p>6.8099999999999</text:p>
              </table:table-cell>
              <table:table-cell office:value-type="float" office:value="7.06706360304257">
                <text:p>7.06706360304257</text:p>
              </table:table-cell>
              <table:table-cell office:value-type="float" office:value="5.90584988338064">
                <text:p>5.90584988338064</text:p>
              </table:table-cell>
              <table:table-cell office:value-type="float" office:value="26.8928628690376">
                <text:p>26.8928628690376</text:p>
              </table:table-cell>
            </table:table-row>
            <table:table-row>
              <table:table-cell office:value-type="float" office:value="6.8199999999999">
                <text:p>6.8199999999999</text:p>
              </table:table-cell>
              <table:table-cell office:value-type="float" office:value="6.95094223107637">
                <text:p>6.95094223107637</text:p>
              </table:table-cell>
              <table:table-cell office:value-type="float" office:value="5.92503346976484">
                <text:p>5.92503346976484</text:p>
              </table:table-cell>
              <table:table-cell office:value-type="float" office:value="26.5930900267554">
                <text:p>26.5930900267554</text:p>
              </table:table-cell>
            </table:table-row>
            <table:table-row>
              <table:table-cell office:value-type="float" office:value="6.8299999999999">
                <text:p>6.8299999999999</text:p>
              </table:table-cell>
              <table:table-cell office:value-type="float" office:value="6.84835135494522">
                <text:p>6.84835135494522</text:p>
              </table:table-cell>
              <table:table-cell office:value-type="float" office:value="5.96357663455068">
                <text:p>5.96357663455068</text:p>
              </table:table-cell>
              <table:table-cell office:value-type="float" office:value="26.2957866130305">
                <text:p>26.2957866130305</text:p>
              </table:table-cell>
            </table:table-row>
            <table:table-row>
              <table:table-cell office:value-type="float" office:value="6.8399999999999">
                <text:p>6.8399999999999</text:p>
              </table:table-cell>
              <table:table-cell office:value-type="float" office:value="6.75987388290577">
                <text:p>6.75987388290577</text:p>
              </table:table-cell>
              <table:table-cell office:value-type="float" office:value="6.02065138878286">
                <text:p>6.02065138878286</text:p>
              </table:table-cell>
              <table:table-cell office:value-type="float" office:value="26.0029723179385">
                <text:p>26.0029723179385</text:p>
              </table:table-cell>
            </table:table-row>
            <table:table-row>
              <table:table-cell office:value-type="float" office:value="6.8499999999999">
                <text:p>6.8499999999999</text:p>
              </table:table-cell>
              <table:table-cell office:value-type="float" office:value="6.68595163349348">
                <text:p>6.68595163349348</text:p>
              </table:table-cell>
              <table:table-cell office:value-type="float" office:value="6.0954414276091">
                <text:p>6.0954414276091</text:p>
              </table:table-cell>
              <table:table-cell office:value-type="float" office:value="25.7165481636046">
                <text:p>25.7165481636046</text:p>
              </table:table-cell>
            </table:table-row>
            <table:table-row>
              <table:table-cell office:value-type="float" office:value="6.8599999999999">
                <text:p>6.8599999999999</text:p>
              </table:table-cell>
              <table:table-cell office:value-type="float" office:value="6.62690061290504">
                <text:p>6.62690061290504</text:p>
              </table:table-cell>
              <table:table-cell office:value-type="float" office:value="6.18715749868853">
                <text:p>6.18715749868853</text:p>
              </table:table-cell>
              <table:table-cell office:value-type="float" office:value="25.4383118116063">
                <text:p>25.4383118116063</text:p>
              </table:table-cell>
            </table:table-row>
            <table:table-row>
              <table:table-cell office:value-type="float" office:value="6.8699999999999">
                <text:p>6.8699999999999</text:p>
              </table:table-cell>
              <table:table-cell office:value-type="float" office:value="6.58292630148339">
                <text:p>6.58292630148339</text:p>
              </table:table-cell>
              <table:table-cell office:value-type="float" office:value="6.29504645395902">
                <text:p>6.29504645395902</text:p>
              </table:table-cell>
              <table:table-cell office:value-type="float" office:value="25.1699736081655">
                <text:p>25.1699736081655</text:p>
              </table:table-cell>
            </table:table-row>
            <table:table-row>
              <table:table-cell office:value-type="float" office:value="6.8799999999999">
                <text:p>6.8799999999999</text:p>
              </table:table-cell>
              <table:table-cell office:value-type="float" office:value="6.55413831673095">
                <text:p>6.55413831673095</text:p>
              </table:table-cell>
              <table:table-cell office:value-type="float" office:value="6.41839454110642">
                <text:p>6.41839454110642</text:p>
              </table:table-cell>
              <table:table-cell office:value-type="float" office:value="24.913172580656">
                <text:p>24.913172580656</text:p>
              </table:table-cell>
            </table:table-row>
            <table:table-row>
              <table:table-cell office:value-type="float" office:value="6.8899999999999">
                <text:p>6.8899999999999</text:p>
              </table:table-cell>
              <table:table-cell office:value-type="float" office:value="6.5405639391685">
                <text:p>6.5405639391685</text:p>
              </table:table-cell>
              <table:table-cell office:value-type="float" office:value="6.55652553435794">
                <text:p>6.55652553435794</text:p>
              </table:table-cell>
              <table:table-cell office:value-type="float" office:value="24.6694917677761">
                <text:p>24.6694917677761</text:p>
              </table:table-cell>
            </table:table-row>
            <table:table-row>
              <table:table-cell office:value-type="float" office:value="6.8999999999999">
                <text:p>6.8999999999999</text:p>
              </table:table-cell>
              <table:table-cell office:value-type="float" office:value="6.54216009868744">
                <text:p>6.54216009868744</text:p>
              </table:table-cell>
              <table:table-cell office:value-type="float" office:value="6.70879429944223">
                <text:p>6.70879429944223</text:p>
              </table:table-cell>
              <table:table-cell office:value-type="float" office:value="24.4404723987314">
                <text:p>24.4404723987314</text:p>
              </table:table-cell>
            </table:table-row>
            <table:table-row>
              <table:table-cell office:value-type="float" office:value="6.9099999999999">
                <text:p>6.9099999999999</text:p>
              </table:table-cell>
              <table:table-cell office:value-type="float" office:value="6.55882351876292">
                <text:p>6.55882351876292</text:p>
              </table:table-cell>
              <table:table-cell office:value-type="float" office:value="6.87457635087977">
                <text:p>6.87457635087977</text:p>
              </table:table-cell>
              <table:table-cell office:value-type="float" office:value="24.2276265318597">
                <text:p>24.2276265318597</text:p>
              </table:table-cell>
            </table:table-row>
            <table:table-row>
              <table:table-cell office:value-type="float" office:value="6.9199999999999">
                <text:p>6.9199999999999</text:p>
              </table:table-cell>
              <table:table-cell office:value-type="float" office:value="6.59039880197461">
                <text:p>6.59039880197461</text:p>
              </table:table-cell>
              <table:table-cell office:value-type="float" office:value="7.05325390561494">
                <text:p>7.05325390561494</text:p>
              </table:table-cell>
              <table:table-cell office:value-type="float" office:value="24.0324478215269">
                <text:p>24.0324478215269</text:p>
              </table:table-cell>
            </table:table-row>
            <table:table-row>
              <table:table-cell office:value-type="float" office:value="6.9299999999999">
                <text:p>6.9299999999999</text:p>
              </table:table-cell>
              <table:table-cell office:value-type="float" office:value="6.63668431233864">
                <text:p>6.63668431233864</text:p>
              </table:table-cell>
              <table:table-cell office:value-type="float" office:value="7.2441988777966">
                <text:p>7.2441988777966</text:p>
              </table:table-cell>
              <table:table-cell office:value-type="float" office:value="23.856420107182">
                <text:p>23.856420107182</text:p>
              </table:table-cell>
            </table:table-row>
            <table:table-row>
              <table:table-cell office:value-type="float" office:value="6.9399999999999">
                <text:p>6.9399999999999</text:p>
              </table:table-cell>
              <table:table-cell office:value-type="float" office:value="6.69743576888444">
                <text:p>6.69743576888444</text:p>
              </table:table-cell>
              <table:table-cell office:value-type="float" office:value="7.4467532057345">
                <text:p>7.4467532057345</text:p>
              </table:table-cell>
              <table:table-cell office:value-type="float" office:value="23.7010235148012">
                <text:p>23.7010235148012</text:p>
              </table:table-cell>
            </table:table-row>
            <table:table-row>
              <table:table-cell office:value-type="float" office:value="6.9499999999999">
                <text:p>6.9499999999999</text:p>
              </table:table-cell>
              <table:table-cell office:value-type="float" office:value="6.77236751256944">
                <text:p>6.77236751256944</text:p>
              </table:table-cell>
              <table:table-cell office:value-type="float" office:value="7.66020686249279">
                <text:p>7.66020686249279</text:p>
              </table:table-cell>
              <table:table-cell office:value-type="float" office:value="23.5677377338946">
                <text:p>23.5677377338946</text:p>
              </table:table-cell>
            </table:table-row>
            <table:table-row>
              <table:table-cell office:value-type="float" office:value="6.9599999999999">
                <text:p>6.9599999999999</text:p>
              </table:table-cell>
              <table:table-cell office:value-type="float" office:value="6.86115144756178">
                <text:p>6.86115144756178</text:p>
              </table:table-cell>
              <table:table-cell office:value-type="float" office:value="7.88377388364946">
                <text:p>7.88377388364946</text:p>
              </table:table-cell>
              <table:table-cell office:value-type="float" office:value="23.4580420886085">
                <text:p>23.4580420886085</text:p>
              </table:table-cell>
            </table:table-row>
            <table:table-row>
              <table:table-cell office:value-type="float" office:value="6.9699999999999">
                <text:p>6.9699999999999</text:p>
              </table:table-cell>
              <table:table-cell office:value-type="float" office:value="6.96341369117054">
                <text:p>6.96341369117054</text:p>
              </table:table-cell>
              <table:table-cell office:value-type="float" office:value="8.11656675579805">
                <text:p>8.11656675579805</text:p>
              </table:table-cell>
              <table:table-cell office:value-type="float" office:value="23.3734119655194">
                <text:p>23.3734119655194</text:p>
              </table:table-cell>
            </table:table-row>
            <table:table-row>
              <table:table-cell office:value-type="float" office:value="6.9799999999999">
                <text:p>6.9799999999999</text:p>
              </table:table-cell>
              <table:table-cell office:value-type="float" office:value="7.0787289976333">
                <text:p>7.0787289976333</text:p>
              </table:table-cell>
              <table:table-cell office:value-type="float" office:value="8.35756955286715">
                <text:p>8.35756955286715</text:p>
              </table:table-cell>
              <table:table-cell office:value-type="float" office:value="23.3153111004985">
                <text:p>23.3153111004985</text:p>
              </table:table-cell>
            </table:table-row>
            <table:table-row>
              <table:table-cell office:value-type="float" office:value="6.9899999999999">
                <text:p>6.9899999999999</text:p>
              </table:table-cell>
              <table:table-cell office:value-type="float" office:value="7.20661305315668">
                <text:p>7.20661305315668</text:p>
              </table:table-cell>
              <table:table-cell office:value-type="float" office:value="8.6056102889164">
                <text:p>8.6056102889164</text:p>
              </table:table-cell>
              <table:table-cell office:value-type="float" office:value="23.285179170588">
                <text:p>23.285179170588</text:p>
              </table:table-cell>
            </table:table-row>
            <table:table-row>
              <table:table-cell office:value-type="float" office:value="6.9999999999999">
                <text:p>6.9999999999999</text:p>
              </table:table-cell>
              <table:table-cell office:value-type="float" office:value="7.34651277673265">
                <text:p>7.34651277673265</text:p>
              </table:table-cell>
              <table:table-cell office:value-type="float" office:value="8.85933307935259">
                <text:p>8.85933307935259</text:p>
              </table:table-cell>
              <table:table-cell office:value-type="float" office:value="23.2844140937572">
                <text:p>23.2844140937572</text:p>
              </table:table-cell>
            </table:table-row>
            <table:table-row>
              <table:table-cell office:value-type="float" office:value="7.0099999999999">
                <text:p>7.0099999999999</text:p>
              </table:table-cell>
              <table:table-cell office:value-type="float" office:value="7.49779480699465">
                <text:p>7.49779480699465</text:p>
              </table:table-cell>
              <table:table-cell office:value-type="float" office:value="9.117170869659">
                <text:p>9.117170869659</text:p>
              </table:table-cell>
              <table:table-cell office:value-type="float" office:value="23.3143484211983">
                <text:p>23.3143484211983</text:p>
              </table:table-cell>
            </table:table-row>
            <table:table-row>
              <table:table-cell office:value-type="float" office:value="7.0199999999999">
                <text:p>7.0199999999999</text:p>
              </table:table-cell>
              <table:table-cell office:value-type="float" office:value="7.65973241326108">
                <text:p>7.65973241326108</text:p>
              </table:table-cell>
              <table:table-cell office:value-type="float" office:value="9.37731970171167">
                <text:p>9.37731970171167</text:p>
              </table:table-cell>
              <table:table-cell office:value-type="float" office:value="23.3762192273098">
                <text:p>23.3762192273098</text:p>
              </table:table-cell>
            </table:table-row>
            <table:table-row>
              <table:table-cell office:value-type="float" office:value="7.02999999999989">
                <text:p>7.02999999999989</text:p>
              </table:table-cell>
              <table:table-cell office:value-type="float" office:value="7.83149114210614">
                <text:p>7.83149114210614</text:p>
              </table:table-cell>
              <table:table-cell office:value-type="float" office:value="9.63771573925844">
                <text:p>9.63771573925844</text:p>
              </table:table-cell>
              <table:table-cell office:value-type="float" office:value="23.4711309779353">
                <text:p>23.4711309779353</text:p>
              </table:table-cell>
            </table:table-row>
            <table:table-row>
              <table:table-cell office:value-type="float" office:value="7.03999999999989">
                <text:p>7.03999999999989</text:p>
              </table:table-cell>
              <table:table-cell office:value-type="float" office:value="8.01211360182137">
                <text:p>8.01211360182137</text:p>
              </table:table-cell>
              <table:table-cell office:value-type="float" office:value="9.89601655816644">
                <text:p>9.89601655816644</text:p>
              </table:table-cell>
              <table:table-cell office:value-type="float" office:value="23.6000110062784">
                <text:p>23.6000110062784</text:p>
              </table:table-cell>
            </table:table-row>
            <table:table-row>
              <table:table-cell office:value-type="float" office:value="7.04999999999989">
                <text:p>7.04999999999989</text:p>
              </table:table-cell>
              <table:table-cell office:value-type="float" office:value="8.20050389745588">
                <text:p>8.20050389745588</text:p>
              </table:table-cell>
              <table:table-cell office:value-type="float" office:value="10.1495885092294">
                <text:p>10.1495885092294</text:p>
              </table:table-cell>
              <table:table-cell office:value-type="float" office:value="23.7635574681397">
                <text:p>23.7635574681397</text:p>
              </table:table-cell>
            </table:table-row>
            <table:table-row>
              <table:table-cell office:value-type="float" office:value="7.05999999999989">
                <text:p>7.05999999999989</text:p>
              </table:table-cell>
              <table:table-cell office:value-type="float" office:value="8.39541235863323">
                <text:p>8.39541235863323</text:p>
              </table:table-cell>
              <table:table-cell office:value-type="float" office:value="10.3955022590758">
                <text:p>10.3955022590758</text:p>
              </table:table-cell>
              <table:table-cell office:value-type="float" office:value="23.9621800035977">
                <text:p>23.9621800035977</text:p>
              </table:table-cell>
            </table:table-row>
            <table:table-row>
              <table:table-cell office:value-type="float" office:value="7.06999999999989">
                <text:p>7.06999999999989</text:p>
              </table:table-cell>
              <table:table-cell office:value-type="float" office:value="8.59542134867748">
                <text:p>8.59542134867748</text:p>
              </table:table-cell>
              <table:table-cell office:value-type="float" office:value="10.6305388754823">
                <text:p>10.6305388754823</text:p>
              </table:table-cell>
              <table:table-cell office:value-type="float" office:value="24.1959338182355">
                <text:p>24.1959338182355</text:p>
              </table:table-cell>
            </table:table-row>
            <table:table-row>
              <table:table-cell office:value-type="float" office:value="7.07999999999989">
                <text:p>7.07999999999989</text:p>
              </table:table-cell>
              <table:table-cell office:value-type="float" office:value="8.79893310135797">
                <text:p>8.79893310135797</text:p>
              </table:table-cell>
              <table:table-cell office:value-type="float" office:value="10.8512090034327">
                <text:p>10.8512090034327</text:p>
              </table:table-cell>
              <table:table-cell office:value-type="float" office:value="24.4644485243986">
                <text:p>24.4644485243986</text:p>
              </table:table-cell>
            </table:table-row>
            <table:table-row>
              <table:table-cell office:value-type="float" office:value="7.08999999999989">
                <text:p>7.08999999999989</text:p>
              </table:table-cell>
              <table:table-cell office:value-type="float" office:value="9.00416069156544">
                <text:p>9.00416069156544</text:p>
              </table:table-cell>
              <table:table-cell office:value-type="float" office:value="11.0537877225006">
                <text:p>11.0537877225006</text:p>
              </table:table-cell>
              <table:table-cell office:value-type="float" office:value="24.7668538513152">
                <text:p>24.7668538513152</text:p>
              </table:table-cell>
            </table:table-row>
            <table:table-row>
              <table:table-cell office:value-type="float" office:value="7.09999999999989">
                <text:p>7.09999999999989</text:p>
              </table:table-cell>
              <table:table-cell office:value-type="float" office:value="9.20912339465896">
                <text:p>9.20912339465896</text:p>
              </table:table-cell>
              <table:table-cell office:value-type="float" office:value="11.2343675198964">
                <text:p>11.2343675198964</text:p>
              </table:table-cell>
              <table:table-cell office:value-type="float" office:value="25.1017052243186">
                <text:p>25.1017052243186</text:p>
              </table:table-cell>
            </table:table-row>
            <table:table-row>
              <table:table-cell office:value-type="float" office:value="7.10999999999989">
                <text:p>7.10999999999989</text:p>
              </table:table-cell>
              <table:table-cell office:value-type="float" office:value="9.4116478071827">
                <text:p>9.4116478071827</text:p>
              </table:table-cell>
              <table:table-cell office:value-type="float" office:value="11.3889313869309">
                <text:p>11.3889313869309</text:p>
              </table:table-cell>
              <table:table-cell office:value-type="float" office:value="25.4669131858535">
                <text:p>25.4669131858535</text:p>
              </table:table-cell>
            </table:table-row>
            <table:table-row>
              <table:table-cell office:value-type="float" office:value="7.11999999999989">
                <text:p>7.11999999999989</text:p>
              </table:table-cell>
              <table:table-cell office:value-type="float" office:value="9.60937616515752">
                <text:p>9.60937616515752</text:p>
              </table:table-cell>
              <table:table-cell office:value-type="float" office:value="11.5134472826592">
                <text:p>11.5134472826592</text:p>
              </table:table-cell>
              <table:table-cell office:value-type="float" office:value="25.8596816120371">
                <text:p>25.8596816120371</text:p>
              </table:table-cell>
            </table:table-row>
            <table:table-row>
              <table:table-cell office:value-type="float" office:value="7.12999999999989">
                <text:p>7.12999999999989</text:p>
              </table:table-cell>
              <table:table-cell office:value-type="float" office:value="9.79978327690769">
                <text:p>9.79978327690769</text:p>
              </table:table-cell>
              <table:table-cell office:value-type="float" office:value="11.603984054864">
                <text:p>11.603984054864</text:p>
              </table:table-cell>
              <table:table-cell office:value-type="float" office:value="26.2764605613506">
                <text:p>26.2764605613506</text:p>
              </table:table-cell>
            </table:table-row>
            <table:table-row>
              <table:table-cell office:value-type="float" office:value="7.13999999999989">
                <text:p>7.13999999999989</text:p>
              </table:table-cell>
              <table:table-cell office:value-type="float" office:value="9.98020335470332">
                <text:p>9.98020335470332</text:p>
              </table:table-cell>
              <table:table-cell office:value-type="float" office:value="11.656847343995">
                <text:p>11.656847343995</text:p>
              </table:table-cell>
              <table:table-cell office:value-type="float" office:value="26.7129202352448">
                <text:p>26.7129202352448</text:p>
              </table:table-cell>
            </table:table-row>
            <table:table-row>
              <table:table-cell office:value-type="float" office:value="7.14999999999989">
                <text:p>7.14999999999989</text:p>
              </table:table-cell>
              <table:table-cell office:value-type="float" office:value="10.1478677536325">
                <text:p>10.1478677536325</text:p>
              </table:table-cell>
              <table:table-cell office:value-type="float" office:value="11.6687320484149">
                <text:p>11.6687320484149</text:p>
              </table:table-cell>
              <table:table-cell office:value-type="float" office:value="27.1639527653163">
                <text:p>27.1639527653163</text:p>
              </table:table-cell>
            </table:table-row>
            <table:table-row>
              <table:table-cell office:value-type="float" office:value="7.15999999999989">
                <text:p>7.15999999999989</text:p>
              </table:table-cell>
              <table:table-cell office:value-type="float" office:value="10.2999541831107">
                <text:p>10.2999541831107</text:p>
              </table:table-cell>
              <table:table-cell office:value-type="float" office:value="11.6368856956643">
                <text:p>11.6368856956643</text:p>
              </table:table-cell>
              <table:table-cell office:value-type="float" office:value="27.6237081883734">
                <text:p>27.6237081883734</text:p>
              </table:table-cell>
            </table:table-row>
            <table:table-row>
              <table:table-cell office:value-type="float" office:value="7.16999999999989">
                <text:p>7.16999999999989</text:p>
              </table:table-cell>
              <table:table-cell office:value-type="float" office:value="10.4336473343661">
                <text:p>10.4336473343661</text:p>
              </table:table-cell>
              <table:table-cell office:value-type="float" office:value="11.5592747229">
                <text:p>11.5592747229</text:p>
              </table:table-cell>
              <table:table-cell office:value-type="float" office:value="28.0856698650112">
                <text:p>28.0856698650112</text:p>
              </table:table-cell>
            </table:table-row>
            <table:table-row>
              <table:table-cell office:value-type="float" office:value="7.17999999999989">
                <text:p>7.17999999999989</text:p>
              </table:table-cell>
              <table:table-cell office:value-type="float" office:value="10.5462100732195">
                <text:p>10.5462100732195</text:p>
              </table:table-cell>
              <table:table-cell office:value-type="float" office:value="11.4347434840839">
                <text:p>11.4347434840839</text:p>
              </table:table-cell>
              <table:table-cell office:value-type="float" office:value="28.5427726276088">
                <text:p>28.5427726276088</text:p>
              </table:table-cell>
            </table:table-row>
            <table:table-row>
              <table:table-cell office:value-type="float" office:value="7.18999999999989">
                <text:p>7.18999999999989</text:p>
              </table:table-cell>
              <table:table-cell office:value-type="float" office:value="10.6350634143059">
                <text:p>10.6350634143059</text:p>
              </table:table-cell>
              <table:table-cell office:value-type="float" office:value="11.2631541077155">
                <text:p>11.2631541077155</text:p>
              </table:table-cell>
              <table:table-cell office:value-type="float" office:value="28.9875640933712">
                <text:p>28.9875640933712</text:p>
              </table:table-cell>
            </table:table-row>
            <table:table-row>
              <table:table-cell office:value-type="float" office:value="7.19999999999989">
                <text:p>7.19999999999989</text:p>
              </table:table-cell>
              <table:table-cell office:value-type="float" office:value="10.6978724836469">
                <text:p>10.6978724836469</text:p>
              </table:table-cell>
              <table:table-cell office:value-type="float" office:value="11.0454944990514">
                <text:p>11.0454944990514</text:p>
              </table:table-cell>
              <table:table-cell office:value-type="float" office:value="29.4124059660212">
                <text:p>29.4124059660212</text:p>
              </table:table-cell>
            </table:table-row>
            <table:table-row>
              <table:table-cell office:value-type="float" office:value="7.20999999999989">
                <text:p>7.20999999999989</text:p>
              </table:table-cell>
              <table:table-cell office:value-type="float" office:value="10.7326346851873">
                <text:p>10.7326346851873</text:p>
              </table:table-cell>
              <table:table-cell office:value-type="float" office:value="10.7839421648646">
                <text:p>10.7839421648646</text:p>
              </table:table-cell>
              <table:table-cell office:value-type="float" office:value="29.8097080569574">
                <text:p>29.8097080569574</text:p>
              </table:table-cell>
            </table:table-row>
            <table:table-row>
              <table:table-cell office:value-type="float" office:value="7.21999999999989">
                <text:p>7.21999999999989</text:p>
              </table:table-cell>
              <table:table-cell office:value-type="float" office:value="10.7377654331551">
                <text:p>10.7377654331551</text:p>
              </table:table-cell>
              <table:table-cell office:value-type="float" office:value="10.4818733885943">
                <text:p>10.4818733885943</text:p>
              </table:table-cell>
              <table:table-cell office:value-type="float" office:value="30.1721836259886">
                <text:p>30.1721836259886</text:p>
              </table:table-cell>
            </table:table-row>
            <table:table-row>
              <table:table-cell office:value-type="float" office:value="7.22999999999989">
                <text:p>7.22999999999989</text:p>
              </table:table-cell>
              <table:table-cell office:value-type="float" office:value="10.712176228699">
                <text:p>10.712176228699</text:p>
              </table:table-cell>
              <table:table-cell office:value-type="float" office:value="10.1438106721723">
                <text:p>10.1438106721723</text:p>
              </table:table-cell>
              <table:table-cell office:value-type="float" office:value="30.4931110400965">
                <text:p>30.4931110400965</text:p>
              </table:table-cell>
            </table:table-row>
            <table:table-row>
              <table:table-cell office:value-type="float" office:value="7.23999999999989">
                <text:p>7.23999999999989</text:p>
              </table:table-cell>
              <table:table-cell office:value-type="float" office:value="10.6553396730463">
                <text:p>10.6553396730463</text:p>
              </table:table-cell>
              <table:table-cell office:value-type="float" office:value="9.77530611725826">
                <text:p>9.77530611725826</text:p>
              </table:table-cell>
              <table:table-cell office:value-type="float" office:value="30.7665842878692">
                <text:p>30.7665842878692</text:p>
              </table:table-cell>
            </table:table-row>
            <table:table-row>
              <table:table-cell office:value-type="float" office:value="7.24999999999989">
                <text:p>7.24999999999989</text:p>
              </table:table-cell>
              <table:table-cell office:value-type="float" office:value="10.5673363174675">
                <text:p>10.5673363174675</text:p>
              </table:table-cell>
              <table:table-cell office:value-type="float" office:value="9.38276410287208">
                <text:p>9.38276410287208</text:p>
              </table:table-cell>
              <table:table-cell office:value-type="float" office:value="30.9877341110667">
                <text:p>30.9877341110667</text:p>
              </table:table-cell>
            </table:table-row>
            <table:table-row>
              <table:table-cell office:value-type="float" office:value="7.25999999999989">
                <text:p>7.25999999999989</text:p>
              </table:table-cell>
              <table:table-cell office:value-type="float" office:value="10.448879096008">
                <text:p>10.448879096008</text:p>
              </table:table-cell>
              <table:table-cell office:value-type="float" office:value="8.97321255005525">
                <text:p>8.97321255005525</text:p>
              </table:table-cell>
              <table:table-cell office:value-type="float" office:value="31.1529027733967">
                <text:p>31.1529027733967</text:p>
              </table:table-cell>
            </table:table-row>
            <table:table-row>
              <table:table-cell office:value-type="float" office:value="7.26999999999989">
                <text:p>7.26999999999989</text:p>
              </table:table-cell>
              <table:table-cell office:value-type="float" office:value="10.3013124414127">
                <text:p>10.3013124414127</text:p>
              </table:table-cell>
              <table:table-cell office:value-type="float" office:value="8.55403742574779">
                <text:p>8.55403742574779</text:p>
              </table:table-cell>
              <table:table-cell office:value-type="float" office:value="31.2597588298225">
                <text:p>31.2597588298225</text:p>
              </table:table-cell>
            </table:table-row>
            <table:table-row>
              <table:table-cell office:value-type="float" office:value="7.27999999999989">
                <text:p>7.27999999999989</text:p>
              </table:table-cell>
              <table:table-cell office:value-type="float" office:value="10.1265849398462">
                <text:p>10.1265849398462</text:p>
              </table:table-cell>
              <table:table-cell office:value-type="float" office:value="8.13269910959376">
                <text:p>8.13269910959376</text:p>
              </table:table-cell>
              <table:table-cell office:value-type="float" office:value="31.3073433826089">
                <text:p>31.3073433826089</text:p>
              </table:table-cell>
            </table:table-row>
            <table:table-row>
              <table:table-cell office:value-type="float" office:value="7.28999999999989">
                <text:p>7.28999999999989</text:p>
              </table:table-cell>
              <table:table-cell office:value-type="float" office:value="9.92719635682096">
                <text:p>9.92719635682096</text:p>
              </table:table-cell>
              <table:table-cell office:value-type="float" office:value="7.71645118160555">
                <text:p>7.71645118160555</text:p>
              </table:table-cell>
              <table:table-cell office:value-type="float" office:value="31.2960455756411">
                <text:p>31.2960455756411</text:p>
              </table:table-cell>
            </table:table-row>
            <table:table-row>
              <table:table-cell office:value-type="float" office:value="7.29999999999989">
                <text:p>7.29999999999989</text:p>
              </table:table-cell>
              <table:table-cell office:value-type="float" office:value="9.70612183929942">
                <text:p>9.70612183929942</text:p>
              </table:table-cell>
              <table:table-cell office:value-type="float" office:value="7.31208175348529">
                <text:p>7.31208175348529</text:p>
              </table:table-cell>
              <table:table-cell office:value-type="float" office:value="31.2275116208669">
                <text:p>31.2275116208669</text:p>
              </table:table-cell>
            </table:table-row>
            <table:table-row>
              <table:table-cell office:value-type="float" office:value="7.30999999999989">
                <text:p>7.30999999999989</text:p>
              </table:table-cell>
              <table:table-cell office:value-type="float" office:value="9.466717830718">
                <text:p>9.466717830718</text:p>
              </table:table-cell>
              <table:table-cell office:value-type="float" office:value="6.92569472565155">
                <text:p>6.92569472565155</text:p>
              </table:table-cell>
              <table:table-cell office:value-type="float" office:value="31.1044975416263">
                <text:p>31.1044975416263</text:p>
              </table:table-cell>
            </table:table-row>
            <table:table-row>
              <table:table-cell office:value-type="float" office:value="7.31999999999989">
                <text:p>7.31999999999989</text:p>
              </table:table-cell>
              <table:table-cell office:value-type="float" office:value="9.21261552021136">
                <text:p>9.21261552021136</text:p>
              </table:table-cell>
              <table:table-cell office:value-type="float" office:value="6.5625437560677">
                <text:p>6.5625437560677</text:p>
              </table:table-cell>
              <table:table-cell office:value-type="float" office:value="30.9306802513439">
                <text:p>30.9306802513439</text:p>
              </table:table-cell>
            </table:table-row>
            <table:table-row>
              <table:table-cell office:value-type="float" office:value="7.32999999999989">
                <text:p>7.32999999999989</text:p>
              </table:table-cell>
              <table:table-cell office:value-type="float" office:value="8.94760834379699">
                <text:p>8.94760834379699</text:p>
              </table:table-cell>
              <table:table-cell office:value-type="float" office:value="6.22692601482394">
                <text:p>6.22692601482394</text:p>
              </table:table-cell>
              <table:table-cell office:value-type="float" office:value="30.7104440359002">
                <text:p>30.7104440359002</text:p>
              </table:table-cell>
            </table:table-row>
            <table:table-row>
              <table:table-cell office:value-type="float" office:value="7.33999999999989">
                <text:p>7.33999999999989</text:p>
              </table:table-cell>
              <table:table-cell office:value-type="float" office:value="8.67554011089969">
                <text:p>8.67554011089969</text:p>
              </table:table-cell>
              <table:table-cell office:value-type="float" office:value="5.92213683796555">
                <text:p>5.92213683796555</text:p>
              </table:table-cell>
              <table:table-cell office:value-type="float" office:value="30.448659813274">
                <text:p>30.448659813274</text:p>
              </table:table-cell>
            </table:table-row>
            <table:table-row>
              <table:table-cell office:value-type="float" office:value="7.34999999999989">
                <text:p>7.34999999999989</text:p>
              </table:table-cell>
              <table:table-cell office:value-type="float" office:value="8.40019978360627">
                <text:p>8.40019978360627</text:p>
              </table:table-cell>
              <table:table-cell office:value-type="float" office:value="5.65048100530583">
                <text:p>5.65048100530583</text:p>
              </table:table-cell>
              <table:table-cell office:value-type="float" office:value="30.1504729083868">
                <text:p>30.1504729083868</text:p>
              </table:table-cell>
            </table:table-row>
            <table:table-row>
              <table:table-cell office:value-type="float" office:value="7.35999999999989">
                <text:p>7.35999999999989</text:p>
              </table:table-cell>
              <table:table-cell office:value-type="float" office:value="8.12522790577623">
                <text:p>8.12522790577623</text:p>
              </table:table-cell>
              <table:table-cell office:value-type="float" office:value="5.41333217465595">
                <text:p>5.41333217465595</text:p>
              </table:table-cell>
              <table:table-cell office:value-type="float" office:value="29.8211119906769">
                <text:p>29.8211119906769</text:p>
              </table:table-cell>
            </table:table-row>
            <table:table-row>
              <table:table-cell office:value-type="float" office:value="7.36999999999989">
                <text:p>7.36999999999989</text:p>
              </table:table-cell>
              <table:table-cell office:value-type="float" office:value="7.8540383326642">
                <text:p>7.8540383326642</text:p>
              </table:table-cell>
              <table:table-cell office:value-type="float" office:value="5.21122935324748">
                <text:p>5.21122935324748</text:p>
              </table:table-cell>
              <table:table-cell office:value-type="float" office:value="29.4657279140797">
                <text:p>29.4657279140797</text:p>
              </table:table-cell>
            </table:table-row>
            <table:table-row>
              <table:table-cell office:value-type="float" office:value="7.37999999999989">
                <text:p>7.37999999999989</text:p>
              </table:table-cell>
              <table:table-cell office:value-type="float" office:value="7.58975743472253">
                <text:p>7.58975743472253</text:p>
              </table:table-cell>
              <table:table-cell office:value-type="float" office:value="5.04399822749063">
                <text:p>5.04399822749063</text:p>
              </table:table-cell>
              <table:table-cell office:value-type="float" office:value="29.0892671207113">
                <text:p>29.0892671207113</text:p>
              </table:table-cell>
            </table:table-row>
            <table:table-row>
              <table:table-cell office:value-type="float" office:value="7.38999999999989">
                <text:p>7.38999999999989</text:p>
              </table:table-cell>
              <table:table-cell office:value-type="float" office:value="7.33518151399934">
                <text:p>7.33518151399934</text:p>
              </table:table-cell>
              <table:table-cell office:value-type="float" office:value="4.91088551293755">
                <text:p>4.91088551293755</text:p>
              </table:table-cell>
              <table:table-cell office:value-type="float" office:value="28.6963805613039">
                <text:p>28.6963805613039</text:p>
              </table:table-cell>
            </table:table-row>
            <table:table-row>
              <table:table-cell office:value-type="float" office:value="7.39999999999989">
                <text:p>7.39999999999989</text:p>
              </table:table-cell>
              <table:table-cell office:value-type="float" office:value="7.09275191389316">
                <text:p>7.09275191389316</text:p>
              </table:table-cell>
              <table:table-cell office:value-type="float" office:value="4.81069587960832">
                <text:p>4.81069587960832</text:p>
              </table:table-cell>
              <table:table-cell office:value-type="float" office:value="28.2913661126545">
                <text:p>28.2913661126545</text:p>
              </table:table-cell>
            </table:table-row>
            <table:table-row>
              <table:table-cell office:value-type="float" office:value="7.40999999999989">
                <text:p>7.40999999999989</text:p>
              </table:table-cell>
              <table:table-cell office:value-type="float" office:value="6.86454631046468">
                <text:p>6.86454631046468</text:p>
              </table:table-cell>
              <table:table-cell office:value-type="float" office:value="4.7419230452805">
                <text:p>4.7419230452805</text:p>
              </table:table-cell>
              <table:table-cell office:value-type="float" office:value="27.8781404070562">
                <text:p>27.8781404070562</text:p>
              </table:table-cell>
            </table:table-row>
            <table:table-row>
              <table:table-cell office:value-type="float" office:value="7.41999999999989">
                <text:p>7.41999999999989</text:p>
              </table:table-cell>
              <table:table-cell office:value-type="float" office:value="6.65228398394626">
                <text:p>6.65228398394626</text:p>
              </table:table-cell>
              <table:table-cell office:value-type="float" office:value="4.70286892301907">
                <text:p>4.70286892301907</text:p>
              </table:table-cell>
              <table:table-cell office:value-type="float" office:value="27.4602348329846">
                <text:p>27.4602348329846</text:p>
              </table:table-cell>
            </table:table-row>
            <table:table-row>
              <table:table-cell office:value-type="float" office:value="7.42999999999989">
                <text:p>7.42999999999989</text:p>
              </table:table-cell>
              <table:table-cell office:value-type="float" office:value="6.45734247785354">
                <text:p>6.45734247785354</text:p>
              </table:table-cell>
              <table:table-cell office:value-type="float" office:value="4.69174694554517">
                <text:p>4.69174694554517</text:p>
              </table:table-cell>
              <table:table-cell office:value-type="float" office:value="27.040810100257">
                <text:p>27.040810100257</text:p>
              </table:table-cell>
            </table:table-row>
            <table:table-row>
              <table:table-cell office:value-type="float" office:value="7.43999999999989">
                <text:p>7.43999999999989</text:p>
              </table:table-cell>
              <table:table-cell office:value-type="float" office:value="6.2807829246227">
                <text:p>6.2807829246227</text:p>
              </table:table-cell>
              <table:table-cell office:value-type="float" office:value="4.70676765292911">
                <text:p>4.70676765292911</text:p>
              </table:table-cell>
              <table:table-cell office:value-type="float" office:value="26.6226839993849">
                <text:p>26.6226839993849</text:p>
              </table:table-cell>
            </table:table-row>
            <table:table-row>
              <table:table-cell office:value-type="float" office:value="7.44999999999989">
                <text:p>7.44999999999989</text:p>
              </table:table-cell>
              <table:table-cell office:value-type="float" office:value="6.12338139745334">
                <text:p>6.12338139745334</text:p>
              </table:table-cell>
              <table:table-cell office:value-type="float" office:value="4.74620620458455">
                <text:p>4.74620620458455</text:p>
              </table:table-cell>
              <table:table-cell office:value-type="float" office:value="26.2083676184481">
                <text:p>26.2083676184481</text:p>
              </table:table-cell>
            </table:table-row>
            <table:table-row>
              <table:table-cell office:value-type="float" office:value="7.45999999999989">
                <text:p>7.45999999999989</text:p>
              </table:table-cell>
              <table:table-cell office:value-type="float" office:value="5.98566387816646">
                <text:p>5.98566387816646</text:p>
              </table:table-cell>
              <table:table-cell office:value-type="float" office:value="4.8084526265014">
                <text:p>4.8084526265014</text:p>
              </table:table-cell>
              <table:table-cell office:value-type="float" office:value="25.8001061231058">
                <text:p>25.8001061231058</text:p>
              </table:table-cell>
            </table:table-row>
            <table:table-row>
              <table:table-cell office:value-type="float" office:value="7.46999999999989">
                <text:p>7.46999999999989</text:p>
              </table:table-cell>
              <table:table-cell office:value-type="float" office:value="5.86794275299996">
                <text:p>5.86794275299996</text:p>
              </table:table-cell>
              <table:table-cell office:value-type="float" office:value="4.89204635338364">
                <text:p>4.89204635338364</text:p>
              </table:table-cell>
              <table:table-cell office:value-type="float" office:value="25.3999211051195">
                <text:p>25.3999211051195</text:p>
              </table:table-cell>
            </table:table-row>
            <table:table-row>
              <table:table-cell office:value-type="float" office:value="7.47999999999989">
                <text:p>7.47999999999989</text:p>
              </table:table-cell>
              <table:table-cell office:value-type="float" office:value="5.77035311303832">
                <text:p>5.77035311303832</text:p>
              </table:table-cell>
              <table:table-cell office:value-type="float" office:value="4.99569703093422">
                <text:p>4.99569703093422</text:p>
              </table:table-cell>
              <table:table-cell office:value-type="float" office:value="25.0096523551165">
                <text:p>25.0096523551165</text:p>
              </table:table-cell>
            </table:table-row>
            <table:table-row>
              <table:table-cell office:value-type="float" office:value="7.48999999999989">
                <text:p>7.48999999999989</text:p>
              </table:table-cell>
              <table:table-cell office:value-type="float" office:value="5.69288750482791">
                <text:p>5.69288750482791</text:p>
              </table:table-cell>
              <table:table-cell office:value-type="float" office:value="5.11829367904208">
                <text:p>5.11829367904208</text:p>
              </table:table-cell>
              <table:table-cell office:value-type="float" office:value="24.6309976514558">
                <text:p>24.6309976514558</text:p>
              </table:table-cell>
            </table:table-row>
            <table:table-row>
              <table:table-cell office:value-type="float" office:value="7.49999999999988">
                <text:p>7.49999999999988</text:p>
              </table:table-cell>
              <table:table-cell office:value-type="float" office:value="5.63542812224933">
                <text:p>5.63542812224933</text:p>
              </table:table-cell>
              <table:table-cell office:value-type="float" office:value="5.25890425598929">
                <text:p>5.25890425598929</text:p>
              </table:table-cell>
              <table:table-cell office:value-type="float" office:value="24.2655497487316">
                <text:p>24.2655497487316</text:p>
              </table:table-cell>
            </table:table-row>
            <table:table-row>
              <table:table-cell office:value-type="float" office:value="7.50999999999988">
                <text:p>7.50999999999988</text:p>
              </table:table-cell>
              <table:table-cell office:value-type="float" office:value="5.59777573562333">
                <text:p>5.59777573562333</text:p>
              </table:table-cell>
              <table:table-cell office:value-type="float" office:value="5.41676747310079">
                <text:p>5.41676747310079</text:p>
              </table:table-cell>
              <table:table-cell office:value-type="float" office:value="23.9148301914629">
                <text:p>23.9148301914629</text:p>
              </table:table-cell>
            </table:table-row>
            <table:table-row>
              <table:table-cell office:value-type="float" office:value="7.51999999999988">
                <text:p>7.51999999999988</text:p>
              </table:table-cell>
              <table:table-cell office:value-type="float" office:value="5.57967490937107">
                <text:p>5.57967490937107</text:p>
              </table:table-cell>
              <table:table-cell office:value-type="float" office:value="5.59127844267108">
                <text:p>5.59127844267108</text:p>
              </table:table-cell>
              <table:table-cell office:value-type="float" office:value="23.5803198816216">
                <text:p>23.5803198816216</text:p>
              </table:table-cell>
            </table:table-row>
            <table:table-row>
              <table:table-cell office:value-type="float" office:value="7.52999999999988">
                <text:p>7.52999999999988</text:p>
              </table:table-cell>
              <table:table-cell office:value-type="float" office:value="5.58083526270107">
                <text:p>5.58083526270107</text:p>
              </table:table-cell>
              <table:table-cell office:value-type="float" office:value="5.78196944088399">
                <text:p>5.78196944088399</text:p>
              </table:table-cell>
              <table:table-cell office:value-type="float" office:value="23.2634865118238">
                <text:p>23.2634865118238</text:p>
              </table:table-cell>
            </table:table-row>
            <table:table-row>
              <table:table-cell office:value-type="float" office:value="7.53999999999988">
                <text:p>7.53999999999988</text:p>
              </table:table-cell>
              <table:table-cell office:value-type="float" office:value="5.60094868051937">
                <text:p>5.60094868051937</text:p>
              </table:table-cell>
              <table:table-cell office:value-type="float" office:value="5.98848676144588">
                <text:p>5.98848676144588</text:p>
              </table:table-cell>
              <table:table-cell office:value-type="float" office:value="22.965809060944">
                <text:p>22.965809060944</text:p>
              </table:table-cell>
            </table:table-row>
            <table:table-row>
              <table:table-cell office:value-type="float" office:value="7.54999999999988">
                <text:p>7.54999999999988</text:p>
              </table:table-cell>
              <table:table-cell office:value-type="float" office:value="5.63970248861202">
                <text:p>5.63970248861202</text:p>
              </table:table-cell>
              <table:table-cell office:value-type="float" office:value="6.2105643448073">
                <text:p>6.2105643448073</text:p>
              </table:table-cell>
              <table:table-cell office:value-type="float" office:value="22.6887995562338">
                <text:p>22.6887995562338</text:p>
              </table:table-cell>
            </table:table-row>
            <table:table-row>
              <table:table-cell office:value-type="float" office:value="7.55999999999988">
                <text:p>7.55999999999988</text:p>
              </table:table-cell>
              <table:table-cell office:value-type="float" office:value="5.69678867423155">
                <text:p>5.69678867423155</text:p>
              </table:table-cell>
              <table:table-cell office:value-type="float" office:value="6.44799460496148">
                <text:p>6.44799460496148</text:p>
              </table:table-cell>
              <table:table-cell office:value-type="float" office:value="22.4340222533118">
                <text:p>22.4340222533118</text:p>
              </table:table-cell>
            </table:table-row>
            <table:table-row>
              <table:table-cell office:value-type="float" office:value="7.56999999999988">
                <text:p>7.56999999999988</text:p>
              </table:table-cell>
              <table:table-cell office:value-type="float" office:value="5.77190926730454">
                <text:p>5.77190926730454</text:p>
              </table:table-cell>
              <table:table-cell office:value-type="float" office:value="6.70059664879545">
                <text:p>6.70059664879545</text:p>
              </table:table-cell>
              <table:table-cell office:value-type="float" office:value="22.2031102862607">
                <text:p>22.2031102862607</text:p>
              </table:table-cell>
            </table:table-row>
            <table:table-row>
              <table:table-cell office:value-type="float" office:value="7.57999999999988">
                <text:p>7.57999999999988</text:p>
              </table:table-cell>
              <table:table-cell office:value-type="float" office:value="5.86477800545363">
                <text:p>5.86477800545363</text:p>
              </table:table-cell>
              <table:table-cell office:value-type="float" office:value="6.96818189691024">
                <text:p>6.96818189691024</text:p>
              </table:table-cell>
              <table:table-cell office:value-type="float" office:value="21.9977797042303">
                <text:p>21.9977797042303</text:p>
              </table:table-cell>
            </table:table-row>
            <table:table-row>
              <table:table-cell office:value-type="float" office:value="7.58999999999988">
                <text:p>7.58999999999988</text:p>
              </table:table-cell>
              <table:table-cell office:value-type="float" office:value="5.97511839459929">
                <text:p>5.97511839459929</text:p>
              </table:table-cell>
              <table:table-cell office:value-type="float" office:value="7.25051697368631">
                <text:p>7.25051697368631</text:p>
              </table:table-cell>
              <table:table-cell office:value-type="float" office:value="21.8198406447208">
                <text:p>21.8198406447208</text:p>
              </table:table-cell>
            </table:table-row>
            <table:table-row>
              <table:table-cell office:value-type="float" office:value="7.59999999999988">
                <text:p>7.59999999999988</text:p>
              </table:table-cell>
              <table:table-cell office:value-type="float" office:value="6.10265825250799">
                <text:p>6.10265825250799</text:p>
              </table:table-cell>
              <table:table-cell office:value-type="float" office:value="7.54728364240229">
                <text:p>7.54728364240229</text:p>
              </table:table-cell>
              <table:table-cell office:value-type="float" office:value="21.6712052009265">
                <text:p>21.6712052009265</text:p>
              </table:table-cell>
            </table:table-row>
            <table:table-row>
              <table:table-cell office:value-type="float" office:value="7.60999999999988">
                <text:p>7.60999999999988</text:p>
              </table:table-cell>
              <table:table-cell office:value-type="float" office:value="6.24712079149742">
                <text:p>6.24712079149742</text:p>
              </table:table-cell>
              <table:table-cell office:value-type="float" office:value="7.85803552406822">
                <text:p>7.85803552406822</text:p>
              </table:table-cell>
              <table:table-cell office:value-type="float" office:value="21.5538913236117">
                <text:p>21.5538913236117</text:p>
              </table:table-cell>
            </table:table-row>
            <table:table-row>
              <table:table-cell office:value-type="float" office:value="7.61999999999988">
                <text:p>7.61999999999988</text:p>
              </table:table-cell>
              <table:table-cell office:value-type="float" office:value="6.4082122647545">
                <text:p>6.4082122647545</text:p>
              </table:table-cell>
              <table:table-cell office:value-type="float" office:value="8.18215136419271">
                <text:p>8.18215136419271</text:p>
              </table:table-cell>
              <table:table-cell office:value-type="float" office:value="21.4700218593427">
                <text:p>21.4700218593427</text:p>
              </table:table-cell>
            </table:table-row>
            <table:table-row>
              <table:table-cell office:value-type="float" office:value="7.62999999999988">
                <text:p>7.62999999999988</text:p>
              </table:table-cell>
              <table:table-cell office:value-type="float" office:value="6.58560617469832">
                <text:p>6.58560617469832</text:p>
              </table:table-cell>
              <table:table-cell office:value-type="float" office:value="8.51878471064617">
                <text:p>8.51878471064617</text:p>
              </table:table-cell>
              <table:table-cell office:value-type="float" office:value="21.4218175703345">
                <text:p>21.4218175703345</text:p>
              </table:table-cell>
            </table:table-row>
            <table:table-row>
              <table:table-cell office:value-type="float" office:value="7.63999999999988">
                <text:p>7.63999999999988</text:p>
              </table:table-cell>
              <table:table-cell office:value-type="float" office:value="6.77892402829311">
                <text:p>6.77892402829311</text:p>
              </table:table-cell>
              <table:table-cell office:value-type="float" office:value="8.86681005181068">
                <text:p>8.86681005181068</text:p>
              </table:table-cell>
              <table:table-cell office:value-type="float" office:value="21.4115827137059">
                <text:p>21.4115827137059</text:p>
              </table:table-cell>
            </table:table-row>
            <table:table-row>
              <table:table-cell office:value-type="float" office:value="7.64999999999988">
                <text:p>7.64999999999988</text:p>
              </table:table-cell>
              <table:table-cell office:value-type="float" office:value="6.98771263064487">
                <text:p>6.98771263064487</text:p>
              </table:table-cell>
              <table:table-cell office:value-type="float" office:value="9.22476575379738">
                <text:p>9.22476575379738</text:p>
              </table:table-cell>
              <table:table-cell office:value-type="float" office:value="21.441681491819">
                <text:p>21.441681491819</text:p>
              </table:table-cell>
            </table:table-row>
            <table:table-row>
              <table:table-cell office:value-type="float" office:value="7.65999999999988">
                <text:p>7.65999999999988</text:p>
              </table:table-cell>
              <table:table-cell office:value-type="float" office:value="7.21141794296012">
                <text:p>7.21141794296012</text:p>
              </table:table-cell>
              <table:table-cell office:value-type="float" office:value="9.59079454701349">
                <text:p>9.59079454701349</text:p>
              </table:table-cell>
              <table:table-cell office:value-type="float" office:value="21.5145034404293">
                <text:p>21.5145034404293</text:p>
              </table:table-cell>
            </table:table-row>
            <table:table-row>
              <table:table-cell office:value-type="float" office:value="7.66999999999988">
                <text:p>7.66999999999988</text:p>
              </table:table-cell>
              <table:table-cell office:value-type="float" office:value="7.44935560336546">
                <text:p>7.44935560336546</text:p>
              </table:table-cell>
              <table:table-cell office:value-type="float" office:value="9.9625828641303">
                <text:p>9.9625828641303</text:p>
              </table:table-cell>
              <table:table-cell office:value-type="float" office:value="21.6324156275203">
                <text:p>21.6324156275203</text:p>
              </table:table-cell>
            </table:table-row>
            <table:table-row>
              <table:table-cell office:value-type="float" office:value="7.67999999999988">
                <text:p>7.67999999999988</text:p>
              </table:table-cell>
              <table:table-cell office:value-type="float" office:value="7.70067832944194">
                <text:p>7.70067832944194</text:p>
              </table:table-cell>
              <table:table-cell office:value-type="float" office:value="10.3373010387393">
                <text:p>10.3373010387393</text:p>
              </table:table-cell>
              <table:table-cell office:value-type="float" office:value="21.7976994356155">
                <text:p>21.7976994356155</text:p>
              </table:table-cell>
            </table:table-row>
            <table:table-row>
              <table:table-cell office:value-type="float" office:value="7.68999999999988">
                <text:p>7.68999999999988</text:p>
              </table:table-cell>
              <table:table-cell office:value-type="float" office:value="7.96434060037168">
                <text:p>7.96434060037168</text:p>
              </table:table-cell>
              <table:table-cell office:value-type="float" office:value="10.7115472438404">
                <text:p>10.7115472438404</text:p>
              </table:table-cell>
              <table:table-cell office:value-type="float" office:value="22.0124697516051">
                <text:p>22.0124697516051</text:p>
              </table:table-cell>
            </table:table-row>
            <table:table-row>
              <table:table-cell office:value-type="float" office:value="7.69999999999988">
                <text:p>7.69999999999988</text:p>
              </table:table-cell>
              <table:table-cell office:value-type="float" office:value="8.23906126471855">
                <text:p>8.23906126471855</text:p>
              </table:table-cell>
              <table:table-cell office:value-type="float" office:value="11.0812990739344">
                <text:p>11.0812990739344</text:p>
              </table:table-cell>
              <table:table-cell office:value-type="float" office:value="22.2785746642981">
                <text:p>22.2785746642981</text:p>
              </table:table-cell>
            </table:table-row>
            <table:table-row>
              <table:table-cell office:value-type="float" office:value="7.70999999999988">
                <text:p>7.70999999999988</text:p>
              </table:table-cell>
              <table:table-cell office:value-type="float" office:value="8.52328504564013">
                <text:p>8.52328504564013</text:p>
              </table:table-cell>
              <table:table-cell office:value-type="float" office:value="11.4418778218187">
                <text:p>11.4418778218187</text:p>
              </table:table-cell>
              <table:table-cell office:value-type="float" office:value="22.597474359545">
                <text:p>22.597474359545</text:p>
              </table:table-cell>
            </table:table-row>
            <table:table-row>
              <table:table-cell office:value-type="float" office:value="7.71999999999988">
                <text:p>7.71999999999988</text:p>
              </table:table-cell>
              <table:table-cell office:value-type="float" office:value="8.81514432325798">
                <text:p>8.81514432325798</text:p>
              </table:table-cell>
              <table:table-cell office:value-type="float" office:value="11.7879317036003">
                <text:p>11.7879317036003</text:p>
              </table:table-cell>
              <table:table-cell office:value-type="float" office:value="22.9700989046179">
                <text:p>22.9700989046179</text:p>
              </table:table-cell>
            </table:table-row>
            <table:table-row>
              <table:table-cell office:value-type="float" office:value="7.72999999999988">
                <text:p>7.72999999999988</text:p>
              </table:table-cell>
              <table:table-cell office:value-type="float" office:value="9.11242306129221">
                <text:p>9.11242306129221</text:p>
              </table:table-cell>
              <table:table-cell office:value-type="float" office:value="12.1134454274393">
                <text:p>12.1134454274393</text:p>
              </table:table-cell>
              <table:table-cell office:value-type="float" office:value="23.3966861262276">
                <text:p>23.3966861262276</text:p>
              </table:table-cell>
            </table:table-row>
            <table:table-row>
              <table:table-cell office:value-type="float" office:value="7.73999999999988">
                <text:p>7.73999999999988</text:p>
              </table:table-cell>
              <table:table-cell office:value-type="float" office:value="9.41252529790692">
                <text:p>9.41252529790692</text:p>
              </table:table-cell>
              <table:table-cell office:value-type="float" office:value="12.4117844081822">
                <text:p>12.4117844081822</text:p>
              </table:table-cell>
              <table:table-cell office:value-type="float" office:value="23.8766028908419">
                <text:p>23.8766028908419</text:p>
              </table:table-cell>
            </table:table-row>
            <table:table-row>
              <table:table-cell office:value-type="float" office:value="7.74999999999988">
                <text:p>7.74999999999988</text:p>
              </table:table-cell>
              <table:table-cell office:value-type="float" office:value="9.71245120893445">
                <text:p>9.71245120893445</text:p>
              </table:table-cell>
              <table:table-cell office:value-type="float" office:value="12.6757823601331">
                <text:p>12.6757823601331</text:p>
              </table:table-cell>
              <table:table-cell office:value-type="float" office:value="24.4081558277612">
                <text:p>24.4081558277612</text:p>
              </table:table-cell>
            </table:table-row>
            <table:table-row>
              <table:table-cell office:value-type="float" office:value="7.75999999999988">
                <text:p>7.75999999999988</text:p>
              </table:table-cell>
              <table:table-cell office:value-type="float" office:value="10.0087843240543">
                <text:p>10.0087843240543</text:p>
              </table:table-cell>
              <table:table-cell office:value-type="float" office:value="12.8978806492614">
                <text:p>12.8978806492614</text:p>
              </table:table-cell>
              <table:table-cell office:value-type="float" office:value="24.9884008494329">
                <text:p>24.9884008494329</text:p>
              </table:table-cell>
            </table:table-row>
            <table:table-row>
              <table:table-cell office:value-type="float" office:value="7.76999999999988">
                <text:p>7.76999999999988</text:p>
              </table:table-cell>
              <table:table-cell office:value-type="float" office:value="10.297693956575">
                <text:p>10.297693956575</text:p>
              </table:table-cell>
              <table:table-cell office:value-type="float" office:value="13.0703263064541">
                <text:p>13.0703263064541</text:p>
              </table:table-cell>
              <table:table-cell office:value-type="float" office:value="25.6129645500065">
                <text:p>25.6129645500065</text:p>
              </table:table-cell>
            </table:table-row>
            <table:table-row>
              <table:table-cell office:value-type="float" office:value="7.77999999999988">
                <text:p>7.77999999999988</text:p>
              </table:table-cell>
              <table:table-cell office:value-type="float" office:value="10.5749571915629">
                <text:p>10.5749571915629</text:p>
              </table:table-cell>
              <table:table-cell office:value-type="float" office:value="13.1854326486648">
                <text:p>13.1854326486648</text:p>
              </table:table-cell>
              <table:table-cell office:value-type="float" office:value="26.2758943641707">
                <text:p>26.2758943641707</text:p>
              </table:table-cell>
            </table:table-row>
            <table:table-row>
              <table:table-cell office:value-type="float" office:value="7.78999999999988">
                <text:p>7.78999999999988</text:p>
              </table:table-cell>
              <table:table-cell office:value-type="float" office:value="10.8360047372731">
                <text:p>10.8360047372731</text:p>
              </table:table-cell>
              <table:table-cell office:value-type="float" office:value="13.2359017551044">
                <text:p>13.2359017551044</text:p>
              </table:table-cell>
              <table:table-cell office:value-type="float" office:value="26.9695577059115">
                <text:p>26.9695577059115</text:p>
              </table:table-cell>
            </table:table-row>
            <table:table-row>
              <table:table-cell office:value-type="float" office:value="7.79999999999988">
                <text:p>7.79999999999988</text:p>
              </table:table-cell>
              <table:table-cell office:value-type="float" office:value="11.0759944390562">
                <text:p>11.0759944390562</text:p>
              </table:table-cell>
              <table:table-cell office:value-type="float" office:value="13.2152015133557">
                <text:p>13.2152015133557</text:p>
              </table:table-cell>
              <table:table-cell office:value-type="float" office:value="27.6846124416245">
                <text:p>27.6846124416245</text:p>
              </table:table-cell>
            </table:table-row>
            <table:table-row>
              <table:table-cell office:value-type="float" office:value="7.80999999999988">
                <text:p>7.80999999999988</text:p>
              </table:table-cell>
              <table:table-cell office:value-type="float" office:value="11.2899151464862">
                <text:p>11.2899151464862</text:p>
              </table:table-cell>
              <table:table-cell office:value-type="float" office:value="13.1179818066493">
                <text:p>13.1179818066493</text:p>
              </table:table-cell>
              <table:table-cell office:value-type="float" office:value="28.4100710945772">
                <text:p>28.4100710945772</text:p>
              </table:table-cell>
            </table:table-row>
            <table:table-row>
              <table:table-cell office:value-type="float" office:value="7.81999999999988">
                <text:p>7.81999999999988</text:p>
              </table:table-cell>
              <table:table-cell office:value-type="float" office:value="11.4727218125025">
                <text:p>11.4727218125025</text:p>
              </table:table-cell>
              <table:table-cell office:value-type="float" office:value="12.9405053099648">
                <text:p>12.9405053099648</text:p>
              </table:table-cell>
              <table:table-cell office:value-type="float" office:value="29.133478213624">
                <text:p>29.133478213624</text:p>
              </table:table-cell>
            </table:table-row>
            <table:table-row>
              <table:table-cell office:value-type="float" office:value="7.82999999999988">
                <text:p>7.82999999999988</text:p>
              </table:table-cell>
              <table:table-cell office:value-type="float" office:value="11.6195001622487">
                <text:p>11.6195001622487</text:p>
              </table:table-cell>
              <table:table-cell office:value-type="float" office:value="12.6810594546107">
                <text:p>12.6810594546107</text:p>
              </table:table-cell>
              <table:table-cell office:value-type="float" office:value="29.841213636605">
                <text:p>29.841213636605</text:p>
              </table:table-cell>
            </table:table-row>
            <table:table-row>
              <table:table-cell office:value-type="float" office:value="7.83999999999988">
                <text:p>7.83999999999988</text:p>
              </table:table-cell>
              <table:table-cell office:value-type="float" office:value="11.7256560914849">
                <text:p>11.7256560914849</text:p>
              </table:table-cell>
              <table:table-cell office:value-type="float" office:value="12.3403090385719">
                <text:p>12.3403090385719</text:p>
              </table:table-cell>
              <table:table-cell office:value-type="float" office:value="30.5189236635323">
                <text:p>30.5189236635323</text:p>
              </table:table-cell>
            </table:table-row>
            <table:table-row>
              <table:table-cell office:value-type="float" office:value="7.84999999999988">
                <text:p>7.84999999999988</text:p>
              </table:table-cell>
              <table:table-cell office:value-type="float" office:value="11.7871213861936">
                <text:p>11.7871213861936</text:p>
              </table:table-cell>
              <table:table-cell office:value-type="float" office:value="11.9215456221934">
                <text:p>11.9215456221934</text:p>
              </table:table-cell>
              <table:table-cell office:value-type="float" office:value="31.1520678976608">
                <text:p>31.1520678976608</text:p>
              </table:table-cell>
            </table:table-row>
            <table:table-row>
              <table:table-cell office:value-type="float" office:value="7.85999999999988">
                <text:p>7.85999999999988</text:p>
              </table:table-cell>
              <table:table-cell office:value-type="float" office:value="11.8005638097936">
                <text:p>11.8005638097936</text:p>
              </table:table-cell>
              <table:table-cell office:value-type="float" office:value="11.4307920966989">
                <text:p>11.4307920966989</text:p>
              </table:table-cell>
              <table:table-cell office:value-type="float" office:value="31.7265531406549">
                <text:p>31.7265531406549</text:p>
              </table:table-cell>
            </table:table-row>
            <table:table-row>
              <table:table-cell office:value-type="float" office:value="7.86999999999988">
                <text:p>7.86999999999988</text:p>
              </table:table-cell>
              <table:table-cell office:value-type="float" office:value="11.7635866384841">
                <text:p>11.7635866384841</text:p>
              </table:table-cell>
              <table:table-cell office:value-type="float" office:value="10.8767298944631">
                <text:p>10.8767298944631</text:p>
              </table:table-cell>
              <table:table-cell office:value-type="float" office:value="32.2294096389065">
                <text:p>32.2294096389065</text:p>
              </table:table-cell>
            </table:table-row>
            <table:table-row>
              <table:table-cell office:value-type="float" office:value="7.87999999999988">
                <text:p>7.87999999999988</text:p>
              </table:table-cell>
              <table:table-cell office:value-type="float" office:value="11.674900964082">
                <text:p>11.674900964082</text:p>
              </table:table-cell>
              <table:table-cell office:value-type="float" office:value="10.2704323283493">
                <text:p>10.2704323283493</text:p>
              </table:table-cell>
              <table:table-cell office:value-type="float" office:value="32.6494522597714">
                <text:p>32.6494522597714</text:p>
              </table:table-cell>
            </table:table-row>
            <table:table-row>
              <table:table-cell office:value-type="float" office:value="7.88999999999988">
                <text:p>7.88999999999988</text:p>
              </table:table-cell>
              <table:table-cell office:value-type="float" office:value="11.5344541005088">
                <text:p>11.5344541005088</text:p>
              </table:table-cell>
              <table:table-cell office:value-type="float" office:value="9.62490905836522">
                <text:p>9.62490905836522</text:p>
              </table:table-cell>
              <table:table-cell office:value-type="float" office:value="32.9778630024287">
                <text:p>32.9778630024287</text:p>
              </table:table-cell>
            </table:table-row>
            <table:table-row>
              <table:table-cell office:value-type="float" office:value="7.89999999999988">
                <text:p>7.89999999999988</text:p>
              </table:table-cell>
              <table:table-cell office:value-type="float" office:value="11.3434995962944">
                <text:p>11.3434995962944</text:p>
              </table:table-cell>
              <table:table-cell office:value-type="float" office:value="8.95449064458022">
                <text:p>8.95449064458022</text:p>
              </table:table-cell>
              <table:table-cell office:value-type="float" office:value="33.2086340399168">
                <text:p>33.2086340399168</text:p>
              </table:table-cell>
            </table:table-row>
            <table:table-row>
              <table:table-cell office:value-type="float" office:value="7.90999999999988">
                <text:p>7.90999999999988</text:p>
              </table:table-cell>
              <table:table-cell office:value-type="float" office:value="11.104598701123">
                <text:p>11.104598701123</text:p>
              </table:table-cell>
              <table:table-cell office:value-type="float" office:value="8.274104356844">
                <text:p>8.274104356844</text:p>
              </table:table-cell>
              <table:table-cell office:value-type="float" office:value="33.3388230756372">
                <text:p>33.3388230756372</text:p>
              </table:table-cell>
            </table:table-row>
            <table:table-row>
              <table:table-cell office:value-type="float" office:value="7.91999999999988">
                <text:p>7.91999999999988</text:p>
              </table:table-cell>
              <table:table-cell office:value-type="float" office:value="10.8215492666951">
                <text:p>10.8215492666951</text:p>
              </table:table-cell>
              <table:table-cell office:value-type="float" office:value="7.5985084353631">
                <text:p>7.5985084353631</text:p>
              </table:table-cell>
              <table:table-cell office:value-type="float" office:value="33.3685938785599">
                <text:p>33.3685938785599</text:p>
              </table:table-cell>
            </table:table-row>
            <table:table-row>
              <table:table-cell office:value-type="float" office:value="7.92999999999988">
                <text:p>7.92999999999988</text:p>
              </table:table-cell>
              <table:table-cell office:value-type="float" office:value="10.4992451835619">
                <text:p>10.4992451835619</text:p>
              </table:table-cell>
              <table:table-cell office:value-type="float" office:value="6.94155831951233">
                <text:p>6.94155831951233</text:p>
              </table:table-cell>
              <table:table-cell office:value-type="float" office:value="33.3010410423317">
                <text:p>33.3010410423317</text:p>
              </table:table-cell>
            </table:table-row>
            <table:table-row>
              <table:table-cell office:value-type="float" office:value="7.93999999999988">
                <text:p>7.93999999999988</text:p>
              </table:table-cell>
              <table:table-cell office:value-type="float" office:value="10.1434764971569">
                <text:p>10.1434764971569</text:p>
              </table:table-cell>
              <table:table-cell office:value-type="float" office:value="6.31557344000156">
                <text:p>6.31557344000156</text:p>
              </table:table-cell>
              <table:table-cell office:value-type="float" office:value="33.1418245087284">
                <text:p>33.1418245087284</text:p>
              </table:table-cell>
            </table:table-row>
            <table:table-row>
              <table:table-cell office:value-type="float" office:value="7.94999999999988">
                <text:p>7.94999999999988</text:p>
              </table:table-cell>
              <table:table-cell office:value-type="float" office:value="9.7606861914414">
                <text:p>9.7606861914414</text:p>
              </table:table-cell>
              <table:table-cell office:value-type="float" office:value="5.73085794503362">
                <text:p>5.73085794503362</text:p>
              </table:table-cell>
              <table:table-cell office:value-type="float" office:value="32.8986612293763">
                <text:p>32.8986612293763</text:p>
              </table:table-cell>
            </table:table-row>
            <table:table-row>
              <table:table-cell office:value-type="float" office:value="7.95999999999988">
                <text:p>7.95999999999988</text:p>
              </table:table-cell>
              <table:table-cell office:value-type="float" office:value="9.35770336680062">
                <text:p>9.35770336680062</text:p>
              </table:table-cell>
              <table:table-cell office:value-type="float" office:value="5.19540641540206">
                <text:p>5.19540641540206</text:p>
              </table:table-cell>
              <table:table-cell office:value-type="float" office:value="32.5807346566849">
                <text:p>32.5807346566849</text:p>
              </table:table-cell>
            </table:table-row>
            <table:table-row>
              <table:table-cell office:value-type="float" office:value="7.96999999999987">
                <text:p>7.96999999999987</text:p>
              </table:table-cell>
              <table:table-cell office:value-type="float" office:value="8.94147367166076">
                <text:p>8.94147367166076</text:p>
              </table:table-cell>
              <table:table-cell office:value-type="float" office:value="4.71480079005523">
                <text:p>4.71480079005523</text:p>
              </table:table-cell>
              <table:table-cell office:value-type="float" office:value="32.198085786893">
                <text:p>32.198085786893</text:p>
              </table:table-cell>
            </table:table-row>
            <table:table-row>
              <table:table-cell office:value-type="float" office:value="7.97999999999987">
                <text:p>7.97999999999987</text:p>
              </table:table-cell>
              <table:table-cell office:value-type="float" office:value="8.51880638350021">
                <text:p>8.51880638350021</text:p>
              </table:table-cell>
              <table:table-cell office:value-type="float" office:value="4.29228204680591">
                <text:p>4.29228204680591</text:p>
              </table:table-cell>
              <table:table-cell office:value-type="float" office:value="31.7610428372233">
                <text:p>31.7610428372233</text:p>
              </table:table-cell>
            </table:table-row>
            <table:table-row>
              <table:table-cell office:value-type="float" office:value="7.98999999999987">
                <text:p>7.98999999999987</text:p>
              </table:table-cell>
              <table:table-cell office:value-type="float" office:value="8.09615394983078">
                <text:p>8.09615394983078</text:p>
              </table:table-cell>
              <table:table-cell office:value-type="float" office:value="3.9289632690343">
                <text:p>3.9289632690343</text:p>
              </table:table-cell>
              <table:table-cell office:value-type="float" office:value="31.2797328918984">
                <text:p>31.2797328918984</text:p>
              </table:table-cell>
            </table:table-row>
            <table:table-row>
              <table:table-cell office:value-type="float" office:value="7.99999999999987">
                <text:p>7.99999999999987</text:p>
              </table:table-cell>
              <table:table-cell office:value-type="float" office:value="7.67943488175113">
                <text:p>7.67943488175113</text:p>
              </table:table-cell>
              <table:table-cell office:value-type="float" office:value="3.62414141227262">
                <text:p>3.62414141227262</text:p>
              </table:table-cell>
              <table:table-cell office:value-type="float" office:value="30.7637015963411">
                <text:p>30.7637015963411</text:p>
              </table:table-cell>
            </table:table-row>
            <table:table-row>
              <table:table-cell office:value-type="float" office:value="8.00999999999987">
                <text:p>8.00999999999987</text:p>
              </table:table-cell>
              <table:table-cell office:value-type="float" office:value="7.27390553480328">
                <text:p>7.27390553480328</text:p>
              </table:table-cell>
              <table:table-cell office:value-type="float" office:value="3.37566333373296">
                <text:p>3.37566333373296</text:p>
              </table:table-cell>
              <table:table-cell office:value-type="float" office:value="30.2216498002168">
                <text:p>30.2216498002168</text:p>
              </table:table-cell>
            </table:table-row>
            <table:table-row>
              <table:table-cell office:value-type="float" office:value="8.01999999999987">
                <text:p>8.01999999999987</text:p>
              </table:table-cell>
              <table:table-cell office:value-type="float" office:value="6.88408131469625">
                <text:p>6.88408131469625</text:p>
              </table:table-cell>
              <table:table-cell office:value-type="float" office:value="3.18030599261372">
                <text:p>3.18030599261372</text:p>
              </table:table-cell>
              <table:table-cell office:value-type="float" office:value="29.6612817009464">
                <text:p>29.6612817009464</text:p>
              </table:table-cell>
            </table:table-row>
            <table:table-row>
              <table:table-cell office:value-type="float" office:value="8.02999999999987">
                <text:p>8.02999999999987</text:p>
              </table:table-cell>
              <table:table-cell office:value-type="float" office:value="6.51370378248799">
                <text:p>6.51370378248799</text:p>
              </table:table-cell>
              <table:table-cell office:value-type="float" office:value="3.03413894952826">
                <text:p>3.03413894952826</text:p>
              </table:table-cell>
              <table:table-cell office:value-type="float" office:value="29.0892490395088">
                <text:p>29.0892490395088</text:p>
              </table:table-cell>
            </table:table-row>
            <table:table-row>
              <table:table-cell office:value-type="float" office:value="8.03999999999987">
                <text:p>8.03999999999987</text:p>
              </table:table-cell>
              <table:table-cell office:value-type="float" office:value="6.16574729919202">
                <text:p>6.16574729919202</text:p>
              </table:table-cell>
              <table:table-cell office:value-type="float" office:value="2.93284710414578">
                <text:p>2.93284710414578</text:p>
              </table:table-cell>
              <table:table-cell office:value-type="float" office:value="28.5111705553099">
                <text:p>28.5111705553099</text:p>
              </table:table-cell>
            </table:table-row>
            <table:table-row>
              <table:table-cell office:value-type="float" office:value="8.04999999999987">
                <text:p>8.04999999999987</text:p>
              </table:table-cell>
              <table:table-cell office:value-type="float" office:value="5.8424572796874">
                <text:p>5.8424572796874</text:p>
              </table:table-cell>
              <table:table-cell office:value-type="float" office:value="2.87200114839604">
                <text:p>2.87200114839604</text:p>
              </table:table-cell>
              <table:table-cell office:value-type="float" office:value="27.9317046149483">
                <text:p>27.9317046149483</text:p>
              </table:table-cell>
            </table:table-row>
            <table:table-row>
              <table:table-cell office:value-type="float" office:value="8.05999999999987">
                <text:p>8.05999999999987</text:p>
              </table:table-cell>
              <table:table-cell office:value-type="float" office:value="5.54541166655826">
                <text:p>5.54541166655826</text:p>
              </table:table-cell>
              <table:table-cell office:value-type="float" office:value="2.84727126560772">
                <text:p>2.84727126560772</text:p>
              </table:table-cell>
              <table:table-cell office:value-type="float" office:value="27.3546545987169">
                <text:p>27.3546545987169</text:p>
              </table:table-cell>
            </table:table-row>
            <table:table-row>
              <table:table-cell office:value-type="float" office:value="8.06999999999987">
                <text:p>8.06999999999987</text:p>
              </table:table-cell>
              <table:table-cell office:value-type="float" office:value="5.27559762646321">
                <text:p>5.27559762646321</text:p>
              </table:table-cell>
              <table:table-cell office:value-type="float" office:value="2.85458561212399">
                <text:p>2.85458561212399</text:p>
              </table:table-cell>
              <table:table-cell office:value-type="float" office:value="26.7830900556926">
                <text:p>26.7830900556926</text:p>
              </table:table-cell>
            </table:table-row>
            <table:table-row>
              <table:table-cell office:value-type="float" office:value="8.07999999999987">
                <text:p>8.07999999999987</text:p>
              </table:table-cell>
              <table:table-cell office:value-type="float" office:value="5.03349642502929">
                <text:p>5.03349642502929</text:p>
              </table:table-cell>
              <table:table-cell office:value-type="float" office:value="2.89023902814083">
                <text:p>2.89023902814083</text:p>
              </table:table-cell>
              <table:table-cell office:value-type="float" office:value="26.2194707716727">
                <text:p>26.2194707716727</text:p>
              </table:table-cell>
            </table:table-row>
            <table:table-row>
              <table:table-cell office:value-type="float" office:value="8.08999999999987">
                <text:p>8.08999999999987</text:p>
              </table:table-cell>
              <table:table-cell office:value-type="float" office:value="4.81917068534044">
                <text:p>4.81917068534044</text:p>
              </table:table-cell>
              <table:table-cell office:value-type="float" office:value="2.95095951291387">
                <text:p>2.95095951291387</text:p>
              </table:table-cell>
              <table:table-cell office:value-type="float" office:value="25.6657649625844">
                <text:p>25.6657649625844</text:p>
              </table:table-cell>
            </table:table-row>
            <table:table-row>
              <table:table-cell office:value-type="float" office:value="8.09999999999987">
                <text:p>8.09999999999987</text:p>
              </table:table-cell>
              <table:table-cell office:value-type="float" office:value="4.63234956809778">
                <text:p>4.63234956809778</text:p>
              </table:table-cell>
              <table:table-cell office:value-type="float" office:value="3.03394068843481">
                <text:p>3.03394068843481</text:p>
              </table:table-cell>
              <table:table-cell office:value-type="float" office:value="25.1235563393648">
                <text:p>25.1235563393648</text:p>
              </table:table-cell>
            </table:table-row>
            <table:table-row>
              <table:table-cell office:value-type="float" office:value="8.10999999999987">
                <text:p>8.10999999999987</text:p>
              </table:table-cell>
              <table:table-cell office:value-type="float" office:value="4.47250868013149">
                <text:p>4.47250868013149</text:p>
              </table:table-cell>
              <table:table-cell office:value-type="float" office:value="3.13684820704048">
                <text:p>3.13684820704048</text:p>
              </table:table-cell>
              <table:table-cell office:value-type="float" office:value="24.5941375753588">
                <text:p>24.5941375753588</text:p>
              </table:table-cell>
            </table:table-row>
            <table:table-row>
              <table:table-cell office:value-type="float" office:value="8.11999999999987">
                <text:p>8.11999999999987</text:p>
              </table:table-cell>
              <table:table-cell office:value-type="float" office:value="4.33894263282239">
                <text:p>4.33894263282239</text:p>
              </table:table-cell>
              <table:table-cell office:value-type="float" office:value="3.25780721754549">
                <text:p>3.25780721754549</text:p>
              </table:table-cell>
              <table:table-cell office:value-type="float" office:value="24.078589715025">
                <text:p>24.078589715025</text:p>
              </table:table-cell>
            </table:table-row>
            <table:table-row>
              <table:table-cell office:value-type="float" office:value="8.12999999999987">
                <text:p>8.12999999999987</text:p>
              </table:table-cell>
              <table:table-cell office:value-type="float" office:value="4.2308290912947">
                <text:p>4.2308290912947</text:p>
              </table:table-cell>
              <table:table-cell office:value-type="float" office:value="3.3953768880327">
                <text:p>3.3953768880327</text:p>
              </table:table-cell>
              <table:table-cell office:value-type="float" office:value="23.5778483755482">
                <text:p>23.5778483755482</text:p>
              </table:table-cell>
            </table:table-row>
            <table:table-row>
              <table:table-cell office:value-type="float" office:value="8.13999999999987">
                <text:p>8.13999999999987</text:p>
              </table:table-cell>
              <table:table-cell office:value-type="float" office:value="4.1472838709685">
                <text:p>4.1472838709685</text:p>
              </table:table-cell>
              <table:table-cell office:value-type="float" office:value="3.54851679654084">
                <text:p>3.54851679654084</text:p>
              </table:table-cell>
              <table:table-cell office:value-type="float" office:value="23.0927583453382">
                <text:p>23.0927583453382</text:p>
              </table:table-cell>
            </table:table-row>
            <table:table-row>
              <table:table-cell office:value-type="float" office:value="8.14999999999987">
                <text:p>8.14999999999987</text:p>
              </table:table-cell>
              <table:table-cell office:value-type="float" office:value="4.08740716352573">
                <text:p>4.08740716352573</text:p>
              </table:table-cell>
              <table:table-cell office:value-type="float" office:value="3.71654887022866">
                <text:p>3.71654887022866</text:p>
              </table:table-cell>
              <table:table-cell office:value-type="float" office:value="22.6241185208908">
                <text:p>22.6241185208908</text:p>
              </table:table-cell>
            </table:table-row>
            <table:table-row>
              <table:table-cell office:value-type="float" office:value="8.15999999999987">
                <text:p>8.15999999999987</text:p>
              </table:table-cell>
              <table:table-cell office:value-type="float" office:value="4.05032133419602">
                <text:p>4.05032133419602</text:p>
              </table:table-cell>
              <table:table-cell office:value-type="float" office:value="3.89911754620614">
                <text:p>3.89911754620614</text:p>
              </table:table-cell>
              <table:table-cell office:value-type="float" office:value="22.1727191784247">
                <text:p>22.1727191784247</text:p>
              </table:table-cell>
            </table:table-row>
            <table:table-row>
              <table:table-cell office:value-type="float" office:value="8.16999999999987">
                <text:p>8.16999999999987</text:p>
              </table:table-cell>
              <table:table-cell office:value-type="float" office:value="4.03520095539704">
                <text:p>4.03520095539704</text:p>
              </table:table-cell>
              <table:table-cell office:value-type="float" office:value="4.09614996906386">
                <text:p>4.09614996906386</text:p>
              </table:table-cell>
              <table:table-cell office:value-type="float" office:value="21.7393734568194">
                <text:p>21.7393734568194</text:p>
              </table:table-cell>
            </table:table-row>
            <table:table-row>
              <table:table-cell office:value-type="float" office:value="8.17999999999987">
                <text:p>8.17999999999987</text:p>
              </table:table-cell>
              <table:table-cell office:value-type="float" office:value="4.04129585676372">
                <text:p>4.04129585676372</text:p>
              </table:table-cell>
              <table:table-cell office:value-type="float" office:value="4.30781733145748">
                <text:p>4.30781733145748</text:p>
              </table:table-cell>
              <table:table-cell office:value-type="float" office:value="21.3249447139904">
                <text:p>21.3249447139904</text:p>
              </table:table-cell>
            </table:table-row>
            <table:table-row>
              <table:table-cell office:value-type="float" office:value="8.18999999999987">
                <text:p>8.18999999999987</text:p>
              </table:table-cell>
              <table:table-cell office:value-type="float" office:value="4.06794800423309">
                <text:p>4.06794800423309</text:p>
              </table:table-cell>
              <table:table-cell office:value-type="float" office:value="4.5344978908531">
                <text:p>4.5344978908531</text:p>
              </table:table-cell>
              <table:table-cell office:value-type="float" office:value="20.9303711649504">
                <text:p>20.9303711649504</text:p>
              </table:table-cell>
            </table:table-row>
            <table:table-row>
              <table:table-cell office:value-type="float" office:value="8.19999999999987">
                <text:p>8.19999999999987</text:p>
              </table:table-cell>
              <table:table-cell office:value-type="float" office:value="4.1146029928951">
                <text:p>4.1146029928951</text:p>
              </table:table-cell>
              <table:table-cell office:value-type="float" office:value="4.77674173704666">
                <text:p>4.77674173704666</text:p>
              </table:table-cell>
              <table:table-cell office:value-type="float" office:value="20.556688950338">
                <text:p>20.556688950338</text:p>
              </table:table-cell>
            </table:table-row>
            <table:table-row>
              <table:table-cell office:value-type="float" office:value="8.20999999999987">
                <text:p>8.20999999999987</text:p>
              </table:table-cell>
              <table:table-cell office:value-type="float" office:value="4.18081686731025">
                <text:p>4.18081686731025</text:p>
              </table:table-cell>
              <table:table-cell office:value-type="float" office:value="5.03523701889608">
                <text:p>5.03523701889608</text:p>
              </table:table-cell>
              <table:table-cell office:value-type="float" office:value="20.2050545368044">
                <text:p>20.2050545368044</text:p>
              </table:table-cell>
            </table:table-row>
            <table:table-row>
              <table:table-cell office:value-type="float" office:value="8.21999999999987">
                <text:p>8.21999999999987</text:p>
              </table:table-cell>
              <table:table-cell office:value-type="float" office:value="4.26625888246883">
                <text:p>4.26625888246883</text:p>
              </table:table-cell>
              <table:table-cell office:value-type="float" office:value="5.31077704343003">
                <text:p>5.31077704343003</text:p>
              </table:table-cell>
              <table:table-cell office:value-type="float" office:value="19.8767671210847">
                <text:p>19.8767671210847</text:p>
              </table:table-cell>
            </table:table-row>
            <table:table-row>
              <table:table-cell office:value-type="float" office:value="8.22999999999987">
                <text:p>8.22999999999987</text:p>
              </table:table-cell>
              <table:table-cell office:value-type="float" office:value="4.37071069856495">
                <text:p>4.37071069856495</text:p>
              </table:table-cell>
              <table:table-cell office:value-type="float" office:value="5.60422741723609">
                <text:p>5.60422741723609</text:p>
              </table:table-cell>
              <table:table-cell office:value-type="float" office:value="19.5732914951992">
                <text:p>19.5732914951992</text:p>
              </table:table-cell>
            </table:table-row>
            <table:table-row>
              <table:table-cell office:value-type="float" office:value="8.23999999999987">
                <text:p>8.23999999999987</text:p>
              </table:table-cell>
              <table:table-cell office:value-type="float" office:value="4.49406237043207">
                <text:p>4.49406237043207</text:p>
              </table:table-cell>
              <table:table-cell office:value-type="float" office:value="5.91649219321994">
                <text:p>5.91649219321994</text:p>
              </table:table-cell>
              <table:table-cell office:value-type="float" office:value="19.2962816226243">
                <text:p>19.2962816226243</text:p>
              </table:table-cell>
            </table:table-row>
            <table:table-row>
              <table:table-cell office:value-type="float" office:value="8.24999999999987">
                <text:p>8.24999999999987</text:p>
              </table:table-cell>
              <table:table-cell office:value-type="float" office:value="4.63630535271085">
                <text:p>4.63630535271085</text:p>
              </table:table-cell>
              <table:table-cell office:value-type="float" office:value="6.24847780371376">
                <text:p>6.24847780371376</text:p>
              </table:table-cell>
              <table:table-cell office:value-type="float" office:value="19.0476049619927">
                <text:p>19.0476049619927</text:p>
              </table:table-cell>
            </table:table-row>
            <table:table-row>
              <table:table-cell office:value-type="float" office:value="8.25999999999987">
                <text:p>8.25999999999987</text:p>
              </table:table-cell>
              <table:table-cell office:value-type="float" office:value="4.79752259781115">
                <text:p>4.79752259781115</text:p>
              </table:table-cell>
              <table:table-cell office:value-type="float" office:value="6.60105339601958">
                <text:p>6.60105339601958</text:p>
              </table:table-cell>
              <table:table-cell office:value-type="float" office:value="18.8293673405494">
                <text:p>18.8293673405494</text:p>
              </table:table-cell>
            </table:table-row>
            <table:table-row>
              <table:table-cell office:value-type="float" office:value="8.26999999999987">
                <text:p>8.26999999999987</text:p>
              </table:table-cell>
              <table:table-cell office:value-type="float" office:value="4.97787567763199">
                <text:p>4.97787567763199</text:p>
              </table:table-cell>
              <table:table-cell office:value-type="float" office:value="6.97500603625877">
                <text:p>6.97500603625877</text:p>
              </table:table-cell>
              <table:table-cell office:value-type="float" office:value="18.6439379065024">
                <text:p>18.6439379065024</text:p>
              </table:table-cell>
            </table:table-row>
            <table:table-row>
              <table:table-cell office:value-type="float" office:value="8.27999999999987">
                <text:p>8.27999999999987</text:p>
              </table:table-cell>
              <table:table-cell office:value-type="float" office:value="5.17758871349467">
                <text:p>5.17758871349467</text:p>
              </table:table-cell>
              <table:table-cell office:value-type="float" office:value="7.37098911523255">
                <text:p>7.37098911523255</text:p>
              </table:table-cell>
              <table:table-cell office:value-type="float" office:value="18.4939733579879">
                <text:p>18.4939733579879</text:p>
              </table:table-cell>
            </table:table-row>
            <table:table-row>
              <table:table-cell office:value-type="float" office:value="8.28999999999987">
                <text:p>8.28999999999987</text:p>
              </table:table-cell>
              <table:table-cell office:value-type="float" office:value="5.39692875366846">
                <text:p>5.39692875366846</text:p>
              </table:table-cell>
              <table:table-cell office:value-type="float" office:value="7.78946218659884">
                <text:p>7.78946218659884</text:p>
              </table:table-cell>
              <table:table-cell office:value-type="float" office:value="18.3824402356115">
                <text:p>18.3824402356115</text:p>
              </table:table-cell>
            </table:table-row>
            <table:table-row>
              <table:table-cell office:value-type="float" office:value="8.29999999999987">
                <text:p>8.29999999999987</text:p>
              </table:table-cell>
              <table:table-cell office:value-type="float" office:value="5.63618209696149">
                <text:p>5.63618209696149</text:p>
              </table:table-cell>
              <table:table-cell office:value-type="float" office:value="8.23062041305838">
                <text:p>8.23062041305838</text:p>
              </table:table-cell>
              <table:table-cell office:value-type="float" office:value="18.3126335538332">
                <text:p>18.3126335538332</text:p>
              </table:table-cell>
            </table:table-row>
            <table:table-row>
              <table:table-cell office:value-type="float" office:value="8.30999999999987">
                <text:p>8.30999999999987</text:p>
              </table:table-cell>
              <table:table-cell office:value-type="float" office:value="5.89562592857118">
                <text:p>5.89562592857118</text:p>
              </table:table-cell>
              <table:table-cell office:value-type="float" office:value="8.69431182223371">
                <text:p>8.69431182223371</text:p>
              </table:table-cell>
              <table:table-cell office:value-type="float" office:value="18.2881894132539">
                <text:p>18.2881894132539</text:p>
              </table:table-cell>
            </table:table-row>
            <table:table-row>
              <table:table-cell office:value-type="float" office:value="8.31999999999987">
                <text:p>8.31999999999987</text:p>
              </table:table-cell>
              <table:table-cell office:value-type="float" office:value="6.17549451793744">
                <text:p>6.17549451793744</text:p>
              </table:table-cell>
              <table:table-cell office:value-type="float" office:value="9.1799407270973">
                <text:p>9.1799407270973</text:p>
              </table:table-cell>
              <table:table-cell office:value-type="float" office:value="18.3130884643363">
                <text:p>18.3130884643363</text:p>
              </table:table-cell>
            </table:table-row>
            <table:table-row>
              <table:table-cell office:value-type="float" office:value="8.32999999999987">
                <text:p>8.32999999999987</text:p>
              </table:table-cell>
              <table:table-cell office:value-type="float" office:value="6.47593913885342">
                <text:p>6.47593913885342</text:p>
              </table:table-cell>
              <table:table-cell office:value-type="float" office:value="9.68635601066869">
                <text:p>9.68635601066869</text:p>
              </table:table-cell>
              <table:table-cell office:value-type="float" office:value="18.3916461749724">
                <text:p>18.3916461749724</text:p>
              </table:table-cell>
            </table:table-row>
            <table:table-row>
              <table:table-cell office:value-type="float" office:value="8.33999999999987">
                <text:p>8.33999999999987</text:p>
              </table:table-cell>
              <table:table-cell office:value-type="float" office:value="6.79698082603495">
                <text:p>6.79698082603495</text:p>
              </table:table-cell>
              <table:table-cell office:value-type="float" office:value="10.2117235965165">
                <text:p>10.2117235965165</text:p>
              </table:table-cell>
              <table:table-cell office:value-type="float" office:value="18.5284847969967">
                <text:p>18.5284847969967</text:p>
              </table:table-cell>
            </table:table-row>
            <table:table-row>
              <table:table-cell office:value-type="float" office:value="8.34999999999987">
                <text:p>8.34999999999987</text:p>
              </table:table-cell>
              <table:table-cell office:value-type="float" office:value="7.1384551030831">
                <text:p>7.1384551030831</text:p>
              </table:table-cell>
              <table:table-cell office:value-type="float" office:value="10.7533834328344">
                <text:p>10.7533834328344</text:p>
              </table:table-cell>
              <table:table-cell office:value-type="float" office:value="18.7284807639397">
                <text:p>18.7284807639397</text:p>
              </table:table-cell>
            </table:table-row>
            <table:table-row>
              <table:table-cell office:value-type="float" office:value="8.35999999999987">
                <text:p>8.35999999999987</text:p>
              </table:table-cell>
              <table:table-cell office:value-type="float" office:value="7.49994793605823">
                <text:p>7.49994793605823</text:p>
              </table:table-cell>
              <table:table-cell office:value-type="float" office:value="11.307692836546">
                <text:p>11.307692836546</text:p>
              </table:table-cell>
              <table:table-cell office:value-type="float" office:value="18.9966800586499">
                <text:p>18.9966800586499</text:p>
              </table:table-cell>
            </table:table-row>
            <table:table-row>
              <table:table-cell office:value-type="float" office:value="8.36999999999987">
                <text:p>8.36999999999987</text:p>
              </table:table-cell>
              <table:table-cell office:value-type="float" office:value="7.88072242610701">
                <text:p>7.88072242610701</text:p>
              </table:table-cell>
              <table:table-cell office:value-type="float" office:value="11.8698602162985">
                <text:p>11.8698602162985</text:p>
              </table:table-cell>
              <table:table-cell office:value-type="float" office:value="19.3381729992629">
                <text:p>19.3381729992629</text:p>
              </table:table-cell>
            </table:table-row>
            <table:table-row>
              <table:table-cell office:value-type="float" office:value="8.37999999999987">
                <text:p>8.37999999999987</text:p>
              </table:table-cell>
              <table:table-cell office:value-type="float" office:value="8.27963620512616">
                <text:p>8.27963620512616</text:p>
              </table:table-cell>
              <table:table-cell office:value-type="float" office:value="12.4337761570932">
                <text:p>12.4337761570932</text:p>
              </table:table-cell>
              <table:table-cell office:value-type="float" office:value="19.7579191219627">
                <text:p>19.7579191219627</text:p>
              </table:table-cell>
            </table:table-row>
            <table:table-row>
              <table:table-cell office:value-type="float" office:value="8.38999999999987">
                <text:p>8.38999999999987</text:p>
              </table:table-cell>
              <table:table-cell office:value-type="float" office:value="8.69505020032286">
                <text:p>8.69505020032286</text:p>
              </table:table-cell>
              <table:table-cell office:value-type="float" office:value="12.991852707956">
                <text:p>12.991852707956</text:p>
              </table:table-cell>
              <table:table-cell office:value-type="float" office:value="20.2605127110774">
                <text:p>20.2605127110774</text:p>
              </table:table-cell>
            </table:table-row>
            <table:table-row>
              <table:table-cell office:value-type="float" office:value="8.39999999999987">
                <text:p>8.39999999999987</text:p>
              </table:table-cell>
              <table:table-cell office:value-type="float" office:value="9.12473045108618">
                <text:p>9.12473045108618</text:p>
              </table:table-cell>
              <table:table-cell office:value-type="float" office:value="13.5348864858959">
                <text:p>13.5348864858959</text:p>
              </table:table-cell>
              <table:table-cell office:value-type="float" office:value="20.8498804870241">
                <text:p>20.8498804870241</text:p>
              </table:table-cell>
            </table:table-row>
            <table:table-row>
              <table:table-cell office:value-type="float" office:value="8.40999999999987">
                <text:p>8.40999999999987</text:p>
              </table:table-cell>
              <table:table-cell office:value-type="float" office:value="9.56574605456715">
                <text:p>9.56574605456715</text:p>
              </table:table-cell>
              <table:table-cell office:value-type="float" office:value="14.0519667535265">
                <text:p>14.0519667535265</text:p>
              </table:table-cell>
              <table:table-cell office:value-type="float" office:value="21.5289055827353">
                <text:p>21.5289055827353</text:p>
              </table:table-cell>
            </table:table-row>
            <table:table-row>
              <table:table-cell office:value-type="float" office:value="8.41999999999987">
                <text:p>8.41999999999987</text:p>
              </table:table-cell>
              <table:table-cell office:value-type="float" office:value="10.0143681244631">
                <text:p>10.0143681244631</text:p>
              </table:table-cell>
              <table:table-cell office:value-type="float" office:value="14.5304555448981">
                <text:p>14.5304555448981</text:p>
              </table:table-cell>
              <table:table-cell office:value-type="float" office:value="22.2989768891769">
                <text:p>22.2989768891769</text:p>
              </table:table-cell>
            </table:table-row>
            <table:table-row>
              <table:table-cell office:value-type="float" office:value="8.42999999999987">
                <text:p>8.42999999999987</text:p>
              </table:table-cell>
              <table:table-cell office:value-type="float" office:value="10.4659768665066">
                <text:p>10.4659768665066</text:p>
              </table:table-cell>
              <table:table-cell office:value-type="float" office:value="14.9560724306276">
                <text:p>14.9560724306276</text:p>
              </table:table-cell>
              <table:table-cell office:value-type="float" office:value="23.159470813893">
                <text:p>23.159470813893</text:p>
              </table:table-cell>
            </table:table-row>
            <table:table-row>
              <table:table-cell office:value-type="float" office:value="8.43999999999986">
                <text:p>8.43999999999986</text:p>
              </table:table-cell>
              <table:table-cell office:value-type="float" office:value="10.9149864229187">
                <text:p>10.9149864229187</text:p>
              </table:table-cell>
              <table:table-cell office:value-type="float" office:value="15.3131203711558">
                <text:p>15.3131203711558</text:p>
              </table:table-cell>
              <table:table-cell office:value-type="float" office:value="24.10718400625">
                <text:p>24.10718400625</text:p>
              </table:table-cell>
            </table:table-row>
            <table:table-row>
              <table:table-cell office:value-type="float" office:value="8.44999999999986">
                <text:p>8.44999999999986</text:p>
              </table:table-cell>
              <table:table-cell office:value-type="float" office:value="11.3547998177424">
                <text:p>11.3547998177424</text:p>
              </table:table-cell>
              <table:table-cell office:value-type="float" office:value="15.5848895046313">
                <text:p>15.5848895046313</text:p>
              </table:table-cell>
              <table:table-cell office:value-type="float" office:value="25.1357507755202">
                <text:p>25.1357507755202</text:p>
              </table:table-cell>
            </table:table-row>
            <table:table-row>
              <table:table-cell office:value-type="float" office:value="8.45999999999986">
                <text:p>8.45999999999986</text:p>
              </table:table-cell>
              <table:table-cell office:value-type="float" office:value="11.7778087864313">
                <text:p>11.7778087864313</text:p>
              </table:table-cell>
              <table:table-cell office:value-type="float" office:value="15.7542703753059">
                <text:p>15.7542703753059</text:p>
              </table:table-cell>
              <table:table-cell office:value-type="float" office:value="26.2350970932402">
                <text:p>26.2350970932402</text:p>
              </table:table-cell>
            </table:table-row>
            <table:table-row>
              <table:table-cell office:value-type="float" office:value="8.46999999999986">
                <text:p>8.46999999999986</text:p>
              </table:table-cell>
              <table:table-cell office:value-type="float" office:value="12.1754549453187">
                <text:p>12.1754549453187</text:p>
              </table:table-cell>
              <table:table-cell office:value-type="float" office:value="15.8045945611771">
                <text:p>15.8045945611771</text:p>
              </table:table-cell>
              <table:table-cell office:value-type="float" office:value="27.3910023445881">
                <text:p>27.3910023445881</text:p>
              </table:table-cell>
            </table:table-row>
            <table:table-row>
              <table:table-cell office:value-type="float" office:value="8.47999999999986">
                <text:p>8.47999999999986</text:p>
              </table:table-cell>
              <table:table-cell office:value-type="float" office:value="12.5383689069046">
                <text:p>12.5383689069046</text:p>
              </table:table-cell>
              <table:table-cell office:value-type="float" office:value="15.7206968507181">
                <text:p>15.7206968507181</text:p>
              </table:table-cell>
              <table:table-cell office:value-type="float" office:value="28.5848569054855">
                <text:p>28.5848569054855</text:p>
              </table:table-cell>
            </table:table-row>
            <table:table-row>
              <table:table-cell office:value-type="float" office:value="8.48999999999986">
                <text:p>8.48999999999986</text:p>
              </table:table-cell>
              <table:table-cell office:value-type="float" office:value="12.8566017012859">
                <text:p>12.8566017012859</text:p>
              </table:table-cell>
              <table:table-cell office:value-type="float" office:value="15.4901583658236">
                <text:p>15.4901583658236</text:p>
              </table:table-cell>
              <table:table-cell office:value-type="float" office:value="29.7937130205517">
                <text:p>29.7937130205517</text:p>
              </table:table-cell>
            </table:table-row>
            <table:table-row>
              <table:table-cell office:value-type="float" office:value="8.49999999999986">
                <text:p>8.49999999999986</text:p>
              </table:table-cell>
              <table:table-cell office:value-type="float" office:value="13.1199573677397">
                <text:p>13.1199573677397</text:p>
              </table:table-cell>
              <table:table-cell office:value-type="float" office:value="15.104646243449">
                <text:p>15.104646243449</text:p>
              </table:table-cell>
              <table:table-cell office:value-type="float" office:value="30.9907219706627">
                <text:p>30.9907219706627</text:p>
              </table:table-cell>
            </table:table-row>
            <table:table-row>
              <table:table-cell office:value-type="float" office:value="8.50999999999986">
                <text:p>8.50999999999986</text:p>
              </table:table-cell>
              <table:table-cell office:value-type="float" office:value="13.3184262553106">
                <text:p>13.3184262553106</text:p>
              </table:table-cell>
              <table:table-cell office:value-type="float" office:value="14.5612183334759">
                <text:p>14.5612183334759</text:p>
              </table:table-cell>
              <table:table-cell office:value-type="float" office:value="32.1460258658001">
                <text:p>32.1460258658001</text:p>
              </table:table-cell>
            </table:table-row>
            <table:table-row>
              <table:table-cell office:value-type="float" office:value="8.51999999999986">
                <text:p>8.51999999999986</text:p>
              </table:table-cell>
              <table:table-cell office:value-type="float" office:value="13.4427054631272">
                <text:p>13.4427054631272</text:p>
              </table:table-cell>
              <table:table-cell office:value-type="float" office:value="13.8634207526785">
                <text:p>13.8634207526785</text:p>
              </table:table-cell>
              <table:table-cell office:value-type="float" office:value="33.2281236349975">
                <text:p>33.2281236349975</text:p>
              </table:table-cell>
            </table:table-row>
            <table:table-row>
              <table:table-cell office:value-type="float" office:value="8.52999999999986">
                <text:p>8.52999999999986</text:p>
              </table:table-cell>
              <table:table-cell office:value-type="float" office:value="13.4847769920823">
                <text:p>13.4847769920823</text:p>
              </table:table-cell>
              <table:table-cell office:value-type="float" office:value="13.0219852836508">
                <text:p>13.0219852836508</text:p>
              </table:table-cell>
              <table:table-cell office:value-type="float" office:value="34.2056591569608">
                <text:p>34.2056591569608</text:p>
              </table:table-cell>
            </table:table-row>
            <table:table-row>
              <table:table-cell office:value-type="float" office:value="8.53999999999986">
                <text:p>8.53999999999986</text:p>
              </table:table-cell>
              <table:table-cell office:value-type="float" office:value="13.4384978212391">
                <text:p>13.4384978212391</text:p>
              </table:table-cell>
              <table:table-cell office:value-type="float" office:value="12.0549461326094">
                <text:p>12.0549461326094</text:p>
              </table:table-cell>
              <table:table-cell office:value-type="float" office:value="35.0494939215506">
                <text:p>35.0494939215506</text:p>
              </table:table-cell>
            </table:table-row>
            <table:table-row>
              <table:table-cell office:value-type="float" office:value="8.54999999999986">
                <text:p>8.54999999999986</text:p>
              </table:table-cell>
              <table:table-cell office:value-type="float" office:value="13.3001426523762">
                <text:p>13.3001426523762</text:p>
              </table:table-cell>
              <table:table-cell office:value-type="float" office:value="10.9870505842274">
                <text:p>10.9870505842274</text:p>
              </table:table-cell>
              <table:table-cell office:value-type="float" office:value="35.7348444236916">
                <text:p>35.7348444236916</text:p>
              </table:table-cell>
            </table:table-row>
            <table:table-row>
              <table:table-cell office:value-type="float" office:value="8.55999999999986">
                <text:p>8.55999999999986</text:p>
              </table:table-cell>
              <table:table-cell office:value-type="float" office:value="13.0688334455613">
                <text:p>13.0688334455613</text:p>
              </table:table-cell>
              <table:table-cell office:value-type="float" office:value="9.84843473609476">
                <text:p>9.84843473609476</text:p>
              </table:table-cell>
              <table:table-cell office:value-type="float" office:value="36.2432086400508">
                <text:p>36.2432086400508</text:p>
              </table:table-cell>
            </table:table-row>
            <table:table-row>
              <table:table-cell office:value-type="float" office:value="8.56999999999986">
                <text:p>8.56999999999986</text:p>
              </table:table-cell>
              <table:table-cell office:value-type="float" office:value="12.7467935746146">
                <text:p>12.7467935746146</text:p>
              </table:table-cell>
              <table:table-cell office:value-type="float" office:value="8.67265918099546">
                <text:p>8.67265918099546</text:p>
              </table:table-cell>
              <table:table-cell office:value-type="float" office:value="36.5637986089711">
                <text:p>36.5637986089711</text:p>
              </table:table-cell>
            </table:table-row>
            <table:table-row>
              <table:table-cell office:value-type="float" office:value="8.57999999999986">
                <text:p>8.57999999999986</text:p>
              </table:table-cell>
              <table:table-cell office:value-type="float" office:value="12.3393801352527">
                <text:p>12.3393801352527</text:p>
              </table:table-cell>
              <table:table-cell office:value-type="float" office:value="7.49432285835424">
                <text:p>7.49432285835424</text:p>
              </table:table-cell>
              <table:table-cell office:value-type="float" office:value="36.6942499426299">
                <text:p>36.6942499426299</text:p>
              </table:table-cell>
            </table:table-row>
            <table:table-row>
              <table:table-cell office:value-type="float" office:value="8.58999999999986">
                <text:p>8.58999999999986</text:p>
              </table:table-cell>
              <table:table-cell office:value-type="float" office:value="11.8548744075629">
                <text:p>11.8548744075629</text:p>
              </table:table-cell>
              <table:table-cell office:value-type="float" office:value="6.3465630794406">
                <text:p>6.3465630794406</text:p>
              </table:table-cell>
              <table:table-cell office:value-type="float" office:value="36.6404895968819">
                <text:p>36.6404895968819</text:p>
              </table:table-cell>
            </table:table-row>
            <table:table-row>
              <table:table-cell office:value-type="float" office:value="8.59999999999986">
                <text:p>8.59999999999986</text:p>
              </table:table-cell>
              <table:table-cell office:value-type="float" office:value="11.3040432747506">
                <text:p>11.3040432747506</text:p>
              </table:table-cell>
              <table:table-cell office:value-type="float" office:value="5.25877825873731">
                <text:p>5.25877825873731</text:p>
              </table:table-cell>
              <table:table-cell office:value-type="float" office:value="36.4157869565628">
                <text:p>36.4157869565628</text:p>
              </table:table-cell>
            </table:table-row>
            <table:table-row>
              <table:table-cell office:value-type="float" office:value="8.60999999999986">
                <text:p>8.60999999999986</text:p>
              </table:table-cell>
              <table:table-cell office:value-type="float" office:value="10.6995167731493">
                <text:p>10.6995167731493</text:p>
              </table:table-cell>
              <table:table-cell office:value-type="float" office:value="4.25486627666926">
                <text:p>4.25486627666926</text:p>
              </table:table-cell>
              <table:table-cell office:value-type="float" office:value="36.0391538744786">
                <text:p>36.0391538744786</text:p>
              </table:table-cell>
            </table:table-row>
            <table:table-row>
              <table:table-cell office:value-type="float" office:value="8.61999999999986">
                <text:p>8.61999999999986</text:p>
              </table:table-cell>
              <table:table-cell office:value-type="float" office:value="10.0550517235013">
                <text:p>10.0550517235013</text:p>
              </table:table-cell>
              <table:table-cell office:value-type="float" office:value="3.35216699668344">
                <text:p>3.35216699668344</text:p>
              </table:table-cell>
              <table:table-cell office:value-type="float" office:value="35.5333599021065">
                <text:p>35.5333599021065</text:p>
              </table:table-cell>
            </table:table-row>
            <table:table-row>
              <table:table-cell office:value-type="float" office:value="8.62999999999986">
                <text:p>8.62999999999986</text:p>
              </table:table-cell>
              <table:table-cell office:value-type="float" office:value="9.38476325081952">
                <text:p>9.38476325081952</text:p>
              </table:table-cell>
              <table:table-cell office:value-type="float" office:value="2.56116209204229">
                <text:p>2.56116209204229</text:p>
              </table:table-cell>
              <table:table-cell office:value-type="float" office:value="34.922865763425">
                <text:p>34.922865763425</text:p>
              </table:table-cell>
            </table:table-row>
            <table:table-row>
              <table:table-cell office:value-type="float" office:value="8.63999999999986">
                <text:p>8.63999999999986</text:p>
              </table:table-cell>
              <table:table-cell office:value-type="float" office:value="8.7024031349418">
                <text:p>8.7024031349418</text:p>
              </table:table-cell>
              <table:table-cell office:value-type="float" office:value="1.88585590905239">
                <text:p>1.88585590905239</text:p>
              </table:table-cell>
              <table:table-cell office:value-type="float" office:value="34.2319483418749">
                <text:p>34.2319483418749</text:p>
              </table:table-cell>
            </table:table-row>
            <table:table-row>
              <table:table-cell office:value-type="float" office:value="8.64999999999986">
                <text:p>8.64999999999986</text:p>
              </table:table-cell>
              <table:table-cell office:value-type="float" office:value="8.02074841235286">
                <text:p>8.02074841235286</text:p>
              </table:table-cell>
              <table:table-cell office:value-type="float" office:value="1.32466808209059">
                <text:p>1.32466808209059</text:p>
              </table:table-cell>
              <table:table-cell office:value-type="float" office:value="33.4832111698414">
                <text:p>33.4832111698414</text:p>
              </table:table-cell>
            </table:table-row>
            <table:table-row>
              <table:table-cell office:value-type="float" office:value="8.65999999999986">
                <text:p>8.65999999999986</text:p>
              </table:table-cell>
              <table:table-cell office:value-type="float" office:value="7.35114037932663">
                <text:p>7.35114037932663</text:p>
              </table:table-cell>
              <table:table-cell office:value-type="float" office:value="0.871626828418675">
                <text:p>0.871626828418675</text:p>
              </table:table-cell>
              <table:table-cell office:value-type="float" office:value="32.6965738328089">
                <text:p>32.6965738328089</text:p>
              </table:table-cell>
            </table:table-row>
            <table:table-row>
              <table:table-cell office:value-type="float" office:value="8.66999999999986">
                <text:p>8.66999999999986</text:p>
              </table:table-cell>
              <table:table-cell office:value-type="float" office:value="6.70318902423584">
                <text:p>6.70318902423584</text:p>
              </table:table-cell>
              <table:table-cell office:value-type="float" office:value="0.517658824665986">
                <text:p>0.517658824665986</text:p>
              </table:table-cell>
              <table:table-cell office:value-type="float" office:value="31.8887397090082">
                <text:p>31.8887397090082</text:p>
              </table:table-cell>
            </table:table-row>
            <table:table-row>
              <table:table-cell office:value-type="float" office:value="8.67999999999986">
                <text:p>8.67999999999986</text:p>
              </table:table-cell>
              <table:table-cell office:value-type="float" office:value="6.08463600427885">
                <text:p>6.08463600427885</text:p>
              </table:table-cell>
              <table:table-cell office:value-type="float" office:value="0.251812663063985">
                <text:p>0.251812663063985</text:p>
              </table:table-cell>
              <table:table-cell office:value-type="float" office:value="31.073072966286">
                <text:p>31.073072966286</text:p>
              </table:table-cell>
            </table:table-row>
            <table:table-row>
              <table:table-cell office:value-type="float" office:value="8.68999999999986">
                <text:p>8.68999999999986</text:p>
              </table:table-cell>
              <table:table-cell office:value-type="float" office:value="5.50135367015737">
                <text:p>5.50135367015737</text:p>
              </table:table-cell>
              <table:table-cell office:value-type="float" office:value="0.0623092322889454">
                <text:p>0.0623092322889454</text:p>
              </table:table-cell>
              <table:table-cell office:value-type="float" office:value="30.2597795711452">
                <text:p>30.2597795711452</text:p>
              </table:table-cell>
            </table:table-row>
            <table:table-row>
              <table:table-cell office:value-type="float" office:value="8.69999999999986">
                <text:p>8.69999999999986</text:p>
              </table:table-cell>
              <table:table-cell office:value-type="float" office:value="4.95744922637052">
                <text:p>4.95744922637052</text:p>
              </table:table-cell>
              <table:table-cell office:value-type="float" office:value="-0.0626323264086062">
                <text:p>-0.0626323264086062</text:p>
              </table:table-cell>
              <table:table-cell office:value-type="float" office:value="29.456279967152">
                <text:p>29.456279967152</text:p>
              </table:table-cell>
            </table:table-row>
            <table:table-row>
              <table:table-cell office:value-type="float" office:value="8.70999999999986">
                <text:p>8.70999999999986</text:p>
              </table:table-cell>
              <table:table-cell office:value-type="float" office:value="4.45544107109261">
                <text:p>4.45544107109261</text:p>
              </table:table-cell>
              <table:table-cell office:value-type="float" office:value="-0.134200343109887">
                <text:p>-0.134200343109887</text:p>
              </table:table-cell>
              <table:table-cell office:value-type="float" office:value="28.667674202247">
                <text:p>28.667674202247</text:p>
              </table:table-cell>
            </table:table-row>
            <table:table-row>
              <table:table-cell office:value-type="float" office:value="8.71999999999986">
                <text:p>8.71999999999986</text:p>
              </table:table-cell>
              <table:table-cell office:value-type="float" office:value="3.99647692967236">
                <text:p>3.99647692967236</text:p>
              </table:table-cell>
              <table:table-cell office:value-type="float" office:value="-0.162606170306789">
                <text:p>-0.162606170306789</text:p>
              </table:table-cell>
              <table:table-cell office:value-type="float" office:value="27.8972236729826">
                <text:p>27.8972236729826</text:p>
              </table:table-cell>
            </table:table-row>
            <table:table-row>
              <table:table-cell office:value-type="float" office:value="8.72999999999986">
                <text:p>8.72999999999986</text:p>
              </table:table-cell>
              <table:table-cell office:value-type="float" office:value="3.58056861967444">
                <text:p>3.58056861967444</text:p>
              </table:table-cell>
              <table:table-cell office:value-type="float" office:value="-0.156872676405306">
                <text:p>-0.156872676405306</text:p>
              </table:table-cell>
              <table:table-cell office:value-type="float" office:value="27.1467991902872">
                <text:p>27.1467991902872</text:p>
              </table:table-cell>
            </table:table-row>
            <table:table-row>
              <table:table-cell office:value-type="float" office:value="8.73999999999986">
                <text:p>8.73999999999986</text:p>
              </table:table-cell>
              <table:table-cell office:value-type="float" office:value="3.20682449006647">
                <text:p>3.20682449006647</text:p>
              </table:table-cell>
              <table:table-cell office:value-type="float" office:value="-0.124754509185868">
                <text:p>-0.124754509185868</text:p>
              </table:table-cell>
              <table:table-cell office:value-type="float" office:value="26.4172676113886">
                <text:p>26.4172676113886</text:p>
              </table:table-cell>
            </table:table-row>
            <table:table-row>
              <table:table-cell office:value-type="float" office:value="8.74999999999986">
                <text:p>8.74999999999986</text:p>
              </table:table-cell>
              <table:table-cell office:value-type="float" office:value="2.87366659014124">
                <text:p>2.87366659014124</text:p>
              </table:table-cell>
              <table:table-cell office:value-type="float" office:value="-0.0727515142438061">
                <text:p>-0.0727515142438061</text:p>
              </table:table-cell>
              <table:table-cell office:value-type="float" office:value="25.7088064835986">
                <text:p>25.7088064835986</text:p>
              </table:table-cell>
            </table:table-row>
            <table:table-row>
              <table:table-cell office:value-type="float" office:value="8.75999999999986">
                <text:p>8.75999999999986</text:p>
              </table:table-cell>
              <table:table-cell office:value-type="float" office:value="2.57902477970273">
                <text:p>2.57902477970273</text:p>
              </table:table-cell>
              <table:table-cell office:value-type="float" office:value="-0.0061827365050583">
                <text:p>-0.0061827365050583</text:p>
              </table:table-cell>
              <table:table-cell office:value-type="float" office:value="25.021147674744">
                <text:p>25.021147674744</text:p>
              </table:table-cell>
            </table:table-row>
            <table:table-row>
              <table:table-cell office:value-type="float" office:value="8.76999999999986">
                <text:p>8.76999999999986</text:p>
              </table:table-cell>
              <table:table-cell office:value-type="float" office:value="2.32050402808195">
                <text:p>2.32050402808195</text:p>
              </table:table-cell>
              <table:table-cell office:value-type="float" office:value="0.0707044304790962">
                <text:p>0.0707044304790962</text:p>
              </table:table-cell>
              <table:table-cell office:value-type="float" office:value="24.3537576157776">
                <text:p>24.3537576157776</text:p>
              </table:table-cell>
            </table:table-row>
            <table:table-row>
              <table:table-cell office:value-type="float" office:value="8.77999999999986">
                <text:p>8.77999999999986</text:p>
              </table:table-cell>
              <table:table-cell office:value-type="float" office:value="2.09552406832167">
                <text:p>2.09552406832167</text:p>
              </table:table-cell>
              <table:table-cell office:value-type="float" office:value="0.154608587573817">
                <text:p>0.154608587573817</text:p>
              </table:table-cell>
              <table:table-cell office:value-type="float" office:value="23.7059647785142">
                <text:p>23.7059647785142</text:p>
              </table:table-cell>
            </table:table-row>
            <table:table-row>
              <table:table-cell office:value-type="float" office:value="8.78999999999986">
                <text:p>8.78999999999986</text:p>
              </table:table-cell>
              <table:table-cell office:value-type="float" office:value="1.90143252024688">
                <text:p>1.90143252024688</text:p>
              </table:table-cell>
              <table:table-cell office:value-type="float" office:value="0.243045043266524">
                <text:p>0.243045043266524</text:p>
              </table:table-cell>
              <table:table-cell office:value-type="float" office:value="23.0770455779181">
                <text:p>23.0770455779181</text:p>
              </table:table-cell>
            </table:table-row>
            <table:table-row>
              <table:table-cell office:value-type="float" office:value="8.79999999999986">
                <text:p>8.79999999999986</text:p>
              </table:table-cell>
              <table:table-cell office:value-type="float" office:value="1.73559377254885">
                <text:p>1.73559377254885</text:p>
              </table:table-cell>
              <table:table-cell office:value-type="float" office:value="0.334221249172256">
                <text:p>0.334221249172256</text:p>
              </table:table-cell>
              <table:table-cell office:value-type="float" office:value="22.4662790333318">
                <text:p>22.4662790333318</text:p>
              </table:table-cell>
            </table:table-row>
            <table:table-row>
              <table:table-cell office:value-type="float" office:value="8.80999999999986">
                <text:p>8.80999999999986</text:p>
              </table:table-cell>
              <table:table-cell office:value-type="float" office:value="1.59545652021119">
                <text:p>1.59545652021119</text:p>
              </table:table-cell>
              <table:table-cell office:value-type="float" office:value="0.426921953168257">
                <text:p>0.426921953168257</text:p>
              </table:table-cell>
              <table:table-cell office:value-type="float" office:value="21.8729789822968">
                <text:p>21.8729789822968</text:p>
              </table:table-cell>
            </table:table-row>
            <table:table-row>
              <table:table-cell office:value-type="float" office:value="8.81999999999986">
                <text:p>8.81999999999986</text:p>
              </table:table-cell>
              <table:table-cell office:value-type="float" office:value="1.47860306350689">
                <text:p>1.47860306350689</text:p>
              </table:table-cell>
              <table:table-cell office:value-type="float" office:value="0.520406689958231">
                <text:p>0.520406689958231</text:p>
              </table:table-cell>
              <table:table-cell office:value-type="float" office:value="21.2965108969069">
                <text:p>21.2965108969069</text:p>
              </table:table-cell>
            </table:table-row>
            <table:table-row>
              <table:table-cell office:value-type="float" office:value="8.82999999999986">
                <text:p>8.82999999999986</text:p>
              </table:table-cell>
              <table:table-cell office:value-type="float" office:value="1.38278342615203">
                <text:p>1.38278342615203</text:p>
              </table:table-cell>
              <table:table-cell office:value-type="float" office:value="0.614320618298833">
                <text:p>0.614320618298833</text:p>
              </table:table-cell>
              <table:table-cell office:value-type="float" office:value="20.7362986889165">
                <text:p>20.7362986889165</text:p>
              </table:table-cell>
            </table:table-row>
            <table:table-row>
              <table:table-cell office:value-type="float" office:value="8.83999999999986">
                <text:p>8.83999999999986</text:p>
              </table:table-cell>
              <table:table-cell office:value-type="float" office:value="1.30593714536671">
                <text:p>1.30593714536671</text:p>
              </table:table-cell>
              <table:table-cell office:value-type="float" office:value="0.708618669970696">
                <text:p>0.708618669970696</text:p>
              </table:table-cell>
              <table:table-cell office:value-type="float" office:value="20.191825447572">
                <text:p>20.191825447572</text:p>
              </table:table-cell>
            </table:table-row>
            <table:table-row>
              <table:table-cell office:value-type="float" office:value="8.84999999999986">
                <text:p>8.84999999999986</text:p>
              </table:table-cell>
              <table:table-cell office:value-type="float" office:value="1.24620529782711">
                <text:p>1.24620529782711</text:p>
              </table:table-cell>
              <table:table-cell office:value-type="float" office:value="0.803502335126217">
                <text:p>0.803502335126217</text:p>
              </table:table-cell>
              <table:table-cell office:value-type="float" office:value="19.6626308834002">
                <text:p>19.6626308834002</text:p>
              </table:table-cell>
            </table:table-row>
            <table:table-row>
              <table:table-cell office:value-type="float" office:value="8.85999999999986">
                <text:p>8.85999999999986</text:p>
              </table:table-cell>
              <table:table-cell office:value-type="float" office:value="1.20193500155702">
                <text:p>1.20193500155702</text:p>
              </table:table-cell>
              <table:table-cell office:value-type="float" office:value="0.899368047405423">
                <text:p>0.899368047405423</text:p>
              </table:table-cell>
              <table:table-cell office:value-type="float" office:value="19.1483073485114">
                <text:p>19.1483073485114</text:p>
              </table:table-cell>
            </table:table-row>
            <table:table-row>
              <table:table-cell office:value-type="float" office:value="8.86999999999986">
                <text:p>8.86999999999986</text:p>
              </table:table-cell>
              <table:table-cell office:value-type="float" office:value="1.17167830614186">
                <text:p>1.17167830614186</text:p>
              </table:table-cell>
              <table:table-cell office:value-type="float" office:value="0.996765959139861">
                <text:p>0.996765959139861</text:p>
              </table:table-cell>
              <table:table-cell office:value-type="float" office:value="18.6484956385723">
                <text:p>18.6484956385723</text:p>
              </table:table-cell>
            </table:table-row>
            <table:table-row>
              <table:table-cell office:value-type="float" office:value="8.87999999999986">
                <text:p>8.87999999999986</text:p>
              </table:table-cell>
              <table:table-cell office:value-type="float" office:value="1.15418707144166">
                <text:p>1.15418707144166</text:p>
              </table:table-cell>
              <table:table-cell office:value-type="float" office:value="1.09636784744922">
                <text:p>1.09636784744922</text:p>
              </table:table-cell>
              <table:table-cell office:value-type="float" office:value="18.16288131205">
                <text:p>18.16288131205</text:p>
              </table:table-cell>
            </table:table-row>
            <table:table-row>
              <table:table-cell office:value-type="float" office:value="8.88999999999986">
                <text:p>8.88999999999986</text:p>
              </table:table-cell>
              <table:table-cell office:value-type="float" office:value="1.14840514904242">
                <text:p>1.14840514904242</text:p>
              </table:table-cell>
              <table:table-cell office:value-type="float" office:value="1.19894292107342">
                <text:p>1.19894292107342</text:p>
              </table:table-cell>
              <table:table-cell office:value-type="float" office:value="17.691191946346">
                <text:p>17.691191946346</text:p>
              </table:table-cell>
            </table:table-row>
            <table:table-row>
              <table:table-cell office:value-type="float" office:value="8.89999999999986">
                <text:p>8.89999999999986</text:p>
              </table:table-cell>
              <table:table-cell office:value-type="float" office:value="1.15345892624552">
                <text:p>1.15345892624552</text:p>
              </table:table-cell>
              <table:table-cell office:value-type="float" office:value="1.30534037435575">
                <text:p>1.30534037435575</text:p>
              </table:table-cell>
              <table:table-cell office:value-type="float" office:value="17.2331955500165">
                <text:p>17.2331955500165</text:p>
              </table:table-cell>
            </table:table-row>
            <table:table-row>
              <table:table-cell office:value-type="float" office:value="8.90999999999985">
                <text:p>8.90999999999985</text:p>
              </table:table-cell>
              <table:table-cell office:value-type="float" office:value="1.16864707105654">
                <text:p>1.16864707105654</text:p>
              </table:table-cell>
              <table:table-cell office:value-type="float" office:value="1.41647763761192">
                <text:p>1.41647763761192</text:p>
              </table:table-cell>
              <table:table-cell office:value-type="float" office:value="16.7887002337486">
                <text:p>16.7887002337486</text:p>
              </table:table-cell>
            </table:table-row>
            <table:table-row>
              <table:table-cell office:value-type="float" office:value="8.91999999999985">
                <text:p>8.91999999999985</text:p>
              </table:table-cell>
              <table:table-cell office:value-type="float" office:value="1.19343012771208">
                <text:p>1.19343012771208</text:p>
              </table:table-cell>
              <table:table-cell office:value-type="float" office:value="1.53333338758147">
                <text:p>1.53333338758147</text:p>
              </table:table-cell>
              <table:table-cell office:value-type="float" office:value="16.3575551852728">
                <text:p>16.3575551852728</text:p>
              </table:table-cell>
            </table:table-row>
            <table:table-row>
              <table:table-cell office:value-type="float" office:value="8.92999999999985">
                <text:p>8.92999999999985</text:p>
              </table:table-cell>
              <table:table-cell office:value-type="float" office:value="1.22742045369902">
                <text:p>1.22742045369902</text:p>
              </table:table-cell>
              <table:table-cell office:value-type="float" office:value="1.65694449772686">
                <text:p>1.65694449772686</text:p>
              </table:table-cell>
              <table:table-cell office:value-type="float" office:value="15.9396529762711">
                <text:p>15.9396529762711</text:p>
              </table:table-cell>
            </table:table-row>
            <table:table-row>
              <table:table-cell office:value-type="float" office:value="8.93999999999985">
                <text:p>8.93999999999985</text:p>
              </table:table-cell>
              <table:table-cell office:value-type="float" office:value="1.2703728581018">
                <text:p>1.2703728581018</text:p>
              </table:table-cell>
              <table:table-cell office:value-type="float" office:value="1.78840621890592">
                <text:p>1.78840621890592</text:p>
              </table:table-cell>
              <table:table-cell office:value-type="float" office:value="15.5349332392421">
                <text:p>15.5349332392421</text:p>
              </table:table-cell>
            </table:table-row>
            <table:table-row>
              <table:table-cell office:value-type="float" office:value="8.94999999999985">
                <text:p>8.94999999999985</text:p>
              </table:table-cell>
              <table:table-cell office:value-type="float" office:value="1.32217619418221">
                <text:p>1.32217619418221</text:p>
              </table:table-cell>
              <table:table-cell office:value-type="float" office:value="1.9288749815898">
                <text:p>1.9288749815898</text:p>
              </table:table-cell>
              <table:table-cell office:value-type="float" office:value="15.1433877800599">
                <text:p>15.1433877800599</text:p>
              </table:table-cell>
            </table:table-row>
            <table:table-row>
              <table:table-cell office:value-type="float" office:value="8.95999999999985">
                <text:p>8.95999999999985</text:p>
              </table:table-cell>
              <table:table-cell office:value-type="float" office:value="1.38284607292297">
                <text:p>1.38284607292297</text:p>
              </table:table-cell>
              <table:table-cell office:value-type="float" office:value="2.07957329792427">
                <text:p>2.07957329792427</text:p>
              </table:table-cell>
              <table:table-cell office:value-type="float" office:value="14.7650672317471">
                <text:p>14.7650672317471</text:p>
              </table:table-cell>
            </table:table-row>
            <table:table-row>
              <table:table-cell office:value-type="float" office:value="8.96999999999985">
                <text:p>8.96999999999985</text:p>
              </table:table-cell>
              <table:table-cell office:value-type="float" office:value="1.4525187954231">
                <text:p>1.4525187954231</text:p>
              </table:table-cell>
              <table:table-cell office:value-type="float" office:value="2.24179631298481">
                <text:p>2.24179631298481</text:p>
              </table:table-cell>
              <table:table-cell office:value-type="float" office:value="14.4000894032511">
                <text:p>14.4000894032511</text:p>
              </table:table-cell>
            </table:table-row>
            <table:table-row>
              <table:table-cell office:value-type="float" office:value="8.97999999999985">
                <text:p>8.97999999999985</text:p>
              </table:table-cell>
              <table:table-cell office:value-type="float" office:value="1.53144654717927">
                <text:p>1.53144654717927</text:p>
              </table:table-cell>
              <table:table-cell office:value-type="float" office:value="2.41691960743348">
                <text:p>2.41691960743348</text:p>
              </table:table-cell>
              <table:table-cell office:value-type="float" office:value="14.0486495319656">
                <text:p>14.0486495319656</text:p>
              </table:table-cell>
            </table:table-row>
            <table:table-row>
              <table:table-cell office:value-type="float" office:value="8.98999999999985">
                <text:p>8.98999999999985</text:p>
              </table:table-cell>
              <table:table-cell office:value-type="float" office:value="1.61999385320469">
                <text:p>1.61999385320469</text:p>
              </table:table-cell>
              <table:table-cell office:value-type="float" office:value="2.60640788638674">
                <text:p>2.60640788638674</text:p>
              </table:table-cell>
              <table:table-cell office:value-type="float" office:value="13.711032709656">
                <text:p>13.711032709656</text:p>
              </table:table-cell>
            </table:table-row>
            <table:table-row>
              <table:table-cell office:value-type="float" office:value="8.99999999999985">
                <text:p>8.99999999999985</text:p>
              </table:table-cell>
              <table:table-cell office:value-type="float" office:value="1.7186352565229">
                <text:p>1.7186352565229</text:p>
              </table:table-cell>
              <table:table-cell office:value-type="float" office:value="2.81182419931287">
                <text:p>2.81182419931287</text:p>
              </table:table-cell>
              <table:table-cell office:value-type="float" office:value="13.3876288182807">
                <text:p>13.3876288182807</text:p>
              </table:table-cell>
            </table:table-row>
            <table:table-row>
              <table:table-cell office:value-type="float" office:value="9.00999999999985">
                <text:p>9.00999999999985</text:p>
              </table:table-cell>
              <table:table-cell office:value-type="float" office:value="1.82795415080189">
                <text:p>1.82795415080189</text:p>
              </table:table-cell>
              <table:table-cell office:value-type="float" office:value="3.03483932026276">
                <text:p>3.03483932026276</text:p>
              </table:table-cell>
              <table:table-cell office:value-type="float" office:value="13.0789503851674">
                <text:p>13.0789503851674</text:p>
              </table:table-cell>
            </table:table-row>
            <table:table-row>
              <table:table-cell office:value-type="float" office:value="9.01999999999985">
                <text:p>9.01999999999985</text:p>
              </table:table-cell>
              <table:table-cell office:value-type="float" office:value="1.94864266774798">
                <text:p>1.94864266774798</text:p>
              </table:table-cell>
              <table:table-cell office:value-type="float" office:value="3.27724087283768">
                <text:p>3.27724087283768</text:p>
              </table:table-cell>
              <table:table-cell office:value-type="float" office:value="12.7856538462212">
                <text:p>12.7856538462212</text:p>
              </table:table-cell>
            </table:table-row>
            <table:table-row>
              <table:table-cell office:value-type="float" office:value="9.02999999999985">
                <text:p>9.02999999999985</text:p>
              </table:table-cell>
              <table:table-cell office:value-type="float" office:value="2.08150248825695">
                <text:p>2.08150248825695</text:p>
              </table:table-cell>
              <table:table-cell office:value-type="float" office:value="3.54094170488071">
                <text:p>3.54094170488071</text:p>
              </table:table-cell>
              <table:table-cell office:value-type="float" office:value="12.5085647909616">
                <text:p>12.5085647909616</text:p>
              </table:table-cell>
            </table:table-row>
            <table:table-row>
              <table:table-cell office:value-type="float" office:value="9.03999999999985">
                <text:p>9.03999999999985</text:p>
              </table:table-cell>
              <table:table-cell office:value-type="float" office:value="2.22744640991933">
                <text:p>2.22744640991933</text:p>
              </table:table-cell>
              <table:table-cell office:value-type="float" office:value="3.82798689717475">
                <text:p>3.82798689717475</text:p>
              </table:table-cell>
              <table:table-cell office:value-type="float" office:value="12.2487078528975">
                <text:p>12.2487078528975</text:p>
              </table:table-cell>
            </table:table-row>
            <table:table-row>
              <table:table-cell office:value-type="float" office:value="9.04999999999985">
                <text:p>9.04999999999985</text:p>
              </table:table-cell>
              <table:table-cell office:value-type="float" office:value="2.38750045864487">
                <text:p>2.38750045864487</text:p>
              </table:table-cell>
              <table:table-cell office:value-type="float" office:value="4.14055861964954">
                <text:p>4.14055861964954</text:p>
              </table:table-cell>
              <table:table-cell office:value-type="float" office:value="12.0073420002002">
                <text:p>12.0073420002002</text:p>
              </table:table-cell>
            </table:table-row>
            <table:table-row>
              <table:table-cell office:value-type="float" office:value="9.05999999999985">
                <text:p>9.05999999999985</text:p>
              </table:table-cell>
              <table:table-cell office:value-type="float" office:value="2.56280627474533">
                <text:p>2.56280627474533</text:p>
              </table:table-cell>
              <table:table-cell office:value-type="float" office:value="4.48097781654777">
                <text:p>4.48097781654777</text:p>
              </table:table-cell>
              <table:table-cell office:value-type="float" office:value="11.7860020695628">
                <text:p>11.7860020695628</text:p>
              </table:table-cell>
            </table:table-row>
            <table:table-row>
              <table:table-cell office:value-type="float" office:value="9.06999999999985">
                <text:p>9.06999999999985</text:p>
              </table:table-cell>
              <table:table-cell office:value-type="float" office:value="2.75462342892558">
                <text:p>2.75462342892558</text:p>
              </table:table-cell>
              <table:table-cell office:value-type="float" office:value="4.85170139473062">
                <text:p>4.85170139473062</text:p>
              </table:table-cell>
              <table:table-cell office:value-type="float" office:value="11.5865474616935">
                <text:p>11.5865474616935</text:p>
              </table:table-cell>
            </table:table-row>
            <table:table-row>
              <table:table-cell office:value-type="float" office:value="9.07999999999985">
                <text:p>9.07999999999985</text:p>
              </table:table-cell>
              <table:table-cell office:value-type="float" office:value="2.96433122550608">
                <text:p>2.96433122550608</text:p>
              </table:table-cell>
              <table:table-cell office:value-type="float" office:value="5.25531318989908">
                <text:p>5.25531318989908</text:p>
              </table:table-cell>
              <table:table-cell office:value-type="float" office:value="11.4112189660358">
                <text:p>11.4112189660358</text:p>
              </table:table-cell>
            </table:table-row>
            <table:table-row>
              <table:table-cell office:value-type="float" office:value="9.08999999999985">
                <text:p>9.08999999999985</text:p>
              </table:table-cell>
              <table:table-cell office:value-type="float" office:value="3.19342942194538">
                <text:p>3.19342942194538</text:p>
              </table:table-cell>
              <table:table-cell office:value-type="float" office:value="5.69450647412072">
                <text:p>5.69450647412072</text:p>
              </table:table-cell>
              <table:table-cell office:value-type="float" office:value="11.2627046834945">
                <text:p>11.2627046834945</text:p>
              </table:table-cell>
            </table:table-row>
            <table:table-row>
              <table:table-cell office:value-type="float" office:value="9.09999999999985">
                <text:p>9.09999999999985</text:p>
              </table:table-cell>
              <table:table-cell office:value-type="float" office:value="3.44353712716292">
                <text:p>3.44353712716292</text:p>
              </table:table-cell>
              <table:table-cell office:value-type="float" office:value="6.17205512245469">
                <text:p>6.17205512245469</text:p>
              </table:table-cell>
              <table:table-cell office:value-type="float" office:value="11.1442159371138">
                <text:p>11.1442159371138</text:p>
              </table:table-cell>
            </table:table-row>
            <table:table-row>
              <table:table-cell office:value-type="float" office:value="9.10999999999985">
                <text:p>9.10999999999985</text:p>
              </table:table-cell>
              <table:table-cell office:value-type="float" office:value="3.71638892669209">
                <text:p>3.71638892669209</text:p>
              </table:table-cell>
              <table:table-cell office:value-type="float" office:value="6.69076975351004">
                <text:p>6.69076975351004</text:p>
              </table:table-cell>
              <table:table-cell office:value-type="float" office:value="11.0595738551081">
                <text:p>11.0595738551081</text:p>
              </table:table-cell>
            </table:table-row>
            <table:table-row>
              <table:table-cell office:value-type="float" office:value="9.11999999999985">
                <text:p>9.11999999999985</text:p>
              </table:table-cell>
              <table:table-cell office:value-type="float" office:value="4.01382700937389">
                <text:p>4.01382700937389</text:p>
              </table:table-cell>
              <table:table-cell office:value-type="float" office:value="7.25343417735815">
                <text:p>7.25343417735815</text:p>
              </table:table-cell>
              <table:table-cell office:value-type="float" office:value="11.0133069118685">
                <text:p>11.0133069118685</text:p>
              </table:table-cell>
            </table:table-row>
            <table:table-row>
              <table:table-cell office:value-type="float" office:value="9.12999999999985">
                <text:p>9.12999999999985</text:p>
              </table:table-cell>
              <table:table-cell office:value-type="float" office:value="4.33778772617232">
                <text:p>4.33778772617232</text:p>
              </table:table-cell>
              <table:table-cell office:value-type="float" office:value="7.86271631075544">
                <text:p>7.86271631075544</text:p>
              </table:table-cell>
              <table:table-cell office:value-type="float" office:value="11.0107590276699">
                <text:p>11.0107590276699</text:p>
              </table:table-cell>
            </table:table-row>
            <table:table-row>
              <table:table-cell office:value-type="float" office:value="9.13999999999985">
                <text:p>9.13999999999985</text:p>
              </table:table-cell>
              <table:table-cell office:value-type="float" office:value="4.69028058463063">
                <text:p>4.69028058463063</text:p>
              </table:table-cell>
              <table:table-cell office:value-type="float" office:value="8.52104635731546">
                <text:p>8.52104635731546</text:p>
              </table:table-cell>
              <table:table-cell office:value-type="float" office:value="11.0582067300038">
                <text:p>11.0582067300038</text:p>
              </table:table-cell>
            </table:table-row>
            <table:table-row>
              <table:table-cell office:value-type="float" office:value="9.14999999999985">
                <text:p>9.14999999999985</text:p>
              </table:table-cell>
              <table:table-cell office:value-type="float" office:value="5.07335716189911">
                <text:p>5.07335716189911</text:p>
              </table:table-cell>
              <table:table-cell office:value-type="float" office:value="9.2304535341732">
                <text:p>9.2304535341732</text:p>
              </table:table-cell>
              <table:table-cell office:value-type="float" office:value="11.1629822001082">
                <text:p>11.1629822001082</text:p>
              </table:table-cell>
            </table:table-row>
            <table:table-row>
              <table:table-cell office:value-type="float" office:value="9.15999999999985">
                <text:p>9.15999999999985</text:p>
              </table:table-cell>
              <table:table-cell office:value-type="float" office:value="5.48906679912652">
                <text:p>5.48906679912652</text:p>
              </table:table-cell>
              <table:table-cell office:value-type="float" office:value="9.99235104723251">
                <text:p>9.99235104723251</text:p>
              </table:table-cell>
              <table:table-cell office:value-type="float" office:value="11.3335965502237">
                <text:p>11.3335965502237</text:p>
              </table:table-cell>
            </table:table-row>
            <table:table-row>
              <table:table-cell office:value-type="float" office:value="9.16999999999985">
                <text:p>9.16999999999985</text:p>
              </table:table-cell>
              <table:table-cell office:value-type="float" office:value="5.93939522393712">
                <text:p>5.93939522393712</text:p>
              </table:table-cell>
              <table:table-cell office:value-type="float" office:value="10.8072575551303">
                <text:p>10.8072575551303</text:p>
              </table:table-cell>
              <table:table-cell office:value-type="float" office:value="11.5798541326702">
                <text:p>11.5798541326702</text:p>
              </table:table-cell>
            </table:table-row>
            <table:table-row>
              <table:table-cell office:value-type="float" office:value="9.17999999999985">
                <text:p>9.17999999999985</text:p>
              </table:table-cell>
              <table:table-cell office:value-type="float" office:value="6.42618145705644">
                <text:p>6.42618145705644</text:p>
              </table:table-cell>
              <table:table-cell office:value-type="float" office:value="11.6744423389867">
                <text:p>11.6744423389867</text:p>
              </table:table-cell>
              <table:table-cell office:value-type="float" office:value="11.9129437615337">
                <text:p>11.9129437615337</text:p>
              </table:table-cell>
            </table:table-row>
            <table:table-row>
              <table:table-cell office:value-type="float" office:value="9.18999999999985">
                <text:p>9.18999999999985</text:p>
              </table:table-cell>
              <table:table-cell office:value-type="float" office:value="6.95100754524947">
                <text:p>6.95100754524947</text:p>
              </table:table-cell>
              <table:table-cell office:value-type="float" office:value="12.5914813405794">
                <text:p>12.5914813405794</text:p>
              </table:table-cell>
              <table:table-cell office:value-type="float" office:value="12.3454861100288">
                <text:p>12.3454861100288</text:p>
              </table:table-cell>
            </table:table-row>
            <table:table-row>
              <table:table-cell office:value-type="float" office:value="9.19999999999985">
                <text:p>9.19999999999985</text:p>
              </table:table-cell>
              <table:table-cell office:value-type="float" office:value="7.51505492478246">
                <text:p>7.51505492478246</text:p>
              </table:table-cell>
              <table:table-cell office:value-type="float" office:value="13.5537129688376">
                <text:p>13.5537129688376</text:p>
              </table:table-cell>
              <table:table-cell office:value-type="float" office:value="12.8915079651371">
                <text:p>12.8915079651371</text:p>
              </table:table-cell>
            </table:table-row>
            <table:table-row>
              <table:table-cell office:value-type="float" office:value="9.20999999999985">
                <text:p>9.20999999999985</text:p>
              </table:table-cell>
              <table:table-cell office:value-type="float" office:value="8.11892072918798">
                <text:p>8.11892072918798</text:p>
              </table:table-cell>
              <table:table-cell office:value-type="float" office:value="14.5535873138756">
                <text:p>14.5535873138756</text:p>
              </table:table-cell>
              <table:table-cell office:value-type="float" office:value="13.5663033933556">
                <text:p>13.5663033933556</text:p>
              </table:table-cell>
            </table:table-row>
            <table:table-row>
              <table:table-cell office:value-type="float" office:value="9.21999999999985">
                <text:p>9.21999999999985</text:p>
              </table:table-cell>
              <table:table-cell office:value-type="float" office:value="8.76238738765674">
                <text:p>8.76238738765674</text:p>
              </table:table-cell>
              <table:table-cell office:value-type="float" office:value="15.5799118265218">
                <text:p>15.5799118265218</text:p>
              </table:table-cell>
              <table:table-cell office:value-type="float" office:value="14.3861295201328">
                <text:p>14.3861295201328</text:p>
              </table:table-cell>
            </table:table-row>
            <table:table-row>
              <table:table-cell office:value-type="float" office:value="9.22999999999985">
                <text:p>9.22999999999985</text:p>
              </table:table-cell>
              <table:table-cell office:value-type="float" office:value="9.44413983154325">
                <text:p>9.44413983154325</text:p>
              </table:table-cell>
              <table:table-cell office:value-type="float" office:value="16.6170127781564">
                <text:p>16.6170127781564</text:p>
              </table:table-cell>
              <table:table-cell office:value-type="float" office:value="15.3676716284912">
                <text:p>15.3676716284912</text:p>
              </table:table-cell>
            </table:table-row>
            <table:table-row>
              <table:table-cell office:value-type="float" office:value="9.23999999999985">
                <text:p>9.23999999999985</text:p>
              </table:table-cell>
              <table:table-cell office:value-type="float" office:value="10.1614271262046">
                <text:p>10.1614271262046</text:p>
              </table:table-cell>
              <table:table-cell office:value-type="float" office:value="17.6438574057598">
                <text:p>17.6438574057598</text:p>
              </table:table-cell>
              <table:table-cell office:value-type="float" office:value="16.5272009743259">
                <text:p>16.5272009743259</text:p>
              </table:table-cell>
            </table:table-row>
            <table:table-row>
              <table:table-cell office:value-type="float" office:value="9.24999999999985">
                <text:p>9.24999999999985</text:p>
              </table:table-cell>
              <table:table-cell office:value-type="float" office:value="10.9096701541601">
                <text:p>10.9096701541601</text:p>
              </table:table-cell>
              <table:table-cell office:value-type="float" office:value="18.633218944032">
                <text:p>18.633218944032</text:p>
              </table:table-cell>
              <table:table-cell office:value-type="float" office:value="17.8793433275483">
                <text:p>17.8793433275483</text:p>
              </table:table-cell>
            </table:table-row>
            <table:table-row>
              <table:table-cell office:value-type="float" office:value="9.25999999999985">
                <text:p>9.25999999999985</text:p>
              </table:table-cell>
              <table:table-cell office:value-type="float" office:value="11.6820250331473">
                <text:p>11.6820250331473</text:p>
              </table:table-cell>
              <table:table-cell office:value-type="float" office:value="19.5510170149912">
                <text:p>19.5510170149912</text:p>
              </table:table-cell>
              <table:table-cell office:value-type="float" office:value="19.43538356471">
                <text:p>19.43538356471</text:p>
              </table:table-cell>
            </table:table-row>
            <table:table-row>
              <table:table-cell office:value-type="float" office:value="9.26999999999985">
                <text:p>9.26999999999985</text:p>
              </table:table-cell>
              <table:table-cell office:value-type="float" office:value="12.4689242313317">
                <text:p>12.4689242313317</text:p>
              </table:table-cell>
              <table:table-cell office:value-type="float" office:value="20.3560274808049">
                <text:p>20.3560274808049</text:p>
              </table:table-cell>
              <table:table-cell office:value-type="float" office:value="21.2010613715772">
                <text:p>21.2010613715772</text:p>
              </table:table-cell>
            </table:table-row>
            <table:table-row>
              <table:table-cell office:value-type="float" office:value="9.27999999999985">
                <text:p>9.27999999999985</text:p>
              </table:table-cell>
              <table:table-cell office:value-type="float" office:value="13.257634556279">
                <text:p>13.257634556279</text:p>
              </table:table-cell>
              <table:table-cell office:value-type="float" office:value="21.0002217121096">
                <text:p>21.0002217121096</text:p>
              </table:table-cell>
              <table:table-cell office:value-type="float" office:value="23.1738773780924">
                <text:p>23.1738773780924</text:p>
              </table:table-cell>
            </table:table-row>
            <table:table-row>
              <table:table-cell office:value-type="float" office:value="9.28999999999985">
                <text:p>9.28999999999985</text:p>
              </table:table-cell>
              <table:table-cell office:value-type="float" office:value="14.0318932718621">
                <text:p>14.0318932718621</text:p>
              </table:table-cell>
              <table:table-cell office:value-type="float" office:value="21.4300491954389">
                <text:p>21.4300491954389</text:p>
              </table:table-cell>
              <table:table-cell office:value-type="float" office:value="25.3400399652765">
                <text:p>25.3400399652765</text:p>
              </table:table-cell>
            </table:table-row>
            <table:table-row>
              <table:table-cell office:value-type="float" office:value="9.29999999999985">
                <text:p>9.29999999999985</text:p>
              </table:table-cell>
              <table:table-cell office:value-type="float" office:value="14.7717088642197">
                <text:p>14.7717088642197</text:p>
              </table:table-cell>
              <table:table-cell office:value-type="float" office:value="21.5889914566311">
                <text:p>21.5889914566311</text:p>
              </table:table-cell>
              <table:table-cell office:value-type="float" office:value="27.671347197414">
                <text:p>27.671347197414</text:p>
              </table:table-cell>
            </table:table-row>
            <table:table-row>
              <table:table-cell office:value-type="float" office:value="9.30999999999985">
                <text:p>9.30999999999985</text:p>
              </table:table-cell>
              <table:table-cell office:value-type="float" office:value="15.4534371234609">
                <text:p>15.4534371234609</text:p>
              </table:table-cell>
              <table:table-cell office:value-type="float" office:value="21.4216491772369">
                <text:p>21.4216491772369</text:p>
              </table:table-cell>
              <table:table-cell office:value-type="float" office:value="30.1225075701778">
                <text:p>30.1225075701778</text:p>
              </table:table-cell>
            </table:table-row>
            <table:table-row>
              <table:table-cell office:value-type="float" office:value="9.31999999999985">
                <text:p>9.31999999999985</text:p>
              </table:table-cell>
              <table:table-cell office:value-type="float" office:value="16.0502583288385">
                <text:p>16.0502583288385</text:p>
              </table:table-cell>
              <table:table-cell office:value-type="float" office:value="20.8794323126664">
                <text:p>20.8794323126664</text:p>
              </table:table-cell>
              <table:table-cell office:value-type="float" office:value="32.6296217880524">
                <text:p>32.6296217880524</text:p>
              </table:table-cell>
            </table:table-row>
            <table:table-row>
              <table:table-cell office:value-type="float" office:value="9.32999999999985">
                <text:p>9.32999999999985</text:p>
              </table:table-cell>
              <table:table-cell office:value-type="float" office:value="16.5331757272213">
                <text:p>16.5331757272213</text:p>
              </table:table-cell>
              <table:table-cell office:value-type="float" office:value="19.9275717329092">
                <text:p>19.9275717329092</text:p>
              </table:table-cell>
              <table:table-cell office:value-type="float" office:value="35.1107013641489">
                <text:p>35.1107013641489</text:p>
              </table:table-cell>
            </table:table-row>
            <table:table-row>
              <table:table-cell office:value-type="float" office:value="9.33999999999985">
                <text:p>9.33999999999985</text:p>
              </table:table-cell>
              <table:table-cell office:value-type="float" office:value="16.8726153277901">
                <text:p>16.8726153277901</text:p>
              </table:table-cell>
              <table:table-cell office:value-type="float" office:value="18.5526712636074">
                <text:p>18.5526712636074</text:p>
              </table:table-cell>
              <table:table-cell office:value-type="float" office:value="37.4690764472082">
                <text:p>37.4690764472082</text:p>
              </table:table-cell>
            </table:table-row>
            <table:table-row>
              <table:table-cell office:value-type="float" office:value="9.34999999999985">
                <text:p>9.34999999999985</text:p>
              </table:table-cell>
              <table:table-cell office:value-type="float" office:value="17.0406209213718">
                <text:p>17.0406209213718</text:p>
              </table:table-cell>
              <table:table-cell office:value-type="float" office:value="16.7694637069395">
                <text:p>16.7694637069395</text:p>
              </table:table-cell>
              <table:table-cell office:value-type="float" office:value="39.6002219306206">
                <text:p>39.6002219306206</text:p>
              </table:table-cell>
            </table:table-row>
            <table:table-row>
              <table:table-cell office:value-type="float" office:value="9.35999999999985">
                <text:p>9.35999999999985</text:p>
              </table:table-cell>
              <table:table-cell office:value-type="float" office:value="17.0135051999286">
                <text:p>17.0135051999286</text:p>
              </table:table-cell>
              <table:table-cell office:value-type="float" office:value="14.6250192246352">
                <text:p>14.6250192246352</text:p>
              </table:table-cell>
              <table:table-cell office:value-type="float" office:value="41.4018367533173">
                <text:p>41.4018367533173</text:p>
              </table:table-cell>
            </table:table-row>
            <table:table-row>
              <table:table-cell office:value-type="float" office:value="9.36999999999985">
                <text:p>9.36999999999985</text:p>
              </table:table-cell>
              <table:table-cell office:value-type="float" office:value="16.7746566023992">
                <text:p>16.7746566023992</text:p>
              </table:table-cell>
              <table:table-cell office:value-type="float" office:value="12.1986468394773">
                <text:p>12.1986468394773</text:p>
              </table:table-cell>
              <table:table-cell office:value-type="float" office:value="42.7860161795027">
                <text:p>42.7860161795027</text:p>
              </table:table-cell>
            </table:table-row>
            <table:table-row>
              <table:table-cell office:value-type="float" office:value="9.37999999999984">
                <text:p>9.37999999999984</text:p>
              </table:table-cell>
              <table:table-cell office:value-type="float" office:value="16.317055626107">
                <text:p>16.317055626107</text:p>
              </table:table-cell>
              <table:table-cell office:value-type="float" office:value="9.59635693179577">
                <text:p>9.59635693179577</text:p>
              </table:table-cell>
              <table:table-cell office:value-type="float" office:value="43.691336865511">
                <text:p>43.691336865511</text:p>
              </table:table-cell>
            </table:table-row>
            <table:table-row>
              <table:table-cell office:value-type="float" office:value="9.38999999999984">
                <text:p>9.38999999999984</text:p>
              </table:table-cell>
              <table:table-cell office:value-type="float" office:value="15.6449857566759">
                <text:p>15.6449857566759</text:p>
              </table:table-cell>
              <table:table-cell office:value-type="float" office:value="6.94002919765253">
                <text:p>6.94002919765253</text:p>
              </table:table-cell>
              <table:table-cell office:value-type="float" office:value="44.0920774477383">
                <text:p>44.0920774477383</text:p>
              </table:table-cell>
            </table:table-row>
            <table:table-row>
              <table:table-cell office:value-type="float" office:value="9.39999999999984">
                <text:p>9.39999999999984</text:p>
              </table:table-cell>
              <table:table-cell office:value-type="float" office:value="14.7744901007736">
                <text:p>14.7744901007736</text:p>
              </table:table-cell>
              <table:table-cell office:value-type="float" office:value="4.35302568102409">
                <text:p>4.35302568102409</text:p>
              </table:table-cell>
              <table:table-cell office:value-type="float" office:value="44.0020552952805">
                <text:p>44.0020552952805</text:p>
              </table:table-cell>
            </table:table-row>
            <table:table-row>
              <table:table-cell office:value-type="float" office:value="9.40999999999984">
                <text:p>9.40999999999984</text:p>
              </table:table-cell>
              <table:table-cell office:value-type="float" office:value="13.7323436587986">
                <text:p>13.7323436587986</text:p>
              </table:table-cell>
              <table:table-cell office:value-type="float" office:value="1.94527334869232">
                <text:p>1.94527334869232</text:p>
              </table:table-cell>
              <table:table-cell office:value-type="float" office:value="43.4718045024001">
                <text:p>43.4718045024001</text:p>
              </table:table-cell>
            </table:table-row>
            <table:table-row>
              <table:table-cell office:value-type="float" office:value="9.41999999999984">
                <text:p>9.41999999999984</text:p>
              </table:table-cell>
              <table:table-cell office:value-type="float" office:value="12.553636627788">
                <text:p>12.553636627788</text:p>
              </table:table-cell>
              <table:table-cell office:value-type="float" office:value="-0.198820749281664">
                <text:p>-0.198820749281664</text:p>
              </table:table-cell>
              <table:table-cell office:value-type="float" office:value="42.5796880036815">
                <text:p>42.5796880036815</text:p>
              </table:table-cell>
            </table:table-row>
            <table:table-row>
              <table:table-cell office:value-type="float" office:value="9.42999999999984">
                <text:p>9.42999999999984</text:p>
              </table:table-cell>
              <table:table-cell office:value-type="float" office:value="11.278390890081">
                <text:p>11.278390890081</text:p>
              </table:table-cell>
              <table:table-cell office:value-type="float" office:value="-2.02711359523622">
                <text:p>-2.02711359523622</text:p>
              </table:table-cell>
              <table:table-cell office:value-type="float" office:value="41.4192704225112">
                <text:p>41.4192704225112</text:p>
              </table:table-cell>
            </table:table-row>
            <table:table-row>
              <table:table-cell office:value-type="float" office:value="9.43999999999984">
                <text:p>9.43999999999984</text:p>
              </table:table-cell>
              <table:table-cell office:value-type="float" office:value="9.94784044154931">
                <text:p>9.94784044154931</text:p>
              </table:table-cell>
              <table:table-cell office:value-type="float" office:value="-3.5203202321317">
                <text:p>-3.5203202321317</text:p>
              </table:table-cell>
              <table:table-cell office:value-type="float" office:value="40.0861307495209">
                <text:p>40.0861307495209</text:p>
              </table:table-cell>
            </table:table-row>
            <table:table-row>
              <table:table-cell office:value-type="float" office:value="9.44999999999984">
                <text:p>9.44999999999984</text:p>
              </table:table-cell>
              <table:table-cell office:value-type="float" office:value="8.60102437418121">
                <text:p>8.60102437418121</text:p>
              </table:table-cell>
              <table:table-cell office:value-type="float" office:value="-4.68742603232975">
                <text:p>-4.68742603232975</text:p>
              </table:table-cell>
              <table:table-cell office:value-type="float" office:value="38.6669714231429">
                <text:p>38.6669714231429</text:p>
              </table:table-cell>
            </table:table-row>
            <table:table-row>
              <table:table-cell office:value-type="float" office:value="9.45999999999984">
                <text:p>9.45999999999984</text:p>
              </table:table-cell>
              <table:table-cell office:value-type="float" office:value="7.27217933353011">
                <text:p>7.27217933353011</text:p>
              </table:table-cell>
              <table:table-cell office:value-type="float" office:value="-5.55802058409792">
                <text:p>-5.55802058409792</text:p>
              </table:table-cell>
              <table:table-cell office:value-type="float" office:value="37.2326855296301">
                <text:p>37.2326855296301</text:p>
              </table:table-cell>
            </table:table-row>
            <table:table-row>
              <table:table-cell office:value-type="float" office:value="9.46999999999984">
                <text:p>9.46999999999984</text:p>
              </table:table-cell>
              <table:table-cell office:value-type="float" office:value="5.98915934176731">
                <text:p>5.98915934176731</text:p>
              </table:table-cell>
              <table:table-cell office:value-type="float" office:value="-6.17385782727252">
                <text:p>-6.17385782727252</text:p>
              </table:table-cell>
              <table:table-cell office:value-type="float" office:value="35.8356246912365">
                <text:p>35.8356246912365</text:p>
              </table:table-cell>
            </table:table-row>
            <table:table-row>
              <table:table-cell office:value-type="float" office:value="9.47999999999984">
                <text:p>9.47999999999984</text:p>
              </table:table-cell>
              <table:table-cell office:value-type="float" office:value="4.77285762486332">
                <text:p>4.77285762486332</text:p>
              </table:table-cell>
              <table:table-cell office:value-type="float" office:value="-6.58140729718081">
                <text:p>-6.58140729718081</text:p>
              </table:table-cell>
              <table:table-cell office:value-type="float" office:value="34.510245849994">
                <text:p>34.510245849994</text:p>
              </table:table-cell>
            </table:table-row>
            <table:table-row>
              <table:table-cell office:value-type="float" office:value="9.48999999999984">
                <text:p>9.48999999999984</text:p>
              </table:table-cell>
              <table:table-cell office:value-type="float" office:value="3.63743113265891">
                <text:p>3.63743113265891</text:p>
              </table:table-cell>
              <table:table-cell office:value-type="float" office:value="-6.82631798965779">
                <text:p>-6.82631798965779</text:p>
              </table:table-cell>
              <table:table-cell office:value-type="float" office:value="33.2758514273207">
                <text:p>33.2758514273207</text:p>
              </table:table-cell>
            </table:table-row>
            <table:table-row>
              <table:table-cell office:value-type="float" office:value="9.49999999999984">
                <text:p>9.49999999999984</text:p>
              </table:table-cell>
              <table:table-cell office:value-type="float" office:value="2.59105622042724">
                <text:p>2.59105622042724</text:p>
              </table:table-cell>
              <table:table-cell office:value-type="float" office:value="-6.9499602720914">
                <text:p>-6.9499602720914</text:p>
              </table:table-cell>
              <table:table-cell office:value-type="float" office:value="32.1401927734887">
                <text:p>32.1401927734887</text:p>
              </table:table-cell>
            </table:table-row>
            <table:table-row>
              <table:table-cell office:value-type="float" office:value="9.50999999999984">
                <text:p>9.50999999999984</text:p>
              </table:table-cell>
              <table:table-cell office:value-type="float" office:value="1.63695457117538">
                <text:p>1.63695457117538</text:p>
              </table:table-cell>
              <table:table-cell office:value-type="float" office:value="-6.98773539176565">
                <text:p>-6.98773539176565</text:p>
              </table:table-cell>
              <table:table-cell office:value-type="float" office:value="31.1030435882484">
                <text:p>31.1030435882484</text:p>
              </table:table-cell>
            </table:table-row>
            <table:table-row>
              <table:table-cell office:value-type="float" office:value="9.51999999999984">
                <text:p>9.51999999999984</text:p>
              </table:table-cell>
              <table:table-cell office:value-type="float" office:value="0.774485574881274">
                <text:p>0.774485574881274</text:p>
              </table:table-cell>
              <table:table-cell office:value-type="float" office:value="-6.96865345171139">
                <text:p>-6.96865345171139</text:p>
              </table:table-cell>
              <table:table-cell office:value-type="float" office:value="30.1592430386446">
                <text:p>30.1592430386446</text:p>
              </table:table-cell>
            </table:table-row>
            <table:table-row>
              <table:table-cell office:value-type="float" office:value="9.52999999999984">
                <text:p>9.52999999999984</text:p>
              </table:table-cell>
              <table:table-cell office:value-type="float" office:value="0.000171672222007757">
                <text:p>0.000171672222007757</text:p>
              </table:table-cell>
              <table:table-cell office:value-type="float" office:value="-6.9156899430552">
                <text:p>-6.9156899430552</text:p>
              </table:table-cell>
              <table:table-cell office:value-type="float" office:value="29.3010253418671">
                <text:p>29.3010253418671</text:p>
              </table:table-cell>
            </table:table-row>
            <table:table-row>
              <table:table-cell office:value-type="float" office:value="9.53999999999984">
                <text:p>9.53999999999984</text:p>
              </table:table-cell>
              <table:table-cell office:value-type="float" office:value="-0.691414489305713">
                <text:p>-0.691414489305713</text:p>
              </table:table-cell>
              <table:table-cell office:value-type="float" office:value="-6.84653527712376">
                <text:p>-6.84653527712376</text:p>
              </table:table-cell>
              <table:table-cell office:value-type="float" office:value="28.5196527937654">
                <text:p>28.5196527937654</text:p>
              </table:table-cell>
            </table:table-row>
            <table:table-row>
              <table:table-cell office:value-type="float" office:value="9.54999999999984">
                <text:p>9.54999999999984</text:p>
              </table:table-cell>
              <table:table-cell office:value-type="float" office:value="-1.30692656808752">
                <text:p>-1.30692656808752</text:p>
              </table:table-cell>
              <table:table-cell office:value-type="float" office:value="-6.77447696964235">
                <text:p>-6.77447696964235</text:p>
              </table:table-cell>
              <table:table-cell office:value-type="float" office:value="27.8064666561865">
                <text:p>27.8064666561865</text:p>
              </table:table-cell>
            </table:table-row>
            <table:table-row>
              <table:table-cell office:value-type="float" office:value="9.55999999999984">
                <text:p>9.55999999999984</text:p>
              </table:table-cell>
              <table:table-cell office:value-type="float" office:value="-1.853681608243">
                <text:p>-1.853681608243</text:p>
              </table:table-cell>
              <table:table-cell office:value-type="float" office:value="-6.70926153863433">
                <text:p>-6.70926153863433</text:p>
              </table:table-cell>
              <table:table-cell office:value-type="float" office:value="27.1534983180534">
                <text:p>27.1534983180534</text:p>
              </table:table-cell>
            </table:table-row>
            <table:table-row>
              <table:table-cell office:value-type="float" office:value="9.56999999999984">
                <text:p>9.56999999999984</text:p>
              </table:table-cell>
              <table:table-cell office:value-type="float" office:value="-2.33923960128213">
                <text:p>-2.33923960128213</text:p>
              </table:table-cell>
              <table:table-cell office:value-type="float" office:value="-6.6578603692397">
                <text:p>-6.6578603692397</text:p>
              </table:table-cell>
              <table:table-cell office:value-type="float" office:value="26.5537733767625">
                <text:p>26.5537733767625</text:p>
              </table:table-cell>
            </table:table-row>
            <table:table-row>
              <table:table-cell office:value-type="float" office:value="9.57999999999984">
                <text:p>9.57999999999984</text:p>
              </table:table-cell>
              <table:table-cell office:value-type="float" office:value="-2.77110167807789">
                <text:p>-2.77110167807789</text:p>
              </table:table-cell>
              <table:table-cell office:value-type="float" office:value="-6.62511247144236">
                <text:p>-6.62511247144236</text:p>
              </table:table-cell>
              <table:table-cell office:value-type="float" office:value="26.0014160597375">
                <text:p>26.0014160597375</text:p>
              </table:table-cell>
            </table:table-row>
            <table:table-row>
              <table:table-cell office:value-type="float" office:value="9.58999999999984">
                <text:p>9.58999999999984</text:p>
              </table:table-cell>
              <table:table-cell office:value-type="float" office:value="-3.15650275741434">
                <text:p>-3.15650275741434</text:p>
              </table:table-cell>
              <table:table-cell office:value-type="float" office:value="-6.61424413983435">
                <text:p>-6.61424413983435</text:p>
              </table:table-cell>
              <table:table-cell office:value-type="float" office:value="25.4916335676819">
                <text:p>25.4916335676819</text:p>
              </table:table-cell>
            </table:table-row>
            <table:table-row>
              <table:table-cell office:value-type="float" office:value="9.59999999999984">
                <text:p>9.59999999999984</text:p>
              </table:table-cell>
              <table:table-cell office:value-type="float" office:value="-3.50227689565634">
                <text:p>-3.50227689565634</text:p>
              </table:table-cell>
              <table:table-cell office:value-type="float" office:value="-6.62727835403818">
                <text:p>-6.62727835403818</text:p>
              </table:table-cell>
              <table:table-cell office:value-type="float" office:value="25.0206354711997">
                <text:p>25.0206354711997</text:p>
              </table:table-cell>
            </table:table-row>
            <table:table-row>
              <table:table-cell office:value-type="float" office:value="9.60999999999984">
                <text:p>9.60999999999984</text:p>
              </table:table-cell>
              <table:table-cell office:value-type="float" office:value="-3.81477704149452">
                <text:p>-3.81477704149452</text:p>
              </table:table-cell>
              <table:table-cell office:value-type="float" office:value="-6.66535116602735">
                <text:p>-6.66535116602735</text:p>
              </table:table-cell>
              <table:table-cell office:value-type="float" office:value="24.5855241639053">
                <text:p>24.5855241639053</text:p>
              </table:table-cell>
            </table:table-row>
            <table:table-row>
              <table:table-cell office:value-type="float" office:value="9.61999999999984">
                <text:p>9.61999999999984</text:p>
              </table:table-cell>
              <table:table-cell office:value-type="float" office:value="-4.09983445394781">
                <text:p>-4.09983445394781</text:p>
              </table:table-cell>
              <table:table-cell office:value-type="float" office:value="-6.7289522946498">
                <text:p>-6.7289522946498</text:p>
              </table:table-cell>
              <table:table-cell office:value-type="float" office:value="24.1841784722178">
                <text:p>24.1841784722178</text:p>
              </table:table-cell>
            </table:table-row>
            <table:table-row>
              <table:table-cell office:value-type="float" office:value="9.62999999999984">
                <text:p>9.62999999999984</text:p>
              </table:table-cell>
              <table:table-cell office:value-type="float" office:value="-4.36274623801801">
                <text:p>-4.36274623801801</text:p>
              </table:table-cell>
              <table:table-cell office:value-type="float" office:value="-6.81810513740047">
                <text:p>-6.81810513740047</text:p>
              </table:table-cell>
              <table:table-cell office:value-type="float" office:value="23.8151429508578">
                <text:p>23.8151429508578</text:p>
              </table:table-cell>
            </table:table-row>
            <table:table-row>
              <table:table-cell office:value-type="float" office:value="9.63999999999984">
                <text:p>9.63999999999984</text:p>
              </table:table-cell>
              <table:table-cell office:value-type="float" office:value="-4.60828212795625">
                <text:p>-4.60828212795625</text:p>
              </table:table-cell>
              <table:table-cell office:value-type="float" office:value="-6.93249877950435">
                <text:p>-6.93249877950435</text:p>
              </table:table-cell>
              <table:table-cell office:value-type="float" office:value="23.4775290975543">
                <text:p>23.4775290975543</text:p>
              </table:table-cell>
            </table:table-row>
            <table:table-row>
              <table:table-cell office:value-type="float" office:value="9.64999999999984">
                <text:p>9.64999999999984</text:p>
              </table:table-cell>
              <table:table-cell office:value-type="float" office:value="-4.84070379311106">
                <text:p>-4.84070379311106</text:p>
              </table:table-cell>
              <table:table-cell office:value-type="float" office:value="-7.07158201004873">
                <text:p>-7.07158201004873</text:p>
              </table:table-cell>
              <table:table-cell office:value-type="float" office:value="23.1709307572295">
                <text:p>23.1709307572295</text:p>
              </table:table-cell>
            </table:table-row>
            <table:table-row>
              <table:table-cell office:value-type="float" office:value="9.65999999999984">
                <text:p>9.65999999999984</text:p>
              </table:table-cell>
              <table:table-cell office:value-type="float" office:value="-5.06379161480483">
                <text:p>-5.06379161480483</text:p>
              </table:table-cell>
              <table:table-cell office:value-type="float" office:value="-7.234627127955">
                <text:p>-7.234627127955</text:p>
              </table:table-cell>
              <table:table-cell office:value-type="float" office:value="22.8953536089634">
                <text:p>22.8953536089634</text:p>
              </table:table-cell>
            </table:table-row>
            <table:table-row>
              <table:table-cell office:value-type="float" office:value="9.66999999999984">
                <text:p>9.66999999999984</text:p>
              </table:table-cell>
              <table:table-cell office:value-type="float" office:value="-5.28087516611985">
                <text:p>-5.28087516611985</text:p>
              </table:table-cell>
              <table:table-cell office:value-type="float" office:value="-7.42076951259019">
                <text:p>-7.42076951259019</text:p>
              </table:table-cell>
              <table:table-cell office:value-type="float" office:value="22.6511572879255">
                <text:p>22.6511572879255</text:p>
              </table:table-cell>
            </table:table-row>
            <table:table-row>
              <table:table-cell office:value-type="float" office:value="9.67999999999984">
                <text:p>9.67999999999984</text:p>
              </table:table-cell>
              <table:table-cell office:value-type="float" office:value="-5.49486460076688">
                <text:p>-5.49486460076688</text:p>
              </table:table-cell>
              <table:table-cell office:value-type="float" office:value="-7.62902752392104">
                <text:p>-7.62902752392104</text:p>
              </table:table-cell>
              <table:table-cell office:value-type="float" office:value="22.4390080012396">
                <text:p>22.4390080012396</text:p>
              </table:table-cell>
            </table:table-row>
            <table:table-row>
              <table:table-cell office:value-type="float" office:value="9.68999999999984">
                <text:p>9.68999999999984</text:p>
              </table:table-cell>
              <table:table-cell office:value-type="float" office:value="-5.7082808930823">
                <text:p>-5.7082808930823</text:p>
              </table:table-cell>
              <table:table-cell office:value-type="float" office:value="-7.8583062294732">
                <text:p>-7.8583062294732</text:p>
              </table:table-cell>
              <table:table-cell office:value-type="float" office:value="22.2598391873345">
                <text:p>22.2598391873345</text:p>
              </table:table-cell>
            </table:table-row>
            <table:table-row>
              <table:table-cell office:value-type="float" office:value="9.69999999999984">
                <text:p>9.69999999999984</text:p>
              </table:table-cell>
              <table:table-cell office:value-type="float" office:value="-5.92328342672139">
                <text:p>-5.92328342672139</text:p>
              </table:table-cell>
              <table:table-cell office:value-type="float" office:value="-8.10738767008005">
                <text:p>-8.10738767008005</text:p>
              </table:table-cell>
              <table:table-cell office:value-type="float" office:value="22.1148176686892">
                <text:p>22.1148176686892</text:p>
              </table:table-cell>
            </table:table-row>
            <table:table-row>
              <table:table-cell office:value-type="float" office:value="9.70999999999984">
                <text:p>9.70999999999984</text:p>
              </table:table-cell>
              <table:table-cell office:value-type="float" office:value="-6.14169385105725">
                <text:p>-6.14169385105725</text:p>
              </table:table-cell>
              <table:table-cell office:value-type="float" office:value="-8.37490982304212">
                <text:p>-8.37490982304212</text:p>
              </table:table-cell>
              <table:table-cell office:value-type="float" office:value="22.0053127477261">
                <text:p>22.0053127477261</text:p>
              </table:table-cell>
            </table:table-row>
            <table:table-row>
              <table:table-cell office:value-type="float" office:value="9.71999999999984">
                <text:p>9.71999999999984</text:p>
              </table:table-cell>
              <table:table-cell office:value-type="float" office:value="-6.36501544825574">
                <text:p>-6.36501544825574</text:p>
              </table:table-cell>
              <table:table-cell office:value-type="float" office:value="-8.65933606317472">
                <text:p>-8.65933606317472</text:p>
              </table:table-cell>
              <table:table-cell office:value-type="float" office:value="21.9328657294201">
                <text:p>21.9328657294201</text:p>
              </table:table-cell>
            </table:table-row>
            <table:table-row>
              <table:table-cell office:value-type="float" office:value="9.72999999999984">
                <text:p>9.72999999999984</text:p>
              </table:table-cell>
              <table:table-cell office:value-type="float" office:value="-6.59444750974764">
                <text:p>-6.59444750974764</text:p>
              </table:table-cell>
              <table:table-cell office:value-type="float" office:value="-8.9589167361318">
                <text:p>-8.9589167361318</text:p>
              </table:table-cell>
              <table:table-cell office:value-type="float" office:value="21.8991573881063">
                <text:p>21.8991573881063</text:p>
              </table:table-cell>
            </table:table-row>
            <table:table-row>
              <table:table-cell office:value-type="float" office:value="9.73999999999984">
                <text:p>9.73999999999984</text:p>
              </table:table-cell>
              <table:table-cell office:value-type="float" office:value="-6.83089443238605">
                <text:p>-6.83089443238605</text:p>
              </table:table-cell>
              <table:table-cell office:value-type="float" office:value="-9.27164443246413">
                <text:p>-9.27164443246413</text:p>
              </table:table-cell>
              <table:table-cell office:value-type="float" office:value="21.905970919363">
                <text:p>21.905970919363</text:p>
              </table:table-cell>
            </table:table-row>
            <table:table-row>
              <table:table-cell office:value-type="float" office:value="9.74999999999984">
                <text:p>9.74999999999984</text:p>
              </table:table-cell>
              <table:table-cell office:value-type="float" office:value="-7.07496943239386">
                <text:p>-7.07496943239386</text:p>
              </table:table-cell>
              <table:table-cell office:value-type="float" office:value="-9.59520468131671">
                <text:p>-9.59520468131671</text:p>
              </table:table-cell>
              <table:table-cell office:value-type="float" office:value="21.9551479381745">
                <text:p>21.9551479381745</text:p>
              </table:table-cell>
            </table:table-row>
            <table:table-row>
              <table:table-cell office:value-type="float" office:value="9.75999999999984">
                <text:p>9.75999999999984</text:p>
              </table:table-cell>
              <table:table-cell office:value-type="float" office:value="-7.32699295728615">
                <text:p>-7.32699295728615</text:p>
              </table:table-cell>
              <table:table-cell office:value-type="float" office:value="-9.92692407011112">
                <text:p>-9.92692407011112</text:p>
              </table:table-cell>
              <table:table-cell office:value-type="float" office:value="22.0485351246686">
                <text:p>22.0485351246686</text:p>
              </table:table-cell>
            </table:table-row>
            <table:table-row>
              <table:table-cell office:value-type="float" office:value="9.76999999999984">
                <text:p>9.76999999999984</text:p>
              </table:table-cell>
              <table:table-cell office:value-type="float" office:value="-7.58698606856864">
                <text:p>-7.58698606856864</text:p>
              </table:table-cell>
              <table:table-cell office:value-type="float" office:value="-10.2637182416809">
                <text:p>-10.2637182416809</text:p>
              </table:table-cell>
              <table:table-cell office:value-type="float" office:value="22.187919215503">
                <text:p>22.187919215503</text:p>
              </table:table-cell>
            </table:table-row>
            <table:table-row>
              <table:table-cell office:value-type="float" office:value="9.77999999999984">
                <text:p>9.77999999999984</text:p>
              </table:table-cell>
              <table:table-cell office:value-type="float" office:value="-7.85465928587987">
                <text:p>-7.85465928587987</text:p>
              </table:table-cell>
              <table:table-cell office:value-type="float" office:value="-10.6020428186778">
                <text:p>-10.6020428186778</text:p>
              </table:table-cell>
              <table:table-cell office:value-type="float" office:value="22.3749482428697">
                <text:p>22.3749482428697</text:p>
              </table:table-cell>
            </table:table-row>
            <table:table-row>
              <table:table-cell office:value-type="float" office:value="9.78999999999984">
                <text:p>9.78999999999984</text:p>
              </table:table-cell>
              <table:table-cell office:value-type="float" office:value="-8.12939763915967">
                <text:p>-8.12939763915967</text:p>
              </table:table-cell>
              <table:table-cell office:value-type="float" office:value="-10.937851040668">
                <text:p>-10.937851040668</text:p>
              </table:table-cell>
              <table:table-cell office:value-type="float" office:value="22.6110372971434">
                <text:p>22.6110372971434</text:p>
              </table:table-cell>
            </table:table-row>
            <table:table-row>
              <table:table-cell office:value-type="float" office:value="9.79999999999984">
                <text:p>9.79999999999984</text:p>
              </table:table-cell>
              <table:table-cell office:value-type="float" office:value="-8.41024297931051">
                <text:p>-8.41024297931051</text:p>
              </table:table-cell>
              <table:table-cell office:value-type="float" office:value="-11.2665627370026">
                <text:p>-11.2665627370026</text:p>
              </table:table-cell>
              <table:table-cell office:value-type="float" office:value="22.8972577068278">
                <text:p>22.8972577068278</text:p>
              </table:table-cell>
            </table:table-row>
            <table:table-row>
              <table:table-cell office:value-type="float" office:value="9.80999999999984">
                <text:p>9.80999999999984</text:p>
              </table:table-cell>
              <table:table-cell office:value-type="float" office:value="-8.69587495507971">
                <text:p>-8.69587495507971</text:p>
              </table:table-cell>
              <table:table-cell office:value-type="float" office:value="-11.5830501350964">
                <text:p>-11.5830501350964</text:p>
              </table:table-cell>
              <table:table-cell office:value-type="float" office:value="23.2342094695774">
                <text:p>23.2342094695774</text:p>
              </table:table-cell>
            </table:table-row>
            <table:table-row>
              <table:table-cell office:value-type="float" office:value="9.81999999999984">
                <text:p>9.81999999999984</text:p>
              </table:table-cell>
              <table:table-cell office:value-type="float" office:value="-8.98459247308138">
                <text:p>-8.98459247308138</text:p>
              </table:table-cell>
              <table:table-cell office:value-type="float" office:value="-11.881646818892">
                <text:p>-11.881646818892</text:p>
              </table:table-cell>
              <table:table-cell office:value-type="float" office:value="23.6218781061209">
                <text:p>23.6218781061209</text:p>
              </table:table-cell>
            </table:table-row>
            <table:table-row>
              <table:table-cell office:value-type="float" office:value="9.82999999999984">
                <text:p>9.82999999999984</text:p>
              </table:table-cell>
              <table:table-cell office:value-type="float" office:value="-9.27429790766244">
                <text:p>-9.27429790766244</text:p>
              </table:table-cell>
              <table:table-cell office:value-type="float" office:value="-12.1561867608429">
                <text:p>-12.1561867608429</text:p>
              </table:table-cell>
              <table:table-cell office:value-type="float" office:value="24.0594789023926">
                <text:p>24.0594789023926</text:p>
              </table:table-cell>
            </table:table-row>
            <table:table-row>
              <table:table-cell office:value-type="float" office:value="9.83999999999983">
                <text:p>9.83999999999983</text:p>
              </table:table-cell>
              <table:table-cell office:value-type="float" office:value="-9.56248679298048">
                <text:p>-9.56248679298048</text:p>
              </table:table-cell>
              <table:table-cell office:value-type="float" office:value="-12.4000805589408">
                <text:p>-12.4000805589408</text:p>
              </table:table-cell>
              <table:table-cell office:value-type="float" office:value="24.5452937727412">
                <text:p>24.5452937727412</text:p>
              </table:table-cell>
            </table:table-row>
            <table:table-row>
              <table:table-cell office:value-type="float" office:value="9.84999999999983">
                <text:p>9.84999999999983</text:p>
              </table:table-cell>
              <table:table-cell office:value-type="float" office:value="-9.84624616957652">
                <text:p>-9.84624616957652</text:p>
              </table:table-cell>
              <table:table-cell office:value-type="float" office:value="-12.6064355800693">
                <text:p>-12.6064355800693</text:p>
              </table:table-cell>
              <table:table-cell office:value-type="float" office:value="25.0765086712357">
                <text:p>25.0765086712357</text:p>
              </table:table-cell>
            </table:table-row>
            <table:table-row>
              <table:table-cell office:value-type="float" office:value="9.85999999999983">
                <text:p>9.85999999999983</text:p>
              </table:table-cell>
              <table:table-cell office:value-type="float" office:value="-10.1222651106258">
                <text:p>-10.1222651106258</text:p>
              </table:table-cell>
              <table:table-cell office:value-type="float" office:value="-12.768225377245">
                <text:p>-12.768225377245</text:p>
              </table:table-cell>
              <table:table-cell office:value-type="float" office:value="25.6490624537588">
                <text:p>25.6490624537588</text:p>
              </table:table-cell>
            </table:table-row>
            <table:table-row>
              <table:table-cell office:value-type="float" office:value="9.86999999999983">
                <text:p>9.86999999999983</text:p>
              </table:table-cell>
              <table:table-cell office:value-type="float" office:value="-10.3868611372877">
                <text:p>-10.3868611372877</text:p>
              </table:table-cell>
              <table:table-cell office:value-type="float" office:value="-12.8785112544883">
                <text:p>-12.8785112544883</text:p>
              </table:table-cell>
              <table:table-cell office:value-type="float" office:value="26.2575210775989">
                <text:p>26.2575210775989</text:p>
              </table:table-cell>
            </table:table-row>
            <table:table-row>
              <table:table-cell office:value-type="float" office:value="9.87999999999983">
                <text:p>9.87999999999983</text:p>
              </table:table-cell>
              <table:table-cell office:value-type="float" office:value="-10.6360261490078">
                <text:p>-10.6360261490078</text:p>
              </table:table-cell>
              <table:table-cell office:value-type="float" office:value="-12.9307150079597">
                <text:p>-12.9307150079597</text:p>
              </table:table-cell>
              <table:table-cell office:value-type="float" office:value="26.8949935960832">
                <text:p>26.8949935960832</text:p>
              </table:table-cell>
            </table:table-row>
            <table:table-row>
              <table:table-cell office:value-type="float" office:value="9.88999999999983">
                <text:p>9.88999999999983</text:p>
              </table:table-cell>
              <table:table-cell office:value-type="float" office:value="-10.865495034903">
                <text:p>-10.865495034903</text:p>
              </table:table-cell>
              <table:table-cell office:value-type="float" office:value="-12.9189366279489">
                <text:p>-12.9189366279489</text:p>
              </table:table-cell>
              <table:table-cell office:value-type="float" office:value="27.5531079963546">
                <text:p>27.5531079963546</text:p>
              </table:table-cell>
            </table:table-row>
            <table:table-row>
              <table:table-cell office:value-type="float" office:value="9.89999999999983">
                <text:p>9.89999999999983</text:p>
              </table:table-cell>
              <table:table-cell office:value-type="float" office:value="-11.0708391942076">
                <text:p>-11.0708391942076</text:p>
              </table:table-cell>
              <table:table-cell office:value-type="float" office:value="-12.8383042901369">
                <text:p>-12.8383042901369</text:p>
              </table:table-cell>
              <table:table-cell office:value-type="float" office:value="28.2220648676572">
                <text:p>28.2220648676572</text:p>
              </table:table-cell>
            </table:table-row>
            <table:table-row>
              <table:table-cell office:value-type="float" office:value="9.90999999999983">
                <text:p>9.90999999999983</text:p>
              </table:table-cell>
              <table:table-cell office:value-type="float" office:value="-11.2475857038005">
                <text:p>-11.2475857038005</text:p>
              </table:table-cell>
              <table:table-cell office:value-type="float" office:value="-12.6853368028304">
                <text:p>-12.6853368028304</text:p>
              </table:table-cell>
              <table:table-cell office:value-type="float" office:value="28.8907844944105">
                <text:p>28.8907844944105</text:p>
              </table:table-cell>
            </table:table-row>
            <table:table-row>
              <table:table-cell office:value-type="float" office:value="9.91999999999983">
                <text:p>9.91999999999983</text:p>
              </table:table-cell>
              <table:table-cell office:value-type="float" office:value="-11.3913608137035">
                <text:p>-11.3913608137035</text:p>
              </table:table-cell>
              <table:table-cell office:value-type="float" office:value="-12.4582916853571">
                <text:p>-12.4582916853571</text:p>
              </table:table-cell>
              <table:table-cell office:value-type="float" office:value="29.5471577032736">
                <text:p>29.5471577032736</text:p>
              </table:table-cell>
            </table:table-row>
            <table:table-row>
              <table:table-cell office:value-type="float" office:value="9.92999999999983">
                <text:p>9.92999999999983</text:p>
              </table:table-cell>
              <table:table-cell office:value-type="float" office:value="-11.4980539008689">
                <text:p>-11.4980539008689</text:p>
              </table:table-cell>
              <table:table-cell office:value-type="float" office:value="-12.1574664521666">
                <text:p>-12.1574664521666</text:p>
              </table:table-cell>
              <table:table-cell office:value-type="float" office:value="30.1784024549556">
                <text:p>30.1784024549556</text:p>
              </table:table-cell>
            </table:table-row>
            <table:table-row>
              <table:table-cell office:value-type="float" office:value="9.93999999999983">
                <text:p>9.93999999999983</text:p>
              </table:table-cell>
              <table:table-cell office:value-type="float" office:value="-11.5639951559986">
                <text:p>-11.5639951559986</text:p>
              </table:table-cell>
              <table:table-cell office:value-type="float" office:value="-11.7854178991963">
                <text:p>-11.7854178991963</text:p>
              </table:table-cell>
              <table:table-cell office:value-type="float" office:value="30.771517101807">
                <text:p>30.771517101807</text:p>
              </table:table-cell>
            </table:table-row>
            <table:table-row>
              <table:table-cell office:value-type="float" office:value="9.94999999999983">
                <text:p>9.94999999999983</text:p>
              </table:table-cell>
              <table:table-cell office:value-type="float" office:value="-11.5861374303184">
                <text:p>-11.5861374303184</text:p>
              </table:table-cell>
              <table:table-cell office:value-type="float" office:value="-11.3470656168037">
                <text:p>-11.3470656168037</text:p>
              </table:table-cell>
              <table:table-cell office:value-type="float" office:value="31.3138084674027">
                <text:p>31.3138084674027</text:p>
              </table:table-cell>
            </table:table-row>
            <table:table-row>
              <table:table-cell office:value-type="float" office:value="9.95999999999983">
                <text:p>9.95999999999983</text:p>
              </table:table-cell>
              <table:table-cell office:value-type="float" office:value="-11.5622302489669">
                <text:p>-11.5622302489669</text:p>
              </table:table-cell>
              <table:table-cell office:value-type="float" office:value="-10.8496525574249">
                <text:p>-10.8496525574249</text:p>
              </table:table-cell>
              <table:table-cell office:value-type="float" office:value="31.7934601916099">
                <text:p>31.7934601916099</text:p>
              </table:table-cell>
            </table:table-row>
            <table:table-row>
              <table:table-cell office:value-type="float" office:value="9.96999999999983">
                <text:p>9.96999999999983</text:p>
              </table:table-cell>
              <table:table-cell office:value-type="float" office:value="-11.4909724798127">
                <text:p>-11.4909724798127</text:p>
              </table:table-cell>
              <table:table-cell office:value-type="float" office:value="-10.3025474300938">
                <text:p>-10.3025474300938</text:p>
              </table:table-cell>
              <table:table-cell office:value-type="float" office:value="32.2000963964027">
                <text:p>32.2000963964027</text:p>
              </table:table-cell>
            </table:table-row>
            <table:table-row>
              <table:table-cell office:value-type="float" office:value="9.97999999999983">
                <text:p>9.97999999999983</text:p>
              </table:table-cell>
              <table:table-cell office:value-type="float" office:value="-11.3721299748408">
                <text:p>-11.3721299748408</text:p>
              </table:table-cell>
              <table:table-cell office:value-type="float" office:value="-9.71689003475659">
                <text:p>-9.71689003475659</text:p>
              </table:table-cell>
              <table:table-cell office:value-type="float" office:value="32.525290049077">
                <text:p>32.525290049077</text:p>
              </table:table-cell>
            </table:table-row>
            <table:table-row>
              <table:table-cell office:value-type="float" office:value="9.98999999999983">
                <text:p>9.98999999999983</text:p>
              </table:table-cell>
              <table:table-cell office:value-type="float" office:value="-11.2066059808324">
                <text:p>-11.2066059808324</text:p>
              </table:table-cell>
              <table:table-cell office:value-type="float" office:value="-9.10509926828945">
                <text:p>-9.10509926828945</text:p>
              </table:table-cell>
              <table:table-cell office:value-type="float" office:value="32.7629663453665">
                <text:p>32.7629663453665</text:p>
              </table:table-cell>
            </table:table-row>
            <table:table-row>
              <table:table-cell office:value-type="float" office:value="9.99999999999983">
                <text:p>9.99999999999983</text:p>
              </table:table-cell>
              <table:table-cell office:value-type="float" office:value="-10.9964553095781">
                <text:p>-10.9964553095781</text:p>
              </table:table-cell>
              <table:table-cell office:value-type="float" office:value="-8.48028140428167">
                <text:p>-8.48028140428167</text:p>
              </table:table-cell>
              <table:table-cell office:value-type="float" office:value="32.9096598419843">
                <text:p>32.90965984198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